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63cm"/>
    </style:style>
    <style:style style:name="co3" style:family="table-column">
      <style:table-column-properties fo:break-before="auto" style:column-width="3.8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1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2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3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4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6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a przestawna_select_min_m100_1" table:style-name="ta1">
        <table:shapes>
          <draw:frame draw:z-index="0" draw:style-name="gr1" draw:text-style-name="P1" svg:width="26.237cm" svg:height="15.88cm" svg:x="23.898cm" svg:y="0.602cm">
            <draw:object draw:notify-on-update-of-ranges="'Tabela przestawna_select_min_m100_1'.A3:'Tabela przestawna_select_min_m100_1'.A102 'Tabela przestawna_select_min_m100_1'.B2:'Tabela przestawna_select_min_m100_1'.B2 'Tabela przestawna_select_min_m100_1'.B3:'Tabela przestawna_select_min_m100_1'.B102 'Tabela przestawna_select_min_m100_1'.F2:'Tabela przestawna_select_min_m100_1'.F2 'Tabela przestawna_select_min_m100_1'.F3:'Tabela przestawna_select_min_m100_1'.F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.847cm" svg:height="12.531cm" svg:x="23.976cm" svg:y="17.234cm">
            <draw:object draw:notify-on-update-of-ranges="'Tabela przestawna_select_min_m100_1'.A3:'Tabela przestawna_select_min_m100_1'.A102 'Tabela przestawna_select_min_m100_1'.C2:'Tabela przestawna_select_min_m100_1'.C2 'Tabela przestawna_select_min_m100_1'.C3:'Tabela przestawna_select_min_m100_1'.C102 'Tabela przestawna_select_min_m100_1'.G2:'Tabela przestawna_select_min_m100_1'.G2 'Tabela przestawna_select_min_m100_1'.G3:'Tabela przestawna_select_min_m100_1'.G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1"/>
        <table:table-column table:style-name="co2" table:default-cell-style-name="ce26"/>
        <table:table-column table:style-name="co3" table:default-cell-style-name="ce32"/>
        <table:table-column table:style-name="co1" table:default-cell-style-name="Default"/>
        <table:table-column table:style-name="co1" table:default-cell-style-name="ce4"/>
        <table:table-column table:style-name="co1" table:default-cell-style-name="ce9"/>
        <table:table-column table:style-name="co1" table:default-cell-style-name="ce15"/>
        <table:table-row table:style-name="ro1">
          <table:table-cell table:style-name="ce18"/>
          <table:table-cell table:style-name="ce23" office:value-type="string" calcext:value-type="string">
            <text:p>Dane</text:p>
          </table:table-cell>
          <table:table-cell table:style-name="ce29"/>
          <table:table-cell/>
          <table:table-cell table:style-name="Default" table:number-columns-repeated="3"/>
        </table:table-row>
        <table:table-row table:style-name="ro1">
          <table:table-cell table:style-name="ce19" office:value-type="string" calcext:value-type="string">
            <text:p>n</text:p>
          </table:table-cell>
          <table:table-cell table:style-name="ce24" office:value-type="string" calcext:value-type="string">
            <text:p>Średnia – przestawienia-select</text:p>
          </table:table-cell>
          <table:table-cell table:style-name="ce30" office:value-type="string" calcext:value-type="string">
            <text:p>Średnia – porównania-select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7" office:value-type="string" calcext:value-type="string">
            <text:p>Średnia – przestawienia-randomselect</text:p>
          </table:table-cell>
          <table:table-cell table:style-name="ce13" office:value-type="string" calcext:value-type="string">
            <text:p>Średnia – porównania-randomselect</text:p>
          </table:table-cell>
        </table:table-row>
        <table:table-row table:style-name="ro1">
          <table:table-cell table:style-name="ce20" office:value-type="float" office:value="100" calcext:value-type="float">
            <text:p>100</text:p>
          </table:table-cell>
          <table:table-cell table:style-name="ce25" office:value-type="float" office:value="561.28" calcext:value-type="float">
            <text:p>561,28</text:p>
          </table:table-cell>
          <table:table-cell table:style-name="ce31" office:value-type="float" office:value="594.06" calcext:value-type="float">
            <text:p>594,06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table:style-name="ce8" office:value-type="float" office:value="92.92" calcext:value-type="float">
            <text:p>92,92</text:p>
          </table:table-cell>
          <table:table-cell table:style-name="ce14" office:value-type="float" office:value="197.51" calcext:value-type="float">
            <text:p>197,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06.36" calcext:value-type="float">
            <text:p>1206,36</text:p>
          </table:table-cell>
          <table:table-cell office:value-type="float" office:value="1282.93" calcext:value-type="float">
            <text:p>1282,9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04.35" calcext:value-type="float">
            <text:p>204,35</text:p>
          </table:table-cell>
          <table:table-cell office:value-type="float" office:value="410.09" calcext:value-type="float">
            <text:p>410,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74.03" calcext:value-type="float">
            <text:p>1874,03</text:p>
          </table:table-cell>
          <table:table-cell office:value-type="float" office:value="1985.92" calcext:value-type="float">
            <text:p>1985,9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14.09" calcext:value-type="float">
            <text:p>314,09</text:p>
          </table:table-cell>
          <table:table-cell office:value-type="float" office:value="620.2" calcext:value-type="float">
            <text:p>620,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15.36" calcext:value-type="float">
            <text:p>2515,36</text:p>
          </table:table-cell>
          <table:table-cell office:value-type="float" office:value="2695.91" calcext:value-type="float">
            <text:p>2695,9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91.56" calcext:value-type="float">
            <text:p>391,56</text:p>
          </table:table-cell>
          <table:table-cell office:value-type="float" office:value="797.74" calcext:value-type="float">
            <text:p>797,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244.27" calcext:value-type="float">
            <text:p>3244,27</text:p>
          </table:table-cell>
          <table:table-cell office:value-type="float" office:value="3469.46" calcext:value-type="float">
            <text:p>3469,4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04.89" calcext:value-type="float">
            <text:p>504,89</text:p>
          </table:table-cell>
          <table:table-cell office:value-type="float" office:value="1011.41" calcext:value-type="float">
            <text:p>1011,4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929.77" calcext:value-type="float">
            <text:p>3929,77</text:p>
          </table:table-cell>
          <table:table-cell office:value-type="float" office:value="4226.22" calcext:value-type="float">
            <text:p>4226,2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79.01" calcext:value-type="float">
            <text:p>679,01</text:p>
          </table:table-cell>
          <table:table-cell office:value-type="float" office:value="1285.99" calcext:value-type="float">
            <text:p>1285,9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594.97" calcext:value-type="float">
            <text:p>4594,97</text:p>
          </table:table-cell>
          <table:table-cell office:value-type="float" office:value="4903.46" calcext:value-type="float">
            <text:p>4903,46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724.92" calcext:value-type="float">
            <text:p>724,92</text:p>
          </table:table-cell>
          <table:table-cell office:value-type="float" office:value="1431.94" calcext:value-type="float">
            <text:p>1431,9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276.19" calcext:value-type="float">
            <text:p>5276,19</text:p>
          </table:table-cell>
          <table:table-cell office:value-type="float" office:value="5632.98" calcext:value-type="float">
            <text:p>5632,98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792.85" calcext:value-type="float">
            <text:p>792,85</text:p>
          </table:table-cell>
          <table:table-cell office:value-type="float" office:value="1600.13" calcext:value-type="float">
            <text:p>1600,1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942.59" calcext:value-type="float">
            <text:p>5942,59</text:p>
          </table:table-cell>
          <table:table-cell office:value-type="float" office:value="6355.89" calcext:value-type="float">
            <text:p>6355,8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854.12" calcext:value-type="float">
            <text:p>854,12</text:p>
          </table:table-cell>
          <table:table-cell office:value-type="float" office:value="1761.3" calcext:value-type="float">
            <text:p>1761,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666.44" calcext:value-type="float">
            <text:p>6666,44</text:p>
          </table:table-cell>
          <table:table-cell office:value-type="float" office:value="7089.24" calcext:value-type="float">
            <text:p>7089,2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68.99" calcext:value-type="float">
            <text:p>1068,99</text:p>
          </table:table-cell>
          <table:table-cell office:value-type="float" office:value="2076.17" calcext:value-type="float">
            <text:p>2076,1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344.31" calcext:value-type="float">
            <text:p>7344,31</text:p>
          </table:table-cell>
          <table:table-cell office:value-type="float" office:value="7797.61" calcext:value-type="float">
            <text:p>7797,61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17.85" calcext:value-type="float">
            <text:p>1017,85</text:p>
          </table:table-cell>
          <table:table-cell office:value-type="float" office:value="2125.15" calcext:value-type="float">
            <text:p>2125,1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040.87" calcext:value-type="float">
            <text:p>8040,87</text:p>
          </table:table-cell>
          <table:table-cell office:value-type="float" office:value="8575.1" calcext:value-type="float">
            <text:p>8575,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310.56" calcext:value-type="float">
            <text:p>1310,56</text:p>
          </table:table-cell>
          <table:table-cell office:value-type="float" office:value="2518.3" calcext:value-type="float">
            <text:p>2518,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775.85" calcext:value-type="float">
            <text:p>8775,85</text:p>
          </table:table-cell>
          <table:table-cell office:value-type="float" office:value="9376.27" calcext:value-type="float">
            <text:p>9376,27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334.9" calcext:value-type="float">
            <text:p>1334,9</text:p>
          </table:table-cell>
          <table:table-cell office:value-type="float" office:value="2642.45" calcext:value-type="float">
            <text:p>2642,4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373.34" calcext:value-type="float">
            <text:p>9373,34</text:p>
          </table:table-cell>
          <table:table-cell office:value-type="float" office:value="10019.18" calcext:value-type="float">
            <text:p>10019,18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406.9" calcext:value-type="float">
            <text:p>1406,9</text:p>
          </table:table-cell>
          <table:table-cell office:value-type="float" office:value="2814.7" calcext:value-type="float">
            <text:p>2814,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130.21" calcext:value-type="float">
            <text:p>10130,21</text:p>
          </table:table-cell>
          <table:table-cell office:value-type="float" office:value="10777.41" calcext:value-type="float">
            <text:p>10777,4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440.67" calcext:value-type="float">
            <text:p>1440,67</text:p>
          </table:table-cell>
          <table:table-cell office:value-type="float" office:value="2948.12" calcext:value-type="float">
            <text:p>2948,1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786.89" calcext:value-type="float">
            <text:p>10786,89</text:p>
          </table:table-cell>
          <table:table-cell office:value-type="float" office:value="11509.03" calcext:value-type="float">
            <text:p>11509,03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721.87" calcext:value-type="float">
            <text:p>1721,87</text:p>
          </table:table-cell>
          <table:table-cell office:value-type="float" office:value="3329.52" calcext:value-type="float">
            <text:p>3329,5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1585.64" calcext:value-type="float">
            <text:p>11585,64</text:p>
          </table:table-cell>
          <table:table-cell office:value-type="float" office:value="12378.07" calcext:value-type="float">
            <text:p>12378,07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884.73" calcext:value-type="float">
            <text:p>1884,73</text:p>
          </table:table-cell>
          <table:table-cell office:value-type="float" office:value="3592.72" calcext:value-type="float">
            <text:p>3592,7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259.27" calcext:value-type="float">
            <text:p>12259,27</text:p>
          </table:table-cell>
          <table:table-cell office:value-type="float" office:value="13123.95" calcext:value-type="float">
            <text:p>13123,95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920.99" calcext:value-type="float">
            <text:p>1920,99</text:p>
          </table:table-cell>
          <table:table-cell office:value-type="float" office:value="3728.74" calcext:value-type="float">
            <text:p>3728,7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941.95" calcext:value-type="float">
            <text:p>12941,95</text:p>
          </table:table-cell>
          <table:table-cell office:value-type="float" office:value="13890.24" calcext:value-type="float">
            <text:p>13890,24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2002.67" calcext:value-type="float">
            <text:p>2002,67</text:p>
          </table:table-cell>
          <table:table-cell office:value-type="float" office:value="3910.85" calcext:value-type="float">
            <text:p>3910,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643.23" calcext:value-type="float">
            <text:p>13643,23</text:p>
          </table:table-cell>
          <table:table-cell office:value-type="float" office:value="14560.98" calcext:value-type="float">
            <text:p>14560,9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225.63" calcext:value-type="float">
            <text:p>2225,63</text:p>
          </table:table-cell>
          <table:table-cell office:value-type="float" office:value="4233.59" calcext:value-type="float">
            <text:p>4233,5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4358.36" calcext:value-type="float">
            <text:p>14358,36</text:p>
          </table:table-cell>
          <table:table-cell office:value-type="float" office:value="15136.49" calcext:value-type="float">
            <text:p>15136,49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2216.61" calcext:value-type="float">
            <text:p>2216,61</text:p>
          </table:table-cell>
          <table:table-cell office:value-type="float" office:value="4324.91" calcext:value-type="float">
            <text:p>4324,9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5113.32" calcext:value-type="float">
            <text:p>15113,32</text:p>
          </table:table-cell>
          <table:table-cell office:value-type="float" office:value="16140.18" calcext:value-type="float">
            <text:p>16140,18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995.8" calcext:value-type="float">
            <text:p>1995,8</text:p>
          </table:table-cell>
          <table:table-cell office:value-type="float" office:value="4203.63" calcext:value-type="float">
            <text:p>4203,6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5784.78" calcext:value-type="float">
            <text:p>15784,78</text:p>
          </table:table-cell>
          <table:table-cell office:value-type="float" office:value="16668.58" calcext:value-type="float">
            <text:p>16668,58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2275.51" calcext:value-type="float">
            <text:p>2275,51</text:p>
          </table:table-cell>
          <table:table-cell office:value-type="float" office:value="4583.46" calcext:value-type="float">
            <text:p>4583,4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6485.89" calcext:value-type="float">
            <text:p>16485,89</text:p>
          </table:table-cell>
          <table:table-cell office:value-type="float" office:value="17562.79" calcext:value-type="float">
            <text:p>17562,79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2413.9" calcext:value-type="float">
            <text:p>2413,9</text:p>
          </table:table-cell>
          <table:table-cell office:value-type="float" office:value="4822.24" calcext:value-type="float">
            <text:p>4822,2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7137.23" calcext:value-type="float">
            <text:p>17137,23</text:p>
          </table:table-cell>
          <table:table-cell office:value-type="float" office:value="18390.24" calcext:value-type="float">
            <text:p>18390,24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2469.78" calcext:value-type="float">
            <text:p>2469,78</text:p>
          </table:table-cell>
          <table:table-cell office:value-type="float" office:value="4977.93" calcext:value-type="float">
            <text:p>4977,9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7952.14" calcext:value-type="float">
            <text:p>17952,14</text:p>
          </table:table-cell>
          <table:table-cell office:value-type="float" office:value="19287.98" calcext:value-type="float">
            <text:p>19287,98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2635.27" calcext:value-type="float">
            <text:p>2635,27</text:p>
          </table:table-cell>
          <table:table-cell office:value-type="float" office:value="5244.2" calcext:value-type="float">
            <text:p>5244,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8623.54" calcext:value-type="float">
            <text:p>18623,54</text:p>
          </table:table-cell>
          <table:table-cell office:value-type="float" office:value="19997.27" calcext:value-type="float">
            <text:p>19997,27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2919.27" calcext:value-type="float">
            <text:p>2919,27</text:p>
          </table:table-cell>
          <table:table-cell office:value-type="float" office:value="5627.16" calcext:value-type="float">
            <text:p>5627,1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9361.06" calcext:value-type="float">
            <text:p>19361,06</text:p>
          </table:table-cell>
          <table:table-cell office:value-type="float" office:value="20566.01" calcext:value-type="float">
            <text:p>20566,01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2704.66" calcext:value-type="float">
            <text:p>2704,66</text:p>
          </table:table-cell>
          <table:table-cell office:value-type="float" office:value="5512.82" calcext:value-type="float">
            <text:p>5512,8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58.94" calcext:value-type="float">
            <text:p>20058,94</text:p>
          </table:table-cell>
          <table:table-cell office:value-type="float" office:value="21346.2" calcext:value-type="float">
            <text:p>21346,2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2961.19" calcext:value-type="float">
            <text:p>2961,19</text:p>
          </table:table-cell>
          <table:table-cell office:value-type="float" office:value="5869.5" calcext:value-type="float">
            <text:p>5869,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697.92" calcext:value-type="float">
            <text:p>20697,92</text:p>
          </table:table-cell>
          <table:table-cell office:value-type="float" office:value="22079.93" calcext:value-type="float">
            <text:p>22079,93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3146.01" calcext:value-type="float">
            <text:p>3146,01</text:p>
          </table:table-cell>
          <table:table-cell office:value-type="float" office:value="6154.4" calcext:value-type="float">
            <text:p>6154,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1524.25" calcext:value-type="float">
            <text:p>21524,25</text:p>
          </table:table-cell>
          <table:table-cell office:value-type="float" office:value="23065.26" calcext:value-type="float">
            <text:p>23065,26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3070.43" calcext:value-type="float">
            <text:p>3070,43</text:p>
          </table:table-cell>
          <table:table-cell office:value-type="float" office:value="6178.91" calcext:value-type="float">
            <text:p>6178,9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2222.4" calcext:value-type="float">
            <text:p>22222,4</text:p>
          </table:table-cell>
          <table:table-cell office:value-type="float" office:value="23746.23" calcext:value-type="float">
            <text:p>23746,23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3275.02" calcext:value-type="float">
            <text:p>3275,02</text:p>
          </table:table-cell>
          <table:table-cell office:value-type="float" office:value="6484.28" calcext:value-type="float">
            <text:p>6484,2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2748.66" calcext:value-type="float">
            <text:p>22748,66</text:p>
          </table:table-cell>
          <table:table-cell office:value-type="float" office:value="24259.63" calcext:value-type="float">
            <text:p>24259,63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3265.91" calcext:value-type="float">
            <text:p>3265,91</text:p>
          </table:table-cell>
          <table:table-cell office:value-type="float" office:value="6574.23" calcext:value-type="float">
            <text:p>6574,23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3628.62" calcext:value-type="float">
            <text:p>23628,62</text:p>
          </table:table-cell>
          <table:table-cell office:value-type="float" office:value="25109.64" calcext:value-type="float">
            <text:p>25109,64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3796.37" calcext:value-type="float">
            <text:p>3796,37</text:p>
          </table:table-cell>
          <table:table-cell office:value-type="float" office:value="7205.12" calcext:value-type="float">
            <text:p>7205,1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4373.83" calcext:value-type="float">
            <text:p>24373,83</text:p>
          </table:table-cell>
          <table:table-cell office:value-type="float" office:value="26139.07" calcext:value-type="float">
            <text:p>26139,07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3562.65" calcext:value-type="float">
            <text:p>3562,65</text:p>
          </table:table-cell>
          <table:table-cell office:value-type="float" office:value="7071.07" calcext:value-type="float">
            <text:p>7071,0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4957.01" calcext:value-type="float">
            <text:p>24957,01</text:p>
          </table:table-cell>
          <table:table-cell office:value-type="float" office:value="26535.48" calcext:value-type="float">
            <text:p>26535,48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3919.11" calcext:value-type="float">
            <text:p>3919,11</text:p>
          </table:table-cell>
          <table:table-cell office:value-type="float" office:value="7527.92" calcext:value-type="float">
            <text:p>7527,92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5575.93" calcext:value-type="float">
            <text:p>25575,93</text:p>
          </table:table-cell>
          <table:table-cell office:value-type="float" office:value="27283.03" calcext:value-type="float">
            <text:p>27283,03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3958.07" calcext:value-type="float">
            <text:p>3958,07</text:p>
          </table:table-cell>
          <table:table-cell office:value-type="float" office:value="7666.33" calcext:value-type="float">
            <text:p>7666,3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6386.46" calcext:value-type="float">
            <text:p>26386,46</text:p>
          </table:table-cell>
          <table:table-cell office:value-type="float" office:value="28176.56" calcext:value-type="float">
            <text:p>28176,56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3987.72" calcext:value-type="float">
            <text:p>3987,72</text:p>
          </table:table-cell>
          <table:table-cell office:value-type="float" office:value="7796.6" calcext:value-type="float">
            <text:p>7796,6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7174.45" calcext:value-type="float">
            <text:p>27174,45</text:p>
          </table:table-cell>
          <table:table-cell office:value-type="float" office:value="29201.9" calcext:value-type="float">
            <text:p>29201,9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3902.45" calcext:value-type="float">
            <text:p>3902,45</text:p>
          </table:table-cell>
          <table:table-cell office:value-type="float" office:value="7810.97" calcext:value-type="float">
            <text:p>7810,9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7820.94" calcext:value-type="float">
            <text:p>27820,94</text:p>
          </table:table-cell>
          <table:table-cell office:value-type="float" office:value="29834.07" calcext:value-type="float">
            <text:p>29834,07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4071.32" calcext:value-type="float">
            <text:p>4071,32</text:p>
          </table:table-cell>
          <table:table-cell office:value-type="float" office:value="8079.93" calcext:value-type="float">
            <text:p>8079,93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28458.66" calcext:value-type="float">
            <text:p>28458,66</text:p>
          </table:table-cell>
          <table:table-cell office:value-type="float" office:value="30473.82" calcext:value-type="float">
            <text:p>30473,82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4035.81" calcext:value-type="float">
            <text:p>4035,81</text:p>
          </table:table-cell>
          <table:table-cell office:value-type="float" office:value="8144.51" calcext:value-type="float">
            <text:p>8144,51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29315.34" calcext:value-type="float">
            <text:p>29315,34</text:p>
          </table:table-cell>
          <table:table-cell office:value-type="float" office:value="31308.23" calcext:value-type="float">
            <text:p>31308,23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4040.52" calcext:value-type="float">
            <text:p>4040,52</text:p>
          </table:table-cell>
          <table:table-cell office:value-type="float" office:value="8248.79" calcext:value-type="float">
            <text:p>8248,79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30020.43" calcext:value-type="float">
            <text:p>30020,43</text:p>
          </table:table-cell>
          <table:table-cell office:value-type="float" office:value="31956.25" calcext:value-type="float">
            <text:p>31956,25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4348.73" calcext:value-type="float">
            <text:p>4348,73</text:p>
          </table:table-cell>
          <table:table-cell office:value-type="float" office:value="8657.19" calcext:value-type="float">
            <text:p>8657,19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0780.22" calcext:value-type="float">
            <text:p>30780,22</text:p>
          </table:table-cell>
          <table:table-cell office:value-type="float" office:value="32698.57" calcext:value-type="float">
            <text:p>32698,57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4578.2" calcext:value-type="float">
            <text:p>4578,2</text:p>
          </table:table-cell>
          <table:table-cell office:value-type="float" office:value="8987.39" calcext:value-type="float">
            <text:p>8987,3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1209.62" calcext:value-type="float">
            <text:p>31209,62</text:p>
          </table:table-cell>
          <table:table-cell office:value-type="float" office:value="33326.89" calcext:value-type="float">
            <text:p>33326,89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4456.95" calcext:value-type="float">
            <text:p>4456,95</text:p>
          </table:table-cell>
          <table:table-cell office:value-type="float" office:value="8965.43" calcext:value-type="float">
            <text:p>8965,43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31969.24" calcext:value-type="float">
            <text:p>31969,24</text:p>
          </table:table-cell>
          <table:table-cell office:value-type="float" office:value="34246.28" calcext:value-type="float">
            <text:p>34246,28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4429.82" calcext:value-type="float">
            <text:p>4429,82</text:p>
          </table:table-cell>
          <table:table-cell office:value-type="float" office:value="9038.53" calcext:value-type="float">
            <text:p>9038,53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32707.73" calcext:value-type="float">
            <text:p>32707,73</text:p>
          </table:table-cell>
          <table:table-cell office:value-type="float" office:value="34884.31" calcext:value-type="float">
            <text:p>34884,31</text:p>
          </table:table-cell>
          <table:table-cell/>
          <table:table-cell office:value-type="float" office:value="4700" calcext:value-type="float">
            <text:p>4700</text:p>
          </table:table-cell>
          <table:table-cell office:value-type="float" office:value="4497.82" calcext:value-type="float">
            <text:p>4497,82</text:p>
          </table:table-cell>
          <table:table-cell office:value-type="float" office:value="9206.34" calcext:value-type="float">
            <text:p>9206,34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33645.51" calcext:value-type="float">
            <text:p>33645,51</text:p>
          </table:table-cell>
          <table:table-cell office:value-type="float" office:value="36079.35" calcext:value-type="float">
            <text:p>36079,35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4912.7" calcext:value-type="float">
            <text:p>4912,7</text:p>
          </table:table-cell>
          <table:table-cell office:value-type="float" office:value="9721.67" calcext:value-type="float">
            <text:p>9721,67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34324" calcext:value-type="float">
            <text:p>34324</text:p>
          </table:table-cell>
          <table:table-cell office:value-type="float" office:value="36908.83" calcext:value-type="float">
            <text:p>36908,83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5404.6" calcext:value-type="float">
            <text:p>5404,6</text:p>
          </table:table-cell>
          <table:table-cell office:value-type="float" office:value="10313.8" calcext:value-type="float">
            <text:p>10313,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4984.66" calcext:value-type="float">
            <text:p>34984,66</text:p>
          </table:table-cell>
          <table:table-cell office:value-type="float" office:value="37253.6" calcext:value-type="float">
            <text:p>37253,6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15.15" calcext:value-type="float">
            <text:p>5015,15</text:p>
          </table:table-cell>
          <table:table-cell office:value-type="float" office:value="10024" calcext:value-type="float">
            <text:p>10024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35765.69" calcext:value-type="float">
            <text:p>35765,69</text:p>
          </table:table-cell>
          <table:table-cell office:value-type="float" office:value="38268.65" calcext:value-type="float">
            <text:p>38268,65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5309.27" calcext:value-type="float">
            <text:p>5309,27</text:p>
          </table:table-cell>
          <table:table-cell office:value-type="float" office:value="10418.2" calcext:value-type="float">
            <text:p>10418,2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36375.17" calcext:value-type="float">
            <text:p>36375,17</text:p>
          </table:table-cell>
          <table:table-cell office:value-type="float" office:value="38883.96" calcext:value-type="float">
            <text:p>38883,96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5082.7" calcext:value-type="float">
            <text:p>5082,7</text:p>
          </table:table-cell>
          <table:table-cell office:value-type="float" office:value="10291.46" calcext:value-type="float">
            <text:p>10291,46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37109.54" calcext:value-type="float">
            <text:p>37109,54</text:p>
          </table:table-cell>
          <table:table-cell office:value-type="float" office:value="39475.05" calcext:value-type="float">
            <text:p>39475,05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5100.41" calcext:value-type="float">
            <text:p>5100,41</text:p>
          </table:table-cell>
          <table:table-cell office:value-type="float" office:value="10409.47" calcext:value-type="float">
            <text:p>10409,47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37763.9" calcext:value-type="float">
            <text:p>37763,9</text:p>
          </table:table-cell>
          <table:table-cell office:value-type="float" office:value="40182.55" calcext:value-type="float">
            <text:p>40182,55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5189.23" calcext:value-type="float">
            <text:p>5189,23</text:p>
          </table:table-cell>
          <table:table-cell office:value-type="float" office:value="10598.03" calcext:value-type="float">
            <text:p>10598,03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8444.28" calcext:value-type="float">
            <text:p>38444,28</text:p>
          </table:table-cell>
          <table:table-cell office:value-type="float" office:value="41109.49" calcext:value-type="float">
            <text:p>41109,49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5436.18" calcext:value-type="float">
            <text:p>5436,18</text:p>
          </table:table-cell>
          <table:table-cell office:value-type="float" office:value="10945.27" calcext:value-type="float">
            <text:p>10945,27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39173.25" calcext:value-type="float">
            <text:p>39173,25</text:p>
          </table:table-cell>
          <table:table-cell office:value-type="float" office:value="41871.39" calcext:value-type="float">
            <text:p>41871,39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5679.99" calcext:value-type="float">
            <text:p>5679,99</text:p>
          </table:table-cell>
          <table:table-cell office:value-type="float" office:value="11289.12" calcext:value-type="float">
            <text:p>11289,12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39926.64" calcext:value-type="float">
            <text:p>39926,64</text:p>
          </table:table-cell>
          <table:table-cell office:value-type="float" office:value="42678.11" calcext:value-type="float">
            <text:p>42678,11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6472.86" calcext:value-type="float">
            <text:p>6472,86</text:p>
          </table:table-cell>
          <table:table-cell office:value-type="float" office:value="12182.22" calcext:value-type="float">
            <text:p>12182,22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40615.91" calcext:value-type="float">
            <text:p>40615,91</text:p>
          </table:table-cell>
          <table:table-cell office:value-type="float" office:value="43319.24" calcext:value-type="float">
            <text:p>43319,24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5270.08" calcext:value-type="float">
            <text:p>5270,08</text:p>
          </table:table-cell>
          <table:table-cell office:value-type="float" office:value="11078.6" calcext:value-type="float">
            <text:p>11078,6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41449.22" calcext:value-type="float">
            <text:p>41449,22</text:p>
          </table:table-cell>
          <table:table-cell office:value-type="float" office:value="44535.26" calcext:value-type="float">
            <text:p>44535,2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5158.91" calcext:value-type="float">
            <text:p>5158,91</text:p>
          </table:table-cell>
          <table:table-cell office:value-type="float" office:value="11067.75" calcext:value-type="float">
            <text:p>11067,7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2170.11" calcext:value-type="float">
            <text:p>42170,11</text:p>
          </table:table-cell>
          <table:table-cell office:value-type="float" office:value="44746.97" calcext:value-type="float">
            <text:p>44746,97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929.2" calcext:value-type="float">
            <text:p>5929,2</text:p>
          </table:table-cell>
          <table:table-cell office:value-type="float" office:value="11938.24" calcext:value-type="float">
            <text:p>11938,24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42829.18" calcext:value-type="float">
            <text:p>42829,18</text:p>
          </table:table-cell>
          <table:table-cell office:value-type="float" office:value="45629.06" calcext:value-type="float">
            <text:p>45629,06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6626.48" calcext:value-type="float">
            <text:p>6626,48</text:p>
          </table:table-cell>
          <table:table-cell office:value-type="float" office:value="12735.61" calcext:value-type="float">
            <text:p>12735,61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43694.73" calcext:value-type="float">
            <text:p>43694,73</text:p>
          </table:table-cell>
          <table:table-cell office:value-type="float" office:value="46776.25" calcext:value-type="float">
            <text:p>46776,25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6309.2" calcext:value-type="float">
            <text:p>6309,2</text:p>
          </table:table-cell>
          <table:table-cell office:value-type="float" office:value="12518.48" calcext:value-type="float">
            <text:p>12518,4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44431.95" calcext:value-type="float">
            <text:p>44431,95</text:p>
          </table:table-cell>
          <table:table-cell office:value-type="float" office:value="47235.52" calcext:value-type="float">
            <text:p>47235,52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5967.79" calcext:value-type="float">
            <text:p>5967,79</text:p>
          </table:table-cell>
          <table:table-cell office:value-type="float" office:value="12276.78" calcext:value-type="float">
            <text:p>12276,78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45038.03" calcext:value-type="float">
            <text:p>45038,03</text:p>
          </table:table-cell>
          <table:table-cell office:value-type="float" office:value="47629.7" calcext:value-type="float">
            <text:p>47629,7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6159.28" calcext:value-type="float">
            <text:p>6159,28</text:p>
          </table:table-cell>
          <table:table-cell office:value-type="float" office:value="12568.15" calcext:value-type="float">
            <text:p>12568,15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45685.26" calcext:value-type="float">
            <text:p>45685,26</text:p>
          </table:table-cell>
          <table:table-cell office:value-type="float" office:value="48949.76" calcext:value-type="float">
            <text:p>48949,76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5752.15" calcext:value-type="float">
            <text:p>5752,15</text:p>
          </table:table-cell>
          <table:table-cell office:value-type="float" office:value="12260.97" calcext:value-type="float">
            <text:p>12260,97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46328.98" calcext:value-type="float">
            <text:p>46328,98</text:p>
          </table:table-cell>
          <table:table-cell office:value-type="float" office:value="49062.15" calcext:value-type="float">
            <text:p>49062,15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7197.43" calcext:value-type="float">
            <text:p>7197,43</text:p>
          </table:table-cell>
          <table:table-cell office:value-type="float" office:value="13806.92" calcext:value-type="float">
            <text:p>13806,92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47134.46" calcext:value-type="float">
            <text:p>47134,46</text:p>
          </table:table-cell>
          <table:table-cell office:value-type="float" office:value="50608.24" calcext:value-type="float">
            <text:p>50608,24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6786.33" calcext:value-type="float">
            <text:p>6786,33</text:p>
          </table:table-cell>
          <table:table-cell office:value-type="float" office:value="13495.53" calcext:value-type="float">
            <text:p>13495,53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48163.59" calcext:value-type="float">
            <text:p>48163,59</text:p>
          </table:table-cell>
          <table:table-cell office:value-type="float" office:value="50953.13" calcext:value-type="float">
            <text:p>50953,13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6686.54" calcext:value-type="float">
            <text:p>6686,54</text:p>
          </table:table-cell>
          <table:table-cell office:value-type="float" office:value="13495.78" calcext:value-type="float">
            <text:p>13495,78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48585.26" calcext:value-type="float">
            <text:p>48585,26</text:p>
          </table:table-cell>
          <table:table-cell office:value-type="float" office:value="51736.59" calcext:value-type="float">
            <text:p>51736,59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6966.85" calcext:value-type="float">
            <text:p>6966,85</text:p>
          </table:table-cell>
          <table:table-cell office:value-type="float" office:value="13876.4" calcext:value-type="float">
            <text:p>13876,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415.8" calcext:value-type="float">
            <text:p>49415,8</text:p>
          </table:table-cell>
          <table:table-cell office:value-type="float" office:value="52517.16" calcext:value-type="float">
            <text:p>52517,16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7047.5" calcext:value-type="float">
            <text:p>7047,5</text:p>
          </table:table-cell>
          <table:table-cell office:value-type="float" office:value="14056.55" calcext:value-type="float">
            <text:p>14056,55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49905.36" calcext:value-type="float">
            <text:p>49905,36</text:p>
          </table:table-cell>
          <table:table-cell office:value-type="float" office:value="53488.35" calcext:value-type="float">
            <text:p>53488,35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6378.35" calcext:value-type="float">
            <text:p>6378,35</text:p>
          </table:table-cell>
          <table:table-cell office:value-type="float" office:value="13487.34" calcext:value-type="float">
            <text:p>13487,34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50697.46" calcext:value-type="float">
            <text:p>50697,46</text:p>
          </table:table-cell>
          <table:table-cell office:value-type="float" office:value="53721.53" calcext:value-type="float">
            <text:p>53721,53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8433.58" calcext:value-type="float">
            <text:p>8433,58</text:p>
          </table:table-cell>
          <table:table-cell office:value-type="float" office:value="15642.95" calcext:value-type="float">
            <text:p>15642,95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51544.91" calcext:value-type="float">
            <text:p>51544,91</text:p>
          </table:table-cell>
          <table:table-cell office:value-type="float" office:value="55095.04" calcext:value-type="float">
            <text:p>55095,04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6144.41" calcext:value-type="float">
            <text:p>6144,41</text:p>
          </table:table-cell>
          <table:table-cell office:value-type="float" office:value="13453.29" calcext:value-type="float">
            <text:p>13453,29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52118.47" calcext:value-type="float">
            <text:p>52118,47</text:p>
          </table:table-cell>
          <table:table-cell office:value-type="float" office:value="55530.93" calcext:value-type="float">
            <text:p>55530,93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8009.42" calcext:value-type="float">
            <text:p>8009,42</text:p>
          </table:table-cell>
          <table:table-cell office:value-type="float" office:value="15418.91" calcext:value-type="float">
            <text:p>15418,91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53074.89" calcext:value-type="float">
            <text:p>53074,89</text:p>
          </table:table-cell>
          <table:table-cell office:value-type="float" office:value="56340.85" calcext:value-type="float">
            <text:p>56340,85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8053.55" calcext:value-type="float">
            <text:p>8053,55</text:p>
          </table:table-cell>
          <table:table-cell office:value-type="float" office:value="15562.72" calcext:value-type="float">
            <text:p>15562,72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53756.91" calcext:value-type="float">
            <text:p>53756,91</text:p>
          </table:table-cell>
          <table:table-cell office:value-type="float" office:value="57554.37" calcext:value-type="float">
            <text:p>57554,37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6556.79" calcext:value-type="float">
            <text:p>6556,79</text:p>
          </table:table-cell>
          <table:table-cell office:value-type="float" office:value="14165.75" calcext:value-type="float">
            <text:p>14165,75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54346.8" calcext:value-type="float">
            <text:p>54346,8</text:p>
          </table:table-cell>
          <table:table-cell office:value-type="float" office:value="57874.52" calcext:value-type="float">
            <text:p>57874,52</text:p>
          </table:table-cell>
          <table:table-cell/>
          <table:table-cell office:value-type="float" office:value="7700" calcext:value-type="float">
            <text:p>7700</text:p>
          </table:table-cell>
          <table:table-cell office:value-type="float" office:value="7499.68" calcext:value-type="float">
            <text:p>7499,68</text:p>
          </table:table-cell>
          <table:table-cell office:value-type="float" office:value="15208.84" calcext:value-type="float">
            <text:p>15208,84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55152.76" calcext:value-type="float">
            <text:p>55152,76</text:p>
          </table:table-cell>
          <table:table-cell office:value-type="float" office:value="59385.42" calcext:value-type="float">
            <text:p>59385,42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8588.29" calcext:value-type="float">
            <text:p>8588,29</text:p>
          </table:table-cell>
          <table:table-cell office:value-type="float" office:value="16397.72" calcext:value-type="float">
            <text:p>16397,72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55706.24" calcext:value-type="float">
            <text:p>55706,24</text:p>
          </table:table-cell>
          <table:table-cell office:value-type="float" office:value="59702.52" calcext:value-type="float">
            <text:p>59702,52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7664.81" calcext:value-type="float">
            <text:p>7664,81</text:p>
          </table:table-cell>
          <table:table-cell office:value-type="float" office:value="15573.48" calcext:value-type="float">
            <text:p>15573,4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6410.1" calcext:value-type="float">
            <text:p>56410,1</text:p>
          </table:table-cell>
          <table:table-cell office:value-type="float" office:value="60322.77" calcext:value-type="float">
            <text:p>60322,77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8213.53" calcext:value-type="float">
            <text:p>8213,53</text:p>
          </table:table-cell>
          <table:table-cell office:value-type="float" office:value="16223.09" calcext:value-type="float">
            <text:p>16223,09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57126.41" calcext:value-type="float">
            <text:p>57126,41</text:p>
          </table:table-cell>
          <table:table-cell office:value-type="float" office:value="61121.58" calcext:value-type="float">
            <text:p>61121,58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8337.32" calcext:value-type="float">
            <text:p>8337,32</text:p>
          </table:table-cell>
          <table:table-cell office:value-type="float" office:value="16446.53" calcext:value-type="float">
            <text:p>16446,53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58050.5" calcext:value-type="float">
            <text:p>58050,5</text:p>
          </table:table-cell>
          <table:table-cell office:value-type="float" office:value="62209.91" calcext:value-type="float">
            <text:p>62209,91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8142.23" calcext:value-type="float">
            <text:p>8142,23</text:p>
          </table:table-cell>
          <table:table-cell office:value-type="float" office:value="16352.1" calcext:value-type="float">
            <text:p>16352,1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58627.8" calcext:value-type="float">
            <text:p>58627,8</text:p>
          </table:table-cell>
          <table:table-cell office:value-type="float" office:value="62438.22" calcext:value-type="float">
            <text:p>62438,22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9074.5" calcext:value-type="float">
            <text:p>9074,5</text:p>
          </table:table-cell>
          <table:table-cell office:value-type="float" office:value="17384.35" calcext:value-type="float">
            <text:p>17384,35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59135.98" calcext:value-type="float">
            <text:p>59135,98</text:p>
          </table:table-cell>
          <table:table-cell office:value-type="float" office:value="63058.11" calcext:value-type="float">
            <text:p>63058,11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8173.62" calcext:value-type="float">
            <text:p>8173,62</text:p>
          </table:table-cell>
          <table:table-cell office:value-type="float" office:value="16582.82" calcext:value-type="float">
            <text:p>16582,82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59913.49" calcext:value-type="float">
            <text:p>59913,49</text:p>
          </table:table-cell>
          <table:table-cell office:value-type="float" office:value="63853.03" calcext:value-type="float">
            <text:p>63853,03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8789.38" calcext:value-type="float">
            <text:p>8789,38</text:p>
          </table:table-cell>
          <table:table-cell office:value-type="float" office:value="17298.89" calcext:value-type="float">
            <text:p>17298,89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60870.24" calcext:value-type="float">
            <text:p>60870,24</text:p>
          </table:table-cell>
          <table:table-cell office:value-type="float" office:value="64956.29" calcext:value-type="float">
            <text:p>64956,29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8041.39" calcext:value-type="float">
            <text:p>8041,39</text:p>
          </table:table-cell>
          <table:table-cell office:value-type="float" office:value="16650.78" calcext:value-type="float">
            <text:p>16650,78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61650.73" calcext:value-type="float">
            <text:p>61650,73</text:p>
          </table:table-cell>
          <table:table-cell office:value-type="float" office:value="65830.85" calcext:value-type="float">
            <text:p>65830,85</text:p>
          </table:table-cell>
          <table:table-cell/>
          <table:table-cell office:value-type="float" office:value="8700" calcext:value-type="float">
            <text:p>8700</text:p>
          </table:table-cell>
          <table:table-cell office:value-type="float" office:value="8700.11" calcext:value-type="float">
            <text:p>8700,11</text:p>
          </table:table-cell>
          <table:table-cell office:value-type="float" office:value="17409.19" calcext:value-type="float">
            <text:p>17409,19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2046.85" calcext:value-type="float">
            <text:p>62046,85</text:p>
          </table:table-cell>
          <table:table-cell office:value-type="float" office:value="65967.72" calcext:value-type="float">
            <text:p>65967,72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9432.58" calcext:value-type="float">
            <text:p>9432,58</text:p>
          </table:table-cell>
          <table:table-cell office:value-type="float" office:value="18241.68" calcext:value-type="float">
            <text:p>18241,68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62727.75" calcext:value-type="float">
            <text:p>62727,75</text:p>
          </table:table-cell>
          <table:table-cell office:value-type="float" office:value="66803.66" calcext:value-type="float">
            <text:p>66803,66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9617.7" calcext:value-type="float">
            <text:p>9617,7</text:p>
          </table:table-cell>
          <table:table-cell office:value-type="float" office:value="18526.82" calcext:value-type="float">
            <text:p>18526,82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63406.66" calcext:value-type="float">
            <text:p>63406,66</text:p>
          </table:table-cell>
          <table:table-cell office:value-type="float" office:value="67677.34" calcext:value-type="float">
            <text:p>67677,34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9373.54" calcext:value-type="float">
            <text:p>9373,54</text:p>
          </table:table-cell>
          <table:table-cell office:value-type="float" office:value="18383.19" calcext:value-type="float">
            <text:p>18383,19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64442.83" calcext:value-type="float">
            <text:p>64442,83</text:p>
          </table:table-cell>
          <table:table-cell office:value-type="float" office:value="69306.53" calcext:value-type="float">
            <text:p>69306,53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9506.2" calcext:value-type="float">
            <text:p>9506,2</text:p>
          </table:table-cell>
          <table:table-cell office:value-type="float" office:value="18615.63" calcext:value-type="float">
            <text:p>18615,63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64869.67" calcext:value-type="float">
            <text:p>64869,67</text:p>
          </table:table-cell>
          <table:table-cell office:value-type="float" office:value="69632.05" calcext:value-type="float">
            <text:p>69632,05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8870.11" calcext:value-type="float">
            <text:p>8870,11</text:p>
          </table:table-cell>
          <table:table-cell office:value-type="float" office:value="18079.36" calcext:value-type="float">
            <text:p>18079,36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65834.67" calcext:value-type="float">
            <text:p>65834,67</text:p>
          </table:table-cell>
          <table:table-cell office:value-type="float" office:value="70070.89" calcext:value-type="float">
            <text:p>70070,89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9267.44" calcext:value-type="float">
            <text:p>9267,44</text:p>
          </table:table-cell>
          <table:table-cell office:value-type="float" office:value="18576.84" calcext:value-type="float">
            <text:p>18576,84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66584.26" calcext:value-type="float">
            <text:p>66584,26</text:p>
          </table:table-cell>
          <table:table-cell office:value-type="float" office:value="71197.87" calcext:value-type="float">
            <text:p>71197,87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float" office:value="9633.17" calcext:value-type="float">
            <text:p>9633,17</text:p>
          </table:table-cell>
          <table:table-cell office:value-type="float" office:value="19042.85" calcext:value-type="float">
            <text:p>19042,85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67318.77" calcext:value-type="float">
            <text:p>67318,77</text:p>
          </table:table-cell>
          <table:table-cell office:value-type="float" office:value="71808.97" calcext:value-type="float">
            <text:p>71808,97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9126.91" calcext:value-type="float">
            <text:p>9126,91</text:p>
          </table:table-cell>
          <table:table-cell office:value-type="float" office:value="18636.76" calcext:value-type="float">
            <text:p>18636,76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68050.46" calcext:value-type="float">
            <text:p>68050,46</text:p>
          </table:table-cell>
          <table:table-cell office:value-type="float" office:value="72360.69" calcext:value-type="float">
            <text:p>72360,69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10663.78" calcext:value-type="float">
            <text:p>10663,78</text:p>
          </table:table-cell>
          <table:table-cell office:value-type="float" office:value="20273.5" calcext:value-type="float">
            <text:p>20273,5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68528.04" calcext:value-type="float">
            <text:p>68528,04</text:p>
          </table:table-cell>
          <table:table-cell office:value-type="float" office:value="73250.8" calcext:value-type="float">
            <text:p>73250,8</text:p>
          </table:table-cell>
          <table:table-cell/>
          <table:table-cell office:value-type="float" office:value="9700" calcext:value-type="float">
            <text:p>9700</text:p>
          </table:table-cell>
          <table:table-cell office:value-type="float" office:value="10227.49" calcext:value-type="float">
            <text:p>10227,49</text:p>
          </table:table-cell>
          <table:table-cell office:value-type="float" office:value="19937.14" calcext:value-type="float">
            <text:p>19937,14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69594.33" calcext:value-type="float">
            <text:p>69594,33</text:p>
          </table:table-cell>
          <table:table-cell office:value-type="float" office:value="74042.32" calcext:value-type="float">
            <text:p>74042,32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10837.78" calcext:value-type="float">
            <text:p>10837,78</text:p>
          </table:table-cell>
          <table:table-cell office:value-type="float" office:value="20647.53" calcext:value-type="float">
            <text:p>20647,53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70332.56" calcext:value-type="float">
            <text:p>70332,56</text:p>
          </table:table-cell>
          <table:table-cell office:value-type="float" office:value="74906.95" calcext:value-type="float">
            <text:p>74906,95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0279.06" calcext:value-type="float">
            <text:p>10279,06</text:p>
          </table:table-cell>
          <table:table-cell office:value-type="float" office:value="20188.78" calcext:value-type="float">
            <text:p>20188,7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27" office:value-type="float" office:value="70795.31" calcext:value-type="float">
            <text:p>70795,31</text:p>
          </table:table-cell>
          <table:table-cell table:style-name="ce33" office:value-type="float" office:value="75995.31" calcext:value-type="float">
            <text:p>75995,31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0" office:value-type="float" office:value="10421.35" calcext:value-type="float">
            <text:p>10421,35</text:p>
          </table:table-cell>
          <table:table-cell table:style-name="ce16" office:value-type="float" office:value="20431.03" calcext:value-type="float">
            <text:p>20431,03</text:p>
          </table:table-cell>
        </table:table-row>
        <table:table-row table:style-name="ro1">
          <table:table-cell table:style-name="ce22" office:value-type="string" calcext:value-type="string">
            <text:p>Razem Wynik</text:p>
          </table:table-cell>
          <table:table-cell table:style-name="ce28" office:value-type="float" office:value="35428.1612" calcext:value-type="float">
            <text:p>35428,1612</text:p>
          </table:table-cell>
          <table:table-cell table:style-name="ce34" office:value-type="float" office:value="37815.802" calcext:value-type="float">
            <text:p>37815,802</text:p>
          </table:table-cell>
          <table:table-cell/>
          <table:table-cell table:style-name="Default" table:number-columns-repeated="3"/>
        </table:table-row>
      </table:table>
      <table:named-expressions/>
      <table:data-pilot-tables>
        <table:data-pilot-table table:name="DataPilot1" table:application-data="" table:target-range-address="'Tabela przestawna_select_min_m100_1'.A1:'Tabela przestawna_select_min_m100_1'.C103" table:buttons="'Tabela przestawna_select_min_m100_1'.A2 'Tabela przestawna_select_min_m100_1'.B1" table:show-filter-button="false" table:drill-down-on-double-click="false">
          <table:source-cell-range table:cell-range-address="'Tabela przestawna_select_min_m100_1'.A1:'Tabela przestawna_select_min_m100_1'.C10001"/>
          <table:data-pilot-field table:source-field-name="n" table:orientation="row" table:used-hierarchy="0" table:function="auto">
            <table:data-pilot-level table:show-empty="false" calcext:repeat-item-labels="false">
              <table:data-pilot-members>
                <table:data-pilot-member table:name="100" table:display="true" table:show-details="true"/>
                <table:data-pilot-member table:name="200" table:display="true" table:show-details="true"/>
                <table:data-pilot-member table:name="300" table:display="true" table:show-details="true"/>
                <table:data-pilot-member table:name="400" table:display="true" table:show-details="true"/>
                <table:data-pilot-member table:name="500" table:display="true" table:show-details="true"/>
                <table:data-pilot-member table:name="600" table:display="true" table:show-details="true"/>
                <table:data-pilot-member table:name="700" table:display="true" table:show-details="true"/>
                <table:data-pilot-member table:name="800" table:display="true" table:show-details="true"/>
                <table:data-pilot-member table:name="900" table:display="true" table:show-details="true"/>
                <table:data-pilot-member table:name="1000" table:display="true" table:show-details="true"/>
                <table:data-pilot-member table:name="1100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400" table:display="true" table:show-details="true"/>
                <table:data-pilot-member table:name="1500" table:display="true" table:show-details="true"/>
                <table:data-pilot-member table:name="16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1900" table:display="true" table:show-details="true"/>
                <table:data-pilot-member table:name="2000" table:display="true" table:show-details="true"/>
                <table:data-pilot-member table:name="2100" table:display="true" table:show-details="true"/>
                <table:data-pilot-member table:name="2200" table:display="true" table:show-details="true"/>
                <table:data-pilot-member table:name="2300" table:display="true" table:show-details="true"/>
                <table:data-pilot-member table:name="2400" table:display="true" table:show-details="true"/>
                <table:data-pilot-member table:name="2500" table:display="true" table:show-details="true"/>
                <table:data-pilot-member table:name="2600" table:display="true" table:show-details="true"/>
                <table:data-pilot-member table:name="2700" table:display="true" table:show-details="true"/>
                <table:data-pilot-member table:name="2800" table:display="true" table:show-details="true"/>
                <table:data-pilot-member table:name="2900" table:display="true" table:show-details="true"/>
                <table:data-pilot-member table:name="3000" table:display="true" table:show-details="true"/>
                <table:data-pilot-member table:name="3100" table:display="true" table:show-details="true"/>
                <table:data-pilot-member table:name="3200" table:display="true" table:show-details="true"/>
                <table:data-pilot-member table:name="3300" table:display="true" table:show-details="true"/>
                <table:data-pilot-member table:name="3400" table:display="true" table:show-details="true"/>
                <table:data-pilot-member table:name="3500" table:display="true" table:show-details="true"/>
                <table:data-pilot-member table:name="3600" table:display="true" table:show-details="true"/>
                <table:data-pilot-member table:name="3700" table:display="true" table:show-details="true"/>
                <table:data-pilot-member table:name="3800" table:display="true" table:show-details="true"/>
                <table:data-pilot-member table:name="3900" table:display="true" table:show-details="true"/>
                <table:data-pilot-member table:name="4000" table:display="true" table:show-details="true"/>
                <table:data-pilot-member table:name="4100" table:display="true" table:show-details="true"/>
                <table:data-pilot-member table:name="4200" table:display="true" table:show-details="true"/>
                <table:data-pilot-member table:name="4300" table:display="true" table:show-details="true"/>
                <table:data-pilot-member table:name="4400" table:display="true" table:show-details="true"/>
                <table:data-pilot-member table:name="4500" table:display="true" table:show-details="true"/>
                <table:data-pilot-member table:name="4600" table:display="true" table:show-details="true"/>
                <table:data-pilot-member table:name="4700" table:display="true" table:show-details="true"/>
                <table:data-pilot-member table:name="4800" table:display="true" table:show-details="true"/>
                <table:data-pilot-member table:name="4900" table:display="true" table:show-details="true"/>
                <table:data-pilot-member table:name="5000" table:display="true" table:show-details="true"/>
                <table:data-pilot-member table:name="5100" table:display="true" table:show-details="true"/>
                <table:data-pilot-member table:name="5200" table:display="true" table:show-details="true"/>
                <table:data-pilot-member table:name="5300" table:display="true" table:show-details="true"/>
                <table:data-pilot-member table:name="5400" table:display="true" table:show-details="true"/>
                <table:data-pilot-member table:name="5500" table:display="true" table:show-details="true"/>
                <table:data-pilot-member table:name="5600" table:display="true" table:show-details="true"/>
                <table:data-pilot-member table:name="5700" table:display="true" table:show-details="true"/>
                <table:data-pilot-member table:name="5800" table:display="true" table:show-details="true"/>
                <table:data-pilot-member table:name="5900" table:display="true" table:show-details="true"/>
                <table:data-pilot-member table:name="6000" table:display="true" table:show-details="true"/>
                <table:data-pilot-member table:name="6100" table:display="true" table:show-details="true"/>
                <table:data-pilot-member table:name="6200" table:display="true" table:show-details="true"/>
                <table:data-pilot-member table:name="6300" table:display="true" table:show-details="true"/>
                <table:data-pilot-member table:name="6400" table:display="true" table:show-details="true"/>
                <table:data-pilot-member table:name="6500" table:display="true" table:show-details="true"/>
                <table:data-pilot-member table:name="6600" table:display="true" table:show-details="true"/>
                <table:data-pilot-member table:name="6700" table:display="true" table:show-details="true"/>
                <table:data-pilot-member table:name="6800" table:display="true" table:show-details="true"/>
                <table:data-pilot-member table:name="6900" table:display="true" table:show-details="true"/>
                <table:data-pilot-member table:name="7000" table:display="true" table:show-details="true"/>
                <table:data-pilot-member table:name="7100" table:display="true" table:show-details="true"/>
                <table:data-pilot-member table:name="7200" table:display="true" table:show-details="true"/>
                <table:data-pilot-member table:name="7300" table:display="true" table:show-details="true"/>
                <table:data-pilot-member table:name="7400" table:display="true" table:show-details="true"/>
                <table:data-pilot-member table:name="7500" table:display="true" table:show-details="true"/>
                <table:data-pilot-member table:name="7600" table:display="true" table:show-details="true"/>
                <table:data-pilot-member table:name="7700" table:display="true" table:show-details="true"/>
                <table:data-pilot-member table:name="7800" table:display="true" table:show-details="true"/>
                <table:data-pilot-member table:name="7900" table:display="true" table:show-details="true"/>
                <table:data-pilot-member table:name="8000" table:display="true" table:show-details="true"/>
                <table:data-pilot-member table:name="8100" table:display="true" table:show-details="true"/>
                <table:data-pilot-member table:name="8200" table:display="true" table:show-details="true"/>
                <table:data-pilot-member table:name="8300" table:display="true" table:show-details="true"/>
                <table:data-pilot-member table:name="8400" table:display="true" table:show-details="true"/>
                <table:data-pilot-member table:name="8500" table:display="true" table:show-details="true"/>
                <table:data-pilot-member table:name="8600" table:display="true" table:show-details="true"/>
                <table:data-pilot-member table:name="8700" table:display="true" table:show-details="true"/>
                <table:data-pilot-member table:name="8800" table:display="true" table:show-details="true"/>
                <table:data-pilot-member table:name="8900" table:display="true" table:show-details="true"/>
                <table:data-pilot-member table:name="9000" table:display="true" table:show-details="true"/>
                <table:data-pilot-member table:name="9100" table:display="true" table:show-details="true"/>
                <table:data-pilot-member table:name="9200" table:display="true" table:show-details="true"/>
                <table:data-pilot-member table:name="9300" table:display="true" table:show-details="true"/>
                <table:data-pilot-member table:name="9400" table:display="true" table:show-details="true"/>
                <table:data-pilot-member table:name="9500" table:display="true" table:show-details="true"/>
                <table:data-pilot-member table:name="9600" table:display="true" table:show-details="true"/>
                <table:data-pilot-member table:name="9700" table:display="true" table:show-details="true"/>
                <table:data-pilot-member table:name="9800" table:display="true" table:show-details="true"/>
                <table:data-pilot-member table:name="9900" table:display="true" table:show-details="true"/>
                <table:data-pilot-member table:name="1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estawienia" tableooo:display-name="Średnia – przestawienia-select" table:orientation="data" table:used-hierarchy="0" table:function="average">
            <table:data-pilot-level table:show-empty="false" calcext:repeat-item-labels="false">
              <table:data-pilot-members>
                <table:data-pilot-member table:name="482" table:display="true" table:show-details="true"/>
                <table:data-pilot-member table:name="483" table:display="true" table:show-details="true"/>
                <table:data-pilot-member table:name="490" table:display="true" table:show-details="true"/>
                <table:data-pilot-member table:name="491" table:display="true" table:show-details="true"/>
                <table:data-pilot-member table:name="500" table:display="true" table:show-details="true"/>
                <table:data-pilot-member table:name="501" table:display="true" table:show-details="true"/>
                <table:data-pilot-member table:name="503" table:display="true" table:show-details="true"/>
                <table:data-pilot-member table:name="506" table:display="true" table:show-details="true"/>
                <table:data-pilot-member table:name="509" table:display="true" table:show-details="true"/>
                <table:data-pilot-member table:name="513" table:display="true" table:show-details="true"/>
                <table:data-pilot-member table:name="516" table:display="true" table:show-details="true"/>
                <table:data-pilot-member table:name="517" table:display="true" table:show-details="true"/>
                <table:data-pilot-member table:name="518" table:display="true" table:show-details="true"/>
                <table:data-pilot-member table:name="521" table:display="true" table:show-details="true"/>
                <table:data-pilot-member table:name="522" table:display="true" table:show-details="true"/>
                <table:data-pilot-member table:name="526" table:display="true" table:show-details="true"/>
                <table:data-pilot-member table:name="528" table:display="true" table:show-details="true"/>
                <table:data-pilot-member table:name="529" table:display="true" table:show-details="true"/>
                <table:data-pilot-member table:name="530" table:display="true" table:show-details="true"/>
                <table:data-pilot-member table:name="531" table:display="true" table:show-details="true"/>
                <table:data-pilot-member table:name="532" table:display="true" table:show-details="true"/>
                <table:data-pilot-member table:name="536" table:display="true" table:show-details="true"/>
                <table:data-pilot-member table:name="537" table:display="true" table:show-details="true"/>
                <table:data-pilot-member table:name="538" table:display="true" table:show-details="true"/>
                <table:data-pilot-member table:name="542" table:display="true" table:show-details="true"/>
                <table:data-pilot-member table:name="543" table:display="true" table:show-details="true"/>
                <table:data-pilot-member table:name="544" table:display="true" table:show-details="true"/>
                <table:data-pilot-member table:name="545" table:display="true" table:show-details="true"/>
                <table:data-pilot-member table:name="548" table:display="true" table:show-details="true"/>
                <table:data-pilot-member table:name="553" table:display="true" table:show-details="true"/>
                <table:data-pilot-member table:name="554" table:display="true" table:show-details="true"/>
                <table:data-pilot-member table:name="556" table:display="true" table:show-details="true"/>
                <table:data-pilot-member table:name="557" table:display="true" table:show-details="true"/>
                <table:data-pilot-member table:name="558" table:display="true" table:show-details="true"/>
                <table:data-pilot-member table:name="560" table:display="true" table:show-details="true"/>
                <table:data-pilot-member table:name="561" table:display="true" table:show-details="true"/>
                <table:data-pilot-member table:name="562" table:display="true" table:show-details="true"/>
                <table:data-pilot-member table:name="563" table:display="true" table:show-details="true"/>
                <table:data-pilot-member table:name="564" table:display="true" table:show-details="true"/>
                <table:data-pilot-member table:name="568" table:display="true" table:show-details="true"/>
                <table:data-pilot-member table:name="570" table:display="true" table:show-details="true"/>
                <table:data-pilot-member table:name="572" table:display="true" table:show-details="true"/>
                <table:data-pilot-member table:name="573" table:display="true" table:show-details="true"/>
                <table:data-pilot-member table:name="575" table:display="true" table:show-details="true"/>
                <table:data-pilot-member table:name="578" table:display="true" table:show-details="true"/>
                <table:data-pilot-member table:name="581" table:display="true" table:show-details="true"/>
                <table:data-pilot-member table:name="582" table:display="true" table:show-details="true"/>
                <table:data-pilot-member table:name="583" table:display="true" table:show-details="true"/>
                <table:data-pilot-member table:name="585" table:display="true" table:show-details="true"/>
                <table:data-pilot-member table:name="587" table:display="true" table:show-details="true"/>
                <table:data-pilot-member table:name="588" table:display="true" table:show-details="true"/>
                <table:data-pilot-member table:name="591" table:display="true" table:show-details="true"/>
                <table:data-pilot-member table:name="592" table:display="true" table:show-details="true"/>
                <table:data-pilot-member table:name="595" table:display="true" table:show-details="true"/>
                <table:data-pilot-member table:name="597" table:display="true" table:show-details="true"/>
                <table:data-pilot-member table:name="599" table:display="true" table:show-details="true"/>
                <table:data-pilot-member table:name="600" table:display="true" table:show-details="true"/>
                <table:data-pilot-member table:name="601" table:display="true" table:show-details="true"/>
                <table:data-pilot-member table:name="604" table:display="true" table:show-details="true"/>
                <table:data-pilot-member table:name="606" table:display="true" table:show-details="true"/>
                <table:data-pilot-member table:name="608" table:display="true" table:show-details="true"/>
                <table:data-pilot-member table:name="610" table:display="true" table:show-details="true"/>
                <table:data-pilot-member table:name="612" table:display="true" table:show-details="true"/>
                <table:data-pilot-member table:name="614" table:display="true" table:show-details="true"/>
                <table:data-pilot-member table:name="615" table:display="true" table:show-details="true"/>
                <table:data-pilot-member table:name="616" table:display="true" table:show-details="true"/>
                <table:data-pilot-member table:name="619" table:display="true" table:show-details="true"/>
                <table:data-pilot-member table:name="627" table:display="true" table:show-details="true"/>
                <table:data-pilot-member table:name="644" table:display="true" table:show-details="true"/>
                <table:data-pilot-member table:name="653" table:display="true" table:show-details="true"/>
                <table:data-pilot-member table:name="1024" table:display="true" table:show-details="true"/>
                <table:data-pilot-member table:name="1070" table:display="true" table:show-details="true"/>
                <table:data-pilot-member table:name="1078" table:display="true" table:show-details="true"/>
                <table:data-pilot-member table:name="1081" table:display="true" table:show-details="true"/>
                <table:data-pilot-member table:name="1097" table:display="true" table:show-details="true"/>
                <table:data-pilot-member table:name="1098" table:display="true" table:show-details="true"/>
                <table:data-pilot-member table:name="1106" table:display="true" table:show-details="true"/>
                <table:data-pilot-member table:name="1109" table:display="true" table:show-details="true"/>
                <table:data-pilot-member table:name="1120" table:display="true" table:show-details="true"/>
                <table:data-pilot-member table:name="1121" table:display="true" table:show-details="true"/>
                <table:data-pilot-member table:name="1127" table:display="true" table:show-details="true"/>
                <table:data-pilot-member table:name="1129" table:display="true" table:show-details="true"/>
                <table:data-pilot-member table:name="1134" table:display="true" table:show-details="true"/>
                <table:data-pilot-member table:name="1144" table:display="true" table:show-details="true"/>
                <table:data-pilot-member table:name="1146" table:display="true" table:show-details="true"/>
                <table:data-pilot-member table:name="1147" table:display="true" table:show-details="true"/>
                <table:data-pilot-member table:name="1148" table:display="true" table:show-details="true"/>
                <table:data-pilot-member table:name="1153" table:display="true" table:show-details="true"/>
                <table:data-pilot-member table:name="1154" table:display="true" table:show-details="true"/>
                <table:data-pilot-member table:name="1156" table:display="true" table:show-details="true"/>
                <table:data-pilot-member table:name="1161" table:display="true" table:show-details="true"/>
                <table:data-pilot-member table:name="1162" table:display="true" table:show-details="true"/>
                <table:data-pilot-member table:name="1168" table:display="true" table:show-details="true"/>
                <table:data-pilot-member table:name="1169" table:display="true" table:show-details="true"/>
                <table:data-pilot-member table:name="1172" table:display="true" table:show-details="true"/>
                <table:data-pilot-member table:name="1173" table:display="true" table:show-details="true"/>
                <table:data-pilot-member table:name="1179" table:display="true" table:show-details="true"/>
                <table:data-pilot-member table:name="1182" table:display="true" table:show-details="true"/>
                <table:data-pilot-member table:name="1185" table:display="true" table:show-details="true"/>
                <table:data-pilot-member table:name="1188" table:display="true" table:show-details="true"/>
                <table:data-pilot-member table:name="1189" table:display="true" table:show-details="true"/>
                <table:data-pilot-member table:name="1191" table:display="true" table:show-details="true"/>
                <table:data-pilot-member table:name="1194" table:display="true" table:show-details="true"/>
                <table:data-pilot-member table:name="1195" table:display="true" table:show-details="true"/>
                <table:data-pilot-member table:name="1197" table:display="true" table:show-details="true"/>
                <table:data-pilot-member table:name="1201" table:display="true" table:show-details="true"/>
                <table:data-pilot-member table:name="1202" table:display="true" table:show-details="true"/>
                <table:data-pilot-member table:name="1203" table:display="true" table:show-details="true"/>
                <table:data-pilot-member table:name="1207" table:display="true" table:show-details="true"/>
                <table:data-pilot-member table:name="1211" table:display="true" table:show-details="true"/>
                <table:data-pilot-member table:name="1213" table:display="true" table:show-details="true"/>
                <table:data-pilot-member table:name="1214" table:display="true" table:show-details="true"/>
                <table:data-pilot-member table:name="1215" table:display="true" table:show-details="true"/>
                <table:data-pilot-member table:name="1216" table:display="true" table:show-details="true"/>
                <table:data-pilot-member table:name="1218" table:display="true" table:show-details="true"/>
                <table:data-pilot-member table:name="1219" table:display="true" table:show-details="true"/>
                <table:data-pilot-member table:name="1220" table:display="true" table:show-details="true"/>
                <table:data-pilot-member table:name="1221" table:display="true" table:show-details="true"/>
                <table:data-pilot-member table:name="1223" table:display="true" table:show-details="true"/>
                <table:data-pilot-member table:name="1224" table:display="true" table:show-details="true"/>
                <table:data-pilot-member table:name="1228" table:display="true" table:show-details="true"/>
                <table:data-pilot-member table:name="1230" table:display="true" table:show-details="true"/>
                <table:data-pilot-member table:name="1235" table:display="true" table:show-details="true"/>
                <table:data-pilot-member table:name="1236" table:display="true" table:show-details="true"/>
                <table:data-pilot-member table:name="1237" table:display="true" table:show-details="true"/>
                <table:data-pilot-member table:name="1238" table:display="true" table:show-details="true"/>
                <table:data-pilot-member table:name="1239" table:display="true" table:show-details="true"/>
                <table:data-pilot-member table:name="1240" table:display="true" table:show-details="true"/>
                <table:data-pilot-member table:name="1241" table:display="true" table:show-details="true"/>
                <table:data-pilot-member table:name="1245" table:display="true" table:show-details="true"/>
                <table:data-pilot-member table:name="1247" table:display="true" table:show-details="true"/>
                <table:data-pilot-member table:name="1252" table:display="true" table:show-details="true"/>
                <table:data-pilot-member table:name="1259" table:display="true" table:show-details="true"/>
                <table:data-pilot-member table:name="1260" table:display="true" table:show-details="true"/>
                <table:data-pilot-member table:name="1262" table:display="true" table:show-details="true"/>
                <table:data-pilot-member table:name="1264" table:display="true" table:show-details="true"/>
                <table:data-pilot-member table:name="1265" table:display="true" table:show-details="true"/>
                <table:data-pilot-member table:name="1267" table:display="true" table:show-details="true"/>
                <table:data-pilot-member table:name="1269" table:display="true" table:show-details="true"/>
                <table:data-pilot-member table:name="1270" table:display="true" table:show-details="true"/>
                <table:data-pilot-member table:name="1277" table:display="true" table:show-details="true"/>
                <table:data-pilot-member table:name="1287" table:display="true" table:show-details="true"/>
                <table:data-pilot-member table:name="1295" table:display="true" table:show-details="true"/>
                <table:data-pilot-member table:name="1296" table:display="true" table:show-details="true"/>
                <table:data-pilot-member table:name="1298" table:display="true" table:show-details="true"/>
                <table:data-pilot-member table:name="1307" table:display="true" table:show-details="true"/>
                <table:data-pilot-member table:name="1316" table:display="true" table:show-details="true"/>
                <table:data-pilot-member table:name="1317" table:display="true" table:show-details="true"/>
                <table:data-pilot-member table:name="1322" table:display="true" table:show-details="true"/>
                <table:data-pilot-member table:name="1337" table:display="true" table:show-details="true"/>
                <table:data-pilot-member table:name="1655" table:display="true" table:show-details="true"/>
                <table:data-pilot-member table:name="1665" table:display="true" table:show-details="true"/>
                <table:data-pilot-member table:name="1669" table:display="true" table:show-details="true"/>
                <table:data-pilot-member table:name="1671" table:display="true" table:show-details="true"/>
                <table:data-pilot-member table:name="1699" table:display="true" table:show-details="true"/>
                <table:data-pilot-member table:name="1722" table:display="true" table:show-details="true"/>
                <table:data-pilot-member table:name="1734" table:display="true" table:show-details="true"/>
                <table:data-pilot-member table:name="1735" table:display="true" table:show-details="true"/>
                <table:data-pilot-member table:name="1739" table:display="true" table:show-details="true"/>
                <table:data-pilot-member table:name="1751" table:display="true" table:show-details="true"/>
                <table:data-pilot-member table:name="1759" table:display="true" table:show-details="true"/>
                <table:data-pilot-member table:name="1772" table:display="true" table:show-details="true"/>
                <table:data-pilot-member table:name="1776" table:display="true" table:show-details="true"/>
                <table:data-pilot-member table:name="1777" table:display="true" table:show-details="true"/>
                <table:data-pilot-member table:name="1779" table:display="true" table:show-details="true"/>
                <table:data-pilot-member table:name="1784" table:display="true" table:show-details="true"/>
                <table:data-pilot-member table:name="1787" table:display="true" table:show-details="true"/>
                <table:data-pilot-member table:name="1791" table:display="true" table:show-details="true"/>
                <table:data-pilot-member table:name="1798" table:display="true" table:show-details="true"/>
                <table:data-pilot-member table:name="1801" table:display="true" table:show-details="true"/>
                <table:data-pilot-member table:name="1806" table:display="true" table:show-details="true"/>
                <table:data-pilot-member table:name="1809" table:display="true" table:show-details="true"/>
                <table:data-pilot-member table:name="1814" table:display="true" table:show-details="true"/>
                <table:data-pilot-member table:name="1815" table:display="true" table:show-details="true"/>
                <table:data-pilot-member table:name="1819" table:display="true" table:show-details="true"/>
                <table:data-pilot-member table:name="1820" table:display="true" table:show-details="true"/>
                <table:data-pilot-member table:name="1821" table:display="true" table:show-details="true"/>
                <table:data-pilot-member table:name="1823" table:display="true" table:show-details="true"/>
                <table:data-pilot-member table:name="1825" table:display="true" table:show-details="true"/>
                <table:data-pilot-member table:name="1827" table:display="true" table:show-details="true"/>
                <table:data-pilot-member table:name="1829" table:display="true" table:show-details="true"/>
                <table:data-pilot-member table:name="1834" table:display="true" table:show-details="true"/>
                <table:data-pilot-member table:name="1842" table:display="true" table:show-details="true"/>
                <table:data-pilot-member table:name="1843" table:display="true" table:show-details="true"/>
                <table:data-pilot-member table:name="1844" table:display="true" table:show-details="true"/>
                <table:data-pilot-member table:name="1846" table:display="true" table:show-details="true"/>
                <table:data-pilot-member table:name="1848" table:display="true" table:show-details="true"/>
                <table:data-pilot-member table:name="1849" table:display="true" table:show-details="true"/>
                <table:data-pilot-member table:name="1850" table:display="true" table:show-details="true"/>
                <table:data-pilot-member table:name="1852" table:display="true" table:show-details="true"/>
                <table:data-pilot-member table:name="1867" table:display="true" table:show-details="true"/>
                <table:data-pilot-member table:name="1868" table:display="true" table:show-details="true"/>
                <table:data-pilot-member table:name="1869" table:display="true" table:show-details="true"/>
                <table:data-pilot-member table:name="1870" table:display="true" table:show-details="true"/>
                <table:data-pilot-member table:name="1872" table:display="true" table:show-details="true"/>
                <table:data-pilot-member table:name="1875" table:display="true" table:show-details="true"/>
                <table:data-pilot-member table:name="1876" table:display="true" table:show-details="true"/>
                <table:data-pilot-member table:name="1877" table:display="true" table:show-details="true"/>
                <table:data-pilot-member table:name="1878" table:display="true" table:show-details="true"/>
                <table:data-pilot-member table:name="1881" table:display="true" table:show-details="true"/>
                <table:data-pilot-member table:name="1893" table:display="true" table:show-details="true"/>
                <table:data-pilot-member table:name="1896" table:display="true" table:show-details="true"/>
                <table:data-pilot-member table:name="1900" table:display="true" table:show-details="true"/>
                <table:data-pilot-member table:name="1901" table:display="true" table:show-details="true"/>
                <table:data-pilot-member table:name="1910" table:display="true" table:show-details="true"/>
                <table:data-pilot-member table:name="1914" table:display="true" table:show-details="true"/>
                <table:data-pilot-member table:name="1917" table:display="true" table:show-details="true"/>
                <table:data-pilot-member table:name="1918" table:display="true" table:show-details="true"/>
                <table:data-pilot-member table:name="1919" table:display="true" table:show-details="true"/>
                <table:data-pilot-member table:name="1925" table:display="true" table:show-details="true"/>
                <table:data-pilot-member table:name="1926" table:display="true" table:show-details="true"/>
                <table:data-pilot-member table:name="1927" table:display="true" table:show-details="true"/>
                <table:data-pilot-member table:name="1929" table:display="true" table:show-details="true"/>
                <table:data-pilot-member table:name="1930" table:display="true" table:show-details="true"/>
                <table:data-pilot-member table:name="1933" table:display="true" table:show-details="true"/>
                <table:data-pilot-member table:name="1935" table:display="true" table:show-details="true"/>
                <table:data-pilot-member table:name="1937" table:display="true" table:show-details="true"/>
                <table:data-pilot-member table:name="1941" table:display="true" table:show-details="true"/>
                <table:data-pilot-member table:name="1945" table:display="true" table:show-details="true"/>
                <table:data-pilot-member table:name="1947" table:display="true" table:show-details="true"/>
                <table:data-pilot-member table:name="1951" table:display="true" table:show-details="true"/>
                <table:data-pilot-member table:name="1956" table:display="true" table:show-details="true"/>
                <table:data-pilot-member table:name="1958" table:display="true" table:show-details="true"/>
                <table:data-pilot-member table:name="1959" table:display="true" table:show-details="true"/>
                <table:data-pilot-member table:name="1960" table:display="true" table:show-details="true"/>
                <table:data-pilot-member table:name="1967" table:display="true" table:show-details="true"/>
                <table:data-pilot-member table:name="1977" table:display="true" table:show-details="true"/>
                <table:data-pilot-member table:name="1984" table:display="true" table:show-details="true"/>
                <table:data-pilot-member table:name="1991" table:display="true" table:show-details="true"/>
                <table:data-pilot-member table:name="1996" table:display="true" table:show-details="true"/>
                <table:data-pilot-member table:name="2008" table:display="true" table:show-details="true"/>
                <table:data-pilot-member table:name="2015" table:display="true" table:show-details="true"/>
                <table:data-pilot-member table:name="2018" table:display="true" table:show-details="true"/>
                <table:data-pilot-member table:name="2021" table:display="true" table:show-details="true"/>
                <table:data-pilot-member table:name="2025" table:display="true" table:show-details="true"/>
                <table:data-pilot-member table:name="2026" table:display="true" table:show-details="true"/>
                <table:data-pilot-member table:name="2029" table:display="true" table:show-details="true"/>
                <table:data-pilot-member table:name="2030" table:display="true" table:show-details="true"/>
                <table:data-pilot-member table:name="2033" table:display="true" table:show-details="true"/>
                <table:data-pilot-member table:name="2042" table:display="true" table:show-details="true"/>
                <table:data-pilot-member table:name="2152" table:display="true" table:show-details="true"/>
                <table:data-pilot-member table:name="2173" table:display="true" table:show-details="true"/>
                <table:data-pilot-member table:name="2223" table:display="true" table:show-details="true"/>
                <table:data-pilot-member table:name="2224" table:display="true" table:show-details="true"/>
                <table:data-pilot-member table:name="2233" table:display="true" table:show-details="true"/>
                <table:data-pilot-member table:name="2257" table:display="true" table:show-details="true"/>
                <table:data-pilot-member table:name="2277" table:display="true" table:show-details="true"/>
                <table:data-pilot-member table:name="2281" table:display="true" table:show-details="true"/>
                <table:data-pilot-member table:name="2286" table:display="true" table:show-details="true"/>
                <table:data-pilot-member table:name="2298" table:display="true" table:show-details="true"/>
                <table:data-pilot-member table:name="2305" table:display="true" table:show-details="true"/>
                <table:data-pilot-member table:name="2306" table:display="true" table:show-details="true"/>
                <table:data-pilot-member table:name="2318" table:display="true" table:show-details="true"/>
                <table:data-pilot-member table:name="2330" table:display="true" table:show-details="true"/>
                <table:data-pilot-member table:name="2331" table:display="true" table:show-details="true"/>
                <table:data-pilot-member table:name="2337" table:display="true" table:show-details="true"/>
                <table:data-pilot-member table:name="2354" table:display="true" table:show-details="true"/>
                <table:data-pilot-member table:name="2397" table:display="true" table:show-details="true"/>
                <table:data-pilot-member table:name="2398" table:display="true" table:show-details="true"/>
                <table:data-pilot-member table:name="2403" table:display="true" table:show-details="true"/>
                <table:data-pilot-member table:name="2404" table:display="true" table:show-details="true"/>
                <table:data-pilot-member table:name="2416" table:display="true" table:show-details="true"/>
                <table:data-pilot-member table:name="2429" table:display="true" table:show-details="true"/>
                <table:data-pilot-member table:name="2430" table:display="true" table:show-details="true"/>
                <table:data-pilot-member table:name="2435" table:display="true" table:show-details="true"/>
                <table:data-pilot-member table:name="2438" table:display="true" table:show-details="true"/>
                <table:data-pilot-member table:name="2441" table:display="true" table:show-details="true"/>
                <table:data-pilot-member table:name="2446" table:display="true" table:show-details="true"/>
                <table:data-pilot-member table:name="2448" table:display="true" table:show-details="true"/>
                <table:data-pilot-member table:name="2453" table:display="true" table:show-details="true"/>
                <table:data-pilot-member table:name="2456" table:display="true" table:show-details="true"/>
                <table:data-pilot-member table:name="2457" table:display="true" table:show-details="true"/>
                <table:data-pilot-member table:name="2462" table:display="true" table:show-details="true"/>
                <table:data-pilot-member table:name="2465" table:display="true" table:show-details="true"/>
                <table:data-pilot-member table:name="2469" table:display="true" table:show-details="true"/>
                <table:data-pilot-member table:name="2470" table:display="true" table:show-details="true"/>
                <table:data-pilot-member table:name="2501" table:display="true" table:show-details="true"/>
                <table:data-pilot-member table:name="2505" table:display="true" table:show-details="true"/>
                <table:data-pilot-member table:name="2510" table:display="true" table:show-details="true"/>
                <table:data-pilot-member table:name="2525" table:display="true" table:show-details="true"/>
                <table:data-pilot-member table:name="2527" table:display="true" table:show-details="true"/>
                <table:data-pilot-member table:name="2530" table:display="true" table:show-details="true"/>
                <table:data-pilot-member table:name="2533" table:display="true" table:show-details="true"/>
                <table:data-pilot-member table:name="2535" table:display="true" table:show-details="true"/>
                <table:data-pilot-member table:name="2538" table:display="true" table:show-details="true"/>
                <table:data-pilot-member table:name="2540" table:display="true" table:show-details="true"/>
                <table:data-pilot-member table:name="2550" table:display="true" table:show-details="true"/>
                <table:data-pilot-member table:name="2555" table:display="true" table:show-details="true"/>
                <table:data-pilot-member table:name="2556" table:display="true" table:show-details="true"/>
                <table:data-pilot-member table:name="2557" table:display="true" table:show-details="true"/>
                <table:data-pilot-member table:name="2561" table:display="true" table:show-details="true"/>
                <table:data-pilot-member table:name="2562" table:display="true" table:show-details="true"/>
                <table:data-pilot-member table:name="2563" table:display="true" table:show-details="true"/>
                <table:data-pilot-member table:name="2573" table:display="true" table:show-details="true"/>
                <table:data-pilot-member table:name="2575" table:display="true" table:show-details="true"/>
                <table:data-pilot-member table:name="2578" table:display="true" table:show-details="true"/>
                <table:data-pilot-member table:name="2579" table:display="true" table:show-details="true"/>
                <table:data-pilot-member table:name="2585" table:display="true" table:show-details="true"/>
                <table:data-pilot-member table:name="2588" table:display="true" table:show-details="true"/>
                <table:data-pilot-member table:name="2592" table:display="true" table:show-details="true"/>
                <table:data-pilot-member table:name="2595" table:display="true" table:show-details="true"/>
                <table:data-pilot-member table:name="2599" table:display="true" table:show-details="true"/>
                <table:data-pilot-member table:name="2603" table:display="true" table:show-details="true"/>
                <table:data-pilot-member table:name="2611" table:display="true" table:show-details="true"/>
                <table:data-pilot-member table:name="2613" table:display="true" table:show-details="true"/>
                <table:data-pilot-member table:name="2614" table:display="true" table:show-details="true"/>
                <table:data-pilot-member table:name="2615" table:display="true" table:show-details="true"/>
                <table:data-pilot-member table:name="2616" table:display="true" table:show-details="true"/>
                <table:data-pilot-member table:name="2627" table:display="true" table:show-details="true"/>
                <table:data-pilot-member table:name="2636" table:display="true" table:show-details="true"/>
                <table:data-pilot-member table:name="2638" table:display="true" table:show-details="true"/>
                <table:data-pilot-member table:name="2640" table:display="true" table:show-details="true"/>
                <table:data-pilot-member table:name="2653" table:display="true" table:show-details="true"/>
                <table:data-pilot-member table:name="2656" table:display="true" table:show-details="true"/>
                <table:data-pilot-member table:name="2665" table:display="true" table:show-details="true"/>
                <table:data-pilot-member table:name="2669" table:display="true" table:show-details="true"/>
                <table:data-pilot-member table:name="2670" table:display="true" table:show-details="true"/>
                <table:data-pilot-member table:name="2687" table:display="true" table:show-details="true"/>
                <table:data-pilot-member table:name="2693" table:display="true" table:show-details="true"/>
                <table:data-pilot-member table:name="2694" table:display="true" table:show-details="true"/>
                <table:data-pilot-member table:name="2698" table:display="true" table:show-details="true"/>
                <table:data-pilot-member table:name="2700" table:display="true" table:show-details="true"/>
                <table:data-pilot-member table:name="2701" table:display="true" table:show-details="true"/>
                <table:data-pilot-member table:name="2711" table:display="true" table:show-details="true"/>
                <table:data-pilot-member table:name="2766" table:display="true" table:show-details="true"/>
                <table:data-pilot-member table:name="2812" table:display="true" table:show-details="true"/>
                <table:data-pilot-member table:name="2825" table:display="true" table:show-details="true"/>
                <table:data-pilot-member table:name="2828" table:display="true" table:show-details="true"/>
                <table:data-pilot-member table:name="2881" table:display="true" table:show-details="true"/>
                <table:data-pilot-member table:name="2950" table:display="true" table:show-details="true"/>
                <table:data-pilot-member table:name="2955" table:display="true" table:show-details="true"/>
                <table:data-pilot-member table:name="2977" table:display="true" table:show-details="true"/>
                <table:data-pilot-member table:name="2983" table:display="true" table:show-details="true"/>
                <table:data-pilot-member table:name="3003" table:display="true" table:show-details="true"/>
                <table:data-pilot-member table:name="3030" table:display="true" table:show-details="true"/>
                <table:data-pilot-member table:name="3046" table:display="true" table:show-details="true"/>
                <table:data-pilot-member table:name="3064" table:display="true" table:show-details="true"/>
                <table:data-pilot-member table:name="3068" table:display="true" table:show-details="true"/>
                <table:data-pilot-member table:name="3084" table:display="true" table:show-details="true"/>
                <table:data-pilot-member table:name="3089" table:display="true" table:show-details="true"/>
                <table:data-pilot-member table:name="3093" table:display="true" table:show-details="true"/>
                <table:data-pilot-member table:name="3100" table:display="true" table:show-details="true"/>
                <table:data-pilot-member table:name="3104" table:display="true" table:show-details="true"/>
                <table:data-pilot-member table:name="3106" table:display="true" table:show-details="true"/>
                <table:data-pilot-member table:name="3123" table:display="true" table:show-details="true"/>
                <table:data-pilot-member table:name="3126" table:display="true" table:show-details="true"/>
                <table:data-pilot-member table:name="3135" table:display="true" table:show-details="true"/>
                <table:data-pilot-member table:name="3137" table:display="true" table:show-details="true"/>
                <table:data-pilot-member table:name="3149" table:display="true" table:show-details="true"/>
                <table:data-pilot-member table:name="3152" table:display="true" table:show-details="true"/>
                <table:data-pilot-member table:name="3157" table:display="true" table:show-details="true"/>
                <table:data-pilot-member table:name="3165" table:display="true" table:show-details="true"/>
                <table:data-pilot-member table:name="3180" table:display="true" table:show-details="true"/>
                <table:data-pilot-member table:name="3182" table:display="true" table:show-details="true"/>
                <table:data-pilot-member table:name="3187" table:display="true" table:show-details="true"/>
                <table:data-pilot-member table:name="3188" table:display="true" table:show-details="true"/>
                <table:data-pilot-member table:name="3190" table:display="true" table:show-details="true"/>
                <table:data-pilot-member table:name="3193" table:display="true" table:show-details="true"/>
                <table:data-pilot-member table:name="3195" table:display="true" table:show-details="true"/>
                <table:data-pilot-member table:name="3200" table:display="true" table:show-details="true"/>
                <table:data-pilot-member table:name="3206" table:display="true" table:show-details="true"/>
                <table:data-pilot-member table:name="3208" table:display="true" table:show-details="true"/>
                <table:data-pilot-member table:name="3210" table:display="true" table:show-details="true"/>
                <table:data-pilot-member table:name="3212" table:display="true" table:show-details="true"/>
                <table:data-pilot-member table:name="3213" table:display="true" table:show-details="true"/>
                <table:data-pilot-member table:name="3216" table:display="true" table:show-details="true"/>
                <table:data-pilot-member table:name="3220" table:display="true" table:show-details="true"/>
                <table:data-pilot-member table:name="3221" table:display="true" table:show-details="true"/>
                <table:data-pilot-member table:name="3224" table:display="true" table:show-details="true"/>
                <table:data-pilot-member table:name="3230" table:display="true" table:show-details="true"/>
                <table:data-pilot-member table:name="3235" table:display="true" table:show-details="true"/>
                <table:data-pilot-member table:name="3243" table:display="true" table:show-details="true"/>
                <table:data-pilot-member table:name="3246" table:display="true" table:show-details="true"/>
                <table:data-pilot-member table:name="3247" table:display="true" table:show-details="true"/>
                <table:data-pilot-member table:name="3253" table:display="true" table:show-details="true"/>
                <table:data-pilot-member table:name="3268" table:display="true" table:show-details="true"/>
                <table:data-pilot-member table:name="3278" table:display="true" table:show-details="true"/>
                <table:data-pilot-member table:name="3282" table:display="true" table:show-details="true"/>
                <table:data-pilot-member table:name="3289" table:display="true" table:show-details="true"/>
                <table:data-pilot-member table:name="3290" table:display="true" table:show-details="true"/>
                <table:data-pilot-member table:name="3291" table:display="true" table:show-details="true"/>
                <table:data-pilot-member table:name="3294" table:display="true" table:show-details="true"/>
                <table:data-pilot-member table:name="3305" table:display="true" table:show-details="true"/>
                <table:data-pilot-member table:name="3314" table:display="true" table:show-details="true"/>
                <table:data-pilot-member table:name="3315" table:display="true" table:show-details="true"/>
                <table:data-pilot-member table:name="3322" table:display="true" table:show-details="true"/>
                <table:data-pilot-member table:name="3323" table:display="true" table:show-details="true"/>
                <table:data-pilot-member table:name="3324" table:display="true" table:show-details="true"/>
                <table:data-pilot-member table:name="3328" table:display="true" table:show-details="true"/>
                <table:data-pilot-member table:name="3330" table:display="true" table:show-details="true"/>
                <table:data-pilot-member table:name="3332" table:display="true" table:show-details="true"/>
                <table:data-pilot-member table:name="3345" table:display="true" table:show-details="true"/>
                <table:data-pilot-member table:name="3353" table:display="true" table:show-details="true"/>
                <table:data-pilot-member table:name="3354" table:display="true" table:show-details="true"/>
                <table:data-pilot-member table:name="3356" table:display="true" table:show-details="true"/>
                <table:data-pilot-member table:name="3357" table:display="true" table:show-details="true"/>
                <table:data-pilot-member table:name="3362" table:display="true" table:show-details="true"/>
                <table:data-pilot-member table:name="3363" table:display="true" table:show-details="true"/>
                <table:data-pilot-member table:name="3364" table:display="true" table:show-details="true"/>
                <table:data-pilot-member table:name="3374" table:display="true" table:show-details="true"/>
                <table:data-pilot-member table:name="3380" table:display="true" table:show-details="true"/>
                <table:data-pilot-member table:name="3386" table:display="true" table:show-details="true"/>
                <table:data-pilot-member table:name="3391" table:display="true" table:show-details="true"/>
                <table:data-pilot-member table:name="3398" table:display="true" table:show-details="true"/>
                <table:data-pilot-member table:name="3399" table:display="true" table:show-details="true"/>
                <table:data-pilot-member table:name="3405" table:display="true" table:show-details="true"/>
                <table:data-pilot-member table:name="3414" table:display="true" table:show-details="true"/>
                <table:data-pilot-member table:name="3426" table:display="true" table:show-details="true"/>
                <table:data-pilot-member table:name="3428" table:display="true" table:show-details="true"/>
                <table:data-pilot-member table:name="3433" table:display="true" table:show-details="true"/>
                <table:data-pilot-member table:name="3443" table:display="true" table:show-details="true"/>
                <table:data-pilot-member table:name="3455" table:display="true" table:show-details="true"/>
                <table:data-pilot-member table:name="3475" table:display="true" table:show-details="true"/>
                <table:data-pilot-member table:name="3477" table:display="true" table:show-details="true"/>
                <table:data-pilot-member table:name="3480" table:display="true" table:show-details="true"/>
                <table:data-pilot-member table:name="3486" table:display="true" table:show-details="true"/>
                <table:data-pilot-member table:name="3506" table:display="true" table:show-details="true"/>
                <table:data-pilot-member table:name="3536" table:display="true" table:show-details="true"/>
                <table:data-pilot-member table:name="3570" table:display="true" table:show-details="true"/>
                <table:data-pilot-member table:name="3597" table:display="true" table:show-details="true"/>
                <table:data-pilot-member table:name="3628" table:display="true" table:show-details="true"/>
                <table:data-pilot-member table:name="3634" table:display="true" table:show-details="true"/>
                <table:data-pilot-member table:name="3667" table:display="true" table:show-details="true"/>
                <table:data-pilot-member table:name="3670" table:display="true" table:show-details="true"/>
                <table:data-pilot-member table:name="3675" table:display="true" table:show-details="true"/>
                <table:data-pilot-member table:name="3723" table:display="true" table:show-details="true"/>
                <table:data-pilot-member table:name="3724" table:display="true" table:show-details="true"/>
                <table:data-pilot-member table:name="3744" table:display="true" table:show-details="true"/>
                <table:data-pilot-member table:name="3754" table:display="true" table:show-details="true"/>
                <table:data-pilot-member table:name="3756" table:display="true" table:show-details="true"/>
                <table:data-pilot-member table:name="3766" table:display="true" table:show-details="true"/>
                <table:data-pilot-member table:name="3773" table:display="true" table:show-details="true"/>
                <table:data-pilot-member table:name="3774" table:display="true" table:show-details="true"/>
                <table:data-pilot-member table:name="3796" table:display="true" table:show-details="true"/>
                <table:data-pilot-member table:name="3806" table:display="true" table:show-details="true"/>
                <table:data-pilot-member table:name="3808" table:display="true" table:show-details="true"/>
                <table:data-pilot-member table:name="3819" table:display="true" table:show-details="true"/>
                <table:data-pilot-member table:name="3826" table:display="true" table:show-details="true"/>
                <table:data-pilot-member table:name="3832" table:display="true" table:show-details="true"/>
                <table:data-pilot-member table:name="3834" table:display="true" table:show-details="true"/>
                <table:data-pilot-member table:name="3839" table:display="true" table:show-details="true"/>
                <table:data-pilot-member table:name="3841" table:display="true" table:show-details="true"/>
                <table:data-pilot-member table:name="3842" table:display="true" table:show-details="true"/>
                <table:data-pilot-member table:name="3844" table:display="true" table:show-details="true"/>
                <table:data-pilot-member table:name="3847" table:display="true" table:show-details="true"/>
                <table:data-pilot-member table:name="3849" table:display="true" table:show-details="true"/>
                <table:data-pilot-member table:name="3850" table:display="true" table:show-details="true"/>
                <table:data-pilot-member table:name="3859" table:display="true" table:show-details="true"/>
                <table:data-pilot-member table:name="3860" table:display="true" table:show-details="true"/>
                <table:data-pilot-member table:name="3874" table:display="true" table:show-details="true"/>
                <table:data-pilot-member table:name="3875" table:display="true" table:show-details="true"/>
                <table:data-pilot-member table:name="3878" table:display="true" table:show-details="true"/>
                <table:data-pilot-member table:name="3882" table:display="true" table:show-details="true"/>
                <table:data-pilot-member table:name="3885" table:display="true" table:show-details="true"/>
                <table:data-pilot-member table:name="3890" table:display="true" table:show-details="true"/>
                <table:data-pilot-member table:name="3892" table:display="true" table:show-details="true"/>
                <table:data-pilot-member table:name="3894" table:display="true" table:show-details="true"/>
                <table:data-pilot-member table:name="3897" table:display="true" table:show-details="true"/>
                <table:data-pilot-member table:name="3898" table:display="true" table:show-details="true"/>
                <table:data-pilot-member table:name="3900" table:display="true" table:show-details="true"/>
                <table:data-pilot-member table:name="3903" table:display="true" table:show-details="true"/>
                <table:data-pilot-member table:name="3904" table:display="true" table:show-details="true"/>
                <table:data-pilot-member table:name="3909" table:display="true" table:show-details="true"/>
                <table:data-pilot-member table:name="3910" table:display="true" table:show-details="true"/>
                <table:data-pilot-member table:name="3921" table:display="true" table:show-details="true"/>
                <table:data-pilot-member table:name="3927" table:display="true" table:show-details="true"/>
                <table:data-pilot-member table:name="3931" table:display="true" table:show-details="true"/>
                <table:data-pilot-member table:name="3933" table:display="true" table:show-details="true"/>
                <table:data-pilot-member table:name="3937" table:display="true" table:show-details="true"/>
                <table:data-pilot-member table:name="3944" table:display="true" table:show-details="true"/>
                <table:data-pilot-member table:name="3945" table:display="true" table:show-details="true"/>
                <table:data-pilot-member table:name="3950" table:display="true" table:show-details="true"/>
                <table:data-pilot-member table:name="3953" table:display="true" table:show-details="true"/>
                <table:data-pilot-member table:name="3958" table:display="true" table:show-details="true"/>
                <table:data-pilot-member table:name="3960" table:display="true" table:show-details="true"/>
                <table:data-pilot-member table:name="3963" table:display="true" table:show-details="true"/>
                <table:data-pilot-member table:name="3968" table:display="true" table:show-details="true"/>
                <table:data-pilot-member table:name="3970" table:display="true" table:show-details="true"/>
                <table:data-pilot-member table:name="3975" table:display="true" table:show-details="true"/>
                <table:data-pilot-member table:name="3978" table:display="true" table:show-details="true"/>
                <table:data-pilot-member table:name="3986" table:display="true" table:show-details="true"/>
                <table:data-pilot-member table:name="3995" table:display="true" table:show-details="true"/>
                <table:data-pilot-member table:name="4001" table:display="true" table:show-details="true"/>
                <table:data-pilot-member table:name="4012" table:display="true" table:show-details="true"/>
                <table:data-pilot-member table:name="4014" table:display="true" table:show-details="true"/>
                <table:data-pilot-member table:name="4020" table:display="true" table:show-details="true"/>
                <table:data-pilot-member table:name="4021" table:display="true" table:show-details="true"/>
                <table:data-pilot-member table:name="4025" table:display="true" table:show-details="true"/>
                <table:data-pilot-member table:name="4032" table:display="true" table:show-details="true"/>
                <table:data-pilot-member table:name="4044" table:display="true" table:show-details="true"/>
                <table:data-pilot-member table:name="4052" table:display="true" table:show-details="true"/>
                <table:data-pilot-member table:name="4057" table:display="true" table:show-details="true"/>
                <table:data-pilot-member table:name="4063" table:display="true" table:show-details="true"/>
                <table:data-pilot-member table:name="4066" table:display="true" table:show-details="true"/>
                <table:data-pilot-member table:name="4074" table:display="true" table:show-details="true"/>
                <table:data-pilot-member table:name="4080" table:display="true" table:show-details="true"/>
                <table:data-pilot-member table:name="4093" table:display="true" table:show-details="true"/>
                <table:data-pilot-member table:name="4110" table:display="true" table:show-details="true"/>
                <table:data-pilot-member table:name="4130" table:display="true" table:show-details="true"/>
                <table:data-pilot-member table:name="4133" table:display="true" table:show-details="true"/>
                <table:data-pilot-member table:name="4140" table:display="true" table:show-details="true"/>
                <table:data-pilot-member table:name="4145" table:display="true" table:show-details="true"/>
                <table:data-pilot-member table:name="4150" table:display="true" table:show-details="true"/>
                <table:data-pilot-member table:name="4151" table:display="true" table:show-details="true"/>
                <table:data-pilot-member table:name="4174" table:display="true" table:show-details="true"/>
                <table:data-pilot-member table:name="4183" table:display="true" table:show-details="true"/>
                <table:data-pilot-member table:name="4186" table:display="true" table:show-details="true"/>
                <table:data-pilot-member table:name="4208" table:display="true" table:show-details="true"/>
                <table:data-pilot-member table:name="4209" table:display="true" table:show-details="true"/>
                <table:data-pilot-member table:name="4210" table:display="true" table:show-details="true"/>
                <table:data-pilot-member table:name="4219" table:display="true" table:show-details="true"/>
                <table:data-pilot-member table:name="4227" table:display="true" table:show-details="true"/>
                <table:data-pilot-member table:name="4252" table:display="true" table:show-details="true"/>
                <table:data-pilot-member table:name="4256" table:display="true" table:show-details="true"/>
                <table:data-pilot-member table:name="4264" table:display="true" table:show-details="true"/>
                <table:data-pilot-member table:name="4277" table:display="true" table:show-details="true"/>
                <table:data-pilot-member table:name="4283" table:display="true" table:show-details="true"/>
                <table:data-pilot-member table:name="4337" table:display="true" table:show-details="true"/>
                <table:data-pilot-member table:name="4342" table:display="true" table:show-details="true"/>
                <table:data-pilot-member table:name="4350" table:display="true" table:show-details="true"/>
                <table:data-pilot-member table:name="4352" table:display="true" table:show-details="true"/>
                <table:data-pilot-member table:name="4358" table:display="true" table:show-details="true"/>
                <table:data-pilot-member table:name="4359" table:display="true" table:show-details="true"/>
                <table:data-pilot-member table:name="4371" table:display="true" table:show-details="true"/>
                <table:data-pilot-member table:name="4385" table:display="true" table:show-details="true"/>
                <table:data-pilot-member table:name="4399" table:display="true" table:show-details="true"/>
                <table:data-pilot-member table:name="4401" table:display="true" table:show-details="true"/>
                <table:data-pilot-member table:name="4404" table:display="true" table:show-details="true"/>
                <table:data-pilot-member table:name="4407" table:display="true" table:show-details="true"/>
                <table:data-pilot-member table:name="4413" table:display="true" table:show-details="true"/>
                <table:data-pilot-member table:name="4415" table:display="true" table:show-details="true"/>
                <table:data-pilot-member table:name="4439" table:display="true" table:show-details="true"/>
                <table:data-pilot-member table:name="4449" table:display="true" table:show-details="true"/>
                <table:data-pilot-member table:name="4464" table:display="true" table:show-details="true"/>
                <table:data-pilot-member table:name="4473" table:display="true" table:show-details="true"/>
                <table:data-pilot-member table:name="4481" table:display="true" table:show-details="true"/>
                <table:data-pilot-member table:name="4482" table:display="true" table:show-details="true"/>
                <table:data-pilot-member table:name="4497" table:display="true" table:show-details="true"/>
                <table:data-pilot-member table:name="4507" table:display="true" table:show-details="true"/>
                <table:data-pilot-member table:name="4523" table:display="true" table:show-details="true"/>
                <table:data-pilot-member table:name="4528" table:display="true" table:show-details="true"/>
                <table:data-pilot-member table:name="4532" table:display="true" table:show-details="true"/>
                <table:data-pilot-member table:name="4544" table:display="true" table:show-details="true"/>
                <table:data-pilot-member table:name="4548" table:display="true" table:show-details="true"/>
                <table:data-pilot-member table:name="4562" table:display="true" table:show-details="true"/>
                <table:data-pilot-member table:name="4565" table:display="true" table:show-details="true"/>
                <table:data-pilot-member table:name="4574" table:display="true" table:show-details="true"/>
                <table:data-pilot-member table:name="4584" table:display="true" table:show-details="true"/>
                <table:data-pilot-member table:name="4587" table:display="true" table:show-details="true"/>
                <table:data-pilot-member table:name="4603" table:display="true" table:show-details="true"/>
                <table:data-pilot-member table:name="4607" table:display="true" table:show-details="true"/>
                <table:data-pilot-member table:name="4621" table:display="true" table:show-details="true"/>
                <table:data-pilot-member table:name="4624" table:display="true" table:show-details="true"/>
                <table:data-pilot-member table:name="4627" table:display="true" table:show-details="true"/>
                <table:data-pilot-member table:name="4628" table:display="true" table:show-details="true"/>
                <table:data-pilot-member table:name="4636" table:display="true" table:show-details="true"/>
                <table:data-pilot-member table:name="4637" table:display="true" table:show-details="true"/>
                <table:data-pilot-member table:name="4639" table:display="true" table:show-details="true"/>
                <table:data-pilot-member table:name="4640" table:display="true" table:show-details="true"/>
                <table:data-pilot-member table:name="4643" table:display="true" table:show-details="true"/>
                <table:data-pilot-member table:name="4644" table:display="true" table:show-details="true"/>
                <table:data-pilot-member table:name="4648" table:display="true" table:show-details="true"/>
                <table:data-pilot-member table:name="4653" table:display="true" table:show-details="true"/>
                <table:data-pilot-member table:name="4659" table:display="true" table:show-details="true"/>
                <table:data-pilot-member table:name="4661" table:display="true" table:show-details="true"/>
                <table:data-pilot-member table:name="4663" table:display="true" table:show-details="true"/>
                <table:data-pilot-member table:name="4664" table:display="true" table:show-details="true"/>
                <table:data-pilot-member table:name="4667" table:display="true" table:show-details="true"/>
                <table:data-pilot-member table:name="4672" table:display="true" table:show-details="true"/>
                <table:data-pilot-member table:name="4673" table:display="true" table:show-details="true"/>
                <table:data-pilot-member table:name="4674" table:display="true" table:show-details="true"/>
                <table:data-pilot-member table:name="4683" table:display="true" table:show-details="true"/>
                <table:data-pilot-member table:name="4684" table:display="true" table:show-details="true"/>
                <table:data-pilot-member table:name="4685" table:display="true" table:show-details="true"/>
                <table:data-pilot-member table:name="4686" table:display="true" table:show-details="true"/>
                <table:data-pilot-member table:name="4687" table:display="true" table:show-details="true"/>
                <table:data-pilot-member table:name="4691" table:display="true" table:show-details="true"/>
                <table:data-pilot-member table:name="4692" table:display="true" table:show-details="true"/>
                <table:data-pilot-member table:name="4697" table:display="true" table:show-details="true"/>
                <table:data-pilot-member table:name="4698" table:display="true" table:show-details="true"/>
                <table:data-pilot-member table:name="4699" table:display="true" table:show-details="true"/>
                <table:data-pilot-member table:name="4702" table:display="true" table:show-details="true"/>
                <table:data-pilot-member table:name="4712" table:display="true" table:show-details="true"/>
                <table:data-pilot-member table:name="4717" table:display="true" table:show-details="true"/>
                <table:data-pilot-member table:name="4720" table:display="true" table:show-details="true"/>
                <table:data-pilot-member table:name="4725" table:display="true" table:show-details="true"/>
                <table:data-pilot-member table:name="4731" table:display="true" table:show-details="true"/>
                <table:data-pilot-member table:name="4736" table:display="true" table:show-details="true"/>
                <table:data-pilot-member table:name="4739" table:display="true" table:show-details="true"/>
                <table:data-pilot-member table:name="4747" table:display="true" table:show-details="true"/>
                <table:data-pilot-member table:name="4748" table:display="true" table:show-details="true"/>
                <table:data-pilot-member table:name="4751" table:display="true" table:show-details="true"/>
                <table:data-pilot-member table:name="4756" table:display="true" table:show-details="true"/>
                <table:data-pilot-member table:name="4760" table:display="true" table:show-details="true"/>
                <table:data-pilot-member table:name="4763" table:display="true" table:show-details="true"/>
                <table:data-pilot-member table:name="4765" table:display="true" table:show-details="true"/>
                <table:data-pilot-member table:name="4773" table:display="true" table:show-details="true"/>
                <table:data-pilot-member table:name="4799" table:display="true" table:show-details="true"/>
                <table:data-pilot-member table:name="4802" table:display="true" table:show-details="true"/>
                <table:data-pilot-member table:name="4817" table:display="true" table:show-details="true"/>
                <table:data-pilot-member table:name="4823" table:display="true" table:show-details="true"/>
                <table:data-pilot-member table:name="4851" table:display="true" table:show-details="true"/>
                <table:data-pilot-member table:name="4856" table:display="true" table:show-details="true"/>
                <table:data-pilot-member table:name="4860" table:display="true" table:show-details="true"/>
                <table:data-pilot-member table:name="4872" table:display="true" table:show-details="true"/>
                <table:data-pilot-member table:name="4877" table:display="true" table:show-details="true"/>
                <table:data-pilot-member table:name="4878" table:display="true" table:show-details="true"/>
                <table:data-pilot-member table:name="4885" table:display="true" table:show-details="true"/>
                <table:data-pilot-member table:name="4897" table:display="true" table:show-details="true"/>
                <table:data-pilot-member table:name="4911" table:display="true" table:show-details="true"/>
                <table:data-pilot-member table:name="4912" table:display="true" table:show-details="true"/>
                <table:data-pilot-member table:name="4928" table:display="true" table:show-details="true"/>
                <table:data-pilot-member table:name="4955" table:display="true" table:show-details="true"/>
                <table:data-pilot-member table:name="4975" table:display="true" table:show-details="true"/>
                <table:data-pilot-member table:name="5002" table:display="true" table:show-details="true"/>
                <table:data-pilot-member table:name="5025" table:display="true" table:show-details="true"/>
                <table:data-pilot-member table:name="5053" table:display="true" table:show-details="true"/>
                <table:data-pilot-member table:name="5064" table:display="true" table:show-details="true"/>
                <table:data-pilot-member table:name="5070" table:display="true" table:show-details="true"/>
                <table:data-pilot-member table:name="5071" table:display="true" table:show-details="true"/>
                <table:data-pilot-member table:name="5084" table:display="true" table:show-details="true"/>
                <table:data-pilot-member table:name="5086" table:display="true" table:show-details="true"/>
                <table:data-pilot-member table:name="5092" table:display="true" table:show-details="true"/>
                <table:data-pilot-member table:name="5104" table:display="true" table:show-details="true"/>
                <table:data-pilot-member table:name="5118" table:display="true" table:show-details="true"/>
                <table:data-pilot-member table:name="5123" table:display="true" table:show-details="true"/>
                <table:data-pilot-member table:name="5124" table:display="true" table:show-details="true"/>
                <table:data-pilot-member table:name="5135" table:display="true" table:show-details="true"/>
                <table:data-pilot-member table:name="5153" table:display="true" table:show-details="true"/>
                <table:data-pilot-member table:name="5163" table:display="true" table:show-details="true"/>
                <table:data-pilot-member table:name="5165" table:display="true" table:show-details="true"/>
                <table:data-pilot-member table:name="5173" table:display="true" table:show-details="true"/>
                <table:data-pilot-member table:name="5175" table:display="true" table:show-details="true"/>
                <table:data-pilot-member table:name="5176" table:display="true" table:show-details="true"/>
                <table:data-pilot-member table:name="5185" table:display="true" table:show-details="true"/>
                <table:data-pilot-member table:name="5203" table:display="true" table:show-details="true"/>
                <table:data-pilot-member table:name="5214" table:display="true" table:show-details="true"/>
                <table:data-pilot-member table:name="5217" table:display="true" table:show-details="true"/>
                <table:data-pilot-member table:name="5222" table:display="true" table:show-details="true"/>
                <table:data-pilot-member table:name="5223" table:display="true" table:show-details="true"/>
                <table:data-pilot-member table:name="5233" table:display="true" table:show-details="true"/>
                <table:data-pilot-member table:name="5238" table:display="true" table:show-details="true"/>
                <table:data-pilot-member table:name="5240" table:display="true" table:show-details="true"/>
                <table:data-pilot-member table:name="5245" table:display="true" table:show-details="true"/>
                <table:data-pilot-member table:name="5246" table:display="true" table:show-details="true"/>
                <table:data-pilot-member table:name="5247" table:display="true" table:show-details="true"/>
                <table:data-pilot-member table:name="5255" table:display="true" table:show-details="true"/>
                <table:data-pilot-member table:name="5268" table:display="true" table:show-details="true"/>
                <table:data-pilot-member table:name="5278" table:display="true" table:show-details="true"/>
                <table:data-pilot-member table:name="5280" table:display="true" table:show-details="true"/>
                <table:data-pilot-member table:name="5283" table:display="true" table:show-details="true"/>
                <table:data-pilot-member table:name="5290" table:display="true" table:show-details="true"/>
                <table:data-pilot-member table:name="5291" table:display="true" table:show-details="true"/>
                <table:data-pilot-member table:name="5298" table:display="true" table:show-details="true"/>
                <table:data-pilot-member table:name="5299" table:display="true" table:show-details="true"/>
                <table:data-pilot-member table:name="5308" table:display="true" table:show-details="true"/>
                <table:data-pilot-member table:name="5312" table:display="true" table:show-details="true"/>
                <table:data-pilot-member table:name="5314" table:display="true" table:show-details="true"/>
                <table:data-pilot-member table:name="5319" table:display="true" table:show-details="true"/>
                <table:data-pilot-member table:name="5322" table:display="true" table:show-details="true"/>
                <table:data-pilot-member table:name="5324" table:display="true" table:show-details="true"/>
                <table:data-pilot-member table:name="5325" table:display="true" table:show-details="true"/>
                <table:data-pilot-member table:name="5326" table:display="true" table:show-details="true"/>
                <table:data-pilot-member table:name="5328" table:display="true" table:show-details="true"/>
                <table:data-pilot-member table:name="5331" table:display="true" table:show-details="true"/>
                <table:data-pilot-member table:name="5337" table:display="true" table:show-details="true"/>
                <table:data-pilot-member table:name="5338" table:display="true" table:show-details="true"/>
                <table:data-pilot-member table:name="5339" table:display="true" table:show-details="true"/>
                <table:data-pilot-member table:name="5340" table:display="true" table:show-details="true"/>
                <table:data-pilot-member table:name="5341" table:display="true" table:show-details="true"/>
                <table:data-pilot-member table:name="5342" table:display="true" table:show-details="true"/>
                <table:data-pilot-member table:name="5348" table:display="true" table:show-details="true"/>
                <table:data-pilot-member table:name="5361" table:display="true" table:show-details="true"/>
                <table:data-pilot-member table:name="5366" table:display="true" table:show-details="true"/>
                <table:data-pilot-member table:name="5371" table:display="true" table:show-details="true"/>
                <table:data-pilot-member table:name="5373" table:display="true" table:show-details="true"/>
                <table:data-pilot-member table:name="5377" table:display="true" table:show-details="true"/>
                <table:data-pilot-member table:name="5402" table:display="true" table:show-details="true"/>
                <table:data-pilot-member table:name="5404" table:display="true" table:show-details="true"/>
                <table:data-pilot-member table:name="5415" table:display="true" table:show-details="true"/>
                <table:data-pilot-member table:name="5418" table:display="true" table:show-details="true"/>
                <table:data-pilot-member table:name="5421" table:display="true" table:show-details="true"/>
                <table:data-pilot-member table:name="5422" table:display="true" table:show-details="true"/>
                <table:data-pilot-member table:name="5425" table:display="true" table:show-details="true"/>
                <table:data-pilot-member table:name="5428" table:display="true" table:show-details="true"/>
                <table:data-pilot-member table:name="5433" table:display="true" table:show-details="true"/>
                <table:data-pilot-member table:name="5436" table:display="true" table:show-details="true"/>
                <table:data-pilot-member table:name="5443" table:display="true" table:show-details="true"/>
                <table:data-pilot-member table:name="5456" table:display="true" table:show-details="true"/>
                <table:data-pilot-member table:name="5467" table:display="true" table:show-details="true"/>
                <table:data-pilot-member table:name="5471" table:display="true" table:show-details="true"/>
                <table:data-pilot-member table:name="5474" table:display="true" table:show-details="true"/>
                <table:data-pilot-member table:name="5475" table:display="true" table:show-details="true"/>
                <table:data-pilot-member table:name="5481" table:display="true" table:show-details="true"/>
                <table:data-pilot-member table:name="5492" table:display="true" table:show-details="true"/>
                <table:data-pilot-member table:name="5496" table:display="true" table:show-details="true"/>
                <table:data-pilot-member table:name="5497" table:display="true" table:show-details="true"/>
                <table:data-pilot-member table:name="5503" table:display="true" table:show-details="true"/>
                <table:data-pilot-member table:name="5505" table:display="true" table:show-details="true"/>
                <table:data-pilot-member table:name="5517" table:display="true" table:show-details="true"/>
                <table:data-pilot-member table:name="5525" table:display="true" table:show-details="true"/>
                <table:data-pilot-member table:name="5530" table:display="true" table:show-details="true"/>
                <table:data-pilot-member table:name="5531" table:display="true" table:show-details="true"/>
                <table:data-pilot-member table:name="5537" table:display="true" table:show-details="true"/>
                <table:data-pilot-member table:name="5559" table:display="true" table:show-details="true"/>
                <table:data-pilot-member table:name="5583" table:display="true" table:show-details="true"/>
                <table:data-pilot-member table:name="5585" table:display="true" table:show-details="true"/>
                <table:data-pilot-member table:name="5611" table:display="true" table:show-details="true"/>
                <table:data-pilot-member table:name="5616" table:display="true" table:show-details="true"/>
                <table:data-pilot-member table:name="5640" table:display="true" table:show-details="true"/>
                <table:data-pilot-member table:name="5666" table:display="true" table:show-details="true"/>
                <table:data-pilot-member table:name="5696" table:display="true" table:show-details="true"/>
                <table:data-pilot-member table:name="5704" table:display="true" table:show-details="true"/>
                <table:data-pilot-member table:name="5721" table:display="true" table:show-details="true"/>
                <table:data-pilot-member table:name="5723" table:display="true" table:show-details="true"/>
                <table:data-pilot-member table:name="5764" table:display="true" table:show-details="true"/>
                <table:data-pilot-member table:name="5778" table:display="true" table:show-details="true"/>
                <table:data-pilot-member table:name="5780" table:display="true" table:show-details="true"/>
                <table:data-pilot-member table:name="5803" table:display="true" table:show-details="true"/>
                <table:data-pilot-member table:name="5809" table:display="true" table:show-details="true"/>
                <table:data-pilot-member table:name="5813" table:display="true" table:show-details="true"/>
                <table:data-pilot-member table:name="5823" table:display="true" table:show-details="true"/>
                <table:data-pilot-member table:name="5824" table:display="true" table:show-details="true"/>
                <table:data-pilot-member table:name="5825" table:display="true" table:show-details="true"/>
                <table:data-pilot-member table:name="5827" table:display="true" table:show-details="true"/>
                <table:data-pilot-member table:name="5842" table:display="true" table:show-details="true"/>
                <table:data-pilot-member table:name="5843" table:display="true" table:show-details="true"/>
                <table:data-pilot-member table:name="5872" table:display="true" table:show-details="true"/>
                <table:data-pilot-member table:name="5892" table:display="true" table:show-details="true"/>
                <table:data-pilot-member table:name="5928" table:display="true" table:show-details="true"/>
                <table:data-pilot-member table:name="5939" table:display="true" table:show-details="true"/>
                <table:data-pilot-member table:name="5956" table:display="true" table:show-details="true"/>
                <table:data-pilot-member table:name="5961" table:display="true" table:show-details="true"/>
                <table:data-pilot-member table:name="5972" table:display="true" table:show-details="true"/>
                <table:data-pilot-member table:name="5973" table:display="true" table:show-details="true"/>
                <table:data-pilot-member table:name="5974" table:display="true" table:show-details="true"/>
                <table:data-pilot-member table:name="5978" table:display="true" table:show-details="true"/>
                <table:data-pilot-member table:name="5983" table:display="true" table:show-details="true"/>
                <table:data-pilot-member table:name="5984" table:display="true" table:show-details="true"/>
                <table:data-pilot-member table:name="5985" table:display="true" table:show-details="true"/>
                <table:data-pilot-member table:name="5987" table:display="true" table:show-details="true"/>
                <table:data-pilot-member table:name="5991" table:display="true" table:show-details="true"/>
                <table:data-pilot-member table:name="5992" table:display="true" table:show-details="true"/>
                <table:data-pilot-member table:name="6007" table:display="true" table:show-details="true"/>
                <table:data-pilot-member table:name="6009" table:display="true" table:show-details="true"/>
                <table:data-pilot-member table:name="6014" table:display="true" table:show-details="true"/>
                <table:data-pilot-member table:name="6017" table:display="true" table:show-details="true"/>
                <table:data-pilot-member table:name="6025" table:display="true" table:show-details="true"/>
                <table:data-pilot-member table:name="6031" table:display="true" table:show-details="true"/>
                <table:data-pilot-member table:name="6033" table:display="true" table:show-details="true"/>
                <table:data-pilot-member table:name="6034" table:display="true" table:show-details="true"/>
                <table:data-pilot-member table:name="6035" table:display="true" table:show-details="true"/>
                <table:data-pilot-member table:name="6036" table:display="true" table:show-details="true"/>
                <table:data-pilot-member table:name="6040" table:display="true" table:show-details="true"/>
                <table:data-pilot-member table:name="6043" table:display="true" table:show-details="true"/>
                <table:data-pilot-member table:name="6044" table:display="true" table:show-details="true"/>
                <table:data-pilot-member table:name="6048" table:display="true" table:show-details="true"/>
                <table:data-pilot-member table:name="6049" table:display="true" table:show-details="true"/>
                <table:data-pilot-member table:name="6054" table:display="true" table:show-details="true"/>
                <table:data-pilot-member table:name="6056" table:display="true" table:show-details="true"/>
                <table:data-pilot-member table:name="6062" table:display="true" table:show-details="true"/>
                <table:data-pilot-member table:name="6067" table:display="true" table:show-details="true"/>
                <table:data-pilot-member table:name="6090" table:display="true" table:show-details="true"/>
                <table:data-pilot-member table:name="6100" table:display="true" table:show-details="true"/>
                <table:data-pilot-member table:name="6107" table:display="true" table:show-details="true"/>
                <table:data-pilot-member table:name="6109" table:display="true" table:show-details="true"/>
                <table:data-pilot-member table:name="6110" table:display="true" table:show-details="true"/>
                <table:data-pilot-member table:name="6111" table:display="true" table:show-details="true"/>
                <table:data-pilot-member table:name="6117" table:display="true" table:show-details="true"/>
                <table:data-pilot-member table:name="6119" table:display="true" table:show-details="true"/>
                <table:data-pilot-member table:name="6121" table:display="true" table:show-details="true"/>
                <table:data-pilot-member table:name="6125" table:display="true" table:show-details="true"/>
                <table:data-pilot-member table:name="6126" table:display="true" table:show-details="true"/>
                <table:data-pilot-member table:name="6136" table:display="true" table:show-details="true"/>
                <table:data-pilot-member table:name="6138" table:display="true" table:show-details="true"/>
                <table:data-pilot-member table:name="6152" table:display="true" table:show-details="true"/>
                <table:data-pilot-member table:name="6155" table:display="true" table:show-details="true"/>
                <table:data-pilot-member table:name="6158" table:display="true" table:show-details="true"/>
                <table:data-pilot-member table:name="6168" table:display="true" table:show-details="true"/>
                <table:data-pilot-member table:name="6183" table:display="true" table:show-details="true"/>
                <table:data-pilot-member table:name="6184" table:display="true" table:show-details="true"/>
                <table:data-pilot-member table:name="6188" table:display="true" table:show-details="true"/>
                <table:data-pilot-member table:name="6190" table:display="true" table:show-details="true"/>
                <table:data-pilot-member table:name="6193" table:display="true" table:show-details="true"/>
                <table:data-pilot-member table:name="6202" table:display="true" table:show-details="true"/>
                <table:data-pilot-member table:name="6223" table:display="true" table:show-details="true"/>
                <table:data-pilot-member table:name="6224" table:display="true" table:show-details="true"/>
                <table:data-pilot-member table:name="6226" table:display="true" table:show-details="true"/>
                <table:data-pilot-member table:name="6245" table:display="true" table:show-details="true"/>
                <table:data-pilot-member table:name="6252" table:display="true" table:show-details="true"/>
                <table:data-pilot-member table:name="6282" table:display="true" table:show-details="true"/>
                <table:data-pilot-member table:name="6291" table:display="true" table:show-details="true"/>
                <table:data-pilot-member table:name="6296" table:display="true" table:show-details="true"/>
                <table:data-pilot-member table:name="6302" table:display="true" table:show-details="true"/>
                <table:data-pilot-member table:name="6308" table:display="true" table:show-details="true"/>
                <table:data-pilot-member table:name="6318" table:display="true" table:show-details="true"/>
                <table:data-pilot-member table:name="6332" table:display="true" table:show-details="true"/>
                <table:data-pilot-member table:name="6338" table:display="true" table:show-details="true"/>
                <table:data-pilot-member table:name="6344" table:display="true" table:show-details="true"/>
                <table:data-pilot-member table:name="6351" table:display="true" table:show-details="true"/>
                <table:data-pilot-member table:name="6356" table:display="true" table:show-details="true"/>
                <table:data-pilot-member table:name="6374" table:display="true" table:show-details="true"/>
                <table:data-pilot-member table:name="6411" table:display="true" table:show-details="true"/>
                <table:data-pilot-member table:name="6425" table:display="true" table:show-details="true"/>
                <table:data-pilot-member table:name="6439" table:display="true" table:show-details="true"/>
                <table:data-pilot-member table:name="6451" table:display="true" table:show-details="true"/>
                <table:data-pilot-member table:name="6477" table:display="true" table:show-details="true"/>
                <table:data-pilot-member table:name="6480" table:display="true" table:show-details="true"/>
                <table:data-pilot-member table:name="6495" table:display="true" table:show-details="true"/>
                <table:data-pilot-member table:name="6550" table:display="true" table:show-details="true"/>
                <table:data-pilot-member table:name="6562" table:display="true" table:show-details="true"/>
                <table:data-pilot-member table:name="6587" table:display="true" table:show-details="true"/>
                <table:data-pilot-member table:name="6589" table:display="true" table:show-details="true"/>
                <table:data-pilot-member table:name="6591" table:display="true" table:show-details="true"/>
                <table:data-pilot-member table:name="6597" table:display="true" table:show-details="true"/>
                <table:data-pilot-member table:name="6598" table:display="true" table:show-details="true"/>
                <table:data-pilot-member table:name="6606" table:display="true" table:show-details="true"/>
                <table:data-pilot-member table:name="6612" table:display="true" table:show-details="true"/>
                <table:data-pilot-member table:name="6613" table:display="true" table:show-details="true"/>
                <table:data-pilot-member table:name="6615" table:display="true" table:show-details="true"/>
                <table:data-pilot-member table:name="6621" table:display="true" table:show-details="true"/>
                <table:data-pilot-member table:name="6622" table:display="true" table:show-details="true"/>
                <table:data-pilot-member table:name="6623" table:display="true" table:show-details="true"/>
                <table:data-pilot-member table:name="6630" table:display="true" table:show-details="true"/>
                <table:data-pilot-member table:name="6643" table:display="true" table:show-details="true"/>
                <table:data-pilot-member table:name="6649" table:display="true" table:show-details="true"/>
                <table:data-pilot-member table:name="6653" table:display="true" table:show-details="true"/>
                <table:data-pilot-member table:name="6657" table:display="true" table:show-details="true"/>
                <table:data-pilot-member table:name="6659" table:display="true" table:show-details="true"/>
                <table:data-pilot-member table:name="6660" table:display="true" table:show-details="true"/>
                <table:data-pilot-member table:name="6662" table:display="true" table:show-details="true"/>
                <table:data-pilot-member table:name="6670" table:display="true" table:show-details="true"/>
                <table:data-pilot-member table:name="6674" table:display="true" table:show-details="true"/>
                <table:data-pilot-member table:name="6679" table:display="true" table:show-details="true"/>
                <table:data-pilot-member table:name="6685" table:display="true" table:show-details="true"/>
                <table:data-pilot-member table:name="6686" table:display="true" table:show-details="true"/>
                <table:data-pilot-member table:name="6693" table:display="true" table:show-details="true"/>
                <table:data-pilot-member table:name="6695" table:display="true" table:show-details="true"/>
                <table:data-pilot-member table:name="6712" table:display="true" table:show-details="true"/>
                <table:data-pilot-member table:name="6730" table:display="true" table:show-details="true"/>
                <table:data-pilot-member table:name="6732" table:display="true" table:show-details="true"/>
                <table:data-pilot-member table:name="6734" table:display="true" table:show-details="true"/>
                <table:data-pilot-member table:name="6739" table:display="true" table:show-details="true"/>
                <table:data-pilot-member table:name="6746" table:display="true" table:show-details="true"/>
                <table:data-pilot-member table:name="6750" table:display="true" table:show-details="true"/>
                <table:data-pilot-member table:name="6753" table:display="true" table:show-details="true"/>
                <table:data-pilot-member table:name="6755" table:display="true" table:show-details="true"/>
                <table:data-pilot-member table:name="6764" table:display="true" table:show-details="true"/>
                <table:data-pilot-member table:name="6786" table:display="true" table:show-details="true"/>
                <table:data-pilot-member table:name="6794" table:display="true" table:show-details="true"/>
                <table:data-pilot-member table:name="6799" table:display="true" table:show-details="true"/>
                <table:data-pilot-member table:name="6800" table:display="true" table:show-details="true"/>
                <table:data-pilot-member table:name="6810" table:display="true" table:show-details="true"/>
                <table:data-pilot-member table:name="6812" table:display="true" table:show-details="true"/>
                <table:data-pilot-member table:name="6813" table:display="true" table:show-details="true"/>
                <table:data-pilot-member table:name="6818" table:display="true" table:show-details="true"/>
                <table:data-pilot-member table:name="6822" table:display="true" table:show-details="true"/>
                <table:data-pilot-member table:name="6827" table:display="true" table:show-details="true"/>
                <table:data-pilot-member table:name="6831" table:display="true" table:show-details="true"/>
                <table:data-pilot-member table:name="6839" table:display="true" table:show-details="true"/>
                <table:data-pilot-member table:name="6848" table:display="true" table:show-details="true"/>
                <table:data-pilot-member table:name="6865" table:display="true" table:show-details="true"/>
                <table:data-pilot-member table:name="6875" table:display="true" table:show-details="true"/>
                <table:data-pilot-member table:name="6877" table:display="true" table:show-details="true"/>
                <table:data-pilot-member table:name="6886" table:display="true" table:show-details="true"/>
                <table:data-pilot-member table:name="6887" table:display="true" table:show-details="true"/>
                <table:data-pilot-member table:name="6895" table:display="true" table:show-details="true"/>
                <table:data-pilot-member table:name="6902" table:display="true" table:show-details="true"/>
                <table:data-pilot-member table:name="6904" table:display="true" table:show-details="true"/>
                <table:data-pilot-member table:name="6908" table:display="true" table:show-details="true"/>
                <table:data-pilot-member table:name="6912" table:display="true" table:show-details="true"/>
                <table:data-pilot-member table:name="6915" table:display="true" table:show-details="true"/>
                <table:data-pilot-member table:name="6917" table:display="true" table:show-details="true"/>
                <table:data-pilot-member table:name="6921" table:display="true" table:show-details="true"/>
                <table:data-pilot-member table:name="6924" table:display="true" table:show-details="true"/>
                <table:data-pilot-member table:name="6927" table:display="true" table:show-details="true"/>
                <table:data-pilot-member table:name="6932" table:display="true" table:show-details="true"/>
                <table:data-pilot-member table:name="6951" table:display="true" table:show-details="true"/>
                <table:data-pilot-member table:name="6956" table:display="true" table:show-details="true"/>
                <table:data-pilot-member table:name="6959" table:display="true" table:show-details="true"/>
                <table:data-pilot-member table:name="6960" table:display="true" table:show-details="true"/>
                <table:data-pilot-member table:name="7007" table:display="true" table:show-details="true"/>
                <table:data-pilot-member table:name="7022" table:display="true" table:show-details="true"/>
                <table:data-pilot-member table:name="7033" table:display="true" table:show-details="true"/>
                <table:data-pilot-member table:name="7050" table:display="true" table:show-details="true"/>
                <table:data-pilot-member table:name="7055" table:display="true" table:show-details="true"/>
                <table:data-pilot-member table:name="7059" table:display="true" table:show-details="true"/>
                <table:data-pilot-member table:name="7093" table:display="true" table:show-details="true"/>
                <table:data-pilot-member table:name="7098" table:display="true" table:show-details="true"/>
                <table:data-pilot-member table:name="7109" table:display="true" table:show-details="true"/>
                <table:data-pilot-member table:name="7142" table:display="true" table:show-details="true"/>
                <table:data-pilot-member table:name="7146" table:display="true" table:show-details="true"/>
                <table:data-pilot-member table:name="7174" table:display="true" table:show-details="true"/>
                <table:data-pilot-member table:name="7177" table:display="true" table:show-details="true"/>
                <table:data-pilot-member table:name="7200" table:display="true" table:show-details="true"/>
                <table:data-pilot-member table:name="7203" table:display="true" table:show-details="true"/>
                <table:data-pilot-member table:name="7207" table:display="true" table:show-details="true"/>
                <table:data-pilot-member table:name="7211" table:display="true" table:show-details="true"/>
                <table:data-pilot-member table:name="7222" table:display="true" table:show-details="true"/>
                <table:data-pilot-member table:name="7227" table:display="true" table:show-details="true"/>
                <table:data-pilot-member table:name="7234" table:display="true" table:show-details="true"/>
                <table:data-pilot-member table:name="7248" table:display="true" table:show-details="true"/>
                <table:data-pilot-member table:name="7255" table:display="true" table:show-details="true"/>
                <table:data-pilot-member table:name="7269" table:display="true" table:show-details="true"/>
                <table:data-pilot-member table:name="7273" table:display="true" table:show-details="true"/>
                <table:data-pilot-member table:name="7279" table:display="true" table:show-details="true"/>
                <table:data-pilot-member table:name="7280" table:display="true" table:show-details="true"/>
                <table:data-pilot-member table:name="7282" table:display="true" table:show-details="true"/>
                <table:data-pilot-member table:name="7286" table:display="true" table:show-details="true"/>
                <table:data-pilot-member table:name="7289" table:display="true" table:show-details="true"/>
                <table:data-pilot-member table:name="7290" table:display="true" table:show-details="true"/>
                <table:data-pilot-member table:name="7306" table:display="true" table:show-details="true"/>
                <table:data-pilot-member table:name="7313" table:display="true" table:show-details="true"/>
                <table:data-pilot-member table:name="7347" table:display="true" table:show-details="true"/>
                <table:data-pilot-member table:name="7356" table:display="true" table:show-details="true"/>
                <table:data-pilot-member table:name="7359" table:display="true" table:show-details="true"/>
                <table:data-pilot-member table:name="7365" table:display="true" table:show-details="true"/>
                <table:data-pilot-member table:name="7367" table:display="true" table:show-details="true"/>
                <table:data-pilot-member table:name="7374" table:display="true" table:show-details="true"/>
                <table:data-pilot-member table:name="7375" table:display="true" table:show-details="true"/>
                <table:data-pilot-member table:name="7376" table:display="true" table:show-details="true"/>
                <table:data-pilot-member table:name="7377" table:display="true" table:show-details="true"/>
                <table:data-pilot-member table:name="7382" table:display="true" table:show-details="true"/>
                <table:data-pilot-member table:name="7383" table:display="true" table:show-details="true"/>
                <table:data-pilot-member table:name="7384" table:display="true" table:show-details="true"/>
                <table:data-pilot-member table:name="7385" table:display="true" table:show-details="true"/>
                <table:data-pilot-member table:name="7387" table:display="true" table:show-details="true"/>
                <table:data-pilot-member table:name="7391" table:display="true" table:show-details="true"/>
                <table:data-pilot-member table:name="7394" table:display="true" table:show-details="true"/>
                <table:data-pilot-member table:name="7395" table:display="true" table:show-details="true"/>
                <table:data-pilot-member table:name="7399" table:display="true" table:show-details="true"/>
                <table:data-pilot-member table:name="7401" table:display="true" table:show-details="true"/>
                <table:data-pilot-member table:name="7403" table:display="true" table:show-details="true"/>
                <table:data-pilot-member table:name="7405" table:display="true" table:show-details="true"/>
                <table:data-pilot-member table:name="7410" table:display="true" table:show-details="true"/>
                <table:data-pilot-member table:name="7413" table:display="true" table:show-details="true"/>
                <table:data-pilot-member table:name="7419" table:display="true" table:show-details="true"/>
                <table:data-pilot-member table:name="7423" table:display="true" table:show-details="true"/>
                <table:data-pilot-member table:name="7424" table:display="true" table:show-details="true"/>
                <table:data-pilot-member table:name="7428" table:display="true" table:show-details="true"/>
                <table:data-pilot-member table:name="7430" table:display="true" table:show-details="true"/>
                <table:data-pilot-member table:name="7447" table:display="true" table:show-details="true"/>
                <table:data-pilot-member table:name="7463" table:display="true" table:show-details="true"/>
                <table:data-pilot-member table:name="7470" table:display="true" table:show-details="true"/>
                <table:data-pilot-member table:name="7474" table:display="true" table:show-details="true"/>
                <table:data-pilot-member table:name="7482" table:display="true" table:show-details="true"/>
                <table:data-pilot-member table:name="7483" table:display="true" table:show-details="true"/>
                <table:data-pilot-member table:name="7490" table:display="true" table:show-details="true"/>
                <table:data-pilot-member table:name="7502" table:display="true" table:show-details="true"/>
                <table:data-pilot-member table:name="7516" table:display="true" table:show-details="true"/>
                <table:data-pilot-member table:name="7518" table:display="true" table:show-details="true"/>
                <table:data-pilot-member table:name="7522" table:display="true" table:show-details="true"/>
                <table:data-pilot-member table:name="7525" table:display="true" table:show-details="true"/>
                <table:data-pilot-member table:name="7527" table:display="true" table:show-details="true"/>
                <table:data-pilot-member table:name="7547" table:display="true" table:show-details="true"/>
                <table:data-pilot-member table:name="7548" table:display="true" table:show-details="true"/>
                <table:data-pilot-member table:name="7552" table:display="true" table:show-details="true"/>
                <table:data-pilot-member table:name="7557" table:display="true" table:show-details="true"/>
                <table:data-pilot-member table:name="7564" table:display="true" table:show-details="true"/>
                <table:data-pilot-member table:name="7566" table:display="true" table:show-details="true"/>
                <table:data-pilot-member table:name="7569" table:display="true" table:show-details="true"/>
                <table:data-pilot-member table:name="7572" table:display="true" table:show-details="true"/>
                <table:data-pilot-member table:name="7574" table:display="true" table:show-details="true"/>
                <table:data-pilot-member table:name="7596" table:display="true" table:show-details="true"/>
                <table:data-pilot-member table:name="7603" table:display="true" table:show-details="true"/>
                <table:data-pilot-member table:name="7612" table:display="true" table:show-details="true"/>
                <table:data-pilot-member table:name="7613" table:display="true" table:show-details="true"/>
                <table:data-pilot-member table:name="7619" table:display="true" table:show-details="true"/>
                <table:data-pilot-member table:name="7622" table:display="true" table:show-details="true"/>
                <table:data-pilot-member table:name="7630" table:display="true" table:show-details="true"/>
                <table:data-pilot-member table:name="7634" table:display="true" table:show-details="true"/>
                <table:data-pilot-member table:name="7654" table:display="true" table:show-details="true"/>
                <table:data-pilot-member table:name="7655" table:display="true" table:show-details="true"/>
                <table:data-pilot-member table:name="7674" table:display="true" table:show-details="true"/>
                <table:data-pilot-member table:name="7678" table:display="true" table:show-details="true"/>
                <table:data-pilot-member table:name="7702" table:display="true" table:show-details="true"/>
                <table:data-pilot-member table:name="7703" table:display="true" table:show-details="true"/>
                <table:data-pilot-member table:name="7727" table:display="true" table:show-details="true"/>
                <table:data-pilot-member table:name="7743" table:display="true" table:show-details="true"/>
                <table:data-pilot-member table:name="7753" table:display="true" table:show-details="true"/>
                <table:data-pilot-member table:name="7763" table:display="true" table:show-details="true"/>
                <table:data-pilot-member table:name="7769" table:display="true" table:show-details="true"/>
                <table:data-pilot-member table:name="7798" table:display="true" table:show-details="true"/>
                <table:data-pilot-member table:name="7804" table:display="true" table:show-details="true"/>
                <table:data-pilot-member table:name="7823" table:display="true" table:show-details="true"/>
                <table:data-pilot-member table:name="7824" table:display="true" table:show-details="true"/>
                <table:data-pilot-member table:name="7830" table:display="true" table:show-details="true"/>
                <table:data-pilot-member table:name="7863" table:display="true" table:show-details="true"/>
                <table:data-pilot-member table:name="7866" table:display="true" table:show-details="true"/>
                <table:data-pilot-member table:name="7875" table:display="true" table:show-details="true"/>
                <table:data-pilot-member table:name="7892" table:display="true" table:show-details="true"/>
                <table:data-pilot-member table:name="7893" table:display="true" table:show-details="true"/>
                <table:data-pilot-member table:name="7900" table:display="true" table:show-details="true"/>
                <table:data-pilot-member table:name="7902" table:display="true" table:show-details="true"/>
                <table:data-pilot-member table:name="7903" table:display="true" table:show-details="true"/>
                <table:data-pilot-member table:name="7904" table:display="true" table:show-details="true"/>
                <table:data-pilot-member table:name="7919" table:display="true" table:show-details="true"/>
                <table:data-pilot-member table:name="7921" table:display="true" table:show-details="true"/>
                <table:data-pilot-member table:name="7934" table:display="true" table:show-details="true"/>
                <table:data-pilot-member table:name="7938" table:display="true" table:show-details="true"/>
                <table:data-pilot-member table:name="7944" table:display="true" table:show-details="true"/>
                <table:data-pilot-member table:name="7948" table:display="true" table:show-details="true"/>
                <table:data-pilot-member table:name="7956" table:display="true" table:show-details="true"/>
                <table:data-pilot-member table:name="7960" table:display="true" table:show-details="true"/>
                <table:data-pilot-member table:name="7966" table:display="true" table:show-details="true"/>
                <table:data-pilot-member table:name="7974" table:display="true" table:show-details="true"/>
                <table:data-pilot-member table:name="7984" table:display="true" table:show-details="true"/>
                <table:data-pilot-member table:name="8016" table:display="true" table:show-details="true"/>
                <table:data-pilot-member table:name="8022" table:display="true" table:show-details="true"/>
                <table:data-pilot-member table:name="8025" table:display="true" table:show-details="true"/>
                <table:data-pilot-member table:name="8039" table:display="true" table:show-details="true"/>
                <table:data-pilot-member table:name="8040" table:display="true" table:show-details="true"/>
                <table:data-pilot-member table:name="8041" table:display="true" table:show-details="true"/>
                <table:data-pilot-member table:name="8049" table:display="true" table:show-details="true"/>
                <table:data-pilot-member table:name="8056" table:display="true" table:show-details="true"/>
                <table:data-pilot-member table:name="8060" table:display="true" table:show-details="true"/>
                <table:data-pilot-member table:name="8070" table:display="true" table:show-details="true"/>
                <table:data-pilot-member table:name="8078" table:display="true" table:show-details="true"/>
                <table:data-pilot-member table:name="8084" table:display="true" table:show-details="true"/>
                <table:data-pilot-member table:name="8086" table:display="true" table:show-details="true"/>
                <table:data-pilot-member table:name="8092" table:display="true" table:show-details="true"/>
                <table:data-pilot-member table:name="8101" table:display="true" table:show-details="true"/>
                <table:data-pilot-member table:name="8104" table:display="true" table:show-details="true"/>
                <table:data-pilot-member table:name="8106" table:display="true" table:show-details="true"/>
                <table:data-pilot-member table:name="8107" table:display="true" table:show-details="true"/>
                <table:data-pilot-member table:name="8110" table:display="true" table:show-details="true"/>
                <table:data-pilot-member table:name="8113" table:display="true" table:show-details="true"/>
                <table:data-pilot-member table:name="8119" table:display="true" table:show-details="true"/>
                <table:data-pilot-member table:name="8124" table:display="true" table:show-details="true"/>
                <table:data-pilot-member table:name="8150" table:display="true" table:show-details="true"/>
                <table:data-pilot-member table:name="8155" table:display="true" table:show-details="true"/>
                <table:data-pilot-member table:name="8166" table:display="true" table:show-details="true"/>
                <table:data-pilot-member table:name="8177" table:display="true" table:show-details="true"/>
                <table:data-pilot-member table:name="8178" table:display="true" table:show-details="true"/>
                <table:data-pilot-member table:name="8181" table:display="true" table:show-details="true"/>
                <table:data-pilot-member table:name="8195" table:display="true" table:show-details="true"/>
                <table:data-pilot-member table:name="8200" table:display="true" table:show-details="true"/>
                <table:data-pilot-member table:name="8202" table:display="true" table:show-details="true"/>
                <table:data-pilot-member table:name="8205" table:display="true" table:show-details="true"/>
                <table:data-pilot-member table:name="8206" table:display="true" table:show-details="true"/>
                <table:data-pilot-member table:name="8211" table:display="true" table:show-details="true"/>
                <table:data-pilot-member table:name="8212" table:display="true" table:show-details="true"/>
                <table:data-pilot-member table:name="8213" table:display="true" table:show-details="true"/>
                <table:data-pilot-member table:name="8219" table:display="true" table:show-details="true"/>
                <table:data-pilot-member table:name="8225" table:display="true" table:show-details="true"/>
                <table:data-pilot-member table:name="8226" table:display="true" table:show-details="true"/>
                <table:data-pilot-member table:name="8227" table:display="true" table:show-details="true"/>
                <table:data-pilot-member table:name="8231" table:display="true" table:show-details="true"/>
                <table:data-pilot-member table:name="8239" table:display="true" table:show-details="true"/>
                <table:data-pilot-member table:name="8251" table:display="true" table:show-details="true"/>
                <table:data-pilot-member table:name="8258" table:display="true" table:show-details="true"/>
                <table:data-pilot-member table:name="8264" table:display="true" table:show-details="true"/>
                <table:data-pilot-member table:name="8265" table:display="true" table:show-details="true"/>
                <table:data-pilot-member table:name="8269" table:display="true" table:show-details="true"/>
                <table:data-pilot-member table:name="8271" table:display="true" table:show-details="true"/>
                <table:data-pilot-member table:name="8277" table:display="true" table:show-details="true"/>
                <table:data-pilot-member table:name="8301" table:display="true" table:show-details="true"/>
                <table:data-pilot-member table:name="8305" table:display="true" table:show-details="true"/>
                <table:data-pilot-member table:name="8314" table:display="true" table:show-details="true"/>
                <table:data-pilot-member table:name="8322" table:display="true" table:show-details="true"/>
                <table:data-pilot-member table:name="8326" table:display="true" table:show-details="true"/>
                <table:data-pilot-member table:name="8334" table:display="true" table:show-details="true"/>
                <table:data-pilot-member table:name="8339" table:display="true" table:show-details="true"/>
                <table:data-pilot-member table:name="8341" table:display="true" table:show-details="true"/>
                <table:data-pilot-member table:name="8342" table:display="true" table:show-details="true"/>
                <table:data-pilot-member table:name="8361" table:display="true" table:show-details="true"/>
                <table:data-pilot-member table:name="8410" table:display="true" table:show-details="true"/>
                <table:data-pilot-member table:name="8411" table:display="true" table:show-details="true"/>
                <table:data-pilot-member table:name="8418" table:display="true" table:show-details="true"/>
                <table:data-pilot-member table:name="8428" table:display="true" table:show-details="true"/>
                <table:data-pilot-member table:name="8447" table:display="true" table:show-details="true"/>
                <table:data-pilot-member table:name="8454" table:display="true" table:show-details="true"/>
                <table:data-pilot-member table:name="8467" table:display="true" table:show-details="true"/>
                <table:data-pilot-member table:name="8480" table:display="true" table:show-details="true"/>
                <table:data-pilot-member table:name="8491" table:display="true" table:show-details="true"/>
                <table:data-pilot-member table:name="8493" table:display="true" table:show-details="true"/>
                <table:data-pilot-member table:name="8502" table:display="true" table:show-details="true"/>
                <table:data-pilot-member table:name="8511" table:display="true" table:show-details="true"/>
                <table:data-pilot-member table:name="8513" table:display="true" table:show-details="true"/>
                <table:data-pilot-member table:name="8516" table:display="true" table:show-details="true"/>
                <table:data-pilot-member table:name="8519" table:display="true" table:show-details="true"/>
                <table:data-pilot-member table:name="8542" table:display="true" table:show-details="true"/>
                <table:data-pilot-member table:name="8553" table:display="true" table:show-details="true"/>
                <table:data-pilot-member table:name="8555" table:display="true" table:show-details="true"/>
                <table:data-pilot-member table:name="8562" table:display="true" table:show-details="true"/>
                <table:data-pilot-member table:name="8568" table:display="true" table:show-details="true"/>
                <table:data-pilot-member table:name="8573" table:display="true" table:show-details="true"/>
                <table:data-pilot-member table:name="8575" table:display="true" table:show-details="true"/>
                <table:data-pilot-member table:name="8576" table:display="true" table:show-details="true"/>
                <table:data-pilot-member table:name="8603" table:display="true" table:show-details="true"/>
                <table:data-pilot-member table:name="8604" table:display="true" table:show-details="true"/>
                <table:data-pilot-member table:name="8605" table:display="true" table:show-details="true"/>
                <table:data-pilot-member table:name="8626" table:display="true" table:show-details="true"/>
                <table:data-pilot-member table:name="8648" table:display="true" table:show-details="true"/>
                <table:data-pilot-member table:name="8670" table:display="true" table:show-details="true"/>
                <table:data-pilot-member table:name="8678" table:display="true" table:show-details="true"/>
                <table:data-pilot-member table:name="8688" table:display="true" table:show-details="true"/>
                <table:data-pilot-member table:name="8690" table:display="true" table:show-details="true"/>
                <table:data-pilot-member table:name="8701" table:display="true" table:show-details="true"/>
                <table:data-pilot-member table:name="8702" table:display="true" table:show-details="true"/>
                <table:data-pilot-member table:name="8707" table:display="true" table:show-details="true"/>
                <table:data-pilot-member table:name="8709" table:display="true" table:show-details="true"/>
                <table:data-pilot-member table:name="8713" table:display="true" table:show-details="true"/>
                <table:data-pilot-member table:name="8726" table:display="true" table:show-details="true"/>
                <table:data-pilot-member table:name="8728" table:display="true" table:show-details="true"/>
                <table:data-pilot-member table:name="8730" table:display="true" table:show-details="true"/>
                <table:data-pilot-member table:name="8732" table:display="true" table:show-details="true"/>
                <table:data-pilot-member table:name="8737" table:display="true" table:show-details="true"/>
                <table:data-pilot-member table:name="8740" table:display="true" table:show-details="true"/>
                <table:data-pilot-member table:name="8751" table:display="true" table:show-details="true"/>
                <table:data-pilot-member table:name="8753" table:display="true" table:show-details="true"/>
                <table:data-pilot-member table:name="8758" table:display="true" table:show-details="true"/>
                <table:data-pilot-member table:name="8765" table:display="true" table:show-details="true"/>
                <table:data-pilot-member table:name="8776" table:display="true" table:show-details="true"/>
                <table:data-pilot-member table:name="8780" table:display="true" table:show-details="true"/>
                <table:data-pilot-member table:name="8784" table:display="true" table:show-details="true"/>
                <table:data-pilot-member table:name="8794" table:display="true" table:show-details="true"/>
                <table:data-pilot-member table:name="8795" table:display="true" table:show-details="true"/>
                <table:data-pilot-member table:name="8817" table:display="true" table:show-details="true"/>
                <table:data-pilot-member table:name="8821" table:display="true" table:show-details="true"/>
                <table:data-pilot-member table:name="8825" table:display="true" table:show-details="true"/>
                <table:data-pilot-member table:name="8837" table:display="true" table:show-details="true"/>
                <table:data-pilot-member table:name="8850" table:display="true" table:show-details="true"/>
                <table:data-pilot-member table:name="8852" table:display="true" table:show-details="true"/>
                <table:data-pilot-member table:name="8861" table:display="true" table:show-details="true"/>
                <table:data-pilot-member table:name="8863" table:display="true" table:show-details="true"/>
                <table:data-pilot-member table:name="8865" table:display="true" table:show-details="true"/>
                <table:data-pilot-member table:name="8866" table:display="true" table:show-details="true"/>
                <table:data-pilot-member table:name="8871" table:display="true" table:show-details="true"/>
                <table:data-pilot-member table:name="8878" table:display="true" table:show-details="true"/>
                <table:data-pilot-member table:name="8881" table:display="true" table:show-details="true"/>
                <table:data-pilot-member table:name="8882" table:display="true" table:show-details="true"/>
                <table:data-pilot-member table:name="8884" table:display="true" table:show-details="true"/>
                <table:data-pilot-member table:name="8885" table:display="true" table:show-details="true"/>
                <table:data-pilot-member table:name="8890" table:display="true" table:show-details="true"/>
                <table:data-pilot-member table:name="8910" table:display="true" table:show-details="true"/>
                <table:data-pilot-member table:name="8915" table:display="true" table:show-details="true"/>
                <table:data-pilot-member table:name="8917" table:display="true" table:show-details="true"/>
                <table:data-pilot-member table:name="8919" table:display="true" table:show-details="true"/>
                <table:data-pilot-member table:name="8926" table:display="true" table:show-details="true"/>
                <table:data-pilot-member table:name="8927" table:display="true" table:show-details="true"/>
                <table:data-pilot-member table:name="8930" table:display="true" table:show-details="true"/>
                <table:data-pilot-member table:name="8932" table:display="true" table:show-details="true"/>
                <table:data-pilot-member table:name="8942" table:display="true" table:show-details="true"/>
                <table:data-pilot-member table:name="8945" table:display="true" table:show-details="true"/>
                <table:data-pilot-member table:name="8950" table:display="true" table:show-details="true"/>
                <table:data-pilot-member table:name="8952" table:display="true" table:show-details="true"/>
                <table:data-pilot-member table:name="8970" table:display="true" table:show-details="true"/>
                <table:data-pilot-member table:name="8974" table:display="true" table:show-details="true"/>
                <table:data-pilot-member table:name="8996" table:display="true" table:show-details="true"/>
                <table:data-pilot-member table:name="8998" table:display="true" table:show-details="true"/>
                <table:data-pilot-member table:name="9000" table:display="true" table:show-details="true"/>
                <table:data-pilot-member table:name="9003" table:display="true" table:show-details="true"/>
                <table:data-pilot-member table:name="9004" table:display="true" table:show-details="true"/>
                <table:data-pilot-member table:name="9017" table:display="true" table:show-details="true"/>
                <table:data-pilot-member table:name="9020" table:display="true" table:show-details="true"/>
                <table:data-pilot-member table:name="9026" table:display="true" table:show-details="true"/>
                <table:data-pilot-member table:name="9044" table:display="true" table:show-details="true"/>
                <table:data-pilot-member table:name="9047" table:display="true" table:show-details="true"/>
                <table:data-pilot-member table:name="9050" table:display="true" table:show-details="true"/>
                <table:data-pilot-member table:name="9064" table:display="true" table:show-details="true"/>
                <table:data-pilot-member table:name="9069" table:display="true" table:show-details="true"/>
                <table:data-pilot-member table:name="9075" table:display="true" table:show-details="true"/>
                <table:data-pilot-member table:name="9080" table:display="true" table:show-details="true"/>
                <table:data-pilot-member table:name="9088" table:display="true" table:show-details="true"/>
                <table:data-pilot-member table:name="9091" table:display="true" table:show-details="true"/>
                <table:data-pilot-member table:name="9093" table:display="true" table:show-details="true"/>
                <table:data-pilot-member table:name="9095" table:display="true" table:show-details="true"/>
                <table:data-pilot-member table:name="9103" table:display="true" table:show-details="true"/>
                <table:data-pilot-member table:name="9104" table:display="true" table:show-details="true"/>
                <table:data-pilot-member table:name="9108" table:display="true" table:show-details="true"/>
                <table:data-pilot-member table:name="9110" table:display="true" table:show-details="true"/>
                <table:data-pilot-member table:name="9124" table:display="true" table:show-details="true"/>
                <table:data-pilot-member table:name="9126" table:display="true" table:show-details="true"/>
                <table:data-pilot-member table:name="9127" table:display="true" table:show-details="true"/>
                <table:data-pilot-member table:name="9143" table:display="true" table:show-details="true"/>
                <table:data-pilot-member table:name="9148" table:display="true" table:show-details="true"/>
                <table:data-pilot-member table:name="9161" table:display="true" table:show-details="true"/>
                <table:data-pilot-member table:name="9168" table:display="true" table:show-details="true"/>
                <table:data-pilot-member table:name="9182" table:display="true" table:show-details="true"/>
                <table:data-pilot-member table:name="9208" table:display="true" table:show-details="true"/>
                <table:data-pilot-member table:name="9225" table:display="true" table:show-details="true"/>
                <table:data-pilot-member table:name="9238" table:display="true" table:show-details="true"/>
                <table:data-pilot-member table:name="9274" table:display="true" table:show-details="true"/>
                <table:data-pilot-member table:name="9282" table:display="true" table:show-details="true"/>
                <table:data-pilot-member table:name="9297" table:display="true" table:show-details="true"/>
                <table:data-pilot-member table:name="9304" table:display="true" table:show-details="true"/>
                <table:data-pilot-member table:name="9322" table:display="true" table:show-details="true"/>
                <table:data-pilot-member table:name="9324" table:display="true" table:show-details="true"/>
                <table:data-pilot-member table:name="9326" table:display="true" table:show-details="true"/>
                <table:data-pilot-member table:name="9332" table:display="true" table:show-details="true"/>
                <table:data-pilot-member table:name="9335" table:display="true" table:show-details="true"/>
                <table:data-pilot-member table:name="9340" table:display="true" table:show-details="true"/>
                <table:data-pilot-member table:name="9344" table:display="true" table:show-details="true"/>
                <table:data-pilot-member table:name="9347" table:display="true" table:show-details="true"/>
                <table:data-pilot-member table:name="9380" table:display="true" table:show-details="true"/>
                <table:data-pilot-member table:name="9392" table:display="true" table:show-details="true"/>
                <table:data-pilot-member table:name="9402" table:display="true" table:show-details="true"/>
                <table:data-pilot-member table:name="9403" table:display="true" table:show-details="true"/>
                <table:data-pilot-member table:name="9410" table:display="true" table:show-details="true"/>
                <table:data-pilot-member table:name="9418" table:display="true" table:show-details="true"/>
                <table:data-pilot-member table:name="9420" table:display="true" table:show-details="true"/>
                <table:data-pilot-member table:name="9427" table:display="true" table:show-details="true"/>
                <table:data-pilot-member table:name="9443" table:display="true" table:show-details="true"/>
                <table:data-pilot-member table:name="9444" table:display="true" table:show-details="true"/>
                <table:data-pilot-member table:name="9445" table:display="true" table:show-details="true"/>
                <table:data-pilot-member table:name="9452" table:display="true" table:show-details="true"/>
                <table:data-pilot-member table:name="9457" table:display="true" table:show-details="true"/>
                <table:data-pilot-member table:name="9462" table:display="true" table:show-details="true"/>
                <table:data-pilot-member table:name="9491" table:display="true" table:show-details="true"/>
                <table:data-pilot-member table:name="9495" table:display="true" table:show-details="true"/>
                <table:data-pilot-member table:name="9496" table:display="true" table:show-details="true"/>
                <table:data-pilot-member table:name="9503" table:display="true" table:show-details="true"/>
                <table:data-pilot-member table:name="9514" table:display="true" table:show-details="true"/>
                <table:data-pilot-member table:name="9515" table:display="true" table:show-details="true"/>
                <table:data-pilot-member table:name="9532" table:display="true" table:show-details="true"/>
                <table:data-pilot-member table:name="9538" table:display="true" table:show-details="true"/>
                <table:data-pilot-member table:name="9541" table:display="true" table:show-details="true"/>
                <table:data-pilot-member table:name="9552" table:display="true" table:show-details="true"/>
                <table:data-pilot-member table:name="9562" table:display="true" table:show-details="true"/>
                <table:data-pilot-member table:name="9563" table:display="true" table:show-details="true"/>
                <table:data-pilot-member table:name="9567" table:display="true" table:show-details="true"/>
                <table:data-pilot-member table:name="9569" table:display="true" table:show-details="true"/>
                <table:data-pilot-member table:name="9574" table:display="true" table:show-details="true"/>
                <table:data-pilot-member table:name="9575" table:display="true" table:show-details="true"/>
                <table:data-pilot-member table:name="9580" table:display="true" table:show-details="true"/>
                <table:data-pilot-member table:name="9594" table:display="true" table:show-details="true"/>
                <table:data-pilot-member table:name="9595" table:display="true" table:show-details="true"/>
                <table:data-pilot-member table:name="9620" table:display="true" table:show-details="true"/>
                <table:data-pilot-member table:name="9623" table:display="true" table:show-details="true"/>
                <table:data-pilot-member table:name="9630" table:display="true" table:show-details="true"/>
                <table:data-pilot-member table:name="9631" table:display="true" table:show-details="true"/>
                <table:data-pilot-member table:name="9637" table:display="true" table:show-details="true"/>
                <table:data-pilot-member table:name="9647" table:display="true" table:show-details="true"/>
                <table:data-pilot-member table:name="9649" table:display="true" table:show-details="true"/>
                <table:data-pilot-member table:name="9661" table:display="true" table:show-details="true"/>
                <table:data-pilot-member table:name="9669" table:display="true" table:show-details="true"/>
                <table:data-pilot-member table:name="9672" table:display="true" table:show-details="true"/>
                <table:data-pilot-member table:name="9682" table:display="true" table:show-details="true"/>
                <table:data-pilot-member table:name="9688" table:display="true" table:show-details="true"/>
                <table:data-pilot-member table:name="9693" table:display="true" table:show-details="true"/>
                <table:data-pilot-member table:name="9715" table:display="true" table:show-details="true"/>
                <table:data-pilot-member table:name="9716" table:display="true" table:show-details="true"/>
                <table:data-pilot-member table:name="9721" table:display="true" table:show-details="true"/>
                <table:data-pilot-member table:name="9726" table:display="true" table:show-details="true"/>
                <table:data-pilot-member table:name="9727" table:display="true" table:show-details="true"/>
                <table:data-pilot-member table:name="9729" table:display="true" table:show-details="true"/>
                <table:data-pilot-member table:name="9739" table:display="true" table:show-details="true"/>
                <table:data-pilot-member table:name="9740" table:display="true" table:show-details="true"/>
                <table:data-pilot-member table:name="9742" table:display="true" table:show-details="true"/>
                <table:data-pilot-member table:name="9748" table:display="true" table:show-details="true"/>
                <table:data-pilot-member table:name="9753" table:display="true" table:show-details="true"/>
                <table:data-pilot-member table:name="9754" table:display="true" table:show-details="true"/>
                <table:data-pilot-member table:name="9756" table:display="true" table:show-details="true"/>
                <table:data-pilot-member table:name="9771" table:display="true" table:show-details="true"/>
                <table:data-pilot-member table:name="9784" table:display="true" table:show-details="true"/>
                <table:data-pilot-member table:name="9793" table:display="true" table:show-details="true"/>
                <table:data-pilot-member table:name="9814" table:display="true" table:show-details="true"/>
                <table:data-pilot-member table:name="9820" table:display="true" table:show-details="true"/>
                <table:data-pilot-member table:name="9860" table:display="true" table:show-details="true"/>
                <table:data-pilot-member table:name="9878" table:display="true" table:show-details="true"/>
                <table:data-pilot-member table:name="9885" table:display="true" table:show-details="true"/>
                <table:data-pilot-member table:name="9890" table:display="true" table:show-details="true"/>
                <table:data-pilot-member table:name="9906" table:display="true" table:show-details="true"/>
                <table:data-pilot-member table:name="9923" table:display="true" table:show-details="true"/>
                <table:data-pilot-member table:name="9942" table:display="true" table:show-details="true"/>
                <table:data-pilot-member table:name="9944" table:display="true" table:show-details="true"/>
                <table:data-pilot-member table:name="9962" table:display="true" table:show-details="true"/>
                <table:data-pilot-member table:name="9969" table:display="true" table:show-details="true"/>
                <table:data-pilot-member table:name="9992" table:display="true" table:show-details="true"/>
                <table:data-pilot-member table:name="9997" table:display="true" table:show-details="true"/>
                <table:data-pilot-member table:name="9999" table:display="true" table:show-details="true"/>
                <table:data-pilot-member table:name="10004" table:display="true" table:show-details="true"/>
                <table:data-pilot-member table:name="10035" table:display="true" table:show-details="true"/>
                <table:data-pilot-member table:name="10042" table:display="true" table:show-details="true"/>
                <table:data-pilot-member table:name="10043" table:display="true" table:show-details="true"/>
                <table:data-pilot-member table:name="10044" table:display="true" table:show-details="true"/>
                <table:data-pilot-member table:name="10047" table:display="true" table:show-details="true"/>
                <table:data-pilot-member table:name="10048" table:display="true" table:show-details="true"/>
                <table:data-pilot-member table:name="10051" table:display="true" table:show-details="true"/>
                <table:data-pilot-member table:name="10054" table:display="true" table:show-details="true"/>
                <table:data-pilot-member table:name="10055" table:display="true" table:show-details="true"/>
                <table:data-pilot-member table:name="10060" table:display="true" table:show-details="true"/>
                <table:data-pilot-member table:name="10091" table:display="true" table:show-details="true"/>
                <table:data-pilot-member table:name="10092" table:display="true" table:show-details="true"/>
                <table:data-pilot-member table:name="10103" table:display="true" table:show-details="true"/>
                <table:data-pilot-member table:name="10107" table:display="true" table:show-details="true"/>
                <table:data-pilot-member table:name="10114" table:display="true" table:show-details="true"/>
                <table:data-pilot-member table:name="10115" table:display="true" table:show-details="true"/>
                <table:data-pilot-member table:name="10119" table:display="true" table:show-details="true"/>
                <table:data-pilot-member table:name="10125" table:display="true" table:show-details="true"/>
                <table:data-pilot-member table:name="10138" table:display="true" table:show-details="true"/>
                <table:data-pilot-member table:name="10139" table:display="true" table:show-details="true"/>
                <table:data-pilot-member table:name="10142" table:display="true" table:show-details="true"/>
                <table:data-pilot-member table:name="10157" table:display="true" table:show-details="true"/>
                <table:data-pilot-member table:name="10158" table:display="true" table:show-details="true"/>
                <table:data-pilot-member table:name="10167" table:display="true" table:show-details="true"/>
                <table:data-pilot-member table:name="10173" table:display="true" table:show-details="true"/>
                <table:data-pilot-member table:name="10179" table:display="true" table:show-details="true"/>
                <table:data-pilot-member table:name="10195" table:display="true" table:show-details="true"/>
                <table:data-pilot-member table:name="10197" table:display="true" table:show-details="true"/>
                <table:data-pilot-member table:name="10198" table:display="true" table:show-details="true"/>
                <table:data-pilot-member table:name="10208" table:display="true" table:show-details="true"/>
                <table:data-pilot-member table:name="10216" table:display="true" table:show-details="true"/>
                <table:data-pilot-member table:name="10223" table:display="true" table:show-details="true"/>
                <table:data-pilot-member table:name="10236" table:display="true" table:show-details="true"/>
                <table:data-pilot-member table:name="10238" table:display="true" table:show-details="true"/>
                <table:data-pilot-member table:name="10241" table:display="true" table:show-details="true"/>
                <table:data-pilot-member table:name="10242" table:display="true" table:show-details="true"/>
                <table:data-pilot-member table:name="10245" table:display="true" table:show-details="true"/>
                <table:data-pilot-member table:name="10250" table:display="true" table:show-details="true"/>
                <table:data-pilot-member table:name="10253" table:display="true" table:show-details="true"/>
                <table:data-pilot-member table:name="10254" table:display="true" table:show-details="true"/>
                <table:data-pilot-member table:name="10266" table:display="true" table:show-details="true"/>
                <table:data-pilot-member table:name="10267" table:display="true" table:show-details="true"/>
                <table:data-pilot-member table:name="10268" table:display="true" table:show-details="true"/>
                <table:data-pilot-member table:name="10270" table:display="true" table:show-details="true"/>
                <table:data-pilot-member table:name="10271" table:display="true" table:show-details="true"/>
                <table:data-pilot-member table:name="10274" table:display="true" table:show-details="true"/>
                <table:data-pilot-member table:name="10279" table:display="true" table:show-details="true"/>
                <table:data-pilot-member table:name="10285" table:display="true" table:show-details="true"/>
                <table:data-pilot-member table:name="10288" table:display="true" table:show-details="true"/>
                <table:data-pilot-member table:name="10292" table:display="true" table:show-details="true"/>
                <table:data-pilot-member table:name="10305" table:display="true" table:show-details="true"/>
                <table:data-pilot-member table:name="10309" table:display="true" table:show-details="true"/>
                <table:data-pilot-member table:name="10313" table:display="true" table:show-details="true"/>
                <table:data-pilot-member table:name="10318" table:display="true" table:show-details="true"/>
                <table:data-pilot-member table:name="10327" table:display="true" table:show-details="true"/>
                <table:data-pilot-member table:name="10334" table:display="true" table:show-details="true"/>
                <table:data-pilot-member table:name="10336" table:display="true" table:show-details="true"/>
                <table:data-pilot-member table:name="10339" table:display="true" table:show-details="true"/>
                <table:data-pilot-member table:name="10341" table:display="true" table:show-details="true"/>
                <table:data-pilot-member table:name="10347" table:display="true" table:show-details="true"/>
                <table:data-pilot-member table:name="10350" table:display="true" table:show-details="true"/>
                <table:data-pilot-member table:name="10359" table:display="true" table:show-details="true"/>
                <table:data-pilot-member table:name="10370" table:display="true" table:show-details="true"/>
                <table:data-pilot-member table:name="10386" table:display="true" table:show-details="true"/>
                <table:data-pilot-member table:name="10389" table:display="true" table:show-details="true"/>
                <table:data-pilot-member table:name="10390" table:display="true" table:show-details="true"/>
                <table:data-pilot-member table:name="10393" table:display="true" table:show-details="true"/>
                <table:data-pilot-member table:name="10396" table:display="true" table:show-details="true"/>
                <table:data-pilot-member table:name="10414" table:display="true" table:show-details="true"/>
                <table:data-pilot-member table:name="10420" table:display="true" table:show-details="true"/>
                <table:data-pilot-member table:name="10424" table:display="true" table:show-details="true"/>
                <table:data-pilot-member table:name="10426" table:display="true" table:show-details="true"/>
                <table:data-pilot-member table:name="10434" table:display="true" table:show-details="true"/>
                <table:data-pilot-member table:name="10435" table:display="true" table:show-details="true"/>
                <table:data-pilot-member table:name="10452" table:display="true" table:show-details="true"/>
                <table:data-pilot-member table:name="10454" table:display="true" table:show-details="true"/>
                <table:data-pilot-member table:name="10455" table:display="true" table:show-details="true"/>
                <table:data-pilot-member table:name="10480" table:display="true" table:show-details="true"/>
                <table:data-pilot-member table:name="10482" table:display="true" table:show-details="true"/>
                <table:data-pilot-member table:name="10488" table:display="true" table:show-details="true"/>
                <table:data-pilot-member table:name="10500" table:display="true" table:show-details="true"/>
                <table:data-pilot-member table:name="10508" table:display="true" table:show-details="true"/>
                <table:data-pilot-member table:name="10517" table:display="true" table:show-details="true"/>
                <table:data-pilot-member table:name="10519" table:display="true" table:show-details="true"/>
                <table:data-pilot-member table:name="10536" table:display="true" table:show-details="true"/>
                <table:data-pilot-member table:name="10557" table:display="true" table:show-details="true"/>
                <table:data-pilot-member table:name="10563" table:display="true" table:show-details="true"/>
                <table:data-pilot-member table:name="10564" table:display="true" table:show-details="true"/>
                <table:data-pilot-member table:name="10577" table:display="true" table:show-details="true"/>
                <table:data-pilot-member table:name="10583" table:display="true" table:show-details="true"/>
                <table:data-pilot-member table:name="10594" table:display="true" table:show-details="true"/>
                <table:data-pilot-member table:name="10599" table:display="true" table:show-details="true"/>
                <table:data-pilot-member table:name="10610" table:display="true" table:show-details="true"/>
                <table:data-pilot-member table:name="10612" table:display="true" table:show-details="true"/>
                <table:data-pilot-member table:name="10627" table:display="true" table:show-details="true"/>
                <table:data-pilot-member table:name="10641" table:display="true" table:show-details="true"/>
                <table:data-pilot-member table:name="10660" table:display="true" table:show-details="true"/>
                <table:data-pilot-member table:name="10682" table:display="true" table:show-details="true"/>
                <table:data-pilot-member table:name="10684" table:display="true" table:show-details="true"/>
                <table:data-pilot-member table:name="10687" table:display="true" table:show-details="true"/>
                <table:data-pilot-member table:name="10695" table:display="true" table:show-details="true"/>
                <table:data-pilot-member table:name="10697" table:display="true" table:show-details="true"/>
                <table:data-pilot-member table:name="10712" table:display="true" table:show-details="true"/>
                <table:data-pilot-member table:name="10722" table:display="true" table:show-details="true"/>
                <table:data-pilot-member table:name="10723" table:display="true" table:show-details="true"/>
                <table:data-pilot-member table:name="10724" table:display="true" table:show-details="true"/>
                <table:data-pilot-member table:name="10728" table:display="true" table:show-details="true"/>
                <table:data-pilot-member table:name="10738" table:display="true" table:show-details="true"/>
                <table:data-pilot-member table:name="10752" table:display="true" table:show-details="true"/>
                <table:data-pilot-member table:name="10759" table:display="true" table:show-details="true"/>
                <table:data-pilot-member table:name="10767" table:display="true" table:show-details="true"/>
                <table:data-pilot-member table:name="10768" table:display="true" table:show-details="true"/>
                <table:data-pilot-member table:name="10777" table:display="true" table:show-details="true"/>
                <table:data-pilot-member table:name="10789" table:display="true" table:show-details="true"/>
                <table:data-pilot-member table:name="10797" table:display="true" table:show-details="true"/>
                <table:data-pilot-member table:name="10806" table:display="true" table:show-details="true"/>
                <table:data-pilot-member table:name="10824" table:display="true" table:show-details="true"/>
                <table:data-pilot-member table:name="10825" table:display="true" table:show-details="true"/>
                <table:data-pilot-member table:name="10829" table:display="true" table:show-details="true"/>
                <table:data-pilot-member table:name="10835" table:display="true" table:show-details="true"/>
                <table:data-pilot-member table:name="10836" table:display="true" table:show-details="true"/>
                <table:data-pilot-member table:name="10838" table:display="true" table:show-details="true"/>
                <table:data-pilot-member table:name="10840" table:display="true" table:show-details="true"/>
                <table:data-pilot-member table:name="10843" table:display="true" table:show-details="true"/>
                <table:data-pilot-member table:name="10846" table:display="true" table:show-details="true"/>
                <table:data-pilot-member table:name="10848" table:display="true" table:show-details="true"/>
                <table:data-pilot-member table:name="10863" table:display="true" table:show-details="true"/>
                <table:data-pilot-member table:name="10864" table:display="true" table:show-details="true"/>
                <table:data-pilot-member table:name="10865" table:display="true" table:show-details="true"/>
                <table:data-pilot-member table:name="10867" table:display="true" table:show-details="true"/>
                <table:data-pilot-member table:name="10877" table:display="true" table:show-details="true"/>
                <table:data-pilot-member table:name="10879" table:display="true" table:show-details="true"/>
                <table:data-pilot-member table:name="10885" table:display="true" table:show-details="true"/>
                <table:data-pilot-member table:name="10897" table:display="true" table:show-details="true"/>
                <table:data-pilot-member table:name="10902" table:display="true" table:show-details="true"/>
                <table:data-pilot-member table:name="10913" table:display="true" table:show-details="true"/>
                <table:data-pilot-member table:name="10916" table:display="true" table:show-details="true"/>
                <table:data-pilot-member table:name="10927" table:display="true" table:show-details="true"/>
                <table:data-pilot-member table:name="10933" table:display="true" table:show-details="true"/>
                <table:data-pilot-member table:name="10937" table:display="true" table:show-details="true"/>
                <table:data-pilot-member table:name="10960" table:display="true" table:show-details="true"/>
                <table:data-pilot-member table:name="10992" table:display="true" table:show-details="true"/>
                <table:data-pilot-member table:name="10995" table:display="true" table:show-details="true"/>
                <table:data-pilot-member table:name="11004" table:display="true" table:show-details="true"/>
                <table:data-pilot-member table:name="11023" table:display="true" table:show-details="true"/>
                <table:data-pilot-member table:name="11035" table:display="true" table:show-details="true"/>
                <table:data-pilot-member table:name="11038" table:display="true" table:show-details="true"/>
                <table:data-pilot-member table:name="11059" table:display="true" table:show-details="true"/>
                <table:data-pilot-member table:name="11078" table:display="true" table:show-details="true"/>
                <table:data-pilot-member table:name="11088" table:display="true" table:show-details="true"/>
                <table:data-pilot-member table:name="11099" table:display="true" table:show-details="true"/>
                <table:data-pilot-member table:name="11101" table:display="true" table:show-details="true"/>
                <table:data-pilot-member table:name="11103" table:display="true" table:show-details="true"/>
                <table:data-pilot-member table:name="11104" table:display="true" table:show-details="true"/>
                <table:data-pilot-member table:name="11105" table:display="true" table:show-details="true"/>
                <table:data-pilot-member table:name="11107" table:display="true" table:show-details="true"/>
                <table:data-pilot-member table:name="11114" table:display="true" table:show-details="true"/>
                <table:data-pilot-member table:name="11118" table:display="true" table:show-details="true"/>
                <table:data-pilot-member table:name="11154" table:display="true" table:show-details="true"/>
                <table:data-pilot-member table:name="11174" table:display="true" table:show-details="true"/>
                <table:data-pilot-member table:name="11184" table:display="true" table:show-details="true"/>
                <table:data-pilot-member table:name="11198" table:display="true" table:show-details="true"/>
                <table:data-pilot-member table:name="11199" table:display="true" table:show-details="true"/>
                <table:data-pilot-member table:name="11204" table:display="true" table:show-details="true"/>
                <table:data-pilot-member table:name="11209" table:display="true" table:show-details="true"/>
                <table:data-pilot-member table:name="11217" table:display="true" table:show-details="true"/>
                <table:data-pilot-member table:name="11231" table:display="true" table:show-details="true"/>
                <table:data-pilot-member table:name="11246" table:display="true" table:show-details="true"/>
                <table:data-pilot-member table:name="11254" table:display="true" table:show-details="true"/>
                <table:data-pilot-member table:name="11266" table:display="true" table:show-details="true"/>
                <table:data-pilot-member table:name="11285" table:display="true" table:show-details="true"/>
                <table:data-pilot-member table:name="11291" table:display="true" table:show-details="true"/>
                <table:data-pilot-member table:name="11296" table:display="true" table:show-details="true"/>
                <table:data-pilot-member table:name="11302" table:display="true" table:show-details="true"/>
                <table:data-pilot-member table:name="11332" table:display="true" table:show-details="true"/>
                <table:data-pilot-member table:name="11339" table:display="true" table:show-details="true"/>
                <table:data-pilot-member table:name="11348" table:display="true" table:show-details="true"/>
                <table:data-pilot-member table:name="11355" table:display="true" table:show-details="true"/>
                <table:data-pilot-member table:name="11367" table:display="true" table:show-details="true"/>
                <table:data-pilot-member table:name="11369" table:display="true" table:show-details="true"/>
                <table:data-pilot-member table:name="11374" table:display="true" table:show-details="true"/>
                <table:data-pilot-member table:name="11375" table:display="true" table:show-details="true"/>
                <table:data-pilot-member table:name="11384" table:display="true" table:show-details="true"/>
                <table:data-pilot-member table:name="11407" table:display="true" table:show-details="true"/>
                <table:data-pilot-member table:name="11415" table:display="true" table:show-details="true"/>
                <table:data-pilot-member table:name="11417" table:display="true" table:show-details="true"/>
                <table:data-pilot-member table:name="11435" table:display="true" table:show-details="true"/>
                <table:data-pilot-member table:name="11440" table:display="true" table:show-details="true"/>
                <table:data-pilot-member table:name="11441" table:display="true" table:show-details="true"/>
                <table:data-pilot-member table:name="11444" table:display="true" table:show-details="true"/>
                <table:data-pilot-member table:name="11449" table:display="true" table:show-details="true"/>
                <table:data-pilot-member table:name="11466" table:display="true" table:show-details="true"/>
                <table:data-pilot-member table:name="11477" table:display="true" table:show-details="true"/>
                <table:data-pilot-member table:name="11502" table:display="true" table:show-details="true"/>
                <table:data-pilot-member table:name="11504" table:display="true" table:show-details="true"/>
                <table:data-pilot-member table:name="11523" table:display="true" table:show-details="true"/>
                <table:data-pilot-member table:name="11536" table:display="true" table:show-details="true"/>
                <table:data-pilot-member table:name="11550" table:display="true" table:show-details="true"/>
                <table:data-pilot-member table:name="11554" table:display="true" table:show-details="true"/>
                <table:data-pilot-member table:name="11555" table:display="true" table:show-details="true"/>
                <table:data-pilot-member table:name="11574" table:display="true" table:show-details="true"/>
                <table:data-pilot-member table:name="11591" table:display="true" table:show-details="true"/>
                <table:data-pilot-member table:name="11604" table:display="true" table:show-details="true"/>
                <table:data-pilot-member table:name="11610" table:display="true" table:show-details="true"/>
                <table:data-pilot-member table:name="11615" table:display="true" table:show-details="true"/>
                <table:data-pilot-member table:name="11620" table:display="true" table:show-details="true"/>
                <table:data-pilot-member table:name="11636" table:display="true" table:show-details="true"/>
                <table:data-pilot-member table:name="11639" table:display="true" table:show-details="true"/>
                <table:data-pilot-member table:name="11648" table:display="true" table:show-details="true"/>
                <table:data-pilot-member table:name="11649" table:display="true" table:show-details="true"/>
                <table:data-pilot-member table:name="11656" table:display="true" table:show-details="true"/>
                <table:data-pilot-member table:name="11663" table:display="true" table:show-details="true"/>
                <table:data-pilot-member table:name="11667" table:display="true" table:show-details="true"/>
                <table:data-pilot-member table:name="11671" table:display="true" table:show-details="true"/>
                <table:data-pilot-member table:name="11682" table:display="true" table:show-details="true"/>
                <table:data-pilot-member table:name="11691" table:display="true" table:show-details="true"/>
                <table:data-pilot-member table:name="11696" table:display="true" table:show-details="true"/>
                <table:data-pilot-member table:name="11700" table:display="true" table:show-details="true"/>
                <table:data-pilot-member table:name="11703" table:display="true" table:show-details="true"/>
                <table:data-pilot-member table:name="11704" table:display="true" table:show-details="true"/>
                <table:data-pilot-member table:name="11716" table:display="true" table:show-details="true"/>
                <table:data-pilot-member table:name="11719" table:display="true" table:show-details="true"/>
                <table:data-pilot-member table:name="11722" table:display="true" table:show-details="true"/>
                <table:data-pilot-member table:name="11723" table:display="true" table:show-details="true"/>
                <table:data-pilot-member table:name="11725" table:display="true" table:show-details="true"/>
                <table:data-pilot-member table:name="11732" table:display="true" table:show-details="true"/>
                <table:data-pilot-member table:name="11737" table:display="true" table:show-details="true"/>
                <table:data-pilot-member table:name="11742" table:display="true" table:show-details="true"/>
                <table:data-pilot-member table:name="11743" table:display="true" table:show-details="true"/>
                <table:data-pilot-member table:name="11745" table:display="true" table:show-details="true"/>
                <table:data-pilot-member table:name="11751" table:display="true" table:show-details="true"/>
                <table:data-pilot-member table:name="11754" table:display="true" table:show-details="true"/>
                <table:data-pilot-member table:name="11756" table:display="true" table:show-details="true"/>
                <table:data-pilot-member table:name="11772" table:display="true" table:show-details="true"/>
                <table:data-pilot-member table:name="11777" table:display="true" table:show-details="true"/>
                <table:data-pilot-member table:name="11782" table:display="true" table:show-details="true"/>
                <table:data-pilot-member table:name="11784" table:display="true" table:show-details="true"/>
                <table:data-pilot-member table:name="11785" table:display="true" table:show-details="true"/>
                <table:data-pilot-member table:name="11794" table:display="true" table:show-details="true"/>
                <table:data-pilot-member table:name="11795" table:display="true" table:show-details="true"/>
                <table:data-pilot-member table:name="11803" table:display="true" table:show-details="true"/>
                <table:data-pilot-member table:name="11807" table:display="true" table:show-details="true"/>
                <table:data-pilot-member table:name="11819" table:display="true" table:show-details="true"/>
                <table:data-pilot-member table:name="11826" table:display="true" table:show-details="true"/>
                <table:data-pilot-member table:name="11829" table:display="true" table:show-details="true"/>
                <table:data-pilot-member table:name="11837" table:display="true" table:show-details="true"/>
                <table:data-pilot-member table:name="11845" table:display="true" table:show-details="true"/>
                <table:data-pilot-member table:name="11847" table:display="true" table:show-details="true"/>
                <table:data-pilot-member table:name="11857" table:display="true" table:show-details="true"/>
                <table:data-pilot-member table:name="11871" table:display="true" table:show-details="true"/>
                <table:data-pilot-member table:name="11873" table:display="true" table:show-details="true"/>
                <table:data-pilot-member table:name="11874" table:display="true" table:show-details="true"/>
                <table:data-pilot-member table:name="11883" table:display="true" table:show-details="true"/>
                <table:data-pilot-member table:name="11884" table:display="true" table:show-details="true"/>
                <table:data-pilot-member table:name="11889" table:display="true" table:show-details="true"/>
                <table:data-pilot-member table:name="11892" table:display="true" table:show-details="true"/>
                <table:data-pilot-member table:name="11913" table:display="true" table:show-details="true"/>
                <table:data-pilot-member table:name="11924" table:display="true" table:show-details="true"/>
                <table:data-pilot-member table:name="11929" table:display="true" table:show-details="true"/>
                <table:data-pilot-member table:name="11934" table:display="true" table:show-details="true"/>
                <table:data-pilot-member table:name="11940" table:display="true" table:show-details="true"/>
                <table:data-pilot-member table:name="11954" table:display="true" table:show-details="true"/>
                <table:data-pilot-member table:name="11959" table:display="true" table:show-details="true"/>
                <table:data-pilot-member table:name="11969" table:display="true" table:show-details="true"/>
                <table:data-pilot-member table:name="11981" table:display="true" table:show-details="true"/>
                <table:data-pilot-member table:name="11989" table:display="true" table:show-details="true"/>
                <table:data-pilot-member table:name="11996" table:display="true" table:show-details="true"/>
                <table:data-pilot-member table:name="12000" table:display="true" table:show-details="true"/>
                <table:data-pilot-member table:name="12002" table:display="true" table:show-details="true"/>
                <table:data-pilot-member table:name="12009" table:display="true" table:show-details="true"/>
                <table:data-pilot-member table:name="12011" table:display="true" table:show-details="true"/>
                <table:data-pilot-member table:name="12018" table:display="true" table:show-details="true"/>
                <table:data-pilot-member table:name="12031" table:display="true" table:show-details="true"/>
                <table:data-pilot-member table:name="12033" table:display="true" table:show-details="true"/>
                <table:data-pilot-member table:name="12035" table:display="true" table:show-details="true"/>
                <table:data-pilot-member table:name="12046" table:display="true" table:show-details="true"/>
                <table:data-pilot-member table:name="12079" table:display="true" table:show-details="true"/>
                <table:data-pilot-member table:name="12084" table:display="true" table:show-details="true"/>
                <table:data-pilot-member table:name="12086" table:display="true" table:show-details="true"/>
                <table:data-pilot-member table:name="12128" table:display="true" table:show-details="true"/>
                <table:data-pilot-member table:name="12145" table:display="true" table:show-details="true"/>
                <table:data-pilot-member table:name="12149" table:display="true" table:show-details="true"/>
                <table:data-pilot-member table:name="12156" table:display="true" table:show-details="true"/>
                <table:data-pilot-member table:name="12159" table:display="true" table:show-details="true"/>
                <table:data-pilot-member table:name="12167" table:display="true" table:show-details="true"/>
                <table:data-pilot-member table:name="12168" table:display="true" table:show-details="true"/>
                <table:data-pilot-member table:name="12173" table:display="true" table:show-details="true"/>
                <table:data-pilot-member table:name="12182" table:display="true" table:show-details="true"/>
                <table:data-pilot-member table:name="12189" table:display="true" table:show-details="true"/>
                <table:data-pilot-member table:name="12192" table:display="true" table:show-details="true"/>
                <table:data-pilot-member table:name="12196" table:display="true" table:show-details="true"/>
                <table:data-pilot-member table:name="12198" table:display="true" table:show-details="true"/>
                <table:data-pilot-member table:name="12207" table:display="true" table:show-details="true"/>
                <table:data-pilot-member table:name="12211" table:display="true" table:show-details="true"/>
                <table:data-pilot-member table:name="12213" table:display="true" table:show-details="true"/>
                <table:data-pilot-member table:name="12241" table:display="true" table:show-details="true"/>
                <table:data-pilot-member table:name="12251" table:display="true" table:show-details="true"/>
                <table:data-pilot-member table:name="12254" table:display="true" table:show-details="true"/>
                <table:data-pilot-member table:name="12260" table:display="true" table:show-details="true"/>
                <table:data-pilot-member table:name="12261" table:display="true" table:show-details="true"/>
                <table:data-pilot-member table:name="12267" table:display="true" table:show-details="true"/>
                <table:data-pilot-member table:name="12269" table:display="true" table:show-details="true"/>
                <table:data-pilot-member table:name="12274" table:display="true" table:show-details="true"/>
                <table:data-pilot-member table:name="12282" table:display="true" table:show-details="true"/>
                <table:data-pilot-member table:name="12287" table:display="true" table:show-details="true"/>
                <table:data-pilot-member table:name="12293" table:display="true" table:show-details="true"/>
                <table:data-pilot-member table:name="12295" table:display="true" table:show-details="true"/>
                <table:data-pilot-member table:name="12297" table:display="true" table:show-details="true"/>
                <table:data-pilot-member table:name="12300" table:display="true" table:show-details="true"/>
                <table:data-pilot-member table:name="12321" table:display="true" table:show-details="true"/>
                <table:data-pilot-member table:name="12324" table:display="true" table:show-details="true"/>
                <table:data-pilot-member table:name="12329" table:display="true" table:show-details="true"/>
                <table:data-pilot-member table:name="12339" table:display="true" table:show-details="true"/>
                <table:data-pilot-member table:name="12343" table:display="true" table:show-details="true"/>
                <table:data-pilot-member table:name="12346" table:display="true" table:show-details="true"/>
                <table:data-pilot-member table:name="12347" table:display="true" table:show-details="true"/>
                <table:data-pilot-member table:name="12358" table:display="true" table:show-details="true"/>
                <table:data-pilot-member table:name="12369" table:display="true" table:show-details="true"/>
                <table:data-pilot-member table:name="12373" table:display="true" table:show-details="true"/>
                <table:data-pilot-member table:name="12378" table:display="true" table:show-details="true"/>
                <table:data-pilot-member table:name="12383" table:display="true" table:show-details="true"/>
                <table:data-pilot-member table:name="12394" table:display="true" table:show-details="true"/>
                <table:data-pilot-member table:name="12403" table:display="true" table:show-details="true"/>
                <table:data-pilot-member table:name="12408" table:display="true" table:show-details="true"/>
                <table:data-pilot-member table:name="12413" table:display="true" table:show-details="true"/>
                <table:data-pilot-member table:name="12420" table:display="true" table:show-details="true"/>
                <table:data-pilot-member table:name="12423" table:display="true" table:show-details="true"/>
                <table:data-pilot-member table:name="12433" table:display="true" table:show-details="true"/>
                <table:data-pilot-member table:name="12439" table:display="true" table:show-details="true"/>
                <table:data-pilot-member table:name="12443" table:display="true" table:show-details="true"/>
                <table:data-pilot-member table:name="12446" table:display="true" table:show-details="true"/>
                <table:data-pilot-member table:name="12465" table:display="true" table:show-details="true"/>
                <table:data-pilot-member table:name="12470" table:display="true" table:show-details="true"/>
                <table:data-pilot-member table:name="12473" table:display="true" table:show-details="true"/>
                <table:data-pilot-member table:name="12474" table:display="true" table:show-details="true"/>
                <table:data-pilot-member table:name="12479" table:display="true" table:show-details="true"/>
                <table:data-pilot-member table:name="12482" table:display="true" table:show-details="true"/>
                <table:data-pilot-member table:name="12483" table:display="true" table:show-details="true"/>
                <table:data-pilot-member table:name="12488" table:display="true" table:show-details="true"/>
                <table:data-pilot-member table:name="12489" table:display="true" table:show-details="true"/>
                <table:data-pilot-member table:name="12494" table:display="true" table:show-details="true"/>
                <table:data-pilot-member table:name="12497" table:display="true" table:show-details="true"/>
                <table:data-pilot-member table:name="12507" table:display="true" table:show-details="true"/>
                <table:data-pilot-member table:name="12515" table:display="true" table:show-details="true"/>
                <table:data-pilot-member table:name="12523" table:display="true" table:show-details="true"/>
                <table:data-pilot-member table:name="12525" table:display="true" table:show-details="true"/>
                <table:data-pilot-member table:name="12539" table:display="true" table:show-details="true"/>
                <table:data-pilot-member table:name="12540" table:display="true" table:show-details="true"/>
                <table:data-pilot-member table:name="12553" table:display="true" table:show-details="true"/>
                <table:data-pilot-member table:name="12557" table:display="true" table:show-details="true"/>
                <table:data-pilot-member table:name="12562" table:display="true" table:show-details="true"/>
                <table:data-pilot-member table:name="12572" table:display="true" table:show-details="true"/>
                <table:data-pilot-member table:name="12573" table:display="true" table:show-details="true"/>
                <table:data-pilot-member table:name="12576" table:display="true" table:show-details="true"/>
                <table:data-pilot-member table:name="12577" table:display="true" table:show-details="true"/>
                <table:data-pilot-member table:name="12578" table:display="true" table:show-details="true"/>
                <table:data-pilot-member table:name="12597" table:display="true" table:show-details="true"/>
                <table:data-pilot-member table:name="12598" table:display="true" table:show-details="true"/>
                <table:data-pilot-member table:name="12617" table:display="true" table:show-details="true"/>
                <table:data-pilot-member table:name="12630" table:display="true" table:show-details="true"/>
                <table:data-pilot-member table:name="12644" table:display="true" table:show-details="true"/>
                <table:data-pilot-member table:name="12649" table:display="true" table:show-details="true"/>
                <table:data-pilot-member table:name="12684" table:display="true" table:show-details="true"/>
                <table:data-pilot-member table:name="12705" table:display="true" table:show-details="true"/>
                <table:data-pilot-member table:name="12708" table:display="true" table:show-details="true"/>
                <table:data-pilot-member table:name="12710" table:display="true" table:show-details="true"/>
                <table:data-pilot-member table:name="12719" table:display="true" table:show-details="true"/>
                <table:data-pilot-member table:name="12730" table:display="true" table:show-details="true"/>
                <table:data-pilot-member table:name="12754" table:display="true" table:show-details="true"/>
                <table:data-pilot-member table:name="12786" table:display="true" table:show-details="true"/>
                <table:data-pilot-member table:name="12810" table:display="true" table:show-details="true"/>
                <table:data-pilot-member table:name="12813" table:display="true" table:show-details="true"/>
                <table:data-pilot-member table:name="12815" table:display="true" table:show-details="true"/>
                <table:data-pilot-member table:name="12837" table:display="true" table:show-details="true"/>
                <table:data-pilot-member table:name="12841" table:display="true" table:show-details="true"/>
                <table:data-pilot-member table:name="12862" table:display="true" table:show-details="true"/>
                <table:data-pilot-member table:name="12866" table:display="true" table:show-details="true"/>
                <table:data-pilot-member table:name="12879" table:display="true" table:show-details="true"/>
                <table:data-pilot-member table:name="12886" table:display="true" table:show-details="true"/>
                <table:data-pilot-member table:name="12898" table:display="true" table:show-details="true"/>
                <table:data-pilot-member table:name="12909" table:display="true" table:show-details="true"/>
                <table:data-pilot-member table:name="12913" table:display="true" table:show-details="true"/>
                <table:data-pilot-member table:name="12917" table:display="true" table:show-details="true"/>
                <table:data-pilot-member table:name="12920" table:display="true" table:show-details="true"/>
                <table:data-pilot-member table:name="12926" table:display="true" table:show-details="true"/>
                <table:data-pilot-member table:name="12927" table:display="true" table:show-details="true"/>
                <table:data-pilot-member table:name="12939" table:display="true" table:show-details="true"/>
                <table:data-pilot-member table:name="12940" table:display="true" table:show-details="true"/>
                <table:data-pilot-member table:name="12942" table:display="true" table:show-details="true"/>
                <table:data-pilot-member table:name="12943" table:display="true" table:show-details="true"/>
                <table:data-pilot-member table:name="12949" table:display="true" table:show-details="true"/>
                <table:data-pilot-member table:name="12953" table:display="true" table:show-details="true"/>
                <table:data-pilot-member table:name="12957" table:display="true" table:show-details="true"/>
                <table:data-pilot-member table:name="12971" table:display="true" table:show-details="true"/>
                <table:data-pilot-member table:name="12973" table:display="true" table:show-details="true"/>
                <table:data-pilot-member table:name="12982" table:display="true" table:show-details="true"/>
                <table:data-pilot-member table:name="12983" table:display="true" table:show-details="true"/>
                <table:data-pilot-member table:name="12987" table:display="true" table:show-details="true"/>
                <table:data-pilot-member table:name="12994" table:display="true" table:show-details="true"/>
                <table:data-pilot-member table:name="13000" table:display="true" table:show-details="true"/>
                <table:data-pilot-member table:name="13004" table:display="true" table:show-details="true"/>
                <table:data-pilot-member table:name="13017" table:display="true" table:show-details="true"/>
                <table:data-pilot-member table:name="13022" table:display="true" table:show-details="true"/>
                <table:data-pilot-member table:name="13035" table:display="true" table:show-details="true"/>
                <table:data-pilot-member table:name="13038" table:display="true" table:show-details="true"/>
                <table:data-pilot-member table:name="13049" table:display="true" table:show-details="true"/>
                <table:data-pilot-member table:name="13051" table:display="true" table:show-details="true"/>
                <table:data-pilot-member table:name="13053" table:display="true" table:show-details="true"/>
                <table:data-pilot-member table:name="13058" table:display="true" table:show-details="true"/>
                <table:data-pilot-member table:name="13071" table:display="true" table:show-details="true"/>
                <table:data-pilot-member table:name="13077" table:display="true" table:show-details="true"/>
                <table:data-pilot-member table:name="13078" table:display="true" table:show-details="true"/>
                <table:data-pilot-member table:name="13092" table:display="true" table:show-details="true"/>
                <table:data-pilot-member table:name="13094" table:display="true" table:show-details="true"/>
                <table:data-pilot-member table:name="13099" table:display="true" table:show-details="true"/>
                <table:data-pilot-member table:name="13104" table:display="true" table:show-details="true"/>
                <table:data-pilot-member table:name="13107" table:display="true" table:show-details="true"/>
                <table:data-pilot-member table:name="13125" table:display="true" table:show-details="true"/>
                <table:data-pilot-member table:name="13133" table:display="true" table:show-details="true"/>
                <table:data-pilot-member table:name="13136" table:display="true" table:show-details="true"/>
                <table:data-pilot-member table:name="13149" table:display="true" table:show-details="true"/>
                <table:data-pilot-member table:name="13153" table:display="true" table:show-details="true"/>
                <table:data-pilot-member table:name="13154" table:display="true" table:show-details="true"/>
                <table:data-pilot-member table:name="13155" table:display="true" table:show-details="true"/>
                <table:data-pilot-member table:name="13162" table:display="true" table:show-details="true"/>
                <table:data-pilot-member table:name="13171" table:display="true" table:show-details="true"/>
                <table:data-pilot-member table:name="13173" table:display="true" table:show-details="true"/>
                <table:data-pilot-member table:name="13174" table:display="true" table:show-details="true"/>
                <table:data-pilot-member table:name="13179" table:display="true" table:show-details="true"/>
                <table:data-pilot-member table:name="13210" table:display="true" table:show-details="true"/>
                <table:data-pilot-member table:name="13212" table:display="true" table:show-details="true"/>
                <table:data-pilot-member table:name="13228" table:display="true" table:show-details="true"/>
                <table:data-pilot-member table:name="13238" table:display="true" table:show-details="true"/>
                <table:data-pilot-member table:name="13239" table:display="true" table:show-details="true"/>
                <table:data-pilot-member table:name="13260" table:display="true" table:show-details="true"/>
                <table:data-pilot-member table:name="13266" table:display="true" table:show-details="true"/>
                <table:data-pilot-member table:name="13268" table:display="true" table:show-details="true"/>
                <table:data-pilot-member table:name="13269" table:display="true" table:show-details="true"/>
                <table:data-pilot-member table:name="13276" table:display="true" table:show-details="true"/>
                <table:data-pilot-member table:name="13278" table:display="true" table:show-details="true"/>
                <table:data-pilot-member table:name="13286" table:display="true" table:show-details="true"/>
                <table:data-pilot-member table:name="13288" table:display="true" table:show-details="true"/>
                <table:data-pilot-member table:name="13292" table:display="true" table:show-details="true"/>
                <table:data-pilot-member table:name="13294" table:display="true" table:show-details="true"/>
                <table:data-pilot-member table:name="13301" table:display="true" table:show-details="true"/>
                <table:data-pilot-member table:name="13308" table:display="true" table:show-details="true"/>
                <table:data-pilot-member table:name="13343" table:display="true" table:show-details="true"/>
                <table:data-pilot-member table:name="13365" table:display="true" table:show-details="true"/>
                <table:data-pilot-member table:name="13383" table:display="true" table:show-details="true"/>
                <table:data-pilot-member table:name="13402" table:display="true" table:show-details="true"/>
                <table:data-pilot-member table:name="13406" table:display="true" table:show-details="true"/>
                <table:data-pilot-member table:name="13407" table:display="true" table:show-details="true"/>
                <table:data-pilot-member table:name="13423" table:display="true" table:show-details="true"/>
                <table:data-pilot-member table:name="13424" table:display="true" table:show-details="true"/>
                <table:data-pilot-member table:name="13425" table:display="true" table:show-details="true"/>
                <table:data-pilot-member table:name="13431" table:display="true" table:show-details="true"/>
                <table:data-pilot-member table:name="13468" table:display="true" table:show-details="true"/>
                <table:data-pilot-member table:name="13469" table:display="true" table:show-details="true"/>
                <table:data-pilot-member table:name="13470" table:display="true" table:show-details="true"/>
                <table:data-pilot-member table:name="13479" table:display="true" table:show-details="true"/>
                <table:data-pilot-member table:name="13486" table:display="true" table:show-details="true"/>
                <table:data-pilot-member table:name="13497" table:display="true" table:show-details="true"/>
                <table:data-pilot-member table:name="13506" table:display="true" table:show-details="true"/>
                <table:data-pilot-member table:name="13513" table:display="true" table:show-details="true"/>
                <table:data-pilot-member table:name="13514" table:display="true" table:show-details="true"/>
                <table:data-pilot-member table:name="13517" table:display="true" table:show-details="true"/>
                <table:data-pilot-member table:name="13524" table:display="true" table:show-details="true"/>
                <table:data-pilot-member table:name="13532" table:display="true" table:show-details="true"/>
                <table:data-pilot-member table:name="13534" table:display="true" table:show-details="true"/>
                <table:data-pilot-member table:name="13540" table:display="true" table:show-details="true"/>
                <table:data-pilot-member table:name="13542" table:display="true" table:show-details="true"/>
                <table:data-pilot-member table:name="13545" table:display="true" table:show-details="true"/>
                <table:data-pilot-member table:name="13547" table:display="true" table:show-details="true"/>
                <table:data-pilot-member table:name="13548" table:display="true" table:show-details="true"/>
                <table:data-pilot-member table:name="13552" table:display="true" table:show-details="true"/>
                <table:data-pilot-member table:name="13554" table:display="true" table:show-details="true"/>
                <table:data-pilot-member table:name="13557" table:display="true" table:show-details="true"/>
                <table:data-pilot-member table:name="13560" table:display="true" table:show-details="true"/>
                <table:data-pilot-member table:name="13566" table:display="true" table:show-details="true"/>
                <table:data-pilot-member table:name="13580" table:display="true" table:show-details="true"/>
                <table:data-pilot-member table:name="13582" table:display="true" table:show-details="true"/>
                <table:data-pilot-member table:name="13589" table:display="true" table:show-details="true"/>
                <table:data-pilot-member table:name="13600" table:display="true" table:show-details="true"/>
                <table:data-pilot-member table:name="13604" table:display="true" table:show-details="true"/>
                <table:data-pilot-member table:name="13605" table:display="true" table:show-details="true"/>
                <table:data-pilot-member table:name="13621" table:display="true" table:show-details="true"/>
                <table:data-pilot-member table:name="13624" table:display="true" table:show-details="true"/>
                <table:data-pilot-member table:name="13625" table:display="true" table:show-details="true"/>
                <table:data-pilot-member table:name="13644" table:display="true" table:show-details="true"/>
                <table:data-pilot-member table:name="13669" table:display="true" table:show-details="true"/>
                <table:data-pilot-member table:name="13676" table:display="true" table:show-details="true"/>
                <table:data-pilot-member table:name="13679" table:display="true" table:show-details="true"/>
                <table:data-pilot-member table:name="13684" table:display="true" table:show-details="true"/>
                <table:data-pilot-member table:name="13691" table:display="true" table:show-details="true"/>
                <table:data-pilot-member table:name="13701" table:display="true" table:show-details="true"/>
                <table:data-pilot-member table:name="13717" table:display="true" table:show-details="true"/>
                <table:data-pilot-member table:name="13724" table:display="true" table:show-details="true"/>
                <table:data-pilot-member table:name="13725" table:display="true" table:show-details="true"/>
                <table:data-pilot-member table:name="13730" table:display="true" table:show-details="true"/>
                <table:data-pilot-member table:name="13733" table:display="true" table:show-details="true"/>
                <table:data-pilot-member table:name="13736" table:display="true" table:show-details="true"/>
                <table:data-pilot-member table:name="13742" table:display="true" table:show-details="true"/>
                <table:data-pilot-member table:name="13797" table:display="true" table:show-details="true"/>
                <table:data-pilot-member table:name="13801" table:display="true" table:show-details="true"/>
                <table:data-pilot-member table:name="13808" table:display="true" table:show-details="true"/>
                <table:data-pilot-member table:name="13835" table:display="true" table:show-details="true"/>
                <table:data-pilot-member table:name="13836" table:display="true" table:show-details="true"/>
                <table:data-pilot-member table:name="13847" table:display="true" table:show-details="true"/>
                <table:data-pilot-member table:name="13862" table:display="true" table:show-details="true"/>
                <table:data-pilot-member table:name="13864" table:display="true" table:show-details="true"/>
                <table:data-pilot-member table:name="13874" table:display="true" table:show-details="true"/>
                <table:data-pilot-member table:name="13878" table:display="true" table:show-details="true"/>
                <table:data-pilot-member table:name="13880" table:display="true" table:show-details="true"/>
                <table:data-pilot-member table:name="13883" table:display="true" table:show-details="true"/>
                <table:data-pilot-member table:name="13884" table:display="true" table:show-details="true"/>
                <table:data-pilot-member table:name="13890" table:display="true" table:show-details="true"/>
                <table:data-pilot-member table:name="13895" table:display="true" table:show-details="true"/>
                <table:data-pilot-member table:name="13896" table:display="true" table:show-details="true"/>
                <table:data-pilot-member table:name="13899" table:display="true" table:show-details="true"/>
                <table:data-pilot-member table:name="13900" table:display="true" table:show-details="true"/>
                <table:data-pilot-member table:name="13902" table:display="true" table:show-details="true"/>
                <table:data-pilot-member table:name="13903" table:display="true" table:show-details="true"/>
                <table:data-pilot-member table:name="13914" table:display="true" table:show-details="true"/>
                <table:data-pilot-member table:name="13922" table:display="true" table:show-details="true"/>
                <table:data-pilot-member table:name="13939" table:display="true" table:show-details="true"/>
                <table:data-pilot-member table:name="13943" table:display="true" table:show-details="true"/>
                <table:data-pilot-member table:name="13950" table:display="true" table:show-details="true"/>
                <table:data-pilot-member table:name="13960" table:display="true" table:show-details="true"/>
                <table:data-pilot-member table:name="13961" table:display="true" table:show-details="true"/>
                <table:data-pilot-member table:name="13970" table:display="true" table:show-details="true"/>
                <table:data-pilot-member table:name="13976" table:display="true" table:show-details="true"/>
                <table:data-pilot-member table:name="13990" table:display="true" table:show-details="true"/>
                <table:data-pilot-member table:name="13998" table:display="true" table:show-details="true"/>
                <table:data-pilot-member table:name="14006" table:display="true" table:show-details="true"/>
                <table:data-pilot-member table:name="14020" table:display="true" table:show-details="true"/>
                <table:data-pilot-member table:name="14028" table:display="true" table:show-details="true"/>
                <table:data-pilot-member table:name="14038" table:display="true" table:show-details="true"/>
                <table:data-pilot-member table:name="14039" table:display="true" table:show-details="true"/>
                <table:data-pilot-member table:name="14043" table:display="true" table:show-details="true"/>
                <table:data-pilot-member table:name="14044" table:display="true" table:show-details="true"/>
                <table:data-pilot-member table:name="14064" table:display="true" table:show-details="true"/>
                <table:data-pilot-member table:name="14065" table:display="true" table:show-details="true"/>
                <table:data-pilot-member table:name="14068" table:display="true" table:show-details="true"/>
                <table:data-pilot-member table:name="14074" table:display="true" table:show-details="true"/>
                <table:data-pilot-member table:name="14085" table:display="true" table:show-details="true"/>
                <table:data-pilot-member table:name="14087" table:display="true" table:show-details="true"/>
                <table:data-pilot-member table:name="14089" table:display="true" table:show-details="true"/>
                <table:data-pilot-member table:name="14090" table:display="true" table:show-details="true"/>
                <table:data-pilot-member table:name="14097" table:display="true" table:show-details="true"/>
                <table:data-pilot-member table:name="14110" table:display="true" table:show-details="true"/>
                <table:data-pilot-member table:name="14122" table:display="true" table:show-details="true"/>
                <table:data-pilot-member table:name="14128" table:display="true" table:show-details="true"/>
                <table:data-pilot-member table:name="14139" table:display="true" table:show-details="true"/>
                <table:data-pilot-member table:name="14150" table:display="true" table:show-details="true"/>
                <table:data-pilot-member table:name="14153" table:display="true" table:show-details="true"/>
                <table:data-pilot-member table:name="14161" table:display="true" table:show-details="true"/>
                <table:data-pilot-member table:name="14165" table:display="true" table:show-details="true"/>
                <table:data-pilot-member table:name="14174" table:display="true" table:show-details="true"/>
                <table:data-pilot-member table:name="14197" table:display="true" table:show-details="true"/>
                <table:data-pilot-member table:name="14219" table:display="true" table:show-details="true"/>
                <table:data-pilot-member table:name="14221" table:display="true" table:show-details="true"/>
                <table:data-pilot-member table:name="14245" table:display="true" table:show-details="true"/>
                <table:data-pilot-member table:name="14250" table:display="true" table:show-details="true"/>
                <table:data-pilot-member table:name="14253" table:display="true" table:show-details="true"/>
                <table:data-pilot-member table:name="14258" table:display="true" table:show-details="true"/>
                <table:data-pilot-member table:name="14281" table:display="true" table:show-details="true"/>
                <table:data-pilot-member table:name="14292" table:display="true" table:show-details="true"/>
                <table:data-pilot-member table:name="14299" table:display="true" table:show-details="true"/>
                <table:data-pilot-member table:name="14306" table:display="true" table:show-details="true"/>
                <table:data-pilot-member table:name="14311" table:display="true" table:show-details="true"/>
                <table:data-pilot-member table:name="14312" table:display="true" table:show-details="true"/>
                <table:data-pilot-member table:name="14313" table:display="true" table:show-details="true"/>
                <table:data-pilot-member table:name="14319" table:display="true" table:show-details="true"/>
                <table:data-pilot-member table:name="14322" table:display="true" table:show-details="true"/>
                <table:data-pilot-member table:name="14343" table:display="true" table:show-details="true"/>
                <table:data-pilot-member table:name="14356" table:display="true" table:show-details="true"/>
                <table:data-pilot-member table:name="14362" table:display="true" table:show-details="true"/>
                <table:data-pilot-member table:name="14364" table:display="true" table:show-details="true"/>
                <table:data-pilot-member table:name="14368" table:display="true" table:show-details="true"/>
                <table:data-pilot-member table:name="14372" table:display="true" table:show-details="true"/>
                <table:data-pilot-member table:name="14376" table:display="true" table:show-details="true"/>
                <table:data-pilot-member table:name="14382" table:display="true" table:show-details="true"/>
                <table:data-pilot-member table:name="14383" table:display="true" table:show-details="true"/>
                <table:data-pilot-member table:name="14393" table:display="true" table:show-details="true"/>
                <table:data-pilot-member table:name="14394" table:display="true" table:show-details="true"/>
                <table:data-pilot-member table:name="14408" table:display="true" table:show-details="true"/>
                <table:data-pilot-member table:name="14414" table:display="true" table:show-details="true"/>
                <table:data-pilot-member table:name="14415" table:display="true" table:show-details="true"/>
                <table:data-pilot-member table:name="14430" table:display="true" table:show-details="true"/>
                <table:data-pilot-member table:name="14434" table:display="true" table:show-details="true"/>
                <table:data-pilot-member table:name="14442" table:display="true" table:show-details="true"/>
                <table:data-pilot-member table:name="14443" table:display="true" table:show-details="true"/>
                <table:data-pilot-member table:name="14450" table:display="true" table:show-details="true"/>
                <table:data-pilot-member table:name="14462" table:display="true" table:show-details="true"/>
                <table:data-pilot-member table:name="14471" table:display="true" table:show-details="true"/>
                <table:data-pilot-member table:name="14473" table:display="true" table:show-details="true"/>
                <table:data-pilot-member table:name="14474" table:display="true" table:show-details="true"/>
                <table:data-pilot-member table:name="14500" table:display="true" table:show-details="true"/>
                <table:data-pilot-member table:name="14506" table:display="true" table:show-details="true"/>
                <table:data-pilot-member table:name="14508" table:display="true" table:show-details="true"/>
                <table:data-pilot-member table:name="14524" table:display="true" table:show-details="true"/>
                <table:data-pilot-member table:name="14525" table:display="true" table:show-details="true"/>
                <table:data-pilot-member table:name="14528" table:display="true" table:show-details="true"/>
                <table:data-pilot-member table:name="14554" table:display="true" table:show-details="true"/>
                <table:data-pilot-member table:name="14555" table:display="true" table:show-details="true"/>
                <table:data-pilot-member table:name="14557" table:display="true" table:show-details="true"/>
                <table:data-pilot-member table:name="14563" table:display="true" table:show-details="true"/>
                <table:data-pilot-member table:name="14570" table:display="true" table:show-details="true"/>
                <table:data-pilot-member table:name="14571" table:display="true" table:show-details="true"/>
                <table:data-pilot-member table:name="14582" table:display="true" table:show-details="true"/>
                <table:data-pilot-member table:name="14583" table:display="true" table:show-details="true"/>
                <table:data-pilot-member table:name="14591" table:display="true" table:show-details="true"/>
                <table:data-pilot-member table:name="14603" table:display="true" table:show-details="true"/>
                <table:data-pilot-member table:name="14606" table:display="true" table:show-details="true"/>
                <table:data-pilot-member table:name="14608" table:display="true" table:show-details="true"/>
                <table:data-pilot-member table:name="14612" table:display="true" table:show-details="true"/>
                <table:data-pilot-member table:name="14622" table:display="true" table:show-details="true"/>
                <table:data-pilot-member table:name="14637" table:display="true" table:show-details="true"/>
                <table:data-pilot-member table:name="14652" table:display="true" table:show-details="true"/>
                <table:data-pilot-member table:name="14677" table:display="true" table:show-details="true"/>
                <table:data-pilot-member table:name="14679" table:display="true" table:show-details="true"/>
                <table:data-pilot-member table:name="14683" table:display="true" table:show-details="true"/>
                <table:data-pilot-member table:name="14686" table:display="true" table:show-details="true"/>
                <table:data-pilot-member table:name="14692" table:display="true" table:show-details="true"/>
                <table:data-pilot-member table:name="14693" table:display="true" table:show-details="true"/>
                <table:data-pilot-member table:name="14695" table:display="true" table:show-details="true"/>
                <table:data-pilot-member table:name="14704" table:display="true" table:show-details="true"/>
                <table:data-pilot-member table:name="14708" table:display="true" table:show-details="true"/>
                <table:data-pilot-member table:name="14710" table:display="true" table:show-details="true"/>
                <table:data-pilot-member table:name="14713" table:display="true" table:show-details="true"/>
                <table:data-pilot-member table:name="14719" table:display="true" table:show-details="true"/>
                <table:data-pilot-member table:name="14726" table:display="true" table:show-details="true"/>
                <table:data-pilot-member table:name="14730" table:display="true" table:show-details="true"/>
                <table:data-pilot-member table:name="14739" table:display="true" table:show-details="true"/>
                <table:data-pilot-member table:name="14744" table:display="true" table:show-details="true"/>
                <table:data-pilot-member table:name="14745" table:display="true" table:show-details="true"/>
                <table:data-pilot-member table:name="14747" table:display="true" table:show-details="true"/>
                <table:data-pilot-member table:name="14749" table:display="true" table:show-details="true"/>
                <table:data-pilot-member table:name="14762" table:display="true" table:show-details="true"/>
                <table:data-pilot-member table:name="14767" table:display="true" table:show-details="true"/>
                <table:data-pilot-member table:name="14785" table:display="true" table:show-details="true"/>
                <table:data-pilot-member table:name="14787" table:display="true" table:show-details="true"/>
                <table:data-pilot-member table:name="14788" table:display="true" table:show-details="true"/>
                <table:data-pilot-member table:name="14790" table:display="true" table:show-details="true"/>
                <table:data-pilot-member table:name="14794" table:display="true" table:show-details="true"/>
                <table:data-pilot-member table:name="14795" table:display="true" table:show-details="true"/>
                <table:data-pilot-member table:name="14838" table:display="true" table:show-details="true"/>
                <table:data-pilot-member table:name="14849" table:display="true" table:show-details="true"/>
                <table:data-pilot-member table:name="14850" table:display="true" table:show-details="true"/>
                <table:data-pilot-member table:name="14851" table:display="true" table:show-details="true"/>
                <table:data-pilot-member table:name="14856" table:display="true" table:show-details="true"/>
                <table:data-pilot-member table:name="14861" table:display="true" table:show-details="true"/>
                <table:data-pilot-member table:name="14879" table:display="true" table:show-details="true"/>
                <table:data-pilot-member table:name="14891" table:display="true" table:show-details="true"/>
                <table:data-pilot-member table:name="14900" table:display="true" table:show-details="true"/>
                <table:data-pilot-member table:name="14907" table:display="true" table:show-details="true"/>
                <table:data-pilot-member table:name="14923" table:display="true" table:show-details="true"/>
                <table:data-pilot-member table:name="14954" table:display="true" table:show-details="true"/>
                <table:data-pilot-member table:name="14957" table:display="true" table:show-details="true"/>
                <table:data-pilot-member table:name="14967" table:display="true" table:show-details="true"/>
                <table:data-pilot-member table:name="14970" table:display="true" table:show-details="true"/>
                <table:data-pilot-member table:name="14974" table:display="true" table:show-details="true"/>
                <table:data-pilot-member table:name="14982" table:display="true" table:show-details="true"/>
                <table:data-pilot-member table:name="15013" table:display="true" table:show-details="true"/>
                <table:data-pilot-member table:name="15020" table:display="true" table:show-details="true"/>
                <table:data-pilot-member table:name="15028" table:display="true" table:show-details="true"/>
                <table:data-pilot-member table:name="15029" table:display="true" table:show-details="true"/>
                <table:data-pilot-member table:name="15033" table:display="true" table:show-details="true"/>
                <table:data-pilot-member table:name="15046" table:display="true" table:show-details="true"/>
                <table:data-pilot-member table:name="15060" table:display="true" table:show-details="true"/>
                <table:data-pilot-member table:name="15066" table:display="true" table:show-details="true"/>
                <table:data-pilot-member table:name="15070" table:display="true" table:show-details="true"/>
                <table:data-pilot-member table:name="15074" table:display="true" table:show-details="true"/>
                <table:data-pilot-member table:name="15077" table:display="true" table:show-details="true"/>
                <table:data-pilot-member table:name="15079" table:display="true" table:show-details="true"/>
                <table:data-pilot-member table:name="15083" table:display="true" table:show-details="true"/>
                <table:data-pilot-member table:name="15085" table:display="true" table:show-details="true"/>
                <table:data-pilot-member table:name="15086" table:display="true" table:show-details="true"/>
                <table:data-pilot-member table:name="15089" table:display="true" table:show-details="true"/>
                <table:data-pilot-member table:name="15096" table:display="true" table:show-details="true"/>
                <table:data-pilot-member table:name="15100" table:display="true" table:show-details="true"/>
                <table:data-pilot-member table:name="15106" table:display="true" table:show-details="true"/>
                <table:data-pilot-member table:name="15107" table:display="true" table:show-details="true"/>
                <table:data-pilot-member table:name="15116" table:display="true" table:show-details="true"/>
                <table:data-pilot-member table:name="15119" table:display="true" table:show-details="true"/>
                <table:data-pilot-member table:name="15126" table:display="true" table:show-details="true"/>
                <table:data-pilot-member table:name="15131" table:display="true" table:show-details="true"/>
                <table:data-pilot-member table:name="15132" table:display="true" table:show-details="true"/>
                <table:data-pilot-member table:name="15135" table:display="true" table:show-details="true"/>
                <table:data-pilot-member table:name="15136" table:display="true" table:show-details="true"/>
                <table:data-pilot-member table:name="15146" table:display="true" table:show-details="true"/>
                <table:data-pilot-member table:name="15147" table:display="true" table:show-details="true"/>
                <table:data-pilot-member table:name="15148" table:display="true" table:show-details="true"/>
                <table:data-pilot-member table:name="15154" table:display="true" table:show-details="true"/>
                <table:data-pilot-member table:name="15165" table:display="true" table:show-details="true"/>
                <table:data-pilot-member table:name="15166" table:display="true" table:show-details="true"/>
                <table:data-pilot-member table:name="15173" table:display="true" table:show-details="true"/>
                <table:data-pilot-member table:name="15189" table:display="true" table:show-details="true"/>
                <table:data-pilot-member table:name="15195" table:display="true" table:show-details="true"/>
                <table:data-pilot-member table:name="15197" table:display="true" table:show-details="true"/>
                <table:data-pilot-member table:name="15201" table:display="true" table:show-details="true"/>
                <table:data-pilot-member table:name="15212" table:display="true" table:show-details="true"/>
                <table:data-pilot-member table:name="15237" table:display="true" table:show-details="true"/>
                <table:data-pilot-member table:name="15246" table:display="true" table:show-details="true"/>
                <table:data-pilot-member table:name="15250" table:display="true" table:show-details="true"/>
                <table:data-pilot-member table:name="15254" table:display="true" table:show-details="true"/>
                <table:data-pilot-member table:name="15255" table:display="true" table:show-details="true"/>
                <table:data-pilot-member table:name="15266" table:display="true" table:show-details="true"/>
                <table:data-pilot-member table:name="15270" table:display="true" table:show-details="true"/>
                <table:data-pilot-member table:name="15288" table:display="true" table:show-details="true"/>
                <table:data-pilot-member table:name="15307" table:display="true" table:show-details="true"/>
                <table:data-pilot-member table:name="15316" table:display="true" table:show-details="true"/>
                <table:data-pilot-member table:name="15318" table:display="true" table:show-details="true"/>
                <table:data-pilot-member table:name="15321" table:display="true" table:show-details="true"/>
                <table:data-pilot-member table:name="15324" table:display="true" table:show-details="true"/>
                <table:data-pilot-member table:name="15326" table:display="true" table:show-details="true"/>
                <table:data-pilot-member table:name="15354" table:display="true" table:show-details="true"/>
                <table:data-pilot-member table:name="15364" table:display="true" table:show-details="true"/>
                <table:data-pilot-member table:name="15370" table:display="true" table:show-details="true"/>
                <table:data-pilot-member table:name="15379" table:display="true" table:show-details="true"/>
                <table:data-pilot-member table:name="15384" table:display="true" table:show-details="true"/>
                <table:data-pilot-member table:name="15391" table:display="true" table:show-details="true"/>
                <table:data-pilot-member table:name="15395" table:display="true" table:show-details="true"/>
                <table:data-pilot-member table:name="15399" table:display="true" table:show-details="true"/>
                <table:data-pilot-member table:name="15405" table:display="true" table:show-details="true"/>
                <table:data-pilot-member table:name="15410" table:display="true" table:show-details="true"/>
                <table:data-pilot-member table:name="15422" table:display="true" table:show-details="true"/>
                <table:data-pilot-member table:name="15427" table:display="true" table:show-details="true"/>
                <table:data-pilot-member table:name="15435" table:display="true" table:show-details="true"/>
                <table:data-pilot-member table:name="15441" table:display="true" table:show-details="true"/>
                <table:data-pilot-member table:name="15446" table:display="true" table:show-details="true"/>
                <table:data-pilot-member table:name="15448" table:display="true" table:show-details="true"/>
                <table:data-pilot-member table:name="15457" table:display="true" table:show-details="true"/>
                <table:data-pilot-member table:name="15472" table:display="true" table:show-details="true"/>
                <table:data-pilot-member table:name="15480" table:display="true" table:show-details="true"/>
                <table:data-pilot-member table:name="15492" table:display="true" table:show-details="true"/>
                <table:data-pilot-member table:name="15497" table:display="true" table:show-details="true"/>
                <table:data-pilot-member table:name="15502" table:display="true" table:show-details="true"/>
                <table:data-pilot-member table:name="15514" table:display="true" table:show-details="true"/>
                <table:data-pilot-member table:name="15519" table:display="true" table:show-details="true"/>
                <table:data-pilot-member table:name="15532" table:display="true" table:show-details="true"/>
                <table:data-pilot-member table:name="15538" table:display="true" table:show-details="true"/>
                <table:data-pilot-member table:name="15554" table:display="true" table:show-details="true"/>
                <table:data-pilot-member table:name="15578" table:display="true" table:show-details="true"/>
                <table:data-pilot-member table:name="15584" table:display="true" table:show-details="true"/>
                <table:data-pilot-member table:name="15601" table:display="true" table:show-details="true"/>
                <table:data-pilot-member table:name="15626" table:display="true" table:show-details="true"/>
                <table:data-pilot-member table:name="15641" table:display="true" table:show-details="true"/>
                <table:data-pilot-member table:name="15642" table:display="true" table:show-details="true"/>
                <table:data-pilot-member table:name="15643" table:display="true" table:show-details="true"/>
                <table:data-pilot-member table:name="15648" table:display="true" table:show-details="true"/>
                <table:data-pilot-member table:name="15652" table:display="true" table:show-details="true"/>
                <table:data-pilot-member table:name="15666" table:display="true" table:show-details="true"/>
                <table:data-pilot-member table:name="15669" table:display="true" table:show-details="true"/>
                <table:data-pilot-member table:name="15699" table:display="true" table:show-details="true"/>
                <table:data-pilot-member table:name="15701" table:display="true" table:show-details="true"/>
                <table:data-pilot-member table:name="15706" table:display="true" table:show-details="true"/>
                <table:data-pilot-member table:name="15726" table:display="true" table:show-details="true"/>
                <table:data-pilot-member table:name="15729" table:display="true" table:show-details="true"/>
                <table:data-pilot-member table:name="15736" table:display="true" table:show-details="true"/>
                <table:data-pilot-member table:name="15739" table:display="true" table:show-details="true"/>
                <table:data-pilot-member table:name="15741" table:display="true" table:show-details="true"/>
                <table:data-pilot-member table:name="15743" table:display="true" table:show-details="true"/>
                <table:data-pilot-member table:name="15750" table:display="true" table:show-details="true"/>
                <table:data-pilot-member table:name="15761" table:display="true" table:show-details="true"/>
                <table:data-pilot-member table:name="15767" table:display="true" table:show-details="true"/>
                <table:data-pilot-member table:name="15781" table:display="true" table:show-details="true"/>
                <table:data-pilot-member table:name="15785" table:display="true" table:show-details="true"/>
                <table:data-pilot-member table:name="15795" table:display="true" table:show-details="true"/>
                <table:data-pilot-member table:name="15805" table:display="true" table:show-details="true"/>
                <table:data-pilot-member table:name="15815" table:display="true" table:show-details="true"/>
                <table:data-pilot-member table:name="15822" table:display="true" table:show-details="true"/>
                <table:data-pilot-member table:name="15823" table:display="true" table:show-details="true"/>
                <table:data-pilot-member table:name="15829" table:display="true" table:show-details="true"/>
                <table:data-pilot-member table:name="15832" table:display="true" table:show-details="true"/>
                <table:data-pilot-member table:name="15846" table:display="true" table:show-details="true"/>
                <table:data-pilot-member table:name="15847" table:display="true" table:show-details="true"/>
                <table:data-pilot-member table:name="15850" table:display="true" table:show-details="true"/>
                <table:data-pilot-member table:name="15858" table:display="true" table:show-details="true"/>
                <table:data-pilot-member table:name="15862" table:display="true" table:show-details="true"/>
                <table:data-pilot-member table:name="15865" table:display="true" table:show-details="true"/>
                <table:data-pilot-member table:name="15868" table:display="true" table:show-details="true"/>
                <table:data-pilot-member table:name="15872" table:display="true" table:show-details="true"/>
                <table:data-pilot-member table:name="15873" table:display="true" table:show-details="true"/>
                <table:data-pilot-member table:name="15877" table:display="true" table:show-details="true"/>
                <table:data-pilot-member table:name="15878" table:display="true" table:show-details="true"/>
                <table:data-pilot-member table:name="15880" table:display="true" table:show-details="true"/>
                <table:data-pilot-member table:name="15885" table:display="true" table:show-details="true"/>
                <table:data-pilot-member table:name="15927" table:display="true" table:show-details="true"/>
                <table:data-pilot-member table:name="15933" table:display="true" table:show-details="true"/>
                <table:data-pilot-member table:name="15941" table:display="true" table:show-details="true"/>
                <table:data-pilot-member table:name="15951" table:display="true" table:show-details="true"/>
                <table:data-pilot-member table:name="15969" table:display="true" table:show-details="true"/>
                <table:data-pilot-member table:name="15973" table:display="true" table:show-details="true"/>
                <table:data-pilot-member table:name="15983" table:display="true" table:show-details="true"/>
                <table:data-pilot-member table:name="15998" table:display="true" table:show-details="true"/>
                <table:data-pilot-member table:name="16008" table:display="true" table:show-details="true"/>
                <table:data-pilot-member table:name="16013" table:display="true" table:show-details="true"/>
                <table:data-pilot-member table:name="16019" table:display="true" table:show-details="true"/>
                <table:data-pilot-member table:name="16026" table:display="true" table:show-details="true"/>
                <table:data-pilot-member table:name="16037" table:display="true" table:show-details="true"/>
                <table:data-pilot-member table:name="16044" table:display="true" table:show-details="true"/>
                <table:data-pilot-member table:name="16048" table:display="true" table:show-details="true"/>
                <table:data-pilot-member table:name="16053" table:display="true" table:show-details="true"/>
                <table:data-pilot-member table:name="16059" table:display="true" table:show-details="true"/>
                <table:data-pilot-member table:name="16061" table:display="true" table:show-details="true"/>
                <table:data-pilot-member table:name="16071" table:display="true" table:show-details="true"/>
                <table:data-pilot-member table:name="16072" table:display="true" table:show-details="true"/>
                <table:data-pilot-member table:name="16073" table:display="true" table:show-details="true"/>
                <table:data-pilot-member table:name="16075" table:display="true" table:show-details="true"/>
                <table:data-pilot-member table:name="16081" table:display="true" table:show-details="true"/>
                <table:data-pilot-member table:name="16094" table:display="true" table:show-details="true"/>
                <table:data-pilot-member table:name="16095" table:display="true" table:show-details="true"/>
                <table:data-pilot-member table:name="16098" table:display="true" table:show-details="true"/>
                <table:data-pilot-member table:name="16105" table:display="true" table:show-details="true"/>
                <table:data-pilot-member table:name="16110" table:display="true" table:show-details="true"/>
                <table:data-pilot-member table:name="16113" table:display="true" table:show-details="true"/>
                <table:data-pilot-member table:name="16122" table:display="true" table:show-details="true"/>
                <table:data-pilot-member table:name="16124" table:display="true" table:show-details="true"/>
                <table:data-pilot-member table:name="16131" table:display="true" table:show-details="true"/>
                <table:data-pilot-member table:name="16140" table:display="true" table:show-details="true"/>
                <table:data-pilot-member table:name="16141" table:display="true" table:show-details="true"/>
                <table:data-pilot-member table:name="16147" table:display="true" table:show-details="true"/>
                <table:data-pilot-member table:name="16157" table:display="true" table:show-details="true"/>
                <table:data-pilot-member table:name="16164" table:display="true" table:show-details="true"/>
                <table:data-pilot-member table:name="16171" table:display="true" table:show-details="true"/>
                <table:data-pilot-member table:name="16172" table:display="true" table:show-details="true"/>
                <table:data-pilot-member table:name="16176" table:display="true" table:show-details="true"/>
                <table:data-pilot-member table:name="16183" table:display="true" table:show-details="true"/>
                <table:data-pilot-member table:name="16186" table:display="true" table:show-details="true"/>
                <table:data-pilot-member table:name="16197" table:display="true" table:show-details="true"/>
                <table:data-pilot-member table:name="16203" table:display="true" table:show-details="true"/>
                <table:data-pilot-member table:name="16210" table:display="true" table:show-details="true"/>
                <table:data-pilot-member table:name="16215" table:display="true" table:show-details="true"/>
                <table:data-pilot-member table:name="16217" table:display="true" table:show-details="true"/>
                <table:data-pilot-member table:name="16222" table:display="true" table:show-details="true"/>
                <table:data-pilot-member table:name="16227" table:display="true" table:show-details="true"/>
                <table:data-pilot-member table:name="16228" table:display="true" table:show-details="true"/>
                <table:data-pilot-member table:name="16236" table:display="true" table:show-details="true"/>
                <table:data-pilot-member table:name="16258" table:display="true" table:show-details="true"/>
                <table:data-pilot-member table:name="16273" table:display="true" table:show-details="true"/>
                <table:data-pilot-member table:name="16284" table:display="true" table:show-details="true"/>
                <table:data-pilot-member table:name="16296" table:display="true" table:show-details="true"/>
                <table:data-pilot-member table:name="16314" table:display="true" table:show-details="true"/>
                <table:data-pilot-member table:name="16334" table:display="true" table:show-details="true"/>
                <table:data-pilot-member table:name="16338" table:display="true" table:show-details="true"/>
                <table:data-pilot-member table:name="16376" table:display="true" table:show-details="true"/>
                <table:data-pilot-member table:name="16377" table:display="true" table:show-details="true"/>
                <table:data-pilot-member table:name="16388" table:display="true" table:show-details="true"/>
                <table:data-pilot-member table:name="16403" table:display="true" table:show-details="true"/>
                <table:data-pilot-member table:name="16424" table:display="true" table:show-details="true"/>
                <table:data-pilot-member table:name="16430" table:display="true" table:show-details="true"/>
                <table:data-pilot-member table:name="16432" table:display="true" table:show-details="true"/>
                <table:data-pilot-member table:name="16434" table:display="true" table:show-details="true"/>
                <table:data-pilot-member table:name="16452" table:display="true" table:show-details="true"/>
                <table:data-pilot-member table:name="16455" table:display="true" table:show-details="true"/>
                <table:data-pilot-member table:name="16461" table:display="true" table:show-details="true"/>
                <table:data-pilot-member table:name="16466" table:display="true" table:show-details="true"/>
                <table:data-pilot-member table:name="16474" table:display="true" table:show-details="true"/>
                <table:data-pilot-member table:name="16495" table:display="true" table:show-details="true"/>
                <table:data-pilot-member table:name="16496" table:display="true" table:show-details="true"/>
                <table:data-pilot-member table:name="16499" table:display="true" table:show-details="true"/>
                <table:data-pilot-member table:name="16500" table:display="true" table:show-details="true"/>
                <table:data-pilot-member table:name="16508" table:display="true" table:show-details="true"/>
                <table:data-pilot-member table:name="16510" table:display="true" table:show-details="true"/>
                <table:data-pilot-member table:name="16511" table:display="true" table:show-details="true"/>
                <table:data-pilot-member table:name="16521" table:display="true" table:show-details="true"/>
                <table:data-pilot-member table:name="16537" table:display="true" table:show-details="true"/>
                <table:data-pilot-member table:name="16540" table:display="true" table:show-details="true"/>
                <table:data-pilot-member table:name="16541" table:display="true" table:show-details="true"/>
                <table:data-pilot-member table:name="16553" table:display="true" table:show-details="true"/>
                <table:data-pilot-member table:name="16557" table:display="true" table:show-details="true"/>
                <table:data-pilot-member table:name="16564" table:display="true" table:show-details="true"/>
                <table:data-pilot-member table:name="16566" table:display="true" table:show-details="true"/>
                <table:data-pilot-member table:name="16568" table:display="true" table:show-details="true"/>
                <table:data-pilot-member table:name="16574" table:display="true" table:show-details="true"/>
                <table:data-pilot-member table:name="16580" table:display="true" table:show-details="true"/>
                <table:data-pilot-member table:name="16583" table:display="true" table:show-details="true"/>
                <table:data-pilot-member table:name="16587" table:display="true" table:show-details="true"/>
                <table:data-pilot-member table:name="16592" table:display="true" table:show-details="true"/>
                <table:data-pilot-member table:name="16596" table:display="true" table:show-details="true"/>
                <table:data-pilot-member table:name="16607" table:display="true" table:show-details="true"/>
                <table:data-pilot-member table:name="16609" table:display="true" table:show-details="true"/>
                <table:data-pilot-member table:name="16610" table:display="true" table:show-details="true"/>
                <table:data-pilot-member table:name="16618" table:display="true" table:show-details="true"/>
                <table:data-pilot-member table:name="16621" table:display="true" table:show-details="true"/>
                <table:data-pilot-member table:name="16630" table:display="true" table:show-details="true"/>
                <table:data-pilot-member table:name="16638" table:display="true" table:show-details="true"/>
                <table:data-pilot-member table:name="16658" table:display="true" table:show-details="true"/>
                <table:data-pilot-member table:name="16659" table:display="true" table:show-details="true"/>
                <table:data-pilot-member table:name="16666" table:display="true" table:show-details="true"/>
                <table:data-pilot-member table:name="16671" table:display="true" table:show-details="true"/>
                <table:data-pilot-member table:name="16680" table:display="true" table:show-details="true"/>
                <table:data-pilot-member table:name="16689" table:display="true" table:show-details="true"/>
                <table:data-pilot-member table:name="16720" table:display="true" table:show-details="true"/>
                <table:data-pilot-member table:name="16725" table:display="true" table:show-details="true"/>
                <table:data-pilot-member table:name="16735" table:display="true" table:show-details="true"/>
                <table:data-pilot-member table:name="16737" table:display="true" table:show-details="true"/>
                <table:data-pilot-member table:name="16746" table:display="true" table:show-details="true"/>
                <table:data-pilot-member table:name="16758" table:display="true" table:show-details="true"/>
                <table:data-pilot-member table:name="16770" table:display="true" table:show-details="true"/>
                <table:data-pilot-member table:name="16801" table:display="true" table:show-details="true"/>
                <table:data-pilot-member table:name="16802" table:display="true" table:show-details="true"/>
                <table:data-pilot-member table:name="16803" table:display="true" table:show-details="true"/>
                <table:data-pilot-member table:name="16825" table:display="true" table:show-details="true"/>
                <table:data-pilot-member table:name="16848" table:display="true" table:show-details="true"/>
                <table:data-pilot-member table:name="16865" table:display="true" table:show-details="true"/>
                <table:data-pilot-member table:name="16866" table:display="true" table:show-details="true"/>
                <table:data-pilot-member table:name="16880" table:display="true" table:show-details="true"/>
                <table:data-pilot-member table:name="16886" table:display="true" table:show-details="true"/>
                <table:data-pilot-member table:name="16887" table:display="true" table:show-details="true"/>
                <table:data-pilot-member table:name="16889" table:display="true" table:show-details="true"/>
                <table:data-pilot-member table:name="16896" table:display="true" table:show-details="true"/>
                <table:data-pilot-member table:name="16901" table:display="true" table:show-details="true"/>
                <table:data-pilot-member table:name="16911" table:display="true" table:show-details="true"/>
                <table:data-pilot-member table:name="16916" table:display="true" table:show-details="true"/>
                <table:data-pilot-member table:name="16923" table:display="true" table:show-details="true"/>
                <table:data-pilot-member table:name="16932" table:display="true" table:show-details="true"/>
                <table:data-pilot-member table:name="16940" table:display="true" table:show-details="true"/>
                <table:data-pilot-member table:name="16950" table:display="true" table:show-details="true"/>
                <table:data-pilot-member table:name="16965" table:display="true" table:show-details="true"/>
                <table:data-pilot-member table:name="16969" table:display="true" table:show-details="true"/>
                <table:data-pilot-member table:name="16979" table:display="true" table:show-details="true"/>
                <table:data-pilot-member table:name="16999" table:display="true" table:show-details="true"/>
                <table:data-pilot-member table:name="17001" table:display="true" table:show-details="true"/>
                <table:data-pilot-member table:name="17011" table:display="true" table:show-details="true"/>
                <table:data-pilot-member table:name="17012" table:display="true" table:show-details="true"/>
                <table:data-pilot-member table:name="17029" table:display="true" table:show-details="true"/>
                <table:data-pilot-member table:name="17035" table:display="true" table:show-details="true"/>
                <table:data-pilot-member table:name="17036" table:display="true" table:show-details="true"/>
                <table:data-pilot-member table:name="17037" table:display="true" table:show-details="true"/>
                <table:data-pilot-member table:name="17038" table:display="true" table:show-details="true"/>
                <table:data-pilot-member table:name="17039" table:display="true" table:show-details="true"/>
                <table:data-pilot-member table:name="17044" table:display="true" table:show-details="true"/>
                <table:data-pilot-member table:name="17061" table:display="true" table:show-details="true"/>
                <table:data-pilot-member table:name="17064" table:display="true" table:show-details="true"/>
                <table:data-pilot-member table:name="17069" table:display="true" table:show-details="true"/>
                <table:data-pilot-member table:name="17077" table:display="true" table:show-details="true"/>
                <table:data-pilot-member table:name="17085" table:display="true" table:show-details="true"/>
                <table:data-pilot-member table:name="17088" table:display="true" table:show-details="true"/>
                <table:data-pilot-member table:name="17089" table:display="true" table:show-details="true"/>
                <table:data-pilot-member table:name="17090" table:display="true" table:show-details="true"/>
                <table:data-pilot-member table:name="17091" table:display="true" table:show-details="true"/>
                <table:data-pilot-member table:name="17094" table:display="true" table:show-details="true"/>
                <table:data-pilot-member table:name="17096" table:display="true" table:show-details="true"/>
                <table:data-pilot-member table:name="17109" table:display="true" table:show-details="true"/>
                <table:data-pilot-member table:name="17115" table:display="true" table:show-details="true"/>
                <table:data-pilot-member table:name="17121" table:display="true" table:show-details="true"/>
                <table:data-pilot-member table:name="17135" table:display="true" table:show-details="true"/>
                <table:data-pilot-member table:name="17137" table:display="true" table:show-details="true"/>
                <table:data-pilot-member table:name="17150" table:display="true" table:show-details="true"/>
                <table:data-pilot-member table:name="17153" table:display="true" table:show-details="true"/>
                <table:data-pilot-member table:name="17157" table:display="true" table:show-details="true"/>
                <table:data-pilot-member table:name="17160" table:display="true" table:show-details="true"/>
                <table:data-pilot-member table:name="17164" table:display="true" table:show-details="true"/>
                <table:data-pilot-member table:name="17172" table:display="true" table:show-details="true"/>
                <table:data-pilot-member table:name="17181" table:display="true" table:show-details="true"/>
                <table:data-pilot-member table:name="17183" table:display="true" table:show-details="true"/>
                <table:data-pilot-member table:name="17186" table:display="true" table:show-details="true"/>
                <table:data-pilot-member table:name="17190" table:display="true" table:show-details="true"/>
                <table:data-pilot-member table:name="17192" table:display="true" table:show-details="true"/>
                <table:data-pilot-member table:name="17212" table:display="true" table:show-details="true"/>
                <table:data-pilot-member table:name="17231" table:display="true" table:show-details="true"/>
                <table:data-pilot-member table:name="17234" table:display="true" table:show-details="true"/>
                <table:data-pilot-member table:name="17238" table:display="true" table:show-details="true"/>
                <table:data-pilot-member table:name="17241" table:display="true" table:show-details="true"/>
                <table:data-pilot-member table:name="17242" table:display="true" table:show-details="true"/>
                <table:data-pilot-member table:name="17252" table:display="true" table:show-details="true"/>
                <table:data-pilot-member table:name="17254" table:display="true" table:show-details="true"/>
                <table:data-pilot-member table:name="17255" table:display="true" table:show-details="true"/>
                <table:data-pilot-member table:name="17264" table:display="true" table:show-details="true"/>
                <table:data-pilot-member table:name="17273" table:display="true" table:show-details="true"/>
                <table:data-pilot-member table:name="17291" table:display="true" table:show-details="true"/>
                <table:data-pilot-member table:name="17301" table:display="true" table:show-details="true"/>
                <table:data-pilot-member table:name="17308" table:display="true" table:show-details="true"/>
                <table:data-pilot-member table:name="17321" table:display="true" table:show-details="true"/>
                <table:data-pilot-member table:name="17322" table:display="true" table:show-details="true"/>
                <table:data-pilot-member table:name="17325" table:display="true" table:show-details="true"/>
                <table:data-pilot-member table:name="17369" table:display="true" table:show-details="true"/>
                <table:data-pilot-member table:name="17378" table:display="true" table:show-details="true"/>
                <table:data-pilot-member table:name="17383" table:display="true" table:show-details="true"/>
                <table:data-pilot-member table:name="17387" table:display="true" table:show-details="true"/>
                <table:data-pilot-member table:name="17395" table:display="true" table:show-details="true"/>
                <table:data-pilot-member table:name="17418" table:display="true" table:show-details="true"/>
                <table:data-pilot-member table:name="17432" table:display="true" table:show-details="true"/>
                <table:data-pilot-member table:name="17440" table:display="true" table:show-details="true"/>
                <table:data-pilot-member table:name="17446" table:display="true" table:show-details="true"/>
                <table:data-pilot-member table:name="17452" table:display="true" table:show-details="true"/>
                <table:data-pilot-member table:name="17471" table:display="true" table:show-details="true"/>
                <table:data-pilot-member table:name="17476" table:display="true" table:show-details="true"/>
                <table:data-pilot-member table:name="17477" table:display="true" table:show-details="true"/>
                <table:data-pilot-member table:name="17483" table:display="true" table:show-details="true"/>
                <table:data-pilot-member table:name="17491" table:display="true" table:show-details="true"/>
                <table:data-pilot-member table:name="17493" table:display="true" table:show-details="true"/>
                <table:data-pilot-member table:name="17495" table:display="true" table:show-details="true"/>
                <table:data-pilot-member table:name="17513" table:display="true" table:show-details="true"/>
                <table:data-pilot-member table:name="17515" table:display="true" table:show-details="true"/>
                <table:data-pilot-member table:name="17521" table:display="true" table:show-details="true"/>
                <table:data-pilot-member table:name="17525" table:display="true" table:show-details="true"/>
                <table:data-pilot-member table:name="17529" table:display="true" table:show-details="true"/>
                <table:data-pilot-member table:name="17530" table:display="true" table:show-details="true"/>
                <table:data-pilot-member table:name="17532" table:display="true" table:show-details="true"/>
                <table:data-pilot-member table:name="17536" table:display="true" table:show-details="true"/>
                <table:data-pilot-member table:name="17547" table:display="true" table:show-details="true"/>
                <table:data-pilot-member table:name="17548" table:display="true" table:show-details="true"/>
                <table:data-pilot-member table:name="17549" table:display="true" table:show-details="true"/>
                <table:data-pilot-member table:name="17553" table:display="true" table:show-details="true"/>
                <table:data-pilot-member table:name="17554" table:display="true" table:show-details="true"/>
                <table:data-pilot-member table:name="17556" table:display="true" table:show-details="true"/>
                <table:data-pilot-member table:name="17558" table:display="true" table:show-details="true"/>
                <table:data-pilot-member table:name="17559" table:display="true" table:show-details="true"/>
                <table:data-pilot-member table:name="17566" table:display="true" table:show-details="true"/>
                <table:data-pilot-member table:name="17568" table:display="true" table:show-details="true"/>
                <table:data-pilot-member table:name="17570" table:display="true" table:show-details="true"/>
                <table:data-pilot-member table:name="17571" table:display="true" table:show-details="true"/>
                <table:data-pilot-member table:name="17584" table:display="true" table:show-details="true"/>
                <table:data-pilot-member table:name="17591" table:display="true" table:show-details="true"/>
                <table:data-pilot-member table:name="17595" table:display="true" table:show-details="true"/>
                <table:data-pilot-member table:name="17600" table:display="true" table:show-details="true"/>
                <table:data-pilot-member table:name="17609" table:display="true" table:show-details="true"/>
                <table:data-pilot-member table:name="17623" table:display="true" table:show-details="true"/>
                <table:data-pilot-member table:name="17629" table:display="true" table:show-details="true"/>
                <table:data-pilot-member table:name="17633" table:display="true" table:show-details="true"/>
                <table:data-pilot-member table:name="17637" table:display="true" table:show-details="true"/>
                <table:data-pilot-member table:name="17643" table:display="true" table:show-details="true"/>
                <table:data-pilot-member table:name="17644" table:display="true" table:show-details="true"/>
                <table:data-pilot-member table:name="17648" table:display="true" table:show-details="true"/>
                <table:data-pilot-member table:name="17649" table:display="true" table:show-details="true"/>
                <table:data-pilot-member table:name="17668" table:display="true" table:show-details="true"/>
                <table:data-pilot-member table:name="17670" table:display="true" table:show-details="true"/>
                <table:data-pilot-member table:name="17671" table:display="true" table:show-details="true"/>
                <table:data-pilot-member table:name="17678" table:display="true" table:show-details="true"/>
                <table:data-pilot-member table:name="17681" table:display="true" table:show-details="true"/>
                <table:data-pilot-member table:name="17691" table:display="true" table:show-details="true"/>
                <table:data-pilot-member table:name="17700" table:display="true" table:show-details="true"/>
                <table:data-pilot-member table:name="17704" table:display="true" table:show-details="true"/>
                <table:data-pilot-member table:name="17709" table:display="true" table:show-details="true"/>
                <table:data-pilot-member table:name="17740" table:display="true" table:show-details="true"/>
                <table:data-pilot-member table:name="17748" table:display="true" table:show-details="true"/>
                <table:data-pilot-member table:name="17754" table:display="true" table:show-details="true"/>
                <table:data-pilot-member table:name="17759" table:display="true" table:show-details="true"/>
                <table:data-pilot-member table:name="17768" table:display="true" table:show-details="true"/>
                <table:data-pilot-member table:name="17789" table:display="true" table:show-details="true"/>
                <table:data-pilot-member table:name="17796" table:display="true" table:show-details="true"/>
                <table:data-pilot-member table:name="17810" table:display="true" table:show-details="true"/>
                <table:data-pilot-member table:name="17814" table:display="true" table:show-details="true"/>
                <table:data-pilot-member table:name="17816" table:display="true" table:show-details="true"/>
                <table:data-pilot-member table:name="17832" table:display="true" table:show-details="true"/>
                <table:data-pilot-member table:name="17843" table:display="true" table:show-details="true"/>
                <table:data-pilot-member table:name="17845" table:display="true" table:show-details="true"/>
                <table:data-pilot-member table:name="17853" table:display="true" table:show-details="true"/>
                <table:data-pilot-member table:name="17860" table:display="true" table:show-details="true"/>
                <table:data-pilot-member table:name="17861" table:display="true" table:show-details="true"/>
                <table:data-pilot-member table:name="17879" table:display="true" table:show-details="true"/>
                <table:data-pilot-member table:name="17880" table:display="true" table:show-details="true"/>
                <table:data-pilot-member table:name="17883" table:display="true" table:show-details="true"/>
                <table:data-pilot-member table:name="17897" table:display="true" table:show-details="true"/>
                <table:data-pilot-member table:name="17915" table:display="true" table:show-details="true"/>
                <table:data-pilot-member table:name="17921" table:display="true" table:show-details="true"/>
                <table:data-pilot-member table:name="17923" table:display="true" table:show-details="true"/>
                <table:data-pilot-member table:name="17925" table:display="true" table:show-details="true"/>
                <table:data-pilot-member table:name="17928" table:display="true" table:show-details="true"/>
                <table:data-pilot-member table:name="17930" table:display="true" table:show-details="true"/>
                <table:data-pilot-member table:name="17932" table:display="true" table:show-details="true"/>
                <table:data-pilot-member table:name="17945" table:display="true" table:show-details="true"/>
                <table:data-pilot-member table:name="17948" table:display="true" table:show-details="true"/>
                <table:data-pilot-member table:name="17952" table:display="true" table:show-details="true"/>
                <table:data-pilot-member table:name="17956" table:display="true" table:show-details="true"/>
                <table:data-pilot-member table:name="17973" table:display="true" table:show-details="true"/>
                <table:data-pilot-member table:name="17984" table:display="true" table:show-details="true"/>
                <table:data-pilot-member table:name="17998" table:display="true" table:show-details="true"/>
                <table:data-pilot-member table:name="17999" table:display="true" table:show-details="true"/>
                <table:data-pilot-member table:name="18015" table:display="true" table:show-details="true"/>
                <table:data-pilot-member table:name="18016" table:display="true" table:show-details="true"/>
                <table:data-pilot-member table:name="18018" table:display="true" table:show-details="true"/>
                <table:data-pilot-member table:name="18025" table:display="true" table:show-details="true"/>
                <table:data-pilot-member table:name="18031" table:display="true" table:show-details="true"/>
                <table:data-pilot-member table:name="18034" table:display="true" table:show-details="true"/>
                <table:data-pilot-member table:name="18045" table:display="true" table:show-details="true"/>
                <table:data-pilot-member table:name="18059" table:display="true" table:show-details="true"/>
                <table:data-pilot-member table:name="18065" table:display="true" table:show-details="true"/>
                <table:data-pilot-member table:name="18069" table:display="true" table:show-details="true"/>
                <table:data-pilot-member table:name="18082" table:display="true" table:show-details="true"/>
                <table:data-pilot-member table:name="18084" table:display="true" table:show-details="true"/>
                <table:data-pilot-member table:name="18110" table:display="true" table:show-details="true"/>
                <table:data-pilot-member table:name="18117" table:display="true" table:show-details="true"/>
                <table:data-pilot-member table:name="18124" table:display="true" table:show-details="true"/>
                <table:data-pilot-member table:name="18126" table:display="true" table:show-details="true"/>
                <table:data-pilot-member table:name="18128" table:display="true" table:show-details="true"/>
                <table:data-pilot-member table:name="18134" table:display="true" table:show-details="true"/>
                <table:data-pilot-member table:name="18135" table:display="true" table:show-details="true"/>
                <table:data-pilot-member table:name="18137" table:display="true" table:show-details="true"/>
                <table:data-pilot-member table:name="18140" table:display="true" table:show-details="true"/>
                <table:data-pilot-member table:name="18142" table:display="true" table:show-details="true"/>
                <table:data-pilot-member table:name="18161" table:display="true" table:show-details="true"/>
                <table:data-pilot-member table:name="18170" table:display="true" table:show-details="true"/>
                <table:data-pilot-member table:name="18176" table:display="true" table:show-details="true"/>
                <table:data-pilot-member table:name="18188" table:display="true" table:show-details="true"/>
                <table:data-pilot-member table:name="18195" table:display="true" table:show-details="true"/>
                <table:data-pilot-member table:name="18200" table:display="true" table:show-details="true"/>
                <table:data-pilot-member table:name="18216" table:display="true" table:show-details="true"/>
                <table:data-pilot-member table:name="18233" table:display="true" table:show-details="true"/>
                <table:data-pilot-member table:name="18236" table:display="true" table:show-details="true"/>
                <table:data-pilot-member table:name="18238" table:display="true" table:show-details="true"/>
                <table:data-pilot-member table:name="18246" table:display="true" table:show-details="true"/>
                <table:data-pilot-member table:name="18247" table:display="true" table:show-details="true"/>
                <table:data-pilot-member table:name="18255" table:display="true" table:show-details="true"/>
                <table:data-pilot-member table:name="18262" table:display="true" table:show-details="true"/>
                <table:data-pilot-member table:name="18273" table:display="true" table:show-details="true"/>
                <table:data-pilot-member table:name="18276" table:display="true" table:show-details="true"/>
                <table:data-pilot-member table:name="18308" table:display="true" table:show-details="true"/>
                <table:data-pilot-member table:name="18323" table:display="true" table:show-details="true"/>
                <table:data-pilot-member table:name="18330" table:display="true" table:show-details="true"/>
                <table:data-pilot-member table:name="18345" table:display="true" table:show-details="true"/>
                <table:data-pilot-member table:name="18365" table:display="true" table:show-details="true"/>
                <table:data-pilot-member table:name="18372" table:display="true" table:show-details="true"/>
                <table:data-pilot-member table:name="18375" table:display="true" table:show-details="true"/>
                <table:data-pilot-member table:name="18387" table:display="true" table:show-details="true"/>
                <table:data-pilot-member table:name="18388" table:display="true" table:show-details="true"/>
                <table:data-pilot-member table:name="18395" table:display="true" table:show-details="true"/>
                <table:data-pilot-member table:name="18396" table:display="true" table:show-details="true"/>
                <table:data-pilot-member table:name="18397" table:display="true" table:show-details="true"/>
                <table:data-pilot-member table:name="18398" table:display="true" table:show-details="true"/>
                <table:data-pilot-member table:name="18418" table:display="true" table:show-details="true"/>
                <table:data-pilot-member table:name="18429" table:display="true" table:show-details="true"/>
                <table:data-pilot-member table:name="18433" table:display="true" table:show-details="true"/>
                <table:data-pilot-member table:name="18434" table:display="true" table:show-details="true"/>
                <table:data-pilot-member table:name="18462" table:display="true" table:show-details="true"/>
                <table:data-pilot-member table:name="18465" table:display="true" table:show-details="true"/>
                <table:data-pilot-member table:name="18471" table:display="true" table:show-details="true"/>
                <table:data-pilot-member table:name="18476" table:display="true" table:show-details="true"/>
                <table:data-pilot-member table:name="18478" table:display="true" table:show-details="true"/>
                <table:data-pilot-member table:name="18485" table:display="true" table:show-details="true"/>
                <table:data-pilot-member table:name="18509" table:display="true" table:show-details="true"/>
                <table:data-pilot-member table:name="18526" table:display="true" table:show-details="true"/>
                <table:data-pilot-member table:name="18530" table:display="true" table:show-details="true"/>
                <table:data-pilot-member table:name="18533" table:display="true" table:show-details="true"/>
                <table:data-pilot-member table:name="18541" table:display="true" table:show-details="true"/>
                <table:data-pilot-member table:name="18545" table:display="true" table:show-details="true"/>
                <table:data-pilot-member table:name="18547" table:display="true" table:show-details="true"/>
                <table:data-pilot-member table:name="18561" table:display="true" table:show-details="true"/>
                <table:data-pilot-member table:name="18562" table:display="true" table:show-details="true"/>
                <table:data-pilot-member table:name="18589" table:display="true" table:show-details="true"/>
                <table:data-pilot-member table:name="18593" table:display="true" table:show-details="true"/>
                <table:data-pilot-member table:name="18594" table:display="true" table:show-details="true"/>
                <table:data-pilot-member table:name="18599" table:display="true" table:show-details="true"/>
                <table:data-pilot-member table:name="18604" table:display="true" table:show-details="true"/>
                <table:data-pilot-member table:name="18613" table:display="true" table:show-details="true"/>
                <table:data-pilot-member table:name="18637" table:display="true" table:show-details="true"/>
                <table:data-pilot-member table:name="18654" table:display="true" table:show-details="true"/>
                <table:data-pilot-member table:name="18661" table:display="true" table:show-details="true"/>
                <table:data-pilot-member table:name="18675" table:display="true" table:show-details="true"/>
                <table:data-pilot-member table:name="18683" table:display="true" table:show-details="true"/>
                <table:data-pilot-member table:name="18690" table:display="true" table:show-details="true"/>
                <table:data-pilot-member table:name="18701" table:display="true" table:show-details="true"/>
                <table:data-pilot-member table:name="18716" table:display="true" table:show-details="true"/>
                <table:data-pilot-member table:name="18733" table:display="true" table:show-details="true"/>
                <table:data-pilot-member table:name="18739" table:display="true" table:show-details="true"/>
                <table:data-pilot-member table:name="18740" table:display="true" table:show-details="true"/>
                <table:data-pilot-member table:name="18742" table:display="true" table:show-details="true"/>
                <table:data-pilot-member table:name="18743" table:display="true" table:show-details="true"/>
                <table:data-pilot-member table:name="18746" table:display="true" table:show-details="true"/>
                <table:data-pilot-member table:name="18755" table:display="true" table:show-details="true"/>
                <table:data-pilot-member table:name="18761" table:display="true" table:show-details="true"/>
                <table:data-pilot-member table:name="18762" table:display="true" table:show-details="true"/>
                <table:data-pilot-member table:name="18778" table:display="true" table:show-details="true"/>
                <table:data-pilot-member table:name="18780" table:display="true" table:show-details="true"/>
                <table:data-pilot-member table:name="18784" table:display="true" table:show-details="true"/>
                <table:data-pilot-member table:name="18792" table:display="true" table:show-details="true"/>
                <table:data-pilot-member table:name="18804" table:display="true" table:show-details="true"/>
                <table:data-pilot-member table:name="18815" table:display="true" table:show-details="true"/>
                <table:data-pilot-member table:name="18817" table:display="true" table:show-details="true"/>
                <table:data-pilot-member table:name="18820" table:display="true" table:show-details="true"/>
                <table:data-pilot-member table:name="18822" table:display="true" table:show-details="true"/>
                <table:data-pilot-member table:name="18832" table:display="true" table:show-details="true"/>
                <table:data-pilot-member table:name="18849" table:display="true" table:show-details="true"/>
                <table:data-pilot-member table:name="18853" table:display="true" table:show-details="true"/>
                <table:data-pilot-member table:name="18856" table:display="true" table:show-details="true"/>
                <table:data-pilot-member table:name="18868" table:display="true" table:show-details="true"/>
                <table:data-pilot-member table:name="18876" table:display="true" table:show-details="true"/>
                <table:data-pilot-member table:name="18878" table:display="true" table:show-details="true"/>
                <table:data-pilot-member table:name="18880" table:display="true" table:show-details="true"/>
                <table:data-pilot-member table:name="18891" table:display="true" table:show-details="true"/>
                <table:data-pilot-member table:name="18892" table:display="true" table:show-details="true"/>
                <table:data-pilot-member table:name="18897" table:display="true" table:show-details="true"/>
                <table:data-pilot-member table:name="18904" table:display="true" table:show-details="true"/>
                <table:data-pilot-member table:name="18914" table:display="true" table:show-details="true"/>
                <table:data-pilot-member table:name="18917" table:display="true" table:show-details="true"/>
                <table:data-pilot-member table:name="18925" table:display="true" table:show-details="true"/>
                <table:data-pilot-member table:name="18931" table:display="true" table:show-details="true"/>
                <table:data-pilot-member table:name="18933" table:display="true" table:show-details="true"/>
                <table:data-pilot-member table:name="18935" table:display="true" table:show-details="true"/>
                <table:data-pilot-member table:name="18937" table:display="true" table:show-details="true"/>
                <table:data-pilot-member table:name="18958" table:display="true" table:show-details="true"/>
                <table:data-pilot-member table:name="18961" table:display="true" table:show-details="true"/>
                <table:data-pilot-member table:name="18966" table:display="true" table:show-details="true"/>
                <table:data-pilot-member table:name="18975" table:display="true" table:show-details="true"/>
                <table:data-pilot-member table:name="18981" table:display="true" table:show-details="true"/>
                <table:data-pilot-member table:name="18983" table:display="true" table:show-details="true"/>
                <table:data-pilot-member table:name="18985" table:display="true" table:show-details="true"/>
                <table:data-pilot-member table:name="18989" table:display="true" table:show-details="true"/>
                <table:data-pilot-member table:name="18999" table:display="true" table:show-details="true"/>
                <table:data-pilot-member table:name="19013" table:display="true" table:show-details="true"/>
                <table:data-pilot-member table:name="19021" table:display="true" table:show-details="true"/>
                <table:data-pilot-member table:name="19025" table:display="true" table:show-details="true"/>
                <table:data-pilot-member table:name="19026" table:display="true" table:show-details="true"/>
                <table:data-pilot-member table:name="19028" table:display="true" table:show-details="true"/>
                <table:data-pilot-member table:name="19030" table:display="true" table:show-details="true"/>
                <table:data-pilot-member table:name="19041" table:display="true" table:show-details="true"/>
                <table:data-pilot-member table:name="19051" table:display="true" table:show-details="true"/>
                <table:data-pilot-member table:name="19059" table:display="true" table:show-details="true"/>
                <table:data-pilot-member table:name="19061" table:display="true" table:show-details="true"/>
                <table:data-pilot-member table:name="19077" table:display="true" table:show-details="true"/>
                <table:data-pilot-member table:name="19090" table:display="true" table:show-details="true"/>
                <table:data-pilot-member table:name="19102" table:display="true" table:show-details="true"/>
                <table:data-pilot-member table:name="19123" table:display="true" table:show-details="true"/>
                <table:data-pilot-member table:name="19141" table:display="true" table:show-details="true"/>
                <table:data-pilot-member table:name="19156" table:display="true" table:show-details="true"/>
                <table:data-pilot-member table:name="19157" table:display="true" table:show-details="true"/>
                <table:data-pilot-member table:name="19167" table:display="true" table:show-details="true"/>
                <table:data-pilot-member table:name="19176" table:display="true" table:show-details="true"/>
                <table:data-pilot-member table:name="19187" table:display="true" table:show-details="true"/>
                <table:data-pilot-member table:name="19189" table:display="true" table:show-details="true"/>
                <table:data-pilot-member table:name="19204" table:display="true" table:show-details="true"/>
                <table:data-pilot-member table:name="19211" table:display="true" table:show-details="true"/>
                <table:data-pilot-member table:name="19213" table:display="true" table:show-details="true"/>
                <table:data-pilot-member table:name="19219" table:display="true" table:show-details="true"/>
                <table:data-pilot-member table:name="19225" table:display="true" table:show-details="true"/>
                <table:data-pilot-member table:name="19236" table:display="true" table:show-details="true"/>
                <table:data-pilot-member table:name="19238" table:display="true" table:show-details="true"/>
                <table:data-pilot-member table:name="19242" table:display="true" table:show-details="true"/>
                <table:data-pilot-member table:name="19246" table:display="true" table:show-details="true"/>
                <table:data-pilot-member table:name="19255" table:display="true" table:show-details="true"/>
                <table:data-pilot-member table:name="19265" table:display="true" table:show-details="true"/>
                <table:data-pilot-member table:name="19267" table:display="true" table:show-details="true"/>
                <table:data-pilot-member table:name="19269" table:display="true" table:show-details="true"/>
                <table:data-pilot-member table:name="19280" table:display="true" table:show-details="true"/>
                <table:data-pilot-member table:name="19285" table:display="true" table:show-details="true"/>
                <table:data-pilot-member table:name="19295" table:display="true" table:show-details="true"/>
                <table:data-pilot-member table:name="19304" table:display="true" table:show-details="true"/>
                <table:data-pilot-member table:name="19305" table:display="true" table:show-details="true"/>
                <table:data-pilot-member table:name="19307" table:display="true" table:show-details="true"/>
                <table:data-pilot-member table:name="19323" table:display="true" table:show-details="true"/>
                <table:data-pilot-member table:name="19326" table:display="true" table:show-details="true"/>
                <table:data-pilot-member table:name="19329" table:display="true" table:show-details="true"/>
                <table:data-pilot-member table:name="19333" table:display="true" table:show-details="true"/>
                <table:data-pilot-member table:name="19348" table:display="true" table:show-details="true"/>
                <table:data-pilot-member table:name="19356" table:display="true" table:show-details="true"/>
                <table:data-pilot-member table:name="19357" table:display="true" table:show-details="true"/>
                <table:data-pilot-member table:name="19368" table:display="true" table:show-details="true"/>
                <table:data-pilot-member table:name="19379" table:display="true" table:show-details="true"/>
                <table:data-pilot-member table:name="19383" table:display="true" table:show-details="true"/>
                <table:data-pilot-member table:name="19389" table:display="true" table:show-details="true"/>
                <table:data-pilot-member table:name="19411" table:display="true" table:show-details="true"/>
                <table:data-pilot-member table:name="19418" table:display="true" table:show-details="true"/>
                <table:data-pilot-member table:name="19437" table:display="true" table:show-details="true"/>
                <table:data-pilot-member table:name="19439" table:display="true" table:show-details="true"/>
                <table:data-pilot-member table:name="19441" table:display="true" table:show-details="true"/>
                <table:data-pilot-member table:name="19446" table:display="true" table:show-details="true"/>
                <table:data-pilot-member table:name="19465" table:display="true" table:show-details="true"/>
                <table:data-pilot-member table:name="19469" table:display="true" table:show-details="true"/>
                <table:data-pilot-member table:name="19476" table:display="true" table:show-details="true"/>
                <table:data-pilot-member table:name="19482" table:display="true" table:show-details="true"/>
                <table:data-pilot-member table:name="19490" table:display="true" table:show-details="true"/>
                <table:data-pilot-member table:name="19511" table:display="true" table:show-details="true"/>
                <table:data-pilot-member table:name="19517" table:display="true" table:show-details="true"/>
                <table:data-pilot-member table:name="19519" table:display="true" table:show-details="true"/>
                <table:data-pilot-member table:name="19521" table:display="true" table:show-details="true"/>
                <table:data-pilot-member table:name="19523" table:display="true" table:show-details="true"/>
                <table:data-pilot-member table:name="19524" table:display="true" table:show-details="true"/>
                <table:data-pilot-member table:name="19525" table:display="true" table:show-details="true"/>
                <table:data-pilot-member table:name="19532" table:display="true" table:show-details="true"/>
                <table:data-pilot-member table:name="19544" table:display="true" table:show-details="true"/>
                <table:data-pilot-member table:name="19545" table:display="true" table:show-details="true"/>
                <table:data-pilot-member table:name="19550" table:display="true" table:show-details="true"/>
                <table:data-pilot-member table:name="19570" table:display="true" table:show-details="true"/>
                <table:data-pilot-member table:name="19585" table:display="true" table:show-details="true"/>
                <table:data-pilot-member table:name="19586" table:display="true" table:show-details="true"/>
                <table:data-pilot-member table:name="19594" table:display="true" table:show-details="true"/>
                <table:data-pilot-member table:name="19598" table:display="true" table:show-details="true"/>
                <table:data-pilot-member table:name="19610" table:display="true" table:show-details="true"/>
                <table:data-pilot-member table:name="19622" table:display="true" table:show-details="true"/>
                <table:data-pilot-member table:name="19638" table:display="true" table:show-details="true"/>
                <table:data-pilot-member table:name="19665" table:display="true" table:show-details="true"/>
                <table:data-pilot-member table:name="19676" table:display="true" table:show-details="true"/>
                <table:data-pilot-member table:name="19708" table:display="true" table:show-details="true"/>
                <table:data-pilot-member table:name="19711" table:display="true" table:show-details="true"/>
                <table:data-pilot-member table:name="19720" table:display="true" table:show-details="true"/>
                <table:data-pilot-member table:name="19755" table:display="true" table:show-details="true"/>
                <table:data-pilot-member table:name="19756" table:display="true" table:show-details="true"/>
                <table:data-pilot-member table:name="19760" table:display="true" table:show-details="true"/>
                <table:data-pilot-member table:name="19762" table:display="true" table:show-details="true"/>
                <table:data-pilot-member table:name="19764" table:display="true" table:show-details="true"/>
                <table:data-pilot-member table:name="19767" table:display="true" table:show-details="true"/>
                <table:data-pilot-member table:name="19783" table:display="true" table:show-details="true"/>
                <table:data-pilot-member table:name="19796" table:display="true" table:show-details="true"/>
                <table:data-pilot-member table:name="19808" table:display="true" table:show-details="true"/>
                <table:data-pilot-member table:name="19809" table:display="true" table:show-details="true"/>
                <table:data-pilot-member table:name="19814" table:display="true" table:show-details="true"/>
                <table:data-pilot-member table:name="19817" table:display="true" table:show-details="true"/>
                <table:data-pilot-member table:name="19828" table:display="true" table:show-details="true"/>
                <table:data-pilot-member table:name="19849" table:display="true" table:show-details="true"/>
                <table:data-pilot-member table:name="19855" table:display="true" table:show-details="true"/>
                <table:data-pilot-member table:name="19856" table:display="true" table:show-details="true"/>
                <table:data-pilot-member table:name="19864" table:display="true" table:show-details="true"/>
                <table:data-pilot-member table:name="19865" table:display="true" table:show-details="true"/>
                <table:data-pilot-member table:name="19868" table:display="true" table:show-details="true"/>
                <table:data-pilot-member table:name="19870" table:display="true" table:show-details="true"/>
                <table:data-pilot-member table:name="19875" table:display="true" table:show-details="true"/>
                <table:data-pilot-member table:name="19890" table:display="true" table:show-details="true"/>
                <table:data-pilot-member table:name="19893" table:display="true" table:show-details="true"/>
                <table:data-pilot-member table:name="19902" table:display="true" table:show-details="true"/>
                <table:data-pilot-member table:name="19904" table:display="true" table:show-details="true"/>
                <table:data-pilot-member table:name="19906" table:display="true" table:show-details="true"/>
                <table:data-pilot-member table:name="19909" table:display="true" table:show-details="true"/>
                <table:data-pilot-member table:name="19949" table:display="true" table:show-details="true"/>
                <table:data-pilot-member table:name="19967" table:display="true" table:show-details="true"/>
                <table:data-pilot-member table:name="19970" table:display="true" table:show-details="true"/>
                <table:data-pilot-member table:name="19973" table:display="true" table:show-details="true"/>
                <table:data-pilot-member table:name="19976" table:display="true" table:show-details="true"/>
                <table:data-pilot-member table:name="19981" table:display="true" table:show-details="true"/>
                <table:data-pilot-member table:name="20005" table:display="true" table:show-details="true"/>
                <table:data-pilot-member table:name="20023" table:display="true" table:show-details="true"/>
                <table:data-pilot-member table:name="20026" table:display="true" table:show-details="true"/>
                <table:data-pilot-member table:name="20030" table:display="true" table:show-details="true"/>
                <table:data-pilot-member table:name="20047" table:display="true" table:show-details="true"/>
                <table:data-pilot-member table:name="20059" table:display="true" table:show-details="true"/>
                <table:data-pilot-member table:name="20069" table:display="true" table:show-details="true"/>
                <table:data-pilot-member table:name="20070" table:display="true" table:show-details="true"/>
                <table:data-pilot-member table:name="20074" table:display="true" table:show-details="true"/>
                <table:data-pilot-member table:name="20083" table:display="true" table:show-details="true"/>
                <table:data-pilot-member table:name="20093" table:display="true" table:show-details="true"/>
                <table:data-pilot-member table:name="20106" table:display="true" table:show-details="true"/>
                <table:data-pilot-member table:name="20137" table:display="true" table:show-details="true"/>
                <table:data-pilot-member table:name="20143" table:display="true" table:show-details="true"/>
                <table:data-pilot-member table:name="20147" table:display="true" table:show-details="true"/>
                <table:data-pilot-member table:name="20154" table:display="true" table:show-details="true"/>
                <table:data-pilot-member table:name="20166" table:display="true" table:show-details="true"/>
                <table:data-pilot-member table:name="20178" table:display="true" table:show-details="true"/>
                <table:data-pilot-member table:name="20180" table:display="true" table:show-details="true"/>
                <table:data-pilot-member table:name="20181" table:display="true" table:show-details="true"/>
                <table:data-pilot-member table:name="20190" table:display="true" table:show-details="true"/>
                <table:data-pilot-member table:name="20196" table:display="true" table:show-details="true"/>
                <table:data-pilot-member table:name="20203" table:display="true" table:show-details="true"/>
                <table:data-pilot-member table:name="20206" table:display="true" table:show-details="true"/>
                <table:data-pilot-member table:name="20219" table:display="true" table:show-details="true"/>
                <table:data-pilot-member table:name="20224" table:display="true" table:show-details="true"/>
                <table:data-pilot-member table:name="20235" table:display="true" table:show-details="true"/>
                <table:data-pilot-member table:name="20238" table:display="true" table:show-details="true"/>
                <table:data-pilot-member table:name="20248" table:display="true" table:show-details="true"/>
                <table:data-pilot-member table:name="20249" table:display="true" table:show-details="true"/>
                <table:data-pilot-member table:name="20253" table:display="true" table:show-details="true"/>
                <table:data-pilot-member table:name="20258" table:display="true" table:show-details="true"/>
                <table:data-pilot-member table:name="20271" table:display="true" table:show-details="true"/>
                <table:data-pilot-member table:name="20272" table:display="true" table:show-details="true"/>
                <table:data-pilot-member table:name="20295" table:display="true" table:show-details="true"/>
                <table:data-pilot-member table:name="20306" table:display="true" table:show-details="true"/>
                <table:data-pilot-member table:name="20311" table:display="true" table:show-details="true"/>
                <table:data-pilot-member table:name="20319" table:display="true" table:show-details="true"/>
                <table:data-pilot-member table:name="20329" table:display="true" table:show-details="true"/>
                <table:data-pilot-member table:name="20330" table:display="true" table:show-details="true"/>
                <table:data-pilot-member table:name="20331" table:display="true" table:show-details="true"/>
                <table:data-pilot-member table:name="20333" table:display="true" table:show-details="true"/>
                <table:data-pilot-member table:name="20337" table:display="true" table:show-details="true"/>
                <table:data-pilot-member table:name="20343" table:display="true" table:show-details="true"/>
                <table:data-pilot-member table:name="20345" table:display="true" table:show-details="true"/>
                <table:data-pilot-member table:name="20348" table:display="true" table:show-details="true"/>
                <table:data-pilot-member table:name="20354" table:display="true" table:show-details="true"/>
                <table:data-pilot-member table:name="20368" table:display="true" table:show-details="true"/>
                <table:data-pilot-member table:name="20377" table:display="true" table:show-details="true"/>
                <table:data-pilot-member table:name="20383" table:display="true" table:show-details="true"/>
                <table:data-pilot-member table:name="20389" table:display="true" table:show-details="true"/>
                <table:data-pilot-member table:name="20423" table:display="true" table:show-details="true"/>
                <table:data-pilot-member table:name="20424" table:display="true" table:show-details="true"/>
                <table:data-pilot-member table:name="20427" table:display="true" table:show-details="true"/>
                <table:data-pilot-member table:name="20431" table:display="true" table:show-details="true"/>
                <table:data-pilot-member table:name="20434" table:display="true" table:show-details="true"/>
                <table:data-pilot-member table:name="20437" table:display="true" table:show-details="true"/>
                <table:data-pilot-member table:name="20442" table:display="true" table:show-details="true"/>
                <table:data-pilot-member table:name="20445" table:display="true" table:show-details="true"/>
                <table:data-pilot-member table:name="20452" table:display="true" table:show-details="true"/>
                <table:data-pilot-member table:name="20454" table:display="true" table:show-details="true"/>
                <table:data-pilot-member table:name="20459" table:display="true" table:show-details="true"/>
                <table:data-pilot-member table:name="20482" table:display="true" table:show-details="true"/>
                <table:data-pilot-member table:name="20487" table:display="true" table:show-details="true"/>
                <table:data-pilot-member table:name="20489" table:display="true" table:show-details="true"/>
                <table:data-pilot-member table:name="20509" table:display="true" table:show-details="true"/>
                <table:data-pilot-member table:name="20536" table:display="true" table:show-details="true"/>
                <table:data-pilot-member table:name="20543" table:display="true" table:show-details="true"/>
                <table:data-pilot-member table:name="20545" table:display="true" table:show-details="true"/>
                <table:data-pilot-member table:name="20558" table:display="true" table:show-details="true"/>
                <table:data-pilot-member table:name="20560" table:display="true" table:show-details="true"/>
                <table:data-pilot-member table:name="20561" table:display="true" table:show-details="true"/>
                <table:data-pilot-member table:name="20562" table:display="true" table:show-details="true"/>
                <table:data-pilot-member table:name="20564" table:display="true" table:show-details="true"/>
                <table:data-pilot-member table:name="20568" table:display="true" table:show-details="true"/>
                <table:data-pilot-member table:name="20573" table:display="true" table:show-details="true"/>
                <table:data-pilot-member table:name="20585" table:display="true" table:show-details="true"/>
                <table:data-pilot-member table:name="20593" table:display="true" table:show-details="true"/>
                <table:data-pilot-member table:name="20596" table:display="true" table:show-details="true"/>
                <table:data-pilot-member table:name="20603" table:display="true" table:show-details="true"/>
                <table:data-pilot-member table:name="20604" table:display="true" table:show-details="true"/>
                <table:data-pilot-member table:name="20616" table:display="true" table:show-details="true"/>
                <table:data-pilot-member table:name="20631" table:display="true" table:show-details="true"/>
                <table:data-pilot-member table:name="20635" table:display="true" table:show-details="true"/>
                <table:data-pilot-member table:name="20640" table:display="true" table:show-details="true"/>
                <table:data-pilot-member table:name="20644" table:display="true" table:show-details="true"/>
                <table:data-pilot-member table:name="20645" table:display="true" table:show-details="true"/>
                <table:data-pilot-member table:name="20658" table:display="true" table:show-details="true"/>
                <table:data-pilot-member table:name="20669" table:display="true" table:show-details="true"/>
                <table:data-pilot-member table:name="20671" table:display="true" table:show-details="true"/>
                <table:data-pilot-member table:name="20685" table:display="true" table:show-details="true"/>
                <table:data-pilot-member table:name="20691" table:display="true" table:show-details="true"/>
                <table:data-pilot-member table:name="20696" table:display="true" table:show-details="true"/>
                <table:data-pilot-member table:name="20698" table:display="true" table:show-details="true"/>
                <table:data-pilot-member table:name="20706" table:display="true" table:show-details="true"/>
                <table:data-pilot-member table:name="20710" table:display="true" table:show-details="true"/>
                <table:data-pilot-member table:name="20723" table:display="true" table:show-details="true"/>
                <table:data-pilot-member table:name="20732" table:display="true" table:show-details="true"/>
                <table:data-pilot-member table:name="20736" table:display="true" table:show-details="true"/>
                <table:data-pilot-member table:name="20744" table:display="true" table:show-details="true"/>
                <table:data-pilot-member table:name="20748" table:display="true" table:show-details="true"/>
                <table:data-pilot-member table:name="20753" table:display="true" table:show-details="true"/>
                <table:data-pilot-member table:name="20756" table:display="true" table:show-details="true"/>
                <table:data-pilot-member table:name="20758" table:display="true" table:show-details="true"/>
                <table:data-pilot-member table:name="20771" table:display="true" table:show-details="true"/>
                <table:data-pilot-member table:name="20787" table:display="true" table:show-details="true"/>
                <table:data-pilot-member table:name="20795" table:display="true" table:show-details="true"/>
                <table:data-pilot-member table:name="20798" table:display="true" table:show-details="true"/>
                <table:data-pilot-member table:name="20805" table:display="true" table:show-details="true"/>
                <table:data-pilot-member table:name="20806" table:display="true" table:show-details="true"/>
                <table:data-pilot-member table:name="20810" table:display="true" table:show-details="true"/>
                <table:data-pilot-member table:name="20815" table:display="true" table:show-details="true"/>
                <table:data-pilot-member table:name="20819" table:display="true" table:show-details="true"/>
                <table:data-pilot-member table:name="20833" table:display="true" table:show-details="true"/>
                <table:data-pilot-member table:name="20841" table:display="true" table:show-details="true"/>
                <table:data-pilot-member table:name="20853" table:display="true" table:show-details="true"/>
                <table:data-pilot-member table:name="20856" table:display="true" table:show-details="true"/>
                <table:data-pilot-member table:name="20864" table:display="true" table:show-details="true"/>
                <table:data-pilot-member table:name="20880" table:display="true" table:show-details="true"/>
                <table:data-pilot-member table:name="20894" table:display="true" table:show-details="true"/>
                <table:data-pilot-member table:name="20896" table:display="true" table:show-details="true"/>
                <table:data-pilot-member table:name="20900" table:display="true" table:show-details="true"/>
                <table:data-pilot-member table:name="20903" table:display="true" table:show-details="true"/>
                <table:data-pilot-member table:name="20911" table:display="true" table:show-details="true"/>
                <table:data-pilot-member table:name="20917" table:display="true" table:show-details="true"/>
                <table:data-pilot-member table:name="20920" table:display="true" table:show-details="true"/>
                <table:data-pilot-member table:name="20921" table:display="true" table:show-details="true"/>
                <table:data-pilot-member table:name="20958" table:display="true" table:show-details="true"/>
                <table:data-pilot-member table:name="20963" table:display="true" table:show-details="true"/>
                <table:data-pilot-member table:name="20980" table:display="true" table:show-details="true"/>
                <table:data-pilot-member table:name="20982" table:display="true" table:show-details="true"/>
                <table:data-pilot-member table:name="20999" table:display="true" table:show-details="true"/>
                <table:data-pilot-member table:name="21005" table:display="true" table:show-details="true"/>
                <table:data-pilot-member table:name="21030" table:display="true" table:show-details="true"/>
                <table:data-pilot-member table:name="21039" table:display="true" table:show-details="true"/>
                <table:data-pilot-member table:name="21045" table:display="true" table:show-details="true"/>
                <table:data-pilot-member table:name="21052" table:display="true" table:show-details="true"/>
                <table:data-pilot-member table:name="21061" table:display="true" table:show-details="true"/>
                <table:data-pilot-member table:name="21066" table:display="true" table:show-details="true"/>
                <table:data-pilot-member table:name="21072" table:display="true" table:show-details="true"/>
                <table:data-pilot-member table:name="21095" table:display="true" table:show-details="true"/>
                <table:data-pilot-member table:name="21099" table:display="true" table:show-details="true"/>
                <table:data-pilot-member table:name="21116" table:display="true" table:show-details="true"/>
                <table:data-pilot-member table:name="21121" table:display="true" table:show-details="true"/>
                <table:data-pilot-member table:name="21127" table:display="true" table:show-details="true"/>
                <table:data-pilot-member table:name="21137" table:display="true" table:show-details="true"/>
                <table:data-pilot-member table:name="21148" table:display="true" table:show-details="true"/>
                <table:data-pilot-member table:name="21154" table:display="true" table:show-details="true"/>
                <table:data-pilot-member table:name="21170" table:display="true" table:show-details="true"/>
                <table:data-pilot-member table:name="21176" table:display="true" table:show-details="true"/>
                <table:data-pilot-member table:name="21177" table:display="true" table:show-details="true"/>
                <table:data-pilot-member table:name="21188" table:display="true" table:show-details="true"/>
                <table:data-pilot-member table:name="21202" table:display="true" table:show-details="true"/>
                <table:data-pilot-member table:name="21207" table:display="true" table:show-details="true"/>
                <table:data-pilot-member table:name="21212" table:display="true" table:show-details="true"/>
                <table:data-pilot-member table:name="21214" table:display="true" table:show-details="true"/>
                <table:data-pilot-member table:name="21219" table:display="true" table:show-details="true"/>
                <table:data-pilot-member table:name="21226" table:display="true" table:show-details="true"/>
                <table:data-pilot-member table:name="21235" table:display="true" table:show-details="true"/>
                <table:data-pilot-member table:name="21243" table:display="true" table:show-details="true"/>
                <table:data-pilot-member table:name="21248" table:display="true" table:show-details="true"/>
                <table:data-pilot-member table:name="21258" table:display="true" table:show-details="true"/>
                <table:data-pilot-member table:name="21259" table:display="true" table:show-details="true"/>
                <table:data-pilot-member table:name="21277" table:display="true" table:show-details="true"/>
                <table:data-pilot-member table:name="21291" table:display="true" table:show-details="true"/>
                <table:data-pilot-member table:name="21293" table:display="true" table:show-details="true"/>
                <table:data-pilot-member table:name="21300" table:display="true" table:show-details="true"/>
                <table:data-pilot-member table:name="21301" table:display="true" table:show-details="true"/>
                <table:data-pilot-member table:name="21308" table:display="true" table:show-details="true"/>
                <table:data-pilot-member table:name="21313" table:display="true" table:show-details="true"/>
                <table:data-pilot-member table:name="21318" table:display="true" table:show-details="true"/>
                <table:data-pilot-member table:name="21326" table:display="true" table:show-details="true"/>
                <table:data-pilot-member table:name="21327" table:display="true" table:show-details="true"/>
                <table:data-pilot-member table:name="21329" table:display="true" table:show-details="true"/>
                <table:data-pilot-member table:name="21335" table:display="true" table:show-details="true"/>
                <table:data-pilot-member table:name="21346" table:display="true" table:show-details="true"/>
                <table:data-pilot-member table:name="21351" table:display="true" table:show-details="true"/>
                <table:data-pilot-member table:name="21357" table:display="true" table:show-details="true"/>
                <table:data-pilot-member table:name="21358" table:display="true" table:show-details="true"/>
                <table:data-pilot-member table:name="21366" table:display="true" table:show-details="true"/>
                <table:data-pilot-member table:name="21373" table:display="true" table:show-details="true"/>
                <table:data-pilot-member table:name="21374" table:display="true" table:show-details="true"/>
                <table:data-pilot-member table:name="21375" table:display="true" table:show-details="true"/>
                <table:data-pilot-member table:name="21396" table:display="true" table:show-details="true"/>
                <table:data-pilot-member table:name="21407" table:display="true" table:show-details="true"/>
                <table:data-pilot-member table:name="21408" table:display="true" table:show-details="true"/>
                <table:data-pilot-member table:name="21416" table:display="true" table:show-details="true"/>
                <table:data-pilot-member table:name="21417" table:display="true" table:show-details="true"/>
                <table:data-pilot-member table:name="21419" table:display="true" table:show-details="true"/>
                <table:data-pilot-member table:name="21423" table:display="true" table:show-details="true"/>
                <table:data-pilot-member table:name="21428" table:display="true" table:show-details="true"/>
                <table:data-pilot-member table:name="21444" table:display="true" table:show-details="true"/>
                <table:data-pilot-member table:name="21452" table:display="true" table:show-details="true"/>
                <table:data-pilot-member table:name="21459" table:display="true" table:show-details="true"/>
                <table:data-pilot-member table:name="21471" table:display="true" table:show-details="true"/>
                <table:data-pilot-member table:name="21472" table:display="true" table:show-details="true"/>
                <table:data-pilot-member table:name="21476" table:display="true" table:show-details="true"/>
                <table:data-pilot-member table:name="21481" table:display="true" table:show-details="true"/>
                <table:data-pilot-member table:name="21490" table:display="true" table:show-details="true"/>
                <table:data-pilot-member table:name="21491" table:display="true" table:show-details="true"/>
                <table:data-pilot-member table:name="21499" table:display="true" table:show-details="true"/>
                <table:data-pilot-member table:name="21509" table:display="true" table:show-details="true"/>
                <table:data-pilot-member table:name="21511" table:display="true" table:show-details="true"/>
                <table:data-pilot-member table:name="21523" table:display="true" table:show-details="true"/>
                <table:data-pilot-member table:name="21540" table:display="true" table:show-details="true"/>
                <table:data-pilot-member table:name="21556" table:display="true" table:show-details="true"/>
                <table:data-pilot-member table:name="21558" table:display="true" table:show-details="true"/>
                <table:data-pilot-member table:name="21564" table:display="true" table:show-details="true"/>
                <table:data-pilot-member table:name="21570" table:display="true" table:show-details="true"/>
                <table:data-pilot-member table:name="21572" table:display="true" table:show-details="true"/>
                <table:data-pilot-member table:name="21584" table:display="true" table:show-details="true"/>
                <table:data-pilot-member table:name="21591" table:display="true" table:show-details="true"/>
                <table:data-pilot-member table:name="21595" table:display="true" table:show-details="true"/>
                <table:data-pilot-member table:name="21616" table:display="true" table:show-details="true"/>
                <table:data-pilot-member table:name="21620" table:display="true" table:show-details="true"/>
                <table:data-pilot-member table:name="21629" table:display="true" table:show-details="true"/>
                <table:data-pilot-member table:name="21633" table:display="true" table:show-details="true"/>
                <table:data-pilot-member table:name="21641" table:display="true" table:show-details="true"/>
                <table:data-pilot-member table:name="21642" table:display="true" table:show-details="true"/>
                <table:data-pilot-member table:name="21644" table:display="true" table:show-details="true"/>
                <table:data-pilot-member table:name="21645" table:display="true" table:show-details="true"/>
                <table:data-pilot-member table:name="21653" table:display="true" table:show-details="true"/>
                <table:data-pilot-member table:name="21675" table:display="true" table:show-details="true"/>
                <table:data-pilot-member table:name="21684" table:display="true" table:show-details="true"/>
                <table:data-pilot-member table:name="21687" table:display="true" table:show-details="true"/>
                <table:data-pilot-member table:name="21704" table:display="true" table:show-details="true"/>
                <table:data-pilot-member table:name="21705" table:display="true" table:show-details="true"/>
                <table:data-pilot-member table:name="21710" table:display="true" table:show-details="true"/>
                <table:data-pilot-member table:name="21713" table:display="true" table:show-details="true"/>
                <table:data-pilot-member table:name="21723" table:display="true" table:show-details="true"/>
                <table:data-pilot-member table:name="21725" table:display="true" table:show-details="true"/>
                <table:data-pilot-member table:name="21727" table:display="true" table:show-details="true"/>
                <table:data-pilot-member table:name="21728" table:display="true" table:show-details="true"/>
                <table:data-pilot-member table:name="21729" table:display="true" table:show-details="true"/>
                <table:data-pilot-member table:name="21732" table:display="true" table:show-details="true"/>
                <table:data-pilot-member table:name="21740" table:display="true" table:show-details="true"/>
                <table:data-pilot-member table:name="21742" table:display="true" table:show-details="true"/>
                <table:data-pilot-member table:name="21747" table:display="true" table:show-details="true"/>
                <table:data-pilot-member table:name="21748" table:display="true" table:show-details="true"/>
                <table:data-pilot-member table:name="21753" table:display="true" table:show-details="true"/>
                <table:data-pilot-member table:name="21759" table:display="true" table:show-details="true"/>
                <table:data-pilot-member table:name="21766" table:display="true" table:show-details="true"/>
                <table:data-pilot-member table:name="21772" table:display="true" table:show-details="true"/>
                <table:data-pilot-member table:name="21783" table:display="true" table:show-details="true"/>
                <table:data-pilot-member table:name="21801" table:display="true" table:show-details="true"/>
                <table:data-pilot-member table:name="21802" table:display="true" table:show-details="true"/>
                <table:data-pilot-member table:name="21813" table:display="true" table:show-details="true"/>
                <table:data-pilot-member table:name="21814" table:display="true" table:show-details="true"/>
                <table:data-pilot-member table:name="21831" table:display="true" table:show-details="true"/>
                <table:data-pilot-member table:name="21837" table:display="true" table:show-details="true"/>
                <table:data-pilot-member table:name="21843" table:display="true" table:show-details="true"/>
                <table:data-pilot-member table:name="21857" table:display="true" table:show-details="true"/>
                <table:data-pilot-member table:name="21858" table:display="true" table:show-details="true"/>
                <table:data-pilot-member table:name="21885" table:display="true" table:show-details="true"/>
                <table:data-pilot-member table:name="21890" table:display="true" table:show-details="true"/>
                <table:data-pilot-member table:name="21897" table:display="true" table:show-details="true"/>
                <table:data-pilot-member table:name="21898" table:display="true" table:show-details="true"/>
                <table:data-pilot-member table:name="21904" table:display="true" table:show-details="true"/>
                <table:data-pilot-member table:name="21918" table:display="true" table:show-details="true"/>
                <table:data-pilot-member table:name="21920" table:display="true" table:show-details="true"/>
                <table:data-pilot-member table:name="21931" table:display="true" table:show-details="true"/>
                <table:data-pilot-member table:name="21942" table:display="true" table:show-details="true"/>
                <table:data-pilot-member table:name="21950" table:display="true" table:show-details="true"/>
                <table:data-pilot-member table:name="21962" table:display="true" table:show-details="true"/>
                <table:data-pilot-member table:name="21965" table:display="true" table:show-details="true"/>
                <table:data-pilot-member table:name="21987" table:display="true" table:show-details="true"/>
                <table:data-pilot-member table:name="21988" table:display="true" table:show-details="true"/>
                <table:data-pilot-member table:name="21992" table:display="true" table:show-details="true"/>
                <table:data-pilot-member table:name="22001" table:display="true" table:show-details="true"/>
                <table:data-pilot-member table:name="22024" table:display="true" table:show-details="true"/>
                <table:data-pilot-member table:name="22029" table:display="true" table:show-details="true"/>
                <table:data-pilot-member table:name="22030" table:display="true" table:show-details="true"/>
                <table:data-pilot-member table:name="22040" table:display="true" table:show-details="true"/>
                <table:data-pilot-member table:name="22052" table:display="true" table:show-details="true"/>
                <table:data-pilot-member table:name="22055" table:display="true" table:show-details="true"/>
                <table:data-pilot-member table:name="22061" table:display="true" table:show-details="true"/>
                <table:data-pilot-member table:name="22074" table:display="true" table:show-details="true"/>
                <table:data-pilot-member table:name="22078" table:display="true" table:show-details="true"/>
                <table:data-pilot-member table:name="22080" table:display="true" table:show-details="true"/>
                <table:data-pilot-member table:name="22082" table:display="true" table:show-details="true"/>
                <table:data-pilot-member table:name="22099" table:display="true" table:show-details="true"/>
                <table:data-pilot-member table:name="22103" table:display="true" table:show-details="true"/>
                <table:data-pilot-member table:name="22118" table:display="true" table:show-details="true"/>
                <table:data-pilot-member table:name="22129" table:display="true" table:show-details="true"/>
                <table:data-pilot-member table:name="22138" table:display="true" table:show-details="true"/>
                <table:data-pilot-member table:name="22143" table:display="true" table:show-details="true"/>
                <table:data-pilot-member table:name="22151" table:display="true" table:show-details="true"/>
                <table:data-pilot-member table:name="22155" table:display="true" table:show-details="true"/>
                <table:data-pilot-member table:name="22160" table:display="true" table:show-details="true"/>
                <table:data-pilot-member table:name="22161" table:display="true" table:show-details="true"/>
                <table:data-pilot-member table:name="22164" table:display="true" table:show-details="true"/>
                <table:data-pilot-member table:name="22169" table:display="true" table:show-details="true"/>
                <table:data-pilot-member table:name="22170" table:display="true" table:show-details="true"/>
                <table:data-pilot-member table:name="22191" table:display="true" table:show-details="true"/>
                <table:data-pilot-member table:name="22193" table:display="true" table:show-details="true"/>
                <table:data-pilot-member table:name="22208" table:display="true" table:show-details="true"/>
                <table:data-pilot-member table:name="22215" table:display="true" table:show-details="true"/>
                <table:data-pilot-member table:name="22230" table:display="true" table:show-details="true"/>
                <table:data-pilot-member table:name="22240" table:display="true" table:show-details="true"/>
                <table:data-pilot-member table:name="22246" table:display="true" table:show-details="true"/>
                <table:data-pilot-member table:name="22262" table:display="true" table:show-details="true"/>
                <table:data-pilot-member table:name="22268" table:display="true" table:show-details="true"/>
                <table:data-pilot-member table:name="22281" table:display="true" table:show-details="true"/>
                <table:data-pilot-member table:name="22297" table:display="true" table:show-details="true"/>
                <table:data-pilot-member table:name="22306" table:display="true" table:show-details="true"/>
                <table:data-pilot-member table:name="22307" table:display="true" table:show-details="true"/>
                <table:data-pilot-member table:name="22308" table:display="true" table:show-details="true"/>
                <table:data-pilot-member table:name="22315" table:display="true" table:show-details="true"/>
                <table:data-pilot-member table:name="22318" table:display="true" table:show-details="true"/>
                <table:data-pilot-member table:name="22320" table:display="true" table:show-details="true"/>
                <table:data-pilot-member table:name="22334" table:display="true" table:show-details="true"/>
                <table:data-pilot-member table:name="22338" table:display="true" table:show-details="true"/>
                <table:data-pilot-member table:name="22341" table:display="true" table:show-details="true"/>
                <table:data-pilot-member table:name="22351" table:display="true" table:show-details="true"/>
                <table:data-pilot-member table:name="22354" table:display="true" table:show-details="true"/>
                <table:data-pilot-member table:name="22365" table:display="true" table:show-details="true"/>
                <table:data-pilot-member table:name="22367" table:display="true" table:show-details="true"/>
                <table:data-pilot-member table:name="22369" table:display="true" table:show-details="true"/>
                <table:data-pilot-member table:name="22382" table:display="true" table:show-details="true"/>
                <table:data-pilot-member table:name="22383" table:display="true" table:show-details="true"/>
                <table:data-pilot-member table:name="22393" table:display="true" table:show-details="true"/>
                <table:data-pilot-member table:name="22408" table:display="true" table:show-details="true"/>
                <table:data-pilot-member table:name="22419" table:display="true" table:show-details="true"/>
                <table:data-pilot-member table:name="22421" table:display="true" table:show-details="true"/>
                <table:data-pilot-member table:name="22431" table:display="true" table:show-details="true"/>
                <table:data-pilot-member table:name="22436" table:display="true" table:show-details="true"/>
                <table:data-pilot-member table:name="22438" table:display="true" table:show-details="true"/>
                <table:data-pilot-member table:name="22449" table:display="true" table:show-details="true"/>
                <table:data-pilot-member table:name="22457" table:display="true" table:show-details="true"/>
                <table:data-pilot-member table:name="22487" table:display="true" table:show-details="true"/>
                <table:data-pilot-member table:name="22506" table:display="true" table:show-details="true"/>
                <table:data-pilot-member table:name="22518" table:display="true" table:show-details="true"/>
                <table:data-pilot-member table:name="22531" table:display="true" table:show-details="true"/>
                <table:data-pilot-member table:name="22553" table:display="true" table:show-details="true"/>
                <table:data-pilot-member table:name="22555" table:display="true" table:show-details="true"/>
                <table:data-pilot-member table:name="22556" table:display="true" table:show-details="true"/>
                <table:data-pilot-member table:name="22559" table:display="true" table:show-details="true"/>
                <table:data-pilot-member table:name="22563" table:display="true" table:show-details="true"/>
                <table:data-pilot-member table:name="22577" table:display="true" table:show-details="true"/>
                <table:data-pilot-member table:name="22586" table:display="true" table:show-details="true"/>
                <table:data-pilot-member table:name="22588" table:display="true" table:show-details="true"/>
                <table:data-pilot-member table:name="22590" table:display="true" table:show-details="true"/>
                <table:data-pilot-member table:name="22593" table:display="true" table:show-details="true"/>
                <table:data-pilot-member table:name="22603" table:display="true" table:show-details="true"/>
                <table:data-pilot-member table:name="22611" table:display="true" table:show-details="true"/>
                <table:data-pilot-member table:name="22621" table:display="true" table:show-details="true"/>
                <table:data-pilot-member table:name="22641" table:display="true" table:show-details="true"/>
                <table:data-pilot-member table:name="22645" table:display="true" table:show-details="true"/>
                <table:data-pilot-member table:name="22648" table:display="true" table:show-details="true"/>
                <table:data-pilot-member table:name="22668" table:display="true" table:show-details="true"/>
                <table:data-pilot-member table:name="22684" table:display="true" table:show-details="true"/>
                <table:data-pilot-member table:name="22690" table:display="true" table:show-details="true"/>
                <table:data-pilot-member table:name="22694" table:display="true" table:show-details="true"/>
                <table:data-pilot-member table:name="22699" table:display="true" table:show-details="true"/>
                <table:data-pilot-member table:name="22701" table:display="true" table:show-details="true"/>
                <table:data-pilot-member table:name="22708" table:display="true" table:show-details="true"/>
                <table:data-pilot-member table:name="22716" table:display="true" table:show-details="true"/>
                <table:data-pilot-member table:name="22720" table:display="true" table:show-details="true"/>
                <table:data-pilot-member table:name="22731" table:display="true" table:show-details="true"/>
                <table:data-pilot-member table:name="22737" table:display="true" table:show-details="true"/>
                <table:data-pilot-member table:name="22740" table:display="true" table:show-details="true"/>
                <table:data-pilot-member table:name="22744" table:display="true" table:show-details="true"/>
                <table:data-pilot-member table:name="22766" table:display="true" table:show-details="true"/>
                <table:data-pilot-member table:name="22767" table:display="true" table:show-details="true"/>
                <table:data-pilot-member table:name="22772" table:display="true" table:show-details="true"/>
                <table:data-pilot-member table:name="22776" table:display="true" table:show-details="true"/>
                <table:data-pilot-member table:name="22802" table:display="true" table:show-details="true"/>
                <table:data-pilot-member table:name="22807" table:display="true" table:show-details="true"/>
                <table:data-pilot-member table:name="22812" table:display="true" table:show-details="true"/>
                <table:data-pilot-member table:name="22823" table:display="true" table:show-details="true"/>
                <table:data-pilot-member table:name="22824" table:display="true" table:show-details="true"/>
                <table:data-pilot-member table:name="22826" table:display="true" table:show-details="true"/>
                <table:data-pilot-member table:name="22834" table:display="true" table:show-details="true"/>
                <table:data-pilot-member table:name="22837" table:display="true" table:show-details="true"/>
                <table:data-pilot-member table:name="22845" table:display="true" table:show-details="true"/>
                <table:data-pilot-member table:name="22847" table:display="true" table:show-details="true"/>
                <table:data-pilot-member table:name="22854" table:display="true" table:show-details="true"/>
                <table:data-pilot-member table:name="22878" table:display="true" table:show-details="true"/>
                <table:data-pilot-member table:name="22886" table:display="true" table:show-details="true"/>
                <table:data-pilot-member table:name="22892" table:display="true" table:show-details="true"/>
                <table:data-pilot-member table:name="22903" table:display="true" table:show-details="true"/>
                <table:data-pilot-member table:name="22905" table:display="true" table:show-details="true"/>
                <table:data-pilot-member table:name="22917" table:display="true" table:show-details="true"/>
                <table:data-pilot-member table:name="22918" table:display="true" table:show-details="true"/>
                <table:data-pilot-member table:name="22920" table:display="true" table:show-details="true"/>
                <table:data-pilot-member table:name="22922" table:display="true" table:show-details="true"/>
                <table:data-pilot-member table:name="22927" table:display="true" table:show-details="true"/>
                <table:data-pilot-member table:name="22931" table:display="true" table:show-details="true"/>
                <table:data-pilot-member table:name="22950" table:display="true" table:show-details="true"/>
                <table:data-pilot-member table:name="22951" table:display="true" table:show-details="true"/>
                <table:data-pilot-member table:name="22952" table:display="true" table:show-details="true"/>
                <table:data-pilot-member table:name="22970" table:display="true" table:show-details="true"/>
                <table:data-pilot-member table:name="22971" table:display="true" table:show-details="true"/>
                <table:data-pilot-member table:name="22974" table:display="true" table:show-details="true"/>
                <table:data-pilot-member table:name="22975" table:display="true" table:show-details="true"/>
                <table:data-pilot-member table:name="22979" table:display="true" table:show-details="true"/>
                <table:data-pilot-member table:name="22994" table:display="true" table:show-details="true"/>
                <table:data-pilot-member table:name="23011" table:display="true" table:show-details="true"/>
                <table:data-pilot-member table:name="23031" table:display="true" table:show-details="true"/>
                <table:data-pilot-member table:name="23033" table:display="true" table:show-details="true"/>
                <table:data-pilot-member table:name="23044" table:display="true" table:show-details="true"/>
                <table:data-pilot-member table:name="23062" table:display="true" table:show-details="true"/>
                <table:data-pilot-member table:name="23074" table:display="true" table:show-details="true"/>
                <table:data-pilot-member table:name="23081" table:display="true" table:show-details="true"/>
                <table:data-pilot-member table:name="23086" table:display="true" table:show-details="true"/>
                <table:data-pilot-member table:name="23090" table:display="true" table:show-details="true"/>
                <table:data-pilot-member table:name="23094" table:display="true" table:show-details="true"/>
                <table:data-pilot-member table:name="23102" table:display="true" table:show-details="true"/>
                <table:data-pilot-member table:name="23105" table:display="true" table:show-details="true"/>
                <table:data-pilot-member table:name="23110" table:display="true" table:show-details="true"/>
                <table:data-pilot-member table:name="23126" table:display="true" table:show-details="true"/>
                <table:data-pilot-member table:name="23141" table:display="true" table:show-details="true"/>
                <table:data-pilot-member table:name="23167" table:display="true" table:show-details="true"/>
                <table:data-pilot-member table:name="23173" table:display="true" table:show-details="true"/>
                <table:data-pilot-member table:name="23183" table:display="true" table:show-details="true"/>
                <table:data-pilot-member table:name="23200" table:display="true" table:show-details="true"/>
                <table:data-pilot-member table:name="23201" table:display="true" table:show-details="true"/>
                <table:data-pilot-member table:name="23208" table:display="true" table:show-details="true"/>
                <table:data-pilot-member table:name="23228" table:display="true" table:show-details="true"/>
                <table:data-pilot-member table:name="23230" table:display="true" table:show-details="true"/>
                <table:data-pilot-member table:name="23237" table:display="true" table:show-details="true"/>
                <table:data-pilot-member table:name="23253" table:display="true" table:show-details="true"/>
                <table:data-pilot-member table:name="23256" table:display="true" table:show-details="true"/>
                <table:data-pilot-member table:name="23263" table:display="true" table:show-details="true"/>
                <table:data-pilot-member table:name="23283" table:display="true" table:show-details="true"/>
                <table:data-pilot-member table:name="23286" table:display="true" table:show-details="true"/>
                <table:data-pilot-member table:name="23290" table:display="true" table:show-details="true"/>
                <table:data-pilot-member table:name="23295" table:display="true" table:show-details="true"/>
                <table:data-pilot-member table:name="23302" table:display="true" table:show-details="true"/>
                <table:data-pilot-member table:name="23305" table:display="true" table:show-details="true"/>
                <table:data-pilot-member table:name="23306" table:display="true" table:show-details="true"/>
                <table:data-pilot-member table:name="23310" table:display="true" table:show-details="true"/>
                <table:data-pilot-member table:name="23312" table:display="true" table:show-details="true"/>
                <table:data-pilot-member table:name="23324" table:display="true" table:show-details="true"/>
                <table:data-pilot-member table:name="23329" table:display="true" table:show-details="true"/>
                <table:data-pilot-member table:name="23339" table:display="true" table:show-details="true"/>
                <table:data-pilot-member table:name="23344" table:display="true" table:show-details="true"/>
                <table:data-pilot-member table:name="23345" table:display="true" table:show-details="true"/>
                <table:data-pilot-member table:name="23347" table:display="true" table:show-details="true"/>
                <table:data-pilot-member table:name="23350" table:display="true" table:show-details="true"/>
                <table:data-pilot-member table:name="23353" table:display="true" table:show-details="true"/>
                <table:data-pilot-member table:name="23358" table:display="true" table:show-details="true"/>
                <table:data-pilot-member table:name="23368" table:display="true" table:show-details="true"/>
                <table:data-pilot-member table:name="23383" table:display="true" table:show-details="true"/>
                <table:data-pilot-member table:name="23390" table:display="true" table:show-details="true"/>
                <table:data-pilot-member table:name="23391" table:display="true" table:show-details="true"/>
                <table:data-pilot-member table:name="23396" table:display="true" table:show-details="true"/>
                <table:data-pilot-member table:name="23412" table:display="true" table:show-details="true"/>
                <table:data-pilot-member table:name="23416" table:display="true" table:show-details="true"/>
                <table:data-pilot-member table:name="23419" table:display="true" table:show-details="true"/>
                <table:data-pilot-member table:name="23421" table:display="true" table:show-details="true"/>
                <table:data-pilot-member table:name="23423" table:display="true" table:show-details="true"/>
                <table:data-pilot-member table:name="23426" table:display="true" table:show-details="true"/>
                <table:data-pilot-member table:name="23436" table:display="true" table:show-details="true"/>
                <table:data-pilot-member table:name="23453" table:display="true" table:show-details="true"/>
                <table:data-pilot-member table:name="23456" table:display="true" table:show-details="true"/>
                <table:data-pilot-member table:name="23459" table:display="true" table:show-details="true"/>
                <table:data-pilot-member table:name="23467" table:display="true" table:show-details="true"/>
                <table:data-pilot-member table:name="23472" table:display="true" table:show-details="true"/>
                <table:data-pilot-member table:name="23478" table:display="true" table:show-details="true"/>
                <table:data-pilot-member table:name="23479" table:display="true" table:show-details="true"/>
                <table:data-pilot-member table:name="23490" table:display="true" table:show-details="true"/>
                <table:data-pilot-member table:name="23497" table:display="true" table:show-details="true"/>
                <table:data-pilot-member table:name="23505" table:display="true" table:show-details="true"/>
                <table:data-pilot-member table:name="23506" table:display="true" table:show-details="true"/>
                <table:data-pilot-member table:name="23507" table:display="true" table:show-details="true"/>
                <table:data-pilot-member table:name="23511" table:display="true" table:show-details="true"/>
                <table:data-pilot-member table:name="23514" table:display="true" table:show-details="true"/>
                <table:data-pilot-member table:name="23528" table:display="true" table:show-details="true"/>
                <table:data-pilot-member table:name="23530" table:display="true" table:show-details="true"/>
                <table:data-pilot-member table:name="23551" table:display="true" table:show-details="true"/>
                <table:data-pilot-member table:name="23555" table:display="true" table:show-details="true"/>
                <table:data-pilot-member table:name="23563" table:display="true" table:show-details="true"/>
                <table:data-pilot-member table:name="23565" table:display="true" table:show-details="true"/>
                <table:data-pilot-member table:name="23567" table:display="true" table:show-details="true"/>
                <table:data-pilot-member table:name="23571" table:display="true" table:show-details="true"/>
                <table:data-pilot-member table:name="23573" table:display="true" table:show-details="true"/>
                <table:data-pilot-member table:name="23588" table:display="true" table:show-details="true"/>
                <table:data-pilot-member table:name="23608" table:display="true" table:show-details="true"/>
                <table:data-pilot-member table:name="23611" table:display="true" table:show-details="true"/>
                <table:data-pilot-member table:name="23615" table:display="true" table:show-details="true"/>
                <table:data-pilot-member table:name="23623" table:display="true" table:show-details="true"/>
                <table:data-pilot-member table:name="23666" table:display="true" table:show-details="true"/>
                <table:data-pilot-member table:name="23675" table:display="true" table:show-details="true"/>
                <table:data-pilot-member table:name="23677" table:display="true" table:show-details="true"/>
                <table:data-pilot-member table:name="23692" table:display="true" table:show-details="true"/>
                <table:data-pilot-member table:name="23695" table:display="true" table:show-details="true"/>
                <table:data-pilot-member table:name="23700" table:display="true" table:show-details="true"/>
                <table:data-pilot-member table:name="23702" table:display="true" table:show-details="true"/>
                <table:data-pilot-member table:name="23709" table:display="true" table:show-details="true"/>
                <table:data-pilot-member table:name="23733" table:display="true" table:show-details="true"/>
                <table:data-pilot-member table:name="23762" table:display="true" table:show-details="true"/>
                <table:data-pilot-member table:name="23773" table:display="true" table:show-details="true"/>
                <table:data-pilot-member table:name="23781" table:display="true" table:show-details="true"/>
                <table:data-pilot-member table:name="23785" table:display="true" table:show-details="true"/>
                <table:data-pilot-member table:name="23806" table:display="true" table:show-details="true"/>
                <table:data-pilot-member table:name="23815" table:display="true" table:show-details="true"/>
                <table:data-pilot-member table:name="23817" table:display="true" table:show-details="true"/>
                <table:data-pilot-member table:name="23825" table:display="true" table:show-details="true"/>
                <table:data-pilot-member table:name="23830" table:display="true" table:show-details="true"/>
                <table:data-pilot-member table:name="23838" table:display="true" table:show-details="true"/>
                <table:data-pilot-member table:name="23846" table:display="true" table:show-details="true"/>
                <table:data-pilot-member table:name="23853" table:display="true" table:show-details="true"/>
                <table:data-pilot-member table:name="23858" table:display="true" table:show-details="true"/>
                <table:data-pilot-member table:name="23865" table:display="true" table:show-details="true"/>
                <table:data-pilot-member table:name="23873" table:display="true" table:show-details="true"/>
                <table:data-pilot-member table:name="23875" table:display="true" table:show-details="true"/>
                <table:data-pilot-member table:name="23878" table:display="true" table:show-details="true"/>
                <table:data-pilot-member table:name="23882" table:display="true" table:show-details="true"/>
                <table:data-pilot-member table:name="23888" table:display="true" table:show-details="true"/>
                <table:data-pilot-member table:name="23900" table:display="true" table:show-details="true"/>
                <table:data-pilot-member table:name="23910" table:display="true" table:show-details="true"/>
                <table:data-pilot-member table:name="23937" table:display="true" table:show-details="true"/>
                <table:data-pilot-member table:name="23939" table:display="true" table:show-details="true"/>
                <table:data-pilot-member table:name="23947" table:display="true" table:show-details="true"/>
                <table:data-pilot-member table:name="23956" table:display="true" table:show-details="true"/>
                <table:data-pilot-member table:name="23960" table:display="true" table:show-details="true"/>
                <table:data-pilot-member table:name="23966" table:display="true" table:show-details="true"/>
                <table:data-pilot-member table:name="23967" table:display="true" table:show-details="true"/>
                <table:data-pilot-member table:name="23968" table:display="true" table:show-details="true"/>
                <table:data-pilot-member table:name="23976" table:display="true" table:show-details="true"/>
                <table:data-pilot-member table:name="23979" table:display="true" table:show-details="true"/>
                <table:data-pilot-member table:name="23999" table:display="true" table:show-details="true"/>
                <table:data-pilot-member table:name="24009" table:display="true" table:show-details="true"/>
                <table:data-pilot-member table:name="24013" table:display="true" table:show-details="true"/>
                <table:data-pilot-member table:name="24018" table:display="true" table:show-details="true"/>
                <table:data-pilot-member table:name="24036" table:display="true" table:show-details="true"/>
                <table:data-pilot-member table:name="24044" table:display="true" table:show-details="true"/>
                <table:data-pilot-member table:name="24047" table:display="true" table:show-details="true"/>
                <table:data-pilot-member table:name="24063" table:display="true" table:show-details="true"/>
                <table:data-pilot-member table:name="24075" table:display="true" table:show-details="true"/>
                <table:data-pilot-member table:name="24076" table:display="true" table:show-details="true"/>
                <table:data-pilot-member table:name="24079" table:display="true" table:show-details="true"/>
                <table:data-pilot-member table:name="24080" table:display="true" table:show-details="true"/>
                <table:data-pilot-member table:name="24083" table:display="true" table:show-details="true"/>
                <table:data-pilot-member table:name="24088" table:display="true" table:show-details="true"/>
                <table:data-pilot-member table:name="24091" table:display="true" table:show-details="true"/>
                <table:data-pilot-member table:name="24092" table:display="true" table:show-details="true"/>
                <table:data-pilot-member table:name="24095" table:display="true" table:show-details="true"/>
                <table:data-pilot-member table:name="24096" table:display="true" table:show-details="true"/>
                <table:data-pilot-member table:name="24101" table:display="true" table:show-details="true"/>
                <table:data-pilot-member table:name="24103" table:display="true" table:show-details="true"/>
                <table:data-pilot-member table:name="24121" table:display="true" table:show-details="true"/>
                <table:data-pilot-member table:name="24128" table:display="true" table:show-details="true"/>
                <table:data-pilot-member table:name="24139" table:display="true" table:show-details="true"/>
                <table:data-pilot-member table:name="24141" table:display="true" table:show-details="true"/>
                <table:data-pilot-member table:name="24143" table:display="true" table:show-details="true"/>
                <table:data-pilot-member table:name="24153" table:display="true" table:show-details="true"/>
                <table:data-pilot-member table:name="24176" table:display="true" table:show-details="true"/>
                <table:data-pilot-member table:name="24179" table:display="true" table:show-details="true"/>
                <table:data-pilot-member table:name="24193" table:display="true" table:show-details="true"/>
                <table:data-pilot-member table:name="24194" table:display="true" table:show-details="true"/>
                <table:data-pilot-member table:name="24203" table:display="true" table:show-details="true"/>
                <table:data-pilot-member table:name="24207" table:display="true" table:show-details="true"/>
                <table:data-pilot-member table:name="24216" table:display="true" table:show-details="true"/>
                <table:data-pilot-member table:name="24221" table:display="true" table:show-details="true"/>
                <table:data-pilot-member table:name="24230" table:display="true" table:show-details="true"/>
                <table:data-pilot-member table:name="24248" table:display="true" table:show-details="true"/>
                <table:data-pilot-member table:name="24249" table:display="true" table:show-details="true"/>
                <table:data-pilot-member table:name="24265" table:display="true" table:show-details="true"/>
                <table:data-pilot-member table:name="24320" table:display="true" table:show-details="true"/>
                <table:data-pilot-member table:name="24327" table:display="true" table:show-details="true"/>
                <table:data-pilot-member table:name="24331" table:display="true" table:show-details="true"/>
                <table:data-pilot-member table:name="24332" table:display="true" table:show-details="true"/>
                <table:data-pilot-member table:name="24335" table:display="true" table:show-details="true"/>
                <table:data-pilot-member table:name="24341" table:display="true" table:show-details="true"/>
                <table:data-pilot-member table:name="24343" table:display="true" table:show-details="true"/>
                <table:data-pilot-member table:name="24345" table:display="true" table:show-details="true"/>
                <table:data-pilot-member table:name="24346" table:display="true" table:show-details="true"/>
                <table:data-pilot-member table:name="24354" table:display="true" table:show-details="true"/>
                <table:data-pilot-member table:name="24360" table:display="true" table:show-details="true"/>
                <table:data-pilot-member table:name="24362" table:display="true" table:show-details="true"/>
                <table:data-pilot-member table:name="24369" table:display="true" table:show-details="true"/>
                <table:data-pilot-member table:name="24380" table:display="true" table:show-details="true"/>
                <table:data-pilot-member table:name="24392" table:display="true" table:show-details="true"/>
                <table:data-pilot-member table:name="24404" table:display="true" table:show-details="true"/>
                <table:data-pilot-member table:name="24407" table:display="true" table:show-details="true"/>
                <table:data-pilot-member table:name="24419" table:display="true" table:show-details="true"/>
                <table:data-pilot-member table:name="24423" table:display="true" table:show-details="true"/>
                <table:data-pilot-member table:name="24426" table:display="true" table:show-details="true"/>
                <table:data-pilot-member table:name="24432" table:display="true" table:show-details="true"/>
                <table:data-pilot-member table:name="24433" table:display="true" table:show-details="true"/>
                <table:data-pilot-member table:name="24436" table:display="true" table:show-details="true"/>
                <table:data-pilot-member table:name="24451" table:display="true" table:show-details="true"/>
                <table:data-pilot-member table:name="24460" table:display="true" table:show-details="true"/>
                <table:data-pilot-member table:name="24462" table:display="true" table:show-details="true"/>
                <table:data-pilot-member table:name="24472" table:display="true" table:show-details="true"/>
                <table:data-pilot-member table:name="24481" table:display="true" table:show-details="true"/>
                <table:data-pilot-member table:name="24484" table:display="true" table:show-details="true"/>
                <table:data-pilot-member table:name="24496" table:display="true" table:show-details="true"/>
                <table:data-pilot-member table:name="24497" table:display="true" table:show-details="true"/>
                <table:data-pilot-member table:name="24520" table:display="true" table:show-details="true"/>
                <table:data-pilot-member table:name="24538" table:display="true" table:show-details="true"/>
                <table:data-pilot-member table:name="24539" table:display="true" table:show-details="true"/>
                <table:data-pilot-member table:name="24551" table:display="true" table:show-details="true"/>
                <table:data-pilot-member table:name="24565" table:display="true" table:show-details="true"/>
                <table:data-pilot-member table:name="24566" table:display="true" table:show-details="true"/>
                <table:data-pilot-member table:name="24569" table:display="true" table:show-details="true"/>
                <table:data-pilot-member table:name="24571" table:display="true" table:show-details="true"/>
                <table:data-pilot-member table:name="24576" table:display="true" table:show-details="true"/>
                <table:data-pilot-member table:name="24582" table:display="true" table:show-details="true"/>
                <table:data-pilot-member table:name="24585" table:display="true" table:show-details="true"/>
                <table:data-pilot-member table:name="24593" table:display="true" table:show-details="true"/>
                <table:data-pilot-member table:name="24603" table:display="true" table:show-details="true"/>
                <table:data-pilot-member table:name="24610" table:display="true" table:show-details="true"/>
                <table:data-pilot-member table:name="24613" table:display="true" table:show-details="true"/>
                <table:data-pilot-member table:name="24615" table:display="true" table:show-details="true"/>
                <table:data-pilot-member table:name="24618" table:display="true" table:show-details="true"/>
                <table:data-pilot-member table:name="24624" table:display="true" table:show-details="true"/>
                <table:data-pilot-member table:name="24628" table:display="true" table:show-details="true"/>
                <table:data-pilot-member table:name="24638" table:display="true" table:show-details="true"/>
                <table:data-pilot-member table:name="24641" table:display="true" table:show-details="true"/>
                <table:data-pilot-member table:name="24648" table:display="true" table:show-details="true"/>
                <table:data-pilot-member table:name="24652" table:display="true" table:show-details="true"/>
                <table:data-pilot-member table:name="24659" table:display="true" table:show-details="true"/>
                <table:data-pilot-member table:name="24667" table:display="true" table:show-details="true"/>
                <table:data-pilot-member table:name="24680" table:display="true" table:show-details="true"/>
                <table:data-pilot-member table:name="24681" table:display="true" table:show-details="true"/>
                <table:data-pilot-member table:name="24683" table:display="true" table:show-details="true"/>
                <table:data-pilot-member table:name="24684" table:display="true" table:show-details="true"/>
                <table:data-pilot-member table:name="24690" table:display="true" table:show-details="true"/>
                <table:data-pilot-member table:name="24708" table:display="true" table:show-details="true"/>
                <table:data-pilot-member table:name="24709" table:display="true" table:show-details="true"/>
                <table:data-pilot-member table:name="24723" table:display="true" table:show-details="true"/>
                <table:data-pilot-member table:name="24727" table:display="true" table:show-details="true"/>
                <table:data-pilot-member table:name="24739" table:display="true" table:show-details="true"/>
                <table:data-pilot-member table:name="24740" table:display="true" table:show-details="true"/>
                <table:data-pilot-member table:name="24742" table:display="true" table:show-details="true"/>
                <table:data-pilot-member table:name="24747" table:display="true" table:show-details="true"/>
                <table:data-pilot-member table:name="24750" table:display="true" table:show-details="true"/>
                <table:data-pilot-member table:name="24751" table:display="true" table:show-details="true"/>
                <table:data-pilot-member table:name="24761" table:display="true" table:show-details="true"/>
                <table:data-pilot-member table:name="24770" table:display="true" table:show-details="true"/>
                <table:data-pilot-member table:name="24771" table:display="true" table:show-details="true"/>
                <table:data-pilot-member table:name="24773" table:display="true" table:show-details="true"/>
                <table:data-pilot-member table:name="24786" table:display="true" table:show-details="true"/>
                <table:data-pilot-member table:name="24806" table:display="true" table:show-details="true"/>
                <table:data-pilot-member table:name="24807" table:display="true" table:show-details="true"/>
                <table:data-pilot-member table:name="24811" table:display="true" table:show-details="true"/>
                <table:data-pilot-member table:name="24826" table:display="true" table:show-details="true"/>
                <table:data-pilot-member table:name="24829" table:display="true" table:show-details="true"/>
                <table:data-pilot-member table:name="24846" table:display="true" table:show-details="true"/>
                <table:data-pilot-member table:name="24848" table:display="true" table:show-details="true"/>
                <table:data-pilot-member table:name="24850" table:display="true" table:show-details="true"/>
                <table:data-pilot-member table:name="24857" table:display="true" table:show-details="true"/>
                <table:data-pilot-member table:name="24858" table:display="true" table:show-details="true"/>
                <table:data-pilot-member table:name="24862" table:display="true" table:show-details="true"/>
                <table:data-pilot-member table:name="24869" table:display="true" table:show-details="true"/>
                <table:data-pilot-member table:name="24876" table:display="true" table:show-details="true"/>
                <table:data-pilot-member table:name="24877" table:display="true" table:show-details="true"/>
                <table:data-pilot-member table:name="24885" table:display="true" table:show-details="true"/>
                <table:data-pilot-member table:name="24890" table:display="true" table:show-details="true"/>
                <table:data-pilot-member table:name="24896" table:display="true" table:show-details="true"/>
                <table:data-pilot-member table:name="24927" table:display="true" table:show-details="true"/>
                <table:data-pilot-member table:name="24934" table:display="true" table:show-details="true"/>
                <table:data-pilot-member table:name="24943" table:display="true" table:show-details="true"/>
                <table:data-pilot-member table:name="24950" table:display="true" table:show-details="true"/>
                <table:data-pilot-member table:name="24954" table:display="true" table:show-details="true"/>
                <table:data-pilot-member table:name="24957" table:display="true" table:show-details="true"/>
                <table:data-pilot-member table:name="25000" table:display="true" table:show-details="true"/>
                <table:data-pilot-member table:name="25023" table:display="true" table:show-details="true"/>
                <table:data-pilot-member table:name="25038" table:display="true" table:show-details="true"/>
                <table:data-pilot-member table:name="25054" table:display="true" table:show-details="true"/>
                <table:data-pilot-member table:name="25072" table:display="true" table:show-details="true"/>
                <table:data-pilot-member table:name="25074" table:display="true" table:show-details="true"/>
                <table:data-pilot-member table:name="25087" table:display="true" table:show-details="true"/>
                <table:data-pilot-member table:name="25089" table:display="true" table:show-details="true"/>
                <table:data-pilot-member table:name="25093" table:display="true" table:show-details="true"/>
                <table:data-pilot-member table:name="25114" table:display="true" table:show-details="true"/>
                <table:data-pilot-member table:name="25119" table:display="true" table:show-details="true"/>
                <table:data-pilot-member table:name="25129" table:display="true" table:show-details="true"/>
                <table:data-pilot-member table:name="25148" table:display="true" table:show-details="true"/>
                <table:data-pilot-member table:name="25161" table:display="true" table:show-details="true"/>
                <table:data-pilot-member table:name="25164" table:display="true" table:show-details="true"/>
                <table:data-pilot-member table:name="25173" table:display="true" table:show-details="true"/>
                <table:data-pilot-member table:name="25184" table:display="true" table:show-details="true"/>
                <table:data-pilot-member table:name="25186" table:display="true" table:show-details="true"/>
                <table:data-pilot-member table:name="25201" table:display="true" table:show-details="true"/>
                <table:data-pilot-member table:name="25202" table:display="true" table:show-details="true"/>
                <table:data-pilot-member table:name="25205" table:display="true" table:show-details="true"/>
                <table:data-pilot-member table:name="25213" table:display="true" table:show-details="true"/>
                <table:data-pilot-member table:name="25221" table:display="true" table:show-details="true"/>
                <table:data-pilot-member table:name="25225" table:display="true" table:show-details="true"/>
                <table:data-pilot-member table:name="25236" table:display="true" table:show-details="true"/>
                <table:data-pilot-member table:name="25241" table:display="true" table:show-details="true"/>
                <table:data-pilot-member table:name="25242" table:display="true" table:show-details="true"/>
                <table:data-pilot-member table:name="25245" table:display="true" table:show-details="true"/>
                <table:data-pilot-member table:name="25265" table:display="true" table:show-details="true"/>
                <table:data-pilot-member table:name="25269" table:display="true" table:show-details="true"/>
                <table:data-pilot-member table:name="25273" table:display="true" table:show-details="true"/>
                <table:data-pilot-member table:name="25282" table:display="true" table:show-details="true"/>
                <table:data-pilot-member table:name="25288" table:display="true" table:show-details="true"/>
                <table:data-pilot-member table:name="25298" table:display="true" table:show-details="true"/>
                <table:data-pilot-member table:name="25310" table:display="true" table:show-details="true"/>
                <table:data-pilot-member table:name="25321" table:display="true" table:show-details="true"/>
                <table:data-pilot-member table:name="25323" table:display="true" table:show-details="true"/>
                <table:data-pilot-member table:name="25326" table:display="true" table:show-details="true"/>
                <table:data-pilot-member table:name="25341" table:display="true" table:show-details="true"/>
                <table:data-pilot-member table:name="25342" table:display="true" table:show-details="true"/>
                <table:data-pilot-member table:name="25344" table:display="true" table:show-details="true"/>
                <table:data-pilot-member table:name="25350" table:display="true" table:show-details="true"/>
                <table:data-pilot-member table:name="25354" table:display="true" table:show-details="true"/>
                <table:data-pilot-member table:name="25356" table:display="true" table:show-details="true"/>
                <table:data-pilot-member table:name="25378" table:display="true" table:show-details="true"/>
                <table:data-pilot-member table:name="25384" table:display="true" table:show-details="true"/>
                <table:data-pilot-member table:name="25389" table:display="true" table:show-details="true"/>
                <table:data-pilot-member table:name="25390" table:display="true" table:show-details="true"/>
                <table:data-pilot-member table:name="25401" table:display="true" table:show-details="true"/>
                <table:data-pilot-member table:name="25406" table:display="true" table:show-details="true"/>
                <table:data-pilot-member table:name="25413" table:display="true" table:show-details="true"/>
                <table:data-pilot-member table:name="25414" table:display="true" table:show-details="true"/>
                <table:data-pilot-member table:name="25427" table:display="true" table:show-details="true"/>
                <table:data-pilot-member table:name="25437" table:display="true" table:show-details="true"/>
                <table:data-pilot-member table:name="25442" table:display="true" table:show-details="true"/>
                <table:data-pilot-member table:name="25445" table:display="true" table:show-details="true"/>
                <table:data-pilot-member table:name="25458" table:display="true" table:show-details="true"/>
                <table:data-pilot-member table:name="25477" table:display="true" table:show-details="true"/>
                <table:data-pilot-member table:name="25479" table:display="true" table:show-details="true"/>
                <table:data-pilot-member table:name="25482" table:display="true" table:show-details="true"/>
                <table:data-pilot-member table:name="25488" table:display="true" table:show-details="true"/>
                <table:data-pilot-member table:name="25489" table:display="true" table:show-details="true"/>
                <table:data-pilot-member table:name="25524" table:display="true" table:show-details="true"/>
                <table:data-pilot-member table:name="25531" table:display="true" table:show-details="true"/>
                <table:data-pilot-member table:name="25540" table:display="true" table:show-details="true"/>
                <table:data-pilot-member table:name="25545" table:display="true" table:show-details="true"/>
                <table:data-pilot-member table:name="25559" table:display="true" table:show-details="true"/>
                <table:data-pilot-member table:name="25570" table:display="true" table:show-details="true"/>
                <table:data-pilot-member table:name="25571" table:display="true" table:show-details="true"/>
                <table:data-pilot-member table:name="25594" table:display="true" table:show-details="true"/>
                <table:data-pilot-member table:name="25609" table:display="true" table:show-details="true"/>
                <table:data-pilot-member table:name="25613" table:display="true" table:show-details="true"/>
                <table:data-pilot-member table:name="25621" table:display="true" table:show-details="true"/>
                <table:data-pilot-member table:name="25628" table:display="true" table:show-details="true"/>
                <table:data-pilot-member table:name="25636" table:display="true" table:show-details="true"/>
                <table:data-pilot-member table:name="25646" table:display="true" table:show-details="true"/>
                <table:data-pilot-member table:name="25650" table:display="true" table:show-details="true"/>
                <table:data-pilot-member table:name="25651" table:display="true" table:show-details="true"/>
                <table:data-pilot-member table:name="25663" table:display="true" table:show-details="true"/>
                <table:data-pilot-member table:name="25665" table:display="true" table:show-details="true"/>
                <table:data-pilot-member table:name="25666" table:display="true" table:show-details="true"/>
                <table:data-pilot-member table:name="25678" table:display="true" table:show-details="true"/>
                <table:data-pilot-member table:name="25679" table:display="true" table:show-details="true"/>
                <table:data-pilot-member table:name="25680" table:display="true" table:show-details="true"/>
                <table:data-pilot-member table:name="25685" table:display="true" table:show-details="true"/>
                <table:data-pilot-member table:name="25686" table:display="true" table:show-details="true"/>
                <table:data-pilot-member table:name="25687" table:display="true" table:show-details="true"/>
                <table:data-pilot-member table:name="25699" table:display="true" table:show-details="true"/>
                <table:data-pilot-member table:name="25711" table:display="true" table:show-details="true"/>
                <table:data-pilot-member table:name="25718" table:display="true" table:show-details="true"/>
                <table:data-pilot-member table:name="25742" table:display="true" table:show-details="true"/>
                <table:data-pilot-member table:name="25751" table:display="true" table:show-details="true"/>
                <table:data-pilot-member table:name="25767" table:display="true" table:show-details="true"/>
                <table:data-pilot-member table:name="25778" table:display="true" table:show-details="true"/>
                <table:data-pilot-member table:name="25800" table:display="true" table:show-details="true"/>
                <table:data-pilot-member table:name="25802" table:display="true" table:show-details="true"/>
                <table:data-pilot-member table:name="25809" table:display="true" table:show-details="true"/>
                <table:data-pilot-member table:name="25821" table:display="true" table:show-details="true"/>
                <table:data-pilot-member table:name="25826" table:display="true" table:show-details="true"/>
                <table:data-pilot-member table:name="25827" table:display="true" table:show-details="true"/>
                <table:data-pilot-member table:name="25828" table:display="true" table:show-details="true"/>
                <table:data-pilot-member table:name="25829" table:display="true" table:show-details="true"/>
                <table:data-pilot-member table:name="25837" table:display="true" table:show-details="true"/>
                <table:data-pilot-member table:name="25843" table:display="true" table:show-details="true"/>
                <table:data-pilot-member table:name="25846" table:display="true" table:show-details="true"/>
                <table:data-pilot-member table:name="25849" table:display="true" table:show-details="true"/>
                <table:data-pilot-member table:name="25853" table:display="true" table:show-details="true"/>
                <table:data-pilot-member table:name="25856" table:display="true" table:show-details="true"/>
                <table:data-pilot-member table:name="25862" table:display="true" table:show-details="true"/>
                <table:data-pilot-member table:name="25864" table:display="true" table:show-details="true"/>
                <table:data-pilot-member table:name="25868" table:display="true" table:show-details="true"/>
                <table:data-pilot-member table:name="25874" table:display="true" table:show-details="true"/>
                <table:data-pilot-member table:name="25876" table:display="true" table:show-details="true"/>
                <table:data-pilot-member table:name="25883" table:display="true" table:show-details="true"/>
                <table:data-pilot-member table:name="25886" table:display="true" table:show-details="true"/>
                <table:data-pilot-member table:name="25887" table:display="true" table:show-details="true"/>
                <table:data-pilot-member table:name="25893" table:display="true" table:show-details="true"/>
                <table:data-pilot-member table:name="25897" table:display="true" table:show-details="true"/>
                <table:data-pilot-member table:name="25903" table:display="true" table:show-details="true"/>
                <table:data-pilot-member table:name="25910" table:display="true" table:show-details="true"/>
                <table:data-pilot-member table:name="25921" table:display="true" table:show-details="true"/>
                <table:data-pilot-member table:name="25923" table:display="true" table:show-details="true"/>
                <table:data-pilot-member table:name="25928" table:display="true" table:show-details="true"/>
                <table:data-pilot-member table:name="25929" table:display="true" table:show-details="true"/>
                <table:data-pilot-member table:name="25934" table:display="true" table:show-details="true"/>
                <table:data-pilot-member table:name="25941" table:display="true" table:show-details="true"/>
                <table:data-pilot-member table:name="25945" table:display="true" table:show-details="true"/>
                <table:data-pilot-member table:name="25947" table:display="true" table:show-details="true"/>
                <table:data-pilot-member table:name="25952" table:display="true" table:show-details="true"/>
                <table:data-pilot-member table:name="25986" table:display="true" table:show-details="true"/>
                <table:data-pilot-member table:name="25994" table:display="true" table:show-details="true"/>
                <table:data-pilot-member table:name="25995" table:display="true" table:show-details="true"/>
                <table:data-pilot-member table:name="26004" table:display="true" table:show-details="true"/>
                <table:data-pilot-member table:name="26006" table:display="true" table:show-details="true"/>
                <table:data-pilot-member table:name="26028" table:display="true" table:show-details="true"/>
                <table:data-pilot-member table:name="26037" table:display="true" table:show-details="true"/>
                <table:data-pilot-member table:name="26056" table:display="true" table:show-details="true"/>
                <table:data-pilot-member table:name="26065" table:display="true" table:show-details="true"/>
                <table:data-pilot-member table:name="26067" table:display="true" table:show-details="true"/>
                <table:data-pilot-member table:name="26069" table:display="true" table:show-details="true"/>
                <table:data-pilot-member table:name="26082" table:display="true" table:show-details="true"/>
                <table:data-pilot-member table:name="26084" table:display="true" table:show-details="true"/>
                <table:data-pilot-member table:name="26085" table:display="true" table:show-details="true"/>
                <table:data-pilot-member table:name="26088" table:display="true" table:show-details="true"/>
                <table:data-pilot-member table:name="26104" table:display="true" table:show-details="true"/>
                <table:data-pilot-member table:name="26109" table:display="true" table:show-details="true"/>
                <table:data-pilot-member table:name="26121" table:display="true" table:show-details="true"/>
                <table:data-pilot-member table:name="26125" table:display="true" table:show-details="true"/>
                <table:data-pilot-member table:name="26126" table:display="true" table:show-details="true"/>
                <table:data-pilot-member table:name="26136" table:display="true" table:show-details="true"/>
                <table:data-pilot-member table:name="26145" table:display="true" table:show-details="true"/>
                <table:data-pilot-member table:name="26147" table:display="true" table:show-details="true"/>
                <table:data-pilot-member table:name="26152" table:display="true" table:show-details="true"/>
                <table:data-pilot-member table:name="26158" table:display="true" table:show-details="true"/>
                <table:data-pilot-member table:name="26160" table:display="true" table:show-details="true"/>
                <table:data-pilot-member table:name="26162" table:display="true" table:show-details="true"/>
                <table:data-pilot-member table:name="26164" table:display="true" table:show-details="true"/>
                <table:data-pilot-member table:name="26165" table:display="true" table:show-details="true"/>
                <table:data-pilot-member table:name="26166" table:display="true" table:show-details="true"/>
                <table:data-pilot-member table:name="26183" table:display="true" table:show-details="true"/>
                <table:data-pilot-member table:name="26195" table:display="true" table:show-details="true"/>
                <table:data-pilot-member table:name="26214" table:display="true" table:show-details="true"/>
                <table:data-pilot-member table:name="26217" table:display="true" table:show-details="true"/>
                <table:data-pilot-member table:name="26222" table:display="true" table:show-details="true"/>
                <table:data-pilot-member table:name="26225" table:display="true" table:show-details="true"/>
                <table:data-pilot-member table:name="26227" table:display="true" table:show-details="true"/>
                <table:data-pilot-member table:name="26228" table:display="true" table:show-details="true"/>
                <table:data-pilot-member table:name="26233" table:display="true" table:show-details="true"/>
                <table:data-pilot-member table:name="26235" table:display="true" table:show-details="true"/>
                <table:data-pilot-member table:name="26239" table:display="true" table:show-details="true"/>
                <table:data-pilot-member table:name="26243" table:display="true" table:show-details="true"/>
                <table:data-pilot-member table:name="26249" table:display="true" table:show-details="true"/>
                <table:data-pilot-member table:name="26259" table:display="true" table:show-details="true"/>
                <table:data-pilot-member table:name="26265" table:display="true" table:show-details="true"/>
                <table:data-pilot-member table:name="26269" table:display="true" table:show-details="true"/>
                <table:data-pilot-member table:name="26278" table:display="true" table:show-details="true"/>
                <table:data-pilot-member table:name="26279" table:display="true" table:show-details="true"/>
                <table:data-pilot-member table:name="26301" table:display="true" table:show-details="true"/>
                <table:data-pilot-member table:name="26316" table:display="true" table:show-details="true"/>
                <table:data-pilot-member table:name="26318" table:display="true" table:show-details="true"/>
                <table:data-pilot-member table:name="26319" table:display="true" table:show-details="true"/>
                <table:data-pilot-member table:name="26320" table:display="true" table:show-details="true"/>
                <table:data-pilot-member table:name="26332" table:display="true" table:show-details="true"/>
                <table:data-pilot-member table:name="26352" table:display="true" table:show-details="true"/>
                <table:data-pilot-member table:name="26362" table:display="true" table:show-details="true"/>
                <table:data-pilot-member table:name="26364" table:display="true" table:show-details="true"/>
                <table:data-pilot-member table:name="26371" table:display="true" table:show-details="true"/>
                <table:data-pilot-member table:name="26374" table:display="true" table:show-details="true"/>
                <table:data-pilot-member table:name="26380" table:display="true" table:show-details="true"/>
                <table:data-pilot-member table:name="26394" table:display="true" table:show-details="true"/>
                <table:data-pilot-member table:name="26395" table:display="true" table:show-details="true"/>
                <table:data-pilot-member table:name="26405" table:display="true" table:show-details="true"/>
                <table:data-pilot-member table:name="26418" table:display="true" table:show-details="true"/>
                <table:data-pilot-member table:name="26438" table:display="true" table:show-details="true"/>
                <table:data-pilot-member table:name="26446" table:display="true" table:show-details="true"/>
                <table:data-pilot-member table:name="26456" table:display="true" table:show-details="true"/>
                <table:data-pilot-member table:name="26476" table:display="true" table:show-details="true"/>
                <table:data-pilot-member table:name="26483" table:display="true" table:show-details="true"/>
                <table:data-pilot-member table:name="26496" table:display="true" table:show-details="true"/>
                <table:data-pilot-member table:name="26511" table:display="true" table:show-details="true"/>
                <table:data-pilot-member table:name="26515" table:display="true" table:show-details="true"/>
                <table:data-pilot-member table:name="26520" table:display="true" table:show-details="true"/>
                <table:data-pilot-member table:name="26522" table:display="true" table:show-details="true"/>
                <table:data-pilot-member table:name="26523" table:display="true" table:show-details="true"/>
                <table:data-pilot-member table:name="26526" table:display="true" table:show-details="true"/>
                <table:data-pilot-member table:name="26527" table:display="true" table:show-details="true"/>
                <table:data-pilot-member table:name="26530" table:display="true" table:show-details="true"/>
                <table:data-pilot-member table:name="26554" table:display="true" table:show-details="true"/>
                <table:data-pilot-member table:name="26555" table:display="true" table:show-details="true"/>
                <table:data-pilot-member table:name="26559" table:display="true" table:show-details="true"/>
                <table:data-pilot-member table:name="26644" table:display="true" table:show-details="true"/>
                <table:data-pilot-member table:name="26647" table:display="true" table:show-details="true"/>
                <table:data-pilot-member table:name="26651" table:display="true" table:show-details="true"/>
                <table:data-pilot-member table:name="26668" table:display="true" table:show-details="true"/>
                <table:data-pilot-member table:name="26677" table:display="true" table:show-details="true"/>
                <table:data-pilot-member table:name="26678" table:display="true" table:show-details="true"/>
                <table:data-pilot-member table:name="26693" table:display="true" table:show-details="true"/>
                <table:data-pilot-member table:name="26694" table:display="true" table:show-details="true"/>
                <table:data-pilot-member table:name="26709" table:display="true" table:show-details="true"/>
                <table:data-pilot-member table:name="26718" table:display="true" table:show-details="true"/>
                <table:data-pilot-member table:name="26723" table:display="true" table:show-details="true"/>
                <table:data-pilot-member table:name="26727" table:display="true" table:show-details="true"/>
                <table:data-pilot-member table:name="26730" table:display="true" table:show-details="true"/>
                <table:data-pilot-member table:name="26737" table:display="true" table:show-details="true"/>
                <table:data-pilot-member table:name="26738" table:display="true" table:show-details="true"/>
                <table:data-pilot-member table:name="26743" table:display="true" table:show-details="true"/>
                <table:data-pilot-member table:name="26748" table:display="true" table:show-details="true"/>
                <table:data-pilot-member table:name="26777" table:display="true" table:show-details="true"/>
                <table:data-pilot-member table:name="26789" table:display="true" table:show-details="true"/>
                <table:data-pilot-member table:name="26790" table:display="true" table:show-details="true"/>
                <table:data-pilot-member table:name="26797" table:display="true" table:show-details="true"/>
                <table:data-pilot-member table:name="26799" table:display="true" table:show-details="true"/>
                <table:data-pilot-member table:name="26801" table:display="true" table:show-details="true"/>
                <table:data-pilot-member table:name="26804" table:display="true" table:show-details="true"/>
                <table:data-pilot-member table:name="26817" table:display="true" table:show-details="true"/>
                <table:data-pilot-member table:name="26820" table:display="true" table:show-details="true"/>
                <table:data-pilot-member table:name="26824" table:display="true" table:show-details="true"/>
                <table:data-pilot-member table:name="26842" table:display="true" table:show-details="true"/>
                <table:data-pilot-member table:name="26851" table:display="true" table:show-details="true"/>
                <table:data-pilot-member table:name="26862" table:display="true" table:show-details="true"/>
                <table:data-pilot-member table:name="26866" table:display="true" table:show-details="true"/>
                <table:data-pilot-member table:name="26871" table:display="true" table:show-details="true"/>
                <table:data-pilot-member table:name="26873" table:display="true" table:show-details="true"/>
                <table:data-pilot-member table:name="26883" table:display="true" table:show-details="true"/>
                <table:data-pilot-member table:name="26885" table:display="true" table:show-details="true"/>
                <table:data-pilot-member table:name="26906" table:display="true" table:show-details="true"/>
                <table:data-pilot-member table:name="26914" table:display="true" table:show-details="true"/>
                <table:data-pilot-member table:name="26920" table:display="true" table:show-details="true"/>
                <table:data-pilot-member table:name="26925" table:display="true" table:show-details="true"/>
                <table:data-pilot-member table:name="26934" table:display="true" table:show-details="true"/>
                <table:data-pilot-member table:name="26935" table:display="true" table:show-details="true"/>
                <table:data-pilot-member table:name="26947" table:display="true" table:show-details="true"/>
                <table:data-pilot-member table:name="26949" table:display="true" table:show-details="true"/>
                <table:data-pilot-member table:name="26955" table:display="true" table:show-details="true"/>
                <table:data-pilot-member table:name="26961" table:display="true" table:show-details="true"/>
                <table:data-pilot-member table:name="26963" table:display="true" table:show-details="true"/>
                <table:data-pilot-member table:name="26983" table:display="true" table:show-details="true"/>
                <table:data-pilot-member table:name="26985" table:display="true" table:show-details="true"/>
                <table:data-pilot-member table:name="26986" table:display="true" table:show-details="true"/>
                <table:data-pilot-member table:name="26994" table:display="true" table:show-details="true"/>
                <table:data-pilot-member table:name="26998" table:display="true" table:show-details="true"/>
                <table:data-pilot-member table:name="27004" table:display="true" table:show-details="true"/>
                <table:data-pilot-member table:name="27009" table:display="true" table:show-details="true"/>
                <table:data-pilot-member table:name="27020" table:display="true" table:show-details="true"/>
                <table:data-pilot-member table:name="27045" table:display="true" table:show-details="true"/>
                <table:data-pilot-member table:name="27052" table:display="true" table:show-details="true"/>
                <table:data-pilot-member table:name="27055" table:display="true" table:show-details="true"/>
                <table:data-pilot-member table:name="27060" table:display="true" table:show-details="true"/>
                <table:data-pilot-member table:name="27062" table:display="true" table:show-details="true"/>
                <table:data-pilot-member table:name="27069" table:display="true" table:show-details="true"/>
                <table:data-pilot-member table:name="27070" table:display="true" table:show-details="true"/>
                <table:data-pilot-member table:name="27078" table:display="true" table:show-details="true"/>
                <table:data-pilot-member table:name="27093" table:display="true" table:show-details="true"/>
                <table:data-pilot-member table:name="27097" table:display="true" table:show-details="true"/>
                <table:data-pilot-member table:name="27102" table:display="true" table:show-details="true"/>
                <table:data-pilot-member table:name="27108" table:display="true" table:show-details="true"/>
                <table:data-pilot-member table:name="27114" table:display="true" table:show-details="true"/>
                <table:data-pilot-member table:name="27116" table:display="true" table:show-details="true"/>
                <table:data-pilot-member table:name="27118" table:display="true" table:show-details="true"/>
                <table:data-pilot-member table:name="27119" table:display="true" table:show-details="true"/>
                <table:data-pilot-member table:name="27129" table:display="true" table:show-details="true"/>
                <table:data-pilot-member table:name="27131" table:display="true" table:show-details="true"/>
                <table:data-pilot-member table:name="27142" table:display="true" table:show-details="true"/>
                <table:data-pilot-member table:name="27143" table:display="true" table:show-details="true"/>
                <table:data-pilot-member table:name="27158" table:display="true" table:show-details="true"/>
                <table:data-pilot-member table:name="27182" table:display="true" table:show-details="true"/>
                <table:data-pilot-member table:name="27194" table:display="true" table:show-details="true"/>
                <table:data-pilot-member table:name="27201" table:display="true" table:show-details="true"/>
                <table:data-pilot-member table:name="27203" table:display="true" table:show-details="true"/>
                <table:data-pilot-member table:name="27205" table:display="true" table:show-details="true"/>
                <table:data-pilot-member table:name="27207" table:display="true" table:show-details="true"/>
                <table:data-pilot-member table:name="27209" table:display="true" table:show-details="true"/>
                <table:data-pilot-member table:name="27214" table:display="true" table:show-details="true"/>
                <table:data-pilot-member table:name="27228" table:display="true" table:show-details="true"/>
                <table:data-pilot-member table:name="27229" table:display="true" table:show-details="true"/>
                <table:data-pilot-member table:name="27231" table:display="true" table:show-details="true"/>
                <table:data-pilot-member table:name="27237" table:display="true" table:show-details="true"/>
                <table:data-pilot-member table:name="27252" table:display="true" table:show-details="true"/>
                <table:data-pilot-member table:name="27264" table:display="true" table:show-details="true"/>
                <table:data-pilot-member table:name="27271" table:display="true" table:show-details="true"/>
                <table:data-pilot-member table:name="27273" table:display="true" table:show-details="true"/>
                <table:data-pilot-member table:name="27277" table:display="true" table:show-details="true"/>
                <table:data-pilot-member table:name="27279" table:display="true" table:show-details="true"/>
                <table:data-pilot-member table:name="27292" table:display="true" table:show-details="true"/>
                <table:data-pilot-member table:name="27303" table:display="true" table:show-details="true"/>
                <table:data-pilot-member table:name="27311" table:display="true" table:show-details="true"/>
                <table:data-pilot-member table:name="27318" table:display="true" table:show-details="true"/>
                <table:data-pilot-member table:name="27324" table:display="true" table:show-details="true"/>
                <table:data-pilot-member table:name="27325" table:display="true" table:show-details="true"/>
                <table:data-pilot-member table:name="27328" table:display="true" table:show-details="true"/>
                <table:data-pilot-member table:name="27335" table:display="true" table:show-details="true"/>
                <table:data-pilot-member table:name="27349" table:display="true" table:show-details="true"/>
                <table:data-pilot-member table:name="27354" table:display="true" table:show-details="true"/>
                <table:data-pilot-member table:name="27359" table:display="true" table:show-details="true"/>
                <table:data-pilot-member table:name="27365" table:display="true" table:show-details="true"/>
                <table:data-pilot-member table:name="27401" table:display="true" table:show-details="true"/>
                <table:data-pilot-member table:name="27412" table:display="true" table:show-details="true"/>
                <table:data-pilot-member table:name="27417" table:display="true" table:show-details="true"/>
                <table:data-pilot-member table:name="27419" table:display="true" table:show-details="true"/>
                <table:data-pilot-member table:name="27447" table:display="true" table:show-details="true"/>
                <table:data-pilot-member table:name="27453" table:display="true" table:show-details="true"/>
                <table:data-pilot-member table:name="27458" table:display="true" table:show-details="true"/>
                <table:data-pilot-member table:name="27467" table:display="true" table:show-details="true"/>
                <table:data-pilot-member table:name="27471" table:display="true" table:show-details="true"/>
                <table:data-pilot-member table:name="27480" table:display="true" table:show-details="true"/>
                <table:data-pilot-member table:name="27493" table:display="true" table:show-details="true"/>
                <table:data-pilot-member table:name="27494" table:display="true" table:show-details="true"/>
                <table:data-pilot-member table:name="27504" table:display="true" table:show-details="true"/>
                <table:data-pilot-member table:name="27505" table:display="true" table:show-details="true"/>
                <table:data-pilot-member table:name="27507" table:display="true" table:show-details="true"/>
                <table:data-pilot-member table:name="27509" table:display="true" table:show-details="true"/>
                <table:data-pilot-member table:name="27511" table:display="true" table:show-details="true"/>
                <table:data-pilot-member table:name="27512" table:display="true" table:show-details="true"/>
                <table:data-pilot-member table:name="27515" table:display="true" table:show-details="true"/>
                <table:data-pilot-member table:name="27518" table:display="true" table:show-details="true"/>
                <table:data-pilot-member table:name="27527" table:display="true" table:show-details="true"/>
                <table:data-pilot-member table:name="27529" table:display="true" table:show-details="true"/>
                <table:data-pilot-member table:name="27549" table:display="true" table:show-details="true"/>
                <table:data-pilot-member table:name="27574" table:display="true" table:show-details="true"/>
                <table:data-pilot-member table:name="27576" table:display="true" table:show-details="true"/>
                <table:data-pilot-member table:name="27587" table:display="true" table:show-details="true"/>
                <table:data-pilot-member table:name="27591" table:display="true" table:show-details="true"/>
                <table:data-pilot-member table:name="27593" table:display="true" table:show-details="true"/>
                <table:data-pilot-member table:name="27595" table:display="true" table:show-details="true"/>
                <table:data-pilot-member table:name="27612" table:display="true" table:show-details="true"/>
                <table:data-pilot-member table:name="27617" table:display="true" table:show-details="true"/>
                <table:data-pilot-member table:name="27621" table:display="true" table:show-details="true"/>
                <table:data-pilot-member table:name="27622" table:display="true" table:show-details="true"/>
                <table:data-pilot-member table:name="27634" table:display="true" table:show-details="true"/>
                <table:data-pilot-member table:name="27638" table:display="true" table:show-details="true"/>
                <table:data-pilot-member table:name="27653" table:display="true" table:show-details="true"/>
                <table:data-pilot-member table:name="27667" table:display="true" table:show-details="true"/>
                <table:data-pilot-member table:name="27670" table:display="true" table:show-details="true"/>
                <table:data-pilot-member table:name="27695" table:display="true" table:show-details="true"/>
                <table:data-pilot-member table:name="27704" table:display="true" table:show-details="true"/>
                <table:data-pilot-member table:name="27709" table:display="true" table:show-details="true"/>
                <table:data-pilot-member table:name="27710" table:display="true" table:show-details="true"/>
                <table:data-pilot-member table:name="27717" table:display="true" table:show-details="true"/>
                <table:data-pilot-member table:name="27734" table:display="true" table:show-details="true"/>
                <table:data-pilot-member table:name="27740" table:display="true" table:show-details="true"/>
                <table:data-pilot-member table:name="27746" table:display="true" table:show-details="true"/>
                <table:data-pilot-member table:name="27749" table:display="true" table:show-details="true"/>
                <table:data-pilot-member table:name="27759" table:display="true" table:show-details="true"/>
                <table:data-pilot-member table:name="27766" table:display="true" table:show-details="true"/>
                <table:data-pilot-member table:name="27770" table:display="true" table:show-details="true"/>
                <table:data-pilot-member table:name="27771" table:display="true" table:show-details="true"/>
                <table:data-pilot-member table:name="27775" table:display="true" table:show-details="true"/>
                <table:data-pilot-member table:name="27780" table:display="true" table:show-details="true"/>
                <table:data-pilot-member table:name="27813" table:display="true" table:show-details="true"/>
                <table:data-pilot-member table:name="27824" table:display="true" table:show-details="true"/>
                <table:data-pilot-member table:name="27831" table:display="true" table:show-details="true"/>
                <table:data-pilot-member table:name="27832" table:display="true" table:show-details="true"/>
                <table:data-pilot-member table:name="27836" table:display="true" table:show-details="true"/>
                <table:data-pilot-member table:name="27843" table:display="true" table:show-details="true"/>
                <table:data-pilot-member table:name="27851" table:display="true" table:show-details="true"/>
                <table:data-pilot-member table:name="27853" table:display="true" table:show-details="true"/>
                <table:data-pilot-member table:name="27875" table:display="true" table:show-details="true"/>
                <table:data-pilot-member table:name="27893" table:display="true" table:show-details="true"/>
                <table:data-pilot-member table:name="27896" table:display="true" table:show-details="true"/>
                <table:data-pilot-member table:name="27898" table:display="true" table:show-details="true"/>
                <table:data-pilot-member table:name="27941" table:display="true" table:show-details="true"/>
                <table:data-pilot-member table:name="27942" table:display="true" table:show-details="true"/>
                <table:data-pilot-member table:name="27965" table:display="true" table:show-details="true"/>
                <table:data-pilot-member table:name="27967" table:display="true" table:show-details="true"/>
                <table:data-pilot-member table:name="27980" table:display="true" table:show-details="true"/>
                <table:data-pilot-member table:name="27990" table:display="true" table:show-details="true"/>
                <table:data-pilot-member table:name="27994" table:display="true" table:show-details="true"/>
                <table:data-pilot-member table:name="28002" table:display="true" table:show-details="true"/>
                <table:data-pilot-member table:name="28004" table:display="true" table:show-details="true"/>
                <table:data-pilot-member table:name="28005" table:display="true" table:show-details="true"/>
                <table:data-pilot-member table:name="28014" table:display="true" table:show-details="true"/>
                <table:data-pilot-member table:name="28015" table:display="true" table:show-details="true"/>
                <table:data-pilot-member table:name="28016" table:display="true" table:show-details="true"/>
                <table:data-pilot-member table:name="28020" table:display="true" table:show-details="true"/>
                <table:data-pilot-member table:name="28026" table:display="true" table:show-details="true"/>
                <table:data-pilot-member table:name="28027" table:display="true" table:show-details="true"/>
                <table:data-pilot-member table:name="28040" table:display="true" table:show-details="true"/>
                <table:data-pilot-member table:name="28041" table:display="true" table:show-details="true"/>
                <table:data-pilot-member table:name="28046" table:display="true" table:show-details="true"/>
                <table:data-pilot-member table:name="28053" table:display="true" table:show-details="true"/>
                <table:data-pilot-member table:name="28055" table:display="true" table:show-details="true"/>
                <table:data-pilot-member table:name="28061" table:display="true" table:show-details="true"/>
                <table:data-pilot-member table:name="28072" table:display="true" table:show-details="true"/>
                <table:data-pilot-member table:name="28074" table:display="true" table:show-details="true"/>
                <table:data-pilot-member table:name="28075" table:display="true" table:show-details="true"/>
                <table:data-pilot-member table:name="28077" table:display="true" table:show-details="true"/>
                <table:data-pilot-member table:name="28079" table:display="true" table:show-details="true"/>
                <table:data-pilot-member table:name="28083" table:display="true" table:show-details="true"/>
                <table:data-pilot-member table:name="28084" table:display="true" table:show-details="true"/>
                <table:data-pilot-member table:name="28086" table:display="true" table:show-details="true"/>
                <table:data-pilot-member table:name="28094" table:display="true" table:show-details="true"/>
                <table:data-pilot-member table:name="28105" table:display="true" table:show-details="true"/>
                <table:data-pilot-member table:name="28107" table:display="true" table:show-details="true"/>
                <table:data-pilot-member table:name="28115" table:display="true" table:show-details="true"/>
                <table:data-pilot-member table:name="28116" table:display="true" table:show-details="true"/>
                <table:data-pilot-member table:name="28120" table:display="true" table:show-details="true"/>
                <table:data-pilot-member table:name="28122" table:display="true" table:show-details="true"/>
                <table:data-pilot-member table:name="28135" table:display="true" table:show-details="true"/>
                <table:data-pilot-member table:name="28138" table:display="true" table:show-details="true"/>
                <table:data-pilot-member table:name="28142" table:display="true" table:show-details="true"/>
                <table:data-pilot-member table:name="28156" table:display="true" table:show-details="true"/>
                <table:data-pilot-member table:name="28160" table:display="true" table:show-details="true"/>
                <table:data-pilot-member table:name="28174" table:display="true" table:show-details="true"/>
                <table:data-pilot-member table:name="28181" table:display="true" table:show-details="true"/>
                <table:data-pilot-member table:name="28182" table:display="true" table:show-details="true"/>
                <table:data-pilot-member table:name="28184" table:display="true" table:show-details="true"/>
                <table:data-pilot-member table:name="28188" table:display="true" table:show-details="true"/>
                <table:data-pilot-member table:name="28198" table:display="true" table:show-details="true"/>
                <table:data-pilot-member table:name="28208" table:display="true" table:show-details="true"/>
                <table:data-pilot-member table:name="28209" table:display="true" table:show-details="true"/>
                <table:data-pilot-member table:name="28222" table:display="true" table:show-details="true"/>
                <table:data-pilot-member table:name="28224" table:display="true" table:show-details="true"/>
                <table:data-pilot-member table:name="28225" table:display="true" table:show-details="true"/>
                <table:data-pilot-member table:name="28246" table:display="true" table:show-details="true"/>
                <table:data-pilot-member table:name="28267" table:display="true" table:show-details="true"/>
                <table:data-pilot-member table:name="28276" table:display="true" table:show-details="true"/>
                <table:data-pilot-member table:name="28284" table:display="true" table:show-details="true"/>
                <table:data-pilot-member table:name="28299" table:display="true" table:show-details="true"/>
                <table:data-pilot-member table:name="28301" table:display="true" table:show-details="true"/>
                <table:data-pilot-member table:name="28313" table:display="true" table:show-details="true"/>
                <table:data-pilot-member table:name="28336" table:display="true" table:show-details="true"/>
                <table:data-pilot-member table:name="28339" table:display="true" table:show-details="true"/>
                <table:data-pilot-member table:name="28340" table:display="true" table:show-details="true"/>
                <table:data-pilot-member table:name="28346" table:display="true" table:show-details="true"/>
                <table:data-pilot-member table:name="28351" table:display="true" table:show-details="true"/>
                <table:data-pilot-member table:name="28373" table:display="true" table:show-details="true"/>
                <table:data-pilot-member table:name="28389" table:display="true" table:show-details="true"/>
                <table:data-pilot-member table:name="28397" table:display="true" table:show-details="true"/>
                <table:data-pilot-member table:name="28398" table:display="true" table:show-details="true"/>
                <table:data-pilot-member table:name="28399" table:display="true" table:show-details="true"/>
                <table:data-pilot-member table:name="28420" table:display="true" table:show-details="true"/>
                <table:data-pilot-member table:name="28424" table:display="true" table:show-details="true"/>
                <table:data-pilot-member table:name="28430" table:display="true" table:show-details="true"/>
                <table:data-pilot-member table:name="28440" table:display="true" table:show-details="true"/>
                <table:data-pilot-member table:name="28443" table:display="true" table:show-details="true"/>
                <table:data-pilot-member table:name="28450" table:display="true" table:show-details="true"/>
                <table:data-pilot-member table:name="28460" table:display="true" table:show-details="true"/>
                <table:data-pilot-member table:name="28470" table:display="true" table:show-details="true"/>
                <table:data-pilot-member table:name="28474" table:display="true" table:show-details="true"/>
                <table:data-pilot-member table:name="28475" table:display="true" table:show-details="true"/>
                <table:data-pilot-member table:name="28493" table:display="true" table:show-details="true"/>
                <table:data-pilot-member table:name="28496" table:display="true" table:show-details="true"/>
                <table:data-pilot-member table:name="28507" table:display="true" table:show-details="true"/>
                <table:data-pilot-member table:name="28511" table:display="true" table:show-details="true"/>
                <table:data-pilot-member table:name="28519" table:display="true" table:show-details="true"/>
                <table:data-pilot-member table:name="28522" table:display="true" table:show-details="true"/>
                <table:data-pilot-member table:name="28530" table:display="true" table:show-details="true"/>
                <table:data-pilot-member table:name="28541" table:display="true" table:show-details="true"/>
                <table:data-pilot-member table:name="28543" table:display="true" table:show-details="true"/>
                <table:data-pilot-member table:name="28551" table:display="true" table:show-details="true"/>
                <table:data-pilot-member table:name="28570" table:display="true" table:show-details="true"/>
                <table:data-pilot-member table:name="28574" table:display="true" table:show-details="true"/>
                <table:data-pilot-member table:name="28577" table:display="true" table:show-details="true"/>
                <table:data-pilot-member table:name="28584" table:display="true" table:show-details="true"/>
                <table:data-pilot-member table:name="28591" table:display="true" table:show-details="true"/>
                <table:data-pilot-member table:name="28593" table:display="true" table:show-details="true"/>
                <table:data-pilot-member table:name="28595" table:display="true" table:show-details="true"/>
                <table:data-pilot-member table:name="28596" table:display="true" table:show-details="true"/>
                <table:data-pilot-member table:name="28615" table:display="true" table:show-details="true"/>
                <table:data-pilot-member table:name="28638" table:display="true" table:show-details="true"/>
                <table:data-pilot-member table:name="28641" table:display="true" table:show-details="true"/>
                <table:data-pilot-member table:name="28644" table:display="true" table:show-details="true"/>
                <table:data-pilot-member table:name="28662" table:display="true" table:show-details="true"/>
                <table:data-pilot-member table:name="28668" table:display="true" table:show-details="true"/>
                <table:data-pilot-member table:name="28677" table:display="true" table:show-details="true"/>
                <table:data-pilot-member table:name="28678" table:display="true" table:show-details="true"/>
                <table:data-pilot-member table:name="28682" table:display="true" table:show-details="true"/>
                <table:data-pilot-member table:name="28687" table:display="true" table:show-details="true"/>
                <table:data-pilot-member table:name="28692" table:display="true" table:show-details="true"/>
                <table:data-pilot-member table:name="28696" table:display="true" table:show-details="true"/>
                <table:data-pilot-member table:name="28700" table:display="true" table:show-details="true"/>
                <table:data-pilot-member table:name="28733" table:display="true" table:show-details="true"/>
                <table:data-pilot-member table:name="28738" table:display="true" table:show-details="true"/>
                <table:data-pilot-member table:name="28741" table:display="true" table:show-details="true"/>
                <table:data-pilot-member table:name="28750" table:display="true" table:show-details="true"/>
                <table:data-pilot-member table:name="28758" table:display="true" table:show-details="true"/>
                <table:data-pilot-member table:name="28773" table:display="true" table:show-details="true"/>
                <table:data-pilot-member table:name="28774" table:display="true" table:show-details="true"/>
                <table:data-pilot-member table:name="28775" table:display="true" table:show-details="true"/>
                <table:data-pilot-member table:name="28784" table:display="true" table:show-details="true"/>
                <table:data-pilot-member table:name="28786" table:display="true" table:show-details="true"/>
                <table:data-pilot-member table:name="28790" table:display="true" table:show-details="true"/>
                <table:data-pilot-member table:name="28792" table:display="true" table:show-details="true"/>
                <table:data-pilot-member table:name="28821" table:display="true" table:show-details="true"/>
                <table:data-pilot-member table:name="28828" table:display="true" table:show-details="true"/>
                <table:data-pilot-member table:name="28829" table:display="true" table:show-details="true"/>
                <table:data-pilot-member table:name="28836" table:display="true" table:show-details="true"/>
                <table:data-pilot-member table:name="28837" table:display="true" table:show-details="true"/>
                <table:data-pilot-member table:name="28840" table:display="true" table:show-details="true"/>
                <table:data-pilot-member table:name="28852" table:display="true" table:show-details="true"/>
                <table:data-pilot-member table:name="28862" table:display="true" table:show-details="true"/>
                <table:data-pilot-member table:name="28867" table:display="true" table:show-details="true"/>
                <table:data-pilot-member table:name="28883" table:display="true" table:show-details="true"/>
                <table:data-pilot-member table:name="28888" table:display="true" table:show-details="true"/>
                <table:data-pilot-member table:name="28899" table:display="true" table:show-details="true"/>
                <table:data-pilot-member table:name="28906" table:display="true" table:show-details="true"/>
                <table:data-pilot-member table:name="28915" table:display="true" table:show-details="true"/>
                <table:data-pilot-member table:name="28916" table:display="true" table:show-details="true"/>
                <table:data-pilot-member table:name="28919" table:display="true" table:show-details="true"/>
                <table:data-pilot-member table:name="28921" table:display="true" table:show-details="true"/>
                <table:data-pilot-member table:name="28923" table:display="true" table:show-details="true"/>
                <table:data-pilot-member table:name="28950" table:display="true" table:show-details="true"/>
                <table:data-pilot-member table:name="28953" table:display="true" table:show-details="true"/>
                <table:data-pilot-member table:name="28959" table:display="true" table:show-details="true"/>
                <table:data-pilot-member table:name="28964" table:display="true" table:show-details="true"/>
                <table:data-pilot-member table:name="28973" table:display="true" table:show-details="true"/>
                <table:data-pilot-member table:name="28992" table:display="true" table:show-details="true"/>
                <table:data-pilot-member table:name="29007" table:display="true" table:show-details="true"/>
                <table:data-pilot-member table:name="29019" table:display="true" table:show-details="true"/>
                <table:data-pilot-member table:name="29022" table:display="true" table:show-details="true"/>
                <table:data-pilot-member table:name="29023" table:display="true" table:show-details="true"/>
                <table:data-pilot-member table:name="29027" table:display="true" table:show-details="true"/>
                <table:data-pilot-member table:name="29039" table:display="true" table:show-details="true"/>
                <table:data-pilot-member table:name="29040" table:display="true" table:show-details="true"/>
                <table:data-pilot-member table:name="29046" table:display="true" table:show-details="true"/>
                <table:data-pilot-member table:name="29061" table:display="true" table:show-details="true"/>
                <table:data-pilot-member table:name="29064" table:display="true" table:show-details="true"/>
                <table:data-pilot-member table:name="29068" table:display="true" table:show-details="true"/>
                <table:data-pilot-member table:name="29075" table:display="true" table:show-details="true"/>
                <table:data-pilot-member table:name="29081" table:display="true" table:show-details="true"/>
                <table:data-pilot-member table:name="29082" table:display="true" table:show-details="true"/>
                <table:data-pilot-member table:name="29084" table:display="true" table:show-details="true"/>
                <table:data-pilot-member table:name="29085" table:display="true" table:show-details="true"/>
                <table:data-pilot-member table:name="29090" table:display="true" table:show-details="true"/>
                <table:data-pilot-member table:name="29096" table:display="true" table:show-details="true"/>
                <table:data-pilot-member table:name="29097" table:display="true" table:show-details="true"/>
                <table:data-pilot-member table:name="29106" table:display="true" table:show-details="true"/>
                <table:data-pilot-member table:name="29108" table:display="true" table:show-details="true"/>
                <table:data-pilot-member table:name="29110" table:display="true" table:show-details="true"/>
                <table:data-pilot-member table:name="29128" table:display="true" table:show-details="true"/>
                <table:data-pilot-member table:name="29142" table:display="true" table:show-details="true"/>
                <table:data-pilot-member table:name="29154" table:display="true" table:show-details="true"/>
                <table:data-pilot-member table:name="29156" table:display="true" table:show-details="true"/>
                <table:data-pilot-member table:name="29177" table:display="true" table:show-details="true"/>
                <table:data-pilot-member table:name="29181" table:display="true" table:show-details="true"/>
                <table:data-pilot-member table:name="29197" table:display="true" table:show-details="true"/>
                <table:data-pilot-member table:name="29198" table:display="true" table:show-details="true"/>
                <table:data-pilot-member table:name="29231" table:display="true" table:show-details="true"/>
                <table:data-pilot-member table:name="29255" table:display="true" table:show-details="true"/>
                <table:data-pilot-member table:name="29267" table:display="true" table:show-details="true"/>
                <table:data-pilot-member table:name="29282" table:display="true" table:show-details="true"/>
                <table:data-pilot-member table:name="29291" table:display="true" table:show-details="true"/>
                <table:data-pilot-member table:name="29295" table:display="true" table:show-details="true"/>
                <table:data-pilot-member table:name="29307" table:display="true" table:show-details="true"/>
                <table:data-pilot-member table:name="29312" table:display="true" table:show-details="true"/>
                <table:data-pilot-member table:name="29327" table:display="true" table:show-details="true"/>
                <table:data-pilot-member table:name="29340" table:display="true" table:show-details="true"/>
                <table:data-pilot-member table:name="29344" table:display="true" table:show-details="true"/>
                <table:data-pilot-member table:name="29348" table:display="true" table:show-details="true"/>
                <table:data-pilot-member table:name="29351" table:display="true" table:show-details="true"/>
                <table:data-pilot-member table:name="29352" table:display="true" table:show-details="true"/>
                <table:data-pilot-member table:name="29366" table:display="true" table:show-details="true"/>
                <table:data-pilot-member table:name="29385" table:display="true" table:show-details="true"/>
                <table:data-pilot-member table:name="29396" table:display="true" table:show-details="true"/>
                <table:data-pilot-member table:name="29398" table:display="true" table:show-details="true"/>
                <table:data-pilot-member table:name="29401" table:display="true" table:show-details="true"/>
                <table:data-pilot-member table:name="29412" table:display="true" table:show-details="true"/>
                <table:data-pilot-member table:name="29415" table:display="true" table:show-details="true"/>
                <table:data-pilot-member table:name="29421" table:display="true" table:show-details="true"/>
                <table:data-pilot-member table:name="29422" table:display="true" table:show-details="true"/>
                <table:data-pilot-member table:name="29425" table:display="true" table:show-details="true"/>
                <table:data-pilot-member table:name="29430" table:display="true" table:show-details="true"/>
                <table:data-pilot-member table:name="29454" table:display="true" table:show-details="true"/>
                <table:data-pilot-member table:name="29464" table:display="true" table:show-details="true"/>
                <table:data-pilot-member table:name="29470" table:display="true" table:show-details="true"/>
                <table:data-pilot-member table:name="29476" table:display="true" table:show-details="true"/>
                <table:data-pilot-member table:name="29477" table:display="true" table:show-details="true"/>
                <table:data-pilot-member table:name="29485" table:display="true" table:show-details="true"/>
                <table:data-pilot-member table:name="29486" table:display="true" table:show-details="true"/>
                <table:data-pilot-member table:name="29504" table:display="true" table:show-details="true"/>
                <table:data-pilot-member table:name="29506" table:display="true" table:show-details="true"/>
                <table:data-pilot-member table:name="29510" table:display="true" table:show-details="true"/>
                <table:data-pilot-member table:name="29511" table:display="true" table:show-details="true"/>
                <table:data-pilot-member table:name="29513" table:display="true" table:show-details="true"/>
                <table:data-pilot-member table:name="29517" table:display="true" table:show-details="true"/>
                <table:data-pilot-member table:name="29520" table:display="true" table:show-details="true"/>
                <table:data-pilot-member table:name="29521" table:display="true" table:show-details="true"/>
                <table:data-pilot-member table:name="29522" table:display="true" table:show-details="true"/>
                <table:data-pilot-member table:name="29530" table:display="true" table:show-details="true"/>
                <table:data-pilot-member table:name="29540" table:display="true" table:show-details="true"/>
                <table:data-pilot-member table:name="29545" table:display="true" table:show-details="true"/>
                <table:data-pilot-member table:name="29549" table:display="true" table:show-details="true"/>
                <table:data-pilot-member table:name="29552" table:display="true" table:show-details="true"/>
                <table:data-pilot-member table:name="29562" table:display="true" table:show-details="true"/>
                <table:data-pilot-member table:name="29569" table:display="true" table:show-details="true"/>
                <table:data-pilot-member table:name="29570" table:display="true" table:show-details="true"/>
                <table:data-pilot-member table:name="29577" table:display="true" table:show-details="true"/>
                <table:data-pilot-member table:name="29600" table:display="true" table:show-details="true"/>
                <table:data-pilot-member table:name="29602" table:display="true" table:show-details="true"/>
                <table:data-pilot-member table:name="29620" table:display="true" table:show-details="true"/>
                <table:data-pilot-member table:name="29623" table:display="true" table:show-details="true"/>
                <table:data-pilot-member table:name="29634" table:display="true" table:show-details="true"/>
                <table:data-pilot-member table:name="29650" table:display="true" table:show-details="true"/>
                <table:data-pilot-member table:name="29651" table:display="true" table:show-details="true"/>
                <table:data-pilot-member table:name="29652" table:display="true" table:show-details="true"/>
                <table:data-pilot-member table:name="29668" table:display="true" table:show-details="true"/>
                <table:data-pilot-member table:name="29682" table:display="true" table:show-details="true"/>
                <table:data-pilot-member table:name="29684" table:display="true" table:show-details="true"/>
                <table:data-pilot-member table:name="29685" table:display="true" table:show-details="true"/>
                <table:data-pilot-member table:name="29687" table:display="true" table:show-details="true"/>
                <table:data-pilot-member table:name="29696" table:display="true" table:show-details="true"/>
                <table:data-pilot-member table:name="29713" table:display="true" table:show-details="true"/>
                <table:data-pilot-member table:name="29717" table:display="true" table:show-details="true"/>
                <table:data-pilot-member table:name="29718" table:display="true" table:show-details="true"/>
                <table:data-pilot-member table:name="29719" table:display="true" table:show-details="true"/>
                <table:data-pilot-member table:name="29747" table:display="true" table:show-details="true"/>
                <table:data-pilot-member table:name="29782" table:display="true" table:show-details="true"/>
                <table:data-pilot-member table:name="29784" table:display="true" table:show-details="true"/>
                <table:data-pilot-member table:name="29793" table:display="true" table:show-details="true"/>
                <table:data-pilot-member table:name="29827" table:display="true" table:show-details="true"/>
                <table:data-pilot-member table:name="29839" table:display="true" table:show-details="true"/>
                <table:data-pilot-member table:name="29849" table:display="true" table:show-details="true"/>
                <table:data-pilot-member table:name="29852" table:display="true" table:show-details="true"/>
                <table:data-pilot-member table:name="29868" table:display="true" table:show-details="true"/>
                <table:data-pilot-member table:name="29869" table:display="true" table:show-details="true"/>
                <table:data-pilot-member table:name="29883" table:display="true" table:show-details="true"/>
                <table:data-pilot-member table:name="29886" table:display="true" table:show-details="true"/>
                <table:data-pilot-member table:name="29892" table:display="true" table:show-details="true"/>
                <table:data-pilot-member table:name="29905" table:display="true" table:show-details="true"/>
                <table:data-pilot-member table:name="29911" table:display="true" table:show-details="true"/>
                <table:data-pilot-member table:name="29919" table:display="true" table:show-details="true"/>
                <table:data-pilot-member table:name="29924" table:display="true" table:show-details="true"/>
                <table:data-pilot-member table:name="29934" table:display="true" table:show-details="true"/>
                <table:data-pilot-member table:name="29935" table:display="true" table:show-details="true"/>
                <table:data-pilot-member table:name="29936" table:display="true" table:show-details="true"/>
                <table:data-pilot-member table:name="29948" table:display="true" table:show-details="true"/>
                <table:data-pilot-member table:name="29968" table:display="true" table:show-details="true"/>
                <table:data-pilot-member table:name="29983" table:display="true" table:show-details="true"/>
                <table:data-pilot-member table:name="29990" table:display="true" table:show-details="true"/>
                <table:data-pilot-member table:name="29993" table:display="true" table:show-details="true"/>
                <table:data-pilot-member table:name="29995" table:display="true" table:show-details="true"/>
                <table:data-pilot-member table:name="29997" table:display="true" table:show-details="true"/>
                <table:data-pilot-member table:name="30002" table:display="true" table:show-details="true"/>
                <table:data-pilot-member table:name="30006" table:display="true" table:show-details="true"/>
                <table:data-pilot-member table:name="30024" table:display="true" table:show-details="true"/>
                <table:data-pilot-member table:name="30028" table:display="true" table:show-details="true"/>
                <table:data-pilot-member table:name="30047" table:display="true" table:show-details="true"/>
                <table:data-pilot-member table:name="30054" table:display="true" table:show-details="true"/>
                <table:data-pilot-member table:name="30057" table:display="true" table:show-details="true"/>
                <table:data-pilot-member table:name="30060" table:display="true" table:show-details="true"/>
                <table:data-pilot-member table:name="30065" table:display="true" table:show-details="true"/>
                <table:data-pilot-member table:name="30076" table:display="true" table:show-details="true"/>
                <table:data-pilot-member table:name="30098" table:display="true" table:show-details="true"/>
                <table:data-pilot-member table:name="30103" table:display="true" table:show-details="true"/>
                <table:data-pilot-member table:name="30104" table:display="true" table:show-details="true"/>
                <table:data-pilot-member table:name="30106" table:display="true" table:show-details="true"/>
                <table:data-pilot-member table:name="30112" table:display="true" table:show-details="true"/>
                <table:data-pilot-member table:name="30115" table:display="true" table:show-details="true"/>
                <table:data-pilot-member table:name="30118" table:display="true" table:show-details="true"/>
                <table:data-pilot-member table:name="30129" table:display="true" table:show-details="true"/>
                <table:data-pilot-member table:name="30144" table:display="true" table:show-details="true"/>
                <table:data-pilot-member table:name="30152" table:display="true" table:show-details="true"/>
                <table:data-pilot-member table:name="30154" table:display="true" table:show-details="true"/>
                <table:data-pilot-member table:name="30157" table:display="true" table:show-details="true"/>
                <table:data-pilot-member table:name="30166" table:display="true" table:show-details="true"/>
                <table:data-pilot-member table:name="30169" table:display="true" table:show-details="true"/>
                <table:data-pilot-member table:name="30175" table:display="true" table:show-details="true"/>
                <table:data-pilot-member table:name="30177" table:display="true" table:show-details="true"/>
                <table:data-pilot-member table:name="30179" table:display="true" table:show-details="true"/>
                <table:data-pilot-member table:name="30180" table:display="true" table:show-details="true"/>
                <table:data-pilot-member table:name="30208" table:display="true" table:show-details="true"/>
                <table:data-pilot-member table:name="30214" table:display="true" table:show-details="true"/>
                <table:data-pilot-member table:name="30224" table:display="true" table:show-details="true"/>
                <table:data-pilot-member table:name="30226" table:display="true" table:show-details="true"/>
                <table:data-pilot-member table:name="30227" table:display="true" table:show-details="true"/>
                <table:data-pilot-member table:name="30230" table:display="true" table:show-details="true"/>
                <table:data-pilot-member table:name="30231" table:display="true" table:show-details="true"/>
                <table:data-pilot-member table:name="30235" table:display="true" table:show-details="true"/>
                <table:data-pilot-member table:name="30240" table:display="true" table:show-details="true"/>
                <table:data-pilot-member table:name="30256" table:display="true" table:show-details="true"/>
                <table:data-pilot-member table:name="30269" table:display="true" table:show-details="true"/>
                <table:data-pilot-member table:name="30274" table:display="true" table:show-details="true"/>
                <table:data-pilot-member table:name="30277" table:display="true" table:show-details="true"/>
                <table:data-pilot-member table:name="30282" table:display="true" table:show-details="true"/>
                <table:data-pilot-member table:name="30285" table:display="true" table:show-details="true"/>
                <table:data-pilot-member table:name="30286" table:display="true" table:show-details="true"/>
                <table:data-pilot-member table:name="30289" table:display="true" table:show-details="true"/>
                <table:data-pilot-member table:name="30293" table:display="true" table:show-details="true"/>
                <table:data-pilot-member table:name="30299" table:display="true" table:show-details="true"/>
                <table:data-pilot-member table:name="30343" table:display="true" table:show-details="true"/>
                <table:data-pilot-member table:name="30350" table:display="true" table:show-details="true"/>
                <table:data-pilot-member table:name="30354" table:display="true" table:show-details="true"/>
                <table:data-pilot-member table:name="30358" table:display="true" table:show-details="true"/>
                <table:data-pilot-member table:name="30366" table:display="true" table:show-details="true"/>
                <table:data-pilot-member table:name="30374" table:display="true" table:show-details="true"/>
                <table:data-pilot-member table:name="30383" table:display="true" table:show-details="true"/>
                <table:data-pilot-member table:name="30389" table:display="true" table:show-details="true"/>
                <table:data-pilot-member table:name="30395" table:display="true" table:show-details="true"/>
                <table:data-pilot-member table:name="30402" table:display="true" table:show-details="true"/>
                <table:data-pilot-member table:name="30407" table:display="true" table:show-details="true"/>
                <table:data-pilot-member table:name="30419" table:display="true" table:show-details="true"/>
                <table:data-pilot-member table:name="30421" table:display="true" table:show-details="true"/>
                <table:data-pilot-member table:name="30423" table:display="true" table:show-details="true"/>
                <table:data-pilot-member table:name="30430" table:display="true" table:show-details="true"/>
                <table:data-pilot-member table:name="30437" table:display="true" table:show-details="true"/>
                <table:data-pilot-member table:name="30442" table:display="true" table:show-details="true"/>
                <table:data-pilot-member table:name="30444" table:display="true" table:show-details="true"/>
                <table:data-pilot-member table:name="30450" table:display="true" table:show-details="true"/>
                <table:data-pilot-member table:name="30462" table:display="true" table:show-details="true"/>
                <table:data-pilot-member table:name="30476" table:display="true" table:show-details="true"/>
                <table:data-pilot-member table:name="30478" table:display="true" table:show-details="true"/>
                <table:data-pilot-member table:name="30486" table:display="true" table:show-details="true"/>
                <table:data-pilot-member table:name="30487" table:display="true" table:show-details="true"/>
                <table:data-pilot-member table:name="30501" table:display="true" table:show-details="true"/>
                <table:data-pilot-member table:name="30508" table:display="true" table:show-details="true"/>
                <table:data-pilot-member table:name="30520" table:display="true" table:show-details="true"/>
                <table:data-pilot-member table:name="30528" table:display="true" table:show-details="true"/>
                <table:data-pilot-member table:name="30541" table:display="true" table:show-details="true"/>
                <table:data-pilot-member table:name="30542" table:display="true" table:show-details="true"/>
                <table:data-pilot-member table:name="30544" table:display="true" table:show-details="true"/>
                <table:data-pilot-member table:name="30545" table:display="true" table:show-details="true"/>
                <table:data-pilot-member table:name="30551" table:display="true" table:show-details="true"/>
                <table:data-pilot-member table:name="30555" table:display="true" table:show-details="true"/>
                <table:data-pilot-member table:name="30556" table:display="true" table:show-details="true"/>
                <table:data-pilot-member table:name="30557" table:display="true" table:show-details="true"/>
                <table:data-pilot-member table:name="30566" table:display="true" table:show-details="true"/>
                <table:data-pilot-member table:name="30595" table:display="true" table:show-details="true"/>
                <table:data-pilot-member table:name="30600" table:display="true" table:show-details="true"/>
                <table:data-pilot-member table:name="30615" table:display="true" table:show-details="true"/>
                <table:data-pilot-member table:name="30623" table:display="true" table:show-details="true"/>
                <table:data-pilot-member table:name="30624" table:display="true" table:show-details="true"/>
                <table:data-pilot-member table:name="30627" table:display="true" table:show-details="true"/>
                <table:data-pilot-member table:name="30631" table:display="true" table:show-details="true"/>
                <table:data-pilot-member table:name="30637" table:display="true" table:show-details="true"/>
                <table:data-pilot-member table:name="30646" table:display="true" table:show-details="true"/>
                <table:data-pilot-member table:name="30648" table:display="true" table:show-details="true"/>
                <table:data-pilot-member table:name="30649" table:display="true" table:show-details="true"/>
                <table:data-pilot-member table:name="30650" table:display="true" table:show-details="true"/>
                <table:data-pilot-member table:name="30655" table:display="true" table:show-details="true"/>
                <table:data-pilot-member table:name="30683" table:display="true" table:show-details="true"/>
                <table:data-pilot-member table:name="30685" table:display="true" table:show-details="true"/>
                <table:data-pilot-member table:name="30686" table:display="true" table:show-details="true"/>
                <table:data-pilot-member table:name="30691" table:display="true" table:show-details="true"/>
                <table:data-pilot-member table:name="30696" table:display="true" table:show-details="true"/>
                <table:data-pilot-member table:name="30705" table:display="true" table:show-details="true"/>
                <table:data-pilot-member table:name="30708" table:display="true" table:show-details="true"/>
                <table:data-pilot-member table:name="30723" table:display="true" table:show-details="true"/>
                <table:data-pilot-member table:name="30724" table:display="true" table:show-details="true"/>
                <table:data-pilot-member table:name="30727" table:display="true" table:show-details="true"/>
                <table:data-pilot-member table:name="30733" table:display="true" table:show-details="true"/>
                <table:data-pilot-member table:name="30735" table:display="true" table:show-details="true"/>
                <table:data-pilot-member table:name="30751" table:display="true" table:show-details="true"/>
                <table:data-pilot-member table:name="30758" table:display="true" table:show-details="true"/>
                <table:data-pilot-member table:name="30773" table:display="true" table:show-details="true"/>
                <table:data-pilot-member table:name="30793" table:display="true" table:show-details="true"/>
                <table:data-pilot-member table:name="30799" table:display="true" table:show-details="true"/>
                <table:data-pilot-member table:name="30800" table:display="true" table:show-details="true"/>
                <table:data-pilot-member table:name="30807" table:display="true" table:show-details="true"/>
                <table:data-pilot-member table:name="30811" table:display="true" table:show-details="true"/>
                <table:data-pilot-member table:name="30837" table:display="true" table:show-details="true"/>
                <table:data-pilot-member table:name="30847" table:display="true" table:show-details="true"/>
                <table:data-pilot-member table:name="30860" table:display="true" table:show-details="true"/>
                <table:data-pilot-member table:name="30866" table:display="true" table:show-details="true"/>
                <table:data-pilot-member table:name="30869" table:display="true" table:show-details="true"/>
                <table:data-pilot-member table:name="30876" table:display="true" table:show-details="true"/>
                <table:data-pilot-member table:name="30885" table:display="true" table:show-details="true"/>
                <table:data-pilot-member table:name="30892" table:display="true" table:show-details="true"/>
                <table:data-pilot-member table:name="30895" table:display="true" table:show-details="true"/>
                <table:data-pilot-member table:name="30901" table:display="true" table:show-details="true"/>
                <table:data-pilot-member table:name="30908" table:display="true" table:show-details="true"/>
                <table:data-pilot-member table:name="30910" table:display="true" table:show-details="true"/>
                <table:data-pilot-member table:name="30913" table:display="true" table:show-details="true"/>
                <table:data-pilot-member table:name="30919" table:display="true" table:show-details="true"/>
                <table:data-pilot-member table:name="30936" table:display="true" table:show-details="true"/>
                <table:data-pilot-member table:name="30942" table:display="true" table:show-details="true"/>
                <table:data-pilot-member table:name="30943" table:display="true" table:show-details="true"/>
                <table:data-pilot-member table:name="30946" table:display="true" table:show-details="true"/>
                <table:data-pilot-member table:name="30947" table:display="true" table:show-details="true"/>
                <table:data-pilot-member table:name="30949" table:display="true" table:show-details="true"/>
                <table:data-pilot-member table:name="30959" table:display="true" table:show-details="true"/>
                <table:data-pilot-member table:name="30960" table:display="true" table:show-details="true"/>
                <table:data-pilot-member table:name="30967" table:display="true" table:show-details="true"/>
                <table:data-pilot-member table:name="30971" table:display="true" table:show-details="true"/>
                <table:data-pilot-member table:name="30975" table:display="true" table:show-details="true"/>
                <table:data-pilot-member table:name="30998" table:display="true" table:show-details="true"/>
                <table:data-pilot-member table:name="31018" table:display="true" table:show-details="true"/>
                <table:data-pilot-member table:name="31019" table:display="true" table:show-details="true"/>
                <table:data-pilot-member table:name="31028" table:display="true" table:show-details="true"/>
                <table:data-pilot-member table:name="31053" table:display="true" table:show-details="true"/>
                <table:data-pilot-member table:name="31057" table:display="true" table:show-details="true"/>
                <table:data-pilot-member table:name="31058" table:display="true" table:show-details="true"/>
                <table:data-pilot-member table:name="31059" table:display="true" table:show-details="true"/>
                <table:data-pilot-member table:name="31079" table:display="true" table:show-details="true"/>
                <table:data-pilot-member table:name="31090" table:display="true" table:show-details="true"/>
                <table:data-pilot-member table:name="31101" table:display="true" table:show-details="true"/>
                <table:data-pilot-member table:name="31108" table:display="true" table:show-details="true"/>
                <table:data-pilot-member table:name="31118" table:display="true" table:show-details="true"/>
                <table:data-pilot-member table:name="31122" table:display="true" table:show-details="true"/>
                <table:data-pilot-member table:name="31138" table:display="true" table:show-details="true"/>
                <table:data-pilot-member table:name="31144" table:display="true" table:show-details="true"/>
                <table:data-pilot-member table:name="31145" table:display="true" table:show-details="true"/>
                <table:data-pilot-member table:name="31146" table:display="true" table:show-details="true"/>
                <table:data-pilot-member table:name="31148" table:display="true" table:show-details="true"/>
                <table:data-pilot-member table:name="31171" table:display="true" table:show-details="true"/>
                <table:data-pilot-member table:name="31173" table:display="true" table:show-details="true"/>
                <table:data-pilot-member table:name="31178" table:display="true" table:show-details="true"/>
                <table:data-pilot-member table:name="31179" table:display="true" table:show-details="true"/>
                <table:data-pilot-member table:name="31182" table:display="true" table:show-details="true"/>
                <table:data-pilot-member table:name="31188" table:display="true" table:show-details="true"/>
                <table:data-pilot-member table:name="31197" table:display="true" table:show-details="true"/>
                <table:data-pilot-member table:name="31229" table:display="true" table:show-details="true"/>
                <table:data-pilot-member table:name="31235" table:display="true" table:show-details="true"/>
                <table:data-pilot-member table:name="31242" table:display="true" table:show-details="true"/>
                <table:data-pilot-member table:name="31243" table:display="true" table:show-details="true"/>
                <table:data-pilot-member table:name="31258" table:display="true" table:show-details="true"/>
                <table:data-pilot-member table:name="31271" table:display="true" table:show-details="true"/>
                <table:data-pilot-member table:name="31281" table:display="true" table:show-details="true"/>
                <table:data-pilot-member table:name="31285" table:display="true" table:show-details="true"/>
                <table:data-pilot-member table:name="31303" table:display="true" table:show-details="true"/>
                <table:data-pilot-member table:name="31307" table:display="true" table:show-details="true"/>
                <table:data-pilot-member table:name="31309" table:display="true" table:show-details="true"/>
                <table:data-pilot-member table:name="31313" table:display="true" table:show-details="true"/>
                <table:data-pilot-member table:name="31318" table:display="true" table:show-details="true"/>
                <table:data-pilot-member table:name="31330" table:display="true" table:show-details="true"/>
                <table:data-pilot-member table:name="31337" table:display="true" table:show-details="true"/>
                <table:data-pilot-member table:name="31360" table:display="true" table:show-details="true"/>
                <table:data-pilot-member table:name="31362" table:display="true" table:show-details="true"/>
                <table:data-pilot-member table:name="31369" table:display="true" table:show-details="true"/>
                <table:data-pilot-member table:name="31372" table:display="true" table:show-details="true"/>
                <table:data-pilot-member table:name="31377" table:display="true" table:show-details="true"/>
                <table:data-pilot-member table:name="31378" table:display="true" table:show-details="true"/>
                <table:data-pilot-member table:name="31384" table:display="true" table:show-details="true"/>
                <table:data-pilot-member table:name="31391" table:display="true" table:show-details="true"/>
                <table:data-pilot-member table:name="31392" table:display="true" table:show-details="true"/>
                <table:data-pilot-member table:name="31402" table:display="true" table:show-details="true"/>
                <table:data-pilot-member table:name="31416" table:display="true" table:show-details="true"/>
                <table:data-pilot-member table:name="31420" table:display="true" table:show-details="true"/>
                <table:data-pilot-member table:name="31430" table:display="true" table:show-details="true"/>
                <table:data-pilot-member table:name="31433" table:display="true" table:show-details="true"/>
                <table:data-pilot-member table:name="31436" table:display="true" table:show-details="true"/>
                <table:data-pilot-member table:name="31440" table:display="true" table:show-details="true"/>
                <table:data-pilot-member table:name="31451" table:display="true" table:show-details="true"/>
                <table:data-pilot-member table:name="31452" table:display="true" table:show-details="true"/>
                <table:data-pilot-member table:name="31463" table:display="true" table:show-details="true"/>
                <table:data-pilot-member table:name="31475" table:display="true" table:show-details="true"/>
                <table:data-pilot-member table:name="31481" table:display="true" table:show-details="true"/>
                <table:data-pilot-member table:name="31486" table:display="true" table:show-details="true"/>
                <table:data-pilot-member table:name="31492" table:display="true" table:show-details="true"/>
                <table:data-pilot-member table:name="31498" table:display="true" table:show-details="true"/>
                <table:data-pilot-member table:name="31499" table:display="true" table:show-details="true"/>
                <table:data-pilot-member table:name="31509" table:display="true" table:show-details="true"/>
                <table:data-pilot-member table:name="31514" table:display="true" table:show-details="true"/>
                <table:data-pilot-member table:name="31515" table:display="true" table:show-details="true"/>
                <table:data-pilot-member table:name="31523" table:display="true" table:show-details="true"/>
                <table:data-pilot-member table:name="31525" table:display="true" table:show-details="true"/>
                <table:data-pilot-member table:name="31529" table:display="true" table:show-details="true"/>
                <table:data-pilot-member table:name="31539" table:display="true" table:show-details="true"/>
                <table:data-pilot-member table:name="31546" table:display="true" table:show-details="true"/>
                <table:data-pilot-member table:name="31550" table:display="true" table:show-details="true"/>
                <table:data-pilot-member table:name="31556" table:display="true" table:show-details="true"/>
                <table:data-pilot-member table:name="31562" table:display="true" table:show-details="true"/>
                <table:data-pilot-member table:name="31564" table:display="true" table:show-details="true"/>
                <table:data-pilot-member table:name="31571" table:display="true" table:show-details="true"/>
                <table:data-pilot-member table:name="31573" table:display="true" table:show-details="true"/>
                <table:data-pilot-member table:name="31578" table:display="true" table:show-details="true"/>
                <table:data-pilot-member table:name="31582" table:display="true" table:show-details="true"/>
                <table:data-pilot-member table:name="31587" table:display="true" table:show-details="true"/>
                <table:data-pilot-member table:name="31590" table:display="true" table:show-details="true"/>
                <table:data-pilot-member table:name="31595" table:display="true" table:show-details="true"/>
                <table:data-pilot-member table:name="31616" table:display="true" table:show-details="true"/>
                <table:data-pilot-member table:name="31631" table:display="true" table:show-details="true"/>
                <table:data-pilot-member table:name="31642" table:display="true" table:show-details="true"/>
                <table:data-pilot-member table:name="31660" table:display="true" table:show-details="true"/>
                <table:data-pilot-member table:name="31667" table:display="true" table:show-details="true"/>
                <table:data-pilot-member table:name="31674" table:display="true" table:show-details="true"/>
                <table:data-pilot-member table:name="31680" table:display="true" table:show-details="true"/>
                <table:data-pilot-member table:name="31701" table:display="true" table:show-details="true"/>
                <table:data-pilot-member table:name="31732" table:display="true" table:show-details="true"/>
                <table:data-pilot-member table:name="31733" table:display="true" table:show-details="true"/>
                <table:data-pilot-member table:name="31753" table:display="true" table:show-details="true"/>
                <table:data-pilot-member table:name="31759" table:display="true" table:show-details="true"/>
                <table:data-pilot-member table:name="31771" table:display="true" table:show-details="true"/>
                <table:data-pilot-member table:name="31783" table:display="true" table:show-details="true"/>
                <table:data-pilot-member table:name="31804" table:display="true" table:show-details="true"/>
                <table:data-pilot-member table:name="31814" table:display="true" table:show-details="true"/>
                <table:data-pilot-member table:name="31816" table:display="true" table:show-details="true"/>
                <table:data-pilot-member table:name="31821" table:display="true" table:show-details="true"/>
                <table:data-pilot-member table:name="31822" table:display="true" table:show-details="true"/>
                <table:data-pilot-member table:name="31833" table:display="true" table:show-details="true"/>
                <table:data-pilot-member table:name="31851" table:display="true" table:show-details="true"/>
                <table:data-pilot-member table:name="31855" table:display="true" table:show-details="true"/>
                <table:data-pilot-member table:name="31860" table:display="true" table:show-details="true"/>
                <table:data-pilot-member table:name="31862" table:display="true" table:show-details="true"/>
                <table:data-pilot-member table:name="31865" table:display="true" table:show-details="true"/>
                <table:data-pilot-member table:name="31870" table:display="true" table:show-details="true"/>
                <table:data-pilot-member table:name="31880" table:display="true" table:show-details="true"/>
                <table:data-pilot-member table:name="31886" table:display="true" table:show-details="true"/>
                <table:data-pilot-member table:name="31891" table:display="true" table:show-details="true"/>
                <table:data-pilot-member table:name="31897" table:display="true" table:show-details="true"/>
                <table:data-pilot-member table:name="31902" table:display="true" table:show-details="true"/>
                <table:data-pilot-member table:name="31906" table:display="true" table:show-details="true"/>
                <table:data-pilot-member table:name="31910" table:display="true" table:show-details="true"/>
                <table:data-pilot-member table:name="31923" table:display="true" table:show-details="true"/>
                <table:data-pilot-member table:name="31927" table:display="true" table:show-details="true"/>
                <table:data-pilot-member table:name="31932" table:display="true" table:show-details="true"/>
                <table:data-pilot-member table:name="31939" table:display="true" table:show-details="true"/>
                <table:data-pilot-member table:name="31960" table:display="true" table:show-details="true"/>
                <table:data-pilot-member table:name="31962" table:display="true" table:show-details="true"/>
                <table:data-pilot-member table:name="31981" table:display="true" table:show-details="true"/>
                <table:data-pilot-member table:name="31984" table:display="true" table:show-details="true"/>
                <table:data-pilot-member table:name="31993" table:display="true" table:show-details="true"/>
                <table:data-pilot-member table:name="32001" table:display="true" table:show-details="true"/>
                <table:data-pilot-member table:name="32027" table:display="true" table:show-details="true"/>
                <table:data-pilot-member table:name="32034" table:display="true" table:show-details="true"/>
                <table:data-pilot-member table:name="32037" table:display="true" table:show-details="true"/>
                <table:data-pilot-member table:name="32042" table:display="true" table:show-details="true"/>
                <table:data-pilot-member table:name="32043" table:display="true" table:show-details="true"/>
                <table:data-pilot-member table:name="32054" table:display="true" table:show-details="true"/>
                <table:data-pilot-member table:name="32063" table:display="true" table:show-details="true"/>
                <table:data-pilot-member table:name="32071" table:display="true" table:show-details="true"/>
                <table:data-pilot-member table:name="32086" table:display="true" table:show-details="true"/>
                <table:data-pilot-member table:name="32088" table:display="true" table:show-details="true"/>
                <table:data-pilot-member table:name="32093" table:display="true" table:show-details="true"/>
                <table:data-pilot-member table:name="32125" table:display="true" table:show-details="true"/>
                <table:data-pilot-member table:name="32129" table:display="true" table:show-details="true"/>
                <table:data-pilot-member table:name="32133" table:display="true" table:show-details="true"/>
                <table:data-pilot-member table:name="32136" table:display="true" table:show-details="true"/>
                <table:data-pilot-member table:name="32138" table:display="true" table:show-details="true"/>
                <table:data-pilot-member table:name="32146" table:display="true" table:show-details="true"/>
                <table:data-pilot-member table:name="32157" table:display="true" table:show-details="true"/>
                <table:data-pilot-member table:name="32160" table:display="true" table:show-details="true"/>
                <table:data-pilot-member table:name="32162" table:display="true" table:show-details="true"/>
                <table:data-pilot-member table:name="32167" table:display="true" table:show-details="true"/>
                <table:data-pilot-member table:name="32171" table:display="true" table:show-details="true"/>
                <table:data-pilot-member table:name="32176" table:display="true" table:show-details="true"/>
                <table:data-pilot-member table:name="32177" table:display="true" table:show-details="true"/>
                <table:data-pilot-member table:name="32203" table:display="true" table:show-details="true"/>
                <table:data-pilot-member table:name="32209" table:display="true" table:show-details="true"/>
                <table:data-pilot-member table:name="32211" table:display="true" table:show-details="true"/>
                <table:data-pilot-member table:name="32232" table:display="true" table:show-details="true"/>
                <table:data-pilot-member table:name="32236" table:display="true" table:show-details="true"/>
                <table:data-pilot-member table:name="32246" table:display="true" table:show-details="true"/>
                <table:data-pilot-member table:name="32253" table:display="true" table:show-details="true"/>
                <table:data-pilot-member table:name="32257" table:display="true" table:show-details="true"/>
                <table:data-pilot-member table:name="32260" table:display="true" table:show-details="true"/>
                <table:data-pilot-member table:name="32285" table:display="true" table:show-details="true"/>
                <table:data-pilot-member table:name="32287" table:display="true" table:show-details="true"/>
                <table:data-pilot-member table:name="32293" table:display="true" table:show-details="true"/>
                <table:data-pilot-member table:name="32300" table:display="true" table:show-details="true"/>
                <table:data-pilot-member table:name="32321" table:display="true" table:show-details="true"/>
                <table:data-pilot-member table:name="32322" table:display="true" table:show-details="true"/>
                <table:data-pilot-member table:name="32339" table:display="true" table:show-details="true"/>
                <table:data-pilot-member table:name="32351" table:display="true" table:show-details="true"/>
                <table:data-pilot-member table:name="32367" table:display="true" table:show-details="true"/>
                <table:data-pilot-member table:name="32382" table:display="true" table:show-details="true"/>
                <table:data-pilot-member table:name="32384" table:display="true" table:show-details="true"/>
                <table:data-pilot-member table:name="32396" table:display="true" table:show-details="true"/>
                <table:data-pilot-member table:name="32401" table:display="true" table:show-details="true"/>
                <table:data-pilot-member table:name="32403" table:display="true" table:show-details="true"/>
                <table:data-pilot-member table:name="32411" table:display="true" table:show-details="true"/>
                <table:data-pilot-member table:name="32428" table:display="true" table:show-details="true"/>
                <table:data-pilot-member table:name="32429" table:display="true" table:show-details="true"/>
                <table:data-pilot-member table:name="32430" table:display="true" table:show-details="true"/>
                <table:data-pilot-member table:name="32443" table:display="true" table:show-details="true"/>
                <table:data-pilot-member table:name="32445" table:display="true" table:show-details="true"/>
                <table:data-pilot-member table:name="32447" table:display="true" table:show-details="true"/>
                <table:data-pilot-member table:name="32450" table:display="true" table:show-details="true"/>
                <table:data-pilot-member table:name="32456" table:display="true" table:show-details="true"/>
                <table:data-pilot-member table:name="32465" table:display="true" table:show-details="true"/>
                <table:data-pilot-member table:name="32467" table:display="true" table:show-details="true"/>
                <table:data-pilot-member table:name="32473" table:display="true" table:show-details="true"/>
                <table:data-pilot-member table:name="32477" table:display="true" table:show-details="true"/>
                <table:data-pilot-member table:name="32480" table:display="true" table:show-details="true"/>
                <table:data-pilot-member table:name="32481" table:display="true" table:show-details="true"/>
                <table:data-pilot-member table:name="32484" table:display="true" table:show-details="true"/>
                <table:data-pilot-member table:name="32496" table:display="true" table:show-details="true"/>
                <table:data-pilot-member table:name="32517" table:display="true" table:show-details="true"/>
                <table:data-pilot-member table:name="32523" table:display="true" table:show-details="true"/>
                <table:data-pilot-member table:name="32529" table:display="true" table:show-details="true"/>
                <table:data-pilot-member table:name="32533" table:display="true" table:show-details="true"/>
                <table:data-pilot-member table:name="32549" table:display="true" table:show-details="true"/>
                <table:data-pilot-member table:name="32554" table:display="true" table:show-details="true"/>
                <table:data-pilot-member table:name="32556" table:display="true" table:show-details="true"/>
                <table:data-pilot-member table:name="32566" table:display="true" table:show-details="true"/>
                <table:data-pilot-member table:name="32592" table:display="true" table:show-details="true"/>
                <table:data-pilot-member table:name="32596" table:display="true" table:show-details="true"/>
                <table:data-pilot-member table:name="32603" table:display="true" table:show-details="true"/>
                <table:data-pilot-member table:name="32611" table:display="true" table:show-details="true"/>
                <table:data-pilot-member table:name="32618" table:display="true" table:show-details="true"/>
                <table:data-pilot-member table:name="32621" table:display="true" table:show-details="true"/>
                <table:data-pilot-member table:name="32628" table:display="true" table:show-details="true"/>
                <table:data-pilot-member table:name="32634" table:display="true" table:show-details="true"/>
                <table:data-pilot-member table:name="32645" table:display="true" table:show-details="true"/>
                <table:data-pilot-member table:name="32658" table:display="true" table:show-details="true"/>
                <table:data-pilot-member table:name="32659" table:display="true" table:show-details="true"/>
                <table:data-pilot-member table:name="32668" table:display="true" table:show-details="true"/>
                <table:data-pilot-member table:name="32678" table:display="true" table:show-details="true"/>
                <table:data-pilot-member table:name="32687" table:display="true" table:show-details="true"/>
                <table:data-pilot-member table:name="32703" table:display="true" table:show-details="true"/>
                <table:data-pilot-member table:name="32714" table:display="true" table:show-details="true"/>
                <table:data-pilot-member table:name="32717" table:display="true" table:show-details="true"/>
                <table:data-pilot-member table:name="32722" table:display="true" table:show-details="true"/>
                <table:data-pilot-member table:name="32729" table:display="true" table:show-details="true"/>
                <table:data-pilot-member table:name="32730" table:display="true" table:show-details="true"/>
                <table:data-pilot-member table:name="32731" table:display="true" table:show-details="true"/>
                <table:data-pilot-member table:name="32735" table:display="true" table:show-details="true"/>
                <table:data-pilot-member table:name="32739" table:display="true" table:show-details="true"/>
                <table:data-pilot-member table:name="32744" table:display="true" table:show-details="true"/>
                <table:data-pilot-member table:name="32755" table:display="true" table:show-details="true"/>
                <table:data-pilot-member table:name="32765" table:display="true" table:show-details="true"/>
                <table:data-pilot-member table:name="32767" table:display="true" table:show-details="true"/>
                <table:data-pilot-member table:name="32775" table:display="true" table:show-details="true"/>
                <table:data-pilot-member table:name="32778" table:display="true" table:show-details="true"/>
                <table:data-pilot-member table:name="32783" table:display="true" table:show-details="true"/>
                <table:data-pilot-member table:name="32784" table:display="true" table:show-details="true"/>
                <table:data-pilot-member table:name="32787" table:display="true" table:show-details="true"/>
                <table:data-pilot-member table:name="32799" table:display="true" table:show-details="true"/>
                <table:data-pilot-member table:name="32809" table:display="true" table:show-details="true"/>
                <table:data-pilot-member table:name="32810" table:display="true" table:show-details="true"/>
                <table:data-pilot-member table:name="32811" table:display="true" table:show-details="true"/>
                <table:data-pilot-member table:name="32836" table:display="true" table:show-details="true"/>
                <table:data-pilot-member table:name="32843" table:display="true" table:show-details="true"/>
                <table:data-pilot-member table:name="32850" table:display="true" table:show-details="true"/>
                <table:data-pilot-member table:name="32882" table:display="true" table:show-details="true"/>
                <table:data-pilot-member table:name="32885" table:display="true" table:show-details="true"/>
                <table:data-pilot-member table:name="32886" table:display="true" table:show-details="true"/>
                <table:data-pilot-member table:name="32889" table:display="true" table:show-details="true"/>
                <table:data-pilot-member table:name="32892" table:display="true" table:show-details="true"/>
                <table:data-pilot-member table:name="32898" table:display="true" table:show-details="true"/>
                <table:data-pilot-member table:name="32902" table:display="true" table:show-details="true"/>
                <table:data-pilot-member table:name="32918" table:display="true" table:show-details="true"/>
                <table:data-pilot-member table:name="32927" table:display="true" table:show-details="true"/>
                <table:data-pilot-member table:name="32932" table:display="true" table:show-details="true"/>
                <table:data-pilot-member table:name="32936" table:display="true" table:show-details="true"/>
                <table:data-pilot-member table:name="32944" table:display="true" table:show-details="true"/>
                <table:data-pilot-member table:name="32945" table:display="true" table:show-details="true"/>
                <table:data-pilot-member table:name="32951" table:display="true" table:show-details="true"/>
                <table:data-pilot-member table:name="32964" table:display="true" table:show-details="true"/>
                <table:data-pilot-member table:name="32980" table:display="true" table:show-details="true"/>
                <table:data-pilot-member table:name="32991" table:display="true" table:show-details="true"/>
                <table:data-pilot-member table:name="32992" table:display="true" table:show-details="true"/>
                <table:data-pilot-member table:name="33015" table:display="true" table:show-details="true"/>
                <table:data-pilot-member table:name="33019" table:display="true" table:show-details="true"/>
                <table:data-pilot-member table:name="33026" table:display="true" table:show-details="true"/>
                <table:data-pilot-member table:name="33028" table:display="true" table:show-details="true"/>
                <table:data-pilot-member table:name="33030" table:display="true" table:show-details="true"/>
                <table:data-pilot-member table:name="33032" table:display="true" table:show-details="true"/>
                <table:data-pilot-member table:name="33041" table:display="true" table:show-details="true"/>
                <table:data-pilot-member table:name="33049" table:display="true" table:show-details="true"/>
                <table:data-pilot-member table:name="33059" table:display="true" table:show-details="true"/>
                <table:data-pilot-member table:name="33060" table:display="true" table:show-details="true"/>
                <table:data-pilot-member table:name="33066" table:display="true" table:show-details="true"/>
                <table:data-pilot-member table:name="33079" table:display="true" table:show-details="true"/>
                <table:data-pilot-member table:name="33099" table:display="true" table:show-details="true"/>
                <table:data-pilot-member table:name="33112" table:display="true" table:show-details="true"/>
                <table:data-pilot-member table:name="33128" table:display="true" table:show-details="true"/>
                <table:data-pilot-member table:name="33134" table:display="true" table:show-details="true"/>
                <table:data-pilot-member table:name="33136" table:display="true" table:show-details="true"/>
                <table:data-pilot-member table:name="33158" table:display="true" table:show-details="true"/>
                <table:data-pilot-member table:name="33165" table:display="true" table:show-details="true"/>
                <table:data-pilot-member table:name="33167" table:display="true" table:show-details="true"/>
                <table:data-pilot-member table:name="33186" table:display="true" table:show-details="true"/>
                <table:data-pilot-member table:name="33190" table:display="true" table:show-details="true"/>
                <table:data-pilot-member table:name="33199" table:display="true" table:show-details="true"/>
                <table:data-pilot-member table:name="33214" table:display="true" table:show-details="true"/>
                <table:data-pilot-member table:name="33221" table:display="true" table:show-details="true"/>
                <table:data-pilot-member table:name="33222" table:display="true" table:show-details="true"/>
                <table:data-pilot-member table:name="33236" table:display="true" table:show-details="true"/>
                <table:data-pilot-member table:name="33241" table:display="true" table:show-details="true"/>
                <table:data-pilot-member table:name="33247" table:display="true" table:show-details="true"/>
                <table:data-pilot-member table:name="33251" table:display="true" table:show-details="true"/>
                <table:data-pilot-member table:name="33258" table:display="true" table:show-details="true"/>
                <table:data-pilot-member table:name="33262" table:display="true" table:show-details="true"/>
                <table:data-pilot-member table:name="33271" table:display="true" table:show-details="true"/>
                <table:data-pilot-member table:name="33277" table:display="true" table:show-details="true"/>
                <table:data-pilot-member table:name="33297" table:display="true" table:show-details="true"/>
                <table:data-pilot-member table:name="33302" table:display="true" table:show-details="true"/>
                <table:data-pilot-member table:name="33305" table:display="true" table:show-details="true"/>
                <table:data-pilot-member table:name="33306" table:display="true" table:show-details="true"/>
                <table:data-pilot-member table:name="33309" table:display="true" table:show-details="true"/>
                <table:data-pilot-member table:name="33310" table:display="true" table:show-details="true"/>
                <table:data-pilot-member table:name="33311" table:display="true" table:show-details="true"/>
                <table:data-pilot-member table:name="33313" table:display="true" table:show-details="true"/>
                <table:data-pilot-member table:name="33321" table:display="true" table:show-details="true"/>
                <table:data-pilot-member table:name="33341" table:display="true" table:show-details="true"/>
                <table:data-pilot-member table:name="33345" table:display="true" table:show-details="true"/>
                <table:data-pilot-member table:name="33363" table:display="true" table:show-details="true"/>
                <table:data-pilot-member table:name="33364" table:display="true" table:show-details="true"/>
                <table:data-pilot-member table:name="33381" table:display="true" table:show-details="true"/>
                <table:data-pilot-member table:name="33384" table:display="true" table:show-details="true"/>
                <table:data-pilot-member table:name="33393" table:display="true" table:show-details="true"/>
                <table:data-pilot-member table:name="33406" table:display="true" table:show-details="true"/>
                <table:data-pilot-member table:name="33407" table:display="true" table:show-details="true"/>
                <table:data-pilot-member table:name="33412" table:display="true" table:show-details="true"/>
                <table:data-pilot-member table:name="33423" table:display="true" table:show-details="true"/>
                <table:data-pilot-member table:name="33455" table:display="true" table:show-details="true"/>
                <table:data-pilot-member table:name="33456" table:display="true" table:show-details="true"/>
                <table:data-pilot-member table:name="33472" table:display="true" table:show-details="true"/>
                <table:data-pilot-member table:name="33487" table:display="true" table:show-details="true"/>
                <table:data-pilot-member table:name="33504" table:display="true" table:show-details="true"/>
                <table:data-pilot-member table:name="33505" table:display="true" table:show-details="true"/>
                <table:data-pilot-member table:name="33512" table:display="true" table:show-details="true"/>
                <table:data-pilot-member table:name="33520" table:display="true" table:show-details="true"/>
                <table:data-pilot-member table:name="33526" table:display="true" table:show-details="true"/>
                <table:data-pilot-member table:name="33538" table:display="true" table:show-details="true"/>
                <table:data-pilot-member table:name="33539" table:display="true" table:show-details="true"/>
                <table:data-pilot-member table:name="33543" table:display="true" table:show-details="true"/>
                <table:data-pilot-member table:name="33552" table:display="true" table:show-details="true"/>
                <table:data-pilot-member table:name="33569" table:display="true" table:show-details="true"/>
                <table:data-pilot-member table:name="33574" table:display="true" table:show-details="true"/>
                <table:data-pilot-member table:name="33583" table:display="true" table:show-details="true"/>
                <table:data-pilot-member table:name="33587" table:display="true" table:show-details="true"/>
                <table:data-pilot-member table:name="33598" table:display="true" table:show-details="true"/>
                <table:data-pilot-member table:name="33609" table:display="true" table:show-details="true"/>
                <table:data-pilot-member table:name="33611" table:display="true" table:show-details="true"/>
                <table:data-pilot-member table:name="33619" table:display="true" table:show-details="true"/>
                <table:data-pilot-member table:name="33635" table:display="true" table:show-details="true"/>
                <table:data-pilot-member table:name="33644" table:display="true" table:show-details="true"/>
                <table:data-pilot-member table:name="33671" table:display="true" table:show-details="true"/>
                <table:data-pilot-member table:name="33677" table:display="true" table:show-details="true"/>
                <table:data-pilot-member table:name="33679" table:display="true" table:show-details="true"/>
                <table:data-pilot-member table:name="33689" table:display="true" table:show-details="true"/>
                <table:data-pilot-member table:name="33690" table:display="true" table:show-details="true"/>
                <table:data-pilot-member table:name="33695" table:display="true" table:show-details="true"/>
                <table:data-pilot-member table:name="33698" table:display="true" table:show-details="true"/>
                <table:data-pilot-member table:name="33720" table:display="true" table:show-details="true"/>
                <table:data-pilot-member table:name="33737" table:display="true" table:show-details="true"/>
                <table:data-pilot-member table:name="33741" table:display="true" table:show-details="true"/>
                <table:data-pilot-member table:name="33744" table:display="true" table:show-details="true"/>
                <table:data-pilot-member table:name="33749" table:display="true" table:show-details="true"/>
                <table:data-pilot-member table:name="33750" table:display="true" table:show-details="true"/>
                <table:data-pilot-member table:name="33751" table:display="true" table:show-details="true"/>
                <table:data-pilot-member table:name="33755" table:display="true" table:show-details="true"/>
                <table:data-pilot-member table:name="33757" table:display="true" table:show-details="true"/>
                <table:data-pilot-member table:name="33772" table:display="true" table:show-details="true"/>
                <table:data-pilot-member table:name="33777" table:display="true" table:show-details="true"/>
                <table:data-pilot-member table:name="33783" table:display="true" table:show-details="true"/>
                <table:data-pilot-member table:name="33787" table:display="true" table:show-details="true"/>
                <table:data-pilot-member table:name="33797" table:display="true" table:show-details="true"/>
                <table:data-pilot-member table:name="33799" table:display="true" table:show-details="true"/>
                <table:data-pilot-member table:name="33823" table:display="true" table:show-details="true"/>
                <table:data-pilot-member table:name="33828" table:display="true" table:show-details="true"/>
                <table:data-pilot-member table:name="33845" table:display="true" table:show-details="true"/>
                <table:data-pilot-member table:name="33854" table:display="true" table:show-details="true"/>
                <table:data-pilot-member table:name="33856" table:display="true" table:show-details="true"/>
                <table:data-pilot-member table:name="33861" table:display="true" table:show-details="true"/>
                <table:data-pilot-member table:name="33869" table:display="true" table:show-details="true"/>
                <table:data-pilot-member table:name="33873" table:display="true" table:show-details="true"/>
                <table:data-pilot-member table:name="33879" table:display="true" table:show-details="true"/>
                <table:data-pilot-member table:name="33881" table:display="true" table:show-details="true"/>
                <table:data-pilot-member table:name="33884" table:display="true" table:show-details="true"/>
                <table:data-pilot-member table:name="33888" table:display="true" table:show-details="true"/>
                <table:data-pilot-member table:name="33892" table:display="true" table:show-details="true"/>
                <table:data-pilot-member table:name="33911" table:display="true" table:show-details="true"/>
                <table:data-pilot-member table:name="33913" table:display="true" table:show-details="true"/>
                <table:data-pilot-member table:name="33927" table:display="true" table:show-details="true"/>
                <table:data-pilot-member table:name="33943" table:display="true" table:show-details="true"/>
                <table:data-pilot-member table:name="33952" table:display="true" table:show-details="true"/>
                <table:data-pilot-member table:name="33955" table:display="true" table:show-details="true"/>
                <table:data-pilot-member table:name="33957" table:display="true" table:show-details="true"/>
                <table:data-pilot-member table:name="33966" table:display="true" table:show-details="true"/>
                <table:data-pilot-member table:name="33993" table:display="true" table:show-details="true"/>
                <table:data-pilot-member table:name="33994" table:display="true" table:show-details="true"/>
                <table:data-pilot-member table:name="34022" table:display="true" table:show-details="true"/>
                <table:data-pilot-member table:name="34025" table:display="true" table:show-details="true"/>
                <table:data-pilot-member table:name="34027" table:display="true" table:show-details="true"/>
                <table:data-pilot-member table:name="34029" table:display="true" table:show-details="true"/>
                <table:data-pilot-member table:name="34034" table:display="true" table:show-details="true"/>
                <table:data-pilot-member table:name="34042" table:display="true" table:show-details="true"/>
                <table:data-pilot-member table:name="34044" table:display="true" table:show-details="true"/>
                <table:data-pilot-member table:name="34045" table:display="true" table:show-details="true"/>
                <table:data-pilot-member table:name="34056" table:display="true" table:show-details="true"/>
                <table:data-pilot-member table:name="34059" table:display="true" table:show-details="true"/>
                <table:data-pilot-member table:name="34080" table:display="true" table:show-details="true"/>
                <table:data-pilot-member table:name="34081" table:display="true" table:show-details="true"/>
                <table:data-pilot-member table:name="34099" table:display="true" table:show-details="true"/>
                <table:data-pilot-member table:name="34101" table:display="true" table:show-details="true"/>
                <table:data-pilot-member table:name="34108" table:display="true" table:show-details="true"/>
                <table:data-pilot-member table:name="34110" table:display="true" table:show-details="true"/>
                <table:data-pilot-member table:name="34118" table:display="true" table:show-details="true"/>
                <table:data-pilot-member table:name="34151" table:display="true" table:show-details="true"/>
                <table:data-pilot-member table:name="34155" table:display="true" table:show-details="true"/>
                <table:data-pilot-member table:name="34172" table:display="true" table:show-details="true"/>
                <table:data-pilot-member table:name="34173" table:display="true" table:show-details="true"/>
                <table:data-pilot-member table:name="34188" table:display="true" table:show-details="true"/>
                <table:data-pilot-member table:name="34197" table:display="true" table:show-details="true"/>
                <table:data-pilot-member table:name="34227" table:display="true" table:show-details="true"/>
                <table:data-pilot-member table:name="34241" table:display="true" table:show-details="true"/>
                <table:data-pilot-member table:name="34247" table:display="true" table:show-details="true"/>
                <table:data-pilot-member table:name="34248" table:display="true" table:show-details="true"/>
                <table:data-pilot-member table:name="34254" table:display="true" table:show-details="true"/>
                <table:data-pilot-member table:name="34256" table:display="true" table:show-details="true"/>
                <table:data-pilot-member table:name="34258" table:display="true" table:show-details="true"/>
                <table:data-pilot-member table:name="34259" table:display="true" table:show-details="true"/>
                <table:data-pilot-member table:name="34260" table:display="true" table:show-details="true"/>
                <table:data-pilot-member table:name="34266" table:display="true" table:show-details="true"/>
                <table:data-pilot-member table:name="34278" table:display="true" table:show-details="true"/>
                <table:data-pilot-member table:name="34280" table:display="true" table:show-details="true"/>
                <table:data-pilot-member table:name="34289" table:display="true" table:show-details="true"/>
                <table:data-pilot-member table:name="34291" table:display="true" table:show-details="true"/>
                <table:data-pilot-member table:name="34293" table:display="true" table:show-details="true"/>
                <table:data-pilot-member table:name="34296" table:display="true" table:show-details="true"/>
                <table:data-pilot-member table:name="34309" table:display="true" table:show-details="true"/>
                <table:data-pilot-member table:name="34311" table:display="true" table:show-details="true"/>
                <table:data-pilot-member table:name="34336" table:display="true" table:show-details="true"/>
                <table:data-pilot-member table:name="34341" table:display="true" table:show-details="true"/>
                <table:data-pilot-member table:name="34350" table:display="true" table:show-details="true"/>
                <table:data-pilot-member table:name="34357" table:display="true" table:show-details="true"/>
                <table:data-pilot-member table:name="34364" table:display="true" table:show-details="true"/>
                <table:data-pilot-member table:name="34365" table:display="true" table:show-details="true"/>
                <table:data-pilot-member table:name="34366" table:display="true" table:show-details="true"/>
                <table:data-pilot-member table:name="34380" table:display="true" table:show-details="true"/>
                <table:data-pilot-member table:name="34386" table:display="true" table:show-details="true"/>
                <table:data-pilot-member table:name="34388" table:display="true" table:show-details="true"/>
                <table:data-pilot-member table:name="34393" table:display="true" table:show-details="true"/>
                <table:data-pilot-member table:name="34396" table:display="true" table:show-details="true"/>
                <table:data-pilot-member table:name="34399" table:display="true" table:show-details="true"/>
                <table:data-pilot-member table:name="34407" table:display="true" table:show-details="true"/>
                <table:data-pilot-member table:name="34417" table:display="true" table:show-details="true"/>
                <table:data-pilot-member table:name="34423" table:display="true" table:show-details="true"/>
                <table:data-pilot-member table:name="34425" table:display="true" table:show-details="true"/>
                <table:data-pilot-member table:name="34446" table:display="true" table:show-details="true"/>
                <table:data-pilot-member table:name="34450" table:display="true" table:show-details="true"/>
                <table:data-pilot-member table:name="34453" table:display="true" table:show-details="true"/>
                <table:data-pilot-member table:name="34467" table:display="true" table:show-details="true"/>
                <table:data-pilot-member table:name="34485" table:display="true" table:show-details="true"/>
                <table:data-pilot-member table:name="34492" table:display="true" table:show-details="true"/>
                <table:data-pilot-member table:name="34503" table:display="true" table:show-details="true"/>
                <table:data-pilot-member table:name="34507" table:display="true" table:show-details="true"/>
                <table:data-pilot-member table:name="34508" table:display="true" table:show-details="true"/>
                <table:data-pilot-member table:name="34509" table:display="true" table:show-details="true"/>
                <table:data-pilot-member table:name="34518" table:display="true" table:show-details="true"/>
                <table:data-pilot-member table:name="34519" table:display="true" table:show-details="true"/>
                <table:data-pilot-member table:name="34522" table:display="true" table:show-details="true"/>
                <table:data-pilot-member table:name="34534" table:display="true" table:show-details="true"/>
                <table:data-pilot-member table:name="34544" table:display="true" table:show-details="true"/>
                <table:data-pilot-member table:name="34546" table:display="true" table:show-details="true"/>
                <table:data-pilot-member table:name="34554" table:display="true" table:show-details="true"/>
                <table:data-pilot-member table:name="34556" table:display="true" table:show-details="true"/>
                <table:data-pilot-member table:name="34566" table:display="true" table:show-details="true"/>
                <table:data-pilot-member table:name="34574" table:display="true" table:show-details="true"/>
                <table:data-pilot-member table:name="34578" table:display="true" table:show-details="true"/>
                <table:data-pilot-member table:name="34581" table:display="true" table:show-details="true"/>
                <table:data-pilot-member table:name="34582" table:display="true" table:show-details="true"/>
                <table:data-pilot-member table:name="34584" table:display="true" table:show-details="true"/>
                <table:data-pilot-member table:name="34587" table:display="true" table:show-details="true"/>
                <table:data-pilot-member table:name="34593" table:display="true" table:show-details="true"/>
                <table:data-pilot-member table:name="34597" table:display="true" table:show-details="true"/>
                <table:data-pilot-member table:name="34601" table:display="true" table:show-details="true"/>
                <table:data-pilot-member table:name="34604" table:display="true" table:show-details="true"/>
                <table:data-pilot-member table:name="34605" table:display="true" table:show-details="true"/>
                <table:data-pilot-member table:name="34606" table:display="true" table:show-details="true"/>
                <table:data-pilot-member table:name="34617" table:display="true" table:show-details="true"/>
                <table:data-pilot-member table:name="34626" table:display="true" table:show-details="true"/>
                <table:data-pilot-member table:name="34630" table:display="true" table:show-details="true"/>
                <table:data-pilot-member table:name="34635" table:display="true" table:show-details="true"/>
                <table:data-pilot-member table:name="34648" table:display="true" table:show-details="true"/>
                <table:data-pilot-member table:name="34650" table:display="true" table:show-details="true"/>
                <table:data-pilot-member table:name="34656" table:display="true" table:show-details="true"/>
                <table:data-pilot-member table:name="34674" table:display="true" table:show-details="true"/>
                <table:data-pilot-member table:name="34683" table:display="true" table:show-details="true"/>
                <table:data-pilot-member table:name="34688" table:display="true" table:show-details="true"/>
                <table:data-pilot-member table:name="34713" table:display="true" table:show-details="true"/>
                <table:data-pilot-member table:name="34714" table:display="true" table:show-details="true"/>
                <table:data-pilot-member table:name="34721" table:display="true" table:show-details="true"/>
                <table:data-pilot-member table:name="34723" table:display="true" table:show-details="true"/>
                <table:data-pilot-member table:name="34729" table:display="true" table:show-details="true"/>
                <table:data-pilot-member table:name="34735" table:display="true" table:show-details="true"/>
                <table:data-pilot-member table:name="34743" table:display="true" table:show-details="true"/>
                <table:data-pilot-member table:name="34755" table:display="true" table:show-details="true"/>
                <table:data-pilot-member table:name="34762" table:display="true" table:show-details="true"/>
                <table:data-pilot-member table:name="34775" table:display="true" table:show-details="true"/>
                <table:data-pilot-member table:name="34787" table:display="true" table:show-details="true"/>
                <table:data-pilot-member table:name="34789" table:display="true" table:show-details="true"/>
                <table:data-pilot-member table:name="34792" table:display="true" table:show-details="true"/>
                <table:data-pilot-member table:name="34793" table:display="true" table:show-details="true"/>
                <table:data-pilot-member table:name="34798" table:display="true" table:show-details="true"/>
                <table:data-pilot-member table:name="34831" table:display="true" table:show-details="true"/>
                <table:data-pilot-member table:name="34856" table:display="true" table:show-details="true"/>
                <table:data-pilot-member table:name="34859" table:display="true" table:show-details="true"/>
                <table:data-pilot-member table:name="34861" table:display="true" table:show-details="true"/>
                <table:data-pilot-member table:name="34864" table:display="true" table:show-details="true"/>
                <table:data-pilot-member table:name="34867" table:display="true" table:show-details="true"/>
                <table:data-pilot-member table:name="34875" table:display="true" table:show-details="true"/>
                <table:data-pilot-member table:name="34878" table:display="true" table:show-details="true"/>
                <table:data-pilot-member table:name="34884" table:display="true" table:show-details="true"/>
                <table:data-pilot-member table:name="34889" table:display="true" table:show-details="true"/>
                <table:data-pilot-member table:name="34891" table:display="true" table:show-details="true"/>
                <table:data-pilot-member table:name="34897" table:display="true" table:show-details="true"/>
                <table:data-pilot-member table:name="34899" table:display="true" table:show-details="true"/>
                <table:data-pilot-member table:name="34902" table:display="true" table:show-details="true"/>
                <table:data-pilot-member table:name="34910" table:display="true" table:show-details="true"/>
                <table:data-pilot-member table:name="34912" table:display="true" table:show-details="true"/>
                <table:data-pilot-member table:name="34916" table:display="true" table:show-details="true"/>
                <table:data-pilot-member table:name="34926" table:display="true" table:show-details="true"/>
                <table:data-pilot-member table:name="34936" table:display="true" table:show-details="true"/>
                <table:data-pilot-member table:name="34942" table:display="true" table:show-details="true"/>
                <table:data-pilot-member table:name="34946" table:display="true" table:show-details="true"/>
                <table:data-pilot-member table:name="34951" table:display="true" table:show-details="true"/>
                <table:data-pilot-member table:name="34957" table:display="true" table:show-details="true"/>
                <table:data-pilot-member table:name="34959" table:display="true" table:show-details="true"/>
                <table:data-pilot-member table:name="34974" table:display="true" table:show-details="true"/>
                <table:data-pilot-member table:name="34983" table:display="true" table:show-details="true"/>
                <table:data-pilot-member table:name="34985" table:display="true" table:show-details="true"/>
                <table:data-pilot-member table:name="34990" table:display="true" table:show-details="true"/>
                <table:data-pilot-member table:name="34991" table:display="true" table:show-details="true"/>
                <table:data-pilot-member table:name="34994" table:display="true" table:show-details="true"/>
                <table:data-pilot-member table:name="35000" table:display="true" table:show-details="true"/>
                <table:data-pilot-member table:name="35005" table:display="true" table:show-details="true"/>
                <table:data-pilot-member table:name="35008" table:display="true" table:show-details="true"/>
                <table:data-pilot-member table:name="35010" table:display="true" table:show-details="true"/>
                <table:data-pilot-member table:name="35016" table:display="true" table:show-details="true"/>
                <table:data-pilot-member table:name="35032" table:display="true" table:show-details="true"/>
                <table:data-pilot-member table:name="35033" table:display="true" table:show-details="true"/>
                <table:data-pilot-member table:name="35036" table:display="true" table:show-details="true"/>
                <table:data-pilot-member table:name="35046" table:display="true" table:show-details="true"/>
                <table:data-pilot-member table:name="35050" table:display="true" table:show-details="true"/>
                <table:data-pilot-member table:name="35056" table:display="true" table:show-details="true"/>
                <table:data-pilot-member table:name="35076" table:display="true" table:show-details="true"/>
                <table:data-pilot-member table:name="35081" table:display="true" table:show-details="true"/>
                <table:data-pilot-member table:name="35088" table:display="true" table:show-details="true"/>
                <table:data-pilot-member table:name="35113" table:display="true" table:show-details="true"/>
                <table:data-pilot-member table:name="35120" table:display="true" table:show-details="true"/>
                <table:data-pilot-member table:name="35135" table:display="true" table:show-details="true"/>
                <table:data-pilot-member table:name="35152" table:display="true" table:show-details="true"/>
                <table:data-pilot-member table:name="35155" table:display="true" table:show-details="true"/>
                <table:data-pilot-member table:name="35158" table:display="true" table:show-details="true"/>
                <table:data-pilot-member table:name="35174" table:display="true" table:show-details="true"/>
                <table:data-pilot-member table:name="35191" table:display="true" table:show-details="true"/>
                <table:data-pilot-member table:name="35194" table:display="true" table:show-details="true"/>
                <table:data-pilot-member table:name="35203" table:display="true" table:show-details="true"/>
                <table:data-pilot-member table:name="35208" table:display="true" table:show-details="true"/>
                <table:data-pilot-member table:name="35217" table:display="true" table:show-details="true"/>
                <table:data-pilot-member table:name="35224" table:display="true" table:show-details="true"/>
                <table:data-pilot-member table:name="35228" table:display="true" table:show-details="true"/>
                <table:data-pilot-member table:name="35230" table:display="true" table:show-details="true"/>
                <table:data-pilot-member table:name="35246" table:display="true" table:show-details="true"/>
                <table:data-pilot-member table:name="35275" table:display="true" table:show-details="true"/>
                <table:data-pilot-member table:name="35305" table:display="true" table:show-details="true"/>
                <table:data-pilot-member table:name="35309" table:display="true" table:show-details="true"/>
                <table:data-pilot-member table:name="35313" table:display="true" table:show-details="true"/>
                <table:data-pilot-member table:name="35319" table:display="true" table:show-details="true"/>
                <table:data-pilot-member table:name="35325" table:display="true" table:show-details="true"/>
                <table:data-pilot-member table:name="35328" table:display="true" table:show-details="true"/>
                <table:data-pilot-member table:name="35330" table:display="true" table:show-details="true"/>
                <table:data-pilot-member table:name="35347" table:display="true" table:show-details="true"/>
                <table:data-pilot-member table:name="35350" table:display="true" table:show-details="true"/>
                <table:data-pilot-member table:name="35352" table:display="true" table:show-details="true"/>
                <table:data-pilot-member table:name="35359" table:display="true" table:show-details="true"/>
                <table:data-pilot-member table:name="35367" table:display="true" table:show-details="true"/>
                <table:data-pilot-member table:name="35376" table:display="true" table:show-details="true"/>
                <table:data-pilot-member table:name="35379" table:display="true" table:show-details="true"/>
                <table:data-pilot-member table:name="35380" table:display="true" table:show-details="true"/>
                <table:data-pilot-member table:name="35402" table:display="true" table:show-details="true"/>
                <table:data-pilot-member table:name="35445" table:display="true" table:show-details="true"/>
                <table:data-pilot-member table:name="35454" table:display="true" table:show-details="true"/>
                <table:data-pilot-member table:name="35462" table:display="true" table:show-details="true"/>
                <table:data-pilot-member table:name="35465" table:display="true" table:show-details="true"/>
                <table:data-pilot-member table:name="35467" table:display="true" table:show-details="true"/>
                <table:data-pilot-member table:name="35470" table:display="true" table:show-details="true"/>
                <table:data-pilot-member table:name="35478" table:display="true" table:show-details="true"/>
                <table:data-pilot-member table:name="35499" table:display="true" table:show-details="true"/>
                <table:data-pilot-member table:name="35503" table:display="true" table:show-details="true"/>
                <table:data-pilot-member table:name="35540" table:display="true" table:show-details="true"/>
                <table:data-pilot-member table:name="35542" table:display="true" table:show-details="true"/>
                <table:data-pilot-member table:name="35547" table:display="true" table:show-details="true"/>
                <table:data-pilot-member table:name="35554" table:display="true" table:show-details="true"/>
                <table:data-pilot-member table:name="35576" table:display="true" table:show-details="true"/>
                <table:data-pilot-member table:name="35591" table:display="true" table:show-details="true"/>
                <table:data-pilot-member table:name="35595" table:display="true" table:show-details="true"/>
                <table:data-pilot-member table:name="35602" table:display="true" table:show-details="true"/>
                <table:data-pilot-member table:name="35609" table:display="true" table:show-details="true"/>
                <table:data-pilot-member table:name="35611" table:display="true" table:show-details="true"/>
                <table:data-pilot-member table:name="35619" table:display="true" table:show-details="true"/>
                <table:data-pilot-member table:name="35625" table:display="true" table:show-details="true"/>
                <table:data-pilot-member table:name="35644" table:display="true" table:show-details="true"/>
                <table:data-pilot-member table:name="35655" table:display="true" table:show-details="true"/>
                <table:data-pilot-member table:name="35665" table:display="true" table:show-details="true"/>
                <table:data-pilot-member table:name="35667" table:display="true" table:show-details="true"/>
                <table:data-pilot-member table:name="35668" table:display="true" table:show-details="true"/>
                <table:data-pilot-member table:name="35672" table:display="true" table:show-details="true"/>
                <table:data-pilot-member table:name="35676" table:display="true" table:show-details="true"/>
                <table:data-pilot-member table:name="35685" table:display="true" table:show-details="true"/>
                <table:data-pilot-member table:name="35686" table:display="true" table:show-details="true"/>
                <table:data-pilot-member table:name="35692" table:display="true" table:show-details="true"/>
                <table:data-pilot-member table:name="35694" table:display="true" table:show-details="true"/>
                <table:data-pilot-member table:name="35704" table:display="true" table:show-details="true"/>
                <table:data-pilot-member table:name="35717" table:display="true" table:show-details="true"/>
                <table:data-pilot-member table:name="35722" table:display="true" table:show-details="true"/>
                <table:data-pilot-member table:name="35725" table:display="true" table:show-details="true"/>
                <table:data-pilot-member table:name="35740" table:display="true" table:show-details="true"/>
                <table:data-pilot-member table:name="35759" table:display="true" table:show-details="true"/>
                <table:data-pilot-member table:name="35765" table:display="true" table:show-details="true"/>
                <table:data-pilot-member table:name="35771" table:display="true" table:show-details="true"/>
                <table:data-pilot-member table:name="35775" table:display="true" table:show-details="true"/>
                <table:data-pilot-member table:name="35790" table:display="true" table:show-details="true"/>
                <table:data-pilot-member table:name="35806" table:display="true" table:show-details="true"/>
                <table:data-pilot-member table:name="35812" table:display="true" table:show-details="true"/>
                <table:data-pilot-member table:name="35814" table:display="true" table:show-details="true"/>
                <table:data-pilot-member table:name="35815" table:display="true" table:show-details="true"/>
                <table:data-pilot-member table:name="35817" table:display="true" table:show-details="true"/>
                <table:data-pilot-member table:name="35825" table:display="true" table:show-details="true"/>
                <table:data-pilot-member table:name="35838" table:display="true" table:show-details="true"/>
                <table:data-pilot-member table:name="35841" table:display="true" table:show-details="true"/>
                <table:data-pilot-member table:name="35842" table:display="true" table:show-details="true"/>
                <table:data-pilot-member table:name="35844" table:display="true" table:show-details="true"/>
                <table:data-pilot-member table:name="35865" table:display="true" table:show-details="true"/>
                <table:data-pilot-member table:name="35869" table:display="true" table:show-details="true"/>
                <table:data-pilot-member table:name="35883" table:display="true" table:show-details="true"/>
                <table:data-pilot-member table:name="35885" table:display="true" table:show-details="true"/>
                <table:data-pilot-member table:name="35890" table:display="true" table:show-details="true"/>
                <table:data-pilot-member table:name="35901" table:display="true" table:show-details="true"/>
                <table:data-pilot-member table:name="35902" table:display="true" table:show-details="true"/>
                <table:data-pilot-member table:name="35907" table:display="true" table:show-details="true"/>
                <table:data-pilot-member table:name="35909" table:display="true" table:show-details="true"/>
                <table:data-pilot-member table:name="35913" table:display="true" table:show-details="true"/>
                <table:data-pilot-member table:name="35932" table:display="true" table:show-details="true"/>
                <table:data-pilot-member table:name="35940" table:display="true" table:show-details="true"/>
                <table:data-pilot-member table:name="35946" table:display="true" table:show-details="true"/>
                <table:data-pilot-member table:name="35952" table:display="true" table:show-details="true"/>
                <table:data-pilot-member table:name="35962" table:display="true" table:show-details="true"/>
                <table:data-pilot-member table:name="35968" table:display="true" table:show-details="true"/>
                <table:data-pilot-member table:name="35976" table:display="true" table:show-details="true"/>
                <table:data-pilot-member table:name="35988" table:display="true" table:show-details="true"/>
                <table:data-pilot-member table:name="35992" table:display="true" table:show-details="true"/>
                <table:data-pilot-member table:name="35998" table:display="true" table:show-details="true"/>
                <table:data-pilot-member table:name="35999" table:display="true" table:show-details="true"/>
                <table:data-pilot-member table:name="36012" table:display="true" table:show-details="true"/>
                <table:data-pilot-member table:name="36013" table:display="true" table:show-details="true"/>
                <table:data-pilot-member table:name="36019" table:display="true" table:show-details="true"/>
                <table:data-pilot-member table:name="36025" table:display="true" table:show-details="true"/>
                <table:data-pilot-member table:name="36034" table:display="true" table:show-details="true"/>
                <table:data-pilot-member table:name="36039" table:display="true" table:show-details="true"/>
                <table:data-pilot-member table:name="36052" table:display="true" table:show-details="true"/>
                <table:data-pilot-member table:name="36062" table:display="true" table:show-details="true"/>
                <table:data-pilot-member table:name="36074" table:display="true" table:show-details="true"/>
                <table:data-pilot-member table:name="36080" table:display="true" table:show-details="true"/>
                <table:data-pilot-member table:name="36088" table:display="true" table:show-details="true"/>
                <table:data-pilot-member table:name="36095" table:display="true" table:show-details="true"/>
                <table:data-pilot-member table:name="36098" table:display="true" table:show-details="true"/>
                <table:data-pilot-member table:name="36109" table:display="true" table:show-details="true"/>
                <table:data-pilot-member table:name="36118" table:display="true" table:show-details="true"/>
                <table:data-pilot-member table:name="36119" table:display="true" table:show-details="true"/>
                <table:data-pilot-member table:name="36125" table:display="true" table:show-details="true"/>
                <table:data-pilot-member table:name="36133" table:display="true" table:show-details="true"/>
                <table:data-pilot-member table:name="36150" table:display="true" table:show-details="true"/>
                <table:data-pilot-member table:name="36153" table:display="true" table:show-details="true"/>
                <table:data-pilot-member table:name="36163" table:display="true" table:show-details="true"/>
                <table:data-pilot-member table:name="36172" table:display="true" table:show-details="true"/>
                <table:data-pilot-member table:name="36176" table:display="true" table:show-details="true"/>
                <table:data-pilot-member table:name="36177" table:display="true" table:show-details="true"/>
                <table:data-pilot-member table:name="36184" table:display="true" table:show-details="true"/>
                <table:data-pilot-member table:name="36189" table:display="true" table:show-details="true"/>
                <table:data-pilot-member table:name="36196" table:display="true" table:show-details="true"/>
                <table:data-pilot-member table:name="36202" table:display="true" table:show-details="true"/>
                <table:data-pilot-member table:name="36210" table:display="true" table:show-details="true"/>
                <table:data-pilot-member table:name="36212" table:display="true" table:show-details="true"/>
                <table:data-pilot-member table:name="36215" table:display="true" table:show-details="true"/>
                <table:data-pilot-member table:name="36216" table:display="true" table:show-details="true"/>
                <table:data-pilot-member table:name="36218" table:display="true" table:show-details="true"/>
                <table:data-pilot-member table:name="36220" table:display="true" table:show-details="true"/>
                <table:data-pilot-member table:name="36239" table:display="true" table:show-details="true"/>
                <table:data-pilot-member table:name="36251" table:display="true" table:show-details="true"/>
                <table:data-pilot-member table:name="36252" table:display="true" table:show-details="true"/>
                <table:data-pilot-member table:name="36253" table:display="true" table:show-details="true"/>
                <table:data-pilot-member table:name="36255" table:display="true" table:show-details="true"/>
                <table:data-pilot-member table:name="36268" table:display="true" table:show-details="true"/>
                <table:data-pilot-member table:name="36269" table:display="true" table:show-details="true"/>
                <table:data-pilot-member table:name="36286" table:display="true" table:show-details="true"/>
                <table:data-pilot-member table:name="36287" table:display="true" table:show-details="true"/>
                <table:data-pilot-member table:name="36301" table:display="true" table:show-details="true"/>
                <table:data-pilot-member table:name="36302" table:display="true" table:show-details="true"/>
                <table:data-pilot-member table:name="36318" table:display="true" table:show-details="true"/>
                <table:data-pilot-member table:name="36326" table:display="true" table:show-details="true"/>
                <table:data-pilot-member table:name="36328" table:display="true" table:show-details="true"/>
                <table:data-pilot-member table:name="36332" table:display="true" table:show-details="true"/>
                <table:data-pilot-member table:name="36335" table:display="true" table:show-details="true"/>
                <table:data-pilot-member table:name="36342" table:display="true" table:show-details="true"/>
                <table:data-pilot-member table:name="36343" table:display="true" table:show-details="true"/>
                <table:data-pilot-member table:name="36348" table:display="true" table:show-details="true"/>
                <table:data-pilot-member table:name="36351" table:display="true" table:show-details="true"/>
                <table:data-pilot-member table:name="36359" table:display="true" table:show-details="true"/>
                <table:data-pilot-member table:name="36372" table:display="true" table:show-details="true"/>
                <table:data-pilot-member table:name="36392" table:display="true" table:show-details="true"/>
                <table:data-pilot-member table:name="36402" table:display="true" table:show-details="true"/>
                <table:data-pilot-member table:name="36403" table:display="true" table:show-details="true"/>
                <table:data-pilot-member table:name="36427" table:display="true" table:show-details="true"/>
                <table:data-pilot-member table:name="36432" table:display="true" table:show-details="true"/>
                <table:data-pilot-member table:name="36442" table:display="true" table:show-details="true"/>
                <table:data-pilot-member table:name="36452" table:display="true" table:show-details="true"/>
                <table:data-pilot-member table:name="36461" table:display="true" table:show-details="true"/>
                <table:data-pilot-member table:name="36468" table:display="true" table:show-details="true"/>
                <table:data-pilot-member table:name="36473" table:display="true" table:show-details="true"/>
                <table:data-pilot-member table:name="36475" table:display="true" table:show-details="true"/>
                <table:data-pilot-member table:name="36485" table:display="true" table:show-details="true"/>
                <table:data-pilot-member table:name="36487" table:display="true" table:show-details="true"/>
                <table:data-pilot-member table:name="36488" table:display="true" table:show-details="true"/>
                <table:data-pilot-member table:name="36497" table:display="true" table:show-details="true"/>
                <table:data-pilot-member table:name="36499" table:display="true" table:show-details="true"/>
                <table:data-pilot-member table:name="36508" table:display="true" table:show-details="true"/>
                <table:data-pilot-member table:name="36514" table:display="true" table:show-details="true"/>
                <table:data-pilot-member table:name="36528" table:display="true" table:show-details="true"/>
                <table:data-pilot-member table:name="36529" table:display="true" table:show-details="true"/>
                <table:data-pilot-member table:name="36547" table:display="true" table:show-details="true"/>
                <table:data-pilot-member table:name="36549" table:display="true" table:show-details="true"/>
                <table:data-pilot-member table:name="36553" table:display="true" table:show-details="true"/>
                <table:data-pilot-member table:name="36554" table:display="true" table:show-details="true"/>
                <table:data-pilot-member table:name="36569" table:display="true" table:show-details="true"/>
                <table:data-pilot-member table:name="36586" table:display="true" table:show-details="true"/>
                <table:data-pilot-member table:name="36599" table:display="true" table:show-details="true"/>
                <table:data-pilot-member table:name="36611" table:display="true" table:show-details="true"/>
                <table:data-pilot-member table:name="36650" table:display="true" table:show-details="true"/>
                <table:data-pilot-member table:name="36656" table:display="true" table:show-details="true"/>
                <table:data-pilot-member table:name="36657" table:display="true" table:show-details="true"/>
                <table:data-pilot-member table:name="36666" table:display="true" table:show-details="true"/>
                <table:data-pilot-member table:name="36668" table:display="true" table:show-details="true"/>
                <table:data-pilot-member table:name="36677" table:display="true" table:show-details="true"/>
                <table:data-pilot-member table:name="36678" table:display="true" table:show-details="true"/>
                <table:data-pilot-member table:name="36682" table:display="true" table:show-details="true"/>
                <table:data-pilot-member table:name="36688" table:display="true" table:show-details="true"/>
                <table:data-pilot-member table:name="36704" table:display="true" table:show-details="true"/>
                <table:data-pilot-member table:name="36710" table:display="true" table:show-details="true"/>
                <table:data-pilot-member table:name="36711" table:display="true" table:show-details="true"/>
                <table:data-pilot-member table:name="36712" table:display="true" table:show-details="true"/>
                <table:data-pilot-member table:name="36715" table:display="true" table:show-details="true"/>
                <table:data-pilot-member table:name="36750" table:display="true" table:show-details="true"/>
                <table:data-pilot-member table:name="36752" table:display="true" table:show-details="true"/>
                <table:data-pilot-member table:name="36763" table:display="true" table:show-details="true"/>
                <table:data-pilot-member table:name="36780" table:display="true" table:show-details="true"/>
                <table:data-pilot-member table:name="36783" table:display="true" table:show-details="true"/>
                <table:data-pilot-member table:name="36786" table:display="true" table:show-details="true"/>
                <table:data-pilot-member table:name="36792" table:display="true" table:show-details="true"/>
                <table:data-pilot-member table:name="36793" table:display="true" table:show-details="true"/>
                <table:data-pilot-member table:name="36797" table:display="true" table:show-details="true"/>
                <table:data-pilot-member table:name="36820" table:display="true" table:show-details="true"/>
                <table:data-pilot-member table:name="36821" table:display="true" table:show-details="true"/>
                <table:data-pilot-member table:name="36824" table:display="true" table:show-details="true"/>
                <table:data-pilot-member table:name="36826" table:display="true" table:show-details="true"/>
                <table:data-pilot-member table:name="36832" table:display="true" table:show-details="true"/>
                <table:data-pilot-member table:name="36835" table:display="true" table:show-details="true"/>
                <table:data-pilot-member table:name="36838" table:display="true" table:show-details="true"/>
                <table:data-pilot-member table:name="36841" table:display="true" table:show-details="true"/>
                <table:data-pilot-member table:name="36843" table:display="true" table:show-details="true"/>
                <table:data-pilot-member table:name="36846" table:display="true" table:show-details="true"/>
                <table:data-pilot-member table:name="36866" table:display="true" table:show-details="true"/>
                <table:data-pilot-member table:name="36877" table:display="true" table:show-details="true"/>
                <table:data-pilot-member table:name="36883" table:display="true" table:show-details="true"/>
                <table:data-pilot-member table:name="36884" table:display="true" table:show-details="true"/>
                <table:data-pilot-member table:name="36885" table:display="true" table:show-details="true"/>
                <table:data-pilot-member table:name="36889" table:display="true" table:show-details="true"/>
                <table:data-pilot-member table:name="36891" table:display="true" table:show-details="true"/>
                <table:data-pilot-member table:name="36914" table:display="true" table:show-details="true"/>
                <table:data-pilot-member table:name="36915" table:display="true" table:show-details="true"/>
                <table:data-pilot-member table:name="36916" table:display="true" table:show-details="true"/>
                <table:data-pilot-member table:name="36922" table:display="true" table:show-details="true"/>
                <table:data-pilot-member table:name="36931" table:display="true" table:show-details="true"/>
                <table:data-pilot-member table:name="36937" table:display="true" table:show-details="true"/>
                <table:data-pilot-member table:name="36959" table:display="true" table:show-details="true"/>
                <table:data-pilot-member table:name="36975" table:display="true" table:show-details="true"/>
                <table:data-pilot-member table:name="36991" table:display="true" table:show-details="true"/>
                <table:data-pilot-member table:name="36997" table:display="true" table:show-details="true"/>
                <table:data-pilot-member table:name="36998" table:display="true" table:show-details="true"/>
                <table:data-pilot-member table:name="37004" table:display="true" table:show-details="true"/>
                <table:data-pilot-member table:name="37006" table:display="true" table:show-details="true"/>
                <table:data-pilot-member table:name="37011" table:display="true" table:show-details="true"/>
                <table:data-pilot-member table:name="37016" table:display="true" table:show-details="true"/>
                <table:data-pilot-member table:name="37037" table:display="true" table:show-details="true"/>
                <table:data-pilot-member table:name="37043" table:display="true" table:show-details="true"/>
                <table:data-pilot-member table:name="37046" table:display="true" table:show-details="true"/>
                <table:data-pilot-member table:name="37058" table:display="true" table:show-details="true"/>
                <table:data-pilot-member table:name="37059" table:display="true" table:show-details="true"/>
                <table:data-pilot-member table:name="37062" table:display="true" table:show-details="true"/>
                <table:data-pilot-member table:name="37067" table:display="true" table:show-details="true"/>
                <table:data-pilot-member table:name="37083" table:display="true" table:show-details="true"/>
                <table:data-pilot-member table:name="37087" table:display="true" table:show-details="true"/>
                <table:data-pilot-member table:name="37103" table:display="true" table:show-details="true"/>
                <table:data-pilot-member table:name="37104" table:display="true" table:show-details="true"/>
                <table:data-pilot-member table:name="37109" table:display="true" table:show-details="true"/>
                <table:data-pilot-member table:name="37113" table:display="true" table:show-details="true"/>
                <table:data-pilot-member table:name="37116" table:display="true" table:show-details="true"/>
                <table:data-pilot-member table:name="37120" table:display="true" table:show-details="true"/>
                <table:data-pilot-member table:name="37138" table:display="true" table:show-details="true"/>
                <table:data-pilot-member table:name="37147" table:display="true" table:show-details="true"/>
                <table:data-pilot-member table:name="37160" table:display="true" table:show-details="true"/>
                <table:data-pilot-member table:name="37164" table:display="true" table:show-details="true"/>
                <table:data-pilot-member table:name="37169" table:display="true" table:show-details="true"/>
                <table:data-pilot-member table:name="37171" table:display="true" table:show-details="true"/>
                <table:data-pilot-member table:name="37174" table:display="true" table:show-details="true"/>
                <table:data-pilot-member table:name="37180" table:display="true" table:show-details="true"/>
                <table:data-pilot-member table:name="37182" table:display="true" table:show-details="true"/>
                <table:data-pilot-member table:name="37193" table:display="true" table:show-details="true"/>
                <table:data-pilot-member table:name="37203" table:display="true" table:show-details="true"/>
                <table:data-pilot-member table:name="37212" table:display="true" table:show-details="true"/>
                <table:data-pilot-member table:name="37215" table:display="true" table:show-details="true"/>
                <table:data-pilot-member table:name="37225" table:display="true" table:show-details="true"/>
                <table:data-pilot-member table:name="37238" table:display="true" table:show-details="true"/>
                <table:data-pilot-member table:name="37250" table:display="true" table:show-details="true"/>
                <table:data-pilot-member table:name="37270" table:display="true" table:show-details="true"/>
                <table:data-pilot-member table:name="37280" table:display="true" table:show-details="true"/>
                <table:data-pilot-member table:name="37286" table:display="true" table:show-details="true"/>
                <table:data-pilot-member table:name="37288" table:display="true" table:show-details="true"/>
                <table:data-pilot-member table:name="37290" table:display="true" table:show-details="true"/>
                <table:data-pilot-member table:name="37299" table:display="true" table:show-details="true"/>
                <table:data-pilot-member table:name="37313" table:display="true" table:show-details="true"/>
                <table:data-pilot-member table:name="37314" table:display="true" table:show-details="true"/>
                <table:data-pilot-member table:name="37322" table:display="true" table:show-details="true"/>
                <table:data-pilot-member table:name="37324" table:display="true" table:show-details="true"/>
                <table:data-pilot-member table:name="37331" table:display="true" table:show-details="true"/>
                <table:data-pilot-member table:name="37335" table:display="true" table:show-details="true"/>
                <table:data-pilot-member table:name="37339" table:display="true" table:show-details="true"/>
                <table:data-pilot-member table:name="37344" table:display="true" table:show-details="true"/>
                <table:data-pilot-member table:name="37349" table:display="true" table:show-details="true"/>
                <table:data-pilot-member table:name="37350" table:display="true" table:show-details="true"/>
                <table:data-pilot-member table:name="37353" table:display="true" table:show-details="true"/>
                <table:data-pilot-member table:name="37357" table:display="true" table:show-details="true"/>
                <table:data-pilot-member table:name="37361" table:display="true" table:show-details="true"/>
                <table:data-pilot-member table:name="37363" table:display="true" table:show-details="true"/>
                <table:data-pilot-member table:name="37366" table:display="true" table:show-details="true"/>
                <table:data-pilot-member table:name="37369" table:display="true" table:show-details="true"/>
                <table:data-pilot-member table:name="37370" table:display="true" table:show-details="true"/>
                <table:data-pilot-member table:name="37390" table:display="true" table:show-details="true"/>
                <table:data-pilot-member table:name="37391" table:display="true" table:show-details="true"/>
                <table:data-pilot-member table:name="37393" table:display="true" table:show-details="true"/>
                <table:data-pilot-member table:name="37398" table:display="true" table:show-details="true"/>
                <table:data-pilot-member table:name="37407" table:display="true" table:show-details="true"/>
                <table:data-pilot-member table:name="37421" table:display="true" table:show-details="true"/>
                <table:data-pilot-member table:name="37449" table:display="true" table:show-details="true"/>
                <table:data-pilot-member table:name="37469" table:display="true" table:show-details="true"/>
                <table:data-pilot-member table:name="37471" table:display="true" table:show-details="true"/>
                <table:data-pilot-member table:name="37492" table:display="true" table:show-details="true"/>
                <table:data-pilot-member table:name="37496" table:display="true" table:show-details="true"/>
                <table:data-pilot-member table:name="37502" table:display="true" table:show-details="true"/>
                <table:data-pilot-member table:name="37504" table:display="true" table:show-details="true"/>
                <table:data-pilot-member table:name="37518" table:display="true" table:show-details="true"/>
                <table:data-pilot-member table:name="37541" table:display="true" table:show-details="true"/>
                <table:data-pilot-member table:name="37546" table:display="true" table:show-details="true"/>
                <table:data-pilot-member table:name="37548" table:display="true" table:show-details="true"/>
                <table:data-pilot-member table:name="37549" table:display="true" table:show-details="true"/>
                <table:data-pilot-member table:name="37550" table:display="true" table:show-details="true"/>
                <table:data-pilot-member table:name="37552" table:display="true" table:show-details="true"/>
                <table:data-pilot-member table:name="37557" table:display="true" table:show-details="true"/>
                <table:data-pilot-member table:name="37562" table:display="true" table:show-details="true"/>
                <table:data-pilot-member table:name="37567" table:display="true" table:show-details="true"/>
                <table:data-pilot-member table:name="37570" table:display="true" table:show-details="true"/>
                <table:data-pilot-member table:name="37575" table:display="true" table:show-details="true"/>
                <table:data-pilot-member table:name="37577" table:display="true" table:show-details="true"/>
                <table:data-pilot-member table:name="37586" table:display="true" table:show-details="true"/>
                <table:data-pilot-member table:name="37601" table:display="true" table:show-details="true"/>
                <table:data-pilot-member table:name="37615" table:display="true" table:show-details="true"/>
                <table:data-pilot-member table:name="37623" table:display="true" table:show-details="true"/>
                <table:data-pilot-member table:name="37624" table:display="true" table:show-details="true"/>
                <table:data-pilot-member table:name="37627" table:display="true" table:show-details="true"/>
                <table:data-pilot-member table:name="37638" table:display="true" table:show-details="true"/>
                <table:data-pilot-member table:name="37648" table:display="true" table:show-details="true"/>
                <table:data-pilot-member table:name="37662" table:display="true" table:show-details="true"/>
                <table:data-pilot-member table:name="37698" table:display="true" table:show-details="true"/>
                <table:data-pilot-member table:name="37712" table:display="true" table:show-details="true"/>
                <table:data-pilot-member table:name="37727" table:display="true" table:show-details="true"/>
                <table:data-pilot-member table:name="37736" table:display="true" table:show-details="true"/>
                <table:data-pilot-member table:name="37743" table:display="true" table:show-details="true"/>
                <table:data-pilot-member table:name="37751" table:display="true" table:show-details="true"/>
                <table:data-pilot-member table:name="37753" table:display="true" table:show-details="true"/>
                <table:data-pilot-member table:name="37755" table:display="true" table:show-details="true"/>
                <table:data-pilot-member table:name="37757" table:display="true" table:show-details="true"/>
                <table:data-pilot-member table:name="37758" table:display="true" table:show-details="true"/>
                <table:data-pilot-member table:name="37761" table:display="true" table:show-details="true"/>
                <table:data-pilot-member table:name="37764" table:display="true" table:show-details="true"/>
                <table:data-pilot-member table:name="37767" table:display="true" table:show-details="true"/>
                <table:data-pilot-member table:name="37796" table:display="true" table:show-details="true"/>
                <table:data-pilot-member table:name="37799" table:display="true" table:show-details="true"/>
                <table:data-pilot-member table:name="37812" table:display="true" table:show-details="true"/>
                <table:data-pilot-member table:name="37818" table:display="true" table:show-details="true"/>
                <table:data-pilot-member table:name="37842" table:display="true" table:show-details="true"/>
                <table:data-pilot-member table:name="37845" table:display="true" table:show-details="true"/>
                <table:data-pilot-member table:name="37850" table:display="true" table:show-details="true"/>
                <table:data-pilot-member table:name="37854" table:display="true" table:show-details="true"/>
                <table:data-pilot-member table:name="37866" table:display="true" table:show-details="true"/>
                <table:data-pilot-member table:name="37873" table:display="true" table:show-details="true"/>
                <table:data-pilot-member table:name="37888" table:display="true" table:show-details="true"/>
                <table:data-pilot-member table:name="37889" table:display="true" table:show-details="true"/>
                <table:data-pilot-member table:name="37890" table:display="true" table:show-details="true"/>
                <table:data-pilot-member table:name="37891" table:display="true" table:show-details="true"/>
                <table:data-pilot-member table:name="37892" table:display="true" table:show-details="true"/>
                <table:data-pilot-member table:name="37897" table:display="true" table:show-details="true"/>
                <table:data-pilot-member table:name="37924" table:display="true" table:show-details="true"/>
                <table:data-pilot-member table:name="37929" table:display="true" table:show-details="true"/>
                <table:data-pilot-member table:name="37930" table:display="true" table:show-details="true"/>
                <table:data-pilot-member table:name="37941" table:display="true" table:show-details="true"/>
                <table:data-pilot-member table:name="37962" table:display="true" table:show-details="true"/>
                <table:data-pilot-member table:name="37972" table:display="true" table:show-details="true"/>
                <table:data-pilot-member table:name="38018" table:display="true" table:show-details="true"/>
                <table:data-pilot-member table:name="38030" table:display="true" table:show-details="true"/>
                <table:data-pilot-member table:name="38043" table:display="true" table:show-details="true"/>
                <table:data-pilot-member table:name="38044" table:display="true" table:show-details="true"/>
                <table:data-pilot-member table:name="38071" table:display="true" table:show-details="true"/>
                <table:data-pilot-member table:name="38082" table:display="true" table:show-details="true"/>
                <table:data-pilot-member table:name="38087" table:display="true" table:show-details="true"/>
                <table:data-pilot-member table:name="38094" table:display="true" table:show-details="true"/>
                <table:data-pilot-member table:name="38098" table:display="true" table:show-details="true"/>
                <table:data-pilot-member table:name="38101" table:display="true" table:show-details="true"/>
                <table:data-pilot-member table:name="38119" table:display="true" table:show-details="true"/>
                <table:data-pilot-member table:name="38133" table:display="true" table:show-details="true"/>
                <table:data-pilot-member table:name="38135" table:display="true" table:show-details="true"/>
                <table:data-pilot-member table:name="38142" table:display="true" table:show-details="true"/>
                <table:data-pilot-member table:name="38143" table:display="true" table:show-details="true"/>
                <table:data-pilot-member table:name="38144" table:display="true" table:show-details="true"/>
                <table:data-pilot-member table:name="38163" table:display="true" table:show-details="true"/>
                <table:data-pilot-member table:name="38176" table:display="true" table:show-details="true"/>
                <table:data-pilot-member table:name="38193" table:display="true" table:show-details="true"/>
                <table:data-pilot-member table:name="38204" table:display="true" table:show-details="true"/>
                <table:data-pilot-member table:name="38206" table:display="true" table:show-details="true"/>
                <table:data-pilot-member table:name="38211" table:display="true" table:show-details="true"/>
                <table:data-pilot-member table:name="38218" table:display="true" table:show-details="true"/>
                <table:data-pilot-member table:name="38221" table:display="true" table:show-details="true"/>
                <table:data-pilot-member table:name="38227" table:display="true" table:show-details="true"/>
                <table:data-pilot-member table:name="38242" table:display="true" table:show-details="true"/>
                <table:data-pilot-member table:name="38243" table:display="true" table:show-details="true"/>
                <table:data-pilot-member table:name="38245" table:display="true" table:show-details="true"/>
                <table:data-pilot-member table:name="38252" table:display="true" table:show-details="true"/>
                <table:data-pilot-member table:name="38262" table:display="true" table:show-details="true"/>
                <table:data-pilot-member table:name="38266" table:display="true" table:show-details="true"/>
                <table:data-pilot-member table:name="38271" table:display="true" table:show-details="true"/>
                <table:data-pilot-member table:name="38279" table:display="true" table:show-details="true"/>
                <table:data-pilot-member table:name="38290" table:display="true" table:show-details="true"/>
                <table:data-pilot-member table:name="38291" table:display="true" table:show-details="true"/>
                <table:data-pilot-member table:name="38305" table:display="true" table:show-details="true"/>
                <table:data-pilot-member table:name="38316" table:display="true" table:show-details="true"/>
                <table:data-pilot-member table:name="38321" table:display="true" table:show-details="true"/>
                <table:data-pilot-member table:name="38326" table:display="true" table:show-details="true"/>
                <table:data-pilot-member table:name="38337" table:display="true" table:show-details="true"/>
                <table:data-pilot-member table:name="38338" table:display="true" table:show-details="true"/>
                <table:data-pilot-member table:name="38339" table:display="true" table:show-details="true"/>
                <table:data-pilot-member table:name="38350" table:display="true" table:show-details="true"/>
                <table:data-pilot-member table:name="38351" table:display="true" table:show-details="true"/>
                <table:data-pilot-member table:name="38361" table:display="true" table:show-details="true"/>
                <table:data-pilot-member table:name="38362" table:display="true" table:show-details="true"/>
                <table:data-pilot-member table:name="38371" table:display="true" table:show-details="true"/>
                <table:data-pilot-member table:name="38376" table:display="true" table:show-details="true"/>
                <table:data-pilot-member table:name="38386" table:display="true" table:show-details="true"/>
                <table:data-pilot-member table:name="38392" table:display="true" table:show-details="true"/>
                <table:data-pilot-member table:name="38399" table:display="true" table:show-details="true"/>
                <table:data-pilot-member table:name="38405" table:display="true" table:show-details="true"/>
                <table:data-pilot-member table:name="38408" table:display="true" table:show-details="true"/>
                <table:data-pilot-member table:name="38413" table:display="true" table:show-details="true"/>
                <table:data-pilot-member table:name="38416" table:display="true" table:show-details="true"/>
                <table:data-pilot-member table:name="38428" table:display="true" table:show-details="true"/>
                <table:data-pilot-member table:name="38430" table:display="true" table:show-details="true"/>
                <table:data-pilot-member table:name="38455" table:display="true" table:show-details="true"/>
                <table:data-pilot-member table:name="38460" table:display="true" table:show-details="true"/>
                <table:data-pilot-member table:name="38462" table:display="true" table:show-details="true"/>
                <table:data-pilot-member table:name="38465" table:display="true" table:show-details="true"/>
                <table:data-pilot-member table:name="38477" table:display="true" table:show-details="true"/>
                <table:data-pilot-member table:name="38481" table:display="true" table:show-details="true"/>
                <table:data-pilot-member table:name="38483" table:display="true" table:show-details="true"/>
                <table:data-pilot-member table:name="38493" table:display="true" table:show-details="true"/>
                <table:data-pilot-member table:name="38502" table:display="true" table:show-details="true"/>
                <table:data-pilot-member table:name="38521" table:display="true" table:show-details="true"/>
                <table:data-pilot-member table:name="38535" table:display="true" table:show-details="true"/>
                <table:data-pilot-member table:name="38538" table:display="true" table:show-details="true"/>
                <table:data-pilot-member table:name="38554" table:display="true" table:show-details="true"/>
                <table:data-pilot-member table:name="38571" table:display="true" table:show-details="true"/>
                <table:data-pilot-member table:name="38585" table:display="true" table:show-details="true"/>
                <table:data-pilot-member table:name="38587" table:display="true" table:show-details="true"/>
                <table:data-pilot-member table:name="38590" table:display="true" table:show-details="true"/>
                <table:data-pilot-member table:name="38601" table:display="true" table:show-details="true"/>
                <table:data-pilot-member table:name="38612" table:display="true" table:show-details="true"/>
                <table:data-pilot-member table:name="38614" table:display="true" table:show-details="true"/>
                <table:data-pilot-member table:name="38619" table:display="true" table:show-details="true"/>
                <table:data-pilot-member table:name="38630" table:display="true" table:show-details="true"/>
                <table:data-pilot-member table:name="38639" table:display="true" table:show-details="true"/>
                <table:data-pilot-member table:name="38640" table:display="true" table:show-details="true"/>
                <table:data-pilot-member table:name="38656" table:display="true" table:show-details="true"/>
                <table:data-pilot-member table:name="38658" table:display="true" table:show-details="true"/>
                <table:data-pilot-member table:name="38659" table:display="true" table:show-details="true"/>
                <table:data-pilot-member table:name="38672" table:display="true" table:show-details="true"/>
                <table:data-pilot-member table:name="38676" table:display="true" table:show-details="true"/>
                <table:data-pilot-member table:name="38677" table:display="true" table:show-details="true"/>
                <table:data-pilot-member table:name="38678" table:display="true" table:show-details="true"/>
                <table:data-pilot-member table:name="38686" table:display="true" table:show-details="true"/>
                <table:data-pilot-member table:name="38694" table:display="true" table:show-details="true"/>
                <table:data-pilot-member table:name="38704" table:display="true" table:show-details="true"/>
                <table:data-pilot-member table:name="38709" table:display="true" table:show-details="true"/>
                <table:data-pilot-member table:name="38717" table:display="true" table:show-details="true"/>
                <table:data-pilot-member table:name="38724" table:display="true" table:show-details="true"/>
                <table:data-pilot-member table:name="38730" table:display="true" table:show-details="true"/>
                <table:data-pilot-member table:name="38744" table:display="true" table:show-details="true"/>
                <table:data-pilot-member table:name="38746" table:display="true" table:show-details="true"/>
                <table:data-pilot-member table:name="38747" table:display="true" table:show-details="true"/>
                <table:data-pilot-member table:name="38750" table:display="true" table:show-details="true"/>
                <table:data-pilot-member table:name="38757" table:display="true" table:show-details="true"/>
                <table:data-pilot-member table:name="38762" table:display="true" table:show-details="true"/>
                <table:data-pilot-member table:name="38778" table:display="true" table:show-details="true"/>
                <table:data-pilot-member table:name="38790" table:display="true" table:show-details="true"/>
                <table:data-pilot-member table:name="38798" table:display="true" table:show-details="true"/>
                <table:data-pilot-member table:name="38801" table:display="true" table:show-details="true"/>
                <table:data-pilot-member table:name="38817" table:display="true" table:show-details="true"/>
                <table:data-pilot-member table:name="38822" table:display="true" table:show-details="true"/>
                <table:data-pilot-member table:name="38848" table:display="true" table:show-details="true"/>
                <table:data-pilot-member table:name="38850" table:display="true" table:show-details="true"/>
                <table:data-pilot-member table:name="38876" table:display="true" table:show-details="true"/>
                <table:data-pilot-member table:name="38887" table:display="true" table:show-details="true"/>
                <table:data-pilot-member table:name="38890" table:display="true" table:show-details="true"/>
                <table:data-pilot-member table:name="38903" table:display="true" table:show-details="true"/>
                <table:data-pilot-member table:name="38917" table:display="true" table:show-details="true"/>
                <table:data-pilot-member table:name="38919" table:display="true" table:show-details="true"/>
                <table:data-pilot-member table:name="38922" table:display="true" table:show-details="true"/>
                <table:data-pilot-member table:name="38926" table:display="true" table:show-details="true"/>
                <table:data-pilot-member table:name="38927" table:display="true" table:show-details="true"/>
                <table:data-pilot-member table:name="38930" table:display="true" table:show-details="true"/>
                <table:data-pilot-member table:name="38934" table:display="true" table:show-details="true"/>
                <table:data-pilot-member table:name="38939" table:display="true" table:show-details="true"/>
                <table:data-pilot-member table:name="38943" table:display="true" table:show-details="true"/>
                <table:data-pilot-member table:name="38944" table:display="true" table:show-details="true"/>
                <table:data-pilot-member table:name="38946" table:display="true" table:show-details="true"/>
                <table:data-pilot-member table:name="38950" table:display="true" table:show-details="true"/>
                <table:data-pilot-member table:name="38957" table:display="true" table:show-details="true"/>
                <table:data-pilot-member table:name="38963" table:display="true" table:show-details="true"/>
                <table:data-pilot-member table:name="38964" table:display="true" table:show-details="true"/>
                <table:data-pilot-member table:name="38969" table:display="true" table:show-details="true"/>
                <table:data-pilot-member table:name="38978" table:display="true" table:show-details="true"/>
                <table:data-pilot-member table:name="38982" table:display="true" table:show-details="true"/>
                <table:data-pilot-member table:name="38988" table:display="true" table:show-details="true"/>
                <table:data-pilot-member table:name="38994" table:display="true" table:show-details="true"/>
                <table:data-pilot-member table:name="38995" table:display="true" table:show-details="true"/>
                <table:data-pilot-member table:name="39014" table:display="true" table:show-details="true"/>
                <table:data-pilot-member table:name="39019" table:display="true" table:show-details="true"/>
                <table:data-pilot-member table:name="39021" table:display="true" table:show-details="true"/>
                <table:data-pilot-member table:name="39030" table:display="true" table:show-details="true"/>
                <table:data-pilot-member table:name="39036" table:display="true" table:show-details="true"/>
                <table:data-pilot-member table:name="39042" table:display="true" table:show-details="true"/>
                <table:data-pilot-member table:name="39051" table:display="true" table:show-details="true"/>
                <table:data-pilot-member table:name="39067" table:display="true" table:show-details="true"/>
                <table:data-pilot-member table:name="39084" table:display="true" table:show-details="true"/>
                <table:data-pilot-member table:name="39086" table:display="true" table:show-details="true"/>
                <table:data-pilot-member table:name="39088" table:display="true" table:show-details="true"/>
                <table:data-pilot-member table:name="39110" table:display="true" table:show-details="true"/>
                <table:data-pilot-member table:name="39111" table:display="true" table:show-details="true"/>
                <table:data-pilot-member table:name="39130" table:display="true" table:show-details="true"/>
                <table:data-pilot-member table:name="39137" table:display="true" table:show-details="true"/>
                <table:data-pilot-member table:name="39143" table:display="true" table:show-details="true"/>
                <table:data-pilot-member table:name="39148" table:display="true" table:show-details="true"/>
                <table:data-pilot-member table:name="39157" table:display="true" table:show-details="true"/>
                <table:data-pilot-member table:name="39168" table:display="true" table:show-details="true"/>
                <table:data-pilot-member table:name="39178" table:display="true" table:show-details="true"/>
                <table:data-pilot-member table:name="39187" table:display="true" table:show-details="true"/>
                <table:data-pilot-member table:name="39188" table:display="true" table:show-details="true"/>
                <table:data-pilot-member table:name="39191" table:display="true" table:show-details="true"/>
                <table:data-pilot-member table:name="39196" table:display="true" table:show-details="true"/>
                <table:data-pilot-member table:name="39219" table:display="true" table:show-details="true"/>
                <table:data-pilot-member table:name="39221" table:display="true" table:show-details="true"/>
                <table:data-pilot-member table:name="39237" table:display="true" table:show-details="true"/>
                <table:data-pilot-member table:name="39243" table:display="true" table:show-details="true"/>
                <table:data-pilot-member table:name="39261" table:display="true" table:show-details="true"/>
                <table:data-pilot-member table:name="39262" table:display="true" table:show-details="true"/>
                <table:data-pilot-member table:name="39265" table:display="true" table:show-details="true"/>
                <table:data-pilot-member table:name="39266" table:display="true" table:show-details="true"/>
                <table:data-pilot-member table:name="39276" table:display="true" table:show-details="true"/>
                <table:data-pilot-member table:name="39281" table:display="true" table:show-details="true"/>
                <table:data-pilot-member table:name="39296" table:display="true" table:show-details="true"/>
                <table:data-pilot-member table:name="39298" table:display="true" table:show-details="true"/>
                <table:data-pilot-member table:name="39304" table:display="true" table:show-details="true"/>
                <table:data-pilot-member table:name="39311" table:display="true" table:show-details="true"/>
                <table:data-pilot-member table:name="39315" table:display="true" table:show-details="true"/>
                <table:data-pilot-member table:name="39320" table:display="true" table:show-details="true"/>
                <table:data-pilot-member table:name="39324" table:display="true" table:show-details="true"/>
                <table:data-pilot-member table:name="39325" table:display="true" table:show-details="true"/>
                <table:data-pilot-member table:name="39332" table:display="true" table:show-details="true"/>
                <table:data-pilot-member table:name="39335" table:display="true" table:show-details="true"/>
                <table:data-pilot-member table:name="39337" table:display="true" table:show-details="true"/>
                <table:data-pilot-member table:name="39353" table:display="true" table:show-details="true"/>
                <table:data-pilot-member table:name="39359" table:display="true" table:show-details="true"/>
                <table:data-pilot-member table:name="39369" table:display="true" table:show-details="true"/>
                <table:data-pilot-member table:name="39402" table:display="true" table:show-details="true"/>
                <table:data-pilot-member table:name="39404" table:display="true" table:show-details="true"/>
                <table:data-pilot-member table:name="39407" table:display="true" table:show-details="true"/>
                <table:data-pilot-member table:name="39429" table:display="true" table:show-details="true"/>
                <table:data-pilot-member table:name="39441" table:display="true" table:show-details="true"/>
                <table:data-pilot-member table:name="39443" table:display="true" table:show-details="true"/>
                <table:data-pilot-member table:name="39444" table:display="true" table:show-details="true"/>
                <table:data-pilot-member table:name="39450" table:display="true" table:show-details="true"/>
                <table:data-pilot-member table:name="39467" table:display="true" table:show-details="true"/>
                <table:data-pilot-member table:name="39468" table:display="true" table:show-details="true"/>
                <table:data-pilot-member table:name="39469" table:display="true" table:show-details="true"/>
                <table:data-pilot-member table:name="39486" table:display="true" table:show-details="true"/>
                <table:data-pilot-member table:name="39496" table:display="true" table:show-details="true"/>
                <table:data-pilot-member table:name="39502" table:display="true" table:show-details="true"/>
                <table:data-pilot-member table:name="39511" table:display="true" table:show-details="true"/>
                <table:data-pilot-member table:name="39515" table:display="true" table:show-details="true"/>
                <table:data-pilot-member table:name="39519" table:display="true" table:show-details="true"/>
                <table:data-pilot-member table:name="39530" table:display="true" table:show-details="true"/>
                <table:data-pilot-member table:name="39533" table:display="true" table:show-details="true"/>
                <table:data-pilot-member table:name="39543" table:display="true" table:show-details="true"/>
                <table:data-pilot-member table:name="39548" table:display="true" table:show-details="true"/>
                <table:data-pilot-member table:name="39571" table:display="true" table:show-details="true"/>
                <table:data-pilot-member table:name="39575" table:display="true" table:show-details="true"/>
                <table:data-pilot-member table:name="39600" table:display="true" table:show-details="true"/>
                <table:data-pilot-member table:name="39612" table:display="true" table:show-details="true"/>
                <table:data-pilot-member table:name="39627" table:display="true" table:show-details="true"/>
                <table:data-pilot-member table:name="39642" table:display="true" table:show-details="true"/>
                <table:data-pilot-member table:name="39643" table:display="true" table:show-details="true"/>
                <table:data-pilot-member table:name="39653" table:display="true" table:show-details="true"/>
                <table:data-pilot-member table:name="39658" table:display="true" table:show-details="true"/>
                <table:data-pilot-member table:name="39662" table:display="true" table:show-details="true"/>
                <table:data-pilot-member table:name="39663" table:display="true" table:show-details="true"/>
                <table:data-pilot-member table:name="39667" table:display="true" table:show-details="true"/>
                <table:data-pilot-member table:name="39670" table:display="true" table:show-details="true"/>
                <table:data-pilot-member table:name="39679" table:display="true" table:show-details="true"/>
                <table:data-pilot-member table:name="39680" table:display="true" table:show-details="true"/>
                <table:data-pilot-member table:name="39710" table:display="true" table:show-details="true"/>
                <table:data-pilot-member table:name="39723" table:display="true" table:show-details="true"/>
                <table:data-pilot-member table:name="39724" table:display="true" table:show-details="true"/>
                <table:data-pilot-member table:name="39726" table:display="true" table:show-details="true"/>
                <table:data-pilot-member table:name="39727" table:display="true" table:show-details="true"/>
                <table:data-pilot-member table:name="39728" table:display="true" table:show-details="true"/>
                <table:data-pilot-member table:name="39738" table:display="true" table:show-details="true"/>
                <table:data-pilot-member table:name="39744" table:display="true" table:show-details="true"/>
                <table:data-pilot-member table:name="39745" table:display="true" table:show-details="true"/>
                <table:data-pilot-member table:name="39754" table:display="true" table:show-details="true"/>
                <table:data-pilot-member table:name="39762" table:display="true" table:show-details="true"/>
                <table:data-pilot-member table:name="39797" table:display="true" table:show-details="true"/>
                <table:data-pilot-member table:name="39810" table:display="true" table:show-details="true"/>
                <table:data-pilot-member table:name="39813" table:display="true" table:show-details="true"/>
                <table:data-pilot-member table:name="39816" table:display="true" table:show-details="true"/>
                <table:data-pilot-member table:name="39817" table:display="true" table:show-details="true"/>
                <table:data-pilot-member table:name="39819" table:display="true" table:show-details="true"/>
                <table:data-pilot-member table:name="39825" table:display="true" table:show-details="true"/>
                <table:data-pilot-member table:name="39826" table:display="true" table:show-details="true"/>
                <table:data-pilot-member table:name="39832" table:display="true" table:show-details="true"/>
                <table:data-pilot-member table:name="39839" table:display="true" table:show-details="true"/>
                <table:data-pilot-member table:name="39848" table:display="true" table:show-details="true"/>
                <table:data-pilot-member table:name="39886" table:display="true" table:show-details="true"/>
                <table:data-pilot-member table:name="39919" table:display="true" table:show-details="true"/>
                <table:data-pilot-member table:name="39931" table:display="true" table:show-details="true"/>
                <table:data-pilot-member table:name="39960" table:display="true" table:show-details="true"/>
                <table:data-pilot-member table:name="39987" table:display="true" table:show-details="true"/>
                <table:data-pilot-member table:name="39992" table:display="true" table:show-details="true"/>
                <table:data-pilot-member table:name="40003" table:display="true" table:show-details="true"/>
                <table:data-pilot-member table:name="40006" table:display="true" table:show-details="true"/>
                <table:data-pilot-member table:name="40007" table:display="true" table:show-details="true"/>
                <table:data-pilot-member table:name="40008" table:display="true" table:show-details="true"/>
                <table:data-pilot-member table:name="40013" table:display="true" table:show-details="true"/>
                <table:data-pilot-member table:name="40015" table:display="true" table:show-details="true"/>
                <table:data-pilot-member table:name="40021" table:display="true" table:show-details="true"/>
                <table:data-pilot-member table:name="40023" table:display="true" table:show-details="true"/>
                <table:data-pilot-member table:name="40025" table:display="true" table:show-details="true"/>
                <table:data-pilot-member table:name="40029" table:display="true" table:show-details="true"/>
                <table:data-pilot-member table:name="40031" table:display="true" table:show-details="true"/>
                <table:data-pilot-member table:name="40040" table:display="true" table:show-details="true"/>
                <table:data-pilot-member table:name="40070" table:display="true" table:show-details="true"/>
                <table:data-pilot-member table:name="40088" table:display="true" table:show-details="true"/>
                <table:data-pilot-member table:name="40089" table:display="true" table:show-details="true"/>
                <table:data-pilot-member table:name="40105" table:display="true" table:show-details="true"/>
                <table:data-pilot-member table:name="40106" table:display="true" table:show-details="true"/>
                <table:data-pilot-member table:name="40112" table:display="true" table:show-details="true"/>
                <table:data-pilot-member table:name="40116" table:display="true" table:show-details="true"/>
                <table:data-pilot-member table:name="40117" table:display="true" table:show-details="true"/>
                <table:data-pilot-member table:name="40124" table:display="true" table:show-details="true"/>
                <table:data-pilot-member table:name="40129" table:display="true" table:show-details="true"/>
                <table:data-pilot-member table:name="40140" table:display="true" table:show-details="true"/>
                <table:data-pilot-member table:name="40143" table:display="true" table:show-details="true"/>
                <table:data-pilot-member table:name="40146" table:display="true" table:show-details="true"/>
                <table:data-pilot-member table:name="40149" table:display="true" table:show-details="true"/>
                <table:data-pilot-member table:name="40156" table:display="true" table:show-details="true"/>
                <table:data-pilot-member table:name="40163" table:display="true" table:show-details="true"/>
                <table:data-pilot-member table:name="40167" table:display="true" table:show-details="true"/>
                <table:data-pilot-member table:name="40171" table:display="true" table:show-details="true"/>
                <table:data-pilot-member table:name="40180" table:display="true" table:show-details="true"/>
                <table:data-pilot-member table:name="40185" table:display="true" table:show-details="true"/>
                <table:data-pilot-member table:name="40189" table:display="true" table:show-details="true"/>
                <table:data-pilot-member table:name="40192" table:display="true" table:show-details="true"/>
                <table:data-pilot-member table:name="40193" table:display="true" table:show-details="true"/>
                <table:data-pilot-member table:name="40194" table:display="true" table:show-details="true"/>
                <table:data-pilot-member table:name="40198" table:display="true" table:show-details="true"/>
                <table:data-pilot-member table:name="40208" table:display="true" table:show-details="true"/>
                <table:data-pilot-member table:name="40211" table:display="true" table:show-details="true"/>
                <table:data-pilot-member table:name="40216" table:display="true" table:show-details="true"/>
                <table:data-pilot-member table:name="40241" table:display="true" table:show-details="true"/>
                <table:data-pilot-member table:name="40245" table:display="true" table:show-details="true"/>
                <table:data-pilot-member table:name="40246" table:display="true" table:show-details="true"/>
                <table:data-pilot-member table:name="40253" table:display="true" table:show-details="true"/>
                <table:data-pilot-member table:name="40264" table:display="true" table:show-details="true"/>
                <table:data-pilot-member table:name="40268" table:display="true" table:show-details="true"/>
                <table:data-pilot-member table:name="40269" table:display="true" table:show-details="true"/>
                <table:data-pilot-member table:name="40281" table:display="true" table:show-details="true"/>
                <table:data-pilot-member table:name="40293" table:display="true" table:show-details="true"/>
                <table:data-pilot-member table:name="40302" table:display="true" table:show-details="true"/>
                <table:data-pilot-member table:name="40306" table:display="true" table:show-details="true"/>
                <table:data-pilot-member table:name="40312" table:display="true" table:show-details="true"/>
                <table:data-pilot-member table:name="40322" table:display="true" table:show-details="true"/>
                <table:data-pilot-member table:name="40335" table:display="true" table:show-details="true"/>
                <table:data-pilot-member table:name="40341" table:display="true" table:show-details="true"/>
                <table:data-pilot-member table:name="40359" table:display="true" table:show-details="true"/>
                <table:data-pilot-member table:name="40363" table:display="true" table:show-details="true"/>
                <table:data-pilot-member table:name="40364" table:display="true" table:show-details="true"/>
                <table:data-pilot-member table:name="40379" table:display="true" table:show-details="true"/>
                <table:data-pilot-member table:name="40384" table:display="true" table:show-details="true"/>
                <table:data-pilot-member table:name="40388" table:display="true" table:show-details="true"/>
                <table:data-pilot-member table:name="40395" table:display="true" table:show-details="true"/>
                <table:data-pilot-member table:name="40399" table:display="true" table:show-details="true"/>
                <table:data-pilot-member table:name="40412" table:display="true" table:show-details="true"/>
                <table:data-pilot-member table:name="40413" table:display="true" table:show-details="true"/>
                <table:data-pilot-member table:name="40414" table:display="true" table:show-details="true"/>
                <table:data-pilot-member table:name="40435" table:display="true" table:show-details="true"/>
                <table:data-pilot-member table:name="40467" table:display="true" table:show-details="true"/>
                <table:data-pilot-member table:name="40468" table:display="true" table:show-details="true"/>
                <table:data-pilot-member table:name="40469" table:display="true" table:show-details="true"/>
                <table:data-pilot-member table:name="40471" table:display="true" table:show-details="true"/>
                <table:data-pilot-member table:name="40474" table:display="true" table:show-details="true"/>
                <table:data-pilot-member table:name="40478" table:display="true" table:show-details="true"/>
                <table:data-pilot-member table:name="40479" table:display="true" table:show-details="true"/>
                <table:data-pilot-member table:name="40499" table:display="true" table:show-details="true"/>
                <table:data-pilot-member table:name="40515" table:display="true" table:show-details="true"/>
                <table:data-pilot-member table:name="40521" table:display="true" table:show-details="true"/>
                <table:data-pilot-member table:name="40535" table:display="true" table:show-details="true"/>
                <table:data-pilot-member table:name="40540" table:display="true" table:show-details="true"/>
                <table:data-pilot-member table:name="40548" table:display="true" table:show-details="true"/>
                <table:data-pilot-member table:name="40562" table:display="true" table:show-details="true"/>
                <table:data-pilot-member table:name="40577" table:display="true" table:show-details="true"/>
                <table:data-pilot-member table:name="40579" table:display="true" table:show-details="true"/>
                <table:data-pilot-member table:name="40586" table:display="true" table:show-details="true"/>
                <table:data-pilot-member table:name="40587" table:display="true" table:show-details="true"/>
                <table:data-pilot-member table:name="40589" table:display="true" table:show-details="true"/>
                <table:data-pilot-member table:name="40598" table:display="true" table:show-details="true"/>
                <table:data-pilot-member table:name="40604" table:display="true" table:show-details="true"/>
                <table:data-pilot-member table:name="40606" table:display="true" table:show-details="true"/>
                <table:data-pilot-member table:name="40614" table:display="true" table:show-details="true"/>
                <table:data-pilot-member table:name="40632" table:display="true" table:show-details="true"/>
                <table:data-pilot-member table:name="40638" table:display="true" table:show-details="true"/>
                <table:data-pilot-member table:name="40639" table:display="true" table:show-details="true"/>
                <table:data-pilot-member table:name="40642" table:display="true" table:show-details="true"/>
                <table:data-pilot-member table:name="40648" table:display="true" table:show-details="true"/>
                <table:data-pilot-member table:name="40651" table:display="true" table:show-details="true"/>
                <table:data-pilot-member table:name="40674" table:display="true" table:show-details="true"/>
                <table:data-pilot-member table:name="40675" table:display="true" table:show-details="true"/>
                <table:data-pilot-member table:name="40676" table:display="true" table:show-details="true"/>
                <table:data-pilot-member table:name="40680" table:display="true" table:show-details="true"/>
                <table:data-pilot-member table:name="40685" table:display="true" table:show-details="true"/>
                <table:data-pilot-member table:name="40708" table:display="true" table:show-details="true"/>
                <table:data-pilot-member table:name="40711" table:display="true" table:show-details="true"/>
                <table:data-pilot-member table:name="40712" table:display="true" table:show-details="true"/>
                <table:data-pilot-member table:name="40719" table:display="true" table:show-details="true"/>
                <table:data-pilot-member table:name="40722" table:display="true" table:show-details="true"/>
                <table:data-pilot-member table:name="40724" table:display="true" table:show-details="true"/>
                <table:data-pilot-member table:name="40725" table:display="true" table:show-details="true"/>
                <table:data-pilot-member table:name="40727" table:display="true" table:show-details="true"/>
                <table:data-pilot-member table:name="40730" table:display="true" table:show-details="true"/>
                <table:data-pilot-member table:name="40732" table:display="true" table:show-details="true"/>
                <table:data-pilot-member table:name="40736" table:display="true" table:show-details="true"/>
                <table:data-pilot-member table:name="40743" table:display="true" table:show-details="true"/>
                <table:data-pilot-member table:name="40745" table:display="true" table:show-details="true"/>
                <table:data-pilot-member table:name="40752" table:display="true" table:show-details="true"/>
                <table:data-pilot-member table:name="40768" table:display="true" table:show-details="true"/>
                <table:data-pilot-member table:name="40789" table:display="true" table:show-details="true"/>
                <table:data-pilot-member table:name="40790" table:display="true" table:show-details="true"/>
                <table:data-pilot-member table:name="40794" table:display="true" table:show-details="true"/>
                <table:data-pilot-member table:name="40797" table:display="true" table:show-details="true"/>
                <table:data-pilot-member table:name="40798" table:display="true" table:show-details="true"/>
                <table:data-pilot-member table:name="40813" table:display="true" table:show-details="true"/>
                <table:data-pilot-member table:name="40823" table:display="true" table:show-details="true"/>
                <table:data-pilot-member table:name="40830" table:display="true" table:show-details="true"/>
                <table:data-pilot-member table:name="40837" table:display="true" table:show-details="true"/>
                <table:data-pilot-member table:name="40841" table:display="true" table:show-details="true"/>
                <table:data-pilot-member table:name="40842" table:display="true" table:show-details="true"/>
                <table:data-pilot-member table:name="40844" table:display="true" table:show-details="true"/>
                <table:data-pilot-member table:name="40849" table:display="true" table:show-details="true"/>
                <table:data-pilot-member table:name="40857" table:display="true" table:show-details="true"/>
                <table:data-pilot-member table:name="40868" table:display="true" table:show-details="true"/>
                <table:data-pilot-member table:name="40891" table:display="true" table:show-details="true"/>
                <table:data-pilot-member table:name="40900" table:display="true" table:show-details="true"/>
                <table:data-pilot-member table:name="40907" table:display="true" table:show-details="true"/>
                <table:data-pilot-member table:name="40918" table:display="true" table:show-details="true"/>
                <table:data-pilot-member table:name="40924" table:display="true" table:show-details="true"/>
                <table:data-pilot-member table:name="40928" table:display="true" table:show-details="true"/>
                <table:data-pilot-member table:name="40950" table:display="true" table:show-details="true"/>
                <table:data-pilot-member table:name="40952" table:display="true" table:show-details="true"/>
                <table:data-pilot-member table:name="40980" table:display="true" table:show-details="true"/>
                <table:data-pilot-member table:name="40998" table:display="true" table:show-details="true"/>
                <table:data-pilot-member table:name="41030" table:display="true" table:show-details="true"/>
                <table:data-pilot-member table:name="41038" table:display="true" table:show-details="true"/>
                <table:data-pilot-member table:name="41042" table:display="true" table:show-details="true"/>
                <table:data-pilot-member table:name="41044" table:display="true" table:show-details="true"/>
                <table:data-pilot-member table:name="41050" table:display="true" table:show-details="true"/>
                <table:data-pilot-member table:name="41060" table:display="true" table:show-details="true"/>
                <table:data-pilot-member table:name="41065" table:display="true" table:show-details="true"/>
                <table:data-pilot-member table:name="41066" table:display="true" table:show-details="true"/>
                <table:data-pilot-member table:name="41067" table:display="true" table:show-details="true"/>
                <table:data-pilot-member table:name="41071" table:display="true" table:show-details="true"/>
                <table:data-pilot-member table:name="41073" table:display="true" table:show-details="true"/>
                <table:data-pilot-member table:name="41075" table:display="true" table:show-details="true"/>
                <table:data-pilot-member table:name="41078" table:display="true" table:show-details="true"/>
                <table:data-pilot-member table:name="41080" table:display="true" table:show-details="true"/>
                <table:data-pilot-member table:name="41083" table:display="true" table:show-details="true"/>
                <table:data-pilot-member table:name="41085" table:display="true" table:show-details="true"/>
                <table:data-pilot-member table:name="41086" table:display="true" table:show-details="true"/>
                <table:data-pilot-member table:name="41103" table:display="true" table:show-details="true"/>
                <table:data-pilot-member table:name="41140" table:display="true" table:show-details="true"/>
                <table:data-pilot-member table:name="41146" table:display="true" table:show-details="true"/>
                <table:data-pilot-member table:name="41148" table:display="true" table:show-details="true"/>
                <table:data-pilot-member table:name="41155" table:display="true" table:show-details="true"/>
                <table:data-pilot-member table:name="41157" table:display="true" table:show-details="true"/>
                <table:data-pilot-member table:name="41173" table:display="true" table:show-details="true"/>
                <table:data-pilot-member table:name="41182" table:display="true" table:show-details="true"/>
                <table:data-pilot-member table:name="41219" table:display="true" table:show-details="true"/>
                <table:data-pilot-member table:name="41233" table:display="true" table:show-details="true"/>
                <table:data-pilot-member table:name="41238" table:display="true" table:show-details="true"/>
                <table:data-pilot-member table:name="41247" table:display="true" table:show-details="true"/>
                <table:data-pilot-member table:name="41248" table:display="true" table:show-details="true"/>
                <table:data-pilot-member table:name="41254" table:display="true" table:show-details="true"/>
                <table:data-pilot-member table:name="41262" table:display="true" table:show-details="true"/>
                <table:data-pilot-member table:name="41263" table:display="true" table:show-details="true"/>
                <table:data-pilot-member table:name="41288" table:display="true" table:show-details="true"/>
                <table:data-pilot-member table:name="41297" table:display="true" table:show-details="true"/>
                <table:data-pilot-member table:name="41312" table:display="true" table:show-details="true"/>
                <table:data-pilot-member table:name="41319" table:display="true" table:show-details="true"/>
                <table:data-pilot-member table:name="41320" table:display="true" table:show-details="true"/>
                <table:data-pilot-member table:name="41326" table:display="true" table:show-details="true"/>
                <table:data-pilot-member table:name="41335" table:display="true" table:show-details="true"/>
                <table:data-pilot-member table:name="41362" table:display="true" table:show-details="true"/>
                <table:data-pilot-member table:name="41364" table:display="true" table:show-details="true"/>
                <table:data-pilot-member table:name="41368" table:display="true" table:show-details="true"/>
                <table:data-pilot-member table:name="41382" table:display="true" table:show-details="true"/>
                <table:data-pilot-member table:name="41391" table:display="true" table:show-details="true"/>
                <table:data-pilot-member table:name="41400" table:display="true" table:show-details="true"/>
                <table:data-pilot-member table:name="41435" table:display="true" table:show-details="true"/>
                <table:data-pilot-member table:name="41445" table:display="true" table:show-details="true"/>
                <table:data-pilot-member table:name="41454" table:display="true" table:show-details="true"/>
                <table:data-pilot-member table:name="41459" table:display="true" table:show-details="true"/>
                <table:data-pilot-member table:name="41462" table:display="true" table:show-details="true"/>
                <table:data-pilot-member table:name="41464" table:display="true" table:show-details="true"/>
                <table:data-pilot-member table:name="41465" table:display="true" table:show-details="true"/>
                <table:data-pilot-member table:name="41466" table:display="true" table:show-details="true"/>
                <table:data-pilot-member table:name="41480" table:display="true" table:show-details="true"/>
                <table:data-pilot-member table:name="41482" table:display="true" table:show-details="true"/>
                <table:data-pilot-member table:name="41485" table:display="true" table:show-details="true"/>
                <table:data-pilot-member table:name="41488" table:display="true" table:show-details="true"/>
                <table:data-pilot-member table:name="41494" table:display="true" table:show-details="true"/>
                <table:data-pilot-member table:name="41500" table:display="true" table:show-details="true"/>
                <table:data-pilot-member table:name="41502" table:display="true" table:show-details="true"/>
                <table:data-pilot-member table:name="41517" table:display="true" table:show-details="true"/>
                <table:data-pilot-member table:name="41525" table:display="true" table:show-details="true"/>
                <table:data-pilot-member table:name="41538" table:display="true" table:show-details="true"/>
                <table:data-pilot-member table:name="41552" table:display="true" table:show-details="true"/>
                <table:data-pilot-member table:name="41556" table:display="true" table:show-details="true"/>
                <table:data-pilot-member table:name="41558" table:display="true" table:show-details="true"/>
                <table:data-pilot-member table:name="41563" table:display="true" table:show-details="true"/>
                <table:data-pilot-member table:name="41574" table:display="true" table:show-details="true"/>
                <table:data-pilot-member table:name="41581" table:display="true" table:show-details="true"/>
                <table:data-pilot-member table:name="41594" table:display="true" table:show-details="true"/>
                <table:data-pilot-member table:name="41601" table:display="true" table:show-details="true"/>
                <table:data-pilot-member table:name="41604" table:display="true" table:show-details="true"/>
                <table:data-pilot-member table:name="41606" table:display="true" table:show-details="true"/>
                <table:data-pilot-member table:name="41611" table:display="true" table:show-details="true"/>
                <table:data-pilot-member table:name="41612" table:display="true" table:show-details="true"/>
                <table:data-pilot-member table:name="41621" table:display="true" table:show-details="true"/>
                <table:data-pilot-member table:name="41627" table:display="true" table:show-details="true"/>
                <table:data-pilot-member table:name="41630" table:display="true" table:show-details="true"/>
                <table:data-pilot-member table:name="41658" table:display="true" table:show-details="true"/>
                <table:data-pilot-member table:name="41659" table:display="true" table:show-details="true"/>
                <table:data-pilot-member table:name="41660" table:display="true" table:show-details="true"/>
                <table:data-pilot-member table:name="41663" table:display="true" table:show-details="true"/>
                <table:data-pilot-member table:name="41664" table:display="true" table:show-details="true"/>
                <table:data-pilot-member table:name="41674" table:display="true" table:show-details="true"/>
                <table:data-pilot-member table:name="41680" table:display="true" table:show-details="true"/>
                <table:data-pilot-member table:name="41695" table:display="true" table:show-details="true"/>
                <table:data-pilot-member table:name="41701" table:display="true" table:show-details="true"/>
                <table:data-pilot-member table:name="41713" table:display="true" table:show-details="true"/>
                <table:data-pilot-member table:name="41728" table:display="true" table:show-details="true"/>
                <table:data-pilot-member table:name="41731" table:display="true" table:show-details="true"/>
                <table:data-pilot-member table:name="41733" table:display="true" table:show-details="true"/>
                <table:data-pilot-member table:name="41743" table:display="true" table:show-details="true"/>
                <table:data-pilot-member table:name="41747" table:display="true" table:show-details="true"/>
                <table:data-pilot-member table:name="41752" table:display="true" table:show-details="true"/>
                <table:data-pilot-member table:name="41753" table:display="true" table:show-details="true"/>
                <table:data-pilot-member table:name="41769" table:display="true" table:show-details="true"/>
                <table:data-pilot-member table:name="41773" table:display="true" table:show-details="true"/>
                <table:data-pilot-member table:name="41781" table:display="true" table:show-details="true"/>
                <table:data-pilot-member table:name="41789" table:display="true" table:show-details="true"/>
                <table:data-pilot-member table:name="41799" table:display="true" table:show-details="true"/>
                <table:data-pilot-member table:name="41801" table:display="true" table:show-details="true"/>
                <table:data-pilot-member table:name="41823" table:display="true" table:show-details="true"/>
                <table:data-pilot-member table:name="41825" table:display="true" table:show-details="true"/>
                <table:data-pilot-member table:name="41831" table:display="true" table:show-details="true"/>
                <table:data-pilot-member table:name="41842" table:display="true" table:show-details="true"/>
                <table:data-pilot-member table:name="41848" table:display="true" table:show-details="true"/>
                <table:data-pilot-member table:name="41853" table:display="true" table:show-details="true"/>
                <table:data-pilot-member table:name="41869" table:display="true" table:show-details="true"/>
                <table:data-pilot-member table:name="41870" table:display="true" table:show-details="true"/>
                <table:data-pilot-member table:name="41872" table:display="true" table:show-details="true"/>
                <table:data-pilot-member table:name="41898" table:display="true" table:show-details="true"/>
                <table:data-pilot-member table:name="41902" table:display="true" table:show-details="true"/>
                <table:data-pilot-member table:name="41916" table:display="true" table:show-details="true"/>
                <table:data-pilot-member table:name="41942" table:display="true" table:show-details="true"/>
                <table:data-pilot-member table:name="41943" table:display="true" table:show-details="true"/>
                <table:data-pilot-member table:name="41947" table:display="true" table:show-details="true"/>
                <table:data-pilot-member table:name="41948" table:display="true" table:show-details="true"/>
                <table:data-pilot-member table:name="41961" table:display="true" table:show-details="true"/>
                <table:data-pilot-member table:name="41965" table:display="true" table:show-details="true"/>
                <table:data-pilot-member table:name="41979" table:display="true" table:show-details="true"/>
                <table:data-pilot-member table:name="41984" table:display="true" table:show-details="true"/>
                <table:data-pilot-member table:name="41988" table:display="true" table:show-details="true"/>
                <table:data-pilot-member table:name="41989" table:display="true" table:show-details="true"/>
                <table:data-pilot-member table:name="41997" table:display="true" table:show-details="true"/>
                <table:data-pilot-member table:name="42001" table:display="true" table:show-details="true"/>
                <table:data-pilot-member table:name="42018" table:display="true" table:show-details="true"/>
                <table:data-pilot-member table:name="42019" table:display="true" table:show-details="true"/>
                <table:data-pilot-member table:name="42021" table:display="true" table:show-details="true"/>
                <table:data-pilot-member table:name="42022" table:display="true" table:show-details="true"/>
                <table:data-pilot-member table:name="42040" table:display="true" table:show-details="true"/>
                <table:data-pilot-member table:name="42042" table:display="true" table:show-details="true"/>
                <table:data-pilot-member table:name="42045" table:display="true" table:show-details="true"/>
                <table:data-pilot-member table:name="42046" table:display="true" table:show-details="true"/>
                <table:data-pilot-member table:name="42050" table:display="true" table:show-details="true"/>
                <table:data-pilot-member table:name="42054" table:display="true" table:show-details="true"/>
                <table:data-pilot-member table:name="42056" table:display="true" table:show-details="true"/>
                <table:data-pilot-member table:name="42062" table:display="true" table:show-details="true"/>
                <table:data-pilot-member table:name="42077" table:display="true" table:show-details="true"/>
                <table:data-pilot-member table:name="42078" table:display="true" table:show-details="true"/>
                <table:data-pilot-member table:name="42089" table:display="true" table:show-details="true"/>
                <table:data-pilot-member table:name="42100" table:display="true" table:show-details="true"/>
                <table:data-pilot-member table:name="42115" table:display="true" table:show-details="true"/>
                <table:data-pilot-member table:name="42116" table:display="true" table:show-details="true"/>
                <table:data-pilot-member table:name="42124" table:display="true" table:show-details="true"/>
                <table:data-pilot-member table:name="42136" table:display="true" table:show-details="true"/>
                <table:data-pilot-member table:name="42137" table:display="true" table:show-details="true"/>
                <table:data-pilot-member table:name="42151" table:display="true" table:show-details="true"/>
                <table:data-pilot-member table:name="42156" table:display="true" table:show-details="true"/>
                <table:data-pilot-member table:name="42173" table:display="true" table:show-details="true"/>
                <table:data-pilot-member table:name="42185" table:display="true" table:show-details="true"/>
                <table:data-pilot-member table:name="42189" table:display="true" table:show-details="true"/>
                <table:data-pilot-member table:name="42191" table:display="true" table:show-details="true"/>
                <table:data-pilot-member table:name="42206" table:display="true" table:show-details="true"/>
                <table:data-pilot-member table:name="42216" table:display="true" table:show-details="true"/>
                <table:data-pilot-member table:name="42237" table:display="true" table:show-details="true"/>
                <table:data-pilot-member table:name="42242" table:display="true" table:show-details="true"/>
                <table:data-pilot-member table:name="42259" table:display="true" table:show-details="true"/>
                <table:data-pilot-member table:name="42260" table:display="true" table:show-details="true"/>
                <table:data-pilot-member table:name="42269" table:display="true" table:show-details="true"/>
                <table:data-pilot-member table:name="42271" table:display="true" table:show-details="true"/>
                <table:data-pilot-member table:name="42273" table:display="true" table:show-details="true"/>
                <table:data-pilot-member table:name="42274" table:display="true" table:show-details="true"/>
                <table:data-pilot-member table:name="42297" table:display="true" table:show-details="true"/>
                <table:data-pilot-member table:name="42302" table:display="true" table:show-details="true"/>
                <table:data-pilot-member table:name="42310" table:display="true" table:show-details="true"/>
                <table:data-pilot-member table:name="42315" table:display="true" table:show-details="true"/>
                <table:data-pilot-member table:name="42318" table:display="true" table:show-details="true"/>
                <table:data-pilot-member table:name="42322" table:display="true" table:show-details="true"/>
                <table:data-pilot-member table:name="42332" table:display="true" table:show-details="true"/>
                <table:data-pilot-member table:name="42339" table:display="true" table:show-details="true"/>
                <table:data-pilot-member table:name="42343" table:display="true" table:show-details="true"/>
                <table:data-pilot-member table:name="42353" table:display="true" table:show-details="true"/>
                <table:data-pilot-member table:name="42358" table:display="true" table:show-details="true"/>
                <table:data-pilot-member table:name="42359" table:display="true" table:show-details="true"/>
                <table:data-pilot-member table:name="42372" table:display="true" table:show-details="true"/>
                <table:data-pilot-member table:name="42379" table:display="true" table:show-details="true"/>
                <table:data-pilot-member table:name="42386" table:display="true" table:show-details="true"/>
                <table:data-pilot-member table:name="42388" table:display="true" table:show-details="true"/>
                <table:data-pilot-member table:name="42389" table:display="true" table:show-details="true"/>
                <table:data-pilot-member table:name="42411" table:display="true" table:show-details="true"/>
                <table:data-pilot-member table:name="42416" table:display="true" table:show-details="true"/>
                <table:data-pilot-member table:name="42417" table:display="true" table:show-details="true"/>
                <table:data-pilot-member table:name="42419" table:display="true" table:show-details="true"/>
                <table:data-pilot-member table:name="42422" table:display="true" table:show-details="true"/>
                <table:data-pilot-member table:name="42431" table:display="true" table:show-details="true"/>
                <table:data-pilot-member table:name="42433" table:display="true" table:show-details="true"/>
                <table:data-pilot-member table:name="42435" table:display="true" table:show-details="true"/>
                <table:data-pilot-member table:name="42438" table:display="true" table:show-details="true"/>
                <table:data-pilot-member table:name="42452" table:display="true" table:show-details="true"/>
                <table:data-pilot-member table:name="42460" table:display="true" table:show-details="true"/>
                <table:data-pilot-member table:name="42465" table:display="true" table:show-details="true"/>
                <table:data-pilot-member table:name="42495" table:display="true" table:show-details="true"/>
                <table:data-pilot-member table:name="42500" table:display="true" table:show-details="true"/>
                <table:data-pilot-member table:name="42502" table:display="true" table:show-details="true"/>
                <table:data-pilot-member table:name="42509" table:display="true" table:show-details="true"/>
                <table:data-pilot-member table:name="42514" table:display="true" table:show-details="true"/>
                <table:data-pilot-member table:name="42520" table:display="true" table:show-details="true"/>
                <table:data-pilot-member table:name="42521" table:display="true" table:show-details="true"/>
                <table:data-pilot-member table:name="42538" table:display="true" table:show-details="true"/>
                <table:data-pilot-member table:name="42552" table:display="true" table:show-details="true"/>
                <table:data-pilot-member table:name="42555" table:display="true" table:show-details="true"/>
                <table:data-pilot-member table:name="42556" table:display="true" table:show-details="true"/>
                <table:data-pilot-member table:name="42558" table:display="true" table:show-details="true"/>
                <table:data-pilot-member table:name="42572" table:display="true" table:show-details="true"/>
                <table:data-pilot-member table:name="42583" table:display="true" table:show-details="true"/>
                <table:data-pilot-member table:name="42588" table:display="true" table:show-details="true"/>
                <table:data-pilot-member table:name="42596" table:display="true" table:show-details="true"/>
                <table:data-pilot-member table:name="42616" table:display="true" table:show-details="true"/>
                <table:data-pilot-member table:name="42618" table:display="true" table:show-details="true"/>
                <table:data-pilot-member table:name="42630" table:display="true" table:show-details="true"/>
                <table:data-pilot-member table:name="42661" table:display="true" table:show-details="true"/>
                <table:data-pilot-member table:name="42669" table:display="true" table:show-details="true"/>
                <table:data-pilot-member table:name="42670" table:display="true" table:show-details="true"/>
                <table:data-pilot-member table:name="42698" table:display="true" table:show-details="true"/>
                <table:data-pilot-member table:name="42700" table:display="true" table:show-details="true"/>
                <table:data-pilot-member table:name="42722" table:display="true" table:show-details="true"/>
                <table:data-pilot-member table:name="42723" table:display="true" table:show-details="true"/>
                <table:data-pilot-member table:name="42726" table:display="true" table:show-details="true"/>
                <table:data-pilot-member table:name="42733" table:display="true" table:show-details="true"/>
                <table:data-pilot-member table:name="42741" table:display="true" table:show-details="true"/>
                <table:data-pilot-member table:name="42754" table:display="true" table:show-details="true"/>
                <table:data-pilot-member table:name="42755" table:display="true" table:show-details="true"/>
                <table:data-pilot-member table:name="42772" table:display="true" table:show-details="true"/>
                <table:data-pilot-member table:name="42784" table:display="true" table:show-details="true"/>
                <table:data-pilot-member table:name="42787" table:display="true" table:show-details="true"/>
                <table:data-pilot-member table:name="42795" table:display="true" table:show-details="true"/>
                <table:data-pilot-member table:name="42808" table:display="true" table:show-details="true"/>
                <table:data-pilot-member table:name="42815" table:display="true" table:show-details="true"/>
                <table:data-pilot-member table:name="42816" table:display="true" table:show-details="true"/>
                <table:data-pilot-member table:name="42817" table:display="true" table:show-details="true"/>
                <table:data-pilot-member table:name="42821" table:display="true" table:show-details="true"/>
                <table:data-pilot-member table:name="42827" table:display="true" table:show-details="true"/>
                <table:data-pilot-member table:name="42841" table:display="true" table:show-details="true"/>
                <table:data-pilot-member table:name="42849" table:display="true" table:show-details="true"/>
                <table:data-pilot-member table:name="42850" table:display="true" table:show-details="true"/>
                <table:data-pilot-member table:name="42853" table:display="true" table:show-details="true"/>
                <table:data-pilot-member table:name="42861" table:display="true" table:show-details="true"/>
                <table:data-pilot-member table:name="42862" table:display="true" table:show-details="true"/>
                <table:data-pilot-member table:name="42873" table:display="true" table:show-details="true"/>
                <table:data-pilot-member table:name="42875" table:display="true" table:show-details="true"/>
                <table:data-pilot-member table:name="42880" table:display="true" table:show-details="true"/>
                <table:data-pilot-member table:name="42897" table:display="true" table:show-details="true"/>
                <table:data-pilot-member table:name="42909" table:display="true" table:show-details="true"/>
                <table:data-pilot-member table:name="42934" table:display="true" table:show-details="true"/>
                <table:data-pilot-member table:name="42944" table:display="true" table:show-details="true"/>
                <table:data-pilot-member table:name="42947" table:display="true" table:show-details="true"/>
                <table:data-pilot-member table:name="42959" table:display="true" table:show-details="true"/>
                <table:data-pilot-member table:name="42960" table:display="true" table:show-details="true"/>
                <table:data-pilot-member table:name="42966" table:display="true" table:show-details="true"/>
                <table:data-pilot-member table:name="42969" table:display="true" table:show-details="true"/>
                <table:data-pilot-member table:name="42971" table:display="true" table:show-details="true"/>
                <table:data-pilot-member table:name="42987" table:display="true" table:show-details="true"/>
                <table:data-pilot-member table:name="42988" table:display="true" table:show-details="true"/>
                <table:data-pilot-member table:name="42991" table:display="true" table:show-details="true"/>
                <table:data-pilot-member table:name="43007" table:display="true" table:show-details="true"/>
                <table:data-pilot-member table:name="43011" table:display="true" table:show-details="true"/>
                <table:data-pilot-member table:name="43035" table:display="true" table:show-details="true"/>
                <table:data-pilot-member table:name="43036" table:display="true" table:show-details="true"/>
                <table:data-pilot-member table:name="43040" table:display="true" table:show-details="true"/>
                <table:data-pilot-member table:name="43057" table:display="true" table:show-details="true"/>
                <table:data-pilot-member table:name="43065" table:display="true" table:show-details="true"/>
                <table:data-pilot-member table:name="43067" table:display="true" table:show-details="true"/>
                <table:data-pilot-member table:name="43069" table:display="true" table:show-details="true"/>
                <table:data-pilot-member table:name="43076" table:display="true" table:show-details="true"/>
                <table:data-pilot-member table:name="43082" table:display="true" table:show-details="true"/>
                <table:data-pilot-member table:name="43090" table:display="true" table:show-details="true"/>
                <table:data-pilot-member table:name="43111" table:display="true" table:show-details="true"/>
                <table:data-pilot-member table:name="43123" table:display="true" table:show-details="true"/>
                <table:data-pilot-member table:name="43130" table:display="true" table:show-details="true"/>
                <table:data-pilot-member table:name="43133" table:display="true" table:show-details="true"/>
                <table:data-pilot-member table:name="43135" table:display="true" table:show-details="true"/>
                <table:data-pilot-member table:name="43138" table:display="true" table:show-details="true"/>
                <table:data-pilot-member table:name="43158" table:display="true" table:show-details="true"/>
                <table:data-pilot-member table:name="43164" table:display="true" table:show-details="true"/>
                <table:data-pilot-member table:name="43168" table:display="true" table:show-details="true"/>
                <table:data-pilot-member table:name="43182" table:display="true" table:show-details="true"/>
                <table:data-pilot-member table:name="43184" table:display="true" table:show-details="true"/>
                <table:data-pilot-member table:name="43192" table:display="true" table:show-details="true"/>
                <table:data-pilot-member table:name="43205" table:display="true" table:show-details="true"/>
                <table:data-pilot-member table:name="43209" table:display="true" table:show-details="true"/>
                <table:data-pilot-member table:name="43220" table:display="true" table:show-details="true"/>
                <table:data-pilot-member table:name="43237" table:display="true" table:show-details="true"/>
                <table:data-pilot-member table:name="43250" table:display="true" table:show-details="true"/>
                <table:data-pilot-member table:name="43254" table:display="true" table:show-details="true"/>
                <table:data-pilot-member table:name="43263" table:display="true" table:show-details="true"/>
                <table:data-pilot-member table:name="43267" table:display="true" table:show-details="true"/>
                <table:data-pilot-member table:name="43273" table:display="true" table:show-details="true"/>
                <table:data-pilot-member table:name="43277" table:display="true" table:show-details="true"/>
                <table:data-pilot-member table:name="43286" table:display="true" table:show-details="true"/>
                <table:data-pilot-member table:name="43322" table:display="true" table:show-details="true"/>
                <table:data-pilot-member table:name="43331" table:display="true" table:show-details="true"/>
                <table:data-pilot-member table:name="43332" table:display="true" table:show-details="true"/>
                <table:data-pilot-member table:name="43342" table:display="true" table:show-details="true"/>
                <table:data-pilot-member table:name="43351" table:display="true" table:show-details="true"/>
                <table:data-pilot-member table:name="43358" table:display="true" table:show-details="true"/>
                <table:data-pilot-member table:name="43368" table:display="true" table:show-details="true"/>
                <table:data-pilot-member table:name="43374" table:display="true" table:show-details="true"/>
                <table:data-pilot-member table:name="43376" table:display="true" table:show-details="true"/>
                <table:data-pilot-member table:name="43378" table:display="true" table:show-details="true"/>
                <table:data-pilot-member table:name="43380" table:display="true" table:show-details="true"/>
                <table:data-pilot-member table:name="43395" table:display="true" table:show-details="true"/>
                <table:data-pilot-member table:name="43398" table:display="true" table:show-details="true"/>
                <table:data-pilot-member table:name="43404" table:display="true" table:show-details="true"/>
                <table:data-pilot-member table:name="43416" table:display="true" table:show-details="true"/>
                <table:data-pilot-member table:name="43423" table:display="true" table:show-details="true"/>
                <table:data-pilot-member table:name="43424" table:display="true" table:show-details="true"/>
                <table:data-pilot-member table:name="43439" table:display="true" table:show-details="true"/>
                <table:data-pilot-member table:name="43441" table:display="true" table:show-details="true"/>
                <table:data-pilot-member table:name="43446" table:display="true" table:show-details="true"/>
                <table:data-pilot-member table:name="43449" table:display="true" table:show-details="true"/>
                <table:data-pilot-member table:name="43450" table:display="true" table:show-details="true"/>
                <table:data-pilot-member table:name="43463" table:display="true" table:show-details="true"/>
                <table:data-pilot-member table:name="43465" table:display="true" table:show-details="true"/>
                <table:data-pilot-member table:name="43469" table:display="true" table:show-details="true"/>
                <table:data-pilot-member table:name="43476" table:display="true" table:show-details="true"/>
                <table:data-pilot-member table:name="43480" table:display="true" table:show-details="true"/>
                <table:data-pilot-member table:name="43481" table:display="true" table:show-details="true"/>
                <table:data-pilot-member table:name="43496" table:display="true" table:show-details="true"/>
                <table:data-pilot-member table:name="43510" table:display="true" table:show-details="true"/>
                <table:data-pilot-member table:name="43539" table:display="true" table:show-details="true"/>
                <table:data-pilot-member table:name="43556" table:display="true" table:show-details="true"/>
                <table:data-pilot-member table:name="43564" table:display="true" table:show-details="true"/>
                <table:data-pilot-member table:name="43618" table:display="true" table:show-details="true"/>
                <table:data-pilot-member table:name="43619" table:display="true" table:show-details="true"/>
                <table:data-pilot-member table:name="43621" table:display="true" table:show-details="true"/>
                <table:data-pilot-member table:name="43637" table:display="true" table:show-details="true"/>
                <table:data-pilot-member table:name="43646" table:display="true" table:show-details="true"/>
                <table:data-pilot-member table:name="43659" table:display="true" table:show-details="true"/>
                <table:data-pilot-member table:name="43661" table:display="true" table:show-details="true"/>
                <table:data-pilot-member table:name="43673" table:display="true" table:show-details="true"/>
                <table:data-pilot-member table:name="43691" table:display="true" table:show-details="true"/>
                <table:data-pilot-member table:name="43714" table:display="true" table:show-details="true"/>
                <table:data-pilot-member table:name="43723" table:display="true" table:show-details="true"/>
                <table:data-pilot-member table:name="43725" table:display="true" table:show-details="true"/>
                <table:data-pilot-member table:name="43733" table:display="true" table:show-details="true"/>
                <table:data-pilot-member table:name="43735" table:display="true" table:show-details="true"/>
                <table:data-pilot-member table:name="43739" table:display="true" table:show-details="true"/>
                <table:data-pilot-member table:name="43741" table:display="true" table:show-details="true"/>
                <table:data-pilot-member table:name="43744" table:display="true" table:show-details="true"/>
                <table:data-pilot-member table:name="43748" table:display="true" table:show-details="true"/>
                <table:data-pilot-member table:name="43750" table:display="true" table:show-details="true"/>
                <table:data-pilot-member table:name="43764" table:display="true" table:show-details="true"/>
                <table:data-pilot-member table:name="43767" table:display="true" table:show-details="true"/>
                <table:data-pilot-member table:name="43769" table:display="true" table:show-details="true"/>
                <table:data-pilot-member table:name="43771" table:display="true" table:show-details="true"/>
                <table:data-pilot-member table:name="43806" table:display="true" table:show-details="true"/>
                <table:data-pilot-member table:name="43820" table:display="true" table:show-details="true"/>
                <table:data-pilot-member table:name="43837" table:display="true" table:show-details="true"/>
                <table:data-pilot-member table:name="43838" table:display="true" table:show-details="true"/>
                <table:data-pilot-member table:name="43844" table:display="true" table:show-details="true"/>
                <table:data-pilot-member table:name="43846" table:display="true" table:show-details="true"/>
                <table:data-pilot-member table:name="43855" table:display="true" table:show-details="true"/>
                <table:data-pilot-member table:name="43857" table:display="true" table:show-details="true"/>
                <table:data-pilot-member table:name="43863" table:display="true" table:show-details="true"/>
                <table:data-pilot-member table:name="43871" table:display="true" table:show-details="true"/>
                <table:data-pilot-member table:name="43879" table:display="true" table:show-details="true"/>
                <table:data-pilot-member table:name="43882" table:display="true" table:show-details="true"/>
                <table:data-pilot-member table:name="43888" table:display="true" table:show-details="true"/>
                <table:data-pilot-member table:name="43905" table:display="true" table:show-details="true"/>
                <table:data-pilot-member table:name="43915" table:display="true" table:show-details="true"/>
                <table:data-pilot-member table:name="43920" table:display="true" table:show-details="true"/>
                <table:data-pilot-member table:name="43926" table:display="true" table:show-details="true"/>
                <table:data-pilot-member table:name="43928" table:display="true" table:show-details="true"/>
                <table:data-pilot-member table:name="43932" table:display="true" table:show-details="true"/>
                <table:data-pilot-member table:name="43937" table:display="true" table:show-details="true"/>
                <table:data-pilot-member table:name="43940" table:display="true" table:show-details="true"/>
                <table:data-pilot-member table:name="43944" table:display="true" table:show-details="true"/>
                <table:data-pilot-member table:name="43952" table:display="true" table:show-details="true"/>
                <table:data-pilot-member table:name="43954" table:display="true" table:show-details="true"/>
                <table:data-pilot-member table:name="43958" table:display="true" table:show-details="true"/>
                <table:data-pilot-member table:name="43959" table:display="true" table:show-details="true"/>
                <table:data-pilot-member table:name="43960" table:display="true" table:show-details="true"/>
                <table:data-pilot-member table:name="43964" table:display="true" table:show-details="true"/>
                <table:data-pilot-member table:name="43971" table:display="true" table:show-details="true"/>
                <table:data-pilot-member table:name="43972" table:display="true" table:show-details="true"/>
                <table:data-pilot-member table:name="43974" table:display="true" table:show-details="true"/>
                <table:data-pilot-member table:name="44004" table:display="true" table:show-details="true"/>
                <table:data-pilot-member table:name="44010" table:display="true" table:show-details="true"/>
                <table:data-pilot-member table:name="44013" table:display="true" table:show-details="true"/>
                <table:data-pilot-member table:name="44014" table:display="true" table:show-details="true"/>
                <table:data-pilot-member table:name="44030" table:display="true" table:show-details="true"/>
                <table:data-pilot-member table:name="44036" table:display="true" table:show-details="true"/>
                <table:data-pilot-member table:name="44039" table:display="true" table:show-details="true"/>
                <table:data-pilot-member table:name="44064" table:display="true" table:show-details="true"/>
                <table:data-pilot-member table:name="44081" table:display="true" table:show-details="true"/>
                <table:data-pilot-member table:name="44085" table:display="true" table:show-details="true"/>
                <table:data-pilot-member table:name="44089" table:display="true" table:show-details="true"/>
                <table:data-pilot-member table:name="44091" table:display="true" table:show-details="true"/>
                <table:data-pilot-member table:name="44092" table:display="true" table:show-details="true"/>
                <table:data-pilot-member table:name="44094" table:display="true" table:show-details="true"/>
                <table:data-pilot-member table:name="44101" table:display="true" table:show-details="true"/>
                <table:data-pilot-member table:name="44128" table:display="true" table:show-details="true"/>
                <table:data-pilot-member table:name="44134" table:display="true" table:show-details="true"/>
                <table:data-pilot-member table:name="44141" table:display="true" table:show-details="true"/>
                <table:data-pilot-member table:name="44146" table:display="true" table:show-details="true"/>
                <table:data-pilot-member table:name="44148" table:display="true" table:show-details="true"/>
                <table:data-pilot-member table:name="44150" table:display="true" table:show-details="true"/>
                <table:data-pilot-member table:name="44154" table:display="true" table:show-details="true"/>
                <table:data-pilot-member table:name="44156" table:display="true" table:show-details="true"/>
                <table:data-pilot-member table:name="44160" table:display="true" table:show-details="true"/>
                <table:data-pilot-member table:name="44161" table:display="true" table:show-details="true"/>
                <table:data-pilot-member table:name="44171" table:display="true" table:show-details="true"/>
                <table:data-pilot-member table:name="44174" table:display="true" table:show-details="true"/>
                <table:data-pilot-member table:name="44177" table:display="true" table:show-details="true"/>
                <table:data-pilot-member table:name="44180" table:display="true" table:show-details="true"/>
                <table:data-pilot-member table:name="44181" table:display="true" table:show-details="true"/>
                <table:data-pilot-member table:name="44187" table:display="true" table:show-details="true"/>
                <table:data-pilot-member table:name="44193" table:display="true" table:show-details="true"/>
                <table:data-pilot-member table:name="44230" table:display="true" table:show-details="true"/>
                <table:data-pilot-member table:name="44235" table:display="true" table:show-details="true"/>
                <table:data-pilot-member table:name="44237" table:display="true" table:show-details="true"/>
                <table:data-pilot-member table:name="44241" table:display="true" table:show-details="true"/>
                <table:data-pilot-member table:name="44247" table:display="true" table:show-details="true"/>
                <table:data-pilot-member table:name="44271" table:display="true" table:show-details="true"/>
                <table:data-pilot-member table:name="44273" table:display="true" table:show-details="true"/>
                <table:data-pilot-member table:name="44285" table:display="true" table:show-details="true"/>
                <table:data-pilot-member table:name="44290" table:display="true" table:show-details="true"/>
                <table:data-pilot-member table:name="44293" table:display="true" table:show-details="true"/>
                <table:data-pilot-member table:name="44309" table:display="true" table:show-details="true"/>
                <table:data-pilot-member table:name="44314" table:display="true" table:show-details="true"/>
                <table:data-pilot-member table:name="44326" table:display="true" table:show-details="true"/>
                <table:data-pilot-member table:name="44344" table:display="true" table:show-details="true"/>
                <table:data-pilot-member table:name="44349" table:display="true" table:show-details="true"/>
                <table:data-pilot-member table:name="44352" table:display="true" table:show-details="true"/>
                <table:data-pilot-member table:name="44361" table:display="true" table:show-details="true"/>
                <table:data-pilot-member table:name="44383" table:display="true" table:show-details="true"/>
                <table:data-pilot-member table:name="44392" table:display="true" table:show-details="true"/>
                <table:data-pilot-member table:name="44395" table:display="true" table:show-details="true"/>
                <table:data-pilot-member table:name="44400" table:display="true" table:show-details="true"/>
                <table:data-pilot-member table:name="44415" table:display="true" table:show-details="true"/>
                <table:data-pilot-member table:name="44422" table:display="true" table:show-details="true"/>
                <table:data-pilot-member table:name="44430" table:display="true" table:show-details="true"/>
                <table:data-pilot-member table:name="44435" table:display="true" table:show-details="true"/>
                <table:data-pilot-member table:name="44436" table:display="true" table:show-details="true"/>
                <table:data-pilot-member table:name="44438" table:display="true" table:show-details="true"/>
                <table:data-pilot-member table:name="44457" table:display="true" table:show-details="true"/>
                <table:data-pilot-member table:name="44460" table:display="true" table:show-details="true"/>
                <table:data-pilot-member table:name="44462" table:display="true" table:show-details="true"/>
                <table:data-pilot-member table:name="44466" table:display="true" table:show-details="true"/>
                <table:data-pilot-member table:name="44469" table:display="true" table:show-details="true"/>
                <table:data-pilot-member table:name="44474" table:display="true" table:show-details="true"/>
                <table:data-pilot-member table:name="44476" table:display="true" table:show-details="true"/>
                <table:data-pilot-member table:name="44482" table:display="true" table:show-details="true"/>
                <table:data-pilot-member table:name="44494" table:display="true" table:show-details="true"/>
                <table:data-pilot-member table:name="44498" table:display="true" table:show-details="true"/>
                <table:data-pilot-member table:name="44499" table:display="true" table:show-details="true"/>
                <table:data-pilot-member table:name="44528" table:display="true" table:show-details="true"/>
                <table:data-pilot-member table:name="44529" table:display="true" table:show-details="true"/>
                <table:data-pilot-member table:name="44536" table:display="true" table:show-details="true"/>
                <table:data-pilot-member table:name="44539" table:display="true" table:show-details="true"/>
                <table:data-pilot-member table:name="44542" table:display="true" table:show-details="true"/>
                <table:data-pilot-member table:name="44545" table:display="true" table:show-details="true"/>
                <table:data-pilot-member table:name="44547" table:display="true" table:show-details="true"/>
                <table:data-pilot-member table:name="44561" table:display="true" table:show-details="true"/>
                <table:data-pilot-member table:name="44563" table:display="true" table:show-details="true"/>
                <table:data-pilot-member table:name="44577" table:display="true" table:show-details="true"/>
                <table:data-pilot-member table:name="44583" table:display="true" table:show-details="true"/>
                <table:data-pilot-member table:name="44585" table:display="true" table:show-details="true"/>
                <table:data-pilot-member table:name="44588" table:display="true" table:show-details="true"/>
                <table:data-pilot-member table:name="44598" table:display="true" table:show-details="true"/>
                <table:data-pilot-member table:name="44602" table:display="true" table:show-details="true"/>
                <table:data-pilot-member table:name="44608" table:display="true" table:show-details="true"/>
                <table:data-pilot-member table:name="44623" table:display="true" table:show-details="true"/>
                <table:data-pilot-member table:name="44648" table:display="true" table:show-details="true"/>
                <table:data-pilot-member table:name="44656" table:display="true" table:show-details="true"/>
                <table:data-pilot-member table:name="44662" table:display="true" table:show-details="true"/>
                <table:data-pilot-member table:name="44666" table:display="true" table:show-details="true"/>
                <table:data-pilot-member table:name="44675" table:display="true" table:show-details="true"/>
                <table:data-pilot-member table:name="44676" table:display="true" table:show-details="true"/>
                <table:data-pilot-member table:name="44692" table:display="true" table:show-details="true"/>
                <table:data-pilot-member table:name="44695" table:display="true" table:show-details="true"/>
                <table:data-pilot-member table:name="44704" table:display="true" table:show-details="true"/>
                <table:data-pilot-member table:name="44706" table:display="true" table:show-details="true"/>
                <table:data-pilot-member table:name="44708" table:display="true" table:show-details="true"/>
                <table:data-pilot-member table:name="44711" table:display="true" table:show-details="true"/>
                <table:data-pilot-member table:name="44715" table:display="true" table:show-details="true"/>
                <table:data-pilot-member table:name="44721" table:display="true" table:show-details="true"/>
                <table:data-pilot-member table:name="44725" table:display="true" table:show-details="true"/>
                <table:data-pilot-member table:name="44731" table:display="true" table:show-details="true"/>
                <table:data-pilot-member table:name="44733" table:display="true" table:show-details="true"/>
                <table:data-pilot-member table:name="44734" table:display="true" table:show-details="true"/>
                <table:data-pilot-member table:name="44740" table:display="true" table:show-details="true"/>
                <table:data-pilot-member table:name="44741" table:display="true" table:show-details="true"/>
                <table:data-pilot-member table:name="44744" table:display="true" table:show-details="true"/>
                <table:data-pilot-member table:name="44750" table:display="true" table:show-details="true"/>
                <table:data-pilot-member table:name="44751" table:display="true" table:show-details="true"/>
                <table:data-pilot-member table:name="44756" table:display="true" table:show-details="true"/>
                <table:data-pilot-member table:name="44764" table:display="true" table:show-details="true"/>
                <table:data-pilot-member table:name="44770" table:display="true" table:show-details="true"/>
                <table:data-pilot-member table:name="44775" table:display="true" table:show-details="true"/>
                <table:data-pilot-member table:name="44780" table:display="true" table:show-details="true"/>
                <table:data-pilot-member table:name="44782" table:display="true" table:show-details="true"/>
                <table:data-pilot-member table:name="44785" table:display="true" table:show-details="true"/>
                <table:data-pilot-member table:name="44791" table:display="true" table:show-details="true"/>
                <table:data-pilot-member table:name="44794" table:display="true" table:show-details="true"/>
                <table:data-pilot-member table:name="44801" table:display="true" table:show-details="true"/>
                <table:data-pilot-member table:name="44824" table:display="true" table:show-details="true"/>
                <table:data-pilot-member table:name="44826" table:display="true" table:show-details="true"/>
                <table:data-pilot-member table:name="44872" table:display="true" table:show-details="true"/>
                <table:data-pilot-member table:name="44873" table:display="true" table:show-details="true"/>
                <table:data-pilot-member table:name="44874" table:display="true" table:show-details="true"/>
                <table:data-pilot-member table:name="44894" table:display="true" table:show-details="true"/>
                <table:data-pilot-member table:name="44897" table:display="true" table:show-details="true"/>
                <table:data-pilot-member table:name="44908" table:display="true" table:show-details="true"/>
                <table:data-pilot-member table:name="44915" table:display="true" table:show-details="true"/>
                <table:data-pilot-member table:name="44918" table:display="true" table:show-details="true"/>
                <table:data-pilot-member table:name="44921" table:display="true" table:show-details="true"/>
                <table:data-pilot-member table:name="44929" table:display="true" table:show-details="true"/>
                <table:data-pilot-member table:name="44935" table:display="true" table:show-details="true"/>
                <table:data-pilot-member table:name="44938" table:display="true" table:show-details="true"/>
                <table:data-pilot-member table:name="44947" table:display="true" table:show-details="true"/>
                <table:data-pilot-member table:name="44957" table:display="true" table:show-details="true"/>
                <table:data-pilot-member table:name="44966" table:display="true" table:show-details="true"/>
                <table:data-pilot-member table:name="44978" table:display="true" table:show-details="true"/>
                <table:data-pilot-member table:name="44981" table:display="true" table:show-details="true"/>
                <table:data-pilot-member table:name="44987" table:display="true" table:show-details="true"/>
                <table:data-pilot-member table:name="44990" table:display="true" table:show-details="true"/>
                <table:data-pilot-member table:name="45001" table:display="true" table:show-details="true"/>
                <table:data-pilot-member table:name="45005" table:display="true" table:show-details="true"/>
                <table:data-pilot-member table:name="45008" table:display="true" table:show-details="true"/>
                <table:data-pilot-member table:name="45016" table:display="true" table:show-details="true"/>
                <table:data-pilot-member table:name="45020" table:display="true" table:show-details="true"/>
                <table:data-pilot-member table:name="45028" table:display="true" table:show-details="true"/>
                <table:data-pilot-member table:name="45030" table:display="true" table:show-details="true"/>
                <table:data-pilot-member table:name="45033" table:display="true" table:show-details="true"/>
                <table:data-pilot-member table:name="45038" table:display="true" table:show-details="true"/>
                <table:data-pilot-member table:name="45060" table:display="true" table:show-details="true"/>
                <table:data-pilot-member table:name="45065" table:display="true" table:show-details="true"/>
                <table:data-pilot-member table:name="45069" table:display="true" table:show-details="true"/>
                <table:data-pilot-member table:name="45074" table:display="true" table:show-details="true"/>
                <table:data-pilot-member table:name="45076" table:display="true" table:show-details="true"/>
                <table:data-pilot-member table:name="45093" table:display="true" table:show-details="true"/>
                <table:data-pilot-member table:name="45094" table:display="true" table:show-details="true"/>
                <table:data-pilot-member table:name="45100" table:display="true" table:show-details="true"/>
                <table:data-pilot-member table:name="45106" table:display="true" table:show-details="true"/>
                <table:data-pilot-member table:name="45112" table:display="true" table:show-details="true"/>
                <table:data-pilot-member table:name="45115" table:display="true" table:show-details="true"/>
                <table:data-pilot-member table:name="45141" table:display="true" table:show-details="true"/>
                <table:data-pilot-member table:name="45146" table:display="true" table:show-details="true"/>
                <table:data-pilot-member table:name="45147" table:display="true" table:show-details="true"/>
                <table:data-pilot-member table:name="45154" table:display="true" table:show-details="true"/>
                <table:data-pilot-member table:name="45157" table:display="true" table:show-details="true"/>
                <table:data-pilot-member table:name="45161" table:display="true" table:show-details="true"/>
                <table:data-pilot-member table:name="45176" table:display="true" table:show-details="true"/>
                <table:data-pilot-member table:name="45194" table:display="true" table:show-details="true"/>
                <table:data-pilot-member table:name="45196" table:display="true" table:show-details="true"/>
                <table:data-pilot-member table:name="45205" table:display="true" table:show-details="true"/>
                <table:data-pilot-member table:name="45211" table:display="true" table:show-details="true"/>
                <table:data-pilot-member table:name="45230" table:display="true" table:show-details="true"/>
                <table:data-pilot-member table:name="45232" table:display="true" table:show-details="true"/>
                <table:data-pilot-member table:name="45238" table:display="true" table:show-details="true"/>
                <table:data-pilot-member table:name="45251" table:display="true" table:show-details="true"/>
                <table:data-pilot-member table:name="45252" table:display="true" table:show-details="true"/>
                <table:data-pilot-member table:name="45257" table:display="true" table:show-details="true"/>
                <table:data-pilot-member table:name="45259" table:display="true" table:show-details="true"/>
                <table:data-pilot-member table:name="45262" table:display="true" table:show-details="true"/>
                <table:data-pilot-member table:name="45267" table:display="true" table:show-details="true"/>
                <table:data-pilot-member table:name="45280" table:display="true" table:show-details="true"/>
                <table:data-pilot-member table:name="45288" table:display="true" table:show-details="true"/>
                <table:data-pilot-member table:name="45292" table:display="true" table:show-details="true"/>
                <table:data-pilot-member table:name="45297" table:display="true" table:show-details="true"/>
                <table:data-pilot-member table:name="45298" table:display="true" table:show-details="true"/>
                <table:data-pilot-member table:name="45302" table:display="true" table:show-details="true"/>
                <table:data-pilot-member table:name="45305" table:display="true" table:show-details="true"/>
                <table:data-pilot-member table:name="45319" table:display="true" table:show-details="true"/>
                <table:data-pilot-member table:name="45320" table:display="true" table:show-details="true"/>
                <table:data-pilot-member table:name="45321" table:display="true" table:show-details="true"/>
                <table:data-pilot-member table:name="45324" table:display="true" table:show-details="true"/>
                <table:data-pilot-member table:name="45325" table:display="true" table:show-details="true"/>
                <table:data-pilot-member table:name="45334" table:display="true" table:show-details="true"/>
                <table:data-pilot-member table:name="45338" table:display="true" table:show-details="true"/>
                <table:data-pilot-member table:name="45339" table:display="true" table:show-details="true"/>
                <table:data-pilot-member table:name="45348" table:display="true" table:show-details="true"/>
                <table:data-pilot-member table:name="45349" table:display="true" table:show-details="true"/>
                <table:data-pilot-member table:name="45352" table:display="true" table:show-details="true"/>
                <table:data-pilot-member table:name="45353" table:display="true" table:show-details="true"/>
                <table:data-pilot-member table:name="45379" table:display="true" table:show-details="true"/>
                <table:data-pilot-member table:name="45381" table:display="true" table:show-details="true"/>
                <table:data-pilot-member table:name="45391" table:display="true" table:show-details="true"/>
                <table:data-pilot-member table:name="45404" table:display="true" table:show-details="true"/>
                <table:data-pilot-member table:name="45411" table:display="true" table:show-details="true"/>
                <table:data-pilot-member table:name="45427" table:display="true" table:show-details="true"/>
                <table:data-pilot-member table:name="45465" table:display="true" table:show-details="true"/>
                <table:data-pilot-member table:name="45468" table:display="true" table:show-details="true"/>
                <table:data-pilot-member table:name="45480" table:display="true" table:show-details="true"/>
                <table:data-pilot-member table:name="45482" table:display="true" table:show-details="true"/>
                <table:data-pilot-member table:name="45494" table:display="true" table:show-details="true"/>
                <table:data-pilot-member table:name="45524" table:display="true" table:show-details="true"/>
                <table:data-pilot-member table:name="45547" table:display="true" table:show-details="true"/>
                <table:data-pilot-member table:name="45548" table:display="true" table:show-details="true"/>
                <table:data-pilot-member table:name="45554" table:display="true" table:show-details="true"/>
                <table:data-pilot-member table:name="45562" table:display="true" table:show-details="true"/>
                <table:data-pilot-member table:name="45572" table:display="true" table:show-details="true"/>
                <table:data-pilot-member table:name="45590" table:display="true" table:show-details="true"/>
                <table:data-pilot-member table:name="45594" table:display="true" table:show-details="true"/>
                <table:data-pilot-member table:name="45595" table:display="true" table:show-details="true"/>
                <table:data-pilot-member table:name="45608" table:display="true" table:show-details="true"/>
                <table:data-pilot-member table:name="45616" table:display="true" table:show-details="true"/>
                <table:data-pilot-member table:name="45625" table:display="true" table:show-details="true"/>
                <table:data-pilot-member table:name="45626" table:display="true" table:show-details="true"/>
                <table:data-pilot-member table:name="45635" table:display="true" table:show-details="true"/>
                <table:data-pilot-member table:name="45655" table:display="true" table:show-details="true"/>
                <table:data-pilot-member table:name="45656" table:display="true" table:show-details="true"/>
                <table:data-pilot-member table:name="45660" table:display="true" table:show-details="true"/>
                <table:data-pilot-member table:name="45663" table:display="true" table:show-details="true"/>
                <table:data-pilot-member table:name="45671" table:display="true" table:show-details="true"/>
                <table:data-pilot-member table:name="45678" table:display="true" table:show-details="true"/>
                <table:data-pilot-member table:name="45692" table:display="true" table:show-details="true"/>
                <table:data-pilot-member table:name="45703" table:display="true" table:show-details="true"/>
                <table:data-pilot-member table:name="45704" table:display="true" table:show-details="true"/>
                <table:data-pilot-member table:name="45706" table:display="true" table:show-details="true"/>
                <table:data-pilot-member table:name="45711" table:display="true" table:show-details="true"/>
                <table:data-pilot-member table:name="45712" table:display="true" table:show-details="true"/>
                <table:data-pilot-member table:name="45713" table:display="true" table:show-details="true"/>
                <table:data-pilot-member table:name="45714" table:display="true" table:show-details="true"/>
                <table:data-pilot-member table:name="45721" table:display="true" table:show-details="true"/>
                <table:data-pilot-member table:name="45726" table:display="true" table:show-details="true"/>
                <table:data-pilot-member table:name="45730" table:display="true" table:show-details="true"/>
                <table:data-pilot-member table:name="45731" table:display="true" table:show-details="true"/>
                <table:data-pilot-member table:name="45743" table:display="true" table:show-details="true"/>
                <table:data-pilot-member table:name="45744" table:display="true" table:show-details="true"/>
                <table:data-pilot-member table:name="45746" table:display="true" table:show-details="true"/>
                <table:data-pilot-member table:name="45754" table:display="true" table:show-details="true"/>
                <table:data-pilot-member table:name="45757" table:display="true" table:show-details="true"/>
                <table:data-pilot-member table:name="45769" table:display="true" table:show-details="true"/>
                <table:data-pilot-member table:name="45780" table:display="true" table:show-details="true"/>
                <table:data-pilot-member table:name="45793" table:display="true" table:show-details="true"/>
                <table:data-pilot-member table:name="45806" table:display="true" table:show-details="true"/>
                <table:data-pilot-member table:name="45808" table:display="true" table:show-details="true"/>
                <table:data-pilot-member table:name="45811" table:display="true" table:show-details="true"/>
                <table:data-pilot-member table:name="45858" table:display="true" table:show-details="true"/>
                <table:data-pilot-member table:name="45859" table:display="true" table:show-details="true"/>
                <table:data-pilot-member table:name="45866" table:display="true" table:show-details="true"/>
                <table:data-pilot-member table:name="45867" table:display="true" table:show-details="true"/>
                <table:data-pilot-member table:name="45890" table:display="true" table:show-details="true"/>
                <table:data-pilot-member table:name="45895" table:display="true" table:show-details="true"/>
                <table:data-pilot-member table:name="45896" table:display="true" table:show-details="true"/>
                <table:data-pilot-member table:name="45906" table:display="true" table:show-details="true"/>
                <table:data-pilot-member table:name="45909" table:display="true" table:show-details="true"/>
                <table:data-pilot-member table:name="45926" table:display="true" table:show-details="true"/>
                <table:data-pilot-member table:name="45930" table:display="true" table:show-details="true"/>
                <table:data-pilot-member table:name="45953" table:display="true" table:show-details="true"/>
                <table:data-pilot-member table:name="45962" table:display="true" table:show-details="true"/>
                <table:data-pilot-member table:name="45982" table:display="true" table:show-details="true"/>
                <table:data-pilot-member table:name="45983" table:display="true" table:show-details="true"/>
                <table:data-pilot-member table:name="45984" table:display="true" table:show-details="true"/>
                <table:data-pilot-member table:name="45985" table:display="true" table:show-details="true"/>
                <table:data-pilot-member table:name="45987" table:display="true" table:show-details="true"/>
                <table:data-pilot-member table:name="45991" table:display="true" table:show-details="true"/>
                <table:data-pilot-member table:name="45999" table:display="true" table:show-details="true"/>
                <table:data-pilot-member table:name="46025" table:display="true" table:show-details="true"/>
                <table:data-pilot-member table:name="46037" table:display="true" table:show-details="true"/>
                <table:data-pilot-member table:name="46038" table:display="true" table:show-details="true"/>
                <table:data-pilot-member table:name="46057" table:display="true" table:show-details="true"/>
                <table:data-pilot-member table:name="46058" table:display="true" table:show-details="true"/>
                <table:data-pilot-member table:name="46069" table:display="true" table:show-details="true"/>
                <table:data-pilot-member table:name="46076" table:display="true" table:show-details="true"/>
                <table:data-pilot-member table:name="46094" table:display="true" table:show-details="true"/>
                <table:data-pilot-member table:name="46128" table:display="true" table:show-details="true"/>
                <table:data-pilot-member table:name="46133" table:display="true" table:show-details="true"/>
                <table:data-pilot-member table:name="46141" table:display="true" table:show-details="true"/>
                <table:data-pilot-member table:name="46151" table:display="true" table:show-details="true"/>
                <table:data-pilot-member table:name="46156" table:display="true" table:show-details="true"/>
                <table:data-pilot-member table:name="46158" table:display="true" table:show-details="true"/>
                <table:data-pilot-member table:name="46171" table:display="true" table:show-details="true"/>
                <table:data-pilot-member table:name="46178" table:display="true" table:show-details="true"/>
                <table:data-pilot-member table:name="46181" table:display="true" table:show-details="true"/>
                <table:data-pilot-member table:name="46189" table:display="true" table:show-details="true"/>
                <table:data-pilot-member table:name="46195" table:display="true" table:show-details="true"/>
                <table:data-pilot-member table:name="46197" table:display="true" table:show-details="true"/>
                <table:data-pilot-member table:name="46198" table:display="true" table:show-details="true"/>
                <table:data-pilot-member table:name="46199" table:display="true" table:show-details="true"/>
                <table:data-pilot-member table:name="46203" table:display="true" table:show-details="true"/>
                <table:data-pilot-member table:name="46219" table:display="true" table:show-details="true"/>
                <table:data-pilot-member table:name="46224" table:display="true" table:show-details="true"/>
                <table:data-pilot-member table:name="46238" table:display="true" table:show-details="true"/>
                <table:data-pilot-member table:name="46241" table:display="true" table:show-details="true"/>
                <table:data-pilot-member table:name="46254" table:display="true" table:show-details="true"/>
                <table:data-pilot-member table:name="46272" table:display="true" table:show-details="true"/>
                <table:data-pilot-member table:name="46273" table:display="true" table:show-details="true"/>
                <table:data-pilot-member table:name="46298" table:display="true" table:show-details="true"/>
                <table:data-pilot-member table:name="46311" table:display="true" table:show-details="true"/>
                <table:data-pilot-member table:name="46314" table:display="true" table:show-details="true"/>
                <table:data-pilot-member table:name="46315" table:display="true" table:show-details="true"/>
                <table:data-pilot-member table:name="46322" table:display="true" table:show-details="true"/>
                <table:data-pilot-member table:name="46324" table:display="true" table:show-details="true"/>
                <table:data-pilot-member table:name="46325" table:display="true" table:show-details="true"/>
                <table:data-pilot-member table:name="46337" table:display="true" table:show-details="true"/>
                <table:data-pilot-member table:name="46339" table:display="true" table:show-details="true"/>
                <table:data-pilot-member table:name="46343" table:display="true" table:show-details="true"/>
                <table:data-pilot-member table:name="46348" table:display="true" table:show-details="true"/>
                <table:data-pilot-member table:name="46371" table:display="true" table:show-details="true"/>
                <table:data-pilot-member table:name="46372" table:display="true" table:show-details="true"/>
                <table:data-pilot-member table:name="46379" table:display="true" table:show-details="true"/>
                <table:data-pilot-member table:name="46407" table:display="true" table:show-details="true"/>
                <table:data-pilot-member table:name="46409" table:display="true" table:show-details="true"/>
                <table:data-pilot-member table:name="46415" table:display="true" table:show-details="true"/>
                <table:data-pilot-member table:name="46425" table:display="true" table:show-details="true"/>
                <table:data-pilot-member table:name="46440" table:display="true" table:show-details="true"/>
                <table:data-pilot-member table:name="46444" table:display="true" table:show-details="true"/>
                <table:data-pilot-member table:name="46445" table:display="true" table:show-details="true"/>
                <table:data-pilot-member table:name="46449" table:display="true" table:show-details="true"/>
                <table:data-pilot-member table:name="46450" table:display="true" table:show-details="true"/>
                <table:data-pilot-member table:name="46454" table:display="true" table:show-details="true"/>
                <table:data-pilot-member table:name="46455" table:display="true" table:show-details="true"/>
                <table:data-pilot-member table:name="46462" table:display="true" table:show-details="true"/>
                <table:data-pilot-member table:name="46464" table:display="true" table:show-details="true"/>
                <table:data-pilot-member table:name="46471" table:display="true" table:show-details="true"/>
                <table:data-pilot-member table:name="46481" table:display="true" table:show-details="true"/>
                <table:data-pilot-member table:name="46482" table:display="true" table:show-details="true"/>
                <table:data-pilot-member table:name="46496" table:display="true" table:show-details="true"/>
                <table:data-pilot-member table:name="46503" table:display="true" table:show-details="true"/>
                <table:data-pilot-member table:name="46509" table:display="true" table:show-details="true"/>
                <table:data-pilot-member table:name="46517" table:display="true" table:show-details="true"/>
                <table:data-pilot-member table:name="46524" table:display="true" table:show-details="true"/>
                <table:data-pilot-member table:name="46528" table:display="true" table:show-details="true"/>
                <table:data-pilot-member table:name="46531" table:display="true" table:show-details="true"/>
                <table:data-pilot-member table:name="46543" table:display="true" table:show-details="true"/>
                <table:data-pilot-member table:name="46545" table:display="true" table:show-details="true"/>
                <table:data-pilot-member table:name="46555" table:display="true" table:show-details="true"/>
                <table:data-pilot-member table:name="46556" table:display="true" table:show-details="true"/>
                <table:data-pilot-member table:name="46557" table:display="true" table:show-details="true"/>
                <table:data-pilot-member table:name="46560" table:display="true" table:show-details="true"/>
                <table:data-pilot-member table:name="46568" table:display="true" table:show-details="true"/>
                <table:data-pilot-member table:name="46573" table:display="true" table:show-details="true"/>
                <table:data-pilot-member table:name="46598" table:display="true" table:show-details="true"/>
                <table:data-pilot-member table:name="46599" table:display="true" table:show-details="true"/>
                <table:data-pilot-member table:name="46606" table:display="true" table:show-details="true"/>
                <table:data-pilot-member table:name="46613" table:display="true" table:show-details="true"/>
                <table:data-pilot-member table:name="46621" table:display="true" table:show-details="true"/>
                <table:data-pilot-member table:name="46627" table:display="true" table:show-details="true"/>
                <table:data-pilot-member table:name="46631" table:display="true" table:show-details="true"/>
                <table:data-pilot-member table:name="46634" table:display="true" table:show-details="true"/>
                <table:data-pilot-member table:name="46640" table:display="true" table:show-details="true"/>
                <table:data-pilot-member table:name="46644" table:display="true" table:show-details="true"/>
                <table:data-pilot-member table:name="46663" table:display="true" table:show-details="true"/>
                <table:data-pilot-member table:name="46670" table:display="true" table:show-details="true"/>
                <table:data-pilot-member table:name="46701" table:display="true" table:show-details="true"/>
                <table:data-pilot-member table:name="46703" table:display="true" table:show-details="true"/>
                <table:data-pilot-member table:name="46706" table:display="true" table:show-details="true"/>
                <table:data-pilot-member table:name="46716" table:display="true" table:show-details="true"/>
                <table:data-pilot-member table:name="46725" table:display="true" table:show-details="true"/>
                <table:data-pilot-member table:name="46728" table:display="true" table:show-details="true"/>
                <table:data-pilot-member table:name="46730" table:display="true" table:show-details="true"/>
                <table:data-pilot-member table:name="46744" table:display="true" table:show-details="true"/>
                <table:data-pilot-member table:name="46745" table:display="true" table:show-details="true"/>
                <table:data-pilot-member table:name="46752" table:display="true" table:show-details="true"/>
                <table:data-pilot-member table:name="46755" table:display="true" table:show-details="true"/>
                <table:data-pilot-member table:name="46762" table:display="true" table:show-details="true"/>
                <table:data-pilot-member table:name="46772" table:display="true" table:show-details="true"/>
                <table:data-pilot-member table:name="46773" table:display="true" table:show-details="true"/>
                <table:data-pilot-member table:name="46775" table:display="true" table:show-details="true"/>
                <table:data-pilot-member table:name="46780" table:display="true" table:show-details="true"/>
                <table:data-pilot-member table:name="46789" table:display="true" table:show-details="true"/>
                <table:data-pilot-member table:name="46796" table:display="true" table:show-details="true"/>
                <table:data-pilot-member table:name="46809" table:display="true" table:show-details="true"/>
                <table:data-pilot-member table:name="46816" table:display="true" table:show-details="true"/>
                <table:data-pilot-member table:name="46829" table:display="true" table:show-details="true"/>
                <table:data-pilot-member table:name="46834" table:display="true" table:show-details="true"/>
                <table:data-pilot-member table:name="46837" table:display="true" table:show-details="true"/>
                <table:data-pilot-member table:name="46849" table:display="true" table:show-details="true"/>
                <table:data-pilot-member table:name="46864" table:display="true" table:show-details="true"/>
                <table:data-pilot-member table:name="46878" table:display="true" table:show-details="true"/>
                <table:data-pilot-member table:name="46882" table:display="true" table:show-details="true"/>
                <table:data-pilot-member table:name="46891" table:display="true" table:show-details="true"/>
                <table:data-pilot-member table:name="46898" table:display="true" table:show-details="true"/>
                <table:data-pilot-member table:name="46901" table:display="true" table:show-details="true"/>
                <table:data-pilot-member table:name="46908" table:display="true" table:show-details="true"/>
                <table:data-pilot-member table:name="46913" table:display="true" table:show-details="true"/>
                <table:data-pilot-member table:name="46914" table:display="true" table:show-details="true"/>
                <table:data-pilot-member table:name="46918" table:display="true" table:show-details="true"/>
                <table:data-pilot-member table:name="46935" table:display="true" table:show-details="true"/>
                <table:data-pilot-member table:name="46942" table:display="true" table:show-details="true"/>
                <table:data-pilot-member table:name="46951" table:display="true" table:show-details="true"/>
                <table:data-pilot-member table:name="46963" table:display="true" table:show-details="true"/>
                <table:data-pilot-member table:name="46964" table:display="true" table:show-details="true"/>
                <table:data-pilot-member table:name="46966" table:display="true" table:show-details="true"/>
                <table:data-pilot-member table:name="46973" table:display="true" table:show-details="true"/>
                <table:data-pilot-member table:name="46977" table:display="true" table:show-details="true"/>
                <table:data-pilot-member table:name="46987" table:display="true" table:show-details="true"/>
                <table:data-pilot-member table:name="47011" table:display="true" table:show-details="true"/>
                <table:data-pilot-member table:name="47016" table:display="true" table:show-details="true"/>
                <table:data-pilot-member table:name="47020" table:display="true" table:show-details="true"/>
                <table:data-pilot-member table:name="47022" table:display="true" table:show-details="true"/>
                <table:data-pilot-member table:name="47032" table:display="true" table:show-details="true"/>
                <table:data-pilot-member table:name="47038" table:display="true" table:show-details="true"/>
                <table:data-pilot-member table:name="47039" table:display="true" table:show-details="true"/>
                <table:data-pilot-member table:name="47047" table:display="true" table:show-details="true"/>
                <table:data-pilot-member table:name="47055" table:display="true" table:show-details="true"/>
                <table:data-pilot-member table:name="47060" table:display="true" table:show-details="true"/>
                <table:data-pilot-member table:name="47064" table:display="true" table:show-details="true"/>
                <table:data-pilot-member table:name="47071" table:display="true" table:show-details="true"/>
                <table:data-pilot-member table:name="47076" table:display="true" table:show-details="true"/>
                <table:data-pilot-member table:name="47090" table:display="true" table:show-details="true"/>
                <table:data-pilot-member table:name="47091" table:display="true" table:show-details="true"/>
                <table:data-pilot-member table:name="47100" table:display="true" table:show-details="true"/>
                <table:data-pilot-member table:name="47115" table:display="true" table:show-details="true"/>
                <table:data-pilot-member table:name="47122" table:display="true" table:show-details="true"/>
                <table:data-pilot-member table:name="47130" table:display="true" table:show-details="true"/>
                <table:data-pilot-member table:name="47144" table:display="true" table:show-details="true"/>
                <table:data-pilot-member table:name="47150" table:display="true" table:show-details="true"/>
                <table:data-pilot-member table:name="47153" table:display="true" table:show-details="true"/>
                <table:data-pilot-member table:name="47154" table:display="true" table:show-details="true"/>
                <table:data-pilot-member table:name="47155" table:display="true" table:show-details="true"/>
                <table:data-pilot-member table:name="47170" table:display="true" table:show-details="true"/>
                <table:data-pilot-member table:name="47175" table:display="true" table:show-details="true"/>
                <table:data-pilot-member table:name="47185" table:display="true" table:show-details="true"/>
                <table:data-pilot-member table:name="47191" table:display="true" table:show-details="true"/>
                <table:data-pilot-member table:name="47192" table:display="true" table:show-details="true"/>
                <table:data-pilot-member table:name="47201" table:display="true" table:show-details="true"/>
                <table:data-pilot-member table:name="47221" table:display="true" table:show-details="true"/>
                <table:data-pilot-member table:name="47239" table:display="true" table:show-details="true"/>
                <table:data-pilot-member table:name="47241" table:display="true" table:show-details="true"/>
                <table:data-pilot-member table:name="47251" table:display="true" table:show-details="true"/>
                <table:data-pilot-member table:name="47257" table:display="true" table:show-details="true"/>
                <table:data-pilot-member table:name="47265" table:display="true" table:show-details="true"/>
                <table:data-pilot-member table:name="47269" table:display="true" table:show-details="true"/>
                <table:data-pilot-member table:name="47271" table:display="true" table:show-details="true"/>
                <table:data-pilot-member table:name="47273" table:display="true" table:show-details="true"/>
                <table:data-pilot-member table:name="47279" table:display="true" table:show-details="true"/>
                <table:data-pilot-member table:name="47281" table:display="true" table:show-details="true"/>
                <table:data-pilot-member table:name="47291" table:display="true" table:show-details="true"/>
                <table:data-pilot-member table:name="47311" table:display="true" table:show-details="true"/>
                <table:data-pilot-member table:name="47315" table:display="true" table:show-details="true"/>
                <table:data-pilot-member table:name="47332" table:display="true" table:show-details="true"/>
                <table:data-pilot-member table:name="47354" table:display="true" table:show-details="true"/>
                <table:data-pilot-member table:name="47356" table:display="true" table:show-details="true"/>
                <table:data-pilot-member table:name="47363" table:display="true" table:show-details="true"/>
                <table:data-pilot-member table:name="47369" table:display="true" table:show-details="true"/>
                <table:data-pilot-member table:name="47392" table:display="true" table:show-details="true"/>
                <table:data-pilot-member table:name="47400" table:display="true" table:show-details="true"/>
                <table:data-pilot-member table:name="47402" table:display="true" table:show-details="true"/>
                <table:data-pilot-member table:name="47404" table:display="true" table:show-details="true"/>
                <table:data-pilot-member table:name="47415" table:display="true" table:show-details="true"/>
                <table:data-pilot-member table:name="47417" table:display="true" table:show-details="true"/>
                <table:data-pilot-member table:name="47418" table:display="true" table:show-details="true"/>
                <table:data-pilot-member table:name="47424" table:display="true" table:show-details="true"/>
                <table:data-pilot-member table:name="47449" table:display="true" table:show-details="true"/>
                <table:data-pilot-member table:name="47477" table:display="true" table:show-details="true"/>
                <table:data-pilot-member table:name="47519" table:display="true" table:show-details="true"/>
                <table:data-pilot-member table:name="47523" table:display="true" table:show-details="true"/>
                <table:data-pilot-member table:name="47530" table:display="true" table:show-details="true"/>
                <table:data-pilot-member table:name="47534" table:display="true" table:show-details="true"/>
                <table:data-pilot-member table:name="47556" table:display="true" table:show-details="true"/>
                <table:data-pilot-member table:name="47557" table:display="true" table:show-details="true"/>
                <table:data-pilot-member table:name="47559" table:display="true" table:show-details="true"/>
                <table:data-pilot-member table:name="47561" table:display="true" table:show-details="true"/>
                <table:data-pilot-member table:name="47562" table:display="true" table:show-details="true"/>
                <table:data-pilot-member table:name="47582" table:display="true" table:show-details="true"/>
                <table:data-pilot-member table:name="47584" table:display="true" table:show-details="true"/>
                <table:data-pilot-member table:name="47587" table:display="true" table:show-details="true"/>
                <table:data-pilot-member table:name="47592" table:display="true" table:show-details="true"/>
                <table:data-pilot-member table:name="47594" table:display="true" table:show-details="true"/>
                <table:data-pilot-member table:name="47604" table:display="true" table:show-details="true"/>
                <table:data-pilot-member table:name="47606" table:display="true" table:show-details="true"/>
                <table:data-pilot-member table:name="47618" table:display="true" table:show-details="true"/>
                <table:data-pilot-member table:name="47623" table:display="true" table:show-details="true"/>
                <table:data-pilot-member table:name="47624" table:display="true" table:show-details="true"/>
                <table:data-pilot-member table:name="47639" table:display="true" table:show-details="true"/>
                <table:data-pilot-member table:name="47647" table:display="true" table:show-details="true"/>
                <table:data-pilot-member table:name="47651" table:display="true" table:show-details="true"/>
                <table:data-pilot-member table:name="47654" table:display="true" table:show-details="true"/>
                <table:data-pilot-member table:name="47658" table:display="true" table:show-details="true"/>
                <table:data-pilot-member table:name="47667" table:display="true" table:show-details="true"/>
                <table:data-pilot-member table:name="47670" table:display="true" table:show-details="true"/>
                <table:data-pilot-member table:name="47677" table:display="true" table:show-details="true"/>
                <table:data-pilot-member table:name="47714" table:display="true" table:show-details="true"/>
                <table:data-pilot-member table:name="47716" table:display="true" table:show-details="true"/>
                <table:data-pilot-member table:name="47726" table:display="true" table:show-details="true"/>
                <table:data-pilot-member table:name="47752" table:display="true" table:show-details="true"/>
                <table:data-pilot-member table:name="47761" table:display="true" table:show-details="true"/>
                <table:data-pilot-member table:name="47763" table:display="true" table:show-details="true"/>
                <table:data-pilot-member table:name="47765" table:display="true" table:show-details="true"/>
                <table:data-pilot-member table:name="47775" table:display="true" table:show-details="true"/>
                <table:data-pilot-member table:name="47776" table:display="true" table:show-details="true"/>
                <table:data-pilot-member table:name="47777" table:display="true" table:show-details="true"/>
                <table:data-pilot-member table:name="47811" table:display="true" table:show-details="true"/>
                <table:data-pilot-member table:name="47813" table:display="true" table:show-details="true"/>
                <table:data-pilot-member table:name="47830" table:display="true" table:show-details="true"/>
                <table:data-pilot-member table:name="47831" table:display="true" table:show-details="true"/>
                <table:data-pilot-member table:name="47840" table:display="true" table:show-details="true"/>
                <table:data-pilot-member table:name="47845" table:display="true" table:show-details="true"/>
                <table:data-pilot-member table:name="47848" table:display="true" table:show-details="true"/>
                <table:data-pilot-member table:name="47851" table:display="true" table:show-details="true"/>
                <table:data-pilot-member table:name="47853" table:display="true" table:show-details="true"/>
                <table:data-pilot-member table:name="47861" table:display="true" table:show-details="true"/>
                <table:data-pilot-member table:name="47876" table:display="true" table:show-details="true"/>
                <table:data-pilot-member table:name="47887" table:display="true" table:show-details="true"/>
                <table:data-pilot-member table:name="47901" table:display="true" table:show-details="true"/>
                <table:data-pilot-member table:name="47902" table:display="true" table:show-details="true"/>
                <table:data-pilot-member table:name="47903" table:display="true" table:show-details="true"/>
                <table:data-pilot-member table:name="47905" table:display="true" table:show-details="true"/>
                <table:data-pilot-member table:name="47911" table:display="true" table:show-details="true"/>
                <table:data-pilot-member table:name="47933" table:display="true" table:show-details="true"/>
                <table:data-pilot-member table:name="47936" table:display="true" table:show-details="true"/>
                <table:data-pilot-member table:name="47937" table:display="true" table:show-details="true"/>
                <table:data-pilot-member table:name="47938" table:display="true" table:show-details="true"/>
                <table:data-pilot-member table:name="47948" table:display="true" table:show-details="true"/>
                <table:data-pilot-member table:name="47951" table:display="true" table:show-details="true"/>
                <table:data-pilot-member table:name="47971" table:display="true" table:show-details="true"/>
                <table:data-pilot-member table:name="47978" table:display="true" table:show-details="true"/>
                <table:data-pilot-member table:name="47985" table:display="true" table:show-details="true"/>
                <table:data-pilot-member table:name="48008" table:display="true" table:show-details="true"/>
                <table:data-pilot-member table:name="48010" table:display="true" table:show-details="true"/>
                <table:data-pilot-member table:name="48018" table:display="true" table:show-details="true"/>
                <table:data-pilot-member table:name="48020" table:display="true" table:show-details="true"/>
                <table:data-pilot-member table:name="48025" table:display="true" table:show-details="true"/>
                <table:data-pilot-member table:name="48040" table:display="true" table:show-details="true"/>
                <table:data-pilot-member table:name="48043" table:display="true" table:show-details="true"/>
                <table:data-pilot-member table:name="48047" table:display="true" table:show-details="true"/>
                <table:data-pilot-member table:name="48048" table:display="true" table:show-details="true"/>
                <table:data-pilot-member table:name="48049" table:display="true" table:show-details="true"/>
                <table:data-pilot-member table:name="48050" table:display="true" table:show-details="true"/>
                <table:data-pilot-member table:name="48059" table:display="true" table:show-details="true"/>
                <table:data-pilot-member table:name="48060" table:display="true" table:show-details="true"/>
                <table:data-pilot-member table:name="48063" table:display="true" table:show-details="true"/>
                <table:data-pilot-member table:name="48080" table:display="true" table:show-details="true"/>
                <table:data-pilot-member table:name="48082" table:display="true" table:show-details="true"/>
                <table:data-pilot-member table:name="48088" table:display="true" table:show-details="true"/>
                <table:data-pilot-member table:name="48093" table:display="true" table:show-details="true"/>
                <table:data-pilot-member table:name="48094" table:display="true" table:show-details="true"/>
                <table:data-pilot-member table:name="48101" table:display="true" table:show-details="true"/>
                <table:data-pilot-member table:name="48108" table:display="true" table:show-details="true"/>
                <table:data-pilot-member table:name="48113" table:display="true" table:show-details="true"/>
                <table:data-pilot-member table:name="48123" table:display="true" table:show-details="true"/>
                <table:data-pilot-member table:name="48125" table:display="true" table:show-details="true"/>
                <table:data-pilot-member table:name="48145" table:display="true" table:show-details="true"/>
                <table:data-pilot-member table:name="48149" table:display="true" table:show-details="true"/>
                <table:data-pilot-member table:name="48157" table:display="true" table:show-details="true"/>
                <table:data-pilot-member table:name="48178" table:display="true" table:show-details="true"/>
                <table:data-pilot-member table:name="48179" table:display="true" table:show-details="true"/>
                <table:data-pilot-member table:name="48180" table:display="true" table:show-details="true"/>
                <table:data-pilot-member table:name="48182" table:display="true" table:show-details="true"/>
                <table:data-pilot-member table:name="48194" table:display="true" table:show-details="true"/>
                <table:data-pilot-member table:name="48223" table:display="true" table:show-details="true"/>
                <table:data-pilot-member table:name="48231" table:display="true" table:show-details="true"/>
                <table:data-pilot-member table:name="48236" table:display="true" table:show-details="true"/>
                <table:data-pilot-member table:name="48241" table:display="true" table:show-details="true"/>
                <table:data-pilot-member table:name="48257" table:display="true" table:show-details="true"/>
                <table:data-pilot-member table:name="48269" table:display="true" table:show-details="true"/>
                <table:data-pilot-member table:name="48271" table:display="true" table:show-details="true"/>
                <table:data-pilot-member table:name="48278" table:display="true" table:show-details="true"/>
                <table:data-pilot-member table:name="48286" table:display="true" table:show-details="true"/>
                <table:data-pilot-member table:name="48299" table:display="true" table:show-details="true"/>
                <table:data-pilot-member table:name="48300" table:display="true" table:show-details="true"/>
                <table:data-pilot-member table:name="48313" table:display="true" table:show-details="true"/>
                <table:data-pilot-member table:name="48324" table:display="true" table:show-details="true"/>
                <table:data-pilot-member table:name="48338" table:display="true" table:show-details="true"/>
                <table:data-pilot-member table:name="48344" table:display="true" table:show-details="true"/>
                <table:data-pilot-member table:name="48347" table:display="true" table:show-details="true"/>
                <table:data-pilot-member table:name="48357" table:display="true" table:show-details="true"/>
                <table:data-pilot-member table:name="48361" table:display="true" table:show-details="true"/>
                <table:data-pilot-member table:name="48374" table:display="true" table:show-details="true"/>
                <table:data-pilot-member table:name="48381" table:display="true" table:show-details="true"/>
                <table:data-pilot-member table:name="48387" table:display="true" table:show-details="true"/>
                <table:data-pilot-member table:name="48400" table:display="true" table:show-details="true"/>
                <table:data-pilot-member table:name="48406" table:display="true" table:show-details="true"/>
                <table:data-pilot-member table:name="48412" table:display="true" table:show-details="true"/>
                <table:data-pilot-member table:name="48416" table:display="true" table:show-details="true"/>
                <table:data-pilot-member table:name="48420" table:display="true" table:show-details="true"/>
                <table:data-pilot-member table:name="48438" table:display="true" table:show-details="true"/>
                <table:data-pilot-member table:name="48467" table:display="true" table:show-details="true"/>
                <table:data-pilot-member table:name="48471" table:display="true" table:show-details="true"/>
                <table:data-pilot-member table:name="48476" table:display="true" table:show-details="true"/>
                <table:data-pilot-member table:name="48485" table:display="true" table:show-details="true"/>
                <table:data-pilot-member table:name="48490" table:display="true" table:show-details="true"/>
                <table:data-pilot-member table:name="48492" table:display="true" table:show-details="true"/>
                <table:data-pilot-member table:name="48494" table:display="true" table:show-details="true"/>
                <table:data-pilot-member table:name="48495" table:display="true" table:show-details="true"/>
                <table:data-pilot-member table:name="48497" table:display="true" table:show-details="true"/>
                <table:data-pilot-member table:name="48498" table:display="true" table:show-details="true"/>
                <table:data-pilot-member table:name="48501" table:display="true" table:show-details="true"/>
                <table:data-pilot-member table:name="48502" table:display="true" table:show-details="true"/>
                <table:data-pilot-member table:name="48505" table:display="true" table:show-details="true"/>
                <table:data-pilot-member table:name="48528" table:display="true" table:show-details="true"/>
                <table:data-pilot-member table:name="48539" table:display="true" table:show-details="true"/>
                <table:data-pilot-member table:name="48541" table:display="true" table:show-details="true"/>
                <table:data-pilot-member table:name="48551" table:display="true" table:show-details="true"/>
                <table:data-pilot-member table:name="48559" table:display="true" table:show-details="true"/>
                <table:data-pilot-member table:name="48561" table:display="true" table:show-details="true"/>
                <table:data-pilot-member table:name="48569" table:display="true" table:show-details="true"/>
                <table:data-pilot-member table:name="48573" table:display="true" table:show-details="true"/>
                <table:data-pilot-member table:name="48574" table:display="true" table:show-details="true"/>
                <table:data-pilot-member table:name="48575" table:display="true" table:show-details="true"/>
                <table:data-pilot-member table:name="48577" table:display="true" table:show-details="true"/>
                <table:data-pilot-member table:name="48587" table:display="true" table:show-details="true"/>
                <table:data-pilot-member table:name="48593" table:display="true" table:show-details="true"/>
                <table:data-pilot-member table:name="48599" table:display="true" table:show-details="true"/>
                <table:data-pilot-member table:name="48603" table:display="true" table:show-details="true"/>
                <table:data-pilot-member table:name="48608" table:display="true" table:show-details="true"/>
                <table:data-pilot-member table:name="48610" table:display="true" table:show-details="true"/>
                <table:data-pilot-member table:name="48615" table:display="true" table:show-details="true"/>
                <table:data-pilot-member table:name="48619" table:display="true" table:show-details="true"/>
                <table:data-pilot-member table:name="48624" table:display="true" table:show-details="true"/>
                <table:data-pilot-member table:name="48626" table:display="true" table:show-details="true"/>
                <table:data-pilot-member table:name="48631" table:display="true" table:show-details="true"/>
                <table:data-pilot-member table:name="48636" table:display="true" table:show-details="true"/>
                <table:data-pilot-member table:name="48643" table:display="true" table:show-details="true"/>
                <table:data-pilot-member table:name="48654" table:display="true" table:show-details="true"/>
                <table:data-pilot-member table:name="48658" table:display="true" table:show-details="true"/>
                <table:data-pilot-member table:name="48673" table:display="true" table:show-details="true"/>
                <table:data-pilot-member table:name="48674" table:display="true" table:show-details="true"/>
                <table:data-pilot-member table:name="48682" table:display="true" table:show-details="true"/>
                <table:data-pilot-member table:name="48693" table:display="true" table:show-details="true"/>
                <table:data-pilot-member table:name="48696" table:display="true" table:show-details="true"/>
                <table:data-pilot-member table:name="48698" table:display="true" table:show-details="true"/>
                <table:data-pilot-member table:name="48709" table:display="true" table:show-details="true"/>
                <table:data-pilot-member table:name="48716" table:display="true" table:show-details="true"/>
                <table:data-pilot-member table:name="48717" table:display="true" table:show-details="true"/>
                <table:data-pilot-member table:name="48732" table:display="true" table:show-details="true"/>
                <table:data-pilot-member table:name="48753" table:display="true" table:show-details="true"/>
                <table:data-pilot-member table:name="48760" table:display="true" table:show-details="true"/>
                <table:data-pilot-member table:name="48770" table:display="true" table:show-details="true"/>
                <table:data-pilot-member table:name="48774" table:display="true" table:show-details="true"/>
                <table:data-pilot-member table:name="48783" table:display="true" table:show-details="true"/>
                <table:data-pilot-member table:name="48784" table:display="true" table:show-details="true"/>
                <table:data-pilot-member table:name="48791" table:display="true" table:show-details="true"/>
                <table:data-pilot-member table:name="48804" table:display="true" table:show-details="true"/>
                <table:data-pilot-member table:name="48807" table:display="true" table:show-details="true"/>
                <table:data-pilot-member table:name="48809" table:display="true" table:show-details="true"/>
                <table:data-pilot-member table:name="48816" table:display="true" table:show-details="true"/>
                <table:data-pilot-member table:name="48823" table:display="true" table:show-details="true"/>
                <table:data-pilot-member table:name="48826" table:display="true" table:show-details="true"/>
                <table:data-pilot-member table:name="48832" table:display="true" table:show-details="true"/>
                <table:data-pilot-member table:name="48863" table:display="true" table:show-details="true"/>
                <table:data-pilot-member table:name="48866" table:display="true" table:show-details="true"/>
                <table:data-pilot-member table:name="48870" table:display="true" table:show-details="true"/>
                <table:data-pilot-member table:name="48879" table:display="true" table:show-details="true"/>
                <table:data-pilot-member table:name="48891" table:display="true" table:show-details="true"/>
                <table:data-pilot-member table:name="48903" table:display="true" table:show-details="true"/>
                <table:data-pilot-member table:name="48905" table:display="true" table:show-details="true"/>
                <table:data-pilot-member table:name="48926" table:display="true" table:show-details="true"/>
                <table:data-pilot-member table:name="48931" table:display="true" table:show-details="true"/>
                <table:data-pilot-member table:name="48933" table:display="true" table:show-details="true"/>
                <table:data-pilot-member table:name="48948" table:display="true" table:show-details="true"/>
                <table:data-pilot-member table:name="48949" table:display="true" table:show-details="true"/>
                <table:data-pilot-member table:name="48953" table:display="true" table:show-details="true"/>
                <table:data-pilot-member table:name="48956" table:display="true" table:show-details="true"/>
                <table:data-pilot-member table:name="48967" table:display="true" table:show-details="true"/>
                <table:data-pilot-member table:name="48979" table:display="true" table:show-details="true"/>
                <table:data-pilot-member table:name="48981" table:display="true" table:show-details="true"/>
                <table:data-pilot-member table:name="48989" table:display="true" table:show-details="true"/>
                <table:data-pilot-member table:name="48996" table:display="true" table:show-details="true"/>
                <table:data-pilot-member table:name="49011" table:display="true" table:show-details="true"/>
                <table:data-pilot-member table:name="49022" table:display="true" table:show-details="true"/>
                <table:data-pilot-member table:name="49024" table:display="true" table:show-details="true"/>
                <table:data-pilot-member table:name="49076" table:display="true" table:show-details="true"/>
                <table:data-pilot-member table:name="49099" table:display="true" table:show-details="true"/>
                <table:data-pilot-member table:name="49106" table:display="true" table:show-details="true"/>
                <table:data-pilot-member table:name="49112" table:display="true" table:show-details="true"/>
                <table:data-pilot-member table:name="49128" table:display="true" table:show-details="true"/>
                <table:data-pilot-member table:name="49133" table:display="true" table:show-details="true"/>
                <table:data-pilot-member table:name="49142" table:display="true" table:show-details="true"/>
                <table:data-pilot-member table:name="49143" table:display="true" table:show-details="true"/>
                <table:data-pilot-member table:name="49151" table:display="true" table:show-details="true"/>
                <table:data-pilot-member table:name="49187" table:display="true" table:show-details="true"/>
                <table:data-pilot-member table:name="49189" table:display="true" table:show-details="true"/>
                <table:data-pilot-member table:name="49190" table:display="true" table:show-details="true"/>
                <table:data-pilot-member table:name="49194" table:display="true" table:show-details="true"/>
                <table:data-pilot-member table:name="49197" table:display="true" table:show-details="true"/>
                <table:data-pilot-member table:name="49199" table:display="true" table:show-details="true"/>
                <table:data-pilot-member table:name="49200" table:display="true" table:show-details="true"/>
                <table:data-pilot-member table:name="49203" table:display="true" table:show-details="true"/>
                <table:data-pilot-member table:name="49229" table:display="true" table:show-details="true"/>
                <table:data-pilot-member table:name="49235" table:display="true" table:show-details="true"/>
                <table:data-pilot-member table:name="49239" table:display="true" table:show-details="true"/>
                <table:data-pilot-member table:name="49243" table:display="true" table:show-details="true"/>
                <table:data-pilot-member table:name="49264" table:display="true" table:show-details="true"/>
                <table:data-pilot-member table:name="49265" table:display="true" table:show-details="true"/>
                <table:data-pilot-member table:name="49270" table:display="true" table:show-details="true"/>
                <table:data-pilot-member table:name="49285" table:display="true" table:show-details="true"/>
                <table:data-pilot-member table:name="49289" table:display="true" table:show-details="true"/>
                <table:data-pilot-member table:name="49309" table:display="true" table:show-details="true"/>
                <table:data-pilot-member table:name="49310" table:display="true" table:show-details="true"/>
                <table:data-pilot-member table:name="49314" table:display="true" table:show-details="true"/>
                <table:data-pilot-member table:name="49325" table:display="true" table:show-details="true"/>
                <table:data-pilot-member table:name="49326" table:display="true" table:show-details="true"/>
                <table:data-pilot-member table:name="49329" table:display="true" table:show-details="true"/>
                <table:data-pilot-member table:name="49333" table:display="true" table:show-details="true"/>
                <table:data-pilot-member table:name="49344" table:display="true" table:show-details="true"/>
                <table:data-pilot-member table:name="49347" table:display="true" table:show-details="true"/>
                <table:data-pilot-member table:name="49349" table:display="true" table:show-details="true"/>
                <table:data-pilot-member table:name="49355" table:display="true" table:show-details="true"/>
                <table:data-pilot-member table:name="49359" table:display="true" table:show-details="true"/>
                <table:data-pilot-member table:name="49366" table:display="true" table:show-details="true"/>
                <table:data-pilot-member table:name="49369" table:display="true" table:show-details="true"/>
                <table:data-pilot-member table:name="49373" table:display="true" table:show-details="true"/>
                <table:data-pilot-member table:name="49378" table:display="true" table:show-details="true"/>
                <table:data-pilot-member table:name="49380" table:display="true" table:show-details="true"/>
                <table:data-pilot-member table:name="49387" table:display="true" table:show-details="true"/>
                <table:data-pilot-member table:name="49388" table:display="true" table:show-details="true"/>
                <table:data-pilot-member table:name="49389" table:display="true" table:show-details="true"/>
                <table:data-pilot-member table:name="49394" table:display="true" table:show-details="true"/>
                <table:data-pilot-member table:name="49399" table:display="true" table:show-details="true"/>
                <table:data-pilot-member table:name="49410" table:display="true" table:show-details="true"/>
                <table:data-pilot-member table:name="49416" table:display="true" table:show-details="true"/>
                <table:data-pilot-member table:name="49423" table:display="true" table:show-details="true"/>
                <table:data-pilot-member table:name="49426" table:display="true" table:show-details="true"/>
                <table:data-pilot-member table:name="49431" table:display="true" table:show-details="true"/>
                <table:data-pilot-member table:name="49445" table:display="true" table:show-details="true"/>
                <table:data-pilot-member table:name="49455" table:display="true" table:show-details="true"/>
                <table:data-pilot-member table:name="49474" table:display="true" table:show-details="true"/>
                <table:data-pilot-member table:name="49488" table:display="true" table:show-details="true"/>
                <table:data-pilot-member table:name="49491" table:display="true" table:show-details="true"/>
                <table:data-pilot-member table:name="49493" table:display="true" table:show-details="true"/>
                <table:data-pilot-member table:name="49498" table:display="true" table:show-details="true"/>
                <table:data-pilot-member table:name="49503" table:display="true" table:show-details="true"/>
                <table:data-pilot-member table:name="49506" table:display="true" table:show-details="true"/>
                <table:data-pilot-member table:name="49507" table:display="true" table:show-details="true"/>
                <table:data-pilot-member table:name="49514" table:display="true" table:show-details="true"/>
                <table:data-pilot-member table:name="49517" table:display="true" table:show-details="true"/>
                <table:data-pilot-member table:name="49524" table:display="true" table:show-details="true"/>
                <table:data-pilot-member table:name="49529" table:display="true" table:show-details="true"/>
                <table:data-pilot-member table:name="49533" table:display="true" table:show-details="true"/>
                <table:data-pilot-member table:name="49552" table:display="true" table:show-details="true"/>
                <table:data-pilot-member table:name="49555" table:display="true" table:show-details="true"/>
                <table:data-pilot-member table:name="49559" table:display="true" table:show-details="true"/>
                <table:data-pilot-member table:name="49579" table:display="true" table:show-details="true"/>
                <table:data-pilot-member table:name="49580" table:display="true" table:show-details="true"/>
                <table:data-pilot-member table:name="49582" table:display="true" table:show-details="true"/>
                <table:data-pilot-member table:name="49584" table:display="true" table:show-details="true"/>
                <table:data-pilot-member table:name="49595" table:display="true" table:show-details="true"/>
                <table:data-pilot-member table:name="49600" table:display="true" table:show-details="true"/>
                <table:data-pilot-member table:name="49601" table:display="true" table:show-details="true"/>
                <table:data-pilot-member table:name="49610" table:display="true" table:show-details="true"/>
                <table:data-pilot-member table:name="49623" table:display="true" table:show-details="true"/>
                <table:data-pilot-member table:name="49633" table:display="true" table:show-details="true"/>
                <table:data-pilot-member table:name="49645" table:display="true" table:show-details="true"/>
                <table:data-pilot-member table:name="49660" table:display="true" table:show-details="true"/>
                <table:data-pilot-member table:name="49661" table:display="true" table:show-details="true"/>
                <table:data-pilot-member table:name="49664" table:display="true" table:show-details="true"/>
                <table:data-pilot-member table:name="49668" table:display="true" table:show-details="true"/>
                <table:data-pilot-member table:name="49669" table:display="true" table:show-details="true"/>
                <table:data-pilot-member table:name="49671" table:display="true" table:show-details="true"/>
                <table:data-pilot-member table:name="49676" table:display="true" table:show-details="true"/>
                <table:data-pilot-member table:name="49677" table:display="true" table:show-details="true"/>
                <table:data-pilot-member table:name="49684" table:display="true" table:show-details="true"/>
                <table:data-pilot-member table:name="49689" table:display="true" table:show-details="true"/>
                <table:data-pilot-member table:name="49699" table:display="true" table:show-details="true"/>
                <table:data-pilot-member table:name="49701" table:display="true" table:show-details="true"/>
                <table:data-pilot-member table:name="49703" table:display="true" table:show-details="true"/>
                <table:data-pilot-member table:name="49709" table:display="true" table:show-details="true"/>
                <table:data-pilot-member table:name="49712" table:display="true" table:show-details="true"/>
                <table:data-pilot-member table:name="49715" table:display="true" table:show-details="true"/>
                <table:data-pilot-member table:name="49720" table:display="true" table:show-details="true"/>
                <table:data-pilot-member table:name="49722" table:display="true" table:show-details="true"/>
                <table:data-pilot-member table:name="49735" table:display="true" table:show-details="true"/>
                <table:data-pilot-member table:name="49741" table:display="true" table:show-details="true"/>
                <table:data-pilot-member table:name="49749" table:display="true" table:show-details="true"/>
                <table:data-pilot-member table:name="49755" table:display="true" table:show-details="true"/>
                <table:data-pilot-member table:name="49766" table:display="true" table:show-details="true"/>
                <table:data-pilot-member table:name="49769" table:display="true" table:show-details="true"/>
                <table:data-pilot-member table:name="49771" table:display="true" table:show-details="true"/>
                <table:data-pilot-member table:name="49772" table:display="true" table:show-details="true"/>
                <table:data-pilot-member table:name="49782" table:display="true" table:show-details="true"/>
                <table:data-pilot-member table:name="49783" table:display="true" table:show-details="true"/>
                <table:data-pilot-member table:name="49789" table:display="true" table:show-details="true"/>
                <table:data-pilot-member table:name="49804" table:display="true" table:show-details="true"/>
                <table:data-pilot-member table:name="49815" table:display="true" table:show-details="true"/>
                <table:data-pilot-member table:name="49823" table:display="true" table:show-details="true"/>
                <table:data-pilot-member table:name="49830" table:display="true" table:show-details="true"/>
                <table:data-pilot-member table:name="49835" table:display="true" table:show-details="true"/>
                <table:data-pilot-member table:name="49836" table:display="true" table:show-details="true"/>
                <table:data-pilot-member table:name="49841" table:display="true" table:show-details="true"/>
                <table:data-pilot-member table:name="49852" table:display="true" table:show-details="true"/>
                <table:data-pilot-member table:name="49853" table:display="true" table:show-details="true"/>
                <table:data-pilot-member table:name="49854" table:display="true" table:show-details="true"/>
                <table:data-pilot-member table:name="49862" table:display="true" table:show-details="true"/>
                <table:data-pilot-member table:name="49867" table:display="true" table:show-details="true"/>
                <table:data-pilot-member table:name="49876" table:display="true" table:show-details="true"/>
                <table:data-pilot-member table:name="49888" table:display="true" table:show-details="true"/>
                <table:data-pilot-member table:name="49892" table:display="true" table:show-details="true"/>
                <table:data-pilot-member table:name="49895" table:display="true" table:show-details="true"/>
                <table:data-pilot-member table:name="49903" table:display="true" table:show-details="true"/>
                <table:data-pilot-member table:name="49910" table:display="true" table:show-details="true"/>
                <table:data-pilot-member table:name="49913" table:display="true" table:show-details="true"/>
                <table:data-pilot-member table:name="49926" table:display="true" table:show-details="true"/>
                <table:data-pilot-member table:name="49932" table:display="true" table:show-details="true"/>
                <table:data-pilot-member table:name="49947" table:display="true" table:show-details="true"/>
                <table:data-pilot-member table:name="49950" table:display="true" table:show-details="true"/>
                <table:data-pilot-member table:name="49960" table:display="true" table:show-details="true"/>
                <table:data-pilot-member table:name="49965" table:display="true" table:show-details="true"/>
                <table:data-pilot-member table:name="49967" table:display="true" table:show-details="true"/>
                <table:data-pilot-member table:name="49975" table:display="true" table:show-details="true"/>
                <table:data-pilot-member table:name="49976" table:display="true" table:show-details="true"/>
                <table:data-pilot-member table:name="49978" table:display="true" table:show-details="true"/>
                <table:data-pilot-member table:name="49986" table:display="true" table:show-details="true"/>
                <table:data-pilot-member table:name="49987" table:display="true" table:show-details="true"/>
                <table:data-pilot-member table:name="49991" table:display="true" table:show-details="true"/>
                <table:data-pilot-member table:name="50017" table:display="true" table:show-details="true"/>
                <table:data-pilot-member table:name="50028" table:display="true" table:show-details="true"/>
                <table:data-pilot-member table:name="50035" table:display="true" table:show-details="true"/>
                <table:data-pilot-member table:name="50036" table:display="true" table:show-details="true"/>
                <table:data-pilot-member table:name="50045" table:display="true" table:show-details="true"/>
                <table:data-pilot-member table:name="50047" table:display="true" table:show-details="true"/>
                <table:data-pilot-member table:name="50048" table:display="true" table:show-details="true"/>
                <table:data-pilot-member table:name="50055" table:display="true" table:show-details="true"/>
                <table:data-pilot-member table:name="50064" table:display="true" table:show-details="true"/>
                <table:data-pilot-member table:name="50070" table:display="true" table:show-details="true"/>
                <table:data-pilot-member table:name="50077" table:display="true" table:show-details="true"/>
                <table:data-pilot-member table:name="50095" table:display="true" table:show-details="true"/>
                <table:data-pilot-member table:name="50107" table:display="true" table:show-details="true"/>
                <table:data-pilot-member table:name="50116" table:display="true" table:show-details="true"/>
                <table:data-pilot-member table:name="50118" table:display="true" table:show-details="true"/>
                <table:data-pilot-member table:name="50123" table:display="true" table:show-details="true"/>
                <table:data-pilot-member table:name="50128" table:display="true" table:show-details="true"/>
                <table:data-pilot-member table:name="50131" table:display="true" table:show-details="true"/>
                <table:data-pilot-member table:name="50144" table:display="true" table:show-details="true"/>
                <table:data-pilot-member table:name="50150" table:display="true" table:show-details="true"/>
                <table:data-pilot-member table:name="50155" table:display="true" table:show-details="true"/>
                <table:data-pilot-member table:name="50173" table:display="true" table:show-details="true"/>
                <table:data-pilot-member table:name="50174" table:display="true" table:show-details="true"/>
                <table:data-pilot-member table:name="50186" table:display="true" table:show-details="true"/>
                <table:data-pilot-member table:name="50190" table:display="true" table:show-details="true"/>
                <table:data-pilot-member table:name="50196" table:display="true" table:show-details="true"/>
                <table:data-pilot-member table:name="50201" table:display="true" table:show-details="true"/>
                <table:data-pilot-member table:name="50215" table:display="true" table:show-details="true"/>
                <table:data-pilot-member table:name="50217" table:display="true" table:show-details="true"/>
                <table:data-pilot-member table:name="50227" table:display="true" table:show-details="true"/>
                <table:data-pilot-member table:name="50238" table:display="true" table:show-details="true"/>
                <table:data-pilot-member table:name="50240" table:display="true" table:show-details="true"/>
                <table:data-pilot-member table:name="50250" table:display="true" table:show-details="true"/>
                <table:data-pilot-member table:name="50252" table:display="true" table:show-details="true"/>
                <table:data-pilot-member table:name="50254" table:display="true" table:show-details="true"/>
                <table:data-pilot-member table:name="50261" table:display="true" table:show-details="true"/>
                <table:data-pilot-member table:name="50263" table:display="true" table:show-details="true"/>
                <table:data-pilot-member table:name="50275" table:display="true" table:show-details="true"/>
                <table:data-pilot-member table:name="50276" table:display="true" table:show-details="true"/>
                <table:data-pilot-member table:name="50302" table:display="true" table:show-details="true"/>
                <table:data-pilot-member table:name="50306" table:display="true" table:show-details="true"/>
                <table:data-pilot-member table:name="50324" table:display="true" table:show-details="true"/>
                <table:data-pilot-member table:name="50328" table:display="true" table:show-details="true"/>
                <table:data-pilot-member table:name="50329" table:display="true" table:show-details="true"/>
                <table:data-pilot-member table:name="50330" table:display="true" table:show-details="true"/>
                <table:data-pilot-member table:name="50358" table:display="true" table:show-details="true"/>
                <table:data-pilot-member table:name="50382" table:display="true" table:show-details="true"/>
                <table:data-pilot-member table:name="50383" table:display="true" table:show-details="true"/>
                <table:data-pilot-member table:name="50395" table:display="true" table:show-details="true"/>
                <table:data-pilot-member table:name="50401" table:display="true" table:show-details="true"/>
                <table:data-pilot-member table:name="50406" table:display="true" table:show-details="true"/>
                <table:data-pilot-member table:name="50418" table:display="true" table:show-details="true"/>
                <table:data-pilot-member table:name="50446" table:display="true" table:show-details="true"/>
                <table:data-pilot-member table:name="50449" table:display="true" table:show-details="true"/>
                <table:data-pilot-member table:name="50454" table:display="true" table:show-details="true"/>
                <table:data-pilot-member table:name="50461" table:display="true" table:show-details="true"/>
                <table:data-pilot-member table:name="50468" table:display="true" table:show-details="true"/>
                <table:data-pilot-member table:name="50475" table:display="true" table:show-details="true"/>
                <table:data-pilot-member table:name="50480" table:display="true" table:show-details="true"/>
                <table:data-pilot-member table:name="50481" table:display="true" table:show-details="true"/>
                <table:data-pilot-member table:name="50482" table:display="true" table:show-details="true"/>
                <table:data-pilot-member table:name="50497" table:display="true" table:show-details="true"/>
                <table:data-pilot-member table:name="50503" table:display="true" table:show-details="true"/>
                <table:data-pilot-member table:name="50517" table:display="true" table:show-details="true"/>
                <table:data-pilot-member table:name="50522" table:display="true" table:show-details="true"/>
                <table:data-pilot-member table:name="50523" table:display="true" table:show-details="true"/>
                <table:data-pilot-member table:name="50527" table:display="true" table:show-details="true"/>
                <table:data-pilot-member table:name="50530" table:display="true" table:show-details="true"/>
                <table:data-pilot-member table:name="50553" table:display="true" table:show-details="true"/>
                <table:data-pilot-member table:name="50556" table:display="true" table:show-details="true"/>
                <table:data-pilot-member table:name="50562" table:display="true" table:show-details="true"/>
                <table:data-pilot-member table:name="50563" table:display="true" table:show-details="true"/>
                <table:data-pilot-member table:name="50573" table:display="true" table:show-details="true"/>
                <table:data-pilot-member table:name="50584" table:display="true" table:show-details="true"/>
                <table:data-pilot-member table:name="50588" table:display="true" table:show-details="true"/>
                <table:data-pilot-member table:name="50596" table:display="true" table:show-details="true"/>
                <table:data-pilot-member table:name="50597" table:display="true" table:show-details="true"/>
                <table:data-pilot-member table:name="50606" table:display="true" table:show-details="true"/>
                <table:data-pilot-member table:name="50624" table:display="true" table:show-details="true"/>
                <table:data-pilot-member table:name="50627" table:display="true" table:show-details="true"/>
                <table:data-pilot-member table:name="50637" table:display="true" table:show-details="true"/>
                <table:data-pilot-member table:name="50640" table:display="true" table:show-details="true"/>
                <table:data-pilot-member table:name="50662" table:display="true" table:show-details="true"/>
                <table:data-pilot-member table:name="50667" table:display="true" table:show-details="true"/>
                <table:data-pilot-member table:name="50677" table:display="true" table:show-details="true"/>
                <table:data-pilot-member table:name="50679" table:display="true" table:show-details="true"/>
                <table:data-pilot-member table:name="50682" table:display="true" table:show-details="true"/>
                <table:data-pilot-member table:name="50694" table:display="true" table:show-details="true"/>
                <table:data-pilot-member table:name="50715" table:display="true" table:show-details="true"/>
                <table:data-pilot-member table:name="50716" table:display="true" table:show-details="true"/>
                <table:data-pilot-member table:name="50719" table:display="true" table:show-details="true"/>
                <table:data-pilot-member table:name="50726" table:display="true" table:show-details="true"/>
                <table:data-pilot-member table:name="50727" table:display="true" table:show-details="true"/>
                <table:data-pilot-member table:name="50728" table:display="true" table:show-details="true"/>
                <table:data-pilot-member table:name="50733" table:display="true" table:show-details="true"/>
                <table:data-pilot-member table:name="50738" table:display="true" table:show-details="true"/>
                <table:data-pilot-member table:name="50755" table:display="true" table:show-details="true"/>
                <table:data-pilot-member table:name="50766" table:display="true" table:show-details="true"/>
                <table:data-pilot-member table:name="50767" table:display="true" table:show-details="true"/>
                <table:data-pilot-member table:name="50788" table:display="true" table:show-details="true"/>
                <table:data-pilot-member table:name="50789" table:display="true" table:show-details="true"/>
                <table:data-pilot-member table:name="50799" table:display="true" table:show-details="true"/>
                <table:data-pilot-member table:name="50813" table:display="true" table:show-details="true"/>
                <table:data-pilot-member table:name="50816" table:display="true" table:show-details="true"/>
                <table:data-pilot-member table:name="50817" table:display="true" table:show-details="true"/>
                <table:data-pilot-member table:name="50819" table:display="true" table:show-details="true"/>
                <table:data-pilot-member table:name="50832" table:display="true" table:show-details="true"/>
                <table:data-pilot-member table:name="50848" table:display="true" table:show-details="true"/>
                <table:data-pilot-member table:name="50852" table:display="true" table:show-details="true"/>
                <table:data-pilot-member table:name="50854" table:display="true" table:show-details="true"/>
                <table:data-pilot-member table:name="50856" table:display="true" table:show-details="true"/>
                <table:data-pilot-member table:name="50890" table:display="true" table:show-details="true"/>
                <table:data-pilot-member table:name="50896" table:display="true" table:show-details="true"/>
                <table:data-pilot-member table:name="50902" table:display="true" table:show-details="true"/>
                <table:data-pilot-member table:name="50918" table:display="true" table:show-details="true"/>
                <table:data-pilot-member table:name="50922" table:display="true" table:show-details="true"/>
                <table:data-pilot-member table:name="50932" table:display="true" table:show-details="true"/>
                <table:data-pilot-member table:name="50987" table:display="true" table:show-details="true"/>
                <table:data-pilot-member table:name="51030" table:display="true" table:show-details="true"/>
                <table:data-pilot-member table:name="51046" table:display="true" table:show-details="true"/>
                <table:data-pilot-member table:name="51055" table:display="true" table:show-details="true"/>
                <table:data-pilot-member table:name="51096" table:display="true" table:show-details="true"/>
                <table:data-pilot-member table:name="51098" table:display="true" table:show-details="true"/>
                <table:data-pilot-member table:name="51099" table:display="true" table:show-details="true"/>
                <table:data-pilot-member table:name="51106" table:display="true" table:show-details="true"/>
                <table:data-pilot-member table:name="51110" table:display="true" table:show-details="true"/>
                <table:data-pilot-member table:name="51135" table:display="true" table:show-details="true"/>
                <table:data-pilot-member table:name="51136" table:display="true" table:show-details="true"/>
                <table:data-pilot-member table:name="51139" table:display="true" table:show-details="true"/>
                <table:data-pilot-member table:name="51152" table:display="true" table:show-details="true"/>
                <table:data-pilot-member table:name="51165" table:display="true" table:show-details="true"/>
                <table:data-pilot-member table:name="51173" table:display="true" table:show-details="true"/>
                <table:data-pilot-member table:name="51176" table:display="true" table:show-details="true"/>
                <table:data-pilot-member table:name="51180" table:display="true" table:show-details="true"/>
                <table:data-pilot-member table:name="51186" table:display="true" table:show-details="true"/>
                <table:data-pilot-member table:name="51195" table:display="true" table:show-details="true"/>
                <table:data-pilot-member table:name="51203" table:display="true" table:show-details="true"/>
                <table:data-pilot-member table:name="51204" table:display="true" table:show-details="true"/>
                <table:data-pilot-member table:name="51211" table:display="true" table:show-details="true"/>
                <table:data-pilot-member table:name="51238" table:display="true" table:show-details="true"/>
                <table:data-pilot-member table:name="51245" table:display="true" table:show-details="true"/>
                <table:data-pilot-member table:name="51249" table:display="true" table:show-details="true"/>
                <table:data-pilot-member table:name="51258" table:display="true" table:show-details="true"/>
                <table:data-pilot-member table:name="51260" table:display="true" table:show-details="true"/>
                <table:data-pilot-member table:name="51262" table:display="true" table:show-details="true"/>
                <table:data-pilot-member table:name="51263" table:display="true" table:show-details="true"/>
                <table:data-pilot-member table:name="51268" table:display="true" table:show-details="true"/>
                <table:data-pilot-member table:name="51270" table:display="true" table:show-details="true"/>
                <table:data-pilot-member table:name="51275" table:display="true" table:show-details="true"/>
                <table:data-pilot-member table:name="51276" table:display="true" table:show-details="true"/>
                <table:data-pilot-member table:name="51295" table:display="true" table:show-details="true"/>
                <table:data-pilot-member table:name="51298" table:display="true" table:show-details="true"/>
                <table:data-pilot-member table:name="51301" table:display="true" table:show-details="true"/>
                <table:data-pilot-member table:name="51311" table:display="true" table:show-details="true"/>
                <table:data-pilot-member table:name="51321" table:display="true" table:show-details="true"/>
                <table:data-pilot-member table:name="51329" table:display="true" table:show-details="true"/>
                <table:data-pilot-member table:name="51346" table:display="true" table:show-details="true"/>
                <table:data-pilot-member table:name="51360" table:display="true" table:show-details="true"/>
                <table:data-pilot-member table:name="51362" table:display="true" table:show-details="true"/>
                <table:data-pilot-member table:name="51364" table:display="true" table:show-details="true"/>
                <table:data-pilot-member table:name="51382" table:display="true" table:show-details="true"/>
                <table:data-pilot-member table:name="51383" table:display="true" table:show-details="true"/>
                <table:data-pilot-member table:name="51387" table:display="true" table:show-details="true"/>
                <table:data-pilot-member table:name="51388" table:display="true" table:show-details="true"/>
                <table:data-pilot-member table:name="51397" table:display="true" table:show-details="true"/>
                <table:data-pilot-member table:name="51402" table:display="true" table:show-details="true"/>
                <table:data-pilot-member table:name="51411" table:display="true" table:show-details="true"/>
                <table:data-pilot-member table:name="51412" table:display="true" table:show-details="true"/>
                <table:data-pilot-member table:name="51429" table:display="true" table:show-details="true"/>
                <table:data-pilot-member table:name="51434" table:display="true" table:show-details="true"/>
                <table:data-pilot-member table:name="51437" table:display="true" table:show-details="true"/>
                <table:data-pilot-member table:name="51442" table:display="true" table:show-details="true"/>
                <table:data-pilot-member table:name="51456" table:display="true" table:show-details="true"/>
                <table:data-pilot-member table:name="51458" table:display="true" table:show-details="true"/>
                <table:data-pilot-member table:name="51459" table:display="true" table:show-details="true"/>
                <table:data-pilot-member table:name="51460" table:display="true" table:show-details="true"/>
                <table:data-pilot-member table:name="51469" table:display="true" table:show-details="true"/>
                <table:data-pilot-member table:name="51479" table:display="true" table:show-details="true"/>
                <table:data-pilot-member table:name="51495" table:display="true" table:show-details="true"/>
                <table:data-pilot-member table:name="51499" table:display="true" table:show-details="true"/>
                <table:data-pilot-member table:name="51533" table:display="true" table:show-details="true"/>
                <table:data-pilot-member table:name="51546" table:display="true" table:show-details="true"/>
                <table:data-pilot-member table:name="51553" table:display="true" table:show-details="true"/>
                <table:data-pilot-member table:name="51557" table:display="true" table:show-details="true"/>
                <table:data-pilot-member table:name="51564" table:display="true" table:show-details="true"/>
                <table:data-pilot-member table:name="51568" table:display="true" table:show-details="true"/>
                <table:data-pilot-member table:name="51571" table:display="true" table:show-details="true"/>
                <table:data-pilot-member table:name="51577" table:display="true" table:show-details="true"/>
                <table:data-pilot-member table:name="51584" table:display="true" table:show-details="true"/>
                <table:data-pilot-member table:name="51585" table:display="true" table:show-details="true"/>
                <table:data-pilot-member table:name="51590" table:display="true" table:show-details="true"/>
                <table:data-pilot-member table:name="51591" table:display="true" table:show-details="true"/>
                <table:data-pilot-member table:name="51609" table:display="true" table:show-details="true"/>
                <table:data-pilot-member table:name="51615" table:display="true" table:show-details="true"/>
                <table:data-pilot-member table:name="51616" table:display="true" table:show-details="true"/>
                <table:data-pilot-member table:name="51619" table:display="true" table:show-details="true"/>
                <table:data-pilot-member table:name="51634" table:display="true" table:show-details="true"/>
                <table:data-pilot-member table:name="51635" table:display="true" table:show-details="true"/>
                <table:data-pilot-member table:name="51640" table:display="true" table:show-details="true"/>
                <table:data-pilot-member table:name="51641" table:display="true" table:show-details="true"/>
                <table:data-pilot-member table:name="51650" table:display="true" table:show-details="true"/>
                <table:data-pilot-member table:name="51653" table:display="true" table:show-details="true"/>
                <table:data-pilot-member table:name="51660" table:display="true" table:show-details="true"/>
                <table:data-pilot-member table:name="51676" table:display="true" table:show-details="true"/>
                <table:data-pilot-member table:name="51683" table:display="true" table:show-details="true"/>
                <table:data-pilot-member table:name="51686" table:display="true" table:show-details="true"/>
                <table:data-pilot-member table:name="51707" table:display="true" table:show-details="true"/>
                <table:data-pilot-member table:name="51719" table:display="true" table:show-details="true"/>
                <table:data-pilot-member table:name="51735" table:display="true" table:show-details="true"/>
                <table:data-pilot-member table:name="51737" table:display="true" table:show-details="true"/>
                <table:data-pilot-member table:name="51749" table:display="true" table:show-details="true"/>
                <table:data-pilot-member table:name="51765" table:display="true" table:show-details="true"/>
                <table:data-pilot-member table:name="51770" table:display="true" table:show-details="true"/>
                <table:data-pilot-member table:name="51776" table:display="true" table:show-details="true"/>
                <table:data-pilot-member table:name="51779" table:display="true" table:show-details="true"/>
                <table:data-pilot-member table:name="51806" table:display="true" table:show-details="true"/>
                <table:data-pilot-member table:name="51816" table:display="true" table:show-details="true"/>
                <table:data-pilot-member table:name="51820" table:display="true" table:show-details="true"/>
                <table:data-pilot-member table:name="51823" table:display="true" table:show-details="true"/>
                <table:data-pilot-member table:name="51845" table:display="true" table:show-details="true"/>
                <table:data-pilot-member table:name="51859" table:display="true" table:show-details="true"/>
                <table:data-pilot-member table:name="51866" table:display="true" table:show-details="true"/>
                <table:data-pilot-member table:name="51867" table:display="true" table:show-details="true"/>
                <table:data-pilot-member table:name="51882" table:display="true" table:show-details="true"/>
                <table:data-pilot-member table:name="51895" table:display="true" table:show-details="true"/>
                <table:data-pilot-member table:name="51899" table:display="true" table:show-details="true"/>
                <table:data-pilot-member table:name="51908" table:display="true" table:show-details="true"/>
                <table:data-pilot-member table:name="51915" table:display="true" table:show-details="true"/>
                <table:data-pilot-member table:name="51930" table:display="true" table:show-details="true"/>
                <table:data-pilot-member table:name="51944" table:display="true" table:show-details="true"/>
                <table:data-pilot-member table:name="51957" table:display="true" table:show-details="true"/>
                <table:data-pilot-member table:name="51958" table:display="true" table:show-details="true"/>
                <table:data-pilot-member table:name="51963" table:display="true" table:show-details="true"/>
                <table:data-pilot-member table:name="51968" table:display="true" table:show-details="true"/>
                <table:data-pilot-member table:name="51983" table:display="true" table:show-details="true"/>
                <table:data-pilot-member table:name="51991" table:display="true" table:show-details="true"/>
                <table:data-pilot-member table:name="52000" table:display="true" table:show-details="true"/>
                <table:data-pilot-member table:name="52005" table:display="true" table:show-details="true"/>
                <table:data-pilot-member table:name="52010" table:display="true" table:show-details="true"/>
                <table:data-pilot-member table:name="52015" table:display="true" table:show-details="true"/>
                <table:data-pilot-member table:name="52022" table:display="true" table:show-details="true"/>
                <table:data-pilot-member table:name="52025" table:display="true" table:show-details="true"/>
                <table:data-pilot-member table:name="52032" table:display="true" table:show-details="true"/>
                <table:data-pilot-member table:name="52035" table:display="true" table:show-details="true"/>
                <table:data-pilot-member table:name="52044" table:display="true" table:show-details="true"/>
                <table:data-pilot-member table:name="52062" table:display="true" table:show-details="true"/>
                <table:data-pilot-member table:name="52064" table:display="true" table:show-details="true"/>
                <table:data-pilot-member table:name="52065" table:display="true" table:show-details="true"/>
                <table:data-pilot-member table:name="52069" table:display="true" table:show-details="true"/>
                <table:data-pilot-member table:name="52071" table:display="true" table:show-details="true"/>
                <table:data-pilot-member table:name="52082" table:display="true" table:show-details="true"/>
                <table:data-pilot-member table:name="52086" table:display="true" table:show-details="true"/>
                <table:data-pilot-member table:name="52088" table:display="true" table:show-details="true"/>
                <table:data-pilot-member table:name="52094" table:display="true" table:show-details="true"/>
                <table:data-pilot-member table:name="52126" table:display="true" table:show-details="true"/>
                <table:data-pilot-member table:name="52130" table:display="true" table:show-details="true"/>
                <table:data-pilot-member table:name="52146" table:display="true" table:show-details="true"/>
                <table:data-pilot-member table:name="52150" table:display="true" table:show-details="true"/>
                <table:data-pilot-member table:name="52155" table:display="true" table:show-details="true"/>
                <table:data-pilot-member table:name="52166" table:display="true" table:show-details="true"/>
                <table:data-pilot-member table:name="52178" table:display="true" table:show-details="true"/>
                <table:data-pilot-member table:name="52181" table:display="true" table:show-details="true"/>
                <table:data-pilot-member table:name="52185" table:display="true" table:show-details="true"/>
                <table:data-pilot-member table:name="52197" table:display="true" table:show-details="true"/>
                <table:data-pilot-member table:name="52206" table:display="true" table:show-details="true"/>
                <table:data-pilot-member table:name="52215" table:display="true" table:show-details="true"/>
                <table:data-pilot-member table:name="52223" table:display="true" table:show-details="true"/>
                <table:data-pilot-member table:name="52226" table:display="true" table:show-details="true"/>
                <table:data-pilot-member table:name="52236" table:display="true" table:show-details="true"/>
                <table:data-pilot-member table:name="52241" table:display="true" table:show-details="true"/>
                <table:data-pilot-member table:name="52250" table:display="true" table:show-details="true"/>
                <table:data-pilot-member table:name="52251" table:display="true" table:show-details="true"/>
                <table:data-pilot-member table:name="52256" table:display="true" table:show-details="true"/>
                <table:data-pilot-member table:name="52259" table:display="true" table:show-details="true"/>
                <table:data-pilot-member table:name="52273" table:display="true" table:show-details="true"/>
                <table:data-pilot-member table:name="52280" table:display="true" table:show-details="true"/>
                <table:data-pilot-member table:name="52286" table:display="true" table:show-details="true"/>
                <table:data-pilot-member table:name="52308" table:display="true" table:show-details="true"/>
                <table:data-pilot-member table:name="52318" table:display="true" table:show-details="true"/>
                <table:data-pilot-member table:name="52320" table:display="true" table:show-details="true"/>
                <table:data-pilot-member table:name="52329" table:display="true" table:show-details="true"/>
                <table:data-pilot-member table:name="52330" table:display="true" table:show-details="true"/>
                <table:data-pilot-member table:name="52333" table:display="true" table:show-details="true"/>
                <table:data-pilot-member table:name="52337" table:display="true" table:show-details="true"/>
                <table:data-pilot-member table:name="52347" table:display="true" table:show-details="true"/>
                <table:data-pilot-member table:name="52356" table:display="true" table:show-details="true"/>
                <table:data-pilot-member table:name="52371" table:display="true" table:show-details="true"/>
                <table:data-pilot-member table:name="52387" table:display="true" table:show-details="true"/>
                <table:data-pilot-member table:name="52401" table:display="true" table:show-details="true"/>
                <table:data-pilot-member table:name="52413" table:display="true" table:show-details="true"/>
                <table:data-pilot-member table:name="52415" table:display="true" table:show-details="true"/>
                <table:data-pilot-member table:name="52417" table:display="true" table:show-details="true"/>
                <table:data-pilot-member table:name="52425" table:display="true" table:show-details="true"/>
                <table:data-pilot-member table:name="52428" table:display="true" table:show-details="true"/>
                <table:data-pilot-member table:name="52442" table:display="true" table:show-details="true"/>
                <table:data-pilot-member table:name="52443" table:display="true" table:show-details="true"/>
                <table:data-pilot-member table:name="52452" table:display="true" table:show-details="true"/>
                <table:data-pilot-member table:name="52468" table:display="true" table:show-details="true"/>
                <table:data-pilot-member table:name="52472" table:display="true" table:show-details="true"/>
                <table:data-pilot-member table:name="52475" table:display="true" table:show-details="true"/>
                <table:data-pilot-member table:name="52477" table:display="true" table:show-details="true"/>
                <table:data-pilot-member table:name="52479" table:display="true" table:show-details="true"/>
                <table:data-pilot-member table:name="52480" table:display="true" table:show-details="true"/>
                <table:data-pilot-member table:name="52487" table:display="true" table:show-details="true"/>
                <table:data-pilot-member table:name="52506" table:display="true" table:show-details="true"/>
                <table:data-pilot-member table:name="52511" table:display="true" table:show-details="true"/>
                <table:data-pilot-member table:name="52517" table:display="true" table:show-details="true"/>
                <table:data-pilot-member table:name="52531" table:display="true" table:show-details="true"/>
                <table:data-pilot-member table:name="52535" table:display="true" table:show-details="true"/>
                <table:data-pilot-member table:name="52536" table:display="true" table:show-details="true"/>
                <table:data-pilot-member table:name="52541" table:display="true" table:show-details="true"/>
                <table:data-pilot-member table:name="52543" table:display="true" table:show-details="true"/>
                <table:data-pilot-member table:name="52547" table:display="true" table:show-details="true"/>
                <table:data-pilot-member table:name="52551" table:display="true" table:show-details="true"/>
                <table:data-pilot-member table:name="52556" table:display="true" table:show-details="true"/>
                <table:data-pilot-member table:name="52560" table:display="true" table:show-details="true"/>
                <table:data-pilot-member table:name="52563" table:display="true" table:show-details="true"/>
                <table:data-pilot-member table:name="52568" table:display="true" table:show-details="true"/>
                <table:data-pilot-member table:name="52571" table:display="true" table:show-details="true"/>
                <table:data-pilot-member table:name="52592" table:display="true" table:show-details="true"/>
                <table:data-pilot-member table:name="52594" table:display="true" table:show-details="true"/>
                <table:data-pilot-member table:name="52603" table:display="true" table:show-details="true"/>
                <table:data-pilot-member table:name="52606" table:display="true" table:show-details="true"/>
                <table:data-pilot-member table:name="52610" table:display="true" table:show-details="true"/>
                <table:data-pilot-member table:name="52626" table:display="true" table:show-details="true"/>
                <table:data-pilot-member table:name="52642" table:display="true" table:show-details="true"/>
                <table:data-pilot-member table:name="52646" table:display="true" table:show-details="true"/>
                <table:data-pilot-member table:name="52650" table:display="true" table:show-details="true"/>
                <table:data-pilot-member table:name="52652" table:display="true" table:show-details="true"/>
                <table:data-pilot-member table:name="52665" table:display="true" table:show-details="true"/>
                <table:data-pilot-member table:name="52676" table:display="true" table:show-details="true"/>
                <table:data-pilot-member table:name="52678" table:display="true" table:show-details="true"/>
                <table:data-pilot-member table:name="52697" table:display="true" table:show-details="true"/>
                <table:data-pilot-member table:name="52704" table:display="true" table:show-details="true"/>
                <table:data-pilot-member table:name="52716" table:display="true" table:show-details="true"/>
                <table:data-pilot-member table:name="52725" table:display="true" table:show-details="true"/>
                <table:data-pilot-member table:name="52761" table:display="true" table:show-details="true"/>
                <table:data-pilot-member table:name="52771" table:display="true" table:show-details="true"/>
                <table:data-pilot-member table:name="52778" table:display="true" table:show-details="true"/>
                <table:data-pilot-member table:name="52781" table:display="true" table:show-details="true"/>
                <table:data-pilot-member table:name="52782" table:display="true" table:show-details="true"/>
                <table:data-pilot-member table:name="52787" table:display="true" table:show-details="true"/>
                <table:data-pilot-member table:name="52801" table:display="true" table:show-details="true"/>
                <table:data-pilot-member table:name="52807" table:display="true" table:show-details="true"/>
                <table:data-pilot-member table:name="52814" table:display="true" table:show-details="true"/>
                <table:data-pilot-member table:name="52821" table:display="true" table:show-details="true"/>
                <table:data-pilot-member table:name="52823" table:display="true" table:show-details="true"/>
                <table:data-pilot-member table:name="52865" table:display="true" table:show-details="true"/>
                <table:data-pilot-member table:name="52870" table:display="true" table:show-details="true"/>
                <table:data-pilot-member table:name="52873" table:display="true" table:show-details="true"/>
                <table:data-pilot-member table:name="52881" table:display="true" table:show-details="true"/>
                <table:data-pilot-member table:name="52885" table:display="true" table:show-details="true"/>
                <table:data-pilot-member table:name="52893" table:display="true" table:show-details="true"/>
                <table:data-pilot-member table:name="52901" table:display="true" table:show-details="true"/>
                <table:data-pilot-member table:name="52909" table:display="true" table:show-details="true"/>
                <table:data-pilot-member table:name="52914" table:display="true" table:show-details="true"/>
                <table:data-pilot-member table:name="52918" table:display="true" table:show-details="true"/>
                <table:data-pilot-member table:name="52920" table:display="true" table:show-details="true"/>
                <table:data-pilot-member table:name="52930" table:display="true" table:show-details="true"/>
                <table:data-pilot-member table:name="52931" table:display="true" table:show-details="true"/>
                <table:data-pilot-member table:name="52934" table:display="true" table:show-details="true"/>
                <table:data-pilot-member table:name="52940" table:display="true" table:show-details="true"/>
                <table:data-pilot-member table:name="52949" table:display="true" table:show-details="true"/>
                <table:data-pilot-member table:name="52953" table:display="true" table:show-details="true"/>
                <table:data-pilot-member table:name="52955" table:display="true" table:show-details="true"/>
                <table:data-pilot-member table:name="52969" table:display="true" table:show-details="true"/>
                <table:data-pilot-member table:name="52997" table:display="true" table:show-details="true"/>
                <table:data-pilot-member table:name="53029" table:display="true" table:show-details="true"/>
                <table:data-pilot-member table:name="53036" table:display="true" table:show-details="true"/>
                <table:data-pilot-member table:name="53038" table:display="true" table:show-details="true"/>
                <table:data-pilot-member table:name="53039" table:display="true" table:show-details="true"/>
                <table:data-pilot-member table:name="53050" table:display="true" table:show-details="true"/>
                <table:data-pilot-member table:name="53066" table:display="true" table:show-details="true"/>
                <table:data-pilot-member table:name="53067" table:display="true" table:show-details="true"/>
                <table:data-pilot-member table:name="53068" table:display="true" table:show-details="true"/>
                <table:data-pilot-member table:name="53077" table:display="true" table:show-details="true"/>
                <table:data-pilot-member table:name="53078" table:display="true" table:show-details="true"/>
                <table:data-pilot-member table:name="53082" table:display="true" table:show-details="true"/>
                <table:data-pilot-member table:name="53084" table:display="true" table:show-details="true"/>
                <table:data-pilot-member table:name="53090" table:display="true" table:show-details="true"/>
                <table:data-pilot-member table:name="53095" table:display="true" table:show-details="true"/>
                <table:data-pilot-member table:name="53109" table:display="true" table:show-details="true"/>
                <table:data-pilot-member table:name="53127" table:display="true" table:show-details="true"/>
                <table:data-pilot-member table:name="53130" table:display="true" table:show-details="true"/>
                <table:data-pilot-member table:name="53132" table:display="true" table:show-details="true"/>
                <table:data-pilot-member table:name="53143" table:display="true" table:show-details="true"/>
                <table:data-pilot-member table:name="53145" table:display="true" table:show-details="true"/>
                <table:data-pilot-member table:name="53147" table:display="true" table:show-details="true"/>
                <table:data-pilot-member table:name="53153" table:display="true" table:show-details="true"/>
                <table:data-pilot-member table:name="53155" table:display="true" table:show-details="true"/>
                <table:data-pilot-member table:name="53163" table:display="true" table:show-details="true"/>
                <table:data-pilot-member table:name="53166" table:display="true" table:show-details="true"/>
                <table:data-pilot-member table:name="53179" table:display="true" table:show-details="true"/>
                <table:data-pilot-member table:name="53191" table:display="true" table:show-details="true"/>
                <table:data-pilot-member table:name="53193" table:display="true" table:show-details="true"/>
                <table:data-pilot-member table:name="53194" table:display="true" table:show-details="true"/>
                <table:data-pilot-member table:name="53195" table:display="true" table:show-details="true"/>
                <table:data-pilot-member table:name="53198" table:display="true" table:show-details="true"/>
                <table:data-pilot-member table:name="53218" table:display="true" table:show-details="true"/>
                <table:data-pilot-member table:name="53224" table:display="true" table:show-details="true"/>
                <table:data-pilot-member table:name="53233" table:display="true" table:show-details="true"/>
                <table:data-pilot-member table:name="53243" table:display="true" table:show-details="true"/>
                <table:data-pilot-member table:name="53245" table:display="true" table:show-details="true"/>
                <table:data-pilot-member table:name="53266" table:display="true" table:show-details="true"/>
                <table:data-pilot-member table:name="53272" table:display="true" table:show-details="true"/>
                <table:data-pilot-member table:name="53276" table:display="true" table:show-details="true"/>
                <table:data-pilot-member table:name="53280" table:display="true" table:show-details="true"/>
                <table:data-pilot-member table:name="53294" table:display="true" table:show-details="true"/>
                <table:data-pilot-member table:name="53296" table:display="true" table:show-details="true"/>
                <table:data-pilot-member table:name="53307" table:display="true" table:show-details="true"/>
                <table:data-pilot-member table:name="53309" table:display="true" table:show-details="true"/>
                <table:data-pilot-member table:name="53319" table:display="true" table:show-details="true"/>
                <table:data-pilot-member table:name="53320" table:display="true" table:show-details="true"/>
                <table:data-pilot-member table:name="53327" table:display="true" table:show-details="true"/>
                <table:data-pilot-member table:name="53328" table:display="true" table:show-details="true"/>
                <table:data-pilot-member table:name="53335" table:display="true" table:show-details="true"/>
                <table:data-pilot-member table:name="53342" table:display="true" table:show-details="true"/>
                <table:data-pilot-member table:name="53350" table:display="true" table:show-details="true"/>
                <table:data-pilot-member table:name="53356" table:display="true" table:show-details="true"/>
                <table:data-pilot-member table:name="53357" table:display="true" table:show-details="true"/>
                <table:data-pilot-member table:name="53359" table:display="true" table:show-details="true"/>
                <table:data-pilot-member table:name="53363" table:display="true" table:show-details="true"/>
                <table:data-pilot-member table:name="53369" table:display="true" table:show-details="true"/>
                <table:data-pilot-member table:name="53371" table:display="true" table:show-details="true"/>
                <table:data-pilot-member table:name="53381" table:display="true" table:show-details="true"/>
                <table:data-pilot-member table:name="53392" table:display="true" table:show-details="true"/>
                <table:data-pilot-member table:name="53395" table:display="true" table:show-details="true"/>
                <table:data-pilot-member table:name="53396" table:display="true" table:show-details="true"/>
                <table:data-pilot-member table:name="53399" table:display="true" table:show-details="true"/>
                <table:data-pilot-member table:name="53408" table:display="true" table:show-details="true"/>
                <table:data-pilot-member table:name="53413" table:display="true" table:show-details="true"/>
                <table:data-pilot-member table:name="53415" table:display="true" table:show-details="true"/>
                <table:data-pilot-member table:name="53448" table:display="true" table:show-details="true"/>
                <table:data-pilot-member table:name="53465" table:display="true" table:show-details="true"/>
                <table:data-pilot-member table:name="53466" table:display="true" table:show-details="true"/>
                <table:data-pilot-member table:name="53478" table:display="true" table:show-details="true"/>
                <table:data-pilot-member table:name="53487" table:display="true" table:show-details="true"/>
                <table:data-pilot-member table:name="53503" table:display="true" table:show-details="true"/>
                <table:data-pilot-member table:name="53510" table:display="true" table:show-details="true"/>
                <table:data-pilot-member table:name="53515" table:display="true" table:show-details="true"/>
                <table:data-pilot-member table:name="53519" table:display="true" table:show-details="true"/>
                <table:data-pilot-member table:name="53524" table:display="true" table:show-details="true"/>
                <table:data-pilot-member table:name="53534" table:display="true" table:show-details="true"/>
                <table:data-pilot-member table:name="53543" table:display="true" table:show-details="true"/>
                <table:data-pilot-member table:name="53548" table:display="true" table:show-details="true"/>
                <table:data-pilot-member table:name="53558" table:display="true" table:show-details="true"/>
                <table:data-pilot-member table:name="53570" table:display="true" table:show-details="true"/>
                <table:data-pilot-member table:name="53573" table:display="true" table:show-details="true"/>
                <table:data-pilot-member table:name="53575" table:display="true" table:show-details="true"/>
                <table:data-pilot-member table:name="53580" table:display="true" table:show-details="true"/>
                <table:data-pilot-member table:name="53598" table:display="true" table:show-details="true"/>
                <table:data-pilot-member table:name="53606" table:display="true" table:show-details="true"/>
                <table:data-pilot-member table:name="53607" table:display="true" table:show-details="true"/>
                <table:data-pilot-member table:name="53616" table:display="true" table:show-details="true"/>
                <table:data-pilot-member table:name="53617" table:display="true" table:show-details="true"/>
                <table:data-pilot-member table:name="53630" table:display="true" table:show-details="true"/>
                <table:data-pilot-member table:name="53633" table:display="true" table:show-details="true"/>
                <table:data-pilot-member table:name="53643" table:display="true" table:show-details="true"/>
                <table:data-pilot-member table:name="53644" table:display="true" table:show-details="true"/>
                <table:data-pilot-member table:name="53647" table:display="true" table:show-details="true"/>
                <table:data-pilot-member table:name="53648" table:display="true" table:show-details="true"/>
                <table:data-pilot-member table:name="53650" table:display="true" table:show-details="true"/>
                <table:data-pilot-member table:name="53657" table:display="true" table:show-details="true"/>
                <table:data-pilot-member table:name="53671" table:display="true" table:show-details="true"/>
                <table:data-pilot-member table:name="53684" table:display="true" table:show-details="true"/>
                <table:data-pilot-member table:name="53685" table:display="true" table:show-details="true"/>
                <table:data-pilot-member table:name="53694" table:display="true" table:show-details="true"/>
                <table:data-pilot-member table:name="53699" table:display="true" table:show-details="true"/>
                <table:data-pilot-member table:name="53711" table:display="true" table:show-details="true"/>
                <table:data-pilot-member table:name="53713" table:display="true" table:show-details="true"/>
                <table:data-pilot-member table:name="53725" table:display="true" table:show-details="true"/>
                <table:data-pilot-member table:name="53726" table:display="true" table:show-details="true"/>
                <table:data-pilot-member table:name="53733" table:display="true" table:show-details="true"/>
                <table:data-pilot-member table:name="53747" table:display="true" table:show-details="true"/>
                <table:data-pilot-member table:name="53765" table:display="true" table:show-details="true"/>
                <table:data-pilot-member table:name="53770" table:display="true" table:show-details="true"/>
                <table:data-pilot-member table:name="53773" table:display="true" table:show-details="true"/>
                <table:data-pilot-member table:name="53780" table:display="true" table:show-details="true"/>
                <table:data-pilot-member table:name="53783" table:display="true" table:show-details="true"/>
                <table:data-pilot-member table:name="53784" table:display="true" table:show-details="true"/>
                <table:data-pilot-member table:name="53803" table:display="true" table:show-details="true"/>
                <table:data-pilot-member table:name="53805" table:display="true" table:show-details="true"/>
                <table:data-pilot-member table:name="53814" table:display="true" table:show-details="true"/>
                <table:data-pilot-member table:name="53823" table:display="true" table:show-details="true"/>
                <table:data-pilot-member table:name="53831" table:display="true" table:show-details="true"/>
                <table:data-pilot-member table:name="53833" table:display="true" table:show-details="true"/>
                <table:data-pilot-member table:name="53836" table:display="true" table:show-details="true"/>
                <table:data-pilot-member table:name="53839" table:display="true" table:show-details="true"/>
                <table:data-pilot-member table:name="53842" table:display="true" table:show-details="true"/>
                <table:data-pilot-member table:name="53864" table:display="true" table:show-details="true"/>
                <table:data-pilot-member table:name="53866" table:display="true" table:show-details="true"/>
                <table:data-pilot-member table:name="53885" table:display="true" table:show-details="true"/>
                <table:data-pilot-member table:name="53886" table:display="true" table:show-details="true"/>
                <table:data-pilot-member table:name="53916" table:display="true" table:show-details="true"/>
                <table:data-pilot-member table:name="53919" table:display="true" table:show-details="true"/>
                <table:data-pilot-member table:name="53924" table:display="true" table:show-details="true"/>
                <table:data-pilot-member table:name="53928" table:display="true" table:show-details="true"/>
                <table:data-pilot-member table:name="53931" table:display="true" table:show-details="true"/>
                <table:data-pilot-member table:name="53934" table:display="true" table:show-details="true"/>
                <table:data-pilot-member table:name="53938" table:display="true" table:show-details="true"/>
                <table:data-pilot-member table:name="53940" table:display="true" table:show-details="true"/>
                <table:data-pilot-member table:name="53944" table:display="true" table:show-details="true"/>
                <table:data-pilot-member table:name="53955" table:display="true" table:show-details="true"/>
                <table:data-pilot-member table:name="53965" table:display="true" table:show-details="true"/>
                <table:data-pilot-member table:name="53967" table:display="true" table:show-details="true"/>
                <table:data-pilot-member table:name="53988" table:display="true" table:show-details="true"/>
                <table:data-pilot-member table:name="53993" table:display="true" table:show-details="true"/>
                <table:data-pilot-member table:name="54006" table:display="true" table:show-details="true"/>
                <table:data-pilot-member table:name="54022" table:display="true" table:show-details="true"/>
                <table:data-pilot-member table:name="54032" table:display="true" table:show-details="true"/>
                <table:data-pilot-member table:name="54035" table:display="true" table:show-details="true"/>
                <table:data-pilot-member table:name="54041" table:display="true" table:show-details="true"/>
                <table:data-pilot-member table:name="54043" table:display="true" table:show-details="true"/>
                <table:data-pilot-member table:name="54057" table:display="true" table:show-details="true"/>
                <table:data-pilot-member table:name="54059" table:display="true" table:show-details="true"/>
                <table:data-pilot-member table:name="54065" table:display="true" table:show-details="true"/>
                <table:data-pilot-member table:name="54068" table:display="true" table:show-details="true"/>
                <table:data-pilot-member table:name="54075" table:display="true" table:show-details="true"/>
                <table:data-pilot-member table:name="54088" table:display="true" table:show-details="true"/>
                <table:data-pilot-member table:name="54101" table:display="true" table:show-details="true"/>
                <table:data-pilot-member table:name="54103" table:display="true" table:show-details="true"/>
                <table:data-pilot-member table:name="54106" table:display="true" table:show-details="true"/>
                <table:data-pilot-member table:name="54110" table:display="true" table:show-details="true"/>
                <table:data-pilot-member table:name="54118" table:display="true" table:show-details="true"/>
                <table:data-pilot-member table:name="54120" table:display="true" table:show-details="true"/>
                <table:data-pilot-member table:name="54122" table:display="true" table:show-details="true"/>
                <table:data-pilot-member table:name="54125" table:display="true" table:show-details="true"/>
                <table:data-pilot-member table:name="54130" table:display="true" table:show-details="true"/>
                <table:data-pilot-member table:name="54132" table:display="true" table:show-details="true"/>
                <table:data-pilot-member table:name="54139" table:display="true" table:show-details="true"/>
                <table:data-pilot-member table:name="54151" table:display="true" table:show-details="true"/>
                <table:data-pilot-member table:name="54156" table:display="true" table:show-details="true"/>
                <table:data-pilot-member table:name="54157" table:display="true" table:show-details="true"/>
                <table:data-pilot-member table:name="54158" table:display="true" table:show-details="true"/>
                <table:data-pilot-member table:name="54165" table:display="true" table:show-details="true"/>
                <table:data-pilot-member table:name="54168" table:display="true" table:show-details="true"/>
                <table:data-pilot-member table:name="54169" table:display="true" table:show-details="true"/>
                <table:data-pilot-member table:name="54173" table:display="true" table:show-details="true"/>
                <table:data-pilot-member table:name="54178" table:display="true" table:show-details="true"/>
                <table:data-pilot-member table:name="54185" table:display="true" table:show-details="true"/>
                <table:data-pilot-member table:name="54186" table:display="true" table:show-details="true"/>
                <table:data-pilot-member table:name="54193" table:display="true" table:show-details="true"/>
                <table:data-pilot-member table:name="54194" table:display="true" table:show-details="true"/>
                <table:data-pilot-member table:name="54196" table:display="true" table:show-details="true"/>
                <table:data-pilot-member table:name="54241" table:display="true" table:show-details="true"/>
                <table:data-pilot-member table:name="54249" table:display="true" table:show-details="true"/>
                <table:data-pilot-member table:name="54255" table:display="true" table:show-details="true"/>
                <table:data-pilot-member table:name="54257" table:display="true" table:show-details="true"/>
                <table:data-pilot-member table:name="54264" table:display="true" table:show-details="true"/>
                <table:data-pilot-member table:name="54266" table:display="true" table:show-details="true"/>
                <table:data-pilot-member table:name="54271" table:display="true" table:show-details="true"/>
                <table:data-pilot-member table:name="54284" table:display="true" table:show-details="true"/>
                <table:data-pilot-member table:name="54285" table:display="true" table:show-details="true"/>
                <table:data-pilot-member table:name="54301" table:display="true" table:show-details="true"/>
                <table:data-pilot-member table:name="54307" table:display="true" table:show-details="true"/>
                <table:data-pilot-member table:name="54319" table:display="true" table:show-details="true"/>
                <table:data-pilot-member table:name="54330" table:display="true" table:show-details="true"/>
                <table:data-pilot-member table:name="54331" table:display="true" table:show-details="true"/>
                <table:data-pilot-member table:name="54347" table:display="true" table:show-details="true"/>
                <table:data-pilot-member table:name="54348" table:display="true" table:show-details="true"/>
                <table:data-pilot-member table:name="54353" table:display="true" table:show-details="true"/>
                <table:data-pilot-member table:name="54363" table:display="true" table:show-details="true"/>
                <table:data-pilot-member table:name="54365" table:display="true" table:show-details="true"/>
                <table:data-pilot-member table:name="54367" table:display="true" table:show-details="true"/>
                <table:data-pilot-member table:name="54371" table:display="true" table:show-details="true"/>
                <table:data-pilot-member table:name="54377" table:display="true" table:show-details="true"/>
                <table:data-pilot-member table:name="54386" table:display="true" table:show-details="true"/>
                <table:data-pilot-member table:name="54387" table:display="true" table:show-details="true"/>
                <table:data-pilot-member table:name="54389" table:display="true" table:show-details="true"/>
                <table:data-pilot-member table:name="54397" table:display="true" table:show-details="true"/>
                <table:data-pilot-member table:name="54399" table:display="true" table:show-details="true"/>
                <table:data-pilot-member table:name="54403" table:display="true" table:show-details="true"/>
                <table:data-pilot-member table:name="54406" table:display="true" table:show-details="true"/>
                <table:data-pilot-member table:name="54411" table:display="true" table:show-details="true"/>
                <table:data-pilot-member table:name="54429" table:display="true" table:show-details="true"/>
                <table:data-pilot-member table:name="54432" table:display="true" table:show-details="true"/>
                <table:data-pilot-member table:name="54440" table:display="true" table:show-details="true"/>
                <table:data-pilot-member table:name="54442" table:display="true" table:show-details="true"/>
                <table:data-pilot-member table:name="54449" table:display="true" table:show-details="true"/>
                <table:data-pilot-member table:name="54455" table:display="true" table:show-details="true"/>
                <table:data-pilot-member table:name="54469" table:display="true" table:show-details="true"/>
                <table:data-pilot-member table:name="54475" table:display="true" table:show-details="true"/>
                <table:data-pilot-member table:name="54480" table:display="true" table:show-details="true"/>
                <table:data-pilot-member table:name="54483" table:display="true" table:show-details="true"/>
                <table:data-pilot-member table:name="54490" table:display="true" table:show-details="true"/>
                <table:data-pilot-member table:name="54495" table:display="true" table:show-details="true"/>
                <table:data-pilot-member table:name="54501" table:display="true" table:show-details="true"/>
                <table:data-pilot-member table:name="54509" table:display="true" table:show-details="true"/>
                <table:data-pilot-member table:name="54514" table:display="true" table:show-details="true"/>
                <table:data-pilot-member table:name="54523" table:display="true" table:show-details="true"/>
                <table:data-pilot-member table:name="54525" table:display="true" table:show-details="true"/>
                <table:data-pilot-member table:name="54528" table:display="true" table:show-details="true"/>
                <table:data-pilot-member table:name="54535" table:display="true" table:show-details="true"/>
                <table:data-pilot-member table:name="54543" table:display="true" table:show-details="true"/>
                <table:data-pilot-member table:name="54545" table:display="true" table:show-details="true"/>
                <table:data-pilot-member table:name="54547" table:display="true" table:show-details="true"/>
                <table:data-pilot-member table:name="54559" table:display="true" table:show-details="true"/>
                <table:data-pilot-member table:name="54573" table:display="true" table:show-details="true"/>
                <table:data-pilot-member table:name="54574" table:display="true" table:show-details="true"/>
                <table:data-pilot-member table:name="54586" table:display="true" table:show-details="true"/>
                <table:data-pilot-member table:name="54590" table:display="true" table:show-details="true"/>
                <table:data-pilot-member table:name="54596" table:display="true" table:show-details="true"/>
                <table:data-pilot-member table:name="54604" table:display="true" table:show-details="true"/>
                <table:data-pilot-member table:name="54614" table:display="true" table:show-details="true"/>
                <table:data-pilot-member table:name="54618" table:display="true" table:show-details="true"/>
                <table:data-pilot-member table:name="54626" table:display="true" table:show-details="true"/>
                <table:data-pilot-member table:name="54634" table:display="true" table:show-details="true"/>
                <table:data-pilot-member table:name="54647" table:display="true" table:show-details="true"/>
                <table:data-pilot-member table:name="54648" table:display="true" table:show-details="true"/>
                <table:data-pilot-member table:name="54658" table:display="true" table:show-details="true"/>
                <table:data-pilot-member table:name="54660" table:display="true" table:show-details="true"/>
                <table:data-pilot-member table:name="54663" table:display="true" table:show-details="true"/>
                <table:data-pilot-member table:name="54667" table:display="true" table:show-details="true"/>
                <table:data-pilot-member table:name="54671" table:display="true" table:show-details="true"/>
                <table:data-pilot-member table:name="54676" table:display="true" table:show-details="true"/>
                <table:data-pilot-member table:name="54703" table:display="true" table:show-details="true"/>
                <table:data-pilot-member table:name="54704" table:display="true" table:show-details="true"/>
                <table:data-pilot-member table:name="54710" table:display="true" table:show-details="true"/>
                <table:data-pilot-member table:name="54711" table:display="true" table:show-details="true"/>
                <table:data-pilot-member table:name="54715" table:display="true" table:show-details="true"/>
                <table:data-pilot-member table:name="54728" table:display="true" table:show-details="true"/>
                <table:data-pilot-member table:name="54751" table:display="true" table:show-details="true"/>
                <table:data-pilot-member table:name="54756" table:display="true" table:show-details="true"/>
                <table:data-pilot-member table:name="54759" table:display="true" table:show-details="true"/>
                <table:data-pilot-member table:name="54763" table:display="true" table:show-details="true"/>
                <table:data-pilot-member table:name="54764" table:display="true" table:show-details="true"/>
                <table:data-pilot-member table:name="54786" table:display="true" table:show-details="true"/>
                <table:data-pilot-member table:name="54799" table:display="true" table:show-details="true"/>
                <table:data-pilot-member table:name="54804" table:display="true" table:show-details="true"/>
                <table:data-pilot-member table:name="54808" table:display="true" table:show-details="true"/>
                <table:data-pilot-member table:name="54817" table:display="true" table:show-details="true"/>
                <table:data-pilot-member table:name="54838" table:display="true" table:show-details="true"/>
                <table:data-pilot-member table:name="54840" table:display="true" table:show-details="true"/>
                <table:data-pilot-member table:name="54842" table:display="true" table:show-details="true"/>
                <table:data-pilot-member table:name="54852" table:display="true" table:show-details="true"/>
                <table:data-pilot-member table:name="54853" table:display="true" table:show-details="true"/>
                <table:data-pilot-member table:name="54863" table:display="true" table:show-details="true"/>
                <table:data-pilot-member table:name="54865" table:display="true" table:show-details="true"/>
                <table:data-pilot-member table:name="54866" table:display="true" table:show-details="true"/>
                <table:data-pilot-member table:name="54885" table:display="true" table:show-details="true"/>
                <table:data-pilot-member table:name="54901" table:display="true" table:show-details="true"/>
                <table:data-pilot-member table:name="54909" table:display="true" table:show-details="true"/>
                <table:data-pilot-member table:name="54915" table:display="true" table:show-details="true"/>
                <table:data-pilot-member table:name="54925" table:display="true" table:show-details="true"/>
                <table:data-pilot-member table:name="54934" table:display="true" table:show-details="true"/>
                <table:data-pilot-member table:name="54937" table:display="true" table:show-details="true"/>
                <table:data-pilot-member table:name="54939" table:display="true" table:show-details="true"/>
                <table:data-pilot-member table:name="54944" table:display="true" table:show-details="true"/>
                <table:data-pilot-member table:name="54959" table:display="true" table:show-details="true"/>
                <table:data-pilot-member table:name="54961" table:display="true" table:show-details="true"/>
                <table:data-pilot-member table:name="54973" table:display="true" table:show-details="true"/>
                <table:data-pilot-member table:name="54974" table:display="true" table:show-details="true"/>
                <table:data-pilot-member table:name="54975" table:display="true" table:show-details="true"/>
                <table:data-pilot-member table:name="54985" table:display="true" table:show-details="true"/>
                <table:data-pilot-member table:name="54992" table:display="true" table:show-details="true"/>
                <table:data-pilot-member table:name="54996" table:display="true" table:show-details="true"/>
                <table:data-pilot-member table:name="55002" table:display="true" table:show-details="true"/>
                <table:data-pilot-member table:name="55019" table:display="true" table:show-details="true"/>
                <table:data-pilot-member table:name="55020" table:display="true" table:show-details="true"/>
                <table:data-pilot-member table:name="55024" table:display="true" table:show-details="true"/>
                <table:data-pilot-member table:name="55034" table:display="true" table:show-details="true"/>
                <table:data-pilot-member table:name="55057" table:display="true" table:show-details="true"/>
                <table:data-pilot-member table:name="55059" table:display="true" table:show-details="true"/>
                <table:data-pilot-member table:name="55069" table:display="true" table:show-details="true"/>
                <table:data-pilot-member table:name="55079" table:display="true" table:show-details="true"/>
                <table:data-pilot-member table:name="55093" table:display="true" table:show-details="true"/>
                <table:data-pilot-member table:name="55094" table:display="true" table:show-details="true"/>
                <table:data-pilot-member table:name="55095" table:display="true" table:show-details="true"/>
                <table:data-pilot-member table:name="55097" table:display="true" table:show-details="true"/>
                <table:data-pilot-member table:name="55119" table:display="true" table:show-details="true"/>
                <table:data-pilot-member table:name="55128" table:display="true" table:show-details="true"/>
                <table:data-pilot-member table:name="55143" table:display="true" table:show-details="true"/>
                <table:data-pilot-member table:name="55156" table:display="true" table:show-details="true"/>
                <table:data-pilot-member table:name="55164" table:display="true" table:show-details="true"/>
                <table:data-pilot-member table:name="55181" table:display="true" table:show-details="true"/>
                <table:data-pilot-member table:name="55197" table:display="true" table:show-details="true"/>
                <table:data-pilot-member table:name="55198" table:display="true" table:show-details="true"/>
                <table:data-pilot-member table:name="55215" table:display="true" table:show-details="true"/>
                <table:data-pilot-member table:name="55225" table:display="true" table:show-details="true"/>
                <table:data-pilot-member table:name="55231" table:display="true" table:show-details="true"/>
                <table:data-pilot-member table:name="55232" table:display="true" table:show-details="true"/>
                <table:data-pilot-member table:name="55234" table:display="true" table:show-details="true"/>
                <table:data-pilot-member table:name="55238" table:display="true" table:show-details="true"/>
                <table:data-pilot-member table:name="55239" table:display="true" table:show-details="true"/>
                <table:data-pilot-member table:name="55246" table:display="true" table:show-details="true"/>
                <table:data-pilot-member table:name="55258" table:display="true" table:show-details="true"/>
                <table:data-pilot-member table:name="55289" table:display="true" table:show-details="true"/>
                <table:data-pilot-member table:name="55295" table:display="true" table:show-details="true"/>
                <table:data-pilot-member table:name="55302" table:display="true" table:show-details="true"/>
                <table:data-pilot-member table:name="55304" table:display="true" table:show-details="true"/>
                <table:data-pilot-member table:name="55305" table:display="true" table:show-details="true"/>
                <table:data-pilot-member table:name="55309" table:display="true" table:show-details="true"/>
                <table:data-pilot-member table:name="55320" table:display="true" table:show-details="true"/>
                <table:data-pilot-member table:name="55331" table:display="true" table:show-details="true"/>
                <table:data-pilot-member table:name="55333" table:display="true" table:show-details="true"/>
                <table:data-pilot-member table:name="55344" table:display="true" table:show-details="true"/>
                <table:data-pilot-member table:name="55345" table:display="true" table:show-details="true"/>
                <table:data-pilot-member table:name="55359" table:display="true" table:show-details="true"/>
                <table:data-pilot-member table:name="55369" table:display="true" table:show-details="true"/>
                <table:data-pilot-member table:name="55375" table:display="true" table:show-details="true"/>
                <table:data-pilot-member table:name="55378" table:display="true" table:show-details="true"/>
                <table:data-pilot-member table:name="55390" table:display="true" table:show-details="true"/>
                <table:data-pilot-member table:name="55397" table:display="true" table:show-details="true"/>
                <table:data-pilot-member table:name="55403" table:display="true" table:show-details="true"/>
                <table:data-pilot-member table:name="55409" table:display="true" table:show-details="true"/>
                <table:data-pilot-member table:name="55411" table:display="true" table:show-details="true"/>
                <table:data-pilot-member table:name="55412" table:display="true" table:show-details="true"/>
                <table:data-pilot-member table:name="55426" table:display="true" table:show-details="true"/>
                <table:data-pilot-member table:name="55431" table:display="true" table:show-details="true"/>
                <table:data-pilot-member table:name="55434" table:display="true" table:show-details="true"/>
                <table:data-pilot-member table:name="55440" table:display="true" table:show-details="true"/>
                <table:data-pilot-member table:name="55443" table:display="true" table:show-details="true"/>
                <table:data-pilot-member table:name="55444" table:display="true" table:show-details="true"/>
                <table:data-pilot-member table:name="55458" table:display="true" table:show-details="true"/>
                <table:data-pilot-member table:name="55476" table:display="true" table:show-details="true"/>
                <table:data-pilot-member table:name="55478" table:display="true" table:show-details="true"/>
                <table:data-pilot-member table:name="55486" table:display="true" table:show-details="true"/>
                <table:data-pilot-member table:name="55492" table:display="true" table:show-details="true"/>
                <table:data-pilot-member table:name="55493" table:display="true" table:show-details="true"/>
                <table:data-pilot-member table:name="55495" table:display="true" table:show-details="true"/>
                <table:data-pilot-member table:name="55513" table:display="true" table:show-details="true"/>
                <table:data-pilot-member table:name="55528" table:display="true" table:show-details="true"/>
                <table:data-pilot-member table:name="55535" table:display="true" table:show-details="true"/>
                <table:data-pilot-member table:name="55553" table:display="true" table:show-details="true"/>
                <table:data-pilot-member table:name="55565" table:display="true" table:show-details="true"/>
                <table:data-pilot-member table:name="55567" table:display="true" table:show-details="true"/>
                <table:data-pilot-member table:name="55579" table:display="true" table:show-details="true"/>
                <table:data-pilot-member table:name="55581" table:display="true" table:show-details="true"/>
                <table:data-pilot-member table:name="55589" table:display="true" table:show-details="true"/>
                <table:data-pilot-member table:name="55590" table:display="true" table:show-details="true"/>
                <table:data-pilot-member table:name="55594" table:display="true" table:show-details="true"/>
                <table:data-pilot-member table:name="55610" table:display="true" table:show-details="true"/>
                <table:data-pilot-member table:name="55612" table:display="true" table:show-details="true"/>
                <table:data-pilot-member table:name="55629" table:display="true" table:show-details="true"/>
                <table:data-pilot-member table:name="55633" table:display="true" table:show-details="true"/>
                <table:data-pilot-member table:name="55644" table:display="true" table:show-details="true"/>
                <table:data-pilot-member table:name="55650" table:display="true" table:show-details="true"/>
                <table:data-pilot-member table:name="55652" table:display="true" table:show-details="true"/>
                <table:data-pilot-member table:name="55658" table:display="true" table:show-details="true"/>
                <table:data-pilot-member table:name="55660" table:display="true" table:show-details="true"/>
                <table:data-pilot-member table:name="55668" table:display="true" table:show-details="true"/>
                <table:data-pilot-member table:name="55680" table:display="true" table:show-details="true"/>
                <table:data-pilot-member table:name="55690" table:display="true" table:show-details="true"/>
                <table:data-pilot-member table:name="55691" table:display="true" table:show-details="true"/>
                <table:data-pilot-member table:name="55692" table:display="true" table:show-details="true"/>
                <table:data-pilot-member table:name="55729" table:display="true" table:show-details="true"/>
                <table:data-pilot-member table:name="55730" table:display="true" table:show-details="true"/>
                <table:data-pilot-member table:name="55745" table:display="true" table:show-details="true"/>
                <table:data-pilot-member table:name="55768" table:display="true" table:show-details="true"/>
                <table:data-pilot-member table:name="55771" table:display="true" table:show-details="true"/>
                <table:data-pilot-member table:name="55779" table:display="true" table:show-details="true"/>
                <table:data-pilot-member table:name="55781" table:display="true" table:show-details="true"/>
                <table:data-pilot-member table:name="55785" table:display="true" table:show-details="true"/>
                <table:data-pilot-member table:name="55802" table:display="true" table:show-details="true"/>
                <table:data-pilot-member table:name="55804" table:display="true" table:show-details="true"/>
                <table:data-pilot-member table:name="55805" table:display="true" table:show-details="true"/>
                <table:data-pilot-member table:name="55812" table:display="true" table:show-details="true"/>
                <table:data-pilot-member table:name="55813" table:display="true" table:show-details="true"/>
                <table:data-pilot-member table:name="55814" table:display="true" table:show-details="true"/>
                <table:data-pilot-member table:name="55821" table:display="true" table:show-details="true"/>
                <table:data-pilot-member table:name="55824" table:display="true" table:show-details="true"/>
                <table:data-pilot-member table:name="55835" table:display="true" table:show-details="true"/>
                <table:data-pilot-member table:name="55843" table:display="true" table:show-details="true"/>
                <table:data-pilot-member table:name="55849" table:display="true" table:show-details="true"/>
                <table:data-pilot-member table:name="55890" table:display="true" table:show-details="true"/>
                <table:data-pilot-member table:name="55911" table:display="true" table:show-details="true"/>
                <table:data-pilot-member table:name="55919" table:display="true" table:show-details="true"/>
                <table:data-pilot-member table:name="55921" table:display="true" table:show-details="true"/>
                <table:data-pilot-member table:name="55946" table:display="true" table:show-details="true"/>
                <table:data-pilot-member table:name="55947" table:display="true" table:show-details="true"/>
                <table:data-pilot-member table:name="55961" table:display="true" table:show-details="true"/>
                <table:data-pilot-member table:name="55973" table:display="true" table:show-details="true"/>
                <table:data-pilot-member table:name="55978" table:display="true" table:show-details="true"/>
                <table:data-pilot-member table:name="55985" table:display="true" table:show-details="true"/>
                <table:data-pilot-member table:name="55994" table:display="true" table:show-details="true"/>
                <table:data-pilot-member table:name="55997" table:display="true" table:show-details="true"/>
                <table:data-pilot-member table:name="56000" table:display="true" table:show-details="true"/>
                <table:data-pilot-member table:name="56010" table:display="true" table:show-details="true"/>
                <table:data-pilot-member table:name="56012" table:display="true" table:show-details="true"/>
                <table:data-pilot-member table:name="56020" table:display="true" table:show-details="true"/>
                <table:data-pilot-member table:name="56022" table:display="true" table:show-details="true"/>
                <table:data-pilot-member table:name="56025" table:display="true" table:show-details="true"/>
                <table:data-pilot-member table:name="56026" table:display="true" table:show-details="true"/>
                <table:data-pilot-member table:name="56047" table:display="true" table:show-details="true"/>
                <table:data-pilot-member table:name="56056" table:display="true" table:show-details="true"/>
                <table:data-pilot-member table:name="56057" table:display="true" table:show-details="true"/>
                <table:data-pilot-member table:name="56069" table:display="true" table:show-details="true"/>
                <table:data-pilot-member table:name="56080" table:display="true" table:show-details="true"/>
                <table:data-pilot-member table:name="56082" table:display="true" table:show-details="true"/>
                <table:data-pilot-member table:name="56087" table:display="true" table:show-details="true"/>
                <table:data-pilot-member table:name="56088" table:display="true" table:show-details="true"/>
                <table:data-pilot-member table:name="56091" table:display="true" table:show-details="true"/>
                <table:data-pilot-member table:name="56097" table:display="true" table:show-details="true"/>
                <table:data-pilot-member table:name="56106" table:display="true" table:show-details="true"/>
                <table:data-pilot-member table:name="56115" table:display="true" table:show-details="true"/>
                <table:data-pilot-member table:name="56130" table:display="true" table:show-details="true"/>
                <table:data-pilot-member table:name="56134" table:display="true" table:show-details="true"/>
                <table:data-pilot-member table:name="56140" table:display="true" table:show-details="true"/>
                <table:data-pilot-member table:name="56144" table:display="true" table:show-details="true"/>
                <table:data-pilot-member table:name="56150" table:display="true" table:show-details="true"/>
                <table:data-pilot-member table:name="56153" table:display="true" table:show-details="true"/>
                <table:data-pilot-member table:name="56158" table:display="true" table:show-details="true"/>
                <table:data-pilot-member table:name="56163" table:display="true" table:show-details="true"/>
                <table:data-pilot-member table:name="56164" table:display="true" table:show-details="true"/>
                <table:data-pilot-member table:name="56176" table:display="true" table:show-details="true"/>
                <table:data-pilot-member table:name="56197" table:display="true" table:show-details="true"/>
                <table:data-pilot-member table:name="56200" table:display="true" table:show-details="true"/>
                <table:data-pilot-member table:name="56205" table:display="true" table:show-details="true"/>
                <table:data-pilot-member table:name="56208" table:display="true" table:show-details="true"/>
                <table:data-pilot-member table:name="56212" table:display="true" table:show-details="true"/>
                <table:data-pilot-member table:name="56213" table:display="true" table:show-details="true"/>
                <table:data-pilot-member table:name="56232" table:display="true" table:show-details="true"/>
                <table:data-pilot-member table:name="56233" table:display="true" table:show-details="true"/>
                <table:data-pilot-member table:name="56236" table:display="true" table:show-details="true"/>
                <table:data-pilot-member table:name="56243" table:display="true" table:show-details="true"/>
                <table:data-pilot-member table:name="56247" table:display="true" table:show-details="true"/>
                <table:data-pilot-member table:name="56248" table:display="true" table:show-details="true"/>
                <table:data-pilot-member table:name="56253" table:display="true" table:show-details="true"/>
                <table:data-pilot-member table:name="56254" table:display="true" table:show-details="true"/>
                <table:data-pilot-member table:name="56270" table:display="true" table:show-details="true"/>
                <table:data-pilot-member table:name="56272" table:display="true" table:show-details="true"/>
                <table:data-pilot-member table:name="56274" table:display="true" table:show-details="true"/>
                <table:data-pilot-member table:name="56293" table:display="true" table:show-details="true"/>
                <table:data-pilot-member table:name="56294" table:display="true" table:show-details="true"/>
                <table:data-pilot-member table:name="56304" table:display="true" table:show-details="true"/>
                <table:data-pilot-member table:name="56305" table:display="true" table:show-details="true"/>
                <table:data-pilot-member table:name="56309" table:display="true" table:show-details="true"/>
                <table:data-pilot-member table:name="56312" table:display="true" table:show-details="true"/>
                <table:data-pilot-member table:name="56314" table:display="true" table:show-details="true"/>
                <table:data-pilot-member table:name="56339" table:display="true" table:show-details="true"/>
                <table:data-pilot-member table:name="56349" table:display="true" table:show-details="true"/>
                <table:data-pilot-member table:name="56355" table:display="true" table:show-details="true"/>
                <table:data-pilot-member table:name="56358" table:display="true" table:show-details="true"/>
                <table:data-pilot-member table:name="56371" table:display="true" table:show-details="true"/>
                <table:data-pilot-member table:name="56376" table:display="true" table:show-details="true"/>
                <table:data-pilot-member table:name="56402" table:display="true" table:show-details="true"/>
                <table:data-pilot-member table:name="56406" table:display="true" table:show-details="true"/>
                <table:data-pilot-member table:name="56411" table:display="true" table:show-details="true"/>
                <table:data-pilot-member table:name="56412" table:display="true" table:show-details="true"/>
                <table:data-pilot-member table:name="56414" table:display="true" table:show-details="true"/>
                <table:data-pilot-member table:name="56424" table:display="true" table:show-details="true"/>
                <table:data-pilot-member table:name="56445" table:display="true" table:show-details="true"/>
                <table:data-pilot-member table:name="56449" table:display="true" table:show-details="true"/>
                <table:data-pilot-member table:name="56454" table:display="true" table:show-details="true"/>
                <table:data-pilot-member table:name="56464" table:display="true" table:show-details="true"/>
                <table:data-pilot-member table:name="56481" table:display="true" table:show-details="true"/>
                <table:data-pilot-member table:name="56496" table:display="true" table:show-details="true"/>
                <table:data-pilot-member table:name="56503" table:display="true" table:show-details="true"/>
                <table:data-pilot-member table:name="56510" table:display="true" table:show-details="true"/>
                <table:data-pilot-member table:name="56511" table:display="true" table:show-details="true"/>
                <table:data-pilot-member table:name="56517" table:display="true" table:show-details="true"/>
                <table:data-pilot-member table:name="56520" table:display="true" table:show-details="true"/>
                <table:data-pilot-member table:name="56537" table:display="true" table:show-details="true"/>
                <table:data-pilot-member table:name="56552" table:display="true" table:show-details="true"/>
                <table:data-pilot-member table:name="56553" table:display="true" table:show-details="true"/>
                <table:data-pilot-member table:name="56561" table:display="true" table:show-details="true"/>
                <table:data-pilot-member table:name="56565" table:display="true" table:show-details="true"/>
                <table:data-pilot-member table:name="56587" table:display="true" table:show-details="true"/>
                <table:data-pilot-member table:name="56589" table:display="true" table:show-details="true"/>
                <table:data-pilot-member table:name="56594" table:display="true" table:show-details="true"/>
                <table:data-pilot-member table:name="56596" table:display="true" table:show-details="true"/>
                <table:data-pilot-member table:name="56599" table:display="true" table:show-details="true"/>
                <table:data-pilot-member table:name="56603" table:display="true" table:show-details="true"/>
                <table:data-pilot-member table:name="56606" table:display="true" table:show-details="true"/>
                <table:data-pilot-member table:name="56619" table:display="true" table:show-details="true"/>
                <table:data-pilot-member table:name="56629" table:display="true" table:show-details="true"/>
                <table:data-pilot-member table:name="56639" table:display="true" table:show-details="true"/>
                <table:data-pilot-member table:name="56641" table:display="true" table:show-details="true"/>
                <table:data-pilot-member table:name="56642" table:display="true" table:show-details="true"/>
                <table:data-pilot-member table:name="56651" table:display="true" table:show-details="true"/>
                <table:data-pilot-member table:name="56657" table:display="true" table:show-details="true"/>
                <table:data-pilot-member table:name="56662" table:display="true" table:show-details="true"/>
                <table:data-pilot-member table:name="56664" table:display="true" table:show-details="true"/>
                <table:data-pilot-member table:name="56671" table:display="true" table:show-details="true"/>
                <table:data-pilot-member table:name="56679" table:display="true" table:show-details="true"/>
                <table:data-pilot-member table:name="56688" table:display="true" table:show-details="true"/>
                <table:data-pilot-member table:name="56692" table:display="true" table:show-details="true"/>
                <table:data-pilot-member table:name="56697" table:display="true" table:show-details="true"/>
                <table:data-pilot-member table:name="56698" table:display="true" table:show-details="true"/>
                <table:data-pilot-member table:name="56706" table:display="true" table:show-details="true"/>
                <table:data-pilot-member table:name="56717" table:display="true" table:show-details="true"/>
                <table:data-pilot-member table:name="56724" table:display="true" table:show-details="true"/>
                <table:data-pilot-member table:name="56727" table:display="true" table:show-details="true"/>
                <table:data-pilot-member table:name="56729" table:display="true" table:show-details="true"/>
                <table:data-pilot-member table:name="56733" table:display="true" table:show-details="true"/>
                <table:data-pilot-member table:name="56738" table:display="true" table:show-details="true"/>
                <table:data-pilot-member table:name="56740" table:display="true" table:show-details="true"/>
                <table:data-pilot-member table:name="56747" table:display="true" table:show-details="true"/>
                <table:data-pilot-member table:name="56748" table:display="true" table:show-details="true"/>
                <table:data-pilot-member table:name="56751" table:display="true" table:show-details="true"/>
                <table:data-pilot-member table:name="56761" table:display="true" table:show-details="true"/>
                <table:data-pilot-member table:name="56780" table:display="true" table:show-details="true"/>
                <table:data-pilot-member table:name="56781" table:display="true" table:show-details="true"/>
                <table:data-pilot-member table:name="56783" table:display="true" table:show-details="true"/>
                <table:data-pilot-member table:name="56808" table:display="true" table:show-details="true"/>
                <table:data-pilot-member table:name="56809" table:display="true" table:show-details="true"/>
                <table:data-pilot-member table:name="56810" table:display="true" table:show-details="true"/>
                <table:data-pilot-member table:name="56831" table:display="true" table:show-details="true"/>
                <table:data-pilot-member table:name="56834" table:display="true" table:show-details="true"/>
                <table:data-pilot-member table:name="56861" table:display="true" table:show-details="true"/>
                <table:data-pilot-member table:name="56864" table:display="true" table:show-details="true"/>
                <table:data-pilot-member table:name="56866" table:display="true" table:show-details="true"/>
                <table:data-pilot-member table:name="56867" table:display="true" table:show-details="true"/>
                <table:data-pilot-member table:name="56869" table:display="true" table:show-details="true"/>
                <table:data-pilot-member table:name="56888" table:display="true" table:show-details="true"/>
                <table:data-pilot-member table:name="56889" table:display="true" table:show-details="true"/>
                <table:data-pilot-member table:name="56900" table:display="true" table:show-details="true"/>
                <table:data-pilot-member table:name="56921" table:display="true" table:show-details="true"/>
                <table:data-pilot-member table:name="56922" table:display="true" table:show-details="true"/>
                <table:data-pilot-member table:name="56924" table:display="true" table:show-details="true"/>
                <table:data-pilot-member table:name="56931" table:display="true" table:show-details="true"/>
                <table:data-pilot-member table:name="56948" table:display="true" table:show-details="true"/>
                <table:data-pilot-member table:name="56954" table:display="true" table:show-details="true"/>
                <table:data-pilot-member table:name="56968" table:display="true" table:show-details="true"/>
                <table:data-pilot-member table:name="56971" table:display="true" table:show-details="true"/>
                <table:data-pilot-member table:name="56978" table:display="true" table:show-details="true"/>
                <table:data-pilot-member table:name="56979" table:display="true" table:show-details="true"/>
                <table:data-pilot-member table:name="56995" table:display="true" table:show-details="true"/>
                <table:data-pilot-member table:name="57002" table:display="true" table:show-details="true"/>
                <table:data-pilot-member table:name="57006" table:display="true" table:show-details="true"/>
                <table:data-pilot-member table:name="57007" table:display="true" table:show-details="true"/>
                <table:data-pilot-member table:name="57009" table:display="true" table:show-details="true"/>
                <table:data-pilot-member table:name="57012" table:display="true" table:show-details="true"/>
                <table:data-pilot-member table:name="57023" table:display="true" table:show-details="true"/>
                <table:data-pilot-member table:name="57040" table:display="true" table:show-details="true"/>
                <table:data-pilot-member table:name="57056" table:display="true" table:show-details="true"/>
                <table:data-pilot-member table:name="57058" table:display="true" table:show-details="true"/>
                <table:data-pilot-member table:name="57061" table:display="true" table:show-details="true"/>
                <table:data-pilot-member table:name="57073" table:display="true" table:show-details="true"/>
                <table:data-pilot-member table:name="57080" table:display="true" table:show-details="true"/>
                <table:data-pilot-member table:name="57090" table:display="true" table:show-details="true"/>
                <table:data-pilot-member table:name="57106" table:display="true" table:show-details="true"/>
                <table:data-pilot-member table:name="57120" table:display="true" table:show-details="true"/>
                <table:data-pilot-member table:name="57126" table:display="true" table:show-details="true"/>
                <table:data-pilot-member table:name="57128" table:display="true" table:show-details="true"/>
                <table:data-pilot-member table:name="57129" table:display="true" table:show-details="true"/>
                <table:data-pilot-member table:name="57154" table:display="true" table:show-details="true"/>
                <table:data-pilot-member table:name="57161" table:display="true" table:show-details="true"/>
                <table:data-pilot-member table:name="57171" table:display="true" table:show-details="true"/>
                <table:data-pilot-member table:name="57179" table:display="true" table:show-details="true"/>
                <table:data-pilot-member table:name="57184" table:display="true" table:show-details="true"/>
                <table:data-pilot-member table:name="57192" table:display="true" table:show-details="true"/>
                <table:data-pilot-member table:name="57200" table:display="true" table:show-details="true"/>
                <table:data-pilot-member table:name="57206" table:display="true" table:show-details="true"/>
                <table:data-pilot-member table:name="57207" table:display="true" table:show-details="true"/>
                <table:data-pilot-member table:name="57215" table:display="true" table:show-details="true"/>
                <table:data-pilot-member table:name="57219" table:display="true" table:show-details="true"/>
                <table:data-pilot-member table:name="57224" table:display="true" table:show-details="true"/>
                <table:data-pilot-member table:name="57231" table:display="true" table:show-details="true"/>
                <table:data-pilot-member table:name="57234" table:display="true" table:show-details="true"/>
                <table:data-pilot-member table:name="57235" table:display="true" table:show-details="true"/>
                <table:data-pilot-member table:name="57238" table:display="true" table:show-details="true"/>
                <table:data-pilot-member table:name="57245" table:display="true" table:show-details="true"/>
                <table:data-pilot-member table:name="57252" table:display="true" table:show-details="true"/>
                <table:data-pilot-member table:name="57267" table:display="true" table:show-details="true"/>
                <table:data-pilot-member table:name="57275" table:display="true" table:show-details="true"/>
                <table:data-pilot-member table:name="57283" table:display="true" table:show-details="true"/>
                <table:data-pilot-member table:name="57294" table:display="true" table:show-details="true"/>
                <table:data-pilot-member table:name="57302" table:display="true" table:show-details="true"/>
                <table:data-pilot-member table:name="57311" table:display="true" table:show-details="true"/>
                <table:data-pilot-member table:name="57330" table:display="true" table:show-details="true"/>
                <table:data-pilot-member table:name="57333" table:display="true" table:show-details="true"/>
                <table:data-pilot-member table:name="57334" table:display="true" table:show-details="true"/>
                <table:data-pilot-member table:name="57337" table:display="true" table:show-details="true"/>
                <table:data-pilot-member table:name="57341" table:display="true" table:show-details="true"/>
                <table:data-pilot-member table:name="57345" table:display="true" table:show-details="true"/>
                <table:data-pilot-member table:name="57349" table:display="true" table:show-details="true"/>
                <table:data-pilot-member table:name="57365" table:display="true" table:show-details="true"/>
                <table:data-pilot-member table:name="57372" table:display="true" table:show-details="true"/>
                <table:data-pilot-member table:name="57386" table:display="true" table:show-details="true"/>
                <table:data-pilot-member table:name="57395" table:display="true" table:show-details="true"/>
                <table:data-pilot-member table:name="57402" table:display="true" table:show-details="true"/>
                <table:data-pilot-member table:name="57406" table:display="true" table:show-details="true"/>
                <table:data-pilot-member table:name="57413" table:display="true" table:show-details="true"/>
                <table:data-pilot-member table:name="57421" table:display="true" table:show-details="true"/>
                <table:data-pilot-member table:name="57422" table:display="true" table:show-details="true"/>
                <table:data-pilot-member table:name="57431" table:display="true" table:show-details="true"/>
                <table:data-pilot-member table:name="57448" table:display="true" table:show-details="true"/>
                <table:data-pilot-member table:name="57468" table:display="true" table:show-details="true"/>
                <table:data-pilot-member table:name="57470" table:display="true" table:show-details="true"/>
                <table:data-pilot-member table:name="57477" table:display="true" table:show-details="true"/>
                <table:data-pilot-member table:name="57490" table:display="true" table:show-details="true"/>
                <table:data-pilot-member table:name="57502" table:display="true" table:show-details="true"/>
                <table:data-pilot-member table:name="57506" table:display="true" table:show-details="true"/>
                <table:data-pilot-member table:name="57511" table:display="true" table:show-details="true"/>
                <table:data-pilot-member table:name="57513" table:display="true" table:show-details="true"/>
                <table:data-pilot-member table:name="57514" table:display="true" table:show-details="true"/>
                <table:data-pilot-member table:name="57518" table:display="true" table:show-details="true"/>
                <table:data-pilot-member table:name="57523" table:display="true" table:show-details="true"/>
                <table:data-pilot-member table:name="57539" table:display="true" table:show-details="true"/>
                <table:data-pilot-member table:name="57543" table:display="true" table:show-details="true"/>
                <table:data-pilot-member table:name="57548" table:display="true" table:show-details="true"/>
                <table:data-pilot-member table:name="57554" table:display="true" table:show-details="true"/>
                <table:data-pilot-member table:name="57569" table:display="true" table:show-details="true"/>
                <table:data-pilot-member table:name="57573" table:display="true" table:show-details="true"/>
                <table:data-pilot-member table:name="57588" table:display="true" table:show-details="true"/>
                <table:data-pilot-member table:name="57600" table:display="true" table:show-details="true"/>
                <table:data-pilot-member table:name="57608" table:display="true" table:show-details="true"/>
                <table:data-pilot-member table:name="57629" table:display="true" table:show-details="true"/>
                <table:data-pilot-member table:name="57633" table:display="true" table:show-details="true"/>
                <table:data-pilot-member table:name="57638" table:display="true" table:show-details="true"/>
                <table:data-pilot-member table:name="57640" table:display="true" table:show-details="true"/>
                <table:data-pilot-member table:name="57642" table:display="true" table:show-details="true"/>
                <table:data-pilot-member table:name="57644" table:display="true" table:show-details="true"/>
                <table:data-pilot-member table:name="57691" table:display="true" table:show-details="true"/>
                <table:data-pilot-member table:name="57698" table:display="true" table:show-details="true"/>
                <table:data-pilot-member table:name="57713" table:display="true" table:show-details="true"/>
                <table:data-pilot-member table:name="57738" table:display="true" table:show-details="true"/>
                <table:data-pilot-member table:name="57744" table:display="true" table:show-details="true"/>
                <table:data-pilot-member table:name="57757" table:display="true" table:show-details="true"/>
                <table:data-pilot-member table:name="57759" table:display="true" table:show-details="true"/>
                <table:data-pilot-member table:name="57761" table:display="true" table:show-details="true"/>
                <table:data-pilot-member table:name="57765" table:display="true" table:show-details="true"/>
                <table:data-pilot-member table:name="57772" table:display="true" table:show-details="true"/>
                <table:data-pilot-member table:name="57790" table:display="true" table:show-details="true"/>
                <table:data-pilot-member table:name="57798" table:display="true" table:show-details="true"/>
                <table:data-pilot-member table:name="57801" table:display="true" table:show-details="true"/>
                <table:data-pilot-member table:name="57818" table:display="true" table:show-details="true"/>
                <table:data-pilot-member table:name="57822" table:display="true" table:show-details="true"/>
                <table:data-pilot-member table:name="57830" table:display="true" table:show-details="true"/>
                <table:data-pilot-member table:name="57840" table:display="true" table:show-details="true"/>
                <table:data-pilot-member table:name="57848" table:display="true" table:show-details="true"/>
                <table:data-pilot-member table:name="57850" table:display="true" table:show-details="true"/>
                <table:data-pilot-member table:name="57860" table:display="true" table:show-details="true"/>
                <table:data-pilot-member table:name="57862" table:display="true" table:show-details="true"/>
                <table:data-pilot-member table:name="57879" table:display="true" table:show-details="true"/>
                <table:data-pilot-member table:name="57883" table:display="true" table:show-details="true"/>
                <table:data-pilot-member table:name="57891" table:display="true" table:show-details="true"/>
                <table:data-pilot-member table:name="57916" table:display="true" table:show-details="true"/>
                <table:data-pilot-member table:name="57932" table:display="true" table:show-details="true"/>
                <table:data-pilot-member table:name="57941" table:display="true" table:show-details="true"/>
                <table:data-pilot-member table:name="57944" table:display="true" table:show-details="true"/>
                <table:data-pilot-member table:name="57958" table:display="true" table:show-details="true"/>
                <table:data-pilot-member table:name="57961" table:display="true" table:show-details="true"/>
                <table:data-pilot-member table:name="57982" table:display="true" table:show-details="true"/>
                <table:data-pilot-member table:name="57988" table:display="true" table:show-details="true"/>
                <table:data-pilot-member table:name="58008" table:display="true" table:show-details="true"/>
                <table:data-pilot-member table:name="58019" table:display="true" table:show-details="true"/>
                <table:data-pilot-member table:name="58025" table:display="true" table:show-details="true"/>
                <table:data-pilot-member table:name="58036" table:display="true" table:show-details="true"/>
                <table:data-pilot-member table:name="58043" table:display="true" table:show-details="true"/>
                <table:data-pilot-member table:name="58044" table:display="true" table:show-details="true"/>
                <table:data-pilot-member table:name="58050" table:display="true" table:show-details="true"/>
                <table:data-pilot-member table:name="58065" table:display="true" table:show-details="true"/>
                <table:data-pilot-member table:name="58073" table:display="true" table:show-details="true"/>
                <table:data-pilot-member table:name="58078" table:display="true" table:show-details="true"/>
                <table:data-pilot-member table:name="58087" table:display="true" table:show-details="true"/>
                <table:data-pilot-member table:name="58101" table:display="true" table:show-details="true"/>
                <table:data-pilot-member table:name="58103" table:display="true" table:show-details="true"/>
                <table:data-pilot-member table:name="58108" table:display="true" table:show-details="true"/>
                <table:data-pilot-member table:name="58147" table:display="true" table:show-details="true"/>
                <table:data-pilot-member table:name="58148" table:display="true" table:show-details="true"/>
                <table:data-pilot-member table:name="58156" table:display="true" table:show-details="true"/>
                <table:data-pilot-member table:name="58162" table:display="true" table:show-details="true"/>
                <table:data-pilot-member table:name="58163" table:display="true" table:show-details="true"/>
                <table:data-pilot-member table:name="58168" table:display="true" table:show-details="true"/>
                <table:data-pilot-member table:name="58172" table:display="true" table:show-details="true"/>
                <table:data-pilot-member table:name="58173" table:display="true" table:show-details="true"/>
                <table:data-pilot-member table:name="58174" table:display="true" table:show-details="true"/>
                <table:data-pilot-member table:name="58184" table:display="true" table:show-details="true"/>
                <table:data-pilot-member table:name="58185" table:display="true" table:show-details="true"/>
                <table:data-pilot-member table:name="58191" table:display="true" table:show-details="true"/>
                <table:data-pilot-member table:name="58196" table:display="true" table:show-details="true"/>
                <table:data-pilot-member table:name="58202" table:display="true" table:show-details="true"/>
                <table:data-pilot-member table:name="58215" table:display="true" table:show-details="true"/>
                <table:data-pilot-member table:name="58233" table:display="true" table:show-details="true"/>
                <table:data-pilot-member table:name="58236" table:display="true" table:show-details="true"/>
                <table:data-pilot-member table:name="58247" table:display="true" table:show-details="true"/>
                <table:data-pilot-member table:name="58250" table:display="true" table:show-details="true"/>
                <table:data-pilot-member table:name="58279" table:display="true" table:show-details="true"/>
                <table:data-pilot-member table:name="58297" table:display="true" table:show-details="true"/>
                <table:data-pilot-member table:name="58306" table:display="true" table:show-details="true"/>
                <table:data-pilot-member table:name="58309" table:display="true" table:show-details="true"/>
                <table:data-pilot-member table:name="58323" table:display="true" table:show-details="true"/>
                <table:data-pilot-member table:name="58333" table:display="true" table:show-details="true"/>
                <table:data-pilot-member table:name="58337" table:display="true" table:show-details="true"/>
                <table:data-pilot-member table:name="58341" table:display="true" table:show-details="true"/>
                <table:data-pilot-member table:name="58363" table:display="true" table:show-details="true"/>
                <table:data-pilot-member table:name="58375" table:display="true" table:show-details="true"/>
                <table:data-pilot-member table:name="58389" table:display="true" table:show-details="true"/>
                <table:data-pilot-member table:name="58400" table:display="true" table:show-details="true"/>
                <table:data-pilot-member table:name="58404" table:display="true" table:show-details="true"/>
                <table:data-pilot-member table:name="58411" table:display="true" table:show-details="true"/>
                <table:data-pilot-member table:name="58420" table:display="true" table:show-details="true"/>
                <table:data-pilot-member table:name="58429" table:display="true" table:show-details="true"/>
                <table:data-pilot-member table:name="58432" table:display="true" table:show-details="true"/>
                <table:data-pilot-member table:name="58442" table:display="true" table:show-details="true"/>
                <table:data-pilot-member table:name="58446" table:display="true" table:show-details="true"/>
                <table:data-pilot-member table:name="58450" table:display="true" table:show-details="true"/>
                <table:data-pilot-member table:name="58464" table:display="true" table:show-details="true"/>
                <table:data-pilot-member table:name="58469" table:display="true" table:show-details="true"/>
                <table:data-pilot-member table:name="58470" table:display="true" table:show-details="true"/>
                <table:data-pilot-member table:name="58477" table:display="true" table:show-details="true"/>
                <table:data-pilot-member table:name="58478" table:display="true" table:show-details="true"/>
                <table:data-pilot-member table:name="58485" table:display="true" table:show-details="true"/>
                <table:data-pilot-member table:name="58486" table:display="true" table:show-details="true"/>
                <table:data-pilot-member table:name="58503" table:display="true" table:show-details="true"/>
                <table:data-pilot-member table:name="58526" table:display="true" table:show-details="true"/>
                <table:data-pilot-member table:name="58529" table:display="true" table:show-details="true"/>
                <table:data-pilot-member table:name="58537" table:display="true" table:show-details="true"/>
                <table:data-pilot-member table:name="58549" table:display="true" table:show-details="true"/>
                <table:data-pilot-member table:name="58554" table:display="true" table:show-details="true"/>
                <table:data-pilot-member table:name="58555" table:display="true" table:show-details="true"/>
                <table:data-pilot-member table:name="58567" table:display="true" table:show-details="true"/>
                <table:data-pilot-member table:name="58574" table:display="true" table:show-details="true"/>
                <table:data-pilot-member table:name="58585" table:display="true" table:show-details="true"/>
                <table:data-pilot-member table:name="58587" table:display="true" table:show-details="true"/>
                <table:data-pilot-member table:name="58588" table:display="true" table:show-details="true"/>
                <table:data-pilot-member table:name="58593" table:display="true" table:show-details="true"/>
                <table:data-pilot-member table:name="58597" table:display="true" table:show-details="true"/>
                <table:data-pilot-member table:name="58598" table:display="true" table:show-details="true"/>
                <table:data-pilot-member table:name="58617" table:display="true" table:show-details="true"/>
                <table:data-pilot-member table:name="58631" table:display="true" table:show-details="true"/>
                <table:data-pilot-member table:name="58634" table:display="true" table:show-details="true"/>
                <table:data-pilot-member table:name="58657" table:display="true" table:show-details="true"/>
                <table:data-pilot-member table:name="58666" table:display="true" table:show-details="true"/>
                <table:data-pilot-member table:name="58670" table:display="true" table:show-details="true"/>
                <table:data-pilot-member table:name="58675" table:display="true" table:show-details="true"/>
                <table:data-pilot-member table:name="58677" table:display="true" table:show-details="true"/>
                <table:data-pilot-member table:name="58682" table:display="true" table:show-details="true"/>
                <table:data-pilot-member table:name="58690" table:display="true" table:show-details="true"/>
                <table:data-pilot-member table:name="58707" table:display="true" table:show-details="true"/>
                <table:data-pilot-member table:name="58730" table:display="true" table:show-details="true"/>
                <table:data-pilot-member table:name="58734" table:display="true" table:show-details="true"/>
                <table:data-pilot-member table:name="58737" table:display="true" table:show-details="true"/>
                <table:data-pilot-member table:name="58738" table:display="true" table:show-details="true"/>
                <table:data-pilot-member table:name="58742" table:display="true" table:show-details="true"/>
                <table:data-pilot-member table:name="58746" table:display="true" table:show-details="true"/>
                <table:data-pilot-member table:name="58755" table:display="true" table:show-details="true"/>
                <table:data-pilot-member table:name="58760" table:display="true" table:show-details="true"/>
                <table:data-pilot-member table:name="58769" table:display="true" table:show-details="true"/>
                <table:data-pilot-member table:name="58805" table:display="true" table:show-details="true"/>
                <table:data-pilot-member table:name="58807" table:display="true" table:show-details="true"/>
                <table:data-pilot-member table:name="58821" table:display="true" table:show-details="true"/>
                <table:data-pilot-member table:name="58823" table:display="true" table:show-details="true"/>
                <table:data-pilot-member table:name="58833" table:display="true" table:show-details="true"/>
                <table:data-pilot-member table:name="58839" table:display="true" table:show-details="true"/>
                <table:data-pilot-member table:name="58845" table:display="true" table:show-details="true"/>
                <table:data-pilot-member table:name="58848" table:display="true" table:show-details="true"/>
                <table:data-pilot-member table:name="58850" table:display="true" table:show-details="true"/>
                <table:data-pilot-member table:name="58853" table:display="true" table:show-details="true"/>
                <table:data-pilot-member table:name="58857" table:display="true" table:show-details="true"/>
                <table:data-pilot-member table:name="58858" table:display="true" table:show-details="true"/>
                <table:data-pilot-member table:name="58863" table:display="true" table:show-details="true"/>
                <table:data-pilot-member table:name="58877" table:display="true" table:show-details="true"/>
                <table:data-pilot-member table:name="58879" table:display="true" table:show-details="true"/>
                <table:data-pilot-member table:name="58884" table:display="true" table:show-details="true"/>
                <table:data-pilot-member table:name="58889" table:display="true" table:show-details="true"/>
                <table:data-pilot-member table:name="58909" table:display="true" table:show-details="true"/>
                <table:data-pilot-member table:name="58910" table:display="true" table:show-details="true"/>
                <table:data-pilot-member table:name="58911" table:display="true" table:show-details="true"/>
                <table:data-pilot-member table:name="58912" table:display="true" table:show-details="true"/>
                <table:data-pilot-member table:name="58913" table:display="true" table:show-details="true"/>
                <table:data-pilot-member table:name="58914" table:display="true" table:show-details="true"/>
                <table:data-pilot-member table:name="58915" table:display="true" table:show-details="true"/>
                <table:data-pilot-member table:name="58922" table:display="true" table:show-details="true"/>
                <table:data-pilot-member table:name="58923" table:display="true" table:show-details="true"/>
                <table:data-pilot-member table:name="58933" table:display="true" table:show-details="true"/>
                <table:data-pilot-member table:name="58935" table:display="true" table:show-details="true"/>
                <table:data-pilot-member table:name="58937" table:display="true" table:show-details="true"/>
                <table:data-pilot-member table:name="58947" table:display="true" table:show-details="true"/>
                <table:data-pilot-member table:name="58948" table:display="true" table:show-details="true"/>
                <table:data-pilot-member table:name="58953" table:display="true" table:show-details="true"/>
                <table:data-pilot-member table:name="58958" table:display="true" table:show-details="true"/>
                <table:data-pilot-member table:name="58982" table:display="true" table:show-details="true"/>
                <table:data-pilot-member table:name="58984" table:display="true" table:show-details="true"/>
                <table:data-pilot-member table:name="58987" table:display="true" table:show-details="true"/>
                <table:data-pilot-member table:name="58991" table:display="true" table:show-details="true"/>
                <table:data-pilot-member table:name="58995" table:display="true" table:show-details="true"/>
                <table:data-pilot-member table:name="58999" table:display="true" table:show-details="true"/>
                <table:data-pilot-member table:name="59001" table:display="true" table:show-details="true"/>
                <table:data-pilot-member table:name="59004" table:display="true" table:show-details="true"/>
                <table:data-pilot-member table:name="59008" table:display="true" table:show-details="true"/>
                <table:data-pilot-member table:name="59015" table:display="true" table:show-details="true"/>
                <table:data-pilot-member table:name="59018" table:display="true" table:show-details="true"/>
                <table:data-pilot-member table:name="59021" table:display="true" table:show-details="true"/>
                <table:data-pilot-member table:name="59029" table:display="true" table:show-details="true"/>
                <table:data-pilot-member table:name="59040" table:display="true" table:show-details="true"/>
                <table:data-pilot-member table:name="59041" table:display="true" table:show-details="true"/>
                <table:data-pilot-member table:name="59042" table:display="true" table:show-details="true"/>
                <table:data-pilot-member table:name="59055" table:display="true" table:show-details="true"/>
                <table:data-pilot-member table:name="59058" table:display="true" table:show-details="true"/>
                <table:data-pilot-member table:name="59059" table:display="true" table:show-details="true"/>
                <table:data-pilot-member table:name="59065" table:display="true" table:show-details="true"/>
                <table:data-pilot-member table:name="59099" table:display="true" table:show-details="true"/>
                <table:data-pilot-member table:name="59108" table:display="true" table:show-details="true"/>
                <table:data-pilot-member table:name="59114" table:display="true" table:show-details="true"/>
                <table:data-pilot-member table:name="59122" table:display="true" table:show-details="true"/>
                <table:data-pilot-member table:name="59131" table:display="true" table:show-details="true"/>
                <table:data-pilot-member table:name="59132" table:display="true" table:show-details="true"/>
                <table:data-pilot-member table:name="59134" table:display="true" table:show-details="true"/>
                <table:data-pilot-member table:name="59135" table:display="true" table:show-details="true"/>
                <table:data-pilot-member table:name="59139" table:display="true" table:show-details="true"/>
                <table:data-pilot-member table:name="59141" table:display="true" table:show-details="true"/>
                <table:data-pilot-member table:name="59156" table:display="true" table:show-details="true"/>
                <table:data-pilot-member table:name="59158" table:display="true" table:show-details="true"/>
                <table:data-pilot-member table:name="59162" table:display="true" table:show-details="true"/>
                <table:data-pilot-member table:name="59171" table:display="true" table:show-details="true"/>
                <table:data-pilot-member table:name="59181" table:display="true" table:show-details="true"/>
                <table:data-pilot-member table:name="59185" table:display="true" table:show-details="true"/>
                <table:data-pilot-member table:name="59200" table:display="true" table:show-details="true"/>
                <table:data-pilot-member table:name="59203" table:display="true" table:show-details="true"/>
                <table:data-pilot-member table:name="59210" table:display="true" table:show-details="true"/>
                <table:data-pilot-member table:name="59214" table:display="true" table:show-details="true"/>
                <table:data-pilot-member table:name="59219" table:display="true" table:show-details="true"/>
                <table:data-pilot-member table:name="59220" table:display="true" table:show-details="true"/>
                <table:data-pilot-member table:name="59227" table:display="true" table:show-details="true"/>
                <table:data-pilot-member table:name="59230" table:display="true" table:show-details="true"/>
                <table:data-pilot-member table:name="59259" table:display="true" table:show-details="true"/>
                <table:data-pilot-member table:name="59271" table:display="true" table:show-details="true"/>
                <table:data-pilot-member table:name="59282" table:display="true" table:show-details="true"/>
                <table:data-pilot-member table:name="59284" table:display="true" table:show-details="true"/>
                <table:data-pilot-member table:name="59288" table:display="true" table:show-details="true"/>
                <table:data-pilot-member table:name="59290" table:display="true" table:show-details="true"/>
                <table:data-pilot-member table:name="59296" table:display="true" table:show-details="true"/>
                <table:data-pilot-member table:name="59313" table:display="true" table:show-details="true"/>
                <table:data-pilot-member table:name="59328" table:display="true" table:show-details="true"/>
                <table:data-pilot-member table:name="59329" table:display="true" table:show-details="true"/>
                <table:data-pilot-member table:name="59337" table:display="true" table:show-details="true"/>
                <table:data-pilot-member table:name="59338" table:display="true" table:show-details="true"/>
                <table:data-pilot-member table:name="59340" table:display="true" table:show-details="true"/>
                <table:data-pilot-member table:name="59351" table:display="true" table:show-details="true"/>
                <table:data-pilot-member table:name="59355" table:display="true" table:show-details="true"/>
                <table:data-pilot-member table:name="59362" table:display="true" table:show-details="true"/>
                <table:data-pilot-member table:name="59366" table:display="true" table:show-details="true"/>
                <table:data-pilot-member table:name="59369" table:display="true" table:show-details="true"/>
                <table:data-pilot-member table:name="59371" table:display="true" table:show-details="true"/>
                <table:data-pilot-member table:name="59373" table:display="true" table:show-details="true"/>
                <table:data-pilot-member table:name="59385" table:display="true" table:show-details="true"/>
                <table:data-pilot-member table:name="59407" table:display="true" table:show-details="true"/>
                <table:data-pilot-member table:name="59408" table:display="true" table:show-details="true"/>
                <table:data-pilot-member table:name="59417" table:display="true" table:show-details="true"/>
                <table:data-pilot-member table:name="59422" table:display="true" table:show-details="true"/>
                <table:data-pilot-member table:name="59440" table:display="true" table:show-details="true"/>
                <table:data-pilot-member table:name="59448" table:display="true" table:show-details="true"/>
                <table:data-pilot-member table:name="59450" table:display="true" table:show-details="true"/>
                <table:data-pilot-member table:name="59457" table:display="true" table:show-details="true"/>
                <table:data-pilot-member table:name="59468" table:display="true" table:show-details="true"/>
                <table:data-pilot-member table:name="59470" table:display="true" table:show-details="true"/>
                <table:data-pilot-member table:name="59474" table:display="true" table:show-details="true"/>
                <table:data-pilot-member table:name="59479" table:display="true" table:show-details="true"/>
                <table:data-pilot-member table:name="59482" table:display="true" table:show-details="true"/>
                <table:data-pilot-member table:name="59499" table:display="true" table:show-details="true"/>
                <table:data-pilot-member table:name="59514" table:display="true" table:show-details="true"/>
                <table:data-pilot-member table:name="59515" table:display="true" table:show-details="true"/>
                <table:data-pilot-member table:name="59522" table:display="true" table:show-details="true"/>
                <table:data-pilot-member table:name="59531" table:display="true" table:show-details="true"/>
                <table:data-pilot-member table:name="59538" table:display="true" table:show-details="true"/>
                <table:data-pilot-member table:name="59570" table:display="true" table:show-details="true"/>
                <table:data-pilot-member table:name="59580" table:display="true" table:show-details="true"/>
                <table:data-pilot-member table:name="59585" table:display="true" table:show-details="true"/>
                <table:data-pilot-member table:name="59586" table:display="true" table:show-details="true"/>
                <table:data-pilot-member table:name="59601" table:display="true" table:show-details="true"/>
                <table:data-pilot-member table:name="59604" table:display="true" table:show-details="true"/>
                <table:data-pilot-member table:name="59616" table:display="true" table:show-details="true"/>
                <table:data-pilot-member table:name="59617" table:display="true" table:show-details="true"/>
                <table:data-pilot-member table:name="59626" table:display="true" table:show-details="true"/>
                <table:data-pilot-member table:name="59635" table:display="true" table:show-details="true"/>
                <table:data-pilot-member table:name="59662" table:display="true" table:show-details="true"/>
                <table:data-pilot-member table:name="59677" table:display="true" table:show-details="true"/>
                <table:data-pilot-member table:name="59690" table:display="true" table:show-details="true"/>
                <table:data-pilot-member table:name="59701" table:display="true" table:show-details="true"/>
                <table:data-pilot-member table:name="59702" table:display="true" table:show-details="true"/>
                <table:data-pilot-member table:name="59704" table:display="true" table:show-details="true"/>
                <table:data-pilot-member table:name="59721" table:display="true" table:show-details="true"/>
                <table:data-pilot-member table:name="59728" table:display="true" table:show-details="true"/>
                <table:data-pilot-member table:name="59752" table:display="true" table:show-details="true"/>
                <table:data-pilot-member table:name="59763" table:display="true" table:show-details="true"/>
                <table:data-pilot-member table:name="59776" table:display="true" table:show-details="true"/>
                <table:data-pilot-member table:name="59780" table:display="true" table:show-details="true"/>
                <table:data-pilot-member table:name="59781" table:display="true" table:show-details="true"/>
                <table:data-pilot-member table:name="59788" table:display="true" table:show-details="true"/>
                <table:data-pilot-member table:name="59800" table:display="true" table:show-details="true"/>
                <table:data-pilot-member table:name="59805" table:display="true" table:show-details="true"/>
                <table:data-pilot-member table:name="59808" table:display="true" table:show-details="true"/>
                <table:data-pilot-member table:name="59809" table:display="true" table:show-details="true"/>
                <table:data-pilot-member table:name="59810" table:display="true" table:show-details="true"/>
                <table:data-pilot-member table:name="59813" table:display="true" table:show-details="true"/>
                <table:data-pilot-member table:name="59820" table:display="true" table:show-details="true"/>
                <table:data-pilot-member table:name="59827" table:display="true" table:show-details="true"/>
                <table:data-pilot-member table:name="59847" table:display="true" table:show-details="true"/>
                <table:data-pilot-member table:name="59871" table:display="true" table:show-details="true"/>
                <table:data-pilot-member table:name="59873" table:display="true" table:show-details="true"/>
                <table:data-pilot-member table:name="59879" table:display="true" table:show-details="true"/>
                <table:data-pilot-member table:name="59892" table:display="true" table:show-details="true"/>
                <table:data-pilot-member table:name="59898" table:display="true" table:show-details="true"/>
                <table:data-pilot-member table:name="59905" table:display="true" table:show-details="true"/>
                <table:data-pilot-member table:name="59909" table:display="true" table:show-details="true"/>
                <table:data-pilot-member table:name="59920" table:display="true" table:show-details="true"/>
                <table:data-pilot-member table:name="59934" table:display="true" table:show-details="true"/>
                <table:data-pilot-member table:name="59937" table:display="true" table:show-details="true"/>
                <table:data-pilot-member table:name="59938" table:display="true" table:show-details="true"/>
                <table:data-pilot-member table:name="59947" table:display="true" table:show-details="true"/>
                <table:data-pilot-member table:name="59949" table:display="true" table:show-details="true"/>
                <table:data-pilot-member table:name="59964" table:display="true" table:show-details="true"/>
                <table:data-pilot-member table:name="59970" table:display="true" table:show-details="true"/>
                <table:data-pilot-member table:name="59976" table:display="true" table:show-details="true"/>
                <table:data-pilot-member table:name="60013" table:display="true" table:show-details="true"/>
                <table:data-pilot-member table:name="60030" table:display="true" table:show-details="true"/>
                <table:data-pilot-member table:name="60032" table:display="true" table:show-details="true"/>
                <table:data-pilot-member table:name="60035" table:display="true" table:show-details="true"/>
                <table:data-pilot-member table:name="60038" table:display="true" table:show-details="true"/>
                <table:data-pilot-member table:name="60041" table:display="true" table:show-details="true"/>
                <table:data-pilot-member table:name="60065" table:display="true" table:show-details="true"/>
                <table:data-pilot-member table:name="60072" table:display="true" table:show-details="true"/>
                <table:data-pilot-member table:name="60073" table:display="true" table:show-details="true"/>
                <table:data-pilot-member table:name="60074" table:display="true" table:show-details="true"/>
                <table:data-pilot-member table:name="60077" table:display="true" table:show-details="true"/>
                <table:data-pilot-member table:name="60082" table:display="true" table:show-details="true"/>
                <table:data-pilot-member table:name="60085" table:display="true" table:show-details="true"/>
                <table:data-pilot-member table:name="60090" table:display="true" table:show-details="true"/>
                <table:data-pilot-member table:name="60093" table:display="true" table:show-details="true"/>
                <table:data-pilot-member table:name="60099" table:display="true" table:show-details="true"/>
                <table:data-pilot-member table:name="60121" table:display="true" table:show-details="true"/>
                <table:data-pilot-member table:name="60138" table:display="true" table:show-details="true"/>
                <table:data-pilot-member table:name="60144" table:display="true" table:show-details="true"/>
                <table:data-pilot-member table:name="60169" table:display="true" table:show-details="true"/>
                <table:data-pilot-member table:name="60171" table:display="true" table:show-details="true"/>
                <table:data-pilot-member table:name="60172" table:display="true" table:show-details="true"/>
                <table:data-pilot-member table:name="60175" table:display="true" table:show-details="true"/>
                <table:data-pilot-member table:name="60182" table:display="true" table:show-details="true"/>
                <table:data-pilot-member table:name="60195" table:display="true" table:show-details="true"/>
                <table:data-pilot-member table:name="60201" table:display="true" table:show-details="true"/>
                <table:data-pilot-member table:name="60202" table:display="true" table:show-details="true"/>
                <table:data-pilot-member table:name="60206" table:display="true" table:show-details="true"/>
                <table:data-pilot-member table:name="60210" table:display="true" table:show-details="true"/>
                <table:data-pilot-member table:name="60215" table:display="true" table:show-details="true"/>
                <table:data-pilot-member table:name="60226" table:display="true" table:show-details="true"/>
                <table:data-pilot-member table:name="60231" table:display="true" table:show-details="true"/>
                <table:data-pilot-member table:name="60243" table:display="true" table:show-details="true"/>
                <table:data-pilot-member table:name="60262" table:display="true" table:show-details="true"/>
                <table:data-pilot-member table:name="60272" table:display="true" table:show-details="true"/>
                <table:data-pilot-member table:name="60277" table:display="true" table:show-details="true"/>
                <table:data-pilot-member table:name="60278" table:display="true" table:show-details="true"/>
                <table:data-pilot-member table:name="60292" table:display="true" table:show-details="true"/>
                <table:data-pilot-member table:name="60296" table:display="true" table:show-details="true"/>
                <table:data-pilot-member table:name="60297" table:display="true" table:show-details="true"/>
                <table:data-pilot-member table:name="60304" table:display="true" table:show-details="true"/>
                <table:data-pilot-member table:name="60307" table:display="true" table:show-details="true"/>
                <table:data-pilot-member table:name="60309" table:display="true" table:show-details="true"/>
                <table:data-pilot-member table:name="60311" table:display="true" table:show-details="true"/>
                <table:data-pilot-member table:name="60312" table:display="true" table:show-details="true"/>
                <table:data-pilot-member table:name="60333" table:display="true" table:show-details="true"/>
                <table:data-pilot-member table:name="60334" table:display="true" table:show-details="true"/>
                <table:data-pilot-member table:name="60337" table:display="true" table:show-details="true"/>
                <table:data-pilot-member table:name="60341" table:display="true" table:show-details="true"/>
                <table:data-pilot-member table:name="60343" table:display="true" table:show-details="true"/>
                <table:data-pilot-member table:name="60344" table:display="true" table:show-details="true"/>
                <table:data-pilot-member table:name="60352" table:display="true" table:show-details="true"/>
                <table:data-pilot-member table:name="60353" table:display="true" table:show-details="true"/>
                <table:data-pilot-member table:name="60373" table:display="true" table:show-details="true"/>
                <table:data-pilot-member table:name="60384" table:display="true" table:show-details="true"/>
                <table:data-pilot-member table:name="60390" table:display="true" table:show-details="true"/>
                <table:data-pilot-member table:name="60392" table:display="true" table:show-details="true"/>
                <table:data-pilot-member table:name="60395" table:display="true" table:show-details="true"/>
                <table:data-pilot-member table:name="60396" table:display="true" table:show-details="true"/>
                <table:data-pilot-member table:name="60398" table:display="true" table:show-details="true"/>
                <table:data-pilot-member table:name="60401" table:display="true" table:show-details="true"/>
                <table:data-pilot-member table:name="60406" table:display="true" table:show-details="true"/>
                <table:data-pilot-member table:name="60409" table:display="true" table:show-details="true"/>
                <table:data-pilot-member table:name="60415" table:display="true" table:show-details="true"/>
                <table:data-pilot-member table:name="60429" table:display="true" table:show-details="true"/>
                <table:data-pilot-member table:name="60437" table:display="true" table:show-details="true"/>
                <table:data-pilot-member table:name="60459" table:display="true" table:show-details="true"/>
                <table:data-pilot-member table:name="60462" table:display="true" table:show-details="true"/>
                <table:data-pilot-member table:name="60471" table:display="true" table:show-details="true"/>
                <table:data-pilot-member table:name="60479" table:display="true" table:show-details="true"/>
                <table:data-pilot-member table:name="60483" table:display="true" table:show-details="true"/>
                <table:data-pilot-member table:name="60486" table:display="true" table:show-details="true"/>
                <table:data-pilot-member table:name="60501" table:display="true" table:show-details="true"/>
                <table:data-pilot-member table:name="60505" table:display="true" table:show-details="true"/>
                <table:data-pilot-member table:name="60507" table:display="true" table:show-details="true"/>
                <table:data-pilot-member table:name="60509" table:display="true" table:show-details="true"/>
                <table:data-pilot-member table:name="60516" table:display="true" table:show-details="true"/>
                <table:data-pilot-member table:name="60528" table:display="true" table:show-details="true"/>
                <table:data-pilot-member table:name="60565" table:display="true" table:show-details="true"/>
                <table:data-pilot-member table:name="60578" table:display="true" table:show-details="true"/>
                <table:data-pilot-member table:name="60580" table:display="true" table:show-details="true"/>
                <table:data-pilot-member table:name="60581" table:display="true" table:show-details="true"/>
                <table:data-pilot-member table:name="60588" table:display="true" table:show-details="true"/>
                <table:data-pilot-member table:name="60595" table:display="true" table:show-details="true"/>
                <table:data-pilot-member table:name="60597" table:display="true" table:show-details="true"/>
                <table:data-pilot-member table:name="60599" table:display="true" table:show-details="true"/>
                <table:data-pilot-member table:name="60607" table:display="true" table:show-details="true"/>
                <table:data-pilot-member table:name="60621" table:display="true" table:show-details="true"/>
                <table:data-pilot-member table:name="60630" table:display="true" table:show-details="true"/>
                <table:data-pilot-member table:name="60631" table:display="true" table:show-details="true"/>
                <table:data-pilot-member table:name="60635" table:display="true" table:show-details="true"/>
                <table:data-pilot-member table:name="60645" table:display="true" table:show-details="true"/>
                <table:data-pilot-member table:name="60649" table:display="true" table:show-details="true"/>
                <table:data-pilot-member table:name="60655" table:display="true" table:show-details="true"/>
                <table:data-pilot-member table:name="60661" table:display="true" table:show-details="true"/>
                <table:data-pilot-member table:name="60662" table:display="true" table:show-details="true"/>
                <table:data-pilot-member table:name="60663" table:display="true" table:show-details="true"/>
                <table:data-pilot-member table:name="60668" table:display="true" table:show-details="true"/>
                <table:data-pilot-member table:name="60701" table:display="true" table:show-details="true"/>
                <table:data-pilot-member table:name="60713" table:display="true" table:show-details="true"/>
                <table:data-pilot-member table:name="60714" table:display="true" table:show-details="true"/>
                <table:data-pilot-member table:name="60725" table:display="true" table:show-details="true"/>
                <table:data-pilot-member table:name="60727" table:display="true" table:show-details="true"/>
                <table:data-pilot-member table:name="60737" table:display="true" table:show-details="true"/>
                <table:data-pilot-member table:name="60742" table:display="true" table:show-details="true"/>
                <table:data-pilot-member table:name="60748" table:display="true" table:show-details="true"/>
                <table:data-pilot-member table:name="60754" table:display="true" table:show-details="true"/>
                <table:data-pilot-member table:name="60759" table:display="true" table:show-details="true"/>
                <table:data-pilot-member table:name="60772" table:display="true" table:show-details="true"/>
                <table:data-pilot-member table:name="60788" table:display="true" table:show-details="true"/>
                <table:data-pilot-member table:name="60793" table:display="true" table:show-details="true"/>
                <table:data-pilot-member table:name="60796" table:display="true" table:show-details="true"/>
                <table:data-pilot-member table:name="60811" table:display="true" table:show-details="true"/>
                <table:data-pilot-member table:name="60821" table:display="true" table:show-details="true"/>
                <table:data-pilot-member table:name="60829" table:display="true" table:show-details="true"/>
                <table:data-pilot-member table:name="60836" table:display="true" table:show-details="true"/>
                <table:data-pilot-member table:name="60840" table:display="true" table:show-details="true"/>
                <table:data-pilot-member table:name="60873" table:display="true" table:show-details="true"/>
                <table:data-pilot-member table:name="60879" table:display="true" table:show-details="true"/>
                <table:data-pilot-member table:name="60880" table:display="true" table:show-details="true"/>
                <table:data-pilot-member table:name="60882" table:display="true" table:show-details="true"/>
                <table:data-pilot-member table:name="60886" table:display="true" table:show-details="true"/>
                <table:data-pilot-member table:name="60899" table:display="true" table:show-details="true"/>
                <table:data-pilot-member table:name="60906" table:display="true" table:show-details="true"/>
                <table:data-pilot-member table:name="60907" table:display="true" table:show-details="true"/>
                <table:data-pilot-member table:name="60926" table:display="true" table:show-details="true"/>
                <table:data-pilot-member table:name="60930" table:display="true" table:show-details="true"/>
                <table:data-pilot-member table:name="60941" table:display="true" table:show-details="true"/>
                <table:data-pilot-member table:name="60961" table:display="true" table:show-details="true"/>
                <table:data-pilot-member table:name="60974" table:display="true" table:show-details="true"/>
                <table:data-pilot-member table:name="60981" table:display="true" table:show-details="true"/>
                <table:data-pilot-member table:name="60985" table:display="true" table:show-details="true"/>
                <table:data-pilot-member table:name="61001" table:display="true" table:show-details="true"/>
                <table:data-pilot-member table:name="61004" table:display="true" table:show-details="true"/>
                <table:data-pilot-member table:name="61006" table:display="true" table:show-details="true"/>
                <table:data-pilot-member table:name="61007" table:display="true" table:show-details="true"/>
                <table:data-pilot-member table:name="61009" table:display="true" table:show-details="true"/>
                <table:data-pilot-member table:name="61010" table:display="true" table:show-details="true"/>
                <table:data-pilot-member table:name="61032" table:display="true" table:show-details="true"/>
                <table:data-pilot-member table:name="61042" table:display="true" table:show-details="true"/>
                <table:data-pilot-member table:name="61043" table:display="true" table:show-details="true"/>
                <table:data-pilot-member table:name="61044" table:display="true" table:show-details="true"/>
                <table:data-pilot-member table:name="61048" table:display="true" table:show-details="true"/>
                <table:data-pilot-member table:name="61065" table:display="true" table:show-details="true"/>
                <table:data-pilot-member table:name="61073" table:display="true" table:show-details="true"/>
                <table:data-pilot-member table:name="61080" table:display="true" table:show-details="true"/>
                <table:data-pilot-member table:name="61084" table:display="true" table:show-details="true"/>
                <table:data-pilot-member table:name="61085" table:display="true" table:show-details="true"/>
                <table:data-pilot-member table:name="61088" table:display="true" table:show-details="true"/>
                <table:data-pilot-member table:name="61106" table:display="true" table:show-details="true"/>
                <table:data-pilot-member table:name="61107" table:display="true" table:show-details="true"/>
                <table:data-pilot-member table:name="61109" table:display="true" table:show-details="true"/>
                <table:data-pilot-member table:name="61115" table:display="true" table:show-details="true"/>
                <table:data-pilot-member table:name="61121" table:display="true" table:show-details="true"/>
                <table:data-pilot-member table:name="61122" table:display="true" table:show-details="true"/>
                <table:data-pilot-member table:name="61124" table:display="true" table:show-details="true"/>
                <table:data-pilot-member table:name="61140" table:display="true" table:show-details="true"/>
                <table:data-pilot-member table:name="61141" table:display="true" table:show-details="true"/>
                <table:data-pilot-member table:name="61142" table:display="true" table:show-details="true"/>
                <table:data-pilot-member table:name="61183" table:display="true" table:show-details="true"/>
                <table:data-pilot-member table:name="61192" table:display="true" table:show-details="true"/>
                <table:data-pilot-member table:name="61202" table:display="true" table:show-details="true"/>
                <table:data-pilot-member table:name="61206" table:display="true" table:show-details="true"/>
                <table:data-pilot-member table:name="61207" table:display="true" table:show-details="true"/>
                <table:data-pilot-member table:name="61208" table:display="true" table:show-details="true"/>
                <table:data-pilot-member table:name="61210" table:display="true" table:show-details="true"/>
                <table:data-pilot-member table:name="61216" table:display="true" table:show-details="true"/>
                <table:data-pilot-member table:name="61234" table:display="true" table:show-details="true"/>
                <table:data-pilot-member table:name="61238" table:display="true" table:show-details="true"/>
                <table:data-pilot-member table:name="61256" table:display="true" table:show-details="true"/>
                <table:data-pilot-member table:name="61258" table:display="true" table:show-details="true"/>
                <table:data-pilot-member table:name="61262" table:display="true" table:show-details="true"/>
                <table:data-pilot-member table:name="61264" table:display="true" table:show-details="true"/>
                <table:data-pilot-member table:name="61273" table:display="true" table:show-details="true"/>
                <table:data-pilot-member table:name="61277" table:display="true" table:show-details="true"/>
                <table:data-pilot-member table:name="61290" table:display="true" table:show-details="true"/>
                <table:data-pilot-member table:name="61293" table:display="true" table:show-details="true"/>
                <table:data-pilot-member table:name="61308" table:display="true" table:show-details="true"/>
                <table:data-pilot-member table:name="61328" table:display="true" table:show-details="true"/>
                <table:data-pilot-member table:name="61346" table:display="true" table:show-details="true"/>
                <table:data-pilot-member table:name="61354" table:display="true" table:show-details="true"/>
                <table:data-pilot-member table:name="61362" table:display="true" table:show-details="true"/>
                <table:data-pilot-member table:name="61379" table:display="true" table:show-details="true"/>
                <table:data-pilot-member table:name="61388" table:display="true" table:show-details="true"/>
                <table:data-pilot-member table:name="61391" table:display="true" table:show-details="true"/>
                <table:data-pilot-member table:name="61402" table:display="true" table:show-details="true"/>
                <table:data-pilot-member table:name="61403" table:display="true" table:show-details="true"/>
                <table:data-pilot-member table:name="61404" table:display="true" table:show-details="true"/>
                <table:data-pilot-member table:name="61413" table:display="true" table:show-details="true"/>
                <table:data-pilot-member table:name="61437" table:display="true" table:show-details="true"/>
                <table:data-pilot-member table:name="61446" table:display="true" table:show-details="true"/>
                <table:data-pilot-member table:name="61453" table:display="true" table:show-details="true"/>
                <table:data-pilot-member table:name="61470" table:display="true" table:show-details="true"/>
                <table:data-pilot-member table:name="61476" table:display="true" table:show-details="true"/>
                <table:data-pilot-member table:name="61497" table:display="true" table:show-details="true"/>
                <table:data-pilot-member table:name="61506" table:display="true" table:show-details="true"/>
                <table:data-pilot-member table:name="61507" table:display="true" table:show-details="true"/>
                <table:data-pilot-member table:name="61508" table:display="true" table:show-details="true"/>
                <table:data-pilot-member table:name="61509" table:display="true" table:show-details="true"/>
                <table:data-pilot-member table:name="61522" table:display="true" table:show-details="true"/>
                <table:data-pilot-member table:name="61531" table:display="true" table:show-details="true"/>
                <table:data-pilot-member table:name="61532" table:display="true" table:show-details="true"/>
                <table:data-pilot-member table:name="61543" table:display="true" table:show-details="true"/>
                <table:data-pilot-member table:name="61557" table:display="true" table:show-details="true"/>
                <table:data-pilot-member table:name="61562" table:display="true" table:show-details="true"/>
                <table:data-pilot-member table:name="61579" table:display="true" table:show-details="true"/>
                <table:data-pilot-member table:name="61582" table:display="true" table:show-details="true"/>
                <table:data-pilot-member table:name="61587" table:display="true" table:show-details="true"/>
                <table:data-pilot-member table:name="61599" table:display="true" table:show-details="true"/>
                <table:data-pilot-member table:name="61622" table:display="true" table:show-details="true"/>
                <table:data-pilot-member table:name="61627" table:display="true" table:show-details="true"/>
                <table:data-pilot-member table:name="61632" table:display="true" table:show-details="true"/>
                <table:data-pilot-member table:name="61661" table:display="true" table:show-details="true"/>
                <table:data-pilot-member table:name="61684" table:display="true" table:show-details="true"/>
                <table:data-pilot-member table:name="61685" table:display="true" table:show-details="true"/>
                <table:data-pilot-member table:name="61686" table:display="true" table:show-details="true"/>
                <table:data-pilot-member table:name="61705" table:display="true" table:show-details="true"/>
                <table:data-pilot-member table:name="61708" table:display="true" table:show-details="true"/>
                <table:data-pilot-member table:name="61711" table:display="true" table:show-details="true"/>
                <table:data-pilot-member table:name="61712" table:display="true" table:show-details="true"/>
                <table:data-pilot-member table:name="61717" table:display="true" table:show-details="true"/>
                <table:data-pilot-member table:name="61721" table:display="true" table:show-details="true"/>
                <table:data-pilot-member table:name="61730" table:display="true" table:show-details="true"/>
                <table:data-pilot-member table:name="61739" table:display="true" table:show-details="true"/>
                <table:data-pilot-member table:name="61742" table:display="true" table:show-details="true"/>
                <table:data-pilot-member table:name="61752" table:display="true" table:show-details="true"/>
                <table:data-pilot-member table:name="61762" table:display="true" table:show-details="true"/>
                <table:data-pilot-member table:name="61779" table:display="true" table:show-details="true"/>
                <table:data-pilot-member table:name="61788" table:display="true" table:show-details="true"/>
                <table:data-pilot-member table:name="61792" table:display="true" table:show-details="true"/>
                <table:data-pilot-member table:name="61794" table:display="true" table:show-details="true"/>
                <table:data-pilot-member table:name="61801" table:display="true" table:show-details="true"/>
                <table:data-pilot-member table:name="61803" table:display="true" table:show-details="true"/>
                <table:data-pilot-member table:name="61833" table:display="true" table:show-details="true"/>
                <table:data-pilot-member table:name="61835" table:display="true" table:show-details="true"/>
                <table:data-pilot-member table:name="61837" table:display="true" table:show-details="true"/>
                <table:data-pilot-member table:name="61847" table:display="true" table:show-details="true"/>
                <table:data-pilot-member table:name="61850" table:display="true" table:show-details="true"/>
                <table:data-pilot-member table:name="61855" table:display="true" table:show-details="true"/>
                <table:data-pilot-member table:name="61857" table:display="true" table:show-details="true"/>
                <table:data-pilot-member table:name="61870" table:display="true" table:show-details="true"/>
                <table:data-pilot-member table:name="61875" table:display="true" table:show-details="true"/>
                <table:data-pilot-member table:name="61878" table:display="true" table:show-details="true"/>
                <table:data-pilot-member table:name="61884" table:display="true" table:show-details="true"/>
                <table:data-pilot-member table:name="61885" table:display="true" table:show-details="true"/>
                <table:data-pilot-member table:name="61887" table:display="true" table:show-details="true"/>
                <table:data-pilot-member table:name="61895" table:display="true" table:show-details="true"/>
                <table:data-pilot-member table:name="61922" table:display="true" table:show-details="true"/>
                <table:data-pilot-member table:name="61935" table:display="true" table:show-details="true"/>
                <table:data-pilot-member table:name="61943" table:display="true" table:show-details="true"/>
                <table:data-pilot-member table:name="61954" table:display="true" table:show-details="true"/>
                <table:data-pilot-member table:name="61956" table:display="true" table:show-details="true"/>
                <table:data-pilot-member table:name="61962" table:display="true" table:show-details="true"/>
                <table:data-pilot-member table:name="61969" table:display="true" table:show-details="true"/>
                <table:data-pilot-member table:name="61977" table:display="true" table:show-details="true"/>
                <table:data-pilot-member table:name="61981" table:display="true" table:show-details="true"/>
                <table:data-pilot-member table:name="61987" table:display="true" table:show-details="true"/>
                <table:data-pilot-member table:name="61992" table:display="true" table:show-details="true"/>
                <table:data-pilot-member table:name="61995" table:display="true" table:show-details="true"/>
                <table:data-pilot-member table:name="61999" table:display="true" table:show-details="true"/>
                <table:data-pilot-member table:name="62009" table:display="true" table:show-details="true"/>
                <table:data-pilot-member table:name="62012" table:display="true" table:show-details="true"/>
                <table:data-pilot-member table:name="62015" table:display="true" table:show-details="true"/>
                <table:data-pilot-member table:name="62016" table:display="true" table:show-details="true"/>
                <table:data-pilot-member table:name="62026" table:display="true" table:show-details="true"/>
                <table:data-pilot-member table:name="62038" table:display="true" table:show-details="true"/>
                <table:data-pilot-member table:name="62048" table:display="true" table:show-details="true"/>
                <table:data-pilot-member table:name="62055" table:display="true" table:show-details="true"/>
                <table:data-pilot-member table:name="62065" table:display="true" table:show-details="true"/>
                <table:data-pilot-member table:name="62067" table:display="true" table:show-details="true"/>
                <table:data-pilot-member table:name="62068" table:display="true" table:show-details="true"/>
                <table:data-pilot-member table:name="62079" table:display="true" table:show-details="true"/>
                <table:data-pilot-member table:name="62094" table:display="true" table:show-details="true"/>
                <table:data-pilot-member table:name="62110" table:display="true" table:show-details="true"/>
                <table:data-pilot-member table:name="62118" table:display="true" table:show-details="true"/>
                <table:data-pilot-member table:name="62127" table:display="true" table:show-details="true"/>
                <table:data-pilot-member table:name="62131" table:display="true" table:show-details="true"/>
                <table:data-pilot-member table:name="62136" table:display="true" table:show-details="true"/>
                <table:data-pilot-member table:name="62141" table:display="true" table:show-details="true"/>
                <table:data-pilot-member table:name="62142" table:display="true" table:show-details="true"/>
                <table:data-pilot-member table:name="62146" table:display="true" table:show-details="true"/>
                <table:data-pilot-member table:name="62157" table:display="true" table:show-details="true"/>
                <table:data-pilot-member table:name="62159" table:display="true" table:show-details="true"/>
                <table:data-pilot-member table:name="62169" table:display="true" table:show-details="true"/>
                <table:data-pilot-member table:name="62170" table:display="true" table:show-details="true"/>
                <table:data-pilot-member table:name="62175" table:display="true" table:show-details="true"/>
                <table:data-pilot-member table:name="62176" table:display="true" table:show-details="true"/>
                <table:data-pilot-member table:name="62185" table:display="true" table:show-details="true"/>
                <table:data-pilot-member table:name="62188" table:display="true" table:show-details="true"/>
                <table:data-pilot-member table:name="62189" table:display="true" table:show-details="true"/>
                <table:data-pilot-member table:name="62193" table:display="true" table:show-details="true"/>
                <table:data-pilot-member table:name="62195" table:display="true" table:show-details="true"/>
                <table:data-pilot-member table:name="62198" table:display="true" table:show-details="true"/>
                <table:data-pilot-member table:name="62203" table:display="true" table:show-details="true"/>
                <table:data-pilot-member table:name="62218" table:display="true" table:show-details="true"/>
                <table:data-pilot-member table:name="62227" table:display="true" table:show-details="true"/>
                <table:data-pilot-member table:name="62231" table:display="true" table:show-details="true"/>
                <table:data-pilot-member table:name="62237" table:display="true" table:show-details="true"/>
                <table:data-pilot-member table:name="62238" table:display="true" table:show-details="true"/>
                <table:data-pilot-member table:name="62241" table:display="true" table:show-details="true"/>
                <table:data-pilot-member table:name="62246" table:display="true" table:show-details="true"/>
                <table:data-pilot-member table:name="62251" table:display="true" table:show-details="true"/>
                <table:data-pilot-member table:name="62262" table:display="true" table:show-details="true"/>
                <table:data-pilot-member table:name="62263" table:display="true" table:show-details="true"/>
                <table:data-pilot-member table:name="62264" table:display="true" table:show-details="true"/>
                <table:data-pilot-member table:name="62270" table:display="true" table:show-details="true"/>
                <table:data-pilot-member table:name="62271" table:display="true" table:show-details="true"/>
                <table:data-pilot-member table:name="62285" table:display="true" table:show-details="true"/>
                <table:data-pilot-member table:name="62291" table:display="true" table:show-details="true"/>
                <table:data-pilot-member table:name="62292" table:display="true" table:show-details="true"/>
                <table:data-pilot-member table:name="62308" table:display="true" table:show-details="true"/>
                <table:data-pilot-member table:name="62313" table:display="true" table:show-details="true"/>
                <table:data-pilot-member table:name="62322" table:display="true" table:show-details="true"/>
                <table:data-pilot-member table:name="62327" table:display="true" table:show-details="true"/>
                <table:data-pilot-member table:name="62329" table:display="true" table:show-details="true"/>
                <table:data-pilot-member table:name="62350" table:display="true" table:show-details="true"/>
                <table:data-pilot-member table:name="62351" table:display="true" table:show-details="true"/>
                <table:data-pilot-member table:name="62356" table:display="true" table:show-details="true"/>
                <table:data-pilot-member table:name="62357" table:display="true" table:show-details="true"/>
                <table:data-pilot-member table:name="62364" table:display="true" table:show-details="true"/>
                <table:data-pilot-member table:name="62366" table:display="true" table:show-details="true"/>
                <table:data-pilot-member table:name="62367" table:display="true" table:show-details="true"/>
                <table:data-pilot-member table:name="62372" table:display="true" table:show-details="true"/>
                <table:data-pilot-member table:name="62381" table:display="true" table:show-details="true"/>
                <table:data-pilot-member table:name="62391" table:display="true" table:show-details="true"/>
                <table:data-pilot-member table:name="62392" table:display="true" table:show-details="true"/>
                <table:data-pilot-member table:name="62394" table:display="true" table:show-details="true"/>
                <table:data-pilot-member table:name="62404" table:display="true" table:show-details="true"/>
                <table:data-pilot-member table:name="62419" table:display="true" table:show-details="true"/>
                <table:data-pilot-member table:name="62425" table:display="true" table:show-details="true"/>
                <table:data-pilot-member table:name="62442" table:display="true" table:show-details="true"/>
                <table:data-pilot-member table:name="62459" table:display="true" table:show-details="true"/>
                <table:data-pilot-member table:name="62469" table:display="true" table:show-details="true"/>
                <table:data-pilot-member table:name="62473" table:display="true" table:show-details="true"/>
                <table:data-pilot-member table:name="62483" table:display="true" table:show-details="true"/>
                <table:data-pilot-member table:name="62488" table:display="true" table:show-details="true"/>
                <table:data-pilot-member table:name="62492" table:display="true" table:show-details="true"/>
                <table:data-pilot-member table:name="62514" table:display="true" table:show-details="true"/>
                <table:data-pilot-member table:name="62520" table:display="true" table:show-details="true"/>
                <table:data-pilot-member table:name="62525" table:display="true" table:show-details="true"/>
                <table:data-pilot-member table:name="62531" table:display="true" table:show-details="true"/>
                <table:data-pilot-member table:name="62536" table:display="true" table:show-details="true"/>
                <table:data-pilot-member table:name="62539" table:display="true" table:show-details="true"/>
                <table:data-pilot-member table:name="62544" table:display="true" table:show-details="true"/>
                <table:data-pilot-member table:name="62545" table:display="true" table:show-details="true"/>
                <table:data-pilot-member table:name="62558" table:display="true" table:show-details="true"/>
                <table:data-pilot-member table:name="62559" table:display="true" table:show-details="true"/>
                <table:data-pilot-member table:name="62563" table:display="true" table:show-details="true"/>
                <table:data-pilot-member table:name="62567" table:display="true" table:show-details="true"/>
                <table:data-pilot-member table:name="62568" table:display="true" table:show-details="true"/>
                <table:data-pilot-member table:name="62570" table:display="true" table:show-details="true"/>
                <table:data-pilot-member table:name="62603" table:display="true" table:show-details="true"/>
                <table:data-pilot-member table:name="62617" table:display="true" table:show-details="true"/>
                <table:data-pilot-member table:name="62618" table:display="true" table:show-details="true"/>
                <table:data-pilot-member table:name="62622" table:display="true" table:show-details="true"/>
                <table:data-pilot-member table:name="62639" table:display="true" table:show-details="true"/>
                <table:data-pilot-member table:name="62660" table:display="true" table:show-details="true"/>
                <table:data-pilot-member table:name="62674" table:display="true" table:show-details="true"/>
                <table:data-pilot-member table:name="62682" table:display="true" table:show-details="true"/>
                <table:data-pilot-member table:name="62693" table:display="true" table:show-details="true"/>
                <table:data-pilot-member table:name="62704" table:display="true" table:show-details="true"/>
                <table:data-pilot-member table:name="62722" table:display="true" table:show-details="true"/>
                <table:data-pilot-member table:name="62727" table:display="true" table:show-details="true"/>
                <table:data-pilot-member table:name="62729" table:display="true" table:show-details="true"/>
                <table:data-pilot-member table:name="62731" table:display="true" table:show-details="true"/>
                <table:data-pilot-member table:name="62733" table:display="true" table:show-details="true"/>
                <table:data-pilot-member table:name="62735" table:display="true" table:show-details="true"/>
                <table:data-pilot-member table:name="62740" table:display="true" table:show-details="true"/>
                <table:data-pilot-member table:name="62744" table:display="true" table:show-details="true"/>
                <table:data-pilot-member table:name="62747" table:display="true" table:show-details="true"/>
                <table:data-pilot-member table:name="62749" table:display="true" table:show-details="true"/>
                <table:data-pilot-member table:name="62757" table:display="true" table:show-details="true"/>
                <table:data-pilot-member table:name="62766" table:display="true" table:show-details="true"/>
                <table:data-pilot-member table:name="62773" table:display="true" table:show-details="true"/>
                <table:data-pilot-member table:name="62780" table:display="true" table:show-details="true"/>
                <table:data-pilot-member table:name="62821" table:display="true" table:show-details="true"/>
                <table:data-pilot-member table:name="62835" table:display="true" table:show-details="true"/>
                <table:data-pilot-member table:name="62842" table:display="true" table:show-details="true"/>
                <table:data-pilot-member table:name="62843" table:display="true" table:show-details="true"/>
                <table:data-pilot-member table:name="62846" table:display="true" table:show-details="true"/>
                <table:data-pilot-member table:name="62852" table:display="true" table:show-details="true"/>
                <table:data-pilot-member table:name="62853" table:display="true" table:show-details="true"/>
                <table:data-pilot-member table:name="62854" table:display="true" table:show-details="true"/>
                <table:data-pilot-member table:name="62868" table:display="true" table:show-details="true"/>
                <table:data-pilot-member table:name="62873" table:display="true" table:show-details="true"/>
                <table:data-pilot-member table:name="62874" table:display="true" table:show-details="true"/>
                <table:data-pilot-member table:name="62877" table:display="true" table:show-details="true"/>
                <table:data-pilot-member table:name="62891" table:display="true" table:show-details="true"/>
                <table:data-pilot-member table:name="62892" table:display="true" table:show-details="true"/>
                <table:data-pilot-member table:name="62904" table:display="true" table:show-details="true"/>
                <table:data-pilot-member table:name="62914" table:display="true" table:show-details="true"/>
                <table:data-pilot-member table:name="62935" table:display="true" table:show-details="true"/>
                <table:data-pilot-member table:name="62936" table:display="true" table:show-details="true"/>
                <table:data-pilot-member table:name="62939" table:display="true" table:show-details="true"/>
                <table:data-pilot-member table:name="62942" table:display="true" table:show-details="true"/>
                <table:data-pilot-member table:name="62947" table:display="true" table:show-details="true"/>
                <table:data-pilot-member table:name="62958" table:display="true" table:show-details="true"/>
                <table:data-pilot-member table:name="62963" table:display="true" table:show-details="true"/>
                <table:data-pilot-member table:name="62966" table:display="true" table:show-details="true"/>
                <table:data-pilot-member table:name="62969" table:display="true" table:show-details="true"/>
                <table:data-pilot-member table:name="62971" table:display="true" table:show-details="true"/>
                <table:data-pilot-member table:name="62976" table:display="true" table:show-details="true"/>
                <table:data-pilot-member table:name="62981" table:display="true" table:show-details="true"/>
                <table:data-pilot-member table:name="62994" table:display="true" table:show-details="true"/>
                <table:data-pilot-member table:name="62995" table:display="true" table:show-details="true"/>
                <table:data-pilot-member table:name="62998" table:display="true" table:show-details="true"/>
                <table:data-pilot-member table:name="62999" table:display="true" table:show-details="true"/>
                <table:data-pilot-member table:name="63005" table:display="true" table:show-details="true"/>
                <table:data-pilot-member table:name="63008" table:display="true" table:show-details="true"/>
                <table:data-pilot-member table:name="63010" table:display="true" table:show-details="true"/>
                <table:data-pilot-member table:name="63014" table:display="true" table:show-details="true"/>
                <table:data-pilot-member table:name="63033" table:display="true" table:show-details="true"/>
                <table:data-pilot-member table:name="63038" table:display="true" table:show-details="true"/>
                <table:data-pilot-member table:name="63039" table:display="true" table:show-details="true"/>
                <table:data-pilot-member table:name="63065" table:display="true" table:show-details="true"/>
                <table:data-pilot-member table:name="63074" table:display="true" table:show-details="true"/>
                <table:data-pilot-member table:name="63090" table:display="true" table:show-details="true"/>
                <table:data-pilot-member table:name="63098" table:display="true" table:show-details="true"/>
                <table:data-pilot-member table:name="63100" table:display="true" table:show-details="true"/>
                <table:data-pilot-member table:name="63105" table:display="true" table:show-details="true"/>
                <table:data-pilot-member table:name="63121" table:display="true" table:show-details="true"/>
                <table:data-pilot-member table:name="63122" table:display="true" table:show-details="true"/>
                <table:data-pilot-member table:name="63131" table:display="true" table:show-details="true"/>
                <table:data-pilot-member table:name="63139" table:display="true" table:show-details="true"/>
                <table:data-pilot-member table:name="63140" table:display="true" table:show-details="true"/>
                <table:data-pilot-member table:name="63144" table:display="true" table:show-details="true"/>
                <table:data-pilot-member table:name="63156" table:display="true" table:show-details="true"/>
                <table:data-pilot-member table:name="63160" table:display="true" table:show-details="true"/>
                <table:data-pilot-member table:name="63169" table:display="true" table:show-details="true"/>
                <table:data-pilot-member table:name="63170" table:display="true" table:show-details="true"/>
                <table:data-pilot-member table:name="63176" table:display="true" table:show-details="true"/>
                <table:data-pilot-member table:name="63177" table:display="true" table:show-details="true"/>
                <table:data-pilot-member table:name="63193" table:display="true" table:show-details="true"/>
                <table:data-pilot-member table:name="63195" table:display="true" table:show-details="true"/>
                <table:data-pilot-member table:name="63199" table:display="true" table:show-details="true"/>
                <table:data-pilot-member table:name="63213" table:display="true" table:show-details="true"/>
                <table:data-pilot-member table:name="63220" table:display="true" table:show-details="true"/>
                <table:data-pilot-member table:name="63223" table:display="true" table:show-details="true"/>
                <table:data-pilot-member table:name="63248" table:display="true" table:show-details="true"/>
                <table:data-pilot-member table:name="63259" table:display="true" table:show-details="true"/>
                <table:data-pilot-member table:name="63261" table:display="true" table:show-details="true"/>
                <table:data-pilot-member table:name="63270" table:display="true" table:show-details="true"/>
                <table:data-pilot-member table:name="63281" table:display="true" table:show-details="true"/>
                <table:data-pilot-member table:name="63306" table:display="true" table:show-details="true"/>
                <table:data-pilot-member table:name="63324" table:display="true" table:show-details="true"/>
                <table:data-pilot-member table:name="63326" table:display="true" table:show-details="true"/>
                <table:data-pilot-member table:name="63335" table:display="true" table:show-details="true"/>
                <table:data-pilot-member table:name="63339" table:display="true" table:show-details="true"/>
                <table:data-pilot-member table:name="63352" table:display="true" table:show-details="true"/>
                <table:data-pilot-member table:name="63354" table:display="true" table:show-details="true"/>
                <table:data-pilot-member table:name="63377" table:display="true" table:show-details="true"/>
                <table:data-pilot-member table:name="63401" table:display="true" table:show-details="true"/>
                <table:data-pilot-member table:name="63437" table:display="true" table:show-details="true"/>
                <table:data-pilot-member table:name="63440" table:display="true" table:show-details="true"/>
                <table:data-pilot-member table:name="63458" table:display="true" table:show-details="true"/>
                <table:data-pilot-member table:name="63466" table:display="true" table:show-details="true"/>
                <table:data-pilot-member table:name="63476" table:display="true" table:show-details="true"/>
                <table:data-pilot-member table:name="63483" table:display="true" table:show-details="true"/>
                <table:data-pilot-member table:name="63504" table:display="true" table:show-details="true"/>
                <table:data-pilot-member table:name="63505" table:display="true" table:show-details="true"/>
                <table:data-pilot-member table:name="63521" table:display="true" table:show-details="true"/>
                <table:data-pilot-member table:name="63533" table:display="true" table:show-details="true"/>
                <table:data-pilot-member table:name="63537" table:display="true" table:show-details="true"/>
                <table:data-pilot-member table:name="63544" table:display="true" table:show-details="true"/>
                <table:data-pilot-member table:name="63545" table:display="true" table:show-details="true"/>
                <table:data-pilot-member table:name="63548" table:display="true" table:show-details="true"/>
                <table:data-pilot-member table:name="63562" table:display="true" table:show-details="true"/>
                <table:data-pilot-member table:name="63568" table:display="true" table:show-details="true"/>
                <table:data-pilot-member table:name="63575" table:display="true" table:show-details="true"/>
                <table:data-pilot-member table:name="63577" table:display="true" table:show-details="true"/>
                <table:data-pilot-member table:name="63609" table:display="true" table:show-details="true"/>
                <table:data-pilot-member table:name="63611" table:display="true" table:show-details="true"/>
                <table:data-pilot-member table:name="63626" table:display="true" table:show-details="true"/>
                <table:data-pilot-member table:name="63636" table:display="true" table:show-details="true"/>
                <table:data-pilot-member table:name="63661" table:display="true" table:show-details="true"/>
                <table:data-pilot-member table:name="63670" table:display="true" table:show-details="true"/>
                <table:data-pilot-member table:name="63673" table:display="true" table:show-details="true"/>
                <table:data-pilot-member table:name="63675" table:display="true" table:show-details="true"/>
                <table:data-pilot-member table:name="63682" table:display="true" table:show-details="true"/>
                <table:data-pilot-member table:name="63684" table:display="true" table:show-details="true"/>
                <table:data-pilot-member table:name="63699" table:display="true" table:show-details="true"/>
                <table:data-pilot-member table:name="63713" table:display="true" table:show-details="true"/>
                <table:data-pilot-member table:name="63733" table:display="true" table:show-details="true"/>
                <table:data-pilot-member table:name="63734" table:display="true" table:show-details="true"/>
                <table:data-pilot-member table:name="63735" table:display="true" table:show-details="true"/>
                <table:data-pilot-member table:name="63758" table:display="true" table:show-details="true"/>
                <table:data-pilot-member table:name="63764" table:display="true" table:show-details="true"/>
                <table:data-pilot-member table:name="63767" table:display="true" table:show-details="true"/>
                <table:data-pilot-member table:name="63791" table:display="true" table:show-details="true"/>
                <table:data-pilot-member table:name="63793" table:display="true" table:show-details="true"/>
                <table:data-pilot-member table:name="63799" table:display="true" table:show-details="true"/>
                <table:data-pilot-member table:name="63824" table:display="true" table:show-details="true"/>
                <table:data-pilot-member table:name="63839" table:display="true" table:show-details="true"/>
                <table:data-pilot-member table:name="63853" table:display="true" table:show-details="true"/>
                <table:data-pilot-member table:name="63875" table:display="true" table:show-details="true"/>
                <table:data-pilot-member table:name="63879" table:display="true" table:show-details="true"/>
                <table:data-pilot-member table:name="63881" table:display="true" table:show-details="true"/>
                <table:data-pilot-member table:name="63891" table:display="true" table:show-details="true"/>
                <table:data-pilot-member table:name="63909" table:display="true" table:show-details="true"/>
                <table:data-pilot-member table:name="63910" table:display="true" table:show-details="true"/>
                <table:data-pilot-member table:name="63915" table:display="true" table:show-details="true"/>
                <table:data-pilot-member table:name="63925" table:display="true" table:show-details="true"/>
                <table:data-pilot-member table:name="63930" table:display="true" table:show-details="true"/>
                <table:data-pilot-member table:name="63931" table:display="true" table:show-details="true"/>
                <table:data-pilot-member table:name="63957" table:display="true" table:show-details="true"/>
                <table:data-pilot-member table:name="63958" table:display="true" table:show-details="true"/>
                <table:data-pilot-member table:name="63964" table:display="true" table:show-details="true"/>
                <table:data-pilot-member table:name="63969" table:display="true" table:show-details="true"/>
                <table:data-pilot-member table:name="63970" table:display="true" table:show-details="true"/>
                <table:data-pilot-member table:name="63973" table:display="true" table:show-details="true"/>
                <table:data-pilot-member table:name="63980" table:display="true" table:show-details="true"/>
                <table:data-pilot-member table:name="63982" table:display="true" table:show-details="true"/>
                <table:data-pilot-member table:name="64016" table:display="true" table:show-details="true"/>
                <table:data-pilot-member table:name="64041" table:display="true" table:show-details="true"/>
                <table:data-pilot-member table:name="64046" table:display="true" table:show-details="true"/>
                <table:data-pilot-member table:name="64050" table:display="true" table:show-details="true"/>
                <table:data-pilot-member table:name="64059" table:display="true" table:show-details="true"/>
                <table:data-pilot-member table:name="64066" table:display="true" table:show-details="true"/>
                <table:data-pilot-member table:name="64067" table:display="true" table:show-details="true"/>
                <table:data-pilot-member table:name="64077" table:display="true" table:show-details="true"/>
                <table:data-pilot-member table:name="64079" table:display="true" table:show-details="true"/>
                <table:data-pilot-member table:name="64080" table:display="true" table:show-details="true"/>
                <table:data-pilot-member table:name="64095" table:display="true" table:show-details="true"/>
                <table:data-pilot-member table:name="64098" table:display="true" table:show-details="true"/>
                <table:data-pilot-member table:name="64103" table:display="true" table:show-details="true"/>
                <table:data-pilot-member table:name="64130" table:display="true" table:show-details="true"/>
                <table:data-pilot-member table:name="64139" table:display="true" table:show-details="true"/>
                <table:data-pilot-member table:name="64150" table:display="true" table:show-details="true"/>
                <table:data-pilot-member table:name="64165" table:display="true" table:show-details="true"/>
                <table:data-pilot-member table:name="64183" table:display="true" table:show-details="true"/>
                <table:data-pilot-member table:name="64187" table:display="true" table:show-details="true"/>
                <table:data-pilot-member table:name="64192" table:display="true" table:show-details="true"/>
                <table:data-pilot-member table:name="64193" table:display="true" table:show-details="true"/>
                <table:data-pilot-member table:name="64198" table:display="true" table:show-details="true"/>
                <table:data-pilot-member table:name="64199" table:display="true" table:show-details="true"/>
                <table:data-pilot-member table:name="64201" table:display="true" table:show-details="true"/>
                <table:data-pilot-member table:name="64209" table:display="true" table:show-details="true"/>
                <table:data-pilot-member table:name="64211" table:display="true" table:show-details="true"/>
                <table:data-pilot-member table:name="64212" table:display="true" table:show-details="true"/>
                <table:data-pilot-member table:name="64216" table:display="true" table:show-details="true"/>
                <table:data-pilot-member table:name="64219" table:display="true" table:show-details="true"/>
                <table:data-pilot-member table:name="64225" table:display="true" table:show-details="true"/>
                <table:data-pilot-member table:name="64239" table:display="true" table:show-details="true"/>
                <table:data-pilot-member table:name="64253" table:display="true" table:show-details="true"/>
                <table:data-pilot-member table:name="64261" table:display="true" table:show-details="true"/>
                <table:data-pilot-member table:name="64265" table:display="true" table:show-details="true"/>
                <table:data-pilot-member table:name="64270" table:display="true" table:show-details="true"/>
                <table:data-pilot-member table:name="64293" table:display="true" table:show-details="true"/>
                <table:data-pilot-member table:name="64297" table:display="true" table:show-details="true"/>
                <table:data-pilot-member table:name="64298" table:display="true" table:show-details="true"/>
                <table:data-pilot-member table:name="64302" table:display="true" table:show-details="true"/>
                <table:data-pilot-member table:name="64304" table:display="true" table:show-details="true"/>
                <table:data-pilot-member table:name="64325" table:display="true" table:show-details="true"/>
                <table:data-pilot-member table:name="64331" table:display="true" table:show-details="true"/>
                <table:data-pilot-member table:name="64336" table:display="true" table:show-details="true"/>
                <table:data-pilot-member table:name="64337" table:display="true" table:show-details="true"/>
                <table:data-pilot-member table:name="64345" table:display="true" table:show-details="true"/>
                <table:data-pilot-member table:name="64349" table:display="true" table:show-details="true"/>
                <table:data-pilot-member table:name="64358" table:display="true" table:show-details="true"/>
                <table:data-pilot-member table:name="64360" table:display="true" table:show-details="true"/>
                <table:data-pilot-member table:name="64368" table:display="true" table:show-details="true"/>
                <table:data-pilot-member table:name="64374" table:display="true" table:show-details="true"/>
                <table:data-pilot-member table:name="64376" table:display="true" table:show-details="true"/>
                <table:data-pilot-member table:name="64382" table:display="true" table:show-details="true"/>
                <table:data-pilot-member table:name="64385" table:display="true" table:show-details="true"/>
                <table:data-pilot-member table:name="64386" table:display="true" table:show-details="true"/>
                <table:data-pilot-member table:name="64404" table:display="true" table:show-details="true"/>
                <table:data-pilot-member table:name="64407" table:display="true" table:show-details="true"/>
                <table:data-pilot-member table:name="64418" table:display="true" table:show-details="true"/>
                <table:data-pilot-member table:name="64420" table:display="true" table:show-details="true"/>
                <table:data-pilot-member table:name="64422" table:display="true" table:show-details="true"/>
                <table:data-pilot-member table:name="64423" table:display="true" table:show-details="true"/>
                <table:data-pilot-member table:name="64434" table:display="true" table:show-details="true"/>
                <table:data-pilot-member table:name="64437" table:display="true" table:show-details="true"/>
                <table:data-pilot-member table:name="64438" table:display="true" table:show-details="true"/>
                <table:data-pilot-member table:name="64440" table:display="true" table:show-details="true"/>
                <table:data-pilot-member table:name="64441" table:display="true" table:show-details="true"/>
                <table:data-pilot-member table:name="64451" table:display="true" table:show-details="true"/>
                <table:data-pilot-member table:name="64452" table:display="true" table:show-details="true"/>
                <table:data-pilot-member table:name="64477" table:display="true" table:show-details="true"/>
                <table:data-pilot-member table:name="64480" table:display="true" table:show-details="true"/>
                <table:data-pilot-member table:name="64483" table:display="true" table:show-details="true"/>
                <table:data-pilot-member table:name="64484" table:display="true" table:show-details="true"/>
                <table:data-pilot-member table:name="64490" table:display="true" table:show-details="true"/>
                <table:data-pilot-member table:name="64491" table:display="true" table:show-details="true"/>
                <table:data-pilot-member table:name="64492" table:display="true" table:show-details="true"/>
                <table:data-pilot-member table:name="64514" table:display="true" table:show-details="true"/>
                <table:data-pilot-member table:name="64518" table:display="true" table:show-details="true"/>
                <table:data-pilot-member table:name="64525" table:display="true" table:show-details="true"/>
                <table:data-pilot-member table:name="64526" table:display="true" table:show-details="true"/>
                <table:data-pilot-member table:name="64532" table:display="true" table:show-details="true"/>
                <table:data-pilot-member table:name="64547" table:display="true" table:show-details="true"/>
                <table:data-pilot-member table:name="64552" table:display="true" table:show-details="true"/>
                <table:data-pilot-member table:name="64555" table:display="true" table:show-details="true"/>
                <table:data-pilot-member table:name="64565" table:display="true" table:show-details="true"/>
                <table:data-pilot-member table:name="64566" table:display="true" table:show-details="true"/>
                <table:data-pilot-member table:name="64570" table:display="true" table:show-details="true"/>
                <table:data-pilot-member table:name="64608" table:display="true" table:show-details="true"/>
                <table:data-pilot-member table:name="64609" table:display="true" table:show-details="true"/>
                <table:data-pilot-member table:name="64612" table:display="true" table:show-details="true"/>
                <table:data-pilot-member table:name="64616" table:display="true" table:show-details="true"/>
                <table:data-pilot-member table:name="64631" table:display="true" table:show-details="true"/>
                <table:data-pilot-member table:name="64638" table:display="true" table:show-details="true"/>
                <table:data-pilot-member table:name="64639" table:display="true" table:show-details="true"/>
                <table:data-pilot-member table:name="64643" table:display="true" table:show-details="true"/>
                <table:data-pilot-member table:name="64645" table:display="true" table:show-details="true"/>
                <table:data-pilot-member table:name="64648" table:display="true" table:show-details="true"/>
                <table:data-pilot-member table:name="64649" table:display="true" table:show-details="true"/>
                <table:data-pilot-member table:name="64667" table:display="true" table:show-details="true"/>
                <table:data-pilot-member table:name="64670" table:display="true" table:show-details="true"/>
                <table:data-pilot-member table:name="64685" table:display="true" table:show-details="true"/>
                <table:data-pilot-member table:name="64693" table:display="true" table:show-details="true"/>
                <table:data-pilot-member table:name="64708" table:display="true" table:show-details="true"/>
                <table:data-pilot-member table:name="64720" table:display="true" table:show-details="true"/>
                <table:data-pilot-member table:name="64721" table:display="true" table:show-details="true"/>
                <table:data-pilot-member table:name="64729" table:display="true" table:show-details="true"/>
                <table:data-pilot-member table:name="64736" table:display="true" table:show-details="true"/>
                <table:data-pilot-member table:name="64739" table:display="true" table:show-details="true"/>
                <table:data-pilot-member table:name="64749" table:display="true" table:show-details="true"/>
                <table:data-pilot-member table:name="64756" table:display="true" table:show-details="true"/>
                <table:data-pilot-member table:name="64759" table:display="true" table:show-details="true"/>
                <table:data-pilot-member table:name="64762" table:display="true" table:show-details="true"/>
                <table:data-pilot-member table:name="64766" table:display="true" table:show-details="true"/>
                <table:data-pilot-member table:name="64768" table:display="true" table:show-details="true"/>
                <table:data-pilot-member table:name="64772" table:display="true" table:show-details="true"/>
                <table:data-pilot-member table:name="64777" table:display="true" table:show-details="true"/>
                <table:data-pilot-member table:name="64779" table:display="true" table:show-details="true"/>
                <table:data-pilot-member table:name="64783" table:display="true" table:show-details="true"/>
                <table:data-pilot-member table:name="64786" table:display="true" table:show-details="true"/>
                <table:data-pilot-member table:name="64795" table:display="true" table:show-details="true"/>
                <table:data-pilot-member table:name="64813" table:display="true" table:show-details="true"/>
                <table:data-pilot-member table:name="64820" table:display="true" table:show-details="true"/>
                <table:data-pilot-member table:name="64826" table:display="true" table:show-details="true"/>
                <table:data-pilot-member table:name="64832" table:display="true" table:show-details="true"/>
                <table:data-pilot-member table:name="64835" table:display="true" table:show-details="true"/>
                <table:data-pilot-member table:name="64838" table:display="true" table:show-details="true"/>
                <table:data-pilot-member table:name="64842" table:display="true" table:show-details="true"/>
                <table:data-pilot-member table:name="64848" table:display="true" table:show-details="true"/>
                <table:data-pilot-member table:name="64851" table:display="true" table:show-details="true"/>
                <table:data-pilot-member table:name="64862" table:display="true" table:show-details="true"/>
                <table:data-pilot-member table:name="64863" table:display="true" table:show-details="true"/>
                <table:data-pilot-member table:name="64871" table:display="true" table:show-details="true"/>
                <table:data-pilot-member table:name="64884" table:display="true" table:show-details="true"/>
                <table:data-pilot-member table:name="64898" table:display="true" table:show-details="true"/>
                <table:data-pilot-member table:name="64899" table:display="true" table:show-details="true"/>
                <table:data-pilot-member table:name="64909" table:display="true" table:show-details="true"/>
                <table:data-pilot-member table:name="64935" table:display="true" table:show-details="true"/>
                <table:data-pilot-member table:name="64953" table:display="true" table:show-details="true"/>
                <table:data-pilot-member table:name="64968" table:display="true" table:show-details="true"/>
                <table:data-pilot-member table:name="64974" table:display="true" table:show-details="true"/>
                <table:data-pilot-member table:name="64977" table:display="true" table:show-details="true"/>
                <table:data-pilot-member table:name="64978" table:display="true" table:show-details="true"/>
                <table:data-pilot-member table:name="64984" table:display="true" table:show-details="true"/>
                <table:data-pilot-member table:name="64987" table:display="true" table:show-details="true"/>
                <table:data-pilot-member table:name="65003" table:display="true" table:show-details="true"/>
                <table:data-pilot-member table:name="65010" table:display="true" table:show-details="true"/>
                <table:data-pilot-member table:name="65011" table:display="true" table:show-details="true"/>
                <table:data-pilot-member table:name="65016" table:display="true" table:show-details="true"/>
                <table:data-pilot-member table:name="65017" table:display="true" table:show-details="true"/>
                <table:data-pilot-member table:name="65054" table:display="true" table:show-details="true"/>
                <table:data-pilot-member table:name="65065" table:display="true" table:show-details="true"/>
                <table:data-pilot-member table:name="65068" table:display="true" table:show-details="true"/>
                <table:data-pilot-member table:name="65080" table:display="true" table:show-details="true"/>
                <table:data-pilot-member table:name="65086" table:display="true" table:show-details="true"/>
                <table:data-pilot-member table:name="65094" table:display="true" table:show-details="true"/>
                <table:data-pilot-member table:name="65111" table:display="true" table:show-details="true"/>
                <table:data-pilot-member table:name="65132" table:display="true" table:show-details="true"/>
                <table:data-pilot-member table:name="65141" table:display="true" table:show-details="true"/>
                <table:data-pilot-member table:name="65143" table:display="true" table:show-details="true"/>
                <table:data-pilot-member table:name="65154" table:display="true" table:show-details="true"/>
                <table:data-pilot-member table:name="65157" table:display="true" table:show-details="true"/>
                <table:data-pilot-member table:name="65162" table:display="true" table:show-details="true"/>
                <table:data-pilot-member table:name="65163" table:display="true" table:show-details="true"/>
                <table:data-pilot-member table:name="65167" table:display="true" table:show-details="true"/>
                <table:data-pilot-member table:name="65171" table:display="true" table:show-details="true"/>
                <table:data-pilot-member table:name="65179" table:display="true" table:show-details="true"/>
                <table:data-pilot-member table:name="65189" table:display="true" table:show-details="true"/>
                <table:data-pilot-member table:name="65214" table:display="true" table:show-details="true"/>
                <table:data-pilot-member table:name="65253" table:display="true" table:show-details="true"/>
                <table:data-pilot-member table:name="65274" table:display="true" table:show-details="true"/>
                <table:data-pilot-member table:name="65283" table:display="true" table:show-details="true"/>
                <table:data-pilot-member table:name="65298" table:display="true" table:show-details="true"/>
                <table:data-pilot-member table:name="65307" table:display="true" table:show-details="true"/>
                <table:data-pilot-member table:name="65311" table:display="true" table:show-details="true"/>
                <table:data-pilot-member table:name="65312" table:display="true" table:show-details="true"/>
                <table:data-pilot-member table:name="65318" table:display="true" table:show-details="true"/>
                <table:data-pilot-member table:name="65326" table:display="true" table:show-details="true"/>
                <table:data-pilot-member table:name="65338" table:display="true" table:show-details="true"/>
                <table:data-pilot-member table:name="65348" table:display="true" table:show-details="true"/>
                <table:data-pilot-member table:name="65365" table:display="true" table:show-details="true"/>
                <table:data-pilot-member table:name="65368" table:display="true" table:show-details="true"/>
                <table:data-pilot-member table:name="65380" table:display="true" table:show-details="true"/>
                <table:data-pilot-member table:name="65402" table:display="true" table:show-details="true"/>
                <table:data-pilot-member table:name="65408" table:display="true" table:show-details="true"/>
                <table:data-pilot-member table:name="65416" table:display="true" table:show-details="true"/>
                <table:data-pilot-member table:name="65447" table:display="true" table:show-details="true"/>
                <table:data-pilot-member table:name="65451" table:display="true" table:show-details="true"/>
                <table:data-pilot-member table:name="65457" table:display="true" table:show-details="true"/>
                <table:data-pilot-member table:name="65467" table:display="true" table:show-details="true"/>
                <table:data-pilot-member table:name="65473" table:display="true" table:show-details="true"/>
                <table:data-pilot-member table:name="65479" table:display="true" table:show-details="true"/>
                <table:data-pilot-member table:name="65480" table:display="true" table:show-details="true"/>
                <table:data-pilot-member table:name="65488" table:display="true" table:show-details="true"/>
                <table:data-pilot-member table:name="65489" table:display="true" table:show-details="true"/>
                <table:data-pilot-member table:name="65491" table:display="true" table:show-details="true"/>
                <table:data-pilot-member table:name="65502" table:display="true" table:show-details="true"/>
                <table:data-pilot-member table:name="65505" table:display="true" table:show-details="true"/>
                <table:data-pilot-member table:name="65516" table:display="true" table:show-details="true"/>
                <table:data-pilot-member table:name="65521" table:display="true" table:show-details="true"/>
                <table:data-pilot-member table:name="65524" table:display="true" table:show-details="true"/>
                <table:data-pilot-member table:name="65539" table:display="true" table:show-details="true"/>
                <table:data-pilot-member table:name="65553" table:display="true" table:show-details="true"/>
                <table:data-pilot-member table:name="65566" table:display="true" table:show-details="true"/>
                <table:data-pilot-member table:name="65568" table:display="true" table:show-details="true"/>
                <table:data-pilot-member table:name="65574" table:display="true" table:show-details="true"/>
                <table:data-pilot-member table:name="65577" table:display="true" table:show-details="true"/>
                <table:data-pilot-member table:name="65595" table:display="true" table:show-details="true"/>
                <table:data-pilot-member table:name="65609" table:display="true" table:show-details="true"/>
                <table:data-pilot-member table:name="65611" table:display="true" table:show-details="true"/>
                <table:data-pilot-member table:name="65622" table:display="true" table:show-details="true"/>
                <table:data-pilot-member table:name="65634" table:display="true" table:show-details="true"/>
                <table:data-pilot-member table:name="65635" table:display="true" table:show-details="true"/>
                <table:data-pilot-member table:name="65637" table:display="true" table:show-details="true"/>
                <table:data-pilot-member table:name="65640" table:display="true" table:show-details="true"/>
                <table:data-pilot-member table:name="65642" table:display="true" table:show-details="true"/>
                <table:data-pilot-member table:name="65648" table:display="true" table:show-details="true"/>
                <table:data-pilot-member table:name="65651" table:display="true" table:show-details="true"/>
                <table:data-pilot-member table:name="65652" table:display="true" table:show-details="true"/>
                <table:data-pilot-member table:name="65655" table:display="true" table:show-details="true"/>
                <table:data-pilot-member table:name="65657" table:display="true" table:show-details="true"/>
                <table:data-pilot-member table:name="65658" table:display="true" table:show-details="true"/>
                <table:data-pilot-member table:name="65659" table:display="true" table:show-details="true"/>
                <table:data-pilot-member table:name="65662" table:display="true" table:show-details="true"/>
                <table:data-pilot-member table:name="65670" table:display="true" table:show-details="true"/>
                <table:data-pilot-member table:name="65672" table:display="true" table:show-details="true"/>
                <table:data-pilot-member table:name="65677" table:display="true" table:show-details="true"/>
                <table:data-pilot-member table:name="65680" table:display="true" table:show-details="true"/>
                <table:data-pilot-member table:name="65684" table:display="true" table:show-details="true"/>
                <table:data-pilot-member table:name="65690" table:display="true" table:show-details="true"/>
                <table:data-pilot-member table:name="65697" table:display="true" table:show-details="true"/>
                <table:data-pilot-member table:name="65705" table:display="true" table:show-details="true"/>
                <table:data-pilot-member table:name="65715" table:display="true" table:show-details="true"/>
                <table:data-pilot-member table:name="65719" table:display="true" table:show-details="true"/>
                <table:data-pilot-member table:name="65721" table:display="true" table:show-details="true"/>
                <table:data-pilot-member table:name="65729" table:display="true" table:show-details="true"/>
                <table:data-pilot-member table:name="65733" table:display="true" table:show-details="true"/>
                <table:data-pilot-member table:name="65741" table:display="true" table:show-details="true"/>
                <table:data-pilot-member table:name="65743" table:display="true" table:show-details="true"/>
                <table:data-pilot-member table:name="65751" table:display="true" table:show-details="true"/>
                <table:data-pilot-member table:name="65761" table:display="true" table:show-details="true"/>
                <table:data-pilot-member table:name="65770" table:display="true" table:show-details="true"/>
                <table:data-pilot-member table:name="65787" table:display="true" table:show-details="true"/>
                <table:data-pilot-member table:name="65796" table:display="true" table:show-details="true"/>
                <table:data-pilot-member table:name="65800" table:display="true" table:show-details="true"/>
                <table:data-pilot-member table:name="65809" table:display="true" table:show-details="true"/>
                <table:data-pilot-member table:name="65811" table:display="true" table:show-details="true"/>
                <table:data-pilot-member table:name="65812" table:display="true" table:show-details="true"/>
                <table:data-pilot-member table:name="65819" table:display="true" table:show-details="true"/>
                <table:data-pilot-member table:name="65822" table:display="true" table:show-details="true"/>
                <table:data-pilot-member table:name="65839" table:display="true" table:show-details="true"/>
                <table:data-pilot-member table:name="65845" table:display="true" table:show-details="true"/>
                <table:data-pilot-member table:name="65851" table:display="true" table:show-details="true"/>
                <table:data-pilot-member table:name="65857" table:display="true" table:show-details="true"/>
                <table:data-pilot-member table:name="65861" table:display="true" table:show-details="true"/>
                <table:data-pilot-member table:name="65863" table:display="true" table:show-details="true"/>
                <table:data-pilot-member table:name="65873" table:display="true" table:show-details="true"/>
                <table:data-pilot-member table:name="65891" table:display="true" table:show-details="true"/>
                <table:data-pilot-member table:name="65897" table:display="true" table:show-details="true"/>
                <table:data-pilot-member table:name="65898" table:display="true" table:show-details="true"/>
                <table:data-pilot-member table:name="65919" table:display="true" table:show-details="true"/>
                <table:data-pilot-member table:name="65924" table:display="true" table:show-details="true"/>
                <table:data-pilot-member table:name="65925" table:display="true" table:show-details="true"/>
                <table:data-pilot-member table:name="65927" table:display="true" table:show-details="true"/>
                <table:data-pilot-member table:name="65939" table:display="true" table:show-details="true"/>
                <table:data-pilot-member table:name="65945" table:display="true" table:show-details="true"/>
                <table:data-pilot-member table:name="65962" table:display="true" table:show-details="true"/>
                <table:data-pilot-member table:name="65964" table:display="true" table:show-details="true"/>
                <table:data-pilot-member table:name="65965" table:display="true" table:show-details="true"/>
                <table:data-pilot-member table:name="65990" table:display="true" table:show-details="true"/>
                <table:data-pilot-member table:name="66004" table:display="true" table:show-details="true"/>
                <table:data-pilot-member table:name="66006" table:display="true" table:show-details="true"/>
                <table:data-pilot-member table:name="66033" table:display="true" table:show-details="true"/>
                <table:data-pilot-member table:name="66051" table:display="true" table:show-details="true"/>
                <table:data-pilot-member table:name="66052" table:display="true" table:show-details="true"/>
                <table:data-pilot-member table:name="66074" table:display="true" table:show-details="true"/>
                <table:data-pilot-member table:name="66081" table:display="true" table:show-details="true"/>
                <table:data-pilot-member table:name="66105" table:display="true" table:show-details="true"/>
                <table:data-pilot-member table:name="66106" table:display="true" table:show-details="true"/>
                <table:data-pilot-member table:name="66110" table:display="true" table:show-details="true"/>
                <table:data-pilot-member table:name="66118" table:display="true" table:show-details="true"/>
                <table:data-pilot-member table:name="66119" table:display="true" table:show-details="true"/>
                <table:data-pilot-member table:name="66127" table:display="true" table:show-details="true"/>
                <table:data-pilot-member table:name="66128" table:display="true" table:show-details="true"/>
                <table:data-pilot-member table:name="66136" table:display="true" table:show-details="true"/>
                <table:data-pilot-member table:name="66144" table:display="true" table:show-details="true"/>
                <table:data-pilot-member table:name="66149" table:display="true" table:show-details="true"/>
                <table:data-pilot-member table:name="66152" table:display="true" table:show-details="true"/>
                <table:data-pilot-member table:name="66163" table:display="true" table:show-details="true"/>
                <table:data-pilot-member table:name="66167" table:display="true" table:show-details="true"/>
                <table:data-pilot-member table:name="66183" table:display="true" table:show-details="true"/>
                <table:data-pilot-member table:name="66188" table:display="true" table:show-details="true"/>
                <table:data-pilot-member table:name="66194" table:display="true" table:show-details="true"/>
                <table:data-pilot-member table:name="66195" table:display="true" table:show-details="true"/>
                <table:data-pilot-member table:name="66196" table:display="true" table:show-details="true"/>
                <table:data-pilot-member table:name="66198" table:display="true" table:show-details="true"/>
                <table:data-pilot-member table:name="66204" table:display="true" table:show-details="true"/>
                <table:data-pilot-member table:name="66220" table:display="true" table:show-details="true"/>
                <table:data-pilot-member table:name="66221" table:display="true" table:show-details="true"/>
                <table:data-pilot-member table:name="66222" table:display="true" table:show-details="true"/>
                <table:data-pilot-member table:name="66223" table:display="true" table:show-details="true"/>
                <table:data-pilot-member table:name="66234" table:display="true" table:show-details="true"/>
                <table:data-pilot-member table:name="66253" table:display="true" table:show-details="true"/>
                <table:data-pilot-member table:name="66262" table:display="true" table:show-details="true"/>
                <table:data-pilot-member table:name="66264" table:display="true" table:show-details="true"/>
                <table:data-pilot-member table:name="66271" table:display="true" table:show-details="true"/>
                <table:data-pilot-member table:name="66283" table:display="true" table:show-details="true"/>
                <table:data-pilot-member table:name="66286" table:display="true" table:show-details="true"/>
                <table:data-pilot-member table:name="66301" table:display="true" table:show-details="true"/>
                <table:data-pilot-member table:name="66306" table:display="true" table:show-details="true"/>
                <table:data-pilot-member table:name="66314" table:display="true" table:show-details="true"/>
                <table:data-pilot-member table:name="66330" table:display="true" table:show-details="true"/>
                <table:data-pilot-member table:name="66344" table:display="true" table:show-details="true"/>
                <table:data-pilot-member table:name="66355" table:display="true" table:show-details="true"/>
                <table:data-pilot-member table:name="66358" table:display="true" table:show-details="true"/>
                <table:data-pilot-member table:name="66360" table:display="true" table:show-details="true"/>
                <table:data-pilot-member table:name="66364" table:display="true" table:show-details="true"/>
                <table:data-pilot-member table:name="66366" table:display="true" table:show-details="true"/>
                <table:data-pilot-member table:name="66367" table:display="true" table:show-details="true"/>
                <table:data-pilot-member table:name="66369" table:display="true" table:show-details="true"/>
                <table:data-pilot-member table:name="66379" table:display="true" table:show-details="true"/>
                <table:data-pilot-member table:name="66380" table:display="true" table:show-details="true"/>
                <table:data-pilot-member table:name="66385" table:display="true" table:show-details="true"/>
                <table:data-pilot-member table:name="66416" table:display="true" table:show-details="true"/>
                <table:data-pilot-member table:name="66432" table:display="true" table:show-details="true"/>
                <table:data-pilot-member table:name="66437" table:display="true" table:show-details="true"/>
                <table:data-pilot-member table:name="66439" table:display="true" table:show-details="true"/>
                <table:data-pilot-member table:name="66447" table:display="true" table:show-details="true"/>
                <table:data-pilot-member table:name="66466" table:display="true" table:show-details="true"/>
                <table:data-pilot-member table:name="66514" table:display="true" table:show-details="true"/>
                <table:data-pilot-member table:name="66521" table:display="true" table:show-details="true"/>
                <table:data-pilot-member table:name="66522" table:display="true" table:show-details="true"/>
                <table:data-pilot-member table:name="66526" table:display="true" table:show-details="true"/>
                <table:data-pilot-member table:name="66531" table:display="true" table:show-details="true"/>
                <table:data-pilot-member table:name="66533" table:display="true" table:show-details="true"/>
                <table:data-pilot-member table:name="66539" table:display="true" table:show-details="true"/>
                <table:data-pilot-member table:name="66541" table:display="true" table:show-details="true"/>
                <table:data-pilot-member table:name="66562" table:display="true" table:show-details="true"/>
                <table:data-pilot-member table:name="66565" table:display="true" table:show-details="true"/>
                <table:data-pilot-member table:name="66567" table:display="true" table:show-details="true"/>
                <table:data-pilot-member table:name="66579" table:display="true" table:show-details="true"/>
                <table:data-pilot-member table:name="66583" table:display="true" table:show-details="true"/>
                <table:data-pilot-member table:name="66590" table:display="true" table:show-details="true"/>
                <table:data-pilot-member table:name="66604" table:display="true" table:show-details="true"/>
                <table:data-pilot-member table:name="66617" table:display="true" table:show-details="true"/>
                <table:data-pilot-member table:name="66621" table:display="true" table:show-details="true"/>
                <table:data-pilot-member table:name="66625" table:display="true" table:show-details="true"/>
                <table:data-pilot-member table:name="66626" table:display="true" table:show-details="true"/>
                <table:data-pilot-member table:name="66630" table:display="true" table:show-details="true"/>
                <table:data-pilot-member table:name="66650" table:display="true" table:show-details="true"/>
                <table:data-pilot-member table:name="66657" table:display="true" table:show-details="true"/>
                <table:data-pilot-member table:name="66665" table:display="true" table:show-details="true"/>
                <table:data-pilot-member table:name="66669" table:display="true" table:show-details="true"/>
                <table:data-pilot-member table:name="66673" table:display="true" table:show-details="true"/>
                <table:data-pilot-member table:name="66677" table:display="true" table:show-details="true"/>
                <table:data-pilot-member table:name="66689" table:display="true" table:show-details="true"/>
                <table:data-pilot-member table:name="66698" table:display="true" table:show-details="true"/>
                <table:data-pilot-member table:name="66701" table:display="true" table:show-details="true"/>
                <table:data-pilot-member table:name="66702" table:display="true" table:show-details="true"/>
                <table:data-pilot-member table:name="66734" table:display="true" table:show-details="true"/>
                <table:data-pilot-member table:name="66735" table:display="true" table:show-details="true"/>
                <table:data-pilot-member table:name="66751" table:display="true" table:show-details="true"/>
                <table:data-pilot-member table:name="66762" table:display="true" table:show-details="true"/>
                <table:data-pilot-member table:name="66772" table:display="true" table:show-details="true"/>
                <table:data-pilot-member table:name="66777" table:display="true" table:show-details="true"/>
                <table:data-pilot-member table:name="66785" table:display="true" table:show-details="true"/>
                <table:data-pilot-member table:name="66794" table:display="true" table:show-details="true"/>
                <table:data-pilot-member table:name="66807" table:display="true" table:show-details="true"/>
                <table:data-pilot-member table:name="66812" table:display="true" table:show-details="true"/>
                <table:data-pilot-member table:name="66818" table:display="true" table:show-details="true"/>
                <table:data-pilot-member table:name="66822" table:display="true" table:show-details="true"/>
                <table:data-pilot-member table:name="66826" table:display="true" table:show-details="true"/>
                <table:data-pilot-member table:name="66843" table:display="true" table:show-details="true"/>
                <table:data-pilot-member table:name="66849" table:display="true" table:show-details="true"/>
                <table:data-pilot-member table:name="66850" table:display="true" table:show-details="true"/>
                <table:data-pilot-member table:name="66853" table:display="true" table:show-details="true"/>
                <table:data-pilot-member table:name="66855" table:display="true" table:show-details="true"/>
                <table:data-pilot-member table:name="66859" table:display="true" table:show-details="true"/>
                <table:data-pilot-member table:name="66875" table:display="true" table:show-details="true"/>
                <table:data-pilot-member table:name="66883" table:display="true" table:show-details="true"/>
                <table:data-pilot-member table:name="66890" table:display="true" table:show-details="true"/>
                <table:data-pilot-member table:name="66897" table:display="true" table:show-details="true"/>
                <table:data-pilot-member table:name="66915" table:display="true" table:show-details="true"/>
                <table:data-pilot-member table:name="66924" table:display="true" table:show-details="true"/>
                <table:data-pilot-member table:name="66926" table:display="true" table:show-details="true"/>
                <table:data-pilot-member table:name="66927" table:display="true" table:show-details="true"/>
                <table:data-pilot-member table:name="66929" table:display="true" table:show-details="true"/>
                <table:data-pilot-member table:name="66932" table:display="true" table:show-details="true"/>
                <table:data-pilot-member table:name="66940" table:display="true" table:show-details="true"/>
                <table:data-pilot-member table:name="66948" table:display="true" table:show-details="true"/>
                <table:data-pilot-member table:name="66953" table:display="true" table:show-details="true"/>
                <table:data-pilot-member table:name="66957" table:display="true" table:show-details="true"/>
                <table:data-pilot-member table:name="66970" table:display="true" table:show-details="true"/>
                <table:data-pilot-member table:name="66972" table:display="true" table:show-details="true"/>
                <table:data-pilot-member table:name="66978" table:display="true" table:show-details="true"/>
                <table:data-pilot-member table:name="66983" table:display="true" table:show-details="true"/>
                <table:data-pilot-member table:name="66991" table:display="true" table:show-details="true"/>
                <table:data-pilot-member table:name="67000" table:display="true" table:show-details="true"/>
                <table:data-pilot-member table:name="67019" table:display="true" table:show-details="true"/>
                <table:data-pilot-member table:name="67035" table:display="true" table:show-details="true"/>
                <table:data-pilot-member table:name="67040" table:display="true" table:show-details="true"/>
                <table:data-pilot-member table:name="67042" table:display="true" table:show-details="true"/>
                <table:data-pilot-member table:name="67049" table:display="true" table:show-details="true"/>
                <table:data-pilot-member table:name="67073" table:display="true" table:show-details="true"/>
                <table:data-pilot-member table:name="67091" table:display="true" table:show-details="true"/>
                <table:data-pilot-member table:name="67094" table:display="true" table:show-details="true"/>
                <table:data-pilot-member table:name="67099" table:display="true" table:show-details="true"/>
                <table:data-pilot-member table:name="67109" table:display="true" table:show-details="true"/>
                <table:data-pilot-member table:name="67111" table:display="true" table:show-details="true"/>
                <table:data-pilot-member table:name="67114" table:display="true" table:show-details="true"/>
                <table:data-pilot-member table:name="67119" table:display="true" table:show-details="true"/>
                <table:data-pilot-member table:name="67124" table:display="true" table:show-details="true"/>
                <table:data-pilot-member table:name="67131" table:display="true" table:show-details="true"/>
                <table:data-pilot-member table:name="67136" table:display="true" table:show-details="true"/>
                <table:data-pilot-member table:name="67140" table:display="true" table:show-details="true"/>
                <table:data-pilot-member table:name="67164" table:display="true" table:show-details="true"/>
                <table:data-pilot-member table:name="67168" table:display="true" table:show-details="true"/>
                <table:data-pilot-member table:name="67174" table:display="true" table:show-details="true"/>
                <table:data-pilot-member table:name="67182" table:display="true" table:show-details="true"/>
                <table:data-pilot-member table:name="67191" table:display="true" table:show-details="true"/>
                <table:data-pilot-member table:name="67199" table:display="true" table:show-details="true"/>
                <table:data-pilot-member table:name="67204" table:display="true" table:show-details="true"/>
                <table:data-pilot-member table:name="67211" table:display="true" table:show-details="true"/>
                <table:data-pilot-member table:name="67216" table:display="true" table:show-details="true"/>
                <table:data-pilot-member table:name="67219" table:display="true" table:show-details="true"/>
                <table:data-pilot-member table:name="67220" table:display="true" table:show-details="true"/>
                <table:data-pilot-member table:name="67228" table:display="true" table:show-details="true"/>
                <table:data-pilot-member table:name="67241" table:display="true" table:show-details="true"/>
                <table:data-pilot-member table:name="67244" table:display="true" table:show-details="true"/>
                <table:data-pilot-member table:name="67246" table:display="true" table:show-details="true"/>
                <table:data-pilot-member table:name="67256" table:display="true" table:show-details="true"/>
                <table:data-pilot-member table:name="67268" table:display="true" table:show-details="true"/>
                <table:data-pilot-member table:name="67270" table:display="true" table:show-details="true"/>
                <table:data-pilot-member table:name="67271" table:display="true" table:show-details="true"/>
                <table:data-pilot-member table:name="67274" table:display="true" table:show-details="true"/>
                <table:data-pilot-member table:name="67300" table:display="true" table:show-details="true"/>
                <table:data-pilot-member table:name="67303" table:display="true" table:show-details="true"/>
                <table:data-pilot-member table:name="67310" table:display="true" table:show-details="true"/>
                <table:data-pilot-member table:name="67316" table:display="true" table:show-details="true"/>
                <table:data-pilot-member table:name="67322" table:display="true" table:show-details="true"/>
                <table:data-pilot-member table:name="67328" table:display="true" table:show-details="true"/>
                <table:data-pilot-member table:name="67346" table:display="true" table:show-details="true"/>
                <table:data-pilot-member table:name="67348" table:display="true" table:show-details="true"/>
                <table:data-pilot-member table:name="67349" table:display="true" table:show-details="true"/>
                <table:data-pilot-member table:name="67373" table:display="true" table:show-details="true"/>
                <table:data-pilot-member table:name="67384" table:display="true" table:show-details="true"/>
                <table:data-pilot-member table:name="67391" table:display="true" table:show-details="true"/>
                <table:data-pilot-member table:name="67397" table:display="true" table:show-details="true"/>
                <table:data-pilot-member table:name="67398" table:display="true" table:show-details="true"/>
                <table:data-pilot-member table:name="67420" table:display="true" table:show-details="true"/>
                <table:data-pilot-member table:name="67428" table:display="true" table:show-details="true"/>
                <table:data-pilot-member table:name="67433" table:display="true" table:show-details="true"/>
                <table:data-pilot-member table:name="67434" table:display="true" table:show-details="true"/>
                <table:data-pilot-member table:name="67440" table:display="true" table:show-details="true"/>
                <table:data-pilot-member table:name="67448" table:display="true" table:show-details="true"/>
                <table:data-pilot-member table:name="67457" table:display="true" table:show-details="true"/>
                <table:data-pilot-member table:name="67469" table:display="true" table:show-details="true"/>
                <table:data-pilot-member table:name="67471" table:display="true" table:show-details="true"/>
                <table:data-pilot-member table:name="67475" table:display="true" table:show-details="true"/>
                <table:data-pilot-member table:name="67487" table:display="true" table:show-details="true"/>
                <table:data-pilot-member table:name="67490" table:display="true" table:show-details="true"/>
                <table:data-pilot-member table:name="67500" table:display="true" table:show-details="true"/>
                <table:data-pilot-member table:name="67504" table:display="true" table:show-details="true"/>
                <table:data-pilot-member table:name="67517" table:display="true" table:show-details="true"/>
                <table:data-pilot-member table:name="67520" table:display="true" table:show-details="true"/>
                <table:data-pilot-member table:name="67526" table:display="true" table:show-details="true"/>
                <table:data-pilot-member table:name="67538" table:display="true" table:show-details="true"/>
                <table:data-pilot-member table:name="67540" table:display="true" table:show-details="true"/>
                <table:data-pilot-member table:name="67546" table:display="true" table:show-details="true"/>
                <table:data-pilot-member table:name="67555" table:display="true" table:show-details="true"/>
                <table:data-pilot-member table:name="67559" table:display="true" table:show-details="true"/>
                <table:data-pilot-member table:name="67583" table:display="true" table:show-details="true"/>
                <table:data-pilot-member table:name="67585" table:display="true" table:show-details="true"/>
                <table:data-pilot-member table:name="67590" table:display="true" table:show-details="true"/>
                <table:data-pilot-member table:name="67601" table:display="true" table:show-details="true"/>
                <table:data-pilot-member table:name="67605" table:display="true" table:show-details="true"/>
                <table:data-pilot-member table:name="67611" table:display="true" table:show-details="true"/>
                <table:data-pilot-member table:name="67616" table:display="true" table:show-details="true"/>
                <table:data-pilot-member table:name="67646" table:display="true" table:show-details="true"/>
                <table:data-pilot-member table:name="67647" table:display="true" table:show-details="true"/>
                <table:data-pilot-member table:name="67648" table:display="true" table:show-details="true"/>
                <table:data-pilot-member table:name="67666" table:display="true" table:show-details="true"/>
                <table:data-pilot-member table:name="67669" table:display="true" table:show-details="true"/>
                <table:data-pilot-member table:name="67676" table:display="true" table:show-details="true"/>
                <table:data-pilot-member table:name="67686" table:display="true" table:show-details="true"/>
                <table:data-pilot-member table:name="67703" table:display="true" table:show-details="true"/>
                <table:data-pilot-member table:name="67708" table:display="true" table:show-details="true"/>
                <table:data-pilot-member table:name="67710" table:display="true" table:show-details="true"/>
                <table:data-pilot-member table:name="67722" table:display="true" table:show-details="true"/>
                <table:data-pilot-member table:name="67726" table:display="true" table:show-details="true"/>
                <table:data-pilot-member table:name="67730" table:display="true" table:show-details="true"/>
                <table:data-pilot-member table:name="67731" table:display="true" table:show-details="true"/>
                <table:data-pilot-member table:name="67732" table:display="true" table:show-details="true"/>
                <table:data-pilot-member table:name="67738" table:display="true" table:show-details="true"/>
                <table:data-pilot-member table:name="67742" table:display="true" table:show-details="true"/>
                <table:data-pilot-member table:name="67753" table:display="true" table:show-details="true"/>
                <table:data-pilot-member table:name="67762" table:display="true" table:show-details="true"/>
                <table:data-pilot-member table:name="67766" table:display="true" table:show-details="true"/>
                <table:data-pilot-member table:name="67769" table:display="true" table:show-details="true"/>
                <table:data-pilot-member table:name="67776" table:display="true" table:show-details="true"/>
                <table:data-pilot-member table:name="67778" table:display="true" table:show-details="true"/>
                <table:data-pilot-member table:name="67798" table:display="true" table:show-details="true"/>
                <table:data-pilot-member table:name="67810" table:display="true" table:show-details="true"/>
                <table:data-pilot-member table:name="67815" table:display="true" table:show-details="true"/>
                <table:data-pilot-member table:name="67824" table:display="true" table:show-details="true"/>
                <table:data-pilot-member table:name="67837" table:display="true" table:show-details="true"/>
                <table:data-pilot-member table:name="67838" table:display="true" table:show-details="true"/>
                <table:data-pilot-member table:name="67852" table:display="true" table:show-details="true"/>
                <table:data-pilot-member table:name="67855" table:display="true" table:show-details="true"/>
                <table:data-pilot-member table:name="67876" table:display="true" table:show-details="true"/>
                <table:data-pilot-member table:name="67879" table:display="true" table:show-details="true"/>
                <table:data-pilot-member table:name="67885" table:display="true" table:show-details="true"/>
                <table:data-pilot-member table:name="67899" table:display="true" table:show-details="true"/>
                <table:data-pilot-member table:name="67903" table:display="true" table:show-details="true"/>
                <table:data-pilot-member table:name="67904" table:display="true" table:show-details="true"/>
                <table:data-pilot-member table:name="67909" table:display="true" table:show-details="true"/>
                <table:data-pilot-member table:name="67917" table:display="true" table:show-details="true"/>
                <table:data-pilot-member table:name="67936" table:display="true" table:show-details="true"/>
                <table:data-pilot-member table:name="67938" table:display="true" table:show-details="true"/>
                <table:data-pilot-member table:name="67942" table:display="true" table:show-details="true"/>
                <table:data-pilot-member table:name="67943" table:display="true" table:show-details="true"/>
                <table:data-pilot-member table:name="67953" table:display="true" table:show-details="true"/>
                <table:data-pilot-member table:name="67958" table:display="true" table:show-details="true"/>
                <table:data-pilot-member table:name="67967" table:display="true" table:show-details="true"/>
                <table:data-pilot-member table:name="67970" table:display="true" table:show-details="true"/>
                <table:data-pilot-member table:name="68016" table:display="true" table:show-details="true"/>
                <table:data-pilot-member table:name="68028" table:display="true" table:show-details="true"/>
                <table:data-pilot-member table:name="68030" table:display="true" table:show-details="true"/>
                <table:data-pilot-member table:name="68033" table:display="true" table:show-details="true"/>
                <table:data-pilot-member table:name="68038" table:display="true" table:show-details="true"/>
                <table:data-pilot-member table:name="68040" table:display="true" table:show-details="true"/>
                <table:data-pilot-member table:name="68041" table:display="true" table:show-details="true"/>
                <table:data-pilot-member table:name="68043" table:display="true" table:show-details="true"/>
                <table:data-pilot-member table:name="68049" table:display="true" table:show-details="true"/>
                <table:data-pilot-member table:name="68065" table:display="true" table:show-details="true"/>
                <table:data-pilot-member table:name="68078" table:display="true" table:show-details="true"/>
                <table:data-pilot-member table:name="68079" table:display="true" table:show-details="true"/>
                <table:data-pilot-member table:name="68091" table:display="true" table:show-details="true"/>
                <table:data-pilot-member table:name="68093" table:display="true" table:show-details="true"/>
                <table:data-pilot-member table:name="68094" table:display="true" table:show-details="true"/>
                <table:data-pilot-member table:name="68120" table:display="true" table:show-details="true"/>
                <table:data-pilot-member table:name="68122" table:display="true" table:show-details="true"/>
                <table:data-pilot-member table:name="68125" table:display="true" table:show-details="true"/>
                <table:data-pilot-member table:name="68127" table:display="true" table:show-details="true"/>
                <table:data-pilot-member table:name="68131" table:display="true" table:show-details="true"/>
                <table:data-pilot-member table:name="68133" table:display="true" table:show-details="true"/>
                <table:data-pilot-member table:name="68137" table:display="true" table:show-details="true"/>
                <table:data-pilot-member table:name="68138" table:display="true" table:show-details="true"/>
                <table:data-pilot-member table:name="68140" table:display="true" table:show-details="true"/>
                <table:data-pilot-member table:name="68151" table:display="true" table:show-details="true"/>
                <table:data-pilot-member table:name="68176" table:display="true" table:show-details="true"/>
                <table:data-pilot-member table:name="68180" table:display="true" table:show-details="true"/>
                <table:data-pilot-member table:name="68186" table:display="true" table:show-details="true"/>
                <table:data-pilot-member table:name="68187" table:display="true" table:show-details="true"/>
                <table:data-pilot-member table:name="68190" table:display="true" table:show-details="true"/>
                <table:data-pilot-member table:name="68191" table:display="true" table:show-details="true"/>
                <table:data-pilot-member table:name="68193" table:display="true" table:show-details="true"/>
                <table:data-pilot-member table:name="68198" table:display="true" table:show-details="true"/>
                <table:data-pilot-member table:name="68199" table:display="true" table:show-details="true"/>
                <table:data-pilot-member table:name="68206" table:display="true" table:show-details="true"/>
                <table:data-pilot-member table:name="68208" table:display="true" table:show-details="true"/>
                <table:data-pilot-member table:name="68229" table:display="true" table:show-details="true"/>
                <table:data-pilot-member table:name="68234" table:display="true" table:show-details="true"/>
                <table:data-pilot-member table:name="68236" table:display="true" table:show-details="true"/>
                <table:data-pilot-member table:name="68254" table:display="true" table:show-details="true"/>
                <table:data-pilot-member table:name="68267" table:display="true" table:show-details="true"/>
                <table:data-pilot-member table:name="68275" table:display="true" table:show-details="true"/>
                <table:data-pilot-member table:name="68279" table:display="true" table:show-details="true"/>
                <table:data-pilot-member table:name="68297" table:display="true" table:show-details="true"/>
                <table:data-pilot-member table:name="68309" table:display="true" table:show-details="true"/>
                <table:data-pilot-member table:name="68316" table:display="true" table:show-details="true"/>
                <table:data-pilot-member table:name="68325" table:display="true" table:show-details="true"/>
                <table:data-pilot-member table:name="68326" table:display="true" table:show-details="true"/>
                <table:data-pilot-member table:name="68329" table:display="true" table:show-details="true"/>
                <table:data-pilot-member table:name="68334" table:display="true" table:show-details="true"/>
                <table:data-pilot-member table:name="68335" table:display="true" table:show-details="true"/>
                <table:data-pilot-member table:name="68369" table:display="true" table:show-details="true"/>
                <table:data-pilot-member table:name="68381" table:display="true" table:show-details="true"/>
                <table:data-pilot-member table:name="68406" table:display="true" table:show-details="true"/>
                <table:data-pilot-member table:name="68434" table:display="true" table:show-details="true"/>
                <table:data-pilot-member table:name="68435" table:display="true" table:show-details="true"/>
                <table:data-pilot-member table:name="68439" table:display="true" table:show-details="true"/>
                <table:data-pilot-member table:name="68443" table:display="true" table:show-details="true"/>
                <table:data-pilot-member table:name="68451" table:display="true" table:show-details="true"/>
                <table:data-pilot-member table:name="68458" table:display="true" table:show-details="true"/>
                <table:data-pilot-member table:name="68468" table:display="true" table:show-details="true"/>
                <table:data-pilot-member table:name="68472" table:display="true" table:show-details="true"/>
                <table:data-pilot-member table:name="68477" table:display="true" table:show-details="true"/>
                <table:data-pilot-member table:name="68480" table:display="true" table:show-details="true"/>
                <table:data-pilot-member table:name="68493" table:display="true" table:show-details="true"/>
                <table:data-pilot-member table:name="68495" table:display="true" table:show-details="true"/>
                <table:data-pilot-member table:name="68501" table:display="true" table:show-details="true"/>
                <table:data-pilot-member table:name="68509" table:display="true" table:show-details="true"/>
                <table:data-pilot-member table:name="68520" table:display="true" table:show-details="true"/>
                <table:data-pilot-member table:name="68527" table:display="true" table:show-details="true"/>
                <table:data-pilot-member table:name="68555" table:display="true" table:show-details="true"/>
                <table:data-pilot-member table:name="68559" table:display="true" table:show-details="true"/>
                <table:data-pilot-member table:name="68560" table:display="true" table:show-details="true"/>
                <table:data-pilot-member table:name="68573" table:display="true" table:show-details="true"/>
                <table:data-pilot-member table:name="68575" table:display="true" table:show-details="true"/>
                <table:data-pilot-member table:name="68580" table:display="true" table:show-details="true"/>
                <table:data-pilot-member table:name="68585" table:display="true" table:show-details="true"/>
                <table:data-pilot-member table:name="68587" table:display="true" table:show-details="true"/>
                <table:data-pilot-member table:name="68603" table:display="true" table:show-details="true"/>
                <table:data-pilot-member table:name="68617" table:display="true" table:show-details="true"/>
                <table:data-pilot-member table:name="68619" table:display="true" table:show-details="true"/>
                <table:data-pilot-member table:name="68632" table:display="true" table:show-details="true"/>
                <table:data-pilot-member table:name="68633" table:display="true" table:show-details="true"/>
                <table:data-pilot-member table:name="68638" table:display="true" table:show-details="true"/>
                <table:data-pilot-member table:name="68670" table:display="true" table:show-details="true"/>
                <table:data-pilot-member table:name="68674" table:display="true" table:show-details="true"/>
                <table:data-pilot-member table:name="68685" table:display="true" table:show-details="true"/>
                <table:data-pilot-member table:name="68688" table:display="true" table:show-details="true"/>
                <table:data-pilot-member table:name="68709" table:display="true" table:show-details="true"/>
                <table:data-pilot-member table:name="68712" table:display="true" table:show-details="true"/>
                <table:data-pilot-member table:name="68715" table:display="true" table:show-details="true"/>
                <table:data-pilot-member table:name="68725" table:display="true" table:show-details="true"/>
                <table:data-pilot-member table:name="68734" table:display="true" table:show-details="true"/>
                <table:data-pilot-member table:name="68751" table:display="true" table:show-details="true"/>
                <table:data-pilot-member table:name="68755" table:display="true" table:show-details="true"/>
                <table:data-pilot-member table:name="68765" table:display="true" table:show-details="true"/>
                <table:data-pilot-member table:name="68770" table:display="true" table:show-details="true"/>
                <table:data-pilot-member table:name="68775" table:display="true" table:show-details="true"/>
                <table:data-pilot-member table:name="68795" table:display="true" table:show-details="true"/>
                <table:data-pilot-member table:name="68800" table:display="true" table:show-details="true"/>
                <table:data-pilot-member table:name="68815" table:display="true" table:show-details="true"/>
                <table:data-pilot-member table:name="68819" table:display="true" table:show-details="true"/>
                <table:data-pilot-member table:name="68822" table:display="true" table:show-details="true"/>
                <table:data-pilot-member table:name="68828" table:display="true" table:show-details="true"/>
                <table:data-pilot-member table:name="68829" table:display="true" table:show-details="true"/>
                <table:data-pilot-member table:name="68832" table:display="true" table:show-details="true"/>
                <table:data-pilot-member table:name="68836" table:display="true" table:show-details="true"/>
                <table:data-pilot-member table:name="68848" table:display="true" table:show-details="true"/>
                <table:data-pilot-member table:name="68854" table:display="true" table:show-details="true"/>
                <table:data-pilot-member table:name="68857" table:display="true" table:show-details="true"/>
                <table:data-pilot-member table:name="68876" table:display="true" table:show-details="true"/>
                <table:data-pilot-member table:name="68877" table:display="true" table:show-details="true"/>
                <table:data-pilot-member table:name="68881" table:display="true" table:show-details="true"/>
                <table:data-pilot-member table:name="68891" table:display="true" table:show-details="true"/>
                <table:data-pilot-member table:name="68920" table:display="true" table:show-details="true"/>
                <table:data-pilot-member table:name="68937" table:display="true" table:show-details="true"/>
                <table:data-pilot-member table:name="68946" table:display="true" table:show-details="true"/>
                <table:data-pilot-member table:name="68951" table:display="true" table:show-details="true"/>
                <table:data-pilot-member table:name="68953" table:display="true" table:show-details="true"/>
                <table:data-pilot-member table:name="68955" table:display="true" table:show-details="true"/>
                <table:data-pilot-member table:name="68958" table:display="true" table:show-details="true"/>
                <table:data-pilot-member table:name="68978" table:display="true" table:show-details="true"/>
                <table:data-pilot-member table:name="68982" table:display="true" table:show-details="true"/>
                <table:data-pilot-member table:name="68987" table:display="true" table:show-details="true"/>
                <table:data-pilot-member table:name="68989" table:display="true" table:show-details="true"/>
                <table:data-pilot-member table:name="68994" table:display="true" table:show-details="true"/>
                <table:data-pilot-member table:name="69000" table:display="true" table:show-details="true"/>
                <table:data-pilot-member table:name="69007" table:display="true" table:show-details="true"/>
                <table:data-pilot-member table:name="69019" table:display="true" table:show-details="true"/>
                <table:data-pilot-member table:name="69020" table:display="true" table:show-details="true"/>
                <table:data-pilot-member table:name="69021" table:display="true" table:show-details="true"/>
                <table:data-pilot-member table:name="69033" table:display="true" table:show-details="true"/>
                <table:data-pilot-member table:name="69042" table:display="true" table:show-details="true"/>
                <table:data-pilot-member table:name="69043" table:display="true" table:show-details="true"/>
                <table:data-pilot-member table:name="69047" table:display="true" table:show-details="true"/>
                <table:data-pilot-member table:name="69057" table:display="true" table:show-details="true"/>
                <table:data-pilot-member table:name="69073" table:display="true" table:show-details="true"/>
                <table:data-pilot-member table:name="69095" table:display="true" table:show-details="true"/>
                <table:data-pilot-member table:name="69104" table:display="true" table:show-details="true"/>
                <table:data-pilot-member table:name="69105" table:display="true" table:show-details="true"/>
                <table:data-pilot-member table:name="69115" table:display="true" table:show-details="true"/>
                <table:data-pilot-member table:name="69118" table:display="true" table:show-details="true"/>
                <table:data-pilot-member table:name="69122" table:display="true" table:show-details="true"/>
                <table:data-pilot-member table:name="69142" table:display="true" table:show-details="true"/>
                <table:data-pilot-member table:name="69163" table:display="true" table:show-details="true"/>
                <table:data-pilot-member table:name="69166" table:display="true" table:show-details="true"/>
                <table:data-pilot-member table:name="69174" table:display="true" table:show-details="true"/>
                <table:data-pilot-member table:name="69180" table:display="true" table:show-details="true"/>
                <table:data-pilot-member table:name="69181" table:display="true" table:show-details="true"/>
                <table:data-pilot-member table:name="69182" table:display="true" table:show-details="true"/>
                <table:data-pilot-member table:name="69192" table:display="true" table:show-details="true"/>
                <table:data-pilot-member table:name="69195" table:display="true" table:show-details="true"/>
                <table:data-pilot-member table:name="69206" table:display="true" table:show-details="true"/>
                <table:data-pilot-member table:name="69242" table:display="true" table:show-details="true"/>
                <table:data-pilot-member table:name="69244" table:display="true" table:show-details="true"/>
                <table:data-pilot-member table:name="69246" table:display="true" table:show-details="true"/>
                <table:data-pilot-member table:name="69264" table:display="true" table:show-details="true"/>
                <table:data-pilot-member table:name="69267" table:display="true" table:show-details="true"/>
                <table:data-pilot-member table:name="69277" table:display="true" table:show-details="true"/>
                <table:data-pilot-member table:name="69285" table:display="true" table:show-details="true"/>
                <table:data-pilot-member table:name="69287" table:display="true" table:show-details="true"/>
                <table:data-pilot-member table:name="69290" table:display="true" table:show-details="true"/>
                <table:data-pilot-member table:name="69292" table:display="true" table:show-details="true"/>
                <table:data-pilot-member table:name="69295" table:display="true" table:show-details="true"/>
                <table:data-pilot-member table:name="69313" table:display="true" table:show-details="true"/>
                <table:data-pilot-member table:name="69324" table:display="true" table:show-details="true"/>
                <table:data-pilot-member table:name="69338" table:display="true" table:show-details="true"/>
                <table:data-pilot-member table:name="69340" table:display="true" table:show-details="true"/>
                <table:data-pilot-member table:name="69346" table:display="true" table:show-details="true"/>
                <table:data-pilot-member table:name="69366" table:display="true" table:show-details="true"/>
                <table:data-pilot-member table:name="69367" table:display="true" table:show-details="true"/>
                <table:data-pilot-member table:name="69376" table:display="true" table:show-details="true"/>
                <table:data-pilot-member table:name="69385" table:display="true" table:show-details="true"/>
                <table:data-pilot-member table:name="69399" table:display="true" table:show-details="true"/>
                <table:data-pilot-member table:name="69402" table:display="true" table:show-details="true"/>
                <table:data-pilot-member table:name="69403" table:display="true" table:show-details="true"/>
                <table:data-pilot-member table:name="69413" table:display="true" table:show-details="true"/>
                <table:data-pilot-member table:name="69421" table:display="true" table:show-details="true"/>
                <table:data-pilot-member table:name="69435" table:display="true" table:show-details="true"/>
                <table:data-pilot-member table:name="69437" table:display="true" table:show-details="true"/>
                <table:data-pilot-member table:name="69440" table:display="true" table:show-details="true"/>
                <table:data-pilot-member table:name="69444" table:display="true" table:show-details="true"/>
                <table:data-pilot-member table:name="69467" table:display="true" table:show-details="true"/>
                <table:data-pilot-member table:name="69469" table:display="true" table:show-details="true"/>
                <table:data-pilot-member table:name="69472" table:display="true" table:show-details="true"/>
                <table:data-pilot-member table:name="69474" table:display="true" table:show-details="true"/>
                <table:data-pilot-member table:name="69483" table:display="true" table:show-details="true"/>
                <table:data-pilot-member table:name="69496" table:display="true" table:show-details="true"/>
                <table:data-pilot-member table:name="69510" table:display="true" table:show-details="true"/>
                <table:data-pilot-member table:name="69549" table:display="true" table:show-details="true"/>
                <table:data-pilot-member table:name="69560" table:display="true" table:show-details="true"/>
                <table:data-pilot-member table:name="69562" table:display="true" table:show-details="true"/>
                <table:data-pilot-member table:name="69570" table:display="true" table:show-details="true"/>
                <table:data-pilot-member table:name="69584" table:display="true" table:show-details="true"/>
                <table:data-pilot-member table:name="69589" table:display="true" table:show-details="true"/>
                <table:data-pilot-member table:name="69610" table:display="true" table:show-details="true"/>
                <table:data-pilot-member table:name="69621" table:display="true" table:show-details="true"/>
                <table:data-pilot-member table:name="69623" table:display="true" table:show-details="true"/>
                <table:data-pilot-member table:name="69627" table:display="true" table:show-details="true"/>
                <table:data-pilot-member table:name="69634" table:display="true" table:show-details="true"/>
                <table:data-pilot-member table:name="69635" table:display="true" table:show-details="true"/>
                <table:data-pilot-member table:name="69643" table:display="true" table:show-details="true"/>
                <table:data-pilot-member table:name="69644" table:display="true" table:show-details="true"/>
                <table:data-pilot-member table:name="69648" table:display="true" table:show-details="true"/>
                <table:data-pilot-member table:name="69650" table:display="true" table:show-details="true"/>
                <table:data-pilot-member table:name="69662" table:display="true" table:show-details="true"/>
                <table:data-pilot-member table:name="69672" table:display="true" table:show-details="true"/>
                <table:data-pilot-member table:name="69673" table:display="true" table:show-details="true"/>
                <table:data-pilot-member table:name="69679" table:display="true" table:show-details="true"/>
                <table:data-pilot-member table:name="69697" table:display="true" table:show-details="true"/>
                <table:data-pilot-member table:name="69718" table:display="true" table:show-details="true"/>
                <table:data-pilot-member table:name="69721" table:display="true" table:show-details="true"/>
                <table:data-pilot-member table:name="69722" table:display="true" table:show-details="true"/>
                <table:data-pilot-member table:name="69724" table:display="true" table:show-details="true"/>
                <table:data-pilot-member table:name="69761" table:display="true" table:show-details="true"/>
                <table:data-pilot-member table:name="69762" table:display="true" table:show-details="true"/>
                <table:data-pilot-member table:name="69775" table:display="true" table:show-details="true"/>
                <table:data-pilot-member table:name="69779" table:display="true" table:show-details="true"/>
                <table:data-pilot-member table:name="69791" table:display="true" table:show-details="true"/>
                <table:data-pilot-member table:name="69798" table:display="true" table:show-details="true"/>
                <table:data-pilot-member table:name="69806" table:display="true" table:show-details="true"/>
                <table:data-pilot-member table:name="69822" table:display="true" table:show-details="true"/>
                <table:data-pilot-member table:name="69832" table:display="true" table:show-details="true"/>
                <table:data-pilot-member table:name="69838" table:display="true" table:show-details="true"/>
                <table:data-pilot-member table:name="69856" table:display="true" table:show-details="true"/>
                <table:data-pilot-member table:name="69857" table:display="true" table:show-details="true"/>
                <table:data-pilot-member table:name="69859" table:display="true" table:show-details="true"/>
                <table:data-pilot-member table:name="69862" table:display="true" table:show-details="true"/>
                <table:data-pilot-member table:name="69865" table:display="true" table:show-details="true"/>
                <table:data-pilot-member table:name="69870" table:display="true" table:show-details="true"/>
                <table:data-pilot-member table:name="69874" table:display="true" table:show-details="true"/>
                <table:data-pilot-member table:name="69890" table:display="true" table:show-details="true"/>
                <table:data-pilot-member table:name="69894" table:display="true" table:show-details="true"/>
                <table:data-pilot-member table:name="69921" table:display="true" table:show-details="true"/>
                <table:data-pilot-member table:name="69925" table:display="true" table:show-details="true"/>
                <table:data-pilot-member table:name="69934" table:display="true" table:show-details="true"/>
                <table:data-pilot-member table:name="69937" table:display="true" table:show-details="true"/>
                <table:data-pilot-member table:name="69939" table:display="true" table:show-details="true"/>
                <table:data-pilot-member table:name="69944" table:display="true" table:show-details="true"/>
                <table:data-pilot-member table:name="69952" table:display="true" table:show-details="true"/>
                <table:data-pilot-member table:name="69954" table:display="true" table:show-details="true"/>
                <table:data-pilot-member table:name="69955" table:display="true" table:show-details="true"/>
                <table:data-pilot-member table:name="69957" table:display="true" table:show-details="true"/>
                <table:data-pilot-member table:name="69965" table:display="true" table:show-details="true"/>
                <table:data-pilot-member table:name="69969" table:display="true" table:show-details="true"/>
                <table:data-pilot-member table:name="69971" table:display="true" table:show-details="true"/>
                <table:data-pilot-member table:name="69977" table:display="true" table:show-details="true"/>
                <table:data-pilot-member table:name="69995" table:display="true" table:show-details="true"/>
                <table:data-pilot-member table:name="70000" table:display="true" table:show-details="true"/>
                <table:data-pilot-member table:name="70024" table:display="true" table:show-details="true"/>
                <table:data-pilot-member table:name="70028" table:display="true" table:show-details="true"/>
                <table:data-pilot-member table:name="70039" table:display="true" table:show-details="true"/>
                <table:data-pilot-member table:name="70047" table:display="true" table:show-details="true"/>
                <table:data-pilot-member table:name="70055" table:display="true" table:show-details="true"/>
                <table:data-pilot-member table:name="70056" table:display="true" table:show-details="true"/>
                <table:data-pilot-member table:name="70060" table:display="true" table:show-details="true"/>
                <table:data-pilot-member table:name="70062" table:display="true" table:show-details="true"/>
                <table:data-pilot-member table:name="70064" table:display="true" table:show-details="true"/>
                <table:data-pilot-member table:name="70073" table:display="true" table:show-details="true"/>
                <table:data-pilot-member table:name="70080" table:display="true" table:show-details="true"/>
                <table:data-pilot-member table:name="70085" table:display="true" table:show-details="true"/>
                <table:data-pilot-member table:name="70091" table:display="true" table:show-details="true"/>
                <table:data-pilot-member table:name="70095" table:display="true" table:show-details="true"/>
                <table:data-pilot-member table:name="70132" table:display="true" table:show-details="true"/>
                <table:data-pilot-member table:name="70141" table:display="true" table:show-details="true"/>
                <table:data-pilot-member table:name="70153" table:display="true" table:show-details="true"/>
                <table:data-pilot-member table:name="70158" table:display="true" table:show-details="true"/>
                <table:data-pilot-member table:name="70160" table:display="true" table:show-details="true"/>
                <table:data-pilot-member table:name="70168" table:display="true" table:show-details="true"/>
                <table:data-pilot-member table:name="70189" table:display="true" table:show-details="true"/>
                <table:data-pilot-member table:name="70195" table:display="true" table:show-details="true"/>
                <table:data-pilot-member table:name="70198" table:display="true" table:show-details="true"/>
                <table:data-pilot-member table:name="70200" table:display="true" table:show-details="true"/>
                <table:data-pilot-member table:name="70210" table:display="true" table:show-details="true"/>
                <table:data-pilot-member table:name="70214" table:display="true" table:show-details="true"/>
                <table:data-pilot-member table:name="70228" table:display="true" table:show-details="true"/>
                <table:data-pilot-member table:name="70230" table:display="true" table:show-details="true"/>
                <table:data-pilot-member table:name="70236" table:display="true" table:show-details="true"/>
                <table:data-pilot-member table:name="70270" table:display="true" table:show-details="true"/>
                <table:data-pilot-member table:name="70294" table:display="true" table:show-details="true"/>
                <table:data-pilot-member table:name="70321" table:display="true" table:show-details="true"/>
                <table:data-pilot-member table:name="70330" table:display="true" table:show-details="true"/>
                <table:data-pilot-member table:name="70333" table:display="true" table:show-details="true"/>
                <table:data-pilot-member table:name="70337" table:display="true" table:show-details="true"/>
                <table:data-pilot-member table:name="70351" table:display="true" table:show-details="true"/>
                <table:data-pilot-member table:name="70353" table:display="true" table:show-details="true"/>
                <table:data-pilot-member table:name="70371" table:display="true" table:show-details="true"/>
                <table:data-pilot-member table:name="70393" table:display="true" table:show-details="true"/>
                <table:data-pilot-member table:name="70406" table:display="true" table:show-details="true"/>
                <table:data-pilot-member table:name="70411" table:display="true" table:show-details="true"/>
                <table:data-pilot-member table:name="70412" table:display="true" table:show-details="true"/>
                <table:data-pilot-member table:name="70417" table:display="true" table:show-details="true"/>
                <table:data-pilot-member table:name="70420" table:display="true" table:show-details="true"/>
                <table:data-pilot-member table:name="70422" table:display="true" table:show-details="true"/>
                <table:data-pilot-member table:name="70428" table:display="true" table:show-details="true"/>
                <table:data-pilot-member table:name="70460" table:display="true" table:show-details="true"/>
                <table:data-pilot-member table:name="70481" table:display="true" table:show-details="true"/>
                <table:data-pilot-member table:name="70482" table:display="true" table:show-details="true"/>
                <table:data-pilot-member table:name="70486" table:display="true" table:show-details="true"/>
                <table:data-pilot-member table:name="70490" table:display="true" table:show-details="true"/>
                <table:data-pilot-member table:name="70511" table:display="true" table:show-details="true"/>
                <table:data-pilot-member table:name="70552" table:display="true" table:show-details="true"/>
                <table:data-pilot-member table:name="70554" table:display="true" table:show-details="true"/>
                <table:data-pilot-member table:name="70563" table:display="true" table:show-details="true"/>
                <table:data-pilot-member table:name="70574" table:display="true" table:show-details="true"/>
                <table:data-pilot-member table:name="70632" table:display="true" table:show-details="true"/>
                <table:data-pilot-member table:name="70635" table:display="true" table:show-details="true"/>
                <table:data-pilot-member table:name="70640" table:display="true" table:show-details="true"/>
                <table:data-pilot-member table:name="70655" table:display="true" table:show-details="true"/>
                <table:data-pilot-member table:name="70657" table:display="true" table:show-details="true"/>
                <table:data-pilot-member table:name="70661" table:display="true" table:show-details="true"/>
                <table:data-pilot-member table:name="70667" table:display="true" table:show-details="true"/>
                <table:data-pilot-member table:name="70677" table:display="true" table:show-details="true"/>
                <table:data-pilot-member table:name="70700" table:display="true" table:show-details="true"/>
                <table:data-pilot-member table:name="70704" table:display="true" table:show-details="true"/>
                <table:data-pilot-member table:name="70734" table:display="true" table:show-details="true"/>
                <table:data-pilot-member table:name="70749" table:display="true" table:show-details="true"/>
                <table:data-pilot-member table:name="70781" table:display="true" table:show-details="true"/>
                <table:data-pilot-member table:name="70789" table:display="true" table:show-details="true"/>
                <table:data-pilot-member table:name="70790" table:display="true" table:show-details="true"/>
                <table:data-pilot-member table:name="70798" table:display="true" table:show-details="true"/>
                <table:data-pilot-member table:name="70808" table:display="true" table:show-details="true"/>
                <table:data-pilot-member table:name="70810" table:display="true" table:show-details="true"/>
                <table:data-pilot-member table:name="70828" table:display="true" table:show-details="true"/>
                <table:data-pilot-member table:name="70835" table:display="true" table:show-details="true"/>
                <table:data-pilot-member table:name="70877" table:display="true" table:show-details="true"/>
                <table:data-pilot-member table:name="70884" table:display="true" table:show-details="true"/>
                <table:data-pilot-member table:name="70894" table:display="true" table:show-details="true"/>
                <table:data-pilot-member table:name="70917" table:display="true" table:show-details="true"/>
                <table:data-pilot-member table:name="70918" table:display="true" table:show-details="true"/>
                <table:data-pilot-member table:name="70939" table:display="true" table:show-details="true"/>
                <table:data-pilot-member table:name="70958" table:display="true" table:show-details="true"/>
                <table:data-pilot-member table:name="70968" table:display="true" table:show-details="true"/>
                <table:data-pilot-member table:name="70983" table:display="true" table:show-details="true"/>
                <table:data-pilot-member table:name="71016" table:display="true" table:show-details="true"/>
                <table:data-pilot-member table:name="71033" table:display="true" table:show-details="true"/>
                <table:data-pilot-member table:name="71049" table:display="true" table:show-details="true"/>
                <table:data-pilot-member table:name="71051" table:display="true" table:show-details="true"/>
                <table:data-pilot-member table:name="71057" table:display="true" table:show-details="true"/>
                <table:data-pilot-member table:name="71064" table:display="true" table:show-details="true"/>
                <table:data-pilot-member table:name="71071" table:display="true" table:show-details="true"/>
                <table:data-pilot-member table:name="71078" table:display="true" table:show-details="true"/>
                <table:data-pilot-member table:name="71079" table:display="true" table:show-details="true"/>
                <table:data-pilot-member table:name="71083" table:display="true" table:show-details="true"/>
                <table:data-pilot-member table:name="71091" table:display="true" table:show-details="true"/>
                <table:data-pilot-member table:name="71094" table:display="true" table:show-details="true"/>
                <table:data-pilot-member table:name="71105" table:display="true" table:show-details="true"/>
                <table:data-pilot-member table:name="71108" table:display="true" table:show-details="true"/>
                <table:data-pilot-member table:name="71111" table:display="true" table:show-details="true"/>
                <table:data-pilot-member table:name="71122" table:display="true" table:show-details="true"/>
                <table:data-pilot-member table:name="71129" table:display="true" table:show-details="true"/>
                <table:data-pilot-member table:name="71135" table:display="true" table:show-details="true"/>
                <table:data-pilot-member table:name="71148" table:display="true" table:show-details="true"/>
                <table:data-pilot-member table:name="71155" table:display="true" table:show-details="true"/>
                <table:data-pilot-member table:name="71167" table:display="true" table:show-details="true"/>
                <table:data-pilot-member table:name="71173" table:display="true" table:show-details="true"/>
                <table:data-pilot-member table:name="71176" table:display="true" table:show-details="true"/>
                <table:data-pilot-member table:name="71177" table:display="true" table:show-details="true"/>
                <table:data-pilot-member table:name="71191" table:display="true" table:show-details="true"/>
                <table:data-pilot-member table:name="71193" table:display="true" table:show-details="true"/>
                <table:data-pilot-member table:name="71197" table:display="true" table:show-details="true"/>
                <table:data-pilot-member table:name="71198" table:display="true" table:show-details="true"/>
                <table:data-pilot-member table:name="71233" table:display="true" table:show-details="true"/>
                <table:data-pilot-member table:name="71247" table:display="true" table:show-details="true"/>
                <table:data-pilot-member table:name="71260" table:display="true" table:show-details="true"/>
                <table:data-pilot-member table:name="71261" table:display="true" table:show-details="true"/>
                <table:data-pilot-member table:name="71281" table:display="true" table:show-details="true"/>
                <table:data-pilot-member table:name="71290" table:display="true" table:show-details="true"/>
                <table:data-pilot-member table:name="71295" table:display="true" table:show-details="true"/>
                <table:data-pilot-member table:name="71296" table:display="true" table:show-details="true"/>
                <table:data-pilot-member table:name="71299" table:display="true" table:show-details="true"/>
                <table:data-pilot-member table:name="71303" table:display="true" table:show-details="true"/>
                <table:data-pilot-member table:name="71314" table:display="true" table:show-details="true"/>
                <table:data-pilot-member table:name="71315" table:display="true" table:show-details="true"/>
                <table:data-pilot-member table:name="71326" table:display="true" table:show-details="true"/>
                <table:data-pilot-member table:name="71342" table:display="true" table:show-details="true"/>
                <table:data-pilot-member table:name="71348" table:display="true" table:show-details="true"/>
                <table:data-pilot-member table:name="71362" table:display="true" table:show-details="true"/>
                <table:data-pilot-member table:name="71377" table:display="true" table:show-details="true"/>
                <table:data-pilot-member table:name="71389" table:display="true" table:show-details="true"/>
                <table:data-pilot-member table:name="71390" table:display="true" table:show-details="true"/>
                <table:data-pilot-member table:name="71399" table:display="true" table:show-details="true"/>
                <table:data-pilot-member table:name="71419" table:display="true" table:show-details="true"/>
                <table:data-pilot-member table:name="71435" table:display="true" table:show-details="true"/>
                <table:data-pilot-member table:name="71445" table:display="true" table:show-details="true"/>
                <table:data-pilot-member table:name="71447" table:display="true" table:show-details="true"/>
                <table:data-pilot-member table:name="71448" table:display="true" table:show-details="true"/>
                <table:data-pilot-member table:name="71454" table:display="true" table:show-details="true"/>
                <table:data-pilot-member table:name="71460" table:display="true" table:show-details="true"/>
                <table:data-pilot-member table:name="71477" table:display="true" table:show-details="true"/>
                <table:data-pilot-member table:name="71494" table:display="true" table:show-details="true"/>
                <table:data-pilot-member table:name="71498" table:display="true" table:show-details="true"/>
                <table:data-pilot-member table:name="71534" table:display="true" table:show-details="true"/>
                <table:data-pilot-member table:name="71540" table:display="true" table:show-details="true"/>
                <table:data-pilot-member table:name="71550" table:display="true" table:show-details="true"/>
                <table:data-pilot-member table:name="71565" table:display="true" table:show-details="true"/>
                <table:data-pilot-member table:name="71566" table:display="true" table:show-details="true"/>
                <table:data-pilot-member table:name="71584" table:display="true" table:show-details="true"/>
                <table:data-pilot-member table:name="71625" table:display="true" table:show-details="true"/>
                <table:data-pilot-member table:name="71638" table:display="true" table:show-details="true"/>
                <table:data-pilot-member table:name="71652" table:display="true" table:show-details="true"/>
                <table:data-pilot-member table:name="71666" table:display="true" table:show-details="true"/>
                <table:data-pilot-member table:name="71667" table:display="true" table:show-details="true"/>
                <table:data-pilot-member table:name="71680" table:display="true" table:show-details="true"/>
                <table:data-pilot-member table:name="71694" table:display="true" table:show-details="true"/>
                <table:data-pilot-member table:name="71698" table:display="true" table:show-details="true"/>
                <table:data-pilot-member table:name="71715" table:display="true" table:show-details="true"/>
                <table:data-pilot-member table:name="71726" table:display="true" table:show-details="true"/>
                <table:data-pilot-member table:name="71730" table:display="true" table:show-details="true"/>
                <table:data-pilot-member table:name="71733" table:display="true" table:show-details="true"/>
                <table:data-pilot-member table:name="71737" table:display="true" table:show-details="true"/>
                <table:data-pilot-member table:name="71765" table:display="true" table:show-details="true"/>
                <table:data-pilot-member table:name="71804" table:display="true" table:show-details="true"/>
                <table:data-pilot-member table:name="71839" table:display="true" table:show-details="true"/>
                <table:data-pilot-member table:name="71841" table:display="true" table:show-details="true"/>
                <table:data-pilot-member table:name="71861" table:display="true" table:show-details="true"/>
                <table:data-pilot-member table:name="71886" table:display="true" table:show-details="true"/>
                <table:data-pilot-member table:name="71946" table:display="true" table:show-details="true"/>
                <table:data-pilot-member table:name="71950" table:display="true" table:show-details="true"/>
                <table:data-pilot-member table:name="71981" table:display="true" table:show-details="true"/>
                <table:data-pilot-member table:name="72033" table:display="true" table:show-details="true"/>
                <table:data-pilot-member table:name="72039" table:display="true" table:show-details="true"/>
                <table:data-pilot-member table:name="72070" table:display="true" table:show-details="true"/>
                <table:data-pilot-member table:name="72074" table:display="true" table:show-details="true"/>
                <table:data-pilot-member table:name="72105" table:display="true" table:show-details="true"/>
                <table:data-pilot-member table:name="72124" table:display="true" table:show-details="true"/>
                <table:data-pilot-member table:name="72325" table:display="true" table:show-details="true"/>
                <table:data-pilot-member table:name="72426" table:display="true" table:show-details="true"/>
                <table:data-pilot-member table:name="72447" table:display="true" table:show-details="true"/>
                <table:data-pilot-member table:name="72457" table:display="true" table:show-details="true"/>
                <table:data-pilot-member table:name="72473" table:display="true" table:show-details="true"/>
                <table:data-pilot-member table:name="72509" table:display="true" table:show-details="true"/>
                <table:data-pilot-member table:name="7299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równania" tableooo:display-name="Średnia – porównania-select" table:orientation="data" table:used-hierarchy="0" table:function="average">
            <table:data-pilot-level table:show-empty="false" calcext:repeat-item-labels="false">
              <table:data-pilot-members>
                <table:data-pilot-member table:name="456" table:display="true" table:show-details="true"/>
                <table:data-pilot-member table:name="493" table:display="true" table:show-details="true"/>
                <table:data-pilot-member table:name="497" table:display="true" table:show-details="true"/>
                <table:data-pilot-member table:name="500" table:display="true" table:show-details="true"/>
                <table:data-pilot-member table:name="502" table:display="true" table:show-details="true"/>
                <table:data-pilot-member table:name="508" table:display="true" table:show-details="true"/>
                <table:data-pilot-member table:name="512" table:display="true" table:show-details="true"/>
                <table:data-pilot-member table:name="513" table:display="true" table:show-details="true"/>
                <table:data-pilot-member table:name="522" table:display="true" table:show-details="true"/>
                <table:data-pilot-member table:name="525" table:display="true" table:show-details="true"/>
                <table:data-pilot-member table:name="529" table:display="true" table:show-details="true"/>
                <table:data-pilot-member table:name="531" table:display="true" table:show-details="true"/>
                <table:data-pilot-member table:name="534" table:display="true" table:show-details="true"/>
                <table:data-pilot-member table:name="535" table:display="true" table:show-details="true"/>
                <table:data-pilot-member table:name="540" table:display="true" table:show-details="true"/>
                <table:data-pilot-member table:name="541" table:display="true" table:show-details="true"/>
                <table:data-pilot-member table:name="543" table:display="true" table:show-details="true"/>
                <table:data-pilot-member table:name="546" table:display="true" table:show-details="true"/>
                <table:data-pilot-member table:name="550" table:display="true" table:show-details="true"/>
                <table:data-pilot-member table:name="563" table:display="true" table:show-details="true"/>
                <table:data-pilot-member table:name="564" table:display="true" table:show-details="true"/>
                <table:data-pilot-member table:name="565" table:display="true" table:show-details="true"/>
                <table:data-pilot-member table:name="566" table:display="true" table:show-details="true"/>
                <table:data-pilot-member table:name="569" table:display="true" table:show-details="true"/>
                <table:data-pilot-member table:name="570" table:display="true" table:show-details="true"/>
                <table:data-pilot-member table:name="572" table:display="true" table:show-details="true"/>
                <table:data-pilot-member table:name="573" table:display="true" table:show-details="true"/>
                <table:data-pilot-member table:name="574" table:display="true" table:show-details="true"/>
                <table:data-pilot-member table:name="576" table:display="true" table:show-details="true"/>
                <table:data-pilot-member table:name="578" table:display="true" table:show-details="true"/>
                <table:data-pilot-member table:name="579" table:display="true" table:show-details="true"/>
                <table:data-pilot-member table:name="581" table:display="true" table:show-details="true"/>
                <table:data-pilot-member table:name="583" table:display="true" table:show-details="true"/>
                <table:data-pilot-member table:name="585" table:display="true" table:show-details="true"/>
                <table:data-pilot-member table:name="586" table:display="true" table:show-details="true"/>
                <table:data-pilot-member table:name="587" table:display="true" table:show-details="true"/>
                <table:data-pilot-member table:name="589" table:display="true" table:show-details="true"/>
                <table:data-pilot-member table:name="592" table:display="true" table:show-details="true"/>
                <table:data-pilot-member table:name="594" table:display="true" table:show-details="true"/>
                <table:data-pilot-member table:name="597" table:display="true" table:show-details="true"/>
                <table:data-pilot-member table:name="598" table:display="true" table:show-details="true"/>
                <table:data-pilot-member table:name="599" table:display="true" table:show-details="true"/>
                <table:data-pilot-member table:name="604" table:display="true" table:show-details="true"/>
                <table:data-pilot-member table:name="606" table:display="true" table:show-details="true"/>
                <table:data-pilot-member table:name="607" table:display="true" table:show-details="true"/>
                <table:data-pilot-member table:name="608" table:display="true" table:show-details="true"/>
                <table:data-pilot-member table:name="609" table:display="true" table:show-details="true"/>
                <table:data-pilot-member table:name="613" table:display="true" table:show-details="true"/>
                <table:data-pilot-member table:name="614" table:display="true" table:show-details="true"/>
                <table:data-pilot-member table:name="615" table:display="true" table:show-details="true"/>
                <table:data-pilot-member table:name="619" table:display="true" table:show-details="true"/>
                <table:data-pilot-member table:name="620" table:display="true" table:show-details="true"/>
                <table:data-pilot-member table:name="621" table:display="true" table:show-details="true"/>
                <table:data-pilot-member table:name="622" table:display="true" table:show-details="true"/>
                <table:data-pilot-member table:name="623" table:display="true" table:show-details="true"/>
                <table:data-pilot-member table:name="624" table:display="true" table:show-details="true"/>
                <table:data-pilot-member table:name="625" table:display="true" table:show-details="true"/>
                <table:data-pilot-member table:name="626" table:display="true" table:show-details="true"/>
                <table:data-pilot-member table:name="628" table:display="true" table:show-details="true"/>
                <table:data-pilot-member table:name="633" table:display="true" table:show-details="true"/>
                <table:data-pilot-member table:name="637" table:display="true" table:show-details="true"/>
                <table:data-pilot-member table:name="644" table:display="true" table:show-details="true"/>
                <table:data-pilot-member table:name="648" table:display="true" table:show-details="true"/>
                <table:data-pilot-member table:name="660" table:display="true" table:show-details="true"/>
                <table:data-pilot-member table:name="662" table:display="true" table:show-details="true"/>
                <table:data-pilot-member table:name="663" table:display="true" table:show-details="true"/>
                <table:data-pilot-member table:name="664" table:display="true" table:show-details="true"/>
                <table:data-pilot-member table:name="667" table:display="true" table:show-details="true"/>
                <table:data-pilot-member table:name="669" table:display="true" table:show-details="true"/>
                <table:data-pilot-member table:name="671" table:display="true" table:show-details="true"/>
                <table:data-pilot-member table:name="672" table:display="true" table:show-details="true"/>
                <table:data-pilot-member table:name="683" table:display="true" table:show-details="true"/>
                <table:data-pilot-member table:name="694" table:display="true" table:show-details="true"/>
                <table:data-pilot-member table:name="714" table:display="true" table:show-details="true"/>
                <table:data-pilot-member table:name="717" table:display="true" table:show-details="true"/>
                <table:data-pilot-member table:name="1045" table:display="true" table:show-details="true"/>
                <table:data-pilot-member table:name="1060" table:display="true" table:show-details="true"/>
                <table:data-pilot-member table:name="1086" table:display="true" table:show-details="true"/>
                <table:data-pilot-member table:name="1088" table:display="true" table:show-details="true"/>
                <table:data-pilot-member table:name="1100" table:display="true" table:show-details="true"/>
                <table:data-pilot-member table:name="1112" table:display="true" table:show-details="true"/>
                <table:data-pilot-member table:name="1123" table:display="true" table:show-details="true"/>
                <table:data-pilot-member table:name="1130" table:display="true" table:show-details="true"/>
                <table:data-pilot-member table:name="1147" table:display="true" table:show-details="true"/>
                <table:data-pilot-member table:name="1158" table:display="true" table:show-details="true"/>
                <table:data-pilot-member table:name="1167" table:display="true" table:show-details="true"/>
                <table:data-pilot-member table:name="1175" table:display="true" table:show-details="true"/>
                <table:data-pilot-member table:name="1177" table:display="true" table:show-details="true"/>
                <table:data-pilot-member table:name="1183" table:display="true" table:show-details="true"/>
                <table:data-pilot-member table:name="1184" table:display="true" table:show-details="true"/>
                <table:data-pilot-member table:name="1188" table:display="true" table:show-details="true"/>
                <table:data-pilot-member table:name="1193" table:display="true" table:show-details="true"/>
                <table:data-pilot-member table:name="1195" table:display="true" table:show-details="true"/>
                <table:data-pilot-member table:name="1201" table:display="true" table:show-details="true"/>
                <table:data-pilot-member table:name="1202" table:display="true" table:show-details="true"/>
                <table:data-pilot-member table:name="1210" table:display="true" table:show-details="true"/>
                <table:data-pilot-member table:name="1212" table:display="true" table:show-details="true"/>
                <table:data-pilot-member table:name="1213" table:display="true" table:show-details="true"/>
                <table:data-pilot-member table:name="1222" table:display="true" table:show-details="true"/>
                <table:data-pilot-member table:name="1232" table:display="true" table:show-details="true"/>
                <table:data-pilot-member table:name="1240" table:display="true" table:show-details="true"/>
                <table:data-pilot-member table:name="1241" table:display="true" table:show-details="true"/>
                <table:data-pilot-member table:name="1242" table:display="true" table:show-details="true"/>
                <table:data-pilot-member table:name="1243" table:display="true" table:show-details="true"/>
                <table:data-pilot-member table:name="1245" table:display="true" table:show-details="true"/>
                <table:data-pilot-member table:name="1250" table:display="true" table:show-details="true"/>
                <table:data-pilot-member table:name="1253" table:display="true" table:show-details="true"/>
                <table:data-pilot-member table:name="1259" table:display="true" table:show-details="true"/>
                <table:data-pilot-member table:name="1265" table:display="true" table:show-details="true"/>
                <table:data-pilot-member table:name="1267" table:display="true" table:show-details="true"/>
                <table:data-pilot-member table:name="1268" table:display="true" table:show-details="true"/>
                <table:data-pilot-member table:name="1271" table:display="true" table:show-details="true"/>
                <table:data-pilot-member table:name="1272" table:display="true" table:show-details="true"/>
                <table:data-pilot-member table:name="1273" table:display="true" table:show-details="true"/>
                <table:data-pilot-member table:name="1279" table:display="true" table:show-details="true"/>
                <table:data-pilot-member table:name="1280" table:display="true" table:show-details="true"/>
                <table:data-pilot-member table:name="1283" table:display="true" table:show-details="true"/>
                <table:data-pilot-member table:name="1286" table:display="true" table:show-details="true"/>
                <table:data-pilot-member table:name="1290" table:display="true" table:show-details="true"/>
                <table:data-pilot-member table:name="1300" table:display="true" table:show-details="true"/>
                <table:data-pilot-member table:name="1306" table:display="true" table:show-details="true"/>
                <table:data-pilot-member table:name="1308" table:display="true" table:show-details="true"/>
                <table:data-pilot-member table:name="1311" table:display="true" table:show-details="true"/>
                <table:data-pilot-member table:name="1312" table:display="true" table:show-details="true"/>
                <table:data-pilot-member table:name="1314" table:display="true" table:show-details="true"/>
                <table:data-pilot-member table:name="1317" table:display="true" table:show-details="true"/>
                <table:data-pilot-member table:name="1322" table:display="true" table:show-details="true"/>
                <table:data-pilot-member table:name="1324" table:display="true" table:show-details="true"/>
                <table:data-pilot-member table:name="1327" table:display="true" table:show-details="true"/>
                <table:data-pilot-member table:name="1336" table:display="true" table:show-details="true"/>
                <table:data-pilot-member table:name="1340" table:display="true" table:show-details="true"/>
                <table:data-pilot-member table:name="1344" table:display="true" table:show-details="true"/>
                <table:data-pilot-member table:name="1347" table:display="true" table:show-details="true"/>
                <table:data-pilot-member table:name="1348" table:display="true" table:show-details="true"/>
                <table:data-pilot-member table:name="1351" table:display="true" table:show-details="true"/>
                <table:data-pilot-member table:name="1353" table:display="true" table:show-details="true"/>
                <table:data-pilot-member table:name="1358" table:display="true" table:show-details="true"/>
                <table:data-pilot-member table:name="1362" table:display="true" table:show-details="true"/>
                <table:data-pilot-member table:name="1364" table:display="true" table:show-details="true"/>
                <table:data-pilot-member table:name="1365" table:display="true" table:show-details="true"/>
                <table:data-pilot-member table:name="1370" table:display="true" table:show-details="true"/>
                <table:data-pilot-member table:name="1373" table:display="true" table:show-details="true"/>
                <table:data-pilot-member table:name="1376" table:display="true" table:show-details="true"/>
                <table:data-pilot-member table:name="1387" table:display="true" table:show-details="true"/>
                <table:data-pilot-member table:name="1395" table:display="true" table:show-details="true"/>
                <table:data-pilot-member table:name="1402" table:display="true" table:show-details="true"/>
                <table:data-pilot-member table:name="1403" table:display="true" table:show-details="true"/>
                <table:data-pilot-member table:name="1404" table:display="true" table:show-details="true"/>
                <table:data-pilot-member table:name="1410" table:display="true" table:show-details="true"/>
                <table:data-pilot-member table:name="1414" table:display="true" table:show-details="true"/>
                <table:data-pilot-member table:name="1418" table:display="true" table:show-details="true"/>
                <table:data-pilot-member table:name="1419" table:display="true" table:show-details="true"/>
                <table:data-pilot-member table:name="1422" table:display="true" table:show-details="true"/>
                <table:data-pilot-member table:name="1430" table:display="true" table:show-details="true"/>
                <table:data-pilot-member table:name="1432" table:display="true" table:show-details="true"/>
                <table:data-pilot-member table:name="1438" table:display="true" table:show-details="true"/>
                <table:data-pilot-member table:name="1449" table:display="true" table:show-details="true"/>
                <table:data-pilot-member table:name="1453" table:display="true" table:show-details="true"/>
                <table:data-pilot-member table:name="1466" table:display="true" table:show-details="true"/>
                <table:data-pilot-member table:name="1704" table:display="true" table:show-details="true"/>
                <table:data-pilot-member table:name="1706" table:display="true" table:show-details="true"/>
                <table:data-pilot-member table:name="1725" table:display="true" table:show-details="true"/>
                <table:data-pilot-member table:name="1730" table:display="true" table:show-details="true"/>
                <table:data-pilot-member table:name="1736" table:display="true" table:show-details="true"/>
                <table:data-pilot-member table:name="1762" table:display="true" table:show-details="true"/>
                <table:data-pilot-member table:name="1781" table:display="true" table:show-details="true"/>
                <table:data-pilot-member table:name="1785" table:display="true" table:show-details="true"/>
                <table:data-pilot-member table:name="1786" table:display="true" table:show-details="true"/>
                <table:data-pilot-member table:name="1797" table:display="true" table:show-details="true"/>
                <table:data-pilot-member table:name="1816" table:display="true" table:show-details="true"/>
                <table:data-pilot-member table:name="1818" table:display="true" table:show-details="true"/>
                <table:data-pilot-member table:name="1820" table:display="true" table:show-details="true"/>
                <table:data-pilot-member table:name="1823" table:display="true" table:show-details="true"/>
                <table:data-pilot-member table:name="1825" table:display="true" table:show-details="true"/>
                <table:data-pilot-member table:name="1827" table:display="true" table:show-details="true"/>
                <table:data-pilot-member table:name="1846" table:display="true" table:show-details="true"/>
                <table:data-pilot-member table:name="1851" table:display="true" table:show-details="true"/>
                <table:data-pilot-member table:name="1860" table:display="true" table:show-details="true"/>
                <table:data-pilot-member table:name="1865" table:display="true" table:show-details="true"/>
                <table:data-pilot-member table:name="1867" table:display="true" table:show-details="true"/>
                <table:data-pilot-member table:name="1869" table:display="true" table:show-details="true"/>
                <table:data-pilot-member table:name="1873" table:display="true" table:show-details="true"/>
                <table:data-pilot-member table:name="1888" table:display="true" table:show-details="true"/>
                <table:data-pilot-member table:name="1899" table:display="true" table:show-details="true"/>
                <table:data-pilot-member table:name="1901" table:display="true" table:show-details="true"/>
                <table:data-pilot-member table:name="1903" table:display="true" table:show-details="true"/>
                <table:data-pilot-member table:name="1920" table:display="true" table:show-details="true"/>
                <table:data-pilot-member table:name="1923" table:display="true" table:show-details="true"/>
                <table:data-pilot-member table:name="1924" table:display="true" table:show-details="true"/>
                <table:data-pilot-member table:name="1926" table:display="true" table:show-details="true"/>
                <table:data-pilot-member table:name="1930" table:display="true" table:show-details="true"/>
                <table:data-pilot-member table:name="1941" table:display="true" table:show-details="true"/>
                <table:data-pilot-member table:name="1943" table:display="true" table:show-details="true"/>
                <table:data-pilot-member table:name="1944" table:display="true" table:show-details="true"/>
                <table:data-pilot-member table:name="1952" table:display="true" table:show-details="true"/>
                <table:data-pilot-member table:name="1954" table:display="true" table:show-details="true"/>
                <table:data-pilot-member table:name="1957" table:display="true" table:show-details="true"/>
                <table:data-pilot-member table:name="1963" table:display="true" table:show-details="true"/>
                <table:data-pilot-member table:name="1965" table:display="true" table:show-details="true"/>
                <table:data-pilot-member table:name="1967" table:display="true" table:show-details="true"/>
                <table:data-pilot-member table:name="1975" table:display="true" table:show-details="true"/>
                <table:data-pilot-member table:name="1976" table:display="true" table:show-details="true"/>
                <table:data-pilot-member table:name="1981" table:display="true" table:show-details="true"/>
                <table:data-pilot-member table:name="1986" table:display="true" table:show-details="true"/>
                <table:data-pilot-member table:name="1987" table:display="true" table:show-details="true"/>
                <table:data-pilot-member table:name="1998" table:display="true" table:show-details="true"/>
                <table:data-pilot-member table:name="2008" table:display="true" table:show-details="true"/>
                <table:data-pilot-member table:name="2015" table:display="true" table:show-details="true"/>
                <table:data-pilot-member table:name="2027" table:display="true" table:show-details="true"/>
                <table:data-pilot-member table:name="2029" table:display="true" table:show-details="true"/>
                <table:data-pilot-member table:name="2030" table:display="true" table:show-details="true"/>
                <table:data-pilot-member table:name="2035" table:display="true" table:show-details="true"/>
                <table:data-pilot-member table:name="2038" table:display="true" table:show-details="true"/>
                <table:data-pilot-member table:name="2043" table:display="true" table:show-details="true"/>
                <table:data-pilot-member table:name="2046" table:display="true" table:show-details="true"/>
                <table:data-pilot-member table:name="2051" table:display="true" table:show-details="true"/>
                <table:data-pilot-member table:name="2053" table:display="true" table:show-details="true"/>
                <table:data-pilot-member table:name="2054" table:display="true" table:show-details="true"/>
                <table:data-pilot-member table:name="2064" table:display="true" table:show-details="true"/>
                <table:data-pilot-member table:name="2066" table:display="true" table:show-details="true"/>
                <table:data-pilot-member table:name="2071" table:display="true" table:show-details="true"/>
                <table:data-pilot-member table:name="2072" table:display="true" table:show-details="true"/>
                <table:data-pilot-member table:name="2078" table:display="true" table:show-details="true"/>
                <table:data-pilot-member table:name="2079" table:display="true" table:show-details="true"/>
                <table:data-pilot-member table:name="2080" table:display="true" table:show-details="true"/>
                <table:data-pilot-member table:name="2083" table:display="true" table:show-details="true"/>
                <table:data-pilot-member table:name="2084" table:display="true" table:show-details="true"/>
                <table:data-pilot-member table:name="2085" table:display="true" table:show-details="true"/>
                <table:data-pilot-member table:name="2086" table:display="true" table:show-details="true"/>
                <table:data-pilot-member table:name="2088" table:display="true" table:show-details="true"/>
                <table:data-pilot-member table:name="2100" table:display="true" table:show-details="true"/>
                <table:data-pilot-member table:name="2108" table:display="true" table:show-details="true"/>
                <table:data-pilot-member table:name="2111" table:display="true" table:show-details="true"/>
                <table:data-pilot-member table:name="2112" table:display="true" table:show-details="true"/>
                <table:data-pilot-member table:name="2121" table:display="true" table:show-details="true"/>
                <table:data-pilot-member table:name="2131" table:display="true" table:show-details="true"/>
                <table:data-pilot-member table:name="2141" table:display="true" table:show-details="true"/>
                <table:data-pilot-member table:name="2144" table:display="true" table:show-details="true"/>
                <table:data-pilot-member table:name="2146" table:display="true" table:show-details="true"/>
                <table:data-pilot-member table:name="2157" table:display="true" table:show-details="true"/>
                <table:data-pilot-member table:name="2171" table:display="true" table:show-details="true"/>
                <table:data-pilot-member table:name="2177" table:display="true" table:show-details="true"/>
                <table:data-pilot-member table:name="2184" table:display="true" table:show-details="true"/>
                <table:data-pilot-member table:name="2191" table:display="true" table:show-details="true"/>
                <table:data-pilot-member table:name="2243" table:display="true" table:show-details="true"/>
                <table:data-pilot-member table:name="2245" table:display="true" table:show-details="true"/>
                <table:data-pilot-member table:name="2264" table:display="true" table:show-details="true"/>
                <table:data-pilot-member table:name="2299" table:display="true" table:show-details="true"/>
                <table:data-pilot-member table:name="2301" table:display="true" table:show-details="true"/>
                <table:data-pilot-member table:name="2305" table:display="true" table:show-details="true"/>
                <table:data-pilot-member table:name="2373" table:display="true" table:show-details="true"/>
                <table:data-pilot-member table:name="2377" table:display="true" table:show-details="true"/>
                <table:data-pilot-member table:name="2379" table:display="true" table:show-details="true"/>
                <table:data-pilot-member table:name="2388" table:display="true" table:show-details="true"/>
                <table:data-pilot-member table:name="2414" table:display="true" table:show-details="true"/>
                <table:data-pilot-member table:name="2422" table:display="true" table:show-details="true"/>
                <table:data-pilot-member table:name="2449" table:display="true" table:show-details="true"/>
                <table:data-pilot-member table:name="2454" table:display="true" table:show-details="true"/>
                <table:data-pilot-member table:name="2458" table:display="true" table:show-details="true"/>
                <table:data-pilot-member table:name="2464" table:display="true" table:show-details="true"/>
                <table:data-pilot-member table:name="2482" table:display="true" table:show-details="true"/>
                <table:data-pilot-member table:name="2491" table:display="true" table:show-details="true"/>
                <table:data-pilot-member table:name="2523" table:display="true" table:show-details="true"/>
                <table:data-pilot-member table:name="2532" table:display="true" table:show-details="true"/>
                <table:data-pilot-member table:name="2544" table:display="true" table:show-details="true"/>
                <table:data-pilot-member table:name="2548" table:display="true" table:show-details="true"/>
                <table:data-pilot-member table:name="2552" table:display="true" table:show-details="true"/>
                <table:data-pilot-member table:name="2571" table:display="true" table:show-details="true"/>
                <table:data-pilot-member table:name="2574" table:display="true" table:show-details="true"/>
                <table:data-pilot-member table:name="2597" table:display="true" table:show-details="true"/>
                <table:data-pilot-member table:name="2609" table:display="true" table:show-details="true"/>
                <table:data-pilot-member table:name="2610" table:display="true" table:show-details="true"/>
                <table:data-pilot-member table:name="2613" table:display="true" table:show-details="true"/>
                <table:data-pilot-member table:name="2614" table:display="true" table:show-details="true"/>
                <table:data-pilot-member table:name="2615" table:display="true" table:show-details="true"/>
                <table:data-pilot-member table:name="2616" table:display="true" table:show-details="true"/>
                <table:data-pilot-member table:name="2620" table:display="true" table:show-details="true"/>
                <table:data-pilot-member table:name="2624" table:display="true" table:show-details="true"/>
                <table:data-pilot-member table:name="2625" table:display="true" table:show-details="true"/>
                <table:data-pilot-member table:name="2636" table:display="true" table:show-details="true"/>
                <table:data-pilot-member table:name="2641" table:display="true" table:show-details="true"/>
                <table:data-pilot-member table:name="2642" table:display="true" table:show-details="true"/>
                <table:data-pilot-member table:name="2647" table:display="true" table:show-details="true"/>
                <table:data-pilot-member table:name="2650" table:display="true" table:show-details="true"/>
                <table:data-pilot-member table:name="2653" table:display="true" table:show-details="true"/>
                <table:data-pilot-member table:name="2657" table:display="true" table:show-details="true"/>
                <table:data-pilot-member table:name="2658" table:display="true" table:show-details="true"/>
                <table:data-pilot-member table:name="2664" table:display="true" table:show-details="true"/>
                <table:data-pilot-member table:name="2675" table:display="true" table:show-details="true"/>
                <table:data-pilot-member table:name="2676" table:display="true" table:show-details="true"/>
                <table:data-pilot-member table:name="2681" table:display="true" table:show-details="true"/>
                <table:data-pilot-member table:name="2683" table:display="true" table:show-details="true"/>
                <table:data-pilot-member table:name="2689" table:display="true" table:show-details="true"/>
                <table:data-pilot-member table:name="2690" table:display="true" table:show-details="true"/>
                <table:data-pilot-member table:name="2693" table:display="true" table:show-details="true"/>
                <table:data-pilot-member table:name="2697" table:display="true" table:show-details="true"/>
                <table:data-pilot-member table:name="2699" table:display="true" table:show-details="true"/>
                <table:data-pilot-member table:name="2700" table:display="true" table:show-details="true"/>
                <table:data-pilot-member table:name="2703" table:display="true" table:show-details="true"/>
                <table:data-pilot-member table:name="2714" table:display="true" table:show-details="true"/>
                <table:data-pilot-member table:name="2716" table:display="true" table:show-details="true"/>
                <table:data-pilot-member table:name="2725" table:display="true" table:show-details="true"/>
                <table:data-pilot-member table:name="2727" table:display="true" table:show-details="true"/>
                <table:data-pilot-member table:name="2739" table:display="true" table:show-details="true"/>
                <table:data-pilot-member table:name="2741" table:display="true" table:show-details="true"/>
                <table:data-pilot-member table:name="2755" table:display="true" table:show-details="true"/>
                <table:data-pilot-member table:name="2765" table:display="true" table:show-details="true"/>
                <table:data-pilot-member table:name="2780" table:display="true" table:show-details="true"/>
                <table:data-pilot-member table:name="2788" table:display="true" table:show-details="true"/>
                <table:data-pilot-member table:name="2789" table:display="true" table:show-details="true"/>
                <table:data-pilot-member table:name="2796" table:display="true" table:show-details="true"/>
                <table:data-pilot-member table:name="2806" table:display="true" table:show-details="true"/>
                <table:data-pilot-member table:name="2818" table:display="true" table:show-details="true"/>
                <table:data-pilot-member table:name="2830" table:display="true" table:show-details="true"/>
                <table:data-pilot-member table:name="2831" table:display="true" table:show-details="true"/>
                <table:data-pilot-member table:name="2838" table:display="true" table:show-details="true"/>
                <table:data-pilot-member table:name="2849" table:display="true" table:show-details="true"/>
                <table:data-pilot-member table:name="2853" table:display="true" table:show-details="true"/>
                <table:data-pilot-member table:name="2855" table:display="true" table:show-details="true"/>
                <table:data-pilot-member table:name="2864" table:display="true" table:show-details="true"/>
                <table:data-pilot-member table:name="2868" table:display="true" table:show-details="true"/>
                <table:data-pilot-member table:name="2870" table:display="true" table:show-details="true"/>
                <table:data-pilot-member table:name="2874" table:display="true" table:show-details="true"/>
                <table:data-pilot-member table:name="2885" table:display="true" table:show-details="true"/>
                <table:data-pilot-member table:name="2889" table:display="true" table:show-details="true"/>
                <table:data-pilot-member table:name="2890" table:display="true" table:show-details="true"/>
                <table:data-pilot-member table:name="2915" table:display="true" table:show-details="true"/>
                <table:data-pilot-member table:name="2925" table:display="true" table:show-details="true"/>
                <table:data-pilot-member table:name="2944" table:display="true" table:show-details="true"/>
                <table:data-pilot-member table:name="2957" table:display="true" table:show-details="true"/>
                <table:data-pilot-member table:name="2969" table:display="true" table:show-details="true"/>
                <table:data-pilot-member table:name="2973" table:display="true" table:show-details="true"/>
                <table:data-pilot-member table:name="2975" table:display="true" table:show-details="true"/>
                <table:data-pilot-member table:name="2988" table:display="true" table:show-details="true"/>
                <table:data-pilot-member table:name="3035" table:display="true" table:show-details="true"/>
                <table:data-pilot-member table:name="3043" table:display="true" table:show-details="true"/>
                <table:data-pilot-member table:name="3045" table:display="true" table:show-details="true"/>
                <table:data-pilot-member table:name="3072" table:display="true" table:show-details="true"/>
                <table:data-pilot-member table:name="3073" table:display="true" table:show-details="true"/>
                <table:data-pilot-member table:name="3089" table:display="true" table:show-details="true"/>
                <table:data-pilot-member table:name="3091" table:display="true" table:show-details="true"/>
                <table:data-pilot-member table:name="3108" table:display="true" table:show-details="true"/>
                <table:data-pilot-member table:name="3128" table:display="true" table:show-details="true"/>
                <table:data-pilot-member table:name="3139" table:display="true" table:show-details="true"/>
                <table:data-pilot-member table:name="3165" table:display="true" table:show-details="true"/>
                <table:data-pilot-member table:name="3175" table:display="true" table:show-details="true"/>
                <table:data-pilot-member table:name="3178" table:display="true" table:show-details="true"/>
                <table:data-pilot-member table:name="3180" table:display="true" table:show-details="true"/>
                <table:data-pilot-member table:name="3186" table:display="true" table:show-details="true"/>
                <table:data-pilot-member table:name="3214" table:display="true" table:show-details="true"/>
                <table:data-pilot-member table:name="3227" table:display="true" table:show-details="true"/>
                <table:data-pilot-member table:name="3229" table:display="true" table:show-details="true"/>
                <table:data-pilot-member table:name="3243" table:display="true" table:show-details="true"/>
                <table:data-pilot-member table:name="3247" table:display="true" table:show-details="true"/>
                <table:data-pilot-member table:name="3249" table:display="true" table:show-details="true"/>
                <table:data-pilot-member table:name="3269" table:display="true" table:show-details="true"/>
                <table:data-pilot-member table:name="3281" table:display="true" table:show-details="true"/>
                <table:data-pilot-member table:name="3302" table:display="true" table:show-details="true"/>
                <table:data-pilot-member table:name="3314" table:display="true" table:show-details="true"/>
                <table:data-pilot-member table:name="3347" table:display="true" table:show-details="true"/>
                <table:data-pilot-member table:name="3348" table:display="true" table:show-details="true"/>
                <table:data-pilot-member table:name="3359" table:display="true" table:show-details="true"/>
                <table:data-pilot-member table:name="3361" table:display="true" table:show-details="true"/>
                <table:data-pilot-member table:name="3368" table:display="true" table:show-details="true"/>
                <table:data-pilot-member table:name="3371" table:display="true" table:show-details="true"/>
                <table:data-pilot-member table:name="3377" table:display="true" table:show-details="true"/>
                <table:data-pilot-member table:name="3385" table:display="true" table:show-details="true"/>
                <table:data-pilot-member table:name="3391" table:display="true" table:show-details="true"/>
                <table:data-pilot-member table:name="3393" table:display="true" table:show-details="true"/>
                <table:data-pilot-member table:name="3396" table:display="true" table:show-details="true"/>
                <table:data-pilot-member table:name="3401" table:display="true" table:show-details="true"/>
                <table:data-pilot-member table:name="3402" table:display="true" table:show-details="true"/>
                <table:data-pilot-member table:name="3405" table:display="true" table:show-details="true"/>
                <table:data-pilot-member table:name="3410" table:display="true" table:show-details="true"/>
                <table:data-pilot-member table:name="3417" table:display="true" table:show-details="true"/>
                <table:data-pilot-member table:name="3418" table:display="true" table:show-details="true"/>
                <table:data-pilot-member table:name="3420" table:display="true" table:show-details="true"/>
                <table:data-pilot-member table:name="3436" table:display="true" table:show-details="true"/>
                <table:data-pilot-member table:name="3438" table:display="true" table:show-details="true"/>
                <table:data-pilot-member table:name="3440" table:display="true" table:show-details="true"/>
                <table:data-pilot-member table:name="3452" table:display="true" table:show-details="true"/>
                <table:data-pilot-member table:name="3461" table:display="true" table:show-details="true"/>
                <table:data-pilot-member table:name="3473" table:display="true" table:show-details="true"/>
                <table:data-pilot-member table:name="3477" table:display="true" table:show-details="true"/>
                <table:data-pilot-member table:name="3490" table:display="true" table:show-details="true"/>
                <table:data-pilot-member table:name="3493" table:display="true" table:show-details="true"/>
                <table:data-pilot-member table:name="3507" table:display="true" table:show-details="true"/>
                <table:data-pilot-member table:name="3509" table:display="true" table:show-details="true"/>
                <table:data-pilot-member table:name="3515" table:display="true" table:show-details="true"/>
                <table:data-pilot-member table:name="3519" table:display="true" table:show-details="true"/>
                <table:data-pilot-member table:name="3533" table:display="true" table:show-details="true"/>
                <table:data-pilot-member table:name="3541" table:display="true" table:show-details="true"/>
                <table:data-pilot-member table:name="3546" table:display="true" table:show-details="true"/>
                <table:data-pilot-member table:name="3551" table:display="true" table:show-details="true"/>
                <table:data-pilot-member table:name="3552" table:display="true" table:show-details="true"/>
                <table:data-pilot-member table:name="3556" table:display="true" table:show-details="true"/>
                <table:data-pilot-member table:name="3559" table:display="true" table:show-details="true"/>
                <table:data-pilot-member table:name="3560" table:display="true" table:show-details="true"/>
                <table:data-pilot-member table:name="3563" table:display="true" table:show-details="true"/>
                <table:data-pilot-member table:name="3573" table:display="true" table:show-details="true"/>
                <table:data-pilot-member table:name="3574" table:display="true" table:show-details="true"/>
                <table:data-pilot-member table:name="3585" table:display="true" table:show-details="true"/>
                <table:data-pilot-member table:name="3595" table:display="true" table:show-details="true"/>
                <table:data-pilot-member table:name="3599" table:display="true" table:show-details="true"/>
                <table:data-pilot-member table:name="3610" table:display="true" table:show-details="true"/>
                <table:data-pilot-member table:name="3643" table:display="true" table:show-details="true"/>
                <table:data-pilot-member table:name="3671" table:display="true" table:show-details="true"/>
                <table:data-pilot-member table:name="3674" table:display="true" table:show-details="true"/>
                <table:data-pilot-member table:name="3675" table:display="true" table:show-details="true"/>
                <table:data-pilot-member table:name="3678" table:display="true" table:show-details="true"/>
                <table:data-pilot-member table:name="3689" table:display="true" table:show-details="true"/>
                <table:data-pilot-member table:name="3713" table:display="true" table:show-details="true"/>
                <table:data-pilot-member table:name="3723" table:display="true" table:show-details="true"/>
                <table:data-pilot-member table:name="3733" table:display="true" table:show-details="true"/>
                <table:data-pilot-member table:name="3734" table:display="true" table:show-details="true"/>
                <table:data-pilot-member table:name="3737" table:display="true" table:show-details="true"/>
                <table:data-pilot-member table:name="3745" table:display="true" table:show-details="true"/>
                <table:data-pilot-member table:name="3746" table:display="true" table:show-details="true"/>
                <table:data-pilot-member table:name="3755" table:display="true" table:show-details="true"/>
                <table:data-pilot-member table:name="3762" table:display="true" table:show-details="true"/>
                <table:data-pilot-member table:name="3764" table:display="true" table:show-details="true"/>
                <table:data-pilot-member table:name="3776" table:display="true" table:show-details="true"/>
                <table:data-pilot-member table:name="3780" table:display="true" table:show-details="true"/>
                <table:data-pilot-member table:name="3783" table:display="true" table:show-details="true"/>
                <table:data-pilot-member table:name="3786" table:display="true" table:show-details="true"/>
                <table:data-pilot-member table:name="3820" table:display="true" table:show-details="true"/>
                <table:data-pilot-member table:name="3826" table:display="true" table:show-details="true"/>
                <table:data-pilot-member table:name="3827" table:display="true" table:show-details="true"/>
                <table:data-pilot-member table:name="3828" table:display="true" table:show-details="true"/>
                <table:data-pilot-member table:name="3846" table:display="true" table:show-details="true"/>
                <table:data-pilot-member table:name="3848" table:display="true" table:show-details="true"/>
                <table:data-pilot-member table:name="3874" table:display="true" table:show-details="true"/>
                <table:data-pilot-member table:name="3892" table:display="true" table:show-details="true"/>
                <table:data-pilot-member table:name="3899" table:display="true" table:show-details="true"/>
                <table:data-pilot-member table:name="3905" table:display="true" table:show-details="true"/>
                <table:data-pilot-member table:name="3927" table:display="true" table:show-details="true"/>
                <table:data-pilot-member table:name="3934" table:display="true" table:show-details="true"/>
                <table:data-pilot-member table:name="3935" table:display="true" table:show-details="true"/>
                <table:data-pilot-member table:name="3937" table:display="true" table:show-details="true"/>
                <table:data-pilot-member table:name="3951" table:display="true" table:show-details="true"/>
                <table:data-pilot-member table:name="3968" table:display="true" table:show-details="true"/>
                <table:data-pilot-member table:name="3969" table:display="true" table:show-details="true"/>
                <table:data-pilot-member table:name="3976" table:display="true" table:show-details="true"/>
                <table:data-pilot-member table:name="3988" table:display="true" table:show-details="true"/>
                <table:data-pilot-member table:name="4005" table:display="true" table:show-details="true"/>
                <table:data-pilot-member table:name="4013" table:display="true" table:show-details="true"/>
                <table:data-pilot-member table:name="4035" table:display="true" table:show-details="true"/>
                <table:data-pilot-member table:name="4045" table:display="true" table:show-details="true"/>
                <table:data-pilot-member table:name="4048" table:display="true" table:show-details="true"/>
                <table:data-pilot-member table:name="4052" table:display="true" table:show-details="true"/>
                <table:data-pilot-member table:name="4062" table:display="true" table:show-details="true"/>
                <table:data-pilot-member table:name="4076" table:display="true" table:show-details="true"/>
                <table:data-pilot-member table:name="4085" table:display="true" table:show-details="true"/>
                <table:data-pilot-member table:name="4091" table:display="true" table:show-details="true"/>
                <table:data-pilot-member table:name="4096" table:display="true" table:show-details="true"/>
                <table:data-pilot-member table:name="4106" table:display="true" table:show-details="true"/>
                <table:data-pilot-member table:name="4111" table:display="true" table:show-details="true"/>
                <table:data-pilot-member table:name="4121" table:display="true" table:show-details="true"/>
                <table:data-pilot-member table:name="4124" table:display="true" table:show-details="true"/>
                <table:data-pilot-member table:name="4139" table:display="true" table:show-details="true"/>
                <table:data-pilot-member table:name="4142" table:display="true" table:show-details="true"/>
                <table:data-pilot-member table:name="4145" table:display="true" table:show-details="true"/>
                <table:data-pilot-member table:name="4156" table:display="true" table:show-details="true"/>
                <table:data-pilot-member table:name="4169" table:display="true" table:show-details="true"/>
                <table:data-pilot-member table:name="4183" table:display="true" table:show-details="true"/>
                <table:data-pilot-member table:name="4184" table:display="true" table:show-details="true"/>
                <table:data-pilot-member table:name="4189" table:display="true" table:show-details="true"/>
                <table:data-pilot-member table:name="4190" table:display="true" table:show-details="true"/>
                <table:data-pilot-member table:name="4194" table:display="true" table:show-details="true"/>
                <table:data-pilot-member table:name="4202" table:display="true" table:show-details="true"/>
                <table:data-pilot-member table:name="4205" table:display="true" table:show-details="true"/>
                <table:data-pilot-member table:name="4207" table:display="true" table:show-details="true"/>
                <table:data-pilot-member table:name="4208" table:display="true" table:show-details="true"/>
                <table:data-pilot-member table:name="4211" table:display="true" table:show-details="true"/>
                <table:data-pilot-member table:name="4215" table:display="true" table:show-details="true"/>
                <table:data-pilot-member table:name="4223" table:display="true" table:show-details="true"/>
                <table:data-pilot-member table:name="4230" table:display="true" table:show-details="true"/>
                <table:data-pilot-member table:name="4245" table:display="true" table:show-details="true"/>
                <table:data-pilot-member table:name="4248" table:display="true" table:show-details="true"/>
                <table:data-pilot-member table:name="4258" table:display="true" table:show-details="true"/>
                <table:data-pilot-member table:name="4260" table:display="true" table:show-details="true"/>
                <table:data-pilot-member table:name="4288" table:display="true" table:show-details="true"/>
                <table:data-pilot-member table:name="4289" table:display="true" table:show-details="true"/>
                <table:data-pilot-member table:name="4297" table:display="true" table:show-details="true"/>
                <table:data-pilot-member table:name="4302" table:display="true" table:show-details="true"/>
                <table:data-pilot-member table:name="4305" table:display="true" table:show-details="true"/>
                <table:data-pilot-member table:name="4334" table:display="true" table:show-details="true"/>
                <table:data-pilot-member table:name="4343" table:display="true" table:show-details="true"/>
                <table:data-pilot-member table:name="4361" table:display="true" table:show-details="true"/>
                <table:data-pilot-member table:name="4362" table:display="true" table:show-details="true"/>
                <table:data-pilot-member table:name="4366" table:display="true" table:show-details="true"/>
                <table:data-pilot-member table:name="4367" table:display="true" table:show-details="true"/>
                <table:data-pilot-member table:name="4379" table:display="true" table:show-details="true"/>
                <table:data-pilot-member table:name="4386" table:display="true" table:show-details="true"/>
                <table:data-pilot-member table:name="4396" table:display="true" table:show-details="true"/>
                <table:data-pilot-member table:name="4397" table:display="true" table:show-details="true"/>
                <table:data-pilot-member table:name="4398" table:display="true" table:show-details="true"/>
                <table:data-pilot-member table:name="4399" table:display="true" table:show-details="true"/>
                <table:data-pilot-member table:name="4407" table:display="true" table:show-details="true"/>
                <table:data-pilot-member table:name="4425" table:display="true" table:show-details="true"/>
                <table:data-pilot-member table:name="4430" table:display="true" table:show-details="true"/>
                <table:data-pilot-member table:name="4435" table:display="true" table:show-details="true"/>
                <table:data-pilot-member table:name="4447" table:display="true" table:show-details="true"/>
                <table:data-pilot-member table:name="4457" table:display="true" table:show-details="true"/>
                <table:data-pilot-member table:name="4459" table:display="true" table:show-details="true"/>
                <table:data-pilot-member table:name="4466" table:display="true" table:show-details="true"/>
                <table:data-pilot-member table:name="4483" table:display="true" table:show-details="true"/>
                <table:data-pilot-member table:name="4500" table:display="true" table:show-details="true"/>
                <table:data-pilot-member table:name="4506" table:display="true" table:show-details="true"/>
                <table:data-pilot-member table:name="4509" table:display="true" table:show-details="true"/>
                <table:data-pilot-member table:name="4513" table:display="true" table:show-details="true"/>
                <table:data-pilot-member table:name="4530" table:display="true" table:show-details="true"/>
                <table:data-pilot-member table:name="4534" table:display="true" table:show-details="true"/>
                <table:data-pilot-member table:name="4536" table:display="true" table:show-details="true"/>
                <table:data-pilot-member table:name="4537" table:display="true" table:show-details="true"/>
                <table:data-pilot-member table:name="4541" table:display="true" table:show-details="true"/>
                <table:data-pilot-member table:name="4550" table:display="true" table:show-details="true"/>
                <table:data-pilot-member table:name="4553" table:display="true" table:show-details="true"/>
                <table:data-pilot-member table:name="4554" table:display="true" table:show-details="true"/>
                <table:data-pilot-member table:name="4561" table:display="true" table:show-details="true"/>
                <table:data-pilot-member table:name="4562" table:display="true" table:show-details="true"/>
                <table:data-pilot-member table:name="4563" table:display="true" table:show-details="true"/>
                <table:data-pilot-member table:name="4569" table:display="true" table:show-details="true"/>
                <table:data-pilot-member table:name="4573" table:display="true" table:show-details="true"/>
                <table:data-pilot-member table:name="4578" table:display="true" table:show-details="true"/>
                <table:data-pilot-member table:name="4579" table:display="true" table:show-details="true"/>
                <table:data-pilot-member table:name="4582" table:display="true" table:show-details="true"/>
                <table:data-pilot-member table:name="4592" table:display="true" table:show-details="true"/>
                <table:data-pilot-member table:name="4597" table:display="true" table:show-details="true"/>
                <table:data-pilot-member table:name="4599" table:display="true" table:show-details="true"/>
                <table:data-pilot-member table:name="4605" table:display="true" table:show-details="true"/>
                <table:data-pilot-member table:name="4612" table:display="true" table:show-details="true"/>
                <table:data-pilot-member table:name="4615" table:display="true" table:show-details="true"/>
                <table:data-pilot-member table:name="4619" table:display="true" table:show-details="true"/>
                <table:data-pilot-member table:name="4626" table:display="true" table:show-details="true"/>
                <table:data-pilot-member table:name="4631" table:display="true" table:show-details="true"/>
                <table:data-pilot-member table:name="4650" table:display="true" table:show-details="true"/>
                <table:data-pilot-member table:name="4655" table:display="true" table:show-details="true"/>
                <table:data-pilot-member table:name="4657" table:display="true" table:show-details="true"/>
                <table:data-pilot-member table:name="4665" table:display="true" table:show-details="true"/>
                <table:data-pilot-member table:name="4672" table:display="true" table:show-details="true"/>
                <table:data-pilot-member table:name="4721" table:display="true" table:show-details="true"/>
                <table:data-pilot-member table:name="4731" table:display="true" table:show-details="true"/>
                <table:data-pilot-member table:name="4737" table:display="true" table:show-details="true"/>
                <table:data-pilot-member table:name="4738" table:display="true" table:show-details="true"/>
                <table:data-pilot-member table:name="4750" table:display="true" table:show-details="true"/>
                <table:data-pilot-member table:name="4758" table:display="true" table:show-details="true"/>
                <table:data-pilot-member table:name="4760" table:display="true" table:show-details="true"/>
                <table:data-pilot-member table:name="4766" table:display="true" table:show-details="true"/>
                <table:data-pilot-member table:name="4768" table:display="true" table:show-details="true"/>
                <table:data-pilot-member table:name="4770" table:display="true" table:show-details="true"/>
                <table:data-pilot-member table:name="4772" table:display="true" table:show-details="true"/>
                <table:data-pilot-member table:name="4774" table:display="true" table:show-details="true"/>
                <table:data-pilot-member table:name="4786" table:display="true" table:show-details="true"/>
                <table:data-pilot-member table:name="4799" table:display="true" table:show-details="true"/>
                <table:data-pilot-member table:name="4802" table:display="true" table:show-details="true"/>
                <table:data-pilot-member table:name="4811" table:display="true" table:show-details="true"/>
                <table:data-pilot-member table:name="4814" table:display="true" table:show-details="true"/>
                <table:data-pilot-member table:name="4826" table:display="true" table:show-details="true"/>
                <table:data-pilot-member table:name="4840" table:display="true" table:show-details="true"/>
                <table:data-pilot-member table:name="4856" table:display="true" table:show-details="true"/>
                <table:data-pilot-member table:name="4875" table:display="true" table:show-details="true"/>
                <table:data-pilot-member table:name="4883" table:display="true" table:show-details="true"/>
                <table:data-pilot-member table:name="4884" table:display="true" table:show-details="true"/>
                <table:data-pilot-member table:name="4885" table:display="true" table:show-details="true"/>
                <table:data-pilot-member table:name="4890" table:display="true" table:show-details="true"/>
                <table:data-pilot-member table:name="4899" table:display="true" table:show-details="true"/>
                <table:data-pilot-member table:name="4901" table:display="true" table:show-details="true"/>
                <table:data-pilot-member table:name="4911" table:display="true" table:show-details="true"/>
                <table:data-pilot-member table:name="4912" table:display="true" table:show-details="true"/>
                <table:data-pilot-member table:name="4925" table:display="true" table:show-details="true"/>
                <table:data-pilot-member table:name="4943" table:display="true" table:show-details="true"/>
                <table:data-pilot-member table:name="4947" table:display="true" table:show-details="true"/>
                <table:data-pilot-member table:name="4966" table:display="true" table:show-details="true"/>
                <table:data-pilot-member table:name="4967" table:display="true" table:show-details="true"/>
                <table:data-pilot-member table:name="4970" table:display="true" table:show-details="true"/>
                <table:data-pilot-member table:name="4976" table:display="true" table:show-details="true"/>
                <table:data-pilot-member table:name="4985" table:display="true" table:show-details="true"/>
                <table:data-pilot-member table:name="4999" table:display="true" table:show-details="true"/>
                <table:data-pilot-member table:name="5011" table:display="true" table:show-details="true"/>
                <table:data-pilot-member table:name="5015" table:display="true" table:show-details="true"/>
                <table:data-pilot-member table:name="5031" table:display="true" table:show-details="true"/>
                <table:data-pilot-member table:name="5040" table:display="true" table:show-details="true"/>
                <table:data-pilot-member table:name="5049" table:display="true" table:show-details="true"/>
                <table:data-pilot-member table:name="5052" table:display="true" table:show-details="true"/>
                <table:data-pilot-member table:name="5077" table:display="true" table:show-details="true"/>
                <table:data-pilot-member table:name="5080" table:display="true" table:show-details="true"/>
                <table:data-pilot-member table:name="5086" table:display="true" table:show-details="true"/>
                <table:data-pilot-member table:name="5093" table:display="true" table:show-details="true"/>
                <table:data-pilot-member table:name="5099" table:display="true" table:show-details="true"/>
                <table:data-pilot-member table:name="5111" table:display="true" table:show-details="true"/>
                <table:data-pilot-member table:name="5114" table:display="true" table:show-details="true"/>
                <table:data-pilot-member table:name="5118" table:display="true" table:show-details="true"/>
                <table:data-pilot-member table:name="5125" table:display="true" table:show-details="true"/>
                <table:data-pilot-member table:name="5133" table:display="true" table:show-details="true"/>
                <table:data-pilot-member table:name="5135" table:display="true" table:show-details="true"/>
                <table:data-pilot-member table:name="5141" table:display="true" table:show-details="true"/>
                <table:data-pilot-member table:name="5142" table:display="true" table:show-details="true"/>
                <table:data-pilot-member table:name="5146" table:display="true" table:show-details="true"/>
                <table:data-pilot-member table:name="5147" table:display="true" table:show-details="true"/>
                <table:data-pilot-member table:name="5157" table:display="true" table:show-details="true"/>
                <table:data-pilot-member table:name="5162" table:display="true" table:show-details="true"/>
                <table:data-pilot-member table:name="5167" table:display="true" table:show-details="true"/>
                <table:data-pilot-member table:name="5168" table:display="true" table:show-details="true"/>
                <table:data-pilot-member table:name="5191" table:display="true" table:show-details="true"/>
                <table:data-pilot-member table:name="5195" table:display="true" table:show-details="true"/>
                <table:data-pilot-member table:name="5198" table:display="true" table:show-details="true"/>
                <table:data-pilot-member table:name="5215" table:display="true" table:show-details="true"/>
                <table:data-pilot-member table:name="5241" table:display="true" table:show-details="true"/>
                <table:data-pilot-member table:name="5248" table:display="true" table:show-details="true"/>
                <table:data-pilot-member table:name="5265" table:display="true" table:show-details="true"/>
                <table:data-pilot-member table:name="5269" table:display="true" table:show-details="true"/>
                <table:data-pilot-member table:name="5275" table:display="true" table:show-details="true"/>
                <table:data-pilot-member table:name="5279" table:display="true" table:show-details="true"/>
                <table:data-pilot-member table:name="5285" table:display="true" table:show-details="true"/>
                <table:data-pilot-member table:name="5298" table:display="true" table:show-details="true"/>
                <table:data-pilot-member table:name="5304" table:display="true" table:show-details="true"/>
                <table:data-pilot-member table:name="5309" table:display="true" table:show-details="true"/>
                <table:data-pilot-member table:name="5315" table:display="true" table:show-details="true"/>
                <table:data-pilot-member table:name="5316" table:display="true" table:show-details="true"/>
                <table:data-pilot-member table:name="5331" table:display="true" table:show-details="true"/>
                <table:data-pilot-member table:name="5338" table:display="true" table:show-details="true"/>
                <table:data-pilot-member table:name="5340" table:display="true" table:show-details="true"/>
                <table:data-pilot-member table:name="5345" table:display="true" table:show-details="true"/>
                <table:data-pilot-member table:name="5357" table:display="true" table:show-details="true"/>
                <table:data-pilot-member table:name="5363" table:display="true" table:show-details="true"/>
                <table:data-pilot-member table:name="5374" table:display="true" table:show-details="true"/>
                <table:data-pilot-member table:name="5377" table:display="true" table:show-details="true"/>
                <table:data-pilot-member table:name="5379" table:display="true" table:show-details="true"/>
                <table:data-pilot-member table:name="5382" table:display="true" table:show-details="true"/>
                <table:data-pilot-member table:name="5390" table:display="true" table:show-details="true"/>
                <table:data-pilot-member table:name="5397" table:display="true" table:show-details="true"/>
                <table:data-pilot-member table:name="5398" table:display="true" table:show-details="true"/>
                <table:data-pilot-member table:name="5399" table:display="true" table:show-details="true"/>
                <table:data-pilot-member table:name="5404" table:display="true" table:show-details="true"/>
                <table:data-pilot-member table:name="5417" table:display="true" table:show-details="true"/>
                <table:data-pilot-member table:name="5434" table:display="true" table:show-details="true"/>
                <table:data-pilot-member table:name="5436" table:display="true" table:show-details="true"/>
                <table:data-pilot-member table:name="5438" table:display="true" table:show-details="true"/>
                <table:data-pilot-member table:name="5439" table:display="true" table:show-details="true"/>
                <table:data-pilot-member table:name="5447" table:display="true" table:show-details="true"/>
                <table:data-pilot-member table:name="5455" table:display="true" table:show-details="true"/>
                <table:data-pilot-member table:name="5461" table:display="true" table:show-details="true"/>
                <table:data-pilot-member table:name="5472" table:display="true" table:show-details="true"/>
                <table:data-pilot-member table:name="5491" table:display="true" table:show-details="true"/>
                <table:data-pilot-member table:name="5492" table:display="true" table:show-details="true"/>
                <table:data-pilot-member table:name="5495" table:display="true" table:show-details="true"/>
                <table:data-pilot-member table:name="5503" table:display="true" table:show-details="true"/>
                <table:data-pilot-member table:name="5520" table:display="true" table:show-details="true"/>
                <table:data-pilot-member table:name="5524" table:display="true" table:show-details="true"/>
                <table:data-pilot-member table:name="5536" table:display="true" table:show-details="true"/>
                <table:data-pilot-member table:name="5539" table:display="true" table:show-details="true"/>
                <table:data-pilot-member table:name="5546" table:display="true" table:show-details="true"/>
                <table:data-pilot-member table:name="5547" table:display="true" table:show-details="true"/>
                <table:data-pilot-member table:name="5553" table:display="true" table:show-details="true"/>
                <table:data-pilot-member table:name="5558" table:display="true" table:show-details="true"/>
                <table:data-pilot-member table:name="5562" table:display="true" table:show-details="true"/>
                <table:data-pilot-member table:name="5566" table:display="true" table:show-details="true"/>
                <table:data-pilot-member table:name="5571" table:display="true" table:show-details="true"/>
                <table:data-pilot-member table:name="5578" table:display="true" table:show-details="true"/>
                <table:data-pilot-member table:name="5594" table:display="true" table:show-details="true"/>
                <table:data-pilot-member table:name="5599" table:display="true" table:show-details="true"/>
                <table:data-pilot-member table:name="5605" table:display="true" table:show-details="true"/>
                <table:data-pilot-member table:name="5608" table:display="true" table:show-details="true"/>
                <table:data-pilot-member table:name="5609" table:display="true" table:show-details="true"/>
                <table:data-pilot-member table:name="5617" table:display="true" table:show-details="true"/>
                <table:data-pilot-member table:name="5618" table:display="true" table:show-details="true"/>
                <table:data-pilot-member table:name="5619" table:display="true" table:show-details="true"/>
                <table:data-pilot-member table:name="5620" table:display="true" table:show-details="true"/>
                <table:data-pilot-member table:name="5657" table:display="true" table:show-details="true"/>
                <table:data-pilot-member table:name="5670" table:display="true" table:show-details="true"/>
                <table:data-pilot-member table:name="5682" table:display="true" table:show-details="true"/>
                <table:data-pilot-member table:name="5711" table:display="true" table:show-details="true"/>
                <table:data-pilot-member table:name="5716" table:display="true" table:show-details="true"/>
                <table:data-pilot-member table:name="5719" table:display="true" table:show-details="true"/>
                <table:data-pilot-member table:name="5723" table:display="true" table:show-details="true"/>
                <table:data-pilot-member table:name="5724" table:display="true" table:show-details="true"/>
                <table:data-pilot-member table:name="5725" table:display="true" table:show-details="true"/>
                <table:data-pilot-member table:name="5741" table:display="true" table:show-details="true"/>
                <table:data-pilot-member table:name="5742" table:display="true" table:show-details="true"/>
                <table:data-pilot-member table:name="5761" table:display="true" table:show-details="true"/>
                <table:data-pilot-member table:name="5767" table:display="true" table:show-details="true"/>
                <table:data-pilot-member table:name="5778" table:display="true" table:show-details="true"/>
                <table:data-pilot-member table:name="5782" table:display="true" table:show-details="true"/>
                <table:data-pilot-member table:name="5783" table:display="true" table:show-details="true"/>
                <table:data-pilot-member table:name="5792" table:display="true" table:show-details="true"/>
                <table:data-pilot-member table:name="5817" table:display="true" table:show-details="true"/>
                <table:data-pilot-member table:name="5823" table:display="true" table:show-details="true"/>
                <table:data-pilot-member table:name="5824" table:display="true" table:show-details="true"/>
                <table:data-pilot-member table:name="5830" table:display="true" table:show-details="true"/>
                <table:data-pilot-member table:name="5831" table:display="true" table:show-details="true"/>
                <table:data-pilot-member table:name="5834" table:display="true" table:show-details="true"/>
                <table:data-pilot-member table:name="5853" table:display="true" table:show-details="true"/>
                <table:data-pilot-member table:name="5874" table:display="true" table:show-details="true"/>
                <table:data-pilot-member table:name="5886" table:display="true" table:show-details="true"/>
                <table:data-pilot-member table:name="5903" table:display="true" table:show-details="true"/>
                <table:data-pilot-member table:name="5904" table:display="true" table:show-details="true"/>
                <table:data-pilot-member table:name="5919" table:display="true" table:show-details="true"/>
                <table:data-pilot-member table:name="5920" table:display="true" table:show-details="true"/>
                <table:data-pilot-member table:name="5923" table:display="true" table:show-details="true"/>
                <table:data-pilot-member table:name="5929" table:display="true" table:show-details="true"/>
                <table:data-pilot-member table:name="5932" table:display="true" table:show-details="true"/>
                <table:data-pilot-member table:name="5943" table:display="true" table:show-details="true"/>
                <table:data-pilot-member table:name="5951" table:display="true" table:show-details="true"/>
                <table:data-pilot-member table:name="5959" table:display="true" table:show-details="true"/>
                <table:data-pilot-member table:name="5963" table:display="true" table:show-details="true"/>
                <table:data-pilot-member table:name="5978" table:display="true" table:show-details="true"/>
                <table:data-pilot-member table:name="5983" table:display="true" table:show-details="true"/>
                <table:data-pilot-member table:name="5994" table:display="true" table:show-details="true"/>
                <table:data-pilot-member table:name="5997" table:display="true" table:show-details="true"/>
                <table:data-pilot-member table:name="6020" table:display="true" table:show-details="true"/>
                <table:data-pilot-member table:name="6021" table:display="true" table:show-details="true"/>
                <table:data-pilot-member table:name="6027" table:display="true" table:show-details="true"/>
                <table:data-pilot-member table:name="6028" table:display="true" table:show-details="true"/>
                <table:data-pilot-member table:name="6031" table:display="true" table:show-details="true"/>
                <table:data-pilot-member table:name="6052" table:display="true" table:show-details="true"/>
                <table:data-pilot-member table:name="6079" table:display="true" table:show-details="true"/>
                <table:data-pilot-member table:name="6088" table:display="true" table:show-details="true"/>
                <table:data-pilot-member table:name="6095" table:display="true" table:show-details="true"/>
                <table:data-pilot-member table:name="6098" table:display="true" table:show-details="true"/>
                <table:data-pilot-member table:name="6105" table:display="true" table:show-details="true"/>
                <table:data-pilot-member table:name="6119" table:display="true" table:show-details="true"/>
                <table:data-pilot-member table:name="6135" table:display="true" table:show-details="true"/>
                <table:data-pilot-member table:name="6142" table:display="true" table:show-details="true"/>
                <table:data-pilot-member table:name="6150" table:display="true" table:show-details="true"/>
                <table:data-pilot-member table:name="6165" table:display="true" table:show-details="true"/>
                <table:data-pilot-member table:name="6177" table:display="true" table:show-details="true"/>
                <table:data-pilot-member table:name="6178" table:display="true" table:show-details="true"/>
                <table:data-pilot-member table:name="6185" table:display="true" table:show-details="true"/>
                <table:data-pilot-member table:name="6187" table:display="true" table:show-details="true"/>
                <table:data-pilot-member table:name="6230" table:display="true" table:show-details="true"/>
                <table:data-pilot-member table:name="6234" table:display="true" table:show-details="true"/>
                <table:data-pilot-member table:name="6238" table:display="true" table:show-details="true"/>
                <table:data-pilot-member table:name="6249" table:display="true" table:show-details="true"/>
                <table:data-pilot-member table:name="6277" table:display="true" table:show-details="true"/>
                <table:data-pilot-member table:name="6282" table:display="true" table:show-details="true"/>
                <table:data-pilot-member table:name="6293" table:display="true" table:show-details="true"/>
                <table:data-pilot-member table:name="6301" table:display="true" table:show-details="true"/>
                <table:data-pilot-member table:name="6306" table:display="true" table:show-details="true"/>
                <table:data-pilot-member table:name="6320" table:display="true" table:show-details="true"/>
                <table:data-pilot-member table:name="6321" table:display="true" table:show-details="true"/>
                <table:data-pilot-member table:name="6324" table:display="true" table:show-details="true"/>
                <table:data-pilot-member table:name="6329" table:display="true" table:show-details="true"/>
                <table:data-pilot-member table:name="6334" table:display="true" table:show-details="true"/>
                <table:data-pilot-member table:name="6344" table:display="true" table:show-details="true"/>
                <table:data-pilot-member table:name="6348" table:display="true" table:show-details="true"/>
                <table:data-pilot-member table:name="6370" table:display="true" table:show-details="true"/>
                <table:data-pilot-member table:name="6378" table:display="true" table:show-details="true"/>
                <table:data-pilot-member table:name="6381" table:display="true" table:show-details="true"/>
                <table:data-pilot-member table:name="6382" table:display="true" table:show-details="true"/>
                <table:data-pilot-member table:name="6385" table:display="true" table:show-details="true"/>
                <table:data-pilot-member table:name="6390" table:display="true" table:show-details="true"/>
                <table:data-pilot-member table:name="6412" table:display="true" table:show-details="true"/>
                <table:data-pilot-member table:name="6425" table:display="true" table:show-details="true"/>
                <table:data-pilot-member table:name="6449" table:display="true" table:show-details="true"/>
                <table:data-pilot-member table:name="6452" table:display="true" table:show-details="true"/>
                <table:data-pilot-member table:name="6459" table:display="true" table:show-details="true"/>
                <table:data-pilot-member table:name="6465" table:display="true" table:show-details="true"/>
                <table:data-pilot-member table:name="6468" table:display="true" table:show-details="true"/>
                <table:data-pilot-member table:name="6469" table:display="true" table:show-details="true"/>
                <table:data-pilot-member table:name="6474" table:display="true" table:show-details="true"/>
                <table:data-pilot-member table:name="6481" table:display="true" table:show-details="true"/>
                <table:data-pilot-member table:name="6507" table:display="true" table:show-details="true"/>
                <table:data-pilot-member table:name="6508" table:display="true" table:show-details="true"/>
                <table:data-pilot-member table:name="6512" table:display="true" table:show-details="true"/>
                <table:data-pilot-member table:name="6513" table:display="true" table:show-details="true"/>
                <table:data-pilot-member table:name="6528" table:display="true" table:show-details="true"/>
                <table:data-pilot-member table:name="6537" table:display="true" table:show-details="true"/>
                <table:data-pilot-member table:name="6542" table:display="true" table:show-details="true"/>
                <table:data-pilot-member table:name="6559" table:display="true" table:show-details="true"/>
                <table:data-pilot-member table:name="6563" table:display="true" table:show-details="true"/>
                <table:data-pilot-member table:name="6567" table:display="true" table:show-details="true"/>
                <table:data-pilot-member table:name="6568" table:display="true" table:show-details="true"/>
                <table:data-pilot-member table:name="6573" table:display="true" table:show-details="true"/>
                <table:data-pilot-member table:name="6581" table:display="true" table:show-details="true"/>
                <table:data-pilot-member table:name="6584" table:display="true" table:show-details="true"/>
                <table:data-pilot-member table:name="6592" table:display="true" table:show-details="true"/>
                <table:data-pilot-member table:name="6593" table:display="true" table:show-details="true"/>
                <table:data-pilot-member table:name="6598" table:display="true" table:show-details="true"/>
                <table:data-pilot-member table:name="6600" table:display="true" table:show-details="true"/>
                <table:data-pilot-member table:name="6605" table:display="true" table:show-details="true"/>
                <table:data-pilot-member table:name="6610" table:display="true" table:show-details="true"/>
                <table:data-pilot-member table:name="6623" table:display="true" table:show-details="true"/>
                <table:data-pilot-member table:name="6624" table:display="true" table:show-details="true"/>
                <table:data-pilot-member table:name="6638" table:display="true" table:show-details="true"/>
                <table:data-pilot-member table:name="6668" table:display="true" table:show-details="true"/>
                <table:data-pilot-member table:name="6678" table:display="true" table:show-details="true"/>
                <table:data-pilot-member table:name="6687" table:display="true" table:show-details="true"/>
                <table:data-pilot-member table:name="6691" table:display="true" table:show-details="true"/>
                <table:data-pilot-member table:name="6695" table:display="true" table:show-details="true"/>
                <table:data-pilot-member table:name="6704" table:display="true" table:show-details="true"/>
                <table:data-pilot-member table:name="6707" table:display="true" table:show-details="true"/>
                <table:data-pilot-member table:name="6710" table:display="true" table:show-details="true"/>
                <table:data-pilot-member table:name="6714" table:display="true" table:show-details="true"/>
                <table:data-pilot-member table:name="6715" table:display="true" table:show-details="true"/>
                <table:data-pilot-member table:name="6719" table:display="true" table:show-details="true"/>
                <table:data-pilot-member table:name="6720" table:display="true" table:show-details="true"/>
                <table:data-pilot-member table:name="6747" table:display="true" table:show-details="true"/>
                <table:data-pilot-member table:name="6750" table:display="true" table:show-details="true"/>
                <table:data-pilot-member table:name="6778" table:display="true" table:show-details="true"/>
                <table:data-pilot-member table:name="6785" table:display="true" table:show-details="true"/>
                <table:data-pilot-member table:name="6791" table:display="true" table:show-details="true"/>
                <table:data-pilot-member table:name="6803" table:display="true" table:show-details="true"/>
                <table:data-pilot-member table:name="6816" table:display="true" table:show-details="true"/>
                <table:data-pilot-member table:name="6819" table:display="true" table:show-details="true"/>
                <table:data-pilot-member table:name="6830" table:display="true" table:show-details="true"/>
                <table:data-pilot-member table:name="6841" table:display="true" table:show-details="true"/>
                <table:data-pilot-member table:name="6845" table:display="true" table:show-details="true"/>
                <table:data-pilot-member table:name="6849" table:display="true" table:show-details="true"/>
                <table:data-pilot-member table:name="6852" table:display="true" table:show-details="true"/>
                <table:data-pilot-member table:name="6855" table:display="true" table:show-details="true"/>
                <table:data-pilot-member table:name="6862" table:display="true" table:show-details="true"/>
                <table:data-pilot-member table:name="6863" table:display="true" table:show-details="true"/>
                <table:data-pilot-member table:name="6874" table:display="true" table:show-details="true"/>
                <table:data-pilot-member table:name="6877" table:display="true" table:show-details="true"/>
                <table:data-pilot-member table:name="6890" table:display="true" table:show-details="true"/>
                <table:data-pilot-member table:name="6896" table:display="true" table:show-details="true"/>
                <table:data-pilot-member table:name="6898" table:display="true" table:show-details="true"/>
                <table:data-pilot-member table:name="6900" table:display="true" table:show-details="true"/>
                <table:data-pilot-member table:name="6903" table:display="true" table:show-details="true"/>
                <table:data-pilot-member table:name="6929" table:display="true" table:show-details="true"/>
                <table:data-pilot-member table:name="6946" table:display="true" table:show-details="true"/>
                <table:data-pilot-member table:name="6947" table:display="true" table:show-details="true"/>
                <table:data-pilot-member table:name="6951" table:display="true" table:show-details="true"/>
                <table:data-pilot-member table:name="6952" table:display="true" table:show-details="true"/>
                <table:data-pilot-member table:name="6953" table:display="true" table:show-details="true"/>
                <table:data-pilot-member table:name="6954" table:display="true" table:show-details="true"/>
                <table:data-pilot-member table:name="6963" table:display="true" table:show-details="true"/>
                <table:data-pilot-member table:name="6964" table:display="true" table:show-details="true"/>
                <table:data-pilot-member table:name="6990" table:display="true" table:show-details="true"/>
                <table:data-pilot-member table:name="6991" table:display="true" table:show-details="true"/>
                <table:data-pilot-member table:name="6995" table:display="true" table:show-details="true"/>
                <table:data-pilot-member table:name="6998" table:display="true" table:show-details="true"/>
                <table:data-pilot-member table:name="7011" table:display="true" table:show-details="true"/>
                <table:data-pilot-member table:name="7012" table:display="true" table:show-details="true"/>
                <table:data-pilot-member table:name="7017" table:display="true" table:show-details="true"/>
                <table:data-pilot-member table:name="7018" table:display="true" table:show-details="true"/>
                <table:data-pilot-member table:name="7024" table:display="true" table:show-details="true"/>
                <table:data-pilot-member table:name="7036" table:display="true" table:show-details="true"/>
                <table:data-pilot-member table:name="7042" table:display="true" table:show-details="true"/>
                <table:data-pilot-member table:name="7057" table:display="true" table:show-details="true"/>
                <table:data-pilot-member table:name="7063" table:display="true" table:show-details="true"/>
                <table:data-pilot-member table:name="7090" table:display="true" table:show-details="true"/>
                <table:data-pilot-member table:name="7093" table:display="true" table:show-details="true"/>
                <table:data-pilot-member table:name="7097" table:display="true" table:show-details="true"/>
                <table:data-pilot-member table:name="7100" table:display="true" table:show-details="true"/>
                <table:data-pilot-member table:name="7101" table:display="true" table:show-details="true"/>
                <table:data-pilot-member table:name="7151" table:display="true" table:show-details="true"/>
                <table:data-pilot-member table:name="7155" table:display="true" table:show-details="true"/>
                <table:data-pilot-member table:name="7162" table:display="true" table:show-details="true"/>
                <table:data-pilot-member table:name="7169" table:display="true" table:show-details="true"/>
                <table:data-pilot-member table:name="7171" table:display="true" table:show-details="true"/>
                <table:data-pilot-member table:name="7175" table:display="true" table:show-details="true"/>
                <table:data-pilot-member table:name="7194" table:display="true" table:show-details="true"/>
                <table:data-pilot-member table:name="7196" table:display="true" table:show-details="true"/>
                <table:data-pilot-member table:name="7201" table:display="true" table:show-details="true"/>
                <table:data-pilot-member table:name="7227" table:display="true" table:show-details="true"/>
                <table:data-pilot-member table:name="7228" table:display="true" table:show-details="true"/>
                <table:data-pilot-member table:name="7269" table:display="true" table:show-details="true"/>
                <table:data-pilot-member table:name="7271" table:display="true" table:show-details="true"/>
                <table:data-pilot-member table:name="7281" table:display="true" table:show-details="true"/>
                <table:data-pilot-member table:name="7284" table:display="true" table:show-details="true"/>
                <table:data-pilot-member table:name="7286" table:display="true" table:show-details="true"/>
                <table:data-pilot-member table:name="7295" table:display="true" table:show-details="true"/>
                <table:data-pilot-member table:name="7310" table:display="true" table:show-details="true"/>
                <table:data-pilot-member table:name="7316" table:display="true" table:show-details="true"/>
                <table:data-pilot-member table:name="7318" table:display="true" table:show-details="true"/>
                <table:data-pilot-member table:name="7320" table:display="true" table:show-details="true"/>
                <table:data-pilot-member table:name="7323" table:display="true" table:show-details="true"/>
                <table:data-pilot-member table:name="7327" table:display="true" table:show-details="true"/>
                <table:data-pilot-member table:name="7331" table:display="true" table:show-details="true"/>
                <table:data-pilot-member table:name="7332" table:display="true" table:show-details="true"/>
                <table:data-pilot-member table:name="7336" table:display="true" table:show-details="true"/>
                <table:data-pilot-member table:name="7342" table:display="true" table:show-details="true"/>
                <table:data-pilot-member table:name="7352" table:display="true" table:show-details="true"/>
                <table:data-pilot-member table:name="7357" table:display="true" table:show-details="true"/>
                <table:data-pilot-member table:name="7363" table:display="true" table:show-details="true"/>
                <table:data-pilot-member table:name="7370" table:display="true" table:show-details="true"/>
                <table:data-pilot-member table:name="7378" table:display="true" table:show-details="true"/>
                <table:data-pilot-member table:name="7379" table:display="true" table:show-details="true"/>
                <table:data-pilot-member table:name="7386" table:display="true" table:show-details="true"/>
                <table:data-pilot-member table:name="7393" table:display="true" table:show-details="true"/>
                <table:data-pilot-member table:name="7397" table:display="true" table:show-details="true"/>
                <table:data-pilot-member table:name="7405" table:display="true" table:show-details="true"/>
                <table:data-pilot-member table:name="7431" table:display="true" table:show-details="true"/>
                <table:data-pilot-member table:name="7453" table:display="true" table:show-details="true"/>
                <table:data-pilot-member table:name="7455" table:display="true" table:show-details="true"/>
                <table:data-pilot-member table:name="7461" table:display="true" table:show-details="true"/>
                <table:data-pilot-member table:name="7475" table:display="true" table:show-details="true"/>
                <table:data-pilot-member table:name="7477" table:display="true" table:show-details="true"/>
                <table:data-pilot-member table:name="7480" table:display="true" table:show-details="true"/>
                <table:data-pilot-member table:name="7481" table:display="true" table:show-details="true"/>
                <table:data-pilot-member table:name="7483" table:display="true" table:show-details="true"/>
                <table:data-pilot-member table:name="7484" table:display="true" table:show-details="true"/>
                <table:data-pilot-member table:name="7485" table:display="true" table:show-details="true"/>
                <table:data-pilot-member table:name="7487" table:display="true" table:show-details="true"/>
                <table:data-pilot-member table:name="7489" table:display="true" table:show-details="true"/>
                <table:data-pilot-member table:name="7505" table:display="true" table:show-details="true"/>
                <table:data-pilot-member table:name="7506" table:display="true" table:show-details="true"/>
                <table:data-pilot-member table:name="7513" table:display="true" table:show-details="true"/>
                <table:data-pilot-member table:name="7515" table:display="true" table:show-details="true"/>
                <table:data-pilot-member table:name="7520" table:display="true" table:show-details="true"/>
                <table:data-pilot-member table:name="7522" table:display="true" table:show-details="true"/>
                <table:data-pilot-member table:name="7531" table:display="true" table:show-details="true"/>
                <table:data-pilot-member table:name="7547" table:display="true" table:show-details="true"/>
                <table:data-pilot-member table:name="7564" table:display="true" table:show-details="true"/>
                <table:data-pilot-member table:name="7565" table:display="true" table:show-details="true"/>
                <table:data-pilot-member table:name="7569" table:display="true" table:show-details="true"/>
                <table:data-pilot-member table:name="7592" table:display="true" table:show-details="true"/>
                <table:data-pilot-member table:name="7606" table:display="true" table:show-details="true"/>
                <table:data-pilot-member table:name="7614" table:display="true" table:show-details="true"/>
                <table:data-pilot-member table:name="7630" table:display="true" table:show-details="true"/>
                <table:data-pilot-member table:name="7632" table:display="true" table:show-details="true"/>
                <table:data-pilot-member table:name="7635" table:display="true" table:show-details="true"/>
                <table:data-pilot-member table:name="7638" table:display="true" table:show-details="true"/>
                <table:data-pilot-member table:name="7640" table:display="true" table:show-details="true"/>
                <table:data-pilot-member table:name="7641" table:display="true" table:show-details="true"/>
                <table:data-pilot-member table:name="7644" table:display="true" table:show-details="true"/>
                <table:data-pilot-member table:name="7648" table:display="true" table:show-details="true"/>
                <table:data-pilot-member table:name="7656" table:display="true" table:show-details="true"/>
                <table:data-pilot-member table:name="7658" table:display="true" table:show-details="true"/>
                <table:data-pilot-member table:name="7660" table:display="true" table:show-details="true"/>
                <table:data-pilot-member table:name="7661" table:display="true" table:show-details="true"/>
                <table:data-pilot-member table:name="7679" table:display="true" table:show-details="true"/>
                <table:data-pilot-member table:name="7683" table:display="true" table:show-details="true"/>
                <table:data-pilot-member table:name="7687" table:display="true" table:show-details="true"/>
                <table:data-pilot-member table:name="7688" table:display="true" table:show-details="true"/>
                <table:data-pilot-member table:name="7692" table:display="true" table:show-details="true"/>
                <table:data-pilot-member table:name="7709" table:display="true" table:show-details="true"/>
                <table:data-pilot-member table:name="7723" table:display="true" table:show-details="true"/>
                <table:data-pilot-member table:name="7727" table:display="true" table:show-details="true"/>
                <table:data-pilot-member table:name="7733" table:display="true" table:show-details="true"/>
                <table:data-pilot-member table:name="7734" table:display="true" table:show-details="true"/>
                <table:data-pilot-member table:name="7742" table:display="true" table:show-details="true"/>
                <table:data-pilot-member table:name="7743" table:display="true" table:show-details="true"/>
                <table:data-pilot-member table:name="7745" table:display="true" table:show-details="true"/>
                <table:data-pilot-member table:name="7756" table:display="true" table:show-details="true"/>
                <table:data-pilot-member table:name="7763" table:display="true" table:show-details="true"/>
                <table:data-pilot-member table:name="7764" table:display="true" table:show-details="true"/>
                <table:data-pilot-member table:name="7765" table:display="true" table:show-details="true"/>
                <table:data-pilot-member table:name="7782" table:display="true" table:show-details="true"/>
                <table:data-pilot-member table:name="7785" table:display="true" table:show-details="true"/>
                <table:data-pilot-member table:name="7786" table:display="true" table:show-details="true"/>
                <table:data-pilot-member table:name="7795" table:display="true" table:show-details="true"/>
                <table:data-pilot-member table:name="7807" table:display="true" table:show-details="true"/>
                <table:data-pilot-member table:name="7810" table:display="true" table:show-details="true"/>
                <table:data-pilot-member table:name="7823" table:display="true" table:show-details="true"/>
                <table:data-pilot-member table:name="7824" table:display="true" table:show-details="true"/>
                <table:data-pilot-member table:name="7827" table:display="true" table:show-details="true"/>
                <table:data-pilot-member table:name="7830" table:display="true" table:show-details="true"/>
                <table:data-pilot-member table:name="7850" table:display="true" table:show-details="true"/>
                <table:data-pilot-member table:name="7851" table:display="true" table:show-details="true"/>
                <table:data-pilot-member table:name="7867" table:display="true" table:show-details="true"/>
                <table:data-pilot-member table:name="7896" table:display="true" table:show-details="true"/>
                <table:data-pilot-member table:name="7905" table:display="true" table:show-details="true"/>
                <table:data-pilot-member table:name="7912" table:display="true" table:show-details="true"/>
                <table:data-pilot-member table:name="7920" table:display="true" table:show-details="true"/>
                <table:data-pilot-member table:name="7961" table:display="true" table:show-details="true"/>
                <table:data-pilot-member table:name="7964" table:display="true" table:show-details="true"/>
                <table:data-pilot-member table:name="7965" table:display="true" table:show-details="true"/>
                <table:data-pilot-member table:name="7989" table:display="true" table:show-details="true"/>
                <table:data-pilot-member table:name="7998" table:display="true" table:show-details="true"/>
                <table:data-pilot-member table:name="8010" table:display="true" table:show-details="true"/>
                <table:data-pilot-member table:name="8022" table:display="true" table:show-details="true"/>
                <table:data-pilot-member table:name="8038" table:display="true" table:show-details="true"/>
                <table:data-pilot-member table:name="8053" table:display="true" table:show-details="true"/>
                <table:data-pilot-member table:name="8062" table:display="true" table:show-details="true"/>
                <table:data-pilot-member table:name="8068" table:display="true" table:show-details="true"/>
                <table:data-pilot-member table:name="8074" table:display="true" table:show-details="true"/>
                <table:data-pilot-member table:name="8076" table:display="true" table:show-details="true"/>
                <table:data-pilot-member table:name="8098" table:display="true" table:show-details="true"/>
                <table:data-pilot-member table:name="8099" table:display="true" table:show-details="true"/>
                <table:data-pilot-member table:name="8103" table:display="true" table:show-details="true"/>
                <table:data-pilot-member table:name="8120" table:display="true" table:show-details="true"/>
                <table:data-pilot-member table:name="8122" table:display="true" table:show-details="true"/>
                <table:data-pilot-member table:name="8126" table:display="true" table:show-details="true"/>
                <table:data-pilot-member table:name="8127" table:display="true" table:show-details="true"/>
                <table:data-pilot-member table:name="8134" table:display="true" table:show-details="true"/>
                <table:data-pilot-member table:name="8135" table:display="true" table:show-details="true"/>
                <table:data-pilot-member table:name="8153" table:display="true" table:show-details="true"/>
                <table:data-pilot-member table:name="8158" table:display="true" table:show-details="true"/>
                <table:data-pilot-member table:name="8161" table:display="true" table:show-details="true"/>
                <table:data-pilot-member table:name="8172" table:display="true" table:show-details="true"/>
                <table:data-pilot-member table:name="8180" table:display="true" table:show-details="true"/>
                <table:data-pilot-member table:name="8185" table:display="true" table:show-details="true"/>
                <table:data-pilot-member table:name="8187" table:display="true" table:show-details="true"/>
                <table:data-pilot-member table:name="8190" table:display="true" table:show-details="true"/>
                <table:data-pilot-member table:name="8192" table:display="true" table:show-details="true"/>
                <table:data-pilot-member table:name="8213" table:display="true" table:show-details="true"/>
                <table:data-pilot-member table:name="8215" table:display="true" table:show-details="true"/>
                <table:data-pilot-member table:name="8229" table:display="true" table:show-details="true"/>
                <table:data-pilot-member table:name="8232" table:display="true" table:show-details="true"/>
                <table:data-pilot-member table:name="8252" table:display="true" table:show-details="true"/>
                <table:data-pilot-member table:name="8264" table:display="true" table:show-details="true"/>
                <table:data-pilot-member table:name="8284" table:display="true" table:show-details="true"/>
                <table:data-pilot-member table:name="8289" table:display="true" table:show-details="true"/>
                <table:data-pilot-member table:name="8295" table:display="true" table:show-details="true"/>
                <table:data-pilot-member table:name="8305" table:display="true" table:show-details="true"/>
                <table:data-pilot-member table:name="8306" table:display="true" table:show-details="true"/>
                <table:data-pilot-member table:name="8307" table:display="true" table:show-details="true"/>
                <table:data-pilot-member table:name="8308" table:display="true" table:show-details="true"/>
                <table:data-pilot-member table:name="8323" table:display="true" table:show-details="true"/>
                <table:data-pilot-member table:name="8329" table:display="true" table:show-details="true"/>
                <table:data-pilot-member table:name="8331" table:display="true" table:show-details="true"/>
                <table:data-pilot-member table:name="8343" table:display="true" table:show-details="true"/>
                <table:data-pilot-member table:name="8345" table:display="true" table:show-details="true"/>
                <table:data-pilot-member table:name="8359" table:display="true" table:show-details="true"/>
                <table:data-pilot-member table:name="8363" table:display="true" table:show-details="true"/>
                <table:data-pilot-member table:name="8378" table:display="true" table:show-details="true"/>
                <table:data-pilot-member table:name="8382" table:display="true" table:show-details="true"/>
                <table:data-pilot-member table:name="8385" table:display="true" table:show-details="true"/>
                <table:data-pilot-member table:name="8387" table:display="true" table:show-details="true"/>
                <table:data-pilot-member table:name="8390" table:display="true" table:show-details="true"/>
                <table:data-pilot-member table:name="8397" table:display="true" table:show-details="true"/>
                <table:data-pilot-member table:name="8398" table:display="true" table:show-details="true"/>
                <table:data-pilot-member table:name="8401" table:display="true" table:show-details="true"/>
                <table:data-pilot-member table:name="8402" table:display="true" table:show-details="true"/>
                <table:data-pilot-member table:name="8419" table:display="true" table:show-details="true"/>
                <table:data-pilot-member table:name="8420" table:display="true" table:show-details="true"/>
                <table:data-pilot-member table:name="8424" table:display="true" table:show-details="true"/>
                <table:data-pilot-member table:name="8433" table:display="true" table:show-details="true"/>
                <table:data-pilot-member table:name="8465" table:display="true" table:show-details="true"/>
                <table:data-pilot-member table:name="8467" table:display="true" table:show-details="true"/>
                <table:data-pilot-member table:name="8475" table:display="true" table:show-details="true"/>
                <table:data-pilot-member table:name="8485" table:display="true" table:show-details="true"/>
                <table:data-pilot-member table:name="8500" table:display="true" table:show-details="true"/>
                <table:data-pilot-member table:name="8518" table:display="true" table:show-details="true"/>
                <table:data-pilot-member table:name="8528" table:display="true" table:show-details="true"/>
                <table:data-pilot-member table:name="8536" table:display="true" table:show-details="true"/>
                <table:data-pilot-member table:name="8538" table:display="true" table:show-details="true"/>
                <table:data-pilot-member table:name="8540" table:display="true" table:show-details="true"/>
                <table:data-pilot-member table:name="8546" table:display="true" table:show-details="true"/>
                <table:data-pilot-member table:name="8567" table:display="true" table:show-details="true"/>
                <table:data-pilot-member table:name="8570" table:display="true" table:show-details="true"/>
                <table:data-pilot-member table:name="8572" table:display="true" table:show-details="true"/>
                <table:data-pilot-member table:name="8586" table:display="true" table:show-details="true"/>
                <table:data-pilot-member table:name="8589" table:display="true" table:show-details="true"/>
                <table:data-pilot-member table:name="8596" table:display="true" table:show-details="true"/>
                <table:data-pilot-member table:name="8603" table:display="true" table:show-details="true"/>
                <table:data-pilot-member table:name="8606" table:display="true" table:show-details="true"/>
                <table:data-pilot-member table:name="8615" table:display="true" table:show-details="true"/>
                <table:data-pilot-member table:name="8617" table:display="true" table:show-details="true"/>
                <table:data-pilot-member table:name="8621" table:display="true" table:show-details="true"/>
                <table:data-pilot-member table:name="8629" table:display="true" table:show-details="true"/>
                <table:data-pilot-member table:name="8631" table:display="true" table:show-details="true"/>
                <table:data-pilot-member table:name="8632" table:display="true" table:show-details="true"/>
                <table:data-pilot-member table:name="8648" table:display="true" table:show-details="true"/>
                <table:data-pilot-member table:name="8669" table:display="true" table:show-details="true"/>
                <table:data-pilot-member table:name="8677" table:display="true" table:show-details="true"/>
                <table:data-pilot-member table:name="8680" table:display="true" table:show-details="true"/>
                <table:data-pilot-member table:name="8700" table:display="true" table:show-details="true"/>
                <table:data-pilot-member table:name="8701" table:display="true" table:show-details="true"/>
                <table:data-pilot-member table:name="8702" table:display="true" table:show-details="true"/>
                <table:data-pilot-member table:name="8732" table:display="true" table:show-details="true"/>
                <table:data-pilot-member table:name="8744" table:display="true" table:show-details="true"/>
                <table:data-pilot-member table:name="8748" table:display="true" table:show-details="true"/>
                <table:data-pilot-member table:name="8754" table:display="true" table:show-details="true"/>
                <table:data-pilot-member table:name="8759" table:display="true" table:show-details="true"/>
                <table:data-pilot-member table:name="8760" table:display="true" table:show-details="true"/>
                <table:data-pilot-member table:name="8768" table:display="true" table:show-details="true"/>
                <table:data-pilot-member table:name="8769" table:display="true" table:show-details="true"/>
                <table:data-pilot-member table:name="8774" table:display="true" table:show-details="true"/>
                <table:data-pilot-member table:name="8779" table:display="true" table:show-details="true"/>
                <table:data-pilot-member table:name="8784" table:display="true" table:show-details="true"/>
                <table:data-pilot-member table:name="8794" table:display="true" table:show-details="true"/>
                <table:data-pilot-member table:name="8804" table:display="true" table:show-details="true"/>
                <table:data-pilot-member table:name="8823" table:display="true" table:show-details="true"/>
                <table:data-pilot-member table:name="8834" table:display="true" table:show-details="true"/>
                <table:data-pilot-member table:name="8852" table:display="true" table:show-details="true"/>
                <table:data-pilot-member table:name="8856" table:display="true" table:show-details="true"/>
                <table:data-pilot-member table:name="8858" table:display="true" table:show-details="true"/>
                <table:data-pilot-member table:name="8861" table:display="true" table:show-details="true"/>
                <table:data-pilot-member table:name="8862" table:display="true" table:show-details="true"/>
                <table:data-pilot-member table:name="8863" table:display="true" table:show-details="true"/>
                <table:data-pilot-member table:name="8865" table:display="true" table:show-details="true"/>
                <table:data-pilot-member table:name="8866" table:display="true" table:show-details="true"/>
                <table:data-pilot-member table:name="8868" table:display="true" table:show-details="true"/>
                <table:data-pilot-member table:name="8872" table:display="true" table:show-details="true"/>
                <table:data-pilot-member table:name="8895" table:display="true" table:show-details="true"/>
                <table:data-pilot-member table:name="8903" table:display="true" table:show-details="true"/>
                <table:data-pilot-member table:name="8910" table:display="true" table:show-details="true"/>
                <table:data-pilot-member table:name="8932" table:display="true" table:show-details="true"/>
                <table:data-pilot-member table:name="8934" table:display="true" table:show-details="true"/>
                <table:data-pilot-member table:name="8954" table:display="true" table:show-details="true"/>
                <table:data-pilot-member table:name="8963" table:display="true" table:show-details="true"/>
                <table:data-pilot-member table:name="8986" table:display="true" table:show-details="true"/>
                <table:data-pilot-member table:name="9003" table:display="true" table:show-details="true"/>
                <table:data-pilot-member table:name="9004" table:display="true" table:show-details="true"/>
                <table:data-pilot-member table:name="9007" table:display="true" table:show-details="true"/>
                <table:data-pilot-member table:name="9011" table:display="true" table:show-details="true"/>
                <table:data-pilot-member table:name="9017" table:display="true" table:show-details="true"/>
                <table:data-pilot-member table:name="9031" table:display="true" table:show-details="true"/>
                <table:data-pilot-member table:name="9033" table:display="true" table:show-details="true"/>
                <table:data-pilot-member table:name="9034" table:display="true" table:show-details="true"/>
                <table:data-pilot-member table:name="9037" table:display="true" table:show-details="true"/>
                <table:data-pilot-member table:name="9044" table:display="true" table:show-details="true"/>
                <table:data-pilot-member table:name="9088" table:display="true" table:show-details="true"/>
                <table:data-pilot-member table:name="9092" table:display="true" table:show-details="true"/>
                <table:data-pilot-member table:name="9098" table:display="true" table:show-details="true"/>
                <table:data-pilot-member table:name="9103" table:display="true" table:show-details="true"/>
                <table:data-pilot-member table:name="9104" table:display="true" table:show-details="true"/>
                <table:data-pilot-member table:name="9105" table:display="true" table:show-details="true"/>
                <table:data-pilot-member table:name="9106" table:display="true" table:show-details="true"/>
                <table:data-pilot-member table:name="9107" table:display="true" table:show-details="true"/>
                <table:data-pilot-member table:name="9120" table:display="true" table:show-details="true"/>
                <table:data-pilot-member table:name="9132" table:display="true" table:show-details="true"/>
                <table:data-pilot-member table:name="9135" table:display="true" table:show-details="true"/>
                <table:data-pilot-member table:name="9142" table:display="true" table:show-details="true"/>
                <table:data-pilot-member table:name="9148" table:display="true" table:show-details="true"/>
                <table:data-pilot-member table:name="9154" table:display="true" table:show-details="true"/>
                <table:data-pilot-member table:name="9162" table:display="true" table:show-details="true"/>
                <table:data-pilot-member table:name="9166" table:display="true" table:show-details="true"/>
                <table:data-pilot-member table:name="9167" table:display="true" table:show-details="true"/>
                <table:data-pilot-member table:name="9170" table:display="true" table:show-details="true"/>
                <table:data-pilot-member table:name="9183" table:display="true" table:show-details="true"/>
                <table:data-pilot-member table:name="9185" table:display="true" table:show-details="true"/>
                <table:data-pilot-member table:name="9236" table:display="true" table:show-details="true"/>
                <table:data-pilot-member table:name="9244" table:display="true" table:show-details="true"/>
                <table:data-pilot-member table:name="9245" table:display="true" table:show-details="true"/>
                <table:data-pilot-member table:name="9248" table:display="true" table:show-details="true"/>
                <table:data-pilot-member table:name="9255" table:display="true" table:show-details="true"/>
                <table:data-pilot-member table:name="9267" table:display="true" table:show-details="true"/>
                <table:data-pilot-member table:name="9270" table:display="true" table:show-details="true"/>
                <table:data-pilot-member table:name="9279" table:display="true" table:show-details="true"/>
                <table:data-pilot-member table:name="9280" table:display="true" table:show-details="true"/>
                <table:data-pilot-member table:name="9282" table:display="true" table:show-details="true"/>
                <table:data-pilot-member table:name="9285" table:display="true" table:show-details="true"/>
                <table:data-pilot-member table:name="9301" table:display="true" table:show-details="true"/>
                <table:data-pilot-member table:name="9310" table:display="true" table:show-details="true"/>
                <table:data-pilot-member table:name="9313" table:display="true" table:show-details="true"/>
                <table:data-pilot-member table:name="9322" table:display="true" table:show-details="true"/>
                <table:data-pilot-member table:name="9332" table:display="true" table:show-details="true"/>
                <table:data-pilot-member table:name="9340" table:display="true" table:show-details="true"/>
                <table:data-pilot-member table:name="9365" table:display="true" table:show-details="true"/>
                <table:data-pilot-member table:name="9374" table:display="true" table:show-details="true"/>
                <table:data-pilot-member table:name="9383" table:display="true" table:show-details="true"/>
                <table:data-pilot-member table:name="9387" table:display="true" table:show-details="true"/>
                <table:data-pilot-member table:name="9390" table:display="true" table:show-details="true"/>
                <table:data-pilot-member table:name="9393" table:display="true" table:show-details="true"/>
                <table:data-pilot-member table:name="9396" table:display="true" table:show-details="true"/>
                <table:data-pilot-member table:name="9397" table:display="true" table:show-details="true"/>
                <table:data-pilot-member table:name="9437" table:display="true" table:show-details="true"/>
                <table:data-pilot-member table:name="9446" table:display="true" table:show-details="true"/>
                <table:data-pilot-member table:name="9452" table:display="true" table:show-details="true"/>
                <table:data-pilot-member table:name="9467" table:display="true" table:show-details="true"/>
                <table:data-pilot-member table:name="9468" table:display="true" table:show-details="true"/>
                <table:data-pilot-member table:name="9488" table:display="true" table:show-details="true"/>
                <table:data-pilot-member table:name="9490" table:display="true" table:show-details="true"/>
                <table:data-pilot-member table:name="9491" table:display="true" table:show-details="true"/>
                <table:data-pilot-member table:name="9494" table:display="true" table:show-details="true"/>
                <table:data-pilot-member table:name="9505" table:display="true" table:show-details="true"/>
                <table:data-pilot-member table:name="9516" table:display="true" table:show-details="true"/>
                <table:data-pilot-member table:name="9532" table:display="true" table:show-details="true"/>
                <table:data-pilot-member table:name="9537" table:display="true" table:show-details="true"/>
                <table:data-pilot-member table:name="9539" table:display="true" table:show-details="true"/>
                <table:data-pilot-member table:name="9560" table:display="true" table:show-details="true"/>
                <table:data-pilot-member table:name="9568" table:display="true" table:show-details="true"/>
                <table:data-pilot-member table:name="9583" table:display="true" table:show-details="true"/>
                <table:data-pilot-member table:name="9605" table:display="true" table:show-details="true"/>
                <table:data-pilot-member table:name="9619" table:display="true" table:show-details="true"/>
                <table:data-pilot-member table:name="9627" table:display="true" table:show-details="true"/>
                <table:data-pilot-member table:name="9650" table:display="true" table:show-details="true"/>
                <table:data-pilot-member table:name="9652" table:display="true" table:show-details="true"/>
                <table:data-pilot-member table:name="9655" table:display="true" table:show-details="true"/>
                <table:data-pilot-member table:name="9666" table:display="true" table:show-details="true"/>
                <table:data-pilot-member table:name="9673" table:display="true" table:show-details="true"/>
                <table:data-pilot-member table:name="9676" table:display="true" table:show-details="true"/>
                <table:data-pilot-member table:name="9686" table:display="true" table:show-details="true"/>
                <table:data-pilot-member table:name="9691" table:display="true" table:show-details="true"/>
                <table:data-pilot-member table:name="9692" table:display="true" table:show-details="true"/>
                <table:data-pilot-member table:name="9693" table:display="true" table:show-details="true"/>
                <table:data-pilot-member table:name="9694" table:display="true" table:show-details="true"/>
                <table:data-pilot-member table:name="9702" table:display="true" table:show-details="true"/>
                <table:data-pilot-member table:name="9706" table:display="true" table:show-details="true"/>
                <table:data-pilot-member table:name="9708" table:display="true" table:show-details="true"/>
                <table:data-pilot-member table:name="9712" table:display="true" table:show-details="true"/>
                <table:data-pilot-member table:name="9717" table:display="true" table:show-details="true"/>
                <table:data-pilot-member table:name="9721" table:display="true" table:show-details="true"/>
                <table:data-pilot-member table:name="9735" table:display="true" table:show-details="true"/>
                <table:data-pilot-member table:name="9736" table:display="true" table:show-details="true"/>
                <table:data-pilot-member table:name="9753" table:display="true" table:show-details="true"/>
                <table:data-pilot-member table:name="9777" table:display="true" table:show-details="true"/>
                <table:data-pilot-member table:name="9793" table:display="true" table:show-details="true"/>
                <table:data-pilot-member table:name="9794" table:display="true" table:show-details="true"/>
                <table:data-pilot-member table:name="9795" table:display="true" table:show-details="true"/>
                <table:data-pilot-member table:name="9800" table:display="true" table:show-details="true"/>
                <table:data-pilot-member table:name="9801" table:display="true" table:show-details="true"/>
                <table:data-pilot-member table:name="9806" table:display="true" table:show-details="true"/>
                <table:data-pilot-member table:name="9808" table:display="true" table:show-details="true"/>
                <table:data-pilot-member table:name="9813" table:display="true" table:show-details="true"/>
                <table:data-pilot-member table:name="9819" table:display="true" table:show-details="true"/>
                <table:data-pilot-member table:name="9827" table:display="true" table:show-details="true"/>
                <table:data-pilot-member table:name="9852" table:display="true" table:show-details="true"/>
                <table:data-pilot-member table:name="9853" table:display="true" table:show-details="true"/>
                <table:data-pilot-member table:name="9893" table:display="true" table:show-details="true"/>
                <table:data-pilot-member table:name="9897" table:display="true" table:show-details="true"/>
                <table:data-pilot-member table:name="9914" table:display="true" table:show-details="true"/>
                <table:data-pilot-member table:name="9918" table:display="true" table:show-details="true"/>
                <table:data-pilot-member table:name="9929" table:display="true" table:show-details="true"/>
                <table:data-pilot-member table:name="9938" table:display="true" table:show-details="true"/>
                <table:data-pilot-member table:name="9947" table:display="true" table:show-details="true"/>
                <table:data-pilot-member table:name="9951" table:display="true" table:show-details="true"/>
                <table:data-pilot-member table:name="9955" table:display="true" table:show-details="true"/>
                <table:data-pilot-member table:name="9956" table:display="true" table:show-details="true"/>
                <table:data-pilot-member table:name="9958" table:display="true" table:show-details="true"/>
                <table:data-pilot-member table:name="9962" table:display="true" table:show-details="true"/>
                <table:data-pilot-member table:name="9967" table:display="true" table:show-details="true"/>
                <table:data-pilot-member table:name="9968" table:display="true" table:show-details="true"/>
                <table:data-pilot-member table:name="9969" table:display="true" table:show-details="true"/>
                <table:data-pilot-member table:name="9983" table:display="true" table:show-details="true"/>
                <table:data-pilot-member table:name="9986" table:display="true" table:show-details="true"/>
                <table:data-pilot-member table:name="9991" table:display="true" table:show-details="true"/>
                <table:data-pilot-member table:name="9994" table:display="true" table:show-details="true"/>
                <table:data-pilot-member table:name="10000" table:display="true" table:show-details="true"/>
                <table:data-pilot-member table:name="10019" table:display="true" table:show-details="true"/>
                <table:data-pilot-member table:name="10023" table:display="true" table:show-details="true"/>
                <table:data-pilot-member table:name="10025" table:display="true" table:show-details="true"/>
                <table:data-pilot-member table:name="10028" table:display="true" table:show-details="true"/>
                <table:data-pilot-member table:name="10045" table:display="true" table:show-details="true"/>
                <table:data-pilot-member table:name="10050" table:display="true" table:show-details="true"/>
                <table:data-pilot-member table:name="10052" table:display="true" table:show-details="true"/>
                <table:data-pilot-member table:name="10055" table:display="true" table:show-details="true"/>
                <table:data-pilot-member table:name="10059" table:display="true" table:show-details="true"/>
                <table:data-pilot-member table:name="10066" table:display="true" table:show-details="true"/>
                <table:data-pilot-member table:name="10074" table:display="true" table:show-details="true"/>
                <table:data-pilot-member table:name="10081" table:display="true" table:show-details="true"/>
                <table:data-pilot-member table:name="10082" table:display="true" table:show-details="true"/>
                <table:data-pilot-member table:name="10085" table:display="true" table:show-details="true"/>
                <table:data-pilot-member table:name="10097" table:display="true" table:show-details="true"/>
                <table:data-pilot-member table:name="10108" table:display="true" table:show-details="true"/>
                <table:data-pilot-member table:name="10120" table:display="true" table:show-details="true"/>
                <table:data-pilot-member table:name="10125" table:display="true" table:show-details="true"/>
                <table:data-pilot-member table:name="10130" table:display="true" table:show-details="true"/>
                <table:data-pilot-member table:name="10143" table:display="true" table:show-details="true"/>
                <table:data-pilot-member table:name="10145" table:display="true" table:show-details="true"/>
                <table:data-pilot-member table:name="10148" table:display="true" table:show-details="true"/>
                <table:data-pilot-member table:name="10149" table:display="true" table:show-details="true"/>
                <table:data-pilot-member table:name="10157" table:display="true" table:show-details="true"/>
                <table:data-pilot-member table:name="10180" table:display="true" table:show-details="true"/>
                <table:data-pilot-member table:name="10186" table:display="true" table:show-details="true"/>
                <table:data-pilot-member table:name="10187" table:display="true" table:show-details="true"/>
                <table:data-pilot-member table:name="10189" table:display="true" table:show-details="true"/>
                <table:data-pilot-member table:name="10195" table:display="true" table:show-details="true"/>
                <table:data-pilot-member table:name="10229" table:display="true" table:show-details="true"/>
                <table:data-pilot-member table:name="10231" table:display="true" table:show-details="true"/>
                <table:data-pilot-member table:name="10238" table:display="true" table:show-details="true"/>
                <table:data-pilot-member table:name="10245" table:display="true" table:show-details="true"/>
                <table:data-pilot-member table:name="10246" table:display="true" table:show-details="true"/>
                <table:data-pilot-member table:name="10250" table:display="true" table:show-details="true"/>
                <table:data-pilot-member table:name="10256" table:display="true" table:show-details="true"/>
                <table:data-pilot-member table:name="10265" table:display="true" table:show-details="true"/>
                <table:data-pilot-member table:name="10283" table:display="true" table:show-details="true"/>
                <table:data-pilot-member table:name="10284" table:display="true" table:show-details="true"/>
                <table:data-pilot-member table:name="10290" table:display="true" table:show-details="true"/>
                <table:data-pilot-member table:name="10304" table:display="true" table:show-details="true"/>
                <table:data-pilot-member table:name="10322" table:display="true" table:show-details="true"/>
                <table:data-pilot-member table:name="10333" table:display="true" table:show-details="true"/>
                <table:data-pilot-member table:name="10340" table:display="true" table:show-details="true"/>
                <table:data-pilot-member table:name="10343" table:display="true" table:show-details="true"/>
                <table:data-pilot-member table:name="10348" table:display="true" table:show-details="true"/>
                <table:data-pilot-member table:name="10352" table:display="true" table:show-details="true"/>
                <table:data-pilot-member table:name="10367" table:display="true" table:show-details="true"/>
                <table:data-pilot-member table:name="10380" table:display="true" table:show-details="true"/>
                <table:data-pilot-member table:name="10386" table:display="true" table:show-details="true"/>
                <table:data-pilot-member table:name="10392" table:display="true" table:show-details="true"/>
                <table:data-pilot-member table:name="10395" table:display="true" table:show-details="true"/>
                <table:data-pilot-member table:name="10401" table:display="true" table:show-details="true"/>
                <table:data-pilot-member table:name="10417" table:display="true" table:show-details="true"/>
                <table:data-pilot-member table:name="10419" table:display="true" table:show-details="true"/>
                <table:data-pilot-member table:name="10422" table:display="true" table:show-details="true"/>
                <table:data-pilot-member table:name="10431" table:display="true" table:show-details="true"/>
                <table:data-pilot-member table:name="10432" table:display="true" table:show-details="true"/>
                <table:data-pilot-member table:name="10435" table:display="true" table:show-details="true"/>
                <table:data-pilot-member table:name="10448" table:display="true" table:show-details="true"/>
                <table:data-pilot-member table:name="10460" table:display="true" table:show-details="true"/>
                <table:data-pilot-member table:name="10464" table:display="true" table:show-details="true"/>
                <table:data-pilot-member table:name="10478" table:display="true" table:show-details="true"/>
                <table:data-pilot-member table:name="10490" table:display="true" table:show-details="true"/>
                <table:data-pilot-member table:name="10494" table:display="true" table:show-details="true"/>
                <table:data-pilot-member table:name="10495" table:display="true" table:show-details="true"/>
                <table:data-pilot-member table:name="10499" table:display="true" table:show-details="true"/>
                <table:data-pilot-member table:name="10503" table:display="true" table:show-details="true"/>
                <table:data-pilot-member table:name="10510" table:display="true" table:show-details="true"/>
                <table:data-pilot-member table:name="10512" table:display="true" table:show-details="true"/>
                <table:data-pilot-member table:name="10515" table:display="true" table:show-details="true"/>
                <table:data-pilot-member table:name="10525" table:display="true" table:show-details="true"/>
                <table:data-pilot-member table:name="10529" table:display="true" table:show-details="true"/>
                <table:data-pilot-member table:name="10534" table:display="true" table:show-details="true"/>
                <table:data-pilot-member table:name="10536" table:display="true" table:show-details="true"/>
                <table:data-pilot-member table:name="10543" table:display="true" table:show-details="true"/>
                <table:data-pilot-member table:name="10551" table:display="true" table:show-details="true"/>
                <table:data-pilot-member table:name="10565" table:display="true" table:show-details="true"/>
                <table:data-pilot-member table:name="10571" table:display="true" table:show-details="true"/>
                <table:data-pilot-member table:name="10581" table:display="true" table:show-details="true"/>
                <table:data-pilot-member table:name="10592" table:display="true" table:show-details="true"/>
                <table:data-pilot-member table:name="10594" table:display="true" table:show-details="true"/>
                <table:data-pilot-member table:name="10598" table:display="true" table:show-details="true"/>
                <table:data-pilot-member table:name="10601" table:display="true" table:show-details="true"/>
                <table:data-pilot-member table:name="10605" table:display="true" table:show-details="true"/>
                <table:data-pilot-member table:name="10609" table:display="true" table:show-details="true"/>
                <table:data-pilot-member table:name="10610" table:display="true" table:show-details="true"/>
                <table:data-pilot-member table:name="10621" table:display="true" table:show-details="true"/>
                <table:data-pilot-member table:name="10636" table:display="true" table:show-details="true"/>
                <table:data-pilot-member table:name="10639" table:display="true" table:show-details="true"/>
                <table:data-pilot-member table:name="10646" table:display="true" table:show-details="true"/>
                <table:data-pilot-member table:name="10649" table:display="true" table:show-details="true"/>
                <table:data-pilot-member table:name="10652" table:display="true" table:show-details="true"/>
                <table:data-pilot-member table:name="10653" table:display="true" table:show-details="true"/>
                <table:data-pilot-member table:name="10660" table:display="true" table:show-details="true"/>
                <table:data-pilot-member table:name="10664" table:display="true" table:show-details="true"/>
                <table:data-pilot-member table:name="10677" table:display="true" table:show-details="true"/>
                <table:data-pilot-member table:name="10686" table:display="true" table:show-details="true"/>
                <table:data-pilot-member table:name="10709" table:display="true" table:show-details="true"/>
                <table:data-pilot-member table:name="10714" table:display="true" table:show-details="true"/>
                <table:data-pilot-member table:name="10735" table:display="true" table:show-details="true"/>
                <table:data-pilot-member table:name="10744" table:display="true" table:show-details="true"/>
                <table:data-pilot-member table:name="10746" table:display="true" table:show-details="true"/>
                <table:data-pilot-member table:name="10750" table:display="true" table:show-details="true"/>
                <table:data-pilot-member table:name="10767" table:display="true" table:show-details="true"/>
                <table:data-pilot-member table:name="10769" table:display="true" table:show-details="true"/>
                <table:data-pilot-member table:name="10770" table:display="true" table:show-details="true"/>
                <table:data-pilot-member table:name="10774" table:display="true" table:show-details="true"/>
                <table:data-pilot-member table:name="10788" table:display="true" table:show-details="true"/>
                <table:data-pilot-member table:name="10797" table:display="true" table:show-details="true"/>
                <table:data-pilot-member table:name="10830" table:display="true" table:show-details="true"/>
                <table:data-pilot-member table:name="10840" table:display="true" table:show-details="true"/>
                <table:data-pilot-member table:name="10846" table:display="true" table:show-details="true"/>
                <table:data-pilot-member table:name="10853" table:display="true" table:show-details="true"/>
                <table:data-pilot-member table:name="10854" table:display="true" table:show-details="true"/>
                <table:data-pilot-member table:name="10857" table:display="true" table:show-details="true"/>
                <table:data-pilot-member table:name="10860" table:display="true" table:show-details="true"/>
                <table:data-pilot-member table:name="10866" table:display="true" table:show-details="true"/>
                <table:data-pilot-member table:name="10871" table:display="true" table:show-details="true"/>
                <table:data-pilot-member table:name="10876" table:display="true" table:show-details="true"/>
                <table:data-pilot-member table:name="10883" table:display="true" table:show-details="true"/>
                <table:data-pilot-member table:name="10890" table:display="true" table:show-details="true"/>
                <table:data-pilot-member table:name="10898" table:display="true" table:show-details="true"/>
                <table:data-pilot-member table:name="10899" table:display="true" table:show-details="true"/>
                <table:data-pilot-member table:name="10905" table:display="true" table:show-details="true"/>
                <table:data-pilot-member table:name="10906" table:display="true" table:show-details="true"/>
                <table:data-pilot-member table:name="10921" table:display="true" table:show-details="true"/>
                <table:data-pilot-member table:name="10922" table:display="true" table:show-details="true"/>
                <table:data-pilot-member table:name="10925" table:display="true" table:show-details="true"/>
                <table:data-pilot-member table:name="10926" table:display="true" table:show-details="true"/>
                <table:data-pilot-member table:name="10931" table:display="true" table:show-details="true"/>
                <table:data-pilot-member table:name="10939" table:display="true" table:show-details="true"/>
                <table:data-pilot-member table:name="10941" table:display="true" table:show-details="true"/>
                <table:data-pilot-member table:name="10951" table:display="true" table:show-details="true"/>
                <table:data-pilot-member table:name="10960" table:display="true" table:show-details="true"/>
                <table:data-pilot-member table:name="10962" table:display="true" table:show-details="true"/>
                <table:data-pilot-member table:name="10968" table:display="true" table:show-details="true"/>
                <table:data-pilot-member table:name="10992" table:display="true" table:show-details="true"/>
                <table:data-pilot-member table:name="11017" table:display="true" table:show-details="true"/>
                <table:data-pilot-member table:name="11023" table:display="true" table:show-details="true"/>
                <table:data-pilot-member table:name="11049" table:display="true" table:show-details="true"/>
                <table:data-pilot-member table:name="11053" table:display="true" table:show-details="true"/>
                <table:data-pilot-member table:name="11057" table:display="true" table:show-details="true"/>
                <table:data-pilot-member table:name="11064" table:display="true" table:show-details="true"/>
                <table:data-pilot-member table:name="11068" table:display="true" table:show-details="true"/>
                <table:data-pilot-member table:name="11074" table:display="true" table:show-details="true"/>
                <table:data-pilot-member table:name="11119" table:display="true" table:show-details="true"/>
                <table:data-pilot-member table:name="11131" table:display="true" table:show-details="true"/>
                <table:data-pilot-member table:name="11132" table:display="true" table:show-details="true"/>
                <table:data-pilot-member table:name="11145" table:display="true" table:show-details="true"/>
                <table:data-pilot-member table:name="11164" table:display="true" table:show-details="true"/>
                <table:data-pilot-member table:name="11172" table:display="true" table:show-details="true"/>
                <table:data-pilot-member table:name="11175" table:display="true" table:show-details="true"/>
                <table:data-pilot-member table:name="11178" table:display="true" table:show-details="true"/>
                <table:data-pilot-member table:name="11179" table:display="true" table:show-details="true"/>
                <table:data-pilot-member table:name="11187" table:display="true" table:show-details="true"/>
                <table:data-pilot-member table:name="11189" table:display="true" table:show-details="true"/>
                <table:data-pilot-member table:name="11194" table:display="true" table:show-details="true"/>
                <table:data-pilot-member table:name="11196" table:display="true" table:show-details="true"/>
                <table:data-pilot-member table:name="11236" table:display="true" table:show-details="true"/>
                <table:data-pilot-member table:name="11238" table:display="true" table:show-details="true"/>
                <table:data-pilot-member table:name="11259" table:display="true" table:show-details="true"/>
                <table:data-pilot-member table:name="11262" table:display="true" table:show-details="true"/>
                <table:data-pilot-member table:name="11265" table:display="true" table:show-details="true"/>
                <table:data-pilot-member table:name="11270" table:display="true" table:show-details="true"/>
                <table:data-pilot-member table:name="11285" table:display="true" table:show-details="true"/>
                <table:data-pilot-member table:name="11292" table:display="true" table:show-details="true"/>
                <table:data-pilot-member table:name="11297" table:display="true" table:show-details="true"/>
                <table:data-pilot-member table:name="11303" table:display="true" table:show-details="true"/>
                <table:data-pilot-member table:name="11310" table:display="true" table:show-details="true"/>
                <table:data-pilot-member table:name="11332" table:display="true" table:show-details="true"/>
                <table:data-pilot-member table:name="11336" table:display="true" table:show-details="true"/>
                <table:data-pilot-member table:name="11338" table:display="true" table:show-details="true"/>
                <table:data-pilot-member table:name="11340" table:display="true" table:show-details="true"/>
                <table:data-pilot-member table:name="11341" table:display="true" table:show-details="true"/>
                <table:data-pilot-member table:name="11349" table:display="true" table:show-details="true"/>
                <table:data-pilot-member table:name="11363" table:display="true" table:show-details="true"/>
                <table:data-pilot-member table:name="11365" table:display="true" table:show-details="true"/>
                <table:data-pilot-member table:name="11374" table:display="true" table:show-details="true"/>
                <table:data-pilot-member table:name="11379" table:display="true" table:show-details="true"/>
                <table:data-pilot-member table:name="11384" table:display="true" table:show-details="true"/>
                <table:data-pilot-member table:name="11407" table:display="true" table:show-details="true"/>
                <table:data-pilot-member table:name="11421" table:display="true" table:show-details="true"/>
                <table:data-pilot-member table:name="11430" table:display="true" table:show-details="true"/>
                <table:data-pilot-member table:name="11440" table:display="true" table:show-details="true"/>
                <table:data-pilot-member table:name="11446" table:display="true" table:show-details="true"/>
                <table:data-pilot-member table:name="11458" table:display="true" table:show-details="true"/>
                <table:data-pilot-member table:name="11462" table:display="true" table:show-details="true"/>
                <table:data-pilot-member table:name="11463" table:display="true" table:show-details="true"/>
                <table:data-pilot-member table:name="11473" table:display="true" table:show-details="true"/>
                <table:data-pilot-member table:name="11476" table:display="true" table:show-details="true"/>
                <table:data-pilot-member table:name="11477" table:display="true" table:show-details="true"/>
                <table:data-pilot-member table:name="11480" table:display="true" table:show-details="true"/>
                <table:data-pilot-member table:name="11495" table:display="true" table:show-details="true"/>
                <table:data-pilot-member table:name="11500" table:display="true" table:show-details="true"/>
                <table:data-pilot-member table:name="11523" table:display="true" table:show-details="true"/>
                <table:data-pilot-member table:name="11535" table:display="true" table:show-details="true"/>
                <table:data-pilot-member table:name="11543" table:display="true" table:show-details="true"/>
                <table:data-pilot-member table:name="11547" table:display="true" table:show-details="true"/>
                <table:data-pilot-member table:name="11550" table:display="true" table:show-details="true"/>
                <table:data-pilot-member table:name="11560" table:display="true" table:show-details="true"/>
                <table:data-pilot-member table:name="11567" table:display="true" table:show-details="true"/>
                <table:data-pilot-member table:name="11569" table:display="true" table:show-details="true"/>
                <table:data-pilot-member table:name="11578" table:display="true" table:show-details="true"/>
                <table:data-pilot-member table:name="11589" table:display="true" table:show-details="true"/>
                <table:data-pilot-member table:name="11594" table:display="true" table:show-details="true"/>
                <table:data-pilot-member table:name="11618" table:display="true" table:show-details="true"/>
                <table:data-pilot-member table:name="11619" table:display="true" table:show-details="true"/>
                <table:data-pilot-member table:name="11636" table:display="true" table:show-details="true"/>
                <table:data-pilot-member table:name="11645" table:display="true" table:show-details="true"/>
                <table:data-pilot-member table:name="11655" table:display="true" table:show-details="true"/>
                <table:data-pilot-member table:name="11667" table:display="true" table:show-details="true"/>
                <table:data-pilot-member table:name="11675" table:display="true" table:show-details="true"/>
                <table:data-pilot-member table:name="11678" table:display="true" table:show-details="true"/>
                <table:data-pilot-member table:name="11681" table:display="true" table:show-details="true"/>
                <table:data-pilot-member table:name="11696" table:display="true" table:show-details="true"/>
                <table:data-pilot-member table:name="11698" table:display="true" table:show-details="true"/>
                <table:data-pilot-member table:name="11712" table:display="true" table:show-details="true"/>
                <table:data-pilot-member table:name="11715" table:display="true" table:show-details="true"/>
                <table:data-pilot-member table:name="11722" table:display="true" table:show-details="true"/>
                <table:data-pilot-member table:name="11727" table:display="true" table:show-details="true"/>
                <table:data-pilot-member table:name="11734" table:display="true" table:show-details="true"/>
                <table:data-pilot-member table:name="11739" table:display="true" table:show-details="true"/>
                <table:data-pilot-member table:name="11751" table:display="true" table:show-details="true"/>
                <table:data-pilot-member table:name="11759" table:display="true" table:show-details="true"/>
                <table:data-pilot-member table:name="11762" table:display="true" table:show-details="true"/>
                <table:data-pilot-member table:name="11768" table:display="true" table:show-details="true"/>
                <table:data-pilot-member table:name="11780" table:display="true" table:show-details="true"/>
                <table:data-pilot-member table:name="11806" table:display="true" table:show-details="true"/>
                <table:data-pilot-member table:name="11811" table:display="true" table:show-details="true"/>
                <table:data-pilot-member table:name="11834" table:display="true" table:show-details="true"/>
                <table:data-pilot-member table:name="11835" table:display="true" table:show-details="true"/>
                <table:data-pilot-member table:name="11843" table:display="true" table:show-details="true"/>
                <table:data-pilot-member table:name="11850" table:display="true" table:show-details="true"/>
                <table:data-pilot-member table:name="11857" table:display="true" table:show-details="true"/>
                <table:data-pilot-member table:name="11872" table:display="true" table:show-details="true"/>
                <table:data-pilot-member table:name="11882" table:display="true" table:show-details="true"/>
                <table:data-pilot-member table:name="11884" table:display="true" table:show-details="true"/>
                <table:data-pilot-member table:name="11886" table:display="true" table:show-details="true"/>
                <table:data-pilot-member table:name="11903" table:display="true" table:show-details="true"/>
                <table:data-pilot-member table:name="11911" table:display="true" table:show-details="true"/>
                <table:data-pilot-member table:name="11920" table:display="true" table:show-details="true"/>
                <table:data-pilot-member table:name="11938" table:display="true" table:show-details="true"/>
                <table:data-pilot-member table:name="11951" table:display="true" table:show-details="true"/>
                <table:data-pilot-member table:name="11964" table:display="true" table:show-details="true"/>
                <table:data-pilot-member table:name="11973" table:display="true" table:show-details="true"/>
                <table:data-pilot-member table:name="11977" table:display="true" table:show-details="true"/>
                <table:data-pilot-member table:name="11988" table:display="true" table:show-details="true"/>
                <table:data-pilot-member table:name="11994" table:display="true" table:show-details="true"/>
                <table:data-pilot-member table:name="12001" table:display="true" table:show-details="true"/>
                <table:data-pilot-member table:name="12004" table:display="true" table:show-details="true"/>
                <table:data-pilot-member table:name="12008" table:display="true" table:show-details="true"/>
                <table:data-pilot-member table:name="12014" table:display="true" table:show-details="true"/>
                <table:data-pilot-member table:name="12022" table:display="true" table:show-details="true"/>
                <table:data-pilot-member table:name="12032" table:display="true" table:show-details="true"/>
                <table:data-pilot-member table:name="12034" table:display="true" table:show-details="true"/>
                <table:data-pilot-member table:name="12046" table:display="true" table:show-details="true"/>
                <table:data-pilot-member table:name="12056" table:display="true" table:show-details="true"/>
                <table:data-pilot-member table:name="12066" table:display="true" table:show-details="true"/>
                <table:data-pilot-member table:name="12073" table:display="true" table:show-details="true"/>
                <table:data-pilot-member table:name="12076" table:display="true" table:show-details="true"/>
                <table:data-pilot-member table:name="12093" table:display="true" table:show-details="true"/>
                <table:data-pilot-member table:name="12095" table:display="true" table:show-details="true"/>
                <table:data-pilot-member table:name="12099" table:display="true" table:show-details="true"/>
                <table:data-pilot-member table:name="12129" table:display="true" table:show-details="true"/>
                <table:data-pilot-member table:name="12133" table:display="true" table:show-details="true"/>
                <table:data-pilot-member table:name="12135" table:display="true" table:show-details="true"/>
                <table:data-pilot-member table:name="12137" table:display="true" table:show-details="true"/>
                <table:data-pilot-member table:name="12146" table:display="true" table:show-details="true"/>
                <table:data-pilot-member table:name="12172" table:display="true" table:show-details="true"/>
                <table:data-pilot-member table:name="12203" table:display="true" table:show-details="true"/>
                <table:data-pilot-member table:name="12206" table:display="true" table:show-details="true"/>
                <table:data-pilot-member table:name="12215" table:display="true" table:show-details="true"/>
                <table:data-pilot-member table:name="12226" table:display="true" table:show-details="true"/>
                <table:data-pilot-member table:name="12235" table:display="true" table:show-details="true"/>
                <table:data-pilot-member table:name="12241" table:display="true" table:show-details="true"/>
                <table:data-pilot-member table:name="12250" table:display="true" table:show-details="true"/>
                <table:data-pilot-member table:name="12255" table:display="true" table:show-details="true"/>
                <table:data-pilot-member table:name="12284" table:display="true" table:show-details="true"/>
                <table:data-pilot-member table:name="12294" table:display="true" table:show-details="true"/>
                <table:data-pilot-member table:name="12325" table:display="true" table:show-details="true"/>
                <table:data-pilot-member table:name="12333" table:display="true" table:show-details="true"/>
                <table:data-pilot-member table:name="12375" table:display="true" table:show-details="true"/>
                <table:data-pilot-member table:name="12378" table:display="true" table:show-details="true"/>
                <table:data-pilot-member table:name="12380" table:display="true" table:show-details="true"/>
                <table:data-pilot-member table:name="12394" table:display="true" table:show-details="true"/>
                <table:data-pilot-member table:name="12397" table:display="true" table:show-details="true"/>
                <table:data-pilot-member table:name="12406" table:display="true" table:show-details="true"/>
                <table:data-pilot-member table:name="12413" table:display="true" table:show-details="true"/>
                <table:data-pilot-member table:name="12420" table:display="true" table:show-details="true"/>
                <table:data-pilot-member table:name="12422" table:display="true" table:show-details="true"/>
                <table:data-pilot-member table:name="12437" table:display="true" table:show-details="true"/>
                <table:data-pilot-member table:name="12444" table:display="true" table:show-details="true"/>
                <table:data-pilot-member table:name="12446" table:display="true" table:show-details="true"/>
                <table:data-pilot-member table:name="12465" table:display="true" table:show-details="true"/>
                <table:data-pilot-member table:name="12467" table:display="true" table:show-details="true"/>
                <table:data-pilot-member table:name="12469" table:display="true" table:show-details="true"/>
                <table:data-pilot-member table:name="12470" table:display="true" table:show-details="true"/>
                <table:data-pilot-member table:name="12477" table:display="true" table:show-details="true"/>
                <table:data-pilot-member table:name="12479" table:display="true" table:show-details="true"/>
                <table:data-pilot-member table:name="12481" table:display="true" table:show-details="true"/>
                <table:data-pilot-member table:name="12482" table:display="true" table:show-details="true"/>
                <table:data-pilot-member table:name="12490" table:display="true" table:show-details="true"/>
                <table:data-pilot-member table:name="12494" table:display="true" table:show-details="true"/>
                <table:data-pilot-member table:name="12498" table:display="true" table:show-details="true"/>
                <table:data-pilot-member table:name="12518" table:display="true" table:show-details="true"/>
                <table:data-pilot-member table:name="12533" table:display="true" table:show-details="true"/>
                <table:data-pilot-member table:name="12546" table:display="true" table:show-details="true"/>
                <table:data-pilot-member table:name="12558" table:display="true" table:show-details="true"/>
                <table:data-pilot-member table:name="12560" table:display="true" table:show-details="true"/>
                <table:data-pilot-member table:name="12569" table:display="true" table:show-details="true"/>
                <table:data-pilot-member table:name="12587" table:display="true" table:show-details="true"/>
                <table:data-pilot-member table:name="12592" table:display="true" table:show-details="true"/>
                <table:data-pilot-member table:name="12597" table:display="true" table:show-details="true"/>
                <table:data-pilot-member table:name="12599" table:display="true" table:show-details="true"/>
                <table:data-pilot-member table:name="12606" table:display="true" table:show-details="true"/>
                <table:data-pilot-member table:name="12610" table:display="true" table:show-details="true"/>
                <table:data-pilot-member table:name="12616" table:display="true" table:show-details="true"/>
                <table:data-pilot-member table:name="12618" table:display="true" table:show-details="true"/>
                <table:data-pilot-member table:name="12624" table:display="true" table:show-details="true"/>
                <table:data-pilot-member table:name="12628" table:display="true" table:show-details="true"/>
                <table:data-pilot-member table:name="12646" table:display="true" table:show-details="true"/>
                <table:data-pilot-member table:name="12649" table:display="true" table:show-details="true"/>
                <table:data-pilot-member table:name="12651" table:display="true" table:show-details="true"/>
                <table:data-pilot-member table:name="12683" table:display="true" table:show-details="true"/>
                <table:data-pilot-member table:name="12686" table:display="true" table:show-details="true"/>
                <table:data-pilot-member table:name="12689" table:display="true" table:show-details="true"/>
                <table:data-pilot-member table:name="12690" table:display="true" table:show-details="true"/>
                <table:data-pilot-member table:name="12694" table:display="true" table:show-details="true"/>
                <table:data-pilot-member table:name="12703" table:display="true" table:show-details="true"/>
                <table:data-pilot-member table:name="12705" table:display="true" table:show-details="true"/>
                <table:data-pilot-member table:name="12709" table:display="true" table:show-details="true"/>
                <table:data-pilot-member table:name="12726" table:display="true" table:show-details="true"/>
                <table:data-pilot-member table:name="12728" table:display="true" table:show-details="true"/>
                <table:data-pilot-member table:name="12729" table:display="true" table:show-details="true"/>
                <table:data-pilot-member table:name="12730" table:display="true" table:show-details="true"/>
                <table:data-pilot-member table:name="12734" table:display="true" table:show-details="true"/>
                <table:data-pilot-member table:name="12757" table:display="true" table:show-details="true"/>
                <table:data-pilot-member table:name="12760" table:display="true" table:show-details="true"/>
                <table:data-pilot-member table:name="12765" table:display="true" table:show-details="true"/>
                <table:data-pilot-member table:name="12767" table:display="true" table:show-details="true"/>
                <table:data-pilot-member table:name="12783" table:display="true" table:show-details="true"/>
                <table:data-pilot-member table:name="12792" table:display="true" table:show-details="true"/>
                <table:data-pilot-member table:name="12796" table:display="true" table:show-details="true"/>
                <table:data-pilot-member table:name="12797" table:display="true" table:show-details="true"/>
                <table:data-pilot-member table:name="12800" table:display="true" table:show-details="true"/>
                <table:data-pilot-member table:name="12809" table:display="true" table:show-details="true"/>
                <table:data-pilot-member table:name="12818" table:display="true" table:show-details="true"/>
                <table:data-pilot-member table:name="12829" table:display="true" table:show-details="true"/>
                <table:data-pilot-member table:name="12838" table:display="true" table:show-details="true"/>
                <table:data-pilot-member table:name="12843" table:display="true" table:show-details="true"/>
                <table:data-pilot-member table:name="12845" table:display="true" table:show-details="true"/>
                <table:data-pilot-member table:name="12848" table:display="true" table:show-details="true"/>
                <table:data-pilot-member table:name="12849" table:display="true" table:show-details="true"/>
                <table:data-pilot-member table:name="12861" table:display="true" table:show-details="true"/>
                <table:data-pilot-member table:name="12867" table:display="true" table:show-details="true"/>
                <table:data-pilot-member table:name="12869" table:display="true" table:show-details="true"/>
                <table:data-pilot-member table:name="12877" table:display="true" table:show-details="true"/>
                <table:data-pilot-member table:name="12896" table:display="true" table:show-details="true"/>
                <table:data-pilot-member table:name="12897" table:display="true" table:show-details="true"/>
                <table:data-pilot-member table:name="12902" table:display="true" table:show-details="true"/>
                <table:data-pilot-member table:name="12920" table:display="true" table:show-details="true"/>
                <table:data-pilot-member table:name="12924" table:display="true" table:show-details="true"/>
                <table:data-pilot-member table:name="12940" table:display="true" table:show-details="true"/>
                <table:data-pilot-member table:name="12942" table:display="true" table:show-details="true"/>
                <table:data-pilot-member table:name="12950" table:display="true" table:show-details="true"/>
                <table:data-pilot-member table:name="12970" table:display="true" table:show-details="true"/>
                <table:data-pilot-member table:name="12975" table:display="true" table:show-details="true"/>
                <table:data-pilot-member table:name="12980" table:display="true" table:show-details="true"/>
                <table:data-pilot-member table:name="13003" table:display="true" table:show-details="true"/>
                <table:data-pilot-member table:name="13011" table:display="true" table:show-details="true"/>
                <table:data-pilot-member table:name="13015" table:display="true" table:show-details="true"/>
                <table:data-pilot-member table:name="13025" table:display="true" table:show-details="true"/>
                <table:data-pilot-member table:name="13028" table:display="true" table:show-details="true"/>
                <table:data-pilot-member table:name="13041" table:display="true" table:show-details="true"/>
                <table:data-pilot-member table:name="13044" table:display="true" table:show-details="true"/>
                <table:data-pilot-member table:name="13070" table:display="true" table:show-details="true"/>
                <table:data-pilot-member table:name="13105" table:display="true" table:show-details="true"/>
                <table:data-pilot-member table:name="13115" table:display="true" table:show-details="true"/>
                <table:data-pilot-member table:name="13116" table:display="true" table:show-details="true"/>
                <table:data-pilot-member table:name="13124" table:display="true" table:show-details="true"/>
                <table:data-pilot-member table:name="13138" table:display="true" table:show-details="true"/>
                <table:data-pilot-member table:name="13142" table:display="true" table:show-details="true"/>
                <table:data-pilot-member table:name="13152" table:display="true" table:show-details="true"/>
                <table:data-pilot-member table:name="13154" table:display="true" table:show-details="true"/>
                <table:data-pilot-member table:name="13157" table:display="true" table:show-details="true"/>
                <table:data-pilot-member table:name="13159" table:display="true" table:show-details="true"/>
                <table:data-pilot-member table:name="13168" table:display="true" table:show-details="true"/>
                <table:data-pilot-member table:name="13171" table:display="true" table:show-details="true"/>
                <table:data-pilot-member table:name="13173" table:display="true" table:show-details="true"/>
                <table:data-pilot-member table:name="13176" table:display="true" table:show-details="true"/>
                <table:data-pilot-member table:name="13189" table:display="true" table:show-details="true"/>
                <table:data-pilot-member table:name="13204" table:display="true" table:show-details="true"/>
                <table:data-pilot-member table:name="13209" table:display="true" table:show-details="true"/>
                <table:data-pilot-member table:name="13212" table:display="true" table:show-details="true"/>
                <table:data-pilot-member table:name="13219" table:display="true" table:show-details="true"/>
                <table:data-pilot-member table:name="13237" table:display="true" table:show-details="true"/>
                <table:data-pilot-member table:name="13238" table:display="true" table:show-details="true"/>
                <table:data-pilot-member table:name="13248" table:display="true" table:show-details="true"/>
                <table:data-pilot-member table:name="13255" table:display="true" table:show-details="true"/>
                <table:data-pilot-member table:name="13256" table:display="true" table:show-details="true"/>
                <table:data-pilot-member table:name="13268" table:display="true" table:show-details="true"/>
                <table:data-pilot-member table:name="13280" table:display="true" table:show-details="true"/>
                <table:data-pilot-member table:name="13287" table:display="true" table:show-details="true"/>
                <table:data-pilot-member table:name="13294" table:display="true" table:show-details="true"/>
                <table:data-pilot-member table:name="13302" table:display="true" table:show-details="true"/>
                <table:data-pilot-member table:name="13304" table:display="true" table:show-details="true"/>
                <table:data-pilot-member table:name="13310" table:display="true" table:show-details="true"/>
                <table:data-pilot-member table:name="13313" table:display="true" table:show-details="true"/>
                <table:data-pilot-member table:name="13314" table:display="true" table:show-details="true"/>
                <table:data-pilot-member table:name="13319" table:display="true" table:show-details="true"/>
                <table:data-pilot-member table:name="13320" table:display="true" table:show-details="true"/>
                <table:data-pilot-member table:name="13337" table:display="true" table:show-details="true"/>
                <table:data-pilot-member table:name="13346" table:display="true" table:show-details="true"/>
                <table:data-pilot-member table:name="13359" table:display="true" table:show-details="true"/>
                <table:data-pilot-member table:name="13365" table:display="true" table:show-details="true"/>
                <table:data-pilot-member table:name="13381" table:display="true" table:show-details="true"/>
                <table:data-pilot-member table:name="13386" table:display="true" table:show-details="true"/>
                <table:data-pilot-member table:name="13388" table:display="true" table:show-details="true"/>
                <table:data-pilot-member table:name="13389" table:display="true" table:show-details="true"/>
                <table:data-pilot-member table:name="13396" table:display="true" table:show-details="true"/>
                <table:data-pilot-member table:name="13409" table:display="true" table:show-details="true"/>
                <table:data-pilot-member table:name="13419" table:display="true" table:show-details="true"/>
                <table:data-pilot-member table:name="13426" table:display="true" table:show-details="true"/>
                <table:data-pilot-member table:name="13432" table:display="true" table:show-details="true"/>
                <table:data-pilot-member table:name="13455" table:display="true" table:show-details="true"/>
                <table:data-pilot-member table:name="13480" table:display="true" table:show-details="true"/>
                <table:data-pilot-member table:name="13484" table:display="true" table:show-details="true"/>
                <table:data-pilot-member table:name="13502" table:display="true" table:show-details="true"/>
                <table:data-pilot-member table:name="13512" table:display="true" table:show-details="true"/>
                <table:data-pilot-member table:name="13517" table:display="true" table:show-details="true"/>
                <table:data-pilot-member table:name="13527" table:display="true" table:show-details="true"/>
                <table:data-pilot-member table:name="13532" table:display="true" table:show-details="true"/>
                <table:data-pilot-member table:name="13533" table:display="true" table:show-details="true"/>
                <table:data-pilot-member table:name="13535" table:display="true" table:show-details="true"/>
                <table:data-pilot-member table:name="13544" table:display="true" table:show-details="true"/>
                <table:data-pilot-member table:name="13555" table:display="true" table:show-details="true"/>
                <table:data-pilot-member table:name="13565" table:display="true" table:show-details="true"/>
                <table:data-pilot-member table:name="13578" table:display="true" table:show-details="true"/>
                <table:data-pilot-member table:name="13598" table:display="true" table:show-details="true"/>
                <table:data-pilot-member table:name="13602" table:display="true" table:show-details="true"/>
                <table:data-pilot-member table:name="13614" table:display="true" table:show-details="true"/>
                <table:data-pilot-member table:name="13626" table:display="true" table:show-details="true"/>
                <table:data-pilot-member table:name="13668" table:display="true" table:show-details="true"/>
                <table:data-pilot-member table:name="13672" table:display="true" table:show-details="true"/>
                <table:data-pilot-member table:name="13674" table:display="true" table:show-details="true"/>
                <table:data-pilot-member table:name="13688" table:display="true" table:show-details="true"/>
                <table:data-pilot-member table:name="13692" table:display="true" table:show-details="true"/>
                <table:data-pilot-member table:name="13695" table:display="true" table:show-details="true"/>
                <table:data-pilot-member table:name="13706" table:display="true" table:show-details="true"/>
                <table:data-pilot-member table:name="13707" table:display="true" table:show-details="true"/>
                <table:data-pilot-member table:name="13717" table:display="true" table:show-details="true"/>
                <table:data-pilot-member table:name="13718" table:display="true" table:show-details="true"/>
                <table:data-pilot-member table:name="13720" table:display="true" table:show-details="true"/>
                <table:data-pilot-member table:name="13723" table:display="true" table:show-details="true"/>
                <table:data-pilot-member table:name="13741" table:display="true" table:show-details="true"/>
                <table:data-pilot-member table:name="13743" table:display="true" table:show-details="true"/>
                <table:data-pilot-member table:name="13744" table:display="true" table:show-details="true"/>
                <table:data-pilot-member table:name="13751" table:display="true" table:show-details="true"/>
                <table:data-pilot-member table:name="13752" table:display="true" table:show-details="true"/>
                <table:data-pilot-member table:name="13758" table:display="true" table:show-details="true"/>
                <table:data-pilot-member table:name="13768" table:display="true" table:show-details="true"/>
                <table:data-pilot-member table:name="13774" table:display="true" table:show-details="true"/>
                <table:data-pilot-member table:name="13775" table:display="true" table:show-details="true"/>
                <table:data-pilot-member table:name="13777" table:display="true" table:show-details="true"/>
                <table:data-pilot-member table:name="13778" table:display="true" table:show-details="true"/>
                <table:data-pilot-member table:name="13784" table:display="true" table:show-details="true"/>
                <table:data-pilot-member table:name="13788" table:display="true" table:show-details="true"/>
                <table:data-pilot-member table:name="13793" table:display="true" table:show-details="true"/>
                <table:data-pilot-member table:name="13796" table:display="true" table:show-details="true"/>
                <table:data-pilot-member table:name="13807" table:display="true" table:show-details="true"/>
                <table:data-pilot-member table:name="13812" table:display="true" table:show-details="true"/>
                <table:data-pilot-member table:name="13828" table:display="true" table:show-details="true"/>
                <table:data-pilot-member table:name="13856" table:display="true" table:show-details="true"/>
                <table:data-pilot-member table:name="13867" table:display="true" table:show-details="true"/>
                <table:data-pilot-member table:name="13872" table:display="true" table:show-details="true"/>
                <table:data-pilot-member table:name="13873" table:display="true" table:show-details="true"/>
                <table:data-pilot-member table:name="13877" table:display="true" table:show-details="true"/>
                <table:data-pilot-member table:name="13881" table:display="true" table:show-details="true"/>
                <table:data-pilot-member table:name="13890" table:display="true" table:show-details="true"/>
                <table:data-pilot-member table:name="13893" table:display="true" table:show-details="true"/>
                <table:data-pilot-member table:name="13920" table:display="true" table:show-details="true"/>
                <table:data-pilot-member table:name="13922" table:display="true" table:show-details="true"/>
                <table:data-pilot-member table:name="13927" table:display="true" table:show-details="true"/>
                <table:data-pilot-member table:name="13938" table:display="true" table:show-details="true"/>
                <table:data-pilot-member table:name="13947" table:display="true" table:show-details="true"/>
                <table:data-pilot-member table:name="13951" table:display="true" table:show-details="true"/>
                <table:data-pilot-member table:name="13958" table:display="true" table:show-details="true"/>
                <table:data-pilot-member table:name="13963" table:display="true" table:show-details="true"/>
                <table:data-pilot-member table:name="13964" table:display="true" table:show-details="true"/>
                <table:data-pilot-member table:name="13971" table:display="true" table:show-details="true"/>
                <table:data-pilot-member table:name="13975" table:display="true" table:show-details="true"/>
                <table:data-pilot-member table:name="13991" table:display="true" table:show-details="true"/>
                <table:data-pilot-member table:name="13992" table:display="true" table:show-details="true"/>
                <table:data-pilot-member table:name="13998" table:display="true" table:show-details="true"/>
                <table:data-pilot-member table:name="14013" table:display="true" table:show-details="true"/>
                <table:data-pilot-member table:name="14034" table:display="true" table:show-details="true"/>
                <table:data-pilot-member table:name="14043" table:display="true" table:show-details="true"/>
                <table:data-pilot-member table:name="14047" table:display="true" table:show-details="true"/>
                <table:data-pilot-member table:name="14050" table:display="true" table:show-details="true"/>
                <table:data-pilot-member table:name="14054" table:display="true" table:show-details="true"/>
                <table:data-pilot-member table:name="14060" table:display="true" table:show-details="true"/>
                <table:data-pilot-member table:name="14081" table:display="true" table:show-details="true"/>
                <table:data-pilot-member table:name="14089" table:display="true" table:show-details="true"/>
                <table:data-pilot-member table:name="14091" table:display="true" table:show-details="true"/>
                <table:data-pilot-member table:name="14092" table:display="true" table:show-details="true"/>
                <table:data-pilot-member table:name="14105" table:display="true" table:show-details="true"/>
                <table:data-pilot-member table:name="14110" table:display="true" table:show-details="true"/>
                <table:data-pilot-member table:name="14112" table:display="true" table:show-details="true"/>
                <table:data-pilot-member table:name="14118" table:display="true" table:show-details="true"/>
                <table:data-pilot-member table:name="14125" table:display="true" table:show-details="true"/>
                <table:data-pilot-member table:name="14136" table:display="true" table:show-details="true"/>
                <table:data-pilot-member table:name="14140" table:display="true" table:show-details="true"/>
                <table:data-pilot-member table:name="14143" table:display="true" table:show-details="true"/>
                <table:data-pilot-member table:name="14146" table:display="true" table:show-details="true"/>
                <table:data-pilot-member table:name="14147" table:display="true" table:show-details="true"/>
                <table:data-pilot-member table:name="14148" table:display="true" table:show-details="true"/>
                <table:data-pilot-member table:name="14169" table:display="true" table:show-details="true"/>
                <table:data-pilot-member table:name="14171" table:display="true" table:show-details="true"/>
                <table:data-pilot-member table:name="14175" table:display="true" table:show-details="true"/>
                <table:data-pilot-member table:name="14179" table:display="true" table:show-details="true"/>
                <table:data-pilot-member table:name="14194" table:display="true" table:show-details="true"/>
                <table:data-pilot-member table:name="14212" table:display="true" table:show-details="true"/>
                <table:data-pilot-member table:name="14213" table:display="true" table:show-details="true"/>
                <table:data-pilot-member table:name="14214" table:display="true" table:show-details="true"/>
                <table:data-pilot-member table:name="14215" table:display="true" table:show-details="true"/>
                <table:data-pilot-member table:name="14216" table:display="true" table:show-details="true"/>
                <table:data-pilot-member table:name="14239" table:display="true" table:show-details="true"/>
                <table:data-pilot-member table:name="14240" table:display="true" table:show-details="true"/>
                <table:data-pilot-member table:name="14250" table:display="true" table:show-details="true"/>
                <table:data-pilot-member table:name="14274" table:display="true" table:show-details="true"/>
                <table:data-pilot-member table:name="14279" table:display="true" table:show-details="true"/>
                <table:data-pilot-member table:name="14282" table:display="true" table:show-details="true"/>
                <table:data-pilot-member table:name="14286" table:display="true" table:show-details="true"/>
                <table:data-pilot-member table:name="14289" table:display="true" table:show-details="true"/>
                <table:data-pilot-member table:name="14290" table:display="true" table:show-details="true"/>
                <table:data-pilot-member table:name="14294" table:display="true" table:show-details="true"/>
                <table:data-pilot-member table:name="14302" table:display="true" table:show-details="true"/>
                <table:data-pilot-member table:name="14316" table:display="true" table:show-details="true"/>
                <table:data-pilot-member table:name="14321" table:display="true" table:show-details="true"/>
                <table:data-pilot-member table:name="14331" table:display="true" table:show-details="true"/>
                <table:data-pilot-member table:name="14332" table:display="true" table:show-details="true"/>
                <table:data-pilot-member table:name="14343" table:display="true" table:show-details="true"/>
                <table:data-pilot-member table:name="14351" table:display="true" table:show-details="true"/>
                <table:data-pilot-member table:name="14352" table:display="true" table:show-details="true"/>
                <table:data-pilot-member table:name="14353" table:display="true" table:show-details="true"/>
                <table:data-pilot-member table:name="14357" table:display="true" table:show-details="true"/>
                <table:data-pilot-member table:name="14377" table:display="true" table:show-details="true"/>
                <table:data-pilot-member table:name="14381" table:display="true" table:show-details="true"/>
                <table:data-pilot-member table:name="14398" table:display="true" table:show-details="true"/>
                <table:data-pilot-member table:name="14400" table:display="true" table:show-details="true"/>
                <table:data-pilot-member table:name="14401" table:display="true" table:show-details="true"/>
                <table:data-pilot-member table:name="14403" table:display="true" table:show-details="true"/>
                <table:data-pilot-member table:name="14433" table:display="true" table:show-details="true"/>
                <table:data-pilot-member table:name="14438" table:display="true" table:show-details="true"/>
                <table:data-pilot-member table:name="14444" table:display="true" table:show-details="true"/>
                <table:data-pilot-member table:name="14458" table:display="true" table:show-details="true"/>
                <table:data-pilot-member table:name="14463" table:display="true" table:show-details="true"/>
                <table:data-pilot-member table:name="14467" table:display="true" table:show-details="true"/>
                <table:data-pilot-member table:name="14480" table:display="true" table:show-details="true"/>
                <table:data-pilot-member table:name="14488" table:display="true" table:show-details="true"/>
                <table:data-pilot-member table:name="14491" table:display="true" table:show-details="true"/>
                <table:data-pilot-member table:name="14497" table:display="true" table:show-details="true"/>
                <table:data-pilot-member table:name="14504" table:display="true" table:show-details="true"/>
                <table:data-pilot-member table:name="14513" table:display="true" table:show-details="true"/>
                <table:data-pilot-member table:name="14514" table:display="true" table:show-details="true"/>
                <table:data-pilot-member table:name="14527" table:display="true" table:show-details="true"/>
                <table:data-pilot-member table:name="14541" table:display="true" table:show-details="true"/>
                <table:data-pilot-member table:name="14556" table:display="true" table:show-details="true"/>
                <table:data-pilot-member table:name="14558" table:display="true" table:show-details="true"/>
                <table:data-pilot-member table:name="14566" table:display="true" table:show-details="true"/>
                <table:data-pilot-member table:name="14571" table:display="true" table:show-details="true"/>
                <table:data-pilot-member table:name="14573" table:display="true" table:show-details="true"/>
                <table:data-pilot-member table:name="14579" table:display="true" table:show-details="true"/>
                <table:data-pilot-member table:name="14598" table:display="true" table:show-details="true"/>
                <table:data-pilot-member table:name="14599" table:display="true" table:show-details="true"/>
                <table:data-pilot-member table:name="14610" table:display="true" table:show-details="true"/>
                <table:data-pilot-member table:name="14611" table:display="true" table:show-details="true"/>
                <table:data-pilot-member table:name="14613" table:display="true" table:show-details="true"/>
                <table:data-pilot-member table:name="14619" table:display="true" table:show-details="true"/>
                <table:data-pilot-member table:name="14623" table:display="true" table:show-details="true"/>
                <table:data-pilot-member table:name="14629" table:display="true" table:show-details="true"/>
                <table:data-pilot-member table:name="14634" table:display="true" table:show-details="true"/>
                <table:data-pilot-member table:name="14644" table:display="true" table:show-details="true"/>
                <table:data-pilot-member table:name="14650" table:display="true" table:show-details="true"/>
                <table:data-pilot-member table:name="14657" table:display="true" table:show-details="true"/>
                <table:data-pilot-member table:name="14668" table:display="true" table:show-details="true"/>
                <table:data-pilot-member table:name="14674" table:display="true" table:show-details="true"/>
                <table:data-pilot-member table:name="14689" table:display="true" table:show-details="true"/>
                <table:data-pilot-member table:name="14690" table:display="true" table:show-details="true"/>
                <table:data-pilot-member table:name="14693" table:display="true" table:show-details="true"/>
                <table:data-pilot-member table:name="14705" table:display="true" table:show-details="true"/>
                <table:data-pilot-member table:name="14709" table:display="true" table:show-details="true"/>
                <table:data-pilot-member table:name="14718" table:display="true" table:show-details="true"/>
                <table:data-pilot-member table:name="14723" table:display="true" table:show-details="true"/>
                <table:data-pilot-member table:name="14732" table:display="true" table:show-details="true"/>
                <table:data-pilot-member table:name="14736" table:display="true" table:show-details="true"/>
                <table:data-pilot-member table:name="14743" table:display="true" table:show-details="true"/>
                <table:data-pilot-member table:name="14749" table:display="true" table:show-details="true"/>
                <table:data-pilot-member table:name="14754" table:display="true" table:show-details="true"/>
                <table:data-pilot-member table:name="14758" table:display="true" table:show-details="true"/>
                <table:data-pilot-member table:name="14759" table:display="true" table:show-details="true"/>
                <table:data-pilot-member table:name="14765" table:display="true" table:show-details="true"/>
                <table:data-pilot-member table:name="14773" table:display="true" table:show-details="true"/>
                <table:data-pilot-member table:name="14788" table:display="true" table:show-details="true"/>
                <table:data-pilot-member table:name="14792" table:display="true" table:show-details="true"/>
                <table:data-pilot-member table:name="14796" table:display="true" table:show-details="true"/>
                <table:data-pilot-member table:name="14799" table:display="true" table:show-details="true"/>
                <table:data-pilot-member table:name="14803" table:display="true" table:show-details="true"/>
                <table:data-pilot-member table:name="14813" table:display="true" table:show-details="true"/>
                <table:data-pilot-member table:name="14815" table:display="true" table:show-details="true"/>
                <table:data-pilot-member table:name="14825" table:display="true" table:show-details="true"/>
                <table:data-pilot-member table:name="14828" table:display="true" table:show-details="true"/>
                <table:data-pilot-member table:name="14838" table:display="true" table:show-details="true"/>
                <table:data-pilot-member table:name="14842" table:display="true" table:show-details="true"/>
                <table:data-pilot-member table:name="14852" table:display="true" table:show-details="true"/>
                <table:data-pilot-member table:name="14861" table:display="true" table:show-details="true"/>
                <table:data-pilot-member table:name="14867" table:display="true" table:show-details="true"/>
                <table:data-pilot-member table:name="14874" table:display="true" table:show-details="true"/>
                <table:data-pilot-member table:name="14875" table:display="true" table:show-details="true"/>
                <table:data-pilot-member table:name="14887" table:display="true" table:show-details="true"/>
                <table:data-pilot-member table:name="14902" table:display="true" table:show-details="true"/>
                <table:data-pilot-member table:name="14909" table:display="true" table:show-details="true"/>
                <table:data-pilot-member table:name="14921" table:display="true" table:show-details="true"/>
                <table:data-pilot-member table:name="14924" table:display="true" table:show-details="true"/>
                <table:data-pilot-member table:name="14927" table:display="true" table:show-details="true"/>
                <table:data-pilot-member table:name="14932" table:display="true" table:show-details="true"/>
                <table:data-pilot-member table:name="14941" table:display="true" table:show-details="true"/>
                <table:data-pilot-member table:name="14950" table:display="true" table:show-details="true"/>
                <table:data-pilot-member table:name="14969" table:display="true" table:show-details="true"/>
                <table:data-pilot-member table:name="14988" table:display="true" table:show-details="true"/>
                <table:data-pilot-member table:name="14992" table:display="true" table:show-details="true"/>
                <table:data-pilot-member table:name="14993" table:display="true" table:show-details="true"/>
                <table:data-pilot-member table:name="14998" table:display="true" table:show-details="true"/>
                <table:data-pilot-member table:name="15001" table:display="true" table:show-details="true"/>
                <table:data-pilot-member table:name="15004" table:display="true" table:show-details="true"/>
                <table:data-pilot-member table:name="15006" table:display="true" table:show-details="true"/>
                <table:data-pilot-member table:name="15007" table:display="true" table:show-details="true"/>
                <table:data-pilot-member table:name="15010" table:display="true" table:show-details="true"/>
                <table:data-pilot-member table:name="15013" table:display="true" table:show-details="true"/>
                <table:data-pilot-member table:name="15014" table:display="true" table:show-details="true"/>
                <table:data-pilot-member table:name="15015" table:display="true" table:show-details="true"/>
                <table:data-pilot-member table:name="15021" table:display="true" table:show-details="true"/>
                <table:data-pilot-member table:name="15030" table:display="true" table:show-details="true"/>
                <table:data-pilot-member table:name="15038" table:display="true" table:show-details="true"/>
                <table:data-pilot-member table:name="15046" table:display="true" table:show-details="true"/>
                <table:data-pilot-member table:name="15048" table:display="true" table:show-details="true"/>
                <table:data-pilot-member table:name="15062" table:display="true" table:show-details="true"/>
                <table:data-pilot-member table:name="15063" table:display="true" table:show-details="true"/>
                <table:data-pilot-member table:name="15078" table:display="true" table:show-details="true"/>
                <table:data-pilot-member table:name="15086" table:display="true" table:show-details="true"/>
                <table:data-pilot-member table:name="15087" table:display="true" table:show-details="true"/>
                <table:data-pilot-member table:name="15089" table:display="true" table:show-details="true"/>
                <table:data-pilot-member table:name="15097" table:display="true" table:show-details="true"/>
                <table:data-pilot-member table:name="15123" table:display="true" table:show-details="true"/>
                <table:data-pilot-member table:name="15128" table:display="true" table:show-details="true"/>
                <table:data-pilot-member table:name="15130" table:display="true" table:show-details="true"/>
                <table:data-pilot-member table:name="15131" table:display="true" table:show-details="true"/>
                <table:data-pilot-member table:name="15132" table:display="true" table:show-details="true"/>
                <table:data-pilot-member table:name="15139" table:display="true" table:show-details="true"/>
                <table:data-pilot-member table:name="15141" table:display="true" table:show-details="true"/>
                <table:data-pilot-member table:name="15148" table:display="true" table:show-details="true"/>
                <table:data-pilot-member table:name="15152" table:display="true" table:show-details="true"/>
                <table:data-pilot-member table:name="15153" table:display="true" table:show-details="true"/>
                <table:data-pilot-member table:name="15164" table:display="true" table:show-details="true"/>
                <table:data-pilot-member table:name="15166" table:display="true" table:show-details="true"/>
                <table:data-pilot-member table:name="15169" table:display="true" table:show-details="true"/>
                <table:data-pilot-member table:name="15187" table:display="true" table:show-details="true"/>
                <table:data-pilot-member table:name="15216" table:display="true" table:show-details="true"/>
                <table:data-pilot-member table:name="15227" table:display="true" table:show-details="true"/>
                <table:data-pilot-member table:name="15229" table:display="true" table:show-details="true"/>
                <table:data-pilot-member table:name="15230" table:display="true" table:show-details="true"/>
                <table:data-pilot-member table:name="15279" table:display="true" table:show-details="true"/>
                <table:data-pilot-member table:name="15283" table:display="true" table:show-details="true"/>
                <table:data-pilot-member table:name="15284" table:display="true" table:show-details="true"/>
                <table:data-pilot-member table:name="15306" table:display="true" table:show-details="true"/>
                <table:data-pilot-member table:name="15335" table:display="true" table:show-details="true"/>
                <table:data-pilot-member table:name="15347" table:display="true" table:show-details="true"/>
                <table:data-pilot-member table:name="15351" table:display="true" table:show-details="true"/>
                <table:data-pilot-member table:name="15355" table:display="true" table:show-details="true"/>
                <table:data-pilot-member table:name="15366" table:display="true" table:show-details="true"/>
                <table:data-pilot-member table:name="15385" table:display="true" table:show-details="true"/>
                <table:data-pilot-member table:name="15388" table:display="true" table:show-details="true"/>
                <table:data-pilot-member table:name="15399" table:display="true" table:show-details="true"/>
                <table:data-pilot-member table:name="15414" table:display="true" table:show-details="true"/>
                <table:data-pilot-member table:name="15419" table:display="true" table:show-details="true"/>
                <table:data-pilot-member table:name="15430" table:display="true" table:show-details="true"/>
                <table:data-pilot-member table:name="15436" table:display="true" table:show-details="true"/>
                <table:data-pilot-member table:name="15440" table:display="true" table:show-details="true"/>
                <table:data-pilot-member table:name="15441" table:display="true" table:show-details="true"/>
                <table:data-pilot-member table:name="15456" table:display="true" table:show-details="true"/>
                <table:data-pilot-member table:name="15461" table:display="true" table:show-details="true"/>
                <table:data-pilot-member table:name="15473" table:display="true" table:show-details="true"/>
                <table:data-pilot-member table:name="15489" table:display="true" table:show-details="true"/>
                <table:data-pilot-member table:name="15490" table:display="true" table:show-details="true"/>
                <table:data-pilot-member table:name="15493" table:display="true" table:show-details="true"/>
                <table:data-pilot-member table:name="15494" table:display="true" table:show-details="true"/>
                <table:data-pilot-member table:name="15521" table:display="true" table:show-details="true"/>
                <table:data-pilot-member table:name="15525" table:display="true" table:show-details="true"/>
                <table:data-pilot-member table:name="15534" table:display="true" table:show-details="true"/>
                <table:data-pilot-member table:name="15542" table:display="true" table:show-details="true"/>
                <table:data-pilot-member table:name="15543" table:display="true" table:show-details="true"/>
                <table:data-pilot-member table:name="15554" table:display="true" table:show-details="true"/>
                <table:data-pilot-member table:name="15578" table:display="true" table:show-details="true"/>
                <table:data-pilot-member table:name="15592" table:display="true" table:show-details="true"/>
                <table:data-pilot-member table:name="15607" table:display="true" table:show-details="true"/>
                <table:data-pilot-member table:name="15608" table:display="true" table:show-details="true"/>
                <table:data-pilot-member table:name="15617" table:display="true" table:show-details="true"/>
                <table:data-pilot-member table:name="15625" table:display="true" table:show-details="true"/>
                <table:data-pilot-member table:name="15662" table:display="true" table:show-details="true"/>
                <table:data-pilot-member table:name="15663" table:display="true" table:show-details="true"/>
                <table:data-pilot-member table:name="15667" table:display="true" table:show-details="true"/>
                <table:data-pilot-member table:name="15678" table:display="true" table:show-details="true"/>
                <table:data-pilot-member table:name="15679" table:display="true" table:show-details="true"/>
                <table:data-pilot-member table:name="15684" table:display="true" table:show-details="true"/>
                <table:data-pilot-member table:name="15695" table:display="true" table:show-details="true"/>
                <table:data-pilot-member table:name="15701" table:display="true" table:show-details="true"/>
                <table:data-pilot-member table:name="15703" table:display="true" table:show-details="true"/>
                <table:data-pilot-member table:name="15704" table:display="true" table:show-details="true"/>
                <table:data-pilot-member table:name="15714" table:display="true" table:show-details="true"/>
                <table:data-pilot-member table:name="15715" table:display="true" table:show-details="true"/>
                <table:data-pilot-member table:name="15733" table:display="true" table:show-details="true"/>
                <table:data-pilot-member table:name="15749" table:display="true" table:show-details="true"/>
                <table:data-pilot-member table:name="15755" table:display="true" table:show-details="true"/>
                <table:data-pilot-member table:name="15756" table:display="true" table:show-details="true"/>
                <table:data-pilot-member table:name="15758" table:display="true" table:show-details="true"/>
                <table:data-pilot-member table:name="15800" table:display="true" table:show-details="true"/>
                <table:data-pilot-member table:name="15801" table:display="true" table:show-details="true"/>
                <table:data-pilot-member table:name="15816" table:display="true" table:show-details="true"/>
                <table:data-pilot-member table:name="15827" table:display="true" table:show-details="true"/>
                <table:data-pilot-member table:name="15832" table:display="true" table:show-details="true"/>
                <table:data-pilot-member table:name="15837" table:display="true" table:show-details="true"/>
                <table:data-pilot-member table:name="15855" table:display="true" table:show-details="true"/>
                <table:data-pilot-member table:name="15857" table:display="true" table:show-details="true"/>
                <table:data-pilot-member table:name="15865" table:display="true" table:show-details="true"/>
                <table:data-pilot-member table:name="15869" table:display="true" table:show-details="true"/>
                <table:data-pilot-member table:name="15870" table:display="true" table:show-details="true"/>
                <table:data-pilot-member table:name="15872" table:display="true" table:show-details="true"/>
                <table:data-pilot-member table:name="15885" table:display="true" table:show-details="true"/>
                <table:data-pilot-member table:name="15887" table:display="true" table:show-details="true"/>
                <table:data-pilot-member table:name="15904" table:display="true" table:show-details="true"/>
                <table:data-pilot-member table:name="15908" table:display="true" table:show-details="true"/>
                <table:data-pilot-member table:name="15917" table:display="true" table:show-details="true"/>
                <table:data-pilot-member table:name="15924" table:display="true" table:show-details="true"/>
                <table:data-pilot-member table:name="15927" table:display="true" table:show-details="true"/>
                <table:data-pilot-member table:name="15935" table:display="true" table:show-details="true"/>
                <table:data-pilot-member table:name="15937" table:display="true" table:show-details="true"/>
                <table:data-pilot-member table:name="15938" table:display="true" table:show-details="true"/>
                <table:data-pilot-member table:name="15946" table:display="true" table:show-details="true"/>
                <table:data-pilot-member table:name="15948" table:display="true" table:show-details="true"/>
                <table:data-pilot-member table:name="15967" table:display="true" table:show-details="true"/>
                <table:data-pilot-member table:name="15988" table:display="true" table:show-details="true"/>
                <table:data-pilot-member table:name="15992" table:display="true" table:show-details="true"/>
                <table:data-pilot-member table:name="15995" table:display="true" table:show-details="true"/>
                <table:data-pilot-member table:name="16006" table:display="true" table:show-details="true"/>
                <table:data-pilot-member table:name="16007" table:display="true" table:show-details="true"/>
                <table:data-pilot-member table:name="16009" table:display="true" table:show-details="true"/>
                <table:data-pilot-member table:name="16017" table:display="true" table:show-details="true"/>
                <table:data-pilot-member table:name="16018" table:display="true" table:show-details="true"/>
                <table:data-pilot-member table:name="16021" table:display="true" table:show-details="true"/>
                <table:data-pilot-member table:name="16030" table:display="true" table:show-details="true"/>
                <table:data-pilot-member table:name="16031" table:display="true" table:show-details="true"/>
                <table:data-pilot-member table:name="16038" table:display="true" table:show-details="true"/>
                <table:data-pilot-member table:name="16040" table:display="true" table:show-details="true"/>
                <table:data-pilot-member table:name="16042" table:display="true" table:show-details="true"/>
                <table:data-pilot-member table:name="16049" table:display="true" table:show-details="true"/>
                <table:data-pilot-member table:name="16072" table:display="true" table:show-details="true"/>
                <table:data-pilot-member table:name="16085" table:display="true" table:show-details="true"/>
                <table:data-pilot-member table:name="16092" table:display="true" table:show-details="true"/>
                <table:data-pilot-member table:name="16093" table:display="true" table:show-details="true"/>
                <table:data-pilot-member table:name="16094" table:display="true" table:show-details="true"/>
                <table:data-pilot-member table:name="16098" table:display="true" table:show-details="true"/>
                <table:data-pilot-member table:name="16099" table:display="true" table:show-details="true"/>
                <table:data-pilot-member table:name="16101" table:display="true" table:show-details="true"/>
                <table:data-pilot-member table:name="16112" table:display="true" table:show-details="true"/>
                <table:data-pilot-member table:name="16124" table:display="true" table:show-details="true"/>
                <table:data-pilot-member table:name="16128" table:display="true" table:show-details="true"/>
                <table:data-pilot-member table:name="16141" table:display="true" table:show-details="true"/>
                <table:data-pilot-member table:name="16155" table:display="true" table:show-details="true"/>
                <table:data-pilot-member table:name="16163" table:display="true" table:show-details="true"/>
                <table:data-pilot-member table:name="16171" table:display="true" table:show-details="true"/>
                <table:data-pilot-member table:name="16173" table:display="true" table:show-details="true"/>
                <table:data-pilot-member table:name="16179" table:display="true" table:show-details="true"/>
                <table:data-pilot-member table:name="16187" table:display="true" table:show-details="true"/>
                <table:data-pilot-member table:name="16195" table:display="true" table:show-details="true"/>
                <table:data-pilot-member table:name="16197" table:display="true" table:show-details="true"/>
                <table:data-pilot-member table:name="16202" table:display="true" table:show-details="true"/>
                <table:data-pilot-member table:name="16239" table:display="true" table:show-details="true"/>
                <table:data-pilot-member table:name="16242" table:display="true" table:show-details="true"/>
                <table:data-pilot-member table:name="16245" table:display="true" table:show-details="true"/>
                <table:data-pilot-member table:name="16249" table:display="true" table:show-details="true"/>
                <table:data-pilot-member table:name="16250" table:display="true" table:show-details="true"/>
                <table:data-pilot-member table:name="16253" table:display="true" table:show-details="true"/>
                <table:data-pilot-member table:name="16258" table:display="true" table:show-details="true"/>
                <table:data-pilot-member table:name="16260" table:display="true" table:show-details="true"/>
                <table:data-pilot-member table:name="16261" table:display="true" table:show-details="true"/>
                <table:data-pilot-member table:name="16287" table:display="true" table:show-details="true"/>
                <table:data-pilot-member table:name="16291" table:display="true" table:show-details="true"/>
                <table:data-pilot-member table:name="16297" table:display="true" table:show-details="true"/>
                <table:data-pilot-member table:name="16300" table:display="true" table:show-details="true"/>
                <table:data-pilot-member table:name="16320" table:display="true" table:show-details="true"/>
                <table:data-pilot-member table:name="16323" table:display="true" table:show-details="true"/>
                <table:data-pilot-member table:name="16342" table:display="true" table:show-details="true"/>
                <table:data-pilot-member table:name="16354" table:display="true" table:show-details="true"/>
                <table:data-pilot-member table:name="16355" table:display="true" table:show-details="true"/>
                <table:data-pilot-member table:name="16366" table:display="true" table:show-details="true"/>
                <table:data-pilot-member table:name="16371" table:display="true" table:show-details="true"/>
                <table:data-pilot-member table:name="16377" table:display="true" table:show-details="true"/>
                <table:data-pilot-member table:name="16380" table:display="true" table:show-details="true"/>
                <table:data-pilot-member table:name="16391" table:display="true" table:show-details="true"/>
                <table:data-pilot-member table:name="16397" table:display="true" table:show-details="true"/>
                <table:data-pilot-member table:name="16401" table:display="true" table:show-details="true"/>
                <table:data-pilot-member table:name="16410" table:display="true" table:show-details="true"/>
                <table:data-pilot-member table:name="16412" table:display="true" table:show-details="true"/>
                <table:data-pilot-member table:name="16418" table:display="true" table:show-details="true"/>
                <table:data-pilot-member table:name="16431" table:display="true" table:show-details="true"/>
                <table:data-pilot-member table:name="16441" table:display="true" table:show-details="true"/>
                <table:data-pilot-member table:name="16455" table:display="true" table:show-details="true"/>
                <table:data-pilot-member table:name="16473" table:display="true" table:show-details="true"/>
                <table:data-pilot-member table:name="16487" table:display="true" table:show-details="true"/>
                <table:data-pilot-member table:name="16497" table:display="true" table:show-details="true"/>
                <table:data-pilot-member table:name="16498" table:display="true" table:show-details="true"/>
                <table:data-pilot-member table:name="16502" table:display="true" table:show-details="true"/>
                <table:data-pilot-member table:name="16507" table:display="true" table:show-details="true"/>
                <table:data-pilot-member table:name="16512" table:display="true" table:show-details="true"/>
                <table:data-pilot-member table:name="16514" table:display="true" table:show-details="true"/>
                <table:data-pilot-member table:name="16530" table:display="true" table:show-details="true"/>
                <table:data-pilot-member table:name="16532" table:display="true" table:show-details="true"/>
                <table:data-pilot-member table:name="16539" table:display="true" table:show-details="true"/>
                <table:data-pilot-member table:name="16542" table:display="true" table:show-details="true"/>
                <table:data-pilot-member table:name="16551" table:display="true" table:show-details="true"/>
                <table:data-pilot-member table:name="16556" table:display="true" table:show-details="true"/>
                <table:data-pilot-member table:name="16562" table:display="true" table:show-details="true"/>
                <table:data-pilot-member table:name="16569" table:display="true" table:show-details="true"/>
                <table:data-pilot-member table:name="16580" table:display="true" table:show-details="true"/>
                <table:data-pilot-member table:name="16594" table:display="true" table:show-details="true"/>
                <table:data-pilot-member table:name="16600" table:display="true" table:show-details="true"/>
                <table:data-pilot-member table:name="16609" table:display="true" table:show-details="true"/>
                <table:data-pilot-member table:name="16617" table:display="true" table:show-details="true"/>
                <table:data-pilot-member table:name="16619" table:display="true" table:show-details="true"/>
                <table:data-pilot-member table:name="16626" table:display="true" table:show-details="true"/>
                <table:data-pilot-member table:name="16644" table:display="true" table:show-details="true"/>
                <table:data-pilot-member table:name="16645" table:display="true" table:show-details="true"/>
                <table:data-pilot-member table:name="16648" table:display="true" table:show-details="true"/>
                <table:data-pilot-member table:name="16661" table:display="true" table:show-details="true"/>
                <table:data-pilot-member table:name="16669" table:display="true" table:show-details="true"/>
                <table:data-pilot-member table:name="16678" table:display="true" table:show-details="true"/>
                <table:data-pilot-member table:name="16679" table:display="true" table:show-details="true"/>
                <table:data-pilot-member table:name="16709" table:display="true" table:show-details="true"/>
                <table:data-pilot-member table:name="16713" table:display="true" table:show-details="true"/>
                <table:data-pilot-member table:name="16720" table:display="true" table:show-details="true"/>
                <table:data-pilot-member table:name="16726" table:display="true" table:show-details="true"/>
                <table:data-pilot-member table:name="16732" table:display="true" table:show-details="true"/>
                <table:data-pilot-member table:name="16741" table:display="true" table:show-details="true"/>
                <table:data-pilot-member table:name="16751" table:display="true" table:show-details="true"/>
                <table:data-pilot-member table:name="16753" table:display="true" table:show-details="true"/>
                <table:data-pilot-member table:name="16764" table:display="true" table:show-details="true"/>
                <table:data-pilot-member table:name="16795" table:display="true" table:show-details="true"/>
                <table:data-pilot-member table:name="16807" table:display="true" table:show-details="true"/>
                <table:data-pilot-member table:name="16826" table:display="true" table:show-details="true"/>
                <table:data-pilot-member table:name="16854" table:display="true" table:show-details="true"/>
                <table:data-pilot-member table:name="16859" table:display="true" table:show-details="true"/>
                <table:data-pilot-member table:name="16865" table:display="true" table:show-details="true"/>
                <table:data-pilot-member table:name="16869" table:display="true" table:show-details="true"/>
                <table:data-pilot-member table:name="16870" table:display="true" table:show-details="true"/>
                <table:data-pilot-member table:name="16874" table:display="true" table:show-details="true"/>
                <table:data-pilot-member table:name="16888" table:display="true" table:show-details="true"/>
                <table:data-pilot-member table:name="16897" table:display="true" table:show-details="true"/>
                <table:data-pilot-member table:name="16898" table:display="true" table:show-details="true"/>
                <table:data-pilot-member table:name="16921" table:display="true" table:show-details="true"/>
                <table:data-pilot-member table:name="16934" table:display="true" table:show-details="true"/>
                <table:data-pilot-member table:name="16951" table:display="true" table:show-details="true"/>
                <table:data-pilot-member table:name="16953" table:display="true" table:show-details="true"/>
                <table:data-pilot-member table:name="16956" table:display="true" table:show-details="true"/>
                <table:data-pilot-member table:name="16967" table:display="true" table:show-details="true"/>
                <table:data-pilot-member table:name="16978" table:display="true" table:show-details="true"/>
                <table:data-pilot-member table:name="16983" table:display="true" table:show-details="true"/>
                <table:data-pilot-member table:name="16984" table:display="true" table:show-details="true"/>
                <table:data-pilot-member table:name="16991" table:display="true" table:show-details="true"/>
                <table:data-pilot-member table:name="17009" table:display="true" table:show-details="true"/>
                <table:data-pilot-member table:name="17011" table:display="true" table:show-details="true"/>
                <table:data-pilot-member table:name="17015" table:display="true" table:show-details="true"/>
                <table:data-pilot-member table:name="17016" table:display="true" table:show-details="true"/>
                <table:data-pilot-member table:name="17018" table:display="true" table:show-details="true"/>
                <table:data-pilot-member table:name="17023" table:display="true" table:show-details="true"/>
                <table:data-pilot-member table:name="17051" table:display="true" table:show-details="true"/>
                <table:data-pilot-member table:name="17052" table:display="true" table:show-details="true"/>
                <table:data-pilot-member table:name="17056" table:display="true" table:show-details="true"/>
                <table:data-pilot-member table:name="17070" table:display="true" table:show-details="true"/>
                <table:data-pilot-member table:name="17080" table:display="true" table:show-details="true"/>
                <table:data-pilot-member table:name="17083" table:display="true" table:show-details="true"/>
                <table:data-pilot-member table:name="17086" table:display="true" table:show-details="true"/>
                <table:data-pilot-member table:name="17096" table:display="true" table:show-details="true"/>
                <table:data-pilot-member table:name="17097" table:display="true" table:show-details="true"/>
                <table:data-pilot-member table:name="17098" table:display="true" table:show-details="true"/>
                <table:data-pilot-member table:name="17101" table:display="true" table:show-details="true"/>
                <table:data-pilot-member table:name="17112" table:display="true" table:show-details="true"/>
                <table:data-pilot-member table:name="17125" table:display="true" table:show-details="true"/>
                <table:data-pilot-member table:name="17148" table:display="true" table:show-details="true"/>
                <table:data-pilot-member table:name="17159" table:display="true" table:show-details="true"/>
                <table:data-pilot-member table:name="17173" table:display="true" table:show-details="true"/>
                <table:data-pilot-member table:name="17174" table:display="true" table:show-details="true"/>
                <table:data-pilot-member table:name="17213" table:display="true" table:show-details="true"/>
                <table:data-pilot-member table:name="17216" table:display="true" table:show-details="true"/>
                <table:data-pilot-member table:name="17219" table:display="true" table:show-details="true"/>
                <table:data-pilot-member table:name="17228" table:display="true" table:show-details="true"/>
                <table:data-pilot-member table:name="17246" table:display="true" table:show-details="true"/>
                <table:data-pilot-member table:name="17247" table:display="true" table:show-details="true"/>
                <table:data-pilot-member table:name="17254" table:display="true" table:show-details="true"/>
                <table:data-pilot-member table:name="17261" table:display="true" table:show-details="true"/>
                <table:data-pilot-member table:name="17269" table:display="true" table:show-details="true"/>
                <table:data-pilot-member table:name="17277" table:display="true" table:show-details="true"/>
                <table:data-pilot-member table:name="17288" table:display="true" table:show-details="true"/>
                <table:data-pilot-member table:name="17297" table:display="true" table:show-details="true"/>
                <table:data-pilot-member table:name="17311" table:display="true" table:show-details="true"/>
                <table:data-pilot-member table:name="17321" table:display="true" table:show-details="true"/>
                <table:data-pilot-member table:name="17329" table:display="true" table:show-details="true"/>
                <table:data-pilot-member table:name="17348" table:display="true" table:show-details="true"/>
                <table:data-pilot-member table:name="17354" table:display="true" table:show-details="true"/>
                <table:data-pilot-member table:name="17368" table:display="true" table:show-details="true"/>
                <table:data-pilot-member table:name="17372" table:display="true" table:show-details="true"/>
                <table:data-pilot-member table:name="17374" table:display="true" table:show-details="true"/>
                <table:data-pilot-member table:name="17380" table:display="true" table:show-details="true"/>
                <table:data-pilot-member table:name="17385" table:display="true" table:show-details="true"/>
                <table:data-pilot-member table:name="17389" table:display="true" table:show-details="true"/>
                <table:data-pilot-member table:name="17397" table:display="true" table:show-details="true"/>
                <table:data-pilot-member table:name="17406" table:display="true" table:show-details="true"/>
                <table:data-pilot-member table:name="17413" table:display="true" table:show-details="true"/>
                <table:data-pilot-member table:name="17427" table:display="true" table:show-details="true"/>
                <table:data-pilot-member table:name="17440" table:display="true" table:show-details="true"/>
                <table:data-pilot-member table:name="17442" table:display="true" table:show-details="true"/>
                <table:data-pilot-member table:name="17450" table:display="true" table:show-details="true"/>
                <table:data-pilot-member table:name="17453" table:display="true" table:show-details="true"/>
                <table:data-pilot-member table:name="17454" table:display="true" table:show-details="true"/>
                <table:data-pilot-member table:name="17455" table:display="true" table:show-details="true"/>
                <table:data-pilot-member table:name="17456" table:display="true" table:show-details="true"/>
                <table:data-pilot-member table:name="17467" table:display="true" table:show-details="true"/>
                <table:data-pilot-member table:name="17471" table:display="true" table:show-details="true"/>
                <table:data-pilot-member table:name="17500" table:display="true" table:show-details="true"/>
                <table:data-pilot-member table:name="17517" table:display="true" table:show-details="true"/>
                <table:data-pilot-member table:name="17521" table:display="true" table:show-details="true"/>
                <table:data-pilot-member table:name="17527" table:display="true" table:show-details="true"/>
                <table:data-pilot-member table:name="17530" table:display="true" table:show-details="true"/>
                <table:data-pilot-member table:name="17534" table:display="true" table:show-details="true"/>
                <table:data-pilot-member table:name="17545" table:display="true" table:show-details="true"/>
                <table:data-pilot-member table:name="17603" table:display="true" table:show-details="true"/>
                <table:data-pilot-member table:name="17606" table:display="true" table:show-details="true"/>
                <table:data-pilot-member table:name="17607" table:display="true" table:show-details="true"/>
                <table:data-pilot-member table:name="17615" table:display="true" table:show-details="true"/>
                <table:data-pilot-member table:name="17619" table:display="true" table:show-details="true"/>
                <table:data-pilot-member table:name="17623" table:display="true" table:show-details="true"/>
                <table:data-pilot-member table:name="17627" table:display="true" table:show-details="true"/>
                <table:data-pilot-member table:name="17629" table:display="true" table:show-details="true"/>
                <table:data-pilot-member table:name="17648" table:display="true" table:show-details="true"/>
                <table:data-pilot-member table:name="17652" table:display="true" table:show-details="true"/>
                <table:data-pilot-member table:name="17663" table:display="true" table:show-details="true"/>
                <table:data-pilot-member table:name="17664" table:display="true" table:show-details="true"/>
                <table:data-pilot-member table:name="17674" table:display="true" table:show-details="true"/>
                <table:data-pilot-member table:name="17675" table:display="true" table:show-details="true"/>
                <table:data-pilot-member table:name="17693" table:display="true" table:show-details="true"/>
                <table:data-pilot-member table:name="17721" table:display="true" table:show-details="true"/>
                <table:data-pilot-member table:name="17733" table:display="true" table:show-details="true"/>
                <table:data-pilot-member table:name="17741" table:display="true" table:show-details="true"/>
                <table:data-pilot-member table:name="17746" table:display="true" table:show-details="true"/>
                <table:data-pilot-member table:name="17750" table:display="true" table:show-details="true"/>
                <table:data-pilot-member table:name="17752" table:display="true" table:show-details="true"/>
                <table:data-pilot-member table:name="17776" table:display="true" table:show-details="true"/>
                <table:data-pilot-member table:name="17784" table:display="true" table:show-details="true"/>
                <table:data-pilot-member table:name="17794" table:display="true" table:show-details="true"/>
                <table:data-pilot-member table:name="17800" table:display="true" table:show-details="true"/>
                <table:data-pilot-member table:name="17822" table:display="true" table:show-details="true"/>
                <table:data-pilot-member table:name="17829" table:display="true" table:show-details="true"/>
                <table:data-pilot-member table:name="17830" table:display="true" table:show-details="true"/>
                <table:data-pilot-member table:name="17859" table:display="true" table:show-details="true"/>
                <table:data-pilot-member table:name="17869" table:display="true" table:show-details="true"/>
                <table:data-pilot-member table:name="17882" table:display="true" table:show-details="true"/>
                <table:data-pilot-member table:name="17884" table:display="true" table:show-details="true"/>
                <table:data-pilot-member table:name="17897" table:display="true" table:show-details="true"/>
                <table:data-pilot-member table:name="17899" table:display="true" table:show-details="true"/>
                <table:data-pilot-member table:name="17914" table:display="true" table:show-details="true"/>
                <table:data-pilot-member table:name="17915" table:display="true" table:show-details="true"/>
                <table:data-pilot-member table:name="17922" table:display="true" table:show-details="true"/>
                <table:data-pilot-member table:name="17926" table:display="true" table:show-details="true"/>
                <table:data-pilot-member table:name="17931" table:display="true" table:show-details="true"/>
                <table:data-pilot-member table:name="17945" table:display="true" table:show-details="true"/>
                <table:data-pilot-member table:name="17952" table:display="true" table:show-details="true"/>
                <table:data-pilot-member table:name="17956" table:display="true" table:show-details="true"/>
                <table:data-pilot-member table:name="17960" table:display="true" table:show-details="true"/>
                <table:data-pilot-member table:name="18006" table:display="true" table:show-details="true"/>
                <table:data-pilot-member table:name="18010" table:display="true" table:show-details="true"/>
                <table:data-pilot-member table:name="18014" table:display="true" table:show-details="true"/>
                <table:data-pilot-member table:name="18017" table:display="true" table:show-details="true"/>
                <table:data-pilot-member table:name="18026" table:display="true" table:show-details="true"/>
                <table:data-pilot-member table:name="18050" table:display="true" table:show-details="true"/>
                <table:data-pilot-member table:name="18052" table:display="true" table:show-details="true"/>
                <table:data-pilot-member table:name="18056" table:display="true" table:show-details="true"/>
                <table:data-pilot-member table:name="18058" table:display="true" table:show-details="true"/>
                <table:data-pilot-member table:name="18063" table:display="true" table:show-details="true"/>
                <table:data-pilot-member table:name="18064" table:display="true" table:show-details="true"/>
                <table:data-pilot-member table:name="18072" table:display="true" table:show-details="true"/>
                <table:data-pilot-member table:name="18096" table:display="true" table:show-details="true"/>
                <table:data-pilot-member table:name="18100" table:display="true" table:show-details="true"/>
                <table:data-pilot-member table:name="18116" table:display="true" table:show-details="true"/>
                <table:data-pilot-member table:name="18121" table:display="true" table:show-details="true"/>
                <table:data-pilot-member table:name="18130" table:display="true" table:show-details="true"/>
                <table:data-pilot-member table:name="18148" table:display="true" table:show-details="true"/>
                <table:data-pilot-member table:name="18162" table:display="true" table:show-details="true"/>
                <table:data-pilot-member table:name="18174" table:display="true" table:show-details="true"/>
                <table:data-pilot-member table:name="18176" table:display="true" table:show-details="true"/>
                <table:data-pilot-member table:name="18184" table:display="true" table:show-details="true"/>
                <table:data-pilot-member table:name="18197" table:display="true" table:show-details="true"/>
                <table:data-pilot-member table:name="18198" table:display="true" table:show-details="true"/>
                <table:data-pilot-member table:name="18199" table:display="true" table:show-details="true"/>
                <table:data-pilot-member table:name="18200" table:display="true" table:show-details="true"/>
                <table:data-pilot-member table:name="18207" table:display="true" table:show-details="true"/>
                <table:data-pilot-member table:name="18213" table:display="true" table:show-details="true"/>
                <table:data-pilot-member table:name="18219" table:display="true" table:show-details="true"/>
                <table:data-pilot-member table:name="18235" table:display="true" table:show-details="true"/>
                <table:data-pilot-member table:name="18236" table:display="true" table:show-details="true"/>
                <table:data-pilot-member table:name="18243" table:display="true" table:show-details="true"/>
                <table:data-pilot-member table:name="18246" table:display="true" table:show-details="true"/>
                <table:data-pilot-member table:name="18264" table:display="true" table:show-details="true"/>
                <table:data-pilot-member table:name="18285" table:display="true" table:show-details="true"/>
                <table:data-pilot-member table:name="18289" table:display="true" table:show-details="true"/>
                <table:data-pilot-member table:name="18293" table:display="true" table:show-details="true"/>
                <table:data-pilot-member table:name="18294" table:display="true" table:show-details="true"/>
                <table:data-pilot-member table:name="18297" table:display="true" table:show-details="true"/>
                <table:data-pilot-member table:name="18314" table:display="true" table:show-details="true"/>
                <table:data-pilot-member table:name="18321" table:display="true" table:show-details="true"/>
                <table:data-pilot-member table:name="18322" table:display="true" table:show-details="true"/>
                <table:data-pilot-member table:name="18347" table:display="true" table:show-details="true"/>
                <table:data-pilot-member table:name="18353" table:display="true" table:show-details="true"/>
                <table:data-pilot-member table:name="18357" table:display="true" table:show-details="true"/>
                <table:data-pilot-member table:name="18362" table:display="true" table:show-details="true"/>
                <table:data-pilot-member table:name="18367" table:display="true" table:show-details="true"/>
                <table:data-pilot-member table:name="18368" table:display="true" table:show-details="true"/>
                <table:data-pilot-member table:name="18378" table:display="true" table:show-details="true"/>
                <table:data-pilot-member table:name="18393" table:display="true" table:show-details="true"/>
                <table:data-pilot-member table:name="18397" table:display="true" table:show-details="true"/>
                <table:data-pilot-member table:name="18400" table:display="true" table:show-details="true"/>
                <table:data-pilot-member table:name="18402" table:display="true" table:show-details="true"/>
                <table:data-pilot-member table:name="18409" table:display="true" table:show-details="true"/>
                <table:data-pilot-member table:name="18428" table:display="true" table:show-details="true"/>
                <table:data-pilot-member table:name="18431" table:display="true" table:show-details="true"/>
                <table:data-pilot-member table:name="18433" table:display="true" table:show-details="true"/>
                <table:data-pilot-member table:name="18444" table:display="true" table:show-details="true"/>
                <table:data-pilot-member table:name="18446" table:display="true" table:show-details="true"/>
                <table:data-pilot-member table:name="18454" table:display="true" table:show-details="true"/>
                <table:data-pilot-member table:name="18462" table:display="true" table:show-details="true"/>
                <table:data-pilot-member table:name="18476" table:display="true" table:show-details="true"/>
                <table:data-pilot-member table:name="18477" table:display="true" table:show-details="true"/>
                <table:data-pilot-member table:name="18478" table:display="true" table:show-details="true"/>
                <table:data-pilot-member table:name="18485" table:display="true" table:show-details="true"/>
                <table:data-pilot-member table:name="18486" table:display="true" table:show-details="true"/>
                <table:data-pilot-member table:name="18489" table:display="true" table:show-details="true"/>
                <table:data-pilot-member table:name="18508" table:display="true" table:show-details="true"/>
                <table:data-pilot-member table:name="18517" table:display="true" table:show-details="true"/>
                <table:data-pilot-member table:name="18520" table:display="true" table:show-details="true"/>
                <table:data-pilot-member table:name="18524" table:display="true" table:show-details="true"/>
                <table:data-pilot-member table:name="18533" table:display="true" table:show-details="true"/>
                <table:data-pilot-member table:name="18542" table:display="true" table:show-details="true"/>
                <table:data-pilot-member table:name="18562" table:display="true" table:show-details="true"/>
                <table:data-pilot-member table:name="18567" table:display="true" table:show-details="true"/>
                <table:data-pilot-member table:name="18571" table:display="true" table:show-details="true"/>
                <table:data-pilot-member table:name="18576" table:display="true" table:show-details="true"/>
                <table:data-pilot-member table:name="18582" table:display="true" table:show-details="true"/>
                <table:data-pilot-member table:name="18588" table:display="true" table:show-details="true"/>
                <table:data-pilot-member table:name="18597" table:display="true" table:show-details="true"/>
                <table:data-pilot-member table:name="18601" table:display="true" table:show-details="true"/>
                <table:data-pilot-member table:name="18604" table:display="true" table:show-details="true"/>
                <table:data-pilot-member table:name="18608" table:display="true" table:show-details="true"/>
                <table:data-pilot-member table:name="18619" table:display="true" table:show-details="true"/>
                <table:data-pilot-member table:name="18621" table:display="true" table:show-details="true"/>
                <table:data-pilot-member table:name="18627" table:display="true" table:show-details="true"/>
                <table:data-pilot-member table:name="18650" table:display="true" table:show-details="true"/>
                <table:data-pilot-member table:name="18655" table:display="true" table:show-details="true"/>
                <table:data-pilot-member table:name="18661" table:display="true" table:show-details="true"/>
                <table:data-pilot-member table:name="18677" table:display="true" table:show-details="true"/>
                <table:data-pilot-member table:name="18679" table:display="true" table:show-details="true"/>
                <table:data-pilot-member table:name="18687" table:display="true" table:show-details="true"/>
                <table:data-pilot-member table:name="18689" table:display="true" table:show-details="true"/>
                <table:data-pilot-member table:name="18704" table:display="true" table:show-details="true"/>
                <table:data-pilot-member table:name="18715" table:display="true" table:show-details="true"/>
                <table:data-pilot-member table:name="18727" table:display="true" table:show-details="true"/>
                <table:data-pilot-member table:name="18740" table:display="true" table:show-details="true"/>
                <table:data-pilot-member table:name="18746" table:display="true" table:show-details="true"/>
                <table:data-pilot-member table:name="18765" table:display="true" table:show-details="true"/>
                <table:data-pilot-member table:name="18793" table:display="true" table:show-details="true"/>
                <table:data-pilot-member table:name="18798" table:display="true" table:show-details="true"/>
                <table:data-pilot-member table:name="18806" table:display="true" table:show-details="true"/>
                <table:data-pilot-member table:name="18815" table:display="true" table:show-details="true"/>
                <table:data-pilot-member table:name="18816" table:display="true" table:show-details="true"/>
                <table:data-pilot-member table:name="18819" table:display="true" table:show-details="true"/>
                <table:data-pilot-member table:name="18830" table:display="true" table:show-details="true"/>
                <table:data-pilot-member table:name="18833" table:display="true" table:show-details="true"/>
                <table:data-pilot-member table:name="18845" table:display="true" table:show-details="true"/>
                <table:data-pilot-member table:name="18856" table:display="true" table:show-details="true"/>
                <table:data-pilot-member table:name="18876" table:display="true" table:show-details="true"/>
                <table:data-pilot-member table:name="18878" table:display="true" table:show-details="true"/>
                <table:data-pilot-member table:name="18885" table:display="true" table:show-details="true"/>
                <table:data-pilot-member table:name="18898" table:display="true" table:show-details="true"/>
                <table:data-pilot-member table:name="18910" table:display="true" table:show-details="true"/>
                <table:data-pilot-member table:name="18923" table:display="true" table:show-details="true"/>
                <table:data-pilot-member table:name="18925" table:display="true" table:show-details="true"/>
                <table:data-pilot-member table:name="18929" table:display="true" table:show-details="true"/>
                <table:data-pilot-member table:name="18948" table:display="true" table:show-details="true"/>
                <table:data-pilot-member table:name="18958" table:display="true" table:show-details="true"/>
                <table:data-pilot-member table:name="18959" table:display="true" table:show-details="true"/>
                <table:data-pilot-member table:name="18960" table:display="true" table:show-details="true"/>
                <table:data-pilot-member table:name="18967" table:display="true" table:show-details="true"/>
                <table:data-pilot-member table:name="18973" table:display="true" table:show-details="true"/>
                <table:data-pilot-member table:name="18989" table:display="true" table:show-details="true"/>
                <table:data-pilot-member table:name="19012" table:display="true" table:show-details="true"/>
                <table:data-pilot-member table:name="19016" table:display="true" table:show-details="true"/>
                <table:data-pilot-member table:name="19042" table:display="true" table:show-details="true"/>
                <table:data-pilot-member table:name="19061" table:display="true" table:show-details="true"/>
                <table:data-pilot-member table:name="19064" table:display="true" table:show-details="true"/>
                <table:data-pilot-member table:name="19068" table:display="true" table:show-details="true"/>
                <table:data-pilot-member table:name="19069" table:display="true" table:show-details="true"/>
                <table:data-pilot-member table:name="19088" table:display="true" table:show-details="true"/>
                <table:data-pilot-member table:name="19089" table:display="true" table:show-details="true"/>
                <table:data-pilot-member table:name="19092" table:display="true" table:show-details="true"/>
                <table:data-pilot-member table:name="19093" table:display="true" table:show-details="true"/>
                <table:data-pilot-member table:name="19098" table:display="true" table:show-details="true"/>
                <table:data-pilot-member table:name="19116" table:display="true" table:show-details="true"/>
                <table:data-pilot-member table:name="19121" table:display="true" table:show-details="true"/>
                <table:data-pilot-member table:name="19124" table:display="true" table:show-details="true"/>
                <table:data-pilot-member table:name="19128" table:display="true" table:show-details="true"/>
                <table:data-pilot-member table:name="19131" table:display="true" table:show-details="true"/>
                <table:data-pilot-member table:name="19142" table:display="true" table:show-details="true"/>
                <table:data-pilot-member table:name="19158" table:display="true" table:show-details="true"/>
                <table:data-pilot-member table:name="19174" table:display="true" table:show-details="true"/>
                <table:data-pilot-member table:name="19179" table:display="true" table:show-details="true"/>
                <table:data-pilot-member table:name="19194" table:display="true" table:show-details="true"/>
                <table:data-pilot-member table:name="19204" table:display="true" table:show-details="true"/>
                <table:data-pilot-member table:name="19206" table:display="true" table:show-details="true"/>
                <table:data-pilot-member table:name="19207" table:display="true" table:show-details="true"/>
                <table:data-pilot-member table:name="19238" table:display="true" table:show-details="true"/>
                <table:data-pilot-member table:name="19251" table:display="true" table:show-details="true"/>
                <table:data-pilot-member table:name="19253" table:display="true" table:show-details="true"/>
                <table:data-pilot-member table:name="19260" table:display="true" table:show-details="true"/>
                <table:data-pilot-member table:name="19290" table:display="true" table:show-details="true"/>
                <table:data-pilot-member table:name="19299" table:display="true" table:show-details="true"/>
                <table:data-pilot-member table:name="19314" table:display="true" table:show-details="true"/>
                <table:data-pilot-member table:name="19318" table:display="true" table:show-details="true"/>
                <table:data-pilot-member table:name="19321" table:display="true" table:show-details="true"/>
                <table:data-pilot-member table:name="19325" table:display="true" table:show-details="true"/>
                <table:data-pilot-member table:name="19331" table:display="true" table:show-details="true"/>
                <table:data-pilot-member table:name="19345" table:display="true" table:show-details="true"/>
                <table:data-pilot-member table:name="19364" table:display="true" table:show-details="true"/>
                <table:data-pilot-member table:name="19366" table:display="true" table:show-details="true"/>
                <table:data-pilot-member table:name="19373" table:display="true" table:show-details="true"/>
                <table:data-pilot-member table:name="19382" table:display="true" table:show-details="true"/>
                <table:data-pilot-member table:name="19393" table:display="true" table:show-details="true"/>
                <table:data-pilot-member table:name="19400" table:display="true" table:show-details="true"/>
                <table:data-pilot-member table:name="19405" table:display="true" table:show-details="true"/>
                <table:data-pilot-member table:name="19419" table:display="true" table:show-details="true"/>
                <table:data-pilot-member table:name="19427" table:display="true" table:show-details="true"/>
                <table:data-pilot-member table:name="19429" table:display="true" table:show-details="true"/>
                <table:data-pilot-member table:name="19435" table:display="true" table:show-details="true"/>
                <table:data-pilot-member table:name="19456" table:display="true" table:show-details="true"/>
                <table:data-pilot-member table:name="19467" table:display="true" table:show-details="true"/>
                <table:data-pilot-member table:name="19475" table:display="true" table:show-details="true"/>
                <table:data-pilot-member table:name="19479" table:display="true" table:show-details="true"/>
                <table:data-pilot-member table:name="19495" table:display="true" table:show-details="true"/>
                <table:data-pilot-member table:name="19509" table:display="true" table:show-details="true"/>
                <table:data-pilot-member table:name="19513" table:display="true" table:show-details="true"/>
                <table:data-pilot-member table:name="19516" table:display="true" table:show-details="true"/>
                <table:data-pilot-member table:name="19520" table:display="true" table:show-details="true"/>
                <table:data-pilot-member table:name="19521" table:display="true" table:show-details="true"/>
                <table:data-pilot-member table:name="19523" table:display="true" table:show-details="true"/>
                <table:data-pilot-member table:name="19529" table:display="true" table:show-details="true"/>
                <table:data-pilot-member table:name="19536" table:display="true" table:show-details="true"/>
                <table:data-pilot-member table:name="19538" table:display="true" table:show-details="true"/>
                <table:data-pilot-member table:name="19539" table:display="true" table:show-details="true"/>
                <table:data-pilot-member table:name="19541" table:display="true" table:show-details="true"/>
                <table:data-pilot-member table:name="19543" table:display="true" table:show-details="true"/>
                <table:data-pilot-member table:name="19554" table:display="true" table:show-details="true"/>
                <table:data-pilot-member table:name="19560" table:display="true" table:show-details="true"/>
                <table:data-pilot-member table:name="19590" table:display="true" table:show-details="true"/>
                <table:data-pilot-member table:name="19608" table:display="true" table:show-details="true"/>
                <table:data-pilot-member table:name="19622" table:display="true" table:show-details="true"/>
                <table:data-pilot-member table:name="19632" table:display="true" table:show-details="true"/>
                <table:data-pilot-member table:name="19635" table:display="true" table:show-details="true"/>
                <table:data-pilot-member table:name="19636" table:display="true" table:show-details="true"/>
                <table:data-pilot-member table:name="19640" table:display="true" table:show-details="true"/>
                <table:data-pilot-member table:name="19643" table:display="true" table:show-details="true"/>
                <table:data-pilot-member table:name="19659" table:display="true" table:show-details="true"/>
                <table:data-pilot-member table:name="19667" table:display="true" table:show-details="true"/>
                <table:data-pilot-member table:name="19686" table:display="true" table:show-details="true"/>
                <table:data-pilot-member table:name="19688" table:display="true" table:show-details="true"/>
                <table:data-pilot-member table:name="19695" table:display="true" table:show-details="true"/>
                <table:data-pilot-member table:name="19702" table:display="true" table:show-details="true"/>
                <table:data-pilot-member table:name="19723" table:display="true" table:show-details="true"/>
                <table:data-pilot-member table:name="19725" table:display="true" table:show-details="true"/>
                <table:data-pilot-member table:name="19727" table:display="true" table:show-details="true"/>
                <table:data-pilot-member table:name="19741" table:display="true" table:show-details="true"/>
                <table:data-pilot-member table:name="19752" table:display="true" table:show-details="true"/>
                <table:data-pilot-member table:name="19763" table:display="true" table:show-details="true"/>
                <table:data-pilot-member table:name="19770" table:display="true" table:show-details="true"/>
                <table:data-pilot-member table:name="19776" table:display="true" table:show-details="true"/>
                <table:data-pilot-member table:name="19788" table:display="true" table:show-details="true"/>
                <table:data-pilot-member table:name="19789" table:display="true" table:show-details="true"/>
                <table:data-pilot-member table:name="19799" table:display="true" table:show-details="true"/>
                <table:data-pilot-member table:name="19802" table:display="true" table:show-details="true"/>
                <table:data-pilot-member table:name="19804" table:display="true" table:show-details="true"/>
                <table:data-pilot-member table:name="19809" table:display="true" table:show-details="true"/>
                <table:data-pilot-member table:name="19813" table:display="true" table:show-details="true"/>
                <table:data-pilot-member table:name="19822" table:display="true" table:show-details="true"/>
                <table:data-pilot-member table:name="19830" table:display="true" table:show-details="true"/>
                <table:data-pilot-member table:name="19836" table:display="true" table:show-details="true"/>
                <table:data-pilot-member table:name="19840" table:display="true" table:show-details="true"/>
                <table:data-pilot-member table:name="19853" table:display="true" table:show-details="true"/>
                <table:data-pilot-member table:name="19859" table:display="true" table:show-details="true"/>
                <table:data-pilot-member table:name="19860" table:display="true" table:show-details="true"/>
                <table:data-pilot-member table:name="19865" table:display="true" table:show-details="true"/>
                <table:data-pilot-member table:name="19869" table:display="true" table:show-details="true"/>
                <table:data-pilot-member table:name="19870" table:display="true" table:show-details="true"/>
                <table:data-pilot-member table:name="19876" table:display="true" table:show-details="true"/>
                <table:data-pilot-member table:name="19878" table:display="true" table:show-details="true"/>
                <table:data-pilot-member table:name="19881" table:display="true" table:show-details="true"/>
                <table:data-pilot-member table:name="19903" table:display="true" table:show-details="true"/>
                <table:data-pilot-member table:name="19904" table:display="true" table:show-details="true"/>
                <table:data-pilot-member table:name="19920" table:display="true" table:show-details="true"/>
                <table:data-pilot-member table:name="19922" table:display="true" table:show-details="true"/>
                <table:data-pilot-member table:name="19930" table:display="true" table:show-details="true"/>
                <table:data-pilot-member table:name="19935" table:display="true" table:show-details="true"/>
                <table:data-pilot-member table:name="19959" table:display="true" table:show-details="true"/>
                <table:data-pilot-member table:name="19963" table:display="true" table:show-details="true"/>
                <table:data-pilot-member table:name="19974" table:display="true" table:show-details="true"/>
                <table:data-pilot-member table:name="19981" table:display="true" table:show-details="true"/>
                <table:data-pilot-member table:name="19990" table:display="true" table:show-details="true"/>
                <table:data-pilot-member table:name="19995" table:display="true" table:show-details="true"/>
                <table:data-pilot-member table:name="20000" table:display="true" table:show-details="true"/>
                <table:data-pilot-member table:name="20002" table:display="true" table:show-details="true"/>
                <table:data-pilot-member table:name="20007" table:display="true" table:show-details="true"/>
                <table:data-pilot-member table:name="20014" table:display="true" table:show-details="true"/>
                <table:data-pilot-member table:name="20018" table:display="true" table:show-details="true"/>
                <table:data-pilot-member table:name="20026" table:display="true" table:show-details="true"/>
                <table:data-pilot-member table:name="20034" table:display="true" table:show-details="true"/>
                <table:data-pilot-member table:name="20037" table:display="true" table:show-details="true"/>
                <table:data-pilot-member table:name="20043" table:display="true" table:show-details="true"/>
                <table:data-pilot-member table:name="20045" table:display="true" table:show-details="true"/>
                <table:data-pilot-member table:name="20048" table:display="true" table:show-details="true"/>
                <table:data-pilot-member table:name="20049" table:display="true" table:show-details="true"/>
                <table:data-pilot-member table:name="20057" table:display="true" table:show-details="true"/>
                <table:data-pilot-member table:name="20087" table:display="true" table:show-details="true"/>
                <table:data-pilot-member table:name="20090" table:display="true" table:show-details="true"/>
                <table:data-pilot-member table:name="20091" table:display="true" table:show-details="true"/>
                <table:data-pilot-member table:name="20098" table:display="true" table:show-details="true"/>
                <table:data-pilot-member table:name="20101" table:display="true" table:show-details="true"/>
                <table:data-pilot-member table:name="20116" table:display="true" table:show-details="true"/>
                <table:data-pilot-member table:name="20120" table:display="true" table:show-details="true"/>
                <table:data-pilot-member table:name="20128" table:display="true" table:show-details="true"/>
                <table:data-pilot-member table:name="20141" table:display="true" table:show-details="true"/>
                <table:data-pilot-member table:name="20145" table:display="true" table:show-details="true"/>
                <table:data-pilot-member table:name="20148" table:display="true" table:show-details="true"/>
                <table:data-pilot-member table:name="20152" table:display="true" table:show-details="true"/>
                <table:data-pilot-member table:name="20157" table:display="true" table:show-details="true"/>
                <table:data-pilot-member table:name="20163" table:display="true" table:show-details="true"/>
                <table:data-pilot-member table:name="20170" table:display="true" table:show-details="true"/>
                <table:data-pilot-member table:name="20210" table:display="true" table:show-details="true"/>
                <table:data-pilot-member table:name="20212" table:display="true" table:show-details="true"/>
                <table:data-pilot-member table:name="20216" table:display="true" table:show-details="true"/>
                <table:data-pilot-member table:name="20224" table:display="true" table:show-details="true"/>
                <table:data-pilot-member table:name="20230" table:display="true" table:show-details="true"/>
                <table:data-pilot-member table:name="20243" table:display="true" table:show-details="true"/>
                <table:data-pilot-member table:name="20245" table:display="true" table:show-details="true"/>
                <table:data-pilot-member table:name="20246" table:display="true" table:show-details="true"/>
                <table:data-pilot-member table:name="20250" table:display="true" table:show-details="true"/>
                <table:data-pilot-member table:name="20253" table:display="true" table:show-details="true"/>
                <table:data-pilot-member table:name="20259" table:display="true" table:show-details="true"/>
                <table:data-pilot-member table:name="20262" table:display="true" table:show-details="true"/>
                <table:data-pilot-member table:name="20263" table:display="true" table:show-details="true"/>
                <table:data-pilot-member table:name="20285" table:display="true" table:show-details="true"/>
                <table:data-pilot-member table:name="20294" table:display="true" table:show-details="true"/>
                <table:data-pilot-member table:name="20300" table:display="true" table:show-details="true"/>
                <table:data-pilot-member table:name="20303" table:display="true" table:show-details="true"/>
                <table:data-pilot-member table:name="20306" table:display="true" table:show-details="true"/>
                <table:data-pilot-member table:name="20313" table:display="true" table:show-details="true"/>
                <table:data-pilot-member table:name="20333" table:display="true" table:show-details="true"/>
                <table:data-pilot-member table:name="20336" table:display="true" table:show-details="true"/>
                <table:data-pilot-member table:name="20349" table:display="true" table:show-details="true"/>
                <table:data-pilot-member table:name="20365" table:display="true" table:show-details="true"/>
                <table:data-pilot-member table:name="20372" table:display="true" table:show-details="true"/>
                <table:data-pilot-member table:name="20376" table:display="true" table:show-details="true"/>
                <table:data-pilot-member table:name="20377" table:display="true" table:show-details="true"/>
                <table:data-pilot-member table:name="20384" table:display="true" table:show-details="true"/>
                <table:data-pilot-member table:name="20385" table:display="true" table:show-details="true"/>
                <table:data-pilot-member table:name="20388" table:display="true" table:show-details="true"/>
                <table:data-pilot-member table:name="20392" table:display="true" table:show-details="true"/>
                <table:data-pilot-member table:name="20402" table:display="true" table:show-details="true"/>
                <table:data-pilot-member table:name="20409" table:display="true" table:show-details="true"/>
                <table:data-pilot-member table:name="20412" table:display="true" table:show-details="true"/>
                <table:data-pilot-member table:name="20418" table:display="true" table:show-details="true"/>
                <table:data-pilot-member table:name="20420" table:display="true" table:show-details="true"/>
                <table:data-pilot-member table:name="20425" table:display="true" table:show-details="true"/>
                <table:data-pilot-member table:name="20427" table:display="true" table:show-details="true"/>
                <table:data-pilot-member table:name="20428" table:display="true" table:show-details="true"/>
                <table:data-pilot-member table:name="20446" table:display="true" table:show-details="true"/>
                <table:data-pilot-member table:name="20449" table:display="true" table:show-details="true"/>
                <table:data-pilot-member table:name="20450" table:display="true" table:show-details="true"/>
                <table:data-pilot-member table:name="20461" table:display="true" table:show-details="true"/>
                <table:data-pilot-member table:name="20464" table:display="true" table:show-details="true"/>
                <table:data-pilot-member table:name="20474" table:display="true" table:show-details="true"/>
                <table:data-pilot-member table:name="20477" table:display="true" table:show-details="true"/>
                <table:data-pilot-member table:name="20484" table:display="true" table:show-details="true"/>
                <table:data-pilot-member table:name="20493" table:display="true" table:show-details="true"/>
                <table:data-pilot-member table:name="20503" table:display="true" table:show-details="true"/>
                <table:data-pilot-member table:name="20513" table:display="true" table:show-details="true"/>
                <table:data-pilot-member table:name="20537" table:display="true" table:show-details="true"/>
                <table:data-pilot-member table:name="20544" table:display="true" table:show-details="true"/>
                <table:data-pilot-member table:name="20547" table:display="true" table:show-details="true"/>
                <table:data-pilot-member table:name="20554" table:display="true" table:show-details="true"/>
                <table:data-pilot-member table:name="20556" table:display="true" table:show-details="true"/>
                <table:data-pilot-member table:name="20558" table:display="true" table:show-details="true"/>
                <table:data-pilot-member table:name="20561" table:display="true" table:show-details="true"/>
                <table:data-pilot-member table:name="20564" table:display="true" table:show-details="true"/>
                <table:data-pilot-member table:name="20573" table:display="true" table:show-details="true"/>
                <table:data-pilot-member table:name="20581" table:display="true" table:show-details="true"/>
                <table:data-pilot-member table:name="20586" table:display="true" table:show-details="true"/>
                <table:data-pilot-member table:name="20596" table:display="true" table:show-details="true"/>
                <table:data-pilot-member table:name="20597" table:display="true" table:show-details="true"/>
                <table:data-pilot-member table:name="20601" table:display="true" table:show-details="true"/>
                <table:data-pilot-member table:name="20603" table:display="true" table:show-details="true"/>
                <table:data-pilot-member table:name="20606" table:display="true" table:show-details="true"/>
                <table:data-pilot-member table:name="20620" table:display="true" table:show-details="true"/>
                <table:data-pilot-member table:name="20626" table:display="true" table:show-details="true"/>
                <table:data-pilot-member table:name="20632" table:display="true" table:show-details="true"/>
                <table:data-pilot-member table:name="20644" table:display="true" table:show-details="true"/>
                <table:data-pilot-member table:name="20646" table:display="true" table:show-details="true"/>
                <table:data-pilot-member table:name="20655" table:display="true" table:show-details="true"/>
                <table:data-pilot-member table:name="20659" table:display="true" table:show-details="true"/>
                <table:data-pilot-member table:name="20667" table:display="true" table:show-details="true"/>
                <table:data-pilot-member table:name="20707" table:display="true" table:show-details="true"/>
                <table:data-pilot-member table:name="20722" table:display="true" table:show-details="true"/>
                <table:data-pilot-member table:name="20723" table:display="true" table:show-details="true"/>
                <table:data-pilot-member table:name="20727" table:display="true" table:show-details="true"/>
                <table:data-pilot-member table:name="20741" table:display="true" table:show-details="true"/>
                <table:data-pilot-member table:name="20764" table:display="true" table:show-details="true"/>
                <table:data-pilot-member table:name="20770" table:display="true" table:show-details="true"/>
                <table:data-pilot-member table:name="20773" table:display="true" table:show-details="true"/>
                <table:data-pilot-member table:name="20781" table:display="true" table:show-details="true"/>
                <table:data-pilot-member table:name="20784" table:display="true" table:show-details="true"/>
                <table:data-pilot-member table:name="20793" table:display="true" table:show-details="true"/>
                <table:data-pilot-member table:name="20797" table:display="true" table:show-details="true"/>
                <table:data-pilot-member table:name="20802" table:display="true" table:show-details="true"/>
                <table:data-pilot-member table:name="20803" table:display="true" table:show-details="true"/>
                <table:data-pilot-member table:name="20805" table:display="true" table:show-details="true"/>
                <table:data-pilot-member table:name="20810" table:display="true" table:show-details="true"/>
                <table:data-pilot-member table:name="20818" table:display="true" table:show-details="true"/>
                <table:data-pilot-member table:name="20820" table:display="true" table:show-details="true"/>
                <table:data-pilot-member table:name="20822" table:display="true" table:show-details="true"/>
                <table:data-pilot-member table:name="20826" table:display="true" table:show-details="true"/>
                <table:data-pilot-member table:name="20828" table:display="true" table:show-details="true"/>
                <table:data-pilot-member table:name="20835" table:display="true" table:show-details="true"/>
                <table:data-pilot-member table:name="20836" table:display="true" table:show-details="true"/>
                <table:data-pilot-member table:name="20840" table:display="true" table:show-details="true"/>
                <table:data-pilot-member table:name="20842" table:display="true" table:show-details="true"/>
                <table:data-pilot-member table:name="20844" table:display="true" table:show-details="true"/>
                <table:data-pilot-member table:name="20848" table:display="true" table:show-details="true"/>
                <table:data-pilot-member table:name="20856" table:display="true" table:show-details="true"/>
                <table:data-pilot-member table:name="20877" table:display="true" table:show-details="true"/>
                <table:data-pilot-member table:name="20888" table:display="true" table:show-details="true"/>
                <table:data-pilot-member table:name="20890" table:display="true" table:show-details="true"/>
                <table:data-pilot-member table:name="20900" table:display="true" table:show-details="true"/>
                <table:data-pilot-member table:name="20901" table:display="true" table:show-details="true"/>
                <table:data-pilot-member table:name="20904" table:display="true" table:show-details="true"/>
                <table:data-pilot-member table:name="20913" table:display="true" table:show-details="true"/>
                <table:data-pilot-member table:name="20938" table:display="true" table:show-details="true"/>
                <table:data-pilot-member table:name="20939" table:display="true" table:show-details="true"/>
                <table:data-pilot-member table:name="20950" table:display="true" table:show-details="true"/>
                <table:data-pilot-member table:name="20955" table:display="true" table:show-details="true"/>
                <table:data-pilot-member table:name="20961" table:display="true" table:show-details="true"/>
                <table:data-pilot-member table:name="20963" table:display="true" table:show-details="true"/>
                <table:data-pilot-member table:name="20964" table:display="true" table:show-details="true"/>
                <table:data-pilot-member table:name="21003" table:display="true" table:show-details="true"/>
                <table:data-pilot-member table:name="21022" table:display="true" table:show-details="true"/>
                <table:data-pilot-member table:name="21029" table:display="true" table:show-details="true"/>
                <table:data-pilot-member table:name="21033" table:display="true" table:show-details="true"/>
                <table:data-pilot-member table:name="21035" table:display="true" table:show-details="true"/>
                <table:data-pilot-member table:name="21039" table:display="true" table:show-details="true"/>
                <table:data-pilot-member table:name="21045" table:display="true" table:show-details="true"/>
                <table:data-pilot-member table:name="21052" table:display="true" table:show-details="true"/>
                <table:data-pilot-member table:name="21053" table:display="true" table:show-details="true"/>
                <table:data-pilot-member table:name="21060" table:display="true" table:show-details="true"/>
                <table:data-pilot-member table:name="21074" table:display="true" table:show-details="true"/>
                <table:data-pilot-member table:name="21080" table:display="true" table:show-details="true"/>
                <table:data-pilot-member table:name="21104" table:display="true" table:show-details="true"/>
                <table:data-pilot-member table:name="21109" table:display="true" table:show-details="true"/>
                <table:data-pilot-member table:name="21113" table:display="true" table:show-details="true"/>
                <table:data-pilot-member table:name="21114" table:display="true" table:show-details="true"/>
                <table:data-pilot-member table:name="21118" table:display="true" table:show-details="true"/>
                <table:data-pilot-member table:name="21122" table:display="true" table:show-details="true"/>
                <table:data-pilot-member table:name="21124" table:display="true" table:show-details="true"/>
                <table:data-pilot-member table:name="21130" table:display="true" table:show-details="true"/>
                <table:data-pilot-member table:name="21142" table:display="true" table:show-details="true"/>
                <table:data-pilot-member table:name="21146" table:display="true" table:show-details="true"/>
                <table:data-pilot-member table:name="21155" table:display="true" table:show-details="true"/>
                <table:data-pilot-member table:name="21156" table:display="true" table:show-details="true"/>
                <table:data-pilot-member table:name="21173" table:display="true" table:show-details="true"/>
                <table:data-pilot-member table:name="21174" table:display="true" table:show-details="true"/>
                <table:data-pilot-member table:name="21195" table:display="true" table:show-details="true"/>
                <table:data-pilot-member table:name="21204" table:display="true" table:show-details="true"/>
                <table:data-pilot-member table:name="21210" table:display="true" table:show-details="true"/>
                <table:data-pilot-member table:name="21212" table:display="true" table:show-details="true"/>
                <table:data-pilot-member table:name="21221" table:display="true" table:show-details="true"/>
                <table:data-pilot-member table:name="21225" table:display="true" table:show-details="true"/>
                <table:data-pilot-member table:name="21228" table:display="true" table:show-details="true"/>
                <table:data-pilot-member table:name="21230" table:display="true" table:show-details="true"/>
                <table:data-pilot-member table:name="21232" table:display="true" table:show-details="true"/>
                <table:data-pilot-member table:name="21240" table:display="true" table:show-details="true"/>
                <table:data-pilot-member table:name="21247" table:display="true" table:show-details="true"/>
                <table:data-pilot-member table:name="21264" table:display="true" table:show-details="true"/>
                <table:data-pilot-member table:name="21276" table:display="true" table:show-details="true"/>
                <table:data-pilot-member table:name="21312" table:display="true" table:show-details="true"/>
                <table:data-pilot-member table:name="21326" table:display="true" table:show-details="true"/>
                <table:data-pilot-member table:name="21328" table:display="true" table:show-details="true"/>
                <table:data-pilot-member table:name="21363" table:display="true" table:show-details="true"/>
                <table:data-pilot-member table:name="21370" table:display="true" table:show-details="true"/>
                <table:data-pilot-member table:name="21375" table:display="true" table:show-details="true"/>
                <table:data-pilot-member table:name="21398" table:display="true" table:show-details="true"/>
                <table:data-pilot-member table:name="21409" table:display="true" table:show-details="true"/>
                <table:data-pilot-member table:name="21417" table:display="true" table:show-details="true"/>
                <table:data-pilot-member table:name="21419" table:display="true" table:show-details="true"/>
                <table:data-pilot-member table:name="21423" table:display="true" table:show-details="true"/>
                <table:data-pilot-member table:name="21443" table:display="true" table:show-details="true"/>
                <table:data-pilot-member table:name="21453" table:display="true" table:show-details="true"/>
                <table:data-pilot-member table:name="21457" table:display="true" table:show-details="true"/>
                <table:data-pilot-member table:name="21471" table:display="true" table:show-details="true"/>
                <table:data-pilot-member table:name="21478" table:display="true" table:show-details="true"/>
                <table:data-pilot-member table:name="21494" table:display="true" table:show-details="true"/>
                <table:data-pilot-member table:name="21496" table:display="true" table:show-details="true"/>
                <table:data-pilot-member table:name="21500" table:display="true" table:show-details="true"/>
                <table:data-pilot-member table:name="21516" table:display="true" table:show-details="true"/>
                <table:data-pilot-member table:name="21527" table:display="true" table:show-details="true"/>
                <table:data-pilot-member table:name="21539" table:display="true" table:show-details="true"/>
                <table:data-pilot-member table:name="21541" table:display="true" table:show-details="true"/>
                <table:data-pilot-member table:name="21545" table:display="true" table:show-details="true"/>
                <table:data-pilot-member table:name="21552" table:display="true" table:show-details="true"/>
                <table:data-pilot-member table:name="21559" table:display="true" table:show-details="true"/>
                <table:data-pilot-member table:name="21562" table:display="true" table:show-details="true"/>
                <table:data-pilot-member table:name="21566" table:display="true" table:show-details="true"/>
                <table:data-pilot-member table:name="21571" table:display="true" table:show-details="true"/>
                <table:data-pilot-member table:name="21578" table:display="true" table:show-details="true"/>
                <table:data-pilot-member table:name="21590" table:display="true" table:show-details="true"/>
                <table:data-pilot-member table:name="21593" table:display="true" table:show-details="true"/>
                <table:data-pilot-member table:name="21598" table:display="true" table:show-details="true"/>
                <table:data-pilot-member table:name="21607" table:display="true" table:show-details="true"/>
                <table:data-pilot-member table:name="21609" table:display="true" table:show-details="true"/>
                <table:data-pilot-member table:name="21631" table:display="true" table:show-details="true"/>
                <table:data-pilot-member table:name="21632" table:display="true" table:show-details="true"/>
                <table:data-pilot-member table:name="21635" table:display="true" table:show-details="true"/>
                <table:data-pilot-member table:name="21640" table:display="true" table:show-details="true"/>
                <table:data-pilot-member table:name="21647" table:display="true" table:show-details="true"/>
                <table:data-pilot-member table:name="21675" table:display="true" table:show-details="true"/>
                <table:data-pilot-member table:name="21690" table:display="true" table:show-details="true"/>
                <table:data-pilot-member table:name="21691" table:display="true" table:show-details="true"/>
                <table:data-pilot-member table:name="21696" table:display="true" table:show-details="true"/>
                <table:data-pilot-member table:name="21699" table:display="true" table:show-details="true"/>
                <table:data-pilot-member table:name="21706" table:display="true" table:show-details="true"/>
                <table:data-pilot-member table:name="21707" table:display="true" table:show-details="true"/>
                <table:data-pilot-member table:name="21723" table:display="true" table:show-details="true"/>
                <table:data-pilot-member table:name="21725" table:display="true" table:show-details="true"/>
                <table:data-pilot-member table:name="21741" table:display="true" table:show-details="true"/>
                <table:data-pilot-member table:name="21763" table:display="true" table:show-details="true"/>
                <table:data-pilot-member table:name="21767" table:display="true" table:show-details="true"/>
                <table:data-pilot-member table:name="21788" table:display="true" table:show-details="true"/>
                <table:data-pilot-member table:name="21800" table:display="true" table:show-details="true"/>
                <table:data-pilot-member table:name="21803" table:display="true" table:show-details="true"/>
                <table:data-pilot-member table:name="21807" table:display="true" table:show-details="true"/>
                <table:data-pilot-member table:name="21809" table:display="true" table:show-details="true"/>
                <table:data-pilot-member table:name="21828" table:display="true" table:show-details="true"/>
                <table:data-pilot-member table:name="21849" table:display="true" table:show-details="true"/>
                <table:data-pilot-member table:name="21854" table:display="true" table:show-details="true"/>
                <table:data-pilot-member table:name="21862" table:display="true" table:show-details="true"/>
                <table:data-pilot-member table:name="21866" table:display="true" table:show-details="true"/>
                <table:data-pilot-member table:name="21873" table:display="true" table:show-details="true"/>
                <table:data-pilot-member table:name="21879" table:display="true" table:show-details="true"/>
                <table:data-pilot-member table:name="21889" table:display="true" table:show-details="true"/>
                <table:data-pilot-member table:name="21894" table:display="true" table:show-details="true"/>
                <table:data-pilot-member table:name="21900" table:display="true" table:show-details="true"/>
                <table:data-pilot-member table:name="21901" table:display="true" table:show-details="true"/>
                <table:data-pilot-member table:name="21906" table:display="true" table:show-details="true"/>
                <table:data-pilot-member table:name="21909" table:display="true" table:show-details="true"/>
                <table:data-pilot-member table:name="21910" table:display="true" table:show-details="true"/>
                <table:data-pilot-member table:name="21914" table:display="true" table:show-details="true"/>
                <table:data-pilot-member table:name="21927" table:display="true" table:show-details="true"/>
                <table:data-pilot-member table:name="21928" table:display="true" table:show-details="true"/>
                <table:data-pilot-member table:name="21932" table:display="true" table:show-details="true"/>
                <table:data-pilot-member table:name="21935" table:display="true" table:show-details="true"/>
                <table:data-pilot-member table:name="21944" table:display="true" table:show-details="true"/>
                <table:data-pilot-member table:name="21947" table:display="true" table:show-details="true"/>
                <table:data-pilot-member table:name="21953" table:display="true" table:show-details="true"/>
                <table:data-pilot-member table:name="21959" table:display="true" table:show-details="true"/>
                <table:data-pilot-member table:name="21977" table:display="true" table:show-details="true"/>
                <table:data-pilot-member table:name="21995" table:display="true" table:show-details="true"/>
                <table:data-pilot-member table:name="21997" table:display="true" table:show-details="true"/>
                <table:data-pilot-member table:name="22007" table:display="true" table:show-details="true"/>
                <table:data-pilot-member table:name="22008" table:display="true" table:show-details="true"/>
                <table:data-pilot-member table:name="22009" table:display="true" table:show-details="true"/>
                <table:data-pilot-member table:name="22012" table:display="true" table:show-details="true"/>
                <table:data-pilot-member table:name="22019" table:display="true" table:show-details="true"/>
                <table:data-pilot-member table:name="22023" table:display="true" table:show-details="true"/>
                <table:data-pilot-member table:name="22029" table:display="true" table:show-details="true"/>
                <table:data-pilot-member table:name="22038" table:display="true" table:show-details="true"/>
                <table:data-pilot-member table:name="22045" table:display="true" table:show-details="true"/>
                <table:data-pilot-member table:name="22048" table:display="true" table:show-details="true"/>
                <table:data-pilot-member table:name="22057" table:display="true" table:show-details="true"/>
                <table:data-pilot-member table:name="22061" table:display="true" table:show-details="true"/>
                <table:data-pilot-member table:name="22063" table:display="true" table:show-details="true"/>
                <table:data-pilot-member table:name="22067" table:display="true" table:show-details="true"/>
                <table:data-pilot-member table:name="22079" table:display="true" table:show-details="true"/>
                <table:data-pilot-member table:name="22080" table:display="true" table:show-details="true"/>
                <table:data-pilot-member table:name="22087" table:display="true" table:show-details="true"/>
                <table:data-pilot-member table:name="22095" table:display="true" table:show-details="true"/>
                <table:data-pilot-member table:name="22108" table:display="true" table:show-details="true"/>
                <table:data-pilot-member table:name="22112" table:display="true" table:show-details="true"/>
                <table:data-pilot-member table:name="22129" table:display="true" table:show-details="true"/>
                <table:data-pilot-member table:name="22131" table:display="true" table:show-details="true"/>
                <table:data-pilot-member table:name="22149" table:display="true" table:show-details="true"/>
                <table:data-pilot-member table:name="22152" table:display="true" table:show-details="true"/>
                <table:data-pilot-member table:name="22162" table:display="true" table:show-details="true"/>
                <table:data-pilot-member table:name="22175" table:display="true" table:show-details="true"/>
                <table:data-pilot-member table:name="22196" table:display="true" table:show-details="true"/>
                <table:data-pilot-member table:name="22199" table:display="true" table:show-details="true"/>
                <table:data-pilot-member table:name="22204" table:display="true" table:show-details="true"/>
                <table:data-pilot-member table:name="22210" table:display="true" table:show-details="true"/>
                <table:data-pilot-member table:name="22211" table:display="true" table:show-details="true"/>
                <table:data-pilot-member table:name="22217" table:display="true" table:show-details="true"/>
                <table:data-pilot-member table:name="22231" table:display="true" table:show-details="true"/>
                <table:data-pilot-member table:name="22240" table:display="true" table:show-details="true"/>
                <table:data-pilot-member table:name="22246" table:display="true" table:show-details="true"/>
                <table:data-pilot-member table:name="22254" table:display="true" table:show-details="true"/>
                <table:data-pilot-member table:name="22301" table:display="true" table:show-details="true"/>
                <table:data-pilot-member table:name="22331" table:display="true" table:show-details="true"/>
                <table:data-pilot-member table:name="22341" table:display="true" table:show-details="true"/>
                <table:data-pilot-member table:name="22351" table:display="true" table:show-details="true"/>
                <table:data-pilot-member table:name="22357" table:display="true" table:show-details="true"/>
                <table:data-pilot-member table:name="22359" table:display="true" table:show-details="true"/>
                <table:data-pilot-member table:name="22363" table:display="true" table:show-details="true"/>
                <table:data-pilot-member table:name="22367" table:display="true" table:show-details="true"/>
                <table:data-pilot-member table:name="22380" table:display="true" table:show-details="true"/>
                <table:data-pilot-member table:name="22381" table:display="true" table:show-details="true"/>
                <table:data-pilot-member table:name="22391" table:display="true" table:show-details="true"/>
                <table:data-pilot-member table:name="22393" table:display="true" table:show-details="true"/>
                <table:data-pilot-member table:name="22397" table:display="true" table:show-details="true"/>
                <table:data-pilot-member table:name="22401" table:display="true" table:show-details="true"/>
                <table:data-pilot-member table:name="22423" table:display="true" table:show-details="true"/>
                <table:data-pilot-member table:name="22428" table:display="true" table:show-details="true"/>
                <table:data-pilot-member table:name="22437" table:display="true" table:show-details="true"/>
                <table:data-pilot-member table:name="22446" table:display="true" table:show-details="true"/>
                <table:data-pilot-member table:name="22449" table:display="true" table:show-details="true"/>
                <table:data-pilot-member table:name="22452" table:display="true" table:show-details="true"/>
                <table:data-pilot-member table:name="22461" table:display="true" table:show-details="true"/>
                <table:data-pilot-member table:name="22490" table:display="true" table:show-details="true"/>
                <table:data-pilot-member table:name="22494" table:display="true" table:show-details="true"/>
                <table:data-pilot-member table:name="22499" table:display="true" table:show-details="true"/>
                <table:data-pilot-member table:name="22503" table:display="true" table:show-details="true"/>
                <table:data-pilot-member table:name="22506" table:display="true" table:show-details="true"/>
                <table:data-pilot-member table:name="22511" table:display="true" table:show-details="true"/>
                <table:data-pilot-member table:name="22518" table:display="true" table:show-details="true"/>
                <table:data-pilot-member table:name="22532" table:display="true" table:show-details="true"/>
                <table:data-pilot-member table:name="22533" table:display="true" table:show-details="true"/>
                <table:data-pilot-member table:name="22534" table:display="true" table:show-details="true"/>
                <table:data-pilot-member table:name="22563" table:display="true" table:show-details="true"/>
                <table:data-pilot-member table:name="22572" table:display="true" table:show-details="true"/>
                <table:data-pilot-member table:name="22577" table:display="true" table:show-details="true"/>
                <table:data-pilot-member table:name="22582" table:display="true" table:show-details="true"/>
                <table:data-pilot-member table:name="22597" table:display="true" table:show-details="true"/>
                <table:data-pilot-member table:name="22612" table:display="true" table:show-details="true"/>
                <table:data-pilot-member table:name="22626" table:display="true" table:show-details="true"/>
                <table:data-pilot-member table:name="22630" table:display="true" table:show-details="true"/>
                <table:data-pilot-member table:name="22633" table:display="true" table:show-details="true"/>
                <table:data-pilot-member table:name="22638" table:display="true" table:show-details="true"/>
                <table:data-pilot-member table:name="22655" table:display="true" table:show-details="true"/>
                <table:data-pilot-member table:name="22658" table:display="true" table:show-details="true"/>
                <table:data-pilot-member table:name="22663" table:display="true" table:show-details="true"/>
                <table:data-pilot-member table:name="22666" table:display="true" table:show-details="true"/>
                <table:data-pilot-member table:name="22667" table:display="true" table:show-details="true"/>
                <table:data-pilot-member table:name="22671" table:display="true" table:show-details="true"/>
                <table:data-pilot-member table:name="22672" table:display="true" table:show-details="true"/>
                <table:data-pilot-member table:name="22712" table:display="true" table:show-details="true"/>
                <table:data-pilot-member table:name="22715" table:display="true" table:show-details="true"/>
                <table:data-pilot-member table:name="22720" table:display="true" table:show-details="true"/>
                <table:data-pilot-member table:name="22738" table:display="true" table:show-details="true"/>
                <table:data-pilot-member table:name="22750" table:display="true" table:show-details="true"/>
                <table:data-pilot-member table:name="22759" table:display="true" table:show-details="true"/>
                <table:data-pilot-member table:name="22764" table:display="true" table:show-details="true"/>
                <table:data-pilot-member table:name="22771" table:display="true" table:show-details="true"/>
                <table:data-pilot-member table:name="22774" table:display="true" table:show-details="true"/>
                <table:data-pilot-member table:name="22776" table:display="true" table:show-details="true"/>
                <table:data-pilot-member table:name="22777" table:display="true" table:show-details="true"/>
                <table:data-pilot-member table:name="22781" table:display="true" table:show-details="true"/>
                <table:data-pilot-member table:name="22792" table:display="true" table:show-details="true"/>
                <table:data-pilot-member table:name="22797" table:display="true" table:show-details="true"/>
                <table:data-pilot-member table:name="22801" table:display="true" table:show-details="true"/>
                <table:data-pilot-member table:name="22833" table:display="true" table:show-details="true"/>
                <table:data-pilot-member table:name="22846" table:display="true" table:show-details="true"/>
                <table:data-pilot-member table:name="22850" table:display="true" table:show-details="true"/>
                <table:data-pilot-member table:name="22855" table:display="true" table:show-details="true"/>
                <table:data-pilot-member table:name="22857" table:display="true" table:show-details="true"/>
                <table:data-pilot-member table:name="22870" table:display="true" table:show-details="true"/>
                <table:data-pilot-member table:name="22871" table:display="true" table:show-details="true"/>
                <table:data-pilot-member table:name="22884" table:display="true" table:show-details="true"/>
                <table:data-pilot-member table:name="22889" table:display="true" table:show-details="true"/>
                <table:data-pilot-member table:name="22907" table:display="true" table:show-details="true"/>
                <table:data-pilot-member table:name="22913" table:display="true" table:show-details="true"/>
                <table:data-pilot-member table:name="22916" table:display="true" table:show-details="true"/>
                <table:data-pilot-member table:name="22927" table:display="true" table:show-details="true"/>
                <table:data-pilot-member table:name="22928" table:display="true" table:show-details="true"/>
                <table:data-pilot-member table:name="22961" table:display="true" table:show-details="true"/>
                <table:data-pilot-member table:name="22962" table:display="true" table:show-details="true"/>
                <table:data-pilot-member table:name="22963" table:display="true" table:show-details="true"/>
                <table:data-pilot-member table:name="22976" table:display="true" table:show-details="true"/>
                <table:data-pilot-member table:name="22977" table:display="true" table:show-details="true"/>
                <table:data-pilot-member table:name="22978" table:display="true" table:show-details="true"/>
                <table:data-pilot-member table:name="22981" table:display="true" table:show-details="true"/>
                <table:data-pilot-member table:name="23009" table:display="true" table:show-details="true"/>
                <table:data-pilot-member table:name="23029" table:display="true" table:show-details="true"/>
                <table:data-pilot-member table:name="23036" table:display="true" table:show-details="true"/>
                <table:data-pilot-member table:name="23037" table:display="true" table:show-details="true"/>
                <table:data-pilot-member table:name="23043" table:display="true" table:show-details="true"/>
                <table:data-pilot-member table:name="23049" table:display="true" table:show-details="true"/>
                <table:data-pilot-member table:name="23053" table:display="true" table:show-details="true"/>
                <table:data-pilot-member table:name="23064" table:display="true" table:show-details="true"/>
                <table:data-pilot-member table:name="23080" table:display="true" table:show-details="true"/>
                <table:data-pilot-member table:name="23089" table:display="true" table:show-details="true"/>
                <table:data-pilot-member table:name="23093" table:display="true" table:show-details="true"/>
                <table:data-pilot-member table:name="23096" table:display="true" table:show-details="true"/>
                <table:data-pilot-member table:name="23097" table:display="true" table:show-details="true"/>
                <table:data-pilot-member table:name="23100" table:display="true" table:show-details="true"/>
                <table:data-pilot-member table:name="23111" table:display="true" table:show-details="true"/>
                <table:data-pilot-member table:name="23114" table:display="true" table:show-details="true"/>
                <table:data-pilot-member table:name="23125" table:display="true" table:show-details="true"/>
                <table:data-pilot-member table:name="23132" table:display="true" table:show-details="true"/>
                <table:data-pilot-member table:name="23138" table:display="true" table:show-details="true"/>
                <table:data-pilot-member table:name="23151" table:display="true" table:show-details="true"/>
                <table:data-pilot-member table:name="23157" table:display="true" table:show-details="true"/>
                <table:data-pilot-member table:name="23168" table:display="true" table:show-details="true"/>
                <table:data-pilot-member table:name="23177" table:display="true" table:show-details="true"/>
                <table:data-pilot-member table:name="23184" table:display="true" table:show-details="true"/>
                <table:data-pilot-member table:name="23186" table:display="true" table:show-details="true"/>
                <table:data-pilot-member table:name="23189" table:display="true" table:show-details="true"/>
                <table:data-pilot-member table:name="23194" table:display="true" table:show-details="true"/>
                <table:data-pilot-member table:name="23209" table:display="true" table:show-details="true"/>
                <table:data-pilot-member table:name="23210" table:display="true" table:show-details="true"/>
                <table:data-pilot-member table:name="23212" table:display="true" table:show-details="true"/>
                <table:data-pilot-member table:name="23215" table:display="true" table:show-details="true"/>
                <table:data-pilot-member table:name="23223" table:display="true" table:show-details="true"/>
                <table:data-pilot-member table:name="23235" table:display="true" table:show-details="true"/>
                <table:data-pilot-member table:name="23246" table:display="true" table:show-details="true"/>
                <table:data-pilot-member table:name="23261" table:display="true" table:show-details="true"/>
                <table:data-pilot-member table:name="23262" table:display="true" table:show-details="true"/>
                <table:data-pilot-member table:name="23270" table:display="true" table:show-details="true"/>
                <table:data-pilot-member table:name="23272" table:display="true" table:show-details="true"/>
                <table:data-pilot-member table:name="23278" table:display="true" table:show-details="true"/>
                <table:data-pilot-member table:name="23287" table:display="true" table:show-details="true"/>
                <table:data-pilot-member table:name="23305" table:display="true" table:show-details="true"/>
                <table:data-pilot-member table:name="23314" table:display="true" table:show-details="true"/>
                <table:data-pilot-member table:name="23318" table:display="true" table:show-details="true"/>
                <table:data-pilot-member table:name="23323" table:display="true" table:show-details="true"/>
                <table:data-pilot-member table:name="23326" table:display="true" table:show-details="true"/>
                <table:data-pilot-member table:name="23331" table:display="true" table:show-details="true"/>
                <table:data-pilot-member table:name="23333" table:display="true" table:show-details="true"/>
                <table:data-pilot-member table:name="23343" table:display="true" table:show-details="true"/>
                <table:data-pilot-member table:name="23352" table:display="true" table:show-details="true"/>
                <table:data-pilot-member table:name="23355" table:display="true" table:show-details="true"/>
                <table:data-pilot-member table:name="23364" table:display="true" table:show-details="true"/>
                <table:data-pilot-member table:name="23368" table:display="true" table:show-details="true"/>
                <table:data-pilot-member table:name="23370" table:display="true" table:show-details="true"/>
                <table:data-pilot-member table:name="23378" table:display="true" table:show-details="true"/>
                <table:data-pilot-member table:name="23379" table:display="true" table:show-details="true"/>
                <table:data-pilot-member table:name="23385" table:display="true" table:show-details="true"/>
                <table:data-pilot-member table:name="23393" table:display="true" table:show-details="true"/>
                <table:data-pilot-member table:name="23395" table:display="true" table:show-details="true"/>
                <table:data-pilot-member table:name="23397" table:display="true" table:show-details="true"/>
                <table:data-pilot-member table:name="23402" table:display="true" table:show-details="true"/>
                <table:data-pilot-member table:name="23406" table:display="true" table:show-details="true"/>
                <table:data-pilot-member table:name="23410" table:display="true" table:show-details="true"/>
                <table:data-pilot-member table:name="23430" table:display="true" table:show-details="true"/>
                <table:data-pilot-member table:name="23433" table:display="true" table:show-details="true"/>
                <table:data-pilot-member table:name="23436" table:display="true" table:show-details="true"/>
                <table:data-pilot-member table:name="23458" table:display="true" table:show-details="true"/>
                <table:data-pilot-member table:name="23459" table:display="true" table:show-details="true"/>
                <table:data-pilot-member table:name="23481" table:display="true" table:show-details="true"/>
                <table:data-pilot-member table:name="23488" table:display="true" table:show-details="true"/>
                <table:data-pilot-member table:name="23492" table:display="true" table:show-details="true"/>
                <table:data-pilot-member table:name="23505" table:display="true" table:show-details="true"/>
                <table:data-pilot-member table:name="23510" table:display="true" table:show-details="true"/>
                <table:data-pilot-member table:name="23513" table:display="true" table:show-details="true"/>
                <table:data-pilot-member table:name="23523" table:display="true" table:show-details="true"/>
                <table:data-pilot-member table:name="23526" table:display="true" table:show-details="true"/>
                <table:data-pilot-member table:name="23535" table:display="true" table:show-details="true"/>
                <table:data-pilot-member table:name="23538" table:display="true" table:show-details="true"/>
                <table:data-pilot-member table:name="23583" table:display="true" table:show-details="true"/>
                <table:data-pilot-member table:name="23585" table:display="true" table:show-details="true"/>
                <table:data-pilot-member table:name="23593" table:display="true" table:show-details="true"/>
                <table:data-pilot-member table:name="23594" table:display="true" table:show-details="true"/>
                <table:data-pilot-member table:name="23598" table:display="true" table:show-details="true"/>
                <table:data-pilot-member table:name="23599" table:display="true" table:show-details="true"/>
                <table:data-pilot-member table:name="23601" table:display="true" table:show-details="true"/>
                <table:data-pilot-member table:name="23620" table:display="true" table:show-details="true"/>
                <table:data-pilot-member table:name="23625" table:display="true" table:show-details="true"/>
                <table:data-pilot-member table:name="23628" table:display="true" table:show-details="true"/>
                <table:data-pilot-member table:name="23630" table:display="true" table:show-details="true"/>
                <table:data-pilot-member table:name="23633" table:display="true" table:show-details="true"/>
                <table:data-pilot-member table:name="23637" table:display="true" table:show-details="true"/>
                <table:data-pilot-member table:name="23645" table:display="true" table:show-details="true"/>
                <table:data-pilot-member table:name="23646" table:display="true" table:show-details="true"/>
                <table:data-pilot-member table:name="23648" table:display="true" table:show-details="true"/>
                <table:data-pilot-member table:name="23651" table:display="true" table:show-details="true"/>
                <table:data-pilot-member table:name="23655" table:display="true" table:show-details="true"/>
                <table:data-pilot-member table:name="23673" table:display="true" table:show-details="true"/>
                <table:data-pilot-member table:name="23686" table:display="true" table:show-details="true"/>
                <table:data-pilot-member table:name="23691" table:display="true" table:show-details="true"/>
                <table:data-pilot-member table:name="23716" table:display="true" table:show-details="true"/>
                <table:data-pilot-member table:name="23718" table:display="true" table:show-details="true"/>
                <table:data-pilot-member table:name="23719" table:display="true" table:show-details="true"/>
                <table:data-pilot-member table:name="23725" table:display="true" table:show-details="true"/>
                <table:data-pilot-member table:name="23726" table:display="true" table:show-details="true"/>
                <table:data-pilot-member table:name="23768" table:display="true" table:show-details="true"/>
                <table:data-pilot-member table:name="23784" table:display="true" table:show-details="true"/>
                <table:data-pilot-member table:name="23785" table:display="true" table:show-details="true"/>
                <table:data-pilot-member table:name="23793" table:display="true" table:show-details="true"/>
                <table:data-pilot-member table:name="23798" table:display="true" table:show-details="true"/>
                <table:data-pilot-member table:name="23812" table:display="true" table:show-details="true"/>
                <table:data-pilot-member table:name="23814" table:display="true" table:show-details="true"/>
                <table:data-pilot-member table:name="23816" table:display="true" table:show-details="true"/>
                <table:data-pilot-member table:name="23824" table:display="true" table:show-details="true"/>
                <table:data-pilot-member table:name="23829" table:display="true" table:show-details="true"/>
                <table:data-pilot-member table:name="23853" table:display="true" table:show-details="true"/>
                <table:data-pilot-member table:name="23854" table:display="true" table:show-details="true"/>
                <table:data-pilot-member table:name="23855" table:display="true" table:show-details="true"/>
                <table:data-pilot-member table:name="23868" table:display="true" table:show-details="true"/>
                <table:data-pilot-member table:name="23873" table:display="true" table:show-details="true"/>
                <table:data-pilot-member table:name="23875" table:display="true" table:show-details="true"/>
                <table:data-pilot-member table:name="23885" table:display="true" table:show-details="true"/>
                <table:data-pilot-member table:name="23906" table:display="true" table:show-details="true"/>
                <table:data-pilot-member table:name="23918" table:display="true" table:show-details="true"/>
                <table:data-pilot-member table:name="23929" table:display="true" table:show-details="true"/>
                <table:data-pilot-member table:name="23942" table:display="true" table:show-details="true"/>
                <table:data-pilot-member table:name="23946" table:display="true" table:show-details="true"/>
                <table:data-pilot-member table:name="23957" table:display="true" table:show-details="true"/>
                <table:data-pilot-member table:name="23978" table:display="true" table:show-details="true"/>
                <table:data-pilot-member table:name="23981" table:display="true" table:show-details="true"/>
                <table:data-pilot-member table:name="23982" table:display="true" table:show-details="true"/>
                <table:data-pilot-member table:name="23992" table:display="true" table:show-details="true"/>
                <table:data-pilot-member table:name="24000" table:display="true" table:show-details="true"/>
                <table:data-pilot-member table:name="24001" table:display="true" table:show-details="true"/>
                <table:data-pilot-member table:name="24004" table:display="true" table:show-details="true"/>
                <table:data-pilot-member table:name="24020" table:display="true" table:show-details="true"/>
                <table:data-pilot-member table:name="24037" table:display="true" table:show-details="true"/>
                <table:data-pilot-member table:name="24042" table:display="true" table:show-details="true"/>
                <table:data-pilot-member table:name="24057" table:display="true" table:show-details="true"/>
                <table:data-pilot-member table:name="24072" table:display="true" table:show-details="true"/>
                <table:data-pilot-member table:name="24073" table:display="true" table:show-details="true"/>
                <table:data-pilot-member table:name="24074" table:display="true" table:show-details="true"/>
                <table:data-pilot-member table:name="24107" table:display="true" table:show-details="true"/>
                <table:data-pilot-member table:name="24108" table:display="true" table:show-details="true"/>
                <table:data-pilot-member table:name="24113" table:display="true" table:show-details="true"/>
                <table:data-pilot-member table:name="24123" table:display="true" table:show-details="true"/>
                <table:data-pilot-member table:name="24136" table:display="true" table:show-details="true"/>
                <table:data-pilot-member table:name="24144" table:display="true" table:show-details="true"/>
                <table:data-pilot-member table:name="24165" table:display="true" table:show-details="true"/>
                <table:data-pilot-member table:name="24167" table:display="true" table:show-details="true"/>
                <table:data-pilot-member table:name="24173" table:display="true" table:show-details="true"/>
                <table:data-pilot-member table:name="24177" table:display="true" table:show-details="true"/>
                <table:data-pilot-member table:name="24178" table:display="true" table:show-details="true"/>
                <table:data-pilot-member table:name="24191" table:display="true" table:show-details="true"/>
                <table:data-pilot-member table:name="24199" table:display="true" table:show-details="true"/>
                <table:data-pilot-member table:name="24207" table:display="true" table:show-details="true"/>
                <table:data-pilot-member table:name="24208" table:display="true" table:show-details="true"/>
                <table:data-pilot-member table:name="24213" table:display="true" table:show-details="true"/>
                <table:data-pilot-member table:name="24219" table:display="true" table:show-details="true"/>
                <table:data-pilot-member table:name="24222" table:display="true" table:show-details="true"/>
                <table:data-pilot-member table:name="24224" table:display="true" table:show-details="true"/>
                <table:data-pilot-member table:name="24249" table:display="true" table:show-details="true"/>
                <table:data-pilot-member table:name="24259" table:display="true" table:show-details="true"/>
                <table:data-pilot-member table:name="24260" table:display="true" table:show-details="true"/>
                <table:data-pilot-member table:name="24264" table:display="true" table:show-details="true"/>
                <table:data-pilot-member table:name="24288" table:display="true" table:show-details="true"/>
                <table:data-pilot-member table:name="24308" table:display="true" table:show-details="true"/>
                <table:data-pilot-member table:name="24313" table:display="true" table:show-details="true"/>
                <table:data-pilot-member table:name="24325" table:display="true" table:show-details="true"/>
                <table:data-pilot-member table:name="24328" table:display="true" table:show-details="true"/>
                <table:data-pilot-member table:name="24344" table:display="true" table:show-details="true"/>
                <table:data-pilot-member table:name="24352" table:display="true" table:show-details="true"/>
                <table:data-pilot-member table:name="24367" table:display="true" table:show-details="true"/>
                <table:data-pilot-member table:name="24384" table:display="true" table:show-details="true"/>
                <table:data-pilot-member table:name="24389" table:display="true" table:show-details="true"/>
                <table:data-pilot-member table:name="24390" table:display="true" table:show-details="true"/>
                <table:data-pilot-member table:name="24402" table:display="true" table:show-details="true"/>
                <table:data-pilot-member table:name="24406" table:display="true" table:show-details="true"/>
                <table:data-pilot-member table:name="24414" table:display="true" table:show-details="true"/>
                <table:data-pilot-member table:name="24431" table:display="true" table:show-details="true"/>
                <table:data-pilot-member table:name="24436" table:display="true" table:show-details="true"/>
                <table:data-pilot-member table:name="24437" table:display="true" table:show-details="true"/>
                <table:data-pilot-member table:name="24451" table:display="true" table:show-details="true"/>
                <table:data-pilot-member table:name="24454" table:display="true" table:show-details="true"/>
                <table:data-pilot-member table:name="24480" table:display="true" table:show-details="true"/>
                <table:data-pilot-member table:name="24492" table:display="true" table:show-details="true"/>
                <table:data-pilot-member table:name="24496" table:display="true" table:show-details="true"/>
                <table:data-pilot-member table:name="24508" table:display="true" table:show-details="true"/>
                <table:data-pilot-member table:name="24516" table:display="true" table:show-details="true"/>
                <table:data-pilot-member table:name="24533" table:display="true" table:show-details="true"/>
                <table:data-pilot-member table:name="24550" table:display="true" table:show-details="true"/>
                <table:data-pilot-member table:name="24554" table:display="true" table:show-details="true"/>
                <table:data-pilot-member table:name="24555" table:display="true" table:show-details="true"/>
                <table:data-pilot-member table:name="24571" table:display="true" table:show-details="true"/>
                <table:data-pilot-member table:name="24572" table:display="true" table:show-details="true"/>
                <table:data-pilot-member table:name="24577" table:display="true" table:show-details="true"/>
                <table:data-pilot-member table:name="24584" table:display="true" table:show-details="true"/>
                <table:data-pilot-member table:name="24592" table:display="true" table:show-details="true"/>
                <table:data-pilot-member table:name="24620" table:display="true" table:show-details="true"/>
                <table:data-pilot-member table:name="24631" table:display="true" table:show-details="true"/>
                <table:data-pilot-member table:name="24636" table:display="true" table:show-details="true"/>
                <table:data-pilot-member table:name="24645" table:display="true" table:show-details="true"/>
                <table:data-pilot-member table:name="24647" table:display="true" table:show-details="true"/>
                <table:data-pilot-member table:name="24674" table:display="true" table:show-details="true"/>
                <table:data-pilot-member table:name="24686" table:display="true" table:show-details="true"/>
                <table:data-pilot-member table:name="24689" table:display="true" table:show-details="true"/>
                <table:data-pilot-member table:name="24690" table:display="true" table:show-details="true"/>
                <table:data-pilot-member table:name="24694" table:display="true" table:show-details="true"/>
                <table:data-pilot-member table:name="24695" table:display="true" table:show-details="true"/>
                <table:data-pilot-member table:name="24696" table:display="true" table:show-details="true"/>
                <table:data-pilot-member table:name="24703" table:display="true" table:show-details="true"/>
                <table:data-pilot-member table:name="24711" table:display="true" table:show-details="true"/>
                <table:data-pilot-member table:name="24714" table:display="true" table:show-details="true"/>
                <table:data-pilot-member table:name="24727" table:display="true" table:show-details="true"/>
                <table:data-pilot-member table:name="24732" table:display="true" table:show-details="true"/>
                <table:data-pilot-member table:name="24748" table:display="true" table:show-details="true"/>
                <table:data-pilot-member table:name="24749" table:display="true" table:show-details="true"/>
                <table:data-pilot-member table:name="24752" table:display="true" table:show-details="true"/>
                <table:data-pilot-member table:name="24753" table:display="true" table:show-details="true"/>
                <table:data-pilot-member table:name="24758" table:display="true" table:show-details="true"/>
                <table:data-pilot-member table:name="24775" table:display="true" table:show-details="true"/>
                <table:data-pilot-member table:name="24781" table:display="true" table:show-details="true"/>
                <table:data-pilot-member table:name="24782" table:display="true" table:show-details="true"/>
                <table:data-pilot-member table:name="24793" table:display="true" table:show-details="true"/>
                <table:data-pilot-member table:name="24796" table:display="true" table:show-details="true"/>
                <table:data-pilot-member table:name="24808" table:display="true" table:show-details="true"/>
                <table:data-pilot-member table:name="24810" table:display="true" table:show-details="true"/>
                <table:data-pilot-member table:name="24815" table:display="true" table:show-details="true"/>
                <table:data-pilot-member table:name="24825" table:display="true" table:show-details="true"/>
                <table:data-pilot-member table:name="24834" table:display="true" table:show-details="true"/>
                <table:data-pilot-member table:name="24837" table:display="true" table:show-details="true"/>
                <table:data-pilot-member table:name="24846" table:display="true" table:show-details="true"/>
                <table:data-pilot-member table:name="24864" table:display="true" table:show-details="true"/>
                <table:data-pilot-member table:name="24869" table:display="true" table:show-details="true"/>
                <table:data-pilot-member table:name="24870" table:display="true" table:show-details="true"/>
                <table:data-pilot-member table:name="24885" table:display="true" table:show-details="true"/>
                <table:data-pilot-member table:name="24890" table:display="true" table:show-details="true"/>
                <table:data-pilot-member table:name="24921" table:display="true" table:show-details="true"/>
                <table:data-pilot-member table:name="24923" table:display="true" table:show-details="true"/>
                <table:data-pilot-member table:name="24925" table:display="true" table:show-details="true"/>
                <table:data-pilot-member table:name="24933" table:display="true" table:show-details="true"/>
                <table:data-pilot-member table:name="24946" table:display="true" table:show-details="true"/>
                <table:data-pilot-member table:name="24950" table:display="true" table:show-details="true"/>
                <table:data-pilot-member table:name="24961" table:display="true" table:show-details="true"/>
                <table:data-pilot-member table:name="24966" table:display="true" table:show-details="true"/>
                <table:data-pilot-member table:name="24968" table:display="true" table:show-details="true"/>
                <table:data-pilot-member table:name="24975" table:display="true" table:show-details="true"/>
                <table:data-pilot-member table:name="24983" table:display="true" table:show-details="true"/>
                <table:data-pilot-member table:name="25004" table:display="true" table:show-details="true"/>
                <table:data-pilot-member table:name="25009" table:display="true" table:show-details="true"/>
                <table:data-pilot-member table:name="25016" table:display="true" table:show-details="true"/>
                <table:data-pilot-member table:name="25027" table:display="true" table:show-details="true"/>
                <table:data-pilot-member table:name="25028" table:display="true" table:show-details="true"/>
                <table:data-pilot-member table:name="25038" table:display="true" table:show-details="true"/>
                <table:data-pilot-member table:name="25040" table:display="true" table:show-details="true"/>
                <table:data-pilot-member table:name="25044" table:display="true" table:show-details="true"/>
                <table:data-pilot-member table:name="25047" table:display="true" table:show-details="true"/>
                <table:data-pilot-member table:name="25048" table:display="true" table:show-details="true"/>
                <table:data-pilot-member table:name="25061" table:display="true" table:show-details="true"/>
                <table:data-pilot-member table:name="25065" table:display="true" table:show-details="true"/>
                <table:data-pilot-member table:name="25082" table:display="true" table:show-details="true"/>
                <table:data-pilot-member table:name="25086" table:display="true" table:show-details="true"/>
                <table:data-pilot-member table:name="25094" table:display="true" table:show-details="true"/>
                <table:data-pilot-member table:name="25097" table:display="true" table:show-details="true"/>
                <table:data-pilot-member table:name="25100" table:display="true" table:show-details="true"/>
                <table:data-pilot-member table:name="25108" table:display="true" table:show-details="true"/>
                <table:data-pilot-member table:name="25118" table:display="true" table:show-details="true"/>
                <table:data-pilot-member table:name="25121" table:display="true" table:show-details="true"/>
                <table:data-pilot-member table:name="25131" table:display="true" table:show-details="true"/>
                <table:data-pilot-member table:name="25141" table:display="true" table:show-details="true"/>
                <table:data-pilot-member table:name="25142" table:display="true" table:show-details="true"/>
                <table:data-pilot-member table:name="25167" table:display="true" table:show-details="true"/>
                <table:data-pilot-member table:name="25174" table:display="true" table:show-details="true"/>
                <table:data-pilot-member table:name="25183" table:display="true" table:show-details="true"/>
                <table:data-pilot-member table:name="25191" table:display="true" table:show-details="true"/>
                <table:data-pilot-member table:name="25200" table:display="true" table:show-details="true"/>
                <table:data-pilot-member table:name="25203" table:display="true" table:show-details="true"/>
                <table:data-pilot-member table:name="25236" table:display="true" table:show-details="true"/>
                <table:data-pilot-member table:name="25245" table:display="true" table:show-details="true"/>
                <table:data-pilot-member table:name="25259" table:display="true" table:show-details="true"/>
                <table:data-pilot-member table:name="25263" table:display="true" table:show-details="true"/>
                <table:data-pilot-member table:name="25273" table:display="true" table:show-details="true"/>
                <table:data-pilot-member table:name="25274" table:display="true" table:show-details="true"/>
                <table:data-pilot-member table:name="25276" table:display="true" table:show-details="true"/>
                <table:data-pilot-member table:name="25280" table:display="true" table:show-details="true"/>
                <table:data-pilot-member table:name="25282" table:display="true" table:show-details="true"/>
                <table:data-pilot-member table:name="25284" table:display="true" table:show-details="true"/>
                <table:data-pilot-member table:name="25288" table:display="true" table:show-details="true"/>
                <table:data-pilot-member table:name="25289" table:display="true" table:show-details="true"/>
                <table:data-pilot-member table:name="25293" table:display="true" table:show-details="true"/>
                <table:data-pilot-member table:name="25295" table:display="true" table:show-details="true"/>
                <table:data-pilot-member table:name="25301" table:display="true" table:show-details="true"/>
                <table:data-pilot-member table:name="25309" table:display="true" table:show-details="true"/>
                <table:data-pilot-member table:name="25313" table:display="true" table:show-details="true"/>
                <table:data-pilot-member table:name="25318" table:display="true" table:show-details="true"/>
                <table:data-pilot-member table:name="25321" table:display="true" table:show-details="true"/>
                <table:data-pilot-member table:name="25336" table:display="true" table:show-details="true"/>
                <table:data-pilot-member table:name="25349" table:display="true" table:show-details="true"/>
                <table:data-pilot-member table:name="25351" table:display="true" table:show-details="true"/>
                <table:data-pilot-member table:name="25357" table:display="true" table:show-details="true"/>
                <table:data-pilot-member table:name="25375" table:display="true" table:show-details="true"/>
                <table:data-pilot-member table:name="25376" table:display="true" table:show-details="true"/>
                <table:data-pilot-member table:name="25378" table:display="true" table:show-details="true"/>
                <table:data-pilot-member table:name="25404" table:display="true" table:show-details="true"/>
                <table:data-pilot-member table:name="25407" table:display="true" table:show-details="true"/>
                <table:data-pilot-member table:name="25415" table:display="true" table:show-details="true"/>
                <table:data-pilot-member table:name="25417" table:display="true" table:show-details="true"/>
                <table:data-pilot-member table:name="25421" table:display="true" table:show-details="true"/>
                <table:data-pilot-member table:name="25424" table:display="true" table:show-details="true"/>
                <table:data-pilot-member table:name="25426" table:display="true" table:show-details="true"/>
                <table:data-pilot-member table:name="25427" table:display="true" table:show-details="true"/>
                <table:data-pilot-member table:name="25432" table:display="true" table:show-details="true"/>
                <table:data-pilot-member table:name="25435" table:display="true" table:show-details="true"/>
                <table:data-pilot-member table:name="25437" table:display="true" table:show-details="true"/>
                <table:data-pilot-member table:name="25440" table:display="true" table:show-details="true"/>
                <table:data-pilot-member table:name="25446" table:display="true" table:show-details="true"/>
                <table:data-pilot-member table:name="25470" table:display="true" table:show-details="true"/>
                <table:data-pilot-member table:name="25492" table:display="true" table:show-details="true"/>
                <table:data-pilot-member table:name="25495" table:display="true" table:show-details="true"/>
                <table:data-pilot-member table:name="25504" table:display="true" table:show-details="true"/>
                <table:data-pilot-member table:name="25510" table:display="true" table:show-details="true"/>
                <table:data-pilot-member table:name="25515" table:display="true" table:show-details="true"/>
                <table:data-pilot-member table:name="25524" table:display="true" table:show-details="true"/>
                <table:data-pilot-member table:name="25528" table:display="true" table:show-details="true"/>
                <table:data-pilot-member table:name="25533" table:display="true" table:show-details="true"/>
                <table:data-pilot-member table:name="25539" table:display="true" table:show-details="true"/>
                <table:data-pilot-member table:name="25547" table:display="true" table:show-details="true"/>
                <table:data-pilot-member table:name="25556" table:display="true" table:show-details="true"/>
                <table:data-pilot-member table:name="25582" table:display="true" table:show-details="true"/>
                <table:data-pilot-member table:name="25583" table:display="true" table:show-details="true"/>
                <table:data-pilot-member table:name="25592" table:display="true" table:show-details="true"/>
                <table:data-pilot-member table:name="25602" table:display="true" table:show-details="true"/>
                <table:data-pilot-member table:name="25608" table:display="true" table:show-details="true"/>
                <table:data-pilot-member table:name="25618" table:display="true" table:show-details="true"/>
                <table:data-pilot-member table:name="25632" table:display="true" table:show-details="true"/>
                <table:data-pilot-member table:name="25637" table:display="true" table:show-details="true"/>
                <table:data-pilot-member table:name="25640" table:display="true" table:show-details="true"/>
                <table:data-pilot-member table:name="25642" table:display="true" table:show-details="true"/>
                <table:data-pilot-member table:name="25650" table:display="true" table:show-details="true"/>
                <table:data-pilot-member table:name="25651" table:display="true" table:show-details="true"/>
                <table:data-pilot-member table:name="25682" table:display="true" table:show-details="true"/>
                <table:data-pilot-member table:name="25687" table:display="true" table:show-details="true"/>
                <table:data-pilot-member table:name="25693" table:display="true" table:show-details="true"/>
                <table:data-pilot-member table:name="25697" table:display="true" table:show-details="true"/>
                <table:data-pilot-member table:name="25701" table:display="true" table:show-details="true"/>
                <table:data-pilot-member table:name="25708" table:display="true" table:show-details="true"/>
                <table:data-pilot-member table:name="25714" table:display="true" table:show-details="true"/>
                <table:data-pilot-member table:name="25727" table:display="true" table:show-details="true"/>
                <table:data-pilot-member table:name="25729" table:display="true" table:show-details="true"/>
                <table:data-pilot-member table:name="25748" table:display="true" table:show-details="true"/>
                <table:data-pilot-member table:name="25759" table:display="true" table:show-details="true"/>
                <table:data-pilot-member table:name="25766" table:display="true" table:show-details="true"/>
                <table:data-pilot-member table:name="25772" table:display="true" table:show-details="true"/>
                <table:data-pilot-member table:name="25773" table:display="true" table:show-details="true"/>
                <table:data-pilot-member table:name="25780" table:display="true" table:show-details="true"/>
                <table:data-pilot-member table:name="25798" table:display="true" table:show-details="true"/>
                <table:data-pilot-member table:name="25831" table:display="true" table:show-details="true"/>
                <table:data-pilot-member table:name="25835" table:display="true" table:show-details="true"/>
                <table:data-pilot-member table:name="25841" table:display="true" table:show-details="true"/>
                <table:data-pilot-member table:name="25845" table:display="true" table:show-details="true"/>
                <table:data-pilot-member table:name="25867" table:display="true" table:show-details="true"/>
                <table:data-pilot-member table:name="25871" table:display="true" table:show-details="true"/>
                <table:data-pilot-member table:name="25872" table:display="true" table:show-details="true"/>
                <table:data-pilot-member table:name="25883" table:display="true" table:show-details="true"/>
                <table:data-pilot-member table:name="25904" table:display="true" table:show-details="true"/>
                <table:data-pilot-member table:name="25913" table:display="true" table:show-details="true"/>
                <table:data-pilot-member table:name="25917" table:display="true" table:show-details="true"/>
                <table:data-pilot-member table:name="25918" table:display="true" table:show-details="true"/>
                <table:data-pilot-member table:name="25920" table:display="true" table:show-details="true"/>
                <table:data-pilot-member table:name="25931" table:display="true" table:show-details="true"/>
                <table:data-pilot-member table:name="25943" table:display="true" table:show-details="true"/>
                <table:data-pilot-member table:name="25957" table:display="true" table:show-details="true"/>
                <table:data-pilot-member table:name="25961" table:display="true" table:show-details="true"/>
                <table:data-pilot-member table:name="25968" table:display="true" table:show-details="true"/>
                <table:data-pilot-member table:name="25973" table:display="true" table:show-details="true"/>
                <table:data-pilot-member table:name="25994" table:display="true" table:show-details="true"/>
                <table:data-pilot-member table:name="26005" table:display="true" table:show-details="true"/>
                <table:data-pilot-member table:name="26008" table:display="true" table:show-details="true"/>
                <table:data-pilot-member table:name="26015" table:display="true" table:show-details="true"/>
                <table:data-pilot-member table:name="26018" table:display="true" table:show-details="true"/>
                <table:data-pilot-member table:name="26022" table:display="true" table:show-details="true"/>
                <table:data-pilot-member table:name="26029" table:display="true" table:show-details="true"/>
                <table:data-pilot-member table:name="26033" table:display="true" table:show-details="true"/>
                <table:data-pilot-member table:name="26037" table:display="true" table:show-details="true"/>
                <table:data-pilot-member table:name="26046" table:display="true" table:show-details="true"/>
                <table:data-pilot-member table:name="26062" table:display="true" table:show-details="true"/>
                <table:data-pilot-member table:name="26063" table:display="true" table:show-details="true"/>
                <table:data-pilot-member table:name="26074" table:display="true" table:show-details="true"/>
                <table:data-pilot-member table:name="26075" table:display="true" table:show-details="true"/>
                <table:data-pilot-member table:name="26077" table:display="true" table:show-details="true"/>
                <table:data-pilot-member table:name="26083" table:display="true" table:show-details="true"/>
                <table:data-pilot-member table:name="26089" table:display="true" table:show-details="true"/>
                <table:data-pilot-member table:name="26097" table:display="true" table:show-details="true"/>
                <table:data-pilot-member table:name="26098" table:display="true" table:show-details="true"/>
                <table:data-pilot-member table:name="26104" table:display="true" table:show-details="true"/>
                <table:data-pilot-member table:name="26108" table:display="true" table:show-details="true"/>
                <table:data-pilot-member table:name="26112" table:display="true" table:show-details="true"/>
                <table:data-pilot-member table:name="26134" table:display="true" table:show-details="true"/>
                <table:data-pilot-member table:name="26137" table:display="true" table:show-details="true"/>
                <table:data-pilot-member table:name="26144" table:display="true" table:show-details="true"/>
                <table:data-pilot-member table:name="26172" table:display="true" table:show-details="true"/>
                <table:data-pilot-member table:name="26177" table:display="true" table:show-details="true"/>
                <table:data-pilot-member table:name="26180" table:display="true" table:show-details="true"/>
                <table:data-pilot-member table:name="26187" table:display="true" table:show-details="true"/>
                <table:data-pilot-member table:name="26207" table:display="true" table:show-details="true"/>
                <table:data-pilot-member table:name="26211" table:display="true" table:show-details="true"/>
                <table:data-pilot-member table:name="26213" table:display="true" table:show-details="true"/>
                <table:data-pilot-member table:name="26214" table:display="true" table:show-details="true"/>
                <table:data-pilot-member table:name="26217" table:display="true" table:show-details="true"/>
                <table:data-pilot-member table:name="26221" table:display="true" table:show-details="true"/>
                <table:data-pilot-member table:name="26225" table:display="true" table:show-details="true"/>
                <table:data-pilot-member table:name="26234" table:display="true" table:show-details="true"/>
                <table:data-pilot-member table:name="26244" table:display="true" table:show-details="true"/>
                <table:data-pilot-member table:name="26257" table:display="true" table:show-details="true"/>
                <table:data-pilot-member table:name="26270" table:display="true" table:show-details="true"/>
                <table:data-pilot-member table:name="26276" table:display="true" table:show-details="true"/>
                <table:data-pilot-member table:name="26279" table:display="true" table:show-details="true"/>
                <table:data-pilot-member table:name="26280" table:display="true" table:show-details="true"/>
                <table:data-pilot-member table:name="26281" table:display="true" table:show-details="true"/>
                <table:data-pilot-member table:name="26289" table:display="true" table:show-details="true"/>
                <table:data-pilot-member table:name="26300" table:display="true" table:show-details="true"/>
                <table:data-pilot-member table:name="26310" table:display="true" table:show-details="true"/>
                <table:data-pilot-member table:name="26314" table:display="true" table:show-details="true"/>
                <table:data-pilot-member table:name="26321" table:display="true" table:show-details="true"/>
                <table:data-pilot-member table:name="26335" table:display="true" table:show-details="true"/>
                <table:data-pilot-member table:name="26341" table:display="true" table:show-details="true"/>
                <table:data-pilot-member table:name="26350" table:display="true" table:show-details="true"/>
                <table:data-pilot-member table:name="26366" table:display="true" table:show-details="true"/>
                <table:data-pilot-member table:name="26371" table:display="true" table:show-details="true"/>
                <table:data-pilot-member table:name="26392" table:display="true" table:show-details="true"/>
                <table:data-pilot-member table:name="26394" table:display="true" table:show-details="true"/>
                <table:data-pilot-member table:name="26399" table:display="true" table:show-details="true"/>
                <table:data-pilot-member table:name="26402" table:display="true" table:show-details="true"/>
                <table:data-pilot-member table:name="26411" table:display="true" table:show-details="true"/>
                <table:data-pilot-member table:name="26417" table:display="true" table:show-details="true"/>
                <table:data-pilot-member table:name="26422" table:display="true" table:show-details="true"/>
                <table:data-pilot-member table:name="26439" table:display="true" table:show-details="true"/>
                <table:data-pilot-member table:name="26440" table:display="true" table:show-details="true"/>
                <table:data-pilot-member table:name="26471" table:display="true" table:show-details="true"/>
                <table:data-pilot-member table:name="26475" table:display="true" table:show-details="true"/>
                <table:data-pilot-member table:name="26478" table:display="true" table:show-details="true"/>
                <table:data-pilot-member table:name="26483" table:display="true" table:show-details="true"/>
                <table:data-pilot-member table:name="26484" table:display="true" table:show-details="true"/>
                <table:data-pilot-member table:name="26485" table:display="true" table:show-details="true"/>
                <table:data-pilot-member table:name="26486" table:display="true" table:show-details="true"/>
                <table:data-pilot-member table:name="26491" table:display="true" table:show-details="true"/>
                <table:data-pilot-member table:name="26502" table:display="true" table:show-details="true"/>
                <table:data-pilot-member table:name="26516" table:display="true" table:show-details="true"/>
                <table:data-pilot-member table:name="26530" table:display="true" table:show-details="true"/>
                <table:data-pilot-member table:name="26540" table:display="true" table:show-details="true"/>
                <table:data-pilot-member table:name="26542" table:display="true" table:show-details="true"/>
                <table:data-pilot-member table:name="26543" table:display="true" table:show-details="true"/>
                <table:data-pilot-member table:name="26544" table:display="true" table:show-details="true"/>
                <table:data-pilot-member table:name="26556" table:display="true" table:show-details="true"/>
                <table:data-pilot-member table:name="26557" table:display="true" table:show-details="true"/>
                <table:data-pilot-member table:name="26565" table:display="true" table:show-details="true"/>
                <table:data-pilot-member table:name="26568" table:display="true" table:show-details="true"/>
                <table:data-pilot-member table:name="26575" table:display="true" table:show-details="true"/>
                <table:data-pilot-member table:name="26580" table:display="true" table:show-details="true"/>
                <table:data-pilot-member table:name="26583" table:display="true" table:show-details="true"/>
                <table:data-pilot-member table:name="26587" table:display="true" table:show-details="true"/>
                <table:data-pilot-member table:name="26590" table:display="true" table:show-details="true"/>
                <table:data-pilot-member table:name="26598" table:display="true" table:show-details="true"/>
                <table:data-pilot-member table:name="26620" table:display="true" table:show-details="true"/>
                <table:data-pilot-member table:name="26625" table:display="true" table:show-details="true"/>
                <table:data-pilot-member table:name="26635" table:display="true" table:show-details="true"/>
                <table:data-pilot-member table:name="26640" table:display="true" table:show-details="true"/>
                <table:data-pilot-member table:name="26669" table:display="true" table:show-details="true"/>
                <table:data-pilot-member table:name="26678" table:display="true" table:show-details="true"/>
                <table:data-pilot-member table:name="26692" table:display="true" table:show-details="true"/>
                <table:data-pilot-member table:name="26696" table:display="true" table:show-details="true"/>
                <table:data-pilot-member table:name="26701" table:display="true" table:show-details="true"/>
                <table:data-pilot-member table:name="26711" table:display="true" table:show-details="true"/>
                <table:data-pilot-member table:name="26720" table:display="true" table:show-details="true"/>
                <table:data-pilot-member table:name="26722" table:display="true" table:show-details="true"/>
                <table:data-pilot-member table:name="26729" table:display="true" table:show-details="true"/>
                <table:data-pilot-member table:name="26730" table:display="true" table:show-details="true"/>
                <table:data-pilot-member table:name="26731" table:display="true" table:show-details="true"/>
                <table:data-pilot-member table:name="26732" table:display="true" table:show-details="true"/>
                <table:data-pilot-member table:name="26756" table:display="true" table:show-details="true"/>
                <table:data-pilot-member table:name="26764" table:display="true" table:show-details="true"/>
                <table:data-pilot-member table:name="26795" table:display="true" table:show-details="true"/>
                <table:data-pilot-member table:name="26801" table:display="true" table:show-details="true"/>
                <table:data-pilot-member table:name="26812" table:display="true" table:show-details="true"/>
                <table:data-pilot-member table:name="26833" table:display="true" table:show-details="true"/>
                <table:data-pilot-member table:name="26842" table:display="true" table:show-details="true"/>
                <table:data-pilot-member table:name="26849" table:display="true" table:show-details="true"/>
                <table:data-pilot-member table:name="26856" table:display="true" table:show-details="true"/>
                <table:data-pilot-member table:name="26861" table:display="true" table:show-details="true"/>
                <table:data-pilot-member table:name="26872" table:display="true" table:show-details="true"/>
                <table:data-pilot-member table:name="26874" table:display="true" table:show-details="true"/>
                <table:data-pilot-member table:name="26876" table:display="true" table:show-details="true"/>
                <table:data-pilot-member table:name="26885" table:display="true" table:show-details="true"/>
                <table:data-pilot-member table:name="26906" table:display="true" table:show-details="true"/>
                <table:data-pilot-member table:name="26924" table:display="true" table:show-details="true"/>
                <table:data-pilot-member table:name="26936" table:display="true" table:show-details="true"/>
                <table:data-pilot-member table:name="26937" table:display="true" table:show-details="true"/>
                <table:data-pilot-member table:name="26943" table:display="true" table:show-details="true"/>
                <table:data-pilot-member table:name="26945" table:display="true" table:show-details="true"/>
                <table:data-pilot-member table:name="26952" table:display="true" table:show-details="true"/>
                <table:data-pilot-member table:name="26957" table:display="true" table:show-details="true"/>
                <table:data-pilot-member table:name="26972" table:display="true" table:show-details="true"/>
                <table:data-pilot-member table:name="26984" table:display="true" table:show-details="true"/>
                <table:data-pilot-member table:name="26988" table:display="true" table:show-details="true"/>
                <table:data-pilot-member table:name="26991" table:display="true" table:show-details="true"/>
                <table:data-pilot-member table:name="26998" table:display="true" table:show-details="true"/>
                <table:data-pilot-member table:name="27009" table:display="true" table:show-details="true"/>
                <table:data-pilot-member table:name="27013" table:display="true" table:show-details="true"/>
                <table:data-pilot-member table:name="27015" table:display="true" table:show-details="true"/>
                <table:data-pilot-member table:name="27033" table:display="true" table:show-details="true"/>
                <table:data-pilot-member table:name="27039" table:display="true" table:show-details="true"/>
                <table:data-pilot-member table:name="27040" table:display="true" table:show-details="true"/>
                <table:data-pilot-member table:name="27043" table:display="true" table:show-details="true"/>
                <table:data-pilot-member table:name="27046" table:display="true" table:show-details="true"/>
                <table:data-pilot-member table:name="27048" table:display="true" table:show-details="true"/>
                <table:data-pilot-member table:name="27050" table:display="true" table:show-details="true"/>
                <table:data-pilot-member table:name="27052" table:display="true" table:show-details="true"/>
                <table:data-pilot-member table:name="27053" table:display="true" table:show-details="true"/>
                <table:data-pilot-member table:name="27076" table:display="true" table:show-details="true"/>
                <table:data-pilot-member table:name="27077" table:display="true" table:show-details="true"/>
                <table:data-pilot-member table:name="27087" table:display="true" table:show-details="true"/>
                <table:data-pilot-member table:name="27097" table:display="true" table:show-details="true"/>
                <table:data-pilot-member table:name="27106" table:display="true" table:show-details="true"/>
                <table:data-pilot-member table:name="27107" table:display="true" table:show-details="true"/>
                <table:data-pilot-member table:name="27112" table:display="true" table:show-details="true"/>
                <table:data-pilot-member table:name="27125" table:display="true" table:show-details="true"/>
                <table:data-pilot-member table:name="27126" table:display="true" table:show-details="true"/>
                <table:data-pilot-member table:name="27129" table:display="true" table:show-details="true"/>
                <table:data-pilot-member table:name="27137" table:display="true" table:show-details="true"/>
                <table:data-pilot-member table:name="27138" table:display="true" table:show-details="true"/>
                <table:data-pilot-member table:name="27154" table:display="true" table:show-details="true"/>
                <table:data-pilot-member table:name="27165" table:display="true" table:show-details="true"/>
                <table:data-pilot-member table:name="27173" table:display="true" table:show-details="true"/>
                <table:data-pilot-member table:name="27188" table:display="true" table:show-details="true"/>
                <table:data-pilot-member table:name="27196" table:display="true" table:show-details="true"/>
                <table:data-pilot-member table:name="27210" table:display="true" table:show-details="true"/>
                <table:data-pilot-member table:name="27214" table:display="true" table:show-details="true"/>
                <table:data-pilot-member table:name="27222" table:display="true" table:show-details="true"/>
                <table:data-pilot-member table:name="27238" table:display="true" table:show-details="true"/>
                <table:data-pilot-member table:name="27248" table:display="true" table:show-details="true"/>
                <table:data-pilot-member table:name="27249" table:display="true" table:show-details="true"/>
                <table:data-pilot-member table:name="27263" table:display="true" table:show-details="true"/>
                <table:data-pilot-member table:name="27266" table:display="true" table:show-details="true"/>
                <table:data-pilot-member table:name="27276" table:display="true" table:show-details="true"/>
                <table:data-pilot-member table:name="27288" table:display="true" table:show-details="true"/>
                <table:data-pilot-member table:name="27294" table:display="true" table:show-details="true"/>
                <table:data-pilot-member table:name="27300" table:display="true" table:show-details="true"/>
                <table:data-pilot-member table:name="27301" table:display="true" table:show-details="true"/>
                <table:data-pilot-member table:name="27304" table:display="true" table:show-details="true"/>
                <table:data-pilot-member table:name="27307" table:display="true" table:show-details="true"/>
                <table:data-pilot-member table:name="27313" table:display="true" table:show-details="true"/>
                <table:data-pilot-member table:name="27321" table:display="true" table:show-details="true"/>
                <table:data-pilot-member table:name="27332" table:display="true" table:show-details="true"/>
                <table:data-pilot-member table:name="27334" table:display="true" table:show-details="true"/>
                <table:data-pilot-member table:name="27341" table:display="true" table:show-details="true"/>
                <table:data-pilot-member table:name="27349" table:display="true" table:show-details="true"/>
                <table:data-pilot-member table:name="27364" table:display="true" table:show-details="true"/>
                <table:data-pilot-member table:name="27373" table:display="true" table:show-details="true"/>
                <table:data-pilot-member table:name="27375" table:display="true" table:show-details="true"/>
                <table:data-pilot-member table:name="27381" table:display="true" table:show-details="true"/>
                <table:data-pilot-member table:name="27384" table:display="true" table:show-details="true"/>
                <table:data-pilot-member table:name="27386" table:display="true" table:show-details="true"/>
                <table:data-pilot-member table:name="27397" table:display="true" table:show-details="true"/>
                <table:data-pilot-member table:name="27404" table:display="true" table:show-details="true"/>
                <table:data-pilot-member table:name="27437" table:display="true" table:show-details="true"/>
                <table:data-pilot-member table:name="27442" table:display="true" table:show-details="true"/>
                <table:data-pilot-member table:name="27444" table:display="true" table:show-details="true"/>
                <table:data-pilot-member table:name="27455" table:display="true" table:show-details="true"/>
                <table:data-pilot-member table:name="27460" table:display="true" table:show-details="true"/>
                <table:data-pilot-member table:name="27467" table:display="true" table:show-details="true"/>
                <table:data-pilot-member table:name="27470" table:display="true" table:show-details="true"/>
                <table:data-pilot-member table:name="27472" table:display="true" table:show-details="true"/>
                <table:data-pilot-member table:name="27490" table:display="true" table:show-details="true"/>
                <table:data-pilot-member table:name="27509" table:display="true" table:show-details="true"/>
                <table:data-pilot-member table:name="27527" table:display="true" table:show-details="true"/>
                <table:data-pilot-member table:name="27528" table:display="true" table:show-details="true"/>
                <table:data-pilot-member table:name="27534" table:display="true" table:show-details="true"/>
                <table:data-pilot-member table:name="27539" table:display="true" table:show-details="true"/>
                <table:data-pilot-member table:name="27548" table:display="true" table:show-details="true"/>
                <table:data-pilot-member table:name="27549" table:display="true" table:show-details="true"/>
                <table:data-pilot-member table:name="27566" table:display="true" table:show-details="true"/>
                <table:data-pilot-member table:name="27573" table:display="true" table:show-details="true"/>
                <table:data-pilot-member table:name="27593" table:display="true" table:show-details="true"/>
                <table:data-pilot-member table:name="27617" table:display="true" table:show-details="true"/>
                <table:data-pilot-member table:name="27618" table:display="true" table:show-details="true"/>
                <table:data-pilot-member table:name="27624" table:display="true" table:show-details="true"/>
                <table:data-pilot-member table:name="27642" table:display="true" table:show-details="true"/>
                <table:data-pilot-member table:name="27654" table:display="true" table:show-details="true"/>
                <table:data-pilot-member table:name="27675" table:display="true" table:show-details="true"/>
                <table:data-pilot-member table:name="27676" table:display="true" table:show-details="true"/>
                <table:data-pilot-member table:name="27687" table:display="true" table:show-details="true"/>
                <table:data-pilot-member table:name="27693" table:display="true" table:show-details="true"/>
                <table:data-pilot-member table:name="27695" table:display="true" table:show-details="true"/>
                <table:data-pilot-member table:name="27715" table:display="true" table:show-details="true"/>
                <table:data-pilot-member table:name="27728" table:display="true" table:show-details="true"/>
                <table:data-pilot-member table:name="27733" table:display="true" table:show-details="true"/>
                <table:data-pilot-member table:name="27734" table:display="true" table:show-details="true"/>
                <table:data-pilot-member table:name="27740" table:display="true" table:show-details="true"/>
                <table:data-pilot-member table:name="27749" table:display="true" table:show-details="true"/>
                <table:data-pilot-member table:name="27756" table:display="true" table:show-details="true"/>
                <table:data-pilot-member table:name="27759" table:display="true" table:show-details="true"/>
                <table:data-pilot-member table:name="27761" table:display="true" table:show-details="true"/>
                <table:data-pilot-member table:name="27765" table:display="true" table:show-details="true"/>
                <table:data-pilot-member table:name="27772" table:display="true" table:show-details="true"/>
                <table:data-pilot-member table:name="27774" table:display="true" table:show-details="true"/>
                <table:data-pilot-member table:name="27787" table:display="true" table:show-details="true"/>
                <table:data-pilot-member table:name="27793" table:display="true" table:show-details="true"/>
                <table:data-pilot-member table:name="27794" table:display="true" table:show-details="true"/>
                <table:data-pilot-member table:name="27812" table:display="true" table:show-details="true"/>
                <table:data-pilot-member table:name="27818" table:display="true" table:show-details="true"/>
                <table:data-pilot-member table:name="27819" table:display="true" table:show-details="true"/>
                <table:data-pilot-member table:name="27837" table:display="true" table:show-details="true"/>
                <table:data-pilot-member table:name="27844" table:display="true" table:show-details="true"/>
                <table:data-pilot-member table:name="27853" table:display="true" table:show-details="true"/>
                <table:data-pilot-member table:name="27862" table:display="true" table:show-details="true"/>
                <table:data-pilot-member table:name="27864" table:display="true" table:show-details="true"/>
                <table:data-pilot-member table:name="27915" table:display="true" table:show-details="true"/>
                <table:data-pilot-member table:name="27921" table:display="true" table:show-details="true"/>
                <table:data-pilot-member table:name="27925" table:display="true" table:show-details="true"/>
                <table:data-pilot-member table:name="27927" table:display="true" table:show-details="true"/>
                <table:data-pilot-member table:name="27928" table:display="true" table:show-details="true"/>
                <table:data-pilot-member table:name="27930" table:display="true" table:show-details="true"/>
                <table:data-pilot-member table:name="27950" table:display="true" table:show-details="true"/>
                <table:data-pilot-member table:name="27955" table:display="true" table:show-details="true"/>
                <table:data-pilot-member table:name="27968" table:display="true" table:show-details="true"/>
                <table:data-pilot-member table:name="27969" table:display="true" table:show-details="true"/>
                <table:data-pilot-member table:name="27974" table:display="true" table:show-details="true"/>
                <table:data-pilot-member table:name="27977" table:display="true" table:show-details="true"/>
                <table:data-pilot-member table:name="27978" table:display="true" table:show-details="true"/>
                <table:data-pilot-member table:name="28009" table:display="true" table:show-details="true"/>
                <table:data-pilot-member table:name="28018" table:display="true" table:show-details="true"/>
                <table:data-pilot-member table:name="28027" table:display="true" table:show-details="true"/>
                <table:data-pilot-member table:name="28028" table:display="true" table:show-details="true"/>
                <table:data-pilot-member table:name="28030" table:display="true" table:show-details="true"/>
                <table:data-pilot-member table:name="28035" table:display="true" table:show-details="true"/>
                <table:data-pilot-member table:name="28054" table:display="true" table:show-details="true"/>
                <table:data-pilot-member table:name="28062" table:display="true" table:show-details="true"/>
                <table:data-pilot-member table:name="28072" table:display="true" table:show-details="true"/>
                <table:data-pilot-member table:name="28080" table:display="true" table:show-details="true"/>
                <table:data-pilot-member table:name="28119" table:display="true" table:show-details="true"/>
                <table:data-pilot-member table:name="28121" table:display="true" table:show-details="true"/>
                <table:data-pilot-member table:name="28123" table:display="true" table:show-details="true"/>
                <table:data-pilot-member table:name="28128" table:display="true" table:show-details="true"/>
                <table:data-pilot-member table:name="28131" table:display="true" table:show-details="true"/>
                <table:data-pilot-member table:name="28136" table:display="true" table:show-details="true"/>
                <table:data-pilot-member table:name="28143" table:display="true" table:show-details="true"/>
                <table:data-pilot-member table:name="28146" table:display="true" table:show-details="true"/>
                <table:data-pilot-member table:name="28152" table:display="true" table:show-details="true"/>
                <table:data-pilot-member table:name="28165" table:display="true" table:show-details="true"/>
                <table:data-pilot-member table:name="28188" table:display="true" table:show-details="true"/>
                <table:data-pilot-member table:name="28190" table:display="true" table:show-details="true"/>
                <table:data-pilot-member table:name="28200" table:display="true" table:show-details="true"/>
                <table:data-pilot-member table:name="28202" table:display="true" table:show-details="true"/>
                <table:data-pilot-member table:name="28203" table:display="true" table:show-details="true"/>
                <table:data-pilot-member table:name="28216" table:display="true" table:show-details="true"/>
                <table:data-pilot-member table:name="28217" table:display="true" table:show-details="true"/>
                <table:data-pilot-member table:name="28218" table:display="true" table:show-details="true"/>
                <table:data-pilot-member table:name="28221" table:display="true" table:show-details="true"/>
                <table:data-pilot-member table:name="28224" table:display="true" table:show-details="true"/>
                <table:data-pilot-member table:name="28246" table:display="true" table:show-details="true"/>
                <table:data-pilot-member table:name="28249" table:display="true" table:show-details="true"/>
                <table:data-pilot-member table:name="28253" table:display="true" table:show-details="true"/>
                <table:data-pilot-member table:name="28268" table:display="true" table:show-details="true"/>
                <table:data-pilot-member table:name="28279" table:display="true" table:show-details="true"/>
                <table:data-pilot-member table:name="28285" table:display="true" table:show-details="true"/>
                <table:data-pilot-member table:name="28286" table:display="true" table:show-details="true"/>
                <table:data-pilot-member table:name="28312" table:display="true" table:show-details="true"/>
                <table:data-pilot-member table:name="28329" table:display="true" table:show-details="true"/>
                <table:data-pilot-member table:name="28330" table:display="true" table:show-details="true"/>
                <table:data-pilot-member table:name="28348" table:display="true" table:show-details="true"/>
                <table:data-pilot-member table:name="28349" table:display="true" table:show-details="true"/>
                <table:data-pilot-member table:name="28350" table:display="true" table:show-details="true"/>
                <table:data-pilot-member table:name="28353" table:display="true" table:show-details="true"/>
                <table:data-pilot-member table:name="28354" table:display="true" table:show-details="true"/>
                <table:data-pilot-member table:name="28358" table:display="true" table:show-details="true"/>
                <table:data-pilot-member table:name="28374" table:display="true" table:show-details="true"/>
                <table:data-pilot-member table:name="28375" table:display="true" table:show-details="true"/>
                <table:data-pilot-member table:name="28379" table:display="true" table:show-details="true"/>
                <table:data-pilot-member table:name="28382" table:display="true" table:show-details="true"/>
                <table:data-pilot-member table:name="28397" table:display="true" table:show-details="true"/>
                <table:data-pilot-member table:name="28410" table:display="true" table:show-details="true"/>
                <table:data-pilot-member table:name="28417" table:display="true" table:show-details="true"/>
                <table:data-pilot-member table:name="28421" table:display="true" table:show-details="true"/>
                <table:data-pilot-member table:name="28424" table:display="true" table:show-details="true"/>
                <table:data-pilot-member table:name="28430" table:display="true" table:show-details="true"/>
                <table:data-pilot-member table:name="28434" table:display="true" table:show-details="true"/>
                <table:data-pilot-member table:name="28452" table:display="true" table:show-details="true"/>
                <table:data-pilot-member table:name="28457" table:display="true" table:show-details="true"/>
                <table:data-pilot-member table:name="28462" table:display="true" table:show-details="true"/>
                <table:data-pilot-member table:name="28465" table:display="true" table:show-details="true"/>
                <table:data-pilot-member table:name="28466" table:display="true" table:show-details="true"/>
                <table:data-pilot-member table:name="28467" table:display="true" table:show-details="true"/>
                <table:data-pilot-member table:name="28497" table:display="true" table:show-details="true"/>
                <table:data-pilot-member table:name="28520" table:display="true" table:show-details="true"/>
                <table:data-pilot-member table:name="28522" table:display="true" table:show-details="true"/>
                <table:data-pilot-member table:name="28528" table:display="true" table:show-details="true"/>
                <table:data-pilot-member table:name="28530" table:display="true" table:show-details="true"/>
                <table:data-pilot-member table:name="28533" table:display="true" table:show-details="true"/>
                <table:data-pilot-member table:name="28566" table:display="true" table:show-details="true"/>
                <table:data-pilot-member table:name="28570" table:display="true" table:show-details="true"/>
                <table:data-pilot-member table:name="28585" table:display="true" table:show-details="true"/>
                <table:data-pilot-member table:name="28600" table:display="true" table:show-details="true"/>
                <table:data-pilot-member table:name="28602" table:display="true" table:show-details="true"/>
                <table:data-pilot-member table:name="28610" table:display="true" table:show-details="true"/>
                <table:data-pilot-member table:name="28620" table:display="true" table:show-details="true"/>
                <table:data-pilot-member table:name="28631" table:display="true" table:show-details="true"/>
                <table:data-pilot-member table:name="28632" table:display="true" table:show-details="true"/>
                <table:data-pilot-member table:name="28639" table:display="true" table:show-details="true"/>
                <table:data-pilot-member table:name="28648" table:display="true" table:show-details="true"/>
                <table:data-pilot-member table:name="28654" table:display="true" table:show-details="true"/>
                <table:data-pilot-member table:name="28667" table:display="true" table:show-details="true"/>
                <table:data-pilot-member table:name="28676" table:display="true" table:show-details="true"/>
                <table:data-pilot-member table:name="28697" table:display="true" table:show-details="true"/>
                <table:data-pilot-member table:name="28724" table:display="true" table:show-details="true"/>
                <table:data-pilot-member table:name="28737" table:display="true" table:show-details="true"/>
                <table:data-pilot-member table:name="28741" table:display="true" table:show-details="true"/>
                <table:data-pilot-member table:name="28744" table:display="true" table:show-details="true"/>
                <table:data-pilot-member table:name="28756" table:display="true" table:show-details="true"/>
                <table:data-pilot-member table:name="28763" table:display="true" table:show-details="true"/>
                <table:data-pilot-member table:name="28765" table:display="true" table:show-details="true"/>
                <table:data-pilot-member table:name="28777" table:display="true" table:show-details="true"/>
                <table:data-pilot-member table:name="28803" table:display="true" table:show-details="true"/>
                <table:data-pilot-member table:name="28814" table:display="true" table:show-details="true"/>
                <table:data-pilot-member table:name="28818" table:display="true" table:show-details="true"/>
                <table:data-pilot-member table:name="28828" table:display="true" table:show-details="true"/>
                <table:data-pilot-member table:name="28831" table:display="true" table:show-details="true"/>
                <table:data-pilot-member table:name="28841" table:display="true" table:show-details="true"/>
                <table:data-pilot-member table:name="28845" table:display="true" table:show-details="true"/>
                <table:data-pilot-member table:name="28855" table:display="true" table:show-details="true"/>
                <table:data-pilot-member table:name="28878" table:display="true" table:show-details="true"/>
                <table:data-pilot-member table:name="28879" table:display="true" table:show-details="true"/>
                <table:data-pilot-member table:name="28891" table:display="true" table:show-details="true"/>
                <table:data-pilot-member table:name="28914" table:display="true" table:show-details="true"/>
                <table:data-pilot-member table:name="28930" table:display="true" table:show-details="true"/>
                <table:data-pilot-member table:name="28940" table:display="true" table:show-details="true"/>
                <table:data-pilot-member table:name="28945" table:display="true" table:show-details="true"/>
                <table:data-pilot-member table:name="28997" table:display="true" table:show-details="true"/>
                <table:data-pilot-member table:name="29001" table:display="true" table:show-details="true"/>
                <table:data-pilot-member table:name="29005" table:display="true" table:show-details="true"/>
                <table:data-pilot-member table:name="29009" table:display="true" table:show-details="true"/>
                <table:data-pilot-member table:name="29018" table:display="true" table:show-details="true"/>
                <table:data-pilot-member table:name="29021" table:display="true" table:show-details="true"/>
                <table:data-pilot-member table:name="29025" table:display="true" table:show-details="true"/>
                <table:data-pilot-member table:name="29026" table:display="true" table:show-details="true"/>
                <table:data-pilot-member table:name="29027" table:display="true" table:show-details="true"/>
                <table:data-pilot-member table:name="29036" table:display="true" table:show-details="true"/>
                <table:data-pilot-member table:name="29037" table:display="true" table:show-details="true"/>
                <table:data-pilot-member table:name="29044" table:display="true" table:show-details="true"/>
                <table:data-pilot-member table:name="29054" table:display="true" table:show-details="true"/>
                <table:data-pilot-member table:name="29071" table:display="true" table:show-details="true"/>
                <table:data-pilot-member table:name="29086" table:display="true" table:show-details="true"/>
                <table:data-pilot-member table:name="29137" table:display="true" table:show-details="true"/>
                <table:data-pilot-member table:name="29142" table:display="true" table:show-details="true"/>
                <table:data-pilot-member table:name="29157" table:display="true" table:show-details="true"/>
                <table:data-pilot-member table:name="29163" table:display="true" table:show-details="true"/>
                <table:data-pilot-member table:name="29170" table:display="true" table:show-details="true"/>
                <table:data-pilot-member table:name="29184" table:display="true" table:show-details="true"/>
                <table:data-pilot-member table:name="29207" table:display="true" table:show-details="true"/>
                <table:data-pilot-member table:name="29232" table:display="true" table:show-details="true"/>
                <table:data-pilot-member table:name="29236" table:display="true" table:show-details="true"/>
                <table:data-pilot-member table:name="29238" table:display="true" table:show-details="true"/>
                <table:data-pilot-member table:name="29267" table:display="true" table:show-details="true"/>
                <table:data-pilot-member table:name="29279" table:display="true" table:show-details="true"/>
                <table:data-pilot-member table:name="29284" table:display="true" table:show-details="true"/>
                <table:data-pilot-member table:name="29292" table:display="true" table:show-details="true"/>
                <table:data-pilot-member table:name="29318" table:display="true" table:show-details="true"/>
                <table:data-pilot-member table:name="29321" table:display="true" table:show-details="true"/>
                <table:data-pilot-member table:name="29328" table:display="true" table:show-details="true"/>
                <table:data-pilot-member table:name="29333" table:display="true" table:show-details="true"/>
                <table:data-pilot-member table:name="29340" table:display="true" table:show-details="true"/>
                <table:data-pilot-member table:name="29341" table:display="true" table:show-details="true"/>
                <table:data-pilot-member table:name="29388" table:display="true" table:show-details="true"/>
                <table:data-pilot-member table:name="29392" table:display="true" table:show-details="true"/>
                <table:data-pilot-member table:name="29404" table:display="true" table:show-details="true"/>
                <table:data-pilot-member table:name="29411" table:display="true" table:show-details="true"/>
                <table:data-pilot-member table:name="29423" table:display="true" table:show-details="true"/>
                <table:data-pilot-member table:name="29424" table:display="true" table:show-details="true"/>
                <table:data-pilot-member table:name="29431" table:display="true" table:show-details="true"/>
                <table:data-pilot-member table:name="29447" table:display="true" table:show-details="true"/>
                <table:data-pilot-member table:name="29463" table:display="true" table:show-details="true"/>
                <table:data-pilot-member table:name="29465" table:display="true" table:show-details="true"/>
                <table:data-pilot-member table:name="29469" table:display="true" table:show-details="true"/>
                <table:data-pilot-member table:name="29473" table:display="true" table:show-details="true"/>
                <table:data-pilot-member table:name="29474" table:display="true" table:show-details="true"/>
                <table:data-pilot-member table:name="29475" table:display="true" table:show-details="true"/>
                <table:data-pilot-member table:name="29482" table:display="true" table:show-details="true"/>
                <table:data-pilot-member table:name="29505" table:display="true" table:show-details="true"/>
                <table:data-pilot-member table:name="29517" table:display="true" table:show-details="true"/>
                <table:data-pilot-member table:name="29518" table:display="true" table:show-details="true"/>
                <table:data-pilot-member table:name="29520" table:display="true" table:show-details="true"/>
                <table:data-pilot-member table:name="29522" table:display="true" table:show-details="true"/>
                <table:data-pilot-member table:name="29545" table:display="true" table:show-details="true"/>
                <table:data-pilot-member table:name="29548" table:display="true" table:show-details="true"/>
                <table:data-pilot-member table:name="29554" table:display="true" table:show-details="true"/>
                <table:data-pilot-member table:name="29555" table:display="true" table:show-details="true"/>
                <table:data-pilot-member table:name="29556" table:display="true" table:show-details="true"/>
                <table:data-pilot-member table:name="29563" table:display="true" table:show-details="true"/>
                <table:data-pilot-member table:name="29591" table:display="true" table:show-details="true"/>
                <table:data-pilot-member table:name="29606" table:display="true" table:show-details="true"/>
                <table:data-pilot-member table:name="29617" table:display="true" table:show-details="true"/>
                <table:data-pilot-member table:name="29641" table:display="true" table:show-details="true"/>
                <table:data-pilot-member table:name="29652" table:display="true" table:show-details="true"/>
                <table:data-pilot-member table:name="29656" table:display="true" table:show-details="true"/>
                <table:data-pilot-member table:name="29662" table:display="true" table:show-details="true"/>
                <table:data-pilot-member table:name="29689" table:display="true" table:show-details="true"/>
                <table:data-pilot-member table:name="29690" table:display="true" table:show-details="true"/>
                <table:data-pilot-member table:name="29694" table:display="true" table:show-details="true"/>
                <table:data-pilot-member table:name="29700" table:display="true" table:show-details="true"/>
                <table:data-pilot-member table:name="29706" table:display="true" table:show-details="true"/>
                <table:data-pilot-member table:name="29711" table:display="true" table:show-details="true"/>
                <table:data-pilot-member table:name="29722" table:display="true" table:show-details="true"/>
                <table:data-pilot-member table:name="29730" table:display="true" table:show-details="true"/>
                <table:data-pilot-member table:name="29744" table:display="true" table:show-details="true"/>
                <table:data-pilot-member table:name="29751" table:display="true" table:show-details="true"/>
                <table:data-pilot-member table:name="29767" table:display="true" table:show-details="true"/>
                <table:data-pilot-member table:name="29773" table:display="true" table:show-details="true"/>
                <table:data-pilot-member table:name="29779" table:display="true" table:show-details="true"/>
                <table:data-pilot-member table:name="29794" table:display="true" table:show-details="true"/>
                <table:data-pilot-member table:name="29817" table:display="true" table:show-details="true"/>
                <table:data-pilot-member table:name="29825" table:display="true" table:show-details="true"/>
                <table:data-pilot-member table:name="29829" table:display="true" table:show-details="true"/>
                <table:data-pilot-member table:name="29830" table:display="true" table:show-details="true"/>
                <table:data-pilot-member table:name="29849" table:display="true" table:show-details="true"/>
                <table:data-pilot-member table:name="29859" table:display="true" table:show-details="true"/>
                <table:data-pilot-member table:name="29867" table:display="true" table:show-details="true"/>
                <table:data-pilot-member table:name="29879" table:display="true" table:show-details="true"/>
                <table:data-pilot-member table:name="29890" table:display="true" table:show-details="true"/>
                <table:data-pilot-member table:name="29908" table:display="true" table:show-details="true"/>
                <table:data-pilot-member table:name="29910" table:display="true" table:show-details="true"/>
                <table:data-pilot-member table:name="29966" table:display="true" table:show-details="true"/>
                <table:data-pilot-member table:name="29969" table:display="true" table:show-details="true"/>
                <table:data-pilot-member table:name="29984" table:display="true" table:show-details="true"/>
                <table:data-pilot-member table:name="29987" table:display="true" table:show-details="true"/>
                <table:data-pilot-member table:name="29988" table:display="true" table:show-details="true"/>
                <table:data-pilot-member table:name="29998" table:display="true" table:show-details="true"/>
                <table:data-pilot-member table:name="30001" table:display="true" table:show-details="true"/>
                <table:data-pilot-member table:name="30015" table:display="true" table:show-details="true"/>
                <table:data-pilot-member table:name="30018" table:display="true" table:show-details="true"/>
                <table:data-pilot-member table:name="30021" table:display="true" table:show-details="true"/>
                <table:data-pilot-member table:name="30036" table:display="true" table:show-details="true"/>
                <table:data-pilot-member table:name="30057" table:display="true" table:show-details="true"/>
                <table:data-pilot-member table:name="30067" table:display="true" table:show-details="true"/>
                <table:data-pilot-member table:name="30068" table:display="true" table:show-details="true"/>
                <table:data-pilot-member table:name="30072" table:display="true" table:show-details="true"/>
                <table:data-pilot-member table:name="30087" table:display="true" table:show-details="true"/>
                <table:data-pilot-member table:name="30091" table:display="true" table:show-details="true"/>
                <table:data-pilot-member table:name="30094" table:display="true" table:show-details="true"/>
                <table:data-pilot-member table:name="30096" table:display="true" table:show-details="true"/>
                <table:data-pilot-member table:name="30101" table:display="true" table:show-details="true"/>
                <table:data-pilot-member table:name="30102" table:display="true" table:show-details="true"/>
                <table:data-pilot-member table:name="30119" table:display="true" table:show-details="true"/>
                <table:data-pilot-member table:name="30124" table:display="true" table:show-details="true"/>
                <table:data-pilot-member table:name="30137" table:display="true" table:show-details="true"/>
                <table:data-pilot-member table:name="30143" table:display="true" table:show-details="true"/>
                <table:data-pilot-member table:name="30146" table:display="true" table:show-details="true"/>
                <table:data-pilot-member table:name="30152" table:display="true" table:show-details="true"/>
                <table:data-pilot-member table:name="30165" table:display="true" table:show-details="true"/>
                <table:data-pilot-member table:name="30174" table:display="true" table:show-details="true"/>
                <table:data-pilot-member table:name="30178" table:display="true" table:show-details="true"/>
                <table:data-pilot-member table:name="30181" table:display="true" table:show-details="true"/>
                <table:data-pilot-member table:name="30187" table:display="true" table:show-details="true"/>
                <table:data-pilot-member table:name="30188" table:display="true" table:show-details="true"/>
                <table:data-pilot-member table:name="30199" table:display="true" table:show-details="true"/>
                <table:data-pilot-member table:name="30200" table:display="true" table:show-details="true"/>
                <table:data-pilot-member table:name="30201" table:display="true" table:show-details="true"/>
                <table:data-pilot-member table:name="30210" table:display="true" table:show-details="true"/>
                <table:data-pilot-member table:name="30211" table:display="true" table:show-details="true"/>
                <table:data-pilot-member table:name="30218" table:display="true" table:show-details="true"/>
                <table:data-pilot-member table:name="30235" table:display="true" table:show-details="true"/>
                <table:data-pilot-member table:name="30239" table:display="true" table:show-details="true"/>
                <table:data-pilot-member table:name="30248" table:display="true" table:show-details="true"/>
                <table:data-pilot-member table:name="30254" table:display="true" table:show-details="true"/>
                <table:data-pilot-member table:name="30284" table:display="true" table:show-details="true"/>
                <table:data-pilot-member table:name="30285" table:display="true" table:show-details="true"/>
                <table:data-pilot-member table:name="30292" table:display="true" table:show-details="true"/>
                <table:data-pilot-member table:name="30295" table:display="true" table:show-details="true"/>
                <table:data-pilot-member table:name="30307" table:display="true" table:show-details="true"/>
                <table:data-pilot-member table:name="30308" table:display="true" table:show-details="true"/>
                <table:data-pilot-member table:name="30313" table:display="true" table:show-details="true"/>
                <table:data-pilot-member table:name="30316" table:display="true" table:show-details="true"/>
                <table:data-pilot-member table:name="30332" table:display="true" table:show-details="true"/>
                <table:data-pilot-member table:name="30336" table:display="true" table:show-details="true"/>
                <table:data-pilot-member table:name="30338" table:display="true" table:show-details="true"/>
                <table:data-pilot-member table:name="30339" table:display="true" table:show-details="true"/>
                <table:data-pilot-member table:name="30347" table:display="true" table:show-details="true"/>
                <table:data-pilot-member table:name="30350" table:display="true" table:show-details="true"/>
                <table:data-pilot-member table:name="30354" table:display="true" table:show-details="true"/>
                <table:data-pilot-member table:name="30360" table:display="true" table:show-details="true"/>
                <table:data-pilot-member table:name="30361" table:display="true" table:show-details="true"/>
                <table:data-pilot-member table:name="30362" table:display="true" table:show-details="true"/>
                <table:data-pilot-member table:name="30368" table:display="true" table:show-details="true"/>
                <table:data-pilot-member table:name="30379" table:display="true" table:show-details="true"/>
                <table:data-pilot-member table:name="30382" table:display="true" table:show-details="true"/>
                <table:data-pilot-member table:name="30386" table:display="true" table:show-details="true"/>
                <table:data-pilot-member table:name="30400" table:display="true" table:show-details="true"/>
                <table:data-pilot-member table:name="30409" table:display="true" table:show-details="true"/>
                <table:data-pilot-member table:name="30411" table:display="true" table:show-details="true"/>
                <table:data-pilot-member table:name="30414" table:display="true" table:show-details="true"/>
                <table:data-pilot-member table:name="30418" table:display="true" table:show-details="true"/>
                <table:data-pilot-member table:name="30424" table:display="true" table:show-details="true"/>
                <table:data-pilot-member table:name="30426" table:display="true" table:show-details="true"/>
                <table:data-pilot-member table:name="30431" table:display="true" table:show-details="true"/>
                <table:data-pilot-member table:name="30436" table:display="true" table:show-details="true"/>
                <table:data-pilot-member table:name="30439" table:display="true" table:show-details="true"/>
                <table:data-pilot-member table:name="30448" table:display="true" table:show-details="true"/>
                <table:data-pilot-member table:name="30477" table:display="true" table:show-details="true"/>
                <table:data-pilot-member table:name="30510" table:display="true" table:show-details="true"/>
                <table:data-pilot-member table:name="30518" table:display="true" table:show-details="true"/>
                <table:data-pilot-member table:name="30531" table:display="true" table:show-details="true"/>
                <table:data-pilot-member table:name="30532" table:display="true" table:show-details="true"/>
                <table:data-pilot-member table:name="30543" table:display="true" table:show-details="true"/>
                <table:data-pilot-member table:name="30548" table:display="true" table:show-details="true"/>
                <table:data-pilot-member table:name="30550" table:display="true" table:show-details="true"/>
                <table:data-pilot-member table:name="30556" table:display="true" table:show-details="true"/>
                <table:data-pilot-member table:name="30561" table:display="true" table:show-details="true"/>
                <table:data-pilot-member table:name="30566" table:display="true" table:show-details="true"/>
                <table:data-pilot-member table:name="30569" table:display="true" table:show-details="true"/>
                <table:data-pilot-member table:name="30573" table:display="true" table:show-details="true"/>
                <table:data-pilot-member table:name="30575" table:display="true" table:show-details="true"/>
                <table:data-pilot-member table:name="30576" table:display="true" table:show-details="true"/>
                <table:data-pilot-member table:name="30581" table:display="true" table:show-details="true"/>
                <table:data-pilot-member table:name="30583" table:display="true" table:show-details="true"/>
                <table:data-pilot-member table:name="30585" table:display="true" table:show-details="true"/>
                <table:data-pilot-member table:name="30591" table:display="true" table:show-details="true"/>
                <table:data-pilot-member table:name="30592" table:display="true" table:show-details="true"/>
                <table:data-pilot-member table:name="30598" table:display="true" table:show-details="true"/>
                <table:data-pilot-member table:name="30605" table:display="true" table:show-details="true"/>
                <table:data-pilot-member table:name="30627" table:display="true" table:show-details="true"/>
                <table:data-pilot-member table:name="30629" table:display="true" table:show-details="true"/>
                <table:data-pilot-member table:name="30634" table:display="true" table:show-details="true"/>
                <table:data-pilot-member table:name="30651" table:display="true" table:show-details="true"/>
                <table:data-pilot-member table:name="30653" table:display="true" table:show-details="true"/>
                <table:data-pilot-member table:name="30660" table:display="true" table:show-details="true"/>
                <table:data-pilot-member table:name="30662" table:display="true" table:show-details="true"/>
                <table:data-pilot-member table:name="30666" table:display="true" table:show-details="true"/>
                <table:data-pilot-member table:name="30669" table:display="true" table:show-details="true"/>
                <table:data-pilot-member table:name="30673" table:display="true" table:show-details="true"/>
                <table:data-pilot-member table:name="30679" table:display="true" table:show-details="true"/>
                <table:data-pilot-member table:name="30705" table:display="true" table:show-details="true"/>
                <table:data-pilot-member table:name="30708" table:display="true" table:show-details="true"/>
                <table:data-pilot-member table:name="30710" table:display="true" table:show-details="true"/>
                <table:data-pilot-member table:name="30712" table:display="true" table:show-details="true"/>
                <table:data-pilot-member table:name="30718" table:display="true" table:show-details="true"/>
                <table:data-pilot-member table:name="30722" table:display="true" table:show-details="true"/>
                <table:data-pilot-member table:name="30724" table:display="true" table:show-details="true"/>
                <table:data-pilot-member table:name="30726" table:display="true" table:show-details="true"/>
                <table:data-pilot-member table:name="30733" table:display="true" table:show-details="true"/>
                <table:data-pilot-member table:name="30734" table:display="true" table:show-details="true"/>
                <table:data-pilot-member table:name="30748" table:display="true" table:show-details="true"/>
                <table:data-pilot-member table:name="30768" table:display="true" table:show-details="true"/>
                <table:data-pilot-member table:name="30788" table:display="true" table:show-details="true"/>
                <table:data-pilot-member table:name="30789" table:display="true" table:show-details="true"/>
                <table:data-pilot-member table:name="30791" table:display="true" table:show-details="true"/>
                <table:data-pilot-member table:name="30796" table:display="true" table:show-details="true"/>
                <table:data-pilot-member table:name="30799" table:display="true" table:show-details="true"/>
                <table:data-pilot-member table:name="30802" table:display="true" table:show-details="true"/>
                <table:data-pilot-member table:name="30822" table:display="true" table:show-details="true"/>
                <table:data-pilot-member table:name="30827" table:display="true" table:show-details="true"/>
                <table:data-pilot-member table:name="30839" table:display="true" table:show-details="true"/>
                <table:data-pilot-member table:name="30843" table:display="true" table:show-details="true"/>
                <table:data-pilot-member table:name="30850" table:display="true" table:show-details="true"/>
                <table:data-pilot-member table:name="30852" table:display="true" table:show-details="true"/>
                <table:data-pilot-member table:name="30856" table:display="true" table:show-details="true"/>
                <table:data-pilot-member table:name="30858" table:display="true" table:show-details="true"/>
                <table:data-pilot-member table:name="30861" table:display="true" table:show-details="true"/>
                <table:data-pilot-member table:name="30869" table:display="true" table:show-details="true"/>
                <table:data-pilot-member table:name="30872" table:display="true" table:show-details="true"/>
                <table:data-pilot-member table:name="30878" table:display="true" table:show-details="true"/>
                <table:data-pilot-member table:name="30888" table:display="true" table:show-details="true"/>
                <table:data-pilot-member table:name="30894" table:display="true" table:show-details="true"/>
                <table:data-pilot-member table:name="30897" table:display="true" table:show-details="true"/>
                <table:data-pilot-member table:name="30911" table:display="true" table:show-details="true"/>
                <table:data-pilot-member table:name="30912" table:display="true" table:show-details="true"/>
                <table:data-pilot-member table:name="30914" table:display="true" table:show-details="true"/>
                <table:data-pilot-member table:name="30924" table:display="true" table:show-details="true"/>
                <table:data-pilot-member table:name="30930" table:display="true" table:show-details="true"/>
                <table:data-pilot-member table:name="30944" table:display="true" table:show-details="true"/>
                <table:data-pilot-member table:name="30949" table:display="true" table:show-details="true"/>
                <table:data-pilot-member table:name="30959" table:display="true" table:show-details="true"/>
                <table:data-pilot-member table:name="30969" table:display="true" table:show-details="true"/>
                <table:data-pilot-member table:name="30974" table:display="true" table:show-details="true"/>
                <table:data-pilot-member table:name="30990" table:display="true" table:show-details="true"/>
                <table:data-pilot-member table:name="31003" table:display="true" table:show-details="true"/>
                <table:data-pilot-member table:name="31004" table:display="true" table:show-details="true"/>
                <table:data-pilot-member table:name="31010" table:display="true" table:show-details="true"/>
                <table:data-pilot-member table:name="31013" table:display="true" table:show-details="true"/>
                <table:data-pilot-member table:name="31017" table:display="true" table:show-details="true"/>
                <table:data-pilot-member table:name="31024" table:display="true" table:show-details="true"/>
                <table:data-pilot-member table:name="31036" table:display="true" table:show-details="true"/>
                <table:data-pilot-member table:name="31040" table:display="true" table:show-details="true"/>
                <table:data-pilot-member table:name="31044" table:display="true" table:show-details="true"/>
                <table:data-pilot-member table:name="31050" table:display="true" table:show-details="true"/>
                <table:data-pilot-member table:name="31051" table:display="true" table:show-details="true"/>
                <table:data-pilot-member table:name="31063" table:display="true" table:show-details="true"/>
                <table:data-pilot-member table:name="31113" table:display="true" table:show-details="true"/>
                <table:data-pilot-member table:name="31115" table:display="true" table:show-details="true"/>
                <table:data-pilot-member table:name="31116" table:display="true" table:show-details="true"/>
                <table:data-pilot-member table:name="31121" table:display="true" table:show-details="true"/>
                <table:data-pilot-member table:name="31140" table:display="true" table:show-details="true"/>
                <table:data-pilot-member table:name="31146" table:display="true" table:show-details="true"/>
                <table:data-pilot-member table:name="31158" table:display="true" table:show-details="true"/>
                <table:data-pilot-member table:name="31159" table:display="true" table:show-details="true"/>
                <table:data-pilot-member table:name="31167" table:display="true" table:show-details="true"/>
                <table:data-pilot-member table:name="31174" table:display="true" table:show-details="true"/>
                <table:data-pilot-member table:name="31176" table:display="true" table:show-details="true"/>
                <table:data-pilot-member table:name="31185" table:display="true" table:show-details="true"/>
                <table:data-pilot-member table:name="31201" table:display="true" table:show-details="true"/>
                <table:data-pilot-member table:name="31219" table:display="true" table:show-details="true"/>
                <table:data-pilot-member table:name="31221" table:display="true" table:show-details="true"/>
                <table:data-pilot-member table:name="31234" table:display="true" table:show-details="true"/>
                <table:data-pilot-member table:name="31245" table:display="true" table:show-details="true"/>
                <table:data-pilot-member table:name="31264" table:display="true" table:show-details="true"/>
                <table:data-pilot-member table:name="31273" table:display="true" table:show-details="true"/>
                <table:data-pilot-member table:name="31276" table:display="true" table:show-details="true"/>
                <table:data-pilot-member table:name="31277" table:display="true" table:show-details="true"/>
                <table:data-pilot-member table:name="31292" table:display="true" table:show-details="true"/>
                <table:data-pilot-member table:name="31297" table:display="true" table:show-details="true"/>
                <table:data-pilot-member table:name="31314" table:display="true" table:show-details="true"/>
                <table:data-pilot-member table:name="31315" table:display="true" table:show-details="true"/>
                <table:data-pilot-member table:name="31335" table:display="true" table:show-details="true"/>
                <table:data-pilot-member table:name="31350" table:display="true" table:show-details="true"/>
                <table:data-pilot-member table:name="31361" table:display="true" table:show-details="true"/>
                <table:data-pilot-member table:name="31375" table:display="true" table:show-details="true"/>
                <table:data-pilot-member table:name="31376" table:display="true" table:show-details="true"/>
                <table:data-pilot-member table:name="31384" table:display="true" table:show-details="true"/>
                <table:data-pilot-member table:name="31397" table:display="true" table:show-details="true"/>
                <table:data-pilot-member table:name="31402" table:display="true" table:show-details="true"/>
                <table:data-pilot-member table:name="31431" table:display="true" table:show-details="true"/>
                <table:data-pilot-member table:name="31448" table:display="true" table:show-details="true"/>
                <table:data-pilot-member table:name="31451" table:display="true" table:show-details="true"/>
                <table:data-pilot-member table:name="31453" table:display="true" table:show-details="true"/>
                <table:data-pilot-member table:name="31458" table:display="true" table:show-details="true"/>
                <table:data-pilot-member table:name="31463" table:display="true" table:show-details="true"/>
                <table:data-pilot-member table:name="31466" table:display="true" table:show-details="true"/>
                <table:data-pilot-member table:name="31478" table:display="true" table:show-details="true"/>
                <table:data-pilot-member table:name="31479" table:display="true" table:show-details="true"/>
                <table:data-pilot-member table:name="31480" table:display="true" table:show-details="true"/>
                <table:data-pilot-member table:name="31490" table:display="true" table:show-details="true"/>
                <table:data-pilot-member table:name="31491" table:display="true" table:show-details="true"/>
                <table:data-pilot-member table:name="31497" table:display="true" table:show-details="true"/>
                <table:data-pilot-member table:name="31498" table:display="true" table:show-details="true"/>
                <table:data-pilot-member table:name="31506" table:display="true" table:show-details="true"/>
                <table:data-pilot-member table:name="31522" table:display="true" table:show-details="true"/>
                <table:data-pilot-member table:name="31528" table:display="true" table:show-details="true"/>
                <table:data-pilot-member table:name="31535" table:display="true" table:show-details="true"/>
                <table:data-pilot-member table:name="31548" table:display="true" table:show-details="true"/>
                <table:data-pilot-member table:name="31554" table:display="true" table:show-details="true"/>
                <table:data-pilot-member table:name="31561" table:display="true" table:show-details="true"/>
                <table:data-pilot-member table:name="31563" table:display="true" table:show-details="true"/>
                <table:data-pilot-member table:name="31573" table:display="true" table:show-details="true"/>
                <table:data-pilot-member table:name="31575" table:display="true" table:show-details="true"/>
                <table:data-pilot-member table:name="31579" table:display="true" table:show-details="true"/>
                <table:data-pilot-member table:name="31588" table:display="true" table:show-details="true"/>
                <table:data-pilot-member table:name="31589" table:display="true" table:show-details="true"/>
                <table:data-pilot-member table:name="31594" table:display="true" table:show-details="true"/>
                <table:data-pilot-member table:name="31597" table:display="true" table:show-details="true"/>
                <table:data-pilot-member table:name="31600" table:display="true" table:show-details="true"/>
                <table:data-pilot-member table:name="31606" table:display="true" table:show-details="true"/>
                <table:data-pilot-member table:name="31622" table:display="true" table:show-details="true"/>
                <table:data-pilot-member table:name="31639" table:display="true" table:show-details="true"/>
                <table:data-pilot-member table:name="31643" table:display="true" table:show-details="true"/>
                <table:data-pilot-member table:name="31650" table:display="true" table:show-details="true"/>
                <table:data-pilot-member table:name="31657" table:display="true" table:show-details="true"/>
                <table:data-pilot-member table:name="31670" table:display="true" table:show-details="true"/>
                <table:data-pilot-member table:name="31671" table:display="true" table:show-details="true"/>
                <table:data-pilot-member table:name="31679" table:display="true" table:show-details="true"/>
                <table:data-pilot-member table:name="31682" table:display="true" table:show-details="true"/>
                <table:data-pilot-member table:name="31689" table:display="true" table:show-details="true"/>
                <table:data-pilot-member table:name="31691" table:display="true" table:show-details="true"/>
                <table:data-pilot-member table:name="31693" table:display="true" table:show-details="true"/>
                <table:data-pilot-member table:name="31695" table:display="true" table:show-details="true"/>
                <table:data-pilot-member table:name="31700" table:display="true" table:show-details="true"/>
                <table:data-pilot-member table:name="31704" table:display="true" table:show-details="true"/>
                <table:data-pilot-member table:name="31706" table:display="true" table:show-details="true"/>
                <table:data-pilot-member table:name="31712" table:display="true" table:show-details="true"/>
                <table:data-pilot-member table:name="31719" table:display="true" table:show-details="true"/>
                <table:data-pilot-member table:name="31724" table:display="true" table:show-details="true"/>
                <table:data-pilot-member table:name="31725" table:display="true" table:show-details="true"/>
                <table:data-pilot-member table:name="31733" table:display="true" table:show-details="true"/>
                <table:data-pilot-member table:name="31742" table:display="true" table:show-details="true"/>
                <table:data-pilot-member table:name="31752" table:display="true" table:show-details="true"/>
                <table:data-pilot-member table:name="31754" table:display="true" table:show-details="true"/>
                <table:data-pilot-member table:name="31758" table:display="true" table:show-details="true"/>
                <table:data-pilot-member table:name="31779" table:display="true" table:show-details="true"/>
                <table:data-pilot-member table:name="31784" table:display="true" table:show-details="true"/>
                <table:data-pilot-member table:name="31792" table:display="true" table:show-details="true"/>
                <table:data-pilot-member table:name="31801" table:display="true" table:show-details="true"/>
                <table:data-pilot-member table:name="31826" table:display="true" table:show-details="true"/>
                <table:data-pilot-member table:name="31851" table:display="true" table:show-details="true"/>
                <table:data-pilot-member table:name="31867" table:display="true" table:show-details="true"/>
                <table:data-pilot-member table:name="31884" table:display="true" table:show-details="true"/>
                <table:data-pilot-member table:name="31889" table:display="true" table:show-details="true"/>
                <table:data-pilot-member table:name="31895" table:display="true" table:show-details="true"/>
                <table:data-pilot-member table:name="31899" table:display="true" table:show-details="true"/>
                <table:data-pilot-member table:name="31902" table:display="true" table:show-details="true"/>
                <table:data-pilot-member table:name="31921" table:display="true" table:show-details="true"/>
                <table:data-pilot-member table:name="31923" table:display="true" table:show-details="true"/>
                <table:data-pilot-member table:name="31936" table:display="true" table:show-details="true"/>
                <table:data-pilot-member table:name="31942" table:display="true" table:show-details="true"/>
                <table:data-pilot-member table:name="31945" table:display="true" table:show-details="true"/>
                <table:data-pilot-member table:name="31976" table:display="true" table:show-details="true"/>
                <table:data-pilot-member table:name="31978" table:display="true" table:show-details="true"/>
                <table:data-pilot-member table:name="31994" table:display="true" table:show-details="true"/>
                <table:data-pilot-member table:name="32007" table:display="true" table:show-details="true"/>
                <table:data-pilot-member table:name="32012" table:display="true" table:show-details="true"/>
                <table:data-pilot-member table:name="32023" table:display="true" table:show-details="true"/>
                <table:data-pilot-member table:name="32024" table:display="true" table:show-details="true"/>
                <table:data-pilot-member table:name="32027" table:display="true" table:show-details="true"/>
                <table:data-pilot-member table:name="32036" table:display="true" table:show-details="true"/>
                <table:data-pilot-member table:name="32045" table:display="true" table:show-details="true"/>
                <table:data-pilot-member table:name="32049" table:display="true" table:show-details="true"/>
                <table:data-pilot-member table:name="32056" table:display="true" table:show-details="true"/>
                <table:data-pilot-member table:name="32073" table:display="true" table:show-details="true"/>
                <table:data-pilot-member table:name="32079" table:display="true" table:show-details="true"/>
                <table:data-pilot-member table:name="32083" table:display="true" table:show-details="true"/>
                <table:data-pilot-member table:name="32104" table:display="true" table:show-details="true"/>
                <table:data-pilot-member table:name="32105" table:display="true" table:show-details="true"/>
                <table:data-pilot-member table:name="32112" table:display="true" table:show-details="true"/>
                <table:data-pilot-member table:name="32123" table:display="true" table:show-details="true"/>
                <table:data-pilot-member table:name="32133" table:display="true" table:show-details="true"/>
                <table:data-pilot-member table:name="32135" table:display="true" table:show-details="true"/>
                <table:data-pilot-member table:name="32137" table:display="true" table:show-details="true"/>
                <table:data-pilot-member table:name="32140" table:display="true" table:show-details="true"/>
                <table:data-pilot-member table:name="32152" table:display="true" table:show-details="true"/>
                <table:data-pilot-member table:name="32158" table:display="true" table:show-details="true"/>
                <table:data-pilot-member table:name="32166" table:display="true" table:show-details="true"/>
                <table:data-pilot-member table:name="32171" table:display="true" table:show-details="true"/>
                <table:data-pilot-member table:name="32174" table:display="true" table:show-details="true"/>
                <table:data-pilot-member table:name="32176" table:display="true" table:show-details="true"/>
                <table:data-pilot-member table:name="32180" table:display="true" table:show-details="true"/>
                <table:data-pilot-member table:name="32198" table:display="true" table:show-details="true"/>
                <table:data-pilot-member table:name="32212" table:display="true" table:show-details="true"/>
                <table:data-pilot-member table:name="32223" table:display="true" table:show-details="true"/>
                <table:data-pilot-member table:name="32228" table:display="true" table:show-details="true"/>
                <table:data-pilot-member table:name="32231" table:display="true" table:show-details="true"/>
                <table:data-pilot-member table:name="32236" table:display="true" table:show-details="true"/>
                <table:data-pilot-member table:name="32243" table:display="true" table:show-details="true"/>
                <table:data-pilot-member table:name="32245" table:display="true" table:show-details="true"/>
                <table:data-pilot-member table:name="32248" table:display="true" table:show-details="true"/>
                <table:data-pilot-member table:name="32253" table:display="true" table:show-details="true"/>
                <table:data-pilot-member table:name="32261" table:display="true" table:show-details="true"/>
                <table:data-pilot-member table:name="32263" table:display="true" table:show-details="true"/>
                <table:data-pilot-member table:name="32277" table:display="true" table:show-details="true"/>
                <table:data-pilot-member table:name="32284" table:display="true" table:show-details="true"/>
                <table:data-pilot-member table:name="32286" table:display="true" table:show-details="true"/>
                <table:data-pilot-member table:name="32293" table:display="true" table:show-details="true"/>
                <table:data-pilot-member table:name="32302" table:display="true" table:show-details="true"/>
                <table:data-pilot-member table:name="32307" table:display="true" table:show-details="true"/>
                <table:data-pilot-member table:name="32314" table:display="true" table:show-details="true"/>
                <table:data-pilot-member table:name="32316" table:display="true" table:show-details="true"/>
                <table:data-pilot-member table:name="32328" table:display="true" table:show-details="true"/>
                <table:data-pilot-member table:name="32329" table:display="true" table:show-details="true"/>
                <table:data-pilot-member table:name="32333" table:display="true" table:show-details="true"/>
                <table:data-pilot-member table:name="32337" table:display="true" table:show-details="true"/>
                <table:data-pilot-member table:name="32342" table:display="true" table:show-details="true"/>
                <table:data-pilot-member table:name="32355" table:display="true" table:show-details="true"/>
                <table:data-pilot-member table:name="32362" table:display="true" table:show-details="true"/>
                <table:data-pilot-member table:name="32364" table:display="true" table:show-details="true"/>
                <table:data-pilot-member table:name="32396" table:display="true" table:show-details="true"/>
                <table:data-pilot-member table:name="32416" table:display="true" table:show-details="true"/>
                <table:data-pilot-member table:name="32417" table:display="true" table:show-details="true"/>
                <table:data-pilot-member table:name="32425" table:display="true" table:show-details="true"/>
                <table:data-pilot-member table:name="32443" table:display="true" table:show-details="true"/>
                <table:data-pilot-member table:name="32452" table:display="true" table:show-details="true"/>
                <table:data-pilot-member table:name="32475" table:display="true" table:show-details="true"/>
                <table:data-pilot-member table:name="32484" table:display="true" table:show-details="true"/>
                <table:data-pilot-member table:name="32488" table:display="true" table:show-details="true"/>
                <table:data-pilot-member table:name="32498" table:display="true" table:show-details="true"/>
                <table:data-pilot-member table:name="32523" table:display="true" table:show-details="true"/>
                <table:data-pilot-member table:name="32524" table:display="true" table:show-details="true"/>
                <table:data-pilot-member table:name="32525" table:display="true" table:show-details="true"/>
                <table:data-pilot-member table:name="32526" table:display="true" table:show-details="true"/>
                <table:data-pilot-member table:name="32529" table:display="true" table:show-details="true"/>
                <table:data-pilot-member table:name="32532" table:display="true" table:show-details="true"/>
                <table:data-pilot-member table:name="32535" table:display="true" table:show-details="true"/>
                <table:data-pilot-member table:name="32542" table:display="true" table:show-details="true"/>
                <table:data-pilot-member table:name="32543" table:display="true" table:show-details="true"/>
                <table:data-pilot-member table:name="32558" table:display="true" table:show-details="true"/>
                <table:data-pilot-member table:name="32564" table:display="true" table:show-details="true"/>
                <table:data-pilot-member table:name="32569" table:display="true" table:show-details="true"/>
                <table:data-pilot-member table:name="32570" table:display="true" table:show-details="true"/>
                <table:data-pilot-member table:name="32575" table:display="true" table:show-details="true"/>
                <table:data-pilot-member table:name="32579" table:display="true" table:show-details="true"/>
                <table:data-pilot-member table:name="32583" table:display="true" table:show-details="true"/>
                <table:data-pilot-member table:name="32586" table:display="true" table:show-details="true"/>
                <table:data-pilot-member table:name="32592" table:display="true" table:show-details="true"/>
                <table:data-pilot-member table:name="32593" table:display="true" table:show-details="true"/>
                <table:data-pilot-member table:name="32604" table:display="true" table:show-details="true"/>
                <table:data-pilot-member table:name="32606" table:display="true" table:show-details="true"/>
                <table:data-pilot-member table:name="32614" table:display="true" table:show-details="true"/>
                <table:data-pilot-member table:name="32615" table:display="true" table:show-details="true"/>
                <table:data-pilot-member table:name="32617" table:display="true" table:show-details="true"/>
                <table:data-pilot-member table:name="32618" table:display="true" table:show-details="true"/>
                <table:data-pilot-member table:name="32620" table:display="true" table:show-details="true"/>
                <table:data-pilot-member table:name="32624" table:display="true" table:show-details="true"/>
                <table:data-pilot-member table:name="32626" table:display="true" table:show-details="true"/>
                <table:data-pilot-member table:name="32644" table:display="true" table:show-details="true"/>
                <table:data-pilot-member table:name="32645" table:display="true" table:show-details="true"/>
                <table:data-pilot-member table:name="32660" table:display="true" table:show-details="true"/>
                <table:data-pilot-member table:name="32662" table:display="true" table:show-details="true"/>
                <table:data-pilot-member table:name="32669" table:display="true" table:show-details="true"/>
                <table:data-pilot-member table:name="32695" table:display="true" table:show-details="true"/>
                <table:data-pilot-member table:name="32700" table:display="true" table:show-details="true"/>
                <table:data-pilot-member table:name="32712" table:display="true" table:show-details="true"/>
                <table:data-pilot-member table:name="32720" table:display="true" table:show-details="true"/>
                <table:data-pilot-member table:name="32726" table:display="true" table:show-details="true"/>
                <table:data-pilot-member table:name="32740" table:display="true" table:show-details="true"/>
                <table:data-pilot-member table:name="32742" table:display="true" table:show-details="true"/>
                <table:data-pilot-member table:name="32745" table:display="true" table:show-details="true"/>
                <table:data-pilot-member table:name="32749" table:display="true" table:show-details="true"/>
                <table:data-pilot-member table:name="32777" table:display="true" table:show-details="true"/>
                <table:data-pilot-member table:name="32779" table:display="true" table:show-details="true"/>
                <table:data-pilot-member table:name="32781" table:display="true" table:show-details="true"/>
                <table:data-pilot-member table:name="32787" table:display="true" table:show-details="true"/>
                <table:data-pilot-member table:name="32788" table:display="true" table:show-details="true"/>
                <table:data-pilot-member table:name="32789" table:display="true" table:show-details="true"/>
                <table:data-pilot-member table:name="32790" table:display="true" table:show-details="true"/>
                <table:data-pilot-member table:name="32817" table:display="true" table:show-details="true"/>
                <table:data-pilot-member table:name="32836" table:display="true" table:show-details="true"/>
                <table:data-pilot-member table:name="32845" table:display="true" table:show-details="true"/>
                <table:data-pilot-member table:name="32856" table:display="true" table:show-details="true"/>
                <table:data-pilot-member table:name="32864" table:display="true" table:show-details="true"/>
                <table:data-pilot-member table:name="32874" table:display="true" table:show-details="true"/>
                <table:data-pilot-member table:name="32876" table:display="true" table:show-details="true"/>
                <table:data-pilot-member table:name="32888" table:display="true" table:show-details="true"/>
                <table:data-pilot-member table:name="32893" table:display="true" table:show-details="true"/>
                <table:data-pilot-member table:name="32894" table:display="true" table:show-details="true"/>
                <table:data-pilot-member table:name="32908" table:display="true" table:show-details="true"/>
                <table:data-pilot-member table:name="32911" table:display="true" table:show-details="true"/>
                <table:data-pilot-member table:name="32923" table:display="true" table:show-details="true"/>
                <table:data-pilot-member table:name="32932" table:display="true" table:show-details="true"/>
                <table:data-pilot-member table:name="32951" table:display="true" table:show-details="true"/>
                <table:data-pilot-member table:name="32955" table:display="true" table:show-details="true"/>
                <table:data-pilot-member table:name="32959" table:display="true" table:show-details="true"/>
                <table:data-pilot-member table:name="32963" table:display="true" table:show-details="true"/>
                <table:data-pilot-member table:name="32972" table:display="true" table:show-details="true"/>
                <table:data-pilot-member table:name="32974" table:display="true" table:show-details="true"/>
                <table:data-pilot-member table:name="32975" table:display="true" table:show-details="true"/>
                <table:data-pilot-member table:name="32988" table:display="true" table:show-details="true"/>
                <table:data-pilot-member table:name="32992" table:display="true" table:show-details="true"/>
                <table:data-pilot-member table:name="33021" table:display="true" table:show-details="true"/>
                <table:data-pilot-member table:name="33043" table:display="true" table:show-details="true"/>
                <table:data-pilot-member table:name="33056" table:display="true" table:show-details="true"/>
                <table:data-pilot-member table:name="33059" table:display="true" table:show-details="true"/>
                <table:data-pilot-member table:name="33063" table:display="true" table:show-details="true"/>
                <table:data-pilot-member table:name="33069" table:display="true" table:show-details="true"/>
                <table:data-pilot-member table:name="33088" table:display="true" table:show-details="true"/>
                <table:data-pilot-member table:name="33090" table:display="true" table:show-details="true"/>
                <table:data-pilot-member table:name="33097" table:display="true" table:show-details="true"/>
                <table:data-pilot-member table:name="33118" table:display="true" table:show-details="true"/>
                <table:data-pilot-member table:name="33128" table:display="true" table:show-details="true"/>
                <table:data-pilot-member table:name="33161" table:display="true" table:show-details="true"/>
                <table:data-pilot-member table:name="33163" table:display="true" table:show-details="true"/>
                <table:data-pilot-member table:name="33172" table:display="true" table:show-details="true"/>
                <table:data-pilot-member table:name="33183" table:display="true" table:show-details="true"/>
                <table:data-pilot-member table:name="33207" table:display="true" table:show-details="true"/>
                <table:data-pilot-member table:name="33218" table:display="true" table:show-details="true"/>
                <table:data-pilot-member table:name="33219" table:display="true" table:show-details="true"/>
                <table:data-pilot-member table:name="33222" table:display="true" table:show-details="true"/>
                <table:data-pilot-member table:name="33245" table:display="true" table:show-details="true"/>
                <table:data-pilot-member table:name="33260" table:display="true" table:show-details="true"/>
                <table:data-pilot-member table:name="33265" table:display="true" table:show-details="true"/>
                <table:data-pilot-member table:name="33269" table:display="true" table:show-details="true"/>
                <table:data-pilot-member table:name="33270" table:display="true" table:show-details="true"/>
                <table:data-pilot-member table:name="33272" table:display="true" table:show-details="true"/>
                <table:data-pilot-member table:name="33277" table:display="true" table:show-details="true"/>
                <table:data-pilot-member table:name="33295" table:display="true" table:show-details="true"/>
                <table:data-pilot-member table:name="33296" table:display="true" table:show-details="true"/>
                <table:data-pilot-member table:name="33306" table:display="true" table:show-details="true"/>
                <table:data-pilot-member table:name="33311" table:display="true" table:show-details="true"/>
                <table:data-pilot-member table:name="33335" table:display="true" table:show-details="true"/>
                <table:data-pilot-member table:name="33339" table:display="true" table:show-details="true"/>
                <table:data-pilot-member table:name="33341" table:display="true" table:show-details="true"/>
                <table:data-pilot-member table:name="33342" table:display="true" table:show-details="true"/>
                <table:data-pilot-member table:name="33346" table:display="true" table:show-details="true"/>
                <table:data-pilot-member table:name="33357" table:display="true" table:show-details="true"/>
                <table:data-pilot-member table:name="33361" table:display="true" table:show-details="true"/>
                <table:data-pilot-member table:name="33367" table:display="true" table:show-details="true"/>
                <table:data-pilot-member table:name="33373" table:display="true" table:show-details="true"/>
                <table:data-pilot-member table:name="33379" table:display="true" table:show-details="true"/>
                <table:data-pilot-member table:name="33382" table:display="true" table:show-details="true"/>
                <table:data-pilot-member table:name="33392" table:display="true" table:show-details="true"/>
                <table:data-pilot-member table:name="33399" table:display="true" table:show-details="true"/>
                <table:data-pilot-member table:name="33415" table:display="true" table:show-details="true"/>
                <table:data-pilot-member table:name="33419" table:display="true" table:show-details="true"/>
                <table:data-pilot-member table:name="33426" table:display="true" table:show-details="true"/>
                <table:data-pilot-member table:name="33451" table:display="true" table:show-details="true"/>
                <table:data-pilot-member table:name="33458" table:display="true" table:show-details="true"/>
                <table:data-pilot-member table:name="33478" table:display="true" table:show-details="true"/>
                <table:data-pilot-member table:name="33484" table:display="true" table:show-details="true"/>
                <table:data-pilot-member table:name="33520" table:display="true" table:show-details="true"/>
                <table:data-pilot-member table:name="33527" table:display="true" table:show-details="true"/>
                <table:data-pilot-member table:name="33547" table:display="true" table:show-details="true"/>
                <table:data-pilot-member table:name="33550" table:display="true" table:show-details="true"/>
                <table:data-pilot-member table:name="33586" table:display="true" table:show-details="true"/>
                <table:data-pilot-member table:name="33612" table:display="true" table:show-details="true"/>
                <table:data-pilot-member table:name="33649" table:display="true" table:show-details="true"/>
                <table:data-pilot-member table:name="33667" table:display="true" table:show-details="true"/>
                <table:data-pilot-member table:name="33672" table:display="true" table:show-details="true"/>
                <table:data-pilot-member table:name="33677" table:display="true" table:show-details="true"/>
                <table:data-pilot-member table:name="33678" table:display="true" table:show-details="true"/>
                <table:data-pilot-member table:name="33681" table:display="true" table:show-details="true"/>
                <table:data-pilot-member table:name="33688" table:display="true" table:show-details="true"/>
                <table:data-pilot-member table:name="33715" table:display="true" table:show-details="true"/>
                <table:data-pilot-member table:name="33716" table:display="true" table:show-details="true"/>
                <table:data-pilot-member table:name="33719" table:display="true" table:show-details="true"/>
                <table:data-pilot-member table:name="33721" table:display="true" table:show-details="true"/>
                <table:data-pilot-member table:name="33724" table:display="true" table:show-details="true"/>
                <table:data-pilot-member table:name="33733" table:display="true" table:show-details="true"/>
                <table:data-pilot-member table:name="33738" table:display="true" table:show-details="true"/>
                <table:data-pilot-member table:name="33739" table:display="true" table:show-details="true"/>
                <table:data-pilot-member table:name="33744" table:display="true" table:show-details="true"/>
                <table:data-pilot-member table:name="33752" table:display="true" table:show-details="true"/>
                <table:data-pilot-member table:name="33775" table:display="true" table:show-details="true"/>
                <table:data-pilot-member table:name="33776" table:display="true" table:show-details="true"/>
                <table:data-pilot-member table:name="33790" table:display="true" table:show-details="true"/>
                <table:data-pilot-member table:name="33791" table:display="true" table:show-details="true"/>
                <table:data-pilot-member table:name="33793" table:display="true" table:show-details="true"/>
                <table:data-pilot-member table:name="33826" table:display="true" table:show-details="true"/>
                <table:data-pilot-member table:name="33855" table:display="true" table:show-details="true"/>
                <table:data-pilot-member table:name="33869" table:display="true" table:show-details="true"/>
                <table:data-pilot-member table:name="33885" table:display="true" table:show-details="true"/>
                <table:data-pilot-member table:name="33887" table:display="true" table:show-details="true"/>
                <table:data-pilot-member table:name="33890" table:display="true" table:show-details="true"/>
                <table:data-pilot-member table:name="33894" table:display="true" table:show-details="true"/>
                <table:data-pilot-member table:name="33896" table:display="true" table:show-details="true"/>
                <table:data-pilot-member table:name="33897" table:display="true" table:show-details="true"/>
                <table:data-pilot-member table:name="33901" table:display="true" table:show-details="true"/>
                <table:data-pilot-member table:name="33905" table:display="true" table:show-details="true"/>
                <table:data-pilot-member table:name="33908" table:display="true" table:show-details="true"/>
                <table:data-pilot-member table:name="33919" table:display="true" table:show-details="true"/>
                <table:data-pilot-member table:name="33924" table:display="true" table:show-details="true"/>
                <table:data-pilot-member table:name="33936" table:display="true" table:show-details="true"/>
                <table:data-pilot-member table:name="33947" table:display="true" table:show-details="true"/>
                <table:data-pilot-member table:name="33956" table:display="true" table:show-details="true"/>
                <table:data-pilot-member table:name="33958" table:display="true" table:show-details="true"/>
                <table:data-pilot-member table:name="33976" table:display="true" table:show-details="true"/>
                <table:data-pilot-member table:name="33985" table:display="true" table:show-details="true"/>
                <table:data-pilot-member table:name="33987" table:display="true" table:show-details="true"/>
                <table:data-pilot-member table:name="34004" table:display="true" table:show-details="true"/>
                <table:data-pilot-member table:name="34005" table:display="true" table:show-details="true"/>
                <table:data-pilot-member table:name="34015" table:display="true" table:show-details="true"/>
                <table:data-pilot-member table:name="34017" table:display="true" table:show-details="true"/>
                <table:data-pilot-member table:name="34021" table:display="true" table:show-details="true"/>
                <table:data-pilot-member table:name="34025" table:display="true" table:show-details="true"/>
                <table:data-pilot-member table:name="34028" table:display="true" table:show-details="true"/>
                <table:data-pilot-member table:name="34036" table:display="true" table:show-details="true"/>
                <table:data-pilot-member table:name="34039" table:display="true" table:show-details="true"/>
                <table:data-pilot-member table:name="34076" table:display="true" table:show-details="true"/>
                <table:data-pilot-member table:name="34087" table:display="true" table:show-details="true"/>
                <table:data-pilot-member table:name="34101" table:display="true" table:show-details="true"/>
                <table:data-pilot-member table:name="34123" table:display="true" table:show-details="true"/>
                <table:data-pilot-member table:name="34132" table:display="true" table:show-details="true"/>
                <table:data-pilot-member table:name="34142" table:display="true" table:show-details="true"/>
                <table:data-pilot-member table:name="34147" table:display="true" table:show-details="true"/>
                <table:data-pilot-member table:name="34155" table:display="true" table:show-details="true"/>
                <table:data-pilot-member table:name="34175" table:display="true" table:show-details="true"/>
                <table:data-pilot-member table:name="34180" table:display="true" table:show-details="true"/>
                <table:data-pilot-member table:name="34184" table:display="true" table:show-details="true"/>
                <table:data-pilot-member table:name="34189" table:display="true" table:show-details="true"/>
                <table:data-pilot-member table:name="34205" table:display="true" table:show-details="true"/>
                <table:data-pilot-member table:name="34210" table:display="true" table:show-details="true"/>
                <table:data-pilot-member table:name="34214" table:display="true" table:show-details="true"/>
                <table:data-pilot-member table:name="34217" table:display="true" table:show-details="true"/>
                <table:data-pilot-member table:name="34218" table:display="true" table:show-details="true"/>
                <table:data-pilot-member table:name="34230" table:display="true" table:show-details="true"/>
                <table:data-pilot-member table:name="34235" table:display="true" table:show-details="true"/>
                <table:data-pilot-member table:name="34236" table:display="true" table:show-details="true"/>
                <table:data-pilot-member table:name="34239" table:display="true" table:show-details="true"/>
                <table:data-pilot-member table:name="34241" table:display="true" table:show-details="true"/>
                <table:data-pilot-member table:name="34246" table:display="true" table:show-details="true"/>
                <table:data-pilot-member table:name="34248" table:display="true" table:show-details="true"/>
                <table:data-pilot-member table:name="34258" table:display="true" table:show-details="true"/>
                <table:data-pilot-member table:name="34266" table:display="true" table:show-details="true"/>
                <table:data-pilot-member table:name="34290" table:display="true" table:show-details="true"/>
                <table:data-pilot-member table:name="34304" table:display="true" table:show-details="true"/>
                <table:data-pilot-member table:name="34309" table:display="true" table:show-details="true"/>
                <table:data-pilot-member table:name="34316" table:display="true" table:show-details="true"/>
                <table:data-pilot-member table:name="34317" table:display="true" table:show-details="true"/>
                <table:data-pilot-member table:name="34323" table:display="true" table:show-details="true"/>
                <table:data-pilot-member table:name="34324" table:display="true" table:show-details="true"/>
                <table:data-pilot-member table:name="34327" table:display="true" table:show-details="true"/>
                <table:data-pilot-member table:name="34329" table:display="true" table:show-details="true"/>
                <table:data-pilot-member table:name="34335" table:display="true" table:show-details="true"/>
                <table:data-pilot-member table:name="34359" table:display="true" table:show-details="true"/>
                <table:data-pilot-member table:name="34360" table:display="true" table:show-details="true"/>
                <table:data-pilot-member table:name="34364" table:display="true" table:show-details="true"/>
                <table:data-pilot-member table:name="34369" table:display="true" table:show-details="true"/>
                <table:data-pilot-member table:name="34383" table:display="true" table:show-details="true"/>
                <table:data-pilot-member table:name="34396" table:display="true" table:show-details="true"/>
                <table:data-pilot-member table:name="34404" table:display="true" table:show-details="true"/>
                <table:data-pilot-member table:name="34417" table:display="true" table:show-details="true"/>
                <table:data-pilot-member table:name="34421" table:display="true" table:show-details="true"/>
                <table:data-pilot-member table:name="34422" table:display="true" table:show-details="true"/>
                <table:data-pilot-member table:name="34427" table:display="true" table:show-details="true"/>
                <table:data-pilot-member table:name="34430" table:display="true" table:show-details="true"/>
                <table:data-pilot-member table:name="34438" table:display="true" table:show-details="true"/>
                <table:data-pilot-member table:name="34443" table:display="true" table:show-details="true"/>
                <table:data-pilot-member table:name="34447" table:display="true" table:show-details="true"/>
                <table:data-pilot-member table:name="34452" table:display="true" table:show-details="true"/>
                <table:data-pilot-member table:name="34459" table:display="true" table:show-details="true"/>
                <table:data-pilot-member table:name="34468" table:display="true" table:show-details="true"/>
                <table:data-pilot-member table:name="34484" table:display="true" table:show-details="true"/>
                <table:data-pilot-member table:name="34486" table:display="true" table:show-details="true"/>
                <table:data-pilot-member table:name="34489" table:display="true" table:show-details="true"/>
                <table:data-pilot-member table:name="34493" table:display="true" table:show-details="true"/>
                <table:data-pilot-member table:name="34504" table:display="true" table:show-details="true"/>
                <table:data-pilot-member table:name="34505" table:display="true" table:show-details="true"/>
                <table:data-pilot-member table:name="34514" table:display="true" table:show-details="true"/>
                <table:data-pilot-member table:name="34530" table:display="true" table:show-details="true"/>
                <table:data-pilot-member table:name="34532" table:display="true" table:show-details="true"/>
                <table:data-pilot-member table:name="34534" table:display="true" table:show-details="true"/>
                <table:data-pilot-member table:name="34542" table:display="true" table:show-details="true"/>
                <table:data-pilot-member table:name="34546" table:display="true" table:show-details="true"/>
                <table:data-pilot-member table:name="34552" table:display="true" table:show-details="true"/>
                <table:data-pilot-member table:name="34556" table:display="true" table:show-details="true"/>
                <table:data-pilot-member table:name="34558" table:display="true" table:show-details="true"/>
                <table:data-pilot-member table:name="34560" table:display="true" table:show-details="true"/>
                <table:data-pilot-member table:name="34564" table:display="true" table:show-details="true"/>
                <table:data-pilot-member table:name="34580" table:display="true" table:show-details="true"/>
                <table:data-pilot-member table:name="34585" table:display="true" table:show-details="true"/>
                <table:data-pilot-member table:name="34588" table:display="true" table:show-details="true"/>
                <table:data-pilot-member table:name="34600" table:display="true" table:show-details="true"/>
                <table:data-pilot-member table:name="34603" table:display="true" table:show-details="true"/>
                <table:data-pilot-member table:name="34608" table:display="true" table:show-details="true"/>
                <table:data-pilot-member table:name="34610" table:display="true" table:show-details="true"/>
                <table:data-pilot-member table:name="34619" table:display="true" table:show-details="true"/>
                <table:data-pilot-member table:name="34621" table:display="true" table:show-details="true"/>
                <table:data-pilot-member table:name="34653" table:display="true" table:show-details="true"/>
                <table:data-pilot-member table:name="34667" table:display="true" table:show-details="true"/>
                <table:data-pilot-member table:name="34680" table:display="true" table:show-details="true"/>
                <table:data-pilot-member table:name="34683" table:display="true" table:show-details="true"/>
                <table:data-pilot-member table:name="34687" table:display="true" table:show-details="true"/>
                <table:data-pilot-member table:name="34697" table:display="true" table:show-details="true"/>
                <table:data-pilot-member table:name="34703" table:display="true" table:show-details="true"/>
                <table:data-pilot-member table:name="34706" table:display="true" table:show-details="true"/>
                <table:data-pilot-member table:name="34715" table:display="true" table:show-details="true"/>
                <table:data-pilot-member table:name="34732" table:display="true" table:show-details="true"/>
                <table:data-pilot-member table:name="34737" table:display="true" table:show-details="true"/>
                <table:data-pilot-member table:name="34740" table:display="true" table:show-details="true"/>
                <table:data-pilot-member table:name="34750" table:display="true" table:show-details="true"/>
                <table:data-pilot-member table:name="34764" table:display="true" table:show-details="true"/>
                <table:data-pilot-member table:name="34772" table:display="true" table:show-details="true"/>
                <table:data-pilot-member table:name="34782" table:display="true" table:show-details="true"/>
                <table:data-pilot-member table:name="34801" table:display="true" table:show-details="true"/>
                <table:data-pilot-member table:name="34805" table:display="true" table:show-details="true"/>
                <table:data-pilot-member table:name="34806" table:display="true" table:show-details="true"/>
                <table:data-pilot-member table:name="34810" table:display="true" table:show-details="true"/>
                <table:data-pilot-member table:name="34814" table:display="true" table:show-details="true"/>
                <table:data-pilot-member table:name="34815" table:display="true" table:show-details="true"/>
                <table:data-pilot-member table:name="34824" table:display="true" table:show-details="true"/>
                <table:data-pilot-member table:name="34830" table:display="true" table:show-details="true"/>
                <table:data-pilot-member table:name="34851" table:display="true" table:show-details="true"/>
                <table:data-pilot-member table:name="34853" table:display="true" table:show-details="true"/>
                <table:data-pilot-member table:name="34859" table:display="true" table:show-details="true"/>
                <table:data-pilot-member table:name="34892" table:display="true" table:show-details="true"/>
                <table:data-pilot-member table:name="34896" table:display="true" table:show-details="true"/>
                <table:data-pilot-member table:name="34902" table:display="true" table:show-details="true"/>
                <table:data-pilot-member table:name="34903" table:display="true" table:show-details="true"/>
                <table:data-pilot-member table:name="34912" table:display="true" table:show-details="true"/>
                <table:data-pilot-member table:name="34913" table:display="true" table:show-details="true"/>
                <table:data-pilot-member table:name="34920" table:display="true" table:show-details="true"/>
                <table:data-pilot-member table:name="34921" table:display="true" table:show-details="true"/>
                <table:data-pilot-member table:name="34933" table:display="true" table:show-details="true"/>
                <table:data-pilot-member table:name="34943" table:display="true" table:show-details="true"/>
                <table:data-pilot-member table:name="34962" table:display="true" table:show-details="true"/>
                <table:data-pilot-member table:name="34969" table:display="true" table:show-details="true"/>
                <table:data-pilot-member table:name="34970" table:display="true" table:show-details="true"/>
                <table:data-pilot-member table:name="34979" table:display="true" table:show-details="true"/>
                <table:data-pilot-member table:name="34985" table:display="true" table:show-details="true"/>
                <table:data-pilot-member table:name="34989" table:display="true" table:show-details="true"/>
                <table:data-pilot-member table:name="34992" table:display="true" table:show-details="true"/>
                <table:data-pilot-member table:name="34995" table:display="true" table:show-details="true"/>
                <table:data-pilot-member table:name="35006" table:display="true" table:show-details="true"/>
                <table:data-pilot-member table:name="35007" table:display="true" table:show-details="true"/>
                <table:data-pilot-member table:name="35009" table:display="true" table:show-details="true"/>
                <table:data-pilot-member table:name="35017" table:display="true" table:show-details="true"/>
                <table:data-pilot-member table:name="35047" table:display="true" table:show-details="true"/>
                <table:data-pilot-member table:name="35049" table:display="true" table:show-details="true"/>
                <table:data-pilot-member table:name="35065" table:display="true" table:show-details="true"/>
                <table:data-pilot-member table:name="35075" table:display="true" table:show-details="true"/>
                <table:data-pilot-member table:name="35077" table:display="true" table:show-details="true"/>
                <table:data-pilot-member table:name="35087" table:display="true" table:show-details="true"/>
                <table:data-pilot-member table:name="35092" table:display="true" table:show-details="true"/>
                <table:data-pilot-member table:name="35094" table:display="true" table:show-details="true"/>
                <table:data-pilot-member table:name="35107" table:display="true" table:show-details="true"/>
                <table:data-pilot-member table:name="35124" table:display="true" table:show-details="true"/>
                <table:data-pilot-member table:name="35125" table:display="true" table:show-details="true"/>
                <table:data-pilot-member table:name="35134" table:display="true" table:show-details="true"/>
                <table:data-pilot-member table:name="35139" table:display="true" table:show-details="true"/>
                <table:data-pilot-member table:name="35142" table:display="true" table:show-details="true"/>
                <table:data-pilot-member table:name="35146" table:display="true" table:show-details="true"/>
                <table:data-pilot-member table:name="35153" table:display="true" table:show-details="true"/>
                <table:data-pilot-member table:name="35154" table:display="true" table:show-details="true"/>
                <table:data-pilot-member table:name="35172" table:display="true" table:show-details="true"/>
                <table:data-pilot-member table:name="35176" table:display="true" table:show-details="true"/>
                <table:data-pilot-member table:name="35191" table:display="true" table:show-details="true"/>
                <table:data-pilot-member table:name="35209" table:display="true" table:show-details="true"/>
                <table:data-pilot-member table:name="35215" table:display="true" table:show-details="true"/>
                <table:data-pilot-member table:name="35216" table:display="true" table:show-details="true"/>
                <table:data-pilot-member table:name="35218" table:display="true" table:show-details="true"/>
                <table:data-pilot-member table:name="35223" table:display="true" table:show-details="true"/>
                <table:data-pilot-member table:name="35229" table:display="true" table:show-details="true"/>
                <table:data-pilot-member table:name="35236" table:display="true" table:show-details="true"/>
                <table:data-pilot-member table:name="35244" table:display="true" table:show-details="true"/>
                <table:data-pilot-member table:name="35246" table:display="true" table:show-details="true"/>
                <table:data-pilot-member table:name="35248" table:display="true" table:show-details="true"/>
                <table:data-pilot-member table:name="35251" table:display="true" table:show-details="true"/>
                <table:data-pilot-member table:name="35262" table:display="true" table:show-details="true"/>
                <table:data-pilot-member table:name="35269" table:display="true" table:show-details="true"/>
                <table:data-pilot-member table:name="35277" table:display="true" table:show-details="true"/>
                <table:data-pilot-member table:name="35284" table:display="true" table:show-details="true"/>
                <table:data-pilot-member table:name="35290" table:display="true" table:show-details="true"/>
                <table:data-pilot-member table:name="35296" table:display="true" table:show-details="true"/>
                <table:data-pilot-member table:name="35302" table:display="true" table:show-details="true"/>
                <table:data-pilot-member table:name="35306" table:display="true" table:show-details="true"/>
                <table:data-pilot-member table:name="35307" table:display="true" table:show-details="true"/>
                <table:data-pilot-member table:name="35322" table:display="true" table:show-details="true"/>
                <table:data-pilot-member table:name="35327" table:display="true" table:show-details="true"/>
                <table:data-pilot-member table:name="35329" table:display="true" table:show-details="true"/>
                <table:data-pilot-member table:name="35335" table:display="true" table:show-details="true"/>
                <table:data-pilot-member table:name="35341" table:display="true" table:show-details="true"/>
                <table:data-pilot-member table:name="35344" table:display="true" table:show-details="true"/>
                <table:data-pilot-member table:name="35351" table:display="true" table:show-details="true"/>
                <table:data-pilot-member table:name="35368" table:display="true" table:show-details="true"/>
                <table:data-pilot-member table:name="35371" table:display="true" table:show-details="true"/>
                <table:data-pilot-member table:name="35378" table:display="true" table:show-details="true"/>
                <table:data-pilot-member table:name="35390" table:display="true" table:show-details="true"/>
                <table:data-pilot-member table:name="35400" table:display="true" table:show-details="true"/>
                <table:data-pilot-member table:name="35415" table:display="true" table:show-details="true"/>
                <table:data-pilot-member table:name="35422" table:display="true" table:show-details="true"/>
                <table:data-pilot-member table:name="35426" table:display="true" table:show-details="true"/>
                <table:data-pilot-member table:name="35430" table:display="true" table:show-details="true"/>
                <table:data-pilot-member table:name="35455" table:display="true" table:show-details="true"/>
                <table:data-pilot-member table:name="35477" table:display="true" table:show-details="true"/>
                <table:data-pilot-member table:name="35484" table:display="true" table:show-details="true"/>
                <table:data-pilot-member table:name="35485" table:display="true" table:show-details="true"/>
                <table:data-pilot-member table:name="35494" table:display="true" table:show-details="true"/>
                <table:data-pilot-member table:name="35500" table:display="true" table:show-details="true"/>
                <table:data-pilot-member table:name="35504" table:display="true" table:show-details="true"/>
                <table:data-pilot-member table:name="35505" table:display="true" table:show-details="true"/>
                <table:data-pilot-member table:name="35526" table:display="true" table:show-details="true"/>
                <table:data-pilot-member table:name="35534" table:display="true" table:show-details="true"/>
                <table:data-pilot-member table:name="35537" table:display="true" table:show-details="true"/>
                <table:data-pilot-member table:name="35539" table:display="true" table:show-details="true"/>
                <table:data-pilot-member table:name="35546" table:display="true" table:show-details="true"/>
                <table:data-pilot-member table:name="35547" table:display="true" table:show-details="true"/>
                <table:data-pilot-member table:name="35548" table:display="true" table:show-details="true"/>
                <table:data-pilot-member table:name="35549" table:display="true" table:show-details="true"/>
                <table:data-pilot-member table:name="35550" table:display="true" table:show-details="true"/>
                <table:data-pilot-member table:name="35553" table:display="true" table:show-details="true"/>
                <table:data-pilot-member table:name="35587" table:display="true" table:show-details="true"/>
                <table:data-pilot-member table:name="35592" table:display="true" table:show-details="true"/>
                <table:data-pilot-member table:name="35599" table:display="true" table:show-details="true"/>
                <table:data-pilot-member table:name="35610" table:display="true" table:show-details="true"/>
                <table:data-pilot-member table:name="35614" table:display="true" table:show-details="true"/>
                <table:data-pilot-member table:name="35638" table:display="true" table:show-details="true"/>
                <table:data-pilot-member table:name="35643" table:display="true" table:show-details="true"/>
                <table:data-pilot-member table:name="35647" table:display="true" table:show-details="true"/>
                <table:data-pilot-member table:name="35653" table:display="true" table:show-details="true"/>
                <table:data-pilot-member table:name="35657" table:display="true" table:show-details="true"/>
                <table:data-pilot-member table:name="35674" table:display="true" table:show-details="true"/>
                <table:data-pilot-member table:name="35677" table:display="true" table:show-details="true"/>
                <table:data-pilot-member table:name="35713" table:display="true" table:show-details="true"/>
                <table:data-pilot-member table:name="35716" table:display="true" table:show-details="true"/>
                <table:data-pilot-member table:name="35734" table:display="true" table:show-details="true"/>
                <table:data-pilot-member table:name="35739" table:display="true" table:show-details="true"/>
                <table:data-pilot-member table:name="35749" table:display="true" table:show-details="true"/>
                <table:data-pilot-member table:name="35770" table:display="true" table:show-details="true"/>
                <table:data-pilot-member table:name="35782" table:display="true" table:show-details="true"/>
                <table:data-pilot-member table:name="35783" table:display="true" table:show-details="true"/>
                <table:data-pilot-member table:name="35791" table:display="true" table:show-details="true"/>
                <table:data-pilot-member table:name="35805" table:display="true" table:show-details="true"/>
                <table:data-pilot-member table:name="35806" table:display="true" table:show-details="true"/>
                <table:data-pilot-member table:name="35830" table:display="true" table:show-details="true"/>
                <table:data-pilot-member table:name="35831" table:display="true" table:show-details="true"/>
                <table:data-pilot-member table:name="35847" table:display="true" table:show-details="true"/>
                <table:data-pilot-member table:name="35853" table:display="true" table:show-details="true"/>
                <table:data-pilot-member table:name="35871" table:display="true" table:show-details="true"/>
                <table:data-pilot-member table:name="35895" table:display="true" table:show-details="true"/>
                <table:data-pilot-member table:name="35897" table:display="true" table:show-details="true"/>
                <table:data-pilot-member table:name="35898" table:display="true" table:show-details="true"/>
                <table:data-pilot-member table:name="35899" table:display="true" table:show-details="true"/>
                <table:data-pilot-member table:name="35906" table:display="true" table:show-details="true"/>
                <table:data-pilot-member table:name="35927" table:display="true" table:show-details="true"/>
                <table:data-pilot-member table:name="35947" table:display="true" table:show-details="true"/>
                <table:data-pilot-member table:name="35948" table:display="true" table:show-details="true"/>
                <table:data-pilot-member table:name="35954" table:display="true" table:show-details="true"/>
                <table:data-pilot-member table:name="35958" table:display="true" table:show-details="true"/>
                <table:data-pilot-member table:name="35959" table:display="true" table:show-details="true"/>
                <table:data-pilot-member table:name="35962" table:display="true" table:show-details="true"/>
                <table:data-pilot-member table:name="35968" table:display="true" table:show-details="true"/>
                <table:data-pilot-member table:name="35971" table:display="true" table:show-details="true"/>
                <table:data-pilot-member table:name="35973" table:display="true" table:show-details="true"/>
                <table:data-pilot-member table:name="35983" table:display="true" table:show-details="true"/>
                <table:data-pilot-member table:name="35993" table:display="true" table:show-details="true"/>
                <table:data-pilot-member table:name="35997" table:display="true" table:show-details="true"/>
                <table:data-pilot-member table:name="35998" table:display="true" table:show-details="true"/>
                <table:data-pilot-member table:name="35999" table:display="true" table:show-details="true"/>
                <table:data-pilot-member table:name="36012" table:display="true" table:show-details="true"/>
                <table:data-pilot-member table:name="36044" table:display="true" table:show-details="true"/>
                <table:data-pilot-member table:name="36048" table:display="true" table:show-details="true"/>
                <table:data-pilot-member table:name="36051" table:display="true" table:show-details="true"/>
                <table:data-pilot-member table:name="36058" table:display="true" table:show-details="true"/>
                <table:data-pilot-member table:name="36059" table:display="true" table:show-details="true"/>
                <table:data-pilot-member table:name="36064" table:display="true" table:show-details="true"/>
                <table:data-pilot-member table:name="36069" table:display="true" table:show-details="true"/>
                <table:data-pilot-member table:name="36081" table:display="true" table:show-details="true"/>
                <table:data-pilot-member table:name="36090" table:display="true" table:show-details="true"/>
                <table:data-pilot-member table:name="36112" table:display="true" table:show-details="true"/>
                <table:data-pilot-member table:name="36113" table:display="true" table:show-details="true"/>
                <table:data-pilot-member table:name="36117" table:display="true" table:show-details="true"/>
                <table:data-pilot-member table:name="36120" table:display="true" table:show-details="true"/>
                <table:data-pilot-member table:name="36130" table:display="true" table:show-details="true"/>
                <table:data-pilot-member table:name="36134" table:display="true" table:show-details="true"/>
                <table:data-pilot-member table:name="36138" table:display="true" table:show-details="true"/>
                <table:data-pilot-member table:name="36142" table:display="true" table:show-details="true"/>
                <table:data-pilot-member table:name="36145" table:display="true" table:show-details="true"/>
                <table:data-pilot-member table:name="36147" table:display="true" table:show-details="true"/>
                <table:data-pilot-member table:name="36153" table:display="true" table:show-details="true"/>
                <table:data-pilot-member table:name="36195" table:display="true" table:show-details="true"/>
                <table:data-pilot-member table:name="36220" table:display="true" table:show-details="true"/>
                <table:data-pilot-member table:name="36233" table:display="true" table:show-details="true"/>
                <table:data-pilot-member table:name="36235" table:display="true" table:show-details="true"/>
                <table:data-pilot-member table:name="36247" table:display="true" table:show-details="true"/>
                <table:data-pilot-member table:name="36248" table:display="true" table:show-details="true"/>
                <table:data-pilot-member table:name="36255" table:display="true" table:show-details="true"/>
                <table:data-pilot-member table:name="36256" table:display="true" table:show-details="true"/>
                <table:data-pilot-member table:name="36267" table:display="true" table:show-details="true"/>
                <table:data-pilot-member table:name="36269" table:display="true" table:show-details="true"/>
                <table:data-pilot-member table:name="36273" table:display="true" table:show-details="true"/>
                <table:data-pilot-member table:name="36288" table:display="true" table:show-details="true"/>
                <table:data-pilot-member table:name="36294" table:display="true" table:show-details="true"/>
                <table:data-pilot-member table:name="36300" table:display="true" table:show-details="true"/>
                <table:data-pilot-member table:name="36305" table:display="true" table:show-details="true"/>
                <table:data-pilot-member table:name="36307" table:display="true" table:show-details="true"/>
                <table:data-pilot-member table:name="36309" table:display="true" table:show-details="true"/>
                <table:data-pilot-member table:name="36310" table:display="true" table:show-details="true"/>
                <table:data-pilot-member table:name="36322" table:display="true" table:show-details="true"/>
                <table:data-pilot-member table:name="36325" table:display="true" table:show-details="true"/>
                <table:data-pilot-member table:name="36331" table:display="true" table:show-details="true"/>
                <table:data-pilot-member table:name="36333" table:display="true" table:show-details="true"/>
                <table:data-pilot-member table:name="36337" table:display="true" table:show-details="true"/>
                <table:data-pilot-member table:name="36352" table:display="true" table:show-details="true"/>
                <table:data-pilot-member table:name="36361" table:display="true" table:show-details="true"/>
                <table:data-pilot-member table:name="36384" table:display="true" table:show-details="true"/>
                <table:data-pilot-member table:name="36385" table:display="true" table:show-details="true"/>
                <table:data-pilot-member table:name="36398" table:display="true" table:show-details="true"/>
                <table:data-pilot-member table:name="36400" table:display="true" table:show-details="true"/>
                <table:data-pilot-member table:name="36425" table:display="true" table:show-details="true"/>
                <table:data-pilot-member table:name="36431" table:display="true" table:show-details="true"/>
                <table:data-pilot-member table:name="36441" table:display="true" table:show-details="true"/>
                <table:data-pilot-member table:name="36443" table:display="true" table:show-details="true"/>
                <table:data-pilot-member table:name="36446" table:display="true" table:show-details="true"/>
                <table:data-pilot-member table:name="36450" table:display="true" table:show-details="true"/>
                <table:data-pilot-member table:name="36456" table:display="true" table:show-details="true"/>
                <table:data-pilot-member table:name="36464" table:display="true" table:show-details="true"/>
                <table:data-pilot-member table:name="36465" table:display="true" table:show-details="true"/>
                <table:data-pilot-member table:name="36477" table:display="true" table:show-details="true"/>
                <table:data-pilot-member table:name="36494" table:display="true" table:show-details="true"/>
                <table:data-pilot-member table:name="36500" table:display="true" table:show-details="true"/>
                <table:data-pilot-member table:name="36503" table:display="true" table:show-details="true"/>
                <table:data-pilot-member table:name="36522" table:display="true" table:show-details="true"/>
                <table:data-pilot-member table:name="36538" table:display="true" table:show-details="true"/>
                <table:data-pilot-member table:name="36557" table:display="true" table:show-details="true"/>
                <table:data-pilot-member table:name="36566" table:display="true" table:show-details="true"/>
                <table:data-pilot-member table:name="36577" table:display="true" table:show-details="true"/>
                <table:data-pilot-member table:name="36583" table:display="true" table:show-details="true"/>
                <table:data-pilot-member table:name="36585" table:display="true" table:show-details="true"/>
                <table:data-pilot-member table:name="36597" table:display="true" table:show-details="true"/>
                <table:data-pilot-member table:name="36602" table:display="true" table:show-details="true"/>
                <table:data-pilot-member table:name="36609" table:display="true" table:show-details="true"/>
                <table:data-pilot-member table:name="36611" table:display="true" table:show-details="true"/>
                <table:data-pilot-member table:name="36621" table:display="true" table:show-details="true"/>
                <table:data-pilot-member table:name="36626" table:display="true" table:show-details="true"/>
                <table:data-pilot-member table:name="36633" table:display="true" table:show-details="true"/>
                <table:data-pilot-member table:name="36645" table:display="true" table:show-details="true"/>
                <table:data-pilot-member table:name="36647" table:display="true" table:show-details="true"/>
                <table:data-pilot-member table:name="36658" table:display="true" table:show-details="true"/>
                <table:data-pilot-member table:name="36663" table:display="true" table:show-details="true"/>
                <table:data-pilot-member table:name="36672" table:display="true" table:show-details="true"/>
                <table:data-pilot-member table:name="36679" table:display="true" table:show-details="true"/>
                <table:data-pilot-member table:name="36682" table:display="true" table:show-details="true"/>
                <table:data-pilot-member table:name="36692" table:display="true" table:show-details="true"/>
                <table:data-pilot-member table:name="36693" table:display="true" table:show-details="true"/>
                <table:data-pilot-member table:name="36700" table:display="true" table:show-details="true"/>
                <table:data-pilot-member table:name="36703" table:display="true" table:show-details="true"/>
                <table:data-pilot-member table:name="36704" table:display="true" table:show-details="true"/>
                <table:data-pilot-member table:name="36706" table:display="true" table:show-details="true"/>
                <table:data-pilot-member table:name="36728" table:display="true" table:show-details="true"/>
                <table:data-pilot-member table:name="36729" table:display="true" table:show-details="true"/>
                <table:data-pilot-member table:name="36738" table:display="true" table:show-details="true"/>
                <table:data-pilot-member table:name="36748" table:display="true" table:show-details="true"/>
                <table:data-pilot-member table:name="36750" table:display="true" table:show-details="true"/>
                <table:data-pilot-member table:name="36753" table:display="true" table:show-details="true"/>
                <table:data-pilot-member table:name="36771" table:display="true" table:show-details="true"/>
                <table:data-pilot-member table:name="36815" table:display="true" table:show-details="true"/>
                <table:data-pilot-member table:name="36816" table:display="true" table:show-details="true"/>
                <table:data-pilot-member table:name="36822" table:display="true" table:show-details="true"/>
                <table:data-pilot-member table:name="36826" table:display="true" table:show-details="true"/>
                <table:data-pilot-member table:name="36832" table:display="true" table:show-details="true"/>
                <table:data-pilot-member table:name="36833" table:display="true" table:show-details="true"/>
                <table:data-pilot-member table:name="36834" table:display="true" table:show-details="true"/>
                <table:data-pilot-member table:name="36841" table:display="true" table:show-details="true"/>
                <table:data-pilot-member table:name="36848" table:display="true" table:show-details="true"/>
                <table:data-pilot-member table:name="36854" table:display="true" table:show-details="true"/>
                <table:data-pilot-member table:name="36867" table:display="true" table:show-details="true"/>
                <table:data-pilot-member table:name="36882" table:display="true" table:show-details="true"/>
                <table:data-pilot-member table:name="36894" table:display="true" table:show-details="true"/>
                <table:data-pilot-member table:name="36895" table:display="true" table:show-details="true"/>
                <table:data-pilot-member table:name="36903" table:display="true" table:show-details="true"/>
                <table:data-pilot-member table:name="36912" table:display="true" table:show-details="true"/>
                <table:data-pilot-member table:name="36913" table:display="true" table:show-details="true"/>
                <table:data-pilot-member table:name="36916" table:display="true" table:show-details="true"/>
                <table:data-pilot-member table:name="36917" table:display="true" table:show-details="true"/>
                <table:data-pilot-member table:name="36918" table:display="true" table:show-details="true"/>
                <table:data-pilot-member table:name="36929" table:display="true" table:show-details="true"/>
                <table:data-pilot-member table:name="36936" table:display="true" table:show-details="true"/>
                <table:data-pilot-member table:name="36938" table:display="true" table:show-details="true"/>
                <table:data-pilot-member table:name="36974" table:display="true" table:show-details="true"/>
                <table:data-pilot-member table:name="36980" table:display="true" table:show-details="true"/>
                <table:data-pilot-member table:name="36983" table:display="true" table:show-details="true"/>
                <table:data-pilot-member table:name="36987" table:display="true" table:show-details="true"/>
                <table:data-pilot-member table:name="36989" table:display="true" table:show-details="true"/>
                <table:data-pilot-member table:name="36992" table:display="true" table:show-details="true"/>
                <table:data-pilot-member table:name="37017" table:display="true" table:show-details="true"/>
                <table:data-pilot-member table:name="37020" table:display="true" table:show-details="true"/>
                <table:data-pilot-member table:name="37055" table:display="true" table:show-details="true"/>
                <table:data-pilot-member table:name="37072" table:display="true" table:show-details="true"/>
                <table:data-pilot-member table:name="37093" table:display="true" table:show-details="true"/>
                <table:data-pilot-member table:name="37094" table:display="true" table:show-details="true"/>
                <table:data-pilot-member table:name="37097" table:display="true" table:show-details="true"/>
                <table:data-pilot-member table:name="37108" table:display="true" table:show-details="true"/>
                <table:data-pilot-member table:name="37112" table:display="true" table:show-details="true"/>
                <table:data-pilot-member table:name="37118" table:display="true" table:show-details="true"/>
                <table:data-pilot-member table:name="37131" table:display="true" table:show-details="true"/>
                <table:data-pilot-member table:name="37133" table:display="true" table:show-details="true"/>
                <table:data-pilot-member table:name="37134" table:display="true" table:show-details="true"/>
                <table:data-pilot-member table:name="37136" table:display="true" table:show-details="true"/>
                <table:data-pilot-member table:name="37142" table:display="true" table:show-details="true"/>
                <table:data-pilot-member table:name="37154" table:display="true" table:show-details="true"/>
                <table:data-pilot-member table:name="37162" table:display="true" table:show-details="true"/>
                <table:data-pilot-member table:name="37168" table:display="true" table:show-details="true"/>
                <table:data-pilot-member table:name="37173" table:display="true" table:show-details="true"/>
                <table:data-pilot-member table:name="37177" table:display="true" table:show-details="true"/>
                <table:data-pilot-member table:name="37193" table:display="true" table:show-details="true"/>
                <table:data-pilot-member table:name="37198" table:display="true" table:show-details="true"/>
                <table:data-pilot-member table:name="37201" table:display="true" table:show-details="true"/>
                <table:data-pilot-member table:name="37216" table:display="true" table:show-details="true"/>
                <table:data-pilot-member table:name="37217" table:display="true" table:show-details="true"/>
                <table:data-pilot-member table:name="37220" table:display="true" table:show-details="true"/>
                <table:data-pilot-member table:name="37226" table:display="true" table:show-details="true"/>
                <table:data-pilot-member table:name="37234" table:display="true" table:show-details="true"/>
                <table:data-pilot-member table:name="37241" table:display="true" table:show-details="true"/>
                <table:data-pilot-member table:name="37245" table:display="true" table:show-details="true"/>
                <table:data-pilot-member table:name="37275" table:display="true" table:show-details="true"/>
                <table:data-pilot-member table:name="37286" table:display="true" table:show-details="true"/>
                <table:data-pilot-member table:name="37287" table:display="true" table:show-details="true"/>
                <table:data-pilot-member table:name="37289" table:display="true" table:show-details="true"/>
                <table:data-pilot-member table:name="37317" table:display="true" table:show-details="true"/>
                <table:data-pilot-member table:name="37340" table:display="true" table:show-details="true"/>
                <table:data-pilot-member table:name="37344" table:display="true" table:show-details="true"/>
                <table:data-pilot-member table:name="37346" table:display="true" table:show-details="true"/>
                <table:data-pilot-member table:name="37350" table:display="true" table:show-details="true"/>
                <table:data-pilot-member table:name="37370" table:display="true" table:show-details="true"/>
                <table:data-pilot-member table:name="37408" table:display="true" table:show-details="true"/>
                <table:data-pilot-member table:name="37426" table:display="true" table:show-details="true"/>
                <table:data-pilot-member table:name="37429" table:display="true" table:show-details="true"/>
                <table:data-pilot-member table:name="37430" table:display="true" table:show-details="true"/>
                <table:data-pilot-member table:name="37438" table:display="true" table:show-details="true"/>
                <table:data-pilot-member table:name="37451" table:display="true" table:show-details="true"/>
                <table:data-pilot-member table:name="37452" table:display="true" table:show-details="true"/>
                <table:data-pilot-member table:name="37476" table:display="true" table:show-details="true"/>
                <table:data-pilot-member table:name="37482" table:display="true" table:show-details="true"/>
                <table:data-pilot-member table:name="37491" table:display="true" table:show-details="true"/>
                <table:data-pilot-member table:name="37505" table:display="true" table:show-details="true"/>
                <table:data-pilot-member table:name="37513" table:display="true" table:show-details="true"/>
                <table:data-pilot-member table:name="37517" table:display="true" table:show-details="true"/>
                <table:data-pilot-member table:name="37532" table:display="true" table:show-details="true"/>
                <table:data-pilot-member table:name="37538" table:display="true" table:show-details="true"/>
                <table:data-pilot-member table:name="37541" table:display="true" table:show-details="true"/>
                <table:data-pilot-member table:name="37558" table:display="true" table:show-details="true"/>
                <table:data-pilot-member table:name="37566" table:display="true" table:show-details="true"/>
                <table:data-pilot-member table:name="37567" table:display="true" table:show-details="true"/>
                <table:data-pilot-member table:name="37569" table:display="true" table:show-details="true"/>
                <table:data-pilot-member table:name="37586" table:display="true" table:show-details="true"/>
                <table:data-pilot-member table:name="37599" table:display="true" table:show-details="true"/>
                <table:data-pilot-member table:name="37603" table:display="true" table:show-details="true"/>
                <table:data-pilot-member table:name="37612" table:display="true" table:show-details="true"/>
                <table:data-pilot-member table:name="37645" table:display="true" table:show-details="true"/>
                <table:data-pilot-member table:name="37647" table:display="true" table:show-details="true"/>
                <table:data-pilot-member table:name="37649" table:display="true" table:show-details="true"/>
                <table:data-pilot-member table:name="37654" table:display="true" table:show-details="true"/>
                <table:data-pilot-member table:name="37656" table:display="true" table:show-details="true"/>
                <table:data-pilot-member table:name="37658" table:display="true" table:show-details="true"/>
                <table:data-pilot-member table:name="37664" table:display="true" table:show-details="true"/>
                <table:data-pilot-member table:name="37701" table:display="true" table:show-details="true"/>
                <table:data-pilot-member table:name="37705" table:display="true" table:show-details="true"/>
                <table:data-pilot-member table:name="37711" table:display="true" table:show-details="true"/>
                <table:data-pilot-member table:name="37715" table:display="true" table:show-details="true"/>
                <table:data-pilot-member table:name="37729" table:display="true" table:show-details="true"/>
                <table:data-pilot-member table:name="37734" table:display="true" table:show-details="true"/>
                <table:data-pilot-member table:name="37743" table:display="true" table:show-details="true"/>
                <table:data-pilot-member table:name="37744" table:display="true" table:show-details="true"/>
                <table:data-pilot-member table:name="37752" table:display="true" table:show-details="true"/>
                <table:data-pilot-member table:name="37761" table:display="true" table:show-details="true"/>
                <table:data-pilot-member table:name="37767" table:display="true" table:show-details="true"/>
                <table:data-pilot-member table:name="37770" table:display="true" table:show-details="true"/>
                <table:data-pilot-member table:name="37779" table:display="true" table:show-details="true"/>
                <table:data-pilot-member table:name="37785" table:display="true" table:show-details="true"/>
                <table:data-pilot-member table:name="37791" table:display="true" table:show-details="true"/>
                <table:data-pilot-member table:name="37802" table:display="true" table:show-details="true"/>
                <table:data-pilot-member table:name="37806" table:display="true" table:show-details="true"/>
                <table:data-pilot-member table:name="37809" table:display="true" table:show-details="true"/>
                <table:data-pilot-member table:name="37813" table:display="true" table:show-details="true"/>
                <table:data-pilot-member table:name="37825" table:display="true" table:show-details="true"/>
                <table:data-pilot-member table:name="37827" table:display="true" table:show-details="true"/>
                <table:data-pilot-member table:name="37830" table:display="true" table:show-details="true"/>
                <table:data-pilot-member table:name="37831" table:display="true" table:show-details="true"/>
                <table:data-pilot-member table:name="37835" table:display="true" table:show-details="true"/>
                <table:data-pilot-member table:name="37836" table:display="true" table:show-details="true"/>
                <table:data-pilot-member table:name="37841" table:display="true" table:show-details="true"/>
                <table:data-pilot-member table:name="37854" table:display="true" table:show-details="true"/>
                <table:data-pilot-member table:name="37869" table:display="true" table:show-details="true"/>
                <table:data-pilot-member table:name="37882" table:display="true" table:show-details="true"/>
                <table:data-pilot-member table:name="37891" table:display="true" table:show-details="true"/>
                <table:data-pilot-member table:name="37913" table:display="true" table:show-details="true"/>
                <table:data-pilot-member table:name="37926" table:display="true" table:show-details="true"/>
                <table:data-pilot-member table:name="37929" table:display="true" table:show-details="true"/>
                <table:data-pilot-member table:name="37934" table:display="true" table:show-details="true"/>
                <table:data-pilot-member table:name="37942" table:display="true" table:show-details="true"/>
                <table:data-pilot-member table:name="37957" table:display="true" table:show-details="true"/>
                <table:data-pilot-member table:name="37970" table:display="true" table:show-details="true"/>
                <table:data-pilot-member table:name="37978" table:display="true" table:show-details="true"/>
                <table:data-pilot-member table:name="37996" table:display="true" table:show-details="true"/>
                <table:data-pilot-member table:name="38002" table:display="true" table:show-details="true"/>
                <table:data-pilot-member table:name="38005" table:display="true" table:show-details="true"/>
                <table:data-pilot-member table:name="38006" table:display="true" table:show-details="true"/>
                <table:data-pilot-member table:name="38020" table:display="true" table:show-details="true"/>
                <table:data-pilot-member table:name="38023" table:display="true" table:show-details="true"/>
                <table:data-pilot-member table:name="38027" table:display="true" table:show-details="true"/>
                <table:data-pilot-member table:name="38036" table:display="true" table:show-details="true"/>
                <table:data-pilot-member table:name="38046" table:display="true" table:show-details="true"/>
                <table:data-pilot-member table:name="38053" table:display="true" table:show-details="true"/>
                <table:data-pilot-member table:name="38060" table:display="true" table:show-details="true"/>
                <table:data-pilot-member table:name="38064" table:display="true" table:show-details="true"/>
                <table:data-pilot-member table:name="38081" table:display="true" table:show-details="true"/>
                <table:data-pilot-member table:name="38108" table:display="true" table:show-details="true"/>
                <table:data-pilot-member table:name="38109" table:display="true" table:show-details="true"/>
                <table:data-pilot-member table:name="38116" table:display="true" table:show-details="true"/>
                <table:data-pilot-member table:name="38118" table:display="true" table:show-details="true"/>
                <table:data-pilot-member table:name="38121" table:display="true" table:show-details="true"/>
                <table:data-pilot-member table:name="38132" table:display="true" table:show-details="true"/>
                <table:data-pilot-member table:name="38142" table:display="true" table:show-details="true"/>
                <table:data-pilot-member table:name="38145" table:display="true" table:show-details="true"/>
                <table:data-pilot-member table:name="38151" table:display="true" table:show-details="true"/>
                <table:data-pilot-member table:name="38162" table:display="true" table:show-details="true"/>
                <table:data-pilot-member table:name="38165" table:display="true" table:show-details="true"/>
                <table:data-pilot-member table:name="38192" table:display="true" table:show-details="true"/>
                <table:data-pilot-member table:name="38219" table:display="true" table:show-details="true"/>
                <table:data-pilot-member table:name="38230" table:display="true" table:show-details="true"/>
                <table:data-pilot-member table:name="38232" table:display="true" table:show-details="true"/>
                <table:data-pilot-member table:name="38234" table:display="true" table:show-details="true"/>
                <table:data-pilot-member table:name="38236" table:display="true" table:show-details="true"/>
                <table:data-pilot-member table:name="38238" table:display="true" table:show-details="true"/>
                <table:data-pilot-member table:name="38247" table:display="true" table:show-details="true"/>
                <table:data-pilot-member table:name="38263" table:display="true" table:show-details="true"/>
                <table:data-pilot-member table:name="38278" table:display="true" table:show-details="true"/>
                <table:data-pilot-member table:name="38294" table:display="true" table:show-details="true"/>
                <table:data-pilot-member table:name="38296" table:display="true" table:show-details="true"/>
                <table:data-pilot-member table:name="38297" table:display="true" table:show-details="true"/>
                <table:data-pilot-member table:name="38309" table:display="true" table:show-details="true"/>
                <table:data-pilot-member table:name="38315" table:display="true" table:show-details="true"/>
                <table:data-pilot-member table:name="38330" table:display="true" table:show-details="true"/>
                <table:data-pilot-member table:name="38334" table:display="true" table:show-details="true"/>
                <table:data-pilot-member table:name="38356" table:display="true" table:show-details="true"/>
                <table:data-pilot-member table:name="38374" table:display="true" table:show-details="true"/>
                <table:data-pilot-member table:name="38377" table:display="true" table:show-details="true"/>
                <table:data-pilot-member table:name="38379" table:display="true" table:show-details="true"/>
                <table:data-pilot-member table:name="38382" table:display="true" table:show-details="true"/>
                <table:data-pilot-member table:name="38383" table:display="true" table:show-details="true"/>
                <table:data-pilot-member table:name="38386" table:display="true" table:show-details="true"/>
                <table:data-pilot-member table:name="38390" table:display="true" table:show-details="true"/>
                <table:data-pilot-member table:name="38394" table:display="true" table:show-details="true"/>
                <table:data-pilot-member table:name="38407" table:display="true" table:show-details="true"/>
                <table:data-pilot-member table:name="38413" table:display="true" table:show-details="true"/>
                <table:data-pilot-member table:name="38422" table:display="true" table:show-details="true"/>
                <table:data-pilot-member table:name="38453" table:display="true" table:show-details="true"/>
                <table:data-pilot-member table:name="38476" table:display="true" table:show-details="true"/>
                <table:data-pilot-member table:name="38482" table:display="true" table:show-details="true"/>
                <table:data-pilot-member table:name="38486" table:display="true" table:show-details="true"/>
                <table:data-pilot-member table:name="38488" table:display="true" table:show-details="true"/>
                <table:data-pilot-member table:name="38489" table:display="true" table:show-details="true"/>
                <table:data-pilot-member table:name="38491" table:display="true" table:show-details="true"/>
                <table:data-pilot-member table:name="38492" table:display="true" table:show-details="true"/>
                <table:data-pilot-member table:name="38499" table:display="true" table:show-details="true"/>
                <table:data-pilot-member table:name="38501" table:display="true" table:show-details="true"/>
                <table:data-pilot-member table:name="38502" table:display="true" table:show-details="true"/>
                <table:data-pilot-member table:name="38511" table:display="true" table:show-details="true"/>
                <table:data-pilot-member table:name="38523" table:display="true" table:show-details="true"/>
                <table:data-pilot-member table:name="38533" table:display="true" table:show-details="true"/>
                <table:data-pilot-member table:name="38538" table:display="true" table:show-details="true"/>
                <table:data-pilot-member table:name="38541" table:display="true" table:show-details="true"/>
                <table:data-pilot-member table:name="38544" table:display="true" table:show-details="true"/>
                <table:data-pilot-member table:name="38552" table:display="true" table:show-details="true"/>
                <table:data-pilot-member table:name="38560" table:display="true" table:show-details="true"/>
                <table:data-pilot-member table:name="38564" table:display="true" table:show-details="true"/>
                <table:data-pilot-member table:name="38574" table:display="true" table:show-details="true"/>
                <table:data-pilot-member table:name="38580" table:display="true" table:show-details="true"/>
                <table:data-pilot-member table:name="38583" table:display="true" table:show-details="true"/>
                <table:data-pilot-member table:name="38586" table:display="true" table:show-details="true"/>
                <table:data-pilot-member table:name="38597" table:display="true" table:show-details="true"/>
                <table:data-pilot-member table:name="38601" table:display="true" table:show-details="true"/>
                <table:data-pilot-member table:name="38618" table:display="true" table:show-details="true"/>
                <table:data-pilot-member table:name="38622" table:display="true" table:show-details="true"/>
                <table:data-pilot-member table:name="38628" table:display="true" table:show-details="true"/>
                <table:data-pilot-member table:name="38641" table:display="true" table:show-details="true"/>
                <table:data-pilot-member table:name="38653" table:display="true" table:show-details="true"/>
                <table:data-pilot-member table:name="38654" table:display="true" table:show-details="true"/>
                <table:data-pilot-member table:name="38660" table:display="true" table:show-details="true"/>
                <table:data-pilot-member table:name="38669" table:display="true" table:show-details="true"/>
                <table:data-pilot-member table:name="38675" table:display="true" table:show-details="true"/>
                <table:data-pilot-member table:name="38685" table:display="true" table:show-details="true"/>
                <table:data-pilot-member table:name="38689" table:display="true" table:show-details="true"/>
                <table:data-pilot-member table:name="38708" table:display="true" table:show-details="true"/>
                <table:data-pilot-member table:name="38709" table:display="true" table:show-details="true"/>
                <table:data-pilot-member table:name="38710" table:display="true" table:show-details="true"/>
                <table:data-pilot-member table:name="38712" table:display="true" table:show-details="true"/>
                <table:data-pilot-member table:name="38723" table:display="true" table:show-details="true"/>
                <table:data-pilot-member table:name="38726" table:display="true" table:show-details="true"/>
                <table:data-pilot-member table:name="38733" table:display="true" table:show-details="true"/>
                <table:data-pilot-member table:name="38734" table:display="true" table:show-details="true"/>
                <table:data-pilot-member table:name="38747" table:display="true" table:show-details="true"/>
                <table:data-pilot-member table:name="38749" table:display="true" table:show-details="true"/>
                <table:data-pilot-member table:name="38768" table:display="true" table:show-details="true"/>
                <table:data-pilot-member table:name="38776" table:display="true" table:show-details="true"/>
                <table:data-pilot-member table:name="38798" table:display="true" table:show-details="true"/>
                <table:data-pilot-member table:name="38803" table:display="true" table:show-details="true"/>
                <table:data-pilot-member table:name="38808" table:display="true" table:show-details="true"/>
                <table:data-pilot-member table:name="38818" table:display="true" table:show-details="true"/>
                <table:data-pilot-member table:name="38825" table:display="true" table:show-details="true"/>
                <table:data-pilot-member table:name="38828" table:display="true" table:show-details="true"/>
                <table:data-pilot-member table:name="38837" table:display="true" table:show-details="true"/>
                <table:data-pilot-member table:name="38844" table:display="true" table:show-details="true"/>
                <table:data-pilot-member table:name="38846" table:display="true" table:show-details="true"/>
                <table:data-pilot-member table:name="38857" table:display="true" table:show-details="true"/>
                <table:data-pilot-member table:name="38875" table:display="true" table:show-details="true"/>
                <table:data-pilot-member table:name="38883" table:display="true" table:show-details="true"/>
                <table:data-pilot-member table:name="38884" table:display="true" table:show-details="true"/>
                <table:data-pilot-member table:name="38890" table:display="true" table:show-details="true"/>
                <table:data-pilot-member table:name="38892" table:display="true" table:show-details="true"/>
                <table:data-pilot-member table:name="38898" table:display="true" table:show-details="true"/>
                <table:data-pilot-member table:name="38900" table:display="true" table:show-details="true"/>
                <table:data-pilot-member table:name="38904" table:display="true" table:show-details="true"/>
                <table:data-pilot-member table:name="38912" table:display="true" table:show-details="true"/>
                <table:data-pilot-member table:name="38917" table:display="true" table:show-details="true"/>
                <table:data-pilot-member table:name="38918" table:display="true" table:show-details="true"/>
                <table:data-pilot-member table:name="38920" table:display="true" table:show-details="true"/>
                <table:data-pilot-member table:name="38924" table:display="true" table:show-details="true"/>
                <table:data-pilot-member table:name="38926" table:display="true" table:show-details="true"/>
                <table:data-pilot-member table:name="38927" table:display="true" table:show-details="true"/>
                <table:data-pilot-member table:name="38931" table:display="true" table:show-details="true"/>
                <table:data-pilot-member table:name="38932" table:display="true" table:show-details="true"/>
                <table:data-pilot-member table:name="38939" table:display="true" table:show-details="true"/>
                <table:data-pilot-member table:name="38941" table:display="true" table:show-details="true"/>
                <table:data-pilot-member table:name="38948" table:display="true" table:show-details="true"/>
                <table:data-pilot-member table:name="38950" table:display="true" table:show-details="true"/>
                <table:data-pilot-member table:name="38953" table:display="true" table:show-details="true"/>
                <table:data-pilot-member table:name="38969" table:display="true" table:show-details="true"/>
                <table:data-pilot-member table:name="38971" table:display="true" table:show-details="true"/>
                <table:data-pilot-member table:name="38982" table:display="true" table:show-details="true"/>
                <table:data-pilot-member table:name="38987" table:display="true" table:show-details="true"/>
                <table:data-pilot-member table:name="38991" table:display="true" table:show-details="true"/>
                <table:data-pilot-member table:name="39000" table:display="true" table:show-details="true"/>
                <table:data-pilot-member table:name="39004" table:display="true" table:show-details="true"/>
                <table:data-pilot-member table:name="39012" table:display="true" table:show-details="true"/>
                <table:data-pilot-member table:name="39014" table:display="true" table:show-details="true"/>
                <table:data-pilot-member table:name="39015" table:display="true" table:show-details="true"/>
                <table:data-pilot-member table:name="39018" table:display="true" table:show-details="true"/>
                <table:data-pilot-member table:name="39019" table:display="true" table:show-details="true"/>
                <table:data-pilot-member table:name="39026" table:display="true" table:show-details="true"/>
                <table:data-pilot-member table:name="39033" table:display="true" table:show-details="true"/>
                <table:data-pilot-member table:name="39037" table:display="true" table:show-details="true"/>
                <table:data-pilot-member table:name="39055" table:display="true" table:show-details="true"/>
                <table:data-pilot-member table:name="39059" table:display="true" table:show-details="true"/>
                <table:data-pilot-member table:name="39060" table:display="true" table:show-details="true"/>
                <table:data-pilot-member table:name="39068" table:display="true" table:show-details="true"/>
                <table:data-pilot-member table:name="39072" table:display="true" table:show-details="true"/>
                <table:data-pilot-member table:name="39074" table:display="true" table:show-details="true"/>
                <table:data-pilot-member table:name="39080" table:display="true" table:show-details="true"/>
                <table:data-pilot-member table:name="39090" table:display="true" table:show-details="true"/>
                <table:data-pilot-member table:name="39093" table:display="true" table:show-details="true"/>
                <table:data-pilot-member table:name="39096" table:display="true" table:show-details="true"/>
                <table:data-pilot-member table:name="39114" table:display="true" table:show-details="true"/>
                <table:data-pilot-member table:name="39128" table:display="true" table:show-details="true"/>
                <table:data-pilot-member table:name="39135" table:display="true" table:show-details="true"/>
                <table:data-pilot-member table:name="39170" table:display="true" table:show-details="true"/>
                <table:data-pilot-member table:name="39173" table:display="true" table:show-details="true"/>
                <table:data-pilot-member table:name="39186" table:display="true" table:show-details="true"/>
                <table:data-pilot-member table:name="39194" table:display="true" table:show-details="true"/>
                <table:data-pilot-member table:name="39198" table:display="true" table:show-details="true"/>
                <table:data-pilot-member table:name="39204" table:display="true" table:show-details="true"/>
                <table:data-pilot-member table:name="39207" table:display="true" table:show-details="true"/>
                <table:data-pilot-member table:name="39209" table:display="true" table:show-details="true"/>
                <table:data-pilot-member table:name="39215" table:display="true" table:show-details="true"/>
                <table:data-pilot-member table:name="39221" table:display="true" table:show-details="true"/>
                <table:data-pilot-member table:name="39239" table:display="true" table:show-details="true"/>
                <table:data-pilot-member table:name="39241" table:display="true" table:show-details="true"/>
                <table:data-pilot-member table:name="39242" table:display="true" table:show-details="true"/>
                <table:data-pilot-member table:name="39257" table:display="true" table:show-details="true"/>
                <table:data-pilot-member table:name="39261" table:display="true" table:show-details="true"/>
                <table:data-pilot-member table:name="39284" table:display="true" table:show-details="true"/>
                <table:data-pilot-member table:name="39289" table:display="true" table:show-details="true"/>
                <table:data-pilot-member table:name="39291" table:display="true" table:show-details="true"/>
                <table:data-pilot-member table:name="39292" table:display="true" table:show-details="true"/>
                <table:data-pilot-member table:name="39299" table:display="true" table:show-details="true"/>
                <table:data-pilot-member table:name="39303" table:display="true" table:show-details="true"/>
                <table:data-pilot-member table:name="39304" table:display="true" table:show-details="true"/>
                <table:data-pilot-member table:name="39314" table:display="true" table:show-details="true"/>
                <table:data-pilot-member table:name="39356" table:display="true" table:show-details="true"/>
                <table:data-pilot-member table:name="39363" table:display="true" table:show-details="true"/>
                <table:data-pilot-member table:name="39365" table:display="true" table:show-details="true"/>
                <table:data-pilot-member table:name="39378" table:display="true" table:show-details="true"/>
                <table:data-pilot-member table:name="39380" table:display="true" table:show-details="true"/>
                <table:data-pilot-member table:name="39390" table:display="true" table:show-details="true"/>
                <table:data-pilot-member table:name="39414" table:display="true" table:show-details="true"/>
                <table:data-pilot-member table:name="39431" table:display="true" table:show-details="true"/>
                <table:data-pilot-member table:name="39433" table:display="true" table:show-details="true"/>
                <table:data-pilot-member table:name="39436" table:display="true" table:show-details="true"/>
                <table:data-pilot-member table:name="39438" table:display="true" table:show-details="true"/>
                <table:data-pilot-member table:name="39449" table:display="true" table:show-details="true"/>
                <table:data-pilot-member table:name="39452" table:display="true" table:show-details="true"/>
                <table:data-pilot-member table:name="39456" table:display="true" table:show-details="true"/>
                <table:data-pilot-member table:name="39461" table:display="true" table:show-details="true"/>
                <table:data-pilot-member table:name="39471" table:display="true" table:show-details="true"/>
                <table:data-pilot-member table:name="39476" table:display="true" table:show-details="true"/>
                <table:data-pilot-member table:name="39501" table:display="true" table:show-details="true"/>
                <table:data-pilot-member table:name="39505" table:display="true" table:show-details="true"/>
                <table:data-pilot-member table:name="39506" table:display="true" table:show-details="true"/>
                <table:data-pilot-member table:name="39508" table:display="true" table:show-details="true"/>
                <table:data-pilot-member table:name="39516" table:display="true" table:show-details="true"/>
                <table:data-pilot-member table:name="39518" table:display="true" table:show-details="true"/>
                <table:data-pilot-member table:name="39532" table:display="true" table:show-details="true"/>
                <table:data-pilot-member table:name="39538" table:display="true" table:show-details="true"/>
                <table:data-pilot-member table:name="39554" table:display="true" table:show-details="true"/>
                <table:data-pilot-member table:name="39564" table:display="true" table:show-details="true"/>
                <table:data-pilot-member table:name="39567" table:display="true" table:show-details="true"/>
                <table:data-pilot-member table:name="39569" table:display="true" table:show-details="true"/>
                <table:data-pilot-member table:name="39581" table:display="true" table:show-details="true"/>
                <table:data-pilot-member table:name="39582" table:display="true" table:show-details="true"/>
                <table:data-pilot-member table:name="39590" table:display="true" table:show-details="true"/>
                <table:data-pilot-member table:name="39605" table:display="true" table:show-details="true"/>
                <table:data-pilot-member table:name="39616" table:display="true" table:show-details="true"/>
                <table:data-pilot-member table:name="39618" table:display="true" table:show-details="true"/>
                <table:data-pilot-member table:name="39622" table:display="true" table:show-details="true"/>
                <table:data-pilot-member table:name="39627" table:display="true" table:show-details="true"/>
                <table:data-pilot-member table:name="39633" table:display="true" table:show-details="true"/>
                <table:data-pilot-member table:name="39634" table:display="true" table:show-details="true"/>
                <table:data-pilot-member table:name="39637" table:display="true" table:show-details="true"/>
                <table:data-pilot-member table:name="39653" table:display="true" table:show-details="true"/>
                <table:data-pilot-member table:name="39657" table:display="true" table:show-details="true"/>
                <table:data-pilot-member table:name="39664" table:display="true" table:show-details="true"/>
                <table:data-pilot-member table:name="39675" table:display="true" table:show-details="true"/>
                <table:data-pilot-member table:name="39677" table:display="true" table:show-details="true"/>
                <table:data-pilot-member table:name="39681" table:display="true" table:show-details="true"/>
                <table:data-pilot-member table:name="39683" table:display="true" table:show-details="true"/>
                <table:data-pilot-member table:name="39692" table:display="true" table:show-details="true"/>
                <table:data-pilot-member table:name="39695" table:display="true" table:show-details="true"/>
                <table:data-pilot-member table:name="39699" table:display="true" table:show-details="true"/>
                <table:data-pilot-member table:name="39705" table:display="true" table:show-details="true"/>
                <table:data-pilot-member table:name="39706" table:display="true" table:show-details="true"/>
                <table:data-pilot-member table:name="39713" table:display="true" table:show-details="true"/>
                <table:data-pilot-member table:name="39723" table:display="true" table:show-details="true"/>
                <table:data-pilot-member table:name="39730" table:display="true" table:show-details="true"/>
                <table:data-pilot-member table:name="39736" table:display="true" table:show-details="true"/>
                <table:data-pilot-member table:name="39737" table:display="true" table:show-details="true"/>
                <table:data-pilot-member table:name="39744" table:display="true" table:show-details="true"/>
                <table:data-pilot-member table:name="39747" table:display="true" table:show-details="true"/>
                <table:data-pilot-member table:name="39753" table:display="true" table:show-details="true"/>
                <table:data-pilot-member table:name="39754" table:display="true" table:show-details="true"/>
                <table:data-pilot-member table:name="39762" table:display="true" table:show-details="true"/>
                <table:data-pilot-member table:name="39773" table:display="true" table:show-details="true"/>
                <table:data-pilot-member table:name="39775" table:display="true" table:show-details="true"/>
                <table:data-pilot-member table:name="39784" table:display="true" table:show-details="true"/>
                <table:data-pilot-member table:name="39787" table:display="true" table:show-details="true"/>
                <table:data-pilot-member table:name="39807" table:display="true" table:show-details="true"/>
                <table:data-pilot-member table:name="39808" table:display="true" table:show-details="true"/>
                <table:data-pilot-member table:name="39809" table:display="true" table:show-details="true"/>
                <table:data-pilot-member table:name="39811" table:display="true" table:show-details="true"/>
                <table:data-pilot-member table:name="39819" table:display="true" table:show-details="true"/>
                <table:data-pilot-member table:name="39822" table:display="true" table:show-details="true"/>
                <table:data-pilot-member table:name="39831" table:display="true" table:show-details="true"/>
                <table:data-pilot-member table:name="39838" table:display="true" table:show-details="true"/>
                <table:data-pilot-member table:name="39843" table:display="true" table:show-details="true"/>
                <table:data-pilot-member table:name="39850" table:display="true" table:show-details="true"/>
                <table:data-pilot-member table:name="39858" table:display="true" table:show-details="true"/>
                <table:data-pilot-member table:name="39870" table:display="true" table:show-details="true"/>
                <table:data-pilot-member table:name="39873" table:display="true" table:show-details="true"/>
                <table:data-pilot-member table:name="39877" table:display="true" table:show-details="true"/>
                <table:data-pilot-member table:name="39883" table:display="true" table:show-details="true"/>
                <table:data-pilot-member table:name="39884" table:display="true" table:show-details="true"/>
                <table:data-pilot-member table:name="39895" table:display="true" table:show-details="true"/>
                <table:data-pilot-member table:name="39903" table:display="true" table:show-details="true"/>
                <table:data-pilot-member table:name="39916" table:display="true" table:show-details="true"/>
                <table:data-pilot-member table:name="39927" table:display="true" table:show-details="true"/>
                <table:data-pilot-member table:name="39939" table:display="true" table:show-details="true"/>
                <table:data-pilot-member table:name="39961" table:display="true" table:show-details="true"/>
                <table:data-pilot-member table:name="39966" table:display="true" table:show-details="true"/>
                <table:data-pilot-member table:name="39983" table:display="true" table:show-details="true"/>
                <table:data-pilot-member table:name="39997" table:display="true" table:show-details="true"/>
                <table:data-pilot-member table:name="40008" table:display="true" table:show-details="true"/>
                <table:data-pilot-member table:name="40031" table:display="true" table:show-details="true"/>
                <table:data-pilot-member table:name="40036" table:display="true" table:show-details="true"/>
                <table:data-pilot-member table:name="40056" table:display="true" table:show-details="true"/>
                <table:data-pilot-member table:name="40062" table:display="true" table:show-details="true"/>
                <table:data-pilot-member table:name="40066" table:display="true" table:show-details="true"/>
                <table:data-pilot-member table:name="40068" table:display="true" table:show-details="true"/>
                <table:data-pilot-member table:name="40073" table:display="true" table:show-details="true"/>
                <table:data-pilot-member table:name="40087" table:display="true" table:show-details="true"/>
                <table:data-pilot-member table:name="40124" table:display="true" table:show-details="true"/>
                <table:data-pilot-member table:name="40154" table:display="true" table:show-details="true"/>
                <table:data-pilot-member table:name="40157" table:display="true" table:show-details="true"/>
                <table:data-pilot-member table:name="40161" table:display="true" table:show-details="true"/>
                <table:data-pilot-member table:name="40162" table:display="true" table:show-details="true"/>
                <table:data-pilot-member table:name="40183" table:display="true" table:show-details="true"/>
                <table:data-pilot-member table:name="40187" table:display="true" table:show-details="true"/>
                <table:data-pilot-member table:name="40195" table:display="true" table:show-details="true"/>
                <table:data-pilot-member table:name="40204" table:display="true" table:show-details="true"/>
                <table:data-pilot-member table:name="40211" table:display="true" table:show-details="true"/>
                <table:data-pilot-member table:name="40218" table:display="true" table:show-details="true"/>
                <table:data-pilot-member table:name="40220" table:display="true" table:show-details="true"/>
                <table:data-pilot-member table:name="40237" table:display="true" table:show-details="true"/>
                <table:data-pilot-member table:name="40238" table:display="true" table:show-details="true"/>
                <table:data-pilot-member table:name="40241" table:display="true" table:show-details="true"/>
                <table:data-pilot-member table:name="40245" table:display="true" table:show-details="true"/>
                <table:data-pilot-member table:name="40253" table:display="true" table:show-details="true"/>
                <table:data-pilot-member table:name="40255" table:display="true" table:show-details="true"/>
                <table:data-pilot-member table:name="40262" table:display="true" table:show-details="true"/>
                <table:data-pilot-member table:name="40268" table:display="true" table:show-details="true"/>
                <table:data-pilot-member table:name="40271" table:display="true" table:show-details="true"/>
                <table:data-pilot-member table:name="40288" table:display="true" table:show-details="true"/>
                <table:data-pilot-member table:name="40292" table:display="true" table:show-details="true"/>
                <table:data-pilot-member table:name="40294" table:display="true" table:show-details="true"/>
                <table:data-pilot-member table:name="40296" table:display="true" table:show-details="true"/>
                <table:data-pilot-member table:name="40306" table:display="true" table:show-details="true"/>
                <table:data-pilot-member table:name="40313" table:display="true" table:show-details="true"/>
                <table:data-pilot-member table:name="40317" table:display="true" table:show-details="true"/>
                <table:data-pilot-member table:name="40323" table:display="true" table:show-details="true"/>
                <table:data-pilot-member table:name="40327" table:display="true" table:show-details="true"/>
                <table:data-pilot-member table:name="40329" table:display="true" table:show-details="true"/>
                <table:data-pilot-member table:name="40332" table:display="true" table:show-details="true"/>
                <table:data-pilot-member table:name="40337" table:display="true" table:show-details="true"/>
                <table:data-pilot-member table:name="40339" table:display="true" table:show-details="true"/>
                <table:data-pilot-member table:name="40342" table:display="true" table:show-details="true"/>
                <table:data-pilot-member table:name="40349" table:display="true" table:show-details="true"/>
                <table:data-pilot-member table:name="40350" table:display="true" table:show-details="true"/>
                <table:data-pilot-member table:name="40351" table:display="true" table:show-details="true"/>
                <table:data-pilot-member table:name="40360" table:display="true" table:show-details="true"/>
                <table:data-pilot-member table:name="40371" table:display="true" table:show-details="true"/>
                <table:data-pilot-member table:name="40390" table:display="true" table:show-details="true"/>
                <table:data-pilot-member table:name="40392" table:display="true" table:show-details="true"/>
                <table:data-pilot-member table:name="40393" table:display="true" table:show-details="true"/>
                <table:data-pilot-member table:name="40399" table:display="true" table:show-details="true"/>
                <table:data-pilot-member table:name="40417" table:display="true" table:show-details="true"/>
                <table:data-pilot-member table:name="40422" table:display="true" table:show-details="true"/>
                <table:data-pilot-member table:name="40426" table:display="true" table:show-details="true"/>
                <table:data-pilot-member table:name="40434" table:display="true" table:show-details="true"/>
                <table:data-pilot-member table:name="40436" table:display="true" table:show-details="true"/>
                <table:data-pilot-member table:name="40441" table:display="true" table:show-details="true"/>
                <table:data-pilot-member table:name="40447" table:display="true" table:show-details="true"/>
                <table:data-pilot-member table:name="40484" table:display="true" table:show-details="true"/>
                <table:data-pilot-member table:name="40486" table:display="true" table:show-details="true"/>
                <table:data-pilot-member table:name="40487" table:display="true" table:show-details="true"/>
                <table:data-pilot-member table:name="40503" table:display="true" table:show-details="true"/>
                <table:data-pilot-member table:name="40513" table:display="true" table:show-details="true"/>
                <table:data-pilot-member table:name="40515" table:display="true" table:show-details="true"/>
                <table:data-pilot-member table:name="40568" table:display="true" table:show-details="true"/>
                <table:data-pilot-member table:name="40569" table:display="true" table:show-details="true"/>
                <table:data-pilot-member table:name="40571" table:display="true" table:show-details="true"/>
                <table:data-pilot-member table:name="40581" table:display="true" table:show-details="true"/>
                <table:data-pilot-member table:name="40592" table:display="true" table:show-details="true"/>
                <table:data-pilot-member table:name="40597" table:display="true" table:show-details="true"/>
                <table:data-pilot-member table:name="40619" table:display="true" table:show-details="true"/>
                <table:data-pilot-member table:name="40621" table:display="true" table:show-details="true"/>
                <table:data-pilot-member table:name="40623" table:display="true" table:show-details="true"/>
                <table:data-pilot-member table:name="40640" table:display="true" table:show-details="true"/>
                <table:data-pilot-member table:name="40643" table:display="true" table:show-details="true"/>
                <table:data-pilot-member table:name="40644" table:display="true" table:show-details="true"/>
                <table:data-pilot-member table:name="40660" table:display="true" table:show-details="true"/>
                <table:data-pilot-member table:name="40662" table:display="true" table:show-details="true"/>
                <table:data-pilot-member table:name="40666" table:display="true" table:show-details="true"/>
                <table:data-pilot-member table:name="40695" table:display="true" table:show-details="true"/>
                <table:data-pilot-member table:name="40733" table:display="true" table:show-details="true"/>
                <table:data-pilot-member table:name="40736" table:display="true" table:show-details="true"/>
                <table:data-pilot-member table:name="40741" table:display="true" table:show-details="true"/>
                <table:data-pilot-member table:name="40746" table:display="true" table:show-details="true"/>
                <table:data-pilot-member table:name="40756" table:display="true" table:show-details="true"/>
                <table:data-pilot-member table:name="40759" table:display="true" table:show-details="true"/>
                <table:data-pilot-member table:name="40774" table:display="true" table:show-details="true"/>
                <table:data-pilot-member table:name="40777" table:display="true" table:show-details="true"/>
                <table:data-pilot-member table:name="40785" table:display="true" table:show-details="true"/>
                <table:data-pilot-member table:name="40786" table:display="true" table:show-details="true"/>
                <table:data-pilot-member table:name="40791" table:display="true" table:show-details="true"/>
                <table:data-pilot-member table:name="40811" table:display="true" table:show-details="true"/>
                <table:data-pilot-member table:name="40836" table:display="true" table:show-details="true"/>
                <table:data-pilot-member table:name="40842" table:display="true" table:show-details="true"/>
                <table:data-pilot-member table:name="40844" table:display="true" table:show-details="true"/>
                <table:data-pilot-member table:name="40848" table:display="true" table:show-details="true"/>
                <table:data-pilot-member table:name="40852" table:display="true" table:show-details="true"/>
                <table:data-pilot-member table:name="40859" table:display="true" table:show-details="true"/>
                <table:data-pilot-member table:name="40861" table:display="true" table:show-details="true"/>
                <table:data-pilot-member table:name="40881" table:display="true" table:show-details="true"/>
                <table:data-pilot-member table:name="40883" table:display="true" table:show-details="true"/>
                <table:data-pilot-member table:name="40891" table:display="true" table:show-details="true"/>
                <table:data-pilot-member table:name="40892" table:display="true" table:show-details="true"/>
                <table:data-pilot-member table:name="40896" table:display="true" table:show-details="true"/>
                <table:data-pilot-member table:name="40898" table:display="true" table:show-details="true"/>
                <table:data-pilot-member table:name="40913" table:display="true" table:show-details="true"/>
                <table:data-pilot-member table:name="40916" table:display="true" table:show-details="true"/>
                <table:data-pilot-member table:name="40927" table:display="true" table:show-details="true"/>
                <table:data-pilot-member table:name="40930" table:display="true" table:show-details="true"/>
                <table:data-pilot-member table:name="40933" table:display="true" table:show-details="true"/>
                <table:data-pilot-member table:name="40935" table:display="true" table:show-details="true"/>
                <table:data-pilot-member table:name="40940" table:display="true" table:show-details="true"/>
                <table:data-pilot-member table:name="40942" table:display="true" table:show-details="true"/>
                <table:data-pilot-member table:name="40976" table:display="true" table:show-details="true"/>
                <table:data-pilot-member table:name="40990" table:display="true" table:show-details="true"/>
                <table:data-pilot-member table:name="41006" table:display="true" table:show-details="true"/>
                <table:data-pilot-member table:name="41012" table:display="true" table:show-details="true"/>
                <table:data-pilot-member table:name="41014" table:display="true" table:show-details="true"/>
                <table:data-pilot-member table:name="41018" table:display="true" table:show-details="true"/>
                <table:data-pilot-member table:name="41035" table:display="true" table:show-details="true"/>
                <table:data-pilot-member table:name="41038" table:display="true" table:show-details="true"/>
                <table:data-pilot-member table:name="41047" table:display="true" table:show-details="true"/>
                <table:data-pilot-member table:name="41056" table:display="true" table:show-details="true"/>
                <table:data-pilot-member table:name="41057" table:display="true" table:show-details="true"/>
                <table:data-pilot-member table:name="41060" table:display="true" table:show-details="true"/>
                <table:data-pilot-member table:name="41068" table:display="true" table:show-details="true"/>
                <table:data-pilot-member table:name="41071" table:display="true" table:show-details="true"/>
                <table:data-pilot-member table:name="41091" table:display="true" table:show-details="true"/>
                <table:data-pilot-member table:name="41101" table:display="true" table:show-details="true"/>
                <table:data-pilot-member table:name="41104" table:display="true" table:show-details="true"/>
                <table:data-pilot-member table:name="41122" table:display="true" table:show-details="true"/>
                <table:data-pilot-member table:name="41127" table:display="true" table:show-details="true"/>
                <table:data-pilot-member table:name="41143" table:display="true" table:show-details="true"/>
                <table:data-pilot-member table:name="41162" table:display="true" table:show-details="true"/>
                <table:data-pilot-member table:name="41183" table:display="true" table:show-details="true"/>
                <table:data-pilot-member table:name="41201" table:display="true" table:show-details="true"/>
                <table:data-pilot-member table:name="41224" table:display="true" table:show-details="true"/>
                <table:data-pilot-member table:name="41234" table:display="true" table:show-details="true"/>
                <table:data-pilot-member table:name="41245" table:display="true" table:show-details="true"/>
                <table:data-pilot-member table:name="41273" table:display="true" table:show-details="true"/>
                <table:data-pilot-member table:name="41289" table:display="true" table:show-details="true"/>
                <table:data-pilot-member table:name="41297" table:display="true" table:show-details="true"/>
                <table:data-pilot-member table:name="41304" table:display="true" table:show-details="true"/>
                <table:data-pilot-member table:name="41319" table:display="true" table:show-details="true"/>
                <table:data-pilot-member table:name="41339" table:display="true" table:show-details="true"/>
                <table:data-pilot-member table:name="41347" table:display="true" table:show-details="true"/>
                <table:data-pilot-member table:name="41358" table:display="true" table:show-details="true"/>
                <table:data-pilot-member table:name="41360" table:display="true" table:show-details="true"/>
                <table:data-pilot-member table:name="41365" table:display="true" table:show-details="true"/>
                <table:data-pilot-member table:name="41367" table:display="true" table:show-details="true"/>
                <table:data-pilot-member table:name="41374" table:display="true" table:show-details="true"/>
                <table:data-pilot-member table:name="41388" table:display="true" table:show-details="true"/>
                <table:data-pilot-member table:name="41404" table:display="true" table:show-details="true"/>
                <table:data-pilot-member table:name="41430" table:display="true" table:show-details="true"/>
                <table:data-pilot-member table:name="41432" table:display="true" table:show-details="true"/>
                <table:data-pilot-member table:name="41438" table:display="true" table:show-details="true"/>
                <table:data-pilot-member table:name="41440" table:display="true" table:show-details="true"/>
                <table:data-pilot-member table:name="41450" table:display="true" table:show-details="true"/>
                <table:data-pilot-member table:name="41469" table:display="true" table:show-details="true"/>
                <table:data-pilot-member table:name="41472" table:display="true" table:show-details="true"/>
                <table:data-pilot-member table:name="41477" table:display="true" table:show-details="true"/>
                <table:data-pilot-member table:name="41491" table:display="true" table:show-details="true"/>
                <table:data-pilot-member table:name="41498" table:display="true" table:show-details="true"/>
                <table:data-pilot-member table:name="41499" table:display="true" table:show-details="true"/>
                <table:data-pilot-member table:name="41503" table:display="true" table:show-details="true"/>
                <table:data-pilot-member table:name="41511" table:display="true" table:show-details="true"/>
                <table:data-pilot-member table:name="41522" table:display="true" table:show-details="true"/>
                <table:data-pilot-member table:name="41527" table:display="true" table:show-details="true"/>
                <table:data-pilot-member table:name="41537" table:display="true" table:show-details="true"/>
                <table:data-pilot-member table:name="41539" table:display="true" table:show-details="true"/>
                <table:data-pilot-member table:name="41544" table:display="true" table:show-details="true"/>
                <table:data-pilot-member table:name="41547" table:display="true" table:show-details="true"/>
                <table:data-pilot-member table:name="41551" table:display="true" table:show-details="true"/>
                <table:data-pilot-member table:name="41552" table:display="true" table:show-details="true"/>
                <table:data-pilot-member table:name="41559" table:display="true" table:show-details="true"/>
                <table:data-pilot-member table:name="41562" table:display="true" table:show-details="true"/>
                <table:data-pilot-member table:name="41563" table:display="true" table:show-details="true"/>
                <table:data-pilot-member table:name="41568" table:display="true" table:show-details="true"/>
                <table:data-pilot-member table:name="41578" table:display="true" table:show-details="true"/>
                <table:data-pilot-member table:name="41582" table:display="true" table:show-details="true"/>
                <table:data-pilot-member table:name="41600" table:display="true" table:show-details="true"/>
                <table:data-pilot-member table:name="41611" table:display="true" table:show-details="true"/>
                <table:data-pilot-member table:name="41619" table:display="true" table:show-details="true"/>
                <table:data-pilot-member table:name="41620" table:display="true" table:show-details="true"/>
                <table:data-pilot-member table:name="41635" table:display="true" table:show-details="true"/>
                <table:data-pilot-member table:name="41640" table:display="true" table:show-details="true"/>
                <table:data-pilot-member table:name="41652" table:display="true" table:show-details="true"/>
                <table:data-pilot-member table:name="41657" table:display="true" table:show-details="true"/>
                <table:data-pilot-member table:name="41669" table:display="true" table:show-details="true"/>
                <table:data-pilot-member table:name="41678" table:display="true" table:show-details="true"/>
                <table:data-pilot-member table:name="41682" table:display="true" table:show-details="true"/>
                <table:data-pilot-member table:name="41686" table:display="true" table:show-details="true"/>
                <table:data-pilot-member table:name="41689" table:display="true" table:show-details="true"/>
                <table:data-pilot-member table:name="41691" table:display="true" table:show-details="true"/>
                <table:data-pilot-member table:name="41696" table:display="true" table:show-details="true"/>
                <table:data-pilot-member table:name="41699" table:display="true" table:show-details="true"/>
                <table:data-pilot-member table:name="41702" table:display="true" table:show-details="true"/>
                <table:data-pilot-member table:name="41703" table:display="true" table:show-details="true"/>
                <table:data-pilot-member table:name="41712" table:display="true" table:show-details="true"/>
                <table:data-pilot-member table:name="41718" table:display="true" table:show-details="true"/>
                <table:data-pilot-member table:name="41719" table:display="true" table:show-details="true"/>
                <table:data-pilot-member table:name="41721" table:display="true" table:show-details="true"/>
                <table:data-pilot-member table:name="41727" table:display="true" table:show-details="true"/>
                <table:data-pilot-member table:name="41728" table:display="true" table:show-details="true"/>
                <table:data-pilot-member table:name="41740" table:display="true" table:show-details="true"/>
                <table:data-pilot-member table:name="41746" table:display="true" table:show-details="true"/>
                <table:data-pilot-member table:name="41760" table:display="true" table:show-details="true"/>
                <table:data-pilot-member table:name="41767" table:display="true" table:show-details="true"/>
                <table:data-pilot-member table:name="41774" table:display="true" table:show-details="true"/>
                <table:data-pilot-member table:name="41791" table:display="true" table:show-details="true"/>
                <table:data-pilot-member table:name="41804" table:display="true" table:show-details="true"/>
                <table:data-pilot-member table:name="41808" table:display="true" table:show-details="true"/>
                <table:data-pilot-member table:name="41816" table:display="true" table:show-details="true"/>
                <table:data-pilot-member table:name="41841" table:display="true" table:show-details="true"/>
                <table:data-pilot-member table:name="41852" table:display="true" table:show-details="true"/>
                <table:data-pilot-member table:name="41857" table:display="true" table:show-details="true"/>
                <table:data-pilot-member table:name="41868" table:display="true" table:show-details="true"/>
                <table:data-pilot-member table:name="41878" table:display="true" table:show-details="true"/>
                <table:data-pilot-member table:name="41880" table:display="true" table:show-details="true"/>
                <table:data-pilot-member table:name="41884" table:display="true" table:show-details="true"/>
                <table:data-pilot-member table:name="41885" table:display="true" table:show-details="true"/>
                <table:data-pilot-member table:name="41886" table:display="true" table:show-details="true"/>
                <table:data-pilot-member table:name="41889" table:display="true" table:show-details="true"/>
                <table:data-pilot-member table:name="41897" table:display="true" table:show-details="true"/>
                <table:data-pilot-member table:name="41905" table:display="true" table:show-details="true"/>
                <table:data-pilot-member table:name="41926" table:display="true" table:show-details="true"/>
                <table:data-pilot-member table:name="41933" table:display="true" table:show-details="true"/>
                <table:data-pilot-member table:name="41938" table:display="true" table:show-details="true"/>
                <table:data-pilot-member table:name="41951" table:display="true" table:show-details="true"/>
                <table:data-pilot-member table:name="41952" table:display="true" table:show-details="true"/>
                <table:data-pilot-member table:name="41979" table:display="true" table:show-details="true"/>
                <table:data-pilot-member table:name="41991" table:display="true" table:show-details="true"/>
                <table:data-pilot-member table:name="41992" table:display="true" table:show-details="true"/>
                <table:data-pilot-member table:name="41996" table:display="true" table:show-details="true"/>
                <table:data-pilot-member table:name="42009" table:display="true" table:show-details="true"/>
                <table:data-pilot-member table:name="42036" table:display="true" table:show-details="true"/>
                <table:data-pilot-member table:name="42042" table:display="true" table:show-details="true"/>
                <table:data-pilot-member table:name="42092" table:display="true" table:show-details="true"/>
                <table:data-pilot-member table:name="42094" table:display="true" table:show-details="true"/>
                <table:data-pilot-member table:name="42098" table:display="true" table:show-details="true"/>
                <table:data-pilot-member table:name="42099" table:display="true" table:show-details="true"/>
                <table:data-pilot-member table:name="42119" table:display="true" table:show-details="true"/>
                <table:data-pilot-member table:name="42144" table:display="true" table:show-details="true"/>
                <table:data-pilot-member table:name="42148" table:display="true" table:show-details="true"/>
                <table:data-pilot-member table:name="42164" table:display="true" table:show-details="true"/>
                <table:data-pilot-member table:name="42168" table:display="true" table:show-details="true"/>
                <table:data-pilot-member table:name="42178" table:display="true" table:show-details="true"/>
                <table:data-pilot-member table:name="42180" table:display="true" table:show-details="true"/>
                <table:data-pilot-member table:name="42193" table:display="true" table:show-details="true"/>
                <table:data-pilot-member table:name="42211" table:display="true" table:show-details="true"/>
                <table:data-pilot-member table:name="42214" table:display="true" table:show-details="true"/>
                <table:data-pilot-member table:name="42220" table:display="true" table:show-details="true"/>
                <table:data-pilot-member table:name="42221" table:display="true" table:show-details="true"/>
                <table:data-pilot-member table:name="42222" table:display="true" table:show-details="true"/>
                <table:data-pilot-member table:name="42225" table:display="true" table:show-details="true"/>
                <table:data-pilot-member table:name="42241" table:display="true" table:show-details="true"/>
                <table:data-pilot-member table:name="42253" table:display="true" table:show-details="true"/>
                <table:data-pilot-member table:name="42261" table:display="true" table:show-details="true"/>
                <table:data-pilot-member table:name="42297" table:display="true" table:show-details="true"/>
                <table:data-pilot-member table:name="42304" table:display="true" table:show-details="true"/>
                <table:data-pilot-member table:name="42321" table:display="true" table:show-details="true"/>
                <table:data-pilot-member table:name="42418" table:display="true" table:show-details="true"/>
                <table:data-pilot-member table:name="42423" table:display="true" table:show-details="true"/>
                <table:data-pilot-member table:name="42425" table:display="true" table:show-details="true"/>
                <table:data-pilot-member table:name="42434" table:display="true" table:show-details="true"/>
                <table:data-pilot-member table:name="42441" table:display="true" table:show-details="true"/>
                <table:data-pilot-member table:name="42442" table:display="true" table:show-details="true"/>
                <table:data-pilot-member table:name="42445" table:display="true" table:show-details="true"/>
                <table:data-pilot-member table:name="42458" table:display="true" table:show-details="true"/>
                <table:data-pilot-member table:name="42460" table:display="true" table:show-details="true"/>
                <table:data-pilot-member table:name="42480" table:display="true" table:show-details="true"/>
                <table:data-pilot-member table:name="42483" table:display="true" table:show-details="true"/>
                <table:data-pilot-member table:name="42484" table:display="true" table:show-details="true"/>
                <table:data-pilot-member table:name="42488" table:display="true" table:show-details="true"/>
                <table:data-pilot-member table:name="42492" table:display="true" table:show-details="true"/>
                <table:data-pilot-member table:name="42502" table:display="true" table:show-details="true"/>
                <table:data-pilot-member table:name="42506" table:display="true" table:show-details="true"/>
                <table:data-pilot-member table:name="42513" table:display="true" table:show-details="true"/>
                <table:data-pilot-member table:name="42518" table:display="true" table:show-details="true"/>
                <table:data-pilot-member table:name="42520" table:display="true" table:show-details="true"/>
                <table:data-pilot-member table:name="42522" table:display="true" table:show-details="true"/>
                <table:data-pilot-member table:name="42531" table:display="true" table:show-details="true"/>
                <table:data-pilot-member table:name="42534" table:display="true" table:show-details="true"/>
                <table:data-pilot-member table:name="42540" table:display="true" table:show-details="true"/>
                <table:data-pilot-member table:name="42542" table:display="true" table:show-details="true"/>
                <table:data-pilot-member table:name="42552" table:display="true" table:show-details="true"/>
                <table:data-pilot-member table:name="42561" table:display="true" table:show-details="true"/>
                <table:data-pilot-member table:name="42564" table:display="true" table:show-details="true"/>
                <table:data-pilot-member table:name="42567" table:display="true" table:show-details="true"/>
                <table:data-pilot-member table:name="42579" table:display="true" table:show-details="true"/>
                <table:data-pilot-member table:name="42589" table:display="true" table:show-details="true"/>
                <table:data-pilot-member table:name="42596" table:display="true" table:show-details="true"/>
                <table:data-pilot-member table:name="42613" table:display="true" table:show-details="true"/>
                <table:data-pilot-member table:name="42617" table:display="true" table:show-details="true"/>
                <table:data-pilot-member table:name="42629" table:display="true" table:show-details="true"/>
                <table:data-pilot-member table:name="42647" table:display="true" table:show-details="true"/>
                <table:data-pilot-member table:name="42654" table:display="true" table:show-details="true"/>
                <table:data-pilot-member table:name="42659" table:display="true" table:show-details="true"/>
                <table:data-pilot-member table:name="42664" table:display="true" table:show-details="true"/>
                <table:data-pilot-member table:name="42666" table:display="true" table:show-details="true"/>
                <table:data-pilot-member table:name="42677" table:display="true" table:show-details="true"/>
                <table:data-pilot-member table:name="42678" table:display="true" table:show-details="true"/>
                <table:data-pilot-member table:name="42685" table:display="true" table:show-details="true"/>
                <table:data-pilot-member table:name="42687" table:display="true" table:show-details="true"/>
                <table:data-pilot-member table:name="42689" table:display="true" table:show-details="true"/>
                <table:data-pilot-member table:name="42690" table:display="true" table:show-details="true"/>
                <table:data-pilot-member table:name="42695" table:display="true" table:show-details="true"/>
                <table:data-pilot-member table:name="42708" table:display="true" table:show-details="true"/>
                <table:data-pilot-member table:name="42714" table:display="true" table:show-details="true"/>
                <table:data-pilot-member table:name="42716" table:display="true" table:show-details="true"/>
                <table:data-pilot-member table:name="42739" table:display="true" table:show-details="true"/>
                <table:data-pilot-member table:name="42747" table:display="true" table:show-details="true"/>
                <table:data-pilot-member table:name="42752" table:display="true" table:show-details="true"/>
                <table:data-pilot-member table:name="42763" table:display="true" table:show-details="true"/>
                <table:data-pilot-member table:name="42782" table:display="true" table:show-details="true"/>
                <table:data-pilot-member table:name="42785" table:display="true" table:show-details="true"/>
                <table:data-pilot-member table:name="42787" table:display="true" table:show-details="true"/>
                <table:data-pilot-member table:name="42799" table:display="true" table:show-details="true"/>
                <table:data-pilot-member table:name="42804" table:display="true" table:show-details="true"/>
                <table:data-pilot-member table:name="42805" table:display="true" table:show-details="true"/>
                <table:data-pilot-member table:name="42820" table:display="true" table:show-details="true"/>
                <table:data-pilot-member table:name="42824" table:display="true" table:show-details="true"/>
                <table:data-pilot-member table:name="42829" table:display="true" table:show-details="true"/>
                <table:data-pilot-member table:name="42847" table:display="true" table:show-details="true"/>
                <table:data-pilot-member table:name="42859" table:display="true" table:show-details="true"/>
                <table:data-pilot-member table:name="42863" table:display="true" table:show-details="true"/>
                <table:data-pilot-member table:name="42868" table:display="true" table:show-details="true"/>
                <table:data-pilot-member table:name="42869" table:display="true" table:show-details="true"/>
                <table:data-pilot-member table:name="42871" table:display="true" table:show-details="true"/>
                <table:data-pilot-member table:name="42873" table:display="true" table:show-details="true"/>
                <table:data-pilot-member table:name="42883" table:display="true" table:show-details="true"/>
                <table:data-pilot-member table:name="42896" table:display="true" table:show-details="true"/>
                <table:data-pilot-member table:name="42900" table:display="true" table:show-details="true"/>
                <table:data-pilot-member table:name="42901" table:display="true" table:show-details="true"/>
                <table:data-pilot-member table:name="42904" table:display="true" table:show-details="true"/>
                <table:data-pilot-member table:name="42905" table:display="true" table:show-details="true"/>
                <table:data-pilot-member table:name="42927" table:display="true" table:show-details="true"/>
                <table:data-pilot-member table:name="42935" table:display="true" table:show-details="true"/>
                <table:data-pilot-member table:name="42947" table:display="true" table:show-details="true"/>
                <table:data-pilot-member table:name="42963" table:display="true" table:show-details="true"/>
                <table:data-pilot-member table:name="42965" table:display="true" table:show-details="true"/>
                <table:data-pilot-member table:name="42972" table:display="true" table:show-details="true"/>
                <table:data-pilot-member table:name="42975" table:display="true" table:show-details="true"/>
                <table:data-pilot-member table:name="42989" table:display="true" table:show-details="true"/>
                <table:data-pilot-member table:name="43001" table:display="true" table:show-details="true"/>
                <table:data-pilot-member table:name="43004" table:display="true" table:show-details="true"/>
                <table:data-pilot-member table:name="43017" table:display="true" table:show-details="true"/>
                <table:data-pilot-member table:name="43024" table:display="true" table:show-details="true"/>
                <table:data-pilot-member table:name="43027" table:display="true" table:show-details="true"/>
                <table:data-pilot-member table:name="43033" table:display="true" table:show-details="true"/>
                <table:data-pilot-member table:name="43035" table:display="true" table:show-details="true"/>
                <table:data-pilot-member table:name="43038" table:display="true" table:show-details="true"/>
                <table:data-pilot-member table:name="43042" table:display="true" table:show-details="true"/>
                <table:data-pilot-member table:name="43045" table:display="true" table:show-details="true"/>
                <table:data-pilot-member table:name="43071" table:display="true" table:show-details="true"/>
                <table:data-pilot-member table:name="43074" table:display="true" table:show-details="true"/>
                <table:data-pilot-member table:name="43122" table:display="true" table:show-details="true"/>
                <table:data-pilot-member table:name="43128" table:display="true" table:show-details="true"/>
                <table:data-pilot-member table:name="43139" table:display="true" table:show-details="true"/>
                <table:data-pilot-member table:name="43143" table:display="true" table:show-details="true"/>
                <table:data-pilot-member table:name="43149" table:display="true" table:show-details="true"/>
                <table:data-pilot-member table:name="43162" table:display="true" table:show-details="true"/>
                <table:data-pilot-member table:name="43164" table:display="true" table:show-details="true"/>
                <table:data-pilot-member table:name="43180" table:display="true" table:show-details="true"/>
                <table:data-pilot-member table:name="43184" table:display="true" table:show-details="true"/>
                <table:data-pilot-member table:name="43192" table:display="true" table:show-details="true"/>
                <table:data-pilot-member table:name="43204" table:display="true" table:show-details="true"/>
                <table:data-pilot-member table:name="43216" table:display="true" table:show-details="true"/>
                <table:data-pilot-member table:name="43220" table:display="true" table:show-details="true"/>
                <table:data-pilot-member table:name="43225" table:display="true" table:show-details="true"/>
                <table:data-pilot-member table:name="43228" table:display="true" table:show-details="true"/>
                <table:data-pilot-member table:name="43243" table:display="true" table:show-details="true"/>
                <table:data-pilot-member table:name="43254" table:display="true" table:show-details="true"/>
                <table:data-pilot-member table:name="43263" table:display="true" table:show-details="true"/>
                <table:data-pilot-member table:name="43267" table:display="true" table:show-details="true"/>
                <table:data-pilot-member table:name="43270" table:display="true" table:show-details="true"/>
                <table:data-pilot-member table:name="43276" table:display="true" table:show-details="true"/>
                <table:data-pilot-member table:name="43286" table:display="true" table:show-details="true"/>
                <table:data-pilot-member table:name="43288" table:display="true" table:show-details="true"/>
                <table:data-pilot-member table:name="43292" table:display="true" table:show-details="true"/>
                <table:data-pilot-member table:name="43299" table:display="true" table:show-details="true"/>
                <table:data-pilot-member table:name="43302" table:display="true" table:show-details="true"/>
                <table:data-pilot-member table:name="43307" table:display="true" table:show-details="true"/>
                <table:data-pilot-member table:name="43313" table:display="true" table:show-details="true"/>
                <table:data-pilot-member table:name="43320" table:display="true" table:show-details="true"/>
                <table:data-pilot-member table:name="43344" table:display="true" table:show-details="true"/>
                <table:data-pilot-member table:name="43388" table:display="true" table:show-details="true"/>
                <table:data-pilot-member table:name="43394" table:display="true" table:show-details="true"/>
                <table:data-pilot-member table:name="43401" table:display="true" table:show-details="true"/>
                <table:data-pilot-member table:name="43402" table:display="true" table:show-details="true"/>
                <table:data-pilot-member table:name="43405" table:display="true" table:show-details="true"/>
                <table:data-pilot-member table:name="43406" table:display="true" table:show-details="true"/>
                <table:data-pilot-member table:name="43412" table:display="true" table:show-details="true"/>
                <table:data-pilot-member table:name="43425" table:display="true" table:show-details="true"/>
                <table:data-pilot-member table:name="43433" table:display="true" table:show-details="true"/>
                <table:data-pilot-member table:name="43443" table:display="true" table:show-details="true"/>
                <table:data-pilot-member table:name="43446" table:display="true" table:show-details="true"/>
                <table:data-pilot-member table:name="43452" table:display="true" table:show-details="true"/>
                <table:data-pilot-member table:name="43461" table:display="true" table:show-details="true"/>
                <table:data-pilot-member table:name="43466" table:display="true" table:show-details="true"/>
                <table:data-pilot-member table:name="43487" table:display="true" table:show-details="true"/>
                <table:data-pilot-member table:name="43489" table:display="true" table:show-details="true"/>
                <table:data-pilot-member table:name="43491" table:display="true" table:show-details="true"/>
                <table:data-pilot-member table:name="43498" table:display="true" table:show-details="true"/>
                <table:data-pilot-member table:name="43519" table:display="true" table:show-details="true"/>
                <table:data-pilot-member table:name="43536" table:display="true" table:show-details="true"/>
                <table:data-pilot-member table:name="43543" table:display="true" table:show-details="true"/>
                <table:data-pilot-member table:name="43555" table:display="true" table:show-details="true"/>
                <table:data-pilot-member table:name="43558" table:display="true" table:show-details="true"/>
                <table:data-pilot-member table:name="43559" table:display="true" table:show-details="true"/>
                <table:data-pilot-member table:name="43560" table:display="true" table:show-details="true"/>
                <table:data-pilot-member table:name="43562" table:display="true" table:show-details="true"/>
                <table:data-pilot-member table:name="43565" table:display="true" table:show-details="true"/>
                <table:data-pilot-member table:name="43581" table:display="true" table:show-details="true"/>
                <table:data-pilot-member table:name="43582" table:display="true" table:show-details="true"/>
                <table:data-pilot-member table:name="43583" table:display="true" table:show-details="true"/>
                <table:data-pilot-member table:name="43589" table:display="true" table:show-details="true"/>
                <table:data-pilot-member table:name="43602" table:display="true" table:show-details="true"/>
                <table:data-pilot-member table:name="43616" table:display="true" table:show-details="true"/>
                <table:data-pilot-member table:name="43624" table:display="true" table:show-details="true"/>
                <table:data-pilot-member table:name="43629" table:display="true" table:show-details="true"/>
                <table:data-pilot-member table:name="43631" table:display="true" table:show-details="true"/>
                <table:data-pilot-member table:name="43632" table:display="true" table:show-details="true"/>
                <table:data-pilot-member table:name="43638" table:display="true" table:show-details="true"/>
                <table:data-pilot-member table:name="43653" table:display="true" table:show-details="true"/>
                <table:data-pilot-member table:name="43662" table:display="true" table:show-details="true"/>
                <table:data-pilot-member table:name="43668" table:display="true" table:show-details="true"/>
                <table:data-pilot-member table:name="43671" table:display="true" table:show-details="true"/>
                <table:data-pilot-member table:name="43674" table:display="true" table:show-details="true"/>
                <table:data-pilot-member table:name="43676" table:display="true" table:show-details="true"/>
                <table:data-pilot-member table:name="43679" table:display="true" table:show-details="true"/>
                <table:data-pilot-member table:name="43682" table:display="true" table:show-details="true"/>
                <table:data-pilot-member table:name="43683" table:display="true" table:show-details="true"/>
                <table:data-pilot-member table:name="43685" table:display="true" table:show-details="true"/>
                <table:data-pilot-member table:name="43689" table:display="true" table:show-details="true"/>
                <table:data-pilot-member table:name="43691" table:display="true" table:show-details="true"/>
                <table:data-pilot-member table:name="43695" table:display="true" table:show-details="true"/>
                <table:data-pilot-member table:name="43703" table:display="true" table:show-details="true"/>
                <table:data-pilot-member table:name="43707" table:display="true" table:show-details="true"/>
                <table:data-pilot-member table:name="43716" table:display="true" table:show-details="true"/>
                <table:data-pilot-member table:name="43722" table:display="true" table:show-details="true"/>
                <table:data-pilot-member table:name="43738" table:display="true" table:show-details="true"/>
                <table:data-pilot-member table:name="43770" table:display="true" table:show-details="true"/>
                <table:data-pilot-member table:name="43772" table:display="true" table:show-details="true"/>
                <table:data-pilot-member table:name="43781" table:display="true" table:show-details="true"/>
                <table:data-pilot-member table:name="43800" table:display="true" table:show-details="true"/>
                <table:data-pilot-member table:name="43803" table:display="true" table:show-details="true"/>
                <table:data-pilot-member table:name="43805" table:display="true" table:show-details="true"/>
                <table:data-pilot-member table:name="43814" table:display="true" table:show-details="true"/>
                <table:data-pilot-member table:name="43818" table:display="true" table:show-details="true"/>
                <table:data-pilot-member table:name="43821" table:display="true" table:show-details="true"/>
                <table:data-pilot-member table:name="43822" table:display="true" table:show-details="true"/>
                <table:data-pilot-member table:name="43823" table:display="true" table:show-details="true"/>
                <table:data-pilot-member table:name="43843" table:display="true" table:show-details="true"/>
                <table:data-pilot-member table:name="43859" table:display="true" table:show-details="true"/>
                <table:data-pilot-member table:name="43862" table:display="true" table:show-details="true"/>
                <table:data-pilot-member table:name="43863" table:display="true" table:show-details="true"/>
                <table:data-pilot-member table:name="43883" table:display="true" table:show-details="true"/>
                <table:data-pilot-member table:name="43904" table:display="true" table:show-details="true"/>
                <table:data-pilot-member table:name="43917" table:display="true" table:show-details="true"/>
                <table:data-pilot-member table:name="43918" table:display="true" table:show-details="true"/>
                <table:data-pilot-member table:name="43928" table:display="true" table:show-details="true"/>
                <table:data-pilot-member table:name="43935" table:display="true" table:show-details="true"/>
                <table:data-pilot-member table:name="43937" table:display="true" table:show-details="true"/>
                <table:data-pilot-member table:name="43939" table:display="true" table:show-details="true"/>
                <table:data-pilot-member table:name="43954" table:display="true" table:show-details="true"/>
                <table:data-pilot-member table:name="43963" table:display="true" table:show-details="true"/>
                <table:data-pilot-member table:name="43982" table:display="true" table:show-details="true"/>
                <table:data-pilot-member table:name="44008" table:display="true" table:show-details="true"/>
                <table:data-pilot-member table:name="44021" table:display="true" table:show-details="true"/>
                <table:data-pilot-member table:name="44029" table:display="true" table:show-details="true"/>
                <table:data-pilot-member table:name="44037" table:display="true" table:show-details="true"/>
                <table:data-pilot-member table:name="44055" table:display="true" table:show-details="true"/>
                <table:data-pilot-member table:name="44062" table:display="true" table:show-details="true"/>
                <table:data-pilot-member table:name="44073" table:display="true" table:show-details="true"/>
                <table:data-pilot-member table:name="44078" table:display="true" table:show-details="true"/>
                <table:data-pilot-member table:name="44080" table:display="true" table:show-details="true"/>
                <table:data-pilot-member table:name="44082" table:display="true" table:show-details="true"/>
                <table:data-pilot-member table:name="44099" table:display="true" table:show-details="true"/>
                <table:data-pilot-member table:name="44109" table:display="true" table:show-details="true"/>
                <table:data-pilot-member table:name="44110" table:display="true" table:show-details="true"/>
                <table:data-pilot-member table:name="44119" table:display="true" table:show-details="true"/>
                <table:data-pilot-member table:name="44131" table:display="true" table:show-details="true"/>
                <table:data-pilot-member table:name="44144" table:display="true" table:show-details="true"/>
                <table:data-pilot-member table:name="44147" table:display="true" table:show-details="true"/>
                <table:data-pilot-member table:name="44167" table:display="true" table:show-details="true"/>
                <table:data-pilot-member table:name="44174" table:display="true" table:show-details="true"/>
                <table:data-pilot-member table:name="44182" table:display="true" table:show-details="true"/>
                <table:data-pilot-member table:name="44183" table:display="true" table:show-details="true"/>
                <table:data-pilot-member table:name="44185" table:display="true" table:show-details="true"/>
                <table:data-pilot-member table:name="44209" table:display="true" table:show-details="true"/>
                <table:data-pilot-member table:name="44212" table:display="true" table:show-details="true"/>
                <table:data-pilot-member table:name="44238" table:display="true" table:show-details="true"/>
                <table:data-pilot-member table:name="44241" table:display="true" table:show-details="true"/>
                <table:data-pilot-member table:name="44250" table:display="true" table:show-details="true"/>
                <table:data-pilot-member table:name="44277" table:display="true" table:show-details="true"/>
                <table:data-pilot-member table:name="44283" table:display="true" table:show-details="true"/>
                <table:data-pilot-member table:name="44306" table:display="true" table:show-details="true"/>
                <table:data-pilot-member table:name="44313" table:display="true" table:show-details="true"/>
                <table:data-pilot-member table:name="44321" table:display="true" table:show-details="true"/>
                <table:data-pilot-member table:name="44333" table:display="true" table:show-details="true"/>
                <table:data-pilot-member table:name="44339" table:display="true" table:show-details="true"/>
                <table:data-pilot-member table:name="44341" table:display="true" table:show-details="true"/>
                <table:data-pilot-member table:name="44348" table:display="true" table:show-details="true"/>
                <table:data-pilot-member table:name="44387" table:display="true" table:show-details="true"/>
                <table:data-pilot-member table:name="44392" table:display="true" table:show-details="true"/>
                <table:data-pilot-member table:name="44395" table:display="true" table:show-details="true"/>
                <table:data-pilot-member table:name="44405" table:display="true" table:show-details="true"/>
                <table:data-pilot-member table:name="44420" table:display="true" table:show-details="true"/>
                <table:data-pilot-member table:name="44424" table:display="true" table:show-details="true"/>
                <table:data-pilot-member table:name="44442" table:display="true" table:show-details="true"/>
                <table:data-pilot-member table:name="44443" table:display="true" table:show-details="true"/>
                <table:data-pilot-member table:name="44446" table:display="true" table:show-details="true"/>
                <table:data-pilot-member table:name="44452" table:display="true" table:show-details="true"/>
                <table:data-pilot-member table:name="44454" table:display="true" table:show-details="true"/>
                <table:data-pilot-member table:name="44457" table:display="true" table:show-details="true"/>
                <table:data-pilot-member table:name="44460" table:display="true" table:show-details="true"/>
                <table:data-pilot-member table:name="44462" table:display="true" table:show-details="true"/>
                <table:data-pilot-member table:name="44463" table:display="true" table:show-details="true"/>
                <table:data-pilot-member table:name="44469" table:display="true" table:show-details="true"/>
                <table:data-pilot-member table:name="44472" table:display="true" table:show-details="true"/>
                <table:data-pilot-member table:name="44475" table:display="true" table:show-details="true"/>
                <table:data-pilot-member table:name="44481" table:display="true" table:show-details="true"/>
                <table:data-pilot-member table:name="44488" table:display="true" table:show-details="true"/>
                <table:data-pilot-member table:name="44512" table:display="true" table:show-details="true"/>
                <table:data-pilot-member table:name="44513" table:display="true" table:show-details="true"/>
                <table:data-pilot-member table:name="44516" table:display="true" table:show-details="true"/>
                <table:data-pilot-member table:name="44520" table:display="true" table:show-details="true"/>
                <table:data-pilot-member table:name="44524" table:display="true" table:show-details="true"/>
                <table:data-pilot-member table:name="44551" table:display="true" table:show-details="true"/>
                <table:data-pilot-member table:name="44568" table:display="true" table:show-details="true"/>
                <table:data-pilot-member table:name="44577" table:display="true" table:show-details="true"/>
                <table:data-pilot-member table:name="44579" table:display="true" table:show-details="true"/>
                <table:data-pilot-member table:name="44584" table:display="true" table:show-details="true"/>
                <table:data-pilot-member table:name="44604" table:display="true" table:show-details="true"/>
                <table:data-pilot-member table:name="44606" table:display="true" table:show-details="true"/>
                <table:data-pilot-member table:name="44608" table:display="true" table:show-details="true"/>
                <table:data-pilot-member table:name="44613" table:display="true" table:show-details="true"/>
                <table:data-pilot-member table:name="44662" table:display="true" table:show-details="true"/>
                <table:data-pilot-member table:name="44669" table:display="true" table:show-details="true"/>
                <table:data-pilot-member table:name="44681" table:display="true" table:show-details="true"/>
                <table:data-pilot-member table:name="44684" table:display="true" table:show-details="true"/>
                <table:data-pilot-member table:name="44688" table:display="true" table:show-details="true"/>
                <table:data-pilot-member table:name="44699" table:display="true" table:show-details="true"/>
                <table:data-pilot-member table:name="44702" table:display="true" table:show-details="true"/>
                <table:data-pilot-member table:name="44722" table:display="true" table:show-details="true"/>
                <table:data-pilot-member table:name="44725" table:display="true" table:show-details="true"/>
                <table:data-pilot-member table:name="44750" table:display="true" table:show-details="true"/>
                <table:data-pilot-member table:name="44757" table:display="true" table:show-details="true"/>
                <table:data-pilot-member table:name="44763" table:display="true" table:show-details="true"/>
                <table:data-pilot-member table:name="44773" table:display="true" table:show-details="true"/>
                <table:data-pilot-member table:name="44778" table:display="true" table:show-details="true"/>
                <table:data-pilot-member table:name="44785" table:display="true" table:show-details="true"/>
                <table:data-pilot-member table:name="44792" table:display="true" table:show-details="true"/>
                <table:data-pilot-member table:name="44799" table:display="true" table:show-details="true"/>
                <table:data-pilot-member table:name="44808" table:display="true" table:show-details="true"/>
                <table:data-pilot-member table:name="44818" table:display="true" table:show-details="true"/>
                <table:data-pilot-member table:name="44826" table:display="true" table:show-details="true"/>
                <table:data-pilot-member table:name="44834" table:display="true" table:show-details="true"/>
                <table:data-pilot-member table:name="44840" table:display="true" table:show-details="true"/>
                <table:data-pilot-member table:name="44849" table:display="true" table:show-details="true"/>
                <table:data-pilot-member table:name="44865" table:display="true" table:show-details="true"/>
                <table:data-pilot-member table:name="44871" table:display="true" table:show-details="true"/>
                <table:data-pilot-member table:name="44875" table:display="true" table:show-details="true"/>
                <table:data-pilot-member table:name="44880" table:display="true" table:show-details="true"/>
                <table:data-pilot-member table:name="44881" table:display="true" table:show-details="true"/>
                <table:data-pilot-member table:name="44887" table:display="true" table:show-details="true"/>
                <table:data-pilot-member table:name="44904" table:display="true" table:show-details="true"/>
                <table:data-pilot-member table:name="44905" table:display="true" table:show-details="true"/>
                <table:data-pilot-member table:name="44906" table:display="true" table:show-details="true"/>
                <table:data-pilot-member table:name="44908" table:display="true" table:show-details="true"/>
                <table:data-pilot-member table:name="44911" table:display="true" table:show-details="true"/>
                <table:data-pilot-member table:name="44915" table:display="true" table:show-details="true"/>
                <table:data-pilot-member table:name="44916" table:display="true" table:show-details="true"/>
                <table:data-pilot-member table:name="44918" table:display="true" table:show-details="true"/>
                <table:data-pilot-member table:name="44919" table:display="true" table:show-details="true"/>
                <table:data-pilot-member table:name="44921" table:display="true" table:show-details="true"/>
                <table:data-pilot-member table:name="44923" table:display="true" table:show-details="true"/>
                <table:data-pilot-member table:name="44938" table:display="true" table:show-details="true"/>
                <table:data-pilot-member table:name="44942" table:display="true" table:show-details="true"/>
                <table:data-pilot-member table:name="44943" table:display="true" table:show-details="true"/>
                <table:data-pilot-member table:name="44959" table:display="true" table:show-details="true"/>
                <table:data-pilot-member table:name="44960" table:display="true" table:show-details="true"/>
                <table:data-pilot-member table:name="44972" table:display="true" table:show-details="true"/>
                <table:data-pilot-member table:name="44984" table:display="true" table:show-details="true"/>
                <table:data-pilot-member table:name="44986" table:display="true" table:show-details="true"/>
                <table:data-pilot-member table:name="44987" table:display="true" table:show-details="true"/>
                <table:data-pilot-member table:name="44991" table:display="true" table:show-details="true"/>
                <table:data-pilot-member table:name="44993" table:display="true" table:show-details="true"/>
                <table:data-pilot-member table:name="44994" table:display="true" table:show-details="true"/>
                <table:data-pilot-member table:name="44999" table:display="true" table:show-details="true"/>
                <table:data-pilot-member table:name="45001" table:display="true" table:show-details="true"/>
                <table:data-pilot-member table:name="45002" table:display="true" table:show-details="true"/>
                <table:data-pilot-member table:name="45012" table:display="true" table:show-details="true"/>
                <table:data-pilot-member table:name="45015" table:display="true" table:show-details="true"/>
                <table:data-pilot-member table:name="45016" table:display="true" table:show-details="true"/>
                <table:data-pilot-member table:name="45022" table:display="true" table:show-details="true"/>
                <table:data-pilot-member table:name="45029" table:display="true" table:show-details="true"/>
                <table:data-pilot-member table:name="45044" table:display="true" table:show-details="true"/>
                <table:data-pilot-member table:name="45045" table:display="true" table:show-details="true"/>
                <table:data-pilot-member table:name="45056" table:display="true" table:show-details="true"/>
                <table:data-pilot-member table:name="45071" table:display="true" table:show-details="true"/>
                <table:data-pilot-member table:name="45079" table:display="true" table:show-details="true"/>
                <table:data-pilot-member table:name="45081" table:display="true" table:show-details="true"/>
                <table:data-pilot-member table:name="45099" table:display="true" table:show-details="true"/>
                <table:data-pilot-member table:name="45103" table:display="true" table:show-details="true"/>
                <table:data-pilot-member table:name="45111" table:display="true" table:show-details="true"/>
                <table:data-pilot-member table:name="45117" table:display="true" table:show-details="true"/>
                <table:data-pilot-member table:name="45120" table:display="true" table:show-details="true"/>
                <table:data-pilot-member table:name="45124" table:display="true" table:show-details="true"/>
                <table:data-pilot-member table:name="45126" table:display="true" table:show-details="true"/>
                <table:data-pilot-member table:name="45129" table:display="true" table:show-details="true"/>
                <table:data-pilot-member table:name="45131" table:display="true" table:show-details="true"/>
                <table:data-pilot-member table:name="45149" table:display="true" table:show-details="true"/>
                <table:data-pilot-member table:name="45153" table:display="true" table:show-details="true"/>
                <table:data-pilot-member table:name="45167" table:display="true" table:show-details="true"/>
                <table:data-pilot-member table:name="45172" table:display="true" table:show-details="true"/>
                <table:data-pilot-member table:name="45221" table:display="true" table:show-details="true"/>
                <table:data-pilot-member table:name="45233" table:display="true" table:show-details="true"/>
                <table:data-pilot-member table:name="45235" table:display="true" table:show-details="true"/>
                <table:data-pilot-member table:name="45239" table:display="true" table:show-details="true"/>
                <table:data-pilot-member table:name="45245" table:display="true" table:show-details="true"/>
                <table:data-pilot-member table:name="45254" table:display="true" table:show-details="true"/>
                <table:data-pilot-member table:name="45263" table:display="true" table:show-details="true"/>
                <table:data-pilot-member table:name="45269" table:display="true" table:show-details="true"/>
                <table:data-pilot-member table:name="45277" table:display="true" table:show-details="true"/>
                <table:data-pilot-member table:name="45280" table:display="true" table:show-details="true"/>
                <table:data-pilot-member table:name="45290" table:display="true" table:show-details="true"/>
                <table:data-pilot-member table:name="45296" table:display="true" table:show-details="true"/>
                <table:data-pilot-member table:name="45298" table:display="true" table:show-details="true"/>
                <table:data-pilot-member table:name="45302" table:display="true" table:show-details="true"/>
                <table:data-pilot-member table:name="45303" table:display="true" table:show-details="true"/>
                <table:data-pilot-member table:name="45309" table:display="true" table:show-details="true"/>
                <table:data-pilot-member table:name="45311" table:display="true" table:show-details="true"/>
                <table:data-pilot-member table:name="45312" table:display="true" table:show-details="true"/>
                <table:data-pilot-member table:name="45316" table:display="true" table:show-details="true"/>
                <table:data-pilot-member table:name="45324" table:display="true" table:show-details="true"/>
                <table:data-pilot-member table:name="45346" table:display="true" table:show-details="true"/>
                <table:data-pilot-member table:name="45347" table:display="true" table:show-details="true"/>
                <table:data-pilot-member table:name="45349" table:display="true" table:show-details="true"/>
                <table:data-pilot-member table:name="45374" table:display="true" table:show-details="true"/>
                <table:data-pilot-member table:name="45380" table:display="true" table:show-details="true"/>
                <table:data-pilot-member table:name="45393" table:display="true" table:show-details="true"/>
                <table:data-pilot-member table:name="45398" table:display="true" table:show-details="true"/>
                <table:data-pilot-member table:name="45400" table:display="true" table:show-details="true"/>
                <table:data-pilot-member table:name="45407" table:display="true" table:show-details="true"/>
                <table:data-pilot-member table:name="45410" table:display="true" table:show-details="true"/>
                <table:data-pilot-member table:name="45415" table:display="true" table:show-details="true"/>
                <table:data-pilot-member table:name="45416" table:display="true" table:show-details="true"/>
                <table:data-pilot-member table:name="45418" table:display="true" table:show-details="true"/>
                <table:data-pilot-member table:name="45419" table:display="true" table:show-details="true"/>
                <table:data-pilot-member table:name="45422" table:display="true" table:show-details="true"/>
                <table:data-pilot-member table:name="45424" table:display="true" table:show-details="true"/>
                <table:data-pilot-member table:name="45427" table:display="true" table:show-details="true"/>
                <table:data-pilot-member table:name="45450" table:display="true" table:show-details="true"/>
                <table:data-pilot-member table:name="45460" table:display="true" table:show-details="true"/>
                <table:data-pilot-member table:name="45463" table:display="true" table:show-details="true"/>
                <table:data-pilot-member table:name="45467" table:display="true" table:show-details="true"/>
                <table:data-pilot-member table:name="45475" table:display="true" table:show-details="true"/>
                <table:data-pilot-member table:name="45476" table:display="true" table:show-details="true"/>
                <table:data-pilot-member table:name="45489" table:display="true" table:show-details="true"/>
                <table:data-pilot-member table:name="45493" table:display="true" table:show-details="true"/>
                <table:data-pilot-member table:name="45496" table:display="true" table:show-details="true"/>
                <table:data-pilot-member table:name="45500" table:display="true" table:show-details="true"/>
                <table:data-pilot-member table:name="45506" table:display="true" table:show-details="true"/>
                <table:data-pilot-member table:name="45528" table:display="true" table:show-details="true"/>
                <table:data-pilot-member table:name="45543" table:display="true" table:show-details="true"/>
                <table:data-pilot-member table:name="45547" table:display="true" table:show-details="true"/>
                <table:data-pilot-member table:name="45553" table:display="true" table:show-details="true"/>
                <table:data-pilot-member table:name="45554" table:display="true" table:show-details="true"/>
                <table:data-pilot-member table:name="45577" table:display="true" table:show-details="true"/>
                <table:data-pilot-member table:name="45582" table:display="true" table:show-details="true"/>
                <table:data-pilot-member table:name="45588" table:display="true" table:show-details="true"/>
                <table:data-pilot-member table:name="45595" table:display="true" table:show-details="true"/>
                <table:data-pilot-member table:name="45599" table:display="true" table:show-details="true"/>
                <table:data-pilot-member table:name="45604" table:display="true" table:show-details="true"/>
                <table:data-pilot-member table:name="45611" table:display="true" table:show-details="true"/>
                <table:data-pilot-member table:name="45622" table:display="true" table:show-details="true"/>
                <table:data-pilot-member table:name="45629" table:display="true" table:show-details="true"/>
                <table:data-pilot-member table:name="45632" table:display="true" table:show-details="true"/>
                <table:data-pilot-member table:name="45637" table:display="true" table:show-details="true"/>
                <table:data-pilot-member table:name="45642" table:display="true" table:show-details="true"/>
                <table:data-pilot-member table:name="45647" table:display="true" table:show-details="true"/>
                <table:data-pilot-member table:name="45650" table:display="true" table:show-details="true"/>
                <table:data-pilot-member table:name="45652" table:display="true" table:show-details="true"/>
                <table:data-pilot-member table:name="45656" table:display="true" table:show-details="true"/>
                <table:data-pilot-member table:name="45660" table:display="true" table:show-details="true"/>
                <table:data-pilot-member table:name="45663" table:display="true" table:show-details="true"/>
                <table:data-pilot-member table:name="45674" table:display="true" table:show-details="true"/>
                <table:data-pilot-member table:name="45688" table:display="true" table:show-details="true"/>
                <table:data-pilot-member table:name="45697" table:display="true" table:show-details="true"/>
                <table:data-pilot-member table:name="45710" table:display="true" table:show-details="true"/>
                <table:data-pilot-member table:name="45727" table:display="true" table:show-details="true"/>
                <table:data-pilot-member table:name="45744" table:display="true" table:show-details="true"/>
                <table:data-pilot-member table:name="45745" table:display="true" table:show-details="true"/>
                <table:data-pilot-member table:name="45758" table:display="true" table:show-details="true"/>
                <table:data-pilot-member table:name="45767" table:display="true" table:show-details="true"/>
                <table:data-pilot-member table:name="45772" table:display="true" table:show-details="true"/>
                <table:data-pilot-member table:name="45778" table:display="true" table:show-details="true"/>
                <table:data-pilot-member table:name="45794" table:display="true" table:show-details="true"/>
                <table:data-pilot-member table:name="45795" table:display="true" table:show-details="true"/>
                <table:data-pilot-member table:name="45800" table:display="true" table:show-details="true"/>
                <table:data-pilot-member table:name="45804" table:display="true" table:show-details="true"/>
                <table:data-pilot-member table:name="45816" table:display="true" table:show-details="true"/>
                <table:data-pilot-member table:name="45823" table:display="true" table:show-details="true"/>
                <table:data-pilot-member table:name="45830" table:display="true" table:show-details="true"/>
                <table:data-pilot-member table:name="45835" table:display="true" table:show-details="true"/>
                <table:data-pilot-member table:name="45844" table:display="true" table:show-details="true"/>
                <table:data-pilot-member table:name="45859" table:display="true" table:show-details="true"/>
                <table:data-pilot-member table:name="45867" table:display="true" table:show-details="true"/>
                <table:data-pilot-member table:name="45869" table:display="true" table:show-details="true"/>
                <table:data-pilot-member table:name="45872" table:display="true" table:show-details="true"/>
                <table:data-pilot-member table:name="45881" table:display="true" table:show-details="true"/>
                <table:data-pilot-member table:name="45894" table:display="true" table:show-details="true"/>
                <table:data-pilot-member table:name="45895" table:display="true" table:show-details="true"/>
                <table:data-pilot-member table:name="45904" table:display="true" table:show-details="true"/>
                <table:data-pilot-member table:name="45917" table:display="true" table:show-details="true"/>
                <table:data-pilot-member table:name="45918" table:display="true" table:show-details="true"/>
                <table:data-pilot-member table:name="45938" table:display="true" table:show-details="true"/>
                <table:data-pilot-member table:name="45939" table:display="true" table:show-details="true"/>
                <table:data-pilot-member table:name="45947" table:display="true" table:show-details="true"/>
                <table:data-pilot-member table:name="45951" table:display="true" table:show-details="true"/>
                <table:data-pilot-member table:name="45955" table:display="true" table:show-details="true"/>
                <table:data-pilot-member table:name="45959" table:display="true" table:show-details="true"/>
                <table:data-pilot-member table:name="45964" table:display="true" table:show-details="true"/>
                <table:data-pilot-member table:name="45970" table:display="true" table:show-details="true"/>
                <table:data-pilot-member table:name="45972" table:display="true" table:show-details="true"/>
                <table:data-pilot-member table:name="45977" table:display="true" table:show-details="true"/>
                <table:data-pilot-member table:name="45982" table:display="true" table:show-details="true"/>
                <table:data-pilot-member table:name="45985" table:display="true" table:show-details="true"/>
                <table:data-pilot-member table:name="45992" table:display="true" table:show-details="true"/>
                <table:data-pilot-member table:name="46020" table:display="true" table:show-details="true"/>
                <table:data-pilot-member table:name="46045" table:display="true" table:show-details="true"/>
                <table:data-pilot-member table:name="46047" table:display="true" table:show-details="true"/>
                <table:data-pilot-member table:name="46061" table:display="true" table:show-details="true"/>
                <table:data-pilot-member table:name="46062" table:display="true" table:show-details="true"/>
                <table:data-pilot-member table:name="46065" table:display="true" table:show-details="true"/>
                <table:data-pilot-member table:name="46075" table:display="true" table:show-details="true"/>
                <table:data-pilot-member table:name="46082" table:display="true" table:show-details="true"/>
                <table:data-pilot-member table:name="46086" table:display="true" table:show-details="true"/>
                <table:data-pilot-member table:name="46092" table:display="true" table:show-details="true"/>
                <table:data-pilot-member table:name="46097" table:display="true" table:show-details="true"/>
                <table:data-pilot-member table:name="46099" table:display="true" table:show-details="true"/>
                <table:data-pilot-member table:name="46104" table:display="true" table:show-details="true"/>
                <table:data-pilot-member table:name="46121" table:display="true" table:show-details="true"/>
                <table:data-pilot-member table:name="46145" table:display="true" table:show-details="true"/>
                <table:data-pilot-member table:name="46148" table:display="true" table:show-details="true"/>
                <table:data-pilot-member table:name="46155" table:display="true" table:show-details="true"/>
                <table:data-pilot-member table:name="46159" table:display="true" table:show-details="true"/>
                <table:data-pilot-member table:name="46165" table:display="true" table:show-details="true"/>
                <table:data-pilot-member table:name="46174" table:display="true" table:show-details="true"/>
                <table:data-pilot-member table:name="46176" table:display="true" table:show-details="true"/>
                <table:data-pilot-member table:name="46178" table:display="true" table:show-details="true"/>
                <table:data-pilot-member table:name="46181" table:display="true" table:show-details="true"/>
                <table:data-pilot-member table:name="46189" table:display="true" table:show-details="true"/>
                <table:data-pilot-member table:name="46195" table:display="true" table:show-details="true"/>
                <table:data-pilot-member table:name="46196" table:display="true" table:show-details="true"/>
                <table:data-pilot-member table:name="46200" table:display="true" table:show-details="true"/>
                <table:data-pilot-member table:name="46201" table:display="true" table:show-details="true"/>
                <table:data-pilot-member table:name="46214" table:display="true" table:show-details="true"/>
                <table:data-pilot-member table:name="46226" table:display="true" table:show-details="true"/>
                <table:data-pilot-member table:name="46241" table:display="true" table:show-details="true"/>
                <table:data-pilot-member table:name="46254" table:display="true" table:show-details="true"/>
                <table:data-pilot-member table:name="46255" table:display="true" table:show-details="true"/>
                <table:data-pilot-member table:name="46291" table:display="true" table:show-details="true"/>
                <table:data-pilot-member table:name="46292" table:display="true" table:show-details="true"/>
                <table:data-pilot-member table:name="46303" table:display="true" table:show-details="true"/>
                <table:data-pilot-member table:name="46325" table:display="true" table:show-details="true"/>
                <table:data-pilot-member table:name="46333" table:display="true" table:show-details="true"/>
                <table:data-pilot-member table:name="46337" table:display="true" table:show-details="true"/>
                <table:data-pilot-member table:name="46346" table:display="true" table:show-details="true"/>
                <table:data-pilot-member table:name="46355" table:display="true" table:show-details="true"/>
                <table:data-pilot-member table:name="46362" table:display="true" table:show-details="true"/>
                <table:data-pilot-member table:name="46365" table:display="true" table:show-details="true"/>
                <table:data-pilot-member table:name="46366" table:display="true" table:show-details="true"/>
                <table:data-pilot-member table:name="46368" table:display="true" table:show-details="true"/>
                <table:data-pilot-member table:name="46378" table:display="true" table:show-details="true"/>
                <table:data-pilot-member table:name="46379" table:display="true" table:show-details="true"/>
                <table:data-pilot-member table:name="46384" table:display="true" table:show-details="true"/>
                <table:data-pilot-member table:name="46386" table:display="true" table:show-details="true"/>
                <table:data-pilot-member table:name="46389" table:display="true" table:show-details="true"/>
                <table:data-pilot-member table:name="46390" table:display="true" table:show-details="true"/>
                <table:data-pilot-member table:name="46393" table:display="true" table:show-details="true"/>
                <table:data-pilot-member table:name="46396" table:display="true" table:show-details="true"/>
                <table:data-pilot-member table:name="46399" table:display="true" table:show-details="true"/>
                <table:data-pilot-member table:name="46410" table:display="true" table:show-details="true"/>
                <table:data-pilot-member table:name="46429" table:display="true" table:show-details="true"/>
                <table:data-pilot-member table:name="46430" table:display="true" table:show-details="true"/>
                <table:data-pilot-member table:name="46448" table:display="true" table:show-details="true"/>
                <table:data-pilot-member table:name="46451" table:display="true" table:show-details="true"/>
                <table:data-pilot-member table:name="46458" table:display="true" table:show-details="true"/>
                <table:data-pilot-member table:name="46482" table:display="true" table:show-details="true"/>
                <table:data-pilot-member table:name="46483" table:display="true" table:show-details="true"/>
                <table:data-pilot-member table:name="46484" table:display="true" table:show-details="true"/>
                <table:data-pilot-member table:name="46486" table:display="true" table:show-details="true"/>
                <table:data-pilot-member table:name="46496" table:display="true" table:show-details="true"/>
                <table:data-pilot-member table:name="46497" table:display="true" table:show-details="true"/>
                <table:data-pilot-member table:name="46501" table:display="true" table:show-details="true"/>
                <table:data-pilot-member table:name="46503" table:display="true" table:show-details="true"/>
                <table:data-pilot-member table:name="46523" table:display="true" table:show-details="true"/>
                <table:data-pilot-member table:name="46529" table:display="true" table:show-details="true"/>
                <table:data-pilot-member table:name="46532" table:display="true" table:show-details="true"/>
                <table:data-pilot-member table:name="46546" table:display="true" table:show-details="true"/>
                <table:data-pilot-member table:name="46550" table:display="true" table:show-details="true"/>
                <table:data-pilot-member table:name="46560" table:display="true" table:show-details="true"/>
                <table:data-pilot-member table:name="46569" table:display="true" table:show-details="true"/>
                <table:data-pilot-member table:name="46574" table:display="true" table:show-details="true"/>
                <table:data-pilot-member table:name="46589" table:display="true" table:show-details="true"/>
                <table:data-pilot-member table:name="46595" table:display="true" table:show-details="true"/>
                <table:data-pilot-member table:name="46601" table:display="true" table:show-details="true"/>
                <table:data-pilot-member table:name="46603" table:display="true" table:show-details="true"/>
                <table:data-pilot-member table:name="46636" table:display="true" table:show-details="true"/>
                <table:data-pilot-member table:name="46639" table:display="true" table:show-details="true"/>
                <table:data-pilot-member table:name="46642" table:display="true" table:show-details="true"/>
                <table:data-pilot-member table:name="46643" table:display="true" table:show-details="true"/>
                <table:data-pilot-member table:name="46651" table:display="true" table:show-details="true"/>
                <table:data-pilot-member table:name="46659" table:display="true" table:show-details="true"/>
                <table:data-pilot-member table:name="46681" table:display="true" table:show-details="true"/>
                <table:data-pilot-member table:name="46703" table:display="true" table:show-details="true"/>
                <table:data-pilot-member table:name="46706" table:display="true" table:show-details="true"/>
                <table:data-pilot-member table:name="46714" table:display="true" table:show-details="true"/>
                <table:data-pilot-member table:name="46723" table:display="true" table:show-details="true"/>
                <table:data-pilot-member table:name="46730" table:display="true" table:show-details="true"/>
                <table:data-pilot-member table:name="46742" table:display="true" table:show-details="true"/>
                <table:data-pilot-member table:name="46763" table:display="true" table:show-details="true"/>
                <table:data-pilot-member table:name="46764" table:display="true" table:show-details="true"/>
                <table:data-pilot-member table:name="46811" table:display="true" table:show-details="true"/>
                <table:data-pilot-member table:name="46814" table:display="true" table:show-details="true"/>
                <table:data-pilot-member table:name="46835" table:display="true" table:show-details="true"/>
                <table:data-pilot-member table:name="46839" table:display="true" table:show-details="true"/>
                <table:data-pilot-member table:name="46840" table:display="true" table:show-details="true"/>
                <table:data-pilot-member table:name="46844" table:display="true" table:show-details="true"/>
                <table:data-pilot-member table:name="46854" table:display="true" table:show-details="true"/>
                <table:data-pilot-member table:name="46859" table:display="true" table:show-details="true"/>
                <table:data-pilot-member table:name="46860" table:display="true" table:show-details="true"/>
                <table:data-pilot-member table:name="46862" table:display="true" table:show-details="true"/>
                <table:data-pilot-member table:name="46863" table:display="true" table:show-details="true"/>
                <table:data-pilot-member table:name="46878" table:display="true" table:show-details="true"/>
                <table:data-pilot-member table:name="46883" table:display="true" table:show-details="true"/>
                <table:data-pilot-member table:name="46889" table:display="true" table:show-details="true"/>
                <table:data-pilot-member table:name="46893" table:display="true" table:show-details="true"/>
                <table:data-pilot-member table:name="46906" table:display="true" table:show-details="true"/>
                <table:data-pilot-member table:name="46927" table:display="true" table:show-details="true"/>
                <table:data-pilot-member table:name="46934" table:display="true" table:show-details="true"/>
                <table:data-pilot-member table:name="46938" table:display="true" table:show-details="true"/>
                <table:data-pilot-member table:name="46941" table:display="true" table:show-details="true"/>
                <table:data-pilot-member table:name="46950" table:display="true" table:show-details="true"/>
                <table:data-pilot-member table:name="46958" table:display="true" table:show-details="true"/>
                <table:data-pilot-member table:name="46966" table:display="true" table:show-details="true"/>
                <table:data-pilot-member table:name="46968" table:display="true" table:show-details="true"/>
                <table:data-pilot-member table:name="46975" table:display="true" table:show-details="true"/>
                <table:data-pilot-member table:name="46994" table:display="true" table:show-details="true"/>
                <table:data-pilot-member table:name="46997" table:display="true" table:show-details="true"/>
                <table:data-pilot-member table:name="47017" table:display="true" table:show-details="true"/>
                <table:data-pilot-member table:name="47023" table:display="true" table:show-details="true"/>
                <table:data-pilot-member table:name="47033" table:display="true" table:show-details="true"/>
                <table:data-pilot-member table:name="47034" table:display="true" table:show-details="true"/>
                <table:data-pilot-member table:name="47041" table:display="true" table:show-details="true"/>
                <table:data-pilot-member table:name="47065" table:display="true" table:show-details="true"/>
                <table:data-pilot-member table:name="47068" table:display="true" table:show-details="true"/>
                <table:data-pilot-member table:name="47078" table:display="true" table:show-details="true"/>
                <table:data-pilot-member table:name="47082" table:display="true" table:show-details="true"/>
                <table:data-pilot-member table:name="47093" table:display="true" table:show-details="true"/>
                <table:data-pilot-member table:name="47094" table:display="true" table:show-details="true"/>
                <table:data-pilot-member table:name="47096" table:display="true" table:show-details="true"/>
                <table:data-pilot-member table:name="47107" table:display="true" table:show-details="true"/>
                <table:data-pilot-member table:name="47110" table:display="true" table:show-details="true"/>
                <table:data-pilot-member table:name="47112" table:display="true" table:show-details="true"/>
                <table:data-pilot-member table:name="47120" table:display="true" table:show-details="true"/>
                <table:data-pilot-member table:name="47126" table:display="true" table:show-details="true"/>
                <table:data-pilot-member table:name="47133" table:display="true" table:show-details="true"/>
                <table:data-pilot-member table:name="47153" table:display="true" table:show-details="true"/>
                <table:data-pilot-member table:name="47161" table:display="true" table:show-details="true"/>
                <table:data-pilot-member table:name="47198" table:display="true" table:show-details="true"/>
                <table:data-pilot-member table:name="47206" table:display="true" table:show-details="true"/>
                <table:data-pilot-member table:name="47208" table:display="true" table:show-details="true"/>
                <table:data-pilot-member table:name="47216" table:display="true" table:show-details="true"/>
                <table:data-pilot-member table:name="47218" table:display="true" table:show-details="true"/>
                <table:data-pilot-member table:name="47228" table:display="true" table:show-details="true"/>
                <table:data-pilot-member table:name="47233" table:display="true" table:show-details="true"/>
                <table:data-pilot-member table:name="47244" table:display="true" table:show-details="true"/>
                <table:data-pilot-member table:name="47245" table:display="true" table:show-details="true"/>
                <table:data-pilot-member table:name="47248" table:display="true" table:show-details="true"/>
                <table:data-pilot-member table:name="47255" table:display="true" table:show-details="true"/>
                <table:data-pilot-member table:name="47256" table:display="true" table:show-details="true"/>
                <table:data-pilot-member table:name="47274" table:display="true" table:show-details="true"/>
                <table:data-pilot-member table:name="47276" table:display="true" table:show-details="true"/>
                <table:data-pilot-member table:name="47301" table:display="true" table:show-details="true"/>
                <table:data-pilot-member table:name="47310" table:display="true" table:show-details="true"/>
                <table:data-pilot-member table:name="47312" table:display="true" table:show-details="true"/>
                <table:data-pilot-member table:name="47319" table:display="true" table:show-details="true"/>
                <table:data-pilot-member table:name="47332" table:display="true" table:show-details="true"/>
                <table:data-pilot-member table:name="47339" table:display="true" table:show-details="true"/>
                <table:data-pilot-member table:name="47361" table:display="true" table:show-details="true"/>
                <table:data-pilot-member table:name="47364" table:display="true" table:show-details="true"/>
                <table:data-pilot-member table:name="47372" table:display="true" table:show-details="true"/>
                <table:data-pilot-member table:name="47386" table:display="true" table:show-details="true"/>
                <table:data-pilot-member table:name="47390" table:display="true" table:show-details="true"/>
                <table:data-pilot-member table:name="47408" table:display="true" table:show-details="true"/>
                <table:data-pilot-member table:name="47412" table:display="true" table:show-details="true"/>
                <table:data-pilot-member table:name="47414" table:display="true" table:show-details="true"/>
                <table:data-pilot-member table:name="47419" table:display="true" table:show-details="true"/>
                <table:data-pilot-member table:name="47429" table:display="true" table:show-details="true"/>
                <table:data-pilot-member table:name="47430" table:display="true" table:show-details="true"/>
                <table:data-pilot-member table:name="47434" table:display="true" table:show-details="true"/>
                <table:data-pilot-member table:name="47443" table:display="true" table:show-details="true"/>
                <table:data-pilot-member table:name="47445" table:display="true" table:show-details="true"/>
                <table:data-pilot-member table:name="47465" table:display="true" table:show-details="true"/>
                <table:data-pilot-member table:name="47484" table:display="true" table:show-details="true"/>
                <table:data-pilot-member table:name="47488" table:display="true" table:show-details="true"/>
                <table:data-pilot-member table:name="47491" table:display="true" table:show-details="true"/>
                <table:data-pilot-member table:name="47494" table:display="true" table:show-details="true"/>
                <table:data-pilot-member table:name="47504" table:display="true" table:show-details="true"/>
                <table:data-pilot-member table:name="47506" table:display="true" table:show-details="true"/>
                <table:data-pilot-member table:name="47508" table:display="true" table:show-details="true"/>
                <table:data-pilot-member table:name="47532" table:display="true" table:show-details="true"/>
                <table:data-pilot-member table:name="47535" table:display="true" table:show-details="true"/>
                <table:data-pilot-member table:name="47541" table:display="true" table:show-details="true"/>
                <table:data-pilot-member table:name="47548" table:display="true" table:show-details="true"/>
                <table:data-pilot-member table:name="47555" table:display="true" table:show-details="true"/>
                <table:data-pilot-member table:name="47557" table:display="true" table:show-details="true"/>
                <table:data-pilot-member table:name="47566" table:display="true" table:show-details="true"/>
                <table:data-pilot-member table:name="47588" table:display="true" table:show-details="true"/>
                <table:data-pilot-member table:name="47592" table:display="true" table:show-details="true"/>
                <table:data-pilot-member table:name="47593" table:display="true" table:show-details="true"/>
                <table:data-pilot-member table:name="47594" table:display="true" table:show-details="true"/>
                <table:data-pilot-member table:name="47595" table:display="true" table:show-details="true"/>
                <table:data-pilot-member table:name="47623" table:display="true" table:show-details="true"/>
                <table:data-pilot-member table:name="47647" table:display="true" table:show-details="true"/>
                <table:data-pilot-member table:name="47652" table:display="true" table:show-details="true"/>
                <table:data-pilot-member table:name="47656" table:display="true" table:show-details="true"/>
                <table:data-pilot-member table:name="47657" table:display="true" table:show-details="true"/>
                <table:data-pilot-member table:name="47660" table:display="true" table:show-details="true"/>
                <table:data-pilot-member table:name="47667" table:display="true" table:show-details="true"/>
                <table:data-pilot-member table:name="47674" table:display="true" table:show-details="true"/>
                <table:data-pilot-member table:name="47679" table:display="true" table:show-details="true"/>
                <table:data-pilot-member table:name="47682" table:display="true" table:show-details="true"/>
                <table:data-pilot-member table:name="47689" table:display="true" table:show-details="true"/>
                <table:data-pilot-member table:name="47700" table:display="true" table:show-details="true"/>
                <table:data-pilot-member table:name="47717" table:display="true" table:show-details="true"/>
                <table:data-pilot-member table:name="47718" table:display="true" table:show-details="true"/>
                <table:data-pilot-member table:name="47733" table:display="true" table:show-details="true"/>
                <table:data-pilot-member table:name="47735" table:display="true" table:show-details="true"/>
                <table:data-pilot-member table:name="47737" table:display="true" table:show-details="true"/>
                <table:data-pilot-member table:name="47738" table:display="true" table:show-details="true"/>
                <table:data-pilot-member table:name="47741" table:display="true" table:show-details="true"/>
                <table:data-pilot-member table:name="47750" table:display="true" table:show-details="true"/>
                <table:data-pilot-member table:name="47766" table:display="true" table:show-details="true"/>
                <table:data-pilot-member table:name="47787" table:display="true" table:show-details="true"/>
                <table:data-pilot-member table:name="47789" table:display="true" table:show-details="true"/>
                <table:data-pilot-member table:name="47793" table:display="true" table:show-details="true"/>
                <table:data-pilot-member table:name="47796" table:display="true" table:show-details="true"/>
                <table:data-pilot-member table:name="47801" table:display="true" table:show-details="true"/>
                <table:data-pilot-member table:name="47803" table:display="true" table:show-details="true"/>
                <table:data-pilot-member table:name="47808" table:display="true" table:show-details="true"/>
                <table:data-pilot-member table:name="47837" table:display="true" table:show-details="true"/>
                <table:data-pilot-member table:name="47847" table:display="true" table:show-details="true"/>
                <table:data-pilot-member table:name="47851" table:display="true" table:show-details="true"/>
                <table:data-pilot-member table:name="47853" table:display="true" table:show-details="true"/>
                <table:data-pilot-member table:name="47859" table:display="true" table:show-details="true"/>
                <table:data-pilot-member table:name="47864" table:display="true" table:show-details="true"/>
                <table:data-pilot-member table:name="47866" table:display="true" table:show-details="true"/>
                <table:data-pilot-member table:name="47876" table:display="true" table:show-details="true"/>
                <table:data-pilot-member table:name="47878" table:display="true" table:show-details="true"/>
                <table:data-pilot-member table:name="47889" table:display="true" table:show-details="true"/>
                <table:data-pilot-member table:name="47897" table:display="true" table:show-details="true"/>
                <table:data-pilot-member table:name="47899" table:display="true" table:show-details="true"/>
                <table:data-pilot-member table:name="47902" table:display="true" table:show-details="true"/>
                <table:data-pilot-member table:name="47909" table:display="true" table:show-details="true"/>
                <table:data-pilot-member table:name="47916" table:display="true" table:show-details="true"/>
                <table:data-pilot-member table:name="47920" table:display="true" table:show-details="true"/>
                <table:data-pilot-member table:name="47927" table:display="true" table:show-details="true"/>
                <table:data-pilot-member table:name="47940" table:display="true" table:show-details="true"/>
                <table:data-pilot-member table:name="47942" table:display="true" table:show-details="true"/>
                <table:data-pilot-member table:name="47944" table:display="true" table:show-details="true"/>
                <table:data-pilot-member table:name="47949" table:display="true" table:show-details="true"/>
                <table:data-pilot-member table:name="47959" table:display="true" table:show-details="true"/>
                <table:data-pilot-member table:name="47971" table:display="true" table:show-details="true"/>
                <table:data-pilot-member table:name="47973" table:display="true" table:show-details="true"/>
                <table:data-pilot-member table:name="47982" table:display="true" table:show-details="true"/>
                <table:data-pilot-member table:name="48009" table:display="true" table:show-details="true"/>
                <table:data-pilot-member table:name="48013" table:display="true" table:show-details="true"/>
                <table:data-pilot-member table:name="48015" table:display="true" table:show-details="true"/>
                <table:data-pilot-member table:name="48058" table:display="true" table:show-details="true"/>
                <table:data-pilot-member table:name="48072" table:display="true" table:show-details="true"/>
                <table:data-pilot-member table:name="48077" table:display="true" table:show-details="true"/>
                <table:data-pilot-member table:name="48105" table:display="true" table:show-details="true"/>
                <table:data-pilot-member table:name="48116" table:display="true" table:show-details="true"/>
                <table:data-pilot-member table:name="48127" table:display="true" table:show-details="true"/>
                <table:data-pilot-member table:name="48128" table:display="true" table:show-details="true"/>
                <table:data-pilot-member table:name="48132" table:display="true" table:show-details="true"/>
                <table:data-pilot-member table:name="48141" table:display="true" table:show-details="true"/>
                <table:data-pilot-member table:name="48144" table:display="true" table:show-details="true"/>
                <table:data-pilot-member table:name="48152" table:display="true" table:show-details="true"/>
                <table:data-pilot-member table:name="48157" table:display="true" table:show-details="true"/>
                <table:data-pilot-member table:name="48163" table:display="true" table:show-details="true"/>
                <table:data-pilot-member table:name="48167" table:display="true" table:show-details="true"/>
                <table:data-pilot-member table:name="48178" table:display="true" table:show-details="true"/>
                <table:data-pilot-member table:name="48181" table:display="true" table:show-details="true"/>
                <table:data-pilot-member table:name="48189" table:display="true" table:show-details="true"/>
                <table:data-pilot-member table:name="48197" table:display="true" table:show-details="true"/>
                <table:data-pilot-member table:name="48200" table:display="true" table:show-details="true"/>
                <table:data-pilot-member table:name="48203" table:display="true" table:show-details="true"/>
                <table:data-pilot-member table:name="48208" table:display="true" table:show-details="true"/>
                <table:data-pilot-member table:name="48210" table:display="true" table:show-details="true"/>
                <table:data-pilot-member table:name="48223" table:display="true" table:show-details="true"/>
                <table:data-pilot-member table:name="48234" table:display="true" table:show-details="true"/>
                <table:data-pilot-member table:name="48239" table:display="true" table:show-details="true"/>
                <table:data-pilot-member table:name="48242" table:display="true" table:show-details="true"/>
                <table:data-pilot-member table:name="48243" table:display="true" table:show-details="true"/>
                <table:data-pilot-member table:name="48247" table:display="true" table:show-details="true"/>
                <table:data-pilot-member table:name="48265" table:display="true" table:show-details="true"/>
                <table:data-pilot-member table:name="48267" table:display="true" table:show-details="true"/>
                <table:data-pilot-member table:name="48270" table:display="true" table:show-details="true"/>
                <table:data-pilot-member table:name="48280" table:display="true" table:show-details="true"/>
                <table:data-pilot-member table:name="48304" table:display="true" table:show-details="true"/>
                <table:data-pilot-member table:name="48311" table:display="true" table:show-details="true"/>
                <table:data-pilot-member table:name="48313" table:display="true" table:show-details="true"/>
                <table:data-pilot-member table:name="48325" table:display="true" table:show-details="true"/>
                <table:data-pilot-member table:name="48334" table:display="true" table:show-details="true"/>
                <table:data-pilot-member table:name="48358" table:display="true" table:show-details="true"/>
                <table:data-pilot-member table:name="48362" table:display="true" table:show-details="true"/>
                <table:data-pilot-member table:name="48367" table:display="true" table:show-details="true"/>
                <table:data-pilot-member table:name="48369" table:display="true" table:show-details="true"/>
                <table:data-pilot-member table:name="48389" table:display="true" table:show-details="true"/>
                <table:data-pilot-member table:name="48391" table:display="true" table:show-details="true"/>
                <table:data-pilot-member table:name="48394" table:display="true" table:show-details="true"/>
                <table:data-pilot-member table:name="48399" table:display="true" table:show-details="true"/>
                <table:data-pilot-member table:name="48401" table:display="true" table:show-details="true"/>
                <table:data-pilot-member table:name="48410" table:display="true" table:show-details="true"/>
                <table:data-pilot-member table:name="48438" table:display="true" table:show-details="true"/>
                <table:data-pilot-member table:name="48443" table:display="true" table:show-details="true"/>
                <table:data-pilot-member table:name="48444" table:display="true" table:show-details="true"/>
                <table:data-pilot-member table:name="48446" table:display="true" table:show-details="true"/>
                <table:data-pilot-member table:name="48447" table:display="true" table:show-details="true"/>
                <table:data-pilot-member table:name="48452" table:display="true" table:show-details="true"/>
                <table:data-pilot-member table:name="48458" table:display="true" table:show-details="true"/>
                <table:data-pilot-member table:name="48460" table:display="true" table:show-details="true"/>
                <table:data-pilot-member table:name="48463" table:display="true" table:show-details="true"/>
                <table:data-pilot-member table:name="48464" table:display="true" table:show-details="true"/>
                <table:data-pilot-member table:name="48478" table:display="true" table:show-details="true"/>
                <table:data-pilot-member table:name="48482" table:display="true" table:show-details="true"/>
                <table:data-pilot-member table:name="48484" table:display="true" table:show-details="true"/>
                <table:data-pilot-member table:name="48489" table:display="true" table:show-details="true"/>
                <table:data-pilot-member table:name="48492" table:display="true" table:show-details="true"/>
                <table:data-pilot-member table:name="48504" table:display="true" table:show-details="true"/>
                <table:data-pilot-member table:name="48506" table:display="true" table:show-details="true"/>
                <table:data-pilot-member table:name="48509" table:display="true" table:show-details="true"/>
                <table:data-pilot-member table:name="48517" table:display="true" table:show-details="true"/>
                <table:data-pilot-member table:name="48524" table:display="true" table:show-details="true"/>
                <table:data-pilot-member table:name="48533" table:display="true" table:show-details="true"/>
                <table:data-pilot-member table:name="48539" table:display="true" table:show-details="true"/>
                <table:data-pilot-member table:name="48546" table:display="true" table:show-details="true"/>
                <table:data-pilot-member table:name="48548" table:display="true" table:show-details="true"/>
                <table:data-pilot-member table:name="48557" table:display="true" table:show-details="true"/>
                <table:data-pilot-member table:name="48566" table:display="true" table:show-details="true"/>
                <table:data-pilot-member table:name="48574" table:display="true" table:show-details="true"/>
                <table:data-pilot-member table:name="48593" table:display="true" table:show-details="true"/>
                <table:data-pilot-member table:name="48595" table:display="true" table:show-details="true"/>
                <table:data-pilot-member table:name="48602" table:display="true" table:show-details="true"/>
                <table:data-pilot-member table:name="48603" table:display="true" table:show-details="true"/>
                <table:data-pilot-member table:name="48613" table:display="true" table:show-details="true"/>
                <table:data-pilot-member table:name="48622" table:display="true" table:show-details="true"/>
                <table:data-pilot-member table:name="48626" table:display="true" table:show-details="true"/>
                <table:data-pilot-member table:name="48637" table:display="true" table:show-details="true"/>
                <table:data-pilot-member table:name="48643" table:display="true" table:show-details="true"/>
                <table:data-pilot-member table:name="48647" table:display="true" table:show-details="true"/>
                <table:data-pilot-member table:name="48649" table:display="true" table:show-details="true"/>
                <table:data-pilot-member table:name="48652" table:display="true" table:show-details="true"/>
                <table:data-pilot-member table:name="48669" table:display="true" table:show-details="true"/>
                <table:data-pilot-member table:name="48681" table:display="true" table:show-details="true"/>
                <table:data-pilot-member table:name="48687" table:display="true" table:show-details="true"/>
                <table:data-pilot-member table:name="48700" table:display="true" table:show-details="true"/>
                <table:data-pilot-member table:name="48704" table:display="true" table:show-details="true"/>
                <table:data-pilot-member table:name="48708" table:display="true" table:show-details="true"/>
                <table:data-pilot-member table:name="48713" table:display="true" table:show-details="true"/>
                <table:data-pilot-member table:name="48716" table:display="true" table:show-details="true"/>
                <table:data-pilot-member table:name="48717" table:display="true" table:show-details="true"/>
                <table:data-pilot-member table:name="48720" table:display="true" table:show-details="true"/>
                <table:data-pilot-member table:name="48721" table:display="true" table:show-details="true"/>
                <table:data-pilot-member table:name="48722" table:display="true" table:show-details="true"/>
                <table:data-pilot-member table:name="48760" table:display="true" table:show-details="true"/>
                <table:data-pilot-member table:name="48769" table:display="true" table:show-details="true"/>
                <table:data-pilot-member table:name="48776" table:display="true" table:show-details="true"/>
                <table:data-pilot-member table:name="48788" table:display="true" table:show-details="true"/>
                <table:data-pilot-member table:name="48791" table:display="true" table:show-details="true"/>
                <table:data-pilot-member table:name="48835" table:display="true" table:show-details="true"/>
                <table:data-pilot-member table:name="48836" table:display="true" table:show-details="true"/>
                <table:data-pilot-member table:name="48851" table:display="true" table:show-details="true"/>
                <table:data-pilot-member table:name="48853" table:display="true" table:show-details="true"/>
                <table:data-pilot-member table:name="48857" table:display="true" table:show-details="true"/>
                <table:data-pilot-member table:name="48871" table:display="true" table:show-details="true"/>
                <table:data-pilot-member table:name="48872" table:display="true" table:show-details="true"/>
                <table:data-pilot-member table:name="48881" table:display="true" table:show-details="true"/>
                <table:data-pilot-member table:name="48887" table:display="true" table:show-details="true"/>
                <table:data-pilot-member table:name="48889" table:display="true" table:show-details="true"/>
                <table:data-pilot-member table:name="48896" table:display="true" table:show-details="true"/>
                <table:data-pilot-member table:name="48902" table:display="true" table:show-details="true"/>
                <table:data-pilot-member table:name="48906" table:display="true" table:show-details="true"/>
                <table:data-pilot-member table:name="48918" table:display="true" table:show-details="true"/>
                <table:data-pilot-member table:name="48929" table:display="true" table:show-details="true"/>
                <table:data-pilot-member table:name="48934" table:display="true" table:show-details="true"/>
                <table:data-pilot-member table:name="48952" table:display="true" table:show-details="true"/>
                <table:data-pilot-member table:name="48968" table:display="true" table:show-details="true"/>
                <table:data-pilot-member table:name="48982" table:display="true" table:show-details="true"/>
                <table:data-pilot-member table:name="48983" table:display="true" table:show-details="true"/>
                <table:data-pilot-member table:name="48990" table:display="true" table:show-details="true"/>
                <table:data-pilot-member table:name="48991" table:display="true" table:show-details="true"/>
                <table:data-pilot-member table:name="49003" table:display="true" table:show-details="true"/>
                <table:data-pilot-member table:name="49006" table:display="true" table:show-details="true"/>
                <table:data-pilot-member table:name="49008" table:display="true" table:show-details="true"/>
                <table:data-pilot-member table:name="49018" table:display="true" table:show-details="true"/>
                <table:data-pilot-member table:name="49023" table:display="true" table:show-details="true"/>
                <table:data-pilot-member table:name="49026" table:display="true" table:show-details="true"/>
                <table:data-pilot-member table:name="49029" table:display="true" table:show-details="true"/>
                <table:data-pilot-member table:name="49030" table:display="true" table:show-details="true"/>
                <table:data-pilot-member table:name="49033" table:display="true" table:show-details="true"/>
                <table:data-pilot-member table:name="49052" table:display="true" table:show-details="true"/>
                <table:data-pilot-member table:name="49054" table:display="true" table:show-details="true"/>
                <table:data-pilot-member table:name="49062" table:display="true" table:show-details="true"/>
                <table:data-pilot-member table:name="49066" table:display="true" table:show-details="true"/>
                <table:data-pilot-member table:name="49076" table:display="true" table:show-details="true"/>
                <table:data-pilot-member table:name="49082" table:display="true" table:show-details="true"/>
                <table:data-pilot-member table:name="49097" table:display="true" table:show-details="true"/>
                <table:data-pilot-member table:name="49112" table:display="true" table:show-details="true"/>
                <table:data-pilot-member table:name="49126" table:display="true" table:show-details="true"/>
                <table:data-pilot-member table:name="49141" table:display="true" table:show-details="true"/>
                <table:data-pilot-member table:name="49164" table:display="true" table:show-details="true"/>
                <table:data-pilot-member table:name="49168" table:display="true" table:show-details="true"/>
                <table:data-pilot-member table:name="49171" table:display="true" table:show-details="true"/>
                <table:data-pilot-member table:name="49178" table:display="true" table:show-details="true"/>
                <table:data-pilot-member table:name="49185" table:display="true" table:show-details="true"/>
                <table:data-pilot-member table:name="49200" table:display="true" table:show-details="true"/>
                <table:data-pilot-member table:name="49205" table:display="true" table:show-details="true"/>
                <table:data-pilot-member table:name="49206" table:display="true" table:show-details="true"/>
                <table:data-pilot-member table:name="49213" table:display="true" table:show-details="true"/>
                <table:data-pilot-member table:name="49230" table:display="true" table:show-details="true"/>
                <table:data-pilot-member table:name="49236" table:display="true" table:show-details="true"/>
                <table:data-pilot-member table:name="49237" table:display="true" table:show-details="true"/>
                <table:data-pilot-member table:name="49241" table:display="true" table:show-details="true"/>
                <table:data-pilot-member table:name="49242" table:display="true" table:show-details="true"/>
                <table:data-pilot-member table:name="49248" table:display="true" table:show-details="true"/>
                <table:data-pilot-member table:name="49250" table:display="true" table:show-details="true"/>
                <table:data-pilot-member table:name="49256" table:display="true" table:show-details="true"/>
                <table:data-pilot-member table:name="49271" table:display="true" table:show-details="true"/>
                <table:data-pilot-member table:name="49287" table:display="true" table:show-details="true"/>
                <table:data-pilot-member table:name="49302" table:display="true" table:show-details="true"/>
                <table:data-pilot-member table:name="49310" table:display="true" table:show-details="true"/>
                <table:data-pilot-member table:name="49320" table:display="true" table:show-details="true"/>
                <table:data-pilot-member table:name="49325" table:display="true" table:show-details="true"/>
                <table:data-pilot-member table:name="49337" table:display="true" table:show-details="true"/>
                <table:data-pilot-member table:name="49343" table:display="true" table:show-details="true"/>
                <table:data-pilot-member table:name="49349" table:display="true" table:show-details="true"/>
                <table:data-pilot-member table:name="49364" table:display="true" table:show-details="true"/>
                <table:data-pilot-member table:name="49366" table:display="true" table:show-details="true"/>
                <table:data-pilot-member table:name="49378" table:display="true" table:show-details="true"/>
                <table:data-pilot-member table:name="49387" table:display="true" table:show-details="true"/>
                <table:data-pilot-member table:name="49407" table:display="true" table:show-details="true"/>
                <table:data-pilot-member table:name="49413" table:display="true" table:show-details="true"/>
                <table:data-pilot-member table:name="49424" table:display="true" table:show-details="true"/>
                <table:data-pilot-member table:name="49432" table:display="true" table:show-details="true"/>
                <table:data-pilot-member table:name="49442" table:display="true" table:show-details="true"/>
                <table:data-pilot-member table:name="49445" table:display="true" table:show-details="true"/>
                <table:data-pilot-member table:name="49447" table:display="true" table:show-details="true"/>
                <table:data-pilot-member table:name="49448" table:display="true" table:show-details="true"/>
                <table:data-pilot-member table:name="49449" table:display="true" table:show-details="true"/>
                <table:data-pilot-member table:name="49452" table:display="true" table:show-details="true"/>
                <table:data-pilot-member table:name="49456" table:display="true" table:show-details="true"/>
                <table:data-pilot-member table:name="49463" table:display="true" table:show-details="true"/>
                <table:data-pilot-member table:name="49490" table:display="true" table:show-details="true"/>
                <table:data-pilot-member table:name="49491" table:display="true" table:show-details="true"/>
                <table:data-pilot-member table:name="49493" table:display="true" table:show-details="true"/>
                <table:data-pilot-member table:name="49502" table:display="true" table:show-details="true"/>
                <table:data-pilot-member table:name="49527" table:display="true" table:show-details="true"/>
                <table:data-pilot-member table:name="49531" table:display="true" table:show-details="true"/>
                <table:data-pilot-member table:name="49534" table:display="true" table:show-details="true"/>
                <table:data-pilot-member table:name="49536" table:display="true" table:show-details="true"/>
                <table:data-pilot-member table:name="49539" table:display="true" table:show-details="true"/>
                <table:data-pilot-member table:name="49555" table:display="true" table:show-details="true"/>
                <table:data-pilot-member table:name="49559" table:display="true" table:show-details="true"/>
                <table:data-pilot-member table:name="49564" table:display="true" table:show-details="true"/>
                <table:data-pilot-member table:name="49569" table:display="true" table:show-details="true"/>
                <table:data-pilot-member table:name="49578" table:display="true" table:show-details="true"/>
                <table:data-pilot-member table:name="49604" table:display="true" table:show-details="true"/>
                <table:data-pilot-member table:name="49605" table:display="true" table:show-details="true"/>
                <table:data-pilot-member table:name="49610" table:display="true" table:show-details="true"/>
                <table:data-pilot-member table:name="49618" table:display="true" table:show-details="true"/>
                <table:data-pilot-member table:name="49621" table:display="true" table:show-details="true"/>
                <table:data-pilot-member table:name="49622" table:display="true" table:show-details="true"/>
                <table:data-pilot-member table:name="49636" table:display="true" table:show-details="true"/>
                <table:data-pilot-member table:name="49638" table:display="true" table:show-details="true"/>
                <table:data-pilot-member table:name="49642" table:display="true" table:show-details="true"/>
                <table:data-pilot-member table:name="49644" table:display="true" table:show-details="true"/>
                <table:data-pilot-member table:name="49645" table:display="true" table:show-details="true"/>
                <table:data-pilot-member table:name="49647" table:display="true" table:show-details="true"/>
                <table:data-pilot-member table:name="49648" table:display="true" table:show-details="true"/>
                <table:data-pilot-member table:name="49657" table:display="true" table:show-details="true"/>
                <table:data-pilot-member table:name="49660" table:display="true" table:show-details="true"/>
                <table:data-pilot-member table:name="49661" table:display="true" table:show-details="true"/>
                <table:data-pilot-member table:name="49685" table:display="true" table:show-details="true"/>
                <table:data-pilot-member table:name="49689" table:display="true" table:show-details="true"/>
                <table:data-pilot-member table:name="49694" table:display="true" table:show-details="true"/>
                <table:data-pilot-member table:name="49699" table:display="true" table:show-details="true"/>
                <table:data-pilot-member table:name="49700" table:display="true" table:show-details="true"/>
                <table:data-pilot-member table:name="49714" table:display="true" table:show-details="true"/>
                <table:data-pilot-member table:name="49726" table:display="true" table:show-details="true"/>
                <table:data-pilot-member table:name="49736" table:display="true" table:show-details="true"/>
                <table:data-pilot-member table:name="49737" table:display="true" table:show-details="true"/>
                <table:data-pilot-member table:name="49809" table:display="true" table:show-details="true"/>
                <table:data-pilot-member table:name="49825" table:display="true" table:show-details="true"/>
                <table:data-pilot-member table:name="49829" table:display="true" table:show-details="true"/>
                <table:data-pilot-member table:name="49859" table:display="true" table:show-details="true"/>
                <table:data-pilot-member table:name="49866" table:display="true" table:show-details="true"/>
                <table:data-pilot-member table:name="49867" table:display="true" table:show-details="true"/>
                <table:data-pilot-member table:name="49872" table:display="true" table:show-details="true"/>
                <table:data-pilot-member table:name="49873" table:display="true" table:show-details="true"/>
                <table:data-pilot-member table:name="49880" table:display="true" table:show-details="true"/>
                <table:data-pilot-member table:name="49883" table:display="true" table:show-details="true"/>
                <table:data-pilot-member table:name="49888" table:display="true" table:show-details="true"/>
                <table:data-pilot-member table:name="49907" table:display="true" table:show-details="true"/>
                <table:data-pilot-member table:name="49910" table:display="true" table:show-details="true"/>
                <table:data-pilot-member table:name="49912" table:display="true" table:show-details="true"/>
                <table:data-pilot-member table:name="49914" table:display="true" table:show-details="true"/>
                <table:data-pilot-member table:name="49921" table:display="true" table:show-details="true"/>
                <table:data-pilot-member table:name="49935" table:display="true" table:show-details="true"/>
                <table:data-pilot-member table:name="49944" table:display="true" table:show-details="true"/>
                <table:data-pilot-member table:name="49971" table:display="true" table:show-details="true"/>
                <table:data-pilot-member table:name="49999" table:display="true" table:show-details="true"/>
                <table:data-pilot-member table:name="50004" table:display="true" table:show-details="true"/>
                <table:data-pilot-member table:name="50018" table:display="true" table:show-details="true"/>
                <table:data-pilot-member table:name="50020" table:display="true" table:show-details="true"/>
                <table:data-pilot-member table:name="50032" table:display="true" table:show-details="true"/>
                <table:data-pilot-member table:name="50038" table:display="true" table:show-details="true"/>
                <table:data-pilot-member table:name="50040" table:display="true" table:show-details="true"/>
                <table:data-pilot-member table:name="50044" table:display="true" table:show-details="true"/>
                <table:data-pilot-member table:name="50046" table:display="true" table:show-details="true"/>
                <table:data-pilot-member table:name="50047" table:display="true" table:show-details="true"/>
                <table:data-pilot-member table:name="50048" table:display="true" table:show-details="true"/>
                <table:data-pilot-member table:name="50063" table:display="true" table:show-details="true"/>
                <table:data-pilot-member table:name="50066" table:display="true" table:show-details="true"/>
                <table:data-pilot-member table:name="50075" table:display="true" table:show-details="true"/>
                <table:data-pilot-member table:name="50080" table:display="true" table:show-details="true"/>
                <table:data-pilot-member table:name="50123" table:display="true" table:show-details="true"/>
                <table:data-pilot-member table:name="50126" table:display="true" table:show-details="true"/>
                <table:data-pilot-member table:name="50131" table:display="true" table:show-details="true"/>
                <table:data-pilot-member table:name="50132" table:display="true" table:show-details="true"/>
                <table:data-pilot-member table:name="50150" table:display="true" table:show-details="true"/>
                <table:data-pilot-member table:name="50173" table:display="true" table:show-details="true"/>
                <table:data-pilot-member table:name="50175" table:display="true" table:show-details="true"/>
                <table:data-pilot-member table:name="50189" table:display="true" table:show-details="true"/>
                <table:data-pilot-member table:name="50199" table:display="true" table:show-details="true"/>
                <table:data-pilot-member table:name="50204" table:display="true" table:show-details="true"/>
                <table:data-pilot-member table:name="50206" table:display="true" table:show-details="true"/>
                <table:data-pilot-member table:name="50209" table:display="true" table:show-details="true"/>
                <table:data-pilot-member table:name="50222" table:display="true" table:show-details="true"/>
                <table:data-pilot-member table:name="50227" table:display="true" table:show-details="true"/>
                <table:data-pilot-member table:name="50230" table:display="true" table:show-details="true"/>
                <table:data-pilot-member table:name="50257" table:display="true" table:show-details="true"/>
                <table:data-pilot-member table:name="50260" table:display="true" table:show-details="true"/>
                <table:data-pilot-member table:name="50292" table:display="true" table:show-details="true"/>
                <table:data-pilot-member table:name="50305" table:display="true" table:show-details="true"/>
                <table:data-pilot-member table:name="50313" table:display="true" table:show-details="true"/>
                <table:data-pilot-member table:name="50328" table:display="true" table:show-details="true"/>
                <table:data-pilot-member table:name="50330" table:display="true" table:show-details="true"/>
                <table:data-pilot-member table:name="50331" table:display="true" table:show-details="true"/>
                <table:data-pilot-member table:name="50336" table:display="true" table:show-details="true"/>
                <table:data-pilot-member table:name="50357" table:display="true" table:show-details="true"/>
                <table:data-pilot-member table:name="50362" table:display="true" table:show-details="true"/>
                <table:data-pilot-member table:name="50368" table:display="true" table:show-details="true"/>
                <table:data-pilot-member table:name="50371" table:display="true" table:show-details="true"/>
                <table:data-pilot-member table:name="50375" table:display="true" table:show-details="true"/>
                <table:data-pilot-member table:name="50378" table:display="true" table:show-details="true"/>
                <table:data-pilot-member table:name="50379" table:display="true" table:show-details="true"/>
                <table:data-pilot-member table:name="50380" table:display="true" table:show-details="true"/>
                <table:data-pilot-member table:name="50387" table:display="true" table:show-details="true"/>
                <table:data-pilot-member table:name="50389" table:display="true" table:show-details="true"/>
                <table:data-pilot-member table:name="50393" table:display="true" table:show-details="true"/>
                <table:data-pilot-member table:name="50417" table:display="true" table:show-details="true"/>
                <table:data-pilot-member table:name="50418" table:display="true" table:show-details="true"/>
                <table:data-pilot-member table:name="50419" table:display="true" table:show-details="true"/>
                <table:data-pilot-member table:name="50429" table:display="true" table:show-details="true"/>
                <table:data-pilot-member table:name="50437" table:display="true" table:show-details="true"/>
                <table:data-pilot-member table:name="50443" table:display="true" table:show-details="true"/>
                <table:data-pilot-member table:name="50445" table:display="true" table:show-details="true"/>
                <table:data-pilot-member table:name="50449" table:display="true" table:show-details="true"/>
                <table:data-pilot-member table:name="50451" table:display="true" table:show-details="true"/>
                <table:data-pilot-member table:name="50463" table:display="true" table:show-details="true"/>
                <table:data-pilot-member table:name="50464" table:display="true" table:show-details="true"/>
                <table:data-pilot-member table:name="50471" table:display="true" table:show-details="true"/>
                <table:data-pilot-member table:name="50475" table:display="true" table:show-details="true"/>
                <table:data-pilot-member table:name="50486" table:display="true" table:show-details="true"/>
                <table:data-pilot-member table:name="50490" table:display="true" table:show-details="true"/>
                <table:data-pilot-member table:name="50493" table:display="true" table:show-details="true"/>
                <table:data-pilot-member table:name="50496" table:display="true" table:show-details="true"/>
                <table:data-pilot-member table:name="50503" table:display="true" table:show-details="true"/>
                <table:data-pilot-member table:name="50505" table:display="true" table:show-details="true"/>
                <table:data-pilot-member table:name="50511" table:display="true" table:show-details="true"/>
                <table:data-pilot-member table:name="50515" table:display="true" table:show-details="true"/>
                <table:data-pilot-member table:name="50521" table:display="true" table:show-details="true"/>
                <table:data-pilot-member table:name="50531" table:display="true" table:show-details="true"/>
                <table:data-pilot-member table:name="50532" table:display="true" table:show-details="true"/>
                <table:data-pilot-member table:name="50553" table:display="true" table:show-details="true"/>
                <table:data-pilot-member table:name="50554" table:display="true" table:show-details="true"/>
                <table:data-pilot-member table:name="50556" table:display="true" table:show-details="true"/>
                <table:data-pilot-member table:name="50575" table:display="true" table:show-details="true"/>
                <table:data-pilot-member table:name="50576" table:display="true" table:show-details="true"/>
                <table:data-pilot-member table:name="50622" table:display="true" table:show-details="true"/>
                <table:data-pilot-member table:name="50631" table:display="true" table:show-details="true"/>
                <table:data-pilot-member table:name="50639" table:display="true" table:show-details="true"/>
                <table:data-pilot-member table:name="50675" table:display="true" table:show-details="true"/>
                <table:data-pilot-member table:name="50678" table:display="true" table:show-details="true"/>
                <table:data-pilot-member table:name="50688" table:display="true" table:show-details="true"/>
                <table:data-pilot-member table:name="50702" table:display="true" table:show-details="true"/>
                <table:data-pilot-member table:name="50711" table:display="true" table:show-details="true"/>
                <table:data-pilot-member table:name="50728" table:display="true" table:show-details="true"/>
                <table:data-pilot-member table:name="50730" table:display="true" table:show-details="true"/>
                <table:data-pilot-member table:name="50754" table:display="true" table:show-details="true"/>
                <table:data-pilot-member table:name="50770" table:display="true" table:show-details="true"/>
                <table:data-pilot-member table:name="50792" table:display="true" table:show-details="true"/>
                <table:data-pilot-member table:name="50806" table:display="true" table:show-details="true"/>
                <table:data-pilot-member table:name="50807" table:display="true" table:show-details="true"/>
                <table:data-pilot-member table:name="50814" table:display="true" table:show-details="true"/>
                <table:data-pilot-member table:name="50815" table:display="true" table:show-details="true"/>
                <table:data-pilot-member table:name="50817" table:display="true" table:show-details="true"/>
                <table:data-pilot-member table:name="50823" table:display="true" table:show-details="true"/>
                <table:data-pilot-member table:name="50832" table:display="true" table:show-details="true"/>
                <table:data-pilot-member table:name="50834" table:display="true" table:show-details="true"/>
                <table:data-pilot-member table:name="50854" table:display="true" table:show-details="true"/>
                <table:data-pilot-member table:name="50862" table:display="true" table:show-details="true"/>
                <table:data-pilot-member table:name="50864" table:display="true" table:show-details="true"/>
                <table:data-pilot-member table:name="50876" table:display="true" table:show-details="true"/>
                <table:data-pilot-member table:name="50883" table:display="true" table:show-details="true"/>
                <table:data-pilot-member table:name="50901" table:display="true" table:show-details="true"/>
                <table:data-pilot-member table:name="50906" table:display="true" table:show-details="true"/>
                <table:data-pilot-member table:name="50913" table:display="true" table:show-details="true"/>
                <table:data-pilot-member table:name="50914" table:display="true" table:show-details="true"/>
                <table:data-pilot-member table:name="50915" table:display="true" table:show-details="true"/>
                <table:data-pilot-member table:name="50917" table:display="true" table:show-details="true"/>
                <table:data-pilot-member table:name="50924" table:display="true" table:show-details="true"/>
                <table:data-pilot-member table:name="50925" table:display="true" table:show-details="true"/>
                <table:data-pilot-member table:name="50934" table:display="true" table:show-details="true"/>
                <table:data-pilot-member table:name="50963" table:display="true" table:show-details="true"/>
                <table:data-pilot-member table:name="50968" table:display="true" table:show-details="true"/>
                <table:data-pilot-member table:name="50977" table:display="true" table:show-details="true"/>
                <table:data-pilot-member table:name="50978" table:display="true" table:show-details="true"/>
                <table:data-pilot-member table:name="50985" table:display="true" table:show-details="true"/>
                <table:data-pilot-member table:name="50988" table:display="true" table:show-details="true"/>
                <table:data-pilot-member table:name="50995" table:display="true" table:show-details="true"/>
                <table:data-pilot-member table:name="51001" table:display="true" table:show-details="true"/>
                <table:data-pilot-member table:name="51011" table:display="true" table:show-details="true"/>
                <table:data-pilot-member table:name="51016" table:display="true" table:show-details="true"/>
                <table:data-pilot-member table:name="51017" table:display="true" table:show-details="true"/>
                <table:data-pilot-member table:name="51018" table:display="true" table:show-details="true"/>
                <table:data-pilot-member table:name="51022" table:display="true" table:show-details="true"/>
                <table:data-pilot-member table:name="51029" table:display="true" table:show-details="true"/>
                <table:data-pilot-member table:name="51036" table:display="true" table:show-details="true"/>
                <table:data-pilot-member table:name="51040" table:display="true" table:show-details="true"/>
                <table:data-pilot-member table:name="51043" table:display="true" table:show-details="true"/>
                <table:data-pilot-member table:name="51044" table:display="true" table:show-details="true"/>
                <table:data-pilot-member table:name="51053" table:display="true" table:show-details="true"/>
                <table:data-pilot-member table:name="51065" table:display="true" table:show-details="true"/>
                <table:data-pilot-member table:name="51083" table:display="true" table:show-details="true"/>
                <table:data-pilot-member table:name="51093" table:display="true" table:show-details="true"/>
                <table:data-pilot-member table:name="51111" table:display="true" table:show-details="true"/>
                <table:data-pilot-member table:name="51122" table:display="true" table:show-details="true"/>
                <table:data-pilot-member table:name="51128" table:display="true" table:show-details="true"/>
                <table:data-pilot-member table:name="51133" table:display="true" table:show-details="true"/>
                <table:data-pilot-member table:name="51136" table:display="true" table:show-details="true"/>
                <table:data-pilot-member table:name="51145" table:display="true" table:show-details="true"/>
                <table:data-pilot-member table:name="51148" table:display="true" table:show-details="true"/>
                <table:data-pilot-member table:name="51153" table:display="true" table:show-details="true"/>
                <table:data-pilot-member table:name="51165" table:display="true" table:show-details="true"/>
                <table:data-pilot-member table:name="51171" table:display="true" table:show-details="true"/>
                <table:data-pilot-member table:name="51172" table:display="true" table:show-details="true"/>
                <table:data-pilot-member table:name="51183" table:display="true" table:show-details="true"/>
                <table:data-pilot-member table:name="51188" table:display="true" table:show-details="true"/>
                <table:data-pilot-member table:name="51190" table:display="true" table:show-details="true"/>
                <table:data-pilot-member table:name="51191" table:display="true" table:show-details="true"/>
                <table:data-pilot-member table:name="51195" table:display="true" table:show-details="true"/>
                <table:data-pilot-member table:name="51215" table:display="true" table:show-details="true"/>
                <table:data-pilot-member table:name="51220" table:display="true" table:show-details="true"/>
                <table:data-pilot-member table:name="51224" table:display="true" table:show-details="true"/>
                <table:data-pilot-member table:name="51229" table:display="true" table:show-details="true"/>
                <table:data-pilot-member table:name="51234" table:display="true" table:show-details="true"/>
                <table:data-pilot-member table:name="51237" table:display="true" table:show-details="true"/>
                <table:data-pilot-member table:name="51260" table:display="true" table:show-details="true"/>
                <table:data-pilot-member table:name="51279" table:display="true" table:show-details="true"/>
                <table:data-pilot-member table:name="51290" table:display="true" table:show-details="true"/>
                <table:data-pilot-member table:name="51297" table:display="true" table:show-details="true"/>
                <table:data-pilot-member table:name="51298" table:display="true" table:show-details="true"/>
                <table:data-pilot-member table:name="51317" table:display="true" table:show-details="true"/>
                <table:data-pilot-member table:name="51319" table:display="true" table:show-details="true"/>
                <table:data-pilot-member table:name="51325" table:display="true" table:show-details="true"/>
                <table:data-pilot-member table:name="51328" table:display="true" table:show-details="true"/>
                <table:data-pilot-member table:name="51332" table:display="true" table:show-details="true"/>
                <table:data-pilot-member table:name="51348" table:display="true" table:show-details="true"/>
                <table:data-pilot-member table:name="51350" table:display="true" table:show-details="true"/>
                <table:data-pilot-member table:name="51370" table:display="true" table:show-details="true"/>
                <table:data-pilot-member table:name="51371" table:display="true" table:show-details="true"/>
                <table:data-pilot-member table:name="51375" table:display="true" table:show-details="true"/>
                <table:data-pilot-member table:name="51381" table:display="true" table:show-details="true"/>
                <table:data-pilot-member table:name="51390" table:display="true" table:show-details="true"/>
                <table:data-pilot-member table:name="51418" table:display="true" table:show-details="true"/>
                <table:data-pilot-member table:name="51437" table:display="true" table:show-details="true"/>
                <table:data-pilot-member table:name="51442" table:display="true" table:show-details="true"/>
                <table:data-pilot-member table:name="51443" table:display="true" table:show-details="true"/>
                <table:data-pilot-member table:name="51458" table:display="true" table:show-details="true"/>
                <table:data-pilot-member table:name="51463" table:display="true" table:show-details="true"/>
                <table:data-pilot-member table:name="51471" table:display="true" table:show-details="true"/>
                <table:data-pilot-member table:name="51503" table:display="true" table:show-details="true"/>
                <table:data-pilot-member table:name="51519" table:display="true" table:show-details="true"/>
                <table:data-pilot-member table:name="51530" table:display="true" table:show-details="true"/>
                <table:data-pilot-member table:name="51531" table:display="true" table:show-details="true"/>
                <table:data-pilot-member table:name="51561" table:display="true" table:show-details="true"/>
                <table:data-pilot-member table:name="51570" table:display="true" table:show-details="true"/>
                <table:data-pilot-member table:name="51576" table:display="true" table:show-details="true"/>
                <table:data-pilot-member table:name="51589" table:display="true" table:show-details="true"/>
                <table:data-pilot-member table:name="51592" table:display="true" table:show-details="true"/>
                <table:data-pilot-member table:name="51606" table:display="true" table:show-details="true"/>
                <table:data-pilot-member table:name="51611" table:display="true" table:show-details="true"/>
                <table:data-pilot-member table:name="51615" table:display="true" table:show-details="true"/>
                <table:data-pilot-member table:name="51623" table:display="true" table:show-details="true"/>
                <table:data-pilot-member table:name="51624" table:display="true" table:show-details="true"/>
                <table:data-pilot-member table:name="51626" table:display="true" table:show-details="true"/>
                <table:data-pilot-member table:name="51629" table:display="true" table:show-details="true"/>
                <table:data-pilot-member table:name="51637" table:display="true" table:show-details="true"/>
                <table:data-pilot-member table:name="51646" table:display="true" table:show-details="true"/>
                <table:data-pilot-member table:name="51647" table:display="true" table:show-details="true"/>
                <table:data-pilot-member table:name="51653" table:display="true" table:show-details="true"/>
                <table:data-pilot-member table:name="51654" table:display="true" table:show-details="true"/>
                <table:data-pilot-member table:name="51663" table:display="true" table:show-details="true"/>
                <table:data-pilot-member table:name="51670" table:display="true" table:show-details="true"/>
                <table:data-pilot-member table:name="51677" table:display="true" table:show-details="true"/>
                <table:data-pilot-member table:name="51678" table:display="true" table:show-details="true"/>
                <table:data-pilot-member table:name="51683" table:display="true" table:show-details="true"/>
                <table:data-pilot-member table:name="51686" table:display="true" table:show-details="true"/>
                <table:data-pilot-member table:name="51707" table:display="true" table:show-details="true"/>
                <table:data-pilot-member table:name="51709" table:display="true" table:show-details="true"/>
                <table:data-pilot-member table:name="51711" table:display="true" table:show-details="true"/>
                <table:data-pilot-member table:name="51720" table:display="true" table:show-details="true"/>
                <table:data-pilot-member table:name="51722" table:display="true" table:show-details="true"/>
                <table:data-pilot-member table:name="51728" table:display="true" table:show-details="true"/>
                <table:data-pilot-member table:name="51748" table:display="true" table:show-details="true"/>
                <table:data-pilot-member table:name="51758" table:display="true" table:show-details="true"/>
                <table:data-pilot-member table:name="51771" table:display="true" table:show-details="true"/>
                <table:data-pilot-member table:name="51787" table:display="true" table:show-details="true"/>
                <table:data-pilot-member table:name="51790" table:display="true" table:show-details="true"/>
                <table:data-pilot-member table:name="51795" table:display="true" table:show-details="true"/>
                <table:data-pilot-member table:name="51804" table:display="true" table:show-details="true"/>
                <table:data-pilot-member table:name="51813" table:display="true" table:show-details="true"/>
                <table:data-pilot-member table:name="51819" table:display="true" table:show-details="true"/>
                <table:data-pilot-member table:name="51844" table:display="true" table:show-details="true"/>
                <table:data-pilot-member table:name="51845" table:display="true" table:show-details="true"/>
                <table:data-pilot-member table:name="51847" table:display="true" table:show-details="true"/>
                <table:data-pilot-member table:name="51848" table:display="true" table:show-details="true"/>
                <table:data-pilot-member table:name="51866" table:display="true" table:show-details="true"/>
                <table:data-pilot-member table:name="51870" table:display="true" table:show-details="true"/>
                <table:data-pilot-member table:name="51890" table:display="true" table:show-details="true"/>
                <table:data-pilot-member table:name="51900" table:display="true" table:show-details="true"/>
                <table:data-pilot-member table:name="51902" table:display="true" table:show-details="true"/>
                <table:data-pilot-member table:name="51903" table:display="true" table:show-details="true"/>
                <table:data-pilot-member table:name="51906" table:display="true" table:show-details="true"/>
                <table:data-pilot-member table:name="51920" table:display="true" table:show-details="true"/>
                <table:data-pilot-member table:name="51935" table:display="true" table:show-details="true"/>
                <table:data-pilot-member table:name="51942" table:display="true" table:show-details="true"/>
                <table:data-pilot-member table:name="51944" table:display="true" table:show-details="true"/>
                <table:data-pilot-member table:name="51946" table:display="true" table:show-details="true"/>
                <table:data-pilot-member table:name="51956" table:display="true" table:show-details="true"/>
                <table:data-pilot-member table:name="51958" table:display="true" table:show-details="true"/>
                <table:data-pilot-member table:name="51983" table:display="true" table:show-details="true"/>
                <table:data-pilot-member table:name="51987" table:display="true" table:show-details="true"/>
                <table:data-pilot-member table:name="51995" table:display="true" table:show-details="true"/>
                <table:data-pilot-member table:name="52002" table:display="true" table:show-details="true"/>
                <table:data-pilot-member table:name="52004" table:display="true" table:show-details="true"/>
                <table:data-pilot-member table:name="52031" table:display="true" table:show-details="true"/>
                <table:data-pilot-member table:name="52058" table:display="true" table:show-details="true"/>
                <table:data-pilot-member table:name="52066" table:display="true" table:show-details="true"/>
                <table:data-pilot-member table:name="52080" table:display="true" table:show-details="true"/>
                <table:data-pilot-member table:name="52085" table:display="true" table:show-details="true"/>
                <table:data-pilot-member table:name="52092" table:display="true" table:show-details="true"/>
                <table:data-pilot-member table:name="52096" table:display="true" table:show-details="true"/>
                <table:data-pilot-member table:name="52100" table:display="true" table:show-details="true"/>
                <table:data-pilot-member table:name="52111" table:display="true" table:show-details="true"/>
                <table:data-pilot-member table:name="52120" table:display="true" table:show-details="true"/>
                <table:data-pilot-member table:name="52131" table:display="true" table:show-details="true"/>
                <table:data-pilot-member table:name="52144" table:display="true" table:show-details="true"/>
                <table:data-pilot-member table:name="52153" table:display="true" table:show-details="true"/>
                <table:data-pilot-member table:name="52164" table:display="true" table:show-details="true"/>
                <table:data-pilot-member table:name="52180" table:display="true" table:show-details="true"/>
                <table:data-pilot-member table:name="52183" table:display="true" table:show-details="true"/>
                <table:data-pilot-member table:name="52186" table:display="true" table:show-details="true"/>
                <table:data-pilot-member table:name="52191" table:display="true" table:show-details="true"/>
                <table:data-pilot-member table:name="52210" table:display="true" table:show-details="true"/>
                <table:data-pilot-member table:name="52214" table:display="true" table:show-details="true"/>
                <table:data-pilot-member table:name="52222" table:display="true" table:show-details="true"/>
                <table:data-pilot-member table:name="52230" table:display="true" table:show-details="true"/>
                <table:data-pilot-member table:name="52262" table:display="true" table:show-details="true"/>
                <table:data-pilot-member table:name="52269" table:display="true" table:show-details="true"/>
                <table:data-pilot-member table:name="52270" table:display="true" table:show-details="true"/>
                <table:data-pilot-member table:name="52287" table:display="true" table:show-details="true"/>
                <table:data-pilot-member table:name="52295" table:display="true" table:show-details="true"/>
                <table:data-pilot-member table:name="52300" table:display="true" table:show-details="true"/>
                <table:data-pilot-member table:name="52307" table:display="true" table:show-details="true"/>
                <table:data-pilot-member table:name="52309" table:display="true" table:show-details="true"/>
                <table:data-pilot-member table:name="52312" table:display="true" table:show-details="true"/>
                <table:data-pilot-member table:name="52315" table:display="true" table:show-details="true"/>
                <table:data-pilot-member table:name="52333" table:display="true" table:show-details="true"/>
                <table:data-pilot-member table:name="52337" table:display="true" table:show-details="true"/>
                <table:data-pilot-member table:name="52352" table:display="true" table:show-details="true"/>
                <table:data-pilot-member table:name="52354" table:display="true" table:show-details="true"/>
                <table:data-pilot-member table:name="52356" table:display="true" table:show-details="true"/>
                <table:data-pilot-member table:name="52359" table:display="true" table:show-details="true"/>
                <table:data-pilot-member table:name="52367" table:display="true" table:show-details="true"/>
                <table:data-pilot-member table:name="52372" table:display="true" table:show-details="true"/>
                <table:data-pilot-member table:name="52384" table:display="true" table:show-details="true"/>
                <table:data-pilot-member table:name="52387" table:display="true" table:show-details="true"/>
                <table:data-pilot-member table:name="52404" table:display="true" table:show-details="true"/>
                <table:data-pilot-member table:name="52408" table:display="true" table:show-details="true"/>
                <table:data-pilot-member table:name="52438" table:display="true" table:show-details="true"/>
                <table:data-pilot-member table:name="52439" table:display="true" table:show-details="true"/>
                <table:data-pilot-member table:name="52446" table:display="true" table:show-details="true"/>
                <table:data-pilot-member table:name="52450" table:display="true" table:show-details="true"/>
                <table:data-pilot-member table:name="52483" table:display="true" table:show-details="true"/>
                <table:data-pilot-member table:name="52487" table:display="true" table:show-details="true"/>
                <table:data-pilot-member table:name="52505" table:display="true" table:show-details="true"/>
                <table:data-pilot-member table:name="52508" table:display="true" table:show-details="true"/>
                <table:data-pilot-member table:name="52512" table:display="true" table:show-details="true"/>
                <table:data-pilot-member table:name="52518" table:display="true" table:show-details="true"/>
                <table:data-pilot-member table:name="52549" table:display="true" table:show-details="true"/>
                <table:data-pilot-member table:name="52583" table:display="true" table:show-details="true"/>
                <table:data-pilot-member table:name="52586" table:display="true" table:show-details="true"/>
                <table:data-pilot-member table:name="52598" table:display="true" table:show-details="true"/>
                <table:data-pilot-member table:name="52620" table:display="true" table:show-details="true"/>
                <table:data-pilot-member table:name="52625" table:display="true" table:show-details="true"/>
                <table:data-pilot-member table:name="52628" table:display="true" table:show-details="true"/>
                <table:data-pilot-member table:name="52650" table:display="true" table:show-details="true"/>
                <table:data-pilot-member table:name="52664" table:display="true" table:show-details="true"/>
                <table:data-pilot-member table:name="52675" table:display="true" table:show-details="true"/>
                <table:data-pilot-member table:name="52676" table:display="true" table:show-details="true"/>
                <table:data-pilot-member table:name="52678" table:display="true" table:show-details="true"/>
                <table:data-pilot-member table:name="52692" table:display="true" table:show-details="true"/>
                <table:data-pilot-member table:name="52693" table:display="true" table:show-details="true"/>
                <table:data-pilot-member table:name="52694" table:display="true" table:show-details="true"/>
                <table:data-pilot-member table:name="52700" table:display="true" table:show-details="true"/>
                <table:data-pilot-member table:name="52704" table:display="true" table:show-details="true"/>
                <table:data-pilot-member table:name="52705" table:display="true" table:show-details="true"/>
                <table:data-pilot-member table:name="52710" table:display="true" table:show-details="true"/>
                <table:data-pilot-member table:name="52723" table:display="true" table:show-details="true"/>
                <table:data-pilot-member table:name="52726" table:display="true" table:show-details="true"/>
                <table:data-pilot-member table:name="52730" table:display="true" table:show-details="true"/>
                <table:data-pilot-member table:name="52745" table:display="true" table:show-details="true"/>
                <table:data-pilot-member table:name="52746" table:display="true" table:show-details="true"/>
                <table:data-pilot-member table:name="52755" table:display="true" table:show-details="true"/>
                <table:data-pilot-member table:name="52769" table:display="true" table:show-details="true"/>
                <table:data-pilot-member table:name="52780" table:display="true" table:show-details="true"/>
                <table:data-pilot-member table:name="52784" table:display="true" table:show-details="true"/>
                <table:data-pilot-member table:name="52788" table:display="true" table:show-details="true"/>
                <table:data-pilot-member table:name="52809" table:display="true" table:show-details="true"/>
                <table:data-pilot-member table:name="52818" table:display="true" table:show-details="true"/>
                <table:data-pilot-member table:name="52826" table:display="true" table:show-details="true"/>
                <table:data-pilot-member table:name="52827" table:display="true" table:show-details="true"/>
                <table:data-pilot-member table:name="52842" table:display="true" table:show-details="true"/>
                <table:data-pilot-member table:name="52844" table:display="true" table:show-details="true"/>
                <table:data-pilot-member table:name="52850" table:display="true" table:show-details="true"/>
                <table:data-pilot-member table:name="52852" table:display="true" table:show-details="true"/>
                <table:data-pilot-member table:name="52861" table:display="true" table:show-details="true"/>
                <table:data-pilot-member table:name="52863" table:display="true" table:show-details="true"/>
                <table:data-pilot-member table:name="52868" table:display="true" table:show-details="true"/>
                <table:data-pilot-member table:name="52870" table:display="true" table:show-details="true"/>
                <table:data-pilot-member table:name="52876" table:display="true" table:show-details="true"/>
                <table:data-pilot-member table:name="52894" table:display="true" table:show-details="true"/>
                <table:data-pilot-member table:name="52913" table:display="true" table:show-details="true"/>
                <table:data-pilot-member table:name="52919" table:display="true" table:show-details="true"/>
                <table:data-pilot-member table:name="52928" table:display="true" table:show-details="true"/>
                <table:data-pilot-member table:name="52952" table:display="true" table:show-details="true"/>
                <table:data-pilot-member table:name="52953" table:display="true" table:show-details="true"/>
                <table:data-pilot-member table:name="52958" table:display="true" table:show-details="true"/>
                <table:data-pilot-member table:name="52961" table:display="true" table:show-details="true"/>
                <table:data-pilot-member table:name="52973" table:display="true" table:show-details="true"/>
                <table:data-pilot-member table:name="52982" table:display="true" table:show-details="true"/>
                <table:data-pilot-member table:name="52994" table:display="true" table:show-details="true"/>
                <table:data-pilot-member table:name="52995" table:display="true" table:show-details="true"/>
                <table:data-pilot-member table:name="52996" table:display="true" table:show-details="true"/>
                <table:data-pilot-member table:name="53004" table:display="true" table:show-details="true"/>
                <table:data-pilot-member table:name="53006" table:display="true" table:show-details="true"/>
                <table:data-pilot-member table:name="53023" table:display="true" table:show-details="true"/>
                <table:data-pilot-member table:name="53025" table:display="true" table:show-details="true"/>
                <table:data-pilot-member table:name="53027" table:display="true" table:show-details="true"/>
                <table:data-pilot-member table:name="53029" table:display="true" table:show-details="true"/>
                <table:data-pilot-member table:name="53042" table:display="true" table:show-details="true"/>
                <table:data-pilot-member table:name="53056" table:display="true" table:show-details="true"/>
                <table:data-pilot-member table:name="53057" table:display="true" table:show-details="true"/>
                <table:data-pilot-member table:name="53059" table:display="true" table:show-details="true"/>
                <table:data-pilot-member table:name="53064" table:display="true" table:show-details="true"/>
                <table:data-pilot-member table:name="53069" table:display="true" table:show-details="true"/>
                <table:data-pilot-member table:name="53075" table:display="true" table:show-details="true"/>
                <table:data-pilot-member table:name="53078" table:display="true" table:show-details="true"/>
                <table:data-pilot-member table:name="53079" table:display="true" table:show-details="true"/>
                <table:data-pilot-member table:name="53117" table:display="true" table:show-details="true"/>
                <table:data-pilot-member table:name="53118" table:display="true" table:show-details="true"/>
                <table:data-pilot-member table:name="53123" table:display="true" table:show-details="true"/>
                <table:data-pilot-member table:name="53128" table:display="true" table:show-details="true"/>
                <table:data-pilot-member table:name="53135" table:display="true" table:show-details="true"/>
                <table:data-pilot-member table:name="53150" table:display="true" table:show-details="true"/>
                <table:data-pilot-member table:name="53159" table:display="true" table:show-details="true"/>
                <table:data-pilot-member table:name="53172" table:display="true" table:show-details="true"/>
                <table:data-pilot-member table:name="53175" table:display="true" table:show-details="true"/>
                <table:data-pilot-member table:name="53181" table:display="true" table:show-details="true"/>
                <table:data-pilot-member table:name="53188" table:display="true" table:show-details="true"/>
                <table:data-pilot-member table:name="53192" table:display="true" table:show-details="true"/>
                <table:data-pilot-member table:name="53198" table:display="true" table:show-details="true"/>
                <table:data-pilot-member table:name="53208" table:display="true" table:show-details="true"/>
                <table:data-pilot-member table:name="53209" table:display="true" table:show-details="true"/>
                <table:data-pilot-member table:name="53224" table:display="true" table:show-details="true"/>
                <table:data-pilot-member table:name="53239" table:display="true" table:show-details="true"/>
                <table:data-pilot-member table:name="53248" table:display="true" table:show-details="true"/>
                <table:data-pilot-member table:name="53251" table:display="true" table:show-details="true"/>
                <table:data-pilot-member table:name="53258" table:display="true" table:show-details="true"/>
                <table:data-pilot-member table:name="53262" table:display="true" table:show-details="true"/>
                <table:data-pilot-member table:name="53265" table:display="true" table:show-details="true"/>
                <table:data-pilot-member table:name="53270" table:display="true" table:show-details="true"/>
                <table:data-pilot-member table:name="53295" table:display="true" table:show-details="true"/>
                <table:data-pilot-member table:name="53301" table:display="true" table:show-details="true"/>
                <table:data-pilot-member table:name="53326" table:display="true" table:show-details="true"/>
                <table:data-pilot-member table:name="53337" table:display="true" table:show-details="true"/>
                <table:data-pilot-member table:name="53340" table:display="true" table:show-details="true"/>
                <table:data-pilot-member table:name="53342" table:display="true" table:show-details="true"/>
                <table:data-pilot-member table:name="53343" table:display="true" table:show-details="true"/>
                <table:data-pilot-member table:name="53359" table:display="true" table:show-details="true"/>
                <table:data-pilot-member table:name="53370" table:display="true" table:show-details="true"/>
                <table:data-pilot-member table:name="53371" table:display="true" table:show-details="true"/>
                <table:data-pilot-member table:name="53375" table:display="true" table:show-details="true"/>
                <table:data-pilot-member table:name="53380" table:display="true" table:show-details="true"/>
                <table:data-pilot-member table:name="53383" table:display="true" table:show-details="true"/>
                <table:data-pilot-member table:name="53403" table:display="true" table:show-details="true"/>
                <table:data-pilot-member table:name="53405" table:display="true" table:show-details="true"/>
                <table:data-pilot-member table:name="53408" table:display="true" table:show-details="true"/>
                <table:data-pilot-member table:name="53413" table:display="true" table:show-details="true"/>
                <table:data-pilot-member table:name="53418" table:display="true" table:show-details="true"/>
                <table:data-pilot-member table:name="53421" table:display="true" table:show-details="true"/>
                <table:data-pilot-member table:name="53425" table:display="true" table:show-details="true"/>
                <table:data-pilot-member table:name="53426" table:display="true" table:show-details="true"/>
                <table:data-pilot-member table:name="53438" table:display="true" table:show-details="true"/>
                <table:data-pilot-member table:name="53439" table:display="true" table:show-details="true"/>
                <table:data-pilot-member table:name="53459" table:display="true" table:show-details="true"/>
                <table:data-pilot-member table:name="53462" table:display="true" table:show-details="true"/>
                <table:data-pilot-member table:name="53479" table:display="true" table:show-details="true"/>
                <table:data-pilot-member table:name="53483" table:display="true" table:show-details="true"/>
                <table:data-pilot-member table:name="53486" table:display="true" table:show-details="true"/>
                <table:data-pilot-member table:name="53490" table:display="true" table:show-details="true"/>
                <table:data-pilot-member table:name="53492" table:display="true" table:show-details="true"/>
                <table:data-pilot-member table:name="53496" table:display="true" table:show-details="true"/>
                <table:data-pilot-member table:name="53520" table:display="true" table:show-details="true"/>
                <table:data-pilot-member table:name="53526" table:display="true" table:show-details="true"/>
                <table:data-pilot-member table:name="53532" table:display="true" table:show-details="true"/>
                <table:data-pilot-member table:name="53536" table:display="true" table:show-details="true"/>
                <table:data-pilot-member table:name="53551" table:display="true" table:show-details="true"/>
                <table:data-pilot-member table:name="53559" table:display="true" table:show-details="true"/>
                <table:data-pilot-member table:name="53565" table:display="true" table:show-details="true"/>
                <table:data-pilot-member table:name="53569" table:display="true" table:show-details="true"/>
                <table:data-pilot-member table:name="53573" table:display="true" table:show-details="true"/>
                <table:data-pilot-member table:name="53576" table:display="true" table:show-details="true"/>
                <table:data-pilot-member table:name="53577" table:display="true" table:show-details="true"/>
                <table:data-pilot-member table:name="53584" table:display="true" table:show-details="true"/>
                <table:data-pilot-member table:name="53603" table:display="true" table:show-details="true"/>
                <table:data-pilot-member table:name="53609" table:display="true" table:show-details="true"/>
                <table:data-pilot-member table:name="53610" table:display="true" table:show-details="true"/>
                <table:data-pilot-member table:name="53616" table:display="true" table:show-details="true"/>
                <table:data-pilot-member table:name="53629" table:display="true" table:show-details="true"/>
                <table:data-pilot-member table:name="53634" table:display="true" table:show-details="true"/>
                <table:data-pilot-member table:name="53637" table:display="true" table:show-details="true"/>
                <table:data-pilot-member table:name="53642" table:display="true" table:show-details="true"/>
                <table:data-pilot-member table:name="53644" table:display="true" table:show-details="true"/>
                <table:data-pilot-member table:name="53679" table:display="true" table:show-details="true"/>
                <table:data-pilot-member table:name="53689" table:display="true" table:show-details="true"/>
                <table:data-pilot-member table:name="53713" table:display="true" table:show-details="true"/>
                <table:data-pilot-member table:name="53716" table:display="true" table:show-details="true"/>
                <table:data-pilot-member table:name="53718" table:display="true" table:show-details="true"/>
                <table:data-pilot-member table:name="53720" table:display="true" table:show-details="true"/>
                <table:data-pilot-member table:name="53725" table:display="true" table:show-details="true"/>
                <table:data-pilot-member table:name="53727" table:display="true" table:show-details="true"/>
                <table:data-pilot-member table:name="53733" table:display="true" table:show-details="true"/>
                <table:data-pilot-member table:name="53740" table:display="true" table:show-details="true"/>
                <table:data-pilot-member table:name="53750" table:display="true" table:show-details="true"/>
                <table:data-pilot-member table:name="53761" table:display="true" table:show-details="true"/>
                <table:data-pilot-member table:name="53762" table:display="true" table:show-details="true"/>
                <table:data-pilot-member table:name="53775" table:display="true" table:show-details="true"/>
                <table:data-pilot-member table:name="53787" table:display="true" table:show-details="true"/>
                <table:data-pilot-member table:name="53788" table:display="true" table:show-details="true"/>
                <table:data-pilot-member table:name="53805" table:display="true" table:show-details="true"/>
                <table:data-pilot-member table:name="53806" table:display="true" table:show-details="true"/>
                <table:data-pilot-member table:name="53819" table:display="true" table:show-details="true"/>
                <table:data-pilot-member table:name="53833" table:display="true" table:show-details="true"/>
                <table:data-pilot-member table:name="53854" table:display="true" table:show-details="true"/>
                <table:data-pilot-member table:name="53890" table:display="true" table:show-details="true"/>
                <table:data-pilot-member table:name="53891" table:display="true" table:show-details="true"/>
                <table:data-pilot-member table:name="53895" table:display="true" table:show-details="true"/>
                <table:data-pilot-member table:name="53899" table:display="true" table:show-details="true"/>
                <table:data-pilot-member table:name="53928" table:display="true" table:show-details="true"/>
                <table:data-pilot-member table:name="53940" table:display="true" table:show-details="true"/>
                <table:data-pilot-member table:name="53956" table:display="true" table:show-details="true"/>
                <table:data-pilot-member table:name="53958" table:display="true" table:show-details="true"/>
                <table:data-pilot-member table:name="53972" table:display="true" table:show-details="true"/>
                <table:data-pilot-member table:name="53975" table:display="true" table:show-details="true"/>
                <table:data-pilot-member table:name="53977" table:display="true" table:show-details="true"/>
                <table:data-pilot-member table:name="53987" table:display="true" table:show-details="true"/>
                <table:data-pilot-member table:name="53989" table:display="true" table:show-details="true"/>
                <table:data-pilot-member table:name="54000" table:display="true" table:show-details="true"/>
                <table:data-pilot-member table:name="54002" table:display="true" table:show-details="true"/>
                <table:data-pilot-member table:name="54019" table:display="true" table:show-details="true"/>
                <table:data-pilot-member table:name="54025" table:display="true" table:show-details="true"/>
                <table:data-pilot-member table:name="54034" table:display="true" table:show-details="true"/>
                <table:data-pilot-member table:name="54035" table:display="true" table:show-details="true"/>
                <table:data-pilot-member table:name="54038" table:display="true" table:show-details="true"/>
                <table:data-pilot-member table:name="54056" table:display="true" table:show-details="true"/>
                <table:data-pilot-member table:name="54075" table:display="true" table:show-details="true"/>
                <table:data-pilot-member table:name="54083" table:display="true" table:show-details="true"/>
                <table:data-pilot-member table:name="54091" table:display="true" table:show-details="true"/>
                <table:data-pilot-member table:name="54098" table:display="true" table:show-details="true"/>
                <table:data-pilot-member table:name="54099" table:display="true" table:show-details="true"/>
                <table:data-pilot-member table:name="54115" table:display="true" table:show-details="true"/>
                <table:data-pilot-member table:name="54116" table:display="true" table:show-details="true"/>
                <table:data-pilot-member table:name="54138" table:display="true" table:show-details="true"/>
                <table:data-pilot-member table:name="54139" table:display="true" table:show-details="true"/>
                <table:data-pilot-member table:name="54145" table:display="true" table:show-details="true"/>
                <table:data-pilot-member table:name="54148" table:display="true" table:show-details="true"/>
                <table:data-pilot-member table:name="54167" table:display="true" table:show-details="true"/>
                <table:data-pilot-member table:name="54172" table:display="true" table:show-details="true"/>
                <table:data-pilot-member table:name="54177" table:display="true" table:show-details="true"/>
                <table:data-pilot-member table:name="54179" table:display="true" table:show-details="true"/>
                <table:data-pilot-member table:name="54180" table:display="true" table:show-details="true"/>
                <table:data-pilot-member table:name="54188" table:display="true" table:show-details="true"/>
                <table:data-pilot-member table:name="54198" table:display="true" table:show-details="true"/>
                <table:data-pilot-member table:name="54209" table:display="true" table:show-details="true"/>
                <table:data-pilot-member table:name="54215" table:display="true" table:show-details="true"/>
                <table:data-pilot-member table:name="54217" table:display="true" table:show-details="true"/>
                <table:data-pilot-member table:name="54223" table:display="true" table:show-details="true"/>
                <table:data-pilot-member table:name="54228" table:display="true" table:show-details="true"/>
                <table:data-pilot-member table:name="54242" table:display="true" table:show-details="true"/>
                <table:data-pilot-member table:name="54243" table:display="true" table:show-details="true"/>
                <table:data-pilot-member table:name="54249" table:display="true" table:show-details="true"/>
                <table:data-pilot-member table:name="54260" table:display="true" table:show-details="true"/>
                <table:data-pilot-member table:name="54268" table:display="true" table:show-details="true"/>
                <table:data-pilot-member table:name="54270" table:display="true" table:show-details="true"/>
                <table:data-pilot-member table:name="54273" table:display="true" table:show-details="true"/>
                <table:data-pilot-member table:name="54281" table:display="true" table:show-details="true"/>
                <table:data-pilot-member table:name="54291" table:display="true" table:show-details="true"/>
                <table:data-pilot-member table:name="54303" table:display="true" table:show-details="true"/>
                <table:data-pilot-member table:name="54311" table:display="true" table:show-details="true"/>
                <table:data-pilot-member table:name="54323" table:display="true" table:show-details="true"/>
                <table:data-pilot-member table:name="54325" table:display="true" table:show-details="true"/>
                <table:data-pilot-member table:name="54328" table:display="true" table:show-details="true"/>
                <table:data-pilot-member table:name="54342" table:display="true" table:show-details="true"/>
                <table:data-pilot-member table:name="54347" table:display="true" table:show-details="true"/>
                <table:data-pilot-member table:name="54362" table:display="true" table:show-details="true"/>
                <table:data-pilot-member table:name="54380" table:display="true" table:show-details="true"/>
                <table:data-pilot-member table:name="54387" table:display="true" table:show-details="true"/>
                <table:data-pilot-member table:name="54400" table:display="true" table:show-details="true"/>
                <table:data-pilot-member table:name="54448" table:display="true" table:show-details="true"/>
                <table:data-pilot-member table:name="54456" table:display="true" table:show-details="true"/>
                <table:data-pilot-member table:name="54457" table:display="true" table:show-details="true"/>
                <table:data-pilot-member table:name="54459" table:display="true" table:show-details="true"/>
                <table:data-pilot-member table:name="54474" table:display="true" table:show-details="true"/>
                <table:data-pilot-member table:name="54478" table:display="true" table:show-details="true"/>
                <table:data-pilot-member table:name="54479" table:display="true" table:show-details="true"/>
                <table:data-pilot-member table:name="54481" table:display="true" table:show-details="true"/>
                <table:data-pilot-member table:name="54494" table:display="true" table:show-details="true"/>
                <table:data-pilot-member table:name="54502" table:display="true" table:show-details="true"/>
                <table:data-pilot-member table:name="54514" table:display="true" table:show-details="true"/>
                <table:data-pilot-member table:name="54525" table:display="true" table:show-details="true"/>
                <table:data-pilot-member table:name="54528" table:display="true" table:show-details="true"/>
                <table:data-pilot-member table:name="54539" table:display="true" table:show-details="true"/>
                <table:data-pilot-member table:name="54551" table:display="true" table:show-details="true"/>
                <table:data-pilot-member table:name="54558" table:display="true" table:show-details="true"/>
                <table:data-pilot-member table:name="54564" table:display="true" table:show-details="true"/>
                <table:data-pilot-member table:name="54570" table:display="true" table:show-details="true"/>
                <table:data-pilot-member table:name="54574" table:display="true" table:show-details="true"/>
                <table:data-pilot-member table:name="54598" table:display="true" table:show-details="true"/>
                <table:data-pilot-member table:name="54607" table:display="true" table:show-details="true"/>
                <table:data-pilot-member table:name="54618" table:display="true" table:show-details="true"/>
                <table:data-pilot-member table:name="54628" table:display="true" table:show-details="true"/>
                <table:data-pilot-member table:name="54638" table:display="true" table:show-details="true"/>
                <table:data-pilot-member table:name="54647" table:display="true" table:show-details="true"/>
                <table:data-pilot-member table:name="54652" table:display="true" table:show-details="true"/>
                <table:data-pilot-member table:name="54669" table:display="true" table:show-details="true"/>
                <table:data-pilot-member table:name="54680" table:display="true" table:show-details="true"/>
                <table:data-pilot-member table:name="54684" table:display="true" table:show-details="true"/>
                <table:data-pilot-member table:name="54695" table:display="true" table:show-details="true"/>
                <table:data-pilot-member table:name="54696" table:display="true" table:show-details="true"/>
                <table:data-pilot-member table:name="54731" table:display="true" table:show-details="true"/>
                <table:data-pilot-member table:name="54736" table:display="true" table:show-details="true"/>
                <table:data-pilot-member table:name="54738" table:display="true" table:show-details="true"/>
                <table:data-pilot-member table:name="54759" table:display="true" table:show-details="true"/>
                <table:data-pilot-member table:name="54783" table:display="true" table:show-details="true"/>
                <table:data-pilot-member table:name="54789" table:display="true" table:show-details="true"/>
                <table:data-pilot-member table:name="54794" table:display="true" table:show-details="true"/>
                <table:data-pilot-member table:name="54801" table:display="true" table:show-details="true"/>
                <table:data-pilot-member table:name="54802" table:display="true" table:show-details="true"/>
                <table:data-pilot-member table:name="54832" table:display="true" table:show-details="true"/>
                <table:data-pilot-member table:name="54845" table:display="true" table:show-details="true"/>
                <table:data-pilot-member table:name="54846" table:display="true" table:show-details="true"/>
                <table:data-pilot-member table:name="54854" table:display="true" table:show-details="true"/>
                <table:data-pilot-member table:name="54865" table:display="true" table:show-details="true"/>
                <table:data-pilot-member table:name="54870" table:display="true" table:show-details="true"/>
                <table:data-pilot-member table:name="54875" table:display="true" table:show-details="true"/>
                <table:data-pilot-member table:name="54876" table:display="true" table:show-details="true"/>
                <table:data-pilot-member table:name="54883" table:display="true" table:show-details="true"/>
                <table:data-pilot-member table:name="54910" table:display="true" table:show-details="true"/>
                <table:data-pilot-member table:name="54912" table:display="true" table:show-details="true"/>
                <table:data-pilot-member table:name="54921" table:display="true" table:show-details="true"/>
                <table:data-pilot-member table:name="54927" table:display="true" table:show-details="true"/>
                <table:data-pilot-member table:name="54929" table:display="true" table:show-details="true"/>
                <table:data-pilot-member table:name="54934" table:display="true" table:show-details="true"/>
                <table:data-pilot-member table:name="54939" table:display="true" table:show-details="true"/>
                <table:data-pilot-member table:name="54940" table:display="true" table:show-details="true"/>
                <table:data-pilot-member table:name="54957" table:display="true" table:show-details="true"/>
                <table:data-pilot-member table:name="54959" table:display="true" table:show-details="true"/>
                <table:data-pilot-member table:name="54963" table:display="true" table:show-details="true"/>
                <table:data-pilot-member table:name="54971" table:display="true" table:show-details="true"/>
                <table:data-pilot-member table:name="54988" table:display="true" table:show-details="true"/>
                <table:data-pilot-member table:name="54989" table:display="true" table:show-details="true"/>
                <table:data-pilot-member table:name="54993" table:display="true" table:show-details="true"/>
                <table:data-pilot-member table:name="55005" table:display="true" table:show-details="true"/>
                <table:data-pilot-member table:name="55042" table:display="true" table:show-details="true"/>
                <table:data-pilot-member table:name="55043" table:display="true" table:show-details="true"/>
                <table:data-pilot-member table:name="55057" table:display="true" table:show-details="true"/>
                <table:data-pilot-member table:name="55064" table:display="true" table:show-details="true"/>
                <table:data-pilot-member table:name="55086" table:display="true" table:show-details="true"/>
                <table:data-pilot-member table:name="55089" table:display="true" table:show-details="true"/>
                <table:data-pilot-member table:name="55099" table:display="true" table:show-details="true"/>
                <table:data-pilot-member table:name="55120" table:display="true" table:show-details="true"/>
                <table:data-pilot-member table:name="55124" table:display="true" table:show-details="true"/>
                <table:data-pilot-member table:name="55139" table:display="true" table:show-details="true"/>
                <table:data-pilot-member table:name="55148" table:display="true" table:show-details="true"/>
                <table:data-pilot-member table:name="55153" table:display="true" table:show-details="true"/>
                <table:data-pilot-member table:name="55156" table:display="true" table:show-details="true"/>
                <table:data-pilot-member table:name="55164" table:display="true" table:show-details="true"/>
                <table:data-pilot-member table:name="55179" table:display="true" table:show-details="true"/>
                <table:data-pilot-member table:name="55185" table:display="true" table:show-details="true"/>
                <table:data-pilot-member table:name="55197" table:display="true" table:show-details="true"/>
                <table:data-pilot-member table:name="55201" table:display="true" table:show-details="true"/>
                <table:data-pilot-member table:name="55202" table:display="true" table:show-details="true"/>
                <table:data-pilot-member table:name="55207" table:display="true" table:show-details="true"/>
                <table:data-pilot-member table:name="55213" table:display="true" table:show-details="true"/>
                <table:data-pilot-member table:name="55216" table:display="true" table:show-details="true"/>
                <table:data-pilot-member table:name="55219" table:display="true" table:show-details="true"/>
                <table:data-pilot-member table:name="55234" table:display="true" table:show-details="true"/>
                <table:data-pilot-member table:name="55235" table:display="true" table:show-details="true"/>
                <table:data-pilot-member table:name="55256" table:display="true" table:show-details="true"/>
                <table:data-pilot-member table:name="55264" table:display="true" table:show-details="true"/>
                <table:data-pilot-member table:name="55266" table:display="true" table:show-details="true"/>
                <table:data-pilot-member table:name="55269" table:display="true" table:show-details="true"/>
                <table:data-pilot-member table:name="55278" table:display="true" table:show-details="true"/>
                <table:data-pilot-member table:name="55279" table:display="true" table:show-details="true"/>
                <table:data-pilot-member table:name="55281" table:display="true" table:show-details="true"/>
                <table:data-pilot-member table:name="55283" table:display="true" table:show-details="true"/>
                <table:data-pilot-member table:name="55285" table:display="true" table:show-details="true"/>
                <table:data-pilot-member table:name="55300" table:display="true" table:show-details="true"/>
                <table:data-pilot-member table:name="55303" table:display="true" table:show-details="true"/>
                <table:data-pilot-member table:name="55345" table:display="true" table:show-details="true"/>
                <table:data-pilot-member table:name="55351" table:display="true" table:show-details="true"/>
                <table:data-pilot-member table:name="55354" table:display="true" table:show-details="true"/>
                <table:data-pilot-member table:name="55386" table:display="true" table:show-details="true"/>
                <table:data-pilot-member table:name="55394" table:display="true" table:show-details="true"/>
                <table:data-pilot-member table:name="55419" table:display="true" table:show-details="true"/>
                <table:data-pilot-member table:name="55432" table:display="true" table:show-details="true"/>
                <table:data-pilot-member table:name="55446" table:display="true" table:show-details="true"/>
                <table:data-pilot-member table:name="55453" table:display="true" table:show-details="true"/>
                <table:data-pilot-member table:name="55455" table:display="true" table:show-details="true"/>
                <table:data-pilot-member table:name="55458" table:display="true" table:show-details="true"/>
                <table:data-pilot-member table:name="55460" table:display="true" table:show-details="true"/>
                <table:data-pilot-member table:name="55461" table:display="true" table:show-details="true"/>
                <table:data-pilot-member table:name="55465" table:display="true" table:show-details="true"/>
                <table:data-pilot-member table:name="55473" table:display="true" table:show-details="true"/>
                <table:data-pilot-member table:name="55476" table:display="true" table:show-details="true"/>
                <table:data-pilot-member table:name="55480" table:display="true" table:show-details="true"/>
                <table:data-pilot-member table:name="55482" table:display="true" table:show-details="true"/>
                <table:data-pilot-member table:name="55493" table:display="true" table:show-details="true"/>
                <table:data-pilot-member table:name="55507" table:display="true" table:show-details="true"/>
                <table:data-pilot-member table:name="55517" table:display="true" table:show-details="true"/>
                <table:data-pilot-member table:name="55519" table:display="true" table:show-details="true"/>
                <table:data-pilot-member table:name="55530" table:display="true" table:show-details="true"/>
                <table:data-pilot-member table:name="55542" table:display="true" table:show-details="true"/>
                <table:data-pilot-member table:name="55543" table:display="true" table:show-details="true"/>
                <table:data-pilot-member table:name="55550" table:display="true" table:show-details="true"/>
                <table:data-pilot-member table:name="55563" table:display="true" table:show-details="true"/>
                <table:data-pilot-member table:name="55567" table:display="true" table:show-details="true"/>
                <table:data-pilot-member table:name="55625" table:display="true" table:show-details="true"/>
                <table:data-pilot-member table:name="55635" table:display="true" table:show-details="true"/>
                <table:data-pilot-member table:name="55642" table:display="true" table:show-details="true"/>
                <table:data-pilot-member table:name="55644" table:display="true" table:show-details="true"/>
                <table:data-pilot-member table:name="55645" table:display="true" table:show-details="true"/>
                <table:data-pilot-member table:name="55657" table:display="true" table:show-details="true"/>
                <table:data-pilot-member table:name="55682" table:display="true" table:show-details="true"/>
                <table:data-pilot-member table:name="55683" table:display="true" table:show-details="true"/>
                <table:data-pilot-member table:name="55699" table:display="true" table:show-details="true"/>
                <table:data-pilot-member table:name="55703" table:display="true" table:show-details="true"/>
                <table:data-pilot-member table:name="55709" table:display="true" table:show-details="true"/>
                <table:data-pilot-member table:name="55718" table:display="true" table:show-details="true"/>
                <table:data-pilot-member table:name="55725" table:display="true" table:show-details="true"/>
                <table:data-pilot-member table:name="55740" table:display="true" table:show-details="true"/>
                <table:data-pilot-member table:name="55752" table:display="true" table:show-details="true"/>
                <table:data-pilot-member table:name="55757" table:display="true" table:show-details="true"/>
                <table:data-pilot-member table:name="55764" table:display="true" table:show-details="true"/>
                <table:data-pilot-member table:name="55766" table:display="true" table:show-details="true"/>
                <table:data-pilot-member table:name="55777" table:display="true" table:show-details="true"/>
                <table:data-pilot-member table:name="55782" table:display="true" table:show-details="true"/>
                <table:data-pilot-member table:name="55794" table:display="true" table:show-details="true"/>
                <table:data-pilot-member table:name="55802" table:display="true" table:show-details="true"/>
                <table:data-pilot-member table:name="55805" table:display="true" table:show-details="true"/>
                <table:data-pilot-member table:name="55806" table:display="true" table:show-details="true"/>
                <table:data-pilot-member table:name="55820" table:display="true" table:show-details="true"/>
                <table:data-pilot-member table:name="55826" table:display="true" table:show-details="true"/>
                <table:data-pilot-member table:name="55832" table:display="true" table:show-details="true"/>
                <table:data-pilot-member table:name="55852" table:display="true" table:show-details="true"/>
                <table:data-pilot-member table:name="55858" table:display="true" table:show-details="true"/>
                <table:data-pilot-member table:name="55861" table:display="true" table:show-details="true"/>
                <table:data-pilot-member table:name="55864" table:display="true" table:show-details="true"/>
                <table:data-pilot-member table:name="55868" table:display="true" table:show-details="true"/>
                <table:data-pilot-member table:name="55886" table:display="true" table:show-details="true"/>
                <table:data-pilot-member table:name="55892" table:display="true" table:show-details="true"/>
                <table:data-pilot-member table:name="55899" table:display="true" table:show-details="true"/>
                <table:data-pilot-member table:name="55903" table:display="true" table:show-details="true"/>
                <table:data-pilot-member table:name="55907" table:display="true" table:show-details="true"/>
                <table:data-pilot-member table:name="55908" table:display="true" table:show-details="true"/>
                <table:data-pilot-member table:name="55914" table:display="true" table:show-details="true"/>
                <table:data-pilot-member table:name="55919" table:display="true" table:show-details="true"/>
                <table:data-pilot-member table:name="55941" table:display="true" table:show-details="true"/>
                <table:data-pilot-member table:name="55969" table:display="true" table:show-details="true"/>
                <table:data-pilot-member table:name="55972" table:display="true" table:show-details="true"/>
                <table:data-pilot-member table:name="55974" table:display="true" table:show-details="true"/>
                <table:data-pilot-member table:name="55985" table:display="true" table:show-details="true"/>
                <table:data-pilot-member table:name="55987" table:display="true" table:show-details="true"/>
                <table:data-pilot-member table:name="56000" table:display="true" table:show-details="true"/>
                <table:data-pilot-member table:name="56017" table:display="true" table:show-details="true"/>
                <table:data-pilot-member table:name="56038" table:display="true" table:show-details="true"/>
                <table:data-pilot-member table:name="56041" table:display="true" table:show-details="true"/>
                <table:data-pilot-member table:name="56044" table:display="true" table:show-details="true"/>
                <table:data-pilot-member table:name="56050" table:display="true" table:show-details="true"/>
                <table:data-pilot-member table:name="56051" table:display="true" table:show-details="true"/>
                <table:data-pilot-member table:name="56061" table:display="true" table:show-details="true"/>
                <table:data-pilot-member table:name="56068" table:display="true" table:show-details="true"/>
                <table:data-pilot-member table:name="56070" table:display="true" table:show-details="true"/>
                <table:data-pilot-member table:name="56088" table:display="true" table:show-details="true"/>
                <table:data-pilot-member table:name="56091" table:display="true" table:show-details="true"/>
                <table:data-pilot-member table:name="56109" table:display="true" table:show-details="true"/>
                <table:data-pilot-member table:name="56117" table:display="true" table:show-details="true"/>
                <table:data-pilot-member table:name="56139" table:display="true" table:show-details="true"/>
                <table:data-pilot-member table:name="56147" table:display="true" table:show-details="true"/>
                <table:data-pilot-member table:name="56154" table:display="true" table:show-details="true"/>
                <table:data-pilot-member table:name="56155" table:display="true" table:show-details="true"/>
                <table:data-pilot-member table:name="56165" table:display="true" table:show-details="true"/>
                <table:data-pilot-member table:name="56185" table:display="true" table:show-details="true"/>
                <table:data-pilot-member table:name="56192" table:display="true" table:show-details="true"/>
                <table:data-pilot-member table:name="56200" table:display="true" table:show-details="true"/>
                <table:data-pilot-member table:name="56204" table:display="true" table:show-details="true"/>
                <table:data-pilot-member table:name="56206" table:display="true" table:show-details="true"/>
                <table:data-pilot-member table:name="56209" table:display="true" table:show-details="true"/>
                <table:data-pilot-member table:name="56222" table:display="true" table:show-details="true"/>
                <table:data-pilot-member table:name="56224" table:display="true" table:show-details="true"/>
                <table:data-pilot-member table:name="56227" table:display="true" table:show-details="true"/>
                <table:data-pilot-member table:name="56254" table:display="true" table:show-details="true"/>
                <table:data-pilot-member table:name="56257" table:display="true" table:show-details="true"/>
                <table:data-pilot-member table:name="56259" table:display="true" table:show-details="true"/>
                <table:data-pilot-member table:name="56284" table:display="true" table:show-details="true"/>
                <table:data-pilot-member table:name="56285" table:display="true" table:show-details="true"/>
                <table:data-pilot-member table:name="56286" table:display="true" table:show-details="true"/>
                <table:data-pilot-member table:name="56293" table:display="true" table:show-details="true"/>
                <table:data-pilot-member table:name="56299" table:display="true" table:show-details="true"/>
                <table:data-pilot-member table:name="56329" table:display="true" table:show-details="true"/>
                <table:data-pilot-member table:name="56342" table:display="true" table:show-details="true"/>
                <table:data-pilot-member table:name="56376" table:display="true" table:show-details="true"/>
                <table:data-pilot-member table:name="56380" table:display="true" table:show-details="true"/>
                <table:data-pilot-member table:name="56382" table:display="true" table:show-details="true"/>
                <table:data-pilot-member table:name="56386" table:display="true" table:show-details="true"/>
                <table:data-pilot-member table:name="56387" table:display="true" table:show-details="true"/>
                <table:data-pilot-member table:name="56391" table:display="true" table:show-details="true"/>
                <table:data-pilot-member table:name="56395" table:display="true" table:show-details="true"/>
                <table:data-pilot-member table:name="56397" table:display="true" table:show-details="true"/>
                <table:data-pilot-member table:name="56401" table:display="true" table:show-details="true"/>
                <table:data-pilot-member table:name="56407" table:display="true" table:show-details="true"/>
                <table:data-pilot-member table:name="56411" table:display="true" table:show-details="true"/>
                <table:data-pilot-member table:name="56421" table:display="true" table:show-details="true"/>
                <table:data-pilot-member table:name="56452" table:display="true" table:show-details="true"/>
                <table:data-pilot-member table:name="56456" table:display="true" table:show-details="true"/>
                <table:data-pilot-member table:name="56469" table:display="true" table:show-details="true"/>
                <table:data-pilot-member table:name="56472" table:display="true" table:show-details="true"/>
                <table:data-pilot-member table:name="56484" table:display="true" table:show-details="true"/>
                <table:data-pilot-member table:name="56501" table:display="true" table:show-details="true"/>
                <table:data-pilot-member table:name="56528" table:display="true" table:show-details="true"/>
                <table:data-pilot-member table:name="56536" table:display="true" table:show-details="true"/>
                <table:data-pilot-member table:name="56537" table:display="true" table:show-details="true"/>
                <table:data-pilot-member table:name="56538" table:display="true" table:show-details="true"/>
                <table:data-pilot-member table:name="56540" table:display="true" table:show-details="true"/>
                <table:data-pilot-member table:name="56541" table:display="true" table:show-details="true"/>
                <table:data-pilot-member table:name="56553" table:display="true" table:show-details="true"/>
                <table:data-pilot-member table:name="56567" table:display="true" table:show-details="true"/>
                <table:data-pilot-member table:name="56571" table:display="true" table:show-details="true"/>
                <table:data-pilot-member table:name="56574" table:display="true" table:show-details="true"/>
                <table:data-pilot-member table:name="56577" table:display="true" table:show-details="true"/>
                <table:data-pilot-member table:name="56596" table:display="true" table:show-details="true"/>
                <table:data-pilot-member table:name="56600" table:display="true" table:show-details="true"/>
                <table:data-pilot-member table:name="56601" table:display="true" table:show-details="true"/>
                <table:data-pilot-member table:name="56608" table:display="true" table:show-details="true"/>
                <table:data-pilot-member table:name="56610" table:display="true" table:show-details="true"/>
                <table:data-pilot-member table:name="56619" table:display="true" table:show-details="true"/>
                <table:data-pilot-member table:name="56629" table:display="true" table:show-details="true"/>
                <table:data-pilot-member table:name="56660" table:display="true" table:show-details="true"/>
                <table:data-pilot-member table:name="56661" table:display="true" table:show-details="true"/>
                <table:data-pilot-member table:name="56675" table:display="true" table:show-details="true"/>
                <table:data-pilot-member table:name="56676" table:display="true" table:show-details="true"/>
                <table:data-pilot-member table:name="56680" table:display="true" table:show-details="true"/>
                <table:data-pilot-member table:name="56688" table:display="true" table:show-details="true"/>
                <table:data-pilot-member table:name="56693" table:display="true" table:show-details="true"/>
                <table:data-pilot-member table:name="56695" table:display="true" table:show-details="true"/>
                <table:data-pilot-member table:name="56696" table:display="true" table:show-details="true"/>
                <table:data-pilot-member table:name="56699" table:display="true" table:show-details="true"/>
                <table:data-pilot-member table:name="56703" table:display="true" table:show-details="true"/>
                <table:data-pilot-member table:name="56711" table:display="true" table:show-details="true"/>
                <table:data-pilot-member table:name="56718" table:display="true" table:show-details="true"/>
                <table:data-pilot-member table:name="56727" table:display="true" table:show-details="true"/>
                <table:data-pilot-member table:name="56746" table:display="true" table:show-details="true"/>
                <table:data-pilot-member table:name="56761" table:display="true" table:show-details="true"/>
                <table:data-pilot-member table:name="56770" table:display="true" table:show-details="true"/>
                <table:data-pilot-member table:name="56775" table:display="true" table:show-details="true"/>
                <table:data-pilot-member table:name="56780" table:display="true" table:show-details="true"/>
                <table:data-pilot-member table:name="56783" table:display="true" table:show-details="true"/>
                <table:data-pilot-member table:name="56792" table:display="true" table:show-details="true"/>
                <table:data-pilot-member table:name="56815" table:display="true" table:show-details="true"/>
                <table:data-pilot-member table:name="56817" table:display="true" table:show-details="true"/>
                <table:data-pilot-member table:name="56823" table:display="true" table:show-details="true"/>
                <table:data-pilot-member table:name="56829" table:display="true" table:show-details="true"/>
                <table:data-pilot-member table:name="56841" table:display="true" table:show-details="true"/>
                <table:data-pilot-member table:name="56855" table:display="true" table:show-details="true"/>
                <table:data-pilot-member table:name="56857" table:display="true" table:show-details="true"/>
                <table:data-pilot-member table:name="56864" table:display="true" table:show-details="true"/>
                <table:data-pilot-member table:name="56879" table:display="true" table:show-details="true"/>
                <table:data-pilot-member table:name="56887" table:display="true" table:show-details="true"/>
                <table:data-pilot-member table:name="56896" table:display="true" table:show-details="true"/>
                <table:data-pilot-member table:name="56909" table:display="true" table:show-details="true"/>
                <table:data-pilot-member table:name="56910" table:display="true" table:show-details="true"/>
                <table:data-pilot-member table:name="56920" table:display="true" table:show-details="true"/>
                <table:data-pilot-member table:name="56930" table:display="true" table:show-details="true"/>
                <table:data-pilot-member table:name="56949" table:display="true" table:show-details="true"/>
                <table:data-pilot-member table:name="56953" table:display="true" table:show-details="true"/>
                <table:data-pilot-member table:name="56984" table:display="true" table:show-details="true"/>
                <table:data-pilot-member table:name="56986" table:display="true" table:show-details="true"/>
                <table:data-pilot-member table:name="56987" table:display="true" table:show-details="true"/>
                <table:data-pilot-member table:name="56997" table:display="true" table:show-details="true"/>
                <table:data-pilot-member table:name="57000" table:display="true" table:show-details="true"/>
                <table:data-pilot-member table:name="57008" table:display="true" table:show-details="true"/>
                <table:data-pilot-member table:name="57027" table:display="true" table:show-details="true"/>
                <table:data-pilot-member table:name="57046" table:display="true" table:show-details="true"/>
                <table:data-pilot-member table:name="57054" table:display="true" table:show-details="true"/>
                <table:data-pilot-member table:name="57059" table:display="true" table:show-details="true"/>
                <table:data-pilot-member table:name="57063" table:display="true" table:show-details="true"/>
                <table:data-pilot-member table:name="57080" table:display="true" table:show-details="true"/>
                <table:data-pilot-member table:name="57086" table:display="true" table:show-details="true"/>
                <table:data-pilot-member table:name="57092" table:display="true" table:show-details="true"/>
                <table:data-pilot-member table:name="57102" table:display="true" table:show-details="true"/>
                <table:data-pilot-member table:name="57115" table:display="true" table:show-details="true"/>
                <table:data-pilot-member table:name="57118" table:display="true" table:show-details="true"/>
                <table:data-pilot-member table:name="57124" table:display="true" table:show-details="true"/>
                <table:data-pilot-member table:name="57141" table:display="true" table:show-details="true"/>
                <table:data-pilot-member table:name="57142" table:display="true" table:show-details="true"/>
                <table:data-pilot-member table:name="57151" table:display="true" table:show-details="true"/>
                <table:data-pilot-member table:name="57152" table:display="true" table:show-details="true"/>
                <table:data-pilot-member table:name="57156" table:display="true" table:show-details="true"/>
                <table:data-pilot-member table:name="57163" table:display="true" table:show-details="true"/>
                <table:data-pilot-member table:name="57168" table:display="true" table:show-details="true"/>
                <table:data-pilot-member table:name="57171" table:display="true" table:show-details="true"/>
                <table:data-pilot-member table:name="57172" table:display="true" table:show-details="true"/>
                <table:data-pilot-member table:name="57175" table:display="true" table:show-details="true"/>
                <table:data-pilot-member table:name="57184" table:display="true" table:show-details="true"/>
                <table:data-pilot-member table:name="57188" table:display="true" table:show-details="true"/>
                <table:data-pilot-member table:name="57194" table:display="true" table:show-details="true"/>
                <table:data-pilot-member table:name="57210" table:display="true" table:show-details="true"/>
                <table:data-pilot-member table:name="57229" table:display="true" table:show-details="true"/>
                <table:data-pilot-member table:name="57232" table:display="true" table:show-details="true"/>
                <table:data-pilot-member table:name="57235" table:display="true" table:show-details="true"/>
                <table:data-pilot-member table:name="57242" table:display="true" table:show-details="true"/>
                <table:data-pilot-member table:name="57243" table:display="true" table:show-details="true"/>
                <table:data-pilot-member table:name="57262" table:display="true" table:show-details="true"/>
                <table:data-pilot-member table:name="57266" table:display="true" table:show-details="true"/>
                <table:data-pilot-member table:name="57268" table:display="true" table:show-details="true"/>
                <table:data-pilot-member table:name="57270" table:display="true" table:show-details="true"/>
                <table:data-pilot-member table:name="57274" table:display="true" table:show-details="true"/>
                <table:data-pilot-member table:name="57285" table:display="true" table:show-details="true"/>
                <table:data-pilot-member table:name="57288" table:display="true" table:show-details="true"/>
                <table:data-pilot-member table:name="57289" table:display="true" table:show-details="true"/>
                <table:data-pilot-member table:name="57291" table:display="true" table:show-details="true"/>
                <table:data-pilot-member table:name="57317" table:display="true" table:show-details="true"/>
                <table:data-pilot-member table:name="57323" table:display="true" table:show-details="true"/>
                <table:data-pilot-member table:name="57324" table:display="true" table:show-details="true"/>
                <table:data-pilot-member table:name="57325" table:display="true" table:show-details="true"/>
                <table:data-pilot-member table:name="57330" table:display="true" table:show-details="true"/>
                <table:data-pilot-member table:name="57334" table:display="true" table:show-details="true"/>
                <table:data-pilot-member table:name="57336" table:display="true" table:show-details="true"/>
                <table:data-pilot-member table:name="57343" table:display="true" table:show-details="true"/>
                <table:data-pilot-member table:name="57365" table:display="true" table:show-details="true"/>
                <table:data-pilot-member table:name="57373" table:display="true" table:show-details="true"/>
                <table:data-pilot-member table:name="57386" table:display="true" table:show-details="true"/>
                <table:data-pilot-member table:name="57392" table:display="true" table:show-details="true"/>
                <table:data-pilot-member table:name="57404" table:display="true" table:show-details="true"/>
                <table:data-pilot-member table:name="57407" table:display="true" table:show-details="true"/>
                <table:data-pilot-member table:name="57418" table:display="true" table:show-details="true"/>
                <table:data-pilot-member table:name="57424" table:display="true" table:show-details="true"/>
                <table:data-pilot-member table:name="57435" table:display="true" table:show-details="true"/>
                <table:data-pilot-member table:name="57440" table:display="true" table:show-details="true"/>
                <table:data-pilot-member table:name="57441" table:display="true" table:show-details="true"/>
                <table:data-pilot-member table:name="57442" table:display="true" table:show-details="true"/>
                <table:data-pilot-member table:name="57447" table:display="true" table:show-details="true"/>
                <table:data-pilot-member table:name="57449" table:display="true" table:show-details="true"/>
                <table:data-pilot-member table:name="57452" table:display="true" table:show-details="true"/>
                <table:data-pilot-member table:name="57464" table:display="true" table:show-details="true"/>
                <table:data-pilot-member table:name="57471" table:display="true" table:show-details="true"/>
                <table:data-pilot-member table:name="57476" table:display="true" table:show-details="true"/>
                <table:data-pilot-member table:name="57484" table:display="true" table:show-details="true"/>
                <table:data-pilot-member table:name="57502" table:display="true" table:show-details="true"/>
                <table:data-pilot-member table:name="57506" table:display="true" table:show-details="true"/>
                <table:data-pilot-member table:name="57512" table:display="true" table:show-details="true"/>
                <table:data-pilot-member table:name="57525" table:display="true" table:show-details="true"/>
                <table:data-pilot-member table:name="57533" table:display="true" table:show-details="true"/>
                <table:data-pilot-member table:name="57534" table:display="true" table:show-details="true"/>
                <table:data-pilot-member table:name="57536" table:display="true" table:show-details="true"/>
                <table:data-pilot-member table:name="57545" table:display="true" table:show-details="true"/>
                <table:data-pilot-member table:name="57559" table:display="true" table:show-details="true"/>
                <table:data-pilot-member table:name="57561" table:display="true" table:show-details="true"/>
                <table:data-pilot-member table:name="57562" table:display="true" table:show-details="true"/>
                <table:data-pilot-member table:name="57575" table:display="true" table:show-details="true"/>
                <table:data-pilot-member table:name="57585" table:display="true" table:show-details="true"/>
                <table:data-pilot-member table:name="57587" table:display="true" table:show-details="true"/>
                <table:data-pilot-member table:name="57605" table:display="true" table:show-details="true"/>
                <table:data-pilot-member table:name="57609" table:display="true" table:show-details="true"/>
                <table:data-pilot-member table:name="57620" table:display="true" table:show-details="true"/>
                <table:data-pilot-member table:name="57624" table:display="true" table:show-details="true"/>
                <table:data-pilot-member table:name="57629" table:display="true" table:show-details="true"/>
                <table:data-pilot-member table:name="57639" table:display="true" table:show-details="true"/>
                <table:data-pilot-member table:name="57644" table:display="true" table:show-details="true"/>
                <table:data-pilot-member table:name="57650" table:display="true" table:show-details="true"/>
                <table:data-pilot-member table:name="57652" table:display="true" table:show-details="true"/>
                <table:data-pilot-member table:name="57653" table:display="true" table:show-details="true"/>
                <table:data-pilot-member table:name="57656" table:display="true" table:show-details="true"/>
                <table:data-pilot-member table:name="57666" table:display="true" table:show-details="true"/>
                <table:data-pilot-member table:name="57668" table:display="true" table:show-details="true"/>
                <table:data-pilot-member table:name="57671" table:display="true" table:show-details="true"/>
                <table:data-pilot-member table:name="57672" table:display="true" table:show-details="true"/>
                <table:data-pilot-member table:name="57677" table:display="true" table:show-details="true"/>
                <table:data-pilot-member table:name="57680" table:display="true" table:show-details="true"/>
                <table:data-pilot-member table:name="57684" table:display="true" table:show-details="true"/>
                <table:data-pilot-member table:name="57687" table:display="true" table:show-details="true"/>
                <table:data-pilot-member table:name="57690" table:display="true" table:show-details="true"/>
                <table:data-pilot-member table:name="57696" table:display="true" table:show-details="true"/>
                <table:data-pilot-member table:name="57701" table:display="true" table:show-details="true"/>
                <table:data-pilot-member table:name="57732" table:display="true" table:show-details="true"/>
                <table:data-pilot-member table:name="57734" table:display="true" table:show-details="true"/>
                <table:data-pilot-member table:name="57750" table:display="true" table:show-details="true"/>
                <table:data-pilot-member table:name="57783" table:display="true" table:show-details="true"/>
                <table:data-pilot-member table:name="57789" table:display="true" table:show-details="true"/>
                <table:data-pilot-member table:name="57791" table:display="true" table:show-details="true"/>
                <table:data-pilot-member table:name="57795" table:display="true" table:show-details="true"/>
                <table:data-pilot-member table:name="57796" table:display="true" table:show-details="true"/>
                <table:data-pilot-member table:name="57813" table:display="true" table:show-details="true"/>
                <table:data-pilot-member table:name="57815" table:display="true" table:show-details="true"/>
                <table:data-pilot-member table:name="57832" table:display="true" table:show-details="true"/>
                <table:data-pilot-member table:name="57838" table:display="true" table:show-details="true"/>
                <table:data-pilot-member table:name="57839" table:display="true" table:show-details="true"/>
                <table:data-pilot-member table:name="57846" table:display="true" table:show-details="true"/>
                <table:data-pilot-member table:name="57849" table:display="true" table:show-details="true"/>
                <table:data-pilot-member table:name="57856" table:display="true" table:show-details="true"/>
                <table:data-pilot-member table:name="57858" table:display="true" table:show-details="true"/>
                <table:data-pilot-member table:name="57859" table:display="true" table:show-details="true"/>
                <table:data-pilot-member table:name="57862" table:display="true" table:show-details="true"/>
                <table:data-pilot-member table:name="57869" table:display="true" table:show-details="true"/>
                <table:data-pilot-member table:name="57876" table:display="true" table:show-details="true"/>
                <table:data-pilot-member table:name="57881" table:display="true" table:show-details="true"/>
                <table:data-pilot-member table:name="57885" table:display="true" table:show-details="true"/>
                <table:data-pilot-member table:name="57901" table:display="true" table:show-details="true"/>
                <table:data-pilot-member table:name="57903" table:display="true" table:show-details="true"/>
                <table:data-pilot-member table:name="57905" table:display="true" table:show-details="true"/>
                <table:data-pilot-member table:name="57907" table:display="true" table:show-details="true"/>
                <table:data-pilot-member table:name="57909" table:display="true" table:show-details="true"/>
                <table:data-pilot-member table:name="57942" table:display="true" table:show-details="true"/>
                <table:data-pilot-member table:name="57943" table:display="true" table:show-details="true"/>
                <table:data-pilot-member table:name="57945" table:display="true" table:show-details="true"/>
                <table:data-pilot-member table:name="57979" table:display="true" table:show-details="true"/>
                <table:data-pilot-member table:name="57983" table:display="true" table:show-details="true"/>
                <table:data-pilot-member table:name="57985" table:display="true" table:show-details="true"/>
                <table:data-pilot-member table:name="57991" table:display="true" table:show-details="true"/>
                <table:data-pilot-member table:name="57993" table:display="true" table:show-details="true"/>
                <table:data-pilot-member table:name="57994" table:display="true" table:show-details="true"/>
                <table:data-pilot-member table:name="57996" table:display="true" table:show-details="true"/>
                <table:data-pilot-member table:name="58002" table:display="true" table:show-details="true"/>
                <table:data-pilot-member table:name="58009" table:display="true" table:show-details="true"/>
                <table:data-pilot-member table:name="58020" table:display="true" table:show-details="true"/>
                <table:data-pilot-member table:name="58023" table:display="true" table:show-details="true"/>
                <table:data-pilot-member table:name="58029" table:display="true" table:show-details="true"/>
                <table:data-pilot-member table:name="58032" table:display="true" table:show-details="true"/>
                <table:data-pilot-member table:name="58035" table:display="true" table:show-details="true"/>
                <table:data-pilot-member table:name="58039" table:display="true" table:show-details="true"/>
                <table:data-pilot-member table:name="58074" table:display="true" table:show-details="true"/>
                <table:data-pilot-member table:name="58083" table:display="true" table:show-details="true"/>
                <table:data-pilot-member table:name="58087" table:display="true" table:show-details="true"/>
                <table:data-pilot-member table:name="58101" table:display="true" table:show-details="true"/>
                <table:data-pilot-member table:name="58114" table:display="true" table:show-details="true"/>
                <table:data-pilot-member table:name="58122" table:display="true" table:show-details="true"/>
                <table:data-pilot-member table:name="58124" table:display="true" table:show-details="true"/>
                <table:data-pilot-member table:name="58126" table:display="true" table:show-details="true"/>
                <table:data-pilot-member table:name="58143" table:display="true" table:show-details="true"/>
                <table:data-pilot-member table:name="58146" table:display="true" table:show-details="true"/>
                <table:data-pilot-member table:name="58172" table:display="true" table:show-details="true"/>
                <table:data-pilot-member table:name="58173" table:display="true" table:show-details="true"/>
                <table:data-pilot-member table:name="58186" table:display="true" table:show-details="true"/>
                <table:data-pilot-member table:name="58209" table:display="true" table:show-details="true"/>
                <table:data-pilot-member table:name="58242" table:display="true" table:show-details="true"/>
                <table:data-pilot-member table:name="58246" table:display="true" table:show-details="true"/>
                <table:data-pilot-member table:name="58254" table:display="true" table:show-details="true"/>
                <table:data-pilot-member table:name="58264" table:display="true" table:show-details="true"/>
                <table:data-pilot-member table:name="58268" table:display="true" table:show-details="true"/>
                <table:data-pilot-member table:name="58272" table:display="true" table:show-details="true"/>
                <table:data-pilot-member table:name="58287" table:display="true" table:show-details="true"/>
                <table:data-pilot-member table:name="58299" table:display="true" table:show-details="true"/>
                <table:data-pilot-member table:name="58300" table:display="true" table:show-details="true"/>
                <table:data-pilot-member table:name="58301" table:display="true" table:show-details="true"/>
                <table:data-pilot-member table:name="58302" table:display="true" table:show-details="true"/>
                <table:data-pilot-member table:name="58327" table:display="true" table:show-details="true"/>
                <table:data-pilot-member table:name="58332" table:display="true" table:show-details="true"/>
                <table:data-pilot-member table:name="58337" table:display="true" table:show-details="true"/>
                <table:data-pilot-member table:name="58352" table:display="true" table:show-details="true"/>
                <table:data-pilot-member table:name="58364" table:display="true" table:show-details="true"/>
                <table:data-pilot-member table:name="58375" table:display="true" table:show-details="true"/>
                <table:data-pilot-member table:name="58384" table:display="true" table:show-details="true"/>
                <table:data-pilot-member table:name="58402" table:display="true" table:show-details="true"/>
                <table:data-pilot-member table:name="58403" table:display="true" table:show-details="true"/>
                <table:data-pilot-member table:name="58427" table:display="true" table:show-details="true"/>
                <table:data-pilot-member table:name="58430" table:display="true" table:show-details="true"/>
                <table:data-pilot-member table:name="58432" table:display="true" table:show-details="true"/>
                <table:data-pilot-member table:name="58437" table:display="true" table:show-details="true"/>
                <table:data-pilot-member table:name="58440" table:display="true" table:show-details="true"/>
                <table:data-pilot-member table:name="58449" table:display="true" table:show-details="true"/>
                <table:data-pilot-member table:name="58451" table:display="true" table:show-details="true"/>
                <table:data-pilot-member table:name="58453" table:display="true" table:show-details="true"/>
                <table:data-pilot-member table:name="58457" table:display="true" table:show-details="true"/>
                <table:data-pilot-member table:name="58460" table:display="true" table:show-details="true"/>
                <table:data-pilot-member table:name="58464" table:display="true" table:show-details="true"/>
                <table:data-pilot-member table:name="58472" table:display="true" table:show-details="true"/>
                <table:data-pilot-member table:name="58479" table:display="true" table:show-details="true"/>
                <table:data-pilot-member table:name="58483" table:display="true" table:show-details="true"/>
                <table:data-pilot-member table:name="58485" table:display="true" table:show-details="true"/>
                <table:data-pilot-member table:name="58486" table:display="true" table:show-details="true"/>
                <table:data-pilot-member table:name="58489" table:display="true" table:show-details="true"/>
                <table:data-pilot-member table:name="58494" table:display="true" table:show-details="true"/>
                <table:data-pilot-member table:name="58519" table:display="true" table:show-details="true"/>
                <table:data-pilot-member table:name="58521" table:display="true" table:show-details="true"/>
                <table:data-pilot-member table:name="58536" table:display="true" table:show-details="true"/>
                <table:data-pilot-member table:name="58539" table:display="true" table:show-details="true"/>
                <table:data-pilot-member table:name="58552" table:display="true" table:show-details="true"/>
                <table:data-pilot-member table:name="58581" table:display="true" table:show-details="true"/>
                <table:data-pilot-member table:name="58589" table:display="true" table:show-details="true"/>
                <table:data-pilot-member table:name="58602" table:display="true" table:show-details="true"/>
                <table:data-pilot-member table:name="58603" table:display="true" table:show-details="true"/>
                <table:data-pilot-member table:name="58612" table:display="true" table:show-details="true"/>
                <table:data-pilot-member table:name="58616" table:display="true" table:show-details="true"/>
                <table:data-pilot-member table:name="58627" table:display="true" table:show-details="true"/>
                <table:data-pilot-member table:name="58634" table:display="true" table:show-details="true"/>
                <table:data-pilot-member table:name="58642" table:display="true" table:show-details="true"/>
                <table:data-pilot-member table:name="58657" table:display="true" table:show-details="true"/>
                <table:data-pilot-member table:name="58667" table:display="true" table:show-details="true"/>
                <table:data-pilot-member table:name="58670" table:display="true" table:show-details="true"/>
                <table:data-pilot-member table:name="58674" table:display="true" table:show-details="true"/>
                <table:data-pilot-member table:name="58680" table:display="true" table:show-details="true"/>
                <table:data-pilot-member table:name="58694" table:display="true" table:show-details="true"/>
                <table:data-pilot-member table:name="58707" table:display="true" table:show-details="true"/>
                <table:data-pilot-member table:name="58726" table:display="true" table:show-details="true"/>
                <table:data-pilot-member table:name="58731" table:display="true" table:show-details="true"/>
                <table:data-pilot-member table:name="58763" table:display="true" table:show-details="true"/>
                <table:data-pilot-member table:name="58772" table:display="true" table:show-details="true"/>
                <table:data-pilot-member table:name="58785" table:display="true" table:show-details="true"/>
                <table:data-pilot-member table:name="58794" table:display="true" table:show-details="true"/>
                <table:data-pilot-member table:name="58804" table:display="true" table:show-details="true"/>
                <table:data-pilot-member table:name="58810" table:display="true" table:show-details="true"/>
                <table:data-pilot-member table:name="58820" table:display="true" table:show-details="true"/>
                <table:data-pilot-member table:name="58836" table:display="true" table:show-details="true"/>
                <table:data-pilot-member table:name="58838" table:display="true" table:show-details="true"/>
                <table:data-pilot-member table:name="58840" table:display="true" table:show-details="true"/>
                <table:data-pilot-member table:name="58842" table:display="true" table:show-details="true"/>
                <table:data-pilot-member table:name="58845" table:display="true" table:show-details="true"/>
                <table:data-pilot-member table:name="58848" table:display="true" table:show-details="true"/>
                <table:data-pilot-member table:name="58861" table:display="true" table:show-details="true"/>
                <table:data-pilot-member table:name="58874" table:display="true" table:show-details="true"/>
                <table:data-pilot-member table:name="58875" table:display="true" table:show-details="true"/>
                <table:data-pilot-member table:name="58878" table:display="true" table:show-details="true"/>
                <table:data-pilot-member table:name="58886" table:display="true" table:show-details="true"/>
                <table:data-pilot-member table:name="58891" table:display="true" table:show-details="true"/>
                <table:data-pilot-member table:name="58895" table:display="true" table:show-details="true"/>
                <table:data-pilot-member table:name="58901" table:display="true" table:show-details="true"/>
                <table:data-pilot-member table:name="58912" table:display="true" table:show-details="true"/>
                <table:data-pilot-member table:name="58917" table:display="true" table:show-details="true"/>
                <table:data-pilot-member table:name="58922" table:display="true" table:show-details="true"/>
                <table:data-pilot-member table:name="58925" table:display="true" table:show-details="true"/>
                <table:data-pilot-member table:name="58945" table:display="true" table:show-details="true"/>
                <table:data-pilot-member table:name="58957" table:display="true" table:show-details="true"/>
                <table:data-pilot-member table:name="58958" table:display="true" table:show-details="true"/>
                <table:data-pilot-member table:name="58963" table:display="true" table:show-details="true"/>
                <table:data-pilot-member table:name="58969" table:display="true" table:show-details="true"/>
                <table:data-pilot-member table:name="58970" table:display="true" table:show-details="true"/>
                <table:data-pilot-member table:name="58986" table:display="true" table:show-details="true"/>
                <table:data-pilot-member table:name="58995" table:display="true" table:show-details="true"/>
                <table:data-pilot-member table:name="58997" table:display="true" table:show-details="true"/>
                <table:data-pilot-member table:name="59002" table:display="true" table:show-details="true"/>
                <table:data-pilot-member table:name="59015" table:display="true" table:show-details="true"/>
                <table:data-pilot-member table:name="59039" table:display="true" table:show-details="true"/>
                <table:data-pilot-member table:name="59058" table:display="true" table:show-details="true"/>
                <table:data-pilot-member table:name="59063" table:display="true" table:show-details="true"/>
                <table:data-pilot-member table:name="59078" table:display="true" table:show-details="true"/>
                <table:data-pilot-member table:name="59101" table:display="true" table:show-details="true"/>
                <table:data-pilot-member table:name="59102" table:display="true" table:show-details="true"/>
                <table:data-pilot-member table:name="59103" table:display="true" table:show-details="true"/>
                <table:data-pilot-member table:name="59108" table:display="true" table:show-details="true"/>
                <table:data-pilot-member table:name="59114" table:display="true" table:show-details="true"/>
                <table:data-pilot-member table:name="59117" table:display="true" table:show-details="true"/>
                <table:data-pilot-member table:name="59134" table:display="true" table:show-details="true"/>
                <table:data-pilot-member table:name="59137" table:display="true" table:show-details="true"/>
                <table:data-pilot-member table:name="59145" table:display="true" table:show-details="true"/>
                <table:data-pilot-member table:name="59163" table:display="true" table:show-details="true"/>
                <table:data-pilot-member table:name="59167" table:display="true" table:show-details="true"/>
                <table:data-pilot-member table:name="59170" table:display="true" table:show-details="true"/>
                <table:data-pilot-member table:name="59172" table:display="true" table:show-details="true"/>
                <table:data-pilot-member table:name="59178" table:display="true" table:show-details="true"/>
                <table:data-pilot-member table:name="59187" table:display="true" table:show-details="true"/>
                <table:data-pilot-member table:name="59213" table:display="true" table:show-details="true"/>
                <table:data-pilot-member table:name="59217" table:display="true" table:show-details="true"/>
                <table:data-pilot-member table:name="59219" table:display="true" table:show-details="true"/>
                <table:data-pilot-member table:name="59232" table:display="true" table:show-details="true"/>
                <table:data-pilot-member table:name="59250" table:display="true" table:show-details="true"/>
                <table:data-pilot-member table:name="59271" table:display="true" table:show-details="true"/>
                <table:data-pilot-member table:name="59275" table:display="true" table:show-details="true"/>
                <table:data-pilot-member table:name="59277" table:display="true" table:show-details="true"/>
                <table:data-pilot-member table:name="59282" table:display="true" table:show-details="true"/>
                <table:data-pilot-member table:name="59287" table:display="true" table:show-details="true"/>
                <table:data-pilot-member table:name="59289" table:display="true" table:show-details="true"/>
                <table:data-pilot-member table:name="59307" table:display="true" table:show-details="true"/>
                <table:data-pilot-member table:name="59319" table:display="true" table:show-details="true"/>
                <table:data-pilot-member table:name="59322" table:display="true" table:show-details="true"/>
                <table:data-pilot-member table:name="59324" table:display="true" table:show-details="true"/>
                <table:data-pilot-member table:name="59330" table:display="true" table:show-details="true"/>
                <table:data-pilot-member table:name="59358" table:display="true" table:show-details="true"/>
                <table:data-pilot-member table:name="59362" table:display="true" table:show-details="true"/>
                <table:data-pilot-member table:name="59365" table:display="true" table:show-details="true"/>
                <table:data-pilot-member table:name="59372" table:display="true" table:show-details="true"/>
                <table:data-pilot-member table:name="59377" table:display="true" table:show-details="true"/>
                <table:data-pilot-member table:name="59379" table:display="true" table:show-details="true"/>
                <table:data-pilot-member table:name="59385" table:display="true" table:show-details="true"/>
                <table:data-pilot-member table:name="59391" table:display="true" table:show-details="true"/>
                <table:data-pilot-member table:name="59405" table:display="true" table:show-details="true"/>
                <table:data-pilot-member table:name="59413" table:display="true" table:show-details="true"/>
                <table:data-pilot-member table:name="59418" table:display="true" table:show-details="true"/>
                <table:data-pilot-member table:name="59419" table:display="true" table:show-details="true"/>
                <table:data-pilot-member table:name="59421" table:display="true" table:show-details="true"/>
                <table:data-pilot-member table:name="59443" table:display="true" table:show-details="true"/>
                <table:data-pilot-member table:name="59447" table:display="true" table:show-details="true"/>
                <table:data-pilot-member table:name="59448" table:display="true" table:show-details="true"/>
                <table:data-pilot-member table:name="59449" table:display="true" table:show-details="true"/>
                <table:data-pilot-member table:name="59463" table:display="true" table:show-details="true"/>
                <table:data-pilot-member table:name="59470" table:display="true" table:show-details="true"/>
                <table:data-pilot-member table:name="59472" table:display="true" table:show-details="true"/>
                <table:data-pilot-member table:name="59475" table:display="true" table:show-details="true"/>
                <table:data-pilot-member table:name="59487" table:display="true" table:show-details="true"/>
                <table:data-pilot-member table:name="59496" table:display="true" table:show-details="true"/>
                <table:data-pilot-member table:name="59500" table:display="true" table:show-details="true"/>
                <table:data-pilot-member table:name="59505" table:display="true" table:show-details="true"/>
                <table:data-pilot-member table:name="59510" table:display="true" table:show-details="true"/>
                <table:data-pilot-member table:name="59511" table:display="true" table:show-details="true"/>
                <table:data-pilot-member table:name="59529" table:display="true" table:show-details="true"/>
                <table:data-pilot-member table:name="59537" table:display="true" table:show-details="true"/>
                <table:data-pilot-member table:name="59543" table:display="true" table:show-details="true"/>
                <table:data-pilot-member table:name="59545" table:display="true" table:show-details="true"/>
                <table:data-pilot-member table:name="59550" table:display="true" table:show-details="true"/>
                <table:data-pilot-member table:name="59562" table:display="true" table:show-details="true"/>
                <table:data-pilot-member table:name="59572" table:display="true" table:show-details="true"/>
                <table:data-pilot-member table:name="59573" table:display="true" table:show-details="true"/>
                <table:data-pilot-member table:name="59574" table:display="true" table:show-details="true"/>
                <table:data-pilot-member table:name="59579" table:display="true" table:show-details="true"/>
                <table:data-pilot-member table:name="59588" table:display="true" table:show-details="true"/>
                <table:data-pilot-member table:name="59601" table:display="true" table:show-details="true"/>
                <table:data-pilot-member table:name="59611" table:display="true" table:show-details="true"/>
                <table:data-pilot-member table:name="59620" table:display="true" table:show-details="true"/>
                <table:data-pilot-member table:name="59622" table:display="true" table:show-details="true"/>
                <table:data-pilot-member table:name="59630" table:display="true" table:show-details="true"/>
                <table:data-pilot-member table:name="59640" table:display="true" table:show-details="true"/>
                <table:data-pilot-member table:name="59644" table:display="true" table:show-details="true"/>
                <table:data-pilot-member table:name="59653" table:display="true" table:show-details="true"/>
                <table:data-pilot-member table:name="59658" table:display="true" table:show-details="true"/>
                <table:data-pilot-member table:name="59666" table:display="true" table:show-details="true"/>
                <table:data-pilot-member table:name="59669" table:display="true" table:show-details="true"/>
                <table:data-pilot-member table:name="59670" table:display="true" table:show-details="true"/>
                <table:data-pilot-member table:name="59680" table:display="true" table:show-details="true"/>
                <table:data-pilot-member table:name="59681" table:display="true" table:show-details="true"/>
                <table:data-pilot-member table:name="59695" table:display="true" table:show-details="true"/>
                <table:data-pilot-member table:name="59705" table:display="true" table:show-details="true"/>
                <table:data-pilot-member table:name="59707" table:display="true" table:show-details="true"/>
                <table:data-pilot-member table:name="59709" table:display="true" table:show-details="true"/>
                <table:data-pilot-member table:name="59713" table:display="true" table:show-details="true"/>
                <table:data-pilot-member table:name="59719" table:display="true" table:show-details="true"/>
                <table:data-pilot-member table:name="59748" table:display="true" table:show-details="true"/>
                <table:data-pilot-member table:name="59771" table:display="true" table:show-details="true"/>
                <table:data-pilot-member table:name="59779" table:display="true" table:show-details="true"/>
                <table:data-pilot-member table:name="59796" table:display="true" table:show-details="true"/>
                <table:data-pilot-member table:name="59833" table:display="true" table:show-details="true"/>
                <table:data-pilot-member table:name="59844" table:display="true" table:show-details="true"/>
                <table:data-pilot-member table:name="59856" table:display="true" table:show-details="true"/>
                <table:data-pilot-member table:name="59871" table:display="true" table:show-details="true"/>
                <table:data-pilot-member table:name="59878" table:display="true" table:show-details="true"/>
                <table:data-pilot-member table:name="59879" table:display="true" table:show-details="true"/>
                <table:data-pilot-member table:name="59889" table:display="true" table:show-details="true"/>
                <table:data-pilot-member table:name="59897" table:display="true" table:show-details="true"/>
                <table:data-pilot-member table:name="59900" table:display="true" table:show-details="true"/>
                <table:data-pilot-member table:name="59903" table:display="true" table:show-details="true"/>
                <table:data-pilot-member table:name="59912" table:display="true" table:show-details="true"/>
                <table:data-pilot-member table:name="59921" table:display="true" table:show-details="true"/>
                <table:data-pilot-member table:name="59936" table:display="true" table:show-details="true"/>
                <table:data-pilot-member table:name="59953" table:display="true" table:show-details="true"/>
                <table:data-pilot-member table:name="59964" table:display="true" table:show-details="true"/>
                <table:data-pilot-member table:name="59995" table:display="true" table:show-details="true"/>
                <table:data-pilot-member table:name="59996" table:display="true" table:show-details="true"/>
                <table:data-pilot-member table:name="60003" table:display="true" table:show-details="true"/>
                <table:data-pilot-member table:name="60007" table:display="true" table:show-details="true"/>
                <table:data-pilot-member table:name="60017" table:display="true" table:show-details="true"/>
                <table:data-pilot-member table:name="60019" table:display="true" table:show-details="true"/>
                <table:data-pilot-member table:name="60033" table:display="true" table:show-details="true"/>
                <table:data-pilot-member table:name="60052" table:display="true" table:show-details="true"/>
                <table:data-pilot-member table:name="60061" table:display="true" table:show-details="true"/>
                <table:data-pilot-member table:name="60071" table:display="true" table:show-details="true"/>
                <table:data-pilot-member table:name="60080" table:display="true" table:show-details="true"/>
                <table:data-pilot-member table:name="60084" table:display="true" table:show-details="true"/>
                <table:data-pilot-member table:name="60087" table:display="true" table:show-details="true"/>
                <table:data-pilot-member table:name="60095" table:display="true" table:show-details="true"/>
                <table:data-pilot-member table:name="60111" table:display="true" table:show-details="true"/>
                <table:data-pilot-member table:name="60124" table:display="true" table:show-details="true"/>
                <table:data-pilot-member table:name="60127" table:display="true" table:show-details="true"/>
                <table:data-pilot-member table:name="60130" table:display="true" table:show-details="true"/>
                <table:data-pilot-member table:name="60131" table:display="true" table:show-details="true"/>
                <table:data-pilot-member table:name="60136" table:display="true" table:show-details="true"/>
                <table:data-pilot-member table:name="60161" table:display="true" table:show-details="true"/>
                <table:data-pilot-member table:name="60171" table:display="true" table:show-details="true"/>
                <table:data-pilot-member table:name="60186" table:display="true" table:show-details="true"/>
                <table:data-pilot-member table:name="60188" table:display="true" table:show-details="true"/>
                <table:data-pilot-member table:name="60190" table:display="true" table:show-details="true"/>
                <table:data-pilot-member table:name="60197" table:display="true" table:show-details="true"/>
                <table:data-pilot-member table:name="60200" table:display="true" table:show-details="true"/>
                <table:data-pilot-member table:name="60203" table:display="true" table:show-details="true"/>
                <table:data-pilot-member table:name="60210" table:display="true" table:show-details="true"/>
                <table:data-pilot-member table:name="60214" table:display="true" table:show-details="true"/>
                <table:data-pilot-member table:name="60232" table:display="true" table:show-details="true"/>
                <table:data-pilot-member table:name="60243" table:display="true" table:show-details="true"/>
                <table:data-pilot-member table:name="60246" table:display="true" table:show-details="true"/>
                <table:data-pilot-member table:name="60265" table:display="true" table:show-details="true"/>
                <table:data-pilot-member table:name="60266" table:display="true" table:show-details="true"/>
                <table:data-pilot-member table:name="60273" table:display="true" table:show-details="true"/>
                <table:data-pilot-member table:name="60278" table:display="true" table:show-details="true"/>
                <table:data-pilot-member table:name="60284" table:display="true" table:show-details="true"/>
                <table:data-pilot-member table:name="60293" table:display="true" table:show-details="true"/>
                <table:data-pilot-member table:name="60313" table:display="true" table:show-details="true"/>
                <table:data-pilot-member table:name="60328" table:display="true" table:show-details="true"/>
                <table:data-pilot-member table:name="60332" table:display="true" table:show-details="true"/>
                <table:data-pilot-member table:name="60342" table:display="true" table:show-details="true"/>
                <table:data-pilot-member table:name="60357" table:display="true" table:show-details="true"/>
                <table:data-pilot-member table:name="60359" table:display="true" table:show-details="true"/>
                <table:data-pilot-member table:name="60367" table:display="true" table:show-details="true"/>
                <table:data-pilot-member table:name="60376" table:display="true" table:show-details="true"/>
                <table:data-pilot-member table:name="60386" table:display="true" table:show-details="true"/>
                <table:data-pilot-member table:name="60397" table:display="true" table:show-details="true"/>
                <table:data-pilot-member table:name="60406" table:display="true" table:show-details="true"/>
                <table:data-pilot-member table:name="60411" table:display="true" table:show-details="true"/>
                <table:data-pilot-member table:name="60413" table:display="true" table:show-details="true"/>
                <table:data-pilot-member table:name="60422" table:display="true" table:show-details="true"/>
                <table:data-pilot-member table:name="60430" table:display="true" table:show-details="true"/>
                <table:data-pilot-member table:name="60433" table:display="true" table:show-details="true"/>
                <table:data-pilot-member table:name="60448" table:display="true" table:show-details="true"/>
                <table:data-pilot-member table:name="60451" table:display="true" table:show-details="true"/>
                <table:data-pilot-member table:name="60452" table:display="true" table:show-details="true"/>
                <table:data-pilot-member table:name="60460" table:display="true" table:show-details="true"/>
                <table:data-pilot-member table:name="60465" table:display="true" table:show-details="true"/>
                <table:data-pilot-member table:name="60481" table:display="true" table:show-details="true"/>
                <table:data-pilot-member table:name="60492" table:display="true" table:show-details="true"/>
                <table:data-pilot-member table:name="60503" table:display="true" table:show-details="true"/>
                <table:data-pilot-member table:name="60525" table:display="true" table:show-details="true"/>
                <table:data-pilot-member table:name="60529" table:display="true" table:show-details="true"/>
                <table:data-pilot-member table:name="60532" table:display="true" table:show-details="true"/>
                <table:data-pilot-member table:name="60534" table:display="true" table:show-details="true"/>
                <table:data-pilot-member table:name="60537" table:display="true" table:show-details="true"/>
                <table:data-pilot-member table:name="60540" table:display="true" table:show-details="true"/>
                <table:data-pilot-member table:name="60552" table:display="true" table:show-details="true"/>
                <table:data-pilot-member table:name="60554" table:display="true" table:show-details="true"/>
                <table:data-pilot-member table:name="60555" table:display="true" table:show-details="true"/>
                <table:data-pilot-member table:name="60567" table:display="true" table:show-details="true"/>
                <table:data-pilot-member table:name="60586" table:display="true" table:show-details="true"/>
                <table:data-pilot-member table:name="60588" table:display="true" table:show-details="true"/>
                <table:data-pilot-member table:name="60595" table:display="true" table:show-details="true"/>
                <table:data-pilot-member table:name="60599" table:display="true" table:show-details="true"/>
                <table:data-pilot-member table:name="60601" table:display="true" table:show-details="true"/>
                <table:data-pilot-member table:name="60606" table:display="true" table:show-details="true"/>
                <table:data-pilot-member table:name="60628" table:display="true" table:show-details="true"/>
                <table:data-pilot-member table:name="60636" table:display="true" table:show-details="true"/>
                <table:data-pilot-member table:name="60640" table:display="true" table:show-details="true"/>
                <table:data-pilot-member table:name="60642" table:display="true" table:show-details="true"/>
                <table:data-pilot-member table:name="60643" table:display="true" table:show-details="true"/>
                <table:data-pilot-member table:name="60654" table:display="true" table:show-details="true"/>
                <table:data-pilot-member table:name="60666" table:display="true" table:show-details="true"/>
                <table:data-pilot-member table:name="60689" table:display="true" table:show-details="true"/>
                <table:data-pilot-member table:name="60696" table:display="true" table:show-details="true"/>
                <table:data-pilot-member table:name="60702" table:display="true" table:show-details="true"/>
                <table:data-pilot-member table:name="60710" table:display="true" table:show-details="true"/>
                <table:data-pilot-member table:name="60728" table:display="true" table:show-details="true"/>
                <table:data-pilot-member table:name="60753" table:display="true" table:show-details="true"/>
                <table:data-pilot-member table:name="60754" table:display="true" table:show-details="true"/>
                <table:data-pilot-member table:name="60756" table:display="true" table:show-details="true"/>
                <table:data-pilot-member table:name="60768" table:display="true" table:show-details="true"/>
                <table:data-pilot-member table:name="60784" table:display="true" table:show-details="true"/>
                <table:data-pilot-member table:name="60789" table:display="true" table:show-details="true"/>
                <table:data-pilot-member table:name="60809" table:display="true" table:show-details="true"/>
                <table:data-pilot-member table:name="60819" table:display="true" table:show-details="true"/>
                <table:data-pilot-member table:name="60848" table:display="true" table:show-details="true"/>
                <table:data-pilot-member table:name="60851" table:display="true" table:show-details="true"/>
                <table:data-pilot-member table:name="60874" table:display="true" table:show-details="true"/>
                <table:data-pilot-member table:name="60905" table:display="true" table:show-details="true"/>
                <table:data-pilot-member table:name="60906" table:display="true" table:show-details="true"/>
                <table:data-pilot-member table:name="60910" table:display="true" table:show-details="true"/>
                <table:data-pilot-member table:name="60913" table:display="true" table:show-details="true"/>
                <table:data-pilot-member table:name="60916" table:display="true" table:show-details="true"/>
                <table:data-pilot-member table:name="60918" table:display="true" table:show-details="true"/>
                <table:data-pilot-member table:name="60920" table:display="true" table:show-details="true"/>
                <table:data-pilot-member table:name="60930" table:display="true" table:show-details="true"/>
                <table:data-pilot-member table:name="60939" table:display="true" table:show-details="true"/>
                <table:data-pilot-member table:name="60956" table:display="true" table:show-details="true"/>
                <table:data-pilot-member table:name="60967" table:display="true" table:show-details="true"/>
                <table:data-pilot-member table:name="60970" table:display="true" table:show-details="true"/>
                <table:data-pilot-member table:name="60992" table:display="true" table:show-details="true"/>
                <table:data-pilot-member table:name="61008" table:display="true" table:show-details="true"/>
                <table:data-pilot-member table:name="61009" table:display="true" table:show-details="true"/>
                <table:data-pilot-member table:name="61032" table:display="true" table:show-details="true"/>
                <table:data-pilot-member table:name="61034" table:display="true" table:show-details="true"/>
                <table:data-pilot-member table:name="61035" table:display="true" table:show-details="true"/>
                <table:data-pilot-member table:name="61038" table:display="true" table:show-details="true"/>
                <table:data-pilot-member table:name="61043" table:display="true" table:show-details="true"/>
                <table:data-pilot-member table:name="61048" table:display="true" table:show-details="true"/>
                <table:data-pilot-member table:name="61069" table:display="true" table:show-details="true"/>
                <table:data-pilot-member table:name="61070" table:display="true" table:show-details="true"/>
                <table:data-pilot-member table:name="61073" table:display="true" table:show-details="true"/>
                <table:data-pilot-member table:name="61082" table:display="true" table:show-details="true"/>
                <table:data-pilot-member table:name="61104" table:display="true" table:show-details="true"/>
                <table:data-pilot-member table:name="61107" table:display="true" table:show-details="true"/>
                <table:data-pilot-member table:name="61114" table:display="true" table:show-details="true"/>
                <table:data-pilot-member table:name="61132" table:display="true" table:show-details="true"/>
                <table:data-pilot-member table:name="61135" table:display="true" table:show-details="true"/>
                <table:data-pilot-member table:name="61148" table:display="true" table:show-details="true"/>
                <table:data-pilot-member table:name="61166" table:display="true" table:show-details="true"/>
                <table:data-pilot-member table:name="61182" table:display="true" table:show-details="true"/>
                <table:data-pilot-member table:name="61187" table:display="true" table:show-details="true"/>
                <table:data-pilot-member table:name="61192" table:display="true" table:show-details="true"/>
                <table:data-pilot-member table:name="61200" table:display="true" table:show-details="true"/>
                <table:data-pilot-member table:name="61201" table:display="true" table:show-details="true"/>
                <table:data-pilot-member table:name="61202" table:display="true" table:show-details="true"/>
                <table:data-pilot-member table:name="61228" table:display="true" table:show-details="true"/>
                <table:data-pilot-member table:name="61229" table:display="true" table:show-details="true"/>
                <table:data-pilot-member table:name="61231" table:display="true" table:show-details="true"/>
                <table:data-pilot-member table:name="61232" table:display="true" table:show-details="true"/>
                <table:data-pilot-member table:name="61234" table:display="true" table:show-details="true"/>
                <table:data-pilot-member table:name="61257" table:display="true" table:show-details="true"/>
                <table:data-pilot-member table:name="61263" table:display="true" table:show-details="true"/>
                <table:data-pilot-member table:name="61265" table:display="true" table:show-details="true"/>
                <table:data-pilot-member table:name="61267" table:display="true" table:show-details="true"/>
                <table:data-pilot-member table:name="61288" table:display="true" table:show-details="true"/>
                <table:data-pilot-member table:name="61294" table:display="true" table:show-details="true"/>
                <table:data-pilot-member table:name="61295" table:display="true" table:show-details="true"/>
                <table:data-pilot-member table:name="61296" table:display="true" table:show-details="true"/>
                <table:data-pilot-member table:name="61300" table:display="true" table:show-details="true"/>
                <table:data-pilot-member table:name="61301" table:display="true" table:show-details="true"/>
                <table:data-pilot-member table:name="61302" table:display="true" table:show-details="true"/>
                <table:data-pilot-member table:name="61311" table:display="true" table:show-details="true"/>
                <table:data-pilot-member table:name="61324" table:display="true" table:show-details="true"/>
                <table:data-pilot-member table:name="61326" table:display="true" table:show-details="true"/>
                <table:data-pilot-member table:name="61330" table:display="true" table:show-details="true"/>
                <table:data-pilot-member table:name="61358" table:display="true" table:show-details="true"/>
                <table:data-pilot-member table:name="61367" table:display="true" table:show-details="true"/>
                <table:data-pilot-member table:name="61372" table:display="true" table:show-details="true"/>
                <table:data-pilot-member table:name="61374" table:display="true" table:show-details="true"/>
                <table:data-pilot-member table:name="61375" table:display="true" table:show-details="true"/>
                <table:data-pilot-member table:name="61381" table:display="true" table:show-details="true"/>
                <table:data-pilot-member table:name="61385" table:display="true" table:show-details="true"/>
                <table:data-pilot-member table:name="61387" table:display="true" table:show-details="true"/>
                <table:data-pilot-member table:name="61396" table:display="true" table:show-details="true"/>
                <table:data-pilot-member table:name="61399" table:display="true" table:show-details="true"/>
                <table:data-pilot-member table:name="61403" table:display="true" table:show-details="true"/>
                <table:data-pilot-member table:name="61411" table:display="true" table:show-details="true"/>
                <table:data-pilot-member table:name="61415" table:display="true" table:show-details="true"/>
                <table:data-pilot-member table:name="61435" table:display="true" table:show-details="true"/>
                <table:data-pilot-member table:name="61439" table:display="true" table:show-details="true"/>
                <table:data-pilot-member table:name="61442" table:display="true" table:show-details="true"/>
                <table:data-pilot-member table:name="61456" table:display="true" table:show-details="true"/>
                <table:data-pilot-member table:name="61466" table:display="true" table:show-details="true"/>
                <table:data-pilot-member table:name="61467" table:display="true" table:show-details="true"/>
                <table:data-pilot-member table:name="61470" table:display="true" table:show-details="true"/>
                <table:data-pilot-member table:name="61471" table:display="true" table:show-details="true"/>
                <table:data-pilot-member table:name="61479" table:display="true" table:show-details="true"/>
                <table:data-pilot-member table:name="61484" table:display="true" table:show-details="true"/>
                <table:data-pilot-member table:name="61523" table:display="true" table:show-details="true"/>
                <table:data-pilot-member table:name="61530" table:display="true" table:show-details="true"/>
                <table:data-pilot-member table:name="61534" table:display="true" table:show-details="true"/>
                <table:data-pilot-member table:name="61552" table:display="true" table:show-details="true"/>
                <table:data-pilot-member table:name="61554" table:display="true" table:show-details="true"/>
                <table:data-pilot-member table:name="61560" table:display="true" table:show-details="true"/>
                <table:data-pilot-member table:name="61578" table:display="true" table:show-details="true"/>
                <table:data-pilot-member table:name="61596" table:display="true" table:show-details="true"/>
                <table:data-pilot-member table:name="61622" table:display="true" table:show-details="true"/>
                <table:data-pilot-member table:name="61626" table:display="true" table:show-details="true"/>
                <table:data-pilot-member table:name="61639" table:display="true" table:show-details="true"/>
                <table:data-pilot-member table:name="61654" table:display="true" table:show-details="true"/>
                <table:data-pilot-member table:name="61656" table:display="true" table:show-details="true"/>
                <table:data-pilot-member table:name="61663" table:display="true" table:show-details="true"/>
                <table:data-pilot-member table:name="61701" table:display="true" table:show-details="true"/>
                <table:data-pilot-member table:name="61710" table:display="true" table:show-details="true"/>
                <table:data-pilot-member table:name="61713" table:display="true" table:show-details="true"/>
                <table:data-pilot-member table:name="61721" table:display="true" table:show-details="true"/>
                <table:data-pilot-member table:name="61726" table:display="true" table:show-details="true"/>
                <table:data-pilot-member table:name="61731" table:display="true" table:show-details="true"/>
                <table:data-pilot-member table:name="61732" table:display="true" table:show-details="true"/>
                <table:data-pilot-member table:name="61747" table:display="true" table:show-details="true"/>
                <table:data-pilot-member table:name="61748" table:display="true" table:show-details="true"/>
                <table:data-pilot-member table:name="61759" table:display="true" table:show-details="true"/>
                <table:data-pilot-member table:name="61760" table:display="true" table:show-details="true"/>
                <table:data-pilot-member table:name="61768" table:display="true" table:show-details="true"/>
                <table:data-pilot-member table:name="61811" table:display="true" table:show-details="true"/>
                <table:data-pilot-member table:name="61813" table:display="true" table:show-details="true"/>
                <table:data-pilot-member table:name="61814" table:display="true" table:show-details="true"/>
                <table:data-pilot-member table:name="61817" table:display="true" table:show-details="true"/>
                <table:data-pilot-member table:name="61841" table:display="true" table:show-details="true"/>
                <table:data-pilot-member table:name="61844" table:display="true" table:show-details="true"/>
                <table:data-pilot-member table:name="61849" table:display="true" table:show-details="true"/>
                <table:data-pilot-member table:name="61854" table:display="true" table:show-details="true"/>
                <table:data-pilot-member table:name="61863" table:display="true" table:show-details="true"/>
                <table:data-pilot-member table:name="61864" table:display="true" table:show-details="true"/>
                <table:data-pilot-member table:name="61865" table:display="true" table:show-details="true"/>
                <table:data-pilot-member table:name="61869" table:display="true" table:show-details="true"/>
                <table:data-pilot-member table:name="61871" table:display="true" table:show-details="true"/>
                <table:data-pilot-member table:name="61888" table:display="true" table:show-details="true"/>
                <table:data-pilot-member table:name="61891" table:display="true" table:show-details="true"/>
                <table:data-pilot-member table:name="61896" table:display="true" table:show-details="true"/>
                <table:data-pilot-member table:name="61900" table:display="true" table:show-details="true"/>
                <table:data-pilot-member table:name="61913" table:display="true" table:show-details="true"/>
                <table:data-pilot-member table:name="61915" table:display="true" table:show-details="true"/>
                <table:data-pilot-member table:name="61929" table:display="true" table:show-details="true"/>
                <table:data-pilot-member table:name="61940" table:display="true" table:show-details="true"/>
                <table:data-pilot-member table:name="61950" table:display="true" table:show-details="true"/>
                <table:data-pilot-member table:name="61951" table:display="true" table:show-details="true"/>
                <table:data-pilot-member table:name="61954" table:display="true" table:show-details="true"/>
                <table:data-pilot-member table:name="61956" table:display="true" table:show-details="true"/>
                <table:data-pilot-member table:name="61959" table:display="true" table:show-details="true"/>
                <table:data-pilot-member table:name="61962" table:display="true" table:show-details="true"/>
                <table:data-pilot-member table:name="61982" table:display="true" table:show-details="true"/>
                <table:data-pilot-member table:name="61993" table:display="true" table:show-details="true"/>
                <table:data-pilot-member table:name="62009" table:display="true" table:show-details="true"/>
                <table:data-pilot-member table:name="62020" table:display="true" table:show-details="true"/>
                <table:data-pilot-member table:name="62021" table:display="true" table:show-details="true"/>
                <table:data-pilot-member table:name="62022" table:display="true" table:show-details="true"/>
                <table:data-pilot-member table:name="62032" table:display="true" table:show-details="true"/>
                <table:data-pilot-member table:name="62034" table:display="true" table:show-details="true"/>
                <table:data-pilot-member table:name="62036" table:display="true" table:show-details="true"/>
                <table:data-pilot-member table:name="62044" table:display="true" table:show-details="true"/>
                <table:data-pilot-member table:name="62049" table:display="true" table:show-details="true"/>
                <table:data-pilot-member table:name="62053" table:display="true" table:show-details="true"/>
                <table:data-pilot-member table:name="62075" table:display="true" table:show-details="true"/>
                <table:data-pilot-member table:name="62078" table:display="true" table:show-details="true"/>
                <table:data-pilot-member table:name="62094" table:display="true" table:show-details="true"/>
                <table:data-pilot-member table:name="62103" table:display="true" table:show-details="true"/>
                <table:data-pilot-member table:name="62131" table:display="true" table:show-details="true"/>
                <table:data-pilot-member table:name="62132" table:display="true" table:show-details="true"/>
                <table:data-pilot-member table:name="62140" table:display="true" table:show-details="true"/>
                <table:data-pilot-member table:name="62149" table:display="true" table:show-details="true"/>
                <table:data-pilot-member table:name="62153" table:display="true" table:show-details="true"/>
                <table:data-pilot-member table:name="62176" table:display="true" table:show-details="true"/>
                <table:data-pilot-member table:name="62192" table:display="true" table:show-details="true"/>
                <table:data-pilot-member table:name="62193" table:display="true" table:show-details="true"/>
                <table:data-pilot-member table:name="62194" table:display="true" table:show-details="true"/>
                <table:data-pilot-member table:name="62218" table:display="true" table:show-details="true"/>
                <table:data-pilot-member table:name="62222" table:display="true" table:show-details="true"/>
                <table:data-pilot-member table:name="62226" table:display="true" table:show-details="true"/>
                <table:data-pilot-member table:name="62233" table:display="true" table:show-details="true"/>
                <table:data-pilot-member table:name="62237" table:display="true" table:show-details="true"/>
                <table:data-pilot-member table:name="62258" table:display="true" table:show-details="true"/>
                <table:data-pilot-member table:name="62260" table:display="true" table:show-details="true"/>
                <table:data-pilot-member table:name="62261" table:display="true" table:show-details="true"/>
                <table:data-pilot-member table:name="62262" table:display="true" table:show-details="true"/>
                <table:data-pilot-member table:name="62279" table:display="true" table:show-details="true"/>
                <table:data-pilot-member table:name="62288" table:display="true" table:show-details="true"/>
                <table:data-pilot-member table:name="62291" table:display="true" table:show-details="true"/>
                <table:data-pilot-member table:name="62303" table:display="true" table:show-details="true"/>
                <table:data-pilot-member table:name="62319" table:display="true" table:show-details="true"/>
                <table:data-pilot-member table:name="62321" table:display="true" table:show-details="true"/>
                <table:data-pilot-member table:name="62322" table:display="true" table:show-details="true"/>
                <table:data-pilot-member table:name="62328" table:display="true" table:show-details="true"/>
                <table:data-pilot-member table:name="62353" table:display="true" table:show-details="true"/>
                <table:data-pilot-member table:name="62361" table:display="true" table:show-details="true"/>
                <table:data-pilot-member table:name="62362" table:display="true" table:show-details="true"/>
                <table:data-pilot-member table:name="62370" table:display="true" table:show-details="true"/>
                <table:data-pilot-member table:name="62372" table:display="true" table:show-details="true"/>
                <table:data-pilot-member table:name="62373" table:display="true" table:show-details="true"/>
                <table:data-pilot-member table:name="62375" table:display="true" table:show-details="true"/>
                <table:data-pilot-member table:name="62376" table:display="true" table:show-details="true"/>
                <table:data-pilot-member table:name="62400" table:display="true" table:show-details="true"/>
                <table:data-pilot-member table:name="62404" table:display="true" table:show-details="true"/>
                <table:data-pilot-member table:name="62407" table:display="true" table:show-details="true"/>
                <table:data-pilot-member table:name="62415" table:display="true" table:show-details="true"/>
                <table:data-pilot-member table:name="62418" table:display="true" table:show-details="true"/>
                <table:data-pilot-member table:name="62437" table:display="true" table:show-details="true"/>
                <table:data-pilot-member table:name="62439" table:display="true" table:show-details="true"/>
                <table:data-pilot-member table:name="62442" table:display="true" table:show-details="true"/>
                <table:data-pilot-member table:name="62445" table:display="true" table:show-details="true"/>
                <table:data-pilot-member table:name="62472" table:display="true" table:show-details="true"/>
                <table:data-pilot-member table:name="62491" table:display="true" table:show-details="true"/>
                <table:data-pilot-member table:name="62494" table:display="true" table:show-details="true"/>
                <table:data-pilot-member table:name="62507" table:display="true" table:show-details="true"/>
                <table:data-pilot-member table:name="62521" table:display="true" table:show-details="true"/>
                <table:data-pilot-member table:name="62528" table:display="true" table:show-details="true"/>
                <table:data-pilot-member table:name="62535" table:display="true" table:show-details="true"/>
                <table:data-pilot-member table:name="62546" table:display="true" table:show-details="true"/>
                <table:data-pilot-member table:name="62590" table:display="true" table:show-details="true"/>
                <table:data-pilot-member table:name="62600" table:display="true" table:show-details="true"/>
                <table:data-pilot-member table:name="62612" table:display="true" table:show-details="true"/>
                <table:data-pilot-member table:name="62638" table:display="true" table:show-details="true"/>
                <table:data-pilot-member table:name="62647" table:display="true" table:show-details="true"/>
                <table:data-pilot-member table:name="62664" table:display="true" table:show-details="true"/>
                <table:data-pilot-member table:name="62666" table:display="true" table:show-details="true"/>
                <table:data-pilot-member table:name="62669" table:display="true" table:show-details="true"/>
                <table:data-pilot-member table:name="62672" table:display="true" table:show-details="true"/>
                <table:data-pilot-member table:name="62682" table:display="true" table:show-details="true"/>
                <table:data-pilot-member table:name="62696" table:display="true" table:show-details="true"/>
                <table:data-pilot-member table:name="62705" table:display="true" table:show-details="true"/>
                <table:data-pilot-member table:name="62707" table:display="true" table:show-details="true"/>
                <table:data-pilot-member table:name="62708" table:display="true" table:show-details="true"/>
                <table:data-pilot-member table:name="62709" table:display="true" table:show-details="true"/>
                <table:data-pilot-member table:name="62713" table:display="true" table:show-details="true"/>
                <table:data-pilot-member table:name="62715" table:display="true" table:show-details="true"/>
                <table:data-pilot-member table:name="62723" table:display="true" table:show-details="true"/>
                <table:data-pilot-member table:name="62732" table:display="true" table:show-details="true"/>
                <table:data-pilot-member table:name="62734" table:display="true" table:show-details="true"/>
                <table:data-pilot-member table:name="62739" table:display="true" table:show-details="true"/>
                <table:data-pilot-member table:name="62743" table:display="true" table:show-details="true"/>
                <table:data-pilot-member table:name="62744" table:display="true" table:show-details="true"/>
                <table:data-pilot-member table:name="62752" table:display="true" table:show-details="true"/>
                <table:data-pilot-member table:name="62755" table:display="true" table:show-details="true"/>
                <table:data-pilot-member table:name="62756" table:display="true" table:show-details="true"/>
                <table:data-pilot-member table:name="62760" table:display="true" table:show-details="true"/>
                <table:data-pilot-member table:name="62761" table:display="true" table:show-details="true"/>
                <table:data-pilot-member table:name="62762" table:display="true" table:show-details="true"/>
                <table:data-pilot-member table:name="62774" table:display="true" table:show-details="true"/>
                <table:data-pilot-member table:name="62778" table:display="true" table:show-details="true"/>
                <table:data-pilot-member table:name="62782" table:display="true" table:show-details="true"/>
                <table:data-pilot-member table:name="62790" table:display="true" table:show-details="true"/>
                <table:data-pilot-member table:name="62808" table:display="true" table:show-details="true"/>
                <table:data-pilot-member table:name="62810" table:display="true" table:show-details="true"/>
                <table:data-pilot-member table:name="62818" table:display="true" table:show-details="true"/>
                <table:data-pilot-member table:name="62820" table:display="true" table:show-details="true"/>
                <table:data-pilot-member table:name="62821" table:display="true" table:show-details="true"/>
                <table:data-pilot-member table:name="62838" table:display="true" table:show-details="true"/>
                <table:data-pilot-member table:name="62839" table:display="true" table:show-details="true"/>
                <table:data-pilot-member table:name="62840" table:display="true" table:show-details="true"/>
                <table:data-pilot-member table:name="62843" table:display="true" table:show-details="true"/>
                <table:data-pilot-member table:name="62846" table:display="true" table:show-details="true"/>
                <table:data-pilot-member table:name="62857" table:display="true" table:show-details="true"/>
                <table:data-pilot-member table:name="62874" table:display="true" table:show-details="true"/>
                <table:data-pilot-member table:name="62898" table:display="true" table:show-details="true"/>
                <table:data-pilot-member table:name="62902" table:display="true" table:show-details="true"/>
                <table:data-pilot-member table:name="62910" table:display="true" table:show-details="true"/>
                <table:data-pilot-member table:name="62911" table:display="true" table:show-details="true"/>
                <table:data-pilot-member table:name="62912" table:display="true" table:show-details="true"/>
                <table:data-pilot-member table:name="62915" table:display="true" table:show-details="true"/>
                <table:data-pilot-member table:name="62937" table:display="true" table:show-details="true"/>
                <table:data-pilot-member table:name="62943" table:display="true" table:show-details="true"/>
                <table:data-pilot-member table:name="62946" table:display="true" table:show-details="true"/>
                <table:data-pilot-member table:name="62969" table:display="true" table:show-details="true"/>
                <table:data-pilot-member table:name="62977" table:display="true" table:show-details="true"/>
                <table:data-pilot-member table:name="62981" table:display="true" table:show-details="true"/>
                <table:data-pilot-member table:name="62993" table:display="true" table:show-details="true"/>
                <table:data-pilot-member table:name="62999" table:display="true" table:show-details="true"/>
                <table:data-pilot-member table:name="63005" table:display="true" table:show-details="true"/>
                <table:data-pilot-member table:name="63015" table:display="true" table:show-details="true"/>
                <table:data-pilot-member table:name="63025" table:display="true" table:show-details="true"/>
                <table:data-pilot-member table:name="63026" table:display="true" table:show-details="true"/>
                <table:data-pilot-member table:name="63043" table:display="true" table:show-details="true"/>
                <table:data-pilot-member table:name="63048" table:display="true" table:show-details="true"/>
                <table:data-pilot-member table:name="63050" table:display="true" table:show-details="true"/>
                <table:data-pilot-member table:name="63056" table:display="true" table:show-details="true"/>
                <table:data-pilot-member table:name="63065" table:display="true" table:show-details="true"/>
                <table:data-pilot-member table:name="63073" table:display="true" table:show-details="true"/>
                <table:data-pilot-member table:name="63078" table:display="true" table:show-details="true"/>
                <table:data-pilot-member table:name="63079" table:display="true" table:show-details="true"/>
                <table:data-pilot-member table:name="63088" table:display="true" table:show-details="true"/>
                <table:data-pilot-member table:name="63099" table:display="true" table:show-details="true"/>
                <table:data-pilot-member table:name="63108" table:display="true" table:show-details="true"/>
                <table:data-pilot-member table:name="63120" table:display="true" table:show-details="true"/>
                <table:data-pilot-member table:name="63125" table:display="true" table:show-details="true"/>
                <table:data-pilot-member table:name="63139" table:display="true" table:show-details="true"/>
                <table:data-pilot-member table:name="63154" table:display="true" table:show-details="true"/>
                <table:data-pilot-member table:name="63155" table:display="true" table:show-details="true"/>
                <table:data-pilot-member table:name="63160" table:display="true" table:show-details="true"/>
                <table:data-pilot-member table:name="63188" table:display="true" table:show-details="true"/>
                <table:data-pilot-member table:name="63193" table:display="true" table:show-details="true"/>
                <table:data-pilot-member table:name="63219" table:display="true" table:show-details="true"/>
                <table:data-pilot-member table:name="63225" table:display="true" table:show-details="true"/>
                <table:data-pilot-member table:name="63234" table:display="true" table:show-details="true"/>
                <table:data-pilot-member table:name="63240" table:display="true" table:show-details="true"/>
                <table:data-pilot-member table:name="63241" table:display="true" table:show-details="true"/>
                <table:data-pilot-member table:name="63264" table:display="true" table:show-details="true"/>
                <table:data-pilot-member table:name="63268" table:display="true" table:show-details="true"/>
                <table:data-pilot-member table:name="63271" table:display="true" table:show-details="true"/>
                <table:data-pilot-member table:name="63287" table:display="true" table:show-details="true"/>
                <table:data-pilot-member table:name="63289" table:display="true" table:show-details="true"/>
                <table:data-pilot-member table:name="63303" table:display="true" table:show-details="true"/>
                <table:data-pilot-member table:name="63305" table:display="true" table:show-details="true"/>
                <table:data-pilot-member table:name="63308" table:display="true" table:show-details="true"/>
                <table:data-pilot-member table:name="63318" table:display="true" table:show-details="true"/>
                <table:data-pilot-member table:name="63327" table:display="true" table:show-details="true"/>
                <table:data-pilot-member table:name="63333" table:display="true" table:show-details="true"/>
                <table:data-pilot-member table:name="63335" table:display="true" table:show-details="true"/>
                <table:data-pilot-member table:name="63351" table:display="true" table:show-details="true"/>
                <table:data-pilot-member table:name="63363" table:display="true" table:show-details="true"/>
                <table:data-pilot-member table:name="63367" table:display="true" table:show-details="true"/>
                <table:data-pilot-member table:name="63368" table:display="true" table:show-details="true"/>
                <table:data-pilot-member table:name="63387" table:display="true" table:show-details="true"/>
                <table:data-pilot-member table:name="63391" table:display="true" table:show-details="true"/>
                <table:data-pilot-member table:name="63408" table:display="true" table:show-details="true"/>
                <table:data-pilot-member table:name="63424" table:display="true" table:show-details="true"/>
                <table:data-pilot-member table:name="63428" table:display="true" table:show-details="true"/>
                <table:data-pilot-member table:name="63431" table:display="true" table:show-details="true"/>
                <table:data-pilot-member table:name="63435" table:display="true" table:show-details="true"/>
                <table:data-pilot-member table:name="63438" table:display="true" table:show-details="true"/>
                <table:data-pilot-member table:name="63443" table:display="true" table:show-details="true"/>
                <table:data-pilot-member table:name="63444" table:display="true" table:show-details="true"/>
                <table:data-pilot-member table:name="63456" table:display="true" table:show-details="true"/>
                <table:data-pilot-member table:name="63460" table:display="true" table:show-details="true"/>
                <table:data-pilot-member table:name="63477" table:display="true" table:show-details="true"/>
                <table:data-pilot-member table:name="63490" table:display="true" table:show-details="true"/>
                <table:data-pilot-member table:name="63497" table:display="true" table:show-details="true"/>
                <table:data-pilot-member table:name="63511" table:display="true" table:show-details="true"/>
                <table:data-pilot-member table:name="63512" table:display="true" table:show-details="true"/>
                <table:data-pilot-member table:name="63518" table:display="true" table:show-details="true"/>
                <table:data-pilot-member table:name="63521" table:display="true" table:show-details="true"/>
                <table:data-pilot-member table:name="63527" table:display="true" table:show-details="true"/>
                <table:data-pilot-member table:name="63533" table:display="true" table:show-details="true"/>
                <table:data-pilot-member table:name="63547" table:display="true" table:show-details="true"/>
                <table:data-pilot-member table:name="63558" table:display="true" table:show-details="true"/>
                <table:data-pilot-member table:name="63562" table:display="true" table:show-details="true"/>
                <table:data-pilot-member table:name="63572" table:display="true" table:show-details="true"/>
                <table:data-pilot-member table:name="63577" table:display="true" table:show-details="true"/>
                <table:data-pilot-member table:name="63581" table:display="true" table:show-details="true"/>
                <table:data-pilot-member table:name="63588" table:display="true" table:show-details="true"/>
                <table:data-pilot-member table:name="63591" table:display="true" table:show-details="true"/>
                <table:data-pilot-member table:name="63595" table:display="true" table:show-details="true"/>
                <table:data-pilot-member table:name="63603" table:display="true" table:show-details="true"/>
                <table:data-pilot-member table:name="63610" table:display="true" table:show-details="true"/>
                <table:data-pilot-member table:name="63634" table:display="true" table:show-details="true"/>
                <table:data-pilot-member table:name="63663" table:display="true" table:show-details="true"/>
                <table:data-pilot-member table:name="63665" table:display="true" table:show-details="true"/>
                <table:data-pilot-member table:name="63679" table:display="true" table:show-details="true"/>
                <table:data-pilot-member table:name="63680" table:display="true" table:show-details="true"/>
                <table:data-pilot-member table:name="63699" table:display="true" table:show-details="true"/>
                <table:data-pilot-member table:name="63713" table:display="true" table:show-details="true"/>
                <table:data-pilot-member table:name="63718" table:display="true" table:show-details="true"/>
                <table:data-pilot-member table:name="63745" table:display="true" table:show-details="true"/>
                <table:data-pilot-member table:name="63749" table:display="true" table:show-details="true"/>
                <table:data-pilot-member table:name="63752" table:display="true" table:show-details="true"/>
                <table:data-pilot-member table:name="63755" table:display="true" table:show-details="true"/>
                <table:data-pilot-member table:name="63759" table:display="true" table:show-details="true"/>
                <table:data-pilot-member table:name="63772" table:display="true" table:show-details="true"/>
                <table:data-pilot-member table:name="63783" table:display="true" table:show-details="true"/>
                <table:data-pilot-member table:name="63787" table:display="true" table:show-details="true"/>
                <table:data-pilot-member table:name="63789" table:display="true" table:show-details="true"/>
                <table:data-pilot-member table:name="63796" table:display="true" table:show-details="true"/>
                <table:data-pilot-member table:name="63802" table:display="true" table:show-details="true"/>
                <table:data-pilot-member table:name="63811" table:display="true" table:show-details="true"/>
                <table:data-pilot-member table:name="63853" table:display="true" table:show-details="true"/>
                <table:data-pilot-member table:name="63860" table:display="true" table:show-details="true"/>
                <table:data-pilot-member table:name="63869" table:display="true" table:show-details="true"/>
                <table:data-pilot-member table:name="63881" table:display="true" table:show-details="true"/>
                <table:data-pilot-member table:name="63882" table:display="true" table:show-details="true"/>
                <table:data-pilot-member table:name="63889" table:display="true" table:show-details="true"/>
                <table:data-pilot-member table:name="63892" table:display="true" table:show-details="true"/>
                <table:data-pilot-member table:name="63917" table:display="true" table:show-details="true"/>
                <table:data-pilot-member table:name="63921" table:display="true" table:show-details="true"/>
                <table:data-pilot-member table:name="63929" table:display="true" table:show-details="true"/>
                <table:data-pilot-member table:name="63931" table:display="true" table:show-details="true"/>
                <table:data-pilot-member table:name="63932" table:display="true" table:show-details="true"/>
                <table:data-pilot-member table:name="63938" table:display="true" table:show-details="true"/>
                <table:data-pilot-member table:name="63950" table:display="true" table:show-details="true"/>
                <table:data-pilot-member table:name="63954" table:display="true" table:show-details="true"/>
                <table:data-pilot-member table:name="63967" table:display="true" table:show-details="true"/>
                <table:data-pilot-member table:name="63968" table:display="true" table:show-details="true"/>
                <table:data-pilot-member table:name="63972" table:display="true" table:show-details="true"/>
                <table:data-pilot-member table:name="63984" table:display="true" table:show-details="true"/>
                <table:data-pilot-member table:name="63988" table:display="true" table:show-details="true"/>
                <table:data-pilot-member table:name="63996" table:display="true" table:show-details="true"/>
                <table:data-pilot-member table:name="63997" table:display="true" table:show-details="true"/>
                <table:data-pilot-member table:name="63998" table:display="true" table:show-details="true"/>
                <table:data-pilot-member table:name="64016" table:display="true" table:show-details="true"/>
                <table:data-pilot-member table:name="64049" table:display="true" table:show-details="true"/>
                <table:data-pilot-member table:name="64056" table:display="true" table:show-details="true"/>
                <table:data-pilot-member table:name="64068" table:display="true" table:show-details="true"/>
                <table:data-pilot-member table:name="64073" table:display="true" table:show-details="true"/>
                <table:data-pilot-member table:name="64078" table:display="true" table:show-details="true"/>
                <table:data-pilot-member table:name="64109" table:display="true" table:show-details="true"/>
                <table:data-pilot-member table:name="64110" table:display="true" table:show-details="true"/>
                <table:data-pilot-member table:name="64116" table:display="true" table:show-details="true"/>
                <table:data-pilot-member table:name="64131" table:display="true" table:show-details="true"/>
                <table:data-pilot-member table:name="64142" table:display="true" table:show-details="true"/>
                <table:data-pilot-member table:name="64152" table:display="true" table:show-details="true"/>
                <table:data-pilot-member table:name="64159" table:display="true" table:show-details="true"/>
                <table:data-pilot-member table:name="64168" table:display="true" table:show-details="true"/>
                <table:data-pilot-member table:name="64173" table:display="true" table:show-details="true"/>
                <table:data-pilot-member table:name="64181" table:display="true" table:show-details="true"/>
                <table:data-pilot-member table:name="64185" table:display="true" table:show-details="true"/>
                <table:data-pilot-member table:name="64186" table:display="true" table:show-details="true"/>
                <table:data-pilot-member table:name="64204" table:display="true" table:show-details="true"/>
                <table:data-pilot-member table:name="64206" table:display="true" table:show-details="true"/>
                <table:data-pilot-member table:name="64210" table:display="true" table:show-details="true"/>
                <table:data-pilot-member table:name="64242" table:display="true" table:show-details="true"/>
                <table:data-pilot-member table:name="64247" table:display="true" table:show-details="true"/>
                <table:data-pilot-member table:name="64256" table:display="true" table:show-details="true"/>
                <table:data-pilot-member table:name="64278" table:display="true" table:show-details="true"/>
                <table:data-pilot-member table:name="64286" table:display="true" table:show-details="true"/>
                <table:data-pilot-member table:name="64295" table:display="true" table:show-details="true"/>
                <table:data-pilot-member table:name="64296" table:display="true" table:show-details="true"/>
                <table:data-pilot-member table:name="64298" table:display="true" table:show-details="true"/>
                <table:data-pilot-member table:name="64313" table:display="true" table:show-details="true"/>
                <table:data-pilot-member table:name="64326" table:display="true" table:show-details="true"/>
                <table:data-pilot-member table:name="64328" table:display="true" table:show-details="true"/>
                <table:data-pilot-member table:name="64330" table:display="true" table:show-details="true"/>
                <table:data-pilot-member table:name="64335" table:display="true" table:show-details="true"/>
                <table:data-pilot-member table:name="64337" table:display="true" table:show-details="true"/>
                <table:data-pilot-member table:name="64340" table:display="true" table:show-details="true"/>
                <table:data-pilot-member table:name="64343" table:display="true" table:show-details="true"/>
                <table:data-pilot-member table:name="64359" table:display="true" table:show-details="true"/>
                <table:data-pilot-member table:name="64369" table:display="true" table:show-details="true"/>
                <table:data-pilot-member table:name="64376" table:display="true" table:show-details="true"/>
                <table:data-pilot-member table:name="64378" table:display="true" table:show-details="true"/>
                <table:data-pilot-member table:name="64379" table:display="true" table:show-details="true"/>
                <table:data-pilot-member table:name="64383" table:display="true" table:show-details="true"/>
                <table:data-pilot-member table:name="64393" table:display="true" table:show-details="true"/>
                <table:data-pilot-member table:name="64403" table:display="true" table:show-details="true"/>
                <table:data-pilot-member table:name="64417" table:display="true" table:show-details="true"/>
                <table:data-pilot-member table:name="64418" table:display="true" table:show-details="true"/>
                <table:data-pilot-member table:name="64429" table:display="true" table:show-details="true"/>
                <table:data-pilot-member table:name="64430" table:display="true" table:show-details="true"/>
                <table:data-pilot-member table:name="64431" table:display="true" table:show-details="true"/>
                <table:data-pilot-member table:name="64437" table:display="true" table:show-details="true"/>
                <table:data-pilot-member table:name="64438" table:display="true" table:show-details="true"/>
                <table:data-pilot-member table:name="64447" table:display="true" table:show-details="true"/>
                <table:data-pilot-member table:name="64450" table:display="true" table:show-details="true"/>
                <table:data-pilot-member table:name="64457" table:display="true" table:show-details="true"/>
                <table:data-pilot-member table:name="64461" table:display="true" table:show-details="true"/>
                <table:data-pilot-member table:name="64472" table:display="true" table:show-details="true"/>
                <table:data-pilot-member table:name="64494" table:display="true" table:show-details="true"/>
                <table:data-pilot-member table:name="64500" table:display="true" table:show-details="true"/>
                <table:data-pilot-member table:name="64503" table:display="true" table:show-details="true"/>
                <table:data-pilot-member table:name="64506" table:display="true" table:show-details="true"/>
                <table:data-pilot-member table:name="64508" table:display="true" table:show-details="true"/>
                <table:data-pilot-member table:name="64520" table:display="true" table:show-details="true"/>
                <table:data-pilot-member table:name="64522" table:display="true" table:show-details="true"/>
                <table:data-pilot-member table:name="64531" table:display="true" table:show-details="true"/>
                <table:data-pilot-member table:name="64537" table:display="true" table:show-details="true"/>
                <table:data-pilot-member table:name="64547" table:display="true" table:show-details="true"/>
                <table:data-pilot-member table:name="64561" table:display="true" table:show-details="true"/>
                <table:data-pilot-member table:name="64565" table:display="true" table:show-details="true"/>
                <table:data-pilot-member table:name="64572" table:display="true" table:show-details="true"/>
                <table:data-pilot-member table:name="64574" table:display="true" table:show-details="true"/>
                <table:data-pilot-member table:name="64576" table:display="true" table:show-details="true"/>
                <table:data-pilot-member table:name="64590" table:display="true" table:show-details="true"/>
                <table:data-pilot-member table:name="64595" table:display="true" table:show-details="true"/>
                <table:data-pilot-member table:name="64599" table:display="true" table:show-details="true"/>
                <table:data-pilot-member table:name="64603" table:display="true" table:show-details="true"/>
                <table:data-pilot-member table:name="64610" table:display="true" table:show-details="true"/>
                <table:data-pilot-member table:name="64611" table:display="true" table:show-details="true"/>
                <table:data-pilot-member table:name="64617" table:display="true" table:show-details="true"/>
                <table:data-pilot-member table:name="64618" table:display="true" table:show-details="true"/>
                <table:data-pilot-member table:name="64620" table:display="true" table:show-details="true"/>
                <table:data-pilot-member table:name="64634" table:display="true" table:show-details="true"/>
                <table:data-pilot-member table:name="64639" table:display="true" table:show-details="true"/>
                <table:data-pilot-member table:name="64658" table:display="true" table:show-details="true"/>
                <table:data-pilot-member table:name="64665" table:display="true" table:show-details="true"/>
                <table:data-pilot-member table:name="64672" table:display="true" table:show-details="true"/>
                <table:data-pilot-member table:name="64673" table:display="true" table:show-details="true"/>
                <table:data-pilot-member table:name="64684" table:display="true" table:show-details="true"/>
                <table:data-pilot-member table:name="64688" table:display="true" table:show-details="true"/>
                <table:data-pilot-member table:name="64698" table:display="true" table:show-details="true"/>
                <table:data-pilot-member table:name="64704" table:display="true" table:show-details="true"/>
                <table:data-pilot-member table:name="64712" table:display="true" table:show-details="true"/>
                <table:data-pilot-member table:name="64727" table:display="true" table:show-details="true"/>
                <table:data-pilot-member table:name="64729" table:display="true" table:show-details="true"/>
                <table:data-pilot-member table:name="64736" table:display="true" table:show-details="true"/>
                <table:data-pilot-member table:name="64745" table:display="true" table:show-details="true"/>
                <table:data-pilot-member table:name="64746" table:display="true" table:show-details="true"/>
                <table:data-pilot-member table:name="64751" table:display="true" table:show-details="true"/>
                <table:data-pilot-member table:name="64762" table:display="true" table:show-details="true"/>
                <table:data-pilot-member table:name="64783" table:display="true" table:show-details="true"/>
                <table:data-pilot-member table:name="64787" table:display="true" table:show-details="true"/>
                <table:data-pilot-member table:name="64790" table:display="true" table:show-details="true"/>
                <table:data-pilot-member table:name="64791" table:display="true" table:show-details="true"/>
                <table:data-pilot-member table:name="64795" table:display="true" table:show-details="true"/>
                <table:data-pilot-member table:name="64802" table:display="true" table:show-details="true"/>
                <table:data-pilot-member table:name="64820" table:display="true" table:show-details="true"/>
                <table:data-pilot-member table:name="64822" table:display="true" table:show-details="true"/>
                <table:data-pilot-member table:name="64828" table:display="true" table:show-details="true"/>
                <table:data-pilot-member table:name="64832" table:display="true" table:show-details="true"/>
                <table:data-pilot-member table:name="64836" table:display="true" table:show-details="true"/>
                <table:data-pilot-member table:name="64845" table:display="true" table:show-details="true"/>
                <table:data-pilot-member table:name="64856" table:display="true" table:show-details="true"/>
                <table:data-pilot-member table:name="64869" table:display="true" table:show-details="true"/>
                <table:data-pilot-member table:name="64880" table:display="true" table:show-details="true"/>
                <table:data-pilot-member table:name="64881" table:display="true" table:show-details="true"/>
                <table:data-pilot-member table:name="64887" table:display="true" table:show-details="true"/>
                <table:data-pilot-member table:name="64891" table:display="true" table:show-details="true"/>
                <table:data-pilot-member table:name="64893" table:display="true" table:show-details="true"/>
                <table:data-pilot-member table:name="64913" table:display="true" table:show-details="true"/>
                <table:data-pilot-member table:name="64947" table:display="true" table:show-details="true"/>
                <table:data-pilot-member table:name="64948" table:display="true" table:show-details="true"/>
                <table:data-pilot-member table:name="64955" table:display="true" table:show-details="true"/>
                <table:data-pilot-member table:name="64957" table:display="true" table:show-details="true"/>
                <table:data-pilot-member table:name="64958" table:display="true" table:show-details="true"/>
                <table:data-pilot-member table:name="64963" table:display="true" table:show-details="true"/>
                <table:data-pilot-member table:name="64980" table:display="true" table:show-details="true"/>
                <table:data-pilot-member table:name="64981" table:display="true" table:show-details="true"/>
                <table:data-pilot-member table:name="64982" table:display="true" table:show-details="true"/>
                <table:data-pilot-member table:name="64991" table:display="true" table:show-details="true"/>
                <table:data-pilot-member table:name="64994" table:display="true" table:show-details="true"/>
                <table:data-pilot-member table:name="64997" table:display="true" table:show-details="true"/>
                <table:data-pilot-member table:name="65004" table:display="true" table:show-details="true"/>
                <table:data-pilot-member table:name="65007" table:display="true" table:show-details="true"/>
                <table:data-pilot-member table:name="65010" table:display="true" table:show-details="true"/>
                <table:data-pilot-member table:name="65013" table:display="true" table:show-details="true"/>
                <table:data-pilot-member table:name="65014" table:display="true" table:show-details="true"/>
                <table:data-pilot-member table:name="65016" table:display="true" table:show-details="true"/>
                <table:data-pilot-member table:name="65023" table:display="true" table:show-details="true"/>
                <table:data-pilot-member table:name="65025" table:display="true" table:show-details="true"/>
                <table:data-pilot-member table:name="65034" table:display="true" table:show-details="true"/>
                <table:data-pilot-member table:name="65036" table:display="true" table:show-details="true"/>
                <table:data-pilot-member table:name="65043" table:display="true" table:show-details="true"/>
                <table:data-pilot-member table:name="65046" table:display="true" table:show-details="true"/>
                <table:data-pilot-member table:name="65047" table:display="true" table:show-details="true"/>
                <table:data-pilot-member table:name="65051" table:display="true" table:show-details="true"/>
                <table:data-pilot-member table:name="65056" table:display="true" table:show-details="true"/>
                <table:data-pilot-member table:name="65058" table:display="true" table:show-details="true"/>
                <table:data-pilot-member table:name="65068" table:display="true" table:show-details="true"/>
                <table:data-pilot-member table:name="65098" table:display="true" table:show-details="true"/>
                <table:data-pilot-member table:name="65103" table:display="true" table:show-details="true"/>
                <table:data-pilot-member table:name="65104" table:display="true" table:show-details="true"/>
                <table:data-pilot-member table:name="65121" table:display="true" table:show-details="true"/>
                <table:data-pilot-member table:name="65132" table:display="true" table:show-details="true"/>
                <table:data-pilot-member table:name="65134" table:display="true" table:show-details="true"/>
                <table:data-pilot-member table:name="65145" table:display="true" table:show-details="true"/>
                <table:data-pilot-member table:name="65157" table:display="true" table:show-details="true"/>
                <table:data-pilot-member table:name="65163" table:display="true" table:show-details="true"/>
                <table:data-pilot-member table:name="65166" table:display="true" table:show-details="true"/>
                <table:data-pilot-member table:name="65168" table:display="true" table:show-details="true"/>
                <table:data-pilot-member table:name="65201" table:display="true" table:show-details="true"/>
                <table:data-pilot-member table:name="65210" table:display="true" table:show-details="true"/>
                <table:data-pilot-member table:name="65220" table:display="true" table:show-details="true"/>
                <table:data-pilot-member table:name="65225" table:display="true" table:show-details="true"/>
                <table:data-pilot-member table:name="65227" table:display="true" table:show-details="true"/>
                <table:data-pilot-member table:name="65243" table:display="true" table:show-details="true"/>
                <table:data-pilot-member table:name="65244" table:display="true" table:show-details="true"/>
                <table:data-pilot-member table:name="65250" table:display="true" table:show-details="true"/>
                <table:data-pilot-member table:name="65251" table:display="true" table:show-details="true"/>
                <table:data-pilot-member table:name="65262" table:display="true" table:show-details="true"/>
                <table:data-pilot-member table:name="65267" table:display="true" table:show-details="true"/>
                <table:data-pilot-member table:name="65268" table:display="true" table:show-details="true"/>
                <table:data-pilot-member table:name="65277" table:display="true" table:show-details="true"/>
                <table:data-pilot-member table:name="65283" table:display="true" table:show-details="true"/>
                <table:data-pilot-member table:name="65285" table:display="true" table:show-details="true"/>
                <table:data-pilot-member table:name="65290" table:display="true" table:show-details="true"/>
                <table:data-pilot-member table:name="65291" table:display="true" table:show-details="true"/>
                <table:data-pilot-member table:name="65301" table:display="true" table:show-details="true"/>
                <table:data-pilot-member table:name="65305" table:display="true" table:show-details="true"/>
                <table:data-pilot-member table:name="65307" table:display="true" table:show-details="true"/>
                <table:data-pilot-member table:name="65346" table:display="true" table:show-details="true"/>
                <table:data-pilot-member table:name="65349" table:display="true" table:show-details="true"/>
                <table:data-pilot-member table:name="65360" table:display="true" table:show-details="true"/>
                <table:data-pilot-member table:name="65372" table:display="true" table:show-details="true"/>
                <table:data-pilot-member table:name="65381" table:display="true" table:show-details="true"/>
                <table:data-pilot-member table:name="65382" table:display="true" table:show-details="true"/>
                <table:data-pilot-member table:name="65391" table:display="true" table:show-details="true"/>
                <table:data-pilot-member table:name="65410" table:display="true" table:show-details="true"/>
                <table:data-pilot-member table:name="65413" table:display="true" table:show-details="true"/>
                <table:data-pilot-member table:name="65421" table:display="true" table:show-details="true"/>
                <table:data-pilot-member table:name="65438" table:display="true" table:show-details="true"/>
                <table:data-pilot-member table:name="65439" table:display="true" table:show-details="true"/>
                <table:data-pilot-member table:name="65454" table:display="true" table:show-details="true"/>
                <table:data-pilot-member table:name="65461" table:display="true" table:show-details="true"/>
                <table:data-pilot-member table:name="65465" table:display="true" table:show-details="true"/>
                <table:data-pilot-member table:name="65479" table:display="true" table:show-details="true"/>
                <table:data-pilot-member table:name="65491" table:display="true" table:show-details="true"/>
                <table:data-pilot-member table:name="65492" table:display="true" table:show-details="true"/>
                <table:data-pilot-member table:name="65496" table:display="true" table:show-details="true"/>
                <table:data-pilot-member table:name="65499" table:display="true" table:show-details="true"/>
                <table:data-pilot-member table:name="65500" table:display="true" table:show-details="true"/>
                <table:data-pilot-member table:name="65514" table:display="true" table:show-details="true"/>
                <table:data-pilot-member table:name="65547" table:display="true" table:show-details="true"/>
                <table:data-pilot-member table:name="65548" table:display="true" table:show-details="true"/>
                <table:data-pilot-member table:name="65549" table:display="true" table:show-details="true"/>
                <table:data-pilot-member table:name="65555" table:display="true" table:show-details="true"/>
                <table:data-pilot-member table:name="65556" table:display="true" table:show-details="true"/>
                <table:data-pilot-member table:name="65563" table:display="true" table:show-details="true"/>
                <table:data-pilot-member table:name="65567" table:display="true" table:show-details="true"/>
                <table:data-pilot-member table:name="65570" table:display="true" table:show-details="true"/>
                <table:data-pilot-member table:name="65575" table:display="true" table:show-details="true"/>
                <table:data-pilot-member table:name="65579" table:display="true" table:show-details="true"/>
                <table:data-pilot-member table:name="65584" table:display="true" table:show-details="true"/>
                <table:data-pilot-member table:name="65587" table:display="true" table:show-details="true"/>
                <table:data-pilot-member table:name="65594" table:display="true" table:show-details="true"/>
                <table:data-pilot-member table:name="65597" table:display="true" table:show-details="true"/>
                <table:data-pilot-member table:name="65611" table:display="true" table:show-details="true"/>
                <table:data-pilot-member table:name="65613" table:display="true" table:show-details="true"/>
                <table:data-pilot-member table:name="65615" table:display="true" table:show-details="true"/>
                <table:data-pilot-member table:name="65639" table:display="true" table:show-details="true"/>
                <table:data-pilot-member table:name="65646" table:display="true" table:show-details="true"/>
                <table:data-pilot-member table:name="65647" table:display="true" table:show-details="true"/>
                <table:data-pilot-member table:name="65648" table:display="true" table:show-details="true"/>
                <table:data-pilot-member table:name="65654" table:display="true" table:show-details="true"/>
                <table:data-pilot-member table:name="65677" table:display="true" table:show-details="true"/>
                <table:data-pilot-member table:name="65692" table:display="true" table:show-details="true"/>
                <table:data-pilot-member table:name="65695" table:display="true" table:show-details="true"/>
                <table:data-pilot-member table:name="65700" table:display="true" table:show-details="true"/>
                <table:data-pilot-member table:name="65702" table:display="true" table:show-details="true"/>
                <table:data-pilot-member table:name="65739" table:display="true" table:show-details="true"/>
                <table:data-pilot-member table:name="65740" table:display="true" table:show-details="true"/>
                <table:data-pilot-member table:name="65748" table:display="true" table:show-details="true"/>
                <table:data-pilot-member table:name="65752" table:display="true" table:show-details="true"/>
                <table:data-pilot-member table:name="65760" table:display="true" table:show-details="true"/>
                <table:data-pilot-member table:name="65761" table:display="true" table:show-details="true"/>
                <table:data-pilot-member table:name="65769" table:display="true" table:show-details="true"/>
                <table:data-pilot-member table:name="65787" table:display="true" table:show-details="true"/>
                <table:data-pilot-member table:name="65788" table:display="true" table:show-details="true"/>
                <table:data-pilot-member table:name="65799" table:display="true" table:show-details="true"/>
                <table:data-pilot-member table:name="65810" table:display="true" table:show-details="true"/>
                <table:data-pilot-member table:name="65832" table:display="true" table:show-details="true"/>
                <table:data-pilot-member table:name="65841" table:display="true" table:show-details="true"/>
                <table:data-pilot-member table:name="65845" table:display="true" table:show-details="true"/>
                <table:data-pilot-member table:name="65848" table:display="true" table:show-details="true"/>
                <table:data-pilot-member table:name="65850" table:display="true" table:show-details="true"/>
                <table:data-pilot-member table:name="65852" table:display="true" table:show-details="true"/>
                <table:data-pilot-member table:name="65856" table:display="true" table:show-details="true"/>
                <table:data-pilot-member table:name="65868" table:display="true" table:show-details="true"/>
                <table:data-pilot-member table:name="65872" table:display="true" table:show-details="true"/>
                <table:data-pilot-member table:name="65878" table:display="true" table:show-details="true"/>
                <table:data-pilot-member table:name="65888" table:display="true" table:show-details="true"/>
                <table:data-pilot-member table:name="65889" table:display="true" table:show-details="true"/>
                <table:data-pilot-member table:name="65895" table:display="true" table:show-details="true"/>
                <table:data-pilot-member table:name="65897" table:display="true" table:show-details="true"/>
                <table:data-pilot-member table:name="65899" table:display="true" table:show-details="true"/>
                <table:data-pilot-member table:name="65909" table:display="true" table:show-details="true"/>
                <table:data-pilot-member table:name="65913" table:display="true" table:show-details="true"/>
                <table:data-pilot-member table:name="65924" table:display="true" table:show-details="true"/>
                <table:data-pilot-member table:name="65933" table:display="true" table:show-details="true"/>
                <table:data-pilot-member table:name="65934" table:display="true" table:show-details="true"/>
                <table:data-pilot-member table:name="65936" table:display="true" table:show-details="true"/>
                <table:data-pilot-member table:name="65939" table:display="true" table:show-details="true"/>
                <table:data-pilot-member table:name="65947" table:display="true" table:show-details="true"/>
                <table:data-pilot-member table:name="65950" table:display="true" table:show-details="true"/>
                <table:data-pilot-member table:name="65953" table:display="true" table:show-details="true"/>
                <table:data-pilot-member table:name="65969" table:display="true" table:show-details="true"/>
                <table:data-pilot-member table:name="65972" table:display="true" table:show-details="true"/>
                <table:data-pilot-member table:name="66000" table:display="true" table:show-details="true"/>
                <table:data-pilot-member table:name="66004" table:display="true" table:show-details="true"/>
                <table:data-pilot-member table:name="66006" table:display="true" table:show-details="true"/>
                <table:data-pilot-member table:name="66012" table:display="true" table:show-details="true"/>
                <table:data-pilot-member table:name="66044" table:display="true" table:show-details="true"/>
                <table:data-pilot-member table:name="66048" table:display="true" table:show-details="true"/>
                <table:data-pilot-member table:name="66060" table:display="true" table:show-details="true"/>
                <table:data-pilot-member table:name="66065" table:display="true" table:show-details="true"/>
                <table:data-pilot-member table:name="66069" table:display="true" table:show-details="true"/>
                <table:data-pilot-member table:name="66076" table:display="true" table:show-details="true"/>
                <table:data-pilot-member table:name="66079" table:display="true" table:show-details="true"/>
                <table:data-pilot-member table:name="66084" table:display="true" table:show-details="true"/>
                <table:data-pilot-member table:name="66091" table:display="true" table:show-details="true"/>
                <table:data-pilot-member table:name="66094" table:display="true" table:show-details="true"/>
                <table:data-pilot-member table:name="66096" table:display="true" table:show-details="true"/>
                <table:data-pilot-member table:name="66098" table:display="true" table:show-details="true"/>
                <table:data-pilot-member table:name="66103" table:display="true" table:show-details="true"/>
                <table:data-pilot-member table:name="66107" table:display="true" table:show-details="true"/>
                <table:data-pilot-member table:name="66114" table:display="true" table:show-details="true"/>
                <table:data-pilot-member table:name="66116" table:display="true" table:show-details="true"/>
                <table:data-pilot-member table:name="66122" table:display="true" table:show-details="true"/>
                <table:data-pilot-member table:name="66126" table:display="true" table:show-details="true"/>
                <table:data-pilot-member table:name="66129" table:display="true" table:show-details="true"/>
                <table:data-pilot-member table:name="66136" table:display="true" table:show-details="true"/>
                <table:data-pilot-member table:name="66137" table:display="true" table:show-details="true"/>
                <table:data-pilot-member table:name="66138" table:display="true" table:show-details="true"/>
                <table:data-pilot-member table:name="66160" table:display="true" table:show-details="true"/>
                <table:data-pilot-member table:name="66161" table:display="true" table:show-details="true"/>
                <table:data-pilot-member table:name="66171" table:display="true" table:show-details="true"/>
                <table:data-pilot-member table:name="66180" table:display="true" table:show-details="true"/>
                <table:data-pilot-member table:name="66186" table:display="true" table:show-details="true"/>
                <table:data-pilot-member table:name="66188" table:display="true" table:show-details="true"/>
                <table:data-pilot-member table:name="66195" table:display="true" table:show-details="true"/>
                <table:data-pilot-member table:name="66197" table:display="true" table:show-details="true"/>
                <table:data-pilot-member table:name="66209" table:display="true" table:show-details="true"/>
                <table:data-pilot-member table:name="66221" table:display="true" table:show-details="true"/>
                <table:data-pilot-member table:name="66229" table:display="true" table:show-details="true"/>
                <table:data-pilot-member table:name="66253" table:display="true" table:show-details="true"/>
                <table:data-pilot-member table:name="66259" table:display="true" table:show-details="true"/>
                <table:data-pilot-member table:name="66271" table:display="true" table:show-details="true"/>
                <table:data-pilot-member table:name="66272" table:display="true" table:show-details="true"/>
                <table:data-pilot-member table:name="66273" table:display="true" table:show-details="true"/>
                <table:data-pilot-member table:name="66283" table:display="true" table:show-details="true"/>
                <table:data-pilot-member table:name="66285" table:display="true" table:show-details="true"/>
                <table:data-pilot-member table:name="66322" table:display="true" table:show-details="true"/>
                <table:data-pilot-member table:name="66332" table:display="true" table:show-details="true"/>
                <table:data-pilot-member table:name="66340" table:display="true" table:show-details="true"/>
                <table:data-pilot-member table:name="66350" table:display="true" table:show-details="true"/>
                <table:data-pilot-member table:name="66365" table:display="true" table:show-details="true"/>
                <table:data-pilot-member table:name="66373" table:display="true" table:show-details="true"/>
                <table:data-pilot-member table:name="66380" table:display="true" table:show-details="true"/>
                <table:data-pilot-member table:name="66381" table:display="true" table:show-details="true"/>
                <table:data-pilot-member table:name="66391" table:display="true" table:show-details="true"/>
                <table:data-pilot-member table:name="66397" table:display="true" table:show-details="true"/>
                <table:data-pilot-member table:name="66421" table:display="true" table:show-details="true"/>
                <table:data-pilot-member table:name="66423" table:display="true" table:show-details="true"/>
                <table:data-pilot-member table:name="66425" table:display="true" table:show-details="true"/>
                <table:data-pilot-member table:name="66427" table:display="true" table:show-details="true"/>
                <table:data-pilot-member table:name="66435" table:display="true" table:show-details="true"/>
                <table:data-pilot-member table:name="66443" table:display="true" table:show-details="true"/>
                <table:data-pilot-member table:name="66445" table:display="true" table:show-details="true"/>
                <table:data-pilot-member table:name="66466" table:display="true" table:show-details="true"/>
                <table:data-pilot-member table:name="66471" table:display="true" table:show-details="true"/>
                <table:data-pilot-member table:name="66492" table:display="true" table:show-details="true"/>
                <table:data-pilot-member table:name="66516" table:display="true" table:show-details="true"/>
                <table:data-pilot-member table:name="66523" table:display="true" table:show-details="true"/>
                <table:data-pilot-member table:name="66541" table:display="true" table:show-details="true"/>
                <table:data-pilot-member table:name="66544" table:display="true" table:show-details="true"/>
                <table:data-pilot-member table:name="66570" table:display="true" table:show-details="true"/>
                <table:data-pilot-member table:name="66578" table:display="true" table:show-details="true"/>
                <table:data-pilot-member table:name="66596" table:display="true" table:show-details="true"/>
                <table:data-pilot-member table:name="66600" table:display="true" table:show-details="true"/>
                <table:data-pilot-member table:name="66603" table:display="true" table:show-details="true"/>
                <table:data-pilot-member table:name="66615" table:display="true" table:show-details="true"/>
                <table:data-pilot-member table:name="66618" table:display="true" table:show-details="true"/>
                <table:data-pilot-member table:name="66626" table:display="true" table:show-details="true"/>
                <table:data-pilot-member table:name="66639" table:display="true" table:show-details="true"/>
                <table:data-pilot-member table:name="66641" table:display="true" table:show-details="true"/>
                <table:data-pilot-member table:name="66653" table:display="true" table:show-details="true"/>
                <table:data-pilot-member table:name="66654" table:display="true" table:show-details="true"/>
                <table:data-pilot-member table:name="66655" table:display="true" table:show-details="true"/>
                <table:data-pilot-member table:name="66665" table:display="true" table:show-details="true"/>
                <table:data-pilot-member table:name="66666" table:display="true" table:show-details="true"/>
                <table:data-pilot-member table:name="66687" table:display="true" table:show-details="true"/>
                <table:data-pilot-member table:name="66698" table:display="true" table:show-details="true"/>
                <table:data-pilot-member table:name="66701" table:display="true" table:show-details="true"/>
                <table:data-pilot-member table:name="66716" table:display="true" table:show-details="true"/>
                <table:data-pilot-member table:name="66729" table:display="true" table:show-details="true"/>
                <table:data-pilot-member table:name="66732" table:display="true" table:show-details="true"/>
                <table:data-pilot-member table:name="66737" table:display="true" table:show-details="true"/>
                <table:data-pilot-member table:name="66755" table:display="true" table:show-details="true"/>
                <table:data-pilot-member table:name="66762" table:display="true" table:show-details="true"/>
                <table:data-pilot-member table:name="66769" table:display="true" table:show-details="true"/>
                <table:data-pilot-member table:name="66770" table:display="true" table:show-details="true"/>
                <table:data-pilot-member table:name="66772" table:display="true" table:show-details="true"/>
                <table:data-pilot-member table:name="66776" table:display="true" table:show-details="true"/>
                <table:data-pilot-member table:name="66780" table:display="true" table:show-details="true"/>
                <table:data-pilot-member table:name="66788" table:display="true" table:show-details="true"/>
                <table:data-pilot-member table:name="66794" table:display="true" table:show-details="true"/>
                <table:data-pilot-member table:name="66802" table:display="true" table:show-details="true"/>
                <table:data-pilot-member table:name="66817" table:display="true" table:show-details="true"/>
                <table:data-pilot-member table:name="66827" table:display="true" table:show-details="true"/>
                <table:data-pilot-member table:name="66839" table:display="true" table:show-details="true"/>
                <table:data-pilot-member table:name="66860" table:display="true" table:show-details="true"/>
                <table:data-pilot-member table:name="66866" table:display="true" table:show-details="true"/>
                <table:data-pilot-member table:name="66913" table:display="true" table:show-details="true"/>
                <table:data-pilot-member table:name="66915" table:display="true" table:show-details="true"/>
                <table:data-pilot-member table:name="66917" table:display="true" table:show-details="true"/>
                <table:data-pilot-member table:name="66919" table:display="true" table:show-details="true"/>
                <table:data-pilot-member table:name="66921" table:display="true" table:show-details="true"/>
                <table:data-pilot-member table:name="66926" table:display="true" table:show-details="true"/>
                <table:data-pilot-member table:name="66927" table:display="true" table:show-details="true"/>
                <table:data-pilot-member table:name="66933" table:display="true" table:show-details="true"/>
                <table:data-pilot-member table:name="66938" table:display="true" table:show-details="true"/>
                <table:data-pilot-member table:name="66939" table:display="true" table:show-details="true"/>
                <table:data-pilot-member table:name="66941" table:display="true" table:show-details="true"/>
                <table:data-pilot-member table:name="66949" table:display="true" table:show-details="true"/>
                <table:data-pilot-member table:name="66953" table:display="true" table:show-details="true"/>
                <table:data-pilot-member table:name="66960" table:display="true" table:show-details="true"/>
                <table:data-pilot-member table:name="66970" table:display="true" table:show-details="true"/>
                <table:data-pilot-member table:name="66971" table:display="true" table:show-details="true"/>
                <table:data-pilot-member table:name="66974" table:display="true" table:show-details="true"/>
                <table:data-pilot-member table:name="66977" table:display="true" table:show-details="true"/>
                <table:data-pilot-member table:name="66981" table:display="true" table:show-details="true"/>
                <table:data-pilot-member table:name="66991" table:display="true" table:show-details="true"/>
                <table:data-pilot-member table:name="66993" table:display="true" table:show-details="true"/>
                <table:data-pilot-member table:name="66995" table:display="true" table:show-details="true"/>
                <table:data-pilot-member table:name="67018" table:display="true" table:show-details="true"/>
                <table:data-pilot-member table:name="67032" table:display="true" table:show-details="true"/>
                <table:data-pilot-member table:name="67038" table:display="true" table:show-details="true"/>
                <table:data-pilot-member table:name="67056" table:display="true" table:show-details="true"/>
                <table:data-pilot-member table:name="67060" table:display="true" table:show-details="true"/>
                <table:data-pilot-member table:name="67061" table:display="true" table:show-details="true"/>
                <table:data-pilot-member table:name="67062" table:display="true" table:show-details="true"/>
                <table:data-pilot-member table:name="67087" table:display="true" table:show-details="true"/>
                <table:data-pilot-member table:name="67102" table:display="true" table:show-details="true"/>
                <table:data-pilot-member table:name="67104" table:display="true" table:show-details="true"/>
                <table:data-pilot-member table:name="67107" table:display="true" table:show-details="true"/>
                <table:data-pilot-member table:name="67117" table:display="true" table:show-details="true"/>
                <table:data-pilot-member table:name="67122" table:display="true" table:show-details="true"/>
                <table:data-pilot-member table:name="67125" table:display="true" table:show-details="true"/>
                <table:data-pilot-member table:name="67140" table:display="true" table:show-details="true"/>
                <table:data-pilot-member table:name="67141" table:display="true" table:show-details="true"/>
                <table:data-pilot-member table:name="67142" table:display="true" table:show-details="true"/>
                <table:data-pilot-member table:name="67143" table:display="true" table:show-details="true"/>
                <table:data-pilot-member table:name="67150" table:display="true" table:show-details="true"/>
                <table:data-pilot-member table:name="67157" table:display="true" table:show-details="true"/>
                <table:data-pilot-member table:name="67162" table:display="true" table:show-details="true"/>
                <table:data-pilot-member table:name="67165" table:display="true" table:show-details="true"/>
                <table:data-pilot-member table:name="67176" table:display="true" table:show-details="true"/>
                <table:data-pilot-member table:name="67178" table:display="true" table:show-details="true"/>
                <table:data-pilot-member table:name="67179" table:display="true" table:show-details="true"/>
                <table:data-pilot-member table:name="67185" table:display="true" table:show-details="true"/>
                <table:data-pilot-member table:name="67191" table:display="true" table:show-details="true"/>
                <table:data-pilot-member table:name="67210" table:display="true" table:show-details="true"/>
                <table:data-pilot-member table:name="67215" table:display="true" table:show-details="true"/>
                <table:data-pilot-member table:name="67219" table:display="true" table:show-details="true"/>
                <table:data-pilot-member table:name="67223" table:display="true" table:show-details="true"/>
                <table:data-pilot-member table:name="67235" table:display="true" table:show-details="true"/>
                <table:data-pilot-member table:name="67237" table:display="true" table:show-details="true"/>
                <table:data-pilot-member table:name="67242" table:display="true" table:show-details="true"/>
                <table:data-pilot-member table:name="67249" table:display="true" table:show-details="true"/>
                <table:data-pilot-member table:name="67261" table:display="true" table:show-details="true"/>
                <table:data-pilot-member table:name="67285" table:display="true" table:show-details="true"/>
                <table:data-pilot-member table:name="67300" table:display="true" table:show-details="true"/>
                <table:data-pilot-member table:name="67306" table:display="true" table:show-details="true"/>
                <table:data-pilot-member table:name="67355" table:display="true" table:show-details="true"/>
                <table:data-pilot-member table:name="67358" table:display="true" table:show-details="true"/>
                <table:data-pilot-member table:name="67360" table:display="true" table:show-details="true"/>
                <table:data-pilot-member table:name="67361" table:display="true" table:show-details="true"/>
                <table:data-pilot-member table:name="67366" table:display="true" table:show-details="true"/>
                <table:data-pilot-member table:name="67367" table:display="true" table:show-details="true"/>
                <table:data-pilot-member table:name="67382" table:display="true" table:show-details="true"/>
                <table:data-pilot-member table:name="67395" table:display="true" table:show-details="true"/>
                <table:data-pilot-member table:name="67396" table:display="true" table:show-details="true"/>
                <table:data-pilot-member table:name="67421" table:display="true" table:show-details="true"/>
                <table:data-pilot-member table:name="67441" table:display="true" table:show-details="true"/>
                <table:data-pilot-member table:name="67443" table:display="true" table:show-details="true"/>
                <table:data-pilot-member table:name="67445" table:display="true" table:show-details="true"/>
                <table:data-pilot-member table:name="67477" table:display="true" table:show-details="true"/>
                <table:data-pilot-member table:name="67480" table:display="true" table:show-details="true"/>
                <table:data-pilot-member table:name="67485" table:display="true" table:show-details="true"/>
                <table:data-pilot-member table:name="67503" table:display="true" table:show-details="true"/>
                <table:data-pilot-member table:name="67528" table:display="true" table:show-details="true"/>
                <table:data-pilot-member table:name="67537" table:display="true" table:show-details="true"/>
                <table:data-pilot-member table:name="67538" table:display="true" table:show-details="true"/>
                <table:data-pilot-member table:name="67566" table:display="true" table:show-details="true"/>
                <table:data-pilot-member table:name="67582" table:display="true" table:show-details="true"/>
                <table:data-pilot-member table:name="67596" table:display="true" table:show-details="true"/>
                <table:data-pilot-member table:name="67601" table:display="true" table:show-details="true"/>
                <table:data-pilot-member table:name="67607" table:display="true" table:show-details="true"/>
                <table:data-pilot-member table:name="67630" table:display="true" table:show-details="true"/>
                <table:data-pilot-member table:name="67639" table:display="true" table:show-details="true"/>
                <table:data-pilot-member table:name="67643" table:display="true" table:show-details="true"/>
                <table:data-pilot-member table:name="67646" table:display="true" table:show-details="true"/>
                <table:data-pilot-member table:name="67659" table:display="true" table:show-details="true"/>
                <table:data-pilot-member table:name="67660" table:display="true" table:show-details="true"/>
                <table:data-pilot-member table:name="67678" table:display="true" table:show-details="true"/>
                <table:data-pilot-member table:name="67680" table:display="true" table:show-details="true"/>
                <table:data-pilot-member table:name="67684" table:display="true" table:show-details="true"/>
                <table:data-pilot-member table:name="67688" table:display="true" table:show-details="true"/>
                <table:data-pilot-member table:name="67697" table:display="true" table:show-details="true"/>
                <table:data-pilot-member table:name="67714" table:display="true" table:show-details="true"/>
                <table:data-pilot-member table:name="67717" table:display="true" table:show-details="true"/>
                <table:data-pilot-member table:name="67729" table:display="true" table:show-details="true"/>
                <table:data-pilot-member table:name="67733" table:display="true" table:show-details="true"/>
                <table:data-pilot-member table:name="67737" table:display="true" table:show-details="true"/>
                <table:data-pilot-member table:name="67738" table:display="true" table:show-details="true"/>
                <table:data-pilot-member table:name="67753" table:display="true" table:show-details="true"/>
                <table:data-pilot-member table:name="67763" table:display="true" table:show-details="true"/>
                <table:data-pilot-member table:name="67770" table:display="true" table:show-details="true"/>
                <table:data-pilot-member table:name="67772" table:display="true" table:show-details="true"/>
                <table:data-pilot-member table:name="67787" table:display="true" table:show-details="true"/>
                <table:data-pilot-member table:name="67788" table:display="true" table:show-details="true"/>
                <table:data-pilot-member table:name="67810" table:display="true" table:show-details="true"/>
                <table:data-pilot-member table:name="67820" table:display="true" table:show-details="true"/>
                <table:data-pilot-member table:name="67825" table:display="true" table:show-details="true"/>
                <table:data-pilot-member table:name="67831" table:display="true" table:show-details="true"/>
                <table:data-pilot-member table:name="67835" table:display="true" table:show-details="true"/>
                <table:data-pilot-member table:name="67853" table:display="true" table:show-details="true"/>
                <table:data-pilot-member table:name="67855" table:display="true" table:show-details="true"/>
                <table:data-pilot-member table:name="67859" table:display="true" table:show-details="true"/>
                <table:data-pilot-member table:name="67860" table:display="true" table:show-details="true"/>
                <table:data-pilot-member table:name="67888" table:display="true" table:show-details="true"/>
                <table:data-pilot-member table:name="67891" table:display="true" table:show-details="true"/>
                <table:data-pilot-member table:name="67904" table:display="true" table:show-details="true"/>
                <table:data-pilot-member table:name="67905" table:display="true" table:show-details="true"/>
                <table:data-pilot-member table:name="67918" table:display="true" table:show-details="true"/>
                <table:data-pilot-member table:name="67919" table:display="true" table:show-details="true"/>
                <table:data-pilot-member table:name="67921" table:display="true" table:show-details="true"/>
                <table:data-pilot-member table:name="67931" table:display="true" table:show-details="true"/>
                <table:data-pilot-member table:name="67938" table:display="true" table:show-details="true"/>
                <table:data-pilot-member table:name="67946" table:display="true" table:show-details="true"/>
                <table:data-pilot-member table:name="67956" table:display="true" table:show-details="true"/>
                <table:data-pilot-member table:name="67957" table:display="true" table:show-details="true"/>
                <table:data-pilot-member table:name="67958" table:display="true" table:show-details="true"/>
                <table:data-pilot-member table:name="67960" table:display="true" table:show-details="true"/>
                <table:data-pilot-member table:name="67968" table:display="true" table:show-details="true"/>
                <table:data-pilot-member table:name="67980" table:display="true" table:show-details="true"/>
                <table:data-pilot-member table:name="67997" table:display="true" table:show-details="true"/>
                <table:data-pilot-member table:name="68005" table:display="true" table:show-details="true"/>
                <table:data-pilot-member table:name="68023" table:display="true" table:show-details="true"/>
                <table:data-pilot-member table:name="68030" table:display="true" table:show-details="true"/>
                <table:data-pilot-member table:name="68040" table:display="true" table:show-details="true"/>
                <table:data-pilot-member table:name="68050" table:display="true" table:show-details="true"/>
                <table:data-pilot-member table:name="68067" table:display="true" table:show-details="true"/>
                <table:data-pilot-member table:name="68076" table:display="true" table:show-details="true"/>
                <table:data-pilot-member table:name="68094" table:display="true" table:show-details="true"/>
                <table:data-pilot-member table:name="68107" table:display="true" table:show-details="true"/>
                <table:data-pilot-member table:name="68119" table:display="true" table:show-details="true"/>
                <table:data-pilot-member table:name="68121" table:display="true" table:show-details="true"/>
                <table:data-pilot-member table:name="68130" table:display="true" table:show-details="true"/>
                <table:data-pilot-member table:name="68143" table:display="true" table:show-details="true"/>
                <table:data-pilot-member table:name="68144" table:display="true" table:show-details="true"/>
                <table:data-pilot-member table:name="68160" table:display="true" table:show-details="true"/>
                <table:data-pilot-member table:name="68164" table:display="true" table:show-details="true"/>
                <table:data-pilot-member table:name="68165" table:display="true" table:show-details="true"/>
                <table:data-pilot-member table:name="68170" table:display="true" table:show-details="true"/>
                <table:data-pilot-member table:name="68181" table:display="true" table:show-details="true"/>
                <table:data-pilot-member table:name="68187" table:display="true" table:show-details="true"/>
                <table:data-pilot-member table:name="68201" table:display="true" table:show-details="true"/>
                <table:data-pilot-member table:name="68205" table:display="true" table:show-details="true"/>
                <table:data-pilot-member table:name="68214" table:display="true" table:show-details="true"/>
                <table:data-pilot-member table:name="68219" table:display="true" table:show-details="true"/>
                <table:data-pilot-member table:name="68222" table:display="true" table:show-details="true"/>
                <table:data-pilot-member table:name="68241" table:display="true" table:show-details="true"/>
                <table:data-pilot-member table:name="68243" table:display="true" table:show-details="true"/>
                <table:data-pilot-member table:name="68257" table:display="true" table:show-details="true"/>
                <table:data-pilot-member table:name="68268" table:display="true" table:show-details="true"/>
                <table:data-pilot-member table:name="68274" table:display="true" table:show-details="true"/>
                <table:data-pilot-member table:name="68283" table:display="true" table:show-details="true"/>
                <table:data-pilot-member table:name="68289" table:display="true" table:show-details="true"/>
                <table:data-pilot-member table:name="68297" table:display="true" table:show-details="true"/>
                <table:data-pilot-member table:name="68300" table:display="true" table:show-details="true"/>
                <table:data-pilot-member table:name="68311" table:display="true" table:show-details="true"/>
                <table:data-pilot-member table:name="68314" table:display="true" table:show-details="true"/>
                <table:data-pilot-member table:name="68341" table:display="true" table:show-details="true"/>
                <table:data-pilot-member table:name="68342" table:display="true" table:show-details="true"/>
                <table:data-pilot-member table:name="68355" table:display="true" table:show-details="true"/>
                <table:data-pilot-member table:name="68356" table:display="true" table:show-details="true"/>
                <table:data-pilot-member table:name="68371" table:display="true" table:show-details="true"/>
                <table:data-pilot-member table:name="68374" table:display="true" table:show-details="true"/>
                <table:data-pilot-member table:name="68387" table:display="true" table:show-details="true"/>
                <table:data-pilot-member table:name="68390" table:display="true" table:show-details="true"/>
                <table:data-pilot-member table:name="68412" table:display="true" table:show-details="true"/>
                <table:data-pilot-member table:name="68421" table:display="true" table:show-details="true"/>
                <table:data-pilot-member table:name="68425" table:display="true" table:show-details="true"/>
                <table:data-pilot-member table:name="68432" table:display="true" table:show-details="true"/>
                <table:data-pilot-member table:name="68468" table:display="true" table:show-details="true"/>
                <table:data-pilot-member table:name="68469" table:display="true" table:show-details="true"/>
                <table:data-pilot-member table:name="68480" table:display="true" table:show-details="true"/>
                <table:data-pilot-member table:name="68484" table:display="true" table:show-details="true"/>
                <table:data-pilot-member table:name="68488" table:display="true" table:show-details="true"/>
                <table:data-pilot-member table:name="68503" table:display="true" table:show-details="true"/>
                <table:data-pilot-member table:name="68510" table:display="true" table:show-details="true"/>
                <table:data-pilot-member table:name="68519" table:display="true" table:show-details="true"/>
                <table:data-pilot-member table:name="68528" table:display="true" table:show-details="true"/>
                <table:data-pilot-member table:name="68529" table:display="true" table:show-details="true"/>
                <table:data-pilot-member table:name="68530" table:display="true" table:show-details="true"/>
                <table:data-pilot-member table:name="68537" table:display="true" table:show-details="true"/>
                <table:data-pilot-member table:name="68540" table:display="true" table:show-details="true"/>
                <table:data-pilot-member table:name="68565" table:display="true" table:show-details="true"/>
                <table:data-pilot-member table:name="68584" table:display="true" table:show-details="true"/>
                <table:data-pilot-member table:name="68589" table:display="true" table:show-details="true"/>
                <table:data-pilot-member table:name="68593" table:display="true" table:show-details="true"/>
                <table:data-pilot-member table:name="68596" table:display="true" table:show-details="true"/>
                <table:data-pilot-member table:name="68601" table:display="true" table:show-details="true"/>
                <table:data-pilot-member table:name="68605" table:display="true" table:show-details="true"/>
                <table:data-pilot-member table:name="68619" table:display="true" table:show-details="true"/>
                <table:data-pilot-member table:name="68628" table:display="true" table:show-details="true"/>
                <table:data-pilot-member table:name="68664" table:display="true" table:show-details="true"/>
                <table:data-pilot-member table:name="68677" table:display="true" table:show-details="true"/>
                <table:data-pilot-member table:name="68678" table:display="true" table:show-details="true"/>
                <table:data-pilot-member table:name="68684" table:display="true" table:show-details="true"/>
                <table:data-pilot-member table:name="68689" table:display="true" table:show-details="true"/>
                <table:data-pilot-member table:name="68694" table:display="true" table:show-details="true"/>
                <table:data-pilot-member table:name="68696" table:display="true" table:show-details="true"/>
                <table:data-pilot-member table:name="68699" table:display="true" table:show-details="true"/>
                <table:data-pilot-member table:name="68701" table:display="true" table:show-details="true"/>
                <table:data-pilot-member table:name="68707" table:display="true" table:show-details="true"/>
                <table:data-pilot-member table:name="68717" table:display="true" table:show-details="true"/>
                <table:data-pilot-member table:name="68738" table:display="true" table:show-details="true"/>
                <table:data-pilot-member table:name="68739" table:display="true" table:show-details="true"/>
                <table:data-pilot-member table:name="68740" table:display="true" table:show-details="true"/>
                <table:data-pilot-member table:name="68747" table:display="true" table:show-details="true"/>
                <table:data-pilot-member table:name="68757" table:display="true" table:show-details="true"/>
                <table:data-pilot-member table:name="68759" table:display="true" table:show-details="true"/>
                <table:data-pilot-member table:name="68771" table:display="true" table:show-details="true"/>
                <table:data-pilot-member table:name="68783" table:display="true" table:show-details="true"/>
                <table:data-pilot-member table:name="68788" table:display="true" table:show-details="true"/>
                <table:data-pilot-member table:name="68790" table:display="true" table:show-details="true"/>
                <table:data-pilot-member table:name="68794" table:display="true" table:show-details="true"/>
                <table:data-pilot-member table:name="68809" table:display="true" table:show-details="true"/>
                <table:data-pilot-member table:name="68812" table:display="true" table:show-details="true"/>
                <table:data-pilot-member table:name="68824" table:display="true" table:show-details="true"/>
                <table:data-pilot-member table:name="68835" table:display="true" table:show-details="true"/>
                <table:data-pilot-member table:name="68837" table:display="true" table:show-details="true"/>
                <table:data-pilot-member table:name="68839" table:display="true" table:show-details="true"/>
                <table:data-pilot-member table:name="68858" table:display="true" table:show-details="true"/>
                <table:data-pilot-member table:name="68861" table:display="true" table:show-details="true"/>
                <table:data-pilot-member table:name="68865" table:display="true" table:show-details="true"/>
                <table:data-pilot-member table:name="68868" table:display="true" table:show-details="true"/>
                <table:data-pilot-member table:name="68875" table:display="true" table:show-details="true"/>
                <table:data-pilot-member table:name="68882" table:display="true" table:show-details="true"/>
                <table:data-pilot-member table:name="68886" table:display="true" table:show-details="true"/>
                <table:data-pilot-member table:name="68893" table:display="true" table:show-details="true"/>
                <table:data-pilot-member table:name="68920" table:display="true" table:show-details="true"/>
                <table:data-pilot-member table:name="68921" table:display="true" table:show-details="true"/>
                <table:data-pilot-member table:name="68925" table:display="true" table:show-details="true"/>
                <table:data-pilot-member table:name="68926" table:display="true" table:show-details="true"/>
                <table:data-pilot-member table:name="68947" table:display="true" table:show-details="true"/>
                <table:data-pilot-member table:name="68958" table:display="true" table:show-details="true"/>
                <table:data-pilot-member table:name="68959" table:display="true" table:show-details="true"/>
                <table:data-pilot-member table:name="68964" table:display="true" table:show-details="true"/>
                <table:data-pilot-member table:name="68968" table:display="true" table:show-details="true"/>
                <table:data-pilot-member table:name="68980" table:display="true" table:show-details="true"/>
                <table:data-pilot-member table:name="68989" table:display="true" table:show-details="true"/>
                <table:data-pilot-member table:name="68994" table:display="true" table:show-details="true"/>
                <table:data-pilot-member table:name="69006" table:display="true" table:show-details="true"/>
                <table:data-pilot-member table:name="69019" table:display="true" table:show-details="true"/>
                <table:data-pilot-member table:name="69044" table:display="true" table:show-details="true"/>
                <table:data-pilot-member table:name="69051" table:display="true" table:show-details="true"/>
                <table:data-pilot-member table:name="69059" table:display="true" table:show-details="true"/>
                <table:data-pilot-member table:name="69074" table:display="true" table:show-details="true"/>
                <table:data-pilot-member table:name="69077" table:display="true" table:show-details="true"/>
                <table:data-pilot-member table:name="69078" table:display="true" table:show-details="true"/>
                <table:data-pilot-member table:name="69089" table:display="true" table:show-details="true"/>
                <table:data-pilot-member table:name="69092" table:display="true" table:show-details="true"/>
                <table:data-pilot-member table:name="69093" table:display="true" table:show-details="true"/>
                <table:data-pilot-member table:name="69113" table:display="true" table:show-details="true"/>
                <table:data-pilot-member table:name="69115" table:display="true" table:show-details="true"/>
                <table:data-pilot-member table:name="69141" table:display="true" table:show-details="true"/>
                <table:data-pilot-member table:name="69142" table:display="true" table:show-details="true"/>
                <table:data-pilot-member table:name="69143" table:display="true" table:show-details="true"/>
                <table:data-pilot-member table:name="69168" table:display="true" table:show-details="true"/>
                <table:data-pilot-member table:name="69188" table:display="true" table:show-details="true"/>
                <table:data-pilot-member table:name="69189" table:display="true" table:show-details="true"/>
                <table:data-pilot-member table:name="69191" table:display="true" table:show-details="true"/>
                <table:data-pilot-member table:name="69204" table:display="true" table:show-details="true"/>
                <table:data-pilot-member table:name="69209" table:display="true" table:show-details="true"/>
                <table:data-pilot-member table:name="69228" table:display="true" table:show-details="true"/>
                <table:data-pilot-member table:name="69235" table:display="true" table:show-details="true"/>
                <table:data-pilot-member table:name="69242" table:display="true" table:show-details="true"/>
                <table:data-pilot-member table:name="69244" table:display="true" table:show-details="true"/>
                <table:data-pilot-member table:name="69251" table:display="true" table:show-details="true"/>
                <table:data-pilot-member table:name="69258" table:display="true" table:show-details="true"/>
                <table:data-pilot-member table:name="69260" table:display="true" table:show-details="true"/>
                <table:data-pilot-member table:name="69262" table:display="true" table:show-details="true"/>
                <table:data-pilot-member table:name="69264" table:display="true" table:show-details="true"/>
                <table:data-pilot-member table:name="69267" table:display="true" table:show-details="true"/>
                <table:data-pilot-member table:name="69279" table:display="true" table:show-details="true"/>
                <table:data-pilot-member table:name="69288" table:display="true" table:show-details="true"/>
                <table:data-pilot-member table:name="69319" table:display="true" table:show-details="true"/>
                <table:data-pilot-member table:name="69321" table:display="true" table:show-details="true"/>
                <table:data-pilot-member table:name="69325" table:display="true" table:show-details="true"/>
                <table:data-pilot-member table:name="69329" table:display="true" table:show-details="true"/>
                <table:data-pilot-member table:name="69333" table:display="true" table:show-details="true"/>
                <table:data-pilot-member table:name="69334" table:display="true" table:show-details="true"/>
                <table:data-pilot-member table:name="69339" table:display="true" table:show-details="true"/>
                <table:data-pilot-member table:name="69360" table:display="true" table:show-details="true"/>
                <table:data-pilot-member table:name="69366" table:display="true" table:show-details="true"/>
                <table:data-pilot-member table:name="69371" table:display="true" table:show-details="true"/>
                <table:data-pilot-member table:name="69391" table:display="true" table:show-details="true"/>
                <table:data-pilot-member table:name="69392" table:display="true" table:show-details="true"/>
                <table:data-pilot-member table:name="69403" table:display="true" table:show-details="true"/>
                <table:data-pilot-member table:name="69404" table:display="true" table:show-details="true"/>
                <table:data-pilot-member table:name="69406" table:display="true" table:show-details="true"/>
                <table:data-pilot-member table:name="69411" table:display="true" table:show-details="true"/>
                <table:data-pilot-member table:name="69418" table:display="true" table:show-details="true"/>
                <table:data-pilot-member table:name="69432" table:display="true" table:show-details="true"/>
                <table:data-pilot-member table:name="69444" table:display="true" table:show-details="true"/>
                <table:data-pilot-member table:name="69447" table:display="true" table:show-details="true"/>
                <table:data-pilot-member table:name="69461" table:display="true" table:show-details="true"/>
                <table:data-pilot-member table:name="69480" table:display="true" table:show-details="true"/>
                <table:data-pilot-member table:name="69488" table:display="true" table:show-details="true"/>
                <table:data-pilot-member table:name="69492" table:display="true" table:show-details="true"/>
                <table:data-pilot-member table:name="69496" table:display="true" table:show-details="true"/>
                <table:data-pilot-member table:name="69501" table:display="true" table:show-details="true"/>
                <table:data-pilot-member table:name="69513" table:display="true" table:show-details="true"/>
                <table:data-pilot-member table:name="69526" table:display="true" table:show-details="true"/>
                <table:data-pilot-member table:name="69532" table:display="true" table:show-details="true"/>
                <table:data-pilot-member table:name="69542" table:display="true" table:show-details="true"/>
                <table:data-pilot-member table:name="69544" table:display="true" table:show-details="true"/>
                <table:data-pilot-member table:name="69550" table:display="true" table:show-details="true"/>
                <table:data-pilot-member table:name="69554" table:display="true" table:show-details="true"/>
                <table:data-pilot-member table:name="69570" table:display="true" table:show-details="true"/>
                <table:data-pilot-member table:name="69573" table:display="true" table:show-details="true"/>
                <table:data-pilot-member table:name="69619" table:display="true" table:show-details="true"/>
                <table:data-pilot-member table:name="69629" table:display="true" table:show-details="true"/>
                <table:data-pilot-member table:name="69633" table:display="true" table:show-details="true"/>
                <table:data-pilot-member table:name="69634" table:display="true" table:show-details="true"/>
                <table:data-pilot-member table:name="69644" table:display="true" table:show-details="true"/>
                <table:data-pilot-member table:name="69648" table:display="true" table:show-details="true"/>
                <table:data-pilot-member table:name="69649" table:display="true" table:show-details="true"/>
                <table:data-pilot-member table:name="69671" table:display="true" table:show-details="true"/>
                <table:data-pilot-member table:name="69672" table:display="true" table:show-details="true"/>
                <table:data-pilot-member table:name="69674" table:display="true" table:show-details="true"/>
                <table:data-pilot-member table:name="69679" table:display="true" table:show-details="true"/>
                <table:data-pilot-member table:name="69682" table:display="true" table:show-details="true"/>
                <table:data-pilot-member table:name="69684" table:display="true" table:show-details="true"/>
                <table:data-pilot-member table:name="69686" table:display="true" table:show-details="true"/>
                <table:data-pilot-member table:name="69704" table:display="true" table:show-details="true"/>
                <table:data-pilot-member table:name="69730" table:display="true" table:show-details="true"/>
                <table:data-pilot-member table:name="69731" table:display="true" table:show-details="true"/>
                <table:data-pilot-member table:name="69732" table:display="true" table:show-details="true"/>
                <table:data-pilot-member table:name="69738" table:display="true" table:show-details="true"/>
                <table:data-pilot-member table:name="69741" table:display="true" table:show-details="true"/>
                <table:data-pilot-member table:name="69752" table:display="true" table:show-details="true"/>
                <table:data-pilot-member table:name="69758" table:display="true" table:show-details="true"/>
                <table:data-pilot-member table:name="69768" table:display="true" table:show-details="true"/>
                <table:data-pilot-member table:name="69769" table:display="true" table:show-details="true"/>
                <table:data-pilot-member table:name="69773" table:display="true" table:show-details="true"/>
                <table:data-pilot-member table:name="69794" table:display="true" table:show-details="true"/>
                <table:data-pilot-member table:name="69805" table:display="true" table:show-details="true"/>
                <table:data-pilot-member table:name="69810" table:display="true" table:show-details="true"/>
                <table:data-pilot-member table:name="69811" table:display="true" table:show-details="true"/>
                <table:data-pilot-member table:name="69812" table:display="true" table:show-details="true"/>
                <table:data-pilot-member table:name="69819" table:display="true" table:show-details="true"/>
                <table:data-pilot-member table:name="69829" table:display="true" table:show-details="true"/>
                <table:data-pilot-member table:name="69831" table:display="true" table:show-details="true"/>
                <table:data-pilot-member table:name="69836" table:display="true" table:show-details="true"/>
                <table:data-pilot-member table:name="69838" table:display="true" table:show-details="true"/>
                <table:data-pilot-member table:name="69844" table:display="true" table:show-details="true"/>
                <table:data-pilot-member table:name="69848" table:display="true" table:show-details="true"/>
                <table:data-pilot-member table:name="69862" table:display="true" table:show-details="true"/>
                <table:data-pilot-member table:name="69866" table:display="true" table:show-details="true"/>
                <table:data-pilot-member table:name="69887" table:display="true" table:show-details="true"/>
                <table:data-pilot-member table:name="69895" table:display="true" table:show-details="true"/>
                <table:data-pilot-member table:name="69909" table:display="true" table:show-details="true"/>
                <table:data-pilot-member table:name="69918" table:display="true" table:show-details="true"/>
                <table:data-pilot-member table:name="69925" table:display="true" table:show-details="true"/>
                <table:data-pilot-member table:name="69927" table:display="true" table:show-details="true"/>
                <table:data-pilot-member table:name="69928" table:display="true" table:show-details="true"/>
                <table:data-pilot-member table:name="69935" table:display="true" table:show-details="true"/>
                <table:data-pilot-member table:name="69945" table:display="true" table:show-details="true"/>
                <table:data-pilot-member table:name="69957" table:display="true" table:show-details="true"/>
                <table:data-pilot-member table:name="69969" table:display="true" table:show-details="true"/>
                <table:data-pilot-member table:name="69971" table:display="true" table:show-details="true"/>
                <table:data-pilot-member table:name="69980" table:display="true" table:show-details="true"/>
                <table:data-pilot-member table:name="69983" table:display="true" table:show-details="true"/>
                <table:data-pilot-member table:name="69997" table:display="true" table:show-details="true"/>
                <table:data-pilot-member table:name="70019" table:display="true" table:show-details="true"/>
                <table:data-pilot-member table:name="70040" table:display="true" table:show-details="true"/>
                <table:data-pilot-member table:name="70045" table:display="true" table:show-details="true"/>
                <table:data-pilot-member table:name="70058" table:display="true" table:show-details="true"/>
                <table:data-pilot-member table:name="70061" table:display="true" table:show-details="true"/>
                <table:data-pilot-member table:name="70074" table:display="true" table:show-details="true"/>
                <table:data-pilot-member table:name="70083" table:display="true" table:show-details="true"/>
                <table:data-pilot-member table:name="70085" table:display="true" table:show-details="true"/>
                <table:data-pilot-member table:name="70093" table:display="true" table:show-details="true"/>
                <table:data-pilot-member table:name="70094" table:display="true" table:show-details="true"/>
                <table:data-pilot-member table:name="70118" table:display="true" table:show-details="true"/>
                <table:data-pilot-member table:name="70120" table:display="true" table:show-details="true"/>
                <table:data-pilot-member table:name="70144" table:display="true" table:show-details="true"/>
                <table:data-pilot-member table:name="70159" table:display="true" table:show-details="true"/>
                <table:data-pilot-member table:name="70166" table:display="true" table:show-details="true"/>
                <table:data-pilot-member table:name="70178" table:display="true" table:show-details="true"/>
                <table:data-pilot-member table:name="70183" table:display="true" table:show-details="true"/>
                <table:data-pilot-member table:name="70192" table:display="true" table:show-details="true"/>
                <table:data-pilot-member table:name="70193" table:display="true" table:show-details="true"/>
                <table:data-pilot-member table:name="70194" table:display="true" table:show-details="true"/>
                <table:data-pilot-member table:name="70199" table:display="true" table:show-details="true"/>
                <table:data-pilot-member table:name="70205" table:display="true" table:show-details="true"/>
                <table:data-pilot-member table:name="70209" table:display="true" table:show-details="true"/>
                <table:data-pilot-member table:name="70220" table:display="true" table:show-details="true"/>
                <table:data-pilot-member table:name="70230" table:display="true" table:show-details="true"/>
                <table:data-pilot-member table:name="70234" table:display="true" table:show-details="true"/>
                <table:data-pilot-member table:name="70238" table:display="true" table:show-details="true"/>
                <table:data-pilot-member table:name="70253" table:display="true" table:show-details="true"/>
                <table:data-pilot-member table:name="70261" table:display="true" table:show-details="true"/>
                <table:data-pilot-member table:name="70275" table:display="true" table:show-details="true"/>
                <table:data-pilot-member table:name="70289" table:display="true" table:show-details="true"/>
                <table:data-pilot-member table:name="70290" table:display="true" table:show-details="true"/>
                <table:data-pilot-member table:name="70293" table:display="true" table:show-details="true"/>
                <table:data-pilot-member table:name="70299" table:display="true" table:show-details="true"/>
                <table:data-pilot-member table:name="70300" table:display="true" table:show-details="true"/>
                <table:data-pilot-member table:name="70303" table:display="true" table:show-details="true"/>
                <table:data-pilot-member table:name="70305" table:display="true" table:show-details="true"/>
                <table:data-pilot-member table:name="70329" table:display="true" table:show-details="true"/>
                <table:data-pilot-member table:name="70335" table:display="true" table:show-details="true"/>
                <table:data-pilot-member table:name="70336" table:display="true" table:show-details="true"/>
                <table:data-pilot-member table:name="70337" table:display="true" table:show-details="true"/>
                <table:data-pilot-member table:name="70358" table:display="true" table:show-details="true"/>
                <table:data-pilot-member table:name="70359" table:display="true" table:show-details="true"/>
                <table:data-pilot-member table:name="70361" table:display="true" table:show-details="true"/>
                <table:data-pilot-member table:name="70364" table:display="true" table:show-details="true"/>
                <table:data-pilot-member table:name="70366" table:display="true" table:show-details="true"/>
                <table:data-pilot-member table:name="70368" table:display="true" table:show-details="true"/>
                <table:data-pilot-member table:name="70379" table:display="true" table:show-details="true"/>
                <table:data-pilot-member table:name="70399" table:display="true" table:show-details="true"/>
                <table:data-pilot-member table:name="70418" table:display="true" table:show-details="true"/>
                <table:data-pilot-member table:name="70420" table:display="true" table:show-details="true"/>
                <table:data-pilot-member table:name="70421" table:display="true" table:show-details="true"/>
                <table:data-pilot-member table:name="70422" table:display="true" table:show-details="true"/>
                <table:data-pilot-member table:name="70429" table:display="true" table:show-details="true"/>
                <table:data-pilot-member table:name="70432" table:display="true" table:show-details="true"/>
                <table:data-pilot-member table:name="70435" table:display="true" table:show-details="true"/>
                <table:data-pilot-member table:name="70440" table:display="true" table:show-details="true"/>
                <table:data-pilot-member table:name="70453" table:display="true" table:show-details="true"/>
                <table:data-pilot-member table:name="70465" table:display="true" table:show-details="true"/>
                <table:data-pilot-member table:name="70466" table:display="true" table:show-details="true"/>
                <table:data-pilot-member table:name="70476" table:display="true" table:show-details="true"/>
                <table:data-pilot-member table:name="70477" table:display="true" table:show-details="true"/>
                <table:data-pilot-member table:name="70484" table:display="true" table:show-details="true"/>
                <table:data-pilot-member table:name="70491" table:display="true" table:show-details="true"/>
                <table:data-pilot-member table:name="70503" table:display="true" table:show-details="true"/>
                <table:data-pilot-member table:name="70511" table:display="true" table:show-details="true"/>
                <table:data-pilot-member table:name="70538" table:display="true" table:show-details="true"/>
                <table:data-pilot-member table:name="70548" table:display="true" table:show-details="true"/>
                <table:data-pilot-member table:name="70551" table:display="true" table:show-details="true"/>
                <table:data-pilot-member table:name="70554" table:display="true" table:show-details="true"/>
                <table:data-pilot-member table:name="70559" table:display="true" table:show-details="true"/>
                <table:data-pilot-member table:name="70560" table:display="true" table:show-details="true"/>
                <table:data-pilot-member table:name="70565" table:display="true" table:show-details="true"/>
                <table:data-pilot-member table:name="70581" table:display="true" table:show-details="true"/>
                <table:data-pilot-member table:name="70589" table:display="true" table:show-details="true"/>
                <table:data-pilot-member table:name="70590" table:display="true" table:show-details="true"/>
                <table:data-pilot-member table:name="70591" table:display="true" table:show-details="true"/>
                <table:data-pilot-member table:name="70602" table:display="true" table:show-details="true"/>
                <table:data-pilot-member table:name="70603" table:display="true" table:show-details="true"/>
                <table:data-pilot-member table:name="70604" table:display="true" table:show-details="true"/>
                <table:data-pilot-member table:name="70610" table:display="true" table:show-details="true"/>
                <table:data-pilot-member table:name="70617" table:display="true" table:show-details="true"/>
                <table:data-pilot-member table:name="70631" table:display="true" table:show-details="true"/>
                <table:data-pilot-member table:name="70638" table:display="true" table:show-details="true"/>
                <table:data-pilot-member table:name="70643" table:display="true" table:show-details="true"/>
                <table:data-pilot-member table:name="70646" table:display="true" table:show-details="true"/>
                <table:data-pilot-member table:name="70651" table:display="true" table:show-details="true"/>
                <table:data-pilot-member table:name="70654" table:display="true" table:show-details="true"/>
                <table:data-pilot-member table:name="70659" table:display="true" table:show-details="true"/>
                <table:data-pilot-member table:name="70666" table:display="true" table:show-details="true"/>
                <table:data-pilot-member table:name="70667" table:display="true" table:show-details="true"/>
                <table:data-pilot-member table:name="70683" table:display="true" table:show-details="true"/>
                <table:data-pilot-member table:name="70684" table:display="true" table:show-details="true"/>
                <table:data-pilot-member table:name="70685" table:display="true" table:show-details="true"/>
                <table:data-pilot-member table:name="70704" table:display="true" table:show-details="true"/>
                <table:data-pilot-member table:name="70712" table:display="true" table:show-details="true"/>
                <table:data-pilot-member table:name="70728" table:display="true" table:show-details="true"/>
                <table:data-pilot-member table:name="70743" table:display="true" table:show-details="true"/>
                <table:data-pilot-member table:name="70744" table:display="true" table:show-details="true"/>
                <table:data-pilot-member table:name="70753" table:display="true" table:show-details="true"/>
                <table:data-pilot-member table:name="70754" table:display="true" table:show-details="true"/>
                <table:data-pilot-member table:name="70757" table:display="true" table:show-details="true"/>
                <table:data-pilot-member table:name="70765" table:display="true" table:show-details="true"/>
                <table:data-pilot-member table:name="70783" table:display="true" table:show-details="true"/>
                <table:data-pilot-member table:name="70792" table:display="true" table:show-details="true"/>
                <table:data-pilot-member table:name="70827" table:display="true" table:show-details="true"/>
                <table:data-pilot-member table:name="70839" table:display="true" table:show-details="true"/>
                <table:data-pilot-member table:name="70840" table:display="true" table:show-details="true"/>
                <table:data-pilot-member table:name="70859" table:display="true" table:show-details="true"/>
                <table:data-pilot-member table:name="70894" table:display="true" table:show-details="true"/>
                <table:data-pilot-member table:name="70903" table:display="true" table:show-details="true"/>
                <table:data-pilot-member table:name="70917" table:display="true" table:show-details="true"/>
                <table:data-pilot-member table:name="70918" table:display="true" table:show-details="true"/>
                <table:data-pilot-member table:name="70919" table:display="true" table:show-details="true"/>
                <table:data-pilot-member table:name="70921" table:display="true" table:show-details="true"/>
                <table:data-pilot-member table:name="70922" table:display="true" table:show-details="true"/>
                <table:data-pilot-member table:name="70924" table:display="true" table:show-details="true"/>
                <table:data-pilot-member table:name="70928" table:display="true" table:show-details="true"/>
                <table:data-pilot-member table:name="70929" table:display="true" table:show-details="true"/>
                <table:data-pilot-member table:name="70933" table:display="true" table:show-details="true"/>
                <table:data-pilot-member table:name="70934" table:display="true" table:show-details="true"/>
                <table:data-pilot-member table:name="70943" table:display="true" table:show-details="true"/>
                <table:data-pilot-member table:name="70989" table:display="true" table:show-details="true"/>
                <table:data-pilot-member table:name="71006" table:display="true" table:show-details="true"/>
                <table:data-pilot-member table:name="71011" table:display="true" table:show-details="true"/>
                <table:data-pilot-member table:name="71024" table:display="true" table:show-details="true"/>
                <table:data-pilot-member table:name="71027" table:display="true" table:show-details="true"/>
                <table:data-pilot-member table:name="71029" table:display="true" table:show-details="true"/>
                <table:data-pilot-member table:name="71041" table:display="true" table:show-details="true"/>
                <table:data-pilot-member table:name="71046" table:display="true" table:show-details="true"/>
                <table:data-pilot-member table:name="71060" table:display="true" table:show-details="true"/>
                <table:data-pilot-member table:name="71064" table:display="true" table:show-details="true"/>
                <table:data-pilot-member table:name="71079" table:display="true" table:show-details="true"/>
                <table:data-pilot-member table:name="71087" table:display="true" table:show-details="true"/>
                <table:data-pilot-member table:name="71107" table:display="true" table:show-details="true"/>
                <table:data-pilot-member table:name="71121" table:display="true" table:show-details="true"/>
                <table:data-pilot-member table:name="71124" table:display="true" table:show-details="true"/>
                <table:data-pilot-member table:name="71131" table:display="true" table:show-details="true"/>
                <table:data-pilot-member table:name="71136" table:display="true" table:show-details="true"/>
                <table:data-pilot-member table:name="71146" table:display="true" table:show-details="true"/>
                <table:data-pilot-member table:name="71150" table:display="true" table:show-details="true"/>
                <table:data-pilot-member table:name="71158" table:display="true" table:show-details="true"/>
                <table:data-pilot-member table:name="71160" table:display="true" table:show-details="true"/>
                <table:data-pilot-member table:name="71166" table:display="true" table:show-details="true"/>
                <table:data-pilot-member table:name="71174" table:display="true" table:show-details="true"/>
                <table:data-pilot-member table:name="71181" table:display="true" table:show-details="true"/>
                <table:data-pilot-member table:name="71190" table:display="true" table:show-details="true"/>
                <table:data-pilot-member table:name="71215" table:display="true" table:show-details="true"/>
                <table:data-pilot-member table:name="71218" table:display="true" table:show-details="true"/>
                <table:data-pilot-member table:name="71223" table:display="true" table:show-details="true"/>
                <table:data-pilot-member table:name="71227" table:display="true" table:show-details="true"/>
                <table:data-pilot-member table:name="71232" table:display="true" table:show-details="true"/>
                <table:data-pilot-member table:name="71244" table:display="true" table:show-details="true"/>
                <table:data-pilot-member table:name="71247" table:display="true" table:show-details="true"/>
                <table:data-pilot-member table:name="71265" table:display="true" table:show-details="true"/>
                <table:data-pilot-member table:name="71294" table:display="true" table:show-details="true"/>
                <table:data-pilot-member table:name="71297" table:display="true" table:show-details="true"/>
                <table:data-pilot-member table:name="71303" table:display="true" table:show-details="true"/>
                <table:data-pilot-member table:name="71304" table:display="true" table:show-details="true"/>
                <table:data-pilot-member table:name="71306" table:display="true" table:show-details="true"/>
                <table:data-pilot-member table:name="71315" table:display="true" table:show-details="true"/>
                <table:data-pilot-member table:name="71334" table:display="true" table:show-details="true"/>
                <table:data-pilot-member table:name="71343" table:display="true" table:show-details="true"/>
                <table:data-pilot-member table:name="71357" table:display="true" table:show-details="true"/>
                <table:data-pilot-member table:name="71364" table:display="true" table:show-details="true"/>
                <table:data-pilot-member table:name="71365" table:display="true" table:show-details="true"/>
                <table:data-pilot-member table:name="71377" table:display="true" table:show-details="true"/>
                <table:data-pilot-member table:name="71390" table:display="true" table:show-details="true"/>
                <table:data-pilot-member table:name="71442" table:display="true" table:show-details="true"/>
                <table:data-pilot-member table:name="71456" table:display="true" table:show-details="true"/>
                <table:data-pilot-member table:name="71473" table:display="true" table:show-details="true"/>
                <table:data-pilot-member table:name="71485" table:display="true" table:show-details="true"/>
                <table:data-pilot-member table:name="71548" table:display="true" table:show-details="true"/>
                <table:data-pilot-member table:name="71568" table:display="true" table:show-details="true"/>
                <table:data-pilot-member table:name="71583" table:display="true" table:show-details="true"/>
                <table:data-pilot-member table:name="71586" table:display="true" table:show-details="true"/>
                <table:data-pilot-member table:name="71591" table:display="true" table:show-details="true"/>
                <table:data-pilot-member table:name="71618" table:display="true" table:show-details="true"/>
                <table:data-pilot-member table:name="71644" table:display="true" table:show-details="true"/>
                <table:data-pilot-member table:name="71647" table:display="true" table:show-details="true"/>
                <table:data-pilot-member table:name="71666" table:display="true" table:show-details="true"/>
                <table:data-pilot-member table:name="71670" table:display="true" table:show-details="true"/>
                <table:data-pilot-member table:name="71678" table:display="true" table:show-details="true"/>
                <table:data-pilot-member table:name="71687" table:display="true" table:show-details="true"/>
                <table:data-pilot-member table:name="71688" table:display="true" table:show-details="true"/>
                <table:data-pilot-member table:name="71690" table:display="true" table:show-details="true"/>
                <table:data-pilot-member table:name="71727" table:display="true" table:show-details="true"/>
                <table:data-pilot-member table:name="71732" table:display="true" table:show-details="true"/>
                <table:data-pilot-member table:name="71741" table:display="true" table:show-details="true"/>
                <table:data-pilot-member table:name="71756" table:display="true" table:show-details="true"/>
                <table:data-pilot-member table:name="71760" table:display="true" table:show-details="true"/>
                <table:data-pilot-member table:name="71770" table:display="true" table:show-details="true"/>
                <table:data-pilot-member table:name="71783" table:display="true" table:show-details="true"/>
                <table:data-pilot-member table:name="71791" table:display="true" table:show-details="true"/>
                <table:data-pilot-member table:name="71794" table:display="true" table:show-details="true"/>
                <table:data-pilot-member table:name="71795" table:display="true" table:show-details="true"/>
                <table:data-pilot-member table:name="71798" table:display="true" table:show-details="true"/>
                <table:data-pilot-member table:name="71808" table:display="true" table:show-details="true"/>
                <table:data-pilot-member table:name="71809" table:display="true" table:show-details="true"/>
                <table:data-pilot-member table:name="71830" table:display="true" table:show-details="true"/>
                <table:data-pilot-member table:name="71837" table:display="true" table:show-details="true"/>
                <table:data-pilot-member table:name="71850" table:display="true" table:show-details="true"/>
                <table:data-pilot-member table:name="71856" table:display="true" table:show-details="true"/>
                <table:data-pilot-member table:name="71867" table:display="true" table:show-details="true"/>
                <table:data-pilot-member table:name="71890" table:display="true" table:show-details="true"/>
                <table:data-pilot-member table:name="71894" table:display="true" table:show-details="true"/>
                <table:data-pilot-member table:name="71906" table:display="true" table:show-details="true"/>
                <table:data-pilot-member table:name="71916" table:display="true" table:show-details="true"/>
                <table:data-pilot-member table:name="71926" table:display="true" table:show-details="true"/>
                <table:data-pilot-member table:name="71949" table:display="true" table:show-details="true"/>
                <table:data-pilot-member table:name="71974" table:display="true" table:show-details="true"/>
                <table:data-pilot-member table:name="71975" table:display="true" table:show-details="true"/>
                <table:data-pilot-member table:name="71977" table:display="true" table:show-details="true"/>
                <table:data-pilot-member table:name="71994" table:display="true" table:show-details="true"/>
                <table:data-pilot-member table:name="71995" table:display="true" table:show-details="true"/>
                <table:data-pilot-member table:name="72002" table:display="true" table:show-details="true"/>
                <table:data-pilot-member table:name="72003" table:display="true" table:show-details="true"/>
                <table:data-pilot-member table:name="72007" table:display="true" table:show-details="true"/>
                <table:data-pilot-member table:name="72014" table:display="true" table:show-details="true"/>
                <table:data-pilot-member table:name="72029" table:display="true" table:show-details="true"/>
                <table:data-pilot-member table:name="72033" table:display="true" table:show-details="true"/>
                <table:data-pilot-member table:name="72035" table:display="true" table:show-details="true"/>
                <table:data-pilot-member table:name="72040" table:display="true" table:show-details="true"/>
                <table:data-pilot-member table:name="72047" table:display="true" table:show-details="true"/>
                <table:data-pilot-member table:name="72060" table:display="true" table:show-details="true"/>
                <table:data-pilot-member table:name="72065" table:display="true" table:show-details="true"/>
                <table:data-pilot-member table:name="72080" table:display="true" table:show-details="true"/>
                <table:data-pilot-member table:name="72089" table:display="true" table:show-details="true"/>
                <table:data-pilot-member table:name="72092" table:display="true" table:show-details="true"/>
                <table:data-pilot-member table:name="72102" table:display="true" table:show-details="true"/>
                <table:data-pilot-member table:name="72111" table:display="true" table:show-details="true"/>
                <table:data-pilot-member table:name="72123" table:display="true" table:show-details="true"/>
                <table:data-pilot-member table:name="72142" table:display="true" table:show-details="true"/>
                <table:data-pilot-member table:name="72145" table:display="true" table:show-details="true"/>
                <table:data-pilot-member table:name="72154" table:display="true" table:show-details="true"/>
                <table:data-pilot-member table:name="72170" table:display="true" table:show-details="true"/>
                <table:data-pilot-member table:name="72178" table:display="true" table:show-details="true"/>
                <table:data-pilot-member table:name="72180" table:display="true" table:show-details="true"/>
                <table:data-pilot-member table:name="72182" table:display="true" table:show-details="true"/>
                <table:data-pilot-member table:name="72202" table:display="true" table:show-details="true"/>
                <table:data-pilot-member table:name="72215" table:display="true" table:show-details="true"/>
                <table:data-pilot-member table:name="72232" table:display="true" table:show-details="true"/>
                <table:data-pilot-member table:name="72236" table:display="true" table:show-details="true"/>
                <table:data-pilot-member table:name="72241" table:display="true" table:show-details="true"/>
                <table:data-pilot-member table:name="72250" table:display="true" table:show-details="true"/>
                <table:data-pilot-member table:name="72255" table:display="true" table:show-details="true"/>
                <table:data-pilot-member table:name="72284" table:display="true" table:show-details="true"/>
                <table:data-pilot-member table:name="72290" table:display="true" table:show-details="true"/>
                <table:data-pilot-member table:name="72291" table:display="true" table:show-details="true"/>
                <table:data-pilot-member table:name="72298" table:display="true" table:show-details="true"/>
                <table:data-pilot-member table:name="72335" table:display="true" table:show-details="true"/>
                <table:data-pilot-member table:name="72348" table:display="true" table:show-details="true"/>
                <table:data-pilot-member table:name="72349" table:display="true" table:show-details="true"/>
                <table:data-pilot-member table:name="72364" table:display="true" table:show-details="true"/>
                <table:data-pilot-member table:name="72365" table:display="true" table:show-details="true"/>
                <table:data-pilot-member table:name="72367" table:display="true" table:show-details="true"/>
                <table:data-pilot-member table:name="72368" table:display="true" table:show-details="true"/>
                <table:data-pilot-member table:name="72376" table:display="true" table:show-details="true"/>
                <table:data-pilot-member table:name="72382" table:display="true" table:show-details="true"/>
                <table:data-pilot-member table:name="72386" table:display="true" table:show-details="true"/>
                <table:data-pilot-member table:name="72395" table:display="true" table:show-details="true"/>
                <table:data-pilot-member table:name="72404" table:display="true" table:show-details="true"/>
                <table:data-pilot-member table:name="72410" table:display="true" table:show-details="true"/>
                <table:data-pilot-member table:name="72451" table:display="true" table:show-details="true"/>
                <table:data-pilot-member table:name="72452" table:display="true" table:show-details="true"/>
                <table:data-pilot-member table:name="72456" table:display="true" table:show-details="true"/>
                <table:data-pilot-member table:name="72461" table:display="true" table:show-details="true"/>
                <table:data-pilot-member table:name="72463" table:display="true" table:show-details="true"/>
                <table:data-pilot-member table:name="72493" table:display="true" table:show-details="true"/>
                <table:data-pilot-member table:name="72498" table:display="true" table:show-details="true"/>
                <table:data-pilot-member table:name="72504" table:display="true" table:show-details="true"/>
                <table:data-pilot-member table:name="72508" table:display="true" table:show-details="true"/>
                <table:data-pilot-member table:name="72522" table:display="true" table:show-details="true"/>
                <table:data-pilot-member table:name="72524" table:display="true" table:show-details="true"/>
                <table:data-pilot-member table:name="72545" table:display="true" table:show-details="true"/>
                <table:data-pilot-member table:name="72548" table:display="true" table:show-details="true"/>
                <table:data-pilot-member table:name="72563" table:display="true" table:show-details="true"/>
                <table:data-pilot-member table:name="72576" table:display="true" table:show-details="true"/>
                <table:data-pilot-member table:name="72592" table:display="true" table:show-details="true"/>
                <table:data-pilot-member table:name="72622" table:display="true" table:show-details="true"/>
                <table:data-pilot-member table:name="72631" table:display="true" table:show-details="true"/>
                <table:data-pilot-member table:name="72640" table:display="true" table:show-details="true"/>
                <table:data-pilot-member table:name="72648" table:display="true" table:show-details="true"/>
                <table:data-pilot-member table:name="72663" table:display="true" table:show-details="true"/>
                <table:data-pilot-member table:name="72683" table:display="true" table:show-details="true"/>
                <table:data-pilot-member table:name="72703" table:display="true" table:show-details="true"/>
                <table:data-pilot-member table:name="72708" table:display="true" table:show-details="true"/>
                <table:data-pilot-member table:name="72725" table:display="true" table:show-details="true"/>
                <table:data-pilot-member table:name="72726" table:display="true" table:show-details="true"/>
                <table:data-pilot-member table:name="72732" table:display="true" table:show-details="true"/>
                <table:data-pilot-member table:name="72738" table:display="true" table:show-details="true"/>
                <table:data-pilot-member table:name="72774" table:display="true" table:show-details="true"/>
                <table:data-pilot-member table:name="72776" table:display="true" table:show-details="true"/>
                <table:data-pilot-member table:name="72816" table:display="true" table:show-details="true"/>
                <table:data-pilot-member table:name="72827" table:display="true" table:show-details="true"/>
                <table:data-pilot-member table:name="72828" table:display="true" table:show-details="true"/>
                <table:data-pilot-member table:name="72836" table:display="true" table:show-details="true"/>
                <table:data-pilot-member table:name="72837" table:display="true" table:show-details="true"/>
                <table:data-pilot-member table:name="72841" table:display="true" table:show-details="true"/>
                <table:data-pilot-member table:name="72846" table:display="true" table:show-details="true"/>
                <table:data-pilot-member table:name="72855" table:display="true" table:show-details="true"/>
                <table:data-pilot-member table:name="72862" table:display="true" table:show-details="true"/>
                <table:data-pilot-member table:name="72874" table:display="true" table:show-details="true"/>
                <table:data-pilot-member table:name="72877" table:display="true" table:show-details="true"/>
                <table:data-pilot-member table:name="72878" table:display="true" table:show-details="true"/>
                <table:data-pilot-member table:name="72892" table:display="true" table:show-details="true"/>
                <table:data-pilot-member table:name="72900" table:display="true" table:show-details="true"/>
                <table:data-pilot-member table:name="72905" table:display="true" table:show-details="true"/>
                <table:data-pilot-member table:name="72911" table:display="true" table:show-details="true"/>
                <table:data-pilot-member table:name="72913" table:display="true" table:show-details="true"/>
                <table:data-pilot-member table:name="72919" table:display="true" table:show-details="true"/>
                <table:data-pilot-member table:name="72930" table:display="true" table:show-details="true"/>
                <table:data-pilot-member table:name="72943" table:display="true" table:show-details="true"/>
                <table:data-pilot-member table:name="72968" table:display="true" table:show-details="true"/>
                <table:data-pilot-member table:name="72982" table:display="true" table:show-details="true"/>
                <table:data-pilot-member table:name="72984" table:display="true" table:show-details="true"/>
                <table:data-pilot-member table:name="73010" table:display="true" table:show-details="true"/>
                <table:data-pilot-member table:name="73018" table:display="true" table:show-details="true"/>
                <table:data-pilot-member table:name="73022" table:display="true" table:show-details="true"/>
                <table:data-pilot-member table:name="73025" table:display="true" table:show-details="true"/>
                <table:data-pilot-member table:name="73034" table:display="true" table:show-details="true"/>
                <table:data-pilot-member table:name="73040" table:display="true" table:show-details="true"/>
                <table:data-pilot-member table:name="73049" table:display="true" table:show-details="true"/>
                <table:data-pilot-member table:name="73053" table:display="true" table:show-details="true"/>
                <table:data-pilot-member table:name="73077" table:display="true" table:show-details="true"/>
                <table:data-pilot-member table:name="73082" table:display="true" table:show-details="true"/>
                <table:data-pilot-member table:name="73086" table:display="true" table:show-details="true"/>
                <table:data-pilot-member table:name="73088" table:display="true" table:show-details="true"/>
                <table:data-pilot-member table:name="73098" table:display="true" table:show-details="true"/>
                <table:data-pilot-member table:name="73107" table:display="true" table:show-details="true"/>
                <table:data-pilot-member table:name="73109" table:display="true" table:show-details="true"/>
                <table:data-pilot-member table:name="73114" table:display="true" table:show-details="true"/>
                <table:data-pilot-member table:name="73115" table:display="true" table:show-details="true"/>
                <table:data-pilot-member table:name="73139" table:display="true" table:show-details="true"/>
                <table:data-pilot-member table:name="73143" table:display="true" table:show-details="true"/>
                <table:data-pilot-member table:name="73157" table:display="true" table:show-details="true"/>
                <table:data-pilot-member table:name="73162" table:display="true" table:show-details="true"/>
                <table:data-pilot-member table:name="73166" table:display="true" table:show-details="true"/>
                <table:data-pilot-member table:name="73175" table:display="true" table:show-details="true"/>
                <table:data-pilot-member table:name="73198" table:display="true" table:show-details="true"/>
                <table:data-pilot-member table:name="73224" table:display="true" table:show-details="true"/>
                <table:data-pilot-member table:name="73241" table:display="true" table:show-details="true"/>
                <table:data-pilot-member table:name="73277" table:display="true" table:show-details="true"/>
                <table:data-pilot-member table:name="73280" table:display="true" table:show-details="true"/>
                <table:data-pilot-member table:name="73309" table:display="true" table:show-details="true"/>
                <table:data-pilot-member table:name="73322" table:display="true" table:show-details="true"/>
                <table:data-pilot-member table:name="73330" table:display="true" table:show-details="true"/>
                <table:data-pilot-member table:name="73352" table:display="true" table:show-details="true"/>
                <table:data-pilot-member table:name="73363" table:display="true" table:show-details="true"/>
                <table:data-pilot-member table:name="73371" table:display="true" table:show-details="true"/>
                <table:data-pilot-member table:name="73372" table:display="true" table:show-details="true"/>
                <table:data-pilot-member table:name="73385" table:display="true" table:show-details="true"/>
                <table:data-pilot-member table:name="73394" table:display="true" table:show-details="true"/>
                <table:data-pilot-member table:name="73397" table:display="true" table:show-details="true"/>
                <table:data-pilot-member table:name="73402" table:display="true" table:show-details="true"/>
                <table:data-pilot-member table:name="73405" table:display="true" table:show-details="true"/>
                <table:data-pilot-member table:name="73447" table:display="true" table:show-details="true"/>
                <table:data-pilot-member table:name="73454" table:display="true" table:show-details="true"/>
                <table:data-pilot-member table:name="73467" table:display="true" table:show-details="true"/>
                <table:data-pilot-member table:name="73469" table:display="true" table:show-details="true"/>
                <table:data-pilot-member table:name="73476" table:display="true" table:show-details="true"/>
                <table:data-pilot-member table:name="73481" table:display="true" table:show-details="true"/>
                <table:data-pilot-member table:name="73483" table:display="true" table:show-details="true"/>
                <table:data-pilot-member table:name="73491" table:display="true" table:show-details="true"/>
                <table:data-pilot-member table:name="73497" table:display="true" table:show-details="true"/>
                <table:data-pilot-member table:name="73506" table:display="true" table:show-details="true"/>
                <table:data-pilot-member table:name="73513" table:display="true" table:show-details="true"/>
                <table:data-pilot-member table:name="73531" table:display="true" table:show-details="true"/>
                <table:data-pilot-member table:name="73533" table:display="true" table:show-details="true"/>
                <table:data-pilot-member table:name="73536" table:display="true" table:show-details="true"/>
                <table:data-pilot-member table:name="73549" table:display="true" table:show-details="true"/>
                <table:data-pilot-member table:name="73551" table:display="true" table:show-details="true"/>
                <table:data-pilot-member table:name="73590" table:display="true" table:show-details="true"/>
                <table:data-pilot-member table:name="73599" table:display="true" table:show-details="true"/>
                <table:data-pilot-member table:name="73617" table:display="true" table:show-details="true"/>
                <table:data-pilot-member table:name="73622" table:display="true" table:show-details="true"/>
                <table:data-pilot-member table:name="73628" table:display="true" table:show-details="true"/>
                <table:data-pilot-member table:name="73631" table:display="true" table:show-details="true"/>
                <table:data-pilot-member table:name="73649" table:display="true" table:show-details="true"/>
                <table:data-pilot-member table:name="73680" table:display="true" table:show-details="true"/>
                <table:data-pilot-member table:name="73683" table:display="true" table:show-details="true"/>
                <table:data-pilot-member table:name="73688" table:display="true" table:show-details="true"/>
                <table:data-pilot-member table:name="73707" table:display="true" table:show-details="true"/>
                <table:data-pilot-member table:name="73719" table:display="true" table:show-details="true"/>
                <table:data-pilot-member table:name="73720" table:display="true" table:show-details="true"/>
                <table:data-pilot-member table:name="73752" table:display="true" table:show-details="true"/>
                <table:data-pilot-member table:name="73764" table:display="true" table:show-details="true"/>
                <table:data-pilot-member table:name="73793" table:display="true" table:show-details="true"/>
                <table:data-pilot-member table:name="73794" table:display="true" table:show-details="true"/>
                <table:data-pilot-member table:name="73805" table:display="true" table:show-details="true"/>
                <table:data-pilot-member table:name="73812" table:display="true" table:show-details="true"/>
                <table:data-pilot-member table:name="73846" table:display="true" table:show-details="true"/>
                <table:data-pilot-member table:name="73892" table:display="true" table:show-details="true"/>
                <table:data-pilot-member table:name="73893" table:display="true" table:show-details="true"/>
                <table:data-pilot-member table:name="73899" table:display="true" table:show-details="true"/>
                <table:data-pilot-member table:name="73900" table:display="true" table:show-details="true"/>
                <table:data-pilot-member table:name="73924" table:display="true" table:show-details="true"/>
                <table:data-pilot-member table:name="73930" table:display="true" table:show-details="true"/>
                <table:data-pilot-member table:name="73953" table:display="true" table:show-details="true"/>
                <table:data-pilot-member table:name="74007" table:display="true" table:show-details="true"/>
                <table:data-pilot-member table:name="74014" table:display="true" table:show-details="true"/>
                <table:data-pilot-member table:name="74029" table:display="true" table:show-details="true"/>
                <table:data-pilot-member table:name="74031" table:display="true" table:show-details="true"/>
                <table:data-pilot-member table:name="74048" table:display="true" table:show-details="true"/>
                <table:data-pilot-member table:name="74054" table:display="true" table:show-details="true"/>
                <table:data-pilot-member table:name="74058" table:display="true" table:show-details="true"/>
                <table:data-pilot-member table:name="74079" table:display="true" table:show-details="true"/>
                <table:data-pilot-member table:name="74081" table:display="true" table:show-details="true"/>
                <table:data-pilot-member table:name="74085" table:display="true" table:show-details="true"/>
                <table:data-pilot-member table:name="74095" table:display="true" table:show-details="true"/>
                <table:data-pilot-member table:name="74122" table:display="true" table:show-details="true"/>
                <table:data-pilot-member table:name="74139" table:display="true" table:show-details="true"/>
                <table:data-pilot-member table:name="74154" table:display="true" table:show-details="true"/>
                <table:data-pilot-member table:name="74157" table:display="true" table:show-details="true"/>
                <table:data-pilot-member table:name="74169" table:display="true" table:show-details="true"/>
                <table:data-pilot-member table:name="74191" table:display="true" table:show-details="true"/>
                <table:data-pilot-member table:name="74201" table:display="true" table:show-details="true"/>
                <table:data-pilot-member table:name="74228" table:display="true" table:show-details="true"/>
                <table:data-pilot-member table:name="74232" table:display="true" table:show-details="true"/>
                <table:data-pilot-member table:name="74242" table:display="true" table:show-details="true"/>
                <table:data-pilot-member table:name="74261" table:display="true" table:show-details="true"/>
                <table:data-pilot-member table:name="74264" table:display="true" table:show-details="true"/>
                <table:data-pilot-member table:name="74274" table:display="true" table:show-details="true"/>
                <table:data-pilot-member table:name="74281" table:display="true" table:show-details="true"/>
                <table:data-pilot-member table:name="74297" table:display="true" table:show-details="true"/>
                <table:data-pilot-member table:name="74300" table:display="true" table:show-details="true"/>
                <table:data-pilot-member table:name="74302" table:display="true" table:show-details="true"/>
                <table:data-pilot-member table:name="74312" table:display="true" table:show-details="true"/>
                <table:data-pilot-member table:name="74335" table:display="true" table:show-details="true"/>
                <table:data-pilot-member table:name="74356" table:display="true" table:show-details="true"/>
                <table:data-pilot-member table:name="74384" table:display="true" table:show-details="true"/>
                <table:data-pilot-member table:name="74389" table:display="true" table:show-details="true"/>
                <table:data-pilot-member table:name="74391" table:display="true" table:show-details="true"/>
                <table:data-pilot-member table:name="74395" table:display="true" table:show-details="true"/>
                <table:data-pilot-member table:name="74418" table:display="true" table:show-details="true"/>
                <table:data-pilot-member table:name="74429" table:display="true" table:show-details="true"/>
                <table:data-pilot-member table:name="74433" table:display="true" table:show-details="true"/>
                <table:data-pilot-member table:name="74437" table:display="true" table:show-details="true"/>
                <table:data-pilot-member table:name="74453" table:display="true" table:show-details="true"/>
                <table:data-pilot-member table:name="74480" table:display="true" table:show-details="true"/>
                <table:data-pilot-member table:name="74482" table:display="true" table:show-details="true"/>
                <table:data-pilot-member table:name="74487" table:display="true" table:show-details="true"/>
                <table:data-pilot-member table:name="74489" table:display="true" table:show-details="true"/>
                <table:data-pilot-member table:name="74504" table:display="true" table:show-details="true"/>
                <table:data-pilot-member table:name="74506" table:display="true" table:show-details="true"/>
                <table:data-pilot-member table:name="74507" table:display="true" table:show-details="true"/>
                <table:data-pilot-member table:name="74517" table:display="true" table:show-details="true"/>
                <table:data-pilot-member table:name="74524" table:display="true" table:show-details="true"/>
                <table:data-pilot-member table:name="74530" table:display="true" table:show-details="true"/>
                <table:data-pilot-member table:name="74542" table:display="true" table:show-details="true"/>
                <table:data-pilot-member table:name="74547" table:display="true" table:show-details="true"/>
                <table:data-pilot-member table:name="74571" table:display="true" table:show-details="true"/>
                <table:data-pilot-member table:name="74580" table:display="true" table:show-details="true"/>
                <table:data-pilot-member table:name="74582" table:display="true" table:show-details="true"/>
                <table:data-pilot-member table:name="74586" table:display="true" table:show-details="true"/>
                <table:data-pilot-member table:name="74592" table:display="true" table:show-details="true"/>
                <table:data-pilot-member table:name="74606" table:display="true" table:show-details="true"/>
                <table:data-pilot-member table:name="74610" table:display="true" table:show-details="true"/>
                <table:data-pilot-member table:name="74614" table:display="true" table:show-details="true"/>
                <table:data-pilot-member table:name="74620" table:display="true" table:show-details="true"/>
                <table:data-pilot-member table:name="74641" table:display="true" table:show-details="true"/>
                <table:data-pilot-member table:name="74642" table:display="true" table:show-details="true"/>
                <table:data-pilot-member table:name="74653" table:display="true" table:show-details="true"/>
                <table:data-pilot-member table:name="74664" table:display="true" table:show-details="true"/>
                <table:data-pilot-member table:name="74676" table:display="true" table:show-details="true"/>
                <table:data-pilot-member table:name="74684" table:display="true" table:show-details="true"/>
                <table:data-pilot-member table:name="74691" table:display="true" table:show-details="true"/>
                <table:data-pilot-member table:name="74697" table:display="true" table:show-details="true"/>
                <table:data-pilot-member table:name="74704" table:display="true" table:show-details="true"/>
                <table:data-pilot-member table:name="74705" table:display="true" table:show-details="true"/>
                <table:data-pilot-member table:name="74712" table:display="true" table:show-details="true"/>
                <table:data-pilot-member table:name="74719" table:display="true" table:show-details="true"/>
                <table:data-pilot-member table:name="74730" table:display="true" table:show-details="true"/>
                <table:data-pilot-member table:name="74787" table:display="true" table:show-details="true"/>
                <table:data-pilot-member table:name="74789" table:display="true" table:show-details="true"/>
                <table:data-pilot-member table:name="74811" table:display="true" table:show-details="true"/>
                <table:data-pilot-member table:name="74825" table:display="true" table:show-details="true"/>
                <table:data-pilot-member table:name="74829" table:display="true" table:show-details="true"/>
                <table:data-pilot-member table:name="74868" table:display="true" table:show-details="true"/>
                <table:data-pilot-member table:name="74878" table:display="true" table:show-details="true"/>
                <table:data-pilot-member table:name="74889" table:display="true" table:show-details="true"/>
                <table:data-pilot-member table:name="74893" table:display="true" table:show-details="true"/>
                <table:data-pilot-member table:name="74895" table:display="true" table:show-details="true"/>
                <table:data-pilot-member table:name="74897" table:display="true" table:show-details="true"/>
                <table:data-pilot-member table:name="74908" table:display="true" table:show-details="true"/>
                <table:data-pilot-member table:name="74925" table:display="true" table:show-details="true"/>
                <table:data-pilot-member table:name="74929" table:display="true" table:show-details="true"/>
                <table:data-pilot-member table:name="74954" table:display="true" table:show-details="true"/>
                <table:data-pilot-member table:name="74958" table:display="true" table:show-details="true"/>
                <table:data-pilot-member table:name="74964" table:display="true" table:show-details="true"/>
                <table:data-pilot-member table:name="75009" table:display="true" table:show-details="true"/>
                <table:data-pilot-member table:name="75014" table:display="true" table:show-details="true"/>
                <table:data-pilot-member table:name="75030" table:display="true" table:show-details="true"/>
                <table:data-pilot-member table:name="75033" table:display="true" table:show-details="true"/>
                <table:data-pilot-member table:name="75034" table:display="true" table:show-details="true"/>
                <table:data-pilot-member table:name="75037" table:display="true" table:show-details="true"/>
                <table:data-pilot-member table:name="75038" table:display="true" table:show-details="true"/>
                <table:data-pilot-member table:name="75043" table:display="true" table:show-details="true"/>
                <table:data-pilot-member table:name="75051" table:display="true" table:show-details="true"/>
                <table:data-pilot-member table:name="75065" table:display="true" table:show-details="true"/>
                <table:data-pilot-member table:name="75070" table:display="true" table:show-details="true"/>
                <table:data-pilot-member table:name="75080" table:display="true" table:show-details="true"/>
                <table:data-pilot-member table:name="75103" table:display="true" table:show-details="true"/>
                <table:data-pilot-member table:name="75112" table:display="true" table:show-details="true"/>
                <table:data-pilot-member table:name="75122" table:display="true" table:show-details="true"/>
                <table:data-pilot-member table:name="75130" table:display="true" table:show-details="true"/>
                <table:data-pilot-member table:name="75158" table:display="true" table:show-details="true"/>
                <table:data-pilot-member table:name="75185" table:display="true" table:show-details="true"/>
                <table:data-pilot-member table:name="75186" table:display="true" table:show-details="true"/>
                <table:data-pilot-member table:name="75196" table:display="true" table:show-details="true"/>
                <table:data-pilot-member table:name="75199" table:display="true" table:show-details="true"/>
                <table:data-pilot-member table:name="75227" table:display="true" table:show-details="true"/>
                <table:data-pilot-member table:name="75249" table:display="true" table:show-details="true"/>
                <table:data-pilot-member table:name="75254" table:display="true" table:show-details="true"/>
                <table:data-pilot-member table:name="75283" table:display="true" table:show-details="true"/>
                <table:data-pilot-member table:name="75315" table:display="true" table:show-details="true"/>
                <table:data-pilot-member table:name="75329" table:display="true" table:show-details="true"/>
                <table:data-pilot-member table:name="75343" table:display="true" table:show-details="true"/>
                <table:data-pilot-member table:name="75364" table:display="true" table:show-details="true"/>
                <table:data-pilot-member table:name="75406" table:display="true" table:show-details="true"/>
                <table:data-pilot-member table:name="75410" table:display="true" table:show-details="true"/>
                <table:data-pilot-member table:name="75436" table:display="true" table:show-details="true"/>
                <table:data-pilot-member table:name="75439" table:display="true" table:show-details="true"/>
                <table:data-pilot-member table:name="75452" table:display="true" table:show-details="true"/>
                <table:data-pilot-member table:name="75463" table:display="true" table:show-details="true"/>
                <table:data-pilot-member table:name="75485" table:display="true" table:show-details="true"/>
                <table:data-pilot-member table:name="75510" table:display="true" table:show-details="true"/>
                <table:data-pilot-member table:name="75524" table:display="true" table:show-details="true"/>
                <table:data-pilot-member table:name="75606" table:display="true" table:show-details="true"/>
                <table:data-pilot-member table:name="75617" table:display="true" table:show-details="true"/>
                <table:data-pilot-member table:name="75631" table:display="true" table:show-details="true"/>
                <table:data-pilot-member table:name="75644" table:display="true" table:show-details="true"/>
                <table:data-pilot-member table:name="75666" table:display="true" table:show-details="true"/>
                <table:data-pilot-member table:name="75673" table:display="true" table:show-details="true"/>
                <table:data-pilot-member table:name="75757" table:display="true" table:show-details="true"/>
                <table:data-pilot-member table:name="75763" table:display="true" table:show-details="true"/>
                <table:data-pilot-member table:name="75765" table:display="true" table:show-details="true"/>
                <table:data-pilot-member table:name="75768" table:display="true" table:show-details="true"/>
                <table:data-pilot-member table:name="75776" table:display="true" table:show-details="true"/>
                <table:data-pilot-member table:name="75801" table:display="true" table:show-details="true"/>
                <table:data-pilot-member table:name="75809" table:display="true" table:show-details="true"/>
                <table:data-pilot-member table:name="75860" table:display="true" table:show-details="true"/>
                <table:data-pilot-member table:name="75879" table:display="true" table:show-details="true"/>
                <table:data-pilot-member table:name="75897" table:display="true" table:show-details="true"/>
                <table:data-pilot-member table:name="75911" table:display="true" table:show-details="true"/>
                <table:data-pilot-member table:name="75933" table:display="true" table:show-details="true"/>
                <table:data-pilot-member table:name="75945" table:display="true" table:show-details="true"/>
                <table:data-pilot-member table:name="75965" table:display="true" table:show-details="true"/>
                <table:data-pilot-member table:name="75999" table:display="true" table:show-details="true"/>
                <table:data-pilot-member table:name="76013" table:display="true" table:show-details="true"/>
                <table:data-pilot-member table:name="76021" table:display="true" table:show-details="true"/>
                <table:data-pilot-member table:name="76084" table:display="true" table:show-details="true"/>
                <table:data-pilot-member table:name="76086" table:display="true" table:show-details="true"/>
                <table:data-pilot-member table:name="76091" table:display="true" table:show-details="true"/>
                <table:data-pilot-member table:name="76098" table:display="true" table:show-details="true"/>
                <table:data-pilot-member table:name="76103" table:display="true" table:show-details="true"/>
                <table:data-pilot-member table:name="76137" table:display="true" table:show-details="true"/>
                <table:data-pilot-member table:name="76147" table:display="true" table:show-details="true"/>
                <table:data-pilot-member table:name="76152" table:display="true" table:show-details="true"/>
                <table:data-pilot-member table:name="76156" table:display="true" table:show-details="true"/>
                <table:data-pilot-member table:name="76223" table:display="true" table:show-details="true"/>
                <table:data-pilot-member table:name="76224" table:display="true" table:show-details="true"/>
                <table:data-pilot-member table:name="76244" table:display="true" table:show-details="true"/>
                <table:data-pilot-member table:name="76249" table:display="true" table:show-details="true"/>
                <table:data-pilot-member table:name="76260" table:display="true" table:show-details="true"/>
                <table:data-pilot-member table:name="76266" table:display="true" table:show-details="true"/>
                <table:data-pilot-member table:name="76295" table:display="true" table:show-details="true"/>
                <table:data-pilot-member table:name="76316" table:display="true" table:show-details="true"/>
                <table:data-pilot-member table:name="76321" table:display="true" table:show-details="true"/>
                <table:data-pilot-member table:name="76326" table:display="true" table:show-details="true"/>
                <table:data-pilot-member table:name="76327" table:display="true" table:show-details="true"/>
                <table:data-pilot-member table:name="76356" table:display="true" table:show-details="true"/>
                <table:data-pilot-member table:name="76361" table:display="true" table:show-details="true"/>
                <table:data-pilot-member table:name="76375" table:display="true" table:show-details="true"/>
                <table:data-pilot-member table:name="76414" table:display="true" table:show-details="true"/>
                <table:data-pilot-member table:name="76415" table:display="true" table:show-details="true"/>
                <table:data-pilot-member table:name="76424" table:display="true" table:show-details="true"/>
                <table:data-pilot-member table:name="76429" table:display="true" table:show-details="true"/>
                <table:data-pilot-member table:name="76443" table:display="true" table:show-details="true"/>
                <table:data-pilot-member table:name="76483" table:display="true" table:show-details="true"/>
                <table:data-pilot-member table:name="76497" table:display="true" table:show-details="true"/>
                <table:data-pilot-member table:name="76515" table:display="true" table:show-details="true"/>
                <table:data-pilot-member table:name="76528" table:display="true" table:show-details="true"/>
                <table:data-pilot-member table:name="76586" table:display="true" table:show-details="true"/>
                <table:data-pilot-member table:name="76611" table:display="true" table:show-details="true"/>
                <table:data-pilot-member table:name="76665" table:display="true" table:show-details="true"/>
                <table:data-pilot-member table:name="76667" table:display="true" table:show-details="true"/>
                <table:data-pilot-member table:name="76686" table:display="true" table:show-details="true"/>
                <table:data-pilot-member table:name="76749" table:display="true" table:show-details="true"/>
                <table:data-pilot-member table:name="76765" table:display="true" table:show-details="true"/>
                <table:data-pilot-member table:name="76806" table:display="true" table:show-details="true"/>
                <table:data-pilot-member table:name="76824" table:display="true" table:show-details="true"/>
                <table:data-pilot-member table:name="76828" table:display="true" table:show-details="true"/>
                <table:data-pilot-member table:name="76829" table:display="true" table:show-details="true"/>
                <table:data-pilot-member table:name="76847" table:display="true" table:show-details="true"/>
                <table:data-pilot-member table:name="76854" table:display="true" table:show-details="true"/>
                <table:data-pilot-member table:name="76879" table:display="true" table:show-details="true"/>
                <table:data-pilot-member table:name="76924" table:display="true" table:show-details="true"/>
                <table:data-pilot-member table:name="76940" table:display="true" table:show-details="true"/>
                <table:data-pilot-member table:name="76957" table:display="true" table:show-details="true"/>
                <table:data-pilot-member table:name="76990" table:display="true" table:show-details="true"/>
                <table:data-pilot-member table:name="77000" table:display="true" table:show-details="true"/>
                <table:data-pilot-member table:name="77005" table:display="true" table:show-details="true"/>
                <table:data-pilot-member table:name="77008" table:display="true" table:show-details="true"/>
                <table:data-pilot-member table:name="77021" table:display="true" table:show-details="true"/>
                <table:data-pilot-member table:name="77081" table:display="true" table:show-details="true"/>
                <table:data-pilot-member table:name="77124" table:display="true" table:show-details="true"/>
                <table:data-pilot-member table:name="77154" table:display="true" table:show-details="true"/>
                <table:data-pilot-member table:name="77175" table:display="true" table:show-details="true"/>
                <table:data-pilot-member table:name="77205" table:display="true" table:show-details="true"/>
                <table:data-pilot-member table:name="77245" table:display="true" table:show-details="true"/>
                <table:data-pilot-member table:name="77248" table:display="true" table:show-details="true"/>
                <table:data-pilot-member table:name="77279" table:display="true" table:show-details="true"/>
                <table:data-pilot-member table:name="77285" table:display="true" table:show-details="true"/>
                <table:data-pilot-member table:name="77291" table:display="true" table:show-details="true"/>
                <table:data-pilot-member table:name="77309" table:display="true" table:show-details="true"/>
                <table:data-pilot-member table:name="77348" table:display="true" table:show-details="true"/>
                <table:data-pilot-member table:name="77390" table:display="true" table:show-details="true"/>
                <table:data-pilot-member table:name="77393" table:display="true" table:show-details="true"/>
                <table:data-pilot-member table:name="77417" table:display="true" table:show-details="true"/>
                <table:data-pilot-member table:name="77423" table:display="true" table:show-details="true"/>
                <table:data-pilot-member table:name="77438" table:display="true" table:show-details="true"/>
                <table:data-pilot-member table:name="77463" table:display="true" table:show-details="true"/>
                <table:data-pilot-member table:name="77479" table:display="true" table:show-details="true"/>
                <table:data-pilot-member table:name="77489" table:display="true" table:show-details="true"/>
                <table:data-pilot-member table:name="77506" table:display="true" table:show-details="true"/>
                <table:data-pilot-member table:name="77510" table:display="true" table:show-details="true"/>
                <table:data-pilot-member table:name="77533" table:display="true" table:show-details="true"/>
                <table:data-pilot-member table:name="77591" table:display="true" table:show-details="true"/>
                <table:data-pilot-member table:name="77609" table:display="true" table:show-details="true"/>
                <table:data-pilot-member table:name="77646" table:display="true" table:show-details="true"/>
                <table:data-pilot-member table:name="77659" table:display="true" table:show-details="true"/>
                <table:data-pilot-member table:name="77734" table:display="true" table:show-details="true"/>
                <table:data-pilot-member table:name="77760" table:display="true" table:show-details="true"/>
                <table:data-pilot-member table:name="77772" table:display="true" table:show-details="true"/>
                <table:data-pilot-member table:name="77799" table:display="true" table:show-details="true"/>
                <table:data-pilot-member table:name="77805" table:display="true" table:show-details="true"/>
                <table:data-pilot-member table:name="77852" table:display="true" table:show-details="true"/>
                <table:data-pilot-member table:name="77916" table:display="true" table:show-details="true"/>
                <table:data-pilot-member table:name="77925" table:display="true" table:show-details="true"/>
                <table:data-pilot-member table:name="77934" table:display="true" table:show-details="true"/>
                <table:data-pilot-member table:name="77942" table:display="true" table:show-details="true"/>
                <table:data-pilot-member table:name="77949" table:display="true" table:show-details="true"/>
                <table:data-pilot-member table:name="78003" table:display="true" table:show-details="true"/>
                <table:data-pilot-member table:name="78101" table:display="true" table:show-details="true"/>
                <table:data-pilot-member table:name="78108" table:display="true" table:show-details="true"/>
                <table:data-pilot-member table:name="78110" table:display="true" table:show-details="true"/>
                <table:data-pilot-member table:name="78153" table:display="true" table:show-details="true"/>
                <table:data-pilot-member table:name="78213" table:display="true" table:show-details="true"/>
                <table:data-pilot-member table:name="78223" table:display="true" table:show-details="true"/>
                <table:data-pilot-member table:name="78226" table:display="true" table:show-details="true"/>
                <table:data-pilot-member table:name="78250" table:display="true" table:show-details="true"/>
                <table:data-pilot-member table:name="78279" table:display="true" table:show-details="true"/>
                <table:data-pilot-member table:name="78293" table:display="true" table:show-details="true"/>
                <table:data-pilot-member table:name="78298" table:display="true" table:show-details="true"/>
                <table:data-pilot-member table:name="78338" table:display="true" table:show-details="true"/>
                <table:data-pilot-member table:name="78345" table:display="true" table:show-details="true"/>
                <table:data-pilot-member table:name="78365" table:display="true" table:show-details="true"/>
                <table:data-pilot-member table:name="78385" table:display="true" table:show-details="true"/>
                <table:data-pilot-member table:name="78403" table:display="true" table:show-details="true"/>
                <table:data-pilot-member table:name="78412" table:display="true" table:show-details="true"/>
                <table:data-pilot-member table:name="78498" table:display="true" table:show-details="true"/>
                <table:data-pilot-member table:name="78503" table:display="true" table:show-details="true"/>
                <table:data-pilot-member table:name="78579" table:display="true" table:show-details="true"/>
                <table:data-pilot-member table:name="78600" table:display="true" table:show-details="true"/>
                <table:data-pilot-member table:name="78617" table:display="true" table:show-details="true"/>
                <table:data-pilot-member table:name="78619" table:display="true" table:show-details="true"/>
                <table:data-pilot-member table:name="78623" table:display="true" table:show-details="true"/>
                <table:data-pilot-member table:name="78638" table:display="true" table:show-details="true"/>
                <table:data-pilot-member table:name="78710" table:display="true" table:show-details="true"/>
                <table:data-pilot-member table:name="78721" table:display="true" table:show-details="true"/>
                <table:data-pilot-member table:name="78732" table:display="true" table:show-details="true"/>
                <table:data-pilot-member table:name="78771" table:display="true" table:show-details="true"/>
                <table:data-pilot-member table:name="78787" table:display="true" table:show-details="true"/>
                <table:data-pilot-member table:name="78826" table:display="true" table:show-details="true"/>
                <table:data-pilot-member table:name="78857" table:display="true" table:show-details="true"/>
                <table:data-pilot-member table:name="78864" table:display="true" table:show-details="true"/>
                <table:data-pilot-member table:name="78872" table:display="true" table:show-details="true"/>
                <table:data-pilot-member table:name="78896" table:display="true" table:show-details="true"/>
                <table:data-pilot-member table:name="78900" table:display="true" table:show-details="true"/>
                <table:data-pilot-member table:name="78906" table:display="true" table:show-details="true"/>
                <table:data-pilot-member table:name="78995" table:display="true" table:show-details="true"/>
                <table:data-pilot-member table:name="79065" table:display="true" table:show-details="true"/>
                <table:data-pilot-member table:name="79152" table:display="true" table:show-details="true"/>
                <table:data-pilot-member table:name="79179" table:display="true" table:show-details="true"/>
                <table:data-pilot-member table:name="79206" table:display="true" table:show-details="true"/>
                <table:data-pilot-member table:name="79276" table:display="true" table:show-details="true"/>
                <table:data-pilot-member table:name="79281" table:display="true" table:show-details="true"/>
                <table:data-pilot-member table:name="79284" table:display="true" table:show-details="true"/>
                <table:data-pilot-member table:name="79293" table:display="true" table:show-details="true"/>
                <table:data-pilot-member table:name="79332" table:display="true" table:show-details="true"/>
                <table:data-pilot-member table:name="79375" table:display="true" table:show-details="true"/>
                <table:data-pilot-member table:name="79380" table:display="true" table:show-details="true"/>
                <table:data-pilot-member table:name="79383" table:display="true" table:show-details="true"/>
                <table:data-pilot-member table:name="79461" table:display="true" table:show-details="true"/>
                <table:data-pilot-member table:name="79500" table:display="true" table:show-details="true"/>
                <table:data-pilot-member table:name="79564" table:display="true" table:show-details="true"/>
                <table:data-pilot-member table:name="79566" table:display="true" table:show-details="true"/>
                <table:data-pilot-member table:name="79825" table:display="true" table:show-details="true"/>
                <table:data-pilot-member table:name="79921" table:display="true" table:show-details="true"/>
                <table:data-pilot-member table:name="79922" table:display="true" table:show-details="true"/>
                <table:data-pilot-member table:name="79929" table:display="true" table:show-details="true"/>
                <table:data-pilot-member table:name="79931" table:display="true" table:show-details="true"/>
                <table:data-pilot-member table:name="79941" table:display="true" table:show-details="true"/>
                <table:data-pilot-member table:name="80000" table:display="true" table:show-details="true"/>
                <table:data-pilot-member table:name="80077" table:display="true" table:show-details="true"/>
                <table:data-pilot-member table:name="80111" table:display="true" table:show-details="true"/>
                <table:data-pilot-member table:name="80318" table:display="true" table:show-details="true"/>
                <table:data-pilot-member table:name="80407" table:display="true" table:show-details="true"/>
                <table:data-pilot-member table:name="80512" table:display="true" table:show-details="true"/>
                <table:data-pilot-member table:name="80627" table:display="true" table:show-details="true"/>
                <table:data-pilot-member table:name="80745" table:display="true" table:show-details="true"/>
                <table:data-pilot-member table:name="80892" table:display="true" table:show-details="true"/>
                <table:data-pilot-member table:name="80932" table:display="true" table:show-details="true"/>
                <table:data-pilot-member table:name="80961" table:display="true" table:show-details="true"/>
                <table:data-pilot-member table:name="81015" table:display="true" table:show-details="true"/>
                <table:data-pilot-member table:name="81062" table:display="true" table:show-details="true"/>
                <table:data-pilot-member table:name="81105" table:display="true" table:show-details="true"/>
                <table:data-pilot-member table:name="81142" table:display="true" table:show-details="true"/>
                <table:data-pilot-member table:name="81149" table:display="true" table:show-details="true"/>
                <table:data-pilot-member table:name="81455" table:display="true" table:show-details="true"/>
                <table:data-pilot-member table:name="81516" table:display="true" table:show-details="true"/>
                <table:data-pilot-member table:name="81672" table:display="true" table:show-details="true"/>
                <table:data-pilot-member table:name="81788" table:display="true" table:show-details="true"/>
                <table:data-pilot-member table:name="81874" table:display="true" table:show-details="true"/>
                <table:data-pilot-member table:name="82046" table:display="true" table:show-details="true"/>
                <table:data-pilot-member table:name="82062" table:display="true" table:show-details="true"/>
                <table:data-pilot-member table:name="82149" table:display="true" table:show-details="true"/>
                <table:data-pilot-member table:name="82233" table:display="true" table:show-details="true"/>
                <table:data-pilot-member table:name="82440" table:display="true" table:show-details="true"/>
                <table:data-pilot-member table:name="82539" table:display="true" table:show-details="true"/>
                <table:data-pilot-member table:name="82542" table:display="true" table:show-details="true"/>
                <table:data-pilot-member table:name="82551" table:display="true" table:show-details="true"/>
                <table:data-pilot-member table:name="82692" table:display="true" table:show-details="true"/>
                <table:data-pilot-member table:name="82758" table:display="true" table:show-details="true"/>
                <table:data-pilot-member table:name="83440" table:display="true" table:show-details="true"/>
                <table:data-pilot-member table:name="8464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.00.0000</text:date>, <text:time style:data-style-name="N2" text:time-value="02:21:00.27015611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2T02:21:09.067686001</dc:date>
    <meta:editing-duration>PT3M1S</meta:editing-duration>
    <meta:editing-cycles>2</meta:editing-cycles>
    <meta:generator>LibreOffice/6.4.7.2$Linux_X86_64 LibreOffice_project/40$Build-2</meta:generator>
    <meta:document-statistic meta:table-count="1" meta:cell-count="61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238cm" svg:height="15.881cm" xlink:href=".." xlink:type="simple" chart:class="chart:line" chart:style-name="ch1">
        <chart:title svg:x="9.702cm" svg:y="0.453cm" chart:style-name="ch2">
          <text:p>Prestawienia - minimalna wartosc</text:p>
        </chart:title>
        <chart:legend chart:legend-position="end" svg:x="19.073cm" svg:y="7.392cm" style:legend-expansion="high" chart:style-name="ch3"/>
        <chart:plot-area chart:style-name="ch4" table:cell-range-address="'Tabela przestawna_select_min_m100_1'.A3:'Tabela przestawna_select_min_m100_1'.B102 'Tabela przestawna_select_min_m100_1'.A2:'Tabela przestawna_select_min_m100_1'.B2 'Tabela przestawna_select_min_m100_1'.F2:'Tabela przestawna_select_min_m100_1'.F102" chart:data-source-has-labels="both" svg:x="0.524cm" svg:y="1.549cm" svg:width="18.025cm" svg:height="14.015cm">
          <chartooo:coordinate-region svg:x="1.701cm" svg:y="1.549cm" svg:width="16.848cm" svg:height="12.762cm"/>
          <chart:axis chart:dimension="x" chart:name="primary-x" chart:style-name="ch5" chartooo:axis-type="auto">
            <chartooo:date-scale/>
            <chart:categories table:cell-range-address="'Tabela przestawna_select_min_m100_1'.A3:'Tabela przestawna_select_min_m100_1'.A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ela przestawna_select_min_m100_1'.B3:'Tabela przestawna_select_min_m100_1'.B102" chart:label-cell-address="'Tabela przestawna_select_min_m100_1'.B2:'Tabela przestawna_select_min_m100_1'.B2" chart:class="chart:line">
            <chart:data-point chart:repeated="100"/>
          </chart:series>
          <chart:series chart:style-name="ch8" chart:values-cell-range-address="'Tabela przestawna_select_min_m100_1'.F3:'Tabela przestawna_select_min_m100_1'.F102" chart:label-cell-address="'Tabela przestawna_select_min_m100_1'.F2:'Tabela przestawna_select_min_m100_1'.F2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– przestawienia-select</text:p>
                <draw:g>
                  <svg:desc>'Tabela przestawna_select_min_m100_1'.B2:'Tabela przestawna_select_min_m100_1'.B2</svg:desc>
                </draw:g>
              </table:table-cell>
              <table:table-cell office:value-type="string">
                <text:p>Średnia – przestawienia-randomselect</text:p>
                <draw:g>
                  <svg:desc>'Tabela przestawna_select_min_m100_1'.F2:'Tabela przestawna_select_min_m100_1'.F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Tabela przestawna_select_min_m100_1'.A3:'Tabela przestawna_select_min_m100_1'.A102</svg:desc>
                </draw:g>
              </table:table-cell>
              <table:table-cell office:value-type="float" office:value="561.28">
                <text:p>561.28</text:p>
                <draw:g>
                  <svg:desc>'Tabela przestawna_select_min_m100_1'.B3:'Tabela przestawna_select_min_m100_1'.B102</svg:desc>
                </draw:g>
              </table:table-cell>
              <table:table-cell office:value-type="float" office:value="92.92">
                <text:p>92.92</text:p>
                <draw:g>
                  <svg:desc>'Tabela przestawna_select_min_m100_1'.F3:'Tabela przestawna_select_min_m100_1'.F10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06.36">
                <text:p>1206.36</text:p>
              </table:table-cell>
              <table:table-cell office:value-type="float" office:value="204.35">
                <text:p>204.3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874.03">
                <text:p>1874.03</text:p>
              </table:table-cell>
              <table:table-cell office:value-type="float" office:value="314.09">
                <text:p>314.0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515.36">
                <text:p>2515.36</text:p>
              </table:table-cell>
              <table:table-cell office:value-type="float" office:value="391.56">
                <text:p>391.5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244.27">
                <text:p>3244.27</text:p>
              </table:table-cell>
              <table:table-cell office:value-type="float" office:value="504.89">
                <text:p>504.8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929.77">
                <text:p>3929.77</text:p>
              </table:table-cell>
              <table:table-cell office:value-type="float" office:value="679.01">
                <text:p>679.0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594.97">
                <text:p>4594.97</text:p>
              </table:table-cell>
              <table:table-cell office:value-type="float" office:value="724.92">
                <text:p>724.9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276.19">
                <text:p>5276.19</text:p>
              </table:table-cell>
              <table:table-cell office:value-type="float" office:value="792.85">
                <text:p>792.8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942.59">
                <text:p>5942.59</text:p>
              </table:table-cell>
              <table:table-cell office:value-type="float" office:value="854.12">
                <text:p>854.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666.44">
                <text:p>6666.44</text:p>
              </table:table-cell>
              <table:table-cell office:value-type="float" office:value="1068.99">
                <text:p>1068.9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7344.31">
                <text:p>7344.31</text:p>
              </table:table-cell>
              <table:table-cell office:value-type="float" office:value="1017.85">
                <text:p>1017.8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040.87">
                <text:p>8040.87</text:p>
              </table:table-cell>
              <table:table-cell office:value-type="float" office:value="1310.56">
                <text:p>1310.5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8775.85">
                <text:p>8775.85</text:p>
              </table:table-cell>
              <table:table-cell office:value-type="float" office:value="1334.9">
                <text:p>1334.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9373.34">
                <text:p>9373.34</text:p>
              </table:table-cell>
              <table:table-cell office:value-type="float" office:value="1406.9">
                <text:p>1406.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0130.21">
                <text:p>10130.21</text:p>
              </table:table-cell>
              <table:table-cell office:value-type="float" office:value="1440.67">
                <text:p>1440.67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0786.89">
                <text:p>10786.89</text:p>
              </table:table-cell>
              <table:table-cell office:value-type="float" office:value="1721.87">
                <text:p>1721.87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1585.64">
                <text:p>11585.64</text:p>
              </table:table-cell>
              <table:table-cell office:value-type="float" office:value="1884.73">
                <text:p>1884.7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2259.27">
                <text:p>12259.27</text:p>
              </table:table-cell>
              <table:table-cell office:value-type="float" office:value="1920.99">
                <text:p>1920.99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2941.95">
                <text:p>12941.95</text:p>
              </table:table-cell>
              <table:table-cell office:value-type="float" office:value="2002.67">
                <text:p>2002.6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3643.23">
                <text:p>13643.23</text:p>
              </table:table-cell>
              <table:table-cell office:value-type="float" office:value="2225.63">
                <text:p>2225.63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4358.36">
                <text:p>14358.36</text:p>
              </table:table-cell>
              <table:table-cell office:value-type="float" office:value="2216.61">
                <text:p>2216.6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5113.32">
                <text:p>15113.32</text:p>
              </table:table-cell>
              <table:table-cell office:value-type="float" office:value="1995.8">
                <text:p>1995.8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5784.78">
                <text:p>15784.78</text:p>
              </table:table-cell>
              <table:table-cell office:value-type="float" office:value="2275.51">
                <text:p>2275.51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6485.89">
                <text:p>16485.89</text:p>
              </table:table-cell>
              <table:table-cell office:value-type="float" office:value="2413.9">
                <text:p>2413.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7137.23">
                <text:p>17137.23</text:p>
              </table:table-cell>
              <table:table-cell office:value-type="float" office:value="2469.78">
                <text:p>2469.7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7952.14">
                <text:p>17952.14</text:p>
              </table:table-cell>
              <table:table-cell office:value-type="float" office:value="2635.27">
                <text:p>2635.27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8623.54">
                <text:p>18623.54</text:p>
              </table:table-cell>
              <table:table-cell office:value-type="float" office:value="2919.27">
                <text:p>2919.27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9361.06">
                <text:p>19361.06</text:p>
              </table:table-cell>
              <table:table-cell office:value-type="float" office:value="2704.66">
                <text:p>2704.6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0058.94">
                <text:p>20058.94</text:p>
              </table:table-cell>
              <table:table-cell office:value-type="float" office:value="2961.19">
                <text:p>2961.1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0697.92">
                <text:p>20697.92</text:p>
              </table:table-cell>
              <table:table-cell office:value-type="float" office:value="3146.01">
                <text:p>3146.01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21524.25">
                <text:p>21524.25</text:p>
              </table:table-cell>
              <table:table-cell office:value-type="float" office:value="3070.43">
                <text:p>3070.4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2222.4">
                <text:p>22222.4</text:p>
              </table:table-cell>
              <table:table-cell office:value-type="float" office:value="3275.02">
                <text:p>3275.02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22748.66">
                <text:p>22748.66</text:p>
              </table:table-cell>
              <table:table-cell office:value-type="float" office:value="3265.91">
                <text:p>3265.91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23628.62">
                <text:p>23628.62</text:p>
              </table:table-cell>
              <table:table-cell office:value-type="float" office:value="3796.37">
                <text:p>3796.3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4373.83">
                <text:p>24373.83</text:p>
              </table:table-cell>
              <table:table-cell office:value-type="float" office:value="3562.65">
                <text:p>3562.65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4957.01">
                <text:p>24957.01</text:p>
              </table:table-cell>
              <table:table-cell office:value-type="float" office:value="3919.11">
                <text:p>3919.11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25575.93">
                <text:p>25575.93</text:p>
              </table:table-cell>
              <table:table-cell office:value-type="float" office:value="3958.07">
                <text:p>3958.07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6386.46">
                <text:p>26386.46</text:p>
              </table:table-cell>
              <table:table-cell office:value-type="float" office:value="3987.72">
                <text:p>3987.72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27174.45">
                <text:p>27174.45</text:p>
              </table:table-cell>
              <table:table-cell office:value-type="float" office:value="3902.45">
                <text:p>3902.4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7820.94">
                <text:p>27820.94</text:p>
              </table:table-cell>
              <table:table-cell office:value-type="float" office:value="4071.32">
                <text:p>4071.32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28458.66">
                <text:p>28458.66</text:p>
              </table:table-cell>
              <table:table-cell office:value-type="float" office:value="4035.81">
                <text:p>4035.81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29315.34">
                <text:p>29315.34</text:p>
              </table:table-cell>
              <table:table-cell office:value-type="float" office:value="4040.52">
                <text:p>4040.52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30020.43">
                <text:p>30020.43</text:p>
              </table:table-cell>
              <table:table-cell office:value-type="float" office:value="4348.73">
                <text:p>4348.73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0780.22">
                <text:p>30780.22</text:p>
              </table:table-cell>
              <table:table-cell office:value-type="float" office:value="4578.2">
                <text:p>4578.2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31209.62">
                <text:p>31209.62</text:p>
              </table:table-cell>
              <table:table-cell office:value-type="float" office:value="4456.95">
                <text:p>4456.95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31969.24">
                <text:p>31969.24</text:p>
              </table:table-cell>
              <table:table-cell office:value-type="float" office:value="4429.82">
                <text:p>4429.82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32707.73">
                <text:p>32707.73</text:p>
              </table:table-cell>
              <table:table-cell office:value-type="float" office:value="4497.82">
                <text:p>4497.82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3645.51">
                <text:p>33645.51</text:p>
              </table:table-cell>
              <table:table-cell office:value-type="float" office:value="4912.7">
                <text:p>4912.7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34324">
                <text:p>34324</text:p>
              </table:table-cell>
              <table:table-cell office:value-type="float" office:value="5404.6">
                <text:p>5404.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4984.66">
                <text:p>34984.66</text:p>
              </table:table-cell>
              <table:table-cell office:value-type="float" office:value="5015.15">
                <text:p>5015.15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35765.69">
                <text:p>35765.69</text:p>
              </table:table-cell>
              <table:table-cell office:value-type="float" office:value="5309.27">
                <text:p>5309.27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36375.17">
                <text:p>36375.17</text:p>
              </table:table-cell>
              <table:table-cell office:value-type="float" office:value="5082.7">
                <text:p>5082.7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37109.54">
                <text:p>37109.54</text:p>
              </table:table-cell>
              <table:table-cell office:value-type="float" office:value="5100.41">
                <text:p>5100.41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37763.9">
                <text:p>37763.9</text:p>
              </table:table-cell>
              <table:table-cell office:value-type="float" office:value="5189.23">
                <text:p>5189.23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38444.28">
                <text:p>38444.28</text:p>
              </table:table-cell>
              <table:table-cell office:value-type="float" office:value="5436.18">
                <text:p>5436.18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39173.25">
                <text:p>39173.25</text:p>
              </table:table-cell>
              <table:table-cell office:value-type="float" office:value="5679.99">
                <text:p>5679.99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39926.64">
                <text:p>39926.64</text:p>
              </table:table-cell>
              <table:table-cell office:value-type="float" office:value="6472.86">
                <text:p>6472.86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40615.91">
                <text:p>40615.91</text:p>
              </table:table-cell>
              <table:table-cell office:value-type="float" office:value="5270.08">
                <text:p>5270.08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41449.22">
                <text:p>41449.22</text:p>
              </table:table-cell>
              <table:table-cell office:value-type="float" office:value="5158.91">
                <text:p>5158.9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2170.11">
                <text:p>42170.11</text:p>
              </table:table-cell>
              <table:table-cell office:value-type="float" office:value="5929.2">
                <text:p>5929.2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42829.18">
                <text:p>42829.18</text:p>
              </table:table-cell>
              <table:table-cell office:value-type="float" office:value="6626.48">
                <text:p>6626.48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43694.73">
                <text:p>43694.73</text:p>
              </table:table-cell>
              <table:table-cell office:value-type="float" office:value="6309.2">
                <text:p>6309.2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44431.95">
                <text:p>44431.95</text:p>
              </table:table-cell>
              <table:table-cell office:value-type="float" office:value="5967.79">
                <text:p>5967.79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45038.03">
                <text:p>45038.03</text:p>
              </table:table-cell>
              <table:table-cell office:value-type="float" office:value="6159.28">
                <text:p>6159.28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45685.26">
                <text:p>45685.26</text:p>
              </table:table-cell>
              <table:table-cell office:value-type="float" office:value="5752.15">
                <text:p>5752.15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46328.98">
                <text:p>46328.98</text:p>
              </table:table-cell>
              <table:table-cell office:value-type="float" office:value="7197.43">
                <text:p>7197.43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47134.46">
                <text:p>47134.46</text:p>
              </table:table-cell>
              <table:table-cell office:value-type="float" office:value="6786.33">
                <text:p>6786.33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48163.59">
                <text:p>48163.59</text:p>
              </table:table-cell>
              <table:table-cell office:value-type="float" office:value="6686.54">
                <text:p>6686.54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48585.26">
                <text:p>48585.26</text:p>
              </table:table-cell>
              <table:table-cell office:value-type="float" office:value="6966.85">
                <text:p>6966.8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49415.8">
                <text:p>49415.8</text:p>
              </table:table-cell>
              <table:table-cell office:value-type="float" office:value="7047.5">
                <text:p>7047.5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49905.36">
                <text:p>49905.36</text:p>
              </table:table-cell>
              <table:table-cell office:value-type="float" office:value="6378.35">
                <text:p>6378.35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50697.46">
                <text:p>50697.46</text:p>
              </table:table-cell>
              <table:table-cell office:value-type="float" office:value="8433.58">
                <text:p>8433.58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51544.91">
                <text:p>51544.91</text:p>
              </table:table-cell>
              <table:table-cell office:value-type="float" office:value="6144.41">
                <text:p>6144.41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52118.47">
                <text:p>52118.47</text:p>
              </table:table-cell>
              <table:table-cell office:value-type="float" office:value="8009.42">
                <text:p>8009.42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53074.89">
                <text:p>53074.89</text:p>
              </table:table-cell>
              <table:table-cell office:value-type="float" office:value="8053.55">
                <text:p>8053.55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53756.91">
                <text:p>53756.91</text:p>
              </table:table-cell>
              <table:table-cell office:value-type="float" office:value="6556.79">
                <text:p>6556.79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54346.8">
                <text:p>54346.8</text:p>
              </table:table-cell>
              <table:table-cell office:value-type="float" office:value="7499.68">
                <text:p>7499.68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55152.76">
                <text:p>55152.76</text:p>
              </table:table-cell>
              <table:table-cell office:value-type="float" office:value="8588.29">
                <text:p>8588.29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55706.24">
                <text:p>55706.24</text:p>
              </table:table-cell>
              <table:table-cell office:value-type="float" office:value="7664.81">
                <text:p>7664.8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56410.1">
                <text:p>56410.1</text:p>
              </table:table-cell>
              <table:table-cell office:value-type="float" office:value="8213.53">
                <text:p>8213.53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57126.41">
                <text:p>57126.41</text:p>
              </table:table-cell>
              <table:table-cell office:value-type="float" office:value="8337.32">
                <text:p>8337.32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58050.5">
                <text:p>58050.5</text:p>
              </table:table-cell>
              <table:table-cell office:value-type="float" office:value="8142.23">
                <text:p>8142.23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58627.8">
                <text:p>58627.8</text:p>
              </table:table-cell>
              <table:table-cell office:value-type="float" office:value="9074.5">
                <text:p>9074.5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59135.98">
                <text:p>59135.98</text:p>
              </table:table-cell>
              <table:table-cell office:value-type="float" office:value="8173.62">
                <text:p>8173.62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59913.49">
                <text:p>59913.49</text:p>
              </table:table-cell>
              <table:table-cell office:value-type="float" office:value="8789.38">
                <text:p>8789.38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60870.24">
                <text:p>60870.24</text:p>
              </table:table-cell>
              <table:table-cell office:value-type="float" office:value="8041.39">
                <text:p>8041.39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61650.73">
                <text:p>61650.73</text:p>
              </table:table-cell>
              <table:table-cell office:value-type="float" office:value="8700.11">
                <text:p>8700.11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62046.85">
                <text:p>62046.85</text:p>
              </table:table-cell>
              <table:table-cell office:value-type="float" office:value="9432.58">
                <text:p>9432.58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62727.75">
                <text:p>62727.75</text:p>
              </table:table-cell>
              <table:table-cell office:value-type="float" office:value="9617.7">
                <text:p>9617.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63406.66">
                <text:p>63406.66</text:p>
              </table:table-cell>
              <table:table-cell office:value-type="float" office:value="9373.54">
                <text:p>9373.54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64442.83">
                <text:p>64442.83</text:p>
              </table:table-cell>
              <table:table-cell office:value-type="float" office:value="9506.2">
                <text:p>9506.2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64869.67">
                <text:p>64869.67</text:p>
              </table:table-cell>
              <table:table-cell office:value-type="float" office:value="8870.11">
                <text:p>8870.11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65834.67">
                <text:p>65834.67</text:p>
              </table:table-cell>
              <table:table-cell office:value-type="float" office:value="9267.44">
                <text:p>9267.44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66584.26">
                <text:p>66584.26</text:p>
              </table:table-cell>
              <table:table-cell office:value-type="float" office:value="9633.17">
                <text:p>9633.17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67318.77">
                <text:p>67318.77</text:p>
              </table:table-cell>
              <table:table-cell office:value-type="float" office:value="9126.91">
                <text:p>9126.91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68050.46">
                <text:p>68050.46</text:p>
              </table:table-cell>
              <table:table-cell office:value-type="float" office:value="10663.78">
                <text:p>10663.78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68528.04">
                <text:p>68528.04</text:p>
              </table:table-cell>
              <table:table-cell office:value-type="float" office:value="10227.49">
                <text:p>10227.49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69594.33">
                <text:p>69594.33</text:p>
              </table:table-cell>
              <table:table-cell office:value-type="float" office:value="10837.78">
                <text:p>10837.78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70332.56">
                <text:p>70332.56</text:p>
              </table:table-cell>
              <table:table-cell office:value-type="float" office:value="10279.06">
                <text:p>10279.0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0795.31">
                <text:p>70795.31</text:p>
              </table:table-cell>
              <table:table-cell office:value-type="float" office:value="10421.35">
                <text:p>10421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848cm" svg:height="12.532cm" xlink:href=".." xlink:type="simple" chart:class="chart:line" chart:style-name="ch1">
        <chart:title svg:x="9.626cm" svg:y="0.386cm" chart:style-name="ch2">
          <text:p>Porównania - minimalna wartość</text:p>
        </chart:title>
        <chart:legend chart:legend-position="end" svg:x="19.054cm" svg:y="5.718cm" style:legend-expansion="high" chart:style-name="ch3"/>
        <chart:plot-area chart:style-name="ch4" table:cell-range-address="'Tabela przestawna_select_min_m100_1'.A3:'Tabela przestawna_select_min_m100_1'.A102 'Tabela przestawna_select_min_m100_1'.C2:'Tabela przestawna_select_min_m100_1'.C102 'Tabela przestawna_select_min_m100_1'.G2:'Tabela przestawna_select_min_m100_1'.G102" chart:data-source-has-labels="both" svg:x="0.516cm" svg:y="1.415cm" svg:width="18.022cm" svg:height="10.867cm">
          <chartooo:coordinate-region svg:x="1.693cm" svg:y="1.415cm" svg:width="16.845cm" svg:height="9.614cm"/>
          <chart:axis chart:dimension="x" chart:name="primary-x" chart:style-name="ch5" chartooo:axis-type="auto">
            <chartooo:date-scale/>
            <chart:categories table:cell-range-address="'Tabela przestawna_select_min_m100_1'.A3:'Tabela przestawna_select_min_m100_1'.A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ela przestawna_select_min_m100_1'.C3:'Tabela przestawna_select_min_m100_1'.C102" chart:label-cell-address="'Tabela przestawna_select_min_m100_1'.C2:'Tabela przestawna_select_min_m100_1'.C2" chart:class="chart:line">
            <chart:data-point chart:repeated="100"/>
          </chart:series>
          <chart:series chart:style-name="ch8" chart:values-cell-range-address="'Tabela przestawna_select_min_m100_1'.G3:'Tabela przestawna_select_min_m100_1'.G102" chart:label-cell-address="'Tabela przestawna_select_min_m100_1'.G2:'Tabela przestawna_select_min_m100_1'.G2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– porównania-select</text:p>
                <draw:g>
                  <svg:desc>'Tabela przestawna_select_min_m100_1'.C2:'Tabela przestawna_select_min_m100_1'.C2</svg:desc>
                </draw:g>
              </table:table-cell>
              <table:table-cell office:value-type="string">
                <text:p>Średnia – porównania-randomselect</text:p>
                <draw:g>
                  <svg:desc>'Tabela przestawna_select_min_m100_1'.G2:'Tabela przestawna_select_min_m100_1'.G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Tabela przestawna_select_min_m100_1'.A3:'Tabela przestawna_select_min_m100_1'.A102</svg:desc>
                </draw:g>
              </table:table-cell>
              <table:table-cell office:value-type="float" office:value="594.06">
                <text:p>594.06</text:p>
                <draw:g>
                  <svg:desc>'Tabela przestawna_select_min_m100_1'.C3:'Tabela przestawna_select_min_m100_1'.C102</svg:desc>
                </draw:g>
              </table:table-cell>
              <table:table-cell office:value-type="float" office:value="197.51">
                <text:p>197.51</text:p>
                <draw:g>
                  <svg:desc>'Tabela przestawna_select_min_m100_1'.G3:'Tabela przestawna_select_min_m100_1'.G10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82.93">
                <text:p>1282.93</text:p>
              </table:table-cell>
              <table:table-cell office:value-type="float" office:value="410.09">
                <text:p>410.0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985.92">
                <text:p>1985.92</text:p>
              </table:table-cell>
              <table:table-cell office:value-type="float" office:value="620.2">
                <text:p>620.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695.91">
                <text:p>2695.91</text:p>
              </table:table-cell>
              <table:table-cell office:value-type="float" office:value="797.74">
                <text:p>797.7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469.46">
                <text:p>3469.46</text:p>
              </table:table-cell>
              <table:table-cell office:value-type="float" office:value="1011.41">
                <text:p>1011.4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226.22">
                <text:p>4226.22</text:p>
              </table:table-cell>
              <table:table-cell office:value-type="float" office:value="1285.99">
                <text:p>1285.9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903.46">
                <text:p>4903.46</text:p>
              </table:table-cell>
              <table:table-cell office:value-type="float" office:value="1431.94">
                <text:p>1431.9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632.98">
                <text:p>5632.98</text:p>
              </table:table-cell>
              <table:table-cell office:value-type="float" office:value="1600.13">
                <text:p>1600.1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355.89">
                <text:p>6355.89</text:p>
              </table:table-cell>
              <table:table-cell office:value-type="float" office:value="1761.3">
                <text:p>1761.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089.24">
                <text:p>7089.24</text:p>
              </table:table-cell>
              <table:table-cell office:value-type="float" office:value="2076.17">
                <text:p>2076.1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7797.61">
                <text:p>7797.61</text:p>
              </table:table-cell>
              <table:table-cell office:value-type="float" office:value="2125.15">
                <text:p>2125.1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575.1">
                <text:p>8575.1</text:p>
              </table:table-cell>
              <table:table-cell office:value-type="float" office:value="2518.3">
                <text:p>2518.3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9376.27">
                <text:p>9376.27</text:p>
              </table:table-cell>
              <table:table-cell office:value-type="float" office:value="2642.45">
                <text:p>2642.4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0019.18">
                <text:p>10019.18</text:p>
              </table:table-cell>
              <table:table-cell office:value-type="float" office:value="2814.7">
                <text:p>2814.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0777.41">
                <text:p>10777.41</text:p>
              </table:table-cell>
              <table:table-cell office:value-type="float" office:value="2948.12">
                <text:p>2948.1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1509.03">
                <text:p>11509.03</text:p>
              </table:table-cell>
              <table:table-cell office:value-type="float" office:value="3329.52">
                <text:p>3329.5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2378.07">
                <text:p>12378.07</text:p>
              </table:table-cell>
              <table:table-cell office:value-type="float" office:value="3592.72">
                <text:p>3592.7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3123.95">
                <text:p>13123.95</text:p>
              </table:table-cell>
              <table:table-cell office:value-type="float" office:value="3728.74">
                <text:p>3728.7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3890.24">
                <text:p>13890.24</text:p>
              </table:table-cell>
              <table:table-cell office:value-type="float" office:value="3910.85">
                <text:p>3910.8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4560.98">
                <text:p>14560.98</text:p>
              </table:table-cell>
              <table:table-cell office:value-type="float" office:value="4233.59">
                <text:p>4233.59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5136.49">
                <text:p>15136.49</text:p>
              </table:table-cell>
              <table:table-cell office:value-type="float" office:value="4324.91">
                <text:p>4324.9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6140.18">
                <text:p>16140.18</text:p>
              </table:table-cell>
              <table:table-cell office:value-type="float" office:value="4203.63">
                <text:p>4203.63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6668.58">
                <text:p>16668.58</text:p>
              </table:table-cell>
              <table:table-cell office:value-type="float" office:value="4583.46">
                <text:p>4583.4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7562.79">
                <text:p>17562.79</text:p>
              </table:table-cell>
              <table:table-cell office:value-type="float" office:value="4822.24">
                <text:p>4822.2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8390.24">
                <text:p>18390.24</text:p>
              </table:table-cell>
              <table:table-cell office:value-type="float" office:value="4977.93">
                <text:p>4977.9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9287.98">
                <text:p>19287.98</text:p>
              </table:table-cell>
              <table:table-cell office:value-type="float" office:value="5244.2">
                <text:p>5244.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9997.27">
                <text:p>19997.27</text:p>
              </table:table-cell>
              <table:table-cell office:value-type="float" office:value="5627.16">
                <text:p>5627.16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0566.01">
                <text:p>20566.01</text:p>
              </table:table-cell>
              <table:table-cell office:value-type="float" office:value="5512.82">
                <text:p>5512.82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1346.2">
                <text:p>21346.2</text:p>
              </table:table-cell>
              <table:table-cell office:value-type="float" office:value="5869.5">
                <text:p>5869.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2079.93">
                <text:p>22079.93</text:p>
              </table:table-cell>
              <table:table-cell office:value-type="float" office:value="6154.4">
                <text:p>6154.4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23065.26">
                <text:p>23065.26</text:p>
              </table:table-cell>
              <table:table-cell office:value-type="float" office:value="6178.91">
                <text:p>6178.9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3746.23">
                <text:p>23746.23</text:p>
              </table:table-cell>
              <table:table-cell office:value-type="float" office:value="6484.28">
                <text:p>6484.28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24259.63">
                <text:p>24259.63</text:p>
              </table:table-cell>
              <table:table-cell office:value-type="float" office:value="6574.23">
                <text:p>6574.23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25109.64">
                <text:p>25109.64</text:p>
              </table:table-cell>
              <table:table-cell office:value-type="float" office:value="7205.12">
                <text:p>7205.12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6139.07">
                <text:p>26139.07</text:p>
              </table:table-cell>
              <table:table-cell office:value-type="float" office:value="7071.07">
                <text:p>7071.07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6535.48">
                <text:p>26535.48</text:p>
              </table:table-cell>
              <table:table-cell office:value-type="float" office:value="7527.92">
                <text:p>7527.92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27283.03">
                <text:p>27283.03</text:p>
              </table:table-cell>
              <table:table-cell office:value-type="float" office:value="7666.33">
                <text:p>7666.33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8176.56">
                <text:p>28176.56</text:p>
              </table:table-cell>
              <table:table-cell office:value-type="float" office:value="7796.6">
                <text:p>7796.6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29201.9">
                <text:p>29201.9</text:p>
              </table:table-cell>
              <table:table-cell office:value-type="float" office:value="7810.97">
                <text:p>7810.9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9834.07">
                <text:p>29834.07</text:p>
              </table:table-cell>
              <table:table-cell office:value-type="float" office:value="8079.93">
                <text:p>8079.93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30473.82">
                <text:p>30473.82</text:p>
              </table:table-cell>
              <table:table-cell office:value-type="float" office:value="8144.51">
                <text:p>8144.51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31308.23">
                <text:p>31308.23</text:p>
              </table:table-cell>
              <table:table-cell office:value-type="float" office:value="8248.79">
                <text:p>8248.79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31956.25">
                <text:p>31956.25</text:p>
              </table:table-cell>
              <table:table-cell office:value-type="float" office:value="8657.19">
                <text:p>8657.19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2698.57">
                <text:p>32698.57</text:p>
              </table:table-cell>
              <table:table-cell office:value-type="float" office:value="8987.39">
                <text:p>8987.3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33326.89">
                <text:p>33326.89</text:p>
              </table:table-cell>
              <table:table-cell office:value-type="float" office:value="8965.43">
                <text:p>8965.43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34246.28">
                <text:p>34246.28</text:p>
              </table:table-cell>
              <table:table-cell office:value-type="float" office:value="9038.53">
                <text:p>9038.53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34884.31">
                <text:p>34884.31</text:p>
              </table:table-cell>
              <table:table-cell office:value-type="float" office:value="9206.34">
                <text:p>9206.34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6079.35">
                <text:p>36079.35</text:p>
              </table:table-cell>
              <table:table-cell office:value-type="float" office:value="9721.67">
                <text:p>9721.67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36908.83">
                <text:p>36908.83</text:p>
              </table:table-cell>
              <table:table-cell office:value-type="float" office:value="10313.8">
                <text:p>10313.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7253.6">
                <text:p>37253.6</text:p>
              </table:table-cell>
              <table:table-cell office:value-type="float" office:value="10024">
                <text:p>10024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38268.65">
                <text:p>38268.65</text:p>
              </table:table-cell>
              <table:table-cell office:value-type="float" office:value="10418.2">
                <text:p>10418.2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38883.96">
                <text:p>38883.96</text:p>
              </table:table-cell>
              <table:table-cell office:value-type="float" office:value="10291.46">
                <text:p>10291.46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39475.05">
                <text:p>39475.05</text:p>
              </table:table-cell>
              <table:table-cell office:value-type="float" office:value="10409.47">
                <text:p>10409.47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40182.55">
                <text:p>40182.55</text:p>
              </table:table-cell>
              <table:table-cell office:value-type="float" office:value="10598.03">
                <text:p>10598.03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41109.49">
                <text:p>41109.49</text:p>
              </table:table-cell>
              <table:table-cell office:value-type="float" office:value="10945.27">
                <text:p>10945.27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41871.39">
                <text:p>41871.39</text:p>
              </table:table-cell>
              <table:table-cell office:value-type="float" office:value="11289.12">
                <text:p>11289.12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42678.11">
                <text:p>42678.11</text:p>
              </table:table-cell>
              <table:table-cell office:value-type="float" office:value="12182.22">
                <text:p>12182.22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43319.24">
                <text:p>43319.24</text:p>
              </table:table-cell>
              <table:table-cell office:value-type="float" office:value="11078.6">
                <text:p>11078.6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44535.26">
                <text:p>44535.26</text:p>
              </table:table-cell>
              <table:table-cell office:value-type="float" office:value="11067.75">
                <text:p>11067.7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4746.97">
                <text:p>44746.97</text:p>
              </table:table-cell>
              <table:table-cell office:value-type="float" office:value="11938.24">
                <text:p>11938.24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45629.06">
                <text:p>45629.06</text:p>
              </table:table-cell>
              <table:table-cell office:value-type="float" office:value="12735.61">
                <text:p>12735.61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46776.25">
                <text:p>46776.25</text:p>
              </table:table-cell>
              <table:table-cell office:value-type="float" office:value="12518.48">
                <text:p>12518.48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47235.52">
                <text:p>47235.52</text:p>
              </table:table-cell>
              <table:table-cell office:value-type="float" office:value="12276.78">
                <text:p>12276.78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47629.7">
                <text:p>47629.7</text:p>
              </table:table-cell>
              <table:table-cell office:value-type="float" office:value="12568.15">
                <text:p>12568.15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48949.76">
                <text:p>48949.76</text:p>
              </table:table-cell>
              <table:table-cell office:value-type="float" office:value="12260.97">
                <text:p>12260.97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49062.15">
                <text:p>49062.15</text:p>
              </table:table-cell>
              <table:table-cell office:value-type="float" office:value="13806.92">
                <text:p>13806.92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50608.24">
                <text:p>50608.24</text:p>
              </table:table-cell>
              <table:table-cell office:value-type="float" office:value="13495.53">
                <text:p>13495.53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50953.13">
                <text:p>50953.13</text:p>
              </table:table-cell>
              <table:table-cell office:value-type="float" office:value="13495.78">
                <text:p>13495.78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51736.59">
                <text:p>51736.59</text:p>
              </table:table-cell>
              <table:table-cell office:value-type="float" office:value="13876.4">
                <text:p>13876.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52517.16">
                <text:p>52517.16</text:p>
              </table:table-cell>
              <table:table-cell office:value-type="float" office:value="14056.55">
                <text:p>14056.55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53488.35">
                <text:p>53488.35</text:p>
              </table:table-cell>
              <table:table-cell office:value-type="float" office:value="13487.34">
                <text:p>13487.34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53721.53">
                <text:p>53721.53</text:p>
              </table:table-cell>
              <table:table-cell office:value-type="float" office:value="15642.95">
                <text:p>15642.95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55095.04">
                <text:p>55095.04</text:p>
              </table:table-cell>
              <table:table-cell office:value-type="float" office:value="13453.29">
                <text:p>13453.29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55530.93">
                <text:p>55530.93</text:p>
              </table:table-cell>
              <table:table-cell office:value-type="float" office:value="15418.91">
                <text:p>15418.91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56340.85">
                <text:p>56340.85</text:p>
              </table:table-cell>
              <table:table-cell office:value-type="float" office:value="15562.72">
                <text:p>15562.72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57554.37">
                <text:p>57554.37</text:p>
              </table:table-cell>
              <table:table-cell office:value-type="float" office:value="14165.75">
                <text:p>14165.75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57874.52">
                <text:p>57874.52</text:p>
              </table:table-cell>
              <table:table-cell office:value-type="float" office:value="15208.84">
                <text:p>15208.84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59385.42">
                <text:p>59385.42</text:p>
              </table:table-cell>
              <table:table-cell office:value-type="float" office:value="16397.72">
                <text:p>16397.72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59702.52">
                <text:p>59702.52</text:p>
              </table:table-cell>
              <table:table-cell office:value-type="float" office:value="15573.48">
                <text:p>15573.4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0322.77">
                <text:p>60322.77</text:p>
              </table:table-cell>
              <table:table-cell office:value-type="float" office:value="16223.09">
                <text:p>16223.09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61121.58">
                <text:p>61121.58</text:p>
              </table:table-cell>
              <table:table-cell office:value-type="float" office:value="16446.53">
                <text:p>16446.53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62209.91">
                <text:p>62209.91</text:p>
              </table:table-cell>
              <table:table-cell office:value-type="float" office:value="16352.1">
                <text:p>16352.1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62438.22">
                <text:p>62438.22</text:p>
              </table:table-cell>
              <table:table-cell office:value-type="float" office:value="17384.35">
                <text:p>17384.35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63058.11">
                <text:p>63058.11</text:p>
              </table:table-cell>
              <table:table-cell office:value-type="float" office:value="16582.82">
                <text:p>16582.82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63853.03">
                <text:p>63853.03</text:p>
              </table:table-cell>
              <table:table-cell office:value-type="float" office:value="17298.89">
                <text:p>17298.89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64956.29">
                <text:p>64956.29</text:p>
              </table:table-cell>
              <table:table-cell office:value-type="float" office:value="16650.78">
                <text:p>16650.78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65830.85">
                <text:p>65830.85</text:p>
              </table:table-cell>
              <table:table-cell office:value-type="float" office:value="17409.19">
                <text:p>17409.19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65967.72">
                <text:p>65967.72</text:p>
              </table:table-cell>
              <table:table-cell office:value-type="float" office:value="18241.68">
                <text:p>18241.68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66803.66">
                <text:p>66803.66</text:p>
              </table:table-cell>
              <table:table-cell office:value-type="float" office:value="18526.82">
                <text:p>18526.82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67677.34">
                <text:p>67677.34</text:p>
              </table:table-cell>
              <table:table-cell office:value-type="float" office:value="18383.19">
                <text:p>18383.19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69306.53">
                <text:p>69306.53</text:p>
              </table:table-cell>
              <table:table-cell office:value-type="float" office:value="18615.63">
                <text:p>18615.63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69632.05">
                <text:p>69632.05</text:p>
              </table:table-cell>
              <table:table-cell office:value-type="float" office:value="18079.36">
                <text:p>18079.36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70070.89">
                <text:p>70070.89</text:p>
              </table:table-cell>
              <table:table-cell office:value-type="float" office:value="18576.84">
                <text:p>18576.84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71197.87">
                <text:p>71197.87</text:p>
              </table:table-cell>
              <table:table-cell office:value-type="float" office:value="19042.85">
                <text:p>19042.85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71808.97">
                <text:p>71808.97</text:p>
              </table:table-cell>
              <table:table-cell office:value-type="float" office:value="18636.76">
                <text:p>18636.76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72360.69">
                <text:p>72360.69</text:p>
              </table:table-cell>
              <table:table-cell office:value-type="float" office:value="20273.5">
                <text:p>20273.5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73250.8">
                <text:p>73250.8</text:p>
              </table:table-cell>
              <table:table-cell office:value-type="float" office:value="19937.14">
                <text:p>19937.14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74042.32">
                <text:p>74042.32</text:p>
              </table:table-cell>
              <table:table-cell office:value-type="float" office:value="20647.53">
                <text:p>20647.53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74906.95">
                <text:p>74906.95</text:p>
              </table:table-cell>
              <table:table-cell office:value-type="float" office:value="20188.78">
                <text:p>20188.7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5995.31">
                <text:p>75995.31</text:p>
              </table:table-cell>
              <table:table-cell office:value-type="float" office:value="20431.03">
                <text:p>20431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